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.43mm"/>
    </style:style>
    <style:style style:name="co3" style:family="table-column">
      <style:table-column-properties fo:break-before="auto" style:column-width="9.5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  <style:map style:condition="cell-content()=&quot;male&quot;" style:apply-style-name="Untitled1" style:base-cell-address="VVD.D1"/>
      <style:map style:condition="cell-content()=&quot;female&quot;" style:apply-style-name="Untitled2" style:base-cell-address="VVD.D1"/>
    </style:style>
    <style:style style:name="ce3" style:family="table-cell" style:parent-style-name="Default">
      <style:map style:condition="cell-content()=&quot;male&quot;" style:apply-style-name="Untitled1" style:base-cell-address="VVD.D1"/>
      <style:map style:condition="cell-content()=&quot;female&quot;" style:apply-style-name="Untitled2" style:base-cell-address="VVD.D1"/>
    </style:style>
    <style:style style:name="ce4" style:family="table-cell" style:parent-style-name="Default" style:data-style-name="N11"/>
    <style:style style:name="ce5" style:family="table-cell" style:parent-style-name="Default">
      <style:text-properties fo:font-weight="bold" style:font-weight-asian="bold" style:font-weight-complex="bold"/>
      <style:map style:condition="cell-content()=&quot;male&quot;" style:apply-style-name="Untitled1" style:base-cell-address="VVD.K1"/>
      <style:map style:condition="cell-content()=&quot;female&quot;" style:apply-style-name="Untitled2" style:base-cell-address="VVD.K1"/>
    </style:style>
    <style:style style:name="ce6" style:family="table-cell" style:parent-style-name="Default">
      <style:map style:condition="cell-content()=&quot;male&quot;" style:apply-style-name="Untitled1" style:base-cell-address="VVD.K2"/>
      <style:map style:condition="cell-content()=&quot;female&quot;" style:apply-style-name="Untitled2" style:base-cell-address="VVD.K2"/>
    </style:style>
    <style:style style:name="ce7" style:family="table-cell" style:parent-style-name="Default">
      <style:map style:condition="cell-content()=&quot;male&quot;" style:apply-style-name="Untitled1" style:base-cell-address="PvdA.D2"/>
      <style:map style:condition="cell-content()=&quot;female&quot;" style:apply-style-name="Untitled2" style:base-cell-address="PvdA.D2"/>
    </style:style>
    <style:style style:name="ce8" style:family="table-cell" style:parent-style-name="Default">
      <style:text-properties fo:font-weight="bold" style:font-weight-asian="bold" style:font-weight-complex="bold"/>
      <style:map style:condition="cell-content()=&quot;male&quot;" style:apply-style-name="Untitled1" style:base-cell-address="PvdA.K1"/>
      <style:map style:condition="cell-content()=&quot;female&quot;" style:apply-style-name="Untitled2" style:base-cell-address="PvdA.K1"/>
    </style:style>
    <style:style style:name="ce9" style:family="table-cell" style:parent-style-name="Default">
      <style:map style:condition="cell-content()=&quot;male&quot;" style:apply-style-name="Untitled1" style:base-cell-address="PvdA.K2"/>
      <style:map style:condition="cell-content()=&quot;female&quot;" style:apply-style-name="Untitled2" style:base-cell-address="PvdA.K2"/>
    </style:style>
    <style:style style:name="ce10" style:family="table-cell" style:parent-style-name="Default">
      <style:map style:condition="cell-content()=&quot;male&quot;" style:apply-style-name="Untitled1" style:base-cell-address="PvdA.K3"/>
      <style:map style:condition="cell-content()=&quot;female&quot;" style:apply-style-name="Untitled2" style:base-cell-address="PvdA.K3"/>
    </style:style>
    <style:style style:name="ce11" style:family="table-cell" style:parent-style-name="Default">
      <style:map style:condition="cell-content()=&quot;male&quot;" style:apply-style-name="Untitled1" style:base-cell-address="PvdA.K4"/>
      <style:map style:condition="cell-content()=&quot;female&quot;" style:apply-style-name="Untitled2" style:base-cell-address="PvdA.K4"/>
    </style:style>
    <style:style style:name="ce12" style:family="table-cell" style:parent-style-name="Default">
      <style:map style:condition="cell-content()=&quot;male&quot;" style:apply-style-name="Untitled1" style:base-cell-address="PvdA.K5"/>
      <style:map style:condition="cell-content()=&quot;female&quot;" style:apply-style-name="Untitled2" style:base-cell-address="PvdA.K5"/>
    </style:style>
    <style:style style:name="ce13" style:family="table-cell" style:parent-style-name="Default">
      <style:map style:condition="cell-content()=&quot;male&quot;" style:apply-style-name="Untitled1" style:base-cell-address="PvdA.K6"/>
      <style:map style:condition="cell-content()=&quot;female&quot;" style:apply-style-name="Untitled2" style:base-cell-address="PvdA.K6"/>
    </style:style>
    <style:style style:name="ce14" style:family="table-cell" style:parent-style-name="Default">
      <style:map style:condition="cell-content()=&quot;male&quot;" style:apply-style-name="Untitled1" style:base-cell-address="PvdA.K7"/>
      <style:map style:condition="cell-content()=&quot;female&quot;" style:apply-style-name="Untitled2" style:base-cell-address="PvdA.K7"/>
    </style:style>
    <style:style style:name="ce15" style:family="table-cell" style:parent-style-name="Default">
      <style:map style:condition="cell-content()=&quot;male&quot;" style:apply-style-name="Untitled1" style:base-cell-address="PvdA.K8"/>
      <style:map style:condition="cell-content()=&quot;female&quot;" style:apply-style-name="Untitled2" style:base-cell-address="PvdA.K8"/>
    </style:style>
    <style:style style:name="ce16" style:family="table-cell" style:parent-style-name="Default">
      <style:map style:condition="cell-content()=&quot;male&quot;" style:apply-style-name="Untitled1" style:base-cell-address="PvdA.K9"/>
      <style:map style:condition="cell-content()=&quot;female&quot;" style:apply-style-name="Untitled2" style:base-cell-address="PvdA.K9"/>
    </style:style>
    <style:style style:name="ce17" style:family="table-cell" style:parent-style-name="Default">
      <style:map style:condition="cell-content()=&quot;male&quot;" style:apply-style-name="Untitled1" style:base-cell-address="PvdA.K10"/>
      <style:map style:condition="cell-content()=&quot;female&quot;" style:apply-style-name="Untitled2" style:base-cell-address="PvdA.K10"/>
    </style:style>
    <style:style style:name="ce18" style:family="table-cell" style:parent-style-name="Default">
      <style:map style:condition="cell-content()=&quot;male&quot;" style:apply-style-name="Untitled1" style:base-cell-address="PvdA.K11"/>
      <style:map style:condition="cell-content()=&quot;female&quot;" style:apply-style-name="Untitled2" style:base-cell-address="PvdA.K11"/>
    </style:style>
    <style:style style:name="ce19" style:family="table-cell" style:parent-style-name="Default">
      <style:map style:condition="cell-content()=&quot;male&quot;" style:apply-style-name="Untitled1" style:base-cell-address="PvdA.K12"/>
      <style:map style:condition="cell-content()=&quot;female&quot;" style:apply-style-name="Untitled2" style:base-cell-address="PvdA.K12"/>
    </style:style>
    <style:style style:name="ce20" style:family="table-cell" style:parent-style-name="Default">
      <style:map style:condition="cell-content()=&quot;male&quot;" style:apply-style-name="Untitled1" style:base-cell-address="PvdA.K13"/>
      <style:map style:condition="cell-content()=&quot;female&quot;" style:apply-style-name="Untitled2" style:base-cell-address="PvdA.K13"/>
    </style:style>
    <style:style style:name="ce21" style:family="table-cell" style:parent-style-name="Default">
      <style:map style:condition="cell-content()=&quot;male&quot;" style:apply-style-name="Untitled1" style:base-cell-address="PvdA.K14"/>
      <style:map style:condition="cell-content()=&quot;female&quot;" style:apply-style-name="Untitled2" style:base-cell-address="PvdA.K14"/>
    </style:style>
    <style:style style:name="ce22" style:family="table-cell" style:parent-style-name="Default">
      <style:map style:condition="cell-content()=&quot;male&quot;" style:apply-style-name="Untitled1" style:base-cell-address="PvdA.K15"/>
      <style:map style:condition="cell-content()=&quot;female&quot;" style:apply-style-name="Untitled2" style:base-cell-address="PvdA.K15"/>
    </style:style>
    <style:style style:name="ce23" style:family="table-cell" style:parent-style-name="Default">
      <style:map style:condition="cell-content()=&quot;male&quot;" style:apply-style-name="Untitled1" style:base-cell-address="PvdA.K16"/>
      <style:map style:condition="cell-content()=&quot;female&quot;" style:apply-style-name="Untitled2" style:base-cell-address="PvdA.K16"/>
    </style:style>
    <style:style style:name="ce24" style:family="table-cell" style:parent-style-name="Default">
      <style:map style:condition="cell-content()=&quot;male&quot;" style:apply-style-name="Untitled1" style:base-cell-address="PvdA.K17"/>
      <style:map style:condition="cell-content()=&quot;female&quot;" style:apply-style-name="Untitled2" style:base-cell-address="PvdA.K17"/>
    </style:style>
    <style:style style:name="ce25" style:family="table-cell" style:parent-style-name="Default">
      <style:map style:condition="cell-content()=&quot;male&quot;" style:apply-style-name="Untitled1" style:base-cell-address="PvdA.K18"/>
      <style:map style:condition="cell-content()=&quot;female&quot;" style:apply-style-name="Untitled2" style:base-cell-address="PvdA.K18"/>
    </style:style>
    <style:style style:name="ce26" style:family="table-cell" style:parent-style-name="Default">
      <style:map style:condition="cell-content()=&quot;male&quot;" style:apply-style-name="Untitled1" style:base-cell-address="PvdA.K19"/>
      <style:map style:condition="cell-content()=&quot;female&quot;" style:apply-style-name="Untitled2" style:base-cell-address="PvdA.K19"/>
    </style:style>
    <style:style style:name="ce27" style:family="table-cell" style:parent-style-name="Default">
      <style:map style:condition="cell-content()=&quot;male&quot;" style:apply-style-name="Untitled1" style:base-cell-address="PvdA.K20"/>
      <style:map style:condition="cell-content()=&quot;female&quot;" style:apply-style-name="Untitled2" style:base-cell-address="PvdA.K20"/>
    </style:style>
    <style:style style:name="ce28" style:family="table-cell" style:parent-style-name="Default">
      <style:map style:condition="cell-content()=&quot;male&quot;" style:apply-style-name="Untitled1" style:base-cell-address="PvdA.K21"/>
      <style:map style:condition="cell-content()=&quot;female&quot;" style:apply-style-name="Untitled2" style:base-cell-address="PvdA.K21"/>
    </style:style>
    <style:style style:name="ce29" style:family="table-cell" style:parent-style-name="Default">
      <style:map style:condition="cell-content()=&quot;male&quot;" style:apply-style-name="Untitled1" style:base-cell-address="PvdA.K22"/>
      <style:map style:condition="cell-content()=&quot;female&quot;" style:apply-style-name="Untitled2" style:base-cell-address="PvdA.K22"/>
    </style:style>
    <style:style style:name="ce30" style:family="table-cell" style:parent-style-name="Default">
      <style:map style:condition="cell-content()=&quot;male&quot;" style:apply-style-name="Untitled1" style:base-cell-address="PvdA.K23"/>
      <style:map style:condition="cell-content()=&quot;female&quot;" style:apply-style-name="Untitled2" style:base-cell-address="PvdA.K23"/>
    </style:style>
    <style:style style:name="ce31" style:family="table-cell" style:parent-style-name="Default">
      <style:map style:condition="cell-content()=&quot;male&quot;" style:apply-style-name="Untitled1" style:base-cell-address="PvdA.K24"/>
      <style:map style:condition="cell-content()=&quot;female&quot;" style:apply-style-name="Untitled2" style:base-cell-address="PvdA.K24"/>
    </style:style>
    <style:style style:name="ce32" style:family="table-cell" style:parent-style-name="Default">
      <style:map style:condition="cell-content()=&quot;male&quot;" style:apply-style-name="Untitled1" style:base-cell-address="PvdA.K25"/>
      <style:map style:condition="cell-content()=&quot;female&quot;" style:apply-style-name="Untitled2" style:base-cell-address="PvdA.K25"/>
    </style:style>
    <style:style style:name="ce33" style:family="table-cell" style:parent-style-name="Default">
      <style:map style:condition="cell-content()=&quot;male&quot;" style:apply-style-name="Untitled1" style:base-cell-address="PvdA.K26"/>
      <style:map style:condition="cell-content()=&quot;female&quot;" style:apply-style-name="Untitled2" style:base-cell-address="PvdA.K26"/>
    </style:style>
    <style:style style:name="ce34" style:family="table-cell" style:parent-style-name="Default">
      <style:map style:condition="cell-content()=&quot;male&quot;" style:apply-style-name="Untitled1" style:base-cell-address="PvdA.K27"/>
      <style:map style:condition="cell-content()=&quot;female&quot;" style:apply-style-name="Untitled2" style:base-cell-address="PvdA.K27"/>
    </style:style>
    <style:style style:name="ce35" style:family="table-cell" style:parent-style-name="Default">
      <style:map style:condition="cell-content()=&quot;male&quot;" style:apply-style-name="Untitled1" style:base-cell-address="PvdA.K28"/>
      <style:map style:condition="cell-content()=&quot;female&quot;" style:apply-style-name="Untitled2" style:base-cell-address="PvdA.K28"/>
    </style:style>
    <style:style style:name="ce36" style:family="table-cell" style:parent-style-name="Default">
      <style:map style:condition="cell-content()=&quot;male&quot;" style:apply-style-name="Untitled1" style:base-cell-address="PvdA.K29"/>
      <style:map style:condition="cell-content()=&quot;female&quot;" style:apply-style-name="Untitled2" style:base-cell-address="PvdA.K29"/>
    </style:style>
    <style:style style:name="ce37" style:family="table-cell" style:parent-style-name="Default">
      <style:map style:condition="cell-content()=&quot;male&quot;" style:apply-style-name="Untitled1" style:base-cell-address="PvdA.K30"/>
      <style:map style:condition="cell-content()=&quot;female&quot;" style:apply-style-name="Untitled2" style:base-cell-address="PvdA.K30"/>
    </style:style>
    <style:style style:name="ce38" style:family="table-cell" style:parent-style-name="Default">
      <style:map style:condition="cell-content()=&quot;male&quot;" style:apply-style-name="Untitled1" style:base-cell-address="PvdA.K31"/>
      <style:map style:condition="cell-content()=&quot;female&quot;" style:apply-style-name="Untitled2" style:base-cell-address="PvdA.K31"/>
    </style:style>
    <style:style style:name="ce39" style:family="table-cell" style:parent-style-name="Default">
      <style:map style:condition="cell-content()=&quot;male&quot;" style:apply-style-name="Untitled1" style:base-cell-address="PvdA.K32"/>
      <style:map style:condition="cell-content()=&quot;female&quot;" style:apply-style-name="Untitled2" style:base-cell-address="PvdA.K32"/>
    </style:style>
    <style:style style:name="ce40" style:family="table-cell" style:parent-style-name="Default">
      <style:map style:condition="cell-content()=&quot;male&quot;" style:apply-style-name="Untitled1" style:base-cell-address="PvdA.K33"/>
      <style:map style:condition="cell-content()=&quot;female&quot;" style:apply-style-name="Untitled2" style:base-cell-address="PvdA.K33"/>
    </style:style>
    <style:style style:name="ce41" style:family="table-cell" style:parent-style-name="Default">
      <style:map style:condition="cell-content()=&quot;male&quot;" style:apply-style-name="Untitled1" style:base-cell-address="PvdA.K34"/>
      <style:map style:condition="cell-content()=&quot;female&quot;" style:apply-style-name="Untitled2" style:base-cell-address="PvdA.K34"/>
    </style:style>
    <style:style style:name="ce42" style:family="table-cell" style:parent-style-name="Default">
      <style:map style:condition="cell-content()=&quot;male&quot;" style:apply-style-name="Untitled1" style:base-cell-address="PvdA.K35"/>
      <style:map style:condition="cell-content()=&quot;female&quot;" style:apply-style-name="Untitled2" style:base-cell-address="PvdA.K35"/>
    </style:style>
    <style:style style:name="ce43" style:family="table-cell" style:parent-style-name="Default">
      <style:map style:condition="cell-content()=&quot;male&quot;" style:apply-style-name="Untitled1" style:base-cell-address="PvdA.K36"/>
      <style:map style:condition="cell-content()=&quot;female&quot;" style:apply-style-name="Untitled2" style:base-cell-address="PvdA.K36"/>
    </style:style>
    <style:style style:name="ce44" style:family="table-cell" style:parent-style-name="Default">
      <style:map style:condition="cell-content()=&quot;male&quot;" style:apply-style-name="Untitled1" style:base-cell-address="PvdA.K37"/>
      <style:map style:condition="cell-content()=&quot;female&quot;" style:apply-style-name="Untitled2" style:base-cell-address="PvdA.K37"/>
    </style:style>
    <style:style style:name="ce45" style:family="table-cell" style:parent-style-name="Default">
      <style:map style:condition="cell-content()=&quot;male&quot;" style:apply-style-name="Untitled1" style:base-cell-address="PvdA.K38"/>
      <style:map style:condition="cell-content()=&quot;female&quot;" style:apply-style-name="Untitled2" style:base-cell-address="PvdA.K38"/>
    </style:style>
    <style:style style:name="ce46" style:family="table-cell" style:parent-style-name="Default">
      <style:map style:condition="cell-content()=&quot;male&quot;" style:apply-style-name="Untitled1" style:base-cell-address="PvdA.K39"/>
      <style:map style:condition="cell-content()=&quot;female&quot;" style:apply-style-name="Untitled2" style:base-cell-address="PvdA.K39"/>
    </style:style>
    <style:style style:name="ce47" style:family="table-cell" style:parent-style-name="Default">
      <style:map style:condition="cell-content()=&quot;male&quot;" style:apply-style-name="Untitled1" style:base-cell-address="PvdA.K40"/>
      <style:map style:condition="cell-content()=&quot;female&quot;" style:apply-style-name="Untitled2" style:base-cell-address="PvdA.K40"/>
    </style:style>
    <style:style style:name="ce48" style:family="table-cell" style:parent-style-name="Default">
      <style:map style:condition="cell-content()=&quot;male&quot;" style:apply-style-name="Untitled1" style:base-cell-address="PvdA.K41"/>
      <style:map style:condition="cell-content()=&quot;female&quot;" style:apply-style-name="Untitled2" style:base-cell-address="PvdA.K41"/>
    </style:style>
    <style:style style:name="ce49" style:family="table-cell" style:parent-style-name="Default">
      <style:map style:condition="cell-content()=&quot;male&quot;" style:apply-style-name="Untitled1" style:base-cell-address="PvdA.K42"/>
      <style:map style:condition="cell-content()=&quot;female&quot;" style:apply-style-name="Untitled2" style:base-cell-address="PvdA.K42"/>
    </style:style>
    <style:style style:name="ce50" style:family="table-cell" style:parent-style-name="Default">
      <style:map style:condition="cell-content()=&quot;male&quot;" style:apply-style-name="Untitled1" style:base-cell-address="PvdA.K43"/>
      <style:map style:condition="cell-content()=&quot;female&quot;" style:apply-style-name="Untitled2" style:base-cell-address="PvdA.K43"/>
    </style:style>
    <style:style style:name="ce51" style:family="table-cell" style:parent-style-name="Default">
      <style:map style:condition="cell-content()=&quot;male&quot;" style:apply-style-name="Untitled1" style:base-cell-address="PvdA.K44"/>
      <style:map style:condition="cell-content()=&quot;female&quot;" style:apply-style-name="Untitled2" style:base-cell-address="PvdA.K44"/>
    </style:style>
    <style:style style:name="ce52" style:family="table-cell" style:parent-style-name="Default">
      <style:map style:condition="cell-content()=&quot;male&quot;" style:apply-style-name="Untitled1" style:base-cell-address="PvdA.K45"/>
      <style:map style:condition="cell-content()=&quot;female&quot;" style:apply-style-name="Untitled2" style:base-cell-address="PvdA.K45"/>
    </style:style>
    <style:style style:name="ce53" style:family="table-cell" style:parent-style-name="Default">
      <style:map style:condition="cell-content()=&quot;male&quot;" style:apply-style-name="Untitled1" style:base-cell-address="PvdA.K46"/>
      <style:map style:condition="cell-content()=&quot;female&quot;" style:apply-style-name="Untitled2" style:base-cell-address="PvdA.K46"/>
    </style:style>
    <style:style style:name="ce54" style:family="table-cell" style:parent-style-name="Default">
      <style:map style:condition="cell-content()=&quot;male&quot;" style:apply-style-name="Untitled1" style:base-cell-address="PvdA.K47"/>
      <style:map style:condition="cell-content()=&quot;female&quot;" style:apply-style-name="Untitled2" style:base-cell-address="PvdA.K47"/>
    </style:style>
    <style:style style:name="ce55" style:family="table-cell" style:parent-style-name="Default">
      <style:map style:condition="cell-content()=&quot;male&quot;" style:apply-style-name="Untitled1" style:base-cell-address="PvdA.K48"/>
      <style:map style:condition="cell-content()=&quot;female&quot;" style:apply-style-name="Untitled2" style:base-cell-address="PvdA.K48"/>
    </style:style>
    <style:style style:name="ce56" style:family="table-cell" style:parent-style-name="Default">
      <style:map style:condition="cell-content()=&quot;male&quot;" style:apply-style-name="Untitled1" style:base-cell-address="PvdA.K49"/>
      <style:map style:condition="cell-content()=&quot;female&quot;" style:apply-style-name="Untitled2" style:base-cell-address="PvdA.K49"/>
    </style:style>
    <style:style style:name="ce57" style:family="table-cell" style:parent-style-name="Default">
      <style:map style:condition="cell-content()=&quot;male&quot;" style:apply-style-name="Untitled1" style:base-cell-address="PvdA.K50"/>
      <style:map style:condition="cell-content()=&quot;female&quot;" style:apply-style-name="Untitled2" style:base-cell-address="PvdA.K50"/>
    </style:style>
    <style:style style:name="ce58" style:family="table-cell" style:parent-style-name="Default">
      <style:map style:condition="cell-content()=&quot;male&quot;" style:apply-style-name="Untitled1" style:base-cell-address="PvdA.K51"/>
      <style:map style:condition="cell-content()=&quot;female&quot;" style:apply-style-name="Untitled2" style:base-cell-address="PvdA.K51"/>
    </style:style>
    <style:style style:name="ce59" style:family="table-cell" style:parent-style-name="Default">
      <style:map style:condition="cell-content()=&quot;male&quot;" style:apply-style-name="Untitled1" style:base-cell-address="PvdA.K52"/>
      <style:map style:condition="cell-content()=&quot;female&quot;" style:apply-style-name="Untitled2" style:base-cell-address="PvdA.K52"/>
    </style:style>
    <style:style style:name="ce60" style:family="table-cell" style:parent-style-name="Default">
      <style:map style:condition="cell-content()=&quot;male&quot;" style:apply-style-name="Untitled1" style:base-cell-address="PvdA.K53"/>
      <style:map style:condition="cell-content()=&quot;female&quot;" style:apply-style-name="Untitled2" style:base-cell-address="PvdA.K53"/>
    </style:style>
    <style:style style:name="ce61" style:family="table-cell" style:parent-style-name="Default">
      <style:map style:condition="cell-content()=&quot;male&quot;" style:apply-style-name="Untitled1" style:base-cell-address="PvdA.K54"/>
      <style:map style:condition="cell-content()=&quot;female&quot;" style:apply-style-name="Untitled2" style:base-cell-address="PvdA.K54"/>
    </style:style>
    <style:style style:name="ce62" style:family="table-cell" style:parent-style-name="Default">
      <style:map style:condition="cell-content()=&quot;male&quot;" style:apply-style-name="Untitled1" style:base-cell-address="PvdA.K55"/>
      <style:map style:condition="cell-content()=&quot;female&quot;" style:apply-style-name="Untitled2" style:base-cell-address="PvdA.K55"/>
    </style:style>
    <style:style style:name="ce63" style:family="table-cell" style:parent-style-name="Default">
      <style:map style:condition="cell-content()=&quot;male&quot;" style:apply-style-name="Untitled1" style:base-cell-address="PvdA.K56"/>
      <style:map style:condition="cell-content()=&quot;female&quot;" style:apply-style-name="Untitled2" style:base-cell-address="PvdA.K56"/>
    </style:style>
    <style:style style:name="ce64" style:family="table-cell" style:parent-style-name="Default">
      <style:map style:condition="cell-content()=&quot;male&quot;" style:apply-style-name="Untitled1" style:base-cell-address="PvdA.K57"/>
      <style:map style:condition="cell-content()=&quot;female&quot;" style:apply-style-name="Untitled2" style:base-cell-address="PvdA.K57"/>
    </style:style>
    <style:style style:name="ce65" style:family="table-cell" style:parent-style-name="Default">
      <style:map style:condition="cell-content()=&quot;male&quot;" style:apply-style-name="Untitled1" style:base-cell-address="PvdA.K58"/>
      <style:map style:condition="cell-content()=&quot;female&quot;" style:apply-style-name="Untitled2" style:base-cell-address="PvdA.K58"/>
    </style:style>
    <style:style style:name="ce66" style:family="table-cell" style:parent-style-name="Default">
      <style:map style:condition="cell-content()=&quot;male&quot;" style:apply-style-name="Untitled1" style:base-cell-address="PvdA.K59"/>
      <style:map style:condition="cell-content()=&quot;female&quot;" style:apply-style-name="Untitled2" style:base-cell-address="PvdA.K59"/>
    </style:style>
    <style:style style:name="ce67" style:family="table-cell" style:parent-style-name="Default">
      <style:map style:condition="cell-content()=&quot;male&quot;" style:apply-style-name="Untitled1" style:base-cell-address="PvdA.K60"/>
      <style:map style:condition="cell-content()=&quot;female&quot;" style:apply-style-name="Untitled2" style:base-cell-address="PvdA.K60"/>
    </style:style>
    <style:style style:name="ce68" style:family="table-cell" style:parent-style-name="Default">
      <style:map style:condition="cell-content()=&quot;male&quot;" style:apply-style-name="Untitled1" style:base-cell-address="PvdA.K61"/>
      <style:map style:condition="cell-content()=&quot;female&quot;" style:apply-style-name="Untitled2" style:base-cell-address="PvdA.K61"/>
    </style:style>
    <style:style style:name="ce69" style:family="table-cell" style:parent-style-name="Default">
      <style:map style:condition="cell-content()=&quot;male&quot;" style:apply-style-name="Untitled1" style:base-cell-address="PvdA.K62"/>
      <style:map style:condition="cell-content()=&quot;female&quot;" style:apply-style-name="Untitled2" style:base-cell-address="PvdA.K62"/>
    </style:style>
    <style:style style:name="ce70" style:family="table-cell" style:parent-style-name="Default">
      <style:map style:condition="cell-content()=&quot;male&quot;" style:apply-style-name="Untitled1" style:base-cell-address="PvdA.K63"/>
      <style:map style:condition="cell-content()=&quot;female&quot;" style:apply-style-name="Untitled2" style:base-cell-address="PvdA.K63"/>
    </style:style>
    <style:style style:name="ce71" style:family="table-cell" style:parent-style-name="Default">
      <style:map style:condition="cell-content()=&quot;male&quot;" style:apply-style-name="Untitled1" style:base-cell-address="PvdA.K64"/>
      <style:map style:condition="cell-content()=&quot;female&quot;" style:apply-style-name="Untitled2" style:base-cell-address="PvdA.K64"/>
    </style:style>
    <style:style style:name="ce72" style:family="table-cell" style:parent-style-name="Default">
      <style:map style:condition="cell-content()=&quot;male&quot;" style:apply-style-name="Untitled1" style:base-cell-address="PvdA.K65"/>
      <style:map style:condition="cell-content()=&quot;female&quot;" style:apply-style-name="Untitled2" style:base-cell-address="PvdA.K65"/>
    </style:style>
    <style:style style:name="ce73" style:family="table-cell" style:parent-style-name="Default">
      <style:map style:condition="cell-content()=&quot;male&quot;" style:apply-style-name="Untitled1" style:base-cell-address="PvdA.K66"/>
      <style:map style:condition="cell-content()=&quot;female&quot;" style:apply-style-name="Untitled2" style:base-cell-address="PvdA.K66"/>
    </style:style>
    <style:style style:name="ce74" style:family="table-cell" style:parent-style-name="Default">
      <style:map style:condition="cell-content()=&quot;male&quot;" style:apply-style-name="Untitled1" style:base-cell-address="PvdA.K67"/>
      <style:map style:condition="cell-content()=&quot;female&quot;" style:apply-style-name="Untitled2" style:base-cell-address="PvdA.K67"/>
    </style:style>
    <style:style style:name="ce75" style:family="table-cell" style:parent-style-name="Default">
      <style:map style:condition="cell-content()=&quot;male&quot;" style:apply-style-name="Untitled1" style:base-cell-address="PvdA.K68"/>
      <style:map style:condition="cell-content()=&quot;female&quot;" style:apply-style-name="Untitled2" style:base-cell-address="PvdA.K68"/>
    </style:style>
    <style:style style:name="ce76" style:family="table-cell" style:parent-style-name="Default">
      <style:map style:condition="cell-content()=&quot;male&quot;" style:apply-style-name="Untitled1" style:base-cell-address="PvdA.K69"/>
      <style:map style:condition="cell-content()=&quot;female&quot;" style:apply-style-name="Untitled2" style:base-cell-address="PvdA.K69"/>
    </style:style>
    <style:style style:name="ce77" style:family="table-cell" style:parent-style-name="Default">
      <style:map style:condition="cell-content()=&quot;male&quot;" style:apply-style-name="Untitled1" style:base-cell-address="PvdA.K70"/>
      <style:map style:condition="cell-content()=&quot;female&quot;" style:apply-style-name="Untitled2" style:base-cell-address="PvdA.K70"/>
    </style:style>
    <style:style style:name="ce78" style:family="table-cell" style:parent-style-name="Default">
      <style:map style:condition="cell-content()=&quot;male&quot;" style:apply-style-name="Untitled1" style:base-cell-address="PvdA.K71"/>
      <style:map style:condition="cell-content()=&quot;female&quot;" style:apply-style-name="Untitled2" style:base-cell-address="PvdA.K71"/>
    </style:style>
    <style:style style:name="ce79" style:family="table-cell" style:parent-style-name="Default">
      <style:map style:condition="cell-content()=&quot;male&quot;" style:apply-style-name="Untitled1" style:base-cell-address="PvdA.K72"/>
      <style:map style:condition="cell-content()=&quot;female&quot;" style:apply-style-name="Untitled2" style:base-cell-address="PvdA.K72"/>
    </style:style>
    <style:style style:name="ce80" style:family="table-cell" style:parent-style-name="Default">
      <style:map style:condition="cell-content()=&quot;male&quot;" style:apply-style-name="Untitled1" style:base-cell-address="PvdA.K73"/>
      <style:map style:condition="cell-content()=&quot;female&quot;" style:apply-style-name="Untitled2" style:base-cell-address="PvdA.K73"/>
    </style:style>
    <style:style style:name="ce81" style:family="table-cell" style:parent-style-name="Default">
      <style:map style:condition="cell-content()=&quot;male&quot;" style:apply-style-name="Untitled1" style:base-cell-address="PvdA.K74"/>
      <style:map style:condition="cell-content()=&quot;female&quot;" style:apply-style-name="Untitled2" style:base-cell-address="PvdA.K74"/>
    </style:style>
    <style:style style:name="ce82" style:family="table-cell" style:parent-style-name="Default">
      <style:map style:condition="cell-content()=&quot;male&quot;" style:apply-style-name="Untitled1" style:base-cell-address="PvdA.K75"/>
      <style:map style:condition="cell-content()=&quot;female&quot;" style:apply-style-name="Untitled2" style:base-cell-address="PvdA.K75"/>
    </style:style>
    <style:style style:name="ce83" style:family="table-cell" style:parent-style-name="Default">
      <style:map style:condition="cell-content()=&quot;male&quot;" style:apply-style-name="Untitled1" style:base-cell-address="PvdA.K76"/>
      <style:map style:condition="cell-content()=&quot;female&quot;" style:apply-style-name="Untitled2" style:base-cell-address="PvdA.K76"/>
    </style:style>
    <style:style style:name="ce84" style:family="table-cell" style:parent-style-name="Default">
      <style:map style:condition="cell-content()=&quot;male&quot;" style:apply-style-name="Untitled1" style:base-cell-address="PvdA.K77"/>
      <style:map style:condition="cell-content()=&quot;female&quot;" style:apply-style-name="Untitled2" style:base-cell-address="PvdA.K77"/>
    </style:style>
    <style:style style:name="ce85" style:family="table-cell" style:parent-style-name="Default">
      <style:map style:condition="cell-content()=&quot;male&quot;" style:apply-style-name="Untitled1" style:base-cell-address="PvdA.K78"/>
      <style:map style:condition="cell-content()=&quot;female&quot;" style:apply-style-name="Untitled2" style:base-cell-address="PvdA.K78"/>
    </style:style>
    <style:style style:name="ce86" style:family="table-cell" style:parent-style-name="Default">
      <style:map style:condition="cell-content()=&quot;male&quot;" style:apply-style-name="Untitled1" style:base-cell-address="PvdA.K79"/>
      <style:map style:condition="cell-content()=&quot;female&quot;" style:apply-style-name="Untitled2" style:base-cell-address="PvdA.K79"/>
    </style:style>
    <style:style style:name="ce87" style:family="table-cell" style:parent-style-name="Default">
      <style:map style:condition="cell-content()=&quot;male&quot;" style:apply-style-name="Untitled1" style:base-cell-address="PvdA.K80"/>
      <style:map style:condition="cell-content()=&quot;female&quot;" style:apply-style-name="Untitled2" style:base-cell-address="PvdA.K80"/>
    </style:style>
    <style:style style:name="ce88" style:family="table-cell" style:parent-style-name="Default">
      <style:map style:condition="cell-content()=&quot;male&quot;" style:apply-style-name="Untitled1" style:base-cell-address="PvdA.K81"/>
      <style:map style:condition="cell-content()=&quot;female&quot;" style:apply-style-name="Untitled2" style:base-cell-address="PvdA.K81"/>
    </style:style>
    <style:style style:name="ce89" style:family="table-cell" style:parent-style-name="Default">
      <style:map style:condition="cell-content()=&quot;male&quot;" style:apply-style-name="Untitled1" style:base-cell-address="PVV.D2"/>
      <style:map style:condition="cell-content()=&quot;female&quot;" style:apply-style-name="Untitled2" style:base-cell-address="PVV.D2"/>
    </style:style>
    <style:style style:name="ce90" style:family="table-cell" style:parent-style-name="Default">
      <style:text-properties fo:font-weight="bold" style:font-weight-asian="bold" style:font-weight-complex="bold"/>
      <style:map style:condition="cell-content()=&quot;male&quot;" style:apply-style-name="Untitled1" style:base-cell-address="PVV.K1"/>
      <style:map style:condition="cell-content()=&quot;female&quot;" style:apply-style-name="Untitled2" style:base-cell-address="PVV.K1"/>
    </style:style>
    <style:style style:name="ce91" style:family="table-cell" style:parent-style-name="Default">
      <style:map style:condition="cell-content()=&quot;male&quot;" style:apply-style-name="Untitled1" style:base-cell-address="PVV.K2"/>
      <style:map style:condition="cell-content()=&quot;female&quot;" style:apply-style-name="Untitled2" style:base-cell-address="PVV.K2"/>
    </style:style>
    <style:style style:name="ce92" style:family="table-cell" style:parent-style-name="Default">
      <style:map style:condition="cell-content()=&quot;male&quot;" style:apply-style-name="Untitled1" style:base-cell-address="PVV.K3"/>
      <style:map style:condition="cell-content()=&quot;female&quot;" style:apply-style-name="Untitled2" style:base-cell-address="PVV.K3"/>
    </style:style>
    <style:style style:name="ce93" style:family="table-cell" style:parent-style-name="Default">
      <style:map style:condition="cell-content()=&quot;male&quot;" style:apply-style-name="Untitled1" style:base-cell-address="PVV.K4"/>
      <style:map style:condition="cell-content()=&quot;female&quot;" style:apply-style-name="Untitled2" style:base-cell-address="PVV.K4"/>
    </style:style>
    <style:style style:name="ce94" style:family="table-cell" style:parent-style-name="Default">
      <style:map style:condition="cell-content()=&quot;male&quot;" style:apply-style-name="Untitled1" style:base-cell-address="PVV.K5"/>
      <style:map style:condition="cell-content()=&quot;female&quot;" style:apply-style-name="Untitled2" style:base-cell-address="PVV.K5"/>
    </style:style>
    <style:style style:name="ce95" style:family="table-cell" style:parent-style-name="Default">
      <style:map style:condition="cell-content()=&quot;male&quot;" style:apply-style-name="Untitled1" style:base-cell-address="PVV.K6"/>
      <style:map style:condition="cell-content()=&quot;female&quot;" style:apply-style-name="Untitled2" style:base-cell-address="PVV.K6"/>
    </style:style>
    <style:style style:name="ce96" style:family="table-cell" style:parent-style-name="Default">
      <style:map style:condition="cell-content()=&quot;male&quot;" style:apply-style-name="Untitled1" style:base-cell-address="PVV.K7"/>
      <style:map style:condition="cell-content()=&quot;female&quot;" style:apply-style-name="Untitled2" style:base-cell-address="PVV.K7"/>
    </style:style>
    <style:style style:name="ce97" style:family="table-cell" style:parent-style-name="Default">
      <style:map style:condition="cell-content()=&quot;male&quot;" style:apply-style-name="Untitled1" style:base-cell-address="PVV.K8"/>
      <style:map style:condition="cell-content()=&quot;female&quot;" style:apply-style-name="Untitled2" style:base-cell-address="PVV.K8"/>
    </style:style>
    <style:style style:name="ce98" style:family="table-cell" style:parent-style-name="Default">
      <style:map style:condition="cell-content()=&quot;male&quot;" style:apply-style-name="Untitled1" style:base-cell-address="PVV.K9"/>
      <style:map style:condition="cell-content()=&quot;female&quot;" style:apply-style-name="Untitled2" style:base-cell-address="PVV.K9"/>
    </style:style>
    <style:style style:name="ce99" style:family="table-cell" style:parent-style-name="Default">
      <style:map style:condition="cell-content()=&quot;male&quot;" style:apply-style-name="Untitled1" style:base-cell-address="PVV.K10"/>
      <style:map style:condition="cell-content()=&quot;female&quot;" style:apply-style-name="Untitled2" style:base-cell-address="PVV.K10"/>
    </style:style>
    <style:style style:name="ce100" style:family="table-cell" style:parent-style-name="Default">
      <style:map style:condition="cell-content()=&quot;male&quot;" style:apply-style-name="Untitled1" style:base-cell-address="PVV.K11"/>
      <style:map style:condition="cell-content()=&quot;female&quot;" style:apply-style-name="Untitled2" style:base-cell-address="PVV.K11"/>
    </style:style>
    <style:style style:name="ce101" style:family="table-cell" style:parent-style-name="Default">
      <style:map style:condition="cell-content()=&quot;male&quot;" style:apply-style-name="Untitled1" style:base-cell-address="PVV.K12"/>
      <style:map style:condition="cell-content()=&quot;female&quot;" style:apply-style-name="Untitled2" style:base-cell-address="PVV.K12"/>
    </style:style>
    <style:style style:name="ce102" style:family="table-cell" style:parent-style-name="Default">
      <style:map style:condition="cell-content()=&quot;male&quot;" style:apply-style-name="Untitled1" style:base-cell-address="PVV.K13"/>
      <style:map style:condition="cell-content()=&quot;female&quot;" style:apply-style-name="Untitled2" style:base-cell-address="PVV.K13"/>
    </style:style>
    <style:style style:name="ce103" style:family="table-cell" style:parent-style-name="Default">
      <style:map style:condition="cell-content()=&quot;male&quot;" style:apply-style-name="Untitled1" style:base-cell-address="PVV.K14"/>
      <style:map style:condition="cell-content()=&quot;female&quot;" style:apply-style-name="Untitled2" style:base-cell-address="PVV.K14"/>
    </style:style>
    <style:style style:name="ce104" style:family="table-cell" style:parent-style-name="Default">
      <style:map style:condition="cell-content()=&quot;male&quot;" style:apply-style-name="Untitled1" style:base-cell-address="PVV.K15"/>
      <style:map style:condition="cell-content()=&quot;female&quot;" style:apply-style-name="Untitled2" style:base-cell-address="PVV.K15"/>
    </style:style>
    <style:style style:name="ce105" style:family="table-cell" style:parent-style-name="Default">
      <style:map style:condition="cell-content()=&quot;male&quot;" style:apply-style-name="Untitled1" style:base-cell-address="PVV.K16"/>
      <style:map style:condition="cell-content()=&quot;female&quot;" style:apply-style-name="Untitled2" style:base-cell-address="PVV.K16"/>
    </style:style>
    <style:style style:name="ce106" style:family="table-cell" style:parent-style-name="Default">
      <style:map style:condition="cell-content()=&quot;male&quot;" style:apply-style-name="Untitled1" style:base-cell-address="PVV.K17"/>
      <style:map style:condition="cell-content()=&quot;female&quot;" style:apply-style-name="Untitled2" style:base-cell-address="PVV.K17"/>
    </style:style>
    <style:style style:name="ce107" style:family="table-cell" style:parent-style-name="Default">
      <style:map style:condition="cell-content()=&quot;male&quot;" style:apply-style-name="Untitled1" style:base-cell-address="PVV.K18"/>
      <style:map style:condition="cell-content()=&quot;female&quot;" style:apply-style-name="Untitled2" style:base-cell-address="PVV.K18"/>
    </style:style>
    <style:style style:name="ce108" style:family="table-cell" style:parent-style-name="Default">
      <style:map style:condition="cell-content()=&quot;male&quot;" style:apply-style-name="Untitled1" style:base-cell-address="PVV.K19"/>
      <style:map style:condition="cell-content()=&quot;female&quot;" style:apply-style-name="Untitled2" style:base-cell-address="PVV.K19"/>
    </style:style>
    <style:style style:name="ce109" style:family="table-cell" style:parent-style-name="Default">
      <style:map style:condition="cell-content()=&quot;male&quot;" style:apply-style-name="Untitled1" style:base-cell-address="PVV.K20"/>
      <style:map style:condition="cell-content()=&quot;female&quot;" style:apply-style-name="Untitled2" style:base-cell-address="PVV.K20"/>
    </style:style>
    <style:style style:name="ce110" style:family="table-cell" style:parent-style-name="Default">
      <style:map style:condition="cell-content()=&quot;male&quot;" style:apply-style-name="Untitled1" style:base-cell-address="PVV.K21"/>
      <style:map style:condition="cell-content()=&quot;female&quot;" style:apply-style-name="Untitled2" style:base-cell-address="PVV.K21"/>
    </style:style>
    <style:style style:name="ce111" style:family="table-cell" style:parent-style-name="Default">
      <style:map style:condition="cell-content()=&quot;male&quot;" style:apply-style-name="Untitled1" style:base-cell-address="PVV.K22"/>
      <style:map style:condition="cell-content()=&quot;female&quot;" style:apply-style-name="Untitled2" style:base-cell-address="PVV.K22"/>
    </style:style>
    <style:style style:name="ce112" style:family="table-cell" style:parent-style-name="Default">
      <style:map style:condition="cell-content()=&quot;male&quot;" style:apply-style-name="Untitled1" style:base-cell-address="PVV.K23"/>
      <style:map style:condition="cell-content()=&quot;female&quot;" style:apply-style-name="Untitled2" style:base-cell-address="PVV.K23"/>
    </style:style>
    <style:style style:name="ce113" style:family="table-cell" style:parent-style-name="Default">
      <style:map style:condition="cell-content()=&quot;male&quot;" style:apply-style-name="Untitled1" style:base-cell-address="PVV.K24"/>
      <style:map style:condition="cell-content()=&quot;female&quot;" style:apply-style-name="Untitled2" style:base-cell-address="PVV.K24"/>
    </style:style>
    <style:style style:name="ce114" style:family="table-cell" style:parent-style-name="Default">
      <style:map style:condition="cell-content()=&quot;male&quot;" style:apply-style-name="Untitled1" style:base-cell-address="PVV.K25"/>
      <style:map style:condition="cell-content()=&quot;female&quot;" style:apply-style-name="Untitled2" style:base-cell-address="PVV.K25"/>
    </style:style>
    <style:style style:name="ce115" style:family="table-cell" style:parent-style-name="Default">
      <style:map style:condition="cell-content()=&quot;male&quot;" style:apply-style-name="Untitled1" style:base-cell-address="PVV.K26"/>
      <style:map style:condition="cell-content()=&quot;female&quot;" style:apply-style-name="Untitled2" style:base-cell-address="PVV.K26"/>
    </style:style>
    <style:style style:name="ce116" style:family="table-cell" style:parent-style-name="Default">
      <style:map style:condition="cell-content()=&quot;male&quot;" style:apply-style-name="Untitled1" style:base-cell-address="PVV.K27"/>
      <style:map style:condition="cell-content()=&quot;female&quot;" style:apply-style-name="Untitled2" style:base-cell-address="PVV.K27"/>
    </style:style>
    <style:style style:name="ce117" style:family="table-cell" style:parent-style-name="Default">
      <style:map style:condition="cell-content()=&quot;male&quot;" style:apply-style-name="Untitled1" style:base-cell-address="PVV.K28"/>
      <style:map style:condition="cell-content()=&quot;female&quot;" style:apply-style-name="Untitled2" style:base-cell-address="PVV.K28"/>
    </style:style>
    <style:style style:name="ce118" style:family="table-cell" style:parent-style-name="Default">
      <style:map style:condition="cell-content()=&quot;male&quot;" style:apply-style-name="Untitled1" style:base-cell-address="PVV.K29"/>
      <style:map style:condition="cell-content()=&quot;female&quot;" style:apply-style-name="Untitled2" style:base-cell-address="PVV.K29"/>
    </style:style>
    <style:style style:name="ce119" style:family="table-cell" style:parent-style-name="Default">
      <style:map style:condition="cell-content()=&quot;male&quot;" style:apply-style-name="Untitled1" style:base-cell-address="PVV.K30"/>
      <style:map style:condition="cell-content()=&quot;female&quot;" style:apply-style-name="Untitled2" style:base-cell-address="PVV.K30"/>
    </style:style>
    <style:style style:name="ce120" style:family="table-cell" style:parent-style-name="Default">
      <style:map style:condition="cell-content()=&quot;male&quot;" style:apply-style-name="Untitled1" style:base-cell-address="PVV.K31"/>
      <style:map style:condition="cell-content()=&quot;female&quot;" style:apply-style-name="Untitled2" style:base-cell-address="PVV.K31"/>
    </style:style>
    <style:style style:name="ce121" style:family="table-cell" style:parent-style-name="Default">
      <style:map style:condition="cell-content()=&quot;male&quot;" style:apply-style-name="Untitled1" style:base-cell-address="PVV.K32"/>
      <style:map style:condition="cell-content()=&quot;female&quot;" style:apply-style-name="Untitled2" style:base-cell-address="PVV.K32"/>
    </style:style>
    <style:style style:name="ce122" style:family="table-cell" style:parent-style-name="Default">
      <style:map style:condition="cell-content()=&quot;male&quot;" style:apply-style-name="Untitled1" style:base-cell-address="PVV.K33"/>
      <style:map style:condition="cell-content()=&quot;female&quot;" style:apply-style-name="Untitled2" style:base-cell-address="PVV.K33"/>
    </style:style>
    <style:style style:name="ce123" style:family="table-cell" style:parent-style-name="Default">
      <style:map style:condition="cell-content()=&quot;male&quot;" style:apply-style-name="Untitled1" style:base-cell-address="PVV.K34"/>
      <style:map style:condition="cell-content()=&quot;female&quot;" style:apply-style-name="Untitled2" style:base-cell-address="PVV.K34"/>
    </style:style>
    <style:style style:name="ce124" style:family="table-cell" style:parent-style-name="Default">
      <style:map style:condition="cell-content()=&quot;male&quot;" style:apply-style-name="Untitled1" style:base-cell-address="PVV.K35"/>
      <style:map style:condition="cell-content()=&quot;female&quot;" style:apply-style-name="Untitled2" style:base-cell-address="PVV.K35"/>
    </style:style>
    <style:style style:name="ce125" style:family="table-cell" style:parent-style-name="Default">
      <style:map style:condition="cell-content()=&quot;male&quot;" style:apply-style-name="Untitled1" style:base-cell-address="PVV.K36"/>
      <style:map style:condition="cell-content()=&quot;female&quot;" style:apply-style-name="Untitled2" style:base-cell-address="PVV.K36"/>
    </style:style>
    <style:style style:name="ce126" style:family="table-cell" style:parent-style-name="Default">
      <style:map style:condition="cell-content()=&quot;male&quot;" style:apply-style-name="Untitled1" style:base-cell-address="PVV.K37"/>
      <style:map style:condition="cell-content()=&quot;female&quot;" style:apply-style-name="Untitled2" style:base-cell-address="PVV.K37"/>
    </style:style>
    <style:style style:name="ce127" style:family="table-cell" style:parent-style-name="Default">
      <style:map style:condition="cell-content()=&quot;male&quot;" style:apply-style-name="Untitled1" style:base-cell-address="PVV.K38"/>
      <style:map style:condition="cell-content()=&quot;female&quot;" style:apply-style-name="Untitled2" style:base-cell-address="PVV.K38"/>
    </style:style>
    <style:style style:name="ce128" style:family="table-cell" style:parent-style-name="Default">
      <style:map style:condition="cell-content()=&quot;male&quot;" style:apply-style-name="Untitled1" style:base-cell-address="PVV.K39"/>
      <style:map style:condition="cell-content()=&quot;female&quot;" style:apply-style-name="Untitled2" style:base-cell-address="PVV.K39"/>
    </style:style>
    <style:style style:name="ce129" style:family="table-cell" style:parent-style-name="Default">
      <style:map style:condition="cell-content()=&quot;male&quot;" style:apply-style-name="Untitled1" style:base-cell-address="PVV.K40"/>
      <style:map style:condition="cell-content()=&quot;female&quot;" style:apply-style-name="Untitled2" style:base-cell-address="PVV.K40"/>
    </style:style>
    <style:style style:name="ce130" style:family="table-cell" style:parent-style-name="Default">
      <style:map style:condition="cell-content()=&quot;male&quot;" style:apply-style-name="Untitled1" style:base-cell-address="PVV.K41"/>
      <style:map style:condition="cell-content()=&quot;female&quot;" style:apply-style-name="Untitled2" style:base-cell-address="PVV.K41"/>
    </style:style>
    <style:style style:name="ce131" style:family="table-cell" style:parent-style-name="Default">
      <style:map style:condition="cell-content()=&quot;male&quot;" style:apply-style-name="Untitled1" style:base-cell-address="PVV.K42"/>
      <style:map style:condition="cell-content()=&quot;female&quot;" style:apply-style-name="Untitled2" style:base-cell-address="PVV.K42"/>
    </style:style>
    <style:style style:name="ce132" style:family="table-cell" style:parent-style-name="Default">
      <style:map style:condition="cell-content()=&quot;male&quot;" style:apply-style-name="Untitled1" style:base-cell-address="PVV.K43"/>
      <style:map style:condition="cell-content()=&quot;female&quot;" style:apply-style-name="Untitled2" style:base-cell-address="PVV.K43"/>
    </style:style>
    <style:style style:name="ce133" style:family="table-cell" style:parent-style-name="Default">
      <style:map style:condition="cell-content()=&quot;male&quot;" style:apply-style-name="Untitled1" style:base-cell-address="PVV.K44"/>
      <style:map style:condition="cell-content()=&quot;female&quot;" style:apply-style-name="Untitled2" style:base-cell-address="PVV.K44"/>
    </style:style>
    <style:style style:name="ce134" style:family="table-cell" style:parent-style-name="Default">
      <style:map style:condition="cell-content()=&quot;male&quot;" style:apply-style-name="Untitled1" style:base-cell-address="PVV.K45"/>
      <style:map style:condition="cell-content()=&quot;female&quot;" style:apply-style-name="Untitled2" style:base-cell-address="PVV.K45"/>
    </style:style>
    <style:style style:name="ce135" style:family="table-cell" style:parent-style-name="Default">
      <style:map style:condition="cell-content()=&quot;male&quot;" style:apply-style-name="Untitled1" style:base-cell-address="PVV.K46"/>
      <style:map style:condition="cell-content()=&quot;female&quot;" style:apply-style-name="Untitled2" style:base-cell-address="PVV.K46"/>
    </style:style>
    <style:style style:name="ce136" style:family="table-cell" style:parent-style-name="Default">
      <style:map style:condition="cell-content()=&quot;male&quot;" style:apply-style-name="Untitled1" style:base-cell-address="PVV.K47"/>
      <style:map style:condition="cell-content()=&quot;female&quot;" style:apply-style-name="Untitled2" style:base-cell-address="PVV.K47"/>
    </style:style>
    <style:style style:name="ce137" style:family="table-cell" style:parent-style-name="Default">
      <style:map style:condition="cell-content()=&quot;male&quot;" style:apply-style-name="Untitled1" style:base-cell-address="PVV.K48"/>
      <style:map style:condition="cell-content()=&quot;female&quot;" style:apply-style-name="Untitled2" style:base-cell-address="PVV.K48"/>
    </style:style>
    <style:style style:name="ce138" style:family="table-cell" style:parent-style-name="Default">
      <style:map style:condition="cell-content()=&quot;male&quot;" style:apply-style-name="Untitled1" style:base-cell-address="PVV.K49"/>
      <style:map style:condition="cell-content()=&quot;female&quot;" style:apply-style-name="Untitled2" style:base-cell-address="PVV.K49"/>
    </style:style>
    <style:style style:name="ce139" style:family="table-cell" style:parent-style-name="Default">
      <style:map style:condition="cell-content()=&quot;male&quot;" style:apply-style-name="Untitled1" style:base-cell-address="PVV.K50"/>
      <style:map style:condition="cell-content()=&quot;female&quot;" style:apply-style-name="Untitled2" style:base-cell-address="PVV.K50"/>
    </style:style>
    <style:style style:name="ce140" style:family="table-cell" style:parent-style-name="Default">
      <style:map style:condition="cell-content()=&quot;male&quot;" style:apply-style-name="Untitled1" style:base-cell-address="PVV.K51"/>
      <style:map style:condition="cell-content()=&quot;female&quot;" style:apply-style-name="Untitled2" style:base-cell-address="PVV.K51"/>
    </style:style>
    <style:style style:name="ce141" style:family="table-cell" style:parent-style-name="Default">
      <style:map style:condition="cell-content()=&quot;male&quot;" style:apply-style-name="Untitled1" style:base-cell-address="PVV.K52"/>
      <style:map style:condition="cell-content()=&quot;female&quot;" style:apply-style-name="Untitled2" style:base-cell-address="PVV.K52"/>
    </style:style>
    <style:style style:name="ce142" style:family="table-cell" style:parent-style-name="Default">
      <style:map style:condition="cell-content()=&quot;male&quot;" style:apply-style-name="Untitled1" style:base-cell-address="PVV.K53"/>
      <style:map style:condition="cell-content()=&quot;female&quot;" style:apply-style-name="Untitled2" style:base-cell-address="PVV.K53"/>
    </style:style>
    <style:style style:name="ce143" style:family="table-cell" style:parent-style-name="Default">
      <style:map style:condition="cell-content()=&quot;male&quot;" style:apply-style-name="Untitled1" style:base-cell-address="PVV.K54"/>
      <style:map style:condition="cell-content()=&quot;female&quot;" style:apply-style-name="Untitled2" style:base-cell-address="PVV.K54"/>
    </style:style>
    <style:style style:name="ce144" style:family="table-cell" style:parent-style-name="Default">
      <style:map style:condition="cell-content()=&quot;male&quot;" style:apply-style-name="Untitled1" style:base-cell-address="PVV.K55"/>
      <style:map style:condition="cell-content()=&quot;female&quot;" style:apply-style-name="Untitled2" style:base-cell-address="PVV.K55"/>
    </style:style>
    <style:style style:name="ce145" style:family="table-cell" style:parent-style-name="Default">
      <style:map style:condition="cell-content()=&quot;male&quot;" style:apply-style-name="Untitled1" style:base-cell-address="PVV.K56"/>
      <style:map style:condition="cell-content()=&quot;female&quot;" style:apply-style-name="Untitled2" style:base-cell-address="PVV.K56"/>
    </style:style>
    <style:style style:name="ce146" style:family="table-cell" style:parent-style-name="Default">
      <style:map style:condition="cell-content()=&quot;male&quot;" style:apply-style-name="Untitled1" style:base-cell-address="PVV.K57"/>
      <style:map style:condition="cell-content()=&quot;female&quot;" style:apply-style-name="Untitled2" style:base-cell-address="PVV.K57"/>
    </style:style>
    <style:style style:name="ce147" style:family="table-cell" style:parent-style-name="Default">
      <style:map style:condition="cell-content()=&quot;male&quot;" style:apply-style-name="Untitled1" style:base-cell-address="PVV.K58"/>
      <style:map style:condition="cell-content()=&quot;female&quot;" style:apply-style-name="Untitled2" style:base-cell-address="PVV.K58"/>
    </style:style>
    <style:style style:name="ce148" style:family="table-cell" style:parent-style-name="Default">
      <style:map style:condition="cell-content()=&quot;male&quot;" style:apply-style-name="Untitled1" style:base-cell-address="PVV.K59"/>
      <style:map style:condition="cell-content()=&quot;female&quot;" style:apply-style-name="Untitled2" style:base-cell-address="PVV.K59"/>
    </style:style>
    <style:style style:name="ce149" style:family="table-cell" style:parent-style-name="Default">
      <style:map style:condition="cell-content()=&quot;male&quot;" style:apply-style-name="Untitled1" style:base-cell-address="PVV.K60"/>
      <style:map style:condition="cell-content()=&quot;female&quot;" style:apply-style-name="Untitled2" style:base-cell-address="PVV.K60"/>
    </style:style>
    <style:style style:name="ce150" style:family="table-cell" style:parent-style-name="Default">
      <style:map style:condition="cell-content()=&quot;male&quot;" style:apply-style-name="Untitled1" style:base-cell-address="PVV.K61"/>
      <style:map style:condition="cell-content()=&quot;female&quot;" style:apply-style-name="Untitled2" style:base-cell-address="PVV.K61"/>
    </style:style>
    <style:style style:name="ce151" style:family="table-cell" style:parent-style-name="Default">
      <style:map style:condition="cell-content()=&quot;male&quot;" style:apply-style-name="Untitled1" style:base-cell-address="PVV.K62"/>
      <style:map style:condition="cell-content()=&quot;female&quot;" style:apply-style-name="Untitled2" style:base-cell-address="PVV.K62"/>
    </style:style>
    <style:style style:name="ce152" style:family="table-cell" style:parent-style-name="Default">
      <style:map style:condition="cell-content()=&quot;male&quot;" style:apply-style-name="Untitled1" style:base-cell-address="PVV.K63"/>
      <style:map style:condition="cell-content()=&quot;female&quot;" style:apply-style-name="Untitled2" style:base-cell-address="PVV.K63"/>
    </style:style>
    <style:style style:name="ce153" style:family="table-cell" style:parent-style-name="Default">
      <style:map style:condition="cell-content()=&quot;male&quot;" style:apply-style-name="Untitled1" style:base-cell-address="PVV.K64"/>
      <style:map style:condition="cell-content()=&quot;female&quot;" style:apply-style-name="Untitled2" style:base-cell-address="PVV.K64"/>
    </style:style>
    <style:style style:name="ce154" style:family="table-cell" style:parent-style-name="Default">
      <style:map style:condition="cell-content()=&quot;male&quot;" style:apply-style-name="Untitled1" style:base-cell-address="PVV.K65"/>
      <style:map style:condition="cell-content()=&quot;female&quot;" style:apply-style-name="Untitled2" style:base-cell-address="PVV.K65"/>
    </style:style>
    <style:style style:name="ce155" style:family="table-cell" style:parent-style-name="Default">
      <style:map style:condition="cell-content()=&quot;male&quot;" style:apply-style-name="Untitled1" style:base-cell-address="PVV.K66"/>
      <style:map style:condition="cell-content()=&quot;female&quot;" style:apply-style-name="Untitled2" style:base-cell-address="PVV.K66"/>
    </style:style>
    <style:style style:name="ce156" style:family="table-cell" style:parent-style-name="Default">
      <style:map style:condition="cell-content()=&quot;male&quot;" style:apply-style-name="Untitled1" style:base-cell-address="PVV.K67"/>
      <style:map style:condition="cell-content()=&quot;female&quot;" style:apply-style-name="Untitled2" style:base-cell-address="PVV.K67"/>
    </style:style>
    <style:style style:name="ce157" style:family="table-cell" style:parent-style-name="Default">
      <style:map style:condition="cell-content()=&quot;male&quot;" style:apply-style-name="Untitled1" style:base-cell-address="PVV.K68"/>
      <style:map style:condition="cell-content()=&quot;female&quot;" style:apply-style-name="Untitled2" style:base-cell-address="PVV.K68"/>
    </style:style>
    <style:style style:name="ce158" style:family="table-cell" style:parent-style-name="Default">
      <style:map style:condition="cell-content()=&quot;male&quot;" style:apply-style-name="Untitled1" style:base-cell-address="PVV.K69"/>
      <style:map style:condition="cell-content()=&quot;female&quot;" style:apply-style-name="Untitled2" style:base-cell-address="PVV.K69"/>
    </style:style>
    <style:style style:name="ce159" style:family="table-cell" style:parent-style-name="Default">
      <style:map style:condition="cell-content()=&quot;male&quot;" style:apply-style-name="Untitled1" style:base-cell-address="PVV.K70"/>
      <style:map style:condition="cell-content()=&quot;female&quot;" style:apply-style-name="Untitled2" style:base-cell-address="PVV.K70"/>
    </style:style>
    <style:style style:name="ce160" style:family="table-cell" style:parent-style-name="Default">
      <style:map style:condition="cell-content()=&quot;male&quot;" style:apply-style-name="Untitled1" style:base-cell-address="PVV.K71"/>
      <style:map style:condition="cell-content()=&quot;female&quot;" style:apply-style-name="Untitled2" style:base-cell-address="PVV.K71"/>
    </style:style>
    <style:style style:name="ce161" style:family="table-cell" style:parent-style-name="Default">
      <style:map style:condition="cell-content()=&quot;male&quot;" style:apply-style-name="Untitled1" style:base-cell-address="PVV.K72"/>
      <style:map style:condition="cell-content()=&quot;female&quot;" style:apply-style-name="Untitled2" style:base-cell-address="PVV.K72"/>
    </style:style>
    <style:style style:name="ce162" style:family="table-cell" style:parent-style-name="Default">
      <style:map style:condition="cell-content()=&quot;male&quot;" style:apply-style-name="Untitled1" style:base-cell-address="PVV.K73"/>
      <style:map style:condition="cell-content()=&quot;female&quot;" style:apply-style-name="Untitled2" style:base-cell-address="PVV.K73"/>
    </style:style>
    <style:style style:name="ce163" style:family="table-cell" style:parent-style-name="Default">
      <style:map style:condition="cell-content()=&quot;male&quot;" style:apply-style-name="Untitled1" style:base-cell-address="PVV.K74"/>
      <style:map style:condition="cell-content()=&quot;female&quot;" style:apply-style-name="Untitled2" style:base-cell-address="PVV.K74"/>
    </style:style>
    <style:style style:name="ce164" style:family="table-cell" style:parent-style-name="Default">
      <style:map style:condition="cell-content()=&quot;male&quot;" style:apply-style-name="Untitled1" style:base-cell-address="PVV.K75"/>
      <style:map style:condition="cell-content()=&quot;female&quot;" style:apply-style-name="Untitled2" style:base-cell-address="PVV.K75"/>
    </style:style>
    <style:style style:name="ce165" style:family="table-cell" style:parent-style-name="Default">
      <style:map style:condition="cell-content()=&quot;male&quot;" style:apply-style-name="Untitled1" style:base-cell-address="PVV.K76"/>
      <style:map style:condition="cell-content()=&quot;female&quot;" style:apply-style-name="Untitled2" style:base-cell-address="PVV.K76"/>
    </style:style>
    <style:style style:name="ce166" style:family="table-cell" style:parent-style-name="Default">
      <style:map style:condition="cell-content()=&quot;male&quot;" style:apply-style-name="Untitled1" style:base-cell-address="PVV.K77"/>
      <style:map style:condition="cell-content()=&quot;female&quot;" style:apply-style-name="Untitled2" style:base-cell-address="PVV.K77"/>
    </style:style>
    <style:style style:name="ce167" style:family="table-cell" style:parent-style-name="Default">
      <style:map style:condition="cell-content()=&quot;male&quot;" style:apply-style-name="Untitled1" style:base-cell-address="PVV.K78"/>
      <style:map style:condition="cell-content()=&quot;female&quot;" style:apply-style-name="Untitled2" style:base-cell-address="PVV.K78"/>
    </style:style>
    <style:style style:name="ce168" style:family="table-cell" style:parent-style-name="Default">
      <style:map style:condition="cell-content()=&quot;male&quot;" style:apply-style-name="Untitled1" style:base-cell-address="PVV.K79"/>
      <style:map style:condition="cell-content()=&quot;female&quot;" style:apply-style-name="Untitled2" style:base-cell-address="PVV.K79"/>
    </style:style>
    <style:style style:name="ce169" style:family="table-cell" style:parent-style-name="Default">
      <style:map style:condition="cell-content()=&quot;male&quot;" style:apply-style-name="Untitled1" style:base-cell-address="PVV.K80"/>
      <style:map style:condition="cell-content()=&quot;female&quot;" style:apply-style-name="Untitled2" style:base-cell-address="PVV.K80"/>
    </style:style>
    <style:style style:name="ce170" style:family="table-cell" style:parent-style-name="Default">
      <style:map style:condition="cell-content()=&quot;male&quot;" style:apply-style-name="Untitled1" style:base-cell-address="PVV.K81"/>
      <style:map style:condition="cell-content()=&quot;female&quot;" style:apply-style-name="Untitled2" style:base-cell-address="PVV.K81"/>
    </style:style>
    <style:style style:name="ce171" style:family="table-cell" style:parent-style-name="Default">
      <style:map style:condition="cell-content()=&quot;male&quot;" style:apply-style-name="Untitled1" style:base-cell-address="SP.D2"/>
      <style:map style:condition="cell-content()=&quot;female&quot;" style:apply-style-name="Untitled2" style:base-cell-address="SP.D2"/>
    </style:style>
    <style:style style:name="ce172" style:family="table-cell" style:parent-style-name="Default">
      <style:text-properties fo:font-weight="bold" style:font-weight-asian="bold" style:font-weight-complex="bold"/>
      <style:map style:condition="cell-content()=&quot;male&quot;" style:apply-style-name="Untitled1" style:base-cell-address="SP.K1"/>
      <style:map style:condition="cell-content()=&quot;female&quot;" style:apply-style-name="Untitled2" style:base-cell-address="SP.K1"/>
    </style:style>
    <style:style style:name="ce173" style:family="table-cell" style:parent-style-name="Default">
      <style:map style:condition="cell-content()=&quot;male&quot;" style:apply-style-name="Untitled1" style:base-cell-address="SP.K2"/>
      <style:map style:condition="cell-content()=&quot;female&quot;" style:apply-style-name="Untitled2" style:base-cell-address="SP.K2"/>
    </style:style>
    <style:style style:name="ce174" style:family="table-cell" style:parent-style-name="Default">
      <style:map style:condition="cell-content()=&quot;male&quot;" style:apply-style-name="Untitled1" style:base-cell-address="SP.K3"/>
      <style:map style:condition="cell-content()=&quot;female&quot;" style:apply-style-name="Untitled2" style:base-cell-address="SP.K3"/>
    </style:style>
    <style:style style:name="ce175" style:family="table-cell" style:parent-style-name="Default">
      <style:map style:condition="cell-content()=&quot;male&quot;" style:apply-style-name="Untitled1" style:base-cell-address="SP.K4"/>
      <style:map style:condition="cell-content()=&quot;female&quot;" style:apply-style-name="Untitled2" style:base-cell-address="SP.K4"/>
    </style:style>
    <style:style style:name="ce176" style:family="table-cell" style:parent-style-name="Default">
      <style:map style:condition="cell-content()=&quot;male&quot;" style:apply-style-name="Untitled1" style:base-cell-address="SP.K5"/>
      <style:map style:condition="cell-content()=&quot;female&quot;" style:apply-style-name="Untitled2" style:base-cell-address="SP.K5"/>
    </style:style>
    <style:style style:name="ce177" style:family="table-cell" style:parent-style-name="Default">
      <style:map style:condition="cell-content()=&quot;male&quot;" style:apply-style-name="Untitled1" style:base-cell-address="SP.K6"/>
      <style:map style:condition="cell-content()=&quot;female&quot;" style:apply-style-name="Untitled2" style:base-cell-address="SP.K6"/>
    </style:style>
    <style:style style:name="ce178" style:family="table-cell" style:parent-style-name="Default">
      <style:map style:condition="cell-content()=&quot;male&quot;" style:apply-style-name="Untitled1" style:base-cell-address="SP.K7"/>
      <style:map style:condition="cell-content()=&quot;female&quot;" style:apply-style-name="Untitled2" style:base-cell-address="SP.K7"/>
    </style:style>
    <style:style style:name="ce179" style:family="table-cell" style:parent-style-name="Default">
      <style:map style:condition="cell-content()=&quot;male&quot;" style:apply-style-name="Untitled1" style:base-cell-address="SP.K8"/>
      <style:map style:condition="cell-content()=&quot;female&quot;" style:apply-style-name="Untitled2" style:base-cell-address="SP.K8"/>
    </style:style>
    <style:style style:name="ce180" style:family="table-cell" style:parent-style-name="Default">
      <style:map style:condition="cell-content()=&quot;male&quot;" style:apply-style-name="Untitled1" style:base-cell-address="SP.K9"/>
      <style:map style:condition="cell-content()=&quot;female&quot;" style:apply-style-name="Untitled2" style:base-cell-address="SP.K9"/>
    </style:style>
    <style:style style:name="ce181" style:family="table-cell" style:parent-style-name="Default">
      <style:map style:condition="cell-content()=&quot;male&quot;" style:apply-style-name="Untitled1" style:base-cell-address="SP.K10"/>
      <style:map style:condition="cell-content()=&quot;female&quot;" style:apply-style-name="Untitled2" style:base-cell-address="SP.K10"/>
    </style:style>
    <style:style style:name="ce182" style:family="table-cell" style:parent-style-name="Default">
      <style:map style:condition="cell-content()=&quot;male&quot;" style:apply-style-name="Untitled1" style:base-cell-address="SP.K11"/>
      <style:map style:condition="cell-content()=&quot;female&quot;" style:apply-style-name="Untitled2" style:base-cell-address="SP.K11"/>
    </style:style>
    <style:style style:name="ce183" style:family="table-cell" style:parent-style-name="Default">
      <style:map style:condition="cell-content()=&quot;male&quot;" style:apply-style-name="Untitled1" style:base-cell-address="SP.K12"/>
      <style:map style:condition="cell-content()=&quot;female&quot;" style:apply-style-name="Untitled2" style:base-cell-address="SP.K12"/>
    </style:style>
    <style:style style:name="ce184" style:family="table-cell" style:parent-style-name="Default">
      <style:map style:condition="cell-content()=&quot;male&quot;" style:apply-style-name="Untitled1" style:base-cell-address="SP.K13"/>
      <style:map style:condition="cell-content()=&quot;female&quot;" style:apply-style-name="Untitled2" style:base-cell-address="SP.K13"/>
    </style:style>
    <style:style style:name="ce185" style:family="table-cell" style:parent-style-name="Default">
      <style:map style:condition="cell-content()=&quot;male&quot;" style:apply-style-name="Untitled1" style:base-cell-address="SP.K14"/>
      <style:map style:condition="cell-content()=&quot;female&quot;" style:apply-style-name="Untitled2" style:base-cell-address="SP.K14"/>
    </style:style>
    <style:style style:name="ce186" style:family="table-cell" style:parent-style-name="Default">
      <style:map style:condition="cell-content()=&quot;male&quot;" style:apply-style-name="Untitled1" style:base-cell-address="SP.K15"/>
      <style:map style:condition="cell-content()=&quot;female&quot;" style:apply-style-name="Untitled2" style:base-cell-address="SP.K15"/>
    </style:style>
    <style:style style:name="ce187" style:family="table-cell" style:parent-style-name="Default">
      <style:map style:condition="cell-content()=&quot;male&quot;" style:apply-style-name="Untitled1" style:base-cell-address="SP.K16"/>
      <style:map style:condition="cell-content()=&quot;female&quot;" style:apply-style-name="Untitled2" style:base-cell-address="SP.K16"/>
    </style:style>
    <style:style style:name="ce188" style:family="table-cell" style:parent-style-name="Default">
      <style:map style:condition="cell-content()=&quot;male&quot;" style:apply-style-name="Untitled1" style:base-cell-address="SP.K17"/>
      <style:map style:condition="cell-content()=&quot;female&quot;" style:apply-style-name="Untitled2" style:base-cell-address="SP.K17"/>
    </style:style>
    <style:style style:name="ce189" style:family="table-cell" style:parent-style-name="Default">
      <style:map style:condition="cell-content()=&quot;male&quot;" style:apply-style-name="Untitled1" style:base-cell-address="SP.K18"/>
      <style:map style:condition="cell-content()=&quot;female&quot;" style:apply-style-name="Untitled2" style:base-cell-address="SP.K18"/>
    </style:style>
    <style:style style:name="ce190" style:family="table-cell" style:parent-style-name="Default">
      <style:map style:condition="cell-content()=&quot;male&quot;" style:apply-style-name="Untitled1" style:base-cell-address="SP.K19"/>
      <style:map style:condition="cell-content()=&quot;female&quot;" style:apply-style-name="Untitled2" style:base-cell-address="SP.K19"/>
    </style:style>
    <style:style style:name="ce191" style:family="table-cell" style:parent-style-name="Default">
      <style:map style:condition="cell-content()=&quot;male&quot;" style:apply-style-name="Untitled1" style:base-cell-address="SP.K20"/>
      <style:map style:condition="cell-content()=&quot;female&quot;" style:apply-style-name="Untitled2" style:base-cell-address="SP.K20"/>
    </style:style>
    <style:style style:name="ce192" style:family="table-cell" style:parent-style-name="Default">
      <style:map style:condition="cell-content()=&quot;male&quot;" style:apply-style-name="Untitled1" style:base-cell-address="SP.K21"/>
      <style:map style:condition="cell-content()=&quot;female&quot;" style:apply-style-name="Untitled2" style:base-cell-address="SP.K21"/>
    </style:style>
    <style:style style:name="ce193" style:family="table-cell" style:parent-style-name="Default">
      <style:map style:condition="cell-content()=&quot;male&quot;" style:apply-style-name="Untitled1" style:base-cell-address="SP.K22"/>
      <style:map style:condition="cell-content()=&quot;female&quot;" style:apply-style-name="Untitled2" style:base-cell-address="SP.K22"/>
    </style:style>
    <style:style style:name="ce194" style:family="table-cell" style:parent-style-name="Default">
      <style:map style:condition="cell-content()=&quot;male&quot;" style:apply-style-name="Untitled1" style:base-cell-address="SP.K23"/>
      <style:map style:condition="cell-content()=&quot;female&quot;" style:apply-style-name="Untitled2" style:base-cell-address="SP.K23"/>
    </style:style>
    <style:style style:name="ce195" style:family="table-cell" style:parent-style-name="Default">
      <style:map style:condition="cell-content()=&quot;male&quot;" style:apply-style-name="Untitled1" style:base-cell-address="SP.K24"/>
      <style:map style:condition="cell-content()=&quot;female&quot;" style:apply-style-name="Untitled2" style:base-cell-address="SP.K24"/>
    </style:style>
    <style:style style:name="ce196" style:family="table-cell" style:parent-style-name="Default">
      <style:map style:condition="cell-content()=&quot;male&quot;" style:apply-style-name="Untitled1" style:base-cell-address="SP.K25"/>
      <style:map style:condition="cell-content()=&quot;female&quot;" style:apply-style-name="Untitled2" style:base-cell-address="SP.K25"/>
    </style:style>
    <style:style style:name="ce197" style:family="table-cell" style:parent-style-name="Default">
      <style:map style:condition="cell-content()=&quot;male&quot;" style:apply-style-name="Untitled1" style:base-cell-address="SP.K26"/>
      <style:map style:condition="cell-content()=&quot;female&quot;" style:apply-style-name="Untitled2" style:base-cell-address="SP.K26"/>
    </style:style>
    <style:style style:name="ce198" style:family="table-cell" style:parent-style-name="Default">
      <style:map style:condition="cell-content()=&quot;male&quot;" style:apply-style-name="Untitled1" style:base-cell-address="SP.K27"/>
      <style:map style:condition="cell-content()=&quot;female&quot;" style:apply-style-name="Untitled2" style:base-cell-address="SP.K27"/>
    </style:style>
    <style:style style:name="ce199" style:family="table-cell" style:parent-style-name="Default">
      <style:map style:condition="cell-content()=&quot;male&quot;" style:apply-style-name="Untitled1" style:base-cell-address="SP.K28"/>
      <style:map style:condition="cell-content()=&quot;female&quot;" style:apply-style-name="Untitled2" style:base-cell-address="SP.K28"/>
    </style:style>
    <style:style style:name="ce200" style:family="table-cell" style:parent-style-name="Default">
      <style:map style:condition="cell-content()=&quot;male&quot;" style:apply-style-name="Untitled1" style:base-cell-address="SP.K29"/>
      <style:map style:condition="cell-content()=&quot;female&quot;" style:apply-style-name="Untitled2" style:base-cell-address="SP.K29"/>
    </style:style>
    <style:style style:name="ce201" style:family="table-cell" style:parent-style-name="Default">
      <style:map style:condition="cell-content()=&quot;male&quot;" style:apply-style-name="Untitled1" style:base-cell-address="SP.K30"/>
      <style:map style:condition="cell-content()=&quot;female&quot;" style:apply-style-name="Untitled2" style:base-cell-address="SP.K30"/>
    </style:style>
    <style:style style:name="ce202" style:family="table-cell" style:parent-style-name="Default">
      <style:map style:condition="cell-content()=&quot;male&quot;" style:apply-style-name="Untitled1" style:base-cell-address="SP.K31"/>
      <style:map style:condition="cell-content()=&quot;female&quot;" style:apply-style-name="Untitled2" style:base-cell-address="SP.K31"/>
    </style:style>
    <style:style style:name="ce203" style:family="table-cell" style:parent-style-name="Default">
      <style:map style:condition="cell-content()=&quot;male&quot;" style:apply-style-name="Untitled1" style:base-cell-address="SP.K32"/>
      <style:map style:condition="cell-content()=&quot;female&quot;" style:apply-style-name="Untitled2" style:base-cell-address="SP.K32"/>
    </style:style>
    <style:style style:name="ce204" style:family="table-cell" style:parent-style-name="Default">
      <style:map style:condition="cell-content()=&quot;male&quot;" style:apply-style-name="Untitled1" style:base-cell-address="SP.K33"/>
      <style:map style:condition="cell-content()=&quot;female&quot;" style:apply-style-name="Untitled2" style:base-cell-address="SP.K33"/>
    </style:style>
    <style:style style:name="ce205" style:family="table-cell" style:parent-style-name="Default">
      <style:map style:condition="cell-content()=&quot;male&quot;" style:apply-style-name="Untitled1" style:base-cell-address="SP.K34"/>
      <style:map style:condition="cell-content()=&quot;female&quot;" style:apply-style-name="Untitled2" style:base-cell-address="SP.K34"/>
    </style:style>
    <style:style style:name="ce206" style:family="table-cell" style:parent-style-name="Default">
      <style:map style:condition="cell-content()=&quot;male&quot;" style:apply-style-name="Untitled1" style:base-cell-address="SP.K35"/>
      <style:map style:condition="cell-content()=&quot;female&quot;" style:apply-style-name="Untitled2" style:base-cell-address="SP.K35"/>
    </style:style>
    <style:style style:name="ce207" style:family="table-cell" style:parent-style-name="Default">
      <style:map style:condition="cell-content()=&quot;male&quot;" style:apply-style-name="Untitled1" style:base-cell-address="SP.K36"/>
      <style:map style:condition="cell-content()=&quot;female&quot;" style:apply-style-name="Untitled2" style:base-cell-address="SP.K36"/>
    </style:style>
    <style:style style:name="ce208" style:family="table-cell" style:parent-style-name="Default">
      <style:map style:condition="cell-content()=&quot;male&quot;" style:apply-style-name="Untitled1" style:base-cell-address="SP.K37"/>
      <style:map style:condition="cell-content()=&quot;female&quot;" style:apply-style-name="Untitled2" style:base-cell-address="SP.K37"/>
    </style:style>
    <style:style style:name="ce209" style:family="table-cell" style:parent-style-name="Default">
      <style:map style:condition="cell-content()=&quot;male&quot;" style:apply-style-name="Untitled1" style:base-cell-address="SP.K38"/>
      <style:map style:condition="cell-content()=&quot;female&quot;" style:apply-style-name="Untitled2" style:base-cell-address="SP.K38"/>
    </style:style>
    <style:style style:name="ce210" style:family="table-cell" style:parent-style-name="Default">
      <style:map style:condition="cell-content()=&quot;male&quot;" style:apply-style-name="Untitled1" style:base-cell-address="SP.K39"/>
      <style:map style:condition="cell-content()=&quot;female&quot;" style:apply-style-name="Untitled2" style:base-cell-address="SP.K39"/>
    </style:style>
    <style:style style:name="ce211" style:family="table-cell" style:parent-style-name="Default">
      <style:map style:condition="cell-content()=&quot;male&quot;" style:apply-style-name="Untitled1" style:base-cell-address="SP.K40"/>
      <style:map style:condition="cell-content()=&quot;female&quot;" style:apply-style-name="Untitled2" style:base-cell-address="SP.K40"/>
    </style:style>
    <style:style style:name="ce212" style:family="table-cell" style:parent-style-name="Default">
      <style:map style:condition="cell-content()=&quot;male&quot;" style:apply-style-name="Untitled1" style:base-cell-address="SP.K41"/>
      <style:map style:condition="cell-content()=&quot;female&quot;" style:apply-style-name="Untitled2" style:base-cell-address="SP.K41"/>
    </style:style>
    <style:style style:name="ce213" style:family="table-cell" style:parent-style-name="Default">
      <style:map style:condition="cell-content()=&quot;male&quot;" style:apply-style-name="Untitled1" style:base-cell-address="SP.K42"/>
      <style:map style:condition="cell-content()=&quot;female&quot;" style:apply-style-name="Untitled2" style:base-cell-address="SP.K42"/>
    </style:style>
    <style:style style:name="ce214" style:family="table-cell" style:parent-style-name="Default">
      <style:map style:condition="cell-content()=&quot;male&quot;" style:apply-style-name="Untitled1" style:base-cell-address="SP.K43"/>
      <style:map style:condition="cell-content()=&quot;female&quot;" style:apply-style-name="Untitled2" style:base-cell-address="SP.K43"/>
    </style:style>
    <style:style style:name="ce215" style:family="table-cell" style:parent-style-name="Default">
      <style:map style:condition="cell-content()=&quot;male&quot;" style:apply-style-name="Untitled1" style:base-cell-address="SP.K44"/>
      <style:map style:condition="cell-content()=&quot;female&quot;" style:apply-style-name="Untitled2" style:base-cell-address="SP.K44"/>
    </style:style>
    <style:style style:name="ce216" style:family="table-cell" style:parent-style-name="Default">
      <style:map style:condition="cell-content()=&quot;male&quot;" style:apply-style-name="Untitled1" style:base-cell-address="SP.K45"/>
      <style:map style:condition="cell-content()=&quot;female&quot;" style:apply-style-name="Untitled2" style:base-cell-address="SP.K45"/>
    </style:style>
    <style:style style:name="ce217" style:family="table-cell" style:parent-style-name="Default">
      <style:map style:condition="cell-content()=&quot;male&quot;" style:apply-style-name="Untitled1" style:base-cell-address="SP.K46"/>
      <style:map style:condition="cell-content()=&quot;female&quot;" style:apply-style-name="Untitled2" style:base-cell-address="SP.K46"/>
    </style:style>
    <style:style style:name="ce218" style:family="table-cell" style:parent-style-name="Default">
      <style:map style:condition="cell-content()=&quot;male&quot;" style:apply-style-name="Untitled1" style:base-cell-address="SP.K47"/>
      <style:map style:condition="cell-content()=&quot;female&quot;" style:apply-style-name="Untitled2" style:base-cell-address="SP.K47"/>
    </style:style>
    <style:style style:name="ce219" style:family="table-cell" style:parent-style-name="Default">
      <style:map style:condition="cell-content()=&quot;male&quot;" style:apply-style-name="Untitled1" style:base-cell-address="SP.K48"/>
      <style:map style:condition="cell-content()=&quot;female&quot;" style:apply-style-name="Untitled2" style:base-cell-address="SP.K48"/>
    </style:style>
    <style:style style:name="ce220" style:family="table-cell" style:parent-style-name="Default">
      <style:map style:condition="cell-content()=&quot;male&quot;" style:apply-style-name="Untitled1" style:base-cell-address="SP.K49"/>
      <style:map style:condition="cell-content()=&quot;female&quot;" style:apply-style-name="Untitled2" style:base-cell-address="SP.K49"/>
    </style:style>
    <style:style style:name="ce221" style:family="table-cell" style:parent-style-name="Default">
      <style:map style:condition="cell-content()=&quot;male&quot;" style:apply-style-name="Untitled1" style:base-cell-address="SP.K50"/>
      <style:map style:condition="cell-content()=&quot;female&quot;" style:apply-style-name="Untitled2" style:base-cell-address="SP.K50"/>
    </style:style>
    <style:style style:name="ce222" style:family="table-cell" style:parent-style-name="Default">
      <style:map style:condition="cell-content()=&quot;male&quot;" style:apply-style-name="Untitled1" style:base-cell-address="SP.K51"/>
      <style:map style:condition="cell-content()=&quot;female&quot;" style:apply-style-name="Untitled2" style:base-cell-address="SP.K51"/>
    </style:style>
    <style:style style:name="ce223" style:family="table-cell" style:parent-style-name="Default">
      <style:map style:condition="cell-content()=&quot;male&quot;" style:apply-style-name="Untitled1" style:base-cell-address="SP.K52"/>
      <style:map style:condition="cell-content()=&quot;female&quot;" style:apply-style-name="Untitled2" style:base-cell-address="SP.K52"/>
    </style:style>
    <style:style style:name="ce224" style:family="table-cell" style:parent-style-name="Default">
      <style:map style:condition="cell-content()=&quot;male&quot;" style:apply-style-name="Untitled1" style:base-cell-address="SP.K53"/>
      <style:map style:condition="cell-content()=&quot;female&quot;" style:apply-style-name="Untitled2" style:base-cell-address="SP.K53"/>
    </style:style>
    <style:style style:name="ce225" style:family="table-cell" style:parent-style-name="Default">
      <style:map style:condition="cell-content()=&quot;male&quot;" style:apply-style-name="Untitled1" style:base-cell-address="SP.K54"/>
      <style:map style:condition="cell-content()=&quot;female&quot;" style:apply-style-name="Untitled2" style:base-cell-address="SP.K54"/>
    </style:style>
    <style:style style:name="ce226" style:family="table-cell" style:parent-style-name="Default">
      <style:map style:condition="cell-content()=&quot;male&quot;" style:apply-style-name="Untitled1" style:base-cell-address="SP.K55"/>
      <style:map style:condition="cell-content()=&quot;female&quot;" style:apply-style-name="Untitled2" style:base-cell-address="SP.K55"/>
    </style:style>
    <style:style style:name="ce227" style:family="table-cell" style:parent-style-name="Default">
      <style:map style:condition="cell-content()=&quot;male&quot;" style:apply-style-name="Untitled1" style:base-cell-address="SP.K56"/>
      <style:map style:condition="cell-content()=&quot;female&quot;" style:apply-style-name="Untitled2" style:base-cell-address="SP.K56"/>
    </style:style>
    <style:style style:name="ce228" style:family="table-cell" style:parent-style-name="Default">
      <style:map style:condition="cell-content()=&quot;male&quot;" style:apply-style-name="Untitled1" style:base-cell-address="SP.K57"/>
      <style:map style:condition="cell-content()=&quot;female&quot;" style:apply-style-name="Untitled2" style:base-cell-address="SP.K57"/>
    </style:style>
    <style:style style:name="ce229" style:family="table-cell" style:parent-style-name="Default">
      <style:map style:condition="cell-content()=&quot;male&quot;" style:apply-style-name="Untitled1" style:base-cell-address="SP.K58"/>
      <style:map style:condition="cell-content()=&quot;female&quot;" style:apply-style-name="Untitled2" style:base-cell-address="SP.K58"/>
    </style:style>
    <style:style style:name="ce230" style:family="table-cell" style:parent-style-name="Default">
      <style:map style:condition="cell-content()=&quot;male&quot;" style:apply-style-name="Untitled1" style:base-cell-address="SP.K59"/>
      <style:map style:condition="cell-content()=&quot;female&quot;" style:apply-style-name="Untitled2" style:base-cell-address="SP.K59"/>
    </style:style>
    <style:style style:name="ce231" style:family="table-cell" style:parent-style-name="Default">
      <style:map style:condition="cell-content()=&quot;male&quot;" style:apply-style-name="Untitled1" style:base-cell-address="SP.K60"/>
      <style:map style:condition="cell-content()=&quot;female&quot;" style:apply-style-name="Untitled2" style:base-cell-address="SP.K60"/>
    </style:style>
    <style:style style:name="ce232" style:family="table-cell" style:parent-style-name="Default">
      <style:map style:condition="cell-content()=&quot;male&quot;" style:apply-style-name="Untitled1" style:base-cell-address="SP.K61"/>
      <style:map style:condition="cell-content()=&quot;female&quot;" style:apply-style-name="Untitled2" style:base-cell-address="SP.K61"/>
    </style:style>
    <style:style style:name="ce233" style:family="table-cell" style:parent-style-name="Default">
      <style:map style:condition="cell-content()=&quot;male&quot;" style:apply-style-name="Untitled1" style:base-cell-address="SP.K62"/>
      <style:map style:condition="cell-content()=&quot;female&quot;" style:apply-style-name="Untitled2" style:base-cell-address="SP.K62"/>
    </style:style>
    <style:style style:name="ce234" style:family="table-cell" style:parent-style-name="Default">
      <style:map style:condition="cell-content()=&quot;male&quot;" style:apply-style-name="Untitled1" style:base-cell-address="SP.K63"/>
      <style:map style:condition="cell-content()=&quot;female&quot;" style:apply-style-name="Untitled2" style:base-cell-address="SP.K63"/>
    </style:style>
    <style:style style:name="ce235" style:family="table-cell" style:parent-style-name="Default">
      <style:map style:condition="cell-content()=&quot;male&quot;" style:apply-style-name="Untitled1" style:base-cell-address="SP.K64"/>
      <style:map style:condition="cell-content()=&quot;female&quot;" style:apply-style-name="Untitled2" style:base-cell-address="SP.K64"/>
    </style:style>
    <style:style style:name="ce236" style:family="table-cell" style:parent-style-name="Default">
      <style:map style:condition="cell-content()=&quot;male&quot;" style:apply-style-name="Untitled1" style:base-cell-address="SP.K65"/>
      <style:map style:condition="cell-content()=&quot;female&quot;" style:apply-style-name="Untitled2" style:base-cell-address="SP.K65"/>
    </style:style>
    <style:style style:name="ce237" style:family="table-cell" style:parent-style-name="Default">
      <style:map style:condition="cell-content()=&quot;male&quot;" style:apply-style-name="Untitled1" style:base-cell-address="SP.K66"/>
      <style:map style:condition="cell-content()=&quot;female&quot;" style:apply-style-name="Untitled2" style:base-cell-address="SP.K66"/>
    </style:style>
    <style:style style:name="ce238" style:family="table-cell" style:parent-style-name="Default">
      <style:map style:condition="cell-content()=&quot;male&quot;" style:apply-style-name="Untitled1" style:base-cell-address="SP.K67"/>
      <style:map style:condition="cell-content()=&quot;female&quot;" style:apply-style-name="Untitled2" style:base-cell-address="SP.K67"/>
    </style:style>
    <style:style style:name="ce239" style:family="table-cell" style:parent-style-name="Default">
      <style:map style:condition="cell-content()=&quot;male&quot;" style:apply-style-name="Untitled1" style:base-cell-address="SP.K68"/>
      <style:map style:condition="cell-content()=&quot;female&quot;" style:apply-style-name="Untitled2" style:base-cell-address="SP.K68"/>
    </style:style>
    <style:style style:name="ce240" style:family="table-cell" style:parent-style-name="Default">
      <style:map style:condition="cell-content()=&quot;male&quot;" style:apply-style-name="Untitled1" style:base-cell-address="SP.K69"/>
      <style:map style:condition="cell-content()=&quot;female&quot;" style:apply-style-name="Untitled2" style:base-cell-address="SP.K69"/>
    </style:style>
    <style:style style:name="ce241" style:family="table-cell" style:parent-style-name="Default">
      <style:map style:condition="cell-content()=&quot;male&quot;" style:apply-style-name="Untitled1" style:base-cell-address="SP.K70"/>
      <style:map style:condition="cell-content()=&quot;female&quot;" style:apply-style-name="Untitled2" style:base-cell-address="SP.K70"/>
    </style:style>
    <style:style style:name="ce242" style:family="table-cell" style:parent-style-name="Default">
      <style:map style:condition="cell-content()=&quot;male&quot;" style:apply-style-name="Untitled1" style:base-cell-address="SP.K71"/>
      <style:map style:condition="cell-content()=&quot;female&quot;" style:apply-style-name="Untitled2" style:base-cell-address="SP.K71"/>
    </style:style>
    <style:style style:name="ce243" style:family="table-cell" style:parent-style-name="Default">
      <style:map style:condition="cell-content()=&quot;male&quot;" style:apply-style-name="Untitled1" style:base-cell-address="SP.K72"/>
      <style:map style:condition="cell-content()=&quot;female&quot;" style:apply-style-name="Untitled2" style:base-cell-address="SP.K72"/>
    </style:style>
    <style:style style:name="ce244" style:family="table-cell" style:parent-style-name="Default">
      <style:map style:condition="cell-content()=&quot;male&quot;" style:apply-style-name="Untitled1" style:base-cell-address="SP.K73"/>
      <style:map style:condition="cell-content()=&quot;female&quot;" style:apply-style-name="Untitled2" style:base-cell-address="SP.K73"/>
    </style:style>
    <style:style style:name="ce245" style:family="table-cell" style:parent-style-name="Default">
      <style:map style:condition="cell-content()=&quot;male&quot;" style:apply-style-name="Untitled1" style:base-cell-address="SP.K74"/>
      <style:map style:condition="cell-content()=&quot;female&quot;" style:apply-style-name="Untitled2" style:base-cell-address="SP.K74"/>
    </style:style>
    <style:style style:name="ce246" style:family="table-cell" style:parent-style-name="Default">
      <style:map style:condition="cell-content()=&quot;male&quot;" style:apply-style-name="Untitled1" style:base-cell-address="SP.K75"/>
      <style:map style:condition="cell-content()=&quot;female&quot;" style:apply-style-name="Untitled2" style:base-cell-address="SP.K75"/>
    </style:style>
    <style:style style:name="ce247" style:family="table-cell" style:parent-style-name="Default">
      <style:map style:condition="cell-content()=&quot;male&quot;" style:apply-style-name="Untitled1" style:base-cell-address="SP.K76"/>
      <style:map style:condition="cell-content()=&quot;female&quot;" style:apply-style-name="Untitled2" style:base-cell-address="SP.K76"/>
    </style:style>
    <style:style style:name="ce248" style:family="table-cell" style:parent-style-name="Default">
      <style:map style:condition="cell-content()=&quot;male&quot;" style:apply-style-name="Untitled1" style:base-cell-address="SP.K77"/>
      <style:map style:condition="cell-content()=&quot;female&quot;" style:apply-style-name="Untitled2" style:base-cell-address="SP.K77"/>
    </style:style>
    <style:style style:name="ce249" style:family="table-cell" style:parent-style-name="Default">
      <style:map style:condition="cell-content()=&quot;male&quot;" style:apply-style-name="Untitled1" style:base-cell-address="SP.K78"/>
      <style:map style:condition="cell-content()=&quot;female&quot;" style:apply-style-name="Untitled2" style:base-cell-address="SP.K78"/>
    </style:style>
    <style:style style:name="ce250" style:family="table-cell" style:parent-style-name="Default">
      <style:map style:condition="cell-content()=&quot;male&quot;" style:apply-style-name="Untitled1" style:base-cell-address="SP.K79"/>
      <style:map style:condition="cell-content()=&quot;female&quot;" style:apply-style-name="Untitled2" style:base-cell-address="SP.K79"/>
    </style:style>
    <style:style style:name="ce251" style:family="table-cell" style:parent-style-name="Default">
      <style:map style:condition="cell-content()=&quot;male&quot;" style:apply-style-name="Untitled1" style:base-cell-address="SP.K80"/>
      <style:map style:condition="cell-content()=&quot;female&quot;" style:apply-style-name="Untitled2" style:base-cell-address="SP.K80"/>
    </style:style>
    <style:style style:name="ce252" style:family="table-cell" style:parent-style-name="Default">
      <style:map style:condition="cell-content()=&quot;male&quot;" style:apply-style-name="Untitled1" style:base-cell-address="SP.K81"/>
      <style:map style:condition="cell-content()=&quot;female&quot;" style:apply-style-name="Untitled2" style:base-cell-address="SP.K81"/>
    </style:style>
    <style:style style:name="ce253" style:family="table-cell" style:parent-style-name="Default">
      <style:map style:condition="cell-content()=&quot;male&quot;" style:apply-style-name="Untitled1" style:base-cell-address="CDA.D2"/>
      <style:map style:condition="cell-content()=&quot;female&quot;" style:apply-style-name="Untitled2" style:base-cell-address="CDA.D2"/>
    </style:style>
    <style:style style:name="ce254" style:family="table-cell" style:parent-style-name="Default">
      <style:text-properties fo:font-weight="bold" style:font-weight-asian="bold" style:font-weight-complex="bold"/>
      <style:map style:condition="cell-content()=&quot;male&quot;" style:apply-style-name="Untitled1" style:base-cell-address="CDA.K1"/>
      <style:map style:condition="cell-content()=&quot;female&quot;" style:apply-style-name="Untitled2" style:base-cell-address="CDA.K1"/>
    </style:style>
    <style:style style:name="ce255" style:family="table-cell" style:parent-style-name="Default">
      <style:map style:condition="cell-content()=&quot;male&quot;" style:apply-style-name="Untitled1" style:base-cell-address="CDA.K2"/>
      <style:map style:condition="cell-content()=&quot;female&quot;" style:apply-style-name="Untitled2" style:base-cell-address="CDA.K2"/>
    </style:style>
    <style:style style:name="ce256" style:family="table-cell" style:parent-style-name="Default">
      <style:map style:condition="cell-content()=&quot;male&quot;" style:apply-style-name="Untitled1" style:base-cell-address="CDA.K3"/>
      <style:map style:condition="cell-content()=&quot;female&quot;" style:apply-style-name="Untitled2" style:base-cell-address="CDA.K3"/>
    </style:style>
    <style:style style:name="ce257" style:family="table-cell" style:parent-style-name="Default">
      <style:map style:condition="cell-content()=&quot;male&quot;" style:apply-style-name="Untitled1" style:base-cell-address="CDA.K4"/>
      <style:map style:condition="cell-content()=&quot;female&quot;" style:apply-style-name="Untitled2" style:base-cell-address="CDA.K4"/>
    </style:style>
    <style:style style:name="ce258" style:family="table-cell" style:parent-style-name="Default">
      <style:map style:condition="cell-content()=&quot;male&quot;" style:apply-style-name="Untitled1" style:base-cell-address="CDA.K5"/>
      <style:map style:condition="cell-content()=&quot;female&quot;" style:apply-style-name="Untitled2" style:base-cell-address="CDA.K5"/>
    </style:style>
    <style:style style:name="ce259" style:family="table-cell" style:parent-style-name="Default">
      <style:map style:condition="cell-content()=&quot;male&quot;" style:apply-style-name="Untitled1" style:base-cell-address="CDA.K6"/>
      <style:map style:condition="cell-content()=&quot;female&quot;" style:apply-style-name="Untitled2" style:base-cell-address="CDA.K6"/>
    </style:style>
    <style:style style:name="ce260" style:family="table-cell" style:parent-style-name="Default">
      <style:map style:condition="cell-content()=&quot;male&quot;" style:apply-style-name="Untitled1" style:base-cell-address="CDA.K7"/>
      <style:map style:condition="cell-content()=&quot;female&quot;" style:apply-style-name="Untitled2" style:base-cell-address="CDA.K7"/>
    </style:style>
    <style:style style:name="ce261" style:family="table-cell" style:parent-style-name="Default">
      <style:map style:condition="cell-content()=&quot;male&quot;" style:apply-style-name="Untitled1" style:base-cell-address="CDA.K8"/>
      <style:map style:condition="cell-content()=&quot;female&quot;" style:apply-style-name="Untitled2" style:base-cell-address="CDA.K8"/>
    </style:style>
    <style:style style:name="ce262" style:family="table-cell" style:parent-style-name="Default">
      <style:map style:condition="cell-content()=&quot;male&quot;" style:apply-style-name="Untitled1" style:base-cell-address="CDA.K9"/>
      <style:map style:condition="cell-content()=&quot;female&quot;" style:apply-style-name="Untitled2" style:base-cell-address="CDA.K9"/>
    </style:style>
    <style:style style:name="ce263" style:family="table-cell" style:parent-style-name="Default">
      <style:map style:condition="cell-content()=&quot;male&quot;" style:apply-style-name="Untitled1" style:base-cell-address="CDA.K10"/>
      <style:map style:condition="cell-content()=&quot;female&quot;" style:apply-style-name="Untitled2" style:base-cell-address="CDA.K10"/>
    </style:style>
    <style:style style:name="ce264" style:family="table-cell" style:parent-style-name="Default">
      <style:map style:condition="cell-content()=&quot;male&quot;" style:apply-style-name="Untitled1" style:base-cell-address="CDA.K11"/>
      <style:map style:condition="cell-content()=&quot;female&quot;" style:apply-style-name="Untitled2" style:base-cell-address="CDA.K11"/>
    </style:style>
    <style:style style:name="ce265" style:family="table-cell" style:parent-style-name="Default">
      <style:map style:condition="cell-content()=&quot;male&quot;" style:apply-style-name="Untitled1" style:base-cell-address="CDA.K12"/>
      <style:map style:condition="cell-content()=&quot;female&quot;" style:apply-style-name="Untitled2" style:base-cell-address="CDA.K12"/>
    </style:style>
    <style:style style:name="ce266" style:family="table-cell" style:parent-style-name="Default">
      <style:map style:condition="cell-content()=&quot;male&quot;" style:apply-style-name="Untitled1" style:base-cell-address="CDA.K13"/>
      <style:map style:condition="cell-content()=&quot;female&quot;" style:apply-style-name="Untitled2" style:base-cell-address="CDA.K13"/>
    </style:style>
    <style:style style:name="ce267" style:family="table-cell" style:parent-style-name="Default">
      <style:map style:condition="cell-content()=&quot;male&quot;" style:apply-style-name="Untitled1" style:base-cell-address="CDA.K14"/>
      <style:map style:condition="cell-content()=&quot;female&quot;" style:apply-style-name="Untitled2" style:base-cell-address="CDA.K14"/>
    </style:style>
    <style:style style:name="ce268" style:family="table-cell" style:parent-style-name="Default">
      <style:map style:condition="cell-content()=&quot;male&quot;" style:apply-style-name="Untitled1" style:base-cell-address="CDA.K15"/>
      <style:map style:condition="cell-content()=&quot;female&quot;" style:apply-style-name="Untitled2" style:base-cell-address="CDA.K15"/>
    </style:style>
    <style:style style:name="ce269" style:family="table-cell" style:parent-style-name="Default">
      <style:map style:condition="cell-content()=&quot;male&quot;" style:apply-style-name="Untitled1" style:base-cell-address="CDA.K16"/>
      <style:map style:condition="cell-content()=&quot;female&quot;" style:apply-style-name="Untitled2" style:base-cell-address="CDA.K16"/>
    </style:style>
    <style:style style:name="ce270" style:family="table-cell" style:parent-style-name="Default">
      <style:map style:condition="cell-content()=&quot;male&quot;" style:apply-style-name="Untitled1" style:base-cell-address="CDA.K17"/>
      <style:map style:condition="cell-content()=&quot;female&quot;" style:apply-style-name="Untitled2" style:base-cell-address="CDA.K17"/>
    </style:style>
    <style:style style:name="ce271" style:family="table-cell" style:parent-style-name="Default">
      <style:map style:condition="cell-content()=&quot;male&quot;" style:apply-style-name="Untitled1" style:base-cell-address="CDA.K18"/>
      <style:map style:condition="cell-content()=&quot;female&quot;" style:apply-style-name="Untitled2" style:base-cell-address="CDA.K18"/>
    </style:style>
    <style:style style:name="ce272" style:family="table-cell" style:parent-style-name="Default">
      <style:map style:condition="cell-content()=&quot;male&quot;" style:apply-style-name="Untitled1" style:base-cell-address="CDA.K19"/>
      <style:map style:condition="cell-content()=&quot;female&quot;" style:apply-style-name="Untitled2" style:base-cell-address="CDA.K19"/>
    </style:style>
    <style:style style:name="ce273" style:family="table-cell" style:parent-style-name="Default">
      <style:map style:condition="cell-content()=&quot;male&quot;" style:apply-style-name="Untitled1" style:base-cell-address="CDA.K20"/>
      <style:map style:condition="cell-content()=&quot;female&quot;" style:apply-style-name="Untitled2" style:base-cell-address="CDA.K20"/>
    </style:style>
    <style:style style:name="ce274" style:family="table-cell" style:parent-style-name="Default">
      <style:map style:condition="cell-content()=&quot;male&quot;" style:apply-style-name="Untitled1" style:base-cell-address="CDA.K21"/>
      <style:map style:condition="cell-content()=&quot;female&quot;" style:apply-style-name="Untitled2" style:base-cell-address="CDA.K21"/>
    </style:style>
    <style:style style:name="ce275" style:family="table-cell" style:parent-style-name="Default">
      <style:map style:condition="cell-content()=&quot;male&quot;" style:apply-style-name="Untitled1" style:base-cell-address="CDA.K22"/>
      <style:map style:condition="cell-content()=&quot;female&quot;" style:apply-style-name="Untitled2" style:base-cell-address="CDA.K22"/>
    </style:style>
    <style:style style:name="ce276" style:family="table-cell" style:parent-style-name="Default">
      <style:map style:condition="cell-content()=&quot;male&quot;" style:apply-style-name="Untitled1" style:base-cell-address="CDA.K23"/>
      <style:map style:condition="cell-content()=&quot;female&quot;" style:apply-style-name="Untitled2" style:base-cell-address="CDA.K23"/>
    </style:style>
    <style:style style:name="ce277" style:family="table-cell" style:parent-style-name="Default">
      <style:map style:condition="cell-content()=&quot;male&quot;" style:apply-style-name="Untitled1" style:base-cell-address="CDA.K24"/>
      <style:map style:condition="cell-content()=&quot;female&quot;" style:apply-style-name="Untitled2" style:base-cell-address="CDA.K24"/>
    </style:style>
    <style:style style:name="ce278" style:family="table-cell" style:parent-style-name="Default">
      <style:map style:condition="cell-content()=&quot;male&quot;" style:apply-style-name="Untitled1" style:base-cell-address="CDA.K25"/>
      <style:map style:condition="cell-content()=&quot;female&quot;" style:apply-style-name="Untitled2" style:base-cell-address="CDA.K25"/>
    </style:style>
    <style:style style:name="ce279" style:family="table-cell" style:parent-style-name="Default">
      <style:map style:condition="cell-content()=&quot;male&quot;" style:apply-style-name="Untitled1" style:base-cell-address="CDA.K26"/>
      <style:map style:condition="cell-content()=&quot;female&quot;" style:apply-style-name="Untitled2" style:base-cell-address="CDA.K26"/>
    </style:style>
    <style:style style:name="ce280" style:family="table-cell" style:parent-style-name="Default">
      <style:map style:condition="cell-content()=&quot;male&quot;" style:apply-style-name="Untitled1" style:base-cell-address="CDA.K27"/>
      <style:map style:condition="cell-content()=&quot;female&quot;" style:apply-style-name="Untitled2" style:base-cell-address="CDA.K27"/>
    </style:style>
    <style:style style:name="ce281" style:family="table-cell" style:parent-style-name="Default">
      <style:map style:condition="cell-content()=&quot;male&quot;" style:apply-style-name="Untitled1" style:base-cell-address="CDA.K28"/>
      <style:map style:condition="cell-content()=&quot;female&quot;" style:apply-style-name="Untitled2" style:base-cell-address="CDA.K28"/>
    </style:style>
    <style:style style:name="ce282" style:family="table-cell" style:parent-style-name="Default">
      <style:map style:condition="cell-content()=&quot;male&quot;" style:apply-style-name="Untitled1" style:base-cell-address="CDA.K29"/>
      <style:map style:condition="cell-content()=&quot;female&quot;" style:apply-style-name="Untitled2" style:base-cell-address="CDA.K29"/>
    </style:style>
    <style:style style:name="ce283" style:family="table-cell" style:parent-style-name="Default">
      <style:map style:condition="cell-content()=&quot;male&quot;" style:apply-style-name="Untitled1" style:base-cell-address="CDA.K30"/>
      <style:map style:condition="cell-content()=&quot;female&quot;" style:apply-style-name="Untitled2" style:base-cell-address="CDA.K30"/>
    </style:style>
    <style:style style:name="ce284" style:family="table-cell" style:parent-style-name="Default">
      <style:map style:condition="cell-content()=&quot;male&quot;" style:apply-style-name="Untitled1" style:base-cell-address="CDA.K31"/>
      <style:map style:condition="cell-content()=&quot;female&quot;" style:apply-style-name="Untitled2" style:base-cell-address="CDA.K31"/>
    </style:style>
    <style:style style:name="ce285" style:family="table-cell" style:parent-style-name="Default">
      <style:map style:condition="cell-content()=&quot;male&quot;" style:apply-style-name="Untitled1" style:base-cell-address="CDA.K32"/>
      <style:map style:condition="cell-content()=&quot;female&quot;" style:apply-style-name="Untitled2" style:base-cell-address="CDA.K32"/>
    </style:style>
    <style:style style:name="ce286" style:family="table-cell" style:parent-style-name="Default">
      <style:map style:condition="cell-content()=&quot;male&quot;" style:apply-style-name="Untitled1" style:base-cell-address="CDA.K33"/>
      <style:map style:condition="cell-content()=&quot;female&quot;" style:apply-style-name="Untitled2" style:base-cell-address="CDA.K33"/>
    </style:style>
    <style:style style:name="ce287" style:family="table-cell" style:parent-style-name="Default">
      <style:map style:condition="cell-content()=&quot;male&quot;" style:apply-style-name="Untitled1" style:base-cell-address="CDA.K34"/>
      <style:map style:condition="cell-content()=&quot;female&quot;" style:apply-style-name="Untitled2" style:base-cell-address="CDA.K34"/>
    </style:style>
    <style:style style:name="ce288" style:family="table-cell" style:parent-style-name="Default">
      <style:map style:condition="cell-content()=&quot;male&quot;" style:apply-style-name="Untitled1" style:base-cell-address="CDA.K35"/>
      <style:map style:condition="cell-content()=&quot;female&quot;" style:apply-style-name="Untitled2" style:base-cell-address="CDA.K35"/>
    </style:style>
    <style:style style:name="ce289" style:family="table-cell" style:parent-style-name="Default">
      <style:map style:condition="cell-content()=&quot;male&quot;" style:apply-style-name="Untitled1" style:base-cell-address="CDA.K36"/>
      <style:map style:condition="cell-content()=&quot;female&quot;" style:apply-style-name="Untitled2" style:base-cell-address="CDA.K36"/>
    </style:style>
    <style:style style:name="ce290" style:family="table-cell" style:parent-style-name="Default">
      <style:map style:condition="cell-content()=&quot;male&quot;" style:apply-style-name="Untitled1" style:base-cell-address="CDA.K37"/>
      <style:map style:condition="cell-content()=&quot;female&quot;" style:apply-style-name="Untitled2" style:base-cell-address="CDA.K37"/>
    </style:style>
    <style:style style:name="ce291" style:family="table-cell" style:parent-style-name="Default">
      <style:map style:condition="cell-content()=&quot;male&quot;" style:apply-style-name="Untitled1" style:base-cell-address="CDA.K38"/>
      <style:map style:condition="cell-content()=&quot;female&quot;" style:apply-style-name="Untitled2" style:base-cell-address="CDA.K38"/>
    </style:style>
    <style:style style:name="ce292" style:family="table-cell" style:parent-style-name="Default">
      <style:map style:condition="cell-content()=&quot;male&quot;" style:apply-style-name="Untitled1" style:base-cell-address="CDA.K39"/>
      <style:map style:condition="cell-content()=&quot;female&quot;" style:apply-style-name="Untitled2" style:base-cell-address="CDA.K39"/>
    </style:style>
    <style:style style:name="ce293" style:family="table-cell" style:parent-style-name="Default">
      <style:map style:condition="cell-content()=&quot;male&quot;" style:apply-style-name="Untitled1" style:base-cell-address="CDA.K40"/>
      <style:map style:condition="cell-content()=&quot;female&quot;" style:apply-style-name="Untitled2" style:base-cell-address="CDA.K40"/>
    </style:style>
    <style:style style:name="ce294" style:family="table-cell" style:parent-style-name="Default">
      <style:map style:condition="cell-content()=&quot;male&quot;" style:apply-style-name="Untitled1" style:base-cell-address="CDA.K41"/>
      <style:map style:condition="cell-content()=&quot;female&quot;" style:apply-style-name="Untitled2" style:base-cell-address="CDA.K41"/>
    </style:style>
    <style:style style:name="ce295" style:family="table-cell" style:parent-style-name="Default">
      <style:map style:condition="cell-content()=&quot;male&quot;" style:apply-style-name="Untitled1" style:base-cell-address="CDA.K42"/>
      <style:map style:condition="cell-content()=&quot;female&quot;" style:apply-style-name="Untitled2" style:base-cell-address="CDA.K42"/>
    </style:style>
    <style:style style:name="ce296" style:family="table-cell" style:parent-style-name="Default">
      <style:map style:condition="cell-content()=&quot;male&quot;" style:apply-style-name="Untitled1" style:base-cell-address="CDA.K43"/>
      <style:map style:condition="cell-content()=&quot;female&quot;" style:apply-style-name="Untitled2" style:base-cell-address="CDA.K43"/>
    </style:style>
    <style:style style:name="ce297" style:family="table-cell" style:parent-style-name="Default">
      <style:map style:condition="cell-content()=&quot;male&quot;" style:apply-style-name="Untitled1" style:base-cell-address="CDA.K44"/>
      <style:map style:condition="cell-content()=&quot;female&quot;" style:apply-style-name="Untitled2" style:base-cell-address="CDA.K44"/>
    </style:style>
    <style:style style:name="ce298" style:family="table-cell" style:parent-style-name="Default">
      <style:map style:condition="cell-content()=&quot;male&quot;" style:apply-style-name="Untitled1" style:base-cell-address="CDA.K45"/>
      <style:map style:condition="cell-content()=&quot;female&quot;" style:apply-style-name="Untitled2" style:base-cell-address="CDA.K45"/>
    </style:style>
    <style:style style:name="ce299" style:family="table-cell" style:parent-style-name="Default">
      <style:map style:condition="cell-content()=&quot;male&quot;" style:apply-style-name="Untitled1" style:base-cell-address="CDA.K46"/>
      <style:map style:condition="cell-content()=&quot;female&quot;" style:apply-style-name="Untitled2" style:base-cell-address="CDA.K46"/>
    </style:style>
    <style:style style:name="ce300" style:family="table-cell" style:parent-style-name="Default">
      <style:map style:condition="cell-content()=&quot;male&quot;" style:apply-style-name="Untitled1" style:base-cell-address="CDA.K47"/>
      <style:map style:condition="cell-content()=&quot;female&quot;" style:apply-style-name="Untitled2" style:base-cell-address="CDA.K47"/>
    </style:style>
    <style:style style:name="ce301" style:family="table-cell" style:parent-style-name="Default">
      <style:map style:condition="cell-content()=&quot;male&quot;" style:apply-style-name="Untitled1" style:base-cell-address="CDA.K48"/>
      <style:map style:condition="cell-content()=&quot;female&quot;" style:apply-style-name="Untitled2" style:base-cell-address="CDA.K48"/>
    </style:style>
    <style:style style:name="ce302" style:family="table-cell" style:parent-style-name="Default">
      <style:map style:condition="cell-content()=&quot;male&quot;" style:apply-style-name="Untitled1" style:base-cell-address="CDA.K49"/>
      <style:map style:condition="cell-content()=&quot;female&quot;" style:apply-style-name="Untitled2" style:base-cell-address="CDA.K49"/>
    </style:style>
    <style:style style:name="ce303" style:family="table-cell" style:parent-style-name="Default">
      <style:map style:condition="cell-content()=&quot;male&quot;" style:apply-style-name="Untitled1" style:base-cell-address="CDA.K50"/>
      <style:map style:condition="cell-content()=&quot;female&quot;" style:apply-style-name="Untitled2" style:base-cell-address="CDA.K50"/>
    </style:style>
    <style:style style:name="ce304" style:family="table-cell" style:parent-style-name="Default">
      <style:map style:condition="cell-content()=&quot;male&quot;" style:apply-style-name="Untitled1" style:base-cell-address="CDA.K51"/>
      <style:map style:condition="cell-content()=&quot;female&quot;" style:apply-style-name="Untitled2" style:base-cell-address="CDA.K51"/>
    </style:style>
    <style:style style:name="ce305" style:family="table-cell" style:parent-style-name="Default">
      <style:map style:condition="cell-content()=&quot;male&quot;" style:apply-style-name="Untitled1" style:base-cell-address="D66.D2"/>
      <style:map style:condition="cell-content()=&quot;female&quot;" style:apply-style-name="Untitled2" style:base-cell-address="D66.D2"/>
    </style:style>
    <style:style style:name="ce306" style:family="table-cell" style:parent-style-name="Default">
      <style:text-properties fo:font-weight="bold" style:font-weight-asian="bold" style:font-weight-complex="bold"/>
      <style:map style:condition="cell-content()=&quot;male&quot;" style:apply-style-name="Untitled1" style:base-cell-address="D66.K1"/>
      <style:map style:condition="cell-content()=&quot;female&quot;" style:apply-style-name="Untitled2" style:base-cell-address="D66.K1"/>
    </style:style>
    <style:style style:name="ce307" style:family="table-cell" style:parent-style-name="Default">
      <style:map style:condition="cell-content()=&quot;male&quot;" style:apply-style-name="Untitled1" style:base-cell-address="D66.K2"/>
      <style:map style:condition="cell-content()=&quot;female&quot;" style:apply-style-name="Untitled2" style:base-cell-address="D66.K2"/>
    </style:style>
    <style:style style:name="ce308" style:family="table-cell" style:parent-style-name="Default">
      <style:map style:condition="cell-content()=&quot;male&quot;" style:apply-style-name="Untitled1" style:base-cell-address="D66.K3"/>
      <style:map style:condition="cell-content()=&quot;female&quot;" style:apply-style-name="Untitled2" style:base-cell-address="D66.K3"/>
    </style:style>
    <style:style style:name="ce309" style:family="table-cell" style:parent-style-name="Default">
      <style:map style:condition="cell-content()=&quot;male&quot;" style:apply-style-name="Untitled1" style:base-cell-address="D66.K4"/>
      <style:map style:condition="cell-content()=&quot;female&quot;" style:apply-style-name="Untitled2" style:base-cell-address="D66.K4"/>
    </style:style>
    <style:style style:name="ce310" style:family="table-cell" style:parent-style-name="Default">
      <style:map style:condition="cell-content()=&quot;male&quot;" style:apply-style-name="Untitled1" style:base-cell-address="D66.K5"/>
      <style:map style:condition="cell-content()=&quot;female&quot;" style:apply-style-name="Untitled2" style:base-cell-address="D66.K5"/>
    </style:style>
    <style:style style:name="ce311" style:family="table-cell" style:parent-style-name="Default">
      <style:map style:condition="cell-content()=&quot;male&quot;" style:apply-style-name="Untitled1" style:base-cell-address="D66.K6"/>
      <style:map style:condition="cell-content()=&quot;female&quot;" style:apply-style-name="Untitled2" style:base-cell-address="D66.K6"/>
    </style:style>
    <style:style style:name="ce312" style:family="table-cell" style:parent-style-name="Default">
      <style:map style:condition="cell-content()=&quot;male&quot;" style:apply-style-name="Untitled1" style:base-cell-address="D66.K7"/>
      <style:map style:condition="cell-content()=&quot;female&quot;" style:apply-style-name="Untitled2" style:base-cell-address="D66.K7"/>
    </style:style>
    <style:style style:name="ce313" style:family="table-cell" style:parent-style-name="Default">
      <style:map style:condition="cell-content()=&quot;male&quot;" style:apply-style-name="Untitled1" style:base-cell-address="D66.K8"/>
      <style:map style:condition="cell-content()=&quot;female&quot;" style:apply-style-name="Untitled2" style:base-cell-address="D66.K8"/>
    </style:style>
    <style:style style:name="ce314" style:family="table-cell" style:parent-style-name="Default">
      <style:map style:condition="cell-content()=&quot;male&quot;" style:apply-style-name="Untitled1" style:base-cell-address="D66.K9"/>
      <style:map style:condition="cell-content()=&quot;female&quot;" style:apply-style-name="Untitled2" style:base-cell-address="D66.K9"/>
    </style:style>
    <style:style style:name="ce315" style:family="table-cell" style:parent-style-name="Default">
      <style:map style:condition="cell-content()=&quot;male&quot;" style:apply-style-name="Untitled1" style:base-cell-address="D66.K10"/>
      <style:map style:condition="cell-content()=&quot;female&quot;" style:apply-style-name="Untitled2" style:base-cell-address="D66.K10"/>
    </style:style>
    <style:style style:name="ce316" style:family="table-cell" style:parent-style-name="Default">
      <style:map style:condition="cell-content()=&quot;male&quot;" style:apply-style-name="Untitled1" style:base-cell-address="D66.K11"/>
      <style:map style:condition="cell-content()=&quot;female&quot;" style:apply-style-name="Untitled2" style:base-cell-address="D66.K11"/>
    </style:style>
    <style:style style:name="ce317" style:family="table-cell" style:parent-style-name="Default">
      <style:map style:condition="cell-content()=&quot;male&quot;" style:apply-style-name="Untitled1" style:base-cell-address="D66.K12"/>
      <style:map style:condition="cell-content()=&quot;female&quot;" style:apply-style-name="Untitled2" style:base-cell-address="D66.K12"/>
    </style:style>
    <style:style style:name="ce318" style:family="table-cell" style:parent-style-name="Default">
      <style:map style:condition="cell-content()=&quot;male&quot;" style:apply-style-name="Untitled1" style:base-cell-address="D66.K13"/>
      <style:map style:condition="cell-content()=&quot;female&quot;" style:apply-style-name="Untitled2" style:base-cell-address="D66.K13"/>
    </style:style>
    <style:style style:name="ce319" style:family="table-cell" style:parent-style-name="Default">
      <style:map style:condition="cell-content()=&quot;male&quot;" style:apply-style-name="Untitled1" style:base-cell-address="D66.K14"/>
      <style:map style:condition="cell-content()=&quot;female&quot;" style:apply-style-name="Untitled2" style:base-cell-address="D66.K14"/>
    </style:style>
    <style:style style:name="ce320" style:family="table-cell" style:parent-style-name="Default">
      <style:map style:condition="cell-content()=&quot;male&quot;" style:apply-style-name="Untitled1" style:base-cell-address="D66.K15"/>
      <style:map style:condition="cell-content()=&quot;female&quot;" style:apply-style-name="Untitled2" style:base-cell-address="D66.K15"/>
    </style:style>
    <style:style style:name="ce321" style:family="table-cell" style:parent-style-name="Default">
      <style:map style:condition="cell-content()=&quot;male&quot;" style:apply-style-name="Untitled1" style:base-cell-address="D66.K16"/>
      <style:map style:condition="cell-content()=&quot;female&quot;" style:apply-style-name="Untitled2" style:base-cell-address="D66.K16"/>
    </style:style>
    <style:style style:name="ce322" style:family="table-cell" style:parent-style-name="Default">
      <style:map style:condition="cell-content()=&quot;male&quot;" style:apply-style-name="Untitled1" style:base-cell-address="D66.K17"/>
      <style:map style:condition="cell-content()=&quot;female&quot;" style:apply-style-name="Untitled2" style:base-cell-address="D66.K17"/>
    </style:style>
    <style:style style:name="ce323" style:family="table-cell" style:parent-style-name="Default">
      <style:map style:condition="cell-content()=&quot;male&quot;" style:apply-style-name="Untitled1" style:base-cell-address="D66.K18"/>
      <style:map style:condition="cell-content()=&quot;female&quot;" style:apply-style-name="Untitled2" style:base-cell-address="D66.K18"/>
    </style:style>
    <style:style style:name="ce324" style:family="table-cell" style:parent-style-name="Default">
      <style:map style:condition="cell-content()=&quot;male&quot;" style:apply-style-name="Untitled1" style:base-cell-address="D66.K19"/>
      <style:map style:condition="cell-content()=&quot;female&quot;" style:apply-style-name="Untitled2" style:base-cell-address="D66.K19"/>
    </style:style>
    <style:style style:name="ce325" style:family="table-cell" style:parent-style-name="Default">
      <style:map style:condition="cell-content()=&quot;male&quot;" style:apply-style-name="Untitled1" style:base-cell-address="D66.K20"/>
      <style:map style:condition="cell-content()=&quot;female&quot;" style:apply-style-name="Untitled2" style:base-cell-address="D66.K20"/>
    </style:style>
    <style:style style:name="ce326" style:family="table-cell" style:parent-style-name="Default">
      <style:map style:condition="cell-content()=&quot;male&quot;" style:apply-style-name="Untitled1" style:base-cell-address="D66.K21"/>
      <style:map style:condition="cell-content()=&quot;female&quot;" style:apply-style-name="Untitled2" style:base-cell-address="D66.K21"/>
    </style:style>
    <style:style style:name="ce327" style:family="table-cell" style:parent-style-name="Default">
      <style:map style:condition="cell-content()=&quot;male&quot;" style:apply-style-name="Untitled1" style:base-cell-address="D66.K22"/>
      <style:map style:condition="cell-content()=&quot;female&quot;" style:apply-style-name="Untitled2" style:base-cell-address="D66.K22"/>
    </style:style>
    <style:style style:name="ce328" style:family="table-cell" style:parent-style-name="Default">
      <style:map style:condition="cell-content()=&quot;male&quot;" style:apply-style-name="Untitled1" style:base-cell-address="D66.K23"/>
      <style:map style:condition="cell-content()=&quot;female&quot;" style:apply-style-name="Untitled2" style:base-cell-address="D66.K23"/>
    </style:style>
    <style:style style:name="ce329" style:family="table-cell" style:parent-style-name="Default">
      <style:map style:condition="cell-content()=&quot;male&quot;" style:apply-style-name="Untitled1" style:base-cell-address="D66.K24"/>
      <style:map style:condition="cell-content()=&quot;female&quot;" style:apply-style-name="Untitled2" style:base-cell-address="D66.K24"/>
    </style:style>
    <style:style style:name="ce330" style:family="table-cell" style:parent-style-name="Default">
      <style:map style:condition="cell-content()=&quot;male&quot;" style:apply-style-name="Untitled1" style:base-cell-address="D66.K25"/>
      <style:map style:condition="cell-content()=&quot;female&quot;" style:apply-style-name="Untitled2" style:base-cell-address="D66.K25"/>
    </style:style>
    <style:style style:name="ce331" style:family="table-cell" style:parent-style-name="Default">
      <style:map style:condition="cell-content()=&quot;male&quot;" style:apply-style-name="Untitled1" style:base-cell-address="D66.K26"/>
      <style:map style:condition="cell-content()=&quot;female&quot;" style:apply-style-name="Untitled2" style:base-cell-address="D66.K26"/>
    </style:style>
    <style:style style:name="ce332" style:family="table-cell" style:parent-style-name="Default">
      <style:map style:condition="cell-content()=&quot;male&quot;" style:apply-style-name="Untitled1" style:base-cell-address="D66.K27"/>
      <style:map style:condition="cell-content()=&quot;female&quot;" style:apply-style-name="Untitled2" style:base-cell-address="D66.K27"/>
    </style:style>
    <style:style style:name="ce333" style:family="table-cell" style:parent-style-name="Default">
      <style:map style:condition="cell-content()=&quot;male&quot;" style:apply-style-name="Untitled1" style:base-cell-address="D66.K28"/>
      <style:map style:condition="cell-content()=&quot;female&quot;" style:apply-style-name="Untitled2" style:base-cell-address="D66.K28"/>
    </style:style>
    <style:style style:name="ce334" style:family="table-cell" style:parent-style-name="Default">
      <style:map style:condition="cell-content()=&quot;male&quot;" style:apply-style-name="Untitled1" style:base-cell-address="D66.K29"/>
      <style:map style:condition="cell-content()=&quot;female&quot;" style:apply-style-name="Untitled2" style:base-cell-address="D66.K29"/>
    </style:style>
    <style:style style:name="ce335" style:family="table-cell" style:parent-style-name="Default">
      <style:map style:condition="cell-content()=&quot;male&quot;" style:apply-style-name="Untitled1" style:base-cell-address="D66.K30"/>
      <style:map style:condition="cell-content()=&quot;female&quot;" style:apply-style-name="Untitled2" style:base-cell-address="D66.K30"/>
    </style:style>
    <style:style style:name="ce336" style:family="table-cell" style:parent-style-name="Default">
      <style:map style:condition="cell-content()=&quot;male&quot;" style:apply-style-name="Untitled1" style:base-cell-address="D66.K31"/>
      <style:map style:condition="cell-content()=&quot;female&quot;" style:apply-style-name="Untitled2" style:base-cell-address="D66.K31"/>
    </style:style>
    <style:style style:name="ce337" style:family="table-cell" style:parent-style-name="Default">
      <style:map style:condition="cell-content()=&quot;male&quot;" style:apply-style-name="Untitled1" style:base-cell-address="D66.K32"/>
      <style:map style:condition="cell-content()=&quot;female&quot;" style:apply-style-name="Untitled2" style:base-cell-address="D66.K32"/>
    </style:style>
    <style:style style:name="ce338" style:family="table-cell" style:parent-style-name="Default">
      <style:map style:condition="cell-content()=&quot;male&quot;" style:apply-style-name="Untitled1" style:base-cell-address="D66.K33"/>
      <style:map style:condition="cell-content()=&quot;female&quot;" style:apply-style-name="Untitled2" style:base-cell-address="D66.K33"/>
    </style:style>
    <style:style style:name="ce339" style:family="table-cell" style:parent-style-name="Default">
      <style:map style:condition="cell-content()=&quot;male&quot;" style:apply-style-name="Untitled1" style:base-cell-address="D66.K34"/>
      <style:map style:condition="cell-content()=&quot;female&quot;" style:apply-style-name="Untitled2" style:base-cell-address="D66.K34"/>
    </style:style>
    <style:style style:name="ce340" style:family="table-cell" style:parent-style-name="Default">
      <style:map style:condition="cell-content()=&quot;male&quot;" style:apply-style-name="Untitled1" style:base-cell-address="D66.K35"/>
      <style:map style:condition="cell-content()=&quot;female&quot;" style:apply-style-name="Untitled2" style:base-cell-address="D66.K35"/>
    </style:style>
    <style:style style:name="ce341" style:family="table-cell" style:parent-style-name="Default">
      <style:map style:condition="cell-content()=&quot;male&quot;" style:apply-style-name="Untitled1" style:base-cell-address="D66.K36"/>
      <style:map style:condition="cell-content()=&quot;female&quot;" style:apply-style-name="Untitled2" style:base-cell-address="D66.K36"/>
    </style:style>
    <style:style style:name="ce342" style:family="table-cell" style:parent-style-name="Default">
      <style:map style:condition="cell-content()=&quot;male&quot;" style:apply-style-name="Untitled1" style:base-cell-address="D66.K37"/>
      <style:map style:condition="cell-content()=&quot;female&quot;" style:apply-style-name="Untitled2" style:base-cell-address="D66.K37"/>
    </style:style>
    <style:style style:name="ce343" style:family="table-cell" style:parent-style-name="Default">
      <style:map style:condition="cell-content()=&quot;male&quot;" style:apply-style-name="Untitled1" style:base-cell-address="D66.K38"/>
      <style:map style:condition="cell-content()=&quot;female&quot;" style:apply-style-name="Untitled2" style:base-cell-address="D66.K38"/>
    </style:style>
    <style:style style:name="ce344" style:family="table-cell" style:parent-style-name="Default">
      <style:map style:condition="cell-content()=&quot;male&quot;" style:apply-style-name="Untitled1" style:base-cell-address="D66.K39"/>
      <style:map style:condition="cell-content()=&quot;female&quot;" style:apply-style-name="Untitled2" style:base-cell-address="D66.K39"/>
    </style:style>
    <style:style style:name="ce345" style:family="table-cell" style:parent-style-name="Default">
      <style:map style:condition="cell-content()=&quot;male&quot;" style:apply-style-name="Untitled1" style:base-cell-address="D66.K40"/>
      <style:map style:condition="cell-content()=&quot;female&quot;" style:apply-style-name="Untitled2" style:base-cell-address="D66.K40"/>
    </style:style>
    <style:style style:name="ce346" style:family="table-cell" style:parent-style-name="Default">
      <style:map style:condition="cell-content()=&quot;male&quot;" style:apply-style-name="Untitled1" style:base-cell-address="D66.K41"/>
      <style:map style:condition="cell-content()=&quot;female&quot;" style:apply-style-name="Untitled2" style:base-cell-address="D66.K41"/>
    </style:style>
    <style:style style:name="ce347" style:family="table-cell" style:parent-style-name="Default">
      <style:map style:condition="cell-content()=&quot;male&quot;" style:apply-style-name="Untitled1" style:base-cell-address="D66.K42"/>
      <style:map style:condition="cell-content()=&quot;female&quot;" style:apply-style-name="Untitled2" style:base-cell-address="D66.K42"/>
    </style:style>
    <style:style style:name="ce348" style:family="table-cell" style:parent-style-name="Default">
      <style:map style:condition="cell-content()=&quot;male&quot;" style:apply-style-name="Untitled1" style:base-cell-address="D66.K43"/>
      <style:map style:condition="cell-content()=&quot;female&quot;" style:apply-style-name="Untitled2" style:base-cell-address="D66.K43"/>
    </style:style>
    <style:style style:name="ce349" style:family="table-cell" style:parent-style-name="Default">
      <style:map style:condition="cell-content()=&quot;male&quot;" style:apply-style-name="Untitled1" style:base-cell-address="D66.K44"/>
      <style:map style:condition="cell-content()=&quot;female&quot;" style:apply-style-name="Untitled2" style:base-cell-address="D66.K44"/>
    </style:style>
    <style:style style:name="ce350" style:family="table-cell" style:parent-style-name="Default">
      <style:map style:condition="cell-content()=&quot;male&quot;" style:apply-style-name="Untitled1" style:base-cell-address="D66.K45"/>
      <style:map style:condition="cell-content()=&quot;female&quot;" style:apply-style-name="Untitled2" style:base-cell-address="D66.K45"/>
    </style:style>
    <style:style style:name="ce351" style:family="table-cell" style:parent-style-name="Default">
      <style:map style:condition="cell-content()=&quot;male&quot;" style:apply-style-name="Untitled1" style:base-cell-address="D66.K46"/>
      <style:map style:condition="cell-content()=&quot;female&quot;" style:apply-style-name="Untitled2" style:base-cell-address="D66.K46"/>
    </style:style>
    <style:style style:name="ce352" style:family="table-cell" style:parent-style-name="Default">
      <style:map style:condition="cell-content()=&quot;male&quot;" style:apply-style-name="Untitled1" style:base-cell-address="D66.K47"/>
      <style:map style:condition="cell-content()=&quot;female&quot;" style:apply-style-name="Untitled2" style:base-cell-address="D66.K47"/>
    </style:style>
    <style:style style:name="ce353" style:family="table-cell" style:parent-style-name="Default">
      <style:map style:condition="cell-content()=&quot;male&quot;" style:apply-style-name="Untitled1" style:base-cell-address="D66.K48"/>
      <style:map style:condition="cell-content()=&quot;female&quot;" style:apply-style-name="Untitled2" style:base-cell-address="D66.K48"/>
    </style:style>
    <style:style style:name="ce354" style:family="table-cell" style:parent-style-name="Default">
      <style:map style:condition="cell-content()=&quot;male&quot;" style:apply-style-name="Untitled1" style:base-cell-address="D66.K49"/>
      <style:map style:condition="cell-content()=&quot;female&quot;" style:apply-style-name="Untitled2" style:base-cell-address="D66.K49"/>
    </style:style>
    <style:style style:name="ce355" style:family="table-cell" style:parent-style-name="Default">
      <style:map style:condition="cell-content()=&quot;male&quot;" style:apply-style-name="Untitled1" style:base-cell-address="D66.K50"/>
      <style:map style:condition="cell-content()=&quot;female&quot;" style:apply-style-name="Untitled2" style:base-cell-address="D66.K50"/>
    </style:style>
    <style:style style:name="ce356" style:family="table-cell" style:parent-style-name="Default">
      <style:map style:condition="cell-content()=&quot;male&quot;" style:apply-style-name="Untitled1" style:base-cell-address="D66.K51"/>
      <style:map style:condition="cell-content()=&quot;female&quot;" style:apply-style-name="Untitled2" style:base-cell-address="D66.K51"/>
    </style:style>
    <style:style style:name="ce357" style:family="table-cell" style:parent-style-name="Default">
      <style:map style:condition="cell-content()=&quot;male&quot;" style:apply-style-name="Untitled1" style:base-cell-address="ChristenUnie.D2"/>
      <style:map style:condition="cell-content()=&quot;female&quot;" style:apply-style-name="Untitled2" style:base-cell-address="ChristenUnie.D2"/>
    </style:style>
    <style:style style:name="ce358" style:family="table-cell" style:parent-style-name="Default">
      <style:text-properties fo:font-weight="bold" style:font-weight-asian="bold" style:font-weight-complex="bold"/>
      <style:map style:condition="cell-content()=&quot;male&quot;" style:apply-style-name="Untitled1" style:base-cell-address="ChristenUnie.K1"/>
      <style:map style:condition="cell-content()=&quot;female&quot;" style:apply-style-name="Untitled2" style:base-cell-address="ChristenUnie.K1"/>
    </style:style>
    <style:style style:name="ce359" style:family="table-cell" style:parent-style-name="Default">
      <style:map style:condition="cell-content()=&quot;male&quot;" style:apply-style-name="Untitled1" style:base-cell-address="ChristenUnie.K2"/>
      <style:map style:condition="cell-content()=&quot;female&quot;" style:apply-style-name="Untitled2" style:base-cell-address="ChristenUnie.K2"/>
    </style:style>
    <style:style style:name="ce360" style:family="table-cell" style:parent-style-name="Default">
      <style:map style:condition="cell-content()=&quot;male&quot;" style:apply-style-name="Untitled1" style:base-cell-address="ChristenUnie.K3"/>
      <style:map style:condition="cell-content()=&quot;female&quot;" style:apply-style-name="Untitled2" style:base-cell-address="ChristenUnie.K3"/>
    </style:style>
    <style:style style:name="ce361" style:family="table-cell" style:parent-style-name="Default">
      <style:map style:condition="cell-content()=&quot;male&quot;" style:apply-style-name="Untitled1" style:base-cell-address="ChristenUnie.K4"/>
      <style:map style:condition="cell-content()=&quot;female&quot;" style:apply-style-name="Untitled2" style:base-cell-address="ChristenUnie.K4"/>
    </style:style>
    <style:style style:name="ce362" style:family="table-cell" style:parent-style-name="Default">
      <style:map style:condition="cell-content()=&quot;male&quot;" style:apply-style-name="Untitled1" style:base-cell-address="ChristenUnie.K5"/>
      <style:map style:condition="cell-content()=&quot;female&quot;" style:apply-style-name="Untitled2" style:base-cell-address="ChristenUnie.K5"/>
    </style:style>
    <style:style style:name="ce363" style:family="table-cell" style:parent-style-name="Default">
      <style:map style:condition="cell-content()=&quot;male&quot;" style:apply-style-name="Untitled1" style:base-cell-address="ChristenUnie.K6"/>
      <style:map style:condition="cell-content()=&quot;female&quot;" style:apply-style-name="Untitled2" style:base-cell-address="ChristenUnie.K6"/>
    </style:style>
    <style:style style:name="ce364" style:family="table-cell" style:parent-style-name="Default">
      <style:map style:condition="cell-content()=&quot;male&quot;" style:apply-style-name="Untitled1" style:base-cell-address="ChristenUnie.K7"/>
      <style:map style:condition="cell-content()=&quot;female&quot;" style:apply-style-name="Untitled2" style:base-cell-address="ChristenUnie.K7"/>
    </style:style>
    <style:style style:name="ce365" style:family="table-cell" style:parent-style-name="Default">
      <style:map style:condition="cell-content()=&quot;male&quot;" style:apply-style-name="Untitled1" style:base-cell-address="ChristenUnie.K8"/>
      <style:map style:condition="cell-content()=&quot;female&quot;" style:apply-style-name="Untitled2" style:base-cell-address="ChristenUnie.K8"/>
    </style:style>
    <style:style style:name="ce366" style:family="table-cell" style:parent-style-name="Default">
      <style:map style:condition="cell-content()=&quot;male&quot;" style:apply-style-name="Untitled1" style:base-cell-address="ChristenUnie.K9"/>
      <style:map style:condition="cell-content()=&quot;female&quot;" style:apply-style-name="Untitled2" style:base-cell-address="ChristenUnie.K9"/>
    </style:style>
    <style:style style:name="ce367" style:family="table-cell" style:parent-style-name="Default">
      <style:map style:condition="cell-content()=&quot;male&quot;" style:apply-style-name="Untitled1" style:base-cell-address="ChristenUnie.K10"/>
      <style:map style:condition="cell-content()=&quot;female&quot;" style:apply-style-name="Untitled2" style:base-cell-address="ChristenUnie.K10"/>
    </style:style>
    <style:style style:name="ce368" style:family="table-cell" style:parent-style-name="Default">
      <style:map style:condition="cell-content()=&quot;male&quot;" style:apply-style-name="Untitled1" style:base-cell-address="ChristenUnie.K11"/>
      <style:map style:condition="cell-content()=&quot;female&quot;" style:apply-style-name="Untitled2" style:base-cell-address="ChristenUnie.K11"/>
    </style:style>
    <style:style style:name="ce369" style:family="table-cell" style:parent-style-name="Default">
      <style:map style:condition="cell-content()=&quot;male&quot;" style:apply-style-name="Untitled1" style:base-cell-address="ChristenUnie.K12"/>
      <style:map style:condition="cell-content()=&quot;female&quot;" style:apply-style-name="Untitled2" style:base-cell-address="ChristenUnie.K12"/>
    </style:style>
    <style:style style:name="ce370" style:family="table-cell" style:parent-style-name="Default">
      <style:map style:condition="cell-content()=&quot;male&quot;" style:apply-style-name="Untitled1" style:base-cell-address="ChristenUnie.K13"/>
      <style:map style:condition="cell-content()=&quot;female&quot;" style:apply-style-name="Untitled2" style:base-cell-address="ChristenUnie.K13"/>
    </style:style>
    <style:style style:name="ce371" style:family="table-cell" style:parent-style-name="Default">
      <style:map style:condition="cell-content()=&quot;male&quot;" style:apply-style-name="Untitled1" style:base-cell-address="ChristenUnie.K14"/>
      <style:map style:condition="cell-content()=&quot;female&quot;" style:apply-style-name="Untitled2" style:base-cell-address="ChristenUnie.K14"/>
    </style:style>
    <style:style style:name="ce372" style:family="table-cell" style:parent-style-name="Default">
      <style:map style:condition="cell-content()=&quot;male&quot;" style:apply-style-name="Untitled1" style:base-cell-address="ChristenUnie.K15"/>
      <style:map style:condition="cell-content()=&quot;female&quot;" style:apply-style-name="Untitled2" style:base-cell-address="ChristenUnie.K15"/>
    </style:style>
    <style:style style:name="ce373" style:family="table-cell" style:parent-style-name="Default">
      <style:map style:condition="cell-content()=&quot;male&quot;" style:apply-style-name="Untitled1" style:base-cell-address="ChristenUnie.K16"/>
      <style:map style:condition="cell-content()=&quot;female&quot;" style:apply-style-name="Untitled2" style:base-cell-address="ChristenUnie.K16"/>
    </style:style>
    <style:style style:name="ce374" style:family="table-cell" style:parent-style-name="Default">
      <style:map style:condition="cell-content()=&quot;male&quot;" style:apply-style-name="Untitled1" style:base-cell-address="ChristenUnie.K17"/>
      <style:map style:condition="cell-content()=&quot;female&quot;" style:apply-style-name="Untitled2" style:base-cell-address="ChristenUnie.K17"/>
    </style:style>
    <style:style style:name="ce375" style:family="table-cell" style:parent-style-name="Default">
      <style:map style:condition="cell-content()=&quot;male&quot;" style:apply-style-name="Untitled1" style:base-cell-address="ChristenUnie.K18"/>
      <style:map style:condition="cell-content()=&quot;female&quot;" style:apply-style-name="Untitled2" style:base-cell-address="ChristenUnie.K18"/>
    </style:style>
    <style:style style:name="ce376" style:family="table-cell" style:parent-style-name="Default">
      <style:map style:condition="cell-content()=&quot;male&quot;" style:apply-style-name="Untitled1" style:base-cell-address="ChristenUnie.K19"/>
      <style:map style:condition="cell-content()=&quot;female&quot;" style:apply-style-name="Untitled2" style:base-cell-address="ChristenUnie.K19"/>
    </style:style>
    <style:style style:name="ce377" style:family="table-cell" style:parent-style-name="Default">
      <style:map style:condition="cell-content()=&quot;male&quot;" style:apply-style-name="Untitled1" style:base-cell-address="ChristenUnie.K20"/>
      <style:map style:condition="cell-content()=&quot;female&quot;" style:apply-style-name="Untitled2" style:base-cell-address="ChristenUnie.K20"/>
    </style:style>
    <style:style style:name="ce378" style:family="table-cell" style:parent-style-name="Default">
      <style:map style:condition="cell-content()=&quot;male&quot;" style:apply-style-name="Untitled1" style:base-cell-address="ChristenUnie.K21"/>
      <style:map style:condition="cell-content()=&quot;female&quot;" style:apply-style-name="Untitled2" style:base-cell-address="ChristenUnie.K21"/>
    </style:style>
    <style:style style:name="ce379" style:family="table-cell" style:parent-style-name="Default">
      <style:map style:condition="cell-content()=&quot;male&quot;" style:apply-style-name="Untitled1" style:base-cell-address="ChristenUnie.K22"/>
      <style:map style:condition="cell-content()=&quot;female&quot;" style:apply-style-name="Untitled2" style:base-cell-address="ChristenUnie.K22"/>
    </style:style>
    <style:style style:name="ce380" style:family="table-cell" style:parent-style-name="Default">
      <style:map style:condition="cell-content()=&quot;male&quot;" style:apply-style-name="Untitled1" style:base-cell-address="ChristenUnie.K23"/>
      <style:map style:condition="cell-content()=&quot;female&quot;" style:apply-style-name="Untitled2" style:base-cell-address="ChristenUnie.K23"/>
    </style:style>
    <style:style style:name="ce381" style:family="table-cell" style:parent-style-name="Default">
      <style:map style:condition="cell-content()=&quot;male&quot;" style:apply-style-name="Untitled1" style:base-cell-address="ChristenUnie.K24"/>
      <style:map style:condition="cell-content()=&quot;female&quot;" style:apply-style-name="Untitled2" style:base-cell-address="ChristenUnie.K24"/>
    </style:style>
    <style:style style:name="ce382" style:family="table-cell" style:parent-style-name="Default">
      <style:map style:condition="cell-content()=&quot;male&quot;" style:apply-style-name="Untitled1" style:base-cell-address="ChristenUnie.K25"/>
      <style:map style:condition="cell-content()=&quot;female&quot;" style:apply-style-name="Untitled2" style:base-cell-address="ChristenUnie.K25"/>
    </style:style>
    <style:style style:name="ce383" style:family="table-cell" style:parent-style-name="Default">
      <style:map style:condition="cell-content()=&quot;male&quot;" style:apply-style-name="Untitled1" style:base-cell-address="ChristenUnie.K26"/>
      <style:map style:condition="cell-content()=&quot;female&quot;" style:apply-style-name="Untitled2" style:base-cell-address="ChristenUnie.K26"/>
    </style:style>
    <style:style style:name="ce384" style:family="table-cell" style:parent-style-name="Default">
      <style:map style:condition="cell-content()=&quot;male&quot;" style:apply-style-name="Untitled1" style:base-cell-address="ChristenUnie.K27"/>
      <style:map style:condition="cell-content()=&quot;female&quot;" style:apply-style-name="Untitled2" style:base-cell-address="ChristenUnie.K27"/>
    </style:style>
    <style:style style:name="ce385" style:family="table-cell" style:parent-style-name="Default">
      <style:map style:condition="cell-content()=&quot;male&quot;" style:apply-style-name="Untitled1" style:base-cell-address="ChristenUnie.K28"/>
      <style:map style:condition="cell-content()=&quot;female&quot;" style:apply-style-name="Untitled2" style:base-cell-address="ChristenUnie.K28"/>
    </style:style>
    <style:style style:name="ce386" style:family="table-cell" style:parent-style-name="Default">
      <style:map style:condition="cell-content()=&quot;male&quot;" style:apply-style-name="Untitled1" style:base-cell-address="ChristenUnie.K29"/>
      <style:map style:condition="cell-content()=&quot;female&quot;" style:apply-style-name="Untitled2" style:base-cell-address="ChristenUnie.K29"/>
    </style:style>
    <style:style style:name="ce387" style:family="table-cell" style:parent-style-name="Default">
      <style:map style:condition="cell-content()=&quot;male&quot;" style:apply-style-name="Untitled1" style:base-cell-address="ChristenUnie.K30"/>
      <style:map style:condition="cell-content()=&quot;female&quot;" style:apply-style-name="Untitled2" style:base-cell-address="ChristenUnie.K30"/>
    </style:style>
    <style:style style:name="ce388" style:family="table-cell" style:parent-style-name="Default">
      <style:map style:condition="cell-content()=&quot;male&quot;" style:apply-style-name="Untitled1" style:base-cell-address="ChristenUnie.K31"/>
      <style:map style:condition="cell-content()=&quot;female&quot;" style:apply-style-name="Untitled2" style:base-cell-address="ChristenUnie.K31"/>
    </style:style>
    <style:style style:name="ce389" style:family="table-cell" style:parent-style-name="Default">
      <style:map style:condition="cell-content()=&quot;male&quot;" style:apply-style-name="Untitled1" style:base-cell-address="ChristenUnie.K32"/>
      <style:map style:condition="cell-content()=&quot;female&quot;" style:apply-style-name="Untitled2" style:base-cell-address="ChristenUnie.K32"/>
    </style:style>
    <style:style style:name="ce390" style:family="table-cell" style:parent-style-name="Default">
      <style:map style:condition="cell-content()=&quot;male&quot;" style:apply-style-name="Untitled1" style:base-cell-address="ChristenUnie.K33"/>
      <style:map style:condition="cell-content()=&quot;female&quot;" style:apply-style-name="Untitled2" style:base-cell-address="ChristenUnie.K33"/>
    </style:style>
    <style:style style:name="ce391" style:family="table-cell" style:parent-style-name="Default">
      <style:map style:condition="cell-content()=&quot;male&quot;" style:apply-style-name="Untitled1" style:base-cell-address="ChristenUnie.K34"/>
      <style:map style:condition="cell-content()=&quot;female&quot;" style:apply-style-name="Untitled2" style:base-cell-address="ChristenUnie.K34"/>
    </style:style>
    <style:style style:name="ce392" style:family="table-cell" style:parent-style-name="Default">
      <style:map style:condition="cell-content()=&quot;male&quot;" style:apply-style-name="Untitled1" style:base-cell-address="ChristenUnie.K35"/>
      <style:map style:condition="cell-content()=&quot;female&quot;" style:apply-style-name="Untitled2" style:base-cell-address="ChristenUnie.K35"/>
    </style:style>
    <style:style style:name="ce393" style:family="table-cell" style:parent-style-name="Default">
      <style:map style:condition="cell-content()=&quot;male&quot;" style:apply-style-name="Untitled1" style:base-cell-address="ChristenUnie.K36"/>
      <style:map style:condition="cell-content()=&quot;female&quot;" style:apply-style-name="Untitled2" style:base-cell-address="ChristenUnie.K36"/>
    </style:style>
    <style:style style:name="ce394" style:family="table-cell" style:parent-style-name="Default">
      <style:map style:condition="cell-content()=&quot;male&quot;" style:apply-style-name="Untitled1" style:base-cell-address="ChristenUnie.K37"/>
      <style:map style:condition="cell-content()=&quot;female&quot;" style:apply-style-name="Untitled2" style:base-cell-address="ChristenUnie.K37"/>
    </style:style>
    <style:style style:name="ce395" style:family="table-cell" style:parent-style-name="Default">
      <style:map style:condition="cell-content()=&quot;male&quot;" style:apply-style-name="Untitled1" style:base-cell-address="ChristenUnie.K38"/>
      <style:map style:condition="cell-content()=&quot;female&quot;" style:apply-style-name="Untitled2" style:base-cell-address="ChristenUnie.K38"/>
    </style:style>
    <style:style style:name="ce396" style:family="table-cell" style:parent-style-name="Default">
      <style:map style:condition="cell-content()=&quot;male&quot;" style:apply-style-name="Untitled1" style:base-cell-address="ChristenUnie.K39"/>
      <style:map style:condition="cell-content()=&quot;female&quot;" style:apply-style-name="Untitled2" style:base-cell-address="ChristenUnie.K39"/>
    </style:style>
    <style:style style:name="ce397" style:family="table-cell" style:parent-style-name="Default">
      <style:map style:condition="cell-content()=&quot;male&quot;" style:apply-style-name="Untitled1" style:base-cell-address="ChristenUnie.K40"/>
      <style:map style:condition="cell-content()=&quot;female&quot;" style:apply-style-name="Untitled2" style:base-cell-address="ChristenUnie.K40"/>
    </style:style>
    <style:style style:name="ce398" style:family="table-cell" style:parent-style-name="Default">
      <style:map style:condition="cell-content()=&quot;male&quot;" style:apply-style-name="Untitled1" style:base-cell-address="ChristenUnie.K41"/>
      <style:map style:condition="cell-content()=&quot;female&quot;" style:apply-style-name="Untitled2" style:base-cell-address="ChristenUnie.K41"/>
    </style:style>
    <style:style style:name="ce399" style:family="table-cell" style:parent-style-name="Default">
      <style:map style:condition="cell-content()=&quot;male&quot;" style:apply-style-name="Untitled1" style:base-cell-address="ChristenUnie.K42"/>
      <style:map style:condition="cell-content()=&quot;female&quot;" style:apply-style-name="Untitled2" style:base-cell-address="ChristenUnie.K42"/>
    </style:style>
    <style:style style:name="ce400" style:family="table-cell" style:parent-style-name="Default">
      <style:map style:condition="cell-content()=&quot;male&quot;" style:apply-style-name="Untitled1" style:base-cell-address="ChristenUnie.K43"/>
      <style:map style:condition="cell-content()=&quot;female&quot;" style:apply-style-name="Untitled2" style:base-cell-address="ChristenUnie.K43"/>
    </style:style>
    <style:style style:name="ce401" style:family="table-cell" style:parent-style-name="Default">
      <style:map style:condition="cell-content()=&quot;male&quot;" style:apply-style-name="Untitled1" style:base-cell-address="ChristenUnie.K44"/>
      <style:map style:condition="cell-content()=&quot;female&quot;" style:apply-style-name="Untitled2" style:base-cell-address="ChristenUnie.K44"/>
    </style:style>
    <style:style style:name="ce402" style:family="table-cell" style:parent-style-name="Default">
      <style:map style:condition="cell-content()=&quot;male&quot;" style:apply-style-name="Untitled1" style:base-cell-address="ChristenUnie.K45"/>
      <style:map style:condition="cell-content()=&quot;female&quot;" style:apply-style-name="Untitled2" style:base-cell-address="ChristenUnie.K45"/>
    </style:style>
    <style:style style:name="ce403" style:family="table-cell" style:parent-style-name="Default">
      <style:map style:condition="cell-content()=&quot;male&quot;" style:apply-style-name="Untitled1" style:base-cell-address="ChristenUnie.K46"/>
      <style:map style:condition="cell-content()=&quot;female&quot;" style:apply-style-name="Untitled2" style:base-cell-address="ChristenUnie.K46"/>
    </style:style>
    <style:style style:name="ce404" style:family="table-cell" style:parent-style-name="Default">
      <style:map style:condition="cell-content()=&quot;male&quot;" style:apply-style-name="Untitled1" style:base-cell-address="ChristenUnie.K47"/>
      <style:map style:condition="cell-content()=&quot;female&quot;" style:apply-style-name="Untitled2" style:base-cell-address="ChristenUnie.K47"/>
    </style:style>
    <style:style style:name="ce405" style:family="table-cell" style:parent-style-name="Default">
      <style:map style:condition="cell-content()=&quot;male&quot;" style:apply-style-name="Untitled1" style:base-cell-address="ChristenUnie.K48"/>
      <style:map style:condition="cell-content()=&quot;female&quot;" style:apply-style-name="Untitled2" style:base-cell-address="ChristenUnie.K48"/>
    </style:style>
    <style:style style:name="ce406" style:family="table-cell" style:parent-style-name="Default">
      <style:map style:condition="cell-content()=&quot;male&quot;" style:apply-style-name="Untitled1" style:base-cell-address="ChristenUnie.K49"/>
      <style:map style:condition="cell-content()=&quot;female&quot;" style:apply-style-name="Untitled2" style:base-cell-address="ChristenUnie.K49"/>
    </style:style>
    <style:style style:name="ce407" style:family="table-cell" style:parent-style-name="Default">
      <style:map style:condition="cell-content()=&quot;male&quot;" style:apply-style-name="Untitled1" style:base-cell-address="ChristenUnie.K50"/>
      <style:map style:condition="cell-content()=&quot;female&quot;" style:apply-style-name="Untitled2" style:base-cell-address="ChristenUnie.K50"/>
    </style:style>
    <style:style style:name="ce408" style:family="table-cell" style:parent-style-name="Default">
      <style:map style:condition="cell-content()=&quot;male&quot;" style:apply-style-name="Untitled1" style:base-cell-address="ChristenUnie.K51"/>
      <style:map style:condition="cell-content()=&quot;female&quot;" style:apply-style-name="Untitled2" style:base-cell-address="ChristenUnie.K51"/>
    </style:style>
    <style:style style:name="ce409" style:family="table-cell" style:parent-style-name="Default">
      <style:map style:condition="cell-content()=&quot;male&quot;" style:apply-style-name="Untitled1" style:base-cell-address="GroenLinks.D2"/>
      <style:map style:condition="cell-content()=&quot;female&quot;" style:apply-style-name="Untitled2" style:base-cell-address="GroenLinks.D2"/>
    </style:style>
    <style:style style:name="ce410" style:family="table-cell" style:parent-style-name="Default">
      <style:text-properties fo:font-weight="bold" style:font-weight-asian="bold" style:font-weight-complex="bold"/>
      <style:map style:condition="cell-content()=&quot;male&quot;" style:apply-style-name="Untitled1" style:base-cell-address="GroenLinks.K1"/>
      <style:map style:condition="cell-content()=&quot;female&quot;" style:apply-style-name="Untitled2" style:base-cell-address="GroenLinks.K1"/>
    </style:style>
    <style:style style:name="ce411" style:family="table-cell" style:parent-style-name="Default">
      <style:map style:condition="cell-content()=&quot;male&quot;" style:apply-style-name="Untitled1" style:base-cell-address="GroenLinks.K2"/>
      <style:map style:condition="cell-content()=&quot;female&quot;" style:apply-style-name="Untitled2" style:base-cell-address="GroenLinks.K2"/>
    </style:style>
    <style:style style:name="ce412" style:family="table-cell" style:parent-style-name="Default">
      <style:map style:condition="cell-content()=&quot;male&quot;" style:apply-style-name="Untitled1" style:base-cell-address="GroenLinks.K3"/>
      <style:map style:condition="cell-content()=&quot;female&quot;" style:apply-style-name="Untitled2" style:base-cell-address="GroenLinks.K3"/>
    </style:style>
    <style:style style:name="ce413" style:family="table-cell" style:parent-style-name="Default">
      <style:map style:condition="cell-content()=&quot;male&quot;" style:apply-style-name="Untitled1" style:base-cell-address="GroenLinks.K4"/>
      <style:map style:condition="cell-content()=&quot;female&quot;" style:apply-style-name="Untitled2" style:base-cell-address="GroenLinks.K4"/>
    </style:style>
    <style:style style:name="ce414" style:family="table-cell" style:parent-style-name="Default">
      <style:map style:condition="cell-content()=&quot;male&quot;" style:apply-style-name="Untitled1" style:base-cell-address="GroenLinks.K5"/>
      <style:map style:condition="cell-content()=&quot;female&quot;" style:apply-style-name="Untitled2" style:base-cell-address="GroenLinks.K5"/>
    </style:style>
    <style:style style:name="ce415" style:family="table-cell" style:parent-style-name="Default">
      <style:map style:condition="cell-content()=&quot;male&quot;" style:apply-style-name="Untitled1" style:base-cell-address="GroenLinks.K6"/>
      <style:map style:condition="cell-content()=&quot;female&quot;" style:apply-style-name="Untitled2" style:base-cell-address="GroenLinks.K6"/>
    </style:style>
    <style:style style:name="ce416" style:family="table-cell" style:parent-style-name="Default">
      <style:map style:condition="cell-content()=&quot;male&quot;" style:apply-style-name="Untitled1" style:base-cell-address="GroenLinks.K7"/>
      <style:map style:condition="cell-content()=&quot;female&quot;" style:apply-style-name="Untitled2" style:base-cell-address="GroenLinks.K7"/>
    </style:style>
    <style:style style:name="ce417" style:family="table-cell" style:parent-style-name="Default">
      <style:map style:condition="cell-content()=&quot;male&quot;" style:apply-style-name="Untitled1" style:base-cell-address="GroenLinks.K8"/>
      <style:map style:condition="cell-content()=&quot;female&quot;" style:apply-style-name="Untitled2" style:base-cell-address="GroenLinks.K8"/>
    </style:style>
    <style:style style:name="ce418" style:family="table-cell" style:parent-style-name="Default">
      <style:map style:condition="cell-content()=&quot;male&quot;" style:apply-style-name="Untitled1" style:base-cell-address="GroenLinks.K9"/>
      <style:map style:condition="cell-content()=&quot;female&quot;" style:apply-style-name="Untitled2" style:base-cell-address="GroenLinks.K9"/>
    </style:style>
    <style:style style:name="ce419" style:family="table-cell" style:parent-style-name="Default">
      <style:map style:condition="cell-content()=&quot;male&quot;" style:apply-style-name="Untitled1" style:base-cell-address="GroenLinks.K10"/>
      <style:map style:condition="cell-content()=&quot;female&quot;" style:apply-style-name="Untitled2" style:base-cell-address="GroenLinks.K10"/>
    </style:style>
    <style:style style:name="ce420" style:family="table-cell" style:parent-style-name="Default">
      <style:map style:condition="cell-content()=&quot;male&quot;" style:apply-style-name="Untitled1" style:base-cell-address="GroenLinks.K11"/>
      <style:map style:condition="cell-content()=&quot;female&quot;" style:apply-style-name="Untitled2" style:base-cell-address="GroenLinks.K11"/>
    </style:style>
    <style:style style:name="ce421" style:family="table-cell" style:parent-style-name="Default">
      <style:map style:condition="cell-content()=&quot;male&quot;" style:apply-style-name="Untitled1" style:base-cell-address="GroenLinks.K12"/>
      <style:map style:condition="cell-content()=&quot;female&quot;" style:apply-style-name="Untitled2" style:base-cell-address="GroenLinks.K12"/>
    </style:style>
    <style:style style:name="ce422" style:family="table-cell" style:parent-style-name="Default">
      <style:map style:condition="cell-content()=&quot;male&quot;" style:apply-style-name="Untitled1" style:base-cell-address="GroenLinks.K13"/>
      <style:map style:condition="cell-content()=&quot;female&quot;" style:apply-style-name="Untitled2" style:base-cell-address="GroenLinks.K13"/>
    </style:style>
    <style:style style:name="ce423" style:family="table-cell" style:parent-style-name="Default">
      <style:map style:condition="cell-content()=&quot;male&quot;" style:apply-style-name="Untitled1" style:base-cell-address="GroenLinks.K14"/>
      <style:map style:condition="cell-content()=&quot;female&quot;" style:apply-style-name="Untitled2" style:base-cell-address="GroenLinks.K14"/>
    </style:style>
    <style:style style:name="ce424" style:family="table-cell" style:parent-style-name="Default">
      <style:map style:condition="cell-content()=&quot;male&quot;" style:apply-style-name="Untitled1" style:base-cell-address="GroenLinks.K15"/>
      <style:map style:condition="cell-content()=&quot;female&quot;" style:apply-style-name="Untitled2" style:base-cell-address="GroenLinks.K15"/>
    </style:style>
    <style:style style:name="ce425" style:family="table-cell" style:parent-style-name="Default">
      <style:map style:condition="cell-content()=&quot;male&quot;" style:apply-style-name="Untitled1" style:base-cell-address="GroenLinks.K16"/>
      <style:map style:condition="cell-content()=&quot;female&quot;" style:apply-style-name="Untitled2" style:base-cell-address="GroenLinks.K16"/>
    </style:style>
    <style:style style:name="ce426" style:family="table-cell" style:parent-style-name="Default">
      <style:map style:condition="cell-content()=&quot;male&quot;" style:apply-style-name="Untitled1" style:base-cell-address="GroenLinks.K17"/>
      <style:map style:condition="cell-content()=&quot;female&quot;" style:apply-style-name="Untitled2" style:base-cell-address="GroenLinks.K17"/>
    </style:style>
    <style:style style:name="ce427" style:family="table-cell" style:parent-style-name="Default">
      <style:map style:condition="cell-content()=&quot;male&quot;" style:apply-style-name="Untitled1" style:base-cell-address="GroenLinks.K18"/>
      <style:map style:condition="cell-content()=&quot;female&quot;" style:apply-style-name="Untitled2" style:base-cell-address="GroenLinks.K18"/>
    </style:style>
    <style:style style:name="ce428" style:family="table-cell" style:parent-style-name="Default">
      <style:map style:condition="cell-content()=&quot;male&quot;" style:apply-style-name="Untitled1" style:base-cell-address="GroenLinks.K19"/>
      <style:map style:condition="cell-content()=&quot;female&quot;" style:apply-style-name="Untitled2" style:base-cell-address="GroenLinks.K19"/>
    </style:style>
    <style:style style:name="ce429" style:family="table-cell" style:parent-style-name="Default">
      <style:map style:condition="cell-content()=&quot;male&quot;" style:apply-style-name="Untitled1" style:base-cell-address="GroenLinks.K20"/>
      <style:map style:condition="cell-content()=&quot;female&quot;" style:apply-style-name="Untitled2" style:base-cell-address="GroenLinks.K20"/>
    </style:style>
    <style:style style:name="ce430" style:family="table-cell" style:parent-style-name="Default">
      <style:map style:condition="cell-content()=&quot;male&quot;" style:apply-style-name="Untitled1" style:base-cell-address="GroenLinks.K21"/>
      <style:map style:condition="cell-content()=&quot;female&quot;" style:apply-style-name="Untitled2" style:base-cell-address="GroenLinks.K21"/>
    </style:style>
    <style:style style:name="ce431" style:family="table-cell" style:parent-style-name="Default">
      <style:map style:condition="cell-content()=&quot;male&quot;" style:apply-style-name="Untitled1" style:base-cell-address="GroenLinks.K22"/>
      <style:map style:condition="cell-content()=&quot;female&quot;" style:apply-style-name="Untitled2" style:base-cell-address="GroenLinks.K22"/>
    </style:style>
    <style:style style:name="ce432" style:family="table-cell" style:parent-style-name="Default">
      <style:map style:condition="cell-content()=&quot;male&quot;" style:apply-style-name="Untitled1" style:base-cell-address="GroenLinks.K23"/>
      <style:map style:condition="cell-content()=&quot;female&quot;" style:apply-style-name="Untitled2" style:base-cell-address="GroenLinks.K23"/>
    </style:style>
    <style:style style:name="ce433" style:family="table-cell" style:parent-style-name="Default">
      <style:map style:condition="cell-content()=&quot;male&quot;" style:apply-style-name="Untitled1" style:base-cell-address="GroenLinks.K24"/>
      <style:map style:condition="cell-content()=&quot;female&quot;" style:apply-style-name="Untitled2" style:base-cell-address="GroenLinks.K24"/>
    </style:style>
    <style:style style:name="ce434" style:family="table-cell" style:parent-style-name="Default">
      <style:map style:condition="cell-content()=&quot;male&quot;" style:apply-style-name="Untitled1" style:base-cell-address="GroenLinks.K25"/>
      <style:map style:condition="cell-content()=&quot;female&quot;" style:apply-style-name="Untitled2" style:base-cell-address="GroenLinks.K25"/>
    </style:style>
    <style:style style:name="ce435" style:family="table-cell" style:parent-style-name="Default">
      <style:map style:condition="cell-content()=&quot;male&quot;" style:apply-style-name="Untitled1" style:base-cell-address="GroenLinks.K26"/>
      <style:map style:condition="cell-content()=&quot;female&quot;" style:apply-style-name="Untitled2" style:base-cell-address="GroenLinks.K26"/>
    </style:style>
    <style:style style:name="ce436" style:family="table-cell" style:parent-style-name="Default">
      <style:map style:condition="cell-content()=&quot;male&quot;" style:apply-style-name="Untitled1" style:base-cell-address="GroenLinks.K27"/>
      <style:map style:condition="cell-content()=&quot;female&quot;" style:apply-style-name="Untitled2" style:base-cell-address="GroenLinks.K27"/>
    </style:style>
    <style:style style:name="ce437" style:family="table-cell" style:parent-style-name="Default">
      <style:map style:condition="cell-content()=&quot;male&quot;" style:apply-style-name="Untitled1" style:base-cell-address="GroenLinks.K28"/>
      <style:map style:condition="cell-content()=&quot;female&quot;" style:apply-style-name="Untitled2" style:base-cell-address="GroenLinks.K28"/>
    </style:style>
    <style:style style:name="ce438" style:family="table-cell" style:parent-style-name="Default">
      <style:map style:condition="cell-content()=&quot;male&quot;" style:apply-style-name="Untitled1" style:base-cell-address="GroenLinks.K29"/>
      <style:map style:condition="cell-content()=&quot;female&quot;" style:apply-style-name="Untitled2" style:base-cell-address="GroenLinks.K29"/>
    </style:style>
    <style:style style:name="ce439" style:family="table-cell" style:parent-style-name="Default">
      <style:map style:condition="cell-content()=&quot;male&quot;" style:apply-style-name="Untitled1" style:base-cell-address="GroenLinks.K30"/>
      <style:map style:condition="cell-content()=&quot;female&quot;" style:apply-style-name="Untitled2" style:base-cell-address="GroenLinks.K30"/>
    </style:style>
    <style:style style:name="ce440" style:family="table-cell" style:parent-style-name="Default">
      <style:map style:condition="cell-content()=&quot;male&quot;" style:apply-style-name="Untitled1" style:base-cell-address="GroenLinks.K31"/>
      <style:map style:condition="cell-content()=&quot;female&quot;" style:apply-style-name="Untitled2" style:base-cell-address="GroenLinks.K31"/>
    </style:style>
    <style:style style:name="ce441" style:family="table-cell" style:parent-style-name="Default">
      <style:map style:condition="cell-content()=&quot;male&quot;" style:apply-style-name="Untitled1" style:base-cell-address="GroenLinks.K32"/>
      <style:map style:condition="cell-content()=&quot;female&quot;" style:apply-style-name="Untitled2" style:base-cell-address="GroenLinks.K32"/>
    </style:style>
    <style:style style:name="ce442" style:family="table-cell" style:parent-style-name="Default">
      <style:map style:condition="cell-content()=&quot;male&quot;" style:apply-style-name="Untitled1" style:base-cell-address="GroenLinks.K33"/>
      <style:map style:condition="cell-content()=&quot;female&quot;" style:apply-style-name="Untitled2" style:base-cell-address="GroenLinks.K33"/>
    </style:style>
    <style:style style:name="ce443" style:family="table-cell" style:parent-style-name="Default">
      <style:map style:condition="cell-content()=&quot;male&quot;" style:apply-style-name="Untitled1" style:base-cell-address="GroenLinks.K34"/>
      <style:map style:condition="cell-content()=&quot;female&quot;" style:apply-style-name="Untitled2" style:base-cell-address="GroenLinks.K34"/>
    </style:style>
    <style:style style:name="ce444" style:family="table-cell" style:parent-style-name="Default">
      <style:map style:condition="cell-content()=&quot;male&quot;" style:apply-style-name="Untitled1" style:base-cell-address="GroenLinks.K35"/>
      <style:map style:condition="cell-content()=&quot;female&quot;" style:apply-style-name="Untitled2" style:base-cell-address="GroenLinks.K35"/>
    </style:style>
    <style:style style:name="ce445" style:family="table-cell" style:parent-style-name="Default">
      <style:map style:condition="cell-content()=&quot;male&quot;" style:apply-style-name="Untitled1" style:base-cell-address="GroenLinks.K36"/>
      <style:map style:condition="cell-content()=&quot;female&quot;" style:apply-style-name="Untitled2" style:base-cell-address="GroenLinks.K36"/>
    </style:style>
    <style:style style:name="ce446" style:family="table-cell" style:parent-style-name="Default">
      <style:map style:condition="cell-content()=&quot;male&quot;" style:apply-style-name="Untitled1" style:base-cell-address="GroenLinks.K37"/>
      <style:map style:condition="cell-content()=&quot;female&quot;" style:apply-style-name="Untitled2" style:base-cell-address="GroenLinks.K37"/>
    </style:style>
    <style:style style:name="ce447" style:family="table-cell" style:parent-style-name="Default">
      <style:map style:condition="cell-content()=&quot;male&quot;" style:apply-style-name="Untitled1" style:base-cell-address="GroenLinks.K38"/>
      <style:map style:condition="cell-content()=&quot;female&quot;" style:apply-style-name="Untitled2" style:base-cell-address="GroenLinks.K38"/>
    </style:style>
    <style:style style:name="ce448" style:family="table-cell" style:parent-style-name="Default">
      <style:map style:condition="cell-content()=&quot;male&quot;" style:apply-style-name="Untitled1" style:base-cell-address="GroenLinks.K39"/>
      <style:map style:condition="cell-content()=&quot;female&quot;" style:apply-style-name="Untitled2" style:base-cell-address="GroenLinks.K39"/>
    </style:style>
    <style:style style:name="ce449" style:family="table-cell" style:parent-style-name="Default">
      <style:map style:condition="cell-content()=&quot;male&quot;" style:apply-style-name="Untitled1" style:base-cell-address="GroenLinks.K40"/>
      <style:map style:condition="cell-content()=&quot;female&quot;" style:apply-style-name="Untitled2" style:base-cell-address="GroenLinks.K40"/>
    </style:style>
    <style:style style:name="ce450" style:family="table-cell" style:parent-style-name="Default">
      <style:map style:condition="cell-content()=&quot;male&quot;" style:apply-style-name="Untitled1" style:base-cell-address="GroenLinks.K41"/>
      <style:map style:condition="cell-content()=&quot;female&quot;" style:apply-style-name="Untitled2" style:base-cell-address="GroenLinks.K41"/>
    </style:style>
    <style:style style:name="ce451" style:family="table-cell" style:parent-style-name="Default">
      <style:map style:condition="cell-content()=&quot;male&quot;" style:apply-style-name="Untitled1" style:base-cell-address="GroenLinks.K42"/>
      <style:map style:condition="cell-content()=&quot;female&quot;" style:apply-style-name="Untitled2" style:base-cell-address="GroenLinks.K42"/>
    </style:style>
    <style:style style:name="ce452" style:family="table-cell" style:parent-style-name="Default">
      <style:map style:condition="cell-content()=&quot;male&quot;" style:apply-style-name="Untitled1" style:base-cell-address="GroenLinks.K43"/>
      <style:map style:condition="cell-content()=&quot;female&quot;" style:apply-style-name="Untitled2" style:base-cell-address="GroenLinks.K43"/>
    </style:style>
    <style:style style:name="ce453" style:family="table-cell" style:parent-style-name="Default">
      <style:map style:condition="cell-content()=&quot;male&quot;" style:apply-style-name="Untitled1" style:base-cell-address="GroenLinks.K44"/>
      <style:map style:condition="cell-content()=&quot;female&quot;" style:apply-style-name="Untitled2" style:base-cell-address="GroenLinks.K44"/>
    </style:style>
    <style:style style:name="ce454" style:family="table-cell" style:parent-style-name="Default">
      <style:map style:condition="cell-content()=&quot;male&quot;" style:apply-style-name="Untitled1" style:base-cell-address="GroenLinks.K45"/>
      <style:map style:condition="cell-content()=&quot;female&quot;" style:apply-style-name="Untitled2" style:base-cell-address="GroenLinks.K45"/>
    </style:style>
    <style:style style:name="ce455" style:family="table-cell" style:parent-style-name="Default">
      <style:map style:condition="cell-content()=&quot;male&quot;" style:apply-style-name="Untitled1" style:base-cell-address="GroenLinks.K46"/>
      <style:map style:condition="cell-content()=&quot;female&quot;" style:apply-style-name="Untitled2" style:base-cell-address="GroenLinks.K46"/>
    </style:style>
    <style:style style:name="ce456" style:family="table-cell" style:parent-style-name="Default">
      <style:map style:condition="cell-content()=&quot;male&quot;" style:apply-style-name="Untitled1" style:base-cell-address="GroenLinks.K47"/>
      <style:map style:condition="cell-content()=&quot;female&quot;" style:apply-style-name="Untitled2" style:base-cell-address="GroenLinks.K47"/>
    </style:style>
    <style:style style:name="ce457" style:family="table-cell" style:parent-style-name="Default">
      <style:map style:condition="cell-content()=&quot;male&quot;" style:apply-style-name="Untitled1" style:base-cell-address="GroenLinks.K48"/>
      <style:map style:condition="cell-content()=&quot;female&quot;" style:apply-style-name="Untitled2" style:base-cell-address="GroenLinks.K48"/>
    </style:style>
    <style:style style:name="ce458" style:family="table-cell" style:parent-style-name="Default">
      <style:map style:condition="cell-content()=&quot;male&quot;" style:apply-style-name="Untitled1" style:base-cell-address="GroenLinks.K49"/>
      <style:map style:condition="cell-content()=&quot;female&quot;" style:apply-style-name="Untitled2" style:base-cell-address="GroenLinks.K49"/>
    </style:style>
    <style:style style:name="ce459" style:family="table-cell" style:parent-style-name="Default">
      <style:map style:condition="cell-content()=&quot;male&quot;" style:apply-style-name="Untitled1" style:base-cell-address="GroenLinks.K50"/>
      <style:map style:condition="cell-content()=&quot;female&quot;" style:apply-style-name="Untitled2" style:base-cell-address="GroenLinks.K50"/>
    </style:style>
    <style:style style:name="ce460" style:family="table-cell" style:parent-style-name="Default">
      <style:map style:condition="cell-content()=&quot;male&quot;" style:apply-style-name="Untitled1" style:base-cell-address="GroenLinks.K51"/>
      <style:map style:condition="cell-content()=&quot;female&quot;" style:apply-style-name="Untitled2" style:base-cell-address="GroenLinks.K51"/>
    </style:style>
    <style:style style:name="ce461" style:family="table-cell" style:parent-style-name="Default">
      <style:map style:condition="cell-content()=&quot;male&quot;" style:apply-style-name="Untitled1" style:base-cell-address="SGP.D2"/>
    </style:style>
    <style:style style:name="ce462" style:family="table-cell" style:parent-style-name="Default">
      <style:text-properties fo:font-weight="bold" style:font-weight-asian="bold" style:font-weight-complex="bold"/>
      <style:map style:condition="cell-content()=&quot;male&quot;" style:apply-style-name="Untitled1" style:base-cell-address="SGP.K1"/>
      <style:map style:condition="cell-content()=&quot;female&quot;" style:apply-style-name="Untitled2" style:base-cell-address="SGP.K1"/>
    </style:style>
    <style:style style:name="ce463" style:family="table-cell" style:parent-style-name="Default">
      <style:map style:condition="cell-content()=&quot;male&quot;" style:apply-style-name="Untitled1" style:base-cell-address="SGP.K2"/>
      <style:map style:condition="cell-content()=&quot;female&quot;" style:apply-style-name="Untitled2" style:base-cell-address="SGP.K2"/>
    </style:style>
    <style:style style:name="ce464" style:family="table-cell" style:parent-style-name="Default">
      <style:map style:condition="cell-content()=&quot;male&quot;" style:apply-style-name="Untitled1" style:base-cell-address="SGP.K3"/>
      <style:map style:condition="cell-content()=&quot;female&quot;" style:apply-style-name="Untitled2" style:base-cell-address="SGP.K3"/>
    </style:style>
    <style:style style:name="ce465" style:family="table-cell" style:parent-style-name="Default">
      <style:map style:condition="cell-content()=&quot;male&quot;" style:apply-style-name="Untitled1" style:base-cell-address="SGP.K4"/>
      <style:map style:condition="cell-content()=&quot;female&quot;" style:apply-style-name="Untitled2" style:base-cell-address="SGP.K4"/>
    </style:style>
    <style:style style:name="ce466" style:family="table-cell" style:parent-style-name="Default">
      <style:map style:condition="cell-content()=&quot;male&quot;" style:apply-style-name="Untitled1" style:base-cell-address="SGP.K5"/>
      <style:map style:condition="cell-content()=&quot;female&quot;" style:apply-style-name="Untitled2" style:base-cell-address="SGP.K5"/>
    </style:style>
    <style:style style:name="ce467" style:family="table-cell" style:parent-style-name="Default">
      <style:map style:condition="cell-content()=&quot;male&quot;" style:apply-style-name="Untitled1" style:base-cell-address="SGP.K6"/>
      <style:map style:condition="cell-content()=&quot;female&quot;" style:apply-style-name="Untitled2" style:base-cell-address="SGP.K6"/>
    </style:style>
    <style:style style:name="ce468" style:family="table-cell" style:parent-style-name="Default">
      <style:map style:condition="cell-content()=&quot;male&quot;" style:apply-style-name="Untitled1" style:base-cell-address="SGP.K7"/>
      <style:map style:condition="cell-content()=&quot;female&quot;" style:apply-style-name="Untitled2" style:base-cell-address="SGP.K7"/>
    </style:style>
    <style:style style:name="ce469" style:family="table-cell" style:parent-style-name="Default">
      <style:map style:condition="cell-content()=&quot;male&quot;" style:apply-style-name="Untitled1" style:base-cell-address="SGP.K8"/>
      <style:map style:condition="cell-content()=&quot;female&quot;" style:apply-style-name="Untitled2" style:base-cell-address="SGP.K8"/>
    </style:style>
    <style:style style:name="ce470" style:family="table-cell" style:parent-style-name="Default">
      <style:map style:condition="cell-content()=&quot;male&quot;" style:apply-style-name="Untitled1" style:base-cell-address="SGP.K9"/>
      <style:map style:condition="cell-content()=&quot;female&quot;" style:apply-style-name="Untitled2" style:base-cell-address="SGP.K9"/>
    </style:style>
    <style:style style:name="ce471" style:family="table-cell" style:parent-style-name="Default">
      <style:map style:condition="cell-content()=&quot;male&quot;" style:apply-style-name="Untitled1" style:base-cell-address="SGP.K10"/>
      <style:map style:condition="cell-content()=&quot;female&quot;" style:apply-style-name="Untitled2" style:base-cell-address="SGP.K10"/>
    </style:style>
    <style:style style:name="ce472" style:family="table-cell" style:parent-style-name="Default">
      <style:map style:condition="cell-content()=&quot;male&quot;" style:apply-style-name="Untitled1" style:base-cell-address="SGP.K11"/>
      <style:map style:condition="cell-content()=&quot;female&quot;" style:apply-style-name="Untitled2" style:base-cell-address="SGP.K11"/>
    </style:style>
    <style:style style:name="ce473" style:family="table-cell" style:parent-style-name="Default">
      <style:map style:condition="cell-content()=&quot;male&quot;" style:apply-style-name="Untitled1" style:base-cell-address="SGP.K12"/>
      <style:map style:condition="cell-content()=&quot;female&quot;" style:apply-style-name="Untitled2" style:base-cell-address="SGP.K12"/>
    </style:style>
    <style:style style:name="ce474" style:family="table-cell" style:parent-style-name="Default">
      <style:map style:condition="cell-content()=&quot;male&quot;" style:apply-style-name="Untitled1" style:base-cell-address="SGP.K13"/>
      <style:map style:condition="cell-content()=&quot;female&quot;" style:apply-style-name="Untitled2" style:base-cell-address="SGP.K13"/>
    </style:style>
    <style:style style:name="ce475" style:family="table-cell" style:parent-style-name="Default">
      <style:map style:condition="cell-content()=&quot;male&quot;" style:apply-style-name="Untitled1" style:base-cell-address="SGP.K14"/>
      <style:map style:condition="cell-content()=&quot;female&quot;" style:apply-style-name="Untitled2" style:base-cell-address="SGP.K14"/>
    </style:style>
    <style:style style:name="ce476" style:family="table-cell" style:parent-style-name="Default">
      <style:map style:condition="cell-content()=&quot;male&quot;" style:apply-style-name="Untitled1" style:base-cell-address="SGP.K15"/>
      <style:map style:condition="cell-content()=&quot;female&quot;" style:apply-style-name="Untitled2" style:base-cell-address="SGP.K15"/>
    </style:style>
    <style:style style:name="ce477" style:family="table-cell" style:parent-style-name="Default">
      <style:map style:condition="cell-content()=&quot;male&quot;" style:apply-style-name="Untitled1" style:base-cell-address="SGP.K16"/>
      <style:map style:condition="cell-content()=&quot;female&quot;" style:apply-style-name="Untitled2" style:base-cell-address="SGP.K16"/>
    </style:style>
    <style:style style:name="ce478" style:family="table-cell" style:parent-style-name="Default">
      <style:map style:condition="cell-content()=&quot;male&quot;" style:apply-style-name="Untitled1" style:base-cell-address="SGP.K17"/>
      <style:map style:condition="cell-content()=&quot;female&quot;" style:apply-style-name="Untitled2" style:base-cell-address="SGP.K17"/>
    </style:style>
    <style:style style:name="ce479" style:family="table-cell" style:parent-style-name="Default">
      <style:map style:condition="cell-content()=&quot;male&quot;" style:apply-style-name="Untitled1" style:base-cell-address="SGP.K18"/>
      <style:map style:condition="cell-content()=&quot;female&quot;" style:apply-style-name="Untitled2" style:base-cell-address="SGP.K18"/>
    </style:style>
    <style:style style:name="ce480" style:family="table-cell" style:parent-style-name="Default">
      <style:map style:condition="cell-content()=&quot;male&quot;" style:apply-style-name="Untitled1" style:base-cell-address="SGP.K19"/>
      <style:map style:condition="cell-content()=&quot;female&quot;" style:apply-style-name="Untitled2" style:base-cell-address="SGP.K19"/>
    </style:style>
    <style:style style:name="ce481" style:family="table-cell" style:parent-style-name="Default">
      <style:map style:condition="cell-content()=&quot;male&quot;" style:apply-style-name="Untitled1" style:base-cell-address="SGP.K20"/>
      <style:map style:condition="cell-content()=&quot;female&quot;" style:apply-style-name="Untitled2" style:base-cell-address="SGP.K20"/>
    </style:style>
    <style:style style:name="ce482" style:family="table-cell" style:parent-style-name="Default">
      <style:map style:condition="cell-content()=&quot;male&quot;" style:apply-style-name="Untitled1" style:base-cell-address="SGP.K21"/>
      <style:map style:condition="cell-content()=&quot;female&quot;" style:apply-style-name="Untitled2" style:base-cell-address="SGP.K21"/>
    </style:style>
    <style:style style:name="ce483" style:family="table-cell" style:parent-style-name="Default">
      <style:map style:condition="cell-content()=&quot;male&quot;" style:apply-style-name="Untitled1" style:base-cell-address="SGP.K22"/>
      <style:map style:condition="cell-content()=&quot;female&quot;" style:apply-style-name="Untitled2" style:base-cell-address="SGP.K22"/>
    </style:style>
    <style:style style:name="ce484" style:family="table-cell" style:parent-style-name="Default">
      <style:map style:condition="cell-content()=&quot;male&quot;" style:apply-style-name="Untitled1" style:base-cell-address="SGP.K23"/>
      <style:map style:condition="cell-content()=&quot;female&quot;" style:apply-style-name="Untitled2" style:base-cell-address="SGP.K23"/>
    </style:style>
    <style:style style:name="ce485" style:family="table-cell" style:parent-style-name="Default">
      <style:map style:condition="cell-content()=&quot;male&quot;" style:apply-style-name="Untitled1" style:base-cell-address="SGP.K24"/>
      <style:map style:condition="cell-content()=&quot;female&quot;" style:apply-style-name="Untitled2" style:base-cell-address="SGP.K24"/>
    </style:style>
    <style:style style:name="ce486" style:family="table-cell" style:parent-style-name="Default">
      <style:map style:condition="cell-content()=&quot;male&quot;" style:apply-style-name="Untitled1" style:base-cell-address="SGP.K25"/>
      <style:map style:condition="cell-content()=&quot;female&quot;" style:apply-style-name="Untitled2" style:base-cell-address="SGP.K25"/>
    </style:style>
    <style:style style:name="ce487" style:family="table-cell" style:parent-style-name="Default">
      <style:map style:condition="cell-content()=&quot;male&quot;" style:apply-style-name="Untitled1" style:base-cell-address="SGP.K26"/>
      <style:map style:condition="cell-content()=&quot;female&quot;" style:apply-style-name="Untitled2" style:base-cell-address="SGP.K26"/>
    </style:style>
    <style:style style:name="ce488" style:family="table-cell" style:parent-style-name="Default">
      <style:map style:condition="cell-content()=&quot;male&quot;" style:apply-style-name="Untitled1" style:base-cell-address="SGP.K27"/>
      <style:map style:condition="cell-content()=&quot;female&quot;" style:apply-style-name="Untitled2" style:base-cell-address="SGP.K27"/>
    </style:style>
    <style:style style:name="ce489" style:family="table-cell" style:parent-style-name="Default">
      <style:map style:condition="cell-content()=&quot;male&quot;" style:apply-style-name="Untitled1" style:base-cell-address="SGP.K28"/>
      <style:map style:condition="cell-content()=&quot;female&quot;" style:apply-style-name="Untitled2" style:base-cell-address="SGP.K28"/>
    </style:style>
    <style:style style:name="ce490" style:family="table-cell" style:parent-style-name="Default">
      <style:map style:condition="cell-content()=&quot;male&quot;" style:apply-style-name="Untitled1" style:base-cell-address="SGP.K29"/>
      <style:map style:condition="cell-content()=&quot;female&quot;" style:apply-style-name="Untitled2" style:base-cell-address="SGP.K29"/>
    </style:style>
    <style:style style:name="ce491" style:family="table-cell" style:parent-style-name="Default">
      <style:map style:condition="cell-content()=&quot;male&quot;" style:apply-style-name="Untitled1" style:base-cell-address="SGP.K30"/>
      <style:map style:condition="cell-content()=&quot;female&quot;" style:apply-style-name="Untitled2" style:base-cell-address="SGP.K30"/>
    </style:style>
    <style:style style:name="ce492" style:family="table-cell" style:parent-style-name="Default">
      <style:map style:condition="cell-content()=&quot;male&quot;" style:apply-style-name="Untitled1" style:base-cell-address="SGP.K31"/>
      <style:map style:condition="cell-content()=&quot;female&quot;" style:apply-style-name="Untitled2" style:base-cell-address="SGP.K31"/>
    </style:style>
    <style:style style:name="ce493" style:family="table-cell" style:parent-style-name="Default">
      <style:map style:condition="cell-content()=&quot;male&quot;" style:apply-style-name="Untitled1" style:base-cell-address="SGP.K32"/>
      <style:map style:condition="cell-content()=&quot;female&quot;" style:apply-style-name="Untitled2" style:base-cell-address="SGP.K32"/>
    </style:style>
    <style:style style:name="ce494" style:family="table-cell" style:parent-style-name="Default">
      <style:map style:condition="cell-content()=&quot;male&quot;" style:apply-style-name="Untitled1" style:base-cell-address="SGP.K33"/>
      <style:map style:condition="cell-content()=&quot;female&quot;" style:apply-style-name="Untitled2" style:base-cell-address="SGP.K33"/>
    </style:style>
    <style:style style:name="ce495" style:family="table-cell" style:parent-style-name="Default">
      <style:map style:condition="cell-content()=&quot;male&quot;" style:apply-style-name="Untitled1" style:base-cell-address="SGP.K34"/>
      <style:map style:condition="cell-content()=&quot;female&quot;" style:apply-style-name="Untitled2" style:base-cell-address="SGP.K34"/>
    </style:style>
    <style:style style:name="ce496" style:family="table-cell" style:parent-style-name="Default">
      <style:map style:condition="cell-content()=&quot;male&quot;" style:apply-style-name="Untitled1" style:base-cell-address="SGP.K35"/>
      <style:map style:condition="cell-content()=&quot;female&quot;" style:apply-style-name="Untitled2" style:base-cell-address="SGP.K35"/>
    </style:style>
    <style:style style:name="ce497" style:family="table-cell" style:parent-style-name="Default">
      <style:map style:condition="cell-content()=&quot;male&quot;" style:apply-style-name="Untitled1" style:base-cell-address="SGP.K36"/>
      <style:map style:condition="cell-content()=&quot;female&quot;" style:apply-style-name="Untitled2" style:base-cell-address="SGP.K36"/>
    </style:style>
    <style:style style:name="ce498" style:family="table-cell" style:parent-style-name="Default">
      <style:map style:condition="cell-content()=&quot;male&quot;" style:apply-style-name="Untitled1" style:base-cell-address="SGP.K37"/>
      <style:map style:condition="cell-content()=&quot;female&quot;" style:apply-style-name="Untitled2" style:base-cell-address="SGP.K37"/>
    </style:style>
    <style:style style:name="ce499" style:family="table-cell" style:parent-style-name="Default">
      <style:map style:condition="cell-content()=&quot;male&quot;" style:apply-style-name="Untitled1" style:base-cell-address="SGP.K38"/>
      <style:map style:condition="cell-content()=&quot;female&quot;" style:apply-style-name="Untitled2" style:base-cell-address="SGP.K38"/>
    </style:style>
    <style:style style:name="ce500" style:family="table-cell" style:parent-style-name="Default">
      <style:map style:condition="cell-content()=&quot;male&quot;" style:apply-style-name="Untitled1" style:base-cell-address="SGP.K39"/>
      <style:map style:condition="cell-content()=&quot;female&quot;" style:apply-style-name="Untitled2" style:base-cell-address="SGP.K39"/>
    </style:style>
    <style:style style:name="ce501" style:family="table-cell" style:parent-style-name="Default">
      <style:map style:condition="cell-content()=&quot;male&quot;" style:apply-style-name="Untitled1" style:base-cell-address="SGP.K40"/>
      <style:map style:condition="cell-content()=&quot;female&quot;" style:apply-style-name="Untitled2" style:base-cell-address="SGP.K40"/>
    </style:style>
    <style:style style:name="ce502" style:family="table-cell" style:parent-style-name="Default">
      <style:map style:condition="cell-content()=&quot;male&quot;" style:apply-style-name="Untitled1" style:base-cell-address="SGP.K41"/>
      <style:map style:condition="cell-content()=&quot;female&quot;" style:apply-style-name="Untitled2" style:base-cell-address="SGP.K41"/>
    </style:style>
    <style:style style:name="ce503" style:family="table-cell" style:parent-style-name="Default">
      <style:map style:condition="cell-content()=&quot;male&quot;" style:apply-style-name="Untitled1" style:base-cell-address="SGP.K42"/>
      <style:map style:condition="cell-content()=&quot;female&quot;" style:apply-style-name="Untitled2" style:base-cell-address="SGP.K42"/>
    </style:style>
    <style:style style:name="ce504" style:family="table-cell" style:parent-style-name="Default">
      <style:map style:condition="cell-content()=&quot;male&quot;" style:apply-style-name="Untitled1" style:base-cell-address="SGP.K43"/>
      <style:map style:condition="cell-content()=&quot;female&quot;" style:apply-style-name="Untitled2" style:base-cell-address="SGP.K43"/>
    </style:style>
    <style:style style:name="ce505" style:family="table-cell" style:parent-style-name="Default">
      <style:map style:condition="cell-content()=&quot;male&quot;" style:apply-style-name="Untitled1" style:base-cell-address="SGP.K44"/>
      <style:map style:condition="cell-content()=&quot;female&quot;" style:apply-style-name="Untitled2" style:base-cell-address="SGP.K44"/>
    </style:style>
    <style:style style:name="ce506" style:family="table-cell" style:parent-style-name="Default">
      <style:map style:condition="cell-content()=&quot;male&quot;" style:apply-style-name="Untitled1" style:base-cell-address="SGP.K45"/>
      <style:map style:condition="cell-content()=&quot;female&quot;" style:apply-style-name="Untitled2" style:base-cell-address="SGP.K45"/>
    </style:style>
    <style:style style:name="ce507" style:family="table-cell" style:parent-style-name="Default">
      <style:map style:condition="cell-content()=&quot;male&quot;" style:apply-style-name="Untitled1" style:base-cell-address="SGP.K46"/>
      <style:map style:condition="cell-content()=&quot;female&quot;" style:apply-style-name="Untitled2" style:base-cell-address="SGP.K46"/>
    </style:style>
    <style:style style:name="ce508" style:family="table-cell" style:parent-style-name="Default">
      <style:map style:condition="cell-content()=&quot;male&quot;" style:apply-style-name="Untitled1" style:base-cell-address="SGP.K47"/>
      <style:map style:condition="cell-content()=&quot;female&quot;" style:apply-style-name="Untitled2" style:base-cell-address="SGP.K47"/>
    </style:style>
    <style:style style:name="ce509" style:family="table-cell" style:parent-style-name="Default">
      <style:map style:condition="cell-content()=&quot;male&quot;" style:apply-style-name="Untitled1" style:base-cell-address="SGP.K48"/>
      <style:map style:condition="cell-content()=&quot;female&quot;" style:apply-style-name="Untitled2" style:base-cell-address="SGP.K48"/>
    </style:style>
    <style:style style:name="ce510" style:family="table-cell" style:parent-style-name="Default">
      <style:map style:condition="cell-content()=&quot;male&quot;" style:apply-style-name="Untitled1" style:base-cell-address="SGP.K49"/>
      <style:map style:condition="cell-content()=&quot;female&quot;" style:apply-style-name="Untitled2" style:base-cell-address="SGP.K49"/>
    </style:style>
    <style:style style:name="ce511" style:family="table-cell" style:parent-style-name="Default">
      <style:map style:condition="cell-content()=&quot;male&quot;" style:apply-style-name="Untitled1" style:base-cell-address="SGP.K50"/>
      <style:map style:condition="cell-content()=&quot;female&quot;" style:apply-style-name="Untitled2" style:base-cell-address="SGP.K50"/>
    </style:style>
    <style:style style:name="ce512" style:family="table-cell" style:parent-style-name="Default">
      <style:map style:condition="cell-content()=&quot;male&quot;" style:apply-style-name="Untitled1" style:base-cell-address="SGP.K51"/>
      <style:map style:condition="cell-content()=&quot;female&quot;" style:apply-style-name="Untitled2" style:base-cell-address="SGP.K51"/>
    </style:style>
    <style:style style:name="ce513" style:family="table-cell" style:parent-style-name="Default">
      <style:map style:condition="cell-content()=&quot;male&quot;" style:apply-style-name="Untitled1" style:base-cell-address="PvdD.D2"/>
      <style:map style:condition="cell-content()=&quot;female&quot;" style:apply-style-name="Untitled2" style:base-cell-address="PvdD.D2"/>
    </style:style>
    <style:style style:name="ce514" style:family="table-cell" style:parent-style-name="Default">
      <style:text-properties fo:font-weight="bold" style:font-weight-asian="bold" style:font-weight-complex="bold"/>
      <style:map style:condition="cell-content()=&quot;male&quot;" style:apply-style-name="Untitled1" style:base-cell-address="PvdD.K1"/>
      <style:map style:condition="cell-content()=&quot;female&quot;" style:apply-style-name="Untitled2" style:base-cell-address="PvdD.K1"/>
    </style:style>
    <style:style style:name="ce515" style:family="table-cell" style:parent-style-name="Default">
      <style:map style:condition="cell-content()=&quot;male&quot;" style:apply-style-name="Untitled1" style:base-cell-address="PvdD.K2"/>
      <style:map style:condition="cell-content()=&quot;female&quot;" style:apply-style-name="Untitled2" style:base-cell-address="PvdD.K2"/>
    </style:style>
    <style:style style:name="ce516" style:family="table-cell" style:parent-style-name="Default">
      <style:map style:condition="cell-content()=&quot;male&quot;" style:apply-style-name="Untitled1" style:base-cell-address="PvdD.K3"/>
      <style:map style:condition="cell-content()=&quot;female&quot;" style:apply-style-name="Untitled2" style:base-cell-address="PvdD.K3"/>
    </style:style>
    <style:style style:name="ce517" style:family="table-cell" style:parent-style-name="Default">
      <style:map style:condition="cell-content()=&quot;male&quot;" style:apply-style-name="Untitled1" style:base-cell-address="PvdD.K4"/>
      <style:map style:condition="cell-content()=&quot;female&quot;" style:apply-style-name="Untitled2" style:base-cell-address="PvdD.K4"/>
    </style:style>
    <style:style style:name="ce518" style:family="table-cell" style:parent-style-name="Default">
      <style:map style:condition="cell-content()=&quot;male&quot;" style:apply-style-name="Untitled1" style:base-cell-address="PvdD.K5"/>
      <style:map style:condition="cell-content()=&quot;female&quot;" style:apply-style-name="Untitled2" style:base-cell-address="PvdD.K5"/>
    </style:style>
    <style:style style:name="ce519" style:family="table-cell" style:parent-style-name="Default">
      <style:map style:condition="cell-content()=&quot;male&quot;" style:apply-style-name="Untitled1" style:base-cell-address="PvdD.K6"/>
      <style:map style:condition="cell-content()=&quot;female&quot;" style:apply-style-name="Untitled2" style:base-cell-address="PvdD.K6"/>
    </style:style>
    <style:style style:name="ce520" style:family="table-cell" style:parent-style-name="Default">
      <style:map style:condition="cell-content()=&quot;male&quot;" style:apply-style-name="Untitled1" style:base-cell-address="PvdD.K7"/>
      <style:map style:condition="cell-content()=&quot;female&quot;" style:apply-style-name="Untitled2" style:base-cell-address="PvdD.K7"/>
    </style:style>
    <style:style style:name="ce521" style:family="table-cell" style:parent-style-name="Default">
      <style:map style:condition="cell-content()=&quot;male&quot;" style:apply-style-name="Untitled1" style:base-cell-address="PvdD.K8"/>
      <style:map style:condition="cell-content()=&quot;female&quot;" style:apply-style-name="Untitled2" style:base-cell-address="PvdD.K8"/>
    </style:style>
    <style:style style:name="ce522" style:family="table-cell" style:parent-style-name="Default">
      <style:map style:condition="cell-content()=&quot;male&quot;" style:apply-style-name="Untitled1" style:base-cell-address="PvdD.K9"/>
      <style:map style:condition="cell-content()=&quot;female&quot;" style:apply-style-name="Untitled2" style:base-cell-address="PvdD.K9"/>
    </style:style>
    <style:style style:name="ce523" style:family="table-cell" style:parent-style-name="Default">
      <style:map style:condition="cell-content()=&quot;male&quot;" style:apply-style-name="Untitled1" style:base-cell-address="PvdD.K10"/>
      <style:map style:condition="cell-content()=&quot;female&quot;" style:apply-style-name="Untitled2" style:base-cell-address="PvdD.K10"/>
    </style:style>
    <style:style style:name="ce524" style:family="table-cell" style:parent-style-name="Default">
      <style:map style:condition="cell-content()=&quot;male&quot;" style:apply-style-name="Untitled1" style:base-cell-address="PvdD.K11"/>
      <style:map style:condition="cell-content()=&quot;female&quot;" style:apply-style-name="Untitled2" style:base-cell-address="PvdD.K11"/>
    </style:style>
    <style:style style:name="ce525" style:family="table-cell" style:parent-style-name="Default">
      <style:map style:condition="cell-content()=&quot;male&quot;" style:apply-style-name="Untitled1" style:base-cell-address="PvdD.K12"/>
      <style:map style:condition="cell-content()=&quot;female&quot;" style:apply-style-name="Untitled2" style:base-cell-address="PvdD.K12"/>
    </style:style>
    <style:style style:name="ce526" style:family="table-cell" style:parent-style-name="Default">
      <style:map style:condition="cell-content()=&quot;male&quot;" style:apply-style-name="Untitled1" style:base-cell-address="PvdD.K13"/>
      <style:map style:condition="cell-content()=&quot;female&quot;" style:apply-style-name="Untitled2" style:base-cell-address="PvdD.K13"/>
    </style:style>
    <style:style style:name="ce527" style:family="table-cell" style:parent-style-name="Default">
      <style:map style:condition="cell-content()=&quot;male&quot;" style:apply-style-name="Untitled1" style:base-cell-address="PvdD.K14"/>
      <style:map style:condition="cell-content()=&quot;female&quot;" style:apply-style-name="Untitled2" style:base-cell-address="PvdD.K14"/>
    </style:style>
    <style:style style:name="ce528" style:family="table-cell" style:parent-style-name="Default">
      <style:map style:condition="cell-content()=&quot;male&quot;" style:apply-style-name="Untitled1" style:base-cell-address="PvdD.K15"/>
      <style:map style:condition="cell-content()=&quot;female&quot;" style:apply-style-name="Untitled2" style:base-cell-address="PvdD.K15"/>
    </style:style>
    <style:style style:name="ce529" style:family="table-cell" style:parent-style-name="Default">
      <style:map style:condition="cell-content()=&quot;male&quot;" style:apply-style-name="Untitled1" style:base-cell-address="PvdD.K16"/>
      <style:map style:condition="cell-content()=&quot;female&quot;" style:apply-style-name="Untitled2" style:base-cell-address="PvdD.K16"/>
    </style:style>
    <style:style style:name="ce530" style:family="table-cell" style:parent-style-name="Default">
      <style:map style:condition="cell-content()=&quot;male&quot;" style:apply-style-name="Untitled1" style:base-cell-address="PvdD.K17"/>
      <style:map style:condition="cell-content()=&quot;female&quot;" style:apply-style-name="Untitled2" style:base-cell-address="PvdD.K17"/>
    </style:style>
    <style:style style:name="ce531" style:family="table-cell" style:parent-style-name="Default">
      <style:map style:condition="cell-content()=&quot;male&quot;" style:apply-style-name="Untitled1" style:base-cell-address="PvdD.K18"/>
      <style:map style:condition="cell-content()=&quot;female&quot;" style:apply-style-name="Untitled2" style:base-cell-address="PvdD.K18"/>
    </style:style>
    <style:style style:name="ce532" style:family="table-cell" style:parent-style-name="Default">
      <style:map style:condition="cell-content()=&quot;male&quot;" style:apply-style-name="Untitled1" style:base-cell-address="PvdD.K19"/>
      <style:map style:condition="cell-content()=&quot;female&quot;" style:apply-style-name="Untitled2" style:base-cell-address="PvdD.K19"/>
    </style:style>
    <style:style style:name="ce533" style:family="table-cell" style:parent-style-name="Default">
      <style:map style:condition="cell-content()=&quot;male&quot;" style:apply-style-name="Untitled1" style:base-cell-address="PvdD.K20"/>
      <style:map style:condition="cell-content()=&quot;female&quot;" style:apply-style-name="Untitled2" style:base-cell-address="PvdD.K20"/>
    </style:style>
    <style:style style:name="ce534" style:family="table-cell" style:parent-style-name="Default">
      <style:map style:condition="cell-content()=&quot;male&quot;" style:apply-style-name="Untitled1" style:base-cell-address="PvdD.K21"/>
      <style:map style:condition="cell-content()=&quot;female&quot;" style:apply-style-name="Untitled2" style:base-cell-address="PvdD.K21"/>
    </style:style>
    <style:style style:name="ce535" style:family="table-cell" style:parent-style-name="Default">
      <style:map style:condition="cell-content()=&quot;male&quot;" style:apply-style-name="Untitled1" style:base-cell-address="PvdD.K22"/>
      <style:map style:condition="cell-content()=&quot;female&quot;" style:apply-style-name="Untitled2" style:base-cell-address="PvdD.K22"/>
    </style:style>
    <style:style style:name="ce536" style:family="table-cell" style:parent-style-name="Default">
      <style:map style:condition="cell-content()=&quot;male&quot;" style:apply-style-name="Untitled1" style:base-cell-address="PvdD.K23"/>
      <style:map style:condition="cell-content()=&quot;female&quot;" style:apply-style-name="Untitled2" style:base-cell-address="PvdD.K23"/>
    </style:style>
    <style:style style:name="ce537" style:family="table-cell" style:parent-style-name="Default">
      <style:map style:condition="cell-content()=&quot;male&quot;" style:apply-style-name="Untitled1" style:base-cell-address="PvdD.K24"/>
      <style:map style:condition="cell-content()=&quot;female&quot;" style:apply-style-name="Untitled2" style:base-cell-address="PvdD.K24"/>
    </style:style>
    <style:style style:name="ce538" style:family="table-cell" style:parent-style-name="Default">
      <style:map style:condition="cell-content()=&quot;male&quot;" style:apply-style-name="Untitled1" style:base-cell-address="PvdD.K25"/>
      <style:map style:condition="cell-content()=&quot;female&quot;" style:apply-style-name="Untitled2" style:base-cell-address="PvdD.K25"/>
    </style:style>
    <style:style style:name="ce539" style:family="table-cell" style:parent-style-name="Default">
      <style:map style:condition="cell-content()=&quot;male&quot;" style:apply-style-name="Untitled1" style:base-cell-address="PvdD.K26"/>
      <style:map style:condition="cell-content()=&quot;female&quot;" style:apply-style-name="Untitled2" style:base-cell-address="PvdD.K26"/>
    </style:style>
    <style:style style:name="ce540" style:family="table-cell" style:parent-style-name="Default">
      <style:map style:condition="cell-content()=&quot;male&quot;" style:apply-style-name="Untitled1" style:base-cell-address="PvdD.K27"/>
      <style:map style:condition="cell-content()=&quot;female&quot;" style:apply-style-name="Untitled2" style:base-cell-address="PvdD.K27"/>
    </style:style>
    <style:style style:name="ce541" style:family="table-cell" style:parent-style-name="Default">
      <style:map style:condition="cell-content()=&quot;male&quot;" style:apply-style-name="Untitled1" style:base-cell-address="PvdD.K28"/>
      <style:map style:condition="cell-content()=&quot;female&quot;" style:apply-style-name="Untitled2" style:base-cell-address="PvdD.K28"/>
    </style:style>
    <style:style style:name="ce542" style:family="table-cell" style:parent-style-name="Default">
      <style:map style:condition="cell-content()=&quot;male&quot;" style:apply-style-name="Untitled1" style:base-cell-address="PvdD.K29"/>
      <style:map style:condition="cell-content()=&quot;female&quot;" style:apply-style-name="Untitled2" style:base-cell-address="PvdD.K29"/>
    </style:style>
    <style:style style:name="ce543" style:family="table-cell" style:parent-style-name="Default">
      <style:map style:condition="cell-content()=&quot;male&quot;" style:apply-style-name="Untitled1" style:base-cell-address="PvdD.K30"/>
      <style:map style:condition="cell-content()=&quot;female&quot;" style:apply-style-name="Untitled2" style:base-cell-address="PvdD.K30"/>
    </style:style>
    <style:style style:name="ce544" style:family="table-cell" style:parent-style-name="Default">
      <style:map style:condition="cell-content()=&quot;male&quot;" style:apply-style-name="Untitled1" style:base-cell-address="PvdD.K31"/>
      <style:map style:condition="cell-content()=&quot;female&quot;" style:apply-style-name="Untitled2" style:base-cell-address="PvdD.K31"/>
    </style:style>
    <style:style style:name="ce545" style:family="table-cell" style:parent-style-name="Default">
      <style:map style:condition="cell-content()=&quot;male&quot;" style:apply-style-name="Untitled1" style:base-cell-address="PvdD.K32"/>
      <style:map style:condition="cell-content()=&quot;female&quot;" style:apply-style-name="Untitled2" style:base-cell-address="PvdD.K32"/>
    </style:style>
    <style:style style:name="ce546" style:family="table-cell" style:parent-style-name="Default">
      <style:map style:condition="cell-content()=&quot;male&quot;" style:apply-style-name="Untitled1" style:base-cell-address="PvdD.K33"/>
      <style:map style:condition="cell-content()=&quot;female&quot;" style:apply-style-name="Untitled2" style:base-cell-address="PvdD.K33"/>
    </style:style>
    <style:style style:name="ce547" style:family="table-cell" style:parent-style-name="Default">
      <style:map style:condition="cell-content()=&quot;male&quot;" style:apply-style-name="Untitled1" style:base-cell-address="PvdD.K34"/>
      <style:map style:condition="cell-content()=&quot;female&quot;" style:apply-style-name="Untitled2" style:base-cell-address="PvdD.K34"/>
    </style:style>
    <style:style style:name="ce548" style:family="table-cell" style:parent-style-name="Default">
      <style:map style:condition="cell-content()=&quot;male&quot;" style:apply-style-name="Untitled1" style:base-cell-address="PvdD.K35"/>
      <style:map style:condition="cell-content()=&quot;female&quot;" style:apply-style-name="Untitled2" style:base-cell-address="PvdD.K35"/>
    </style:style>
    <style:style style:name="ce549" style:family="table-cell" style:parent-style-name="Default">
      <style:map style:condition="cell-content()=&quot;male&quot;" style:apply-style-name="Untitled1" style:base-cell-address="PvdD.K36"/>
      <style:map style:condition="cell-content()=&quot;female&quot;" style:apply-style-name="Untitled2" style:base-cell-address="PvdD.K36"/>
    </style:style>
    <style:style style:name="ce550" style:family="table-cell" style:parent-style-name="Default">
      <style:map style:condition="cell-content()=&quot;male&quot;" style:apply-style-name="Untitled1" style:base-cell-address="PvdD.K37"/>
      <style:map style:condition="cell-content()=&quot;female&quot;" style:apply-style-name="Untitled2" style:base-cell-address="PvdD.K37"/>
    </style:style>
    <style:style style:name="ce551" style:family="table-cell" style:parent-style-name="Default">
      <style:map style:condition="cell-content()=&quot;male&quot;" style:apply-style-name="Untitled1" style:base-cell-address="PvdD.K38"/>
      <style:map style:condition="cell-content()=&quot;female&quot;" style:apply-style-name="Untitled2" style:base-cell-address="PvdD.K38"/>
    </style:style>
    <style:style style:name="ce552" style:family="table-cell" style:parent-style-name="Default">
      <style:map style:condition="cell-content()=&quot;male&quot;" style:apply-style-name="Untitled1" style:base-cell-address="PvdD.K39"/>
      <style:map style:condition="cell-content()=&quot;female&quot;" style:apply-style-name="Untitled2" style:base-cell-address="PvdD.K39"/>
    </style:style>
    <style:style style:name="ce553" style:family="table-cell" style:parent-style-name="Default">
      <style:map style:condition="cell-content()=&quot;male&quot;" style:apply-style-name="Untitled1" style:base-cell-address="PvdD.K40"/>
      <style:map style:condition="cell-content()=&quot;female&quot;" style:apply-style-name="Untitled2" style:base-cell-address="PvdD.K40"/>
    </style:style>
    <style:style style:name="ce554" style:family="table-cell" style:parent-style-name="Default">
      <style:map style:condition="cell-content()=&quot;male&quot;" style:apply-style-name="Untitled1" style:base-cell-address="PvdD.K41"/>
      <style:map style:condition="cell-content()=&quot;female&quot;" style:apply-style-name="Untitled2" style:base-cell-address="PvdD.K41"/>
    </style:style>
    <style:style style:name="ce555" style:family="table-cell" style:parent-style-name="Default">
      <style:map style:condition="cell-content()=&quot;male&quot;" style:apply-style-name="Untitled1" style:base-cell-address="PvdD.K42"/>
      <style:map style:condition="cell-content()=&quot;female&quot;" style:apply-style-name="Untitled2" style:base-cell-address="PvdD.K42"/>
    </style:style>
    <style:style style:name="ce556" style:family="table-cell" style:parent-style-name="Default">
      <style:map style:condition="cell-content()=&quot;male&quot;" style:apply-style-name="Untitled1" style:base-cell-address="PvdD.K43"/>
      <style:map style:condition="cell-content()=&quot;female&quot;" style:apply-style-name="Untitled2" style:base-cell-address="PvdD.K43"/>
    </style:style>
    <style:style style:name="ce557" style:family="table-cell" style:parent-style-name="Default">
      <style:map style:condition="cell-content()=&quot;male&quot;" style:apply-style-name="Untitled1" style:base-cell-address="PvdD.K44"/>
      <style:map style:condition="cell-content()=&quot;female&quot;" style:apply-style-name="Untitled2" style:base-cell-address="PvdD.K44"/>
    </style:style>
    <style:style style:name="ce558" style:family="table-cell" style:parent-style-name="Default">
      <style:map style:condition="cell-content()=&quot;male&quot;" style:apply-style-name="Untitled1" style:base-cell-address="PvdD.K45"/>
      <style:map style:condition="cell-content()=&quot;female&quot;" style:apply-style-name="Untitled2" style:base-cell-address="PvdD.K45"/>
    </style:style>
    <style:style style:name="ce559" style:family="table-cell" style:parent-style-name="Default">
      <style:map style:condition="cell-content()=&quot;male&quot;" style:apply-style-name="Untitled1" style:base-cell-address="PvdD.K46"/>
      <style:map style:condition="cell-content()=&quot;female&quot;" style:apply-style-name="Untitled2" style:base-cell-address="PvdD.K46"/>
    </style:style>
    <style:style style:name="ce560" style:family="table-cell" style:parent-style-name="Default">
      <style:map style:condition="cell-content()=&quot;male&quot;" style:apply-style-name="Untitled1" style:base-cell-address="PvdD.K47"/>
      <style:map style:condition="cell-content()=&quot;female&quot;" style:apply-style-name="Untitled2" style:base-cell-address="PvdD.K47"/>
    </style:style>
    <style:style style:name="ce561" style:family="table-cell" style:parent-style-name="Default">
      <style:map style:condition="cell-content()=&quot;male&quot;" style:apply-style-name="Untitled1" style:base-cell-address="PvdD.K48"/>
      <style:map style:condition="cell-content()=&quot;female&quot;" style:apply-style-name="Untitled2" style:base-cell-address="PvdD.K48"/>
    </style:style>
    <style:style style:name="ce562" style:family="table-cell" style:parent-style-name="Default">
      <style:map style:condition="cell-content()=&quot;male&quot;" style:apply-style-name="Untitled1" style:base-cell-address="PvdD.K49"/>
      <style:map style:condition="cell-content()=&quot;female&quot;" style:apply-style-name="Untitled2" style:base-cell-address="PvdD.K49"/>
    </style:style>
    <style:style style:name="ce563" style:family="table-cell" style:parent-style-name="Default">
      <style:map style:condition="cell-content()=&quot;male&quot;" style:apply-style-name="Untitled1" style:base-cell-address="PvdD.K50"/>
      <style:map style:condition="cell-content()=&quot;female&quot;" style:apply-style-name="Untitled2" style:base-cell-address="PvdD.K50"/>
    </style:style>
    <style:style style:name="ce564" style:family="table-cell" style:parent-style-name="Default">
      <style:map style:condition="cell-content()=&quot;male&quot;" style:apply-style-name="Untitled1" style:base-cell-address="PvdD.K51"/>
      <style:map style:condition="cell-content()=&quot;female&quot;" style:apply-style-name="Untitled2" style:base-cell-address="PvdD.K51"/>
    </style:style>
    <style:style style:name="ce565" style:family="table-cell" style:parent-style-name="Default">
      <style:map style:condition="cell-content()=&quot;male&quot;" style:apply-style-name="Untitled1" style:base-cell-address="50PLUS.D2"/>
      <style:map style:condition="cell-content()=&quot;female&quot;" style:apply-style-name="Untitled2" style:base-cell-address="50PLUS.D2"/>
    </style:style>
    <style:style style:name="ce566" style:family="table-cell" style:parent-style-name="Default">
      <style:text-properties fo:font-weight="bold" style:font-weight-asian="bold" style:font-weight-complex="bold"/>
      <style:map style:condition="cell-content()=&quot;male&quot;" style:apply-style-name="Untitled1" style:base-cell-address="50PLUS.K1"/>
      <style:map style:condition="cell-content()=&quot;female&quot;" style:apply-style-name="Untitled2" style:base-cell-address="50PLUS.K1"/>
    </style:style>
    <style:style style:name="ce567" style:family="table-cell" style:parent-style-name="Default">
      <style:map style:condition="cell-content()=&quot;male&quot;" style:apply-style-name="Untitled1" style:base-cell-address="50PLUS.K2"/>
      <style:map style:condition="cell-content()=&quot;female&quot;" style:apply-style-name="Untitled2" style:base-cell-address="50PLUS.K2"/>
    </style:style>
    <style:style style:name="ce568" style:family="table-cell" style:parent-style-name="Default">
      <style:map style:condition="cell-content()=&quot;male&quot;" style:apply-style-name="Untitled1" style:base-cell-address="50PLUS.K3"/>
      <style:map style:condition="cell-content()=&quot;female&quot;" style:apply-style-name="Untitled2" style:base-cell-address="50PLUS.K3"/>
    </style:style>
    <style:style style:name="ce569" style:family="table-cell" style:parent-style-name="Default">
      <style:map style:condition="cell-content()=&quot;male&quot;" style:apply-style-name="Untitled1" style:base-cell-address="50PLUS.K4"/>
      <style:map style:condition="cell-content()=&quot;female&quot;" style:apply-style-name="Untitled2" style:base-cell-address="50PLUS.K4"/>
    </style:style>
    <style:style style:name="ce570" style:family="table-cell" style:parent-style-name="Default">
      <style:map style:condition="cell-content()=&quot;male&quot;" style:apply-style-name="Untitled1" style:base-cell-address="50PLUS.K5"/>
      <style:map style:condition="cell-content()=&quot;female&quot;" style:apply-style-name="Untitled2" style:base-cell-address="50PLUS.K5"/>
    </style:style>
    <style:style style:name="ce571" style:family="table-cell" style:parent-style-name="Default">
      <style:map style:condition="cell-content()=&quot;male&quot;" style:apply-style-name="Untitled1" style:base-cell-address="50PLUS.K6"/>
      <style:map style:condition="cell-content()=&quot;female&quot;" style:apply-style-name="Untitled2" style:base-cell-address="50PLUS.K6"/>
    </style:style>
    <style:style style:name="ce572" style:family="table-cell" style:parent-style-name="Default">
      <style:map style:condition="cell-content()=&quot;male&quot;" style:apply-style-name="Untitled1" style:base-cell-address="50PLUS.K7"/>
      <style:map style:condition="cell-content()=&quot;female&quot;" style:apply-style-name="Untitled2" style:base-cell-address="50PLUS.K7"/>
    </style:style>
    <style:style style:name="ce573" style:family="table-cell" style:parent-style-name="Default">
      <style:map style:condition="cell-content()=&quot;male&quot;" style:apply-style-name="Untitled1" style:base-cell-address="50PLUS.K8"/>
      <style:map style:condition="cell-content()=&quot;female&quot;" style:apply-style-name="Untitled2" style:base-cell-address="50PLUS.K8"/>
    </style:style>
    <style:style style:name="ce574" style:family="table-cell" style:parent-style-name="Default">
      <style:map style:condition="cell-content()=&quot;male&quot;" style:apply-style-name="Untitled1" style:base-cell-address="50PLUS.K9"/>
      <style:map style:condition="cell-content()=&quot;female&quot;" style:apply-style-name="Untitled2" style:base-cell-address="50PLUS.K9"/>
    </style:style>
    <style:style style:name="ce575" style:family="table-cell" style:parent-style-name="Default">
      <style:map style:condition="cell-content()=&quot;male&quot;" style:apply-style-name="Untitled1" style:base-cell-address="50PLUS.K10"/>
      <style:map style:condition="cell-content()=&quot;female&quot;" style:apply-style-name="Untitled2" style:base-cell-address="50PLUS.K10"/>
    </style:style>
    <style:style style:name="ce576" style:family="table-cell" style:parent-style-name="Default">
      <style:map style:condition="cell-content()=&quot;male&quot;" style:apply-style-name="Untitled1" style:base-cell-address="50PLUS.K11"/>
      <style:map style:condition="cell-content()=&quot;female&quot;" style:apply-style-name="Untitled2" style:base-cell-address="50PLUS.K11"/>
    </style:style>
    <style:style style:name="ce577" style:family="table-cell" style:parent-style-name="Default">
      <style:map style:condition="cell-content()=&quot;male&quot;" style:apply-style-name="Untitled1" style:base-cell-address="50PLUS.K12"/>
      <style:map style:condition="cell-content()=&quot;female&quot;" style:apply-style-name="Untitled2" style:base-cell-address="50PLUS.K12"/>
    </style:style>
    <style:style style:name="ce578" style:family="table-cell" style:parent-style-name="Default">
      <style:map style:condition="cell-content()=&quot;male&quot;" style:apply-style-name="Untitled1" style:base-cell-address="50PLUS.K13"/>
      <style:map style:condition="cell-content()=&quot;female&quot;" style:apply-style-name="Untitled2" style:base-cell-address="50PLUS.K13"/>
    </style:style>
    <style:style style:name="ce579" style:family="table-cell" style:parent-style-name="Default">
      <style:map style:condition="cell-content()=&quot;male&quot;" style:apply-style-name="Untitled1" style:base-cell-address="50PLUS.K14"/>
      <style:map style:condition="cell-content()=&quot;female&quot;" style:apply-style-name="Untitled2" style:base-cell-address="50PLUS.K14"/>
    </style:style>
    <style:style style:name="ce580" style:family="table-cell" style:parent-style-name="Default">
      <style:map style:condition="cell-content()=&quot;male&quot;" style:apply-style-name="Untitled1" style:base-cell-address="50PLUS.K15"/>
      <style:map style:condition="cell-content()=&quot;female&quot;" style:apply-style-name="Untitled2" style:base-cell-address="50PLUS.K15"/>
    </style:style>
    <style:style style:name="ce581" style:family="table-cell" style:parent-style-name="Default">
      <style:map style:condition="cell-content()=&quot;male&quot;" style:apply-style-name="Untitled1" style:base-cell-address="50PLUS.K16"/>
      <style:map style:condition="cell-content()=&quot;female&quot;" style:apply-style-name="Untitled2" style:base-cell-address="50PLUS.K16"/>
    </style:style>
    <style:style style:name="ce582" style:family="table-cell" style:parent-style-name="Default">
      <style:map style:condition="cell-content()=&quot;male&quot;" style:apply-style-name="Untitled1" style:base-cell-address="50PLUS.K17"/>
      <style:map style:condition="cell-content()=&quot;female&quot;" style:apply-style-name="Untitled2" style:base-cell-address="50PLUS.K17"/>
    </style:style>
    <style:style style:name="ce583" style:family="table-cell" style:parent-style-name="Default">
      <style:map style:condition="cell-content()=&quot;male&quot;" style:apply-style-name="Untitled1" style:base-cell-address="50PLUS.K18"/>
      <style:map style:condition="cell-content()=&quot;female&quot;" style:apply-style-name="Untitled2" style:base-cell-address="50PLUS.K18"/>
    </style:style>
    <style:style style:name="ce584" style:family="table-cell" style:parent-style-name="Default">
      <style:map style:condition="cell-content()=&quot;male&quot;" style:apply-style-name="Untitled1" style:base-cell-address="50PLUS.K19"/>
      <style:map style:condition="cell-content()=&quot;female&quot;" style:apply-style-name="Untitled2" style:base-cell-address="50PLUS.K19"/>
    </style:style>
    <style:style style:name="ce585" style:family="table-cell" style:parent-style-name="Default">
      <style:map style:condition="cell-content()=&quot;male&quot;" style:apply-style-name="Untitled1" style:base-cell-address="50PLUS.K20"/>
      <style:map style:condition="cell-content()=&quot;female&quot;" style:apply-style-name="Untitled2" style:base-cell-address="50PLUS.K20"/>
    </style:style>
    <style:style style:name="ce586" style:family="table-cell" style:parent-style-name="Default">
      <style:map style:condition="cell-content()=&quot;male&quot;" style:apply-style-name="Untitled1" style:base-cell-address="50PLUS.K21"/>
      <style:map style:condition="cell-content()=&quot;female&quot;" style:apply-style-name="Untitled2" style:base-cell-address="50PLUS.K21"/>
    </style:style>
    <style:style style:name="ce587" style:family="table-cell" style:parent-style-name="Default">
      <style:map style:condition="cell-content()=&quot;male&quot;" style:apply-style-name="Untitled1" style:base-cell-address="50PLUS.K22"/>
      <style:map style:condition="cell-content()=&quot;female&quot;" style:apply-style-name="Untitled2" style:base-cell-address="50PLUS.K22"/>
    </style:style>
    <style:style style:name="ce588" style:family="table-cell" style:parent-style-name="Default">
      <style:map style:condition="cell-content()=&quot;male&quot;" style:apply-style-name="Untitled1" style:base-cell-address="50PLUS.K23"/>
      <style:map style:condition="cell-content()=&quot;female&quot;" style:apply-style-name="Untitled2" style:base-cell-address="50PLUS.K23"/>
    </style:style>
    <style:style style:name="ce589" style:family="table-cell" style:parent-style-name="Default">
      <style:map style:condition="cell-content()=&quot;male&quot;" style:apply-style-name="Untitled1" style:base-cell-address="50PLUS.K24"/>
      <style:map style:condition="cell-content()=&quot;female&quot;" style:apply-style-name="Untitled2" style:base-cell-address="50PLUS.K24"/>
    </style:style>
    <style:style style:name="ce590" style:family="table-cell" style:parent-style-name="Default">
      <style:map style:condition="cell-content()=&quot;male&quot;" style:apply-style-name="Untitled1" style:base-cell-address="50PLUS.K25"/>
      <style:map style:condition="cell-content()=&quot;female&quot;" style:apply-style-name="Untitled2" style:base-cell-address="50PLUS.K25"/>
    </style:style>
    <style:style style:name="ce591" style:family="table-cell" style:parent-style-name="Default">
      <style:map style:condition="cell-content()=&quot;male&quot;" style:apply-style-name="Untitled1" style:base-cell-address="50PLUS.K26"/>
      <style:map style:condition="cell-content()=&quot;female&quot;" style:apply-style-name="Untitled2" style:base-cell-address="50PLUS.K26"/>
    </style:style>
    <style:style style:name="ce592" style:family="table-cell" style:parent-style-name="Default">
      <style:map style:condition="cell-content()=&quot;male&quot;" style:apply-style-name="Untitled1" style:base-cell-address="50PLUS.K27"/>
      <style:map style:condition="cell-content()=&quot;female&quot;" style:apply-style-name="Untitled2" style:base-cell-address="50PLUS.K27"/>
    </style:style>
    <style:style style:name="ce593" style:family="table-cell" style:parent-style-name="Default">
      <style:map style:condition="cell-content()=&quot;male&quot;" style:apply-style-name="Untitled1" style:base-cell-address="50PLUS.K28"/>
      <style:map style:condition="cell-content()=&quot;female&quot;" style:apply-style-name="Untitled2" style:base-cell-address="50PLUS.K28"/>
    </style:style>
    <style:style style:name="ce594" style:family="table-cell" style:parent-style-name="Default">
      <style:map style:condition="cell-content()=&quot;male&quot;" style:apply-style-name="Untitled1" style:base-cell-address="50PLUS.K29"/>
      <style:map style:condition="cell-content()=&quot;female&quot;" style:apply-style-name="Untitled2" style:base-cell-address="50PLUS.K29"/>
    </style:style>
    <style:style style:name="ce595" style:family="table-cell" style:parent-style-name="Default">
      <style:map style:condition="cell-content()=&quot;male&quot;" style:apply-style-name="Untitled1" style:base-cell-address="50PLUS.K30"/>
      <style:map style:condition="cell-content()=&quot;female&quot;" style:apply-style-name="Untitled2" style:base-cell-address="50PLUS.K30"/>
    </style:style>
    <style:style style:name="ce596" style:family="table-cell" style:parent-style-name="Default">
      <style:map style:condition="cell-content()=&quot;male&quot;" style:apply-style-name="Untitled1" style:base-cell-address="50PLUS.K31"/>
      <style:map style:condition="cell-content()=&quot;female&quot;" style:apply-style-name="Untitled2" style:base-cell-address="50PLUS.K31"/>
    </style:style>
    <style:style style:name="ce597" style:family="table-cell" style:parent-style-name="Default">
      <style:map style:condition="cell-content()=&quot;male&quot;" style:apply-style-name="Untitled1" style:base-cell-address="50PLUS.K32"/>
      <style:map style:condition="cell-content()=&quot;female&quot;" style:apply-style-name="Untitled2" style:base-cell-address="50PLUS.K32"/>
    </style:style>
    <style:style style:name="ce598" style:family="table-cell" style:parent-style-name="Default">
      <style:map style:condition="cell-content()=&quot;male&quot;" style:apply-style-name="Untitled1" style:base-cell-address="50PLUS.K33"/>
      <style:map style:condition="cell-content()=&quot;female&quot;" style:apply-style-name="Untitled2" style:base-cell-address="50PLUS.K33"/>
    </style:style>
    <style:style style:name="ce599" style:family="table-cell" style:parent-style-name="Default">
      <style:map style:condition="cell-content()=&quot;male&quot;" style:apply-style-name="Untitled1" style:base-cell-address="50PLUS.K34"/>
      <style:map style:condition="cell-content()=&quot;female&quot;" style:apply-style-name="Untitled2" style:base-cell-address="50PLUS.K34"/>
    </style:style>
    <style:style style:name="ce600" style:family="table-cell" style:parent-style-name="Default">
      <style:map style:condition="cell-content()=&quot;male&quot;" style:apply-style-name="Untitled1" style:base-cell-address="50PLUS.K35"/>
      <style:map style:condition="cell-content()=&quot;female&quot;" style:apply-style-name="Untitled2" style:base-cell-address="50PLUS.K35"/>
    </style:style>
    <style:style style:name="ce601" style:family="table-cell" style:parent-style-name="Default">
      <style:map style:condition="cell-content()=&quot;male&quot;" style:apply-style-name="Untitled1" style:base-cell-address="50PLUS.K36"/>
      <style:map style:condition="cell-content()=&quot;female&quot;" style:apply-style-name="Untitled2" style:base-cell-address="50PLUS.K36"/>
    </style:style>
    <style:style style:name="ce602" style:family="table-cell" style:parent-style-name="Default">
      <style:map style:condition="cell-content()=&quot;male&quot;" style:apply-style-name="Untitled1" style:base-cell-address="50PLUS.K37"/>
      <style:map style:condition="cell-content()=&quot;female&quot;" style:apply-style-name="Untitled2" style:base-cell-address="50PLUS.K37"/>
    </style:style>
    <style:style style:name="ce603" style:family="table-cell" style:parent-style-name="Default">
      <style:map style:condition="cell-content()=&quot;male&quot;" style:apply-style-name="Untitled1" style:base-cell-address="50PLUS.K38"/>
      <style:map style:condition="cell-content()=&quot;female&quot;" style:apply-style-name="Untitled2" style:base-cell-address="50PLUS.K38"/>
    </style:style>
    <style:style style:name="ce604" style:family="table-cell" style:parent-style-name="Default">
      <style:map style:condition="cell-content()=&quot;male&quot;" style:apply-style-name="Untitled1" style:base-cell-address="50PLUS.K39"/>
      <style:map style:condition="cell-content()=&quot;female&quot;" style:apply-style-name="Untitled2" style:base-cell-address="50PLUS.K39"/>
    </style:style>
    <style:style style:name="ce605" style:family="table-cell" style:parent-style-name="Default">
      <style:map style:condition="cell-content()=&quot;male&quot;" style:apply-style-name="Untitled1" style:base-cell-address="50PLUS.K40"/>
      <style:map style:condition="cell-content()=&quot;female&quot;" style:apply-style-name="Untitled2" style:base-cell-address="50PLUS.K40"/>
    </style:style>
    <style:style style:name="ce606" style:family="table-cell" style:parent-style-name="Default">
      <style:map style:condition="cell-content()=&quot;male&quot;" style:apply-style-name="Untitled1" style:base-cell-address="50PLUS.K41"/>
      <style:map style:condition="cell-content()=&quot;female&quot;" style:apply-style-name="Untitled2" style:base-cell-address="50PLUS.K41"/>
    </style:style>
    <style:style style:name="ce607" style:family="table-cell" style:parent-style-name="Default">
      <style:map style:condition="cell-content()=&quot;male&quot;" style:apply-style-name="Untitled1" style:base-cell-address="50PLUS.K42"/>
      <style:map style:condition="cell-content()=&quot;female&quot;" style:apply-style-name="Untitled2" style:base-cell-address="50PLUS.K42"/>
    </style:style>
    <style:style style:name="ce608" style:family="table-cell" style:parent-style-name="Default">
      <style:map style:condition="cell-content()=&quot;male&quot;" style:apply-style-name="Untitled1" style:base-cell-address="50PLUS.K43"/>
      <style:map style:condition="cell-content()=&quot;female&quot;" style:apply-style-name="Untitled2" style:base-cell-address="50PLUS.K43"/>
    </style:style>
    <style:style style:name="ce609" style:family="table-cell" style:parent-style-name="Default">
      <style:map style:condition="cell-content()=&quot;male&quot;" style:apply-style-name="Untitled1" style:base-cell-address="50PLUS.K44"/>
      <style:map style:condition="cell-content()=&quot;female&quot;" style:apply-style-name="Untitled2" style:base-cell-address="50PLUS.K44"/>
    </style:style>
    <style:style style:name="ce610" style:family="table-cell" style:parent-style-name="Default">
      <style:map style:condition="cell-content()=&quot;male&quot;" style:apply-style-name="Untitled1" style:base-cell-address="50PLUS.K45"/>
      <style:map style:condition="cell-content()=&quot;female&quot;" style:apply-style-name="Untitled2" style:base-cell-address="50PLUS.K45"/>
    </style:style>
    <style:style style:name="ce611" style:family="table-cell" style:parent-style-name="Default">
      <style:map style:condition="cell-content()=&quot;male&quot;" style:apply-style-name="Untitled1" style:base-cell-address="50PLUS.K46"/>
      <style:map style:condition="cell-content()=&quot;female&quot;" style:apply-style-name="Untitled2" style:base-cell-address="50PLUS.K46"/>
    </style:style>
    <style:style style:name="ce612" style:family="table-cell" style:parent-style-name="Default">
      <style:map style:condition="cell-content()=&quot;male&quot;" style:apply-style-name="Untitled1" style:base-cell-address="50PLUS.K47"/>
      <style:map style:condition="cell-content()=&quot;female&quot;" style:apply-style-name="Untitled2" style:base-cell-address="50PLUS.K47"/>
    </style:style>
    <style:style style:name="ce613" style:family="table-cell" style:parent-style-name="Default">
      <style:map style:condition="cell-content()=&quot;male&quot;" style:apply-style-name="Untitled1" style:base-cell-address="50PLUS.K48"/>
      <style:map style:condition="cell-content()=&quot;female&quot;" style:apply-style-name="Untitled2" style:base-cell-address="50PLUS.K48"/>
    </style:style>
    <style:style style:name="ce614" style:family="table-cell" style:parent-style-name="Default">
      <style:map style:condition="cell-content()=&quot;male&quot;" style:apply-style-name="Untitled1" style:base-cell-address="50PLUS.K49"/>
      <style:map style:condition="cell-content()=&quot;female&quot;" style:apply-style-name="Untitled2" style:base-cell-address="50PLUS.K49"/>
    </style:style>
    <style:style style:name="ce615" style:family="table-cell" style:parent-style-name="Default">
      <style:map style:condition="cell-content()=&quot;male&quot;" style:apply-style-name="Untitled1" style:base-cell-address="50PLUS.K50"/>
      <style:map style:condition="cell-content()=&quot;female&quot;" style:apply-style-name="Untitled2" style:base-cell-address="50PLUS.K50"/>
    </style:style>
    <style:style style:name="ce616" style:family="table-cell" style:parent-style-name="Default">
      <style:map style:condition="cell-content()=&quot;male&quot;" style:apply-style-name="Untitled1" style:base-cell-address="50PLUS.K51"/>
      <style:map style:condition="cell-content()=&quot;female&quot;" style:apply-style-name="Untitled2" style:base-cell-address="50PLUS.K51"/>
    </style:style>
    <style:style style:name="ce617" style:family="table-cell" style:parent-style-name="Default">
      <style:map style:condition="cell-content()=&quot;male&quot;" style:apply-style-name="Untitled1" style:base-cell-address="DENK.D2"/>
      <style:map style:condition="cell-content()=&quot;female&quot;" style:apply-style-name="Untitled2" style:base-cell-address="DENK.D2"/>
    </style:style>
    <style:style style:name="ce618" style:family="table-cell" style:parent-style-name="Default">
      <style:text-properties fo:font-weight="bold" style:font-weight-asian="bold" style:font-weight-complex="bold"/>
      <style:map style:condition="cell-content()=&quot;male&quot;" style:apply-style-name="Untitled1" style:base-cell-address="DENK.K1"/>
      <style:map style:condition="cell-content()=&quot;female&quot;" style:apply-style-name="Untitled2" style:base-cell-address="DENK.K1"/>
    </style:style>
    <style:style style:name="ce619" style:family="table-cell" style:parent-style-name="Default">
      <style:map style:condition="cell-content()=&quot;male&quot;" style:apply-style-name="Untitled1" style:base-cell-address="DENK.K2"/>
      <style:map style:condition="cell-content()=&quot;female&quot;" style:apply-style-name="Untitled2" style:base-cell-address="DENK.K2"/>
    </style:style>
    <style:style style:name="ce620" style:family="table-cell" style:parent-style-name="Default">
      <style:map style:condition="cell-content()=&quot;male&quot;" style:apply-style-name="Untitled1" style:base-cell-address="DENK.K3"/>
      <style:map style:condition="cell-content()=&quot;female&quot;" style:apply-style-name="Untitled2" style:base-cell-address="DENK.K3"/>
    </style:style>
    <style:style style:name="ce621" style:family="table-cell" style:parent-style-name="Default">
      <style:map style:condition="cell-content()=&quot;male&quot;" style:apply-style-name="Untitled1" style:base-cell-address="DENK.K4"/>
      <style:map style:condition="cell-content()=&quot;female&quot;" style:apply-style-name="Untitled2" style:base-cell-address="DENK.K4"/>
    </style:style>
    <style:style style:name="ce622" style:family="table-cell" style:parent-style-name="Default">
      <style:map style:condition="cell-content()=&quot;male&quot;" style:apply-style-name="Untitled1" style:base-cell-address="DENK.K5"/>
      <style:map style:condition="cell-content()=&quot;female&quot;" style:apply-style-name="Untitled2" style:base-cell-address="DENK.K5"/>
    </style:style>
    <style:style style:name="ce623" style:family="table-cell" style:parent-style-name="Default">
      <style:map style:condition="cell-content()=&quot;male&quot;" style:apply-style-name="Untitled1" style:base-cell-address="DENK.K6"/>
      <style:map style:condition="cell-content()=&quot;female&quot;" style:apply-style-name="Untitled2" style:base-cell-address="DENK.K6"/>
    </style:style>
    <style:style style:name="ce624" style:family="table-cell" style:parent-style-name="Default">
      <style:map style:condition="cell-content()=&quot;male&quot;" style:apply-style-name="Untitled1" style:base-cell-address="DENK.K7"/>
      <style:map style:condition="cell-content()=&quot;female&quot;" style:apply-style-name="Untitled2" style:base-cell-address="DENK.K7"/>
    </style:style>
    <style:style style:name="ce625" style:family="table-cell" style:parent-style-name="Default">
      <style:map style:condition="cell-content()=&quot;male&quot;" style:apply-style-name="Untitled1" style:base-cell-address="DENK.K8"/>
      <style:map style:condition="cell-content()=&quot;female&quot;" style:apply-style-name="Untitled2" style:base-cell-address="DENK.K8"/>
    </style:style>
    <style:style style:name="ce626" style:family="table-cell" style:parent-style-name="Default">
      <style:map style:condition="cell-content()=&quot;male&quot;" style:apply-style-name="Untitled1" style:base-cell-address="DENK.K9"/>
      <style:map style:condition="cell-content()=&quot;female&quot;" style:apply-style-name="Untitled2" style:base-cell-address="DENK.K9"/>
    </style:style>
    <style:style style:name="ce627" style:family="table-cell" style:parent-style-name="Default">
      <style:map style:condition="cell-content()=&quot;male&quot;" style:apply-style-name="Untitled1" style:base-cell-address="DENK.K10"/>
      <style:map style:condition="cell-content()=&quot;female&quot;" style:apply-style-name="Untitled2" style:base-cell-address="DENK.K10"/>
    </style:style>
    <style:style style:name="ce628" style:family="table-cell" style:parent-style-name="Default">
      <style:map style:condition="cell-content()=&quot;male&quot;" style:apply-style-name="Untitled1" style:base-cell-address="DENK.K11"/>
      <style:map style:condition="cell-content()=&quot;female&quot;" style:apply-style-name="Untitled2" style:base-cell-address="DENK.K11"/>
    </style:style>
    <style:style style:name="ce629" style:family="table-cell" style:parent-style-name="Default">
      <style:map style:condition="cell-content()=&quot;male&quot;" style:apply-style-name="Untitled1" style:base-cell-address="DENK.K12"/>
      <style:map style:condition="cell-content()=&quot;female&quot;" style:apply-style-name="Untitled2" style:base-cell-address="DENK.K12"/>
    </style:style>
    <style:style style:name="ce630" style:family="table-cell" style:parent-style-name="Default">
      <style:map style:condition="cell-content()=&quot;male&quot;" style:apply-style-name="Untitled1" style:base-cell-address="DENK.K13"/>
      <style:map style:condition="cell-content()=&quot;female&quot;" style:apply-style-name="Untitled2" style:base-cell-address="DENK.K13"/>
    </style:style>
    <style:style style:name="ce631" style:family="table-cell" style:parent-style-name="Default">
      <style:map style:condition="cell-content()=&quot;male&quot;" style:apply-style-name="Untitled1" style:base-cell-address="DENK.K14"/>
      <style:map style:condition="cell-content()=&quot;female&quot;" style:apply-style-name="Untitled2" style:base-cell-address="DENK.K14"/>
    </style:style>
    <style:style style:name="ce632" style:family="table-cell" style:parent-style-name="Default">
      <style:map style:condition="cell-content()=&quot;male&quot;" style:apply-style-name="Untitled1" style:base-cell-address="DENK.K15"/>
      <style:map style:condition="cell-content()=&quot;female&quot;" style:apply-style-name="Untitled2" style:base-cell-address="DENK.K15"/>
    </style:style>
    <style:style style:name="ce633" style:family="table-cell" style:parent-style-name="Default">
      <style:map style:condition="cell-content()=&quot;male&quot;" style:apply-style-name="Untitled1" style:base-cell-address="DENK.K16"/>
      <style:map style:condition="cell-content()=&quot;female&quot;" style:apply-style-name="Untitled2" style:base-cell-address="DENK.K16"/>
    </style:style>
    <style:style style:name="ce634" style:family="table-cell" style:parent-style-name="Default">
      <style:map style:condition="cell-content()=&quot;male&quot;" style:apply-style-name="Untitled1" style:base-cell-address="DENK.K17"/>
      <style:map style:condition="cell-content()=&quot;female&quot;" style:apply-style-name="Untitled2" style:base-cell-address="DENK.K17"/>
    </style:style>
    <style:style style:name="ce635" style:family="table-cell" style:parent-style-name="Default">
      <style:map style:condition="cell-content()=&quot;male&quot;" style:apply-style-name="Untitled1" style:base-cell-address="DENK.K18"/>
      <style:map style:condition="cell-content()=&quot;female&quot;" style:apply-style-name="Untitled2" style:base-cell-address="DENK.K18"/>
    </style:style>
    <style:style style:name="ce636" style:family="table-cell" style:parent-style-name="Default">
      <style:map style:condition="cell-content()=&quot;male&quot;" style:apply-style-name="Untitled1" style:base-cell-address="DENK.K19"/>
      <style:map style:condition="cell-content()=&quot;female&quot;" style:apply-style-name="Untitled2" style:base-cell-address="DENK.K19"/>
    </style:style>
    <style:style style:name="ce637" style:family="table-cell" style:parent-style-name="Default">
      <style:map style:condition="cell-content()=&quot;male&quot;" style:apply-style-name="Untitled1" style:base-cell-address="DENK.K20"/>
      <style:map style:condition="cell-content()=&quot;female&quot;" style:apply-style-name="Untitled2" style:base-cell-address="DENK.K20"/>
    </style:style>
    <style:style style:name="ce638" style:family="table-cell" style:parent-style-name="Default">
      <style:map style:condition="cell-content()=&quot;male&quot;" style:apply-style-name="Untitled1" style:base-cell-address="DENK.K21"/>
      <style:map style:condition="cell-content()=&quot;female&quot;" style:apply-style-name="Untitled2" style:base-cell-address="DENK.K21"/>
    </style:style>
    <style:style style:name="ce639" style:family="table-cell" style:parent-style-name="Default">
      <style:map style:condition="cell-content()=&quot;male&quot;" style:apply-style-name="Untitled1" style:base-cell-address="DENK.K22"/>
      <style:map style:condition="cell-content()=&quot;female&quot;" style:apply-style-name="Untitled2" style:base-cell-address="DENK.K22"/>
    </style:style>
    <style:style style:name="ce640" style:family="table-cell" style:parent-style-name="Default">
      <style:map style:condition="cell-content()=&quot;male&quot;" style:apply-style-name="Untitled1" style:base-cell-address="DENK.K23"/>
      <style:map style:condition="cell-content()=&quot;female&quot;" style:apply-style-name="Untitled2" style:base-cell-address="DENK.K23"/>
    </style:style>
    <style:style style:name="ce641" style:family="table-cell" style:parent-style-name="Default">
      <style:map style:condition="cell-content()=&quot;male&quot;" style:apply-style-name="Untitled1" style:base-cell-address="DENK.K24"/>
      <style:map style:condition="cell-content()=&quot;female&quot;" style:apply-style-name="Untitled2" style:base-cell-address="DENK.K24"/>
    </style:style>
    <style:style style:name="ce642" style:family="table-cell" style:parent-style-name="Default">
      <style:map style:condition="cell-content()=&quot;male&quot;" style:apply-style-name="Untitled1" style:base-cell-address="DENK.K25"/>
      <style:map style:condition="cell-content()=&quot;female&quot;" style:apply-style-name="Untitled2" style:base-cell-address="DENK.K25"/>
    </style:style>
    <style:style style:name="ce643" style:family="table-cell" style:parent-style-name="Default">
      <style:map style:condition="cell-content()=&quot;male&quot;" style:apply-style-name="Untitled1" style:base-cell-address="DENK.K26"/>
      <style:map style:condition="cell-content()=&quot;female&quot;" style:apply-style-name="Untitled2" style:base-cell-address="DENK.K26"/>
    </style:style>
    <style:style style:name="ce644" style:family="table-cell" style:parent-style-name="Default">
      <style:map style:condition="cell-content()=&quot;male&quot;" style:apply-style-name="Untitled1" style:base-cell-address="DENK.K27"/>
      <style:map style:condition="cell-content()=&quot;female&quot;" style:apply-style-name="Untitled2" style:base-cell-address="DENK.K27"/>
    </style:style>
    <style:style style:name="ce645" style:family="table-cell" style:parent-style-name="Default">
      <style:map style:condition="cell-content()=&quot;male&quot;" style:apply-style-name="Untitled1" style:base-cell-address="DENK.K28"/>
      <style:map style:condition="cell-content()=&quot;female&quot;" style:apply-style-name="Untitled2" style:base-cell-address="DENK.K28"/>
    </style:style>
    <style:style style:name="ce646" style:family="table-cell" style:parent-style-name="Default">
      <style:map style:condition="cell-content()=&quot;male&quot;" style:apply-style-name="Untitled1" style:base-cell-address="DENK.K29"/>
      <style:map style:condition="cell-content()=&quot;female&quot;" style:apply-style-name="Untitled2" style:base-cell-address="DENK.K29"/>
    </style:style>
    <style:style style:name="ce647" style:family="table-cell" style:parent-style-name="Default">
      <style:map style:condition="cell-content()=&quot;male&quot;" style:apply-style-name="Untitled1" style:base-cell-address="DENK.K30"/>
      <style:map style:condition="cell-content()=&quot;female&quot;" style:apply-style-name="Untitled2" style:base-cell-address="DENK.K30"/>
    </style:style>
    <style:style style:name="ce648" style:family="table-cell" style:parent-style-name="Default">
      <style:map style:condition="cell-content()=&quot;male&quot;" style:apply-style-name="Untitled1" style:base-cell-address="DENK.K31"/>
      <style:map style:condition="cell-content()=&quot;female&quot;" style:apply-style-name="Untitled2" style:base-cell-address="DENK.K31"/>
    </style:style>
    <style:style style:name="ce649" style:family="table-cell" style:parent-style-name="Default">
      <style:map style:condition="cell-content()=&quot;male&quot;" style:apply-style-name="Untitled1" style:base-cell-address="DENK.K32"/>
      <style:map style:condition="cell-content()=&quot;female&quot;" style:apply-style-name="Untitled2" style:base-cell-address="DENK.K32"/>
    </style:style>
    <style:style style:name="ce650" style:family="table-cell" style:parent-style-name="Default">
      <style:map style:condition="cell-content()=&quot;male&quot;" style:apply-style-name="Untitled1" style:base-cell-address="DENK.K33"/>
      <style:map style:condition="cell-content()=&quot;female&quot;" style:apply-style-name="Untitled2" style:base-cell-address="DENK.K33"/>
    </style:style>
    <style:style style:name="ce651" style:family="table-cell" style:parent-style-name="Default">
      <style:map style:condition="cell-content()=&quot;male&quot;" style:apply-style-name="Untitled1" style:base-cell-address="DENK.K34"/>
      <style:map style:condition="cell-content()=&quot;female&quot;" style:apply-style-name="Untitled2" style:base-cell-address="DENK.K34"/>
    </style:style>
    <style:style style:name="ce652" style:family="table-cell" style:parent-style-name="Default">
      <style:map style:condition="cell-content()=&quot;male&quot;" style:apply-style-name="Untitled1" style:base-cell-address="DENK.K35"/>
      <style:map style:condition="cell-content()=&quot;female&quot;" style:apply-style-name="Untitled2" style:base-cell-address="DENK.K35"/>
    </style:style>
    <style:style style:name="ce653" style:family="table-cell" style:parent-style-name="Default">
      <style:map style:condition="cell-content()=&quot;male&quot;" style:apply-style-name="Untitled1" style:base-cell-address="DENK.K36"/>
      <style:map style:condition="cell-content()=&quot;female&quot;" style:apply-style-name="Untitled2" style:base-cell-address="DENK.K36"/>
    </style:style>
    <style:style style:name="ce654" style:family="table-cell" style:parent-style-name="Default">
      <style:map style:condition="cell-content()=&quot;male&quot;" style:apply-style-name="Untitled1" style:base-cell-address="DENK.K37"/>
      <style:map style:condition="cell-content()=&quot;female&quot;" style:apply-style-name="Untitled2" style:base-cell-address="DENK.K37"/>
    </style:style>
    <style:style style:name="ce655" style:family="table-cell" style:parent-style-name="Default">
      <style:map style:condition="cell-content()=&quot;male&quot;" style:apply-style-name="Untitled1" style:base-cell-address="DENK.K38"/>
      <style:map style:condition="cell-content()=&quot;female&quot;" style:apply-style-name="Untitled2" style:base-cell-address="DENK.K38"/>
    </style:style>
    <style:style style:name="ce656" style:family="table-cell" style:parent-style-name="Default">
      <style:map style:condition="cell-content()=&quot;male&quot;" style:apply-style-name="Untitled1" style:base-cell-address="DENK.K39"/>
      <style:map style:condition="cell-content()=&quot;female&quot;" style:apply-style-name="Untitled2" style:base-cell-address="DENK.K39"/>
    </style:style>
    <style:style style:name="ce657" style:family="table-cell" style:parent-style-name="Default">
      <style:map style:condition="cell-content()=&quot;male&quot;" style:apply-style-name="Untitled1" style:base-cell-address="DENK.K40"/>
      <style:map style:condition="cell-content()=&quot;female&quot;" style:apply-style-name="Untitled2" style:base-cell-address="DENK.K40"/>
    </style:style>
    <style:style style:name="ce658" style:family="table-cell" style:parent-style-name="Default">
      <style:map style:condition="cell-content()=&quot;male&quot;" style:apply-style-name="Untitled1" style:base-cell-address="DENK.K41"/>
      <style:map style:condition="cell-content()=&quot;female&quot;" style:apply-style-name="Untitled2" style:base-cell-address="DENK.K41"/>
    </style:style>
    <style:style style:name="ce659" style:family="table-cell" style:parent-style-name="Default">
      <style:map style:condition="cell-content()=&quot;male&quot;" style:apply-style-name="Untitled1" style:base-cell-address="DENK.K42"/>
      <style:map style:condition="cell-content()=&quot;female&quot;" style:apply-style-name="Untitled2" style:base-cell-address="DENK.K42"/>
    </style:style>
    <style:style style:name="ce660" style:family="table-cell" style:parent-style-name="Default">
      <style:map style:condition="cell-content()=&quot;male&quot;" style:apply-style-name="Untitled1" style:base-cell-address="DENK.K43"/>
      <style:map style:condition="cell-content()=&quot;female&quot;" style:apply-style-name="Untitled2" style:base-cell-address="DENK.K43"/>
    </style:style>
    <style:style style:name="ce661" style:family="table-cell" style:parent-style-name="Default">
      <style:map style:condition="cell-content()=&quot;male&quot;" style:apply-style-name="Untitled1" style:base-cell-address="DENK.K44"/>
      <style:map style:condition="cell-content()=&quot;female&quot;" style:apply-style-name="Untitled2" style:base-cell-address="DENK.K44"/>
    </style:style>
    <style:style style:name="ce662" style:family="table-cell" style:parent-style-name="Default">
      <style:map style:condition="cell-content()=&quot;male&quot;" style:apply-style-name="Untitled1" style:base-cell-address="DENK.K45"/>
      <style:map style:condition="cell-content()=&quot;female&quot;" style:apply-style-name="Untitled2" style:base-cell-address="DENK.K45"/>
    </style:style>
    <style:style style:name="ce663" style:family="table-cell" style:parent-style-name="Default">
      <style:map style:condition="cell-content()=&quot;male&quot;" style:apply-style-name="Untitled1" style:base-cell-address="DENK.K46"/>
      <style:map style:condition="cell-content()=&quot;female&quot;" style:apply-style-name="Untitled2" style:base-cell-address="DENK.K46"/>
    </style:style>
    <style:style style:name="ce664" style:family="table-cell" style:parent-style-name="Default">
      <style:map style:condition="cell-content()=&quot;male&quot;" style:apply-style-name="Untitled1" style:base-cell-address="DENK.K47"/>
      <style:map style:condition="cell-content()=&quot;female&quot;" style:apply-style-name="Untitled2" style:base-cell-address="DENK.K47"/>
    </style:style>
    <style:style style:name="ce665" style:family="table-cell" style:parent-style-name="Default">
      <style:map style:condition="cell-content()=&quot;male&quot;" style:apply-style-name="Untitled1" style:base-cell-address="DENK.K48"/>
      <style:map style:condition="cell-content()=&quot;female&quot;" style:apply-style-name="Untitled2" style:base-cell-address="DENK.K48"/>
    </style:style>
    <style:style style:name="ce666" style:family="table-cell" style:parent-style-name="Default">
      <style:map style:condition="cell-content()=&quot;male&quot;" style:apply-style-name="Untitled1" style:base-cell-address="DENK.K49"/>
      <style:map style:condition="cell-content()=&quot;female&quot;" style:apply-style-name="Untitled2" style:base-cell-address="DENK.K49"/>
    </style:style>
    <style:style style:name="ce667" style:family="table-cell" style:parent-style-name="Default">
      <style:map style:condition="cell-content()=&quot;male&quot;" style:apply-style-name="Untitled1" style:base-cell-address="DENK.K50"/>
      <style:map style:condition="cell-content()=&quot;female&quot;" style:apply-style-name="Untitled2" style:base-cell-address="DENK.K50"/>
    </style:style>
    <style:style style:name="ce668" style:family="table-cell" style:parent-style-name="Default">
      <style:map style:condition="cell-content()=&quot;male&quot;" style:apply-style-name="Untitled1" style:base-cell-address="DENK.K51"/>
      <style:map style:condition="cell-content()=&quot;female&quot;" style:apply-style-name="Untitled2" style:base-cell-address="DENK.K51"/>
    </style:style>
    <style:style style:name="ce669" style:family="table-cell" style:parent-style-name="Default">
      <style:map style:condition="cell-content()=&quot;male&quot;" style:apply-style-name="Untitled1" style:base-cell-address="FvD.D2"/>
      <style:map style:condition="cell-content()=&quot;female&quot;" style:apply-style-name="Untitled2" style:base-cell-address="FvD.D2"/>
    </style:style>
    <style:style style:name="ce670" style:family="table-cell" style:parent-style-name="Default">
      <style:text-properties fo:font-weight="bold" style:font-weight-asian="bold" style:font-weight-complex="bold"/>
      <style:map style:condition="cell-content()=&quot;male&quot;" style:apply-style-name="Untitled1" style:base-cell-address="FvD.K1"/>
      <style:map style:condition="cell-content()=&quot;female&quot;" style:apply-style-name="Untitled2" style:base-cell-address="FvD.K1"/>
    </style:style>
    <style:style style:name="ce671" style:family="table-cell" style:parent-style-name="Default">
      <style:map style:condition="cell-content()=&quot;male&quot;" style:apply-style-name="Untitled1" style:base-cell-address="FvD.K2"/>
      <style:map style:condition="cell-content()=&quot;female&quot;" style:apply-style-name="Untitled2" style:base-cell-address="FvD.K2"/>
    </style:style>
    <style:style style:name="ce672" style:family="table-cell" style:parent-style-name="Default">
      <style:map style:condition="cell-content()=&quot;male&quot;" style:apply-style-name="Untitled1" style:base-cell-address="FvD.K3"/>
      <style:map style:condition="cell-content()=&quot;female&quot;" style:apply-style-name="Untitled2" style:base-cell-address="FvD.K3"/>
    </style:style>
    <style:style style:name="ce673" style:family="table-cell" style:parent-style-name="Default">
      <style:map style:condition="cell-content()=&quot;male&quot;" style:apply-style-name="Untitled1" style:base-cell-address="FvD.K4"/>
      <style:map style:condition="cell-content()=&quot;female&quot;" style:apply-style-name="Untitled2" style:base-cell-address="FvD.K4"/>
    </style:style>
    <style:style style:name="ce674" style:family="table-cell" style:parent-style-name="Default">
      <style:map style:condition="cell-content()=&quot;male&quot;" style:apply-style-name="Untitled1" style:base-cell-address="FvD.K5"/>
      <style:map style:condition="cell-content()=&quot;female&quot;" style:apply-style-name="Untitled2" style:base-cell-address="FvD.K5"/>
    </style:style>
    <style:style style:name="ce675" style:family="table-cell" style:parent-style-name="Default">
      <style:map style:condition="cell-content()=&quot;male&quot;" style:apply-style-name="Untitled1" style:base-cell-address="FvD.K6"/>
      <style:map style:condition="cell-content()=&quot;female&quot;" style:apply-style-name="Untitled2" style:base-cell-address="FvD.K6"/>
    </style:style>
    <style:style style:name="ce676" style:family="table-cell" style:parent-style-name="Default">
      <style:map style:condition="cell-content()=&quot;male&quot;" style:apply-style-name="Untitled1" style:base-cell-address="FvD.K7"/>
      <style:map style:condition="cell-content()=&quot;female&quot;" style:apply-style-name="Untitled2" style:base-cell-address="FvD.K7"/>
    </style:style>
    <style:style style:name="ce677" style:family="table-cell" style:parent-style-name="Default">
      <style:map style:condition="cell-content()=&quot;male&quot;" style:apply-style-name="Untitled1" style:base-cell-address="FvD.K8"/>
      <style:map style:condition="cell-content()=&quot;female&quot;" style:apply-style-name="Untitled2" style:base-cell-address="FvD.K8"/>
    </style:style>
    <style:style style:name="ce678" style:family="table-cell" style:parent-style-name="Default">
      <style:map style:condition="cell-content()=&quot;male&quot;" style:apply-style-name="Untitled1" style:base-cell-address="FvD.K9"/>
      <style:map style:condition="cell-content()=&quot;female&quot;" style:apply-style-name="Untitled2" style:base-cell-address="FvD.K9"/>
    </style:style>
    <style:style style:name="ce679" style:family="table-cell" style:parent-style-name="Default">
      <style:map style:condition="cell-content()=&quot;male&quot;" style:apply-style-name="Untitled1" style:base-cell-address="FvD.K10"/>
      <style:map style:condition="cell-content()=&quot;female&quot;" style:apply-style-name="Untitled2" style:base-cell-address="FvD.K10"/>
    </style:style>
    <style:style style:name="ce680" style:family="table-cell" style:parent-style-name="Default">
      <style:map style:condition="cell-content()=&quot;male&quot;" style:apply-style-name="Untitled1" style:base-cell-address="FvD.K11"/>
      <style:map style:condition="cell-content()=&quot;female&quot;" style:apply-style-name="Untitled2" style:base-cell-address="FvD.K11"/>
    </style:style>
    <style:style style:name="ce681" style:family="table-cell" style:parent-style-name="Default">
      <style:map style:condition="cell-content()=&quot;male&quot;" style:apply-style-name="Untitled1" style:base-cell-address="FvD.K12"/>
      <style:map style:condition="cell-content()=&quot;female&quot;" style:apply-style-name="Untitled2" style:base-cell-address="FvD.K12"/>
    </style:style>
    <style:style style:name="ce682" style:family="table-cell" style:parent-style-name="Default">
      <style:map style:condition="cell-content()=&quot;male&quot;" style:apply-style-name="Untitled1" style:base-cell-address="FvD.K13"/>
      <style:map style:condition="cell-content()=&quot;female&quot;" style:apply-style-name="Untitled2" style:base-cell-address="FvD.K13"/>
    </style:style>
    <style:style style:name="ce683" style:family="table-cell" style:parent-style-name="Default">
      <style:map style:condition="cell-content()=&quot;male&quot;" style:apply-style-name="Untitled1" style:base-cell-address="FvD.K14"/>
      <style:map style:condition="cell-content()=&quot;female&quot;" style:apply-style-name="Untitled2" style:base-cell-address="FvD.K14"/>
    </style:style>
    <style:style style:name="ce684" style:family="table-cell" style:parent-style-name="Default">
      <style:map style:condition="cell-content()=&quot;male&quot;" style:apply-style-name="Untitled1" style:base-cell-address="FvD.K15"/>
      <style:map style:condition="cell-content()=&quot;female&quot;" style:apply-style-name="Untitled2" style:base-cell-address="FvD.K15"/>
    </style:style>
    <style:style style:name="ce685" style:family="table-cell" style:parent-style-name="Default">
      <style:map style:condition="cell-content()=&quot;male&quot;" style:apply-style-name="Untitled1" style:base-cell-address="FvD.K16"/>
      <style:map style:condition="cell-content()=&quot;female&quot;" style:apply-style-name="Untitled2" style:base-cell-address="FvD.K16"/>
    </style:style>
    <style:style style:name="ce686" style:family="table-cell" style:parent-style-name="Default">
      <style:map style:condition="cell-content()=&quot;male&quot;" style:apply-style-name="Untitled1" style:base-cell-address="FvD.K17"/>
      <style:map style:condition="cell-content()=&quot;female&quot;" style:apply-style-name="Untitled2" style:base-cell-address="FvD.K17"/>
    </style:style>
    <style:style style:name="ce687" style:family="table-cell" style:parent-style-name="Default">
      <style:map style:condition="cell-content()=&quot;male&quot;" style:apply-style-name="Untitled1" style:base-cell-address="FvD.K18"/>
      <style:map style:condition="cell-content()=&quot;female&quot;" style:apply-style-name="Untitled2" style:base-cell-address="FvD.K18"/>
    </style:style>
    <style:style style:name="ce688" style:family="table-cell" style:parent-style-name="Default">
      <style:map style:condition="cell-content()=&quot;male&quot;" style:apply-style-name="Untitled1" style:base-cell-address="FvD.K19"/>
      <style:map style:condition="cell-content()=&quot;female&quot;" style:apply-style-name="Untitled2" style:base-cell-address="FvD.K19"/>
    </style:style>
    <style:style style:name="ce68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90" style:family="table-cell" style:parent-style-name="Default">
      <style:table-cell-properties fo:border-bottom="none" fo:border-left="0.06pt solid #000000" fo:border-right="none" fo:border-top="none"/>
    </style:style>
    <style:style style:name="ce691" style:family="table-cell" style:parent-style-name="Default">
      <style:table-cell-properties fo:border-bottom="0.06pt solid #000000" fo:border-left="0.06pt solid #000000" fo:border-right="none" fo:border-top="none"/>
    </style:style>
    <style:style style:name="ce692" style:family="table-cell" style:parent-style-name="Default">
      <style:table-cell-properties fo:border-bottom="0.06pt solid #000000" fo:border-left="none" fo:border-right="none" fo:border-top="none"/>
    </style:style>
    <style:style style:name="ce693" style:family="table-cell" style:parent-style-name="Default" style:data-style-name="N0"/>
    <style:style style:name="ce694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VVD" table:style-name="ta1">
        <table:shapes>
          <draw:frame draw:z-index="0" draw:style-name="gr1" draw:text-style-name="P1" svg:width="293.71mm" svg:height="89.99mm" svg:x="25.33mm" svg:y="299.03mm">
            <loext:p draw:notify-on-update-of-ranges="VVD.G1:VVD.G1 VVD.G2:VVD.G8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6"/>
        <table:table-column table:style-name="co1" table:default-cell-style-name="Default"/>
        <table:table-row table:style-name="ro1">
          <table:table-cell table:style-name="ce1" office:value-type="string" calcext:value-type="string">
            <text:p>Initials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Last name</text:p>
          </table:table-cell>
          <table:table-cell table:style-name="ce2" office:value-type="string" calcext:value-type="string">
            <text:p>Gender</text:p>
          </table:table-cell>
          <table:table-cell table:style-name="ce1" office:value-type="string" calcext:value-type="string">
            <text:p>City</text:p>
          </table:table-cell>
          <table:table-cell/>
          <table:table-cell table:style-name="Default" office:value-type="string" calcext:value-type="string">
            <text:p>Percentage women</text:p>
          </table:table-cell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Gender</text:p>
          </table:table-cell>
          <table:table-cell table:style-name="ce5" office:value-type="string" calcext:value-type="string">
            <text:p>City</text:p>
          </table:table-cell>
          <table:table-cell table:style-name="ce1"/>
        </table:table-row>
        <table:table-row table:style-name="ro1">
          <table:table-cell office:value-type="string" calcext:value-type="string">
            <text:p>M.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Rutt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's-Gravenhage</text:p>
          </table:table-cell>
          <table:table-cell table:formula="of:=IF([.D2]=&quot;female&quot;;1;0)" office:value-type="float" office:value="0" calcext:value-type="float">
            <text:p>0</text:p>
          </table:table-cell>
          <table:table-cell table:formula="of:=[.F2]/[.H2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CONCATENATE([.B2]; &quot; &quot;; [.C2])" office:value-type="string" office:string-value="Mark Rutte" calcext:value-type="string">
            <text:p>Mark Rutt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's-Gravenhage</text:p>
          </table:table-cell>
          <table:table-cell/>
        </table:table-row>
        <table:table-row table:style-name="ro1">
          <table:table-cell office:value-type="string" calcext:value-type="string">
            <text:p>J.A.</text:p>
          </table:table-cell>
          <table:table-cell office:value-type="string" calcext:value-type="string">
            <text:p>Jeanine</text:p>
          </table:table-cell>
          <table:table-cell office:value-type="string" calcext:value-type="string">
            <text:p>Hennis-Plasschaer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ederhorst den Berg</text:p>
          </table:table-cell>
          <table:table-cell table:formula="of:=IF([.D3]=&quot;female&quot;;1;0)" office:value-type="float" office:value="1" calcext:value-type="float">
            <text:p>1</text:p>
          </table:table-cell>
          <table:table-cell table:formula="of:=SUM([.F2:.F3])/[.H3]" office:value-type="percentage" office:value="0.5" calcext:value-type="percentage">
            <text:p>50.00%</text:p>
          </table:table-cell>
          <table:table-cell office:value-type="float" office:value="2" calcext:value-type="float">
            <text:p>2</text:p>
          </table:table-cell>
          <table:table-cell table:formula="of:=CONCATENATE([.B3]; &quot; &quot;; [.C3])" office:value-type="string" office:string-value="Jeanine Hennis-Plasschaert" calcext:value-type="string">
            <text:p>Jeanine Hennis-Plasschaer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ederhorst den Berg</text:p>
          </table:table-cell>
          <table:table-cell/>
        </table:table-row>
        <table:table-row table:style-name="ro1">
          <table:table-cell office:value-type="string" calcext:value-type="string">
            <text:p>H.</text:p>
          </table:table-cell>
          <table:table-cell office:value-type="string" calcext:value-type="string">
            <text:p>Halbe</text:p>
          </table:table-cell>
          <table:table-cell office:value-type="string" calcext:value-type="string">
            <text:p>Zijlstr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assenaar</text:p>
          </table:table-cell>
          <table:table-cell table:formula="of:=IF([.D4]=&quot;female&quot;;1;0)" office:value-type="float" office:value="0" calcext:value-type="float">
            <text:p>0</text:p>
          </table:table-cell>
          <table:table-cell table:formula="of:=SUM([.F2:.F4])/[.H4]" office:value-type="percentage" office:value="0.333333333333333" calcext:value-type="percentage">
            <text:p>33.33%</text:p>
          </table:table-cell>
          <table:table-cell office:value-type="float" office:value="3" calcext:value-type="float">
            <text:p>3</text:p>
          </table:table-cell>
          <table:table-cell table:formula="of:=CONCATENATE([.B4]; &quot; &quot;; [.C4])" office:value-type="string" office:string-value="Halbe Zijlstra" calcext:value-type="string">
            <text:p>Halbe Zijlstr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assenaar</text:p>
          </table:table-cell>
          <table:table-cell/>
        </table:table-row>
        <table:table-row table:style-name="ro1">
          <table:table-cell office:value-type="string" calcext:value-type="string">
            <text:p>T.</text:p>
          </table:table-cell>
          <table:table-cell office:value-type="string" calcext:value-type="string">
            <text:p>Tamara</text:p>
          </table:table-cell>
          <table:table-cell office:value-type="string" calcext:value-type="string">
            <text:p>van Ar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ieuwerkerk aan den IJssel</text:p>
          </table:table-cell>
          <table:table-cell table:formula="of:=IF([.D5]=&quot;female&quot;;1;0)" office:value-type="float" office:value="1" calcext:value-type="float">
            <text:p>1</text:p>
          </table:table-cell>
          <table:table-cell table:formula="of:=SUM([.F2:.F5])/[.H5]" office:value-type="percentage" office:value="0.5" calcext:value-type="percentage">
            <text:p>50.00%</text:p>
          </table:table-cell>
          <table:table-cell office:value-type="float" office:value="4" calcext:value-type="float">
            <text:p>4</text:p>
          </table:table-cell>
          <table:table-cell table:formula="of:=CONCATENATE([.B5]; &quot; &quot;; [.C5])" office:value-type="string" office:string-value="Tamara van Ark" calcext:value-type="string">
            <text:p>Tamara van Ar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ieuwerkerk aan den IJssel</text:p>
          </table:table-cell>
          <table:table-cell/>
        </table:table-row>
        <table:table-row table:style-name="ro1">
          <table:table-cell office:value-type="string" calcext:value-type="string">
            <text:p>K.H.D.M.</text:p>
          </table:table-cell>
          <table:table-cell office:value-type="string" calcext:value-type="string">
            <text:p>Klaas</text:p>
          </table:table-cell>
          <table:table-cell office:value-type="string" calcext:value-type="string">
            <text:p>Dijkhoff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reda</text:p>
          </table:table-cell>
          <table:table-cell table:formula="of:=IF([.D6]=&quot;female&quot;;1;0)" office:value-type="float" office:value="0" calcext:value-type="float">
            <text:p>0</text:p>
          </table:table-cell>
          <table:table-cell table:formula="of:=SUM([.F2:.F6])/[.H6]" office:value-type="percentage" office:value="0.4" calcext:value-type="percentage">
            <text:p>40.00%</text:p>
          </table:table-cell>
          <table:table-cell office:value-type="float" office:value="5" calcext:value-type="float">
            <text:p>5</text:p>
          </table:table-cell>
          <table:table-cell table:formula="of:=CONCATENATE([.B6]; &quot; &quot;; [.C6])" office:value-type="string" office:string-value="Klaas Dijkhoff" calcext:value-type="string">
            <text:p>Klaas Dijkhoff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reda</text:p>
          </table:table-cell>
          <table:table-cell/>
        </table:table-row>
        <table:table-row table:style-name="ro1">
          <table:table-cell office:value-type="string" calcext:value-type="string">
            <text:p>S.</text:p>
          </table:table-cell>
          <table:table-cell office:value-type="string" calcext:value-type="string">
            <text:p>Sander</text:p>
          </table:table-cell>
          <table:table-cell office:value-type="string" calcext:value-type="string">
            <text:p>Dekk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's-Gravenhage</text:p>
          </table:table-cell>
          <table:table-cell table:formula="of:=IF([.D7]=&quot;female&quot;;1;0)" office:value-type="float" office:value="0" calcext:value-type="float">
            <text:p>0</text:p>
          </table:table-cell>
          <table:table-cell table:formula="of:=SUM([.F2:.F7])/[.H7]" office:value-type="percentage" office:value="0.333333333333333" calcext:value-type="percentage">
            <text:p>33.33%</text:p>
          </table:table-cell>
          <table:table-cell office:value-type="float" office:value="6" calcext:value-type="float">
            <text:p>6</text:p>
          </table:table-cell>
          <table:table-cell table:formula="of:=CONCATENATE([.B7]; &quot; &quot;; [.C7])" office:value-type="string" office:string-value="Sander Dekker" calcext:value-type="string">
            <text:p>Sander Dekk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's-Gravenhage</text:p>
          </table:table-cell>
          <table:table-cell/>
        </table:table-row>
        <table:table-row table:style-name="ro1">
          <table:table-cell office:value-type="string" calcext:value-type="string">
            <text:p>B.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Viss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Zaanstad</text:p>
          </table:table-cell>
          <table:table-cell table:formula="of:=IF([.D8]=&quot;female&quot;;1;0)" office:value-type="float" office:value="1" calcext:value-type="float">
            <text:p>1</text:p>
          </table:table-cell>
          <table:table-cell table:formula="of:=SUM([.F2:.F8])/[.H8]" office:value-type="percentage" office:value="0.428571428571429" calcext:value-type="percentage">
            <text:p>42.86%</text:p>
          </table:table-cell>
          <table:table-cell office:value-type="float" office:value="7" calcext:value-type="float">
            <text:p>7</text:p>
          </table:table-cell>
          <table:table-cell table:formula="of:=CONCATENATE([.B8]; &quot; &quot;; [.C8])" office:value-type="string" office:string-value="Barbara Visser" calcext:value-type="string">
            <text:p>Barbara Viss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Zaanstad</text:p>
          </table:table-cell>
          <table:table-cell/>
        </table:table-row>
        <table:table-row table:style-name="ro1">
          <table:table-cell office:value-type="string" calcext:value-type="string">
            <text:p>M.G.J.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Harber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otterdam</text:p>
          </table:table-cell>
          <table:table-cell table:formula="of:=IF([.D9]=&quot;female&quot;;1;0)" office:value-type="float" office:value="0" calcext:value-type="float">
            <text:p>0</text:p>
          </table:table-cell>
          <table:table-cell table:formula="of:=SUM([.F2:.F9])/[.H9]" office:value-type="percentage" office:value="0.375" calcext:value-type="percentage">
            <text:p>37.50%</text:p>
          </table:table-cell>
          <table:table-cell office:value-type="float" office:value="8" calcext:value-type="float">
            <text:p>8</text:p>
          </table:table-cell>
          <table:table-cell table:formula="of:=CONCATENATE([.B9]; &quot; &quot;; [.C9])" office:value-type="string" office:string-value="Mark Harbers" calcext:value-type="string">
            <text:p>Mark Harber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otterdam</text:p>
          </table:table-cell>
          <table:table-cell/>
        </table:table-row>
        <table:table-row table:style-name="ro1">
          <table:table-cell office:value-type="string" calcext:value-type="string">
            <text:p>J.H.</text:p>
          </table:table-cell>
          <table:table-cell office:value-type="string" calcext:value-type="string">
            <text:p>Han</text:p>
          </table:table-cell>
          <table:table-cell office:value-type="string" calcext:value-type="string">
            <text:p>ten Broek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of van Twente</text:p>
          </table:table-cell>
          <table:table-cell table:formula="of:=IF([.D10]=&quot;female&quot;;1;0)" office:value-type="float" office:value="0" calcext:value-type="float">
            <text:p>0</text:p>
          </table:table-cell>
          <table:table-cell table:formula="of:=SUM([.F2:.F10])/[.H10]" office:value-type="percentage" office:value="0.333333333333333" calcext:value-type="percentage">
            <text:p>33.33%</text:p>
          </table:table-cell>
          <table:table-cell office:value-type="float" office:value="9" calcext:value-type="float">
            <text:p>9</text:p>
          </table:table-cell>
          <table:table-cell table:formula="of:=CONCATENATE([.B10]; &quot; &quot;; [.C10])" office:value-type="string" office:string-value="Han ten Broeke" calcext:value-type="string">
            <text:p>Han ten Broek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of van Twente</text:p>
          </table:table-cell>
          <table:table-cell/>
        </table:table-row>
        <table:table-row table:style-name="ro1">
          <table:table-cell office:value-type="string" calcext:value-type="string">
            <text:p>M.</text:p>
          </table:table-cell>
          <table:table-cell office:value-type="string" calcext:value-type="string">
            <text:p>Malik</text:p>
          </table:table-cell>
          <table:table-cell office:value-type="string" calcext:value-type="string">
            <text:p>Azman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alfsen</text:p>
          </table:table-cell>
          <table:table-cell table:formula="of:=IF([.D11]=&quot;female&quot;;1;0)" office:value-type="float" office:value="0" calcext:value-type="float">
            <text:p>0</text:p>
          </table:table-cell>
          <table:table-cell table:formula="of:=SUM([.F2:.F11])/[.H11]" office:value-type="percentage" office:value="0.3" calcext:value-type="percentage">
            <text:p>30.00%</text:p>
          </table:table-cell>
          <table:table-cell office:value-type="float" office:value="10" calcext:value-type="float">
            <text:p>10</text:p>
          </table:table-cell>
          <table:table-cell table:formula="of:=CONCATENATE([.B11]; &quot; &quot;; [.C11])" office:value-type="string" office:string-value="Malik Azmani" calcext:value-type="string">
            <text:p>Malik Azman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alfsen</text:p>
          </table:table-cell>
          <table:table-cell/>
        </table:table-row>
        <table:table-row table:style-name="ro1">
          <table:table-cell office:value-type="string" calcext:value-type="string">
            <text:p>A.D.</text:p>
          </table:table-cell>
          <table:table-cell office:value-type="string" calcext:value-type="string">
            <text:p>Dennis</text:p>
          </table:table-cell>
          <table:table-cell office:value-type="string" calcext:value-type="string">
            <text:p>Wiersm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trecht</text:p>
          </table:table-cell>
          <table:table-cell table:formula="of:=IF([.D12]=&quot;female&quot;;1;0)" office:value-type="float" office:value="0" calcext:value-type="float">
            <text:p>0</text:p>
          </table:table-cell>
          <table:table-cell table:formula="of:=SUM([.F2:.F12])/[.H12]" office:value-type="percentage" office:value="0.272727272727273" calcext:value-type="percentage">
            <text:p>27.27%</text:p>
          </table:table-cell>
          <table:table-cell office:value-type="float" office:value="11" calcext:value-type="float">
            <text:p>11</text:p>
          </table:table-cell>
          <table:table-cell table:formula="of:=CONCATENATE([.B12]; &quot; &quot;; [.C12])" office:value-type="string" office:string-value="Dennis Wiersma" calcext:value-type="string">
            <text:p>Dennis Wiersm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trecht</text:p>
          </table:table-cell>
          <table:table-cell/>
        </table:table-row>
        <table:table-row table:style-name="ro1">
          <table:table-cell office:value-type="string" calcext:value-type="string">
            <text:p>W.J.H.</text:p>
          </table:table-cell>
          <table:table-cell office:value-type="string" calcext:value-type="string">
            <text:p>Helma</text:p>
          </table:table-cell>
          <table:table-cell office:value-type="string" calcext:value-type="string">
            <text:p>Lodder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Zeewolde</text:p>
          </table:table-cell>
          <table:table-cell table:formula="of:=IF([.D13]=&quot;female&quot;;1;0)" office:value-type="float" office:value="1" calcext:value-type="float">
            <text:p>1</text:p>
          </table:table-cell>
          <table:table-cell table:formula="of:=SUM([.F2:.F13])/[.H13]" office:value-type="percentage" office:value="0.333333333333333" calcext:value-type="percentage">
            <text:p>33.33%</text:p>
          </table:table-cell>
          <table:table-cell office:value-type="float" office:value="12" calcext:value-type="float">
            <text:p>12</text:p>
          </table:table-cell>
          <table:table-cell table:formula="of:=CONCATENATE([.B13]; &quot; &quot;; [.C13])" office:value-type="string" office:string-value="Helma Lodders" calcext:value-type="string">
            <text:p>Helma Lodder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Zeewolde</text:p>
          </table:table-cell>
          <table:table-cell/>
        </table:table-row>
        <table:table-row table:style-name="ro1">
          <table:table-cell office:value-type="string" calcext:value-type="string">
            <text:p>B.</text:p>
          </table:table-cell>
          <table:table-cell office:value-type="string" calcext:value-type="string">
            <text:p>Bas</text:p>
          </table:table-cell>
          <table:table-cell office:value-type="string" calcext:value-type="string">
            <text:p>van 't Wou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oeven</text:p>
          </table:table-cell>
          <table:table-cell table:formula="of:=IF([.D14]=&quot;female&quot;;1;0)" office:value-type="float" office:value="0" calcext:value-type="float">
            <text:p>0</text:p>
          </table:table-cell>
          <table:table-cell table:formula="of:=SUM([.F2:.F14])/[.H14]" office:value-type="percentage" office:value="0.307692307692308" calcext:value-type="percentage">
            <text:p>30.77%</text:p>
          </table:table-cell>
          <table:table-cell office:value-type="float" office:value="13" calcext:value-type="float">
            <text:p>13</text:p>
          </table:table-cell>
          <table:table-cell table:formula="of:=CONCATENATE([.B14]; &quot; &quot;; [.C14])" office:value-type="string" office:string-value="Bas van 't Wout" calcext:value-type="string">
            <text:p>Bas van 't Wou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oeven</text:p>
          </table:table-cell>
          <table:table-cell/>
        </table:table-row>
        <table:table-row table:style-name="ro1">
          <table:table-cell office:value-type="string" calcext:value-type="string">
            <text:p>B.</text:p>
          </table:table-cell>
          <table:table-cell office:value-type="string" calcext:value-type="string">
            <text:p>Bente</text:p>
          </table:table-cell>
          <table:table-cell office:value-type="string" calcext:value-type="string">
            <text:p>Be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's-Gravenhage</text:p>
          </table:table-cell>
          <table:table-cell table:formula="of:=IF([.D15]=&quot;female&quot;;1;0)" office:value-type="float" office:value="1" calcext:value-type="float">
            <text:p>1</text:p>
          </table:table-cell>
          <table:table-cell table:formula="of:=SUM([.F2:.F15])/[.H15]" office:value-type="percentage" office:value="0.357142857142857" calcext:value-type="percentage">
            <text:p>35.71%</text:p>
          </table:table-cell>
          <table:table-cell office:value-type="float" office:value="14" calcext:value-type="float">
            <text:p>14</text:p>
          </table:table-cell>
          <table:table-cell table:formula="of:=CONCATENATE([.B15]; &quot; &quot;; [.C15])" office:value-type="string" office:string-value="Bente Becker" calcext:value-type="string">
            <text:p>Bente Be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's-Gravenhage</text:p>
          </table:table-cell>
          <table:table-cell/>
        </table:table-row>
        <table:table-row table:style-name="ro1">
          <table:table-cell office:value-type="string" calcext:value-type="string">
            <text:p>P.J.</text:p>
          </table:table-cell>
          <table:table-cell office:value-type="string" calcext:value-type="string">
            <text:p>Pieter</text:p>
          </table:table-cell>
          <table:table-cell office:value-type="string" calcext:value-type="string">
            <text:p>Duisenbe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's-Gravenhage</text:p>
          </table:table-cell>
          <table:table-cell table:formula="of:=IF([.D16]=&quot;female&quot;;1;0)" office:value-type="float" office:value="0" calcext:value-type="float">
            <text:p>0</text:p>
          </table:table-cell>
          <table:table-cell table:formula="of:=SUM([.F2:.F16])/[.H16]" office:value-type="percentage" office:value="0.333333333333333" calcext:value-type="percentage">
            <text:p>33.33%</text:p>
          </table:table-cell>
          <table:table-cell office:value-type="float" office:value="15" calcext:value-type="float">
            <text:p>15</text:p>
          </table:table-cell>
          <table:table-cell table:formula="of:=CONCATENATE([.B16]; &quot; &quot;; [.C16])" office:value-type="string" office:string-value="Pieter Duisenberg" calcext:value-type="string">
            <text:p>Pieter Duisenbe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's-Gravenhage</text:p>
          </table:table-cell>
          <table:table-cell/>
        </table:table-row>
        <table:table-row table:style-name="ro1">
          <table:table-cell office:value-type="string" calcext:value-type="string">
            <text:p>S.T.M.</text:p>
          </table:table-cell>
          <table:table-cell office:value-type="string" calcext:value-type="string">
            <text:p>Sophie</text:p>
          </table:table-cell>
          <table:table-cell office:value-type="string" calcext:value-type="string">
            <text:p>Herman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msterdam</text:p>
          </table:table-cell>
          <table:table-cell table:formula="of:=IF([.D17]=&quot;female&quot;;1;0)" office:value-type="float" office:value="1" calcext:value-type="float">
            <text:p>1</text:p>
          </table:table-cell>
          <table:table-cell table:formula="of:=SUM([.F2:.F17])/[.H17]" office:value-type="percentage" office:value="0.375" calcext:value-type="percentage">
            <text:p>37.50%</text:p>
          </table:table-cell>
          <table:table-cell office:value-type="float" office:value="16" calcext:value-type="float">
            <text:p>16</text:p>
          </table:table-cell>
          <table:table-cell table:formula="of:=CONCATENATE([.B17]; &quot; &quot;; [.C17])" office:value-type="string" office:string-value="Sophie Hermans" calcext:value-type="string">
            <text:p>Sophie Herman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msterdam</text:p>
          </table:table-cell>
          <table:table-cell/>
        </table:table-row>
        <table:table-row table:style-name="ro1">
          <table:table-cell office:value-type="string" calcext:value-type="string">
            <text:p>A.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Muld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's-Gravenhage</text:p>
          </table:table-cell>
          <table:table-cell table:formula="of:=IF([.D18]=&quot;female&quot;;1;0)" office:value-type="float" office:value="0" calcext:value-type="float">
            <text:p>0</text:p>
          </table:table-cell>
          <table:table-cell table:formula="of:=SUM([.F2:.F18])/[.H18]" office:value-type="percentage" office:value="0.352941176470588" calcext:value-type="percentage">
            <text:p>35.29%</text:p>
          </table:table-cell>
          <table:table-cell office:value-type="float" office:value="17" calcext:value-type="float">
            <text:p>17</text:p>
          </table:table-cell>
          <table:table-cell table:formula="of:=CONCATENATE([.B18]; &quot; &quot;; [.C18])" office:value-type="string" office:string-value="Anne Mulder" calcext:value-type="string">
            <text:p>Anne Muld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's-Gravenhage</text:p>
          </table:table-cell>
          <table:table-cell/>
        </table:table-row>
        <table:table-row table:style-name="ro1">
          <table:table-cell office:value-type="string" calcext:value-type="string">
            <text:p>A.</text:p>
          </table:table-cell>
          <table:table-cell office:value-type="string" calcext:value-type="string">
            <text:p>Aukje</text:p>
          </table:table-cell>
          <table:table-cell office:value-type="string" calcext:value-type="string">
            <text:p>de Vrie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eeuwarden</text:p>
          </table:table-cell>
          <table:table-cell table:formula="of:=IF([.D19]=&quot;female&quot;;1;0)" office:value-type="float" office:value="1" calcext:value-type="float">
            <text:p>1</text:p>
          </table:table-cell>
          <table:table-cell table:formula="of:=SUM([.F2:.F19])/[.H19]" office:value-type="percentage" office:value="0.388888888888889" calcext:value-type="percentage">
            <text:p>38.89%</text:p>
          </table:table-cell>
          <table:table-cell office:value-type="float" office:value="18" calcext:value-type="float">
            <text:p>18</text:p>
          </table:table-cell>
          <table:table-cell table:formula="of:=CONCATENATE([.B19]; &quot; &quot;; [.C19])" office:value-type="string" office:string-value="Aukje de Vries" calcext:value-type="string">
            <text:p>Aukje de Vrie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eeuwarden</text:p>
          </table:table-cell>
          <table:table-cell/>
        </table:table-row>
        <table:table-row table:style-name="ro1">
          <table:table-cell office:value-type="string" calcext:value-type="string">
            <text:p>D.</text:p>
          </table:table-cell>
          <table:table-cell office:value-type="string" calcext:value-type="string">
            <text:p>Dilan</text:p>
          </table:table-cell>
          <table:table-cell office:value-type="string" calcext:value-type="string">
            <text:p>Yeşilgöz-Zegeriu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msterdam</text:p>
          </table:table-cell>
          <table:table-cell table:formula="of:=IF([.D20]=&quot;female&quot;;1;0)" office:value-type="float" office:value="1" calcext:value-type="float">
            <text:p>1</text:p>
          </table:table-cell>
          <table:table-cell table:formula="of:=SUM([.F2:.F20])/[.H20]" office:value-type="percentage" office:value="0.421052631578947" calcext:value-type="percentage">
            <text:p>42.11%</text:p>
          </table:table-cell>
          <table:table-cell office:value-type="float" office:value="19" calcext:value-type="float">
            <text:p>19</text:p>
          </table:table-cell>
          <table:table-cell table:formula="of:=CONCATENATE([.B20]; &quot; &quot;; [.C20])" office:value-type="string" office:string-value="Dilan Yeşilgöz-Zegerius" calcext:value-type="string">
            <text:p>Dilan Yeşilgöz-Zegeriu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msterdam</text:p>
          </table:table-cell>
          <table:table-cell/>
        </table:table-row>
        <table:table-row table:style-name="ro1">
          <table:table-cell office:value-type="string" calcext:value-type="string">
            <text:p>A.C.L.</text:p>
          </table:table-cell>
          <table:table-cell office:value-type="string" calcext:value-type="string">
            <text:p>Arno</text:p>
          </table:table-cell>
          <table:table-cell office:value-type="string" calcext:value-type="string">
            <text:p>Rutt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oningen</text:p>
          </table:table-cell>
          <table:table-cell table:formula="of:=IF([.D21]=&quot;female&quot;;1;0)" office:value-type="float" office:value="0" calcext:value-type="float">
            <text:p>0</text:p>
          </table:table-cell>
          <table:table-cell table:formula="of:=SUM([.F2:.F21])/[.H21]" office:value-type="percentage" office:value="0.4" calcext:value-type="percentage">
            <text:p>40.00%</text:p>
          </table:table-cell>
          <table:table-cell office:value-type="float" office:value="20" calcext:value-type="float">
            <text:p>20</text:p>
          </table:table-cell>
          <table:table-cell table:formula="of:=CONCATENATE([.B21]; &quot; &quot;; [.C21])" office:value-type="string" office:string-value="Arno Rutte" calcext:value-type="string">
            <text:p>Arno Rutt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oningen</text:p>
          </table:table-cell>
          <table:table-cell/>
        </table:table-row>
        <table:table-row table:style-name="ro1">
          <table:table-cell office:value-type="string" calcext:value-type="string">
            <text:p>O.C.</text:p>
          </table:table-cell>
          <table:table-cell office:value-type="string" calcext:value-type="string">
            <text:p>Ockje</text:p>
          </table:table-cell>
          <table:table-cell office:value-type="string" calcext:value-type="string">
            <text:p>Telleg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's-Gravenhage</text:p>
          </table:table-cell>
          <table:table-cell table:formula="of:=IF([.D22]=&quot;female&quot;;1;0)" office:value-type="float" office:value="1" calcext:value-type="float">
            <text:p>1</text:p>
          </table:table-cell>
          <table:table-cell table:formula="of:=SUM([.F2:.F22])/[.H22]" office:value-type="percentage" office:value="0.428571428571429" calcext:value-type="percentage">
            <text:p>42.86%</text:p>
          </table:table-cell>
          <table:table-cell office:value-type="float" office:value="21" calcext:value-type="float">
            <text:p>21</text:p>
          </table:table-cell>
          <table:table-cell table:formula="of:=CONCATENATE([.B22]; &quot; &quot;; [.C22])" office:value-type="string" office:string-value="Ockje Tellegen" calcext:value-type="string">
            <text:p>Ockje Telleg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's-Gravenhage</text:p>
          </table:table-cell>
          <table:table-cell/>
        </table:table-row>
        <table:table-row table:style-name="ro1">
          <table:table-cell office:value-type="string" calcext:value-type="string">
            <text:p>D.A.N.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Koerhui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Tervuren</text:p>
          </table:table-cell>
          <table:table-cell table:formula="of:=IF([.D23]=&quot;female&quot;;1;0)" office:value-type="float" office:value="0" calcext:value-type="float">
            <text:p>0</text:p>
          </table:table-cell>
          <table:table-cell table:formula="of:=SUM([.F2:.F23])/[.H23]" office:value-type="percentage" office:value="0.409090909090909" calcext:value-type="percentage">
            <text:p>40.91%</text:p>
          </table:table-cell>
          <table:table-cell office:value-type="float" office:value="22" calcext:value-type="float">
            <text:p>22</text:p>
          </table:table-cell>
          <table:table-cell table:formula="of:=CONCATENATE([.B23]; &quot; &quot;; [.C23])" office:value-type="string" office:string-value="Daniel Koerhuis" calcext:value-type="string">
            <text:p>Daniel Koerhui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Tervuren</text:p>
          </table:table-cell>
          <table:table-cell/>
        </table:table-row>
        <table:table-row table:style-name="ro1">
          <table:table-cell office:value-type="string" calcext:value-type="string">
            <text:p>E.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Zieng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ssen</text:p>
          </table:table-cell>
          <table:table-cell table:formula="of:=IF([.D24]=&quot;female&quot;;1;0)" office:value-type="float" office:value="0" calcext:value-type="float">
            <text:p>0</text:p>
          </table:table-cell>
          <table:table-cell table:formula="of:=SUM([.F2:.F24])/[.H24]" office:value-type="percentage" office:value="0.391304347826087" calcext:value-type="percentage">
            <text:p>39.13%</text:p>
          </table:table-cell>
          <table:table-cell office:value-type="float" office:value="23" calcext:value-type="float">
            <text:p>23</text:p>
          </table:table-cell>
          <table:table-cell table:formula="of:=CONCATENATE([.B24]; &quot; &quot;; [.C24])" office:value-type="string" office:string-value="Erik Ziengs" calcext:value-type="string">
            <text:p>Erik Zieng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ssen</text:p>
          </table:table-cell>
          <table:table-cell/>
        </table:table-row>
        <table:table-row table:style-name="ro1">
          <table:table-cell office:value-type="string" calcext:value-type="string">
            <text:p>A.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Bos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iddelburg</text:p>
          </table:table-cell>
          <table:table-cell table:formula="of:=IF([.D25]=&quot;female&quot;;1;0)" office:value-type="float" office:value="0" calcext:value-type="float">
            <text:p>0</text:p>
          </table:table-cell>
          <table:table-cell table:formula="of:=SUM([.F2:.F25])/[.H25]" office:value-type="percentage" office:value="0.375" calcext:value-type="percentage">
            <text:p>37.50%</text:p>
          </table:table-cell>
          <table:table-cell office:value-type="float" office:value="24" calcext:value-type="float">
            <text:p>24</text:p>
          </table:table-cell>
          <table:table-cell table:formula="of:=CONCATENATE([.B25]; &quot; &quot;; [.C25])" office:value-type="string" office:string-value="André Bosman" calcext:value-type="string">
            <text:p>André Bos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iddelburg</text:p>
          </table:table-cell>
          <table:table-cell/>
        </table:table-row>
        <table:table-row table:style-name="ro1">
          <table:table-cell office:value-type="string" calcext:value-type="string">
            <text:p>A.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van den Bosc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Zaltbommel</text:p>
          </table:table-cell>
          <table:table-cell table:formula="of:=IF([.D26]=&quot;female&quot;;1;0)" office:value-type="float" office:value="0" calcext:value-type="float">
            <text:p>0</text:p>
          </table:table-cell>
          <table:table-cell table:formula="of:=SUM([.F2:.F26])/[.H26]" office:value-type="percentage" office:value="0.36" calcext:value-type="percentage">
            <text:p>36.00%</text:p>
          </table:table-cell>
          <table:table-cell office:value-type="float" office:value="25" calcext:value-type="float">
            <text:p>25</text:p>
          </table:table-cell>
          <table:table-cell table:formula="of:=CONCATENATE([.B26]; &quot; &quot;; [.C26])" office:value-type="string" office:string-value="Albert van den Bosch" calcext:value-type="string">
            <text:p>Albert van den Bosc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Zaltbommel</text:p>
          </table:table-cell>
          <table:table-cell/>
        </table:table-row>
        <table:table-row table:style-name="ro1">
          <table:table-cell office:value-type="string" calcext:value-type="string">
            <text:p>Z.</text:p>
          </table:table-cell>
          <table:table-cell office:value-type="string" calcext:value-type="string">
            <text:p>Zohair</text:p>
          </table:table-cell>
          <table:table-cell office:value-type="string" calcext:value-type="string">
            <text:p>El Yassin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trecht</text:p>
          </table:table-cell>
          <table:table-cell table:formula="of:=IF([.D27]=&quot;female&quot;;1;0)" office:value-type="float" office:value="0" calcext:value-type="float">
            <text:p>0</text:p>
          </table:table-cell>
          <table:table-cell table:formula="of:=SUM([.F2:.F27])/[.H27]" office:value-type="percentage" office:value="0.346153846153846" calcext:value-type="percentage">
            <text:p>34.62%</text:p>
          </table:table-cell>
          <table:table-cell office:value-type="float" office:value="26" calcext:value-type="float">
            <text:p>26</text:p>
          </table:table-cell>
          <table:table-cell table:formula="of:=CONCATENATE([.B27]; &quot; &quot;; [.C27])" office:value-type="string" office:string-value="Zohair El Yassini" calcext:value-type="string">
            <text:p>Zohair El Yassin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trecht</text:p>
          </table:table-cell>
          <table:table-cell/>
        </table:table-row>
        <table:table-row table:style-name="ro1">
          <table:table-cell office:value-type="string" calcext:value-type="string">
            <text:p>R.J.</text:p>
          </table:table-cell>
          <table:table-cell office:value-type="string" calcext:value-type="string">
            <text:p>Remco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enden</text:p>
          </table:table-cell>
          <table:table-cell table:formula="of:=IF([.D28]=&quot;female&quot;;1;0)" office:value-type="float" office:value="0" calcext:value-type="float">
            <text:p>0</text:p>
          </table:table-cell>
          <table:table-cell table:formula="of:=SUM([.F2:.F28])/[.H28]" office:value-type="percentage" office:value="0.333333333333333" calcext:value-type="percentage">
            <text:p>33.33%</text:p>
          </table:table-cell>
          <table:table-cell office:value-type="float" office:value="27" calcext:value-type="float">
            <text:p>27</text:p>
          </table:table-cell>
          <table:table-cell table:formula="of:=CONCATENATE([.B28]; &quot; &quot;; [.C28])" office:value-type="string" office:string-value="Remco Dijkstra" calcext:value-type="string">
            <text:p>Remco Dijkstr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enden</text:p>
          </table:table-cell>
          <table:table-cell/>
        </table:table-row>
        <table:table-row table:style-name="ro1">
          <table:table-cell office:value-type="string" calcext:value-type="string">
            <text:p>M.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Wörsdörf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's-Gravenhage</text:p>
          </table:table-cell>
          <table:table-cell table:formula="of:=IF([.D29]=&quot;female&quot;;1;0)" office:value-type="float" office:value="0" calcext:value-type="float">
            <text:p>0</text:p>
          </table:table-cell>
          <table:table-cell table:formula="of:=SUM([.F2:.F29])/[.H29]" office:value-type="percentage" office:value="0.321428571428571" calcext:value-type="percentage">
            <text:p>32.14%</text:p>
          </table:table-cell>
          <table:table-cell office:value-type="float" office:value="28" calcext:value-type="float">
            <text:p>28</text:p>
          </table:table-cell>
          <table:table-cell table:formula="of:=CONCATENATE([.B29]; &quot; &quot;; [.C29])" office:value-type="string" office:string-value="Martin Wörsdörfer" calcext:value-type="string">
            <text:p>Martin Wörsdörf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's-Gravenhage</text:p>
          </table:table-cell>
          <table:table-cell/>
        </table:table-row>
        <table:table-row table:style-name="ro1">
          <table:table-cell office:value-type="string" calcext:value-type="string">
            <text:p>A.</text:p>
          </table:table-cell>
          <table:table-cell office:value-type="string" calcext:value-type="string">
            <text:p>Arne</text:p>
          </table:table-cell>
          <table:table-cell office:value-type="string" calcext:value-type="string">
            <text:p>Weverl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aaldwijk</text:p>
          </table:table-cell>
          <table:table-cell table:formula="of:=IF([.D30]=&quot;female&quot;;1;0)" office:value-type="float" office:value="0" calcext:value-type="float">
            <text:p>0</text:p>
          </table:table-cell>
          <table:table-cell table:formula="of:=SUM([.F2:.F30])/[.H30]" office:value-type="percentage" office:value="0.310344827586207" calcext:value-type="percentage">
            <text:p>31.03%</text:p>
          </table:table-cell>
          <table:table-cell office:value-type="float" office:value="29" calcext:value-type="float">
            <text:p>29</text:p>
          </table:table-cell>
          <table:table-cell table:formula="of:=CONCATENATE([.B30]; &quot; &quot;; [.C30])" office:value-type="string" office:string-value="Arne Weverling" calcext:value-type="string">
            <text:p>Arne Weverl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aaldwijk</text:p>
          </table:table-cell>
          <table:table-cell/>
        </table:table-row>
        <table:table-row table:style-name="ro1">
          <table:table-cell office:value-type="string" calcext:value-type="string">
            <text:p>C.N.A.</text:p>
          </table:table-cell>
          <table:table-cell office:value-type="string" calcext:value-type="string">
            <text:p>Chantal</text:p>
          </table:table-cell>
          <table:table-cell office:value-type="string" calcext:value-type="string">
            <text:p>Nijkerken-de Ha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chinveld</text:p>
          </table:table-cell>
          <table:table-cell table:formula="of:=IF([.D31]=&quot;female&quot;;1;0)" office:value-type="float" office:value="1" calcext:value-type="float">
            <text:p>1</text:p>
          </table:table-cell>
          <table:table-cell table:formula="of:=SUM([.F2:.F31])/[.H31]" office:value-type="percentage" office:value="0.333333333333333" calcext:value-type="percentage">
            <text:p>33.33%</text:p>
          </table:table-cell>
          <table:table-cell office:value-type="float" office:value="30" calcext:value-type="float">
            <text:p>30</text:p>
          </table:table-cell>
          <table:table-cell table:formula="of:=CONCATENATE([.B31]; &quot; &quot;; [.C31])" office:value-type="string" office:string-value="Chantal Nijkerken-de Haan" calcext:value-type="string">
            <text:p>Chantal Nijkerken-de Ha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chinveld</text:p>
          </table:table-cell>
          <table:table-cell/>
        </table:table-row>
        <table:table-row table:style-name="ro1">
          <table:table-cell office:value-type="string" calcext:value-type="string">
            <text:p>S.C.C.M.</text:p>
          </table:table-cell>
          <table:table-cell office:value-type="string" calcext:value-type="string">
            <text:p>Sjoerd</text:p>
          </table:table-cell>
          <table:table-cell office:value-type="string" calcext:value-type="string">
            <text:p>Potter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aalwijk</text:p>
          </table:table-cell>
          <table:table-cell table:formula="of:=IF([.D32]=&quot;female&quot;;1;0)" office:value-type="float" office:value="0" calcext:value-type="float">
            <text:p>0</text:p>
          </table:table-cell>
          <table:table-cell table:formula="of:=SUM([.F2:.F32])/[.H32]" office:value-type="percentage" office:value="0.32258064516129" calcext:value-type="percentage">
            <text:p>32.26%</text:p>
          </table:table-cell>
          <table:table-cell office:value-type="float" office:value="31" calcext:value-type="float">
            <text:p>31</text:p>
          </table:table-cell>
          <table:table-cell table:formula="of:=CONCATENATE([.B32]; &quot; &quot;; [.C32])" office:value-type="string" office:string-value="Sjoerd Potters" calcext:value-type="string">
            <text:p>Sjoerd Potter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aalwijk</text:p>
          </table:table-cell>
          <table:table-cell/>
        </table:table-row>
        <table:table-row table:style-name="ro1">
          <table:table-cell office:value-type="string" calcext:value-type="string">
            <text:p>F.</text:p>
          </table:table-cell>
          <table:table-cell office:value-type="string" calcext:value-type="string">
            <text:p>Foort</text:p>
          </table:table-cell>
          <table:table-cell office:value-type="string" calcext:value-type="string">
            <text:p>van Ooste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hiedam</text:p>
          </table:table-cell>
          <table:table-cell table:formula="of:=IF([.D33]=&quot;female&quot;;1;0)" office:value-type="float" office:value="0" calcext:value-type="float">
            <text:p>0</text:p>
          </table:table-cell>
          <table:table-cell table:formula="of:=SUM([.F2:.F33])/[.H33]" office:value-type="percentage" office:value="0.3125" calcext:value-type="percentage">
            <text:p>31.25%</text:p>
          </table:table-cell>
          <table:table-cell office:value-type="float" office:value="32" calcext:value-type="float">
            <text:p>32</text:p>
          </table:table-cell>
          <table:table-cell table:formula="of:=CONCATENATE([.B33]; &quot; &quot;; [.C33])" office:value-type="string" office:string-value="Foort van Oosten" calcext:value-type="string">
            <text:p>Foort van Ooste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hiedam</text:p>
          </table:table-cell>
          <table:table-cell/>
        </table:table-row>
        <table:table-row table:style-name="ro1">
          <table:table-cell office:value-type="string" calcext:value-type="string">
            <text:p>S.M.G.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Koopman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oofddorp</text:p>
          </table:table-cell>
          <table:table-cell table:formula="of:=IF([.D34]=&quot;female&quot;;1;0)" office:value-type="float" office:value="0" calcext:value-type="float">
            <text:p>0</text:p>
          </table:table-cell>
          <table:table-cell table:formula="of:=SUM([.F2:.F34])/[.H34]" office:value-type="percentage" office:value="0.303030303030303" calcext:value-type="percentage">
            <text:p>30.30%</text:p>
          </table:table-cell>
          <table:table-cell office:value-type="float" office:value="33" calcext:value-type="float">
            <text:p>33</text:p>
          </table:table-cell>
          <table:table-cell table:formula="of:=CONCATENATE([.B34]; &quot; &quot;; [.C34])" office:value-type="string" office:string-value="Sven Koopmans" calcext:value-type="string">
            <text:p>Sven Koopman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oofddorp</text:p>
          </table:table-cell>
          <table:table-cell/>
        </table:table-row>
        <table:table-row table:style-name="ro1">
          <table:table-cell office:value-type="string" calcext:value-type="string">
            <text:p>J.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Middendor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msterdam</text:p>
          </table:table-cell>
          <table:table-cell table:formula="of:=IF([.D35]=&quot;female&quot;;1;0)" office:value-type="float" office:value="0" calcext:value-type="float">
            <text:p>0</text:p>
          </table:table-cell>
          <table:table-cell table:formula="of:=SUM([.F2:.F35])/[.H35]" office:value-type="percentage" office:value="0.294117647058823" calcext:value-type="percentage">
            <text:p>29.41%</text:p>
          </table:table-cell>
          <table:table-cell office:value-type="float" office:value="34" calcext:value-type="float">
            <text:p>34</text:p>
          </table:table-cell>
          <table:table-cell table:formula="of:=CONCATENATE([.B35]; &quot; &quot;; [.C35])" office:value-type="string" office:string-value="Jan Middendorp" calcext:value-type="string">
            <text:p>Jan Middendor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msterdam</text:p>
          </table:table-cell>
          <table:table-cell/>
        </table:table-row>
        <table:table-row table:style-name="ro1">
          <table:table-cell office:value-type="string" calcext:value-type="string">
            <text:p>R.E.</text:p>
          </table:table-cell>
          <table:table-cell office:value-type="string" calcext:value-type="string">
            <text:p>Roald</text:p>
          </table:table-cell>
          <table:table-cell office:value-type="string" calcext:value-type="string">
            <text:p>van der Lind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otterdam</text:p>
          </table:table-cell>
          <table:table-cell table:formula="of:=IF([.D36]=&quot;female&quot;;1;0)" office:value-type="float" office:value="0" calcext:value-type="float">
            <text:p>0</text:p>
          </table:table-cell>
          <table:table-cell table:formula="of:=SUM([.F2:.F36])/[.H36]" office:value-type="percentage" office:value="0.285714285714286" calcext:value-type="percentage">
            <text:p>28.57%</text:p>
          </table:table-cell>
          <table:table-cell office:value-type="float" office:value="35" calcext:value-type="float">
            <text:p>35</text:p>
          </table:table-cell>
          <table:table-cell table:formula="of:=CONCATENATE([.B36]; &quot; &quot;; [.C36])" office:value-type="string" office:string-value="Roald van der Linde" calcext:value-type="string">
            <text:p>Roald van der Lind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otterdam</text:p>
          </table:table-cell>
          <table:table-cell/>
        </table:table-row>
        <table:table-row table:style-name="ro1">
          <table:table-cell office:value-type="string" calcext:value-type="string">
            <text:p>J.M.</text:p>
          </table:table-cell>
          <table:table-cell office:value-type="string" calcext:value-type="string">
            <text:p>Joost</text:p>
          </table:table-cell>
          <table:table-cell office:value-type="string" calcext:value-type="string">
            <text:p>van Keule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oningen</text:p>
          </table:table-cell>
          <table:table-cell table:formula="of:=IF([.D37]=&quot;female&quot;;1;0)" office:value-type="float" office:value="0" calcext:value-type="float">
            <text:p>0</text:p>
          </table:table-cell>
          <table:table-cell table:formula="of:=SUM([.F2:.F37])/[.H37]" office:value-type="percentage" office:value="0.277777777777778" calcext:value-type="percentage">
            <text:p>27.78%</text:p>
          </table:table-cell>
          <table:table-cell office:value-type="float" office:value="36" calcext:value-type="float">
            <text:p>36</text:p>
          </table:table-cell>
          <table:table-cell table:formula="of:=CONCATENATE([.B37]; &quot; &quot;; [.C37])" office:value-type="string" office:string-value="Joost van Keulen" calcext:value-type="string">
            <text:p>Joost van Keule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oningen</text:p>
          </table:table-cell>
          <table:table-cell/>
        </table:table-row>
        <table:table-row table:style-name="ro1">
          <table:table-cell office:value-type="string" calcext:value-type="string">
            <text:p>A.J.M.</text:p>
          </table:table-cell>
          <table:table-cell office:value-type="string" calcext:value-type="string">
            <text:p>Antoinette</text:p>
          </table:table-cell>
          <table:table-cell office:value-type="string" calcext:value-type="string">
            <text:p>Laan-Geselscha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otterdam</text:p>
          </table:table-cell>
          <table:table-cell table:formula="of:=IF([.D38]=&quot;female&quot;;1;0)" office:value-type="float" office:value="1" calcext:value-type="float">
            <text:p>1</text:p>
          </table:table-cell>
          <table:table-cell table:formula="of:=SUM([.F2:.F38])/[.H38]" office:value-type="percentage" office:value="0.297297297297297" calcext:value-type="percentage">
            <text:p>29.73%</text:p>
          </table:table-cell>
          <table:table-cell office:value-type="float" office:value="37" calcext:value-type="float">
            <text:p>37</text:p>
          </table:table-cell>
          <table:table-cell table:formula="of:=CONCATENATE([.B38]; &quot; &quot;; [.C38])" office:value-type="string" office:string-value="Antoinette Laan-Geselschap" calcext:value-type="string">
            <text:p>Antoinette Laan-Geselscha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otterdam</text:p>
          </table:table-cell>
          <table:table-cell/>
        </table:table-row>
        <table:table-row table:style-name="ro1">
          <table:table-cell office:value-type="string" calcext:value-type="string">
            <text:p>J.Z.C.M.</text:p>
          </table:table-cell>
          <table:table-cell office:value-type="string" calcext:value-type="string">
            <text:p>Judith</text:p>
          </table:table-cell>
          <table:table-cell office:value-type="string" calcext:value-type="string">
            <text:p>Tiel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trecht</text:p>
          </table:table-cell>
          <table:table-cell table:formula="of:=IF([.D39]=&quot;female&quot;;1;0)" office:value-type="float" office:value="1" calcext:value-type="float">
            <text:p>1</text:p>
          </table:table-cell>
          <table:table-cell table:formula="of:=SUM([.F2:.F39])/[.H39]" office:value-type="percentage" office:value="0.31578947368421" calcext:value-type="percentage">
            <text:p>31.58%</text:p>
          </table:table-cell>
          <table:table-cell office:value-type="float" office:value="38" calcext:value-type="float">
            <text:p>38</text:p>
          </table:table-cell>
          <table:table-cell table:formula="of:=CONCATENATE([.B39]; &quot; &quot;; [.C39])" office:value-type="string" office:string-value="Judith Tielen" calcext:value-type="string">
            <text:p>Judith Tiel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trecht</text:p>
          </table:table-cell>
          <table:table-cell/>
        </table:table-row>
        <table:table-row table:style-name="ro1">
          <table:table-cell office:value-type="string" calcext:value-type="string">
            <text:p>H.S.</text:p>
          </table:table-cell>
          <table:table-cell office:value-type="string" calcext:value-type="string">
            <text:p>Hayke</text:p>
          </table:table-cell>
          <table:table-cell office:value-type="string" calcext:value-type="string">
            <text:p>Veld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ijmegen</text:p>
          </table:table-cell>
          <table:table-cell table:formula="of:=IF([.D40]=&quot;female&quot;;1;0)" office:value-type="float" office:value="0" calcext:value-type="float">
            <text:p>0</text:p>
          </table:table-cell>
          <table:table-cell table:formula="of:=SUM([.F2:.F40])/[.H40]" office:value-type="percentage" office:value="0.307692307692308" calcext:value-type="percentage">
            <text:p>30.77%</text:p>
          </table:table-cell>
          <table:table-cell office:value-type="float" office:value="39" calcext:value-type="float">
            <text:p>39</text:p>
          </table:table-cell>
          <table:table-cell table:formula="of:=CONCATENATE([.B40]; &quot; &quot;; [.C40])" office:value-type="string" office:string-value="Hayke Veldman" calcext:value-type="string">
            <text:p>Hayke Veld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ijmegen</text:p>
          </table:table-cell>
          <table:table-cell/>
        </table:table-row>
        <table:table-row table:style-name="ro1">
          <table:table-cell office:value-type="string" calcext:value-type="string">
            <text:p>R.J.</text:p>
          </table:table-cell>
          <table:table-cell office:value-type="string" calcext:value-type="string">
            <text:p>Rudmer</text:p>
          </table:table-cell>
          <table:table-cell office:value-type="string" calcext:value-type="string">
            <text:p>Heerem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kmaar</text:p>
          </table:table-cell>
          <table:table-cell table:formula="of:=IF([.D41]=&quot;female&quot;;1;0)" office:value-type="float" office:value="0" calcext:value-type="float">
            <text:p>0</text:p>
          </table:table-cell>
          <table:table-cell table:formula="of:=SUM([.F2:.F41])/[.H41]" office:value-type="percentage" office:value="0.3" calcext:value-type="percentage">
            <text:p>30.00%</text:p>
          </table:table-cell>
          <table:table-cell office:value-type="float" office:value="40" calcext:value-type="float">
            <text:p>40</text:p>
          </table:table-cell>
          <table:table-cell table:formula="of:=CONCATENATE([.B41]; &quot; &quot;; [.C41])" office:value-type="string" office:string-value="Rudmer Heerema" calcext:value-type="string">
            <text:p>Rudmer Heerem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kmaar</text:p>
          </table:table-cell>
          <table:table-cell/>
        </table:table-row>
        <table:table-row table:style-name="ro1">
          <table:table-cell office:value-type="string" calcext:value-type="string">
            <text:p>W.R.</text:p>
          </table:table-cell>
          <table:table-cell office:value-type="string" calcext:value-type="string">
            <text:p>Wybren</text:p>
          </table:table-cell>
          <table:table-cell office:value-type="string" calcext:value-type="string">
            <text:p>van Hag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aarlem</text:p>
          </table:table-cell>
          <table:table-cell table:formula="of:=IF([.D42]=&quot;female&quot;;1;0)" office:value-type="float" office:value="0" calcext:value-type="float">
            <text:p>0</text:p>
          </table:table-cell>
          <table:table-cell table:formula="of:=SUM([.F2:.F42])/[.H42]" office:value-type="percentage" office:value="0.292682926829268" calcext:value-type="percentage">
            <text:p>29.27%</text:p>
          </table:table-cell>
          <table:table-cell office:value-type="float" office:value="41" calcext:value-type="float">
            <text:p>41</text:p>
          </table:table-cell>
          <table:table-cell table:formula="of:=CONCATENATE([.B42]; &quot; &quot;; [.C42])" office:value-type="string" office:string-value="Wybren van Haga" calcext:value-type="string">
            <text:p>Wybren van Hag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aarlem</text:p>
          </table:table-cell>
          <table:table-cell/>
        </table:table-row>
        <table:table-row table:style-name="ro1">
          <table:table-cell office:value-type="string" calcext:value-type="string">
            <text:p>L.A.</text:p>
          </table:table-cell>
          <table:table-cell office:value-type="string" calcext:value-type="string">
            <text:p>Leendert</text:p>
          </table:table-cell>
          <table:table-cell office:value-type="string" calcext:value-type="string">
            <text:p>de Lang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ordwijk</text:p>
          </table:table-cell>
          <table:table-cell table:formula="of:=IF([.D43]=&quot;female&quot;;1;0)" office:value-type="float" office:value="0" calcext:value-type="float">
            <text:p>0</text:p>
          </table:table-cell>
          <table:table-cell table:formula="of:=SUM([.F2:.F43])/[.H43]" office:value-type="percentage" office:value="0.285714285714286" calcext:value-type="percentage">
            <text:p>28.57%</text:p>
          </table:table-cell>
          <table:table-cell office:value-type="float" office:value="42" calcext:value-type="float">
            <text:p>42</text:p>
          </table:table-cell>
          <table:table-cell table:formula="of:=CONCATENATE([.B43]; &quot; &quot;; [.C43])" office:value-type="string" office:string-value="Leendert de Lange" calcext:value-type="string">
            <text:p>Leendert de Lang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ordwijk</text:p>
          </table:table-cell>
          <table:table-cell/>
        </table:table-row>
        <table:table-row table:style-name="ro1">
          <table:table-cell office:value-type="string" calcext:value-type="string">
            <text:p>T.</text:p>
          </table:table-cell>
          <table:table-cell office:value-type="string" calcext:value-type="string">
            <text:p>Tobias</text:p>
          </table:table-cell>
          <table:table-cell office:value-type="string" calcext:value-type="string">
            <text:p>van Ge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iddelburg</text:p>
          </table:table-cell>
          <table:table-cell table:formula="of:=IF([.D44]=&quot;female&quot;;1;0)" office:value-type="float" office:value="0" calcext:value-type="float">
            <text:p>0</text:p>
          </table:table-cell>
          <table:table-cell table:formula="of:=SUM([.F2:.F44])/[.H44]" office:value-type="percentage" office:value="0.27906976744186" calcext:value-type="percentage">
            <text:p>27.91%</text:p>
          </table:table-cell>
          <table:table-cell office:value-type="float" office:value="43" calcext:value-type="float">
            <text:p>43</text:p>
          </table:table-cell>
          <table:table-cell table:formula="of:=CONCATENATE([.B44]; &quot; &quot;; [.C44])" office:value-type="string" office:string-value="Tobias van Gent" calcext:value-type="string">
            <text:p>Tobias van Ge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iddelburg</text:p>
          </table:table-cell>
          <table:table-cell/>
        </table:table-row>
        <table:table-row table:style-name="ro1">
          <table:table-cell office:value-type="string" calcext:value-type="string">
            <text:p>A.A.</text:p>
          </table:table-cell>
          <table:table-cell office:value-type="string" calcext:value-type="string">
            <text:p>Jeroen</text:p>
          </table:table-cell>
          <table:table-cell office:value-type="string" calcext:value-type="string">
            <text:p>de Vet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's-Gravenhage</text:p>
          </table:table-cell>
          <table:table-cell table:formula="of:=IF([.D45]=&quot;female&quot;;1;0)" office:value-type="float" office:value="0" calcext:value-type="float">
            <text:p>0</text:p>
          </table:table-cell>
          <table:table-cell table:formula="of:=SUM([.F2:.F45])/[.H45]" office:value-type="percentage" office:value="0.272727272727273" calcext:value-type="percentage">
            <text:p>27.27%</text:p>
          </table:table-cell>
          <table:table-cell office:value-type="float" office:value="44" calcext:value-type="float">
            <text:p>44</text:p>
          </table:table-cell>
          <table:table-cell table:formula="of:=CONCATENATE([.B45]; &quot; &quot;; [.C45])" office:value-type="string" office:string-value="Jeroen de Veth" calcext:value-type="string">
            <text:p>Jeroen de Vet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's-Gravenhage</text:p>
          </table:table-cell>
          <table:table-cell/>
        </table:table-row>
        <table:table-row table:style-name="ro1">
          <table:table-cell office:value-type="string" calcext:value-type="string">
            <text:p>J.</text:p>
          </table:table-cell>
          <table:table-cell office:value-type="string" calcext:value-type="string">
            <text:p>Jeroen</text:p>
          </table:table-cell>
          <table:table-cell office:value-type="string" calcext:value-type="string">
            <text:p>Van Wijngaarde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msterdam</text:p>
          </table:table-cell>
          <table:table-cell table:formula="of:=IF([.D46]=&quot;female&quot;;1;0)" office:value-type="float" office:value="0" calcext:value-type="float">
            <text:p>0</text:p>
          </table:table-cell>
          <table:table-cell table:formula="of:=SUM([.F2:.F46])/[.H46]" office:value-type="percentage" office:value="0.266666666666667" calcext:value-type="percentage">
            <text:p>26.67%</text:p>
          </table:table-cell>
          <table:table-cell office:value-type="float" office:value="45" calcext:value-type="float">
            <text:p>45</text:p>
          </table:table-cell>
          <table:table-cell table:formula="of:=CONCATENATE([.B46]; &quot; &quot;; [.C46])" office:value-type="string" office:string-value="Jeroen Van Wijngaarden" calcext:value-type="string">
            <text:p>Jeroen Van Wijngaarde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msterdam</text:p>
          </table:table-cell>
          <table:table-cell/>
        </table:table-row>
        <table:table-row table:style-name="ro1">
          <table:table-cell office:value-type="string" calcext:value-type="string">
            <text:p>A.A.</text:p>
          </table:table-cell>
          <table:table-cell office:value-type="string" calcext:value-type="string">
            <text:p>Thierry</text:p>
          </table:table-cell>
          <table:table-cell office:value-type="string" calcext:value-type="string">
            <text:p>Aartse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reda</text:p>
          </table:table-cell>
          <table:table-cell table:formula="of:=IF([.D47]=&quot;female&quot;;1;0)" office:value-type="float" office:value="0" calcext:value-type="float">
            <text:p>0</text:p>
          </table:table-cell>
          <table:table-cell table:formula="of:=SUM([.F2:.F47])/[.H47]" office:value-type="percentage" office:value="0.260869565217391" calcext:value-type="percentage">
            <text:p>26.09%</text:p>
          </table:table-cell>
          <table:table-cell office:value-type="float" office:value="46" calcext:value-type="float">
            <text:p>46</text:p>
          </table:table-cell>
          <table:table-cell table:formula="of:=CONCATENATE([.B47]; &quot; &quot;; [.C47])" office:value-type="string" office:string-value="Thierry Aartsen" calcext:value-type="string">
            <text:p>Thierry Aartse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reda</text:p>
          </table:table-cell>
          <table:table-cell/>
        </table:table-row>
        <table:table-row table:style-name="ro1">
          <table:table-cell office:value-type="string" calcext:value-type="string">
            <text:p>K.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Regterscho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andgraaf</text:p>
          </table:table-cell>
          <table:table-cell table:formula="of:=IF([.D48]=&quot;female&quot;;1;0)" office:value-type="float" office:value="1" calcext:value-type="float">
            <text:p>1</text:p>
          </table:table-cell>
          <table:table-cell table:formula="of:=SUM([.F2:.F48])/[.H48]" office:value-type="percentage" office:value="0.276595744680851" calcext:value-type="percentage">
            <text:p>27.66%</text:p>
          </table:table-cell>
          <table:table-cell office:value-type="float" office:value="47" calcext:value-type="float">
            <text:p>47</text:p>
          </table:table-cell>
          <table:table-cell table:formula="of:=CONCATENATE([.B48]; &quot; &quot;; [.C48])" office:value-type="string" office:string-value="Kelly Regterschot" calcext:value-type="string">
            <text:p>Kelly Regterscho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andgraaf</text:p>
          </table:table-cell>
          <table:table-cell/>
        </table:table-row>
        <table:table-row table:style-name="ro1">
          <table:table-cell office:value-type="string" calcext:value-type="string">
            <text:p>B.M.G.</text:p>
          </table:table-cell>
          <table:table-cell office:value-type="string" calcext:value-type="string">
            <text:p>Bart</text:p>
          </table:table-cell>
          <table:table-cell office:value-type="string" calcext:value-type="string">
            <text:p>Smal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elft</text:p>
          </table:table-cell>
          <table:table-cell table:formula="of:=IF([.D49]=&quot;female&quot;;1;0)" office:value-type="float" office:value="0" calcext:value-type="float">
            <text:p>0</text:p>
          </table:table-cell>
          <table:table-cell table:formula="of:=SUM([.F2:.F49])/[.H49]" office:value-type="percentage" office:value="0.270833333333333" calcext:value-type="percentage">
            <text:p>27.08%</text:p>
          </table:table-cell>
          <table:table-cell office:value-type="float" office:value="48" calcext:value-type="float">
            <text:p>48</text:p>
          </table:table-cell>
          <table:table-cell table:formula="of:=CONCATENATE([.B49]; &quot; &quot;; [.C49])" office:value-type="string" office:string-value="Bart Smals" calcext:value-type="string">
            <text:p>Bart Smal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elft</text:p>
          </table:table-cell>
          <table:table-cell/>
        </table:table-row>
        <table:table-row table:style-name="ro1">
          <table:table-cell office:value-type="string" calcext:value-type="string">
            <text:p>M.S.</text:p>
          </table:table-cell>
          <table:table-cell office:value-type="string" calcext:value-type="string">
            <text:p>Mirjam</text:p>
          </table:table-cell>
          <table:table-cell office:value-type="string" calcext:value-type="string">
            <text:p>Pauwels-Paauw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uinen</text:p>
          </table:table-cell>
          <table:table-cell table:formula="of:=IF([.D50]=&quot;female&quot;;1;0)" office:value-type="float" office:value="1" calcext:value-type="float">
            <text:p>1</text:p>
          </table:table-cell>
          <table:table-cell table:formula="of:=SUM([.F2:.F50])/[.H50]" office:value-type="percentage" office:value="0.285714285714286" calcext:value-type="percentage">
            <text:p>28.57%</text:p>
          </table:table-cell>
          <table:table-cell office:value-type="float" office:value="49" calcext:value-type="float">
            <text:p>49</text:p>
          </table:table-cell>
          <table:table-cell table:formula="of:=CONCATENATE([.B50]; &quot; &quot;; [.C50])" office:value-type="string" office:string-value="Mirjam Pauwels-Paauw" calcext:value-type="string">
            <text:p>Mirjam Pauwels-Paauw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uinen</text:p>
          </table:table-cell>
          <table:table-cell/>
        </table:table-row>
        <table:table-row table:style-name="ro1">
          <table:table-cell office:value-type="string" calcext:value-type="string">
            <text:p>M.N.</text:p>
          </table:table-cell>
          <table:table-cell office:value-type="string" calcext:value-type="string">
            <text:p>Martijn</text:p>
          </table:table-cell>
          <table:table-cell office:value-type="string" calcext:value-type="string">
            <text:p>Bolkestei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erdenhout</text:p>
          </table:table-cell>
          <table:table-cell table:formula="of:=IF([.D51]=&quot;female&quot;;1;0)" office:value-type="float" office:value="0" calcext:value-type="float">
            <text:p>0</text:p>
          </table:table-cell>
          <table:table-cell table:formula="of:=SUM([.F2:.F51])/[.H51]" office:value-type="percentage" office:value="0.28" calcext:value-type="percentage">
            <text:p>28.00%</text:p>
          </table:table-cell>
          <table:table-cell office:value-type="float" office:value="50" calcext:value-type="float">
            <text:p>50</text:p>
          </table:table-cell>
          <table:table-cell table:formula="of:=CONCATENATE([.B51]; &quot; &quot;; [.C51])" office:value-type="string" office:string-value="Martijn Bolkestein" calcext:value-type="string">
            <text:p>Martijn Bolkestei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erdenhout</text:p>
          </table:table-cell>
          <table:table-cell/>
        </table:table-row>
        <table:table-row table:style-name="ro1">
          <table:table-cell office:value-type="string" calcext:value-type="string">
            <text:p>M.A.J.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Snoere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ieuwegein</text:p>
          </table:table-cell>
          <table:table-cell table:formula="of:=IF([.D52]=&quot;female&quot;;1;0)" office:value-type="float" office:value="0" calcext:value-type="float">
            <text:p>0</text:p>
          </table:table-cell>
          <table:table-cell table:formula="of:=SUM([.F2:.F52])/[.H52]" office:value-type="percentage" office:value="0.274509803921569" calcext:value-type="percentage">
            <text:p>27.45%</text:p>
          </table:table-cell>
          <table:table-cell office:value-type="float" office:value="51" calcext:value-type="float">
            <text:p>51</text:p>
          </table:table-cell>
          <table:table-cell table:formula="of:=CONCATENATE([.B52]; &quot; &quot;; [.C52])" office:value-type="string" office:string-value="Mark Snoeren" calcext:value-type="string">
            <text:p>Mark Snoere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ieuwegein</text:p>
          </table:table-cell>
          <table:table-cell/>
        </table:table-row>
        <table:table-row table:style-name="ro1">
          <table:table-cell office:value-type="string" calcext:value-type="string">
            <text:p>J.J.</text:p>
          </table:table-cell>
          <table:table-cell office:value-type="string" calcext:value-type="string">
            <text:p>Jacco</text:p>
          </table:table-cell>
          <table:table-cell office:value-type="string" calcext:value-type="string">
            <text:p>Heemsker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ussum</text:p>
          </table:table-cell>
          <table:table-cell table:formula="of:=IF([.D53]=&quot;female&quot;;1;0)" office:value-type="float" office:value="0" calcext:value-type="float">
            <text:p>0</text:p>
          </table:table-cell>
          <table:table-cell table:formula="of:=SUM([.F2:.F53])/[.H53]" office:value-type="percentage" office:value="0.269230769230769" calcext:value-type="percentage">
            <text:p>26.92%</text:p>
          </table:table-cell>
          <table:table-cell office:value-type="float" office:value="52" calcext:value-type="float">
            <text:p>52</text:p>
          </table:table-cell>
          <table:table-cell table:formula="of:=CONCATENATE([.B53]; &quot; &quot;; [.C53])" office:value-type="string" office:string-value="Jacco Heemskerk" calcext:value-type="string">
            <text:p>Jacco Heemsker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ussum</text:p>
          </table:table-cell>
          <table:table-cell/>
        </table:table-row>
        <table:table-row table:style-name="ro1">
          <table:table-cell office:value-type="string" calcext:value-type="string">
            <text:p>W.E.</text:p>
          </table:table-cell>
          <table:table-cell office:value-type="string" calcext:value-type="string">
            <text:p>Wendelien</text:p>
          </table:table-cell>
          <table:table-cell office:value-type="string" calcext:value-type="string">
            <text:p>Tönjann-Lever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Oegstgeest</text:p>
          </table:table-cell>
          <table:table-cell table:formula="of:=IF([.D54]=&quot;female&quot;;1;0)" office:value-type="float" office:value="1" calcext:value-type="float">
            <text:p>1</text:p>
          </table:table-cell>
          <table:table-cell table:formula="of:=SUM([.F2:.F54])/[.H54]" office:value-type="percentage" office:value="0.283018867924528" calcext:value-type="percentage">
            <text:p>28.30%</text:p>
          </table:table-cell>
          <table:table-cell office:value-type="float" office:value="53" calcext:value-type="float">
            <text:p>53</text:p>
          </table:table-cell>
          <table:table-cell table:formula="of:=CONCATENATE([.B54]; &quot; &quot;; [.C54])" office:value-type="string" office:string-value="Wendelien Tönjann-Levert" calcext:value-type="string">
            <text:p>Wendelien Tönjann-Lever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Oegstgeest</text:p>
          </table:table-cell>
          <table:table-cell/>
        </table:table-row>
        <table:table-row table:style-name="ro1">
          <table:table-cell office:value-type="string" calcext:value-type="string">
            <text:p>R.K.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van Rij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alsmeer</text:p>
          </table:table-cell>
          <table:table-cell table:formula="of:=IF([.D55]=&quot;female&quot;;1;0)" office:value-type="float" office:value="0" calcext:value-type="float">
            <text:p>0</text:p>
          </table:table-cell>
          <table:table-cell table:formula="of:=SUM([.F2:.F55])/[.H55]" office:value-type="percentage" office:value="0.277777777777778" calcext:value-type="percentage">
            <text:p>27.78%</text:p>
          </table:table-cell>
          <table:table-cell office:value-type="float" office:value="54" calcext:value-type="float">
            <text:p>54</text:p>
          </table:table-cell>
          <table:table-cell table:formula="of:=CONCATENATE([.B55]; &quot; &quot;; [.C55])" office:value-type="string" office:string-value="Robert van Rijn" calcext:value-type="string">
            <text:p>Robert van Rij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alsmeer</text:p>
          </table:table-cell>
          <table:table-cell/>
        </table:table-row>
        <table:table-row table:style-name="ro1">
          <table:table-cell office:value-type="string" calcext:value-type="string">
            <text:p>J.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de Reu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elystad</text:p>
          </table:table-cell>
          <table:table-cell table:formula="of:=IF([.D56]=&quot;female&quot;;1;0)" office:value-type="float" office:value="0" calcext:value-type="float">
            <text:p>0</text:p>
          </table:table-cell>
          <table:table-cell table:formula="of:=SUM([.F2:.F56])/[.H56]" office:value-type="percentage" office:value="0.272727272727273" calcext:value-type="percentage">
            <text:p>27.27%</text:p>
          </table:table-cell>
          <table:table-cell office:value-type="float" office:value="55" calcext:value-type="float">
            <text:p>55</text:p>
          </table:table-cell>
          <table:table-cell table:formula="of:=CONCATENATE([.B56]; &quot; &quot;; [.C56])" office:value-type="string" office:string-value="Jan de Reus" calcext:value-type="string">
            <text:p>Jan de Reu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elystad</text:p>
          </table:table-cell>
          <table:table-cell/>
        </table:table-row>
        <table:table-row table:style-name="ro1">
          <table:table-cell office:value-type="string" calcext:value-type="string">
            <text:p>R.M.</text:p>
          </table:table-cell>
          <table:table-cell office:value-type="string" calcext:value-type="string">
            <text:p>Rosemarijn</text:p>
          </table:table-cell>
          <table:table-cell office:value-type="string" calcext:value-type="string">
            <text:p>Dr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Oostzaan</text:p>
          </table:table-cell>
          <table:table-cell table:formula="of:=IF([.D57]=&quot;female&quot;;1;0)" office:value-type="float" office:value="1" calcext:value-type="float">
            <text:p>1</text:p>
          </table:table-cell>
          <table:table-cell table:formula="of:=SUM([.F2:.F57])/[.H57]" office:value-type="percentage" office:value="0.285714285714286" calcext:value-type="percentage">
            <text:p>28.57%</text:p>
          </table:table-cell>
          <table:table-cell office:value-type="float" office:value="56" calcext:value-type="float">
            <text:p>56</text:p>
          </table:table-cell>
          <table:table-cell table:formula="of:=CONCATENATE([.B57]; &quot; &quot;; [.C57])" office:value-type="string" office:string-value="Rosemarijn Dral" calcext:value-type="string">
            <text:p>Rosemarijn Dr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Oostzaan</text:p>
          </table:table-cell>
          <table:table-cell/>
        </table:table-row>
        <table:table-row table:style-name="ro1">
          <table:table-cell office:value-type="string" calcext:value-type="string">
            <text:p>I.A.</text:p>
          </table:table-cell>
          <table:table-cell office:value-type="string" calcext:value-type="string">
            <text:p>Irene</text:p>
          </table:table-cell>
          <table:table-cell office:value-type="string" calcext:value-type="string">
            <text:p>Kor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wifterbant</text:p>
          </table:table-cell>
          <table:table-cell table:formula="of:=IF([.D58]=&quot;female&quot;;1;0)" office:value-type="float" office:value="1" calcext:value-type="float">
            <text:p>1</text:p>
          </table:table-cell>
          <table:table-cell table:formula="of:=SUM([.F2:.F58])/[.H58]" office:value-type="percentage" office:value="0.298245614035088" calcext:value-type="percentage">
            <text:p>29.82%</text:p>
          </table:table-cell>
          <table:table-cell office:value-type="float" office:value="57" calcext:value-type="float">
            <text:p>57</text:p>
          </table:table-cell>
          <table:table-cell table:formula="of:=CONCATENATE([.B58]; &quot; &quot;; [.C58])" office:value-type="string" office:string-value="Irene Korting" calcext:value-type="string">
            <text:p>Irene Kor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wifterbant</text:p>
          </table:table-cell>
          <table:table-cell/>
        </table:table-row>
        <table:table-row table:style-name="ro1">
          <table:table-cell office:value-type="string" calcext:value-type="string">
            <text:p>K.</text:p>
          </table:table-cell>
          <table:table-cell office:value-type="string" calcext:value-type="string">
            <text:p>Kathy</text:p>
          </table:table-cell>
          <table:table-cell office:value-type="string" calcext:value-type="string">
            <text:p>Arends-Drijv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rgschenhoek</text:p>
          </table:table-cell>
          <table:table-cell table:formula="of:=IF([.D59]=&quot;female&quot;;1;0)" office:value-type="float" office:value="1" calcext:value-type="float">
            <text:p>1</text:p>
          </table:table-cell>
          <table:table-cell table:formula="of:=SUM([.F2:.F59])/[.H59]" office:value-type="percentage" office:value="0.310344827586207" calcext:value-type="percentage">
            <text:p>31.03%</text:p>
          </table:table-cell>
          <table:table-cell office:value-type="float" office:value="58" calcext:value-type="float">
            <text:p>58</text:p>
          </table:table-cell>
          <table:table-cell table:formula="of:=CONCATENATE([.B59]; &quot; &quot;; [.C59])" office:value-type="string" office:string-value="Kathy Arends-Drijver" calcext:value-type="string">
            <text:p>Kathy Arends-Drijv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rgschenhoek</text:p>
          </table:table-cell>
          <table:table-cell/>
        </table:table-row>
        <table:table-row table:style-name="ro1">
          <table:table-cell office:value-type="string" calcext:value-type="string">
            <text:p>K.P.</text:p>
          </table:table-cell>
          <table:table-cell office:value-type="string" calcext:value-type="string">
            <text:p>Krijn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nschede</text:p>
          </table:table-cell>
          <table:table-cell table:formula="of:=IF([.D60]=&quot;female&quot;;1;0)" office:value-type="float" office:value="0" calcext:value-type="float">
            <text:p>0</text:p>
          </table:table-cell>
          <table:table-cell table:formula="of:=SUM([.F2:.F60])/[.H60]" office:value-type="percentage" office:value="0.305084745762712" calcext:value-type="percentage">
            <text:p>30.51%</text:p>
          </table:table-cell>
          <table:table-cell office:value-type="float" office:value="59" calcext:value-type="float">
            <text:p>59</text:p>
          </table:table-cell>
          <table:table-cell table:formula="of:=CONCATENATE([.B60]; &quot; &quot;; [.C60])" office:value-type="string" office:string-value="Krijn Lock" calcext:value-type="string">
            <text:p>Krijn Loc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nschede</text:p>
          </table:table-cell>
          <table:table-cell/>
        </table:table-row>
        <table:table-row table:style-name="ro1">
          <table:table-cell office:value-type="string" calcext:value-type="string">
            <text:p>F.</text:p>
          </table:table-cell>
          <table:table-cell office:value-type="string" calcext:value-type="string">
            <text:p>Falco</text:p>
          </table:table-cell>
          <table:table-cell office:value-type="string" calcext:value-type="string">
            <text:p>Hoekstr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eerhugowaard</text:p>
          </table:table-cell>
          <table:table-cell table:formula="of:=IF([.D61]=&quot;female&quot;;1;0)" office:value-type="float" office:value="0" calcext:value-type="float">
            <text:p>0</text:p>
          </table:table-cell>
          <table:table-cell table:formula="of:=SUM([.F2:.F61])/[.H61]" office:value-type="percentage" office:value="0.3" calcext:value-type="percentage">
            <text:p>30.00%</text:p>
          </table:table-cell>
          <table:table-cell office:value-type="float" office:value="60" calcext:value-type="float">
            <text:p>60</text:p>
          </table:table-cell>
          <table:table-cell table:formula="of:=CONCATENATE([.B61]; &quot; &quot;; [.C61])" office:value-type="string" office:string-value="Falco Hoekstra" calcext:value-type="string">
            <text:p>Falco Hoekstr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eerhugowaard</text:p>
          </table:table-cell>
          <table:table-cell/>
        </table:table-row>
        <table:table-row table:style-name="ro1">
          <table:table-cell office:value-type="string" calcext:value-type="string">
            <text:p>A.G.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van Schi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trecht</text:p>
          </table:table-cell>
          <table:table-cell table:formula="of:=IF([.D62]=&quot;female&quot;;1;0)" office:value-type="float" office:value="0" calcext:value-type="float">
            <text:p>0</text:p>
          </table:table-cell>
          <table:table-cell table:formula="of:=SUM([.F2:.F62])/[.H62]" office:value-type="percentage" office:value="0.295081967213115" calcext:value-type="percentage">
            <text:p>29.51%</text:p>
          </table:table-cell>
          <table:table-cell office:value-type="float" office:value="61" calcext:value-type="float">
            <text:p>61</text:p>
          </table:table-cell>
          <table:table-cell table:formula="of:=CONCATENATE([.B62]; &quot; &quot;; [.C62])" office:value-type="string" office:string-value="André van Schie" calcext:value-type="string">
            <text:p>André van Schi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trecht</text:p>
          </table:table-cell>
          <table:table-cell/>
        </table:table-row>
        <table:table-row table:style-name="ro1">
          <table:table-cell office:value-type="string" calcext:value-type="string">
            <text:p>E.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Struijlaar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urmerend</text:p>
          </table:table-cell>
          <table:table-cell table:formula="of:=IF([.D63]=&quot;female&quot;;1;0)" office:value-type="float" office:value="0" calcext:value-type="float">
            <text:p>0</text:p>
          </table:table-cell>
          <table:table-cell table:formula="of:=SUM([.F2:.F63])/[.H63]" office:value-type="percentage" office:value="0.290322580645161" calcext:value-type="percentage">
            <text:p>29.03%</text:p>
          </table:table-cell>
          <table:table-cell office:value-type="float" office:value="62" calcext:value-type="float">
            <text:p>62</text:p>
          </table:table-cell>
          <table:table-cell table:formula="of:=CONCATENATE([.B63]; &quot; &quot;; [.C63])" office:value-type="string" office:string-value="Erik Struijlaart" calcext:value-type="string">
            <text:p>Erik Struijlaar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urmerend</text:p>
          </table:table-cell>
          <table:table-cell/>
        </table:table-row>
        <table:table-row table:style-name="ro1">
          <table:table-cell office:value-type="string" calcext:value-type="string">
            <text:p>T.H.</text:p>
          </table:table-cell>
          <table:table-cell office:value-type="string" calcext:value-type="string">
            <text:p>Tanja</text:p>
          </table:table-cell>
          <table:table-cell office:value-type="string" calcext:value-type="string">
            <text:p>Haseloop-Ams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eek</text:p>
          </table:table-cell>
          <table:table-cell table:formula="of:=IF([.D64]=&quot;female&quot;;1;0)" office:value-type="float" office:value="1" calcext:value-type="float">
            <text:p>1</text:p>
          </table:table-cell>
          <table:table-cell table:formula="of:=SUM([.F2:.F64])/[.H64]" office:value-type="percentage" office:value="0.301587301587302" calcext:value-type="percentage">
            <text:p>30.16%</text:p>
          </table:table-cell>
          <table:table-cell office:value-type="float" office:value="63" calcext:value-type="float">
            <text:p>63</text:p>
          </table:table-cell>
          <table:table-cell table:formula="of:=CONCATENATE([.B64]; &quot; &quot;; [.C64])" office:value-type="string" office:string-value="Tanja Haseloop-Amsing" calcext:value-type="string">
            <text:p>Tanja Haseloop-Ams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eek</text:p>
          </table:table-cell>
          <table:table-cell/>
        </table:table-row>
        <table:table-row table:style-name="ro1">
          <table:table-cell office:value-type="string" calcext:value-type="string">
            <text:p>B.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Jacob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rgen op Zoom</text:p>
          </table:table-cell>
          <table:table-cell table:formula="of:=IF([.D65]=&quot;female&quot;;1;0)" office:value-type="float" office:value="0" calcext:value-type="float">
            <text:p>0</text:p>
          </table:table-cell>
          <table:table-cell table:formula="of:=SUM([.F2:.F65])/[.H65]" office:value-type="percentage" office:value="0.296875" calcext:value-type="percentage">
            <text:p>29.69%</text:p>
          </table:table-cell>
          <table:table-cell office:value-type="float" office:value="64" calcext:value-type="float">
            <text:p>64</text:p>
          </table:table-cell>
          <table:table-cell table:formula="of:=CONCATENATE([.B65]; &quot; &quot;; [.C65])" office:value-type="string" office:string-value="Barry Jacobs" calcext:value-type="string">
            <text:p>Barry Jacob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rgen op Zoom</text:p>
          </table:table-cell>
          <table:table-cell/>
        </table:table-row>
        <table:table-row table:style-name="ro1">
          <table:table-cell office:value-type="string" calcext:value-type="string">
            <text:p>J.</text:p>
          </table:table-cell>
          <table:table-cell office:value-type="string" calcext:value-type="string">
            <text:p>Jenny</text:p>
          </table:table-cell>
          <table:table-cell office:value-type="string" calcext:value-type="string">
            <text:p>Elberts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peldoorn</text:p>
          </table:table-cell>
          <table:table-cell table:formula="of:=IF([.D66]=&quot;female&quot;;1;0)" office:value-type="float" office:value="1" calcext:value-type="float">
            <text:p>1</text:p>
          </table:table-cell>
          <table:table-cell table:formula="of:=SUM([.F2:.F66])/[.H66]" office:value-type="percentage" office:value="0.307692307692308" calcext:value-type="percentage">
            <text:p>30.77%</text:p>
          </table:table-cell>
          <table:table-cell office:value-type="float" office:value="65" calcext:value-type="float">
            <text:p>65</text:p>
          </table:table-cell>
          <table:table-cell table:formula="of:=CONCATENATE([.B66]; &quot; &quot;; [.C66])" office:value-type="string" office:string-value="Jenny Elbertsen" calcext:value-type="string">
            <text:p>Jenny Elberts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peldoorn</text:p>
          </table:table-cell>
          <table:table-cell/>
        </table:table-row>
        <table:table-row table:style-name="ro1">
          <table:table-cell office:value-type="string" calcext:value-type="string">
            <text:p>S.</text:p>
          </table:table-cell>
          <table:table-cell office:value-type="string" calcext:value-type="string">
            <text:p>Saskia</text:p>
          </table:table-cell>
          <table:table-cell office:value-type="string" calcext:value-type="string">
            <text:p>van Dij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Jsselstein</text:p>
          </table:table-cell>
          <table:table-cell table:formula="of:=IF([.D67]=&quot;female&quot;;1;0)" office:value-type="float" office:value="1" calcext:value-type="float">
            <text:p>1</text:p>
          </table:table-cell>
          <table:table-cell table:formula="of:=SUM([.F2:.F67])/[.H67]" office:value-type="percentage" office:value="0.318181818181818" calcext:value-type="percentage">
            <text:p>31.82%</text:p>
          </table:table-cell>
          <table:table-cell office:value-type="float" office:value="66" calcext:value-type="float">
            <text:p>66</text:p>
          </table:table-cell>
          <table:table-cell table:formula="of:=CONCATENATE([.B67]; &quot; &quot;; [.C67])" office:value-type="string" office:string-value="Saskia van Dijk" calcext:value-type="string">
            <text:p>Saskia van Dij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Jsselstein</text:p>
          </table:table-cell>
          <table:table-cell/>
        </table:table-row>
        <table:table-row table:style-name="ro1">
          <table:table-cell office:value-type="string" calcext:value-type="string">
            <text:p>J.</text:p>
          </table:table-cell>
          <table:table-cell office:value-type="string" calcext:value-type="string">
            <text:p>Jasper</text:p>
          </table:table-cell>
          <table:table-cell office:value-type="string" calcext:value-type="string">
            <text:p>Mo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ordrecht</text:p>
          </table:table-cell>
          <table:table-cell table:formula="of:=IF([.D68]=&quot;female&quot;;1;0)" office:value-type="float" office:value="0" calcext:value-type="float">
            <text:p>0</text:p>
          </table:table-cell>
          <table:table-cell table:formula="of:=SUM([.F2:.F68])/[.H68]" office:value-type="percentage" office:value="0.313432835820896" calcext:value-type="percentage">
            <text:p>31.34%</text:p>
          </table:table-cell>
          <table:table-cell office:value-type="float" office:value="67" calcext:value-type="float">
            <text:p>67</text:p>
          </table:table-cell>
          <table:table-cell table:formula="of:=CONCATENATE([.B68]; &quot; &quot;; [.C68])" office:value-type="string" office:string-value="Jasper Mos" calcext:value-type="string">
            <text:p>Jasper Mo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ordrecht</text:p>
          </table:table-cell>
          <table:table-cell/>
        </table:table-row>
        <table:table-row table:style-name="ro1">
          <table:table-cell office:value-type="string" calcext:value-type="string">
            <text:p>B.M.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Bö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elft</text:p>
          </table:table-cell>
          <table:table-cell table:formula="of:=IF([.D69]=&quot;female&quot;;1;0)" office:value-type="float" office:value="1" calcext:value-type="float">
            <text:p>1</text:p>
          </table:table-cell>
          <table:table-cell table:formula="of:=SUM([.F2:.F69])/[.H69]" office:value-type="percentage" office:value="0.323529411764706" calcext:value-type="percentage">
            <text:p>32.35%</text:p>
          </table:table-cell>
          <table:table-cell office:value-type="float" office:value="68" calcext:value-type="float">
            <text:p>68</text:p>
          </table:table-cell>
          <table:table-cell table:formula="of:=CONCATENATE([.B69]; &quot; &quot;; [.C69])" office:value-type="string" office:string-value="Linda Böcker" calcext:value-type="string">
            <text:p>Linda Bö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elft</text:p>
          </table:table-cell>
          <table:table-cell/>
        </table:table-row>
        <table:table-row table:style-name="ro1">
          <table:table-cell office:value-type="string" calcext:value-type="string">
            <text:p>R.H.</text:p>
          </table:table-cell>
          <table:table-cell office:value-type="string" calcext:value-type="string">
            <text:p>Roeland</text:p>
          </table:table-cell>
          <table:table-cell office:value-type="string" calcext:value-type="string">
            <text:p>de Rij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skou</text:p>
          </table:table-cell>
          <table:table-cell table:formula="of:=IF([.D70]=&quot;female&quot;;1;0)" office:value-type="float" office:value="0" calcext:value-type="float">
            <text:p>0</text:p>
          </table:table-cell>
          <table:table-cell table:formula="of:=SUM([.F2:.F70])/[.H70]" office:value-type="percentage" office:value="0.318840579710145" calcext:value-type="percentage">
            <text:p>31.88%</text:p>
          </table:table-cell>
          <table:table-cell office:value-type="float" office:value="69" calcext:value-type="float">
            <text:p>69</text:p>
          </table:table-cell>
          <table:table-cell table:formula="of:=CONCATENATE([.B70]; &quot; &quot;; [.C70])" office:value-type="string" office:string-value="Roeland de Rijk" calcext:value-type="string">
            <text:p>Roeland de Rij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skou</text:p>
          </table:table-cell>
          <table:table-cell/>
        </table:table-row>
        <table:table-row table:style-name="ro1">
          <table:table-cell office:value-type="string" calcext:value-type="string">
            <text:p>Y.</text:p>
          </table:table-cell>
          <table:table-cell office:value-type="string" calcext:value-type="string">
            <text:p>Yvonne</text:p>
          </table:table-cell>
          <table:table-cell office:value-type="string" calcext:value-type="string">
            <text:p>Welt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bcoude</text:p>
          </table:table-cell>
          <table:table-cell table:formula="of:=IF([.D71]=&quot;female&quot;;1;0)" office:value-type="float" office:value="1" calcext:value-type="float">
            <text:p>1</text:p>
          </table:table-cell>
          <table:table-cell table:formula="of:=SUM([.F2:.F71])/[.H71]" office:value-type="percentage" office:value="0.328571428571429" calcext:value-type="percentage">
            <text:p>32.86%</text:p>
          </table:table-cell>
          <table:table-cell office:value-type="float" office:value="70" calcext:value-type="float">
            <text:p>70</text:p>
          </table:table-cell>
          <table:table-cell table:formula="of:=CONCATENATE([.B71]; &quot; &quot;; [.C71])" office:value-type="string" office:string-value="Yvonne Welter" calcext:value-type="string">
            <text:p>Yvonne Welt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bcoude</text:p>
          </table:table-cell>
          <table:table-cell/>
        </table:table-row>
        <table:table-row table:style-name="ro1">
          <table:table-cell office:value-type="string" calcext:value-type="string">
            <text:p>N.G.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Derk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ijchen</text:p>
          </table:table-cell>
          <table:table-cell table:formula="of:=IF([.D72]=&quot;female&quot;;1;0)" office:value-type="float" office:value="0" calcext:value-type="float">
            <text:p>0</text:p>
          </table:table-cell>
          <table:table-cell table:formula="of:=SUM([.F2:.F72])/[.H72]" office:value-type="percentage" office:value="0.323943661971831" calcext:value-type="percentage">
            <text:p>32.39%</text:p>
          </table:table-cell>
          <table:table-cell office:value-type="float" office:value="71" calcext:value-type="float">
            <text:p>71</text:p>
          </table:table-cell>
          <table:table-cell table:formula="of:=CONCATENATE([.B72]; &quot; &quot;; [.C72])" office:value-type="string" office:string-value="Nick Derks" calcext:value-type="string">
            <text:p>Nick Derk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ijchen</text:p>
          </table:table-cell>
          <table:table-cell/>
        </table:table-row>
        <table:table-row table:style-name="ro1">
          <table:table-cell office:value-type="string" calcext:value-type="string">
            <text:p>M.</text:p>
          </table:table-cell>
          <table:table-cell office:value-type="string" calcext:value-type="string">
            <text:p>Miranda</text:p>
          </table:table-cell>
          <table:table-cell office:value-type="string" calcext:value-type="string">
            <text:p>Joziass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mere</text:p>
          </table:table-cell>
          <table:table-cell table:formula="of:=IF([.D73]=&quot;female&quot;;1;0)" office:value-type="float" office:value="1" calcext:value-type="float">
            <text:p>1</text:p>
          </table:table-cell>
          <table:table-cell table:formula="of:=SUM([.F2:.F73])/[.H73]" office:value-type="percentage" office:value="0.333333333333333" calcext:value-type="percentage">
            <text:p>33.33%</text:p>
          </table:table-cell>
          <table:table-cell office:value-type="float" office:value="72" calcext:value-type="float">
            <text:p>72</text:p>
          </table:table-cell>
          <table:table-cell table:formula="of:=CONCATENATE([.B73]; &quot; &quot;; [.C73])" office:value-type="string" office:string-value="Miranda Joziasse" calcext:value-type="string">
            <text:p>Miranda Joziass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mere</text:p>
          </table:table-cell>
          <table:table-cell/>
        </table:table-row>
        <table:table-row table:style-name="ro1">
          <table:table-cell office:value-type="string" calcext:value-type="string">
            <text:p>H.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Bever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eeuwarden</text:p>
          </table:table-cell>
          <table:table-cell table:formula="of:=IF([.D74]=&quot;female&quot;;1;0)" office:value-type="float" office:value="0" calcext:value-type="float">
            <text:p>0</text:p>
          </table:table-cell>
          <table:table-cell table:formula="of:=SUM([.F2:.F74])/[.H74]" office:value-type="percentage" office:value="0.328767123287671" calcext:value-type="percentage">
            <text:p>32.88%</text:p>
          </table:table-cell>
          <table:table-cell office:value-type="float" office:value="73" calcext:value-type="float">
            <text:p>73</text:p>
          </table:table-cell>
          <table:table-cell table:formula="of:=CONCATENATE([.B74]; &quot; &quot;; [.C74])" office:value-type="string" office:string-value="Harry Bevers" calcext:value-type="string">
            <text:p>Harry Bever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eeuwarden</text:p>
          </table:table-cell>
          <table:table-cell/>
        </table:table-row>
        <table:table-row table:style-name="ro1">
          <table:table-cell office:value-type="string" calcext:value-type="string">
            <text:p>A.J.</text:p>
          </table:table-cell>
          <table:table-cell office:value-type="string" calcext:value-type="string">
            <text:p>Anja</text:p>
          </table:table-cell>
          <table:table-cell office:value-type="string" calcext:value-type="string">
            <text:p>Prin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peldoorn</text:p>
          </table:table-cell>
          <table:table-cell table:formula="of:=IF([.D75]=&quot;female&quot;;1;0)" office:value-type="float" office:value="1" calcext:value-type="float">
            <text:p>1</text:p>
          </table:table-cell>
          <table:table-cell table:formula="of:=SUM([.F2:.F75])/[.H75]" office:value-type="percentage" office:value="0.337837837837838" calcext:value-type="percentage">
            <text:p>33.78%</text:p>
          </table:table-cell>
          <table:table-cell office:value-type="float" office:value="74" calcext:value-type="float">
            <text:p>74</text:p>
          </table:table-cell>
          <table:table-cell table:formula="of:=CONCATENATE([.B75]; &quot; &quot;; [.C75])" office:value-type="string" office:string-value="Anja Prins" calcext:value-type="string">
            <text:p>Anja Prin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peldoorn</text:p>
          </table:table-cell>
          <table:table-cell/>
        </table:table-row>
        <table:table-row table:style-name="ro1">
          <table:table-cell office:value-type="string" calcext:value-type="string">
            <text:p>H.</text:p>
          </table:table-cell>
          <table:table-cell office:value-type="string" calcext:value-type="string">
            <text:p>Hennie</text:p>
          </table:table-cell>
          <table:table-cell office:value-type="string" calcext:value-type="string">
            <text:p>Huisman-Peel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exel</text:p>
          </table:table-cell>
          <table:table-cell table:formula="of:=IF([.D76]=&quot;female&quot;;1;0)" office:value-type="float" office:value="1" calcext:value-type="float">
            <text:p>1</text:p>
          </table:table-cell>
          <table:table-cell table:formula="of:=SUM([.F2:.F76])/[.H76]" office:value-type="percentage" office:value="0.346666666666667" calcext:value-type="percentage">
            <text:p>34.67%</text:p>
          </table:table-cell>
          <table:table-cell office:value-type="float" office:value="75" calcext:value-type="float">
            <text:p>75</text:p>
          </table:table-cell>
          <table:table-cell table:formula="of:=CONCATENATE([.B76]; &quot; &quot;; [.C76])" office:value-type="string" office:string-value="Hennie Huisman-Peelen" calcext:value-type="string">
            <text:p>Hennie Huisman-Peel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exel</text:p>
          </table:table-cell>
          <table:table-cell/>
        </table:table-row>
        <table:table-row table:style-name="ro1">
          <table:table-cell office:value-type="string" calcext:value-type="string">
            <text:p>L.</text:p>
          </table:table-cell>
          <table:table-cell office:value-type="string" calcext:value-type="string">
            <text:p>Laurine</text:p>
          </table:table-cell>
          <table:table-cell office:value-type="string" calcext:value-type="string">
            <text:p>Bonnevits-de Jo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rkel en Rodenrijs</text:p>
          </table:table-cell>
          <table:table-cell table:formula="of:=IF([.D77]=&quot;female&quot;;1;0)" office:value-type="float" office:value="1" calcext:value-type="float">
            <text:p>1</text:p>
          </table:table-cell>
          <table:table-cell table:formula="of:=SUM([.F2:.F77])/[.H77]" office:value-type="percentage" office:value="0.355263157894737" calcext:value-type="percentage">
            <text:p>35.53%</text:p>
          </table:table-cell>
          <table:table-cell office:value-type="float" office:value="76" calcext:value-type="float">
            <text:p>76</text:p>
          </table:table-cell>
          <table:table-cell table:formula="of:=CONCATENATE([.B77]; &quot; &quot;; [.C77])" office:value-type="string" office:string-value="Laurine Bonnevits-de Jong" calcext:value-type="string">
            <text:p>Laurine Bonnevits-de Jo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rkel en Rodenrijs</text:p>
          </table:table-cell>
          <table:table-cell/>
        </table:table-row>
        <table:table-row table:style-name="ro1">
          <table:table-cell office:value-type="string" calcext:value-type="string">
            <text:p>D.S.K.</text:p>
          </table:table-cell>
          <table:table-cell office:value-type="string" calcext:value-type="string">
            <text:p>Dylan</text:p>
          </table:table-cell>
          <table:table-cell office:value-type="string" calcext:value-type="string">
            <text:p>Lochtenbe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eenendaal</text:p>
          </table:table-cell>
          <table:table-cell table:formula="of:=IF([.D78]=&quot;female&quot;;1;0)" office:value-type="float" office:value="0" calcext:value-type="float">
            <text:p>0</text:p>
          </table:table-cell>
          <table:table-cell table:formula="of:=SUM([.F2:.F78])/[.H78]" office:value-type="percentage" office:value="0.350649350649351" calcext:value-type="percentage">
            <text:p>35.06%</text:p>
          </table:table-cell>
          <table:table-cell office:value-type="float" office:value="77" calcext:value-type="float">
            <text:p>77</text:p>
          </table:table-cell>
          <table:table-cell table:formula="of:=CONCATENATE([.B78]; &quot; &quot;; [.C78])" office:value-type="string" office:string-value="Dylan Lochtenberg" calcext:value-type="string">
            <text:p>Dylan Lochtenbe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eenendaal</text:p>
          </table:table-cell>
          <table:table-cell/>
        </table:table-row>
        <table:table-row table:style-name="ro1">
          <table:table-cell office:value-type="string" calcext:value-type="string">
            <text:p>C.R.</text:p>
          </table:table-cell>
          <table:table-cell office:value-type="string" calcext:value-type="string">
            <text:p>Crys</text:p>
          </table:table-cell>
          <table:table-cell office:value-type="string" calcext:value-type="string">
            <text:p>Lars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Ouderkerk aan de Amstel</text:p>
          </table:table-cell>
          <table:table-cell table:formula="of:=IF([.D79]=&quot;female&quot;;1;0)" office:value-type="float" office:value="1" calcext:value-type="float">
            <text:p>1</text:p>
          </table:table-cell>
          <table:table-cell table:formula="of:=SUM([.F2:.F79])/[.H79]" office:value-type="percentage" office:value="0.358974358974359" calcext:value-type="percentage">
            <text:p>35.90%</text:p>
          </table:table-cell>
          <table:table-cell office:value-type="float" office:value="78" calcext:value-type="float">
            <text:p>78</text:p>
          </table:table-cell>
          <table:table-cell table:formula="of:=CONCATENATE([.B79]; &quot; &quot;; [.C79])" office:value-type="string" office:string-value="Crys Larson" calcext:value-type="string">
            <text:p>Crys Lars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Ouderkerk aan de Amstel</text:p>
          </table:table-cell>
          <table:table-cell/>
        </table:table-row>
        <table:table-row table:style-name="ro1">
          <table:table-cell office:value-type="string" calcext:value-type="string">
            <text:p>E.F.A.</text:p>
          </table:table-cell>
          <table:table-cell office:value-type="string" calcext:value-type="string">
            <text:p>Frederik</text:p>
          </table:table-cell>
          <table:table-cell office:value-type="string" calcext:value-type="string">
            <text:p>Zevenberge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eiden</text:p>
          </table:table-cell>
          <table:table-cell table:formula="of:=IF([.D80]=&quot;female&quot;;1;0)" office:value-type="float" office:value="0" calcext:value-type="float">
            <text:p>0</text:p>
          </table:table-cell>
          <table:table-cell table:formula="of:=SUM([.F2:.F80])/[.H80]" office:value-type="percentage" office:value="0.354430379746835" calcext:value-type="percentage">
            <text:p>35.44%</text:p>
          </table:table-cell>
          <table:table-cell office:value-type="float" office:value="79" calcext:value-type="float">
            <text:p>79</text:p>
          </table:table-cell>
          <table:table-cell table:formula="of:=CONCATENATE([.B80]; &quot; &quot;; [.C80])" office:value-type="string" office:string-value="Frederik Zevenbergen" calcext:value-type="string">
            <text:p>Frederik Zevenberge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eiden</text:p>
          </table:table-cell>
          <table:table-cell/>
        </table:table-row>
        <table:table-row table:style-name="ro1">
          <table:table-cell office:value-type="string" calcext:value-type="string">
            <text:p>M.</text:p>
          </table:table-cell>
          <table:table-cell office:value-type="string" calcext:value-type="string">
            <text:p>Maarten</text:p>
          </table:table-cell>
          <table:table-cell office:value-type="string" calcext:value-type="string">
            <text:p>van der Weijde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aspik</text:p>
          </table:table-cell>
          <table:table-cell table:formula="of:=IF([.D81]=&quot;female&quot;;1;0)" office:value-type="float" office:value="0" calcext:value-type="float">
            <text:p>0</text:p>
          </table:table-cell>
          <table:table-cell table:formula="of:=SUM([.F2:.F80])/[.H80]" office:value-type="percentage" office:value="0.354430379746835" calcext:value-type="percentage">
            <text:p>35.44%</text:p>
          </table:table-cell>
          <table:table-cell office:value-type="float" office:value="80" calcext:value-type="float">
            <text:p>80</text:p>
          </table:table-cell>
          <table:table-cell table:formula="of:=CONCATENATE([.B81]; &quot; &quot;; [.C81])" office:value-type="string" office:string-value="Maarten van der Weijden" calcext:value-type="string">
            <text:p>Maarten van der Weijde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aspik</text:p>
          </table:table-cell>
          <table:table-cell/>
        </table:table-row>
        <table:table-row table:style-name="ro1" table:number-rows-repeated="3">
          <table:table-cell table:number-columns-repeated="6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table:style-name="Default"/>
          <table:table-cell/>
        </table:table-row>
        <calcext:conditional-formats>
          <calcext:conditional-format calcext:target-range-address="VVD.D1:VVD.D85">
            <calcext:condition calcext:apply-style-name="Untitled1" calcext:value="=&quot;male&quot;" calcext:base-cell-address="VVD.D1"/>
            <calcext:condition calcext:apply-style-name="Untitled2" calcext:value="=&quot;female&quot;" calcext:base-cell-address="VVD.D1"/>
          </calcext:conditional-format>
          <calcext:conditional-format calcext:target-range-address="VVD.K2:VVD.K81">
            <calcext:condition calcext:apply-style-name="Untitled1" calcext:value="=&quot;male&quot;" calcext:base-cell-address="VVD.K2"/>
            <calcext:condition calcext:apply-style-name="Untitled2" calcext:value="=&quot;female&quot;" calcext:base-cell-address="VVD.K2"/>
          </calcext:conditional-format>
          <calcext:conditional-format calcext:target-range-address="VVD.K1:VVD.K1">
            <calcext:condition calcext:apply-style-name="Untitled1" calcext:value="=&quot;male&quot;" calcext:base-cell-address="VVD.K1"/>
            <calcext:condition calcext:apply-style-name="Untitled2" calcext:value="=&quot;female&quot;" calcext:base-cell-address="VVD.K1"/>
          </calcext:conditional-format>
        </calcext:conditional-formats>
      </table:table>
      <table:table table:name="PvdA" table:style-name="ta1">
        <table:table-column table:style-name="co1" table:number-columns-repeated="3" table:default-cell-style-name="Default"/>
        <table:table-column table:style-name="co1" table:default-cell-style-name="ce7"/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8"/>
        <table:table-row table:style-name="ro1">
          <table:table-cell table:style-name="ce1" office:value-type="string" calcext:value-type="string">
            <text:p>Initials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City</text:p>
          </table:table-cell>
          <table:table-cell/>
          <table:table-cell table:style-name="Default" office:value-type="string" calcext:value-type="string">
            <text:p>Percentage women</text:p>
          </table:table-cell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Gender</text:p>
          </table:table-cell>
          <table:table-cell office:value-type="string" calcext:value-type="string">
            <text:p>City</text:p>
          </table:table-cell>
        </table:table-row>
        <table:table-row table:style-name="ro1">
          <table:table-cell office:value-type="string" calcext:value-type="string">
            <text:p>L.F.</text:p>
          </table:table-cell>
          <table:table-cell office:value-type="string" calcext:value-type="string">
            <text:p>Lodewijk</text:p>
          </table:table-cell>
          <table:table-cell office:value-type="string" calcext:value-type="string">
            <text:p>Assch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msterdam</text:p>
          </table:table-cell>
          <table:table-cell table:formula="of:=IF([.D2]=&quot;female&quot;;1;0)" office:value-type="float" office:value="0" calcext:value-type="float">
            <text:p>0</text:p>
          </table:table-cell>
          <table:table-cell table:formula="of:=[.F2]/[.H2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CONCATENATE([.B2]; &quot; &quot;; [.C2])" office:value-type="string" office:string-value="Lodewijk Asscher" calcext:value-type="string">
            <text:p>Lodewijk Asscher</text:p>
          </table:table-cell>
          <table:table-cell table:formula="of:=[.D2]" office:value-type="string" office:string-value="male" calcext:value-type="string">
            <text:p>male</text:p>
          </table:table-cell>
          <table:table-cell table:style-name="ce9" table:formula="of:=[.E2]" office:value-type="string" office:string-value="Amsterdam" calcext:value-type="string">
            <text:p>Amsterdam</text:p>
          </table:table-cell>
        </table:table-row>
        <table:table-row table:style-name="ro1">
          <table:table-cell office:value-type="string" calcext:value-type="string">
            <text:p>K.</text:p>
          </table:table-cell>
          <table:table-cell office:value-type="string" calcext:value-type="string">
            <text:p>Khadija</text:p>
          </table:table-cell>
          <table:table-cell office:value-type="string" calcext:value-type="string">
            <text:p>Arib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msterdam</text:p>
          </table:table-cell>
          <table:table-cell table:formula="of:=IF([.D3]=&quot;female&quot;;1;0)" office:value-type="float" office:value="1" calcext:value-type="float">
            <text:p>1</text:p>
          </table:table-cell>
          <table:table-cell table:formula="of:=SUM([.F2:.F3])/[.H3]" office:value-type="percentage" office:value="0.5" calcext:value-type="percentage">
            <text:p>50.00%</text:p>
          </table:table-cell>
          <table:table-cell office:value-type="float" office:value="2" calcext:value-type="float">
            <text:p>2</text:p>
          </table:table-cell>
          <table:table-cell table:formula="of:=CONCATENATE([.B3]; &quot; &quot;; [.C3])" office:value-type="string" office:string-value="Khadija Arib" calcext:value-type="string">
            <text:p>Khadija Arib</text:p>
          </table:table-cell>
          <table:table-cell table:formula="of:=[.D3]" office:value-type="string" office:string-value="female" calcext:value-type="string">
            <text:p>female</text:p>
          </table:table-cell>
          <table:table-cell table:style-name="ce10" table:formula="of:=[.E3]" office:value-type="string" office:string-value="Amsterdam" calcext:value-type="string">
            <text:p>Amsterdam</text:p>
          </table:table-cell>
        </table:table-row>
        <table:table-row table:style-name="ro1">
          <table:table-cell office:value-type="string" calcext:value-type="string">
            <text:p>J.R.V.A.</text:p>
          </table:table-cell>
          <table:table-cell office:value-type="string" calcext:value-type="string">
            <text:p>Jeroen</text:p>
          </table:table-cell>
          <table:table-cell office:value-type="string" calcext:value-type="string">
            <text:p>Dijsselbloe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ageningen</text:p>
          </table:table-cell>
          <table:table-cell table:formula="of:=IF([.D4]=&quot;female&quot;;1;0)" office:value-type="float" office:value="0" calcext:value-type="float">
            <text:p>0</text:p>
          </table:table-cell>
          <table:table-cell table:formula="of:=SUM([.F2:.F4])/[.H4]" office:value-type="percentage" office:value="0.333333333333333" calcext:value-type="percentage">
            <text:p>33.33%</text:p>
          </table:table-cell>
          <table:table-cell office:value-type="float" office:value="3" calcext:value-type="float">
            <text:p>3</text:p>
          </table:table-cell>
          <table:table-cell table:formula="of:=CONCATENATE([.B4]; &quot; &quot;; [.C4])" office:value-type="string" office:string-value="Jeroen Dijsselbloem" calcext:value-type="string">
            <text:p>Jeroen Dijsselbloem</text:p>
          </table:table-cell>
          <table:table-cell table:formula="of:=[.D4]" office:value-type="string" office:string-value="male" calcext:value-type="string">
            <text:p>male</text:p>
          </table:table-cell>
          <table:table-cell table:style-name="ce11" table:formula="of:=[.E4]" office:value-type="string" office:string-value="Wageningen" calcext:value-type="string">
            <text:p>Wageningen</text:p>
          </table:table-cell>
        </table:table-row>
        <table:table-row table:style-name="ro1">
          <table:table-cell office:value-type="string" calcext:value-type="string">
            <text:p>S.A.M.</text:p>
          </table:table-cell>
          <table:table-cell office:value-type="string" calcext:value-type="string">
            <text:p>Sharon</text:p>
          </table:table-cell>
          <table:table-cell office:value-type="string" calcext:value-type="string">
            <text:p>Dijksm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nschede</text:p>
          </table:table-cell>
          <table:table-cell table:formula="of:=IF([.D5]=&quot;female&quot;;1;0)" office:value-type="float" office:value="1" calcext:value-type="float">
            <text:p>1</text:p>
          </table:table-cell>
          <table:table-cell table:formula="of:=SUM([.F2:.F5])/[.H5]" office:value-type="percentage" office:value="0.5" calcext:value-type="percentage">
            <text:p>50.00%</text:p>
          </table:table-cell>
          <table:table-cell office:value-type="float" office:value="4" calcext:value-type="float">
            <text:p>4</text:p>
          </table:table-cell>
          <table:table-cell table:formula="of:=CONCATENATE([.B5]; &quot; &quot;; [.C5])" office:value-type="string" office:string-value="Sharon Dijksma" calcext:value-type="string">
            <text:p>Sharon Dijksma</text:p>
          </table:table-cell>
          <table:table-cell table:formula="of:=[.D5]" office:value-type="string" office:string-value="female" calcext:value-type="string">
            <text:p>female</text:p>
          </table:table-cell>
          <table:table-cell table:style-name="ce12" table:formula="of:=[.E5]" office:value-type="string" office:string-value="Enschede" calcext:value-type="string">
            <text:p>Enschede</text:p>
          </table:table-cell>
        </table:table-row>
        <table:table-row table:style-name="ro1">
          <table:table-cell office:value-type="string" calcext:value-type="string">
            <text:p>G.J.</text:p>
          </table:table-cell>
          <table:table-cell office:value-type="string" calcext:value-type="string">
            <text:p>Gijs</text:p>
          </table:table-cell>
          <table:table-cell office:value-type="string" calcext:value-type="string">
            <text:p>van Dij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en Burg</text:p>
          </table:table-cell>
          <table:table-cell table:formula="of:=IF([.D6]=&quot;female&quot;;1;0)" office:value-type="float" office:value="0" calcext:value-type="float">
            <text:p>0</text:p>
          </table:table-cell>
          <table:table-cell table:formula="of:=SUM([.F2:.F6])/[.H6]" office:value-type="percentage" office:value="0.4" calcext:value-type="percentage">
            <text:p>40.00%</text:p>
          </table:table-cell>
          <table:table-cell office:value-type="float" office:value="5" calcext:value-type="float">
            <text:p>5</text:p>
          </table:table-cell>
          <table:table-cell table:formula="of:=CONCATENATE([.B6]; &quot; &quot;; [.C6])" office:value-type="string" office:string-value="Gijs van Dijk" calcext:value-type="string">
            <text:p>Gijs van Dijk</text:p>
          </table:table-cell>
          <table:table-cell table:formula="of:=[.D6]" office:value-type="string" office:string-value="male" calcext:value-type="string">
            <text:p>male</text:p>
          </table:table-cell>
          <table:table-cell table:style-name="ce13" table:formula="of:=[.E6]" office:value-type="string" office:string-value="Den Burg" calcext:value-type="string">
            <text:p>Den Burg</text:p>
          </table:table-cell>
        </table:table-row>
        <table:table-row table:style-name="ro1">
          <table:table-cell office:value-type="string" calcext:value-type="string">
            <text:p>A.H.</text:p>
          </table:table-cell>
          <table:table-cell office:value-type="string" calcext:value-type="string">
            <text:p>Attje</text:p>
          </table:table-cell>
          <table:table-cell office:value-type="string" calcext:value-type="string">
            <text:p>Kuik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reda</text:p>
          </table:table-cell>
          <table:table-cell table:formula="of:=IF([.D7]=&quot;female&quot;;1;0)" office:value-type="float" office:value="1" calcext:value-type="float">
            <text:p>1</text:p>
          </table:table-cell>
          <table:table-cell table:formula="of:=SUM([.F2:.F7])/[.H7]" office:value-type="percentage" office:value="0.5" calcext:value-type="percentage">
            <text:p>50.00%</text:p>
          </table:table-cell>
          <table:table-cell office:value-type="float" office:value="6" calcext:value-type="float">
            <text:p>6</text:p>
          </table:table-cell>
          <table:table-cell table:formula="of:=CONCATENATE([.B7]; &quot; &quot;; [.C7])" office:value-type="string" office:string-value="Attje Kuiken" calcext:value-type="string">
            <text:p>Attje Kuiken</text:p>
          </table:table-cell>
          <table:table-cell table:formula="of:=[.D7]" office:value-type="string" office:string-value="female" calcext:value-type="string">
            <text:p>female</text:p>
          </table:table-cell>
          <table:table-cell table:style-name="ce14" table:formula="of:=[.E7]" office:value-type="string" office:string-value="Breda" calcext:value-type="string">
            <text:p>Breda</text:p>
          </table:table-cell>
        </table:table-row>
        <table:table-row table:style-name="ro1">
          <table:table-cell office:value-type="string" calcext:value-type="string">
            <text:p>H.</text:p>
          </table:table-cell>
          <table:table-cell office:value-type="string" calcext:value-type="string">
            <text:p>Henk</text:p>
          </table:table-cell>
          <table:table-cell office:value-type="string" calcext:value-type="string">
            <text:p>Nijbo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oningen</text:p>
          </table:table-cell>
          <table:table-cell table:formula="of:=IF([.D8]=&quot;female&quot;;1;0)" office:value-type="float" office:value="0" calcext:value-type="float">
            <text:p>0</text:p>
          </table:table-cell>
          <table:table-cell table:formula="of:=SUM([.F2:.F8])/[.H8]" office:value-type="percentage" office:value="0.428571428571429" calcext:value-type="percentage">
            <text:p>42.86%</text:p>
          </table:table-cell>
          <table:table-cell office:value-type="float" office:value="7" calcext:value-type="float">
            <text:p>7</text:p>
          </table:table-cell>
          <table:table-cell table:formula="of:=CONCATENATE([.B8]; &quot; &quot;; [.C8])" office:value-type="string" office:string-value="Henk Nijboer" calcext:value-type="string">
            <text:p>Henk Nijboer</text:p>
          </table:table-cell>
          <table:table-cell table:formula="of:=[.D8]" office:value-type="string" office:string-value="male" calcext:value-type="string">
            <text:p>male</text:p>
          </table:table-cell>
          <table:table-cell table:style-name="ce15" table:formula="of:=[.E8]" office:value-type="string" office:string-value="Groningen" calcext:value-type="string">
            <text:p>Groningen</text:p>
          </table:table-cell>
        </table:table-row>
        <table:table-row table:style-name="ro1">
          <table:table-cell office:value-type="string" calcext:value-type="string">
            <text:p>K.A.E.</text:p>
          </table:table-cell>
          <table:table-cell office:value-type="string" calcext:value-type="string">
            <text:p>Kirsten</text:p>
          </table:table-cell>
          <table:table-cell office:value-type="string" calcext:value-type="string">
            <text:p>van den Hu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's-Gravenhage</text:p>
          </table:table-cell>
          <table:table-cell table:formula="of:=IF([.D9]=&quot;female&quot;;1;0)" office:value-type="float" office:value="1" calcext:value-type="float">
            <text:p>1</text:p>
          </table:table-cell>
          <table:table-cell table:formula="of:=SUM([.F2:.F9])/[.H9]" office:value-type="percentage" office:value="0.5" calcext:value-type="percentage">
            <text:p>50.00%</text:p>
          </table:table-cell>
          <table:table-cell office:value-type="float" office:value="8" calcext:value-type="float">
            <text:p>8</text:p>
          </table:table-cell>
          <table:table-cell table:formula="of:=CONCATENATE([.B9]; &quot; &quot;; [.C9])" office:value-type="string" office:string-value="Kirsten van den Hul" calcext:value-type="string">
            <text:p>Kirsten van den Hul</text:p>
          </table:table-cell>
          <table:table-cell table:formula="of:=[.D9]" office:value-type="string" office:string-value="female" calcext:value-type="string">
            <text:p>female</text:p>
          </table:table-cell>
          <table:table-cell table:style-name="ce16" table:formula="of:=[.E9]" office:value-type="string" office:string-value="'s-Gravenhage" calcext:value-type="string">
            <text:p>'s-Gravenhage</text:p>
          </table:table-cell>
        </table:table-row>
        <table:table-row table:style-name="ro1">
          <table:table-cell office:value-type="string" calcext:value-type="string">
            <text:p>W.J.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Moorla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insum</text:p>
          </table:table-cell>
          <table:table-cell table:formula="of:=IF([.D10]=&quot;female&quot;;1;0)" office:value-type="float" office:value="0" calcext:value-type="float">
            <text:p>0</text:p>
          </table:table-cell>
          <table:table-cell table:formula="of:=SUM([.F2:.F10])/[.H10]" office:value-type="percentage" office:value="0.444444444444444" calcext:value-type="percentage">
            <text:p>44.44%</text:p>
          </table:table-cell>
          <table:table-cell office:value-type="float" office:value="9" calcext:value-type="float">
            <text:p>9</text:p>
          </table:table-cell>
          <table:table-cell table:formula="of:=CONCATENATE([.B10]; &quot; &quot;; [.C10])" office:value-type="string" office:string-value="William Moorlag" calcext:value-type="string">
            <text:p>William Moorlag</text:p>
          </table:table-cell>
          <table:table-cell table:formula="of:=[.D10]" office:value-type="string" office:string-value="male" calcext:value-type="string">
            <text:p>male</text:p>
          </table:table-cell>
          <table:table-cell table:style-name="ce17" table:formula="of:=[.E10]" office:value-type="string" office:string-value="Winsum" calcext:value-type="string">
            <text:p>Winsum</text:p>
          </table:table-cell>
        </table:table-row>
        <table:table-row table:style-name="ro1">
          <table:table-cell office:value-type="string" calcext:value-type="string">
            <text:p>E.M.J.</text:p>
          </table:table-cell>
          <table:table-cell office:value-type="string" calcext:value-type="string">
            <text:p>Lilianne</text:p>
          </table:table-cell>
          <table:table-cell office:value-type="string" calcext:value-type="string">
            <text:p>Ploum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msterdam</text:p>
          </table:table-cell>
          <table:table-cell table:formula="of:=IF([.D11]=&quot;female&quot;;1;0)" office:value-type="float" office:value="1" calcext:value-type="float">
            <text:p>1</text:p>
          </table:table-cell>
          <table:table-cell table:formula="of:=SUM([.F2:.F11])/[.H11]" office:value-type="percentage" office:value="0.5" calcext:value-type="percentage">
            <text:p>50.00%</text:p>
          </table:table-cell>
          <table:table-cell office:value-type="float" office:value="10" calcext:value-type="float">
            <text:p>10</text:p>
          </table:table-cell>
          <table:table-cell table:formula="of:=CONCATENATE([.B11]; &quot; &quot;; [.C11])" office:value-type="string" office:string-value="Lilianne Ploumen" calcext:value-type="string">
            <text:p>Lilianne Ploumen</text:p>
          </table:table-cell>
          <table:table-cell table:formula="of:=[.D11]" office:value-type="string" office:string-value="female" calcext:value-type="string">
            <text:p>female</text:p>
          </table:table-cell>
          <table:table-cell table:style-name="ce18" table:formula="of:=[.E11]" office:value-type="string" office:string-value="Amsterdam" calcext:value-type="string">
            <text:p>Amsterdam</text:p>
          </table:table-cell>
        </table:table-row>
        <table:table-row table:style-name="ro1">
          <table:table-cell office:value-type="string" calcext:value-type="string">
            <text:p>J.W.M.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Kersten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rnhem</text:p>
          </table:table-cell>
          <table:table-cell table:formula="of:=IF([.D12]=&quot;female&quot;;1;0)" office:value-type="float" office:value="0" calcext:value-type="float">
            <text:p>0</text:p>
          </table:table-cell>
          <table:table-cell table:formula="of:=SUM([.F2:.F12])/[.H12]" office:value-type="percentage" office:value="0.454545454545455" calcext:value-type="percentage">
            <text:p>45.45%</text:p>
          </table:table-cell>
          <table:table-cell office:value-type="float" office:value="11" calcext:value-type="float">
            <text:p>11</text:p>
          </table:table-cell>
          <table:table-cell table:formula="of:=CONCATENATE([.B12]; &quot; &quot;; [.C12])" office:value-type="string" office:string-value="John Kerstens" calcext:value-type="string">
            <text:p>John Kerstens</text:p>
          </table:table-cell>
          <table:table-cell table:formula="of:=[.D12]" office:value-type="string" office:string-value="male" calcext:value-type="string">
            <text:p>male</text:p>
          </table:table-cell>
          <table:table-cell table:style-name="ce19" table:formula="of:=[.E12]" office:value-type="string" office:string-value="Arnhem" calcext:value-type="string">
            <text:p>Arnhem</text:p>
          </table:table-cell>
        </table:table-row>
        <table:table-row table:style-name="ro1">
          <table:table-cell office:value-type="string" calcext:value-type="string">
            <text:p>J.C.M.</text:p>
          </table:table-cell>
          <table:table-cell office:value-type="string" calcext:value-type="string">
            <text:p>Joke</text:p>
          </table:table-cell>
          <table:table-cell office:value-type="string" calcext:value-type="string">
            <text:p>de Koc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erheijden</text:p>
          </table:table-cell>
          <table:table-cell table:formula="of:=IF([.D13]=&quot;female&quot;;1;0)" office:value-type="float" office:value="1" calcext:value-type="float">
            <text:p>1</text:p>
          </table:table-cell>
          <table:table-cell table:formula="of:=SUM([.F2:.F13])/[.H13]" office:value-type="percentage" office:value="0.5" calcext:value-type="percentage">
            <text:p>50.00%</text:p>
          </table:table-cell>
          <table:table-cell office:value-type="float" office:value="12" calcext:value-type="float">
            <text:p>12</text:p>
          </table:table-cell>
          <table:table-cell table:formula="of:=CONCATENATE([.B13]; &quot; &quot;; [.C13])" office:value-type="string" office:string-value="Joke de Kock" calcext:value-type="string">
            <text:p>Joke de Kock</text:p>
          </table:table-cell>
          <table:table-cell table:formula="of:=[.D13]" office:value-type="string" office:string-value="female" calcext:value-type="string">
            <text:p>female</text:p>
          </table:table-cell>
          <table:table-cell table:style-name="ce20" table:formula="of:=[.E13]" office:value-type="string" office:string-value="Terheijden" calcext:value-type="string">
            <text:p>Terheijden</text:p>
          </table:table-cell>
        </table:table-row>
        <table:table-row table:style-name="ro1">
          <table:table-cell office:value-type="string" calcext:value-type="string">
            <text:p>A.</text:p>
          </table:table-cell>
          <table:table-cell office:value-type="string" calcext:value-type="string">
            <text:p>Ahmed</text:p>
          </table:table-cell>
          <table:table-cell office:value-type="string" calcext:value-type="string">
            <text:p>Marcouc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msterdam</text:p>
          </table:table-cell>
          <table:table-cell table:formula="of:=IF([.D14]=&quot;female&quot;;1;0)" office:value-type="float" office:value="0" calcext:value-type="float">
            <text:p>0</text:p>
          </table:table-cell>
          <table:table-cell table:formula="of:=SUM([.F2:.F14])/[.H14]" office:value-type="percentage" office:value="0.461538461538462" calcext:value-type="percentage">
            <text:p>46.15%</text:p>
          </table:table-cell>
          <table:table-cell office:value-type="float" office:value="13" calcext:value-type="float">
            <text:p>13</text:p>
          </table:table-cell>
          <table:table-cell table:formula="of:=CONCATENATE([.B14]; &quot; &quot;; [.C14])" office:value-type="string" office:string-value="Ahmed Marcouch" calcext:value-type="string">
            <text:p>Ahmed Marcouch</text:p>
          </table:table-cell>
          <table:table-cell table:formula="of:=[.D14]" office:value-type="string" office:string-value="male" calcext:value-type="string">
            <text:p>male</text:p>
          </table:table-cell>
          <table:table-cell table:style-name="ce21" table:formula="of:=[.E14]" office:value-type="string" office:string-value="Amsterdam" calcext:value-type="string">
            <text:p>Amsterdam</text:p>
          </table:table-cell>
        </table:table-row>
        <table:table-row table:style-name="ro1">
          <table:table-cell office:value-type="string" calcext:value-type="string">
            <text:p>M.J.</text:p>
          </table:table-cell>
          <table:table-cell office:value-type="string" calcext:value-type="string">
            <text:p>Marith</text:p>
          </table:table-cell>
          <table:table-cell office:value-type="string" calcext:value-type="string">
            <text:p>Vol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aarlem</text:p>
          </table:table-cell>
          <table:table-cell table:formula="of:=IF([.D15]=&quot;female&quot;;1;0)" office:value-type="float" office:value="1" calcext:value-type="float">
            <text:p>1</text:p>
          </table:table-cell>
          <table:table-cell table:formula="of:=SUM([.F2:.F15])/[.H15]" office:value-type="percentage" office:value="0.5" calcext:value-type="percentage">
            <text:p>50.00%</text:p>
          </table:table-cell>
          <table:table-cell office:value-type="float" office:value="14" calcext:value-type="float">
            <text:p>14</text:p>
          </table:table-cell>
          <table:table-cell table:formula="of:=CONCATENATE([.B15]; &quot; &quot;; [.C15])" office:value-type="string" office:string-value="Marith Volp" calcext:value-type="string">
            <text:p>Marith Volp</text:p>
          </table:table-cell>
          <table:table-cell table:formula="of:=[.D15]" office:value-type="string" office:string-value="female" calcext:value-type="string">
            <text:p>female</text:p>
          </table:table-cell>
          <table:table-cell table:style-name="ce22" table:formula="of:=[.E15]" office:value-type="string" office:string-value="Haarlem" calcext:value-type="string">
            <text:p>Haarlem</text:p>
          </table:table-cell>
        </table:table-row>
        <table:table-row table:style-name="ro1">
          <table:table-cell office:value-type="string" calcext:value-type="string">
            <text:p>R.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Mot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otterdam</text:p>
          </table:table-cell>
          <table:table-cell table:formula="of:=IF([.D16]=&quot;female&quot;;1;0)" office:value-type="float" office:value="0" calcext:value-type="float">
            <text:p>0</text:p>
          </table:table-cell>
          <table:table-cell table:formula="of:=SUM([.F2:.F16])/[.H16]" office:value-type="percentage" office:value="0.466666666666667" calcext:value-type="percentage">
            <text:p>46.67%</text:p>
          </table:table-cell>
          <table:table-cell office:value-type="float" office:value="15" calcext:value-type="float">
            <text:p>15</text:p>
          </table:table-cell>
          <table:table-cell table:formula="of:=CONCATENATE([.B16]; &quot; &quot;; [.C16])" office:value-type="string" office:string-value="Richard Moti" calcext:value-type="string">
            <text:p>Richard Moti</text:p>
          </table:table-cell>
          <table:table-cell table:formula="of:=[.D16]" office:value-type="string" office:string-value="male" calcext:value-type="string">
            <text:p>male</text:p>
          </table:table-cell>
          <table:table-cell table:style-name="ce23" table:formula="of:=[.E16]" office:value-type="string" office:string-value="Rotterdam" calcext:value-type="string">
            <text:p>Rotterdam</text:p>
          </table:table-cell>
        </table:table-row>
        <table:table-row table:style-name="ro1">
          <table:table-cell office:value-type="string" calcext:value-type="string">
            <text:p>K.</text:p>
          </table:table-cell>
          <table:table-cell office:value-type="string" calcext:value-type="string">
            <text:p>Keklik</text:p>
          </table:table-cell>
          <table:table-cell office:value-type="string" calcext:value-type="string">
            <text:p>Yüc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eventer</text:p>
          </table:table-cell>
          <table:table-cell table:formula="of:=IF([.D17]=&quot;female&quot;;1;0)" office:value-type="float" office:value="1" calcext:value-type="float">
            <text:p>1</text:p>
          </table:table-cell>
          <table:table-cell table:formula="of:=SUM([.F2:.F17])/[.H17]" office:value-type="percentage" office:value="0.5" calcext:value-type="percentage">
            <text:p>50.00%</text:p>
          </table:table-cell>
          <table:table-cell office:value-type="float" office:value="16" calcext:value-type="float">
            <text:p>16</text:p>
          </table:table-cell>
          <table:table-cell table:formula="of:=CONCATENATE([.B17]; &quot; &quot;; [.C17])" office:value-type="string" office:string-value="Keklik Yücel" calcext:value-type="string">
            <text:p>Keklik Yücel</text:p>
          </table:table-cell>
          <table:table-cell table:formula="of:=[.D17]" office:value-type="string" office:string-value="female" calcext:value-type="string">
            <text:p>female</text:p>
          </table:table-cell>
          <table:table-cell table:style-name="ce24" table:formula="of:=[.E17]" office:value-type="string" office:string-value="Deventer" calcext:value-type="string">
            <text:p>Deventer</text:p>
          </table:table-cell>
        </table:table-row>
        <table:table-row table:style-name="ro1">
          <table:table-cell office:value-type="string" calcext:value-type="string">
            <text:p>M.</text:p>
          </table:table-cell>
          <table:table-cell office:value-type="string" calcext:value-type="string">
            <text:p>Michiel</text:p>
          </table:table-cell>
          <table:table-cell office:value-type="string" calcext:value-type="string">
            <text:p>Servae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oorburg</text:p>
          </table:table-cell>
          <table:table-cell table:formula="of:=IF([.D18]=&quot;female&quot;;1;0)" office:value-type="float" office:value="0" calcext:value-type="float">
            <text:p>0</text:p>
          </table:table-cell>
          <table:table-cell table:formula="of:=SUM([.F2:.F18])/[.H18]" office:value-type="percentage" office:value="0.470588235294118" calcext:value-type="percentage">
            <text:p>47.06%</text:p>
          </table:table-cell>
          <table:table-cell office:value-type="float" office:value="17" calcext:value-type="float">
            <text:p>17</text:p>
          </table:table-cell>
          <table:table-cell table:formula="of:=CONCATENATE([.B18]; &quot; &quot;; [.C18])" office:value-type="string" office:string-value="Michiel Servaes" calcext:value-type="string">
            <text:p>Michiel Servaes</text:p>
          </table:table-cell>
          <table:table-cell table:formula="of:=[.D18]" office:value-type="string" office:string-value="male" calcext:value-type="string">
            <text:p>male</text:p>
          </table:table-cell>
          <table:table-cell table:style-name="ce25" table:formula="of:=[.E18]" office:value-type="string" office:string-value="Voorburg" calcext:value-type="string">
            <text:p>Voorburg</text:p>
          </table:table-cell>
        </table:table-row>
        <table:table-row table:style-name="ro1">
          <table:table-cell office:value-type="string" calcext:value-type="string">
            <text:p>E.</text:p>
          </table:table-cell>
          <table:table-cell office:value-type="string" calcext:value-type="string">
            <text:p>Emine</text:p>
          </table:table-cell>
          <table:table-cell office:value-type="string" calcext:value-type="string">
            <text:p>Bozkur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Zaandam</text:p>
          </table:table-cell>
          <table:table-cell table:formula="of:=IF([.D19]=&quot;female&quot;;1;0)" office:value-type="float" office:value="1" calcext:value-type="float">
            <text:p>1</text:p>
          </table:table-cell>
          <table:table-cell table:formula="of:=SUM([.F2:.F19])/[.H19]" office:value-type="percentage" office:value="0.5" calcext:value-type="percentage">
            <text:p>50.00%</text:p>
          </table:table-cell>
          <table:table-cell office:value-type="float" office:value="18" calcext:value-type="float">
            <text:p>18</text:p>
          </table:table-cell>
          <table:table-cell table:formula="of:=CONCATENATE([.B19]; &quot; &quot;; [.C19])" office:value-type="string" office:string-value="Emine Bozkurt" calcext:value-type="string">
            <text:p>Emine Bozkurt</text:p>
          </table:table-cell>
          <table:table-cell table:formula="of:=[.D19]" office:value-type="string" office:string-value="female" calcext:value-type="string">
            <text:p>female</text:p>
          </table:table-cell>
          <table:table-cell table:style-name="ce26" table:formula="of:=[.E19]" office:value-type="string" office:string-value="Zaandam" calcext:value-type="string">
            <text:p>Zaandam</text:p>
          </table:table-cell>
        </table:table-row>
        <table:table-row table:style-name="ro1">
          <table:table-cell office:value-type="string" calcext:value-type="string">
            <text:p>I.M.</text:p>
          </table:table-cell>
          <table:table-cell office:value-type="string" calcext:value-type="string">
            <text:p>Ilco</text:p>
          </table:table-cell>
          <table:table-cell office:value-type="string" calcext:value-type="string">
            <text:p>van der Lind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msterdam</text:p>
          </table:table-cell>
          <table:table-cell table:formula="of:=IF([.D20]=&quot;female&quot;;1;0)" office:value-type="float" office:value="0" calcext:value-type="float">
            <text:p>0</text:p>
          </table:table-cell>
          <table:table-cell table:formula="of:=SUM([.F2:.F20])/[.H20]" office:value-type="percentage" office:value="0.473684210526316" calcext:value-type="percentage">
            <text:p>47.37%</text:p>
          </table:table-cell>
          <table:table-cell office:value-type="float" office:value="19" calcext:value-type="float">
            <text:p>19</text:p>
          </table:table-cell>
          <table:table-cell table:formula="of:=CONCATENATE([.B20]; &quot; &quot;; [.C20])" office:value-type="string" office:string-value="Ilco van der Linde" calcext:value-type="string">
            <text:p>Ilco van der Linde</text:p>
          </table:table-cell>
          <table:table-cell table:formula="of:=[.D20]" office:value-type="string" office:string-value="male" calcext:value-type="string">
            <text:p>male</text:p>
          </table:table-cell>
          <table:table-cell table:style-name="ce27" table:formula="of:=[.E20]" office:value-type="string" office:string-value="Amsterdam" calcext:value-type="string">
            <text:p>Amsterdam</text:p>
          </table:table-cell>
        </table:table-row>
        <table:table-row table:style-name="ro1">
          <table:table-cell office:value-type="string" calcext:value-type="string">
            <text:p>C.</text:p>
          </table:table-cell>
          <table:table-cell office:value-type="string" calcext:value-type="string">
            <text:p>Christa</text:p>
          </table:table-cell>
          <table:table-cell office:value-type="string" calcext:value-type="string">
            <text:p>Oosterba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West-Terschelling</text:p>
          </table:table-cell>
          <table:table-cell table:formula="of:=IF([.D21]=&quot;female&quot;;1;0)" office:value-type="float" office:value="1" calcext:value-type="float">
            <text:p>1</text:p>
          </table:table-cell>
          <table:table-cell table:formula="of:=SUM([.F2:.F21])/[.H21]" office:value-type="percentage" office:value="0.5" calcext:value-type="percentage">
            <text:p>50.00%</text:p>
          </table:table-cell>
          <table:table-cell office:value-type="float" office:value="20" calcext:value-type="float">
            <text:p>20</text:p>
          </table:table-cell>
          <table:table-cell table:formula="of:=CONCATENATE([.B21]; &quot; &quot;; [.C21])" office:value-type="string" office:string-value="Christa Oosterbaan" calcext:value-type="string">
            <text:p>Christa Oosterbaan</text:p>
          </table:table-cell>
          <table:table-cell table:formula="of:=[.D21]" office:value-type="string" office:string-value="female" calcext:value-type="string">
            <text:p>female</text:p>
          </table:table-cell>
          <table:table-cell table:style-name="ce28" table:formula="of:=[.E21]" office:value-type="string" office:string-value="West-Terschelling" calcext:value-type="string">
            <text:p>West-Terschelling</text:p>
          </table:table-cell>
        </table:table-row>
        <table:table-row table:style-name="ro1">
          <table:table-cell office:value-type="string" calcext:value-type="string">
            <text:p>M.</text:p>
          </table:table-cell>
          <table:table-cell office:value-type="string" calcext:value-type="string">
            <text:p>Mohammed</text:p>
          </table:table-cell>
          <table:table-cell office:value-type="string" calcext:value-type="string">
            <text:p>Mohandi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ouda</text:p>
          </table:table-cell>
          <table:table-cell table:formula="of:=IF([.D22]=&quot;female&quot;;1;0)" office:value-type="float" office:value="0" calcext:value-type="float">
            <text:p>0</text:p>
          </table:table-cell>
          <table:table-cell table:formula="of:=SUM([.F2:.F22])/[.H22]" office:value-type="percentage" office:value="0.476190476190476" calcext:value-type="percentage">
            <text:p>47.62%</text:p>
          </table:table-cell>
          <table:table-cell office:value-type="float" office:value="21" calcext:value-type="float">
            <text:p>21</text:p>
          </table:table-cell>
          <table:table-cell table:formula="of:=CONCATENATE([.B22]; &quot; &quot;; [.C22])" office:value-type="string" office:string-value="Mohammed Mohandis" calcext:value-type="string">
            <text:p>Mohammed Mohandis</text:p>
          </table:table-cell>
          <table:table-cell table:formula="of:=[.D22]" office:value-type="string" office:string-value="male" calcext:value-type="string">
            <text:p>male</text:p>
          </table:table-cell>
          <table:table-cell table:style-name="ce29" table:formula="of:=[.E22]" office:value-type="string" office:string-value="Gouda" calcext:value-type="string">
            <text:p>Gouda</text:p>
          </table:table-cell>
        </table:table-row>
        <table:table-row table:style-name="ro1">
          <table:table-cell office:value-type="string" calcext:value-type="string">
            <text:p>L.</text:p>
          </table:table-cell>
          <table:table-cell office:value-type="string" calcext:value-type="string">
            <text:p>Loes</text:p>
          </table:table-cell>
          <table:table-cell office:value-type="string" calcext:value-type="string">
            <text:p>Ypm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Woerden</text:p>
          </table:table-cell>
          <table:table-cell table:formula="of:=IF([.D23]=&quot;female&quot;;1;0)" office:value-type="float" office:value="1" calcext:value-type="float">
            <text:p>1</text:p>
          </table:table-cell>
          <table:table-cell table:formula="of:=SUM([.F2:.F23])/[.H23]" office:value-type="percentage" office:value="0.5" calcext:value-type="percentage">
            <text:p>50.00%</text:p>
          </table:table-cell>
          <table:table-cell office:value-type="float" office:value="22" calcext:value-type="float">
            <text:p>22</text:p>
          </table:table-cell>
          <table:table-cell table:formula="of:=CONCATENATE([.B23]; &quot; &quot;; [.C23])" office:value-type="string" office:string-value="Loes Ypma" calcext:value-type="string">
            <text:p>Loes Ypma</text:p>
          </table:table-cell>
          <table:table-cell table:formula="of:=[.D23]" office:value-type="string" office:string-value="female" calcext:value-type="string">
            <text:p>female</text:p>
          </table:table-cell>
          <table:table-cell table:style-name="ce30" table:formula="of:=[.E23]" office:value-type="string" office:string-value="Woerden" calcext:value-type="string">
            <text:p>Woerden</text:p>
          </table:table-cell>
        </table:table-row>
        <table:table-row table:style-name="ro1">
          <table:table-cell office:value-type="string" calcext:value-type="string">
            <text:p>J.</text:p>
          </table:table-cell>
          <table:table-cell office:value-type="string" calcext:value-type="string">
            <text:p>Jeroen</text:p>
          </table:table-cell>
          <table:table-cell office:value-type="string" calcext:value-type="string">
            <text:p>Recour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aarlem</text:p>
          </table:table-cell>
          <table:table-cell table:formula="of:=IF([.D24]=&quot;female&quot;;1;0)" office:value-type="float" office:value="0" calcext:value-type="float">
            <text:p>0</text:p>
          </table:table-cell>
          <table:table-cell table:formula="of:=SUM([.F2:.F24])/[.H24]" office:value-type="percentage" office:value="0.478260869565217" calcext:value-type="percentage">
            <text:p>47.83%</text:p>
          </table:table-cell>
          <table:table-cell office:value-type="float" office:value="23" calcext:value-type="float">
            <text:p>23</text:p>
          </table:table-cell>
          <table:table-cell table:formula="of:=CONCATENATE([.B24]; &quot; &quot;; [.C24])" office:value-type="string" office:string-value="Jeroen Recourt" calcext:value-type="string">
            <text:p>Jeroen Recourt</text:p>
          </table:table-cell>
          <table:table-cell table:formula="of:=[.D24]" office:value-type="string" office:string-value="male" calcext:value-type="string">
            <text:p>male</text:p>
          </table:table-cell>
          <table:table-cell table:style-name="ce31" table:formula="of:=[.E24]" office:value-type="string" office:string-value="Haarlem" calcext:value-type="string">
            <text:p>Haarlem</text:p>
          </table:table-cell>
        </table:table-row>
        <table:table-row table:style-name="ro1">
          <table:table-cell office:value-type="string" calcext:value-type="string">
            <text:p>M.E.</text:p>
          </table:table-cell>
          <table:table-cell office:value-type="string" calcext:value-type="string">
            <text:p>Marit</text:p>
          </table:table-cell>
          <table:table-cell office:value-type="string" calcext:value-type="string">
            <text:p>Maij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's-Gravenhage</text:p>
          </table:table-cell>
          <table:table-cell table:formula="of:=IF([.D25]=&quot;female&quot;;1;0)" office:value-type="float" office:value="1" calcext:value-type="float">
            <text:p>1</text:p>
          </table:table-cell>
          <table:table-cell table:formula="of:=SUM([.F2:.F25])/[.H25]" office:value-type="percentage" office:value="0.5" calcext:value-type="percentage">
            <text:p>50.00%</text:p>
          </table:table-cell>
          <table:table-cell office:value-type="float" office:value="24" calcext:value-type="float">
            <text:p>24</text:p>
          </table:table-cell>
          <table:table-cell table:formula="of:=CONCATENATE([.B25]; &quot; &quot;; [.C25])" office:value-type="string" office:string-value="Marit Maij" calcext:value-type="string">
            <text:p>Marit Maij</text:p>
          </table:table-cell>
          <table:table-cell table:formula="of:=[.D25]" office:value-type="string" office:string-value="female" calcext:value-type="string">
            <text:p>female</text:p>
          </table:table-cell>
          <table:table-cell table:style-name="ce32" table:formula="of:=[.E25]" office:value-type="string" office:string-value="'s-Gravenhage" calcext:value-type="string">
            <text:p>'s-Gravenhage</text:p>
          </table:table-cell>
        </table:table-row>
        <table:table-row table:style-name="ro1">
          <table:table-cell office:value-type="string" calcext:value-type="string">
            <text:p>M.V.</text:p>
          </table:table-cell>
          <table:table-cell office:value-type="string" calcext:value-type="string">
            <text:p>Martijn</text:p>
          </table:table-cell>
          <table:table-cell office:value-type="string" calcext:value-type="string">
            <text:p>de Kor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ught</text:p>
          </table:table-cell>
          <table:table-cell table:formula="of:=IF([.D26]=&quot;female&quot;;1;0)" office:value-type="float" office:value="0" calcext:value-type="float">
            <text:p>0</text:p>
          </table:table-cell>
          <table:table-cell table:formula="of:=SUM([.F2:.F26])/[.H26]" office:value-type="percentage" office:value="0.48" calcext:value-type="percentage">
            <text:p>48.00%</text:p>
          </table:table-cell>
          <table:table-cell office:value-type="float" office:value="25" calcext:value-type="float">
            <text:p>25</text:p>
          </table:table-cell>
          <table:table-cell table:formula="of:=CONCATENATE([.B26]; &quot; &quot;; [.C26])" office:value-type="string" office:string-value="Martijn de Kort" calcext:value-type="string">
            <text:p>Martijn de Kort</text:p>
          </table:table-cell>
          <table:table-cell table:formula="of:=[.D26]" office:value-type="string" office:string-value="male" calcext:value-type="string">
            <text:p>male</text:p>
          </table:table-cell>
          <table:table-cell table:style-name="ce33" table:formula="of:=[.E26]" office:value-type="string" office:string-value="Vught" calcext:value-type="string">
            <text:p>Vught</text:p>
          </table:table-cell>
        </table:table-row>
        <table:table-row table:style-name="ro1">
          <table:table-cell office:value-type="string" calcext:value-type="string">
            <text:p>R.D.</text:p>
          </table:table-cell>
          <table:table-cell office:value-type="string" calcext:value-type="string">
            <text:p>Reshma</text:p>
          </table:table-cell>
          <table:table-cell office:value-type="string" calcext:value-type="string">
            <text:p>Roopra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arendrecht</text:p>
          </table:table-cell>
          <table:table-cell table:formula="of:=IF([.D27]=&quot;female&quot;;1;0)" office:value-type="float" office:value="1" calcext:value-type="float">
            <text:p>1</text:p>
          </table:table-cell>
          <table:table-cell table:formula="of:=SUM([.F2:.F27])/[.H27]" office:value-type="percentage" office:value="0.5" calcext:value-type="percentage">
            <text:p>50.00%</text:p>
          </table:table-cell>
          <table:table-cell office:value-type="float" office:value="26" calcext:value-type="float">
            <text:p>26</text:p>
          </table:table-cell>
          <table:table-cell table:formula="of:=CONCATENATE([.B27]; &quot; &quot;; [.C27])" office:value-type="string" office:string-value="Reshma Roopram" calcext:value-type="string">
            <text:p>Reshma Roopram</text:p>
          </table:table-cell>
          <table:table-cell table:formula="of:=[.D27]" office:value-type="string" office:string-value="female" calcext:value-type="string">
            <text:p>female</text:p>
          </table:table-cell>
          <table:table-cell table:style-name="ce34" table:formula="of:=[.E27]" office:value-type="string" office:string-value="Barendrecht" calcext:value-type="string">
            <text:p>Barendrecht</text:p>
          </table:table-cell>
        </table:table-row>
        <table:table-row table:style-name="ro1">
          <table:table-cell office:value-type="string" calcext:value-type="string">
            <text:p>D.</text:p>
          </table:table-cell>
          <table:table-cell office:value-type="string" calcext:value-type="string">
            <text:p>Duco</text:p>
          </table:table-cell>
          <table:table-cell office:value-type="string" calcext:value-type="string">
            <text:p>Hooglan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otterdam</text:p>
          </table:table-cell>
          <table:table-cell table:formula="of:=IF([.D28]=&quot;female&quot;;1;0)" office:value-type="float" office:value="0" calcext:value-type="float">
            <text:p>0</text:p>
          </table:table-cell>
          <table:table-cell table:formula="of:=SUM([.F2:.F28])/[.H28]" office:value-type="percentage" office:value="0.481481481481481" calcext:value-type="percentage">
            <text:p>48.15%</text:p>
          </table:table-cell>
          <table:table-cell office:value-type="float" office:value="27" calcext:value-type="float">
            <text:p>27</text:p>
          </table:table-cell>
          <table:table-cell table:formula="of:=CONCATENATE([.B28]; &quot; &quot;; [.C28])" office:value-type="string" office:string-value="Duco Hoogland" calcext:value-type="string">
            <text:p>Duco Hoogland</text:p>
          </table:table-cell>
          <table:table-cell table:formula="of:=[.D28]" office:value-type="string" office:string-value="male" calcext:value-type="string">
            <text:p>male</text:p>
          </table:table-cell>
          <table:table-cell table:style-name="ce35" table:formula="of:=[.E28]" office:value-type="string" office:string-value="Rotterdam" calcext:value-type="string">
            <text:p>Rotterdam</text:p>
          </table:table-cell>
        </table:table-row>
        <table:table-row table:style-name="ro1">
          <table:table-cell office:value-type="string" calcext:value-type="string">
            <text:p>G.M.M.</text:p>
          </table:table-cell>
          <table:table-cell office:value-type="string" calcext:value-type="string">
            <text:p>Giselle</text:p>
          </table:table-cell>
          <table:table-cell office:value-type="string" calcext:value-type="string">
            <text:p>Schelleken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ijmegen</text:p>
          </table:table-cell>
          <table:table-cell table:formula="of:=IF([.D29]=&quot;female&quot;;1;0)" office:value-type="float" office:value="1" calcext:value-type="float">
            <text:p>1</text:p>
          </table:table-cell>
          <table:table-cell table:formula="of:=SUM([.F2:.F29])/[.H29]" office:value-type="percentage" office:value="0.5" calcext:value-type="percentage">
            <text:p>50.00%</text:p>
          </table:table-cell>
          <table:table-cell office:value-type="float" office:value="28" calcext:value-type="float">
            <text:p>28</text:p>
          </table:table-cell>
          <table:table-cell table:formula="of:=CONCATENATE([.B29]; &quot; &quot;; [.C29])" office:value-type="string" office:string-value="Giselle Schellekens" calcext:value-type="string">
            <text:p>Giselle Schellekens</text:p>
          </table:table-cell>
          <table:table-cell table:formula="of:=[.D29]" office:value-type="string" office:string-value="female" calcext:value-type="string">
            <text:p>female</text:p>
          </table:table-cell>
          <table:table-cell table:style-name="ce36" table:formula="of:=[.E29]" office:value-type="string" office:string-value="Nijmegen" calcext:value-type="string">
            <text:p>Nijmegen</text:p>
          </table:table-cell>
        </table:table-row>
        <table:table-row table:style-name="ro1">
          <table:table-cell office:value-type="string" calcext:value-type="string">
            <text:p>A.A.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de Vrie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iddelburg</text:p>
          </table:table-cell>
          <table:table-cell table:formula="of:=IF([.D30]=&quot;female&quot;;1;0)" office:value-type="float" office:value="0" calcext:value-type="float">
            <text:p>0</text:p>
          </table:table-cell>
          <table:table-cell table:formula="of:=SUM([.F2:.F30])/[.H30]" office:value-type="percentage" office:value="0.482758620689655" calcext:value-type="percentage">
            <text:p>48.28%</text:p>
          </table:table-cell>
          <table:table-cell office:value-type="float" office:value="29" calcext:value-type="float">
            <text:p>29</text:p>
          </table:table-cell>
          <table:table-cell table:formula="of:=CONCATENATE([.B30]; &quot; &quot;; [.C30])" office:value-type="string" office:string-value="Albert de Vries" calcext:value-type="string">
            <text:p>Albert de Vries</text:p>
          </table:table-cell>
          <table:table-cell table:formula="of:=[.D30]" office:value-type="string" office:string-value="male" calcext:value-type="string">
            <text:p>male</text:p>
          </table:table-cell>
          <table:table-cell table:style-name="ce37" table:formula="of:=[.E30]" office:value-type="string" office:string-value="Middelburg" calcext:value-type="string">
            <text:p>Middelburg</text:p>
          </table:table-cell>
        </table:table-row>
        <table:table-row table:style-name="ro1">
          <table:table-cell office:value-type="string" calcext:value-type="string">
            <text:p>M.S.</text:p>
          </table:table-cell>
          <table:table-cell office:value-type="string" calcext:value-type="string">
            <text:p>Mirthe</text:p>
          </table:table-cell>
          <table:table-cell office:value-type="string" calcext:value-type="string">
            <text:p>Bieman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msterdam</text:p>
          </table:table-cell>
          <table:table-cell table:formula="of:=IF([.D31]=&quot;female&quot;;1;0)" office:value-type="float" office:value="1" calcext:value-type="float">
            <text:p>1</text:p>
          </table:table-cell>
          <table:table-cell table:formula="of:=SUM([.F2:.F31])/[.H31]" office:value-type="percentage" office:value="0.5" calcext:value-type="percentage">
            <text:p>50.00%</text:p>
          </table:table-cell>
          <table:table-cell office:value-type="float" office:value="30" calcext:value-type="float">
            <text:p>30</text:p>
          </table:table-cell>
          <table:table-cell table:formula="of:=CONCATENATE([.B31]; &quot; &quot;; [.C31])" office:value-type="string" office:string-value="Mirthe Biemans" calcext:value-type="string">
            <text:p>Mirthe Biemans</text:p>
          </table:table-cell>
          <table:table-cell table:formula="of:=[.D31]" office:value-type="string" office:string-value="female" calcext:value-type="string">
            <text:p>female</text:p>
          </table:table-cell>
          <table:table-cell table:style-name="ce38" table:formula="of:=[.E31]" office:value-type="string" office:string-value="Amsterdam" calcext:value-type="string">
            <text:p>Amsterdam</text:p>
          </table:table-cell>
        </table:table-row>
        <table:table-row table:style-name="ro1">
          <table:table-cell office:value-type="string" calcext:value-type="string">
            <text:p>H.</text:p>
          </table:table-cell>
          <table:table-cell office:value-type="string" calcext:value-type="string">
            <text:p>Harm</text:p>
          </table:table-cell>
          <table:table-cell office:value-type="string" calcext:value-type="string">
            <text:p>Brouw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elderwolde</text:p>
          </table:table-cell>
          <table:table-cell table:formula="of:=IF([.D32]=&quot;female&quot;;1;0)" office:value-type="float" office:value="0" calcext:value-type="float">
            <text:p>0</text:p>
          </table:table-cell>
          <table:table-cell table:formula="of:=SUM([.F2:.F32])/[.H32]" office:value-type="percentage" office:value="0.483870967741936" calcext:value-type="percentage">
            <text:p>48.39%</text:p>
          </table:table-cell>
          <table:table-cell office:value-type="float" office:value="31" calcext:value-type="float">
            <text:p>31</text:p>
          </table:table-cell>
          <table:table-cell table:formula="of:=CONCATENATE([.B32]; &quot; &quot;; [.C32])" office:value-type="string" office:string-value="Harm Brouwer" calcext:value-type="string">
            <text:p>Harm Brouwer</text:p>
          </table:table-cell>
          <table:table-cell table:formula="of:=[.D32]" office:value-type="string" office:string-value="male" calcext:value-type="string">
            <text:p>male</text:p>
          </table:table-cell>
          <table:table-cell table:style-name="ce39" table:formula="of:=[.E32]" office:value-type="string" office:string-value="Eelderwolde" calcext:value-type="string">
            <text:p>Eelderwolde</text:p>
          </table:table-cell>
        </table:table-row>
        <table:table-row table:style-name="ro1">
          <table:table-cell office:value-type="string" calcext:value-type="string">
            <text:p>M.L.</text:p>
          </table:table-cell>
          <table:table-cell office:value-type="string" calcext:value-type="string">
            <text:p>Mei Li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msterdam</text:p>
          </table:table-cell>
          <table:table-cell table:formula="of:=IF([.D33]=&quot;female&quot;;1;0)" office:value-type="float" office:value="1" calcext:value-type="float">
            <text:p>1</text:p>
          </table:table-cell>
          <table:table-cell table:formula="of:=SUM([.F2:.F33])/[.H33]" office:value-type="percentage" office:value="0.5" calcext:value-type="percentage">
            <text:p>50.00%</text:p>
          </table:table-cell>
          <table:table-cell office:value-type="float" office:value="32" calcext:value-type="float">
            <text:p>32</text:p>
          </table:table-cell>
          <table:table-cell table:formula="of:=CONCATENATE([.B33]; &quot; &quot;; [.C33])" office:value-type="string" office:string-value="Mei Li Vos" calcext:value-type="string">
            <text:p>Mei Li Vos</text:p>
          </table:table-cell>
          <table:table-cell table:formula="of:=[.D33]" office:value-type="string" office:string-value="female" calcext:value-type="string">
            <text:p>female</text:p>
          </table:table-cell>
          <table:table-cell table:style-name="ce40" table:formula="of:=[.E33]" office:value-type="string" office:string-value="Amsterdam" calcext:value-type="string">
            <text:p>Amsterdam</text:p>
          </table:table-cell>
        </table:table-row>
        <table:table-row table:style-name="ro1">
          <table:table-cell office:value-type="string" calcext:value-type="string">
            <text:p>J.L.H.</text:p>
          </table:table-cell>
          <table:table-cell office:value-type="string" calcext:value-type="string">
            <text:p>Joost</text:p>
          </table:table-cell>
          <table:table-cell office:value-type="string" calcext:value-type="string">
            <text:p>Reinaert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eerlen</text:p>
          </table:table-cell>
          <table:table-cell table:formula="of:=IF([.D34]=&quot;female&quot;;1;0)" office:value-type="float" office:value="0" calcext:value-type="float">
            <text:p>0</text:p>
          </table:table-cell>
          <table:table-cell table:formula="of:=SUM([.F2:.F34])/[.H34]" office:value-type="percentage" office:value="0.484848484848485" calcext:value-type="percentage">
            <text:p>48.48%</text:p>
          </table:table-cell>
          <table:table-cell office:value-type="float" office:value="33" calcext:value-type="float">
            <text:p>33</text:p>
          </table:table-cell>
          <table:table-cell table:formula="of:=CONCATENATE([.B34]; &quot; &quot;; [.C34])" office:value-type="string" office:string-value="Joost Reinaerts" calcext:value-type="string">
            <text:p>Joost Reinaerts</text:p>
          </table:table-cell>
          <table:table-cell table:formula="of:=[.D34]" office:value-type="string" office:string-value="male" calcext:value-type="string">
            <text:p>male</text:p>
          </table:table-cell>
          <table:table-cell table:style-name="ce41" table:formula="of:=[.E34]" office:value-type="string" office:string-value="Heerlen" calcext:value-type="string">
            <text:p>Heerlen</text:p>
          </table:table-cell>
        </table:table-row>
        <table:table-row table:style-name="ro1">
          <table:table-cell office:value-type="string" calcext:value-type="string">
            <text:p>B.</text:p>
          </table:table-cell>
          <table:table-cell office:value-type="string" calcext:value-type="string">
            <text:p>Bouchra</text:p>
          </table:table-cell>
          <table:table-cell office:value-type="string" calcext:value-type="string">
            <text:p>Dib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trecht</text:p>
          </table:table-cell>
          <table:table-cell table:formula="of:=IF([.D35]=&quot;female&quot;;1;0)" office:value-type="float" office:value="1" calcext:value-type="float">
            <text:p>1</text:p>
          </table:table-cell>
          <table:table-cell table:formula="of:=SUM([.F2:.F35])/[.H35]" office:value-type="percentage" office:value="0.5" calcext:value-type="percentage">
            <text:p>50.00%</text:p>
          </table:table-cell>
          <table:table-cell office:value-type="float" office:value="34" calcext:value-type="float">
            <text:p>34</text:p>
          </table:table-cell>
          <table:table-cell table:formula="of:=CONCATENATE([.B35]; &quot; &quot;; [.C35])" office:value-type="string" office:string-value="Bouchra Dibi" calcext:value-type="string">
            <text:p>Bouchra Dibi</text:p>
          </table:table-cell>
          <table:table-cell table:formula="of:=[.D35]" office:value-type="string" office:string-value="female" calcext:value-type="string">
            <text:p>female</text:p>
          </table:table-cell>
          <table:table-cell table:style-name="ce42" table:formula="of:=[.E35]" office:value-type="string" office:string-value="Utrecht" calcext:value-type="string">
            <text:p>Utrecht</text:p>
          </table:table-cell>
        </table:table-row>
        <table:table-row table:style-name="ro1">
          <table:table-cell office:value-type="string" calcext:value-type="string">
            <text:p>S.W.</text:p>
          </table:table-cell>
          <table:table-cell office:value-type="string" calcext:value-type="string">
            <text:p>Bas</text:p>
          </table:table-cell>
          <table:table-cell office:value-type="string" calcext:value-type="string">
            <text:p>van Droog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msterdam</text:p>
          </table:table-cell>
          <table:table-cell table:formula="of:=IF([.D36]=&quot;female&quot;;1;0)" office:value-type="float" office:value="0" calcext:value-type="float">
            <text:p>0</text:p>
          </table:table-cell>
          <table:table-cell table:formula="of:=SUM([.F2:.F36])/[.H36]" office:value-type="percentage" office:value="0.485714285714286" calcext:value-type="percentage">
            <text:p>48.57%</text:p>
          </table:table-cell>
          <table:table-cell office:value-type="float" office:value="35" calcext:value-type="float">
            <text:p>35</text:p>
          </table:table-cell>
          <table:table-cell table:formula="of:=CONCATENATE([.B36]; &quot; &quot;; [.C36])" office:value-type="string" office:string-value="Bas van Drooge" calcext:value-type="string">
            <text:p>Bas van Drooge</text:p>
          </table:table-cell>
          <table:table-cell table:formula="of:=[.D36]" office:value-type="string" office:string-value="male" calcext:value-type="string">
            <text:p>male</text:p>
          </table:table-cell>
          <table:table-cell table:style-name="ce43" table:formula="of:=[.E36]" office:value-type="string" office:string-value="Amsterdam" calcext:value-type="string">
            <text:p>Amsterdam</text:p>
          </table:table-cell>
        </table:table-row>
        <table:table-row table:style-name="ro1">
          <table:table-cell office:value-type="string" calcext:value-type="string">
            <text:p>A.A.</text:p>
          </table:table-cell>
          <table:table-cell office:value-type="string" calcext:value-type="string">
            <text:p>Amma</text:p>
          </table:table-cell>
          <table:table-cell office:value-type="string" calcext:value-type="string">
            <text:p>Asant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adhoevedorp</text:p>
          </table:table-cell>
          <table:table-cell table:formula="of:=IF([.D37]=&quot;female&quot;;1;0)" office:value-type="float" office:value="1" calcext:value-type="float">
            <text:p>1</text:p>
          </table:table-cell>
          <table:table-cell table:formula="of:=SUM([.F2:.F37])/[.H37]" office:value-type="percentage" office:value="0.5" calcext:value-type="percentage">
            <text:p>50.00%</text:p>
          </table:table-cell>
          <table:table-cell office:value-type="float" office:value="36" calcext:value-type="float">
            <text:p>36</text:p>
          </table:table-cell>
          <table:table-cell table:formula="of:=CONCATENATE([.B37]; &quot; &quot;; [.C37])" office:value-type="string" office:string-value="Amma Asante" calcext:value-type="string">
            <text:p>Amma Asante</text:p>
          </table:table-cell>
          <table:table-cell table:formula="of:=[.D37]" office:value-type="string" office:string-value="female" calcext:value-type="string">
            <text:p>female</text:p>
          </table:table-cell>
          <table:table-cell table:style-name="ce44" table:formula="of:=[.E37]" office:value-type="string" office:string-value="Badhoevedorp" calcext:value-type="string">
            <text:p>Badhoevedorp</text:p>
          </table:table-cell>
        </table:table-row>
        <table:table-row table:style-name="ro1">
          <table:table-cell office:value-type="string" calcext:value-type="string">
            <text:p>E.</text:p>
          </table:table-cell>
          <table:table-cell office:value-type="string" calcext:value-type="string">
            <text:p>Emre</text:p>
          </table:table-cell>
          <table:table-cell office:value-type="string" calcext:value-type="string">
            <text:p>Ünv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msterdam</text:p>
          </table:table-cell>
          <table:table-cell table:formula="of:=IF([.D38]=&quot;female&quot;;1;0)" office:value-type="float" office:value="0" calcext:value-type="float">
            <text:p>0</text:p>
          </table:table-cell>
          <table:table-cell table:formula="of:=SUM([.F2:.F38])/[.H38]" office:value-type="percentage" office:value="0.486486486486487" calcext:value-type="percentage">
            <text:p>48.65%</text:p>
          </table:table-cell>
          <table:table-cell office:value-type="float" office:value="37" calcext:value-type="float">
            <text:p>37</text:p>
          </table:table-cell>
          <table:table-cell table:formula="of:=CONCATENATE([.B38]; &quot; &quot;; [.C38])" office:value-type="string" office:string-value="Emre Ünver" calcext:value-type="string">
            <text:p>Emre Ünver</text:p>
          </table:table-cell>
          <table:table-cell table:formula="of:=[.D38]" office:value-type="string" office:string-value="male" calcext:value-type="string">
            <text:p>male</text:p>
          </table:table-cell>
          <table:table-cell table:style-name="ce45" table:formula="of:=[.E38]" office:value-type="string" office:string-value="Amsterdam" calcext:value-type="string">
            <text:p>Amsterdam</text:p>
          </table:table-cell>
        </table:table-row>
        <table:table-row table:style-name="ro1">
          <table:table-cell office:value-type="string" calcext:value-type="string">
            <text:p>J.G.P.</text:p>
          </table:table-cell>
          <table:table-cell office:value-type="string" calcext:value-type="string">
            <text:p>Joyce</text:p>
          </table:table-cell>
          <table:table-cell office:value-type="string" calcext:value-type="string">
            <text:p>Vermu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choondijke</text:p>
          </table:table-cell>
          <table:table-cell table:formula="of:=IF([.D39]=&quot;female&quot;;1;0)" office:value-type="float" office:value="1" calcext:value-type="float">
            <text:p>1</text:p>
          </table:table-cell>
          <table:table-cell table:formula="of:=SUM([.F2:.F39])/[.H39]" office:value-type="percentage" office:value="0.5" calcext:value-type="percentage">
            <text:p>50.00%</text:p>
          </table:table-cell>
          <table:table-cell office:value-type="float" office:value="38" calcext:value-type="float">
            <text:p>38</text:p>
          </table:table-cell>
          <table:table-cell table:formula="of:=CONCATENATE([.B39]; &quot; &quot;; [.C39])" office:value-type="string" office:string-value="Joyce Vermue" calcext:value-type="string">
            <text:p>Joyce Vermue</text:p>
          </table:table-cell>
          <table:table-cell table:formula="of:=[.D39]" office:value-type="string" office:string-value="female" calcext:value-type="string">
            <text:p>female</text:p>
          </table:table-cell>
          <table:table-cell table:style-name="ce46" table:formula="of:=[.E39]" office:value-type="string" office:string-value="Schoondijke" calcext:value-type="string">
            <text:p>Schoondijke</text:p>
          </table:table-cell>
        </table:table-row>
        <table:table-row table:style-name="ro1">
          <table:table-cell office:value-type="string" calcext:value-type="string">
            <text:p>T.R.</text:p>
          </table:table-cell>
          <table:table-cell office:value-type="string" calcext:value-type="string">
            <text:p>Tjeerd</text:p>
          </table:table-cell>
          <table:table-cell office:value-type="string" calcext:value-type="string">
            <text:p>van Dekke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oningen</text:p>
          </table:table-cell>
          <table:table-cell table:formula="of:=IF([.D40]=&quot;female&quot;;1;0)" office:value-type="float" office:value="0" calcext:value-type="float">
            <text:p>0</text:p>
          </table:table-cell>
          <table:table-cell table:formula="of:=SUM([.F2:.F40])/[.H40]" office:value-type="percentage" office:value="0.487179487179487" calcext:value-type="percentage">
            <text:p>48.72%</text:p>
          </table:table-cell>
          <table:table-cell office:value-type="float" office:value="39" calcext:value-type="float">
            <text:p>39</text:p>
          </table:table-cell>
          <table:table-cell table:formula="of:=CONCATENATE([.B40]; &quot; &quot;; [.C40])" office:value-type="string" office:string-value="Tjeerd van Dekken" calcext:value-type="string">
            <text:p>Tjeerd van Dekken</text:p>
          </table:table-cell>
          <table:table-cell table:formula="of:=[.D40]" office:value-type="string" office:string-value="male" calcext:value-type="string">
            <text:p>male</text:p>
          </table:table-cell>
          <table:table-cell table:style-name="ce47" table:formula="of:=[.E40]" office:value-type="string" office:string-value="Groningen" calcext:value-type="string">
            <text:p>Groningen</text:p>
          </table:table-cell>
        </table:table-row>
        <table:table-row table:style-name="ro1">
          <table:table-cell office:value-type="string" calcext:value-type="string">
            <text:p>A.</text:p>
          </table:table-cell>
          <table:table-cell office:value-type="string" calcext:value-type="string">
            <text:p>Anna-Lena</text:p>
          </table:table-cell>
          <table:table-cell office:value-type="string" calcext:value-type="string">
            <text:p>Hedin-Penninx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ilvolde</text:p>
          </table:table-cell>
          <table:table-cell table:formula="of:=IF([.D41]=&quot;female&quot;;1;0)" office:value-type="float" office:value="1" calcext:value-type="float">
            <text:p>1</text:p>
          </table:table-cell>
          <table:table-cell table:formula="of:=SUM([.F2:.F41])/[.H41]" office:value-type="percentage" office:value="0.5" calcext:value-type="percentage">
            <text:p>50.00%</text:p>
          </table:table-cell>
          <table:table-cell office:value-type="float" office:value="40" calcext:value-type="float">
            <text:p>40</text:p>
          </table:table-cell>
          <table:table-cell table:formula="of:=CONCATENATE([.B41]; &quot; &quot;; [.C41])" office:value-type="string" office:string-value="Anna-Lena Hedin-Penninx" calcext:value-type="string">
            <text:p>Anna-Lena Hedin-Penninx</text:p>
          </table:table-cell>
          <table:table-cell table:formula="of:=[.D41]" office:value-type="string" office:string-value="female" calcext:value-type="string">
            <text:p>female</text:p>
          </table:table-cell>
          <table:table-cell table:style-name="ce48" table:formula="of:=[.E41]" office:value-type="string" office:string-value="Silvolde" calcext:value-type="string">
            <text:p>Silvolde</text:p>
          </table:table-cell>
        </table:table-row>
        <table:table-row table:style-name="ro1">
          <table:table-cell office:value-type="string" calcext:value-type="string">
            <text:p>B.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Dee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's-Gravenhage</text:p>
          </table:table-cell>
          <table:table-cell table:formula="of:=IF([.D42]=&quot;female&quot;;1;0)" office:value-type="float" office:value="0" calcext:value-type="float">
            <text:p>0</text:p>
          </table:table-cell>
          <table:table-cell table:formula="of:=SUM([.F2:.F42])/[.H42]" office:value-type="percentage" office:value="0.487804878048781" calcext:value-type="percentage">
            <text:p>48.78%</text:p>
          </table:table-cell>
          <table:table-cell office:value-type="float" office:value="41" calcext:value-type="float">
            <text:p>41</text:p>
          </table:table-cell>
          <table:table-cell table:formula="of:=CONCATENATE([.B42]; &quot; &quot;; [.C42])" office:value-type="string" office:string-value="Bob Deen" calcext:value-type="string">
            <text:p>Bob Deen</text:p>
          </table:table-cell>
          <table:table-cell table:formula="of:=[.D42]" office:value-type="string" office:string-value="male" calcext:value-type="string">
            <text:p>male</text:p>
          </table:table-cell>
          <table:table-cell table:style-name="ce49" table:formula="of:=[.E42]" office:value-type="string" office:string-value="'s-Gravenhage" calcext:value-type="string">
            <text:p>'s-Gravenhage</text:p>
          </table:table-cell>
        </table:table-row>
        <table:table-row table:style-name="ro1">
          <table:table-cell office:value-type="string" calcext:value-type="string">
            <text:p>C.H.W.J.</text:p>
          </table:table-cell>
          <table:table-cell office:value-type="string" calcext:value-type="string">
            <text:p>Cindy</text:p>
          </table:table-cell>
          <table:table-cell office:value-type="string" calcext:value-type="string">
            <text:p>Vorselman-Derks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ssen</text:p>
          </table:table-cell>
          <table:table-cell table:formula="of:=IF([.D43]=&quot;female&quot;;1;0)" office:value-type="float" office:value="1" calcext:value-type="float">
            <text:p>1</text:p>
          </table:table-cell>
          <table:table-cell table:formula="of:=SUM([.F2:.F43])/[.H43]" office:value-type="percentage" office:value="0.5" calcext:value-type="percentage">
            <text:p>50.00%</text:p>
          </table:table-cell>
          <table:table-cell office:value-type="float" office:value="42" calcext:value-type="float">
            <text:p>42</text:p>
          </table:table-cell>
          <table:table-cell table:formula="of:=CONCATENATE([.B43]; &quot; &quot;; [.C43])" office:value-type="string" office:string-value="Cindy Vorselman-Derksen" calcext:value-type="string">
            <text:p>Cindy Vorselman-Derksen</text:p>
          </table:table-cell>
          <table:table-cell table:formula="of:=[.D43]" office:value-type="string" office:string-value="female" calcext:value-type="string">
            <text:p>female</text:p>
          </table:table-cell>
          <table:table-cell table:style-name="ce50" table:formula="of:=[.E43]" office:value-type="string" office:string-value="Assen" calcext:value-type="string">
            <text:p>Assen</text:p>
          </table:table-cell>
        </table:table-row>
        <table:table-row table:style-name="ro1">
          <table:table-cell office:value-type="string" calcext:value-type="string">
            <text:p>F.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Penteng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paarndam</text:p>
          </table:table-cell>
          <table:table-cell table:formula="of:=IF([.D44]=&quot;female&quot;;1;0)" office:value-type="float" office:value="0" calcext:value-type="float">
            <text:p>0</text:p>
          </table:table-cell>
          <table:table-cell table:formula="of:=SUM([.F2:.F44])/[.H44]" office:value-type="percentage" office:value="0.488372093023256" calcext:value-type="percentage">
            <text:p>48.84%</text:p>
          </table:table-cell>
          <table:table-cell office:value-type="float" office:value="43" calcext:value-type="float">
            <text:p>43</text:p>
          </table:table-cell>
          <table:table-cell table:formula="of:=CONCATENATE([.B44]; &quot; &quot;; [.C44])" office:value-type="string" office:string-value="Erik Pentenga" calcext:value-type="string">
            <text:p>Erik Pentenga</text:p>
          </table:table-cell>
          <table:table-cell table:formula="of:=[.D44]" office:value-type="string" office:string-value="male" calcext:value-type="string">
            <text:p>male</text:p>
          </table:table-cell>
          <table:table-cell table:style-name="ce51" table:formula="of:=[.E44]" office:value-type="string" office:string-value="Spaarndam" calcext:value-type="string">
            <text:p>Spaarndam</text:p>
          </table:table-cell>
        </table:table-row>
        <table:table-row table:style-name="ro1">
          <table:table-cell office:value-type="string" calcext:value-type="string">
            <text:p>A.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n den Boogaar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eiden</text:p>
          </table:table-cell>
          <table:table-cell table:formula="of:=IF([.D45]=&quot;female&quot;;1;0)" office:value-type="float" office:value="1" calcext:value-type="float">
            <text:p>1</text:p>
          </table:table-cell>
          <table:table-cell table:formula="of:=SUM([.F2:.F45])/[.H45]" office:value-type="percentage" office:value="0.5" calcext:value-type="percentage">
            <text:p>50.00%</text:p>
          </table:table-cell>
          <table:table-cell office:value-type="float" office:value="44" calcext:value-type="float">
            <text:p>44</text:p>
          </table:table-cell>
          <table:table-cell table:formula="of:=CONCATENATE([.B45]; &quot; &quot;; [.C45])" office:value-type="string" office:string-value="Anna van den Boogaard" calcext:value-type="string">
            <text:p>Anna van den Boogaard</text:p>
          </table:table-cell>
          <table:table-cell table:formula="of:=[.D45]" office:value-type="string" office:string-value="female" calcext:value-type="string">
            <text:p>female</text:p>
          </table:table-cell>
          <table:table-cell table:style-name="ce52" table:formula="of:=[.E45]" office:value-type="string" office:string-value="Leiden" calcext:value-type="string">
            <text:p>Leiden</text:p>
          </table:table-cell>
        </table:table-row>
        <table:table-row table:style-name="ro1">
          <table:table-cell office:value-type="string" calcext:value-type="string">
            <text:p>R.P.</text:p>
          </table:table-cell>
          <table:table-cell office:value-type="string" calcext:value-type="string">
            <text:p>Roelof</text:p>
          </table:table-cell>
          <table:table-cell office:value-type="string" calcext:value-type="string">
            <text:p>van La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Oegstgeest</text:p>
          </table:table-cell>
          <table:table-cell table:formula="of:=IF([.D46]=&quot;female&quot;;1;0)" office:value-type="float" office:value="0" calcext:value-type="float">
            <text:p>0</text:p>
          </table:table-cell>
          <table:table-cell table:formula="of:=SUM([.F2:.F46])/[.H46]" office:value-type="percentage" office:value="0.488888888888889" calcext:value-type="percentage">
            <text:p>48.89%</text:p>
          </table:table-cell>
          <table:table-cell office:value-type="float" office:value="45" calcext:value-type="float">
            <text:p>45</text:p>
          </table:table-cell>
          <table:table-cell table:formula="of:=CONCATENATE([.B46]; &quot; &quot;; [.C46])" office:value-type="string" office:string-value="Roelof van Laar" calcext:value-type="string">
            <text:p>Roelof van Laar</text:p>
          </table:table-cell>
          <table:table-cell table:formula="of:=[.D46]" office:value-type="string" office:string-value="male" calcext:value-type="string">
            <text:p>male</text:p>
          </table:table-cell>
          <table:table-cell table:style-name="ce53" table:formula="of:=[.E46]" office:value-type="string" office:string-value="Oegstgeest" calcext:value-type="string">
            <text:p>Oegstgeest</text:p>
          </table:table-cell>
        </table:table-row>
        <table:table-row table:style-name="ro1">
          <table:table-cell office:value-type="string" calcext:value-type="string">
            <text:p>T.T.</text:p>
          </table:table-cell>
          <table:table-cell office:value-type="string" calcext:value-type="string">
            <text:p>Tamar</text:p>
          </table:table-cell>
          <table:table-cell office:value-type="string" calcext:value-type="string">
            <text:p>Schrof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msterdam</text:p>
          </table:table-cell>
          <table:table-cell table:formula="of:=IF([.D47]=&quot;female&quot;;1;0)" office:value-type="float" office:value="1" calcext:value-type="float">
            <text:p>1</text:p>
          </table:table-cell>
          <table:table-cell table:formula="of:=SUM([.F2:.F47])/[.H47]" office:value-type="percentage" office:value="0.5" calcext:value-type="percentage">
            <text:p>50.00%</text:p>
          </table:table-cell>
          <table:table-cell office:value-type="float" office:value="46" calcext:value-type="float">
            <text:p>46</text:p>
          </table:table-cell>
          <table:table-cell table:formula="of:=CONCATENATE([.B47]; &quot; &quot;; [.C47])" office:value-type="string" office:string-value="Tamar Schrofer" calcext:value-type="string">
            <text:p>Tamar Schrofer</text:p>
          </table:table-cell>
          <table:table-cell table:formula="of:=[.D47]" office:value-type="string" office:string-value="female" calcext:value-type="string">
            <text:p>female</text:p>
          </table:table-cell>
          <table:table-cell table:style-name="ce54" table:formula="of:=[.E47]" office:value-type="string" office:string-value="Amsterdam" calcext:value-type="string">
            <text:p>Amsterdam</text:p>
          </table:table-cell>
        </table:table-row>
        <table:table-row table:style-name="ro1">
          <table:table-cell office:value-type="string" calcext:value-type="string">
            <text:p>H.E.F.</text:p>
          </table:table-cell>
          <table:table-cell office:value-type="string" calcext:value-type="string">
            <text:p>Heino</text:p>
          </table:table-cell>
          <table:table-cell office:value-type="string" calcext:value-type="string">
            <text:p>van Houwelinge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's-Gravenhage</text:p>
          </table:table-cell>
          <table:table-cell table:formula="of:=IF([.D48]=&quot;female&quot;;1;0)" office:value-type="float" office:value="0" calcext:value-type="float">
            <text:p>0</text:p>
          </table:table-cell>
          <table:table-cell table:formula="of:=SUM([.F2:.F48])/[.H48]" office:value-type="percentage" office:value="0.48936170212766" calcext:value-type="percentage">
            <text:p>48.94%</text:p>
          </table:table-cell>
          <table:table-cell office:value-type="float" office:value="47" calcext:value-type="float">
            <text:p>47</text:p>
          </table:table-cell>
          <table:table-cell table:formula="of:=CONCATENATE([.B48]; &quot; &quot;; [.C48])" office:value-type="string" office:string-value="Heino van Houwelingen" calcext:value-type="string">
            <text:p>Heino van Houwelingen</text:p>
          </table:table-cell>
          <table:table-cell table:formula="of:=[.D48]" office:value-type="string" office:string-value="male" calcext:value-type="string">
            <text:p>male</text:p>
          </table:table-cell>
          <table:table-cell table:style-name="ce55" table:formula="of:=[.E48]" office:value-type="string" office:string-value="'s-Gravenhage" calcext:value-type="string">
            <text:p>'s-Gravenhage</text:p>
          </table:table-cell>
        </table:table-row>
        <table:table-row table:style-name="ro1">
          <table:table-cell office:value-type="string" calcext:value-type="string">
            <text:p>M.A.</text:p>
          </table:table-cell>
          <table:table-cell office:value-type="string" calcext:value-type="string">
            <text:p>Marinka</text:p>
          </table:table-cell>
          <table:table-cell office:value-type="string" calcext:value-type="string">
            <text:p>Muld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emborg</text:p>
          </table:table-cell>
          <table:table-cell table:formula="of:=IF([.D49]=&quot;female&quot;;1;0)" office:value-type="float" office:value="1" calcext:value-type="float">
            <text:p>1</text:p>
          </table:table-cell>
          <table:table-cell table:formula="of:=SUM([.F2:.F49])/[.H49]" office:value-type="percentage" office:value="0.5" calcext:value-type="percentage">
            <text:p>50.00%</text:p>
          </table:table-cell>
          <table:table-cell office:value-type="float" office:value="48" calcext:value-type="float">
            <text:p>48</text:p>
          </table:table-cell>
          <table:table-cell table:formula="of:=CONCATENATE([.B49]; &quot; &quot;; [.C49])" office:value-type="string" office:string-value="Marinka Mulder" calcext:value-type="string">
            <text:p>Marinka Mulder</text:p>
          </table:table-cell>
          <table:table-cell table:formula="of:=[.D49]" office:value-type="string" office:string-value="female" calcext:value-type="string">
            <text:p>female</text:p>
          </table:table-cell>
          <table:table-cell table:style-name="ce56" table:formula="of:=[.E49]" office:value-type="string" office:string-value="Culemborg" calcext:value-type="string">
            <text:p>Culemborg</text:p>
          </table:table-cell>
        </table:table-row>
        <table:table-row table:style-name="ro1">
          <table:table-cell office:value-type="string" calcext:value-type="string">
            <text:p>W.D.</text:p>
          </table:table-cell>
          <table:table-cell office:value-type="string" calcext:value-type="string">
            <text:p>Wimar</text:p>
          </table:table-cell>
          <table:table-cell office:value-type="string" calcext:value-type="string">
            <text:p>Bolhui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's-Gravenhage</text:p>
          </table:table-cell>
          <table:table-cell table:formula="of:=IF([.D50]=&quot;female&quot;;1;0)" office:value-type="float" office:value="0" calcext:value-type="float">
            <text:p>0</text:p>
          </table:table-cell>
          <table:table-cell table:formula="of:=SUM([.F2:.F50])/[.H50]" office:value-type="percentage" office:value="0.489795918367347" calcext:value-type="percentage">
            <text:p>48.98%</text:p>
          </table:table-cell>
          <table:table-cell office:value-type="float" office:value="49" calcext:value-type="float">
            <text:p>49</text:p>
          </table:table-cell>
          <table:table-cell table:formula="of:=CONCATENATE([.B50]; &quot; &quot;; [.C50])" office:value-type="string" office:string-value="Wimar Bolhuis" calcext:value-type="string">
            <text:p>Wimar Bolhuis</text:p>
          </table:table-cell>
          <table:table-cell table:formula="of:=[.D50]" office:value-type="string" office:string-value="male" calcext:value-type="string">
            <text:p>male</text:p>
          </table:table-cell>
          <table:table-cell table:style-name="ce57" table:formula="of:=[.E50]" office:value-type="string" office:string-value="'s-Gravenhage" calcext:value-type="string">
            <text:p>'s-Gravenhage</text:p>
          </table:table-cell>
        </table:table-row>
        <table:table-row table:style-name="ro1">
          <table:table-cell office:value-type="string" calcext:value-type="string">
            <text:p>S.</text:p>
          </table:table-cell>
          <table:table-cell office:value-type="string" calcext:value-type="string">
            <text:p>Sultan</text:p>
          </table:table-cell>
          <table:table-cell office:value-type="string" calcext:value-type="string">
            <text:p>Günal-Gez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den</text:p>
          </table:table-cell>
          <table:table-cell table:formula="of:=IF([.D51]=&quot;female&quot;;1;0)" office:value-type="float" office:value="1" calcext:value-type="float">
            <text:p>1</text:p>
          </table:table-cell>
          <table:table-cell table:formula="of:=SUM([.F2:.F51])/[.H51]" office:value-type="percentage" office:value="0.5" calcext:value-type="percentage">
            <text:p>50.00%</text:p>
          </table:table-cell>
          <table:table-cell office:value-type="float" office:value="50" calcext:value-type="float">
            <text:p>50</text:p>
          </table:table-cell>
          <table:table-cell table:formula="of:=CONCATENATE([.B51]; &quot; &quot;; [.C51])" office:value-type="string" office:string-value="Sultan Günal-Gezer" calcext:value-type="string">
            <text:p>Sultan Günal-Gezer</text:p>
          </table:table-cell>
          <table:table-cell table:formula="of:=[.D51]" office:value-type="string" office:string-value="female" calcext:value-type="string">
            <text:p>female</text:p>
          </table:table-cell>
          <table:table-cell table:style-name="ce58" table:formula="of:=[.E51]" office:value-type="string" office:string-value="Uden" calcext:value-type="string">
            <text:p>Uden</text:p>
          </table:table-cell>
        </table:table-row>
        <table:table-row table:style-name="ro1">
          <table:table-cell office:value-type="string" calcext:value-type="string">
            <text:p>J.J.</text:p>
          </table:table-cell>
          <table:table-cell office:value-type="string" calcext:value-type="string">
            <text:p>Jelmer</text:p>
          </table:table-cell>
          <table:table-cell office:value-type="string" calcext:value-type="string">
            <text:p>Sta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eeuwarden</text:p>
          </table:table-cell>
          <table:table-cell table:formula="of:=IF([.D52]=&quot;female&quot;;1;0)" office:value-type="float" office:value="0" calcext:value-type="float">
            <text:p>0</text:p>
          </table:table-cell>
          <table:table-cell table:formula="of:=SUM([.F2:.F52])/[.H52]" office:value-type="percentage" office:value="0.490196078431373" calcext:value-type="percentage">
            <text:p>49.02%</text:p>
          </table:table-cell>
          <table:table-cell office:value-type="float" office:value="51" calcext:value-type="float">
            <text:p>51</text:p>
          </table:table-cell>
          <table:table-cell table:formula="of:=CONCATENATE([.B52]; &quot; &quot;; [.C52])" office:value-type="string" office:string-value="Jelmer Staal" calcext:value-type="string">
            <text:p>Jelmer Staal</text:p>
          </table:table-cell>
          <table:table-cell table:formula="of:=[.D52]" office:value-type="string" office:string-value="male" calcext:value-type="string">
            <text:p>male</text:p>
          </table:table-cell>
          <table:table-cell table:style-name="ce59" table:formula="of:=[.E52]" office:value-type="string" office:string-value="Leeuwarden" calcext:value-type="string">
            <text:p>Leeuwarden</text:p>
          </table:table-cell>
        </table:table-row>
        <table:table-row table:style-name="ro1">
          <table:table-cell office:value-type="string" calcext:value-type="string">
            <text:p>E.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otterdam</text:p>
          </table:table-cell>
          <table:table-cell table:formula="of:=IF([.D53]=&quot;female&quot;;1;0)" office:value-type="float" office:value="1" calcext:value-type="float">
            <text:p>1</text:p>
          </table:table-cell>
          <table:table-cell table:formula="of:=SUM([.F2:.F53])/[.H53]" office:value-type="percentage" office:value="0.5" calcext:value-type="percentage">
            <text:p>50.00%</text:p>
          </table:table-cell>
          <table:table-cell office:value-type="float" office:value="52" calcext:value-type="float">
            <text:p>52</text:p>
          </table:table-cell>
          <table:table-cell table:formula="of:=CONCATENATE([.B53]; &quot; &quot;; [.C53])" office:value-type="string" office:string-value="Els Boot" calcext:value-type="string">
            <text:p>Els Boot</text:p>
          </table:table-cell>
          <table:table-cell table:formula="of:=[.D53]" office:value-type="string" office:string-value="female" calcext:value-type="string">
            <text:p>female</text:p>
          </table:table-cell>
          <table:table-cell table:style-name="ce60" table:formula="of:=[.E53]" office:value-type="string" office:string-value="Rotterdam" calcext:value-type="string">
            <text:p>Rotterdam</text:p>
          </table:table-cell>
        </table:table-row>
        <table:table-row table:style-name="ro1">
          <table:table-cell office:value-type="string" calcext:value-type="string">
            <text:p>M.</text:p>
          </table:table-cell>
          <table:table-cell office:value-type="string" calcext:value-type="string">
            <text:p>Mohammed</text:p>
          </table:table-cell>
          <table:table-cell office:value-type="string" calcext:value-type="string">
            <text:p>Chahi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elmond</text:p>
          </table:table-cell>
          <table:table-cell table:formula="of:=IF([.D54]=&quot;female&quot;;1;0)" office:value-type="float" office:value="0" calcext:value-type="float">
            <text:p>0</text:p>
          </table:table-cell>
          <table:table-cell table:formula="of:=SUM([.F2:.F54])/[.H54]" office:value-type="percentage" office:value="0.490566037735849" calcext:value-type="percentage">
            <text:p>49.06%</text:p>
          </table:table-cell>
          <table:table-cell office:value-type="float" office:value="53" calcext:value-type="float">
            <text:p>53</text:p>
          </table:table-cell>
          <table:table-cell table:formula="of:=CONCATENATE([.B54]; &quot; &quot;; [.C54])" office:value-type="string" office:string-value="Mohammed Chahim" calcext:value-type="string">
            <text:p>Mohammed Chahim</text:p>
          </table:table-cell>
          <table:table-cell table:formula="of:=[.D54]" office:value-type="string" office:string-value="male" calcext:value-type="string">
            <text:p>male</text:p>
          </table:table-cell>
          <table:table-cell table:style-name="ce61" table:formula="of:=[.E54]" office:value-type="string" office:string-value="Helmond" calcext:value-type="string">
            <text:p>Helmond</text:p>
          </table:table-cell>
        </table:table-row>
        <table:table-row table:style-name="ro1">
          <table:table-cell office:value-type="string" calcext:value-type="string">
            <text:p>P.T.C.</text:p>
          </table:table-cell>
          <table:table-cell office:value-type="string" calcext:value-type="string">
            <text:p>Petra</text:p>
          </table:table-cell>
          <table:table-cell office:value-type="string" calcext:value-type="string">
            <text:p>Koender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reda</text:p>
          </table:table-cell>
          <table:table-cell table:formula="of:=IF([.D55]=&quot;female&quot;;1;0)" office:value-type="float" office:value="1" calcext:value-type="float">
            <text:p>1</text:p>
          </table:table-cell>
          <table:table-cell table:formula="of:=SUM([.F2:.F55])/[.H55]" office:value-type="percentage" office:value="0.5" calcext:value-type="percentage">
            <text:p>50.00%</text:p>
          </table:table-cell>
          <table:table-cell office:value-type="float" office:value="54" calcext:value-type="float">
            <text:p>54</text:p>
          </table:table-cell>
          <table:table-cell table:formula="of:=CONCATENATE([.B55]; &quot; &quot;; [.C55])" office:value-type="string" office:string-value="Petra Koenders" calcext:value-type="string">
            <text:p>Petra Koenders</text:p>
          </table:table-cell>
          <table:table-cell table:formula="of:=[.D55]" office:value-type="string" office:string-value="female" calcext:value-type="string">
            <text:p>female</text:p>
          </table:table-cell>
          <table:table-cell table:style-name="ce62" table:formula="of:=[.E55]" office:value-type="string" office:string-value="Breda" calcext:value-type="string">
            <text:p>Breda</text:p>
          </table:table-cell>
        </table:table-row>
        <table:table-row table:style-name="ro1">
          <table:table-cell office:value-type="string" calcext:value-type="string">
            <text:p>R.</text:p>
          </table:table-cell>
          <table:table-cell office:value-type="string" calcext:value-type="string">
            <text:p>Roy</text:p>
          </table:table-cell>
          <table:table-cell office:value-type="string" calcext:value-type="string">
            <text:p>Breedervel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's-Gravenhage</text:p>
          </table:table-cell>
          <table:table-cell table:formula="of:=IF([.D56]=&quot;female&quot;;1;0)" office:value-type="float" office:value="0" calcext:value-type="float">
            <text:p>0</text:p>
          </table:table-cell>
          <table:table-cell table:formula="of:=SUM([.F2:.F56])/[.H56]" office:value-type="percentage" office:value="0.490909090909091" calcext:value-type="percentage">
            <text:p>49.09%</text:p>
          </table:table-cell>
          <table:table-cell office:value-type="float" office:value="55" calcext:value-type="float">
            <text:p>55</text:p>
          </table:table-cell>
          <table:table-cell table:formula="of:=CONCATENATE([.B56]; &quot; &quot;; [.C56])" office:value-type="string" office:string-value="Roy Breederveld" calcext:value-type="string">
            <text:p>Roy Breederveld</text:p>
          </table:table-cell>
          <table:table-cell table:formula="of:=[.D56]" office:value-type="string" office:string-value="male" calcext:value-type="string">
            <text:p>male</text:p>
          </table:table-cell>
          <table:table-cell table:style-name="ce63" table:formula="of:=[.E56]" office:value-type="string" office:string-value="'s-Gravenhage" calcext:value-type="string">
            <text:p>'s-Gravenhage</text:p>
          </table:table-cell>
        </table:table-row>
        <table:table-row table:style-name="ro1">
          <table:table-cell office:value-type="string" calcext:value-type="string">
            <text:p>L.M.E.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Menent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's-Gravenhage</text:p>
          </table:table-cell>
          <table:table-cell table:formula="of:=IF([.D57]=&quot;female&quot;;1;0)" office:value-type="float" office:value="1" calcext:value-type="float">
            <text:p>1</text:p>
          </table:table-cell>
          <table:table-cell table:formula="of:=SUM([.F2:.F57])/[.H57]" office:value-type="percentage" office:value="0.5" calcext:value-type="percentage">
            <text:p>50.00%</text:p>
          </table:table-cell>
          <table:table-cell office:value-type="float" office:value="56" calcext:value-type="float">
            <text:p>56</text:p>
          </table:table-cell>
          <table:table-cell table:formula="of:=CONCATENATE([.B57]; &quot; &quot;; [.C57])" office:value-type="string" office:string-value="Laura Menenti" calcext:value-type="string">
            <text:p>Laura Menenti</text:p>
          </table:table-cell>
          <table:table-cell table:formula="of:=[.D57]" office:value-type="string" office:string-value="female" calcext:value-type="string">
            <text:p>female</text:p>
          </table:table-cell>
          <table:table-cell table:style-name="ce64" table:formula="of:=[.E57]" office:value-type="string" office:string-value="'s-Gravenhage" calcext:value-type="string">
            <text:p>'s-Gravenhage</text:p>
          </table:table-cell>
        </table:table-row>
        <table:table-row table:style-name="ro1">
          <table:table-cell office:value-type="string" calcext:value-type="string">
            <text:p>R.H.M.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van de Burg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eldrop</text:p>
          </table:table-cell>
          <table:table-cell table:formula="of:=IF([.D58]=&quot;female&quot;;1;0)" office:value-type="float" office:value="0" calcext:value-type="float">
            <text:p>0</text:p>
          </table:table-cell>
          <table:table-cell table:formula="of:=SUM([.F2:.F58])/[.H58]" office:value-type="percentage" office:value="0.491228070175439" calcext:value-type="percentage">
            <text:p>49.12%</text:p>
          </table:table-cell>
          <table:table-cell office:value-type="float" office:value="57" calcext:value-type="float">
            <text:p>57</text:p>
          </table:table-cell>
          <table:table-cell table:formula="of:=CONCATENATE([.B58]; &quot; &quot;; [.C58])" office:value-type="string" office:string-value="Richard van de Burgt" calcext:value-type="string">
            <text:p>Richard van de Burgt</text:p>
          </table:table-cell>
          <table:table-cell table:formula="of:=[.D58]" office:value-type="string" office:string-value="male" calcext:value-type="string">
            <text:p>male</text:p>
          </table:table-cell>
          <table:table-cell table:style-name="ce65" table:formula="of:=[.E58]" office:value-type="string" office:string-value="Geldrop" calcext:value-type="string">
            <text:p>Geldrop</text:p>
          </table:table-cell>
        </table:table-row>
        <table:table-row table:style-name="ro1">
          <table:table-cell office:value-type="string" calcext:value-type="string">
            <text:p>M.E.</text:p>
          </table:table-cell>
          <table:table-cell office:value-type="string" calcext:value-type="string">
            <text:p>Lou</text:p>
          </table:table-cell>
          <table:table-cell office:value-type="string" calcext:value-type="string">
            <text:p>Repetu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trecht</text:p>
          </table:table-cell>
          <table:table-cell table:formula="of:=IF([.D59]=&quot;female&quot;;1;0)" office:value-type="float" office:value="1" calcext:value-type="float">
            <text:p>1</text:p>
          </table:table-cell>
          <table:table-cell table:formula="of:=SUM([.F2:.F59])/[.H59]" office:value-type="percentage" office:value="0.5" calcext:value-type="percentage">
            <text:p>50.00%</text:p>
          </table:table-cell>
          <table:table-cell office:value-type="float" office:value="58" calcext:value-type="float">
            <text:p>58</text:p>
          </table:table-cell>
          <table:table-cell table:formula="of:=CONCATENATE([.B59]; &quot; &quot;; [.C59])" office:value-type="string" office:string-value="Lou Repetur" calcext:value-type="string">
            <text:p>Lou Repetur</text:p>
          </table:table-cell>
          <table:table-cell table:formula="of:=[.D59]" office:value-type="string" office:string-value="female" calcext:value-type="string">
            <text:p>female</text:p>
          </table:table-cell>
          <table:table-cell table:style-name="ce66" table:formula="of:=[.E59]" office:value-type="string" office:string-value="Utrecht" calcext:value-type="string">
            <text:p>Utrecht</text:p>
          </table:table-cell>
        </table:table-row>
        <table:table-row table:style-name="ro1">
          <table:table-cell office:value-type="string" calcext:value-type="string">
            <text:p>S.</text:p>
          </table:table-cell>
          <table:table-cell office:value-type="string" calcext:value-type="string">
            <text:p>Saami</text:p>
          </table:table-cell>
          <table:table-cell office:value-type="string" calcext:value-type="string">
            <text:p>Akrou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lversum</text:p>
          </table:table-cell>
          <table:table-cell table:formula="of:=IF([.D60]=&quot;female&quot;;1;0)" office:value-type="float" office:value="0" calcext:value-type="float">
            <text:p>0</text:p>
          </table:table-cell>
          <table:table-cell table:formula="of:=SUM([.F2:.F60])/[.H60]" office:value-type="percentage" office:value="0.491525423728814" calcext:value-type="percentage">
            <text:p>49.15%</text:p>
          </table:table-cell>
          <table:table-cell office:value-type="float" office:value="59" calcext:value-type="float">
            <text:p>59</text:p>
          </table:table-cell>
          <table:table-cell table:formula="of:=CONCATENATE([.B60]; &quot; &quot;; [.C60])" office:value-type="string" office:string-value="Saami Akrouh" calcext:value-type="string">
            <text:p>Saami Akrouh</text:p>
          </table:table-cell>
          <table:table-cell table:formula="of:=[.D60]" office:value-type="string" office:string-value="male" calcext:value-type="string">
            <text:p>male</text:p>
          </table:table-cell>
          <table:table-cell table:style-name="ce67" table:formula="of:=[.E60]" office:value-type="string" office:string-value="Hilversum" calcext:value-type="string">
            <text:p>Hilversum</text:p>
          </table:table-cell>
        </table:table-row>
        <table:table-row table:style-name="ro1">
          <table:table-cell office:value-type="string" calcext:value-type="string">
            <text:p>A.H.M.G.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Engber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ouda</text:p>
          </table:table-cell>
          <table:table-cell table:formula="of:=IF([.D61]=&quot;female&quot;;1;0)" office:value-type="float" office:value="1" calcext:value-type="float">
            <text:p>1</text:p>
          </table:table-cell>
          <table:table-cell table:formula="of:=SUM([.F2:.F61])/[.H61]" office:value-type="percentage" office:value="0.5" calcext:value-type="percentage">
            <text:p>50.00%</text:p>
          </table:table-cell>
          <table:table-cell office:value-type="float" office:value="60" calcext:value-type="float">
            <text:p>60</text:p>
          </table:table-cell>
          <table:table-cell table:formula="of:=CONCATENATE([.B61]; &quot; &quot;; [.C61])" office:value-type="string" office:string-value="Anita Engbers" calcext:value-type="string">
            <text:p>Anita Engbers</text:p>
          </table:table-cell>
          <table:table-cell table:formula="of:=[.D61]" office:value-type="string" office:string-value="female" calcext:value-type="string">
            <text:p>female</text:p>
          </table:table-cell>
          <table:table-cell table:style-name="ce68" table:formula="of:=[.E61]" office:value-type="string" office:string-value="Gouda" calcext:value-type="string">
            <text:p>Gouda</text:p>
          </table:table-cell>
        </table:table-row>
        <table:table-row table:style-name="ro1">
          <table:table-cell office:value-type="string" calcext:value-type="string">
            <text:p>T.L.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Ronne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msterdam</text:p>
          </table:table-cell>
          <table:table-cell table:formula="of:=IF([.D62]=&quot;female&quot;;1;0)" office:value-type="float" office:value="0" calcext:value-type="float">
            <text:p>0</text:p>
          </table:table-cell>
          <table:table-cell table:formula="of:=SUM([.F2:.F62])/[.H62]" office:value-type="percentage" office:value="0.491803278688525" calcext:value-type="percentage">
            <text:p>49.18%</text:p>
          </table:table-cell>
          <table:table-cell office:value-type="float" office:value="61" calcext:value-type="float">
            <text:p>61</text:p>
          </table:table-cell>
          <table:table-cell table:formula="of:=CONCATENATE([.B62]; &quot; &quot;; [.C62])" office:value-type="string" office:string-value="Thomas Ronnes" calcext:value-type="string">
            <text:p>Thomas Ronnes</text:p>
          </table:table-cell>
          <table:table-cell table:formula="of:=[.D62]" office:value-type="string" office:string-value="male" calcext:value-type="string">
            <text:p>male</text:p>
          </table:table-cell>
          <table:table-cell table:style-name="ce69" table:formula="of:=[.E62]" office:value-type="string" office:string-value="Amsterdam" calcext:value-type="string">
            <text:p>Amsterdam</text:p>
          </table:table-cell>
        </table:table-row>
        <table:table-row table:style-name="ro1">
          <table:table-cell office:value-type="string" calcext:value-type="string">
            <text:p>P.M.</text:p>
          </table:table-cell>
          <table:table-cell office:value-type="string" calcext:value-type="string">
            <text:p>Peggy</text:p>
          </table:table-cell>
          <table:table-cell office:value-type="string" calcext:value-type="string">
            <text:p>Wijntu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otterdam</text:p>
          </table:table-cell>
          <table:table-cell table:formula="of:=IF([.D63]=&quot;female&quot;;1;0)" office:value-type="float" office:value="1" calcext:value-type="float">
            <text:p>1</text:p>
          </table:table-cell>
          <table:table-cell table:formula="of:=SUM([.F2:.F63])/[.H63]" office:value-type="percentage" office:value="0.5" calcext:value-type="percentage">
            <text:p>50.00%</text:p>
          </table:table-cell>
          <table:table-cell office:value-type="float" office:value="62" calcext:value-type="float">
            <text:p>62</text:p>
          </table:table-cell>
          <table:table-cell table:formula="of:=CONCATENATE([.B63]; &quot; &quot;; [.C63])" office:value-type="string" office:string-value="Peggy Wijntuin" calcext:value-type="string">
            <text:p>Peggy Wijntuin</text:p>
          </table:table-cell>
          <table:table-cell table:formula="of:=[.D63]" office:value-type="string" office:string-value="female" calcext:value-type="string">
            <text:p>female</text:p>
          </table:table-cell>
          <table:table-cell table:style-name="ce70" table:formula="of:=[.E63]" office:value-type="string" office:string-value="Rotterdam" calcext:value-type="string">
            <text:p>Rotterdam</text:p>
          </table:table-cell>
        </table:table-row>
        <table:table-row table:style-name="ro1">
          <table:table-cell office:value-type="string" calcext:value-type="string">
            <text:p>L.W.L.</text:p>
          </table:table-cell>
          <table:table-cell office:value-type="string" calcext:value-type="string">
            <text:p>Luc</text:p>
          </table:table-cell>
          <table:table-cell office:value-type="string" calcext:value-type="string">
            <text:p>Brouwer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ilsbeek</text:p>
          </table:table-cell>
          <table:table-cell table:formula="of:=IF([.D64]=&quot;female&quot;;1;0)" office:value-type="float" office:value="0" calcext:value-type="float">
            <text:p>0</text:p>
          </table:table-cell>
          <table:table-cell table:formula="of:=SUM([.F2:.F64])/[.H64]" office:value-type="percentage" office:value="0.492063492063492" calcext:value-type="percentage">
            <text:p>49.21%</text:p>
          </table:table-cell>
          <table:table-cell office:value-type="float" office:value="63" calcext:value-type="float">
            <text:p>63</text:p>
          </table:table-cell>
          <table:table-cell table:formula="of:=CONCATENATE([.B64]; &quot; &quot;; [.C64])" office:value-type="string" office:string-value="Luc Brouwers" calcext:value-type="string">
            <text:p>Luc Brouwers</text:p>
          </table:table-cell>
          <table:table-cell table:formula="of:=[.D64]" office:value-type="string" office:string-value="male" calcext:value-type="string">
            <text:p>male</text:p>
          </table:table-cell>
          <table:table-cell table:style-name="ce71" table:formula="of:=[.E64]" office:value-type="string" office:string-value="Milsbeek" calcext:value-type="string">
            <text:p>Milsbeek</text:p>
          </table:table-cell>
        </table:table-row>
        <table:table-row table:style-name="ro1">
          <table:table-cell office:value-type="string" calcext:value-type="string">
            <text:p>A.H.G.</text:p>
          </table:table-cell>
          <table:table-cell office:value-type="string" calcext:value-type="string">
            <text:p>Anja</text:p>
          </table:table-cell>
          <table:table-cell office:value-type="string" calcext:value-type="string">
            <text:p>van Zantvoor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Zoetermeer</text:p>
          </table:table-cell>
          <table:table-cell table:formula="of:=IF([.D65]=&quot;female&quot;;1;0)" office:value-type="float" office:value="1" calcext:value-type="float">
            <text:p>1</text:p>
          </table:table-cell>
          <table:table-cell table:formula="of:=SUM([.F2:.F65])/[.H65]" office:value-type="percentage" office:value="0.5" calcext:value-type="percentage">
            <text:p>50.00%</text:p>
          </table:table-cell>
          <table:table-cell office:value-type="float" office:value="64" calcext:value-type="float">
            <text:p>64</text:p>
          </table:table-cell>
          <table:table-cell table:formula="of:=CONCATENATE([.B65]; &quot; &quot;; [.C65])" office:value-type="string" office:string-value="Anja van Zantvoort" calcext:value-type="string">
            <text:p>Anja van Zantvoort</text:p>
          </table:table-cell>
          <table:table-cell table:formula="of:=[.D65]" office:value-type="string" office:string-value="female" calcext:value-type="string">
            <text:p>female</text:p>
          </table:table-cell>
          <table:table-cell table:style-name="ce72" table:formula="of:=[.E65]" office:value-type="string" office:string-value="Zoetermeer" calcext:value-type="string">
            <text:p>Zoetermeer</text:p>
          </table:table-cell>
        </table:table-row>
        <table:table-row table:style-name="ro1">
          <table:table-cell office:value-type="string" calcext:value-type="string">
            <text:p>F.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Cohe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msterdam</text:p>
          </table:table-cell>
          <table:table-cell table:formula="of:=IF([.D66]=&quot;female&quot;;1;0)" office:value-type="float" office:value="0" calcext:value-type="float">
            <text:p>0</text:p>
          </table:table-cell>
          <table:table-cell table:formula="of:=SUM([.F2:.F66])/[.H66]" office:value-type="percentage" office:value="0.492307692307692" calcext:value-type="percentage">
            <text:p>49.23%</text:p>
          </table:table-cell>
          <table:table-cell office:value-type="float" office:value="65" calcext:value-type="float">
            <text:p>65</text:p>
          </table:table-cell>
          <table:table-cell table:formula="of:=CONCATENATE([.B66]; &quot; &quot;; [.C66])" office:value-type="string" office:string-value="Fred Cohen" calcext:value-type="string">
            <text:p>Fred Cohen</text:p>
          </table:table-cell>
          <table:table-cell table:formula="of:=[.D66]" office:value-type="string" office:string-value="male" calcext:value-type="string">
            <text:p>male</text:p>
          </table:table-cell>
          <table:table-cell table:style-name="ce73" table:formula="of:=[.E66]" office:value-type="string" office:string-value="Amsterdam" calcext:value-type="string">
            <text:p>Amsterdam</text:p>
          </table:table-cell>
        </table:table-row>
        <table:table-row table:style-name="ro1">
          <table:table-cell office:value-type="string" calcext:value-type="string">
            <text:p>A.T.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Danker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's-Gravenhage</text:p>
          </table:table-cell>
          <table:table-cell table:formula="of:=IF([.D67]=&quot;female&quot;;1;0)" office:value-type="float" office:value="1" calcext:value-type="float">
            <text:p>1</text:p>
          </table:table-cell>
          <table:table-cell table:formula="of:=SUM([.F2:.F67])/[.H67]" office:value-type="percentage" office:value="0.5" calcext:value-type="percentage">
            <text:p>50.00%</text:p>
          </table:table-cell>
          <table:table-cell office:value-type="float" office:value="66" calcext:value-type="float">
            <text:p>66</text:p>
          </table:table-cell>
          <table:table-cell table:formula="of:=CONCATENATE([.B67]; &quot; &quot;; [.C67])" office:value-type="string" office:string-value="Anne Dankert" calcext:value-type="string">
            <text:p>Anne Dankert</text:p>
          </table:table-cell>
          <table:table-cell table:formula="of:=[.D67]" office:value-type="string" office:string-value="female" calcext:value-type="string">
            <text:p>female</text:p>
          </table:table-cell>
          <table:table-cell table:style-name="ce74" table:formula="of:=[.E67]" office:value-type="string" office:string-value="'s-Gravenhage" calcext:value-type="string">
            <text:p>'s-Gravenhage</text:p>
          </table:table-cell>
        </table:table-row>
        <table:table-row table:style-name="ro1">
          <table:table-cell office:value-type="string" calcext:value-type="string">
            <text:p>H.</text:p>
          </table:table-cell>
          <table:table-cell office:value-type="string" calcext:value-type="string">
            <text:p>Hafid</text:p>
          </table:table-cell>
          <table:table-cell office:value-type="string" calcext:value-type="string">
            <text:p>Bouteib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indhoven</text:p>
          </table:table-cell>
          <table:table-cell table:formula="of:=IF([.D68]=&quot;female&quot;;1;0)" office:value-type="float" office:value="0" calcext:value-type="float">
            <text:p>0</text:p>
          </table:table-cell>
          <table:table-cell table:formula="of:=SUM([.F2:.F68])/[.H68]" office:value-type="percentage" office:value="0.492537313432836" calcext:value-type="percentage">
            <text:p>49.25%</text:p>
          </table:table-cell>
          <table:table-cell office:value-type="float" office:value="67" calcext:value-type="float">
            <text:p>67</text:p>
          </table:table-cell>
          <table:table-cell table:formula="of:=CONCATENATE([.B68]; &quot; &quot;; [.C68])" office:value-type="string" office:string-value="Hafid Bouteibi" calcext:value-type="string">
            <text:p>Hafid Bouteibi</text:p>
          </table:table-cell>
          <table:table-cell table:formula="of:=[.D68]" office:value-type="string" office:string-value="male" calcext:value-type="string">
            <text:p>male</text:p>
          </table:table-cell>
          <table:table-cell table:style-name="ce75" table:formula="of:=[.E68]" office:value-type="string" office:string-value="Eindhoven" calcext:value-type="string">
            <text:p>Eindhoven</text:p>
          </table:table-cell>
        </table:table-row>
        <table:table-row table:style-name="ro1">
          <table:table-cell office:value-type="string" calcext:value-type="string">
            <text:p>I.</text:p>
          </table:table-cell>
          <table:table-cell office:value-type="string" calcext:value-type="string">
            <text:p>Ivonne</text:p>
          </table:table-cell>
          <table:table-cell office:value-type="string" calcext:value-type="string">
            <text:p>Voig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enray</text:p>
          </table:table-cell>
          <table:table-cell table:formula="of:=IF([.D69]=&quot;female&quot;;1;0)" office:value-type="float" office:value="1" calcext:value-type="float">
            <text:p>1</text:p>
          </table:table-cell>
          <table:table-cell table:formula="of:=SUM([.F2:.F69])/[.H69]" office:value-type="percentage" office:value="0.5" calcext:value-type="percentage">
            <text:p>50.00%</text:p>
          </table:table-cell>
          <table:table-cell office:value-type="float" office:value="68" calcext:value-type="float">
            <text:p>68</text:p>
          </table:table-cell>
          <table:table-cell table:formula="of:=CONCATENATE([.B69]; &quot; &quot;; [.C69])" office:value-type="string" office:string-value="Ivonne Voigt" calcext:value-type="string">
            <text:p>Ivonne Voigt</text:p>
          </table:table-cell>
          <table:table-cell table:formula="of:=[.D69]" office:value-type="string" office:string-value="female" calcext:value-type="string">
            <text:p>female</text:p>
          </table:table-cell>
          <table:table-cell table:style-name="ce76" table:formula="of:=[.E69]" office:value-type="string" office:string-value="Venray" calcext:value-type="string">
            <text:p>Venray</text:p>
          </table:table-cell>
        </table:table-row>
        <table:table-row table:style-name="ro1">
          <table:table-cell office:value-type="string" calcext:value-type="string">
            <text:p>J.N.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chuurman Hes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Kats</text:p>
          </table:table-cell>
          <table:table-cell table:formula="of:=IF([.D70]=&quot;female&quot;;1;0)" office:value-type="float" office:value="0" calcext:value-type="float">
            <text:p>0</text:p>
          </table:table-cell>
          <table:table-cell table:formula="of:=SUM([.F2:.F70])/[.H70]" office:value-type="percentage" office:value="0.492753623188406" calcext:value-type="percentage">
            <text:p>49.28%</text:p>
          </table:table-cell>
          <table:table-cell office:value-type="float" office:value="69" calcext:value-type="float">
            <text:p>69</text:p>
          </table:table-cell>
          <table:table-cell table:formula="of:=CONCATENATE([.B70]; &quot; &quot;; [.C70])" office:value-type="string" office:string-value="Jan Schuurman Hess" calcext:value-type="string">
            <text:p>Jan Schuurman Hess</text:p>
          </table:table-cell>
          <table:table-cell table:formula="of:=[.D70]" office:value-type="string" office:string-value="male" calcext:value-type="string">
            <text:p>male</text:p>
          </table:table-cell>
          <table:table-cell table:style-name="ce77" table:formula="of:=[.E70]" office:value-type="string" office:string-value="Kats" calcext:value-type="string">
            <text:p>Kats</text:p>
          </table:table-cell>
        </table:table-row>
        <table:table-row table:style-name="ro1">
          <table:table-cell office:value-type="string" calcext:value-type="string">
            <text:p>B.C.D.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Klom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msterdam</text:p>
          </table:table-cell>
          <table:table-cell table:formula="of:=IF([.D71]=&quot;female&quot;;1;0)" office:value-type="float" office:value="1" calcext:value-type="float">
            <text:p>1</text:p>
          </table:table-cell>
          <table:table-cell table:formula="of:=SUM([.F2:.F71])/[.H71]" office:value-type="percentage" office:value="0.5" calcext:value-type="percentage">
            <text:p>50.00%</text:p>
          </table:table-cell>
          <table:table-cell office:value-type="float" office:value="70" calcext:value-type="float">
            <text:p>70</text:p>
          </table:table-cell>
          <table:table-cell table:formula="of:=CONCATENATE([.B71]; &quot; &quot;; [.C71])" office:value-type="string" office:string-value="Denise Klomp" calcext:value-type="string">
            <text:p>Denise Klomp</text:p>
          </table:table-cell>
          <table:table-cell table:formula="of:=[.D71]" office:value-type="string" office:string-value="female" calcext:value-type="string">
            <text:p>female</text:p>
          </table:table-cell>
          <table:table-cell table:style-name="ce78" table:formula="of:=[.E71]" office:value-type="string" office:string-value="Amsterdam" calcext:value-type="string">
            <text:p>Amsterdam</text:p>
          </table:table-cell>
        </table:table-row>
        <table:table-row table:style-name="ro1">
          <table:table-cell office:value-type="string" calcext:value-type="string">
            <text:p>H.M.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Keiz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rachten</text:p>
          </table:table-cell>
          <table:table-cell table:formula="of:=IF([.D72]=&quot;female&quot;;1;0)" office:value-type="float" office:value="0" calcext:value-type="float">
            <text:p>0</text:p>
          </table:table-cell>
          <table:table-cell table:formula="of:=SUM([.F2:.F72])/[.H72]" office:value-type="percentage" office:value="0.492957746478873" calcext:value-type="percentage">
            <text:p>49.30%</text:p>
          </table:table-cell>
          <table:table-cell office:value-type="float" office:value="71" calcext:value-type="float">
            <text:p>71</text:p>
          </table:table-cell>
          <table:table-cell table:formula="of:=CONCATENATE([.B72]; &quot; &quot;; [.C72])" office:value-type="string" office:string-value="Marco Keizer" calcext:value-type="string">
            <text:p>Marco Keizer</text:p>
          </table:table-cell>
          <table:table-cell table:formula="of:=[.D72]" office:value-type="string" office:string-value="male" calcext:value-type="string">
            <text:p>male</text:p>
          </table:table-cell>
          <table:table-cell table:style-name="ce79" table:formula="of:=[.E72]" office:value-type="string" office:string-value="Drachten" calcext:value-type="string">
            <text:p>Drachten</text:p>
          </table:table-cell>
        </table:table-row>
        <table:table-row table:style-name="ro1">
          <table:table-cell office:value-type="string" calcext:value-type="string">
            <text:p>T.A.H.</text:p>
          </table:table-cell>
          <table:table-cell office:value-type="string" calcext:value-type="string">
            <text:p>Tirza</text:p>
          </table:table-cell>
          <table:table-cell office:value-type="string" calcext:value-type="string">
            <text:p>Houb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oermond</text:p>
          </table:table-cell>
          <table:table-cell table:formula="of:=IF([.D73]=&quot;female&quot;;1;0)" office:value-type="float" office:value="1" calcext:value-type="float">
            <text:p>1</text:p>
          </table:table-cell>
          <table:table-cell table:formula="of:=SUM([.F2:.F73])/[.H73]" office:value-type="percentage" office:value="0.5" calcext:value-type="percentage">
            <text:p>50.00%</text:p>
          </table:table-cell>
          <table:table-cell office:value-type="float" office:value="72" calcext:value-type="float">
            <text:p>72</text:p>
          </table:table-cell>
          <table:table-cell table:formula="of:=CONCATENATE([.B73]; &quot; &quot;; [.C73])" office:value-type="string" office:string-value="Tirza Houben" calcext:value-type="string">
            <text:p>Tirza Houben</text:p>
          </table:table-cell>
          <table:table-cell table:formula="of:=[.D73]" office:value-type="string" office:string-value="female" calcext:value-type="string">
            <text:p>female</text:p>
          </table:table-cell>
          <table:table-cell table:style-name="ce80" table:formula="of:=[.E73]" office:value-type="string" office:string-value="Roermond" calcext:value-type="string">
            <text:p>Roermond</text:p>
          </table:table-cell>
        </table:table-row>
        <table:table-row table:style-name="ro1">
          <table:table-cell office:value-type="string" calcext:value-type="string">
            <text:p>E.R.M.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van 't Zelfd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hiedam</text:p>
          </table:table-cell>
          <table:table-cell table:formula="of:=IF([.D74]=&quot;female&quot;;1;0)" office:value-type="float" office:value="0" calcext:value-type="float">
            <text:p>0</text:p>
          </table:table-cell>
          <table:table-cell table:formula="of:=SUM([.F2:.F74])/[.H74]" office:value-type="percentage" office:value="0.493150684931507" calcext:value-type="percentage">
            <text:p>49.32%</text:p>
          </table:table-cell>
          <table:table-cell office:value-type="float" office:value="73" calcext:value-type="float">
            <text:p>73</text:p>
          </table:table-cell>
          <table:table-cell table:formula="of:=CONCATENATE([.B74]; &quot; &quot;; [.C74])" office:value-type="string" office:string-value="Eric van 't Zelfde" calcext:value-type="string">
            <text:p>Eric van 't Zelfde</text:p>
          </table:table-cell>
          <table:table-cell table:formula="of:=[.D74]" office:value-type="string" office:string-value="male" calcext:value-type="string">
            <text:p>male</text:p>
          </table:table-cell>
          <table:table-cell table:style-name="ce81" table:formula="of:=[.E74]" office:value-type="string" office:string-value="Schiedam" calcext:value-type="string">
            <text:p>Schiedam</text:p>
          </table:table-cell>
        </table:table-row>
        <table:table-row table:style-name="ro1">
          <table:table-cell office:value-type="string" calcext:value-type="string">
            <text:p>S.S.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Doevendan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msterdam</text:p>
          </table:table-cell>
          <table:table-cell table:formula="of:=IF([.D75]=&quot;female&quot;;1;0)" office:value-type="float" office:value="1" calcext:value-type="float">
            <text:p>1</text:p>
          </table:table-cell>
          <table:table-cell table:formula="of:=SUM([.F2:.F75])/[.H75]" office:value-type="percentage" office:value="0.5" calcext:value-type="percentage">
            <text:p>50.00%</text:p>
          </table:table-cell>
          <table:table-cell office:value-type="float" office:value="74" calcext:value-type="float">
            <text:p>74</text:p>
          </table:table-cell>
          <table:table-cell table:formula="of:=CONCATENATE([.B75]; &quot; &quot;; [.C75])" office:value-type="string" office:string-value="Sandra Doevendans" calcext:value-type="string">
            <text:p>Sandra Doevendans</text:p>
          </table:table-cell>
          <table:table-cell table:formula="of:=[.D75]" office:value-type="string" office:string-value="female" calcext:value-type="string">
            <text:p>female</text:p>
          </table:table-cell>
          <table:table-cell table:style-name="ce82" table:formula="of:=[.E75]" office:value-type="string" office:string-value="Amsterdam" calcext:value-type="string">
            <text:p>Amsterdam</text:p>
          </table:table-cell>
        </table:table-row>
        <table:table-row table:style-name="ro1">
          <table:table-cell office:value-type="string" calcext:value-type="string">
            <text:p>F.G.</text:p>
          </table:table-cell>
          <table:table-cell office:value-type="string" calcext:value-type="string">
            <text:p>Foppe</text:p>
          </table:table-cell>
          <table:table-cell office:value-type="string" calcext:value-type="string">
            <text:p>de Ha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es</text:p>
          </table:table-cell>
          <table:table-cell table:formula="of:=IF([.D76]=&quot;female&quot;;1;0)" office:value-type="float" office:value="0" calcext:value-type="float">
            <text:p>0</text:p>
          </table:table-cell>
          <table:table-cell table:formula="of:=SUM([.F2:.F76])/[.H76]" office:value-type="percentage" office:value="0.493333333333333" calcext:value-type="percentage">
            <text:p>49.33%</text:p>
          </table:table-cell>
          <table:table-cell office:value-type="float" office:value="75" calcext:value-type="float">
            <text:p>75</text:p>
          </table:table-cell>
          <table:table-cell table:formula="of:=CONCATENATE([.B76]; &quot; &quot;; [.C76])" office:value-type="string" office:string-value="Foppe de Haan" calcext:value-type="string">
            <text:p>Foppe de Haan</text:p>
          </table:table-cell>
          <table:table-cell table:formula="of:=[.D76]" office:value-type="string" office:string-value="male" calcext:value-type="string">
            <text:p>male</text:p>
          </table:table-cell>
          <table:table-cell table:style-name="ce83" table:formula="of:=[.E76]" office:value-type="string" office:string-value="Nes" calcext:value-type="string">
            <text:p>Nes</text:p>
          </table:table-cell>
        </table:table-row>
        <table:table-row table:style-name="ro1">
          <table:table-cell office:value-type="string" calcext:value-type="string">
            <text:p>H.</text:p>
          </table:table-cell>
          <table:table-cell office:value-type="string" calcext:value-type="string">
            <text:p>Hedy</text:p>
          </table:table-cell>
          <table:table-cell office:value-type="string" calcext:value-type="string">
            <text:p>d' Anco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msterdam</text:p>
          </table:table-cell>
          <table:table-cell table:formula="of:=IF([.D77]=&quot;female&quot;;1;0)" office:value-type="float" office:value="1" calcext:value-type="float">
            <text:p>1</text:p>
          </table:table-cell>
          <table:table-cell table:formula="of:=SUM([.F2:.F77])/[.H77]" office:value-type="percentage" office:value="0.5" calcext:value-type="percentage">
            <text:p>50.00%</text:p>
          </table:table-cell>
          <table:table-cell office:value-type="float" office:value="76" calcext:value-type="float">
            <text:p>76</text:p>
          </table:table-cell>
          <table:table-cell table:formula="of:=CONCATENATE([.B77]; &quot; &quot;; [.C77])" office:value-type="string" office:string-value="Hedy d' Ancona" calcext:value-type="string">
            <text:p>Hedy d' Ancona</text:p>
          </table:table-cell>
          <table:table-cell table:formula="of:=[.D77]" office:value-type="string" office:string-value="female" calcext:value-type="string">
            <text:p>female</text:p>
          </table:table-cell>
          <table:table-cell table:style-name="ce84" table:formula="of:=[.E77]" office:value-type="string" office:string-value="Amsterdam" calcext:value-type="string">
            <text:p>Amsterdam</text:p>
          </table:table-cell>
        </table:table-row>
        <table:table-row table:style-name="ro1">
          <table:table-cell office:value-type="string" calcext:value-type="string">
            <text:p>A.</text:p>
          </table:table-cell>
          <table:table-cell office:value-type="string" calcext:value-type="string">
            <text:p>Ahmed</text:p>
          </table:table-cell>
          <table:table-cell office:value-type="string" calcext:value-type="string">
            <text:p>Baâdou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msterdam</text:p>
          </table:table-cell>
          <table:table-cell table:formula="of:=IF([.D78]=&quot;female&quot;;1;0)" office:value-type="float" office:value="0" calcext:value-type="float">
            <text:p>0</text:p>
          </table:table-cell>
          <table:table-cell table:formula="of:=SUM([.F2:.F78])/[.H78]" office:value-type="percentage" office:value="0.493506493506493" calcext:value-type="percentage">
            <text:p>49.35%</text:p>
          </table:table-cell>
          <table:table-cell office:value-type="float" office:value="77" calcext:value-type="float">
            <text:p>77</text:p>
          </table:table-cell>
          <table:table-cell table:formula="of:=CONCATENATE([.B78]; &quot; &quot;; [.C78])" office:value-type="string" office:string-value="Ahmed Baâdoud" calcext:value-type="string">
            <text:p>Ahmed Baâdoud</text:p>
          </table:table-cell>
          <table:table-cell table:formula="of:=[.D78]" office:value-type="string" office:string-value="male" calcext:value-type="string">
            <text:p>male</text:p>
          </table:table-cell>
          <table:table-cell table:style-name="ce85" table:formula="of:=[.E78]" office:value-type="string" office:string-value="Amsterdam" calcext:value-type="string">
            <text:p>Amsterdam</text:p>
          </table:table-cell>
        </table:table-row>
        <table:table-row table:style-name="ro1">
          <table:table-cell office:value-type="string" calcext:value-type="string">
            <text:p>J.E.</text:p>
          </table:table-cell>
          <table:table-cell office:value-type="string" calcext:value-type="string">
            <text:p>Jesse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msterdam</text:p>
          </table:table-cell>
          <table:table-cell table:formula="of:=IF([.D79]=&quot;female&quot;;1;0)" office:value-type="float" office:value="1" calcext:value-type="float">
            <text:p>1</text:p>
          </table:table-cell>
          <table:table-cell table:formula="of:=SUM([.F2:.F79])/[.H79]" office:value-type="percentage" office:value="0.5" calcext:value-type="percentage">
            <text:p>50.00%</text:p>
          </table:table-cell>
          <table:table-cell office:value-type="float" office:value="78" calcext:value-type="float">
            <text:p>78</text:p>
          </table:table-cell>
          <table:table-cell table:formula="of:=CONCATENATE([.B79]; &quot; &quot;; [.C79])" office:value-type="string" office:string-value="Jesse Bos" calcext:value-type="string">
            <text:p>Jesse Bos</text:p>
          </table:table-cell>
          <table:table-cell table:formula="of:=[.D79]" office:value-type="string" office:string-value="female" calcext:value-type="string">
            <text:p>female</text:p>
          </table:table-cell>
          <table:table-cell table:style-name="ce86" table:formula="of:=[.E79]" office:value-type="string" office:string-value="Amsterdam" calcext:value-type="string">
            <text:p>Amsterdam</text:p>
          </table:table-cell>
        </table:table-row>
        <table:table-row table:style-name="ro1">
          <table:table-cell office:value-type="string" calcext:value-type="string">
            <text:p>P.F.C.</text:p>
          </table:table-cell>
          <table:table-cell office:value-type="string" calcext:value-type="string">
            <text:p>Pieter</text:p>
          </table:table-cell>
          <table:table-cell office:value-type="string" calcext:value-type="string">
            <text:p>Hilhors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msterdam</text:p>
          </table:table-cell>
          <table:table-cell table:formula="of:=IF([.D80]=&quot;female&quot;;1;0)" office:value-type="float" office:value="0" calcext:value-type="float">
            <text:p>0</text:p>
          </table:table-cell>
          <table:table-cell table:formula="of:=SUM([.F2:.F80])/[.H80]" office:value-type="percentage" office:value="0.493670886075949" calcext:value-type="percentage">
            <text:p>49.37%</text:p>
          </table:table-cell>
          <table:table-cell office:value-type="float" office:value="79" calcext:value-type="float">
            <text:p>79</text:p>
          </table:table-cell>
          <table:table-cell table:formula="of:=CONCATENATE([.B80]; &quot; &quot;; [.C80])" office:value-type="string" office:string-value="Pieter Hilhorst" calcext:value-type="string">
            <text:p>Pieter Hilhorst</text:p>
          </table:table-cell>
          <table:table-cell table:formula="of:=[.D80]" office:value-type="string" office:string-value="male" calcext:value-type="string">
            <text:p>male</text:p>
          </table:table-cell>
          <table:table-cell table:style-name="ce87" table:formula="of:=[.E80]" office:value-type="string" office:string-value="Amsterdam" calcext:value-type="string">
            <text:p>Amsterdam</text:p>
          </table:table-cell>
        </table:table-row>
        <table:table-row table:style-name="ro1">
          <table:table-cell office:value-type="string" calcext:value-type="string">
            <text:p>J.A.W.J.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Leerda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msterdam</text:p>
          </table:table-cell>
          <table:table-cell table:formula="of:=IF([.D81]=&quot;female&quot;;1;0)" office:value-type="float" office:value="0" calcext:value-type="float">
            <text:p>0</text:p>
          </table:table-cell>
          <table:table-cell table:formula="of:=SUM([.F2:.F80])/[.H80]" office:value-type="percentage" office:value="0.493670886075949" calcext:value-type="percentage">
            <text:p>49.37%</text:p>
          </table:table-cell>
          <table:table-cell office:value-type="float" office:value="80" calcext:value-type="float">
            <text:p>80</text:p>
          </table:table-cell>
          <table:table-cell table:formula="of:=CONCATENATE([.B81]; &quot; &quot;; [.C81])" office:value-type="string" office:string-value="John Leerdam" calcext:value-type="string">
            <text:p>John Leerdam</text:p>
          </table:table-cell>
          <table:table-cell table:formula="of:=[.D81]" office:value-type="string" office:string-value="male" calcext:value-type="string">
            <text:p>male</text:p>
          </table:table-cell>
          <table:table-cell table:style-name="ce88" table:formula="of:=[.E81]" office:value-type="string" office:string-value="Amsterdam" calcext:value-type="string">
            <text:p>Amsterdam</text:p>
          </table:table-cell>
        </table:table-row>
        <calcext:conditional-formats>
          <calcext:conditional-format calcext:target-range-address="PvdA.D2:PvdA.D81">
            <calcext:condition calcext:apply-style-name="Untitled1" calcext:value="=&quot;male&quot;" calcext:base-cell-address="PvdA.D2"/>
            <calcext:condition calcext:apply-style-name="Untitled2" calcext:value="=&quot;female&quot;" calcext:base-cell-address="PvdA.D2"/>
          </calcext:conditional-format>
          <calcext:conditional-format calcext:target-range-address="PvdA.K2:PvdA.K2">
            <calcext:condition calcext:apply-style-name="Untitled1" calcext:value="=&quot;male&quot;" calcext:base-cell-address="PvdA.K2"/>
            <calcext:condition calcext:apply-style-name="Untitled2" calcext:value="=&quot;female&quot;" calcext:base-cell-address="PvdA.K2"/>
          </calcext:conditional-format>
          <calcext:conditional-format calcext:target-range-address="PvdA.K1:PvdA.K1">
            <calcext:condition calcext:apply-style-name="Untitled1" calcext:value="=&quot;male&quot;" calcext:base-cell-address="PvdA.K1"/>
            <calcext:condition calcext:apply-style-name="Untitled2" calcext:value="=&quot;female&quot;" calcext:base-cell-address="PvdA.K1"/>
          </calcext:conditional-format>
          <calcext:conditional-format calcext:target-range-address="PvdA.K3:PvdA.K3">
            <calcext:condition calcext:apply-style-name="Untitled1" calcext:value="=&quot;male&quot;" calcext:base-cell-address="PvdA.K3"/>
            <calcext:condition calcext:apply-style-name="Untitled2" calcext:value="=&quot;female&quot;" calcext:base-cell-address="PvdA.K3"/>
          </calcext:conditional-format>
          <calcext:conditional-format calcext:target-range-address="PvdA.K4:PvdA.K4">
            <calcext:condition calcext:apply-style-name="Untitled1" calcext:value="=&quot;male&quot;" calcext:base-cell-address="PvdA.K4"/>
            <calcext:condition calcext:apply-style-name="Untitled2" calcext:value="=&quot;female&quot;" calcext:base-cell-address="PvdA.K4"/>
          </calcext:conditional-format>
          <calcext:conditional-format calcext:target-range-address="PvdA.K5:PvdA.K5">
            <calcext:condition calcext:apply-style-name="Untitled1" calcext:value="=&quot;male&quot;" calcext:base-cell-address="PvdA.K5"/>
            <calcext:condition calcext:apply-style-name="Untitled2" calcext:value="=&quot;female&quot;" calcext:base-cell-address="PvdA.K5"/>
          </calcext:conditional-format>
          <calcext:conditional-format calcext:target-range-address="PvdA.K6:PvdA.K6">
            <calcext:condition calcext:apply-style-name="Untitled1" calcext:value="=&quot;male&quot;" calcext:base-cell-address="PvdA.K6"/>
            <calcext:condition calcext:apply-style-name="Untitled2" calcext:value="=&quot;female&quot;" calcext:base-cell-address="PvdA.K6"/>
          </calcext:conditional-format>
          <calcext:conditional-format calcext:target-range-address="PvdA.K7:PvdA.K7">
            <calcext:condition calcext:apply-style-name="Untitled1" calcext:value="=&quot;male&quot;" calcext:base-cell-address="PvdA.K7"/>
            <calcext:condition calcext:apply-style-name="Untitled2" calcext:value="=&quot;female&quot;" calcext:base-cell-address="PvdA.K7"/>
          </calcext:conditional-format>
          <calcext:conditional-format calcext:target-range-address="PvdA.K8:PvdA.K8">
            <calcext:condition calcext:apply-style-name="Untitled1" calcext:value="=&quot;male&quot;" calcext:base-cell-address="PvdA.K8"/>
            <calcext:condition calcext:apply-style-name="Untitled2" calcext:value="=&quot;female&quot;" calcext:base-cell-address="PvdA.K8"/>
          </calcext:conditional-format>
          <calcext:conditional-format calcext:target-range-address="PvdA.K9:PvdA.K9">
            <calcext:condition calcext:apply-style-name="Untitled1" calcext:value="=&quot;male&quot;" calcext:base-cell-address="PvdA.K9"/>
            <calcext:condition calcext:apply-style-name="Untitled2" calcext:value="=&quot;female&quot;" calcext:base-cell-address="PvdA.K9"/>
          </calcext:conditional-format>
          <calcext:conditional-format calcext:target-range-address="PvdA.K10:PvdA.K10">
            <calcext:condition calcext:apply-style-name="Untitled1" calcext:value="=&quot;male&quot;" calcext:base-cell-address="PvdA.K10"/>
            <calcext:condition calcext:apply-style-name="Untitled2" calcext:value="=&quot;female&quot;" calcext:base-cell-address="PvdA.K10"/>
          </calcext:conditional-format>
          <calcext:conditional-format calcext:target-range-address="PvdA.K11:PvdA.K11">
            <calcext:condition calcext:apply-style-name="Untitled1" calcext:value="=&quot;male&quot;" calcext:base-cell-address="PvdA.K11"/>
            <calcext:condition calcext:apply-style-name="Untitled2" calcext:value="=&quot;female&quot;" calcext:base-cell-address="PvdA.K11"/>
          </calcext:conditional-format>
          <calcext:conditional-format calcext:target-range-address="PvdA.K12:PvdA.K12">
            <calcext:condition calcext:apply-style-name="Untitled1" calcext:value="=&quot;male&quot;" calcext:base-cell-address="PvdA.K12"/>
            <calcext:condition calcext:apply-style-name="Untitled2" calcext:value="=&quot;female&quot;" calcext:base-cell-address="PvdA.K12"/>
          </calcext:conditional-format>
          <calcext:conditional-format calcext:target-range-address="PvdA.K13:PvdA.K13">
            <calcext:condition calcext:apply-style-name="Untitled1" calcext:value="=&quot;male&quot;" calcext:base-cell-address="PvdA.K13"/>
            <calcext:condition calcext:apply-style-name="Untitled2" calcext:value="=&quot;female&quot;" calcext:base-cell-address="PvdA.K13"/>
          </calcext:conditional-format>
          <calcext:conditional-format calcext:target-range-address="PvdA.K14:PvdA.K14">
            <calcext:condition calcext:apply-style-name="Untitled1" calcext:value="=&quot;male&quot;" calcext:base-cell-address="PvdA.K14"/>
            <calcext:condition calcext:apply-style-name="Untitled2" calcext:value="=&quot;female&quot;" calcext:base-cell-address="PvdA.K14"/>
          </calcext:conditional-format>
          <calcext:conditional-format calcext:target-range-address="PvdA.K15:PvdA.K15">
            <calcext:condition calcext:apply-style-name="Untitled1" calcext:value="=&quot;male&quot;" calcext:base-cell-address="PvdA.K15"/>
            <calcext:condition calcext:apply-style-name="Untitled2" calcext:value="=&quot;female&quot;" calcext:base-cell-address="PvdA.K15"/>
          </calcext:conditional-format>
          <calcext:conditional-format calcext:target-range-address="PvdA.K16:PvdA.K16">
            <calcext:condition calcext:apply-style-name="Untitled1" calcext:value="=&quot;male&quot;" calcext:base-cell-address="PvdA.K16"/>
            <calcext:condition calcext:apply-style-name="Untitled2" calcext:value="=&quot;female&quot;" calcext:base-cell-address="PvdA.K16"/>
          </calcext:conditional-format>
          <calcext:conditional-format calcext:target-range-address="PvdA.K17:PvdA.K17">
            <calcext:condition calcext:apply-style-name="Untitled1" calcext:value="=&quot;male&quot;" calcext:base-cell-address="PvdA.K17"/>
            <calcext:condition calcext:apply-style-name="Untitled2" calcext:value="=&quot;female&quot;" calcext:base-cell-address="PvdA.K17"/>
          </calcext:conditional-format>
          <calcext:conditional-format calcext:target-range-address="PvdA.K18:PvdA.K18">
            <calcext:condition calcext:apply-style-name="Untitled1" calcext:value="=&quot;male&quot;" calcext:base-cell-address="PvdA.K18"/>
            <calcext:condition calcext:apply-style-name="Untitled2" calcext:value="=&quot;female&quot;" calcext:base-cell-address="PvdA.K18"/>
          </calcext:conditional-format>
          <calcext:conditional-format calcext:target-range-address="PvdA.K19:PvdA.K19">
            <calcext:condition calcext:apply-style-name="Untitled1" calcext:value="=&quot;male&quot;" calcext:base-cell-address="PvdA.K19"/>
            <calcext:condition calcext:apply-style-name="Untitled2" calcext:value="=&quot;female&quot;" calcext:base-cell-address="PvdA.K19"/>
          </calcext:conditional-format>
          <calcext:conditional-format calcext:target-range-address="PvdA.K20:PvdA.K20">
            <calcext:condition calcext:apply-style-name="Untitled1" calcext:value="=&quot;male&quot;" calcext:base-cell-address="PvdA.K20"/>
            <calcext:condition calcext:apply-style-name="Untitled2" calcext:value="=&quot;female&quot;" calcext:base-cell-address="PvdA.K20"/>
          </calcext:conditional-format>
          <calcext:conditional-format calcext:target-range-address="PvdA.K21:PvdA.K21">
            <calcext:condition calcext:apply-style-name="Untitled1" calcext:value="=&quot;male&quot;" calcext:base-cell-address="PvdA.K21"/>
            <calcext:condition calcext:apply-style-name="Untitled2" calcext:value="=&quot;female&quot;" calcext:base-cell-address="PvdA.K21"/>
          </calcext:conditional-format>
          <calcext:conditional-format calcext:target-range-address="PvdA.K22:PvdA.K22">
            <calcext:condition calcext:apply-style-name="Untitled1" calcext:value="=&quot;male&quot;" calcext:base-cell-address="PvdA.K22"/>
            <calcext:condition calcext:apply-style-name="Untitled2" calcext:value="=&quot;female&quot;" calcext:base-cell-address="PvdA.K22"/>
          </calcext:conditional-format>
          <calcext:conditional-format calcext:target-range-address="PvdA.K23:PvdA.K23">
            <calcext:condition calcext:apply-style-name="Untitled1" calcext:value="=&quot;male&quot;" calcext:base-cell-address="PvdA.K23"/>
            <calcext:condition calcext:apply-style-name="Untitled2" calcext:value="=&quot;female&quot;" calcext:base-cell-address="PvdA.K23"/>
          </calcext:conditional-format>
          <calcext:conditional-format calcext:target-range-address="PvdA.K24:PvdA.K24">
            <calcext:condition calcext:apply-style-name="Untitled1" calcext:value="=&quot;male&quot;" calcext:base-cell-address="PvdA.K24"/>
            <calcext:condition calcext:apply-style-name="Untitled2" calcext:value="=&quot;female&quot;" calcext:base-cell-address="PvdA.K24"/>
          </calcext:conditional-format>
          <calcext:conditional-format calcext:target-range-address="PvdA.K25:PvdA.K25">
            <calcext:condition calcext:apply-style-name="Untitled1" calcext:value="=&quot;male&quot;" calcext:base-cell-address="PvdA.K25"/>
            <calcext:condition calcext:apply-style-name="Untitled2" calcext:value="=&quot;female&quot;" calcext:base-cell-address="PvdA.K25"/>
          </calcext:conditional-format>
          <calcext:conditional-format calcext:target-range-address="PvdA.K26:PvdA.K26">
            <calcext:condition calcext:apply-style-name="Untitled1" calcext:value="=&quot;male&quot;" calcext:base-cell-address="PvdA.K26"/>
            <calcext:condition calcext:apply-style-name="Untitled2" calcext:value="=&quot;female&quot;" calcext:base-cell-address="PvdA.K26"/>
          </calcext:conditional-format>
          <calcext:conditional-format calcext:target-range-address="PvdA.K27:PvdA.K27">
            <calcext:condition calcext:apply-style-name="Untitled1" calcext:value="=&quot;male&quot;" calcext:base-cell-address="PvdA.K27"/>
            <calcext:condition calcext:apply-style-name="Untitled2" calcext:value="=&quot;female&quot;" calcext:base-cell-address="PvdA.K27"/>
          </calcext:conditional-format>
          <calcext:conditional-format calcext:target-range-address="PvdA.K28:PvdA.K28">
            <calcext:condition calcext:apply-style-name="Untitled1" calcext:value="=&quot;male&quot;" calcext:base-cell-address="PvdA.K28"/>
            <calcext:condition calcext:apply-style-name="Untitled2" calcext:value="=&quot;female&quot;" calcext:base-cell-address="PvdA.K28"/>
          </calcext:conditional-format>
          <calcext:conditional-format calcext:target-range-address="PvdA.K29:PvdA.K29">
            <calcext:condition calcext:apply-style-name="Untitled1" calcext:value="=&quot;male&quot;" calcext:base-cell-address="PvdA.K29"/>
            <calcext:condition calcext:apply-style-name="Untitled2" calcext:value="=&quot;female&quot;" calcext:base-cell-address="PvdA.K29"/>
          </calcext:conditional-format>
          <calcext:conditional-format calcext:target-range-address="PvdA.K30:PvdA.K30">
            <calcext:condition calcext:apply-style-name="Untitled1" calcext:value="=&quot;male&quot;" calcext:base-cell-address="PvdA.K30"/>
            <calcext:condition calcext:apply-style-name="Untitled2" calcext:value="=&quot;female&quot;" calcext:base-cell-address="PvdA.K30"/>
          </calcext:conditional-format>
          <calcext:conditional-format calcext:target-range-address="PvdA.K31:PvdA.K31">
            <calcext:condition calcext:apply-style-name="Untitled1" calcext:value="=&quot;male&quot;" calcext:base-cell-address="PvdA.K31"/>
            <calcext:condition calcext:apply-style-name="Untitled2" calcext:value="=&quot;female&quot;" calcext:base-cell-address="PvdA.K31"/>
          </calcext:conditional-format>
          <calcext:conditional-format calcext:target-range-address="PvdA.K32:PvdA.K32">
            <calcext:condition calcext:apply-style-name="Untitled1" calcext:value="=&quot;male&quot;" calcext:base-cell-address="PvdA.K32"/>
            <calcext:condition calcext:apply-style-name="Untitled2" calcext:value="=&quot;female&quot;" calcext:base-cell-address="PvdA.K32"/>
          </calcext:conditional-format>
          <calcext:conditional-format calcext:target-range-address="PvdA.K33:PvdA.K33">
            <calcext:condition calcext:apply-style-name="Untitled1" calcext:value="=&quot;male&quot;" calcext:base-cell-address="PvdA.K33"/>
            <calcext:condition calcext:apply-style-name="Untitled2" calcext:value="=&quot;female&quot;" calcext:base-cell-address="PvdA.K33"/>
          </calcext:conditional-format>
          <calcext:conditional-format calcext:target-range-address="PvdA.K34:PvdA.K34">
            <calcext:condition calcext:apply-style-name="Untitled1" calcext:value="=&quot;male&quot;" calcext:base-cell-address="PvdA.K34"/>
            <calcext:condition calcext:apply-style-name="Untitled2" calcext:value="=&quot;female&quot;" calcext:base-cell-address="PvdA.K34"/>
          </calcext:conditional-format>
          <calcext:conditional-format calcext:target-range-address="PvdA.K35:PvdA.K35">
            <calcext:condition calcext:apply-style-name="Untitled1" calcext:value="=&quot;male&quot;" calcext:base-cell-address="PvdA.K35"/>
            <calcext:condition calcext:apply-style-name="Untitled2" calcext:value="=&quot;female&quot;" calcext:base-cell-address="PvdA.K35"/>
          </calcext:conditional-format>
          <calcext:conditional-format calcext:target-range-address="PvdA.K36:PvdA.K36">
            <calcext:condition calcext:apply-style-name="Untitled1" calcext:value="=&quot;male&quot;" calcext:base-cell-address="PvdA.K36"/>
            <calcext:condition calcext:apply-style-name="Untitled2" calcext:value="=&quot;female&quot;" calcext:base-cell-address="PvdA.K36"/>
          </calcext:conditional-format>
          <calcext:conditional-format calcext:target-range-address="PvdA.K37:PvdA.K37">
            <calcext:condition calcext:apply-style-name="Untitled1" calcext:value="=&quot;male&quot;" calcext:base-cell-address="PvdA.K37"/>
            <calcext:condition calcext:apply-style-name="Untitled2" calcext:value="=&quot;female&quot;" calcext:base-cell-address="PvdA.K37"/>
          </calcext:conditional-format>
          <calcext:conditional-format calcext:target-range-address="PvdA.K38:PvdA.K38">
            <calcext:condition calcext:apply-style-name="Untitled1" calcext:value="=&quot;male&quot;" calcext:base-cell-address="PvdA.K38"/>
            <calcext:condition calcext:apply-style-name="Untitled2" calcext:value="=&quot;female&quot;" calcext:base-cell-address="PvdA.K38"/>
          </calcext:conditional-format>
          <calcext:conditional-format calcext:target-range-address="PvdA.K39:PvdA.K39">
            <calcext:condition calcext:apply-style-name="Untitled1" calcext:value="=&quot;male&quot;" calcext:base-cell-address="PvdA.K39"/>
            <calcext:condition calcext:apply-style-name="Untitled2" calcext:value="=&quot;female&quot;" calcext:base-cell-address="PvdA.K39"/>
          </calcext:conditional-format>
          <calcext:conditional-format calcext:target-range-address="PvdA.K40:PvdA.K40">
            <calcext:condition calcext:apply-style-name="Untitled1" calcext:value="=&quot;male&quot;" calcext:base-cell-address="PvdA.K40"/>
            <calcext:condition calcext:apply-style-name="Untitled2" calcext:value="=&quot;female&quot;" calcext:base-cell-address="PvdA.K40"/>
          </calcext:conditional-format>
          <calcext:conditional-format calcext:target-range-address="PvdA.K41:PvdA.K41">
            <calcext:condition calcext:apply-style-name="Untitled1" calcext:value="=&quot;male&quot;" calcext:base-cell-address="PvdA.K41"/>
            <calcext:condition calcext:apply-style-name="Untitled2" calcext:value="=&quot;female&quot;" calcext:base-cell-address="PvdA.K41"/>
          </calcext:conditional-format>
          <calcext:conditional-format calcext:target-range-address="PvdA.K42:PvdA.K42">
            <calcext:condition calcext:apply-style-name="Untitled1" calcext:value="=&quot;male&quot;" calcext:base-cell-address="PvdA.K42"/>
            <calcext:condition calcext:apply-style-name="Untitled2" calcext:value="=&quot;female&quot;" calcext:base-cell-address="PvdA.K42"/>
          </calcext:conditional-format>
          <calcext:conditional-format calcext:target-range-address="PvdA.K43:PvdA.K43">
            <calcext:condition calcext:apply-style-name="Untitled1" calcext:value="=&quot;male&quot;" calcext:base-cell-address="PvdA.K43"/>
            <calcext:condition calcext:apply-style-name="Untitled2" calcext:value="=&quot;female&quot;" calcext:base-cell-address="PvdA.K43"/>
          </calcext:conditional-format>
          <calcext:conditional-format calcext:target-range-address="PvdA.K44:PvdA.K44">
            <calcext:condition calcext:apply-style-name="Untitled1" calcext:value="=&quot;male&quot;" calcext:base-cell-address="PvdA.K44"/>
            <calcext:condition calcext:apply-style-name="Untitled2" calcext:value="=&quot;female&quot;" calcext:base-cell-address="PvdA.K44"/>
          </calcext:conditional-format>
          <calcext:conditional-format calcext:target-range-address="PvdA.K45:PvdA.K45">
            <calcext:condition calcext:apply-style-name="Untitled1" calcext:value="=&quot;male&quot;" calcext:base-cell-address="PvdA.K45"/>
            <calcext:condition calcext:apply-style-name="Untitled2" calcext:value="=&quot;female&quot;" calcext:base-cell-address="PvdA.K45"/>
          </calcext:conditional-format>
          <calcext:conditional-format calcext:target-range-address="PvdA.K46:PvdA.K46">
            <calcext:condition calcext:apply-style-name="Untitled1" calcext:value="=&quot;male&quot;" calcext:base-cell-address="PvdA.K46"/>
            <calcext:condition calcext:apply-style-name="Untitled2" calcext:value="=&quot;female&quot;" calcext:base-cell-address="PvdA.K46"/>
          </calcext:conditional-format>
          <calcext:conditional-format calcext:target-range-address="PvdA.K47:PvdA.K47">
            <calcext:condition calcext:apply-style-name="Untitled1" calcext:value="=&quot;male&quot;" calcext:base-cell-address="PvdA.K47"/>
            <calcext:condition calcext:apply-style-name="Untitled2" calcext:value="=&quot;female&quot;" calcext:base-cell-address="PvdA.K47"/>
          </calcext:conditional-format>
          <calcext:conditional-format calcext:target-range-address="PvdA.K48:PvdA.K48">
            <calcext:condition calcext:apply-style-name="Untitled1" calcext:value="=&quot;male&quot;" calcext:base-cell-address="PvdA.K48"/>
            <calcext:condition calcext:apply-style-name="Untitled2" calcext:value="=&quot;female&quot;" calcext:base-cell-address="PvdA.K48"/>
          </calcext:conditional-format>
          <calcext:conditional-format calcext:target-range-address="PvdA.K49:PvdA.K49">
            <calcext:condition calcext:apply-style-name="Untitled1" calcext:value="=&quot;male&quot;" calcext:base-cell-address="PvdA.K49"/>
            <calcext:condition calcext:apply-style-name="Untitled2" calcext:value="=&quot;female&quot;" calcext:base-cell-address="PvdA.K49"/>
          </calcext:conditional-format>
          <calcext:conditional-format calcext:target-range-address="PvdA.K50:PvdA.K50">
            <calcext:condition calcext:apply-style-name="Untitled1" calcext:value="=&quot;male&quot;" calcext:base-cell-address="PvdA.K50"/>
            <calcext:condition calcext:apply-style-name="Untitled2" calcext:value="=&quot;female&quot;" calcext:base-cell-address="PvdA.K50"/>
          </calcext:conditional-format>
          <calcext:conditional-format calcext:target-range-address="PvdA.K51:PvdA.K51">
            <calcext:condition calcext:apply-style-name="Untitled1" calcext:value="=&quot;male&quot;" calcext:base-cell-address="PvdA.K51"/>
            <calcext:condition calcext:apply-style-name="Untitled2" calcext:value="=&quot;female&quot;" calcext:base-cell-address="PvdA.K51"/>
          </calcext:conditional-format>
          <calcext:conditional-format calcext:target-range-address="PvdA.K52:PvdA.K52">
            <calcext:condition calcext:apply-style-name="Untitled1" calcext:value="=&quot;male&quot;" calcext:base-cell-address="PvdA.K52"/>
            <calcext:condition calcext:apply-style-name="Untitled2" calcext:value="=&quot;female&quot;" calcext:base-cell-address="PvdA.K52"/>
          </calcext:conditional-format>
          <calcext:conditional-format calcext:target-range-address="PvdA.K53:PvdA.K53">
            <calcext:condition calcext:apply-style-name="Untitled1" calcext:value="=&quot;male&quot;" calcext:base-cell-address="PvdA.K53"/>
            <calcext:condition calcext:apply-style-name="Untitled2" calcext:value="=&quot;female&quot;" calcext:base-cell-address="PvdA.K53"/>
          </calcext:conditional-format>
          <calcext:conditional-format calcext:target-range-address="PvdA.K54:PvdA.K54">
            <calcext:condition calcext:apply-style-name="Untitled1" calcext:value="=&quot;male&quot;" calcext:base-cell-address="PvdA.K54"/>
            <calcext:condition calcext:apply-style-name="Untitled2" calcext:value="=&quot;female&quot;" calcext:base-cell-address="PvdA.K54"/>
          </calcext:conditional-format>
          <calcext:conditional-format calcext:target-range-address="PvdA.K55:PvdA.K55">
            <calcext:condition calcext:apply-style-name="Untitled1" calcext:value="=&quot;male&quot;" calcext:base-cell-address="PvdA.K55"/>
            <calcext:condition calcext:apply-style-name="Untitled2" calcext:value="=&quot;female&quot;" calcext:base-cell-address="PvdA.K55"/>
          </calcext:conditional-format>
          <calcext:conditional-format calcext:target-range-address="PvdA.K56:PvdA.K56">
            <calcext:condition calcext:apply-style-name="Untitled1" calcext:value="=&quot;male&quot;" calcext:base-cell-address="PvdA.K56"/>
            <calcext:condition calcext:apply-style-name="Untitled2" calcext:value="=&quot;female&quot;" calcext:base-cell-address="PvdA.K56"/>
          </calcext:conditional-format>
          <calcext:conditional-format calcext:target-range-address="PvdA.K57:PvdA.K57">
            <calcext:condition calcext:apply-style-name="Untitled1" calcext:value="=&quot;male&quot;" calcext:base-cell-address="PvdA.K57"/>
            <calcext:condition calcext:apply-style-name="Untitled2" calcext:value="=&quot;female&quot;" calcext:base-cell-address="PvdA.K57"/>
          </calcext:conditional-format>
          <calcext:conditional-format calcext:target-range-address="PvdA.K58:PvdA.K58">
            <calcext:condition calcext:apply-style-name="Untitled1" calcext:value="=&quot;male&quot;" calcext:base-cell-address="PvdA.K58"/>
            <calcext:condition calcext:apply-style-name="Untitled2" calcext:value="=&quot;female&quot;" calcext:base-cell-address="PvdA.K58"/>
          </calcext:conditional-format>
          <calcext:conditional-format calcext:target-range-address="PvdA.K59:PvdA.K59">
            <calcext:condition calcext:apply-style-name="Untitled1" calcext:value="=&quot;male&quot;" calcext:base-cell-address="PvdA.K59"/>
            <calcext:condition calcext:apply-style-name="Untitled2" calcext:value="=&quot;female&quot;" calcext:base-cell-address="PvdA.K59"/>
          </calcext:conditional-format>
          <calcext:conditional-format calcext:target-range-address="PvdA.K60:PvdA.K60">
            <calcext:condition calcext:apply-style-name="Untitled1" calcext:value="=&quot;male&quot;" calcext:base-cell-address="PvdA.K60"/>
            <calcext:condition calcext:apply-style-name="Untitled2" calcext:value="=&quot;female&quot;" calcext:base-cell-address="PvdA.K60"/>
          </calcext:conditional-format>
          <calcext:conditional-format calcext:target-range-address="PvdA.K61:PvdA.K61">
            <calcext:condition calcext:apply-style-name="Untitled1" calcext:value="=&quot;male&quot;" calcext:base-cell-address="PvdA.K61"/>
            <calcext:condition calcext:apply-style-name="Untitled2" calcext:value="=&quot;female&quot;" calcext:base-cell-address="PvdA.K61"/>
          </calcext:conditional-format>
          <calcext:conditional-format calcext:target-range-address="PvdA.K62:PvdA.K62">
            <calcext:condition calcext:apply-style-name="Untitled1" calcext:value="=&quot;male&quot;" calcext:base-cell-address="PvdA.K62"/>
            <calcext:condition calcext:apply-style-name="Untitled2" calcext:value="=&quot;female&quot;" calcext:base-cell-address="PvdA.K62"/>
          </calcext:conditional-format>
          <calcext:conditional-format calcext:target-range-address="PvdA.K63:PvdA.K63">
            <calcext:condition calcext:apply-style-name="Untitled1" calcext:value="=&quot;male&quot;" calcext:base-cell-address="PvdA.K63"/>
            <calcext:condition calcext:apply-style-name="Untitled2" calcext:value="=&quot;female&quot;" calcext:base-cell-address="PvdA.K63"/>
          </calcext:conditional-format>
          <calcext:conditional-format calcext:target-range-address="PvdA.K64:PvdA.K64">
            <calcext:condition calcext:apply-style-name="Untitled1" calcext:value="=&quot;male&quot;" calcext:base-cell-address="PvdA.K64"/>
            <calcext:condition calcext:apply-style-name="Untitled2" calcext:value="=&quot;female&quot;" calcext:base-cell-address="PvdA.K64"/>
          </calcext:conditional-format>
          <calcext:conditional-format calcext:target-range-address="PvdA.K65:PvdA.K65">
            <calcext:condition calcext:apply-style-name="Untitled1" calcext:value="=&quot;male&quot;" calcext:base-cell-address="PvdA.K65"/>
            <calcext:condition calcext:apply-style-name="Untitled2" calcext:value="=&quot;female&quot;" calcext:base-cell-address="PvdA.K65"/>
          </calcext:conditional-format>
          <calcext:conditional-format calcext:target-range-address="PvdA.K66:PvdA.K66">
            <calcext:condition calcext:apply-style-name="Untitled1" calcext:value="=&quot;male&quot;" calcext:base-cell-address="PvdA.K66"/>
            <calcext:condition calcext:apply-style-name="Untitled2" calcext:value="=&quot;female&quot;" calcext:base-cell-address="PvdA.K66"/>
          </calcext:conditional-format>
          <calcext:conditional-format calcext:target-range-address="PvdA.K67:PvdA.K67">
            <calcext:condition calcext:apply-style-name="Untitled1" calcext:value="=&quot;male&quot;" calcext:base-cell-address="PvdA.K67"/>
            <calcext:condition calcext:apply-style-name="Untitled2" calcext:value="=&quot;female&quot;" calcext:base-cell-address="PvdA.K67"/>
          </calcext:conditional-format>
          <calcext:conditional-format calcext:target-range-address="PvdA.K68:PvdA.K68">
            <calcext:condition calcext:apply-style-name="Untitled1" calcext:value="=&quot;male&quot;" calcext:base-cell-address="PvdA.K68"/>
            <calcext:condition calcext:apply-style-name="Untitled2" calcext:value="=&quot;female&quot;" calcext:base-cell-address="PvdA.K68"/>
          </calcext:conditional-format>
          <calcext:conditional-format calcext:target-range-address="PvdA.K69:PvdA.K69">
            <calcext:condition calcext:apply-style-name="Untitled1" calcext:value="=&quot;male&quot;" calcext:base-cell-address="PvdA.K69"/>
            <calcext:condition calcext:apply-style-name="Untitled2" calcext:value="=&quot;female&quot;" calcext:base-cell-address="PvdA.K69"/>
          </calcext:conditional-format>
          <calcext:conditional-format calcext:target-range-address="PvdA.K70:PvdA.K70">
            <calcext:condition calcext:apply-style-name="Untitled1" calcext:value="=&quot;male&quot;" calcext:base-cell-address="PvdA.K70"/>
            <calcext:condition calcext:apply-style-name="Untitled2" calcext:value="=&quot;female&quot;" calcext:base-cell-address="PvdA.K70"/>
          </calcext:conditional-format>
          <calcext:conditional-format calcext:target-range-address="PvdA.K71:PvdA.K71">
            <calcext:condition calcext:apply-style-name="Untitled1" calcext:value="=&quot;male&quot;" calcext:base-cell-address="PvdA.K71"/>
            <calcext:condition calcext:apply-style-name="Untitled2" calcext:value="=&quot;female&quot;" calcext:base-cell-address="PvdA.K71"/>
          </calcext:conditional-format>
          <calcext:conditional-format calcext:target-range-address="PvdA.K72:PvdA.K72">
            <calcext:condition calcext:apply-style-name="Untitled1" calcext:value="=&quot;male&quot;" calcext:base-cell-address="PvdA.K72"/>
            <calcext:condition calcext:apply-style-name="Untitled2" calcext:value="=&quot;female&quot;" calcext:base-cell-address="PvdA.K72"/>
          </calcext:conditional-format>
          <calcext:conditional-format calcext:target-range-address="PvdA.K73:PvdA.K73">
            <calcext:condition calcext:apply-style-name="Untitled1" calcext:value="=&quot;male&quot;" calcext:base-cell-address="PvdA.K73"/>
            <calcext:condition calcext:apply-style-name="Untitled2" calcext:value="=&quot;female&quot;" calcext:base-cell-address="PvdA.K73"/>
          </calcext:conditional-format>
          <calcext:conditional-format calcext:target-range-address="PvdA.K74:PvdA.K74">
            <calcext:condition calcext:apply-style-name="Untitled1" calcext:value="=&quot;male&quot;" calcext:base-cell-address="PvdA.K74"/>
            <calcext:condition calcext:apply-style-name="Untitled2" calcext:value="=&quot;female&quot;" calcext:base-cell-address="PvdA.K74"/>
          </calcext:conditional-format>
          <calcext:conditional-format calcext:target-range-address="PvdA.K75:PvdA.K75">
            <calcext:condition calcext:apply-style-name="Untitled1" calcext:value="=&quot;male&quot;" calcext:base-cell-address="PvdA.K75"/>
            <calcext:condition calcext:apply-style-name="Untitled2" calcext:value="=&quot;female&quot;" calcext:base-cell-address="PvdA.K75"/>
          </calcext:conditional-format>
          <calcext:conditional-format calcext:target-range-address="PvdA.K76:PvdA.K76">
            <calcext:condition calcext:apply-style-name="Untitled1" calcext:value="=&quot;male&quot;" calcext:base-cell-address="PvdA.K76"/>
            <calcext:condition calcext:apply-style-name="Untitled2" calcext:value="=&quot;female&quot;" calcext:base-cell-address="PvdA.K76"/>
          </calcext:conditional-format>
          <calcext:conditional-format calcext:target-range-address="PvdA.K77:PvdA.K77">
            <calcext:condition calcext:apply-style-name="Untitled1" calcext:value="=&quot;male&quot;" calcext:base-cell-address="PvdA.K77"/>
            <calcext:condition calcext:apply-style-name="Untitled2" calcext:value="=&quot;female&quot;" calcext:base-cell-address="PvdA.K77"/>
          </calcext:conditional-format>
          <calcext:conditional-format calcext:target-range-address="PvdA.K78:PvdA.K78">
            <calcext:condition calcext:apply-style-name="Untitled1" calcext:value="=&quot;male&quot;" calcext:base-cell-address="PvdA.K78"/>
            <calcext:condition calcext:apply-style-name="Untitled2" calcext:value="=&quot;female&quot;" calcext:base-cell-address="PvdA.K78"/>
          </calcext:conditional-format>
          <calcext:conditional-format calcext:target-range-address="PvdA.K79:PvdA.K79">
            <calcext:condition calcext:apply-style-name="Untitled1" calcext:value="=&quot;male&quot;" calcext:base-cell-address="PvdA.K79"/>
            <calcext:condition calcext:apply-style-name="Untitled2" calcext:value="=&quot;female&quot;" calcext:base-cell-address="PvdA.K79"/>
          </calcext:conditional-format>
          <calcext:conditional-format calcext:target-range-address="PvdA.K80:PvdA.K80">
            <calcext:condition calcext:apply-style-name="Untitled1" calcext:value="=&quot;male&quot;" calcext:base-cell-address="PvdA.K80"/>
            <calcext:condition calcext:apply-style-name="Untitled2" calcext:value="=&quot;female&quot;" calcext:base-cell-address="PvdA.K80"/>
          </calcext:conditional-format>
          <calcext:conditional-format calcext:target-range-address="PvdA.K81:PvdA.K81">
            <calcext:condition calcext:apply-style-name="Untitled1" calcext:value="=&quot;male&quot;" calcext:base-cell-address="PvdA.K81"/>
            <calcext:condition calcext:apply-style-name="Untitled2" calcext:value="=&quot;female&quot;" calcext:base-cell-address="PvdA.K81"/>
          </calcext:conditional-format>
        </calcext:conditional-formats>
      </table:table>
      <table:table table:name="PVV" table:style-name="ta1">
        <table:shapes>
          <draw:frame draw:z-index="0" draw:style-name="gr1" draw:text-style-name="P1" svg:width="293.71mm" svg:height="89.99mm" svg:x="25.33mm" svg:y="163.56mm">
            <loext:p draw:notify-on-update-of-ranges="PVV.G1:PVV.G1 PVV.G2:PVV.G5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89"/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90"/>
        <table:table-row table:style-name="ro1">
          <table:table-cell table:style-name="ce1" office:value-type="string" calcext:value-type="string">
            <text:p>Initials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City</text:p>
          </table:table-cell>
          <table:table-cell/>
          <table:table-cell table:style-name="Default" office:value-type="string" calcext:value-type="string">
            <text:p>Percentage women</text:p>
          </table:table-cell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Gender</text:p>
          </table:table-cell>
          <table:table-cell office:value-type="string" calcext:value-type="string">
            <text:p>City</text:p>
          </table:table-cell>
        </table:table-row>
        <table:table-row table:style-name="ro1">
          <table:table-cell office:value-type="string" calcext:value-type="string">
            <text:p>G.</text:p>
          </table:table-cell>
          <table:table-cell office:value-type="string" calcext:value-type="string">
            <text:p>Geert</text:p>
          </table:table-cell>
          <table:table-cell office:value-type="string" calcext:value-type="string">
            <text:p>Wilder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's-Gravenhage</text:p>
          </table:table-cell>
          <table:table-cell table:formula="of:=IF([.D2]=&quot;female&quot;;1;0)" office:value-type="float" office:value="0" calcext:value-type="float">
            <text:p>0</text:p>
          </table:table-cell>
          <table:table-cell table:formula="of:=[.F2]/[.H2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CONCATENATE([.B2]; &quot; &quot;; [.C2])" office:value-type="string" office:string-value="Geert Wilders" calcext:value-type="string">
            <text:p>Geert Wilders</text:p>
          </table:table-cell>
          <table:table-cell table:formula="of:=[.D2]" office:value-type="string" office:string-value="male" calcext:value-type="string">
            <text:p>male</text:p>
          </table:table-cell>
          <table:table-cell table:style-name="ce91" table:formula="of:=[.E2]" office:value-type="string" office:string-value="'s-Gravenhage" calcext:value-type="string">
            <text:p>'s-Gravenhage</text:p>
          </table:table-cell>
        </table:table-row>
        <table:table-row table:style-name="ro1">
          <table:table-cell office:value-type="string" calcext:value-type="string">
            <text:p>M.</text:p>
          </table:table-cell>
          <table:table-cell office:value-type="string" calcext:value-type="string">
            <text:p>Fleur</text:p>
          </table:table-cell>
          <table:table-cell office:value-type="string" calcext:value-type="string">
            <text:p>Agem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's-Gravenhage</text:p>
          </table:table-cell>
          <table:table-cell table:formula="of:=IF([.D3]=&quot;female&quot;;1;0)" office:value-type="float" office:value="1" calcext:value-type="float">
            <text:p>1</text:p>
          </table:table-cell>
          <table:table-cell table:formula="of:=SUM([.F2:.F3])/[.H3]" office:value-type="percentage" office:value="0.5" calcext:value-type="percentage">
            <text:p>50.00%</text:p>
          </table:table-cell>
          <table:table-cell office:value-type="float" office:value="2" calcext:value-type="float">
            <text:p>2</text:p>
          </table:table-cell>
          <table:table-cell table:formula="of:=CONCATENATE([.B3]; &quot; &quot;; [.C3])" office:value-type="string" office:string-value="Fleur Agema" calcext:value-type="string">
            <text:p>Fleur Agema</text:p>
          </table:table-cell>
          <table:table-cell table:formula="of:=[.D3]" office:value-type="string" office:string-value="female" calcext:value-type="string">
            <text:p>female</text:p>
          </table:table-cell>
          <table:table-cell table:style-name="ce92" table:formula="of:=[.E3]" office:value-type="string" office:string-value="'s-Gravenhage" calcext:value-type="string">
            <text:p>'s-Gravenhage</text:p>
          </table:table-cell>
        </table:table-row>
        <table:table-row table:style-name="ro1">
          <table:table-cell office:value-type="string" calcext:value-type="string">
            <text:p>V.</text:p>
          </table:table-cell>
          <table:table-cell office:value-type="string" calcext:value-type="string">
            <text:p>Vicky</text:p>
          </table:table-cell>
          <table:table-cell office:value-type="string" calcext:value-type="string">
            <text:p>Maeij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Krimpen aan den IJssel</text:p>
          </table:table-cell>
          <table:table-cell table:formula="of:=IF([.D4]=&quot;female&quot;;1;0)" office:value-type="float" office:value="1" calcext:value-type="float">
            <text:p>1</text:p>
          </table:table-cell>
          <table:table-cell table:formula="of:=SUM([.F2:.F4])/[.H4]" office:value-type="percentage" office:value="0.666666666666667" calcext:value-type="percentage">
            <text:p>66.67%</text:p>
          </table:table-cell>
          <table:table-cell office:value-type="float" office:value="3" calcext:value-type="float">
            <text:p>3</text:p>
          </table:table-cell>
          <table:table-cell table:formula="of:=CONCATENATE([.B4]; &quot; &quot;; [.C4])" office:value-type="string" office:string-value="Vicky Maeijer" calcext:value-type="string">
            <text:p>Vicky Maeijer</text:p>
          </table:table-cell>
          <table:table-cell table:formula="of:=[.D4]" office:value-type="string" office:string-value="female" calcext:value-type="string">
            <text:p>female</text:p>
          </table:table-cell>
          <table:table-cell table:style-name="ce93" table:formula="of:=[.E4]" office:value-type="string" office:string-value="Krimpen aan den IJssel" calcext:value-type="string">
            <text:p>Krimpen aan den IJssel</text:p>
          </table:table-cell>
        </table:table-row>
        <table:table-row table:style-name="ro1">
          <table:table-cell office:value-type="string" calcext:value-type="string">
            <text:p>G.</text:p>
          </table:table-cell>
          <table:table-cell office:value-type="string" calcext:value-type="string">
            <text:p>Gidi</text:p>
          </table:table-cell>
          <table:table-cell office:value-type="string" calcext:value-type="string">
            <text:p>Markuszow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mstelveen</text:p>
          </table:table-cell>
          <table:table-cell table:formula="of:=IF([.D5]=&quot;female&quot;;1;0)" office:value-type="float" office:value="0" calcext:value-type="float">
            <text:p>0</text:p>
          </table:table-cell>
          <table:table-cell table:formula="of:=SUM([.F2:.F5])/[.H5]" office:value-type="percentage" office:value="0.5" calcext:value-type="percentage">
            <text:p>50.00%</text:p>
          </table:table-cell>
          <table:table-cell office:value-type="float" office:value="4" calcext:value-type="float">
            <text:p>4</text:p>
          </table:table-cell>
          <table:table-cell table:formula="of:=CONCATENATE([.B5]; &quot; &quot;; [.C5])" office:value-type="string" office:string-value="Gidi Markuszower" calcext:value-type="string">
            <text:p>Gidi Markuszower</text:p>
          </table:table-cell>
          <table:table-cell table:formula="of:=[.D5]" office:value-type="string" office:string-value="male" calcext:value-type="string">
            <text:p>male</text:p>
          </table:table-cell>
          <table:table-cell table:style-name="ce94" table:formula="of:=[.E5]" office:value-type="string" office:string-value="Amstelveen" calcext:value-type="string">
            <text:p>Amstelveen</text:p>
          </table:table-cell>
        </table:table-row>
        <table:table-row table:style-name="ro1">
          <table:table-cell office:value-type="string" calcext:value-type="string">
            <text:p>S.R.</text:p>
          </table:table-cell>
          <table:table-cell office:value-type="string" calcext:value-type="string">
            <text:p>Sietse</text:p>
          </table:table-cell>
          <table:table-cell office:value-type="string" calcext:value-type="string">
            <text:p>Fritsm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's-Gravenhage</text:p>
          </table:table-cell>
          <table:table-cell table:formula="of:=IF([.D6]=&quot;female&quot;;1;0)" office:value-type="float" office:value="0" calcext:value-type="float">
            <text:p>0</text:p>
          </table:table-cell>
          <table:table-cell table:formula="of:=SUM([.F2:.F6])/[.H6]" office:value-type="percentage" office:value="0.4" calcext:value-type="percentage">
            <text:p>40.00%</text:p>
          </table:table-cell>
          <table:table-cell office:value-type="float" office:value="5" calcext:value-type="float">
            <text:p>5</text:p>
          </table:table-cell>
          <table:table-cell table:formula="of:=CONCATENATE([.B6]; &quot; &quot;; [.C6])" office:value-type="string" office:string-value="Sietse Fritsma" calcext:value-type="string">
            <text:p>Sietse Fritsma</text:p>
          </table:table-cell>
          <table:table-cell table:formula="of:=[.D6]" office:value-type="string" office:string-value="male" calcext:value-type="string">
            <text:p>male</text:p>
          </table:table-cell>
          <table:table-cell table:style-name="ce95" table:formula="of:=[.E6]" office:value-type="string" office:string-value="'s-Gravenhage" calcext:value-type="string">
            <text:p>'s-Gravenhage</text:p>
          </table:table-cell>
        </table:table-row>
        <table:table-row table:style-name="ro1">
          <table:table-cell office:value-type="string" calcext:value-type="string">
            <text:p>M.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Bosm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msterdam</text:p>
          </table:table-cell>
          <table:table-cell table:formula="of:=IF([.D7]=&quot;female&quot;;1;0)" office:value-type="float" office:value="0" calcext:value-type="float">
            <text:p>0</text:p>
          </table:table-cell>
          <table:table-cell table:formula="of:=SUM([.F2:.F7])/[.H7]" office:value-type="percentage" office:value="0.333333333333333" calcext:value-type="percentage">
            <text:p>33.33%</text:p>
          </table:table-cell>
          <table:table-cell office:value-type="float" office:value="6" calcext:value-type="float">
            <text:p>6</text:p>
          </table:table-cell>
          <table:table-cell table:formula="of:=CONCATENATE([.B7]; &quot; &quot;; [.C7])" office:value-type="string" office:string-value="Martin Bosma" calcext:value-type="string">
            <text:p>Martin Bosma</text:p>
          </table:table-cell>
          <table:table-cell table:formula="of:=[.D7]" office:value-type="string" office:string-value="male" calcext:value-type="string">
            <text:p>male</text:p>
          </table:table-cell>
          <table:table-cell table:style-name="ce96" table:formula="of:=[.E7]" office:value-type="string" office:string-value="Amsterdam" calcext:value-type="string">
            <text:p>Amsterdam</text:p>
          </table:table-cell>
        </table:table-row>
        <table:table-row table:style-name="ro1">
          <table:table-cell office:value-type="string" calcext:value-type="string">
            <text:p>B.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Madlen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ockanje</text:p>
          </table:table-cell>
          <table:table-cell table:formula="of:=IF([.D8]=&quot;female&quot;;1;0)" office:value-type="float" office:value="0" calcext:value-type="float">
            <text:p>0</text:p>
          </table:table-cell>
          <table:table-cell table:formula="of:=SUM([.F2:.F8])/[.H8]" office:value-type="percentage" office:value="0.285714285714286" calcext:value-type="percentage">
            <text:p>28.57%</text:p>
          </table:table-cell>
          <table:table-cell office:value-type="float" office:value="7" calcext:value-type="float">
            <text:p>7</text:p>
          </table:table-cell>
          <table:table-cell table:formula="of:=CONCATENATE([.B8]; &quot; &quot;; [.C8])" office:value-type="string" office:string-value="Barry Madlener" calcext:value-type="string">
            <text:p>Barry Madlener</text:p>
          </table:table-cell>
          <table:table-cell table:formula="of:=[.D8]" office:value-type="string" office:string-value="male" calcext:value-type="string">
            <text:p>male</text:p>
          </table:table-cell>
          <table:table-cell table:style-name="ce97" table:formula="of:=[.E8]" office:value-type="string" office:string-value="Rockanje" calcext:value-type="string">
            <text:p>Rockanje</text:p>
          </table:table-cell>
        </table:table-row>
        <table:table-row table:style-name="ro1">
          <table:table-cell office:value-type="string" calcext:value-type="string">
            <text:p>A.P.C.</text:p>
          </table:table-cell>
          <table:table-cell office:value-type="string" calcext:value-type="string">
            <text:p>Teun</text:p>
          </table:table-cell>
          <table:table-cell office:value-type="string" calcext:value-type="string">
            <text:p>van Dijc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's-Gravenhage</text:p>
          </table:table-cell>
          <table:table-cell table:formula="of:=IF([.D9]=&quot;female&quot;;1;0)" office:value-type="float" office:value="0" calcext:value-type="float">
            <text:p>0</text:p>
          </table:table-cell>
          <table:table-cell table:formula="of:=SUM([.F2:.F9])/[.H9]" office:value-type="percentage" office:value="0.25" calcext:value-type="percentage">
            <text:p>25.00%</text:p>
          </table:table-cell>
          <table:table-cell office:value-type="float" office:value="8" calcext:value-type="float">
            <text:p>8</text:p>
          </table:table-cell>
          <table:table-cell table:formula="of:=CONCATENATE([.B9]; &quot; &quot;; [.C9])" office:value-type="string" office:string-value="Teun van Dijck" calcext:value-type="string">
            <text:p>Teun van Dijck</text:p>
          </table:table-cell>
          <table:table-cell table:formula="of:=[.D9]" office:value-type="string" office:string-value="male" calcext:value-type="string">
            <text:p>male</text:p>
          </table:table-cell>
          <table:table-cell table:style-name="ce98" table:formula="of:=[.E9]" office:value-type="string" office:string-value="'s-Gravenhage" calcext:value-type="string">
            <text:p>'s-Gravenhage</text:p>
          </table:table-cell>
        </table:table-row>
        <table:table-row table:style-name="ro1">
          <table:table-cell office:value-type="string" calcext:value-type="string">
            <text:p>L.M.J.S.</text:p>
          </table:table-cell>
          <table:table-cell office:value-type="string" calcext:value-type="string">
            <text:p>Lilian</text:p>
          </table:table-cell>
          <table:table-cell office:value-type="string" calcext:value-type="string">
            <text:p>Held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enlo</text:p>
          </table:table-cell>
          <table:table-cell table:formula="of:=IF([.D10]=&quot;female&quot;;1;0)" office:value-type="float" office:value="1" calcext:value-type="float">
            <text:p>1</text:p>
          </table:table-cell>
          <table:table-cell table:formula="of:=SUM([.F2:.F10])/[.H10]" office:value-type="percentage" office:value="0.333333333333333" calcext:value-type="percentage">
            <text:p>33.33%</text:p>
          </table:table-cell>
          <table:table-cell office:value-type="float" office:value="9" calcext:value-type="float">
            <text:p>9</text:p>
          </table:table-cell>
          <table:table-cell table:formula="of:=CONCATENATE([.B10]; &quot; &quot;; [.C10])" office:value-type="string" office:string-value="Lilian Helder" calcext:value-type="string">
            <text:p>Lilian Helder</text:p>
          </table:table-cell>
          <table:table-cell table:formula="of:=[.D10]" office:value-type="string" office:string-value="female" calcext:value-type="string">
            <text:p>female</text:p>
          </table:table-cell>
          <table:table-cell table:style-name="ce99" table:formula="of:=[.E10]" office:value-type="string" office:string-value="Venlo" calcext:value-type="string">
            <text:p>Venlo</text:p>
          </table:table-cell>
        </table:table-row>
        <table:table-row table:style-name="ro1">
          <table:table-cell office:value-type="string" calcext:value-type="string">
            <text:p>H.J.</text:p>
          </table:table-cell>
          <table:table-cell office:value-type="string" calcext:value-type="string">
            <text:p>Harm</text:p>
          </table:table-cell>
          <table:table-cell office:value-type="string" calcext:value-type="string">
            <text:p>Beertem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oorburg</text:p>
          </table:table-cell>
          <table:table-cell table:formula="of:=IF([.D11]=&quot;female&quot;;1;0)" office:value-type="float" office:value="0" calcext:value-type="float">
            <text:p>0</text:p>
          </table:table-cell>
          <table:table-cell table:formula="of:=SUM([.F2:.F11])/[.H11]" office:value-type="percentage" office:value="0.3" calcext:value-type="percentage">
            <text:p>30.00%</text:p>
          </table:table-cell>
          <table:table-cell office:value-type="float" office:value="10" calcext:value-type="float">
            <text:p>10</text:p>
          </table:table-cell>
          <table:table-cell table:formula="of:=CONCATENATE([.B11]; &quot; &quot;; [.C11])" office:value-type="string" office:string-value="Harm Beertema" calcext:value-type="string">
            <text:p>Harm Beertema</text:p>
          </table:table-cell>
          <table:table-cell table:formula="of:=[.D11]" office:value-type="string" office:string-value="male" calcext:value-type="string">
            <text:p>male</text:p>
          </table:table-cell>
          <table:table-cell table:style-name="ce100" table:formula="of:=[.E11]" office:value-type="string" office:string-value="Voorburg" calcext:value-type="string">
            <text:p>Voorburg</text:p>
          </table:table-cell>
        </table:table-row>
        <table:table-row table:style-name="ro1">
          <table:table-cell office:value-type="string" calcext:value-type="string">
            <text:p>M.</text:p>
          </table:table-cell>
          <table:table-cell office:value-type="string" calcext:value-type="string">
            <text:p>Machiel</text:p>
          </table:table-cell>
          <table:table-cell office:value-type="string" calcext:value-type="string">
            <text:p>de Graaf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's-Gravenhage</text:p>
          </table:table-cell>
          <table:table-cell table:formula="of:=IF([.D12]=&quot;female&quot;;1;0)" office:value-type="float" office:value="0" calcext:value-type="float">
            <text:p>0</text:p>
          </table:table-cell>
          <table:table-cell table:formula="of:=SUM([.F2:.F12])/[.H12]" office:value-type="percentage" office:value="0.272727272727273" calcext:value-type="percentage">
            <text:p>27.27%</text:p>
          </table:table-cell>
          <table:table-cell office:value-type="float" office:value="11" calcext:value-type="float">
            <text:p>11</text:p>
          </table:table-cell>
          <table:table-cell table:formula="of:=CONCATENATE([.B12]; &quot; &quot;; [.C12])" office:value-type="string" office:string-value="Machiel de Graaf" calcext:value-type="string">
            <text:p>Machiel de Graaf</text:p>
          </table:table-cell>
          <table:table-cell table:formula="of:=[.D12]" office:value-type="string" office:string-value="male" calcext:value-type="string">
            <text:p>male</text:p>
          </table:table-cell>
          <table:table-cell table:style-name="ce101" table:formula="of:=[.E12]" office:value-type="string" office:string-value="'s-Gravenhage" calcext:value-type="string">
            <text:p>'s-Gravenhage</text:p>
          </table:table-cell>
        </table:table-row>
        <table:table-row table:style-name="ro1">
          <table:table-cell office:value-type="string" calcext:value-type="string">
            <text:p>D.J.G.</text:p>
          </table:table-cell>
          <table:table-cell office:value-type="string" calcext:value-type="string">
            <text:p>Dion</text:p>
          </table:table-cell>
          <table:table-cell office:value-type="string" calcext:value-type="string">
            <text:p>Grau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eerlen</text:p>
          </table:table-cell>
          <table:table-cell table:formula="of:=IF([.D13]=&quot;female&quot;;1;0)" office:value-type="float" office:value="0" calcext:value-type="float">
            <text:p>0</text:p>
          </table:table-cell>
          <table:table-cell table:formula="of:=SUM([.F2:.F13])/[.H13]" office:value-type="percentage" office:value="0.25" calcext:value-type="percentage">
            <text:p>25.00%</text:p>
          </table:table-cell>
          <table:table-cell office:value-type="float" office:value="12" calcext:value-type="float">
            <text:p>12</text:p>
          </table:table-cell>
          <table:table-cell table:formula="of:=CONCATENATE([.B13]; &quot; &quot;; [.C13])" office:value-type="string" office:string-value="Dion Graus" calcext:value-type="string">
            <text:p>Dion Graus</text:p>
          </table:table-cell>
          <table:table-cell table:formula="of:=[.D13]" office:value-type="string" office:string-value="male" calcext:value-type="string">
            <text:p>male</text:p>
          </table:table-cell>
          <table:table-cell table:style-name="ce102" table:formula="of:=[.E13]" office:value-type="string" office:string-value="Heerlen" calcext:value-type="string">
            <text:p>Heerlen</text:p>
          </table:table-cell>
        </table:table-row>
        <table:table-row table:style-name="ro1">
          <table:table-cell office:value-type="string" calcext:value-type="string">
            <text:p>R.</text:p>
          </table:table-cell>
          <table:table-cell office:value-type="string" calcext:value-type="string">
            <text:p>Raymond</text:p>
          </table:table-cell>
          <table:table-cell office:value-type="string" calcext:value-type="string">
            <text:p>de Ro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's-Gravenhage</text:p>
          </table:table-cell>
          <table:table-cell table:formula="of:=IF([.D14]=&quot;female&quot;;1;0)" office:value-type="float" office:value="0" calcext:value-type="float">
            <text:p>0</text:p>
          </table:table-cell>
          <table:table-cell table:formula="of:=SUM([.F2:.F14])/[.H14]" office:value-type="percentage" office:value="0.230769230769231" calcext:value-type="percentage">
            <text:p>23.08%</text:p>
          </table:table-cell>
          <table:table-cell office:value-type="float" office:value="13" calcext:value-type="float">
            <text:p>13</text:p>
          </table:table-cell>
          <table:table-cell table:formula="of:=CONCATENATE([.B14]; &quot; &quot;; [.C14])" office:value-type="string" office:string-value="Raymond de Roon" calcext:value-type="string">
            <text:p>Raymond de Roon</text:p>
          </table:table-cell>
          <table:table-cell table:formula="of:=[.D14]" office:value-type="string" office:string-value="male" calcext:value-type="string">
            <text:p>male</text:p>
          </table:table-cell>
          <table:table-cell table:style-name="ce103" table:formula="of:=[.E14]" office:value-type="string" office:string-value="'s-Gravenhage" calcext:value-type="string">
            <text:p>'s-Gravenhage</text:p>
          </table:table-cell>
        </table:table-row>
        <table:table-row table:style-name="ro1">
          <table:table-cell office:value-type="string" calcext:value-type="string">
            <text:p>V.D.D.</text:p>
          </table:table-cell>
          <table:table-cell office:value-type="string" calcext:value-type="string">
            <text:p>Danai</text:p>
          </table:table-cell>
          <table:table-cell office:value-type="string" calcext:value-type="string">
            <text:p>van Weerdenbu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mstelveen</text:p>
          </table:table-cell>
          <table:table-cell table:formula="of:=IF([.D15]=&quot;female&quot;;1;0)" office:value-type="float" office:value="1" calcext:value-type="float">
            <text:p>1</text:p>
          </table:table-cell>
          <table:table-cell table:formula="of:=SUM([.F2:.F15])/[.H15]" office:value-type="percentage" office:value="0.285714285714286" calcext:value-type="percentage">
            <text:p>28.57%</text:p>
          </table:table-cell>
          <table:table-cell office:value-type="float" office:value="14" calcext:value-type="float">
            <text:p>14</text:p>
          </table:table-cell>
          <table:table-cell table:formula="of:=CONCATENATE([.B15]; &quot; &quot;; [.C15])" office:value-type="string" office:string-value="Danai van Weerdenburg" calcext:value-type="string">
            <text:p>Danai van Weerdenburg</text:p>
          </table:table-cell>
          <table:table-cell table:formula="of:=[.D15]" office:value-type="string" office:string-value="female" calcext:value-type="string">
            <text:p>female</text:p>
          </table:table-cell>
          <table:table-cell table:style-name="ce104" table:formula="of:=[.E15]" office:value-type="string" office:string-value="Amstelveen" calcext:value-type="string">
            <text:p>Amstelveen</text:p>
          </table:table-cell>
        </table:table-row>
        <table:table-row table:style-name="ro1">
          <table:table-cell office:value-type="string" calcext:value-type="string">
            <text:p>E.</text:p>
          </table:table-cell>
          <table:table-cell office:value-type="string" calcext:value-type="string">
            <text:p>Edgar</text:p>
          </table:table-cell>
          <table:table-cell office:value-type="string" calcext:value-type="string">
            <text:p>Muld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Zwolle</text:p>
          </table:table-cell>
          <table:table-cell table:formula="of:=IF([.D16]=&quot;female&quot;;1;0)" office:value-type="float" office:value="0" calcext:value-type="float">
            <text:p>0</text:p>
          </table:table-cell>
          <table:table-cell table:formula="of:=SUM([.F2:.F16])/[.H16]" office:value-type="percentage" office:value="0.266666666666667" calcext:value-type="percentage">
            <text:p>26.67%</text:p>
          </table:table-cell>
          <table:table-cell office:value-type="float" office:value="15" calcext:value-type="float">
            <text:p>15</text:p>
          </table:table-cell>
          <table:table-cell table:formula="of:=CONCATENATE([.B16]; &quot; &quot;; [.C16])" office:value-type="string" office:string-value="Edgar Mulder" calcext:value-type="string">
            <text:p>Edgar Mulder</text:p>
          </table:table-cell>
          <table:table-cell table:formula="of:=[.D16]" office:value-type="string" office:string-value="male" calcext:value-type="string">
            <text:p>male</text:p>
          </table:table-cell>
          <table:table-cell table:style-name="ce105" table:formula="of:=[.E16]" office:value-type="string" office:string-value="Zwolle" calcext:value-type="string">
            <text:p>Zwolle</text:p>
          </table:table-cell>
        </table:table-row>
        <table:table-row table:style-name="ro1">
          <table:table-cell office:value-type="string" calcext:value-type="string">
            <text:p>K.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Gerbrand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's-Gravenhage</text:p>
          </table:table-cell>
          <table:table-cell table:formula="of:=IF([.D17]=&quot;female&quot;;1;0)" office:value-type="float" office:value="1" calcext:value-type="float">
            <text:p>1</text:p>
          </table:table-cell>
          <table:table-cell table:formula="of:=SUM([.F2:.F17])/[.H17]" office:value-type="percentage" office:value="0.3125" calcext:value-type="percentage">
            <text:p>31.25%</text:p>
          </table:table-cell>
          <table:table-cell office:value-type="float" office:value="16" calcext:value-type="float">
            <text:p>16</text:p>
          </table:table-cell>
          <table:table-cell table:formula="of:=CONCATENATE([.B17]; &quot; &quot;; [.C17])" office:value-type="string" office:string-value="Karen Gerbrands" calcext:value-type="string">
            <text:p>Karen Gerbrands</text:p>
          </table:table-cell>
          <table:table-cell table:formula="of:=[.D17]" office:value-type="string" office:string-value="female" calcext:value-type="string">
            <text:p>female</text:p>
          </table:table-cell>
          <table:table-cell table:style-name="ce106" table:formula="of:=[.E17]" office:value-type="string" office:string-value="'s-Gravenhage" calcext:value-type="string">
            <text:p>'s-Gravenhage</text:p>
          </table:table-cell>
        </table:table-row>
        <table:table-row table:style-name="ro1">
          <table:table-cell office:value-type="string" calcext:value-type="string">
            <text:p>L.W.E.</text:p>
          </table:table-cell>
          <table:table-cell office:value-type="string" calcext:value-type="string">
            <text:p>Léon</text:p>
          </table:table-cell>
          <table:table-cell office:value-type="string" calcext:value-type="string">
            <text:p>de Jo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's-Gravenhage</text:p>
          </table:table-cell>
          <table:table-cell table:formula="of:=IF([.D18]=&quot;female&quot;;1;0)" office:value-type="float" office:value="0" calcext:value-type="float">
            <text:p>0</text:p>
          </table:table-cell>
          <table:table-cell table:formula="of:=SUM([.F2:.F18])/[.H18]" office:value-type="percentage" office:value="0.294117647058823" calcext:value-type="percentage">
            <text:p>29.41%</text:p>
          </table:table-cell>
          <table:table-cell office:value-type="float" office:value="17" calcext:value-type="float">
            <text:p>17</text:p>
          </table:table-cell>
          <table:table-cell table:formula="of:=CONCATENATE([.B18]; &quot; &quot;; [.C18])" office:value-type="string" office:string-value="Léon de Jong" calcext:value-type="string">
            <text:p>Léon de Jong</text:p>
          </table:table-cell>
          <table:table-cell table:formula="of:=[.D18]" office:value-type="string" office:string-value="male" calcext:value-type="string">
            <text:p>male</text:p>
          </table:table-cell>
          <table:table-cell table:style-name="ce107" table:formula="of:=[.E18]" office:value-type="string" office:string-value="'s-Gravenhage" calcext:value-type="string">
            <text:p>'s-Gravenhage</text:p>
          </table:table-cell>
        </table:table-row>
        <table:table-row table:style-name="ro1">
          <table:table-cell office:value-type="string" calcext:value-type="string">
            <text:p>G.J.F.</text:p>
          </table:table-cell>
          <table:table-cell office:value-type="string" calcext:value-type="string">
            <text:p>Gabriëlle</text:p>
          </table:table-cell>
          <table:table-cell office:value-type="string" calcext:value-type="string">
            <text:p>Popk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's-Gravenhage</text:p>
          </table:table-cell>
          <table:table-cell table:formula="of:=IF([.D19]=&quot;female&quot;;1;0)" office:value-type="float" office:value="1" calcext:value-type="float">
            <text:p>1</text:p>
          </table:table-cell>
          <table:table-cell table:formula="of:=SUM([.F2:.F19])/[.H19]" office:value-type="percentage" office:value="0.333333333333333" calcext:value-type="percentage">
            <text:p>33.33%</text:p>
          </table:table-cell>
          <table:table-cell office:value-type="float" office:value="18" calcext:value-type="float">
            <text:p>18</text:p>
          </table:table-cell>
          <table:table-cell table:formula="of:=CONCATENATE([.B19]; &quot; &quot;; [.C19])" office:value-type="string" office:string-value="Gabriëlle Popken" calcext:value-type="string">
            <text:p>Gabriëlle Popken</text:p>
          </table:table-cell>
          <table:table-cell table:formula="of:=[.D19]" office:value-type="string" office:string-value="female" calcext:value-type="string">
            <text:p>female</text:p>
          </table:table-cell>
          <table:table-cell table:style-name="ce108" table:formula="of:=[.E19]" office:value-type="string" office:string-value="'s-Gravenhage" calcext:value-type="string">
            <text:p>'s-Gravenhage</text:p>
          </table:table-cell>
        </table:table-row>
        <table:table-row table:style-name="ro1">
          <table:table-cell office:value-type="string" calcext:value-type="string">
            <text:p>A.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Kop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ijmegen</text:p>
          </table:table-cell>
          <table:table-cell table:formula="of:=IF([.D20]=&quot;female&quot;;1;0)" office:value-type="float" office:value="0" calcext:value-type="float">
            <text:p>0</text:p>
          </table:table-cell>
          <table:table-cell table:formula="of:=SUM([.F2:.F20])/[.H20]" office:value-type="percentage" office:value="0.31578947368421" calcext:value-type="percentage">
            <text:p>31.58%</text:p>
          </table:table-cell>
          <table:table-cell office:value-type="float" office:value="19" calcext:value-type="float">
            <text:p>19</text:p>
          </table:table-cell>
          <table:table-cell table:formula="of:=CONCATENATE([.B20]; &quot; &quot;; [.C20])" office:value-type="string" office:string-value="Alexander Kops" calcext:value-type="string">
            <text:p>Alexander Kops</text:p>
          </table:table-cell>
          <table:table-cell table:formula="of:=[.D20]" office:value-type="string" office:string-value="male" calcext:value-type="string">
            <text:p>male</text:p>
          </table:table-cell>
          <table:table-cell table:style-name="ce109" table:formula="of:=[.E20]" office:value-type="string" office:string-value="Nijmegen" calcext:value-type="string">
            <text:p>Nijmegen</text:p>
          </table:table-cell>
        </table:table-row>
        <table:table-row table:style-name="ro1">
          <table:table-cell office:value-type="string" calcext:value-type="string">
            <text:p>R.R.</text:p>
          </table:table-cell>
          <table:table-cell office:value-type="string" calcext:value-type="string">
            <text:p>Roy</text:p>
          </table:table-cell>
          <table:table-cell office:value-type="string" calcext:value-type="string">
            <text:p>van Aals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engelo</text:p>
          </table:table-cell>
          <table:table-cell table:formula="of:=IF([.D21]=&quot;female&quot;;1;0)" office:value-type="float" office:value="0" calcext:value-type="float">
            <text:p>0</text:p>
          </table:table-cell>
          <table:table-cell table:formula="of:=SUM([.F2:.F21])/[.H21]" office:value-type="percentage" office:value="0.3" calcext:value-type="percentage">
            <text:p>30.00%</text:p>
          </table:table-cell>
          <table:table-cell office:value-type="float" office:value="20" calcext:value-type="float">
            <text:p>20</text:p>
          </table:table-cell>
          <table:table-cell table:formula="of:=CONCATENATE([.B21]; &quot; &quot;; [.C21])" office:value-type="string" office:string-value="Roy van Aalst" calcext:value-type="string">
            <text:p>Roy van Aalst</text:p>
          </table:table-cell>
          <table:table-cell table:formula="of:=[.D21]" office:value-type="string" office:string-value="male" calcext:value-type="string">
            <text:p>male</text:p>
          </table:table-cell>
          <table:table-cell table:style-name="ce110" table:formula="of:=[.E21]" office:value-type="string" office:string-value="Hengelo" calcext:value-type="string">
            <text:p>Hengelo</text:p>
          </table:table-cell>
        </table:table-row>
        <table:table-row table:style-name="ro1">
          <table:table-cell office:value-type="string" calcext:value-type="string">
            <text:p>E.</text:p>
          </table:table-cell>
          <table:table-cell office:value-type="string" calcext:value-type="string">
            <text:p>Emiel</text:p>
          </table:table-cell>
          <table:table-cell office:value-type="string" calcext:value-type="string">
            <text:p>van Dij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ilze</text:p>
          </table:table-cell>
          <table:table-cell table:formula="of:=IF([.D22]=&quot;female&quot;;1;0)" office:value-type="float" office:value="0" calcext:value-type="float">
            <text:p>0</text:p>
          </table:table-cell>
          <table:table-cell table:formula="of:=SUM([.F2:.F22])/[.H22]" office:value-type="percentage" office:value="0.285714285714286" calcext:value-type="percentage">
            <text:p>28.57%</text:p>
          </table:table-cell>
          <table:table-cell office:value-type="float" office:value="21" calcext:value-type="float">
            <text:p>21</text:p>
          </table:table-cell>
          <table:table-cell table:formula="of:=CONCATENATE([.B22]; &quot; &quot;; [.C22])" office:value-type="string" office:string-value="Emiel van Dijk" calcext:value-type="string">
            <text:p>Emiel van Dijk</text:p>
          </table:table-cell>
          <table:table-cell table:formula="of:=[.D22]" office:value-type="string" office:string-value="male" calcext:value-type="string">
            <text:p>male</text:p>
          </table:table-cell>
          <table:table-cell table:style-name="ce111" table:formula="of:=[.E22]" office:value-type="string" office:string-value="Gilze" calcext:value-type="string">
            <text:p>Gilze</text:p>
          </table:table-cell>
        </table:table-row>
        <table:table-row table:style-name="ro1">
          <table:table-cell office:value-type="string" calcext:value-type="string">
            <text:p>R.W.P.E.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Housman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orn</text:p>
          </table:table-cell>
          <table:table-cell table:formula="of:=IF([.D23]=&quot;female&quot;;1;0)" office:value-type="float" office:value="0" calcext:value-type="float">
            <text:p>0</text:p>
          </table:table-cell>
          <table:table-cell table:formula="of:=SUM([.F2:.F23])/[.H23]" office:value-type="percentage" office:value="0.272727272727273" calcext:value-type="percentage">
            <text:p>27.27%</text:p>
          </table:table-cell>
          <table:table-cell office:value-type="float" office:value="22" calcext:value-type="float">
            <text:p>22</text:p>
          </table:table-cell>
          <table:table-cell table:formula="of:=CONCATENATE([.B23]; &quot; &quot;; [.C23])" office:value-type="string" office:string-value="Robert Housmans" calcext:value-type="string">
            <text:p>Robert Housmans</text:p>
          </table:table-cell>
          <table:table-cell table:formula="of:=[.D23]" office:value-type="string" office:string-value="male" calcext:value-type="string">
            <text:p>male</text:p>
          </table:table-cell>
          <table:table-cell table:style-name="ce112" table:formula="of:=[.E23]" office:value-type="string" office:string-value="Born" calcext:value-type="string">
            <text:p>Born</text:p>
          </table:table-cell>
        </table:table-row>
        <table:table-row table:style-name="ro1">
          <table:table-cell office:value-type="string" calcext:value-type="string">
            <text:p>C.A.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Janse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mere</text:p>
          </table:table-cell>
          <table:table-cell table:formula="of:=IF([.D24]=&quot;female&quot;;1;0)" office:value-type="float" office:value="0" calcext:value-type="float">
            <text:p>0</text:p>
          </table:table-cell>
          <table:table-cell table:formula="of:=SUM([.F2:.F24])/[.H24]" office:value-type="percentage" office:value="0.260869565217391" calcext:value-type="percentage">
            <text:p>26.09%</text:p>
          </table:table-cell>
          <table:table-cell office:value-type="float" office:value="23" calcext:value-type="float">
            <text:p>23</text:p>
          </table:table-cell>
          <table:table-cell table:formula="of:=CONCATENATE([.B24]; &quot; &quot;; [.C24])" office:value-type="string" office:string-value="Chris Jansen" calcext:value-type="string">
            <text:p>Chris Jansen</text:p>
          </table:table-cell>
          <table:table-cell table:formula="of:=[.D24]" office:value-type="string" office:string-value="male" calcext:value-type="string">
            <text:p>male</text:p>
          </table:table-cell>
          <table:table-cell table:style-name="ce113" table:formula="of:=[.E24]" office:value-type="string" office:string-value="Almere" calcext:value-type="string">
            <text:p>Almere</text:p>
          </table:table-cell>
        </table:table-row>
        <table:table-row table:style-name="ro1">
          <table:table-cell office:value-type="string" calcext:value-type="string">
            <text:p>J.H.</text:p>
          </table:table-cell>
          <table:table-cell office:value-type="string" calcext:value-type="string">
            <text:p>Henk</text:p>
          </table:table-cell>
          <table:table-cell office:value-type="string" calcext:value-type="string">
            <text:p>de Vre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ardinxveld-Giessendam</text:p>
          </table:table-cell>
          <table:table-cell table:formula="of:=IF([.D25]=&quot;female&quot;;1;0)" office:value-type="float" office:value="0" calcext:value-type="float">
            <text:p>0</text:p>
          </table:table-cell>
          <table:table-cell table:formula="of:=SUM([.F2:.F25])/[.H25]" office:value-type="percentage" office:value="0.25" calcext:value-type="percentage">
            <text:p>25.00%</text:p>
          </table:table-cell>
          <table:table-cell office:value-type="float" office:value="24" calcext:value-type="float">
            <text:p>24</text:p>
          </table:table-cell>
          <table:table-cell table:formula="of:=CONCATENATE([.B25]; &quot; &quot;; [.C25])" office:value-type="string" office:string-value="Henk de Vree" calcext:value-type="string">
            <text:p>Henk de Vree</text:p>
          </table:table-cell>
          <table:table-cell table:formula="of:=[.D25]" office:value-type="string" office:string-value="male" calcext:value-type="string">
            <text:p>male</text:p>
          </table:table-cell>
          <table:table-cell table:style-name="ce114" table:formula="of:=[.E25]" office:value-type="string" office:string-value="Hardinxveld-Giessendam" calcext:value-type="string">
            <text:p>Hardinxveld-Giessendam</text:p>
          </table:table-cell>
        </table:table-row>
        <table:table-row table:style-name="ro1">
          <table:table-cell office:value-type="string" calcext:value-type="string">
            <text:p>M.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ardem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rachten</text:p>
          </table:table-cell>
          <table:table-cell table:formula="of:=IF([.D26]=&quot;female&quot;;1;0)" office:value-type="float" office:value="0" calcext:value-type="float">
            <text:p>0</text:p>
          </table:table-cell>
          <table:table-cell table:formula="of:=SUM([.F2:.F26])/[.H26]" office:value-type="percentage" office:value="0.24" calcext:value-type="percentage">
            <text:p>24.00%</text:p>
          </table:table-cell>
          <table:table-cell office:value-type="float" office:value="25" calcext:value-type="float">
            <text:p>25</text:p>
          </table:table-cell>
          <table:table-cell table:formula="of:=CONCATENATE([.B26]; &quot; &quot;; [.C26])" office:value-type="string" office:string-value="Max Aardema" calcext:value-type="string">
            <text:p>Max Aardema</text:p>
          </table:table-cell>
          <table:table-cell table:formula="of:=[.D26]" office:value-type="string" office:string-value="male" calcext:value-type="string">
            <text:p>male</text:p>
          </table:table-cell>
          <table:table-cell table:style-name="ce115" table:formula="of:=[.E26]" office:value-type="string" office:string-value="Drachten" calcext:value-type="string">
            <text:p>Drachten</text:p>
          </table:table-cell>
        </table:table-row>
        <table:table-row table:style-name="ro1">
          <table:table-cell office:value-type="string" calcext:value-type="string">
            <text:p>A.J.A.</text:p>
          </table:table-cell>
          <table:table-cell office:value-type="string" calcext:value-type="string">
            <text:p>Toon</text:p>
          </table:table-cell>
          <table:table-cell office:value-type="string" calcext:value-type="string">
            <text:p>van Dij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mere</text:p>
          </table:table-cell>
          <table:table-cell table:formula="of:=IF([.D27]=&quot;female&quot;;1;0)" office:value-type="float" office:value="0" calcext:value-type="float">
            <text:p>0</text:p>
          </table:table-cell>
          <table:table-cell table:formula="of:=SUM([.F2:.F27])/[.H27]" office:value-type="percentage" office:value="0.230769230769231" calcext:value-type="percentage">
            <text:p>23.08%</text:p>
          </table:table-cell>
          <table:table-cell office:value-type="float" office:value="26" calcext:value-type="float">
            <text:p>26</text:p>
          </table:table-cell>
          <table:table-cell table:formula="of:=CONCATENATE([.B27]; &quot; &quot;; [.C27])" office:value-type="string" office:string-value="Toon van Dijk" calcext:value-type="string">
            <text:p>Toon van Dijk</text:p>
          </table:table-cell>
          <table:table-cell table:formula="of:=[.D27]" office:value-type="string" office:string-value="male" calcext:value-type="string">
            <text:p>male</text:p>
          </table:table-cell>
          <table:table-cell table:style-name="ce116" table:formula="of:=[.E27]" office:value-type="string" office:string-value="Almere" calcext:value-type="string">
            <text:p>Almere</text:p>
          </table:table-cell>
        </table:table-row>
        <table:table-row table:style-name="ro1">
          <table:table-cell office:value-type="string" calcext:value-type="string">
            <text:p>D.</text:p>
          </table:table-cell>
          <table:table-cell office:value-type="string" calcext:value-type="string">
            <text:p>Daniëlle</text:p>
          </table:table-cell>
          <table:table-cell office:value-type="string" calcext:value-type="string">
            <text:p>de Wint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's-Gravenhage</text:p>
          </table:table-cell>
          <table:table-cell table:formula="of:=IF([.D28]=&quot;female&quot;;1;0)" office:value-type="float" office:value="1" calcext:value-type="float">
            <text:p>1</text:p>
          </table:table-cell>
          <table:table-cell table:formula="of:=SUM([.F2:.F28])/[.H28]" office:value-type="percentage" office:value="0.259259259259259" calcext:value-type="percentage">
            <text:p>25.93%</text:p>
          </table:table-cell>
          <table:table-cell office:value-type="float" office:value="27" calcext:value-type="float">
            <text:p>27</text:p>
          </table:table-cell>
          <table:table-cell table:formula="of:=CONCATENATE([.B28]; &quot; &quot;; [.C28])" office:value-type="string" office:string-value="Daniëlle de Winter" calcext:value-type="string">
            <text:p>Daniëlle de Winter</text:p>
          </table:table-cell>
          <table:table-cell table:formula="of:=[.D28]" office:value-type="string" office:string-value="female" calcext:value-type="string">
            <text:p>female</text:p>
          </table:table-cell>
          <table:table-cell table:style-name="ce117" table:formula="of:=[.E28]" office:value-type="string" office:string-value="'s-Gravenhage" calcext:value-type="string">
            <text:p>'s-Gravenhage</text:p>
          </table:table-cell>
        </table:table-row>
        <table:table-row table:style-name="ro1">
          <table:table-cell office:value-type="string" calcext:value-type="string">
            <text:p>I.A.</text:p>
          </table:table-cell>
          <table:table-cell office:value-type="string" calcext:value-type="string">
            <text:p>Ilse</text:p>
          </table:table-cell>
          <table:table-cell office:value-type="string" calcext:value-type="string">
            <text:p>Beza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laricum</text:p>
          </table:table-cell>
          <table:table-cell table:formula="of:=IF([.D29]=&quot;female&quot;;1;0)" office:value-type="float" office:value="1" calcext:value-type="float">
            <text:p>1</text:p>
          </table:table-cell>
          <table:table-cell table:formula="of:=SUM([.F2:.F29])/[.H29]" office:value-type="percentage" office:value="0.285714285714286" calcext:value-type="percentage">
            <text:p>28.57%</text:p>
          </table:table-cell>
          <table:table-cell office:value-type="float" office:value="28" calcext:value-type="float">
            <text:p>28</text:p>
          </table:table-cell>
          <table:table-cell table:formula="of:=CONCATENATE([.B29]; &quot; &quot;; [.C29])" office:value-type="string" office:string-value="Ilse Bezaan" calcext:value-type="string">
            <text:p>Ilse Bezaan</text:p>
          </table:table-cell>
          <table:table-cell table:formula="of:=[.D29]" office:value-type="string" office:string-value="female" calcext:value-type="string">
            <text:p>female</text:p>
          </table:table-cell>
          <table:table-cell table:style-name="ce118" table:formula="of:=[.E29]" office:value-type="string" office:string-value="Blaricum" calcext:value-type="string">
            <text:p>Blaricum</text:p>
          </table:table-cell>
        </table:table-row>
        <table:table-row table:style-name="ro1">
          <table:table-cell office:value-type="string" calcext:value-type="string">
            <text:p>J.C.</text:p>
          </table:table-cell>
          <table:table-cell office:value-type="string" calcext:value-type="string">
            <text:p>Joyce</text:p>
          </table:table-cell>
          <table:table-cell office:value-type="string" calcext:value-type="string">
            <text:p>Kardo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elmond</text:p>
          </table:table-cell>
          <table:table-cell table:formula="of:=IF([.D30]=&quot;female&quot;;1;0)" office:value-type="float" office:value="1" calcext:value-type="float">
            <text:p>1</text:p>
          </table:table-cell>
          <table:table-cell table:formula="of:=SUM([.F2:.F30])/[.H30]" office:value-type="percentage" office:value="0.310344827586207" calcext:value-type="percentage">
            <text:p>31.03%</text:p>
          </table:table-cell>
          <table:table-cell office:value-type="float" office:value="29" calcext:value-type="float">
            <text:p>29</text:p>
          </table:table-cell>
          <table:table-cell table:formula="of:=CONCATENATE([.B30]; &quot; &quot;; [.C30])" office:value-type="string" office:string-value="Joyce Kardol" calcext:value-type="string">
            <text:p>Joyce Kardol</text:p>
          </table:table-cell>
          <table:table-cell table:formula="of:=[.D30]" office:value-type="string" office:string-value="female" calcext:value-type="string">
            <text:p>female</text:p>
          </table:table-cell>
          <table:table-cell table:style-name="ce119" table:formula="of:=[.E30]" office:value-type="string" office:string-value="Helmond" calcext:value-type="string">
            <text:p>Helmond</text:p>
          </table:table-cell>
        </table:table-row>
        <table:table-row table:style-name="ro1">
          <table:table-cell office:value-type="string" calcext:value-type="string">
            <text:p>E.</text:p>
          </table:table-cell>
          <table:table-cell office:value-type="string" calcext:value-type="string">
            <text:p>Elmar</text:p>
          </table:table-cell>
          <table:table-cell office:value-type="string" calcext:value-type="string">
            <text:p>Vlotte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peldoorn</text:p>
          </table:table-cell>
          <table:table-cell table:formula="of:=IF([.D31]=&quot;female&quot;;1;0)" office:value-type="float" office:value="0" calcext:value-type="float">
            <text:p>0</text:p>
          </table:table-cell>
          <table:table-cell table:formula="of:=SUM([.F2:.F31])/[.H31]" office:value-type="percentage" office:value="0.3" calcext:value-type="percentage">
            <text:p>30.00%</text:p>
          </table:table-cell>
          <table:table-cell office:value-type="float" office:value="30" calcext:value-type="float">
            <text:p>30</text:p>
          </table:table-cell>
          <table:table-cell table:formula="of:=CONCATENATE([.B31]; &quot; &quot;; [.C31])" office:value-type="string" office:string-value="Elmar Vlottes" calcext:value-type="string">
            <text:p>Elmar Vlottes</text:p>
          </table:table-cell>
          <table:table-cell table:formula="of:=[.D31]" office:value-type="string" office:string-value="male" calcext:value-type="string">
            <text:p>male</text:p>
          </table:table-cell>
          <table:table-cell table:style-name="ce120" table:formula="of:=[.E31]" office:value-type="string" office:string-value="Apeldoorn" calcext:value-type="string">
            <text:p>Apeldoorn</text:p>
          </table:table-cell>
        </table:table-row>
        <table:table-row table:style-name="ro1">
          <table:table-cell office:value-type="string" calcext:value-type="string">
            <text:p>R.G.J.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de Jo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aarlem</text:p>
          </table:table-cell>
          <table:table-cell table:formula="of:=IF([.D32]=&quot;female&quot;;1;0)" office:value-type="float" office:value="0" calcext:value-type="float">
            <text:p>0</text:p>
          </table:table-cell>
          <table:table-cell table:formula="of:=SUM([.F2:.F32])/[.H32]" office:value-type="percentage" office:value="0.290322580645161" calcext:value-type="percentage">
            <text:p>29.03%</text:p>
          </table:table-cell>
          <table:table-cell office:value-type="float" office:value="31" calcext:value-type="float">
            <text:p>31</text:p>
          </table:table-cell>
          <table:table-cell table:formula="of:=CONCATENATE([.B32]; &quot; &quot;; [.C32])" office:value-type="string" office:string-value="Rob de Jong" calcext:value-type="string">
            <text:p>Rob de Jong</text:p>
          </table:table-cell>
          <table:table-cell table:formula="of:=[.D32]" office:value-type="string" office:string-value="male" calcext:value-type="string">
            <text:p>male</text:p>
          </table:table-cell>
          <table:table-cell table:style-name="ce121" table:formula="of:=[.E32]" office:value-type="string" office:string-value="Haarlem" calcext:value-type="string">
            <text:p>Haarlem</text:p>
          </table:table-cell>
        </table:table-row>
        <table:table-row table:style-name="ro1">
          <table:table-cell office:value-type="string" calcext:value-type="string">
            <text:p>J.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van Pijker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unschoten-Spakenburg</text:p>
          </table:table-cell>
          <table:table-cell table:formula="of:=IF([.D33]=&quot;female&quot;;1;0)" office:value-type="float" office:value="1" calcext:value-type="float">
            <text:p>1</text:p>
          </table:table-cell>
          <table:table-cell table:formula="of:=SUM([.F2:.F33])/[.H33]" office:value-type="percentage" office:value="0.3125" calcext:value-type="percentage">
            <text:p>31.25%</text:p>
          </table:table-cell>
          <table:table-cell office:value-type="float" office:value="32" calcext:value-type="float">
            <text:p>32</text:p>
          </table:table-cell>
          <table:table-cell table:formula="of:=CONCATENATE([.B33]; &quot; &quot;; [.C33])" office:value-type="string" office:string-value="An van Pijkeren" calcext:value-type="string">
            <text:p>An van Pijkeren</text:p>
          </table:table-cell>
          <table:table-cell table:formula="of:=[.D33]" office:value-type="string" office:string-value="female" calcext:value-type="string">
            <text:p>female</text:p>
          </table:table-cell>
          <table:table-cell table:style-name="ce122" table:formula="of:=[.E33]" office:value-type="string" office:string-value="Bunschoten-Spakenburg" calcext:value-type="string">
            <text:p>Bunschoten-Spakenburg</text:p>
          </table:table-cell>
        </table:table-row>
        <table:table-row table:style-name="ro1">
          <table:table-cell office:value-type="string" calcext:value-type="string">
            <text:p>J.J.</text:p>
          </table:table-cell>
          <table:table-cell office:value-type="string" calcext:value-type="string">
            <text:p>Jeffrey</text:p>
          </table:table-cell>
          <table:table-cell office:value-type="string" calcext:value-type="string">
            <text:p>Rijke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ernis Rotterdam</text:p>
          </table:table-cell>
          <table:table-cell table:formula="of:=IF([.D34]=&quot;female&quot;;1;0)" office:value-type="float" office:value="0" calcext:value-type="float">
            <text:p>0</text:p>
          </table:table-cell>
          <table:table-cell table:formula="of:=SUM([.F2:.F34])/[.H34]" office:value-type="percentage" office:value="0.303030303030303" calcext:value-type="percentage">
            <text:p>30.30%</text:p>
          </table:table-cell>
          <table:table-cell office:value-type="float" office:value="33" calcext:value-type="float">
            <text:p>33</text:p>
          </table:table-cell>
          <table:table-cell table:formula="of:=CONCATENATE([.B34]; &quot; &quot;; [.C34])" office:value-type="string" office:string-value="Jeffrey Rijken" calcext:value-type="string">
            <text:p>Jeffrey Rijken</text:p>
          </table:table-cell>
          <table:table-cell table:formula="of:=[.D34]" office:value-type="string" office:string-value="male" calcext:value-type="string">
            <text:p>male</text:p>
          </table:table-cell>
          <table:table-cell table:style-name="ce123" table:formula="of:=[.E34]" office:value-type="string" office:string-value="Pernis Rotterdam" calcext:value-type="string">
            <text:p>Pernis Rotterdam</text:p>
          </table:table-cell>
        </table:table-row>
        <table:table-row table:style-name="ro1">
          <table:table-cell office:value-type="string" calcext:value-type="string">
            <text:p>H.</text:p>
          </table:table-cell>
          <table:table-cell office:value-type="string" calcext:value-type="string">
            <text:p>Han</text:p>
          </table:table-cell>
          <table:table-cell office:value-type="string" calcext:value-type="string">
            <text:p>IJssennagg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ilthoven</text:p>
          </table:table-cell>
          <table:table-cell table:formula="of:=IF([.D35]=&quot;female&quot;;1;0)" office:value-type="float" office:value="0" calcext:value-type="float">
            <text:p>0</text:p>
          </table:table-cell>
          <table:table-cell table:formula="of:=SUM([.F2:.F35])/[.H35]" office:value-type="percentage" office:value="0.294117647058823" calcext:value-type="percentage">
            <text:p>29.41%</text:p>
          </table:table-cell>
          <table:table-cell office:value-type="float" office:value="34" calcext:value-type="float">
            <text:p>34</text:p>
          </table:table-cell>
          <table:table-cell table:formula="of:=CONCATENATE([.B35]; &quot; &quot;; [.C35])" office:value-type="string" office:string-value="Han IJssennagger" calcext:value-type="string">
            <text:p>Han IJssennagger</text:p>
          </table:table-cell>
          <table:table-cell table:formula="of:=[.D35]" office:value-type="string" office:string-value="male" calcext:value-type="string">
            <text:p>male</text:p>
          </table:table-cell>
          <table:table-cell table:style-name="ce124" table:formula="of:=[.E35]" office:value-type="string" office:string-value="Bilthoven" calcext:value-type="string">
            <text:p>Bilthoven</text:p>
          </table:table-cell>
        </table:table-row>
        <table:table-row table:style-name="ro1">
          <table:table-cell office:value-type="string" calcext:value-type="string">
            <text:p>H.</text:p>
          </table:table-cell>
          <table:table-cell office:value-type="string" calcext:value-type="string">
            <text:p>Henk</text:p>
          </table:table-cell>
          <table:table-cell office:value-type="string" calcext:value-type="string">
            <text:p>van Deú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trecht</text:p>
          </table:table-cell>
          <table:table-cell table:formula="of:=IF([.D36]=&quot;female&quot;;1;0)" office:value-type="float" office:value="0" calcext:value-type="float">
            <text:p>0</text:p>
          </table:table-cell>
          <table:table-cell table:formula="of:=SUM([.F2:.F36])/[.H36]" office:value-type="percentage" office:value="0.285714285714286" calcext:value-type="percentage">
            <text:p>28.57%</text:p>
          </table:table-cell>
          <table:table-cell office:value-type="float" office:value="35" calcext:value-type="float">
            <text:p>35</text:p>
          </table:table-cell>
          <table:table-cell table:formula="of:=CONCATENATE([.B36]; &quot; &quot;; [.C36])" office:value-type="string" office:string-value="Henk van Deún" calcext:value-type="string">
            <text:p>Henk van Deún</text:p>
          </table:table-cell>
          <table:table-cell table:formula="of:=[.D36]" office:value-type="string" office:string-value="male" calcext:value-type="string">
            <text:p>male</text:p>
          </table:table-cell>
          <table:table-cell table:style-name="ce125" table:formula="of:=[.E36]" office:value-type="string" office:string-value="Utrecht" calcext:value-type="string">
            <text:p>Utrecht</text:p>
          </table:table-cell>
        </table:table-row>
        <table:table-row table:style-name="ro1">
          <table:table-cell office:value-type="string" calcext:value-type="string">
            <text:p>T.F.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Verme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's-Gravenhage</text:p>
          </table:table-cell>
          <table:table-cell table:formula="of:=IF([.D37]=&quot;female&quot;;1;0)" office:value-type="float" office:value="0" calcext:value-type="float">
            <text:p>0</text:p>
          </table:table-cell>
          <table:table-cell table:formula="of:=SUM([.F2:.F37])/[.H37]" office:value-type="percentage" office:value="0.277777777777778" calcext:value-type="percentage">
            <text:p>27.78%</text:p>
          </table:table-cell>
          <table:table-cell office:value-type="float" office:value="36" calcext:value-type="float">
            <text:p>36</text:p>
          </table:table-cell>
          <table:table-cell table:formula="of:=CONCATENATE([.B37]; &quot; &quot;; [.C37])" office:value-type="string" office:string-value="Tim Vermeer" calcext:value-type="string">
            <text:p>Tim Vermeer</text:p>
          </table:table-cell>
          <table:table-cell table:formula="of:=[.D37]" office:value-type="string" office:string-value="male" calcext:value-type="string">
            <text:p>male</text:p>
          </table:table-cell>
          <table:table-cell table:style-name="ce126" table:formula="of:=[.E37]" office:value-type="string" office:string-value="'s-Gravenhage" calcext:value-type="string">
            <text:p>'s-Gravenhage</text:p>
          </table:table-cell>
        </table:table-row>
        <table:table-row table:style-name="ro1">
          <table:table-cell office:value-type="string" calcext:value-type="string">
            <text:p>O.S.J.</text:p>
          </table:table-cell>
          <table:table-cell office:value-type="string" calcext:value-type="string">
            <text:p>Olaf</text:p>
          </table:table-cell>
          <table:table-cell office:value-type="string" calcext:value-type="string">
            <text:p>Buitela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mere</text:p>
          </table:table-cell>
          <table:table-cell table:formula="of:=IF([.D38]=&quot;female&quot;;1;0)" office:value-type="float" office:value="0" calcext:value-type="float">
            <text:p>0</text:p>
          </table:table-cell>
          <table:table-cell table:formula="of:=SUM([.F2:.F38])/[.H38]" office:value-type="percentage" office:value="0.27027027027027" calcext:value-type="percentage">
            <text:p>27.03%</text:p>
          </table:table-cell>
          <table:table-cell office:value-type="float" office:value="37" calcext:value-type="float">
            <text:p>37</text:p>
          </table:table-cell>
          <table:table-cell table:formula="of:=CONCATENATE([.B38]; &quot; &quot;; [.C38])" office:value-type="string" office:string-value="Olaf Buitelaar" calcext:value-type="string">
            <text:p>Olaf Buitelaar</text:p>
          </table:table-cell>
          <table:table-cell table:formula="of:=[.D38]" office:value-type="string" office:string-value="male" calcext:value-type="string">
            <text:p>male</text:p>
          </table:table-cell>
          <table:table-cell table:style-name="ce127" table:formula="of:=[.E38]" office:value-type="string" office:string-value="Almere" calcext:value-type="string">
            <text:p>Almere</text:p>
          </table:table-cell>
        </table:table-row>
        <table:table-row table:style-name="ro1">
          <table:table-cell office:value-type="string" calcext:value-type="string">
            <text:p>T.F.</text:p>
          </table:table-cell>
          <table:table-cell office:value-type="string" calcext:value-type="string">
            <text:p>Tessa</text:p>
          </table:table-cell>
          <table:table-cell office:value-type="string" calcext:value-type="string">
            <text:p>Dulf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apendrecht</text:p>
          </table:table-cell>
          <table:table-cell table:formula="of:=IF([.D39]=&quot;female&quot;;1;0)" office:value-type="float" office:value="1" calcext:value-type="float">
            <text:p>1</text:p>
          </table:table-cell>
          <table:table-cell table:formula="of:=SUM([.F2:.F39])/[.H39]" office:value-type="percentage" office:value="0.289473684210526" calcext:value-type="percentage">
            <text:p>28.95%</text:p>
          </table:table-cell>
          <table:table-cell office:value-type="float" office:value="38" calcext:value-type="float">
            <text:p>38</text:p>
          </table:table-cell>
          <table:table-cell table:formula="of:=CONCATENATE([.B39]; &quot; &quot;; [.C39])" office:value-type="string" office:string-value="Tessa Dulfer" calcext:value-type="string">
            <text:p>Tessa Dulfer</text:p>
          </table:table-cell>
          <table:table-cell table:formula="of:=[.D39]" office:value-type="string" office:string-value="female" calcext:value-type="string">
            <text:p>female</text:p>
          </table:table-cell>
          <table:table-cell table:style-name="ce128" table:formula="of:=[.E39]" office:value-type="string" office:string-value="Papendrecht" calcext:value-type="string">
            <text:p>Papendrecht</text:p>
          </table:table-cell>
        </table:table-row>
        <table:table-row table:style-name="ro1">
          <table:table-cell office:value-type="string" calcext:value-type="string">
            <text:p>M.C.H.</text:p>
          </table:table-cell>
          <table:table-cell office:value-type="string" calcext:value-type="string">
            <text:p>Maikel</text:p>
          </table:table-cell>
          <table:table-cell office:value-type="string" calcext:value-type="string">
            <text:p>Bo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rgen op Zoom</text:p>
          </table:table-cell>
          <table:table-cell table:formula="of:=IF([.D40]=&quot;female&quot;;1;0)" office:value-type="float" office:value="0" calcext:value-type="float">
            <text:p>0</text:p>
          </table:table-cell>
          <table:table-cell table:formula="of:=SUM([.F2:.F40])/[.H40]" office:value-type="percentage" office:value="0.282051282051282" calcext:value-type="percentage">
            <text:p>28.21%</text:p>
          </table:table-cell>
          <table:table-cell office:value-type="float" office:value="39" calcext:value-type="float">
            <text:p>39</text:p>
          </table:table-cell>
          <table:table-cell table:formula="of:=CONCATENATE([.B40]; &quot; &quot;; [.C40])" office:value-type="string" office:string-value="Maikel Boon" calcext:value-type="string">
            <text:p>Maikel Boon</text:p>
          </table:table-cell>
          <table:table-cell table:formula="of:=[.D40]" office:value-type="string" office:string-value="male" calcext:value-type="string">
            <text:p>male</text:p>
          </table:table-cell>
          <table:table-cell table:style-name="ce129" table:formula="of:=[.E40]" office:value-type="string" office:string-value="Bergen op Zoom" calcext:value-type="string">
            <text:p>Bergen op Zoom</text:p>
          </table:table-cell>
        </table:table-row>
        <table:table-row table:style-name="ro1">
          <table:table-cell office:value-type="string" calcext:value-type="string">
            <text:p>E.G.T.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Braa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ijswijk</text:p>
          </table:table-cell>
          <table:table-cell table:formula="of:=IF([.D41]=&quot;female&quot;;1;0)" office:value-type="float" office:value="0" calcext:value-type="float">
            <text:p>0</text:p>
          </table:table-cell>
          <table:table-cell table:formula="of:=SUM([.F2:.F41])/[.H41]" office:value-type="percentage" office:value="0.275" calcext:value-type="percentage">
            <text:p>27.50%</text:p>
          </table:table-cell>
          <table:table-cell office:value-type="float" office:value="40" calcext:value-type="float">
            <text:p>40</text:p>
          </table:table-cell>
          <table:table-cell table:formula="of:=CONCATENATE([.B41]; &quot; &quot;; [.C41])" office:value-type="string" office:string-value="Ed Braam" calcext:value-type="string">
            <text:p>Ed Braam</text:p>
          </table:table-cell>
          <table:table-cell table:formula="of:=[.D41]" office:value-type="string" office:string-value="male" calcext:value-type="string">
            <text:p>male</text:p>
          </table:table-cell>
          <table:table-cell table:style-name="ce130" table:formula="of:=[.E41]" office:value-type="string" office:string-value="Rijswijk" calcext:value-type="string">
            <text:p>Rijswijk</text:p>
          </table:table-cell>
        </table:table-row>
        <table:table-row table:style-name="ro1">
          <table:table-cell office:value-type="string" calcext:value-type="string">
            <text:p>M.S.</text:p>
          </table:table-cell>
          <table:table-cell office:value-type="string" calcext:value-type="string">
            <text:p>Menno</text:p>
          </table:table-cell>
          <table:table-cell office:value-type="string" calcext:value-type="string">
            <text:p>Ludrik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ithoorn</text:p>
          </table:table-cell>
          <table:table-cell table:formula="of:=IF([.D42]=&quot;female&quot;;1;0)" office:value-type="float" office:value="0" calcext:value-type="float">
            <text:p>0</text:p>
          </table:table-cell>
          <table:table-cell table:formula="of:=SUM([.F2:.F42])/[.H42]" office:value-type="percentage" office:value="0.268292682926829" calcext:value-type="percentage">
            <text:p>26.83%</text:p>
          </table:table-cell>
          <table:table-cell office:value-type="float" office:value="41" calcext:value-type="float">
            <text:p>41</text:p>
          </table:table-cell>
          <table:table-cell table:formula="of:=CONCATENATE([.B42]; &quot; &quot;; [.C42])" office:value-type="string" office:string-value="Menno Ludriks" calcext:value-type="string">
            <text:p>Menno Ludriks</text:p>
          </table:table-cell>
          <table:table-cell table:formula="of:=[.D42]" office:value-type="string" office:string-value="male" calcext:value-type="string">
            <text:p>male</text:p>
          </table:table-cell>
          <table:table-cell table:style-name="ce131" table:formula="of:=[.E42]" office:value-type="string" office:string-value="Uithoorn" calcext:value-type="string">
            <text:p>Uithoorn</text:p>
          </table:table-cell>
        </table:table-row>
        <table:table-row table:style-name="ro1">
          <table:table-cell office:value-type="string" calcext:value-type="string">
            <text:p>N.A.</text:p>
          </table:table-cell>
          <table:table-cell office:value-type="string" calcext:value-type="string">
            <text:p>Nathalie</text:p>
          </table:table-cell>
          <table:table-cell office:value-type="string" calcext:value-type="string">
            <text:p>Choenn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Oosterhout</text:p>
          </table:table-cell>
          <table:table-cell table:formula="of:=IF([.D43]=&quot;female&quot;;1;0)" office:value-type="float" office:value="1" calcext:value-type="float">
            <text:p>1</text:p>
          </table:table-cell>
          <table:table-cell table:formula="of:=SUM([.F2:.F43])/[.H43]" office:value-type="percentage" office:value="0.285714285714286" calcext:value-type="percentage">
            <text:p>28.57%</text:p>
          </table:table-cell>
          <table:table-cell office:value-type="float" office:value="42" calcext:value-type="float">
            <text:p>42</text:p>
          </table:table-cell>
          <table:table-cell table:formula="of:=CONCATENATE([.B43]; &quot; &quot;; [.C43])" office:value-type="string" office:string-value="Nathalie Choenni" calcext:value-type="string">
            <text:p>Nathalie Choenni</text:p>
          </table:table-cell>
          <table:table-cell table:formula="of:=[.D43]" office:value-type="string" office:string-value="female" calcext:value-type="string">
            <text:p>female</text:p>
          </table:table-cell>
          <table:table-cell table:style-name="ce132" table:formula="of:=[.E43]" office:value-type="string" office:string-value="Oosterhout" calcext:value-type="string">
            <text:p>Oosterhout</text:p>
          </table:table-cell>
        </table:table-row>
        <table:table-row table:style-name="ro1">
          <table:table-cell office:value-type="string" calcext:value-type="string">
            <text:p>L.A.G.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Rok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tten-Leur</text:p>
          </table:table-cell>
          <table:table-cell table:formula="of:=IF([.D44]=&quot;female&quot;;1;0)" office:value-type="float" office:value="0" calcext:value-type="float">
            <text:p>0</text:p>
          </table:table-cell>
          <table:table-cell table:formula="of:=SUM([.F2:.F44])/[.H44]" office:value-type="percentage" office:value="0.27906976744186" calcext:value-type="percentage">
            <text:p>27.91%</text:p>
          </table:table-cell>
          <table:table-cell office:value-type="float" office:value="43" calcext:value-type="float">
            <text:p>43</text:p>
          </table:table-cell>
          <table:table-cell table:formula="of:=CONCATENATE([.B44]; &quot; &quot;; [.C44])" office:value-type="string" office:string-value="Louis Roks" calcext:value-type="string">
            <text:p>Louis Roks</text:p>
          </table:table-cell>
          <table:table-cell table:formula="of:=[.D44]" office:value-type="string" office:string-value="male" calcext:value-type="string">
            <text:p>male</text:p>
          </table:table-cell>
          <table:table-cell table:style-name="ce133" table:formula="of:=[.E44]" office:value-type="string" office:string-value="Etten-Leur" calcext:value-type="string">
            <text:p>Etten-Leur</text:p>
          </table:table-cell>
        </table:table-row>
        <table:table-row table:style-name="ro1">
          <table:table-cell office:value-type="string" calcext:value-type="string">
            <text:p>F.M.</text:p>
          </table:table-cell>
          <table:table-cell office:value-type="string" calcext:value-type="string">
            <text:p>Folkert</text:p>
          </table:table-cell>
          <table:table-cell office:value-type="string" calcext:value-type="string">
            <text:p>Thiaden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otterdam</text:p>
          </table:table-cell>
          <table:table-cell table:formula="of:=IF([.D45]=&quot;female&quot;;1;0)" office:value-type="float" office:value="0" calcext:value-type="float">
            <text:p>0</text:p>
          </table:table-cell>
          <table:table-cell table:formula="of:=SUM([.F2:.F45])/[.H45]" office:value-type="percentage" office:value="0.272727272727273" calcext:value-type="percentage">
            <text:p>27.27%</text:p>
          </table:table-cell>
          <table:table-cell office:value-type="float" office:value="44" calcext:value-type="float">
            <text:p>44</text:p>
          </table:table-cell>
          <table:table-cell table:formula="of:=CONCATENATE([.B45]; &quot; &quot;; [.C45])" office:value-type="string" office:string-value="Folkert Thiadens" calcext:value-type="string">
            <text:p>Folkert Thiadens</text:p>
          </table:table-cell>
          <table:table-cell table:formula="of:=[.D45]" office:value-type="string" office:string-value="male" calcext:value-type="string">
            <text:p>male</text:p>
          </table:table-cell>
          <table:table-cell table:style-name="ce134" table:formula="of:=[.E45]" office:value-type="string" office:string-value="Rotterdam" calcext:value-type="string">
            <text:p>Rotterdam</text:p>
          </table:table-cell>
        </table:table-row>
        <table:table-row table:style-name="ro1">
          <table:table-cell office:value-type="string" calcext:value-type="string">
            <text:p>E.P.G.</text:p>
          </table:table-cell>
          <table:table-cell office:value-type="string" calcext:value-type="string">
            <text:p>Elias</text:p>
          </table:table-cell>
          <table:table-cell office:value-type="string" calcext:value-type="string">
            <text:p>van Hee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's-Gravenhage</text:p>
          </table:table-cell>
          <table:table-cell table:formula="of:=IF([.D46]=&quot;female&quot;;1;0)" office:value-type="float" office:value="0" calcext:value-type="float">
            <text:p>0</text:p>
          </table:table-cell>
          <table:table-cell table:formula="of:=SUM([.F2:.F46])/[.H46]" office:value-type="percentage" office:value="0.266666666666667" calcext:value-type="percentage">
            <text:p>26.67%</text:p>
          </table:table-cell>
          <table:table-cell office:value-type="float" office:value="45" calcext:value-type="float">
            <text:p>45</text:p>
          </table:table-cell>
          <table:table-cell table:formula="of:=CONCATENATE([.B46]; &quot; &quot;; [.C46])" office:value-type="string" office:string-value="Elias van Hees" calcext:value-type="string">
            <text:p>Elias van Hees</text:p>
          </table:table-cell>
          <table:table-cell table:formula="of:=[.D46]" office:value-type="string" office:string-value="male" calcext:value-type="string">
            <text:p>male</text:p>
          </table:table-cell>
          <table:table-cell table:style-name="ce135" table:formula="of:=[.E46]" office:value-type="string" office:string-value="'s-Gravenhage" calcext:value-type="string">
            <text:p>'s-Gravenhage</text:p>
          </table:table-cell>
        </table:table-row>
        <table:table-row table:style-name="ro1">
          <table:table-cell office:value-type="string" calcext:value-type="string">
            <text:p>C.V.A.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oom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luiskil</text:p>
          </table:table-cell>
          <table:table-cell table:formula="of:=IF([.D47]=&quot;female&quot;;1;0)" office:value-type="float" office:value="1" calcext:value-type="float">
            <text:p>1</text:p>
          </table:table-cell>
          <table:table-cell table:formula="of:=SUM([.F2:.F47])/[.H47]" office:value-type="percentage" office:value="0.282608695652174" calcext:value-type="percentage">
            <text:p>28.26%</text:p>
          </table:table-cell>
          <table:table-cell office:value-type="float" office:value="46" calcext:value-type="float">
            <text:p>46</text:p>
          </table:table-cell>
          <table:table-cell table:formula="of:=CONCATENATE([.B47]; &quot; &quot;; [.C47])" office:value-type="string" office:string-value="Caroline Kooman" calcext:value-type="string">
            <text:p>Caroline Kooman</text:p>
          </table:table-cell>
          <table:table-cell table:formula="of:=[.D47]" office:value-type="string" office:string-value="female" calcext:value-type="string">
            <text:p>female</text:p>
          </table:table-cell>
          <table:table-cell table:style-name="ce136" table:formula="of:=[.E47]" office:value-type="string" office:string-value="Sluiskil" calcext:value-type="string">
            <text:p>Sluiskil</text:p>
          </table:table-cell>
        </table:table-row>
        <table:table-row table:style-name="ro1">
          <table:table-cell office:value-type="string" calcext:value-type="string">
            <text:p>D.J.</text:p>
          </table:table-cell>
          <table:table-cell office:value-type="string" calcext:value-type="string">
            <text:p>Dannij</text:p>
          </table:table-cell>
          <table:table-cell office:value-type="string" calcext:value-type="string">
            <text:p>van der Sluij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itgeest</text:p>
          </table:table-cell>
          <table:table-cell table:formula="of:=IF([.D48]=&quot;female&quot;;1;0)" office:value-type="float" office:value="0" calcext:value-type="float">
            <text:p>0</text:p>
          </table:table-cell>
          <table:table-cell table:formula="of:=SUM([.F2:.F48])/[.H48]" office:value-type="percentage" office:value="0.276595744680851" calcext:value-type="percentage">
            <text:p>27.66%</text:p>
          </table:table-cell>
          <table:table-cell office:value-type="float" office:value="47" calcext:value-type="float">
            <text:p>47</text:p>
          </table:table-cell>
          <table:table-cell table:formula="of:=CONCATENATE([.B48]; &quot; &quot;; [.C48])" office:value-type="string" office:string-value="Dannij van der Sluijs" calcext:value-type="string">
            <text:p>Dannij van der Sluijs</text:p>
          </table:table-cell>
          <table:table-cell table:formula="of:=[.D48]" office:value-type="string" office:string-value="male" calcext:value-type="string">
            <text:p>male</text:p>
          </table:table-cell>
          <table:table-cell table:style-name="ce137" table:formula="of:=[.E48]" office:value-type="string" office:string-value="Uitgeest" calcext:value-type="string">
            <text:p>Uitgeest</text:p>
          </table:table-cell>
        </table:table-row>
        <table:table-row table:style-name="ro1">
          <table:table-cell office:value-type="string" calcext:value-type="string">
            <text:p>A.W.J.A.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van Hatte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teensel</text:p>
          </table:table-cell>
          <table:table-cell table:formula="of:=IF([.D49]=&quot;female&quot;;1;0)" office:value-type="float" office:value="0" calcext:value-type="float">
            <text:p>0</text:p>
          </table:table-cell>
          <table:table-cell table:formula="of:=SUM([.F2:.F49])/[.H49]" office:value-type="percentage" office:value="0.270833333333333" calcext:value-type="percentage">
            <text:p>27.08%</text:p>
          </table:table-cell>
          <table:table-cell office:value-type="float" office:value="48" calcext:value-type="float">
            <text:p>48</text:p>
          </table:table-cell>
          <table:table-cell table:formula="of:=CONCATENATE([.B49]; &quot; &quot;; [.C49])" office:value-type="string" office:string-value="Alexander van Hattem" calcext:value-type="string">
            <text:p>Alexander van Hattem</text:p>
          </table:table-cell>
          <table:table-cell table:formula="of:=[.D49]" office:value-type="string" office:string-value="male" calcext:value-type="string">
            <text:p>male</text:p>
          </table:table-cell>
          <table:table-cell table:style-name="ce138" table:formula="of:=[.E49]" office:value-type="string" office:string-value="Steensel" calcext:value-type="string">
            <text:p>Steensel</text:p>
          </table:table-cell>
        </table:table-row>
        <table:table-row table:style-name="ro1">
          <table:table-cell office:value-type="string" calcext:value-type="string">
            <text:p>O.F.</text:p>
          </table:table-cell>
          <table:table-cell office:value-type="string" calcext:value-type="string">
            <text:p>Olaf</text:p>
          </table:table-cell>
          <table:table-cell office:value-type="string" calcext:value-type="string">
            <text:p>Stug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ussum</text:p>
          </table:table-cell>
          <table:table-cell table:formula="of:=IF([.D50]=&quot;female&quot;;1;0)" office:value-type="float" office:value="0" calcext:value-type="float">
            <text:p>0</text:p>
          </table:table-cell>
          <table:table-cell table:formula="of:=SUM([.F2:.F50])/[.H50]" office:value-type="percentage" office:value="0.26530612244898" calcext:value-type="percentage">
            <text:p>26.53%</text:p>
          </table:table-cell>
          <table:table-cell office:value-type="float" office:value="49" calcext:value-type="float">
            <text:p>49</text:p>
          </table:table-cell>
          <table:table-cell table:formula="of:=CONCATENATE([.B50]; &quot; &quot;; [.C50])" office:value-type="string" office:string-value="Olaf Stuger" calcext:value-type="string">
            <text:p>Olaf Stuger</text:p>
          </table:table-cell>
          <table:table-cell table:formula="of:=[.D50]" office:value-type="string" office:string-value="male" calcext:value-type="string">
            <text:p>male</text:p>
          </table:table-cell>
          <table:table-cell table:style-name="ce139" table:formula="of:=[.E50]" office:value-type="string" office:string-value="Bussum" calcext:value-type="string">
            <text:p>Bussum</text:p>
          </table:table-cell>
        </table:table-row>
        <table:table-row table:style-name="ro1">
          <table:table-cell office:value-type="string" calcext:value-type="string">
            <text:p>G.A.</text:p>
          </table:table-cell>
          <table:table-cell office:value-type="string" calcext:value-type="string">
            <text:p>Gom</text:p>
          </table:table-cell>
          <table:table-cell office:value-type="string" calcext:value-type="string">
            <text:p>van Strie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rcen</text:p>
          </table:table-cell>
          <table:table-cell table:formula="of:=IF([.D51]=&quot;female&quot;;1;0)" office:value-type="float" office:value="0" calcext:value-type="float">
            <text:p>0</text:p>
          </table:table-cell>
          <table:table-cell table:formula="of:=SUM([.F2:.F51])/[.H51]" office:value-type="percentage" office:value="0.26" calcext:value-type="percentage">
            <text:p>26.00%</text:p>
          </table:table-cell>
          <table:table-cell office:value-type="float" office:value="50" calcext:value-type="float">
            <text:p>50</text:p>
          </table:table-cell>
          <table:table-cell table:formula="of:=CONCATENATE([.B51]; &quot; &quot;; [.C51])" office:value-type="string" office:string-value="Gom van Strien" calcext:value-type="string">
            <text:p>Gom van Strien</text:p>
          </table:table-cell>
          <table:table-cell table:formula="of:=[.D51]" office:value-type="string" office:string-value="male" calcext:value-type="string">
            <text:p>male</text:p>
          </table:table-cell>
          <table:table-cell table:style-name="ce140" table:formula="of:=[.E51]" office:value-type="string" office:string-value="Arcen" calcext:value-type="string">
            <text:p>Arcen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ce141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ce142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ce143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ce144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ce145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ce146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ce147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ce148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ce149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ce150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ce151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ce152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ce153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ce154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ce155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ce156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ce157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ce158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ce159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ce160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ce161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ce162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ce163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ce164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ce165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ce166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ce167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ce168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ce169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ce170"/>
        </table:table-row>
        <calcext:conditional-formats>
          <calcext:conditional-format calcext:target-range-address="PVV.D2:PVV.D51">
            <calcext:condition calcext:apply-style-name="Untitled1" calcext:value="=&quot;male&quot;" calcext:base-cell-address="PVV.D2"/>
            <calcext:condition calcext:apply-style-name="Untitled2" calcext:value="=&quot;female&quot;" calcext:base-cell-address="PVV.D2"/>
          </calcext:conditional-format>
          <calcext:conditional-format calcext:target-range-address="PVV.K2:PVV.K2">
            <calcext:condition calcext:apply-style-name="Untitled1" calcext:value="=&quot;male&quot;" calcext:base-cell-address="PVV.K2"/>
            <calcext:condition calcext:apply-style-name="Untitled2" calcext:value="=&quot;female&quot;" calcext:base-cell-address="PVV.K2"/>
          </calcext:conditional-format>
          <calcext:conditional-format calcext:target-range-address="PVV.K1:PVV.K1">
            <calcext:condition calcext:apply-style-name="Untitled1" calcext:value="=&quot;male&quot;" calcext:base-cell-address="PVV.K1"/>
            <calcext:condition calcext:apply-style-name="Untitled2" calcext:value="=&quot;female&quot;" calcext:base-cell-address="PVV.K1"/>
          </calcext:conditional-format>
          <calcext:conditional-format calcext:target-range-address="PVV.K3:PVV.K3">
            <calcext:condition calcext:apply-style-name="Untitled1" calcext:value="=&quot;male&quot;" calcext:base-cell-address="PVV.K3"/>
            <calcext:condition calcext:apply-style-name="Untitled2" calcext:value="=&quot;female&quot;" calcext:base-cell-address="PVV.K3"/>
          </calcext:conditional-format>
          <calcext:conditional-format calcext:target-range-address="PVV.K4:PVV.K4">
            <calcext:condition calcext:apply-style-name="Untitled1" calcext:value="=&quot;male&quot;" calcext:base-cell-address="PVV.K4"/>
            <calcext:condition calcext:apply-style-name="Untitled2" calcext:value="=&quot;female&quot;" calcext:base-cell-address="PVV.K4"/>
          </calcext:conditional-format>
          <calcext:conditional-format calcext:target-range-address="PVV.K5:PVV.K5">
            <calcext:condition calcext:apply-style-name="Untitled1" calcext:value="=&quot;male&quot;" calcext:base-cell-address="PVV.K5"/>
            <calcext:condition calcext:apply-style-name="Untitled2" calcext:value="=&quot;female&quot;" calcext:base-cell-address="PVV.K5"/>
          </calcext:conditional-format>
          <calcext:conditional-format calcext:target-range-address="PVV.K6:PVV.K6">
            <calcext:condition calcext:apply-style-name="Untitled1" calcext:value="=&quot;male&quot;" calcext:base-cell-address="PVV.K6"/>
            <calcext:condition calcext:apply-style-name="Untitled2" calcext:value="=&quot;female&quot;" calcext:base-cell-address="PVV.K6"/>
          </calcext:conditional-format>
          <calcext:conditional-format calcext:target-range-address="PVV.K7:PVV.K7">
            <calcext:condition calcext:apply-style-name="Untitled1" calcext:value="=&quot;male&quot;" calcext:base-cell-address="PVV.K7"/>
            <calcext:condition calcext:apply-style-name="Untitled2" calcext:value="=&quot;female&quot;" calcext:base-cell-address="PVV.K7"/>
          </calcext:conditional-format>
          <calcext:conditional-format calcext:target-range-address="PVV.K8:PVV.K8">
            <calcext:condition calcext:apply-style-name="Untitled1" calcext:value="=&quot;male&quot;" calcext:base-cell-address="PVV.K8"/>
            <calcext:condition calcext:apply-style-name="Untitled2" calcext:value="=&quot;female&quot;" calcext:base-cell-address="PVV.K8"/>
          </calcext:conditional-format>
          <calcext:conditional-format calcext:target-range-address="PVV.K9:PVV.K9">
            <calcext:condition calcext:apply-style-name="Untitled1" calcext:value="=&quot;male&quot;" calcext:base-cell-address="PVV.K9"/>
            <calcext:condition calcext:apply-style-name="Untitled2" calcext:value="=&quot;female&quot;" calcext:base-cell-address="PVV.K9"/>
          </calcext:conditional-format>
          <calcext:conditional-format calcext:target-range-address="PVV.K10:PVV.K10">
            <calcext:condition calcext:apply-style-name="Untitled1" calcext:value="=&quot;male&quot;" calcext:base-cell-address="PVV.K10"/>
            <calcext:condition calcext:apply-style-name="Untitled2" calcext:value="=&quot;female&quot;" calcext:base-cell-address="PVV.K10"/>
          </calcext:conditional-format>
          <calcext:conditional-format calcext:target-range-address="PVV.K11:PVV.K11">
            <calcext:condition calcext:apply-style-name="Untitled1" calcext:value="=&quot;male&quot;" calcext:base-cell-address="PVV.K11"/>
            <calcext:condition calcext:apply-style-name="Untitled2" calcext:value="=&quot;female&quot;" calcext:base-cell-address="PVV.K11"/>
          </calcext:conditional-format>
          <calcext:conditional-format calcext:target-range-address="PVV.K12:PVV.K12">
            <calcext:condition calcext:apply-style-name="Untitled1" calcext:value="=&quot;male&quot;" calcext:base-cell-address="PVV.K12"/>
            <calcext:condition calcext:apply-style-name="Untitled2" calcext:value="=&quot;female&quot;" calcext:base-cell-address="PVV.K12"/>
          </calcext:conditional-format>
          <calcext:conditional-format calcext:target-range-address="PVV.K13:PVV.K13">
            <calcext:condition calcext:apply-style-name="Untitled1" calcext:value="=&quot;male&quot;" calcext:base-cell-address="PVV.K13"/>
            <calcext:condition calcext:apply-style-name="Untitled2" calcext:value="=&quot;female&quot;" calcext:base-cell-address="PVV.K13"/>
          </calcext:conditional-format>
          <calcext:conditional-format calcext:target-range-address="PVV.K14:PVV.K14">
            <calcext:condition calcext:apply-style-name="Untitled1" calcext:value="=&quot;male&quot;" calcext:base-cell-address="PVV.K14"/>
            <calcext:condition calcext:apply-style-name="Untitled2" calcext:value="=&quot;female&quot;" calcext:base-cell-address="PVV.K14"/>
          </calcext:conditional-format>
          <calcext:conditional-format calcext:target-range-address="PVV.K15:PVV.K15">
            <calcext:condition calcext:apply-style-name="Untitled1" calcext:value="=&quot;male&quot;" calcext:base-cell-address="PVV.K15"/>
            <calcext:condition calcext:apply-style-name="Untitled2" calcext:value="=&quot;female&quot;" calcext:base-cell-address="PVV.K15"/>
          </calcext:conditional-format>
          <calcext:conditional-format calcext:target-range-address="PVV.K16:PVV.K16">
            <calcext:condition calcext:apply-style-name="Untitled1" calcext:value="=&quot;male&quot;" calcext:base-cell-address="PVV.K16"/>
            <calcext:condition calcext:apply-style-name="Untitled2" calcext:value="=&quot;female&quot;" calcext:base-cell-address="PVV.K16"/>
          </calcext:conditional-format>
          <calcext:conditional-format calcext:target-range-address="PVV.K17:PVV.K17">
            <calcext:condition calcext:apply-style-name="Untitled1" calcext:value="=&quot;male&quot;" calcext:base-cell-address="PVV.K17"/>
            <calcext:condition calcext:apply-style-name="Untitled2" calcext:value="=&quot;female&quot;" calcext:base-cell-address="PVV.K17"/>
          </calcext:conditional-format>
          <calcext:conditional-format calcext:target-range-address="PVV.K18:PVV.K18">
            <calcext:condition calcext:apply-style-name="Untitled1" calcext:value="=&quot;male&quot;" calcext:base-cell-address="PVV.K18"/>
            <calcext:condition calcext:apply-style-name="Untitled2" calcext:value="=&quot;female&quot;" calcext:base-cell-address="PVV.K18"/>
          </calcext:conditional-format>
          <calcext:conditional-format calcext:target-range-address="PVV.K19:PVV.K19">
            <calcext:condition calcext:apply-style-name="Untitled1" calcext:value="=&quot;male&quot;" calcext:base-cell-address="PVV.K19"/>
            <calcext:condition calcext:apply-style-name="Untitled2" calcext:value="=&quot;female&quot;" calcext:base-cell-address="PVV.K19"/>
          </calcext:conditional-format>
          <calcext:conditional-format calcext:target-range-address="PVV.K20:PVV.K20">
            <calcext:condition calcext:apply-style-name="Untitled1" calcext:value="=&quot;male&quot;" calcext:base-cell-address="PVV.K20"/>
            <calcext:condition calcext:apply-style-name="Untitled2" calcext:value="=&quot;female&quot;" calcext:base-cell-address="PVV.K20"/>
          </calcext:conditional-format>
          <calcext:conditional-format calcext:target-range-address="PVV.K21:PVV.K21">
            <calcext:condition calcext:apply-style-name="Untitled1" calcext:value="=&quot;male&quot;" calcext:base-cell-address="PVV.K21"/>
            <calcext:condition calcext:apply-style-name="Untitled2" calcext:value="=&quot;female&quot;" calcext:base-cell-address="PVV.K21"/>
          </calcext:conditional-format>
          <calcext:conditional-format calcext:target-range-address="PVV.K22:PVV.K22">
            <calcext:condition calcext:apply-style-name="Untitled1" calcext:value="=&quot;male&quot;" calcext:base-cell-address="PVV.K22"/>
            <calcext:condition calcext:apply-style-name="Untitled2" calcext:value="=&quot;female&quot;" calcext:base-cell-address="PVV.K22"/>
          </calcext:conditional-format>
          <calcext:conditional-format calcext:target-range-address="PVV.K23:PVV.K23">
            <calcext:condition calcext:apply-style-name="Untitled1" calcext:value="=&quot;male&quot;" calcext:base-cell-address="PVV.K23"/>
            <calcext:condition calcext:apply-style-name="Untitled2" calcext:value="=&quot;female&quot;" calcext:base-cell-address="PVV.K23"/>
          </calcext:conditional-format>
          <calcext:conditional-format calcext:target-range-address="PVV.K24:PVV.K24">
            <calcext:condition calcext:apply-style-name="Untitled1" calcext:value="=&quot;male&quot;" calcext:base-cell-address="PVV.K24"/>
            <calcext:condition calcext:apply-style-name="Untitled2" calcext:value="=&quot;female&quot;" calcext:base-cell-address="PVV.K24"/>
          </calcext:conditional-format>
          <calcext:conditional-format calcext:target-range-address="PVV.K25:PVV.K25">
            <calcext:condition calcext:apply-style-name="Untitled1" calcext:value="=&quot;male&quot;" calcext:base-cell-address="PVV.K25"/>
            <calcext:condition calcext:apply-style-name="Untitled2" calcext:value="=&quot;female&quot;" calcext:base-cell-address="PVV.K25"/>
          </calcext:conditional-format>
          <calcext:conditional-format calcext:target-range-address="PVV.K26:PVV.K26">
            <calcext:condition calcext:apply-style-name="Untitled1" calcext:value="=&quot;male&quot;" calcext:base-cell-address="PVV.K26"/>
            <calcext:condition calcext:apply-style-name="Untitled2" calcext:value="=&quot;female&quot;" calcext:base-cell-address="PVV.K26"/>
          </calcext:conditional-format>
          <calcext:conditional-format calcext:target-range-address="PVV.K27:PVV.K27">
            <calcext:condition calcext:apply-style-name="Untitled1" calcext:value="=&quot;male&quot;" calcext:base-cell-address="PVV.K27"/>
            <calcext:condition calcext:apply-style-name="Untitled2" calcext:value="=&quot;female&quot;" calcext:base-cell-address="PVV.K27"/>
          </calcext:conditional-format>
          <calcext:conditional-format calcext:target-range-address="PVV.K28:PVV.K28">
            <calcext:condition calcext:apply-style-name="Untitled1" calcext:value="=&quot;male&quot;" calcext:base-cell-address="PVV.K28"/>
            <calcext:condition calcext:apply-style-name="Untitled2" calcext:value="=&quot;female&quot;" calcext:base-cell-address="PVV.K28"/>
          </calcext:conditional-format>
          <calcext:conditional-format calcext:target-range-address="PVV.K29:PVV.K29">
            <calcext:condition calcext:apply-style-name="Untitled1" calcext:value="=&quot;male&quot;" calcext:base-cell-address="PVV.K29"/>
            <calcext:condition calcext:apply-style-name="Untitled2" calcext:value="=&quot;female&quot;" calcext:base-cell-address="PVV.K29"/>
          </calcext:conditional-format>
          <calcext:conditional-format calcext:target-range-address="PVV.K30:PVV.K30">
            <calcext:condition calcext:apply-style-name="Untitled1" calcext:value="=&quot;male&quot;" calcext:base-cell-address="PVV.K30"/>
            <calcext:condition calcext:apply-style-name="Untitled2" calcext:value="=&quot;female&quot;" calcext:base-cell-address="PVV.K30"/>
          </calcext:conditional-format>
          <calcext:conditional-format calcext:target-range-address="PVV.K31:PVV.K31">
            <calcext:condition calcext:apply-style-name="Untitled1" calcext:value="=&quot;male&quot;" calcext:base-cell-address="PVV.K31"/>
            <calcext:condition calcext:apply-style-name="Untitled2" calcext:value="=&quot;female&quot;" calcext:base-cell-address="PVV.K31"/>
          </calcext:conditional-format>
          <calcext:conditional-format calcext:target-range-address="PVV.K32:PVV.K32">
            <calcext:condition calcext:apply-style-name="Untitled1" calcext:value="=&quot;male&quot;" calcext:base-cell-address="PVV.K32"/>
            <calcext:condition calcext:apply-style-name="Untitled2" calcext:value="=&quot;female&quot;" calcext:base-cell-address="PVV.K32"/>
          </calcext:conditional-format>
          <calcext:conditional-format calcext:target-range-address="PVV.K33:PVV.K33">
            <calcext:condition calcext:apply-style-name="Untitled1" calcext:value="=&quot;male&quot;" calcext:base-cell-address="PVV.K33"/>
            <calcext:condition calcext:apply-style-name="Untitled2" calcext:value="=&quot;female&quot;" calcext:base-cell-address="PVV.K33"/>
          </calcext:conditional-format>
          <calcext:conditional-format calcext:target-range-address="PVV.K34:PVV.K34">
            <calcext:condition calcext:apply-style-name="Untitled1" calcext:value="=&quot;male&quot;" calcext:base-cell-address="PVV.K34"/>
            <calcext:condition calcext:apply-style-name="Untitled2" calcext:value="=&quot;female&quot;" calcext:base-cell-address="PVV.K34"/>
          </calcext:conditional-format>
          <calcext:conditional-format calcext:target-range-address="PVV.K35:PVV.K35">
            <calcext:condition calcext:apply-style-name="Untitled1" calcext:value="=&quot;male&quot;" calcext:base-cell-address="PVV.K35"/>
            <calcext:condition calcext:apply-style-name="Untitled2" calcext:value="=&quot;female&quot;" calcext:base-cell-address="PVV.K35"/>
          </calcext:conditional-format>
          <calcext:conditional-format calcext:target-range-address="PVV.K36:PVV.K36">
            <calcext:condition calcext:apply-style-name="Untitled1" calcext:value="=&quot;male&quot;" calcext:base-cell-address="PVV.K36"/>
            <calcext:condition calcext:apply-style-name="Untitled2" calcext:value="=&quot;female&quot;" calcext:base-cell-address="PVV.K36"/>
          </calcext:conditional-format>
          <calcext:conditional-format calcext:target-range-address="PVV.K37:PVV.K37">
            <calcext:condition calcext:apply-style-name="Untitled1" calcext:value="=&quot;male&quot;" calcext:base-cell-address="PVV.K37"/>
            <calcext:condition calcext:apply-style-name="Untitled2" calcext:value="=&quot;female&quot;" calcext:base-cell-address="PVV.K37"/>
          </calcext:conditional-format>
          <calcext:conditional-format calcext:target-range-address="PVV.K38:PVV.K38">
            <calcext:condition calcext:apply-style-name="Untitled1" calcext:value="=&quot;male&quot;" calcext:base-cell-address="PVV.K38"/>
            <calcext:condition calcext:apply-style-name="Untitled2" calcext:value="=&quot;female&quot;" calcext:base-cell-address="PVV.K38"/>
          </calcext:conditional-format>
          <calcext:conditional-format calcext:target-range-address="PVV.K39:PVV.K39">
            <calcext:condition calcext:apply-style-name="Untitled1" calcext:value="=&quot;male&quot;" calcext:base-cell-address="PVV.K39"/>
            <calcext:condition calcext:apply-style-name="Untitled2" calcext:value="=&quot;female&quot;" calcext:base-cell-address="PVV.K39"/>
          </calcext:conditional-format>
          <calcext:conditional-format calcext:target-range-address="PVV.K40:PVV.K40">
            <calcext:condition calcext:apply-style-name="Untitled1" calcext:value="=&quot;male&quot;" calcext:base-cell-address="PVV.K40"/>
            <calcext:condition calcext:apply-style-name="Untitled2" calcext:value="=&quot;female&quot;" calcext:base-cell-address="PVV.K40"/>
          </calcext:conditional-format>
          <calcext:conditional-format calcext:target-range-address="PVV.K41:PVV.K41">
            <calcext:condition calcext:apply-style-name="Untitled1" calcext:value="=&quot;male&quot;" calcext:base-cell-address="PVV.K41"/>
            <calcext:condition calcext:apply-style-name="Untitled2" calcext:value="=&quot;female&quot;" calcext:base-cell-address="PVV.K41"/>
          </calcext:conditional-format>
          <calcext:conditional-format calcext:target-range-address="PVV.K42:PVV.K42">
            <calcext:condition calcext:apply-style-name="Untitled1" calcext:value="=&quot;male&quot;" calcext:base-cell-address="PVV.K42"/>
            <calcext:condition calcext:apply-style-name="Untitled2" calcext:value="=&quot;female&quot;" calcext:base-cell-address="PVV.K42"/>
          </calcext:conditional-format>
          <calcext:conditional-format calcext:target-range-address="PVV.K43:PVV.K43">
            <calcext:condition calcext:apply-style-name="Untitled1" calcext:value="=&quot;male&quot;" calcext:base-cell-address="PVV.K43"/>
            <calcext:condition calcext:apply-style-name="Untitled2" calcext:value="=&quot;female&quot;" calcext:base-cell-address="PVV.K43"/>
          </calcext:conditional-format>
          <calcext:conditional-format calcext:target-range-address="PVV.K44:PVV.K44">
            <calcext:condition calcext:apply-style-name="Untitled1" calcext:value="=&quot;male&quot;" calcext:base-cell-address="PVV.K44"/>
            <calcext:condition calcext:apply-style-name="Untitled2" calcext:value="=&quot;female&quot;" calcext:base-cell-address="PVV.K44"/>
          </calcext:conditional-format>
          <calcext:conditional-format calcext:target-range-address="PVV.K45:PVV.K45">
            <calcext:condition calcext:apply-style-name="Untitled1" calcext:value="=&quot;male&quot;" calcext:base-cell-address="PVV.K45"/>
            <calcext:condition calcext:apply-style-name="Untitled2" calcext:value="=&quot;female&quot;" calcext:base-cell-address="PVV.K45"/>
          </calcext:conditional-format>
          <calcext:conditional-format calcext:target-range-address="PVV.K46:PVV.K46">
            <calcext:condition calcext:apply-style-name="Untitled1" calcext:value="=&quot;male&quot;" calcext:base-cell-address="PVV.K46"/>
            <calcext:condition calcext:apply-style-name="Untitled2" calcext:value="=&quot;female&quot;" calcext:base-cell-address="PVV.K46"/>
          </calcext:conditional-format>
          <calcext:conditional-format calcext:target-range-address="PVV.K47:PVV.K47">
            <calcext:condition calcext:apply-style-name="Untitled1" calcext:value="=&quot;male&quot;" calcext:base-cell-address="PVV.K47"/>
            <calcext:condition calcext:apply-style-name="Untitled2" calcext:value="=&quot;female&quot;" calcext:base-cell-address="PVV.K47"/>
          </calcext:conditional-format>
          <calcext:conditional-format calcext:target-range-address="PVV.K48:PVV.K48">
            <calcext:condition calcext:apply-style-name="Untitled1" calcext:value="=&quot;male&quot;" calcext:base-cell-address="PVV.K48"/>
            <calcext:condition calcext:apply-style-name="Untitled2" calcext:value="=&quot;female&quot;" calcext:base-cell-address="PVV.K48"/>
          </calcext:conditional-format>
          <calcext:conditional-format calcext:target-range-address="PVV.K49:PVV.K49">
            <calcext:condition calcext:apply-style-name="Untitled1" calcext:value="=&quot;male&quot;" calcext:base-cell-address="PVV.K49"/>
            <calcext:condition calcext:apply-style-name="Untitled2" calcext:value="=&quot;female&quot;" calcext:base-cell-address="PVV.K49"/>
          </calcext:conditional-format>
          <calcext:conditional-format calcext:target-range-address="PVV.K50:PVV.K50">
            <calcext:condition calcext:apply-style-name="Untitled1" calcext:value="=&quot;male&quot;" calcext:base-cell-address="PVV.K50"/>
            <calcext:condition calcext:apply-style-name="Untitled2" calcext:value="=&quot;female&quot;" calcext:base-cell-address="PVV.K50"/>
          </calcext:conditional-format>
          <calcext:conditional-format calcext:target-range-address="PVV.K51:PVV.K51">
            <calcext:condition calcext:apply-style-name="Untitled1" calcext:value="=&quot;male&quot;" calcext:base-cell-address="PVV.K51"/>
            <calcext:condition calcext:apply-style-name="Untitled2" calcext:value="=&quot;female&quot;" calcext:base-cell-address="PVV.K51"/>
          </calcext:conditional-format>
          <calcext:conditional-format calcext:target-range-address="PVV.K52:PVV.K52">
            <calcext:condition calcext:apply-style-name="Untitled1" calcext:value="=&quot;male&quot;" calcext:base-cell-address="PVV.K52"/>
            <calcext:condition calcext:apply-style-name="Untitled2" calcext:value="=&quot;female&quot;" calcext:base-cell-address="PVV.K52"/>
          </calcext:conditional-format>
          <calcext:conditional-format calcext:target-range-address="PVV.K53:PVV.K53">
            <calcext:condition calcext:apply-style-name="Untitled1" calcext:value="=&quot;male&quot;" calcext:base-cell-address="PVV.K53"/>
            <calcext:condition calcext:apply-style-name="Untitled2" calcext:value="=&quot;female&quot;" calcext:base-cell-address="PVV.K53"/>
          </calcext:conditional-format>
          <calcext:conditional-format calcext:target-range-address="PVV.K54:PVV.K54">
            <calcext:condition calcext:apply-style-name="Untitled1" calcext:value="=&quot;male&quot;" calcext:base-cell-address="PVV.K54"/>
            <calcext:condition calcext:apply-style-name="Untitled2" calcext:value="=&quot;female&quot;" calcext:base-cell-address="PVV.K54"/>
          </calcext:conditional-format>
          <calcext:conditional-format calcext:target-range-address="PVV.K55:PVV.K55">
            <calcext:condition calcext:apply-style-name="Untitled1" calcext:value="=&quot;male&quot;" calcext:base-cell-address="PVV.K55"/>
            <calcext:condition calcext:apply-style-name="Untitled2" calcext:value="=&quot;female&quot;" calcext:base-cell-address="PVV.K55"/>
          </calcext:conditional-format>
          <calcext:conditional-format calcext:target-range-address="PVV.K56:PVV.K56">
            <calcext:condition calcext:apply-style-name="Untitled1" calcext:value="=&quot;male&quot;" calcext:base-cell-address="PVV.K56"/>
            <calcext:condition calcext:apply-style-name="Untitled2" calcext:value="=&quot;female&quot;" calcext:base-cell-address="PVV.K56"/>
          </calcext:conditional-format>
          <calcext:conditional-format calcext:target-range-address="PVV.K57:PVV.K57">
            <calcext:condition calcext:apply-style-name="Untitled1" calcext:value="=&quot;male&quot;" calcext:base-cell-address="PVV.K57"/>
            <calcext:condition calcext:apply-style-name="Untitled2" calcext:value="=&quot;female&quot;" calcext:base-cell-address="PVV.K57"/>
          </calcext:conditional-format>
          <calcext:conditional-format calcext:target-range-address="PVV.K58:PVV.K58">
            <calcext:condition calcext:apply-style-name="Untitled1" calcext:value="=&quot;male&quot;" calcext:base-cell-address="PVV.K58"/>
            <calcext:condition calcext:apply-style-name="Untitled2" calcext:value="=&quot;female&quot;" calcext:base-cell-address="PVV.K58"/>
          </calcext:conditional-format>
          <calcext:conditional-format calcext:target-range-address="PVV.K59:PVV.K59">
            <calcext:condition calcext:apply-style-name="Untitled1" calcext:value="=&quot;male&quot;" calcext:base-cell-address="PVV.K59"/>
            <calcext:condition calcext:apply-style-name="Untitled2" calcext:value="=&quot;female&quot;" calcext:base-cell-address="PVV.K59"/>
          </calcext:conditional-format>
          <calcext:conditional-format calcext:target-range-address="PVV.K60:PVV.K60">
            <calcext:condition calcext:apply-style-name="Untitled1" calcext:value="=&quot;male&quot;" calcext:base-cell-address="PVV.K60"/>
            <calcext:condition calcext:apply-style-name="Untitled2" calcext:value="=&quot;female&quot;" calcext:base-cell-address="PVV.K60"/>
          </calcext:conditional-format>
          <calcext:conditional-format calcext:target-range-address="PVV.K61:PVV.K61">
            <calcext:condition calcext:apply-style-name="Untitled1" calcext:value="=&quot;male&quot;" calcext:base-cell-address="PVV.K61"/>
            <calcext:condition calcext:apply-style-name="Untitled2" calcext:value="=&quot;female&quot;" calcext:base-cell-address="PVV.K61"/>
          </calcext:conditional-format>
          <calcext:conditional-format calcext:target-range-address="PVV.K62:PVV.K62">
            <calcext:condition calcext:apply-style-name="Untitled1" calcext:value="=&quot;male&quot;" calcext:base-cell-address="PVV.K62"/>
            <calcext:condition calcext:apply-style-name="Untitled2" calcext:value="=&quot;female&quot;" calcext:base-cell-address="PVV.K62"/>
          </calcext:conditional-format>
          <calcext:conditional-format calcext:target-range-address="PVV.K63:PVV.K63">
            <calcext:condition calcext:apply-style-name="Untitled1" calcext:value="=&quot;male&quot;" calcext:base-cell-address="PVV.K63"/>
            <calcext:condition calcext:apply-style-name="Untitled2" calcext:value="=&quot;female&quot;" calcext:base-cell-address="PVV.K63"/>
          </calcext:conditional-format>
          <calcext:conditional-format calcext:target-range-address="PVV.K64:PVV.K64">
            <calcext:condition calcext:apply-style-name="Untitled1" calcext:value="=&quot;male&quot;" calcext:base-cell-address="PVV.K64"/>
            <calcext:condition calcext:apply-style-name="Untitled2" calcext:value="=&quot;female&quot;" calcext:base-cell-address="PVV.K64"/>
          </calcext:conditional-format>
          <calcext:conditional-format calcext:target-range-address="PVV.K65:PVV.K65">
            <calcext:condition calcext:apply-style-name="Untitled1" calcext:value="=&quot;male&quot;" calcext:base-cell-address="PVV.K65"/>
            <calcext:condition calcext:apply-style-name="Untitled2" calcext:value="=&quot;female&quot;" calcext:base-cell-address="PVV.K65"/>
          </calcext:conditional-format>
          <calcext:conditional-format calcext:target-range-address="PVV.K66:PVV.K66">
            <calcext:condition calcext:apply-style-name="Untitled1" calcext:value="=&quot;male&quot;" calcext:base-cell-address="PVV.K66"/>
            <calcext:condition calcext:apply-style-name="Untitled2" calcext:value="=&quot;female&quot;" calcext:base-cell-address="PVV.K66"/>
          </calcext:conditional-format>
          <calcext:conditional-format calcext:target-range-address="PVV.K67:PVV.K67">
            <calcext:condition calcext:apply-style-name="Untitled1" calcext:value="=&quot;male&quot;" calcext:base-cell-address="PVV.K67"/>
            <calcext:condition calcext:apply-style-name="Untitled2" calcext:value="=&quot;female&quot;" calcext:base-cell-address="PVV.K67"/>
          </calcext:conditional-format>
          <calcext:conditional-format calcext:target-range-address="PVV.K68:PVV.K68">
            <calcext:condition calcext:apply-style-name="Untitled1" calcext:value="=&quot;male&quot;" calcext:base-cell-address="PVV.K68"/>
            <calcext:condition calcext:apply-style-name="Untitled2" calcext:value="=&quot;female&quot;" calcext:base-cell-address="PVV.K68"/>
          </calcext:conditional-format>
          <calcext:conditional-format calcext:target-range-address="PVV.K69:PVV.K69">
            <calcext:condition calcext:apply-style-name="Untitled1" calcext:value="=&quot;male&quot;" calcext:base-cell-address="PVV.K69"/>
            <calcext:condition calcext:apply-style-name="Untitled2" calcext:value="=&quot;female&quot;" calcext:base-cell-address="PVV.K69"/>
          </calcext:conditional-format>
          <calcext:conditional-format calcext:target-range-address="PVV.K70:PVV.K70">
            <calcext:condition calcext:apply-style-name="Untitled1" calcext:value="=&quot;male&quot;" calcext:base-cell-address="PVV.K70"/>
            <calcext:condition calcext:apply-style-name="Untitled2" calcext:value="=&quot;female&quot;" calcext:base-cell-address="PVV.K70"/>
          </calcext:conditional-format>
          <calcext:conditional-format calcext:target-range-address="PVV.K71:PVV.K71">
            <calcext:condition calcext:apply-style-name="Untitled1" calcext:value="=&quot;male&quot;" calcext:base-cell-address="PVV.K71"/>
            <calcext:condition calcext:apply-style-name="Untitled2" calcext:value="=&quot;female&quot;" calcext:base-cell-address="PVV.K71"/>
          </calcext:conditional-format>
          <calcext:conditional-format calcext:target-range-address="PVV.K72:PVV.K72">
            <calcext:condition calcext:apply-style-name="Untitled1" calcext:value="=&quot;male&quot;" calcext:base-cell-address="PVV.K72"/>
            <calcext:condition calcext:apply-style-name="Untitled2" calcext:value="=&quot;female&quot;" calcext:base-cell-address="PVV.K72"/>
          </calcext:conditional-format>
          <calcext:conditional-format calcext:target-range-address="PVV.K73:PVV.K73">
            <calcext:condition calcext:apply-style-name="Untitled1" calcext:value="=&quot;male&quot;" calcext:base-cell-address="PVV.K73"/>
            <calcext:condition calcext:apply-style-name="Untitled2" calcext:value="=&quot;female&quot;" calcext:base-cell-address="PVV.K73"/>
          </calcext:conditional-format>
          <calcext:conditional-format calcext:target-range-address="PVV.K74:PVV.K74">
            <calcext:condition calcext:apply-style-name="Untitled1" calcext:value="=&quot;male&quot;" calcext:base-cell-address="PVV.K74"/>
            <calcext:condition calcext:apply-style-name="Untitled2" calcext:value="=&quot;female&quot;" calcext:base-cell-address="PVV.K74"/>
          </calcext:conditional-format>
          <calcext:conditional-format calcext:target-range-address="PVV.K75:PVV.K75">
            <calcext:condition calcext:apply-style-name="Untitled1" calcext:value="=&quot;male&quot;" calcext:base-cell-address="PVV.K75"/>
            <calcext:condition calcext:apply-style-name="Untitled2" calcext:value="=&quot;female&quot;" calcext:base-cell-address="PVV.K75"/>
          </calcext:conditional-format>
          <calcext:conditional-format calcext:target-range-address="PVV.K76:PVV.K76">
            <calcext:condition calcext:apply-style-name="Untitled1" calcext:value="=&quot;male&quot;" calcext:base-cell-address="PVV.K76"/>
            <calcext:condition calcext:apply-style-name="Untitled2" calcext:value="=&quot;female&quot;" calcext:base-cell-address="PVV.K76"/>
          </calcext:conditional-format>
          <calcext:conditional-format calcext:target-range-address="PVV.K77:PVV.K77">
            <calcext:condition calcext:apply-style-name="Untitled1" calcext:value="=&quot;male&quot;" calcext:base-cell-address="PVV.K77"/>
            <calcext:condition calcext:apply-style-name="Untitled2" calcext:value="=&quot;female&quot;" calcext:base-cell-address="PVV.K77"/>
          </calcext:conditional-format>
          <calcext:conditional-format calcext:target-range-address="PVV.K78:PVV.K78">
            <calcext:condition calcext:apply-style-name="Untitled1" calcext:value="=&quot;male&quot;" calcext:base-cell-address="PVV.K78"/>
            <calcext:condition calcext:apply-style-name="Untitled2" calcext:value="=&quot;female&quot;" calcext:base-cell-address="PVV.K78"/>
          </calcext:conditional-format>
          <calcext:conditional-format calcext:target-range-address="PVV.K79:PVV.K79">
            <calcext:condition calcext:apply-style-name="Untitled1" calcext:value="=&quot;male&quot;" calcext:base-cell-address="PVV.K79"/>
            <calcext:condition calcext:apply-style-name="Untitled2" calcext:value="=&quot;female&quot;" calcext:base-cell-address="PVV.K79"/>
          </calcext:conditional-format>
          <calcext:conditional-format calcext:target-range-address="PVV.K80:PVV.K80">
            <calcext:condition calcext:apply-style-name="Untitled1" calcext:value="=&quot;male&quot;" calcext:base-cell-address="PVV.K80"/>
            <calcext:condition calcext:apply-style-name="Untitled2" calcext:value="=&quot;female&quot;" calcext:base-cell-address="PVV.K80"/>
          </calcext:conditional-format>
          <calcext:conditional-format calcext:target-range-address="PVV.K81:PVV.K81">
            <calcext:condition calcext:apply-style-name="Untitled1" calcext:value="=&quot;male&quot;" calcext:base-cell-address="PVV.K81"/>
            <calcext:condition calcext:apply-style-name="Untitled2" calcext:value="=&quot;female&quot;" calcext:base-cell-address="PVV.K81"/>
          </calcext:conditional-format>
        </calcext:conditional-formats>
      </table:table>
      <table:table table:name="SP" table:style-name="ta1">
        <table:shapes>
          <draw:frame draw:z-index="0" draw:style-name="gr1" draw:text-style-name="P1" svg:width="285.72mm" svg:height="89.99mm" svg:x="33.32mm" svg:y="163.56mm">
            <loext:p draw:notify-on-update-of-ranges="SP.G1:SP.G1 SP.G2:SP.G5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71"/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172"/>
        <table:table-row table:style-name="ro1">
          <table:table-cell table:style-name="ce1" office:value-type="string" calcext:value-type="string">
            <text:p>Initials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City</text:p>
          </table:table-cell>
          <table:table-cell/>
          <table:table-cell table:style-name="Default" office:value-type="string" calcext:value-type="string">
            <text:p>Percentage women</text:p>
          </table:table-cell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Gender</text:p>
          </table:table-cell>
          <table:table-cell office:value-type="string" calcext:value-type="string">
            <text:p>City</text:p>
          </table:table-cell>
        </table:table-row>
        <table:table-row table:style-name="ro1">
          <table:table-cell office:value-type="string" calcext:value-type="string">
            <text:p>E.G.M.</text:p>
          </table:table-cell>
          <table:table-cell office:value-type="string" calcext:value-type="string">
            <text:p>Emile</text:p>
          </table:table-cell>
          <table:table-cell office:value-type="string" calcext:value-type="string">
            <text:p>Roem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ambeek</text:p>
          </table:table-cell>
          <table:table-cell table:formula="of:=IF([.D2]=&quot;female&quot;;1;0)" office:value-type="float" office:value="0" calcext:value-type="float">
            <text:p>0</text:p>
          </table:table-cell>
          <table:table-cell table:formula="of:=[.F2]/[.H2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CONCATENATE([.B2]; &quot; &quot;; [.C2])" office:value-type="string" office:string-value="Emile Roemer" calcext:value-type="string">
            <text:p>Emile Roemer</text:p>
          </table:table-cell>
          <table:table-cell table:formula="of:=[.D2]" office:value-type="string" office:string-value="male" calcext:value-type="string">
            <text:p>male</text:p>
          </table:table-cell>
          <table:table-cell table:style-name="ce173" table:formula="of:=[.E2]" office:value-type="string" office:string-value="Sambeek" calcext:value-type="string">
            <text:p>Sambeek</text:p>
          </table:table-cell>
        </table:table-row>
        <table:table-row table:style-name="ro1">
          <table:table-cell office:value-type="string" calcext:value-type="string">
            <text:p>R.M.</text:p>
          </table:table-cell>
          <table:table-cell office:value-type="string" calcext:value-type="string">
            <text:p>Renske</text:p>
          </table:table-cell>
          <table:table-cell office:value-type="string" calcext:value-type="string">
            <text:p>Leijt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aarlem</text:p>
          </table:table-cell>
          <table:table-cell table:formula="of:=IF([.D3]=&quot;female&quot;;1;0)" office:value-type="float" office:value="1" calcext:value-type="float">
            <text:p>1</text:p>
          </table:table-cell>
          <table:table-cell table:formula="of:=SUM([.F2:.F3])/[.H3]" office:value-type="percentage" office:value="0.5" calcext:value-type="percentage">
            <text:p>50.00%</text:p>
          </table:table-cell>
          <table:table-cell office:value-type="float" office:value="2" calcext:value-type="float">
            <text:p>2</text:p>
          </table:table-cell>
          <table:table-cell table:formula="of:=CONCATENATE([.B3]; &quot; &quot;; [.C3])" office:value-type="string" office:string-value="Renske Leijten" calcext:value-type="string">
            <text:p>Renske Leijten</text:p>
          </table:table-cell>
          <table:table-cell table:formula="of:=[.D3]" office:value-type="string" office:string-value="female" calcext:value-type="string">
            <text:p>female</text:p>
          </table:table-cell>
          <table:table-cell table:style-name="ce174" table:formula="of:=[.E3]" office:value-type="string" office:string-value="Haarlem" calcext:value-type="string">
            <text:p>Haarlem</text:p>
          </table:table-cell>
        </table:table-row>
        <table:table-row table:style-name="ro1">
          <table:table-cell office:value-type="string" calcext:value-type="string">
            <text:p>L.M.C.</text:p>
          </table:table-cell>
          <table:table-cell office:value-type="string" calcext:value-type="string">
            <text:p>Lillian</text:p>
          </table:table-cell>
          <table:table-cell office:value-type="string" calcext:value-type="string">
            <text:p>Marijniss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Oss</text:p>
          </table:table-cell>
          <table:table-cell table:formula="of:=IF([.D4]=&quot;female&quot;;1;0)" office:value-type="float" office:value="1" calcext:value-type="float">
            <text:p>1</text:p>
          </table:table-cell>
          <table:table-cell table:formula="of:=SUM([.F2:.F4])/[.H4]" office:value-type="percentage" office:value="0.666666666666667" calcext:value-type="percentage">
            <text:p>66.67%</text:p>
          </table:table-cell>
          <table:table-cell office:value-type="float" office:value="3" calcext:value-type="float">
            <text:p>3</text:p>
          </table:table-cell>
          <table:table-cell table:formula="of:=CONCATENATE([.B4]; &quot; &quot;; [.C4])" office:value-type="string" office:string-value="Lillian Marijnissen" calcext:value-type="string">
            <text:p>Lillian Marijnissen</text:p>
          </table:table-cell>
          <table:table-cell table:formula="of:=[.D4]" office:value-type="string" office:string-value="female" calcext:value-type="string">
            <text:p>female</text:p>
          </table:table-cell>
          <table:table-cell table:style-name="ce175" table:formula="of:=[.E4]" office:value-type="string" office:string-value="Oss" calcext:value-type="string">
            <text:p>Oss</text:p>
          </table:table-cell>
        </table:table-row>
        <table:table-row table:style-name="ro1">
          <table:table-cell office:value-type="string" calcext:value-type="string">
            <text:p>A.A.G.M.</text:p>
          </table:table-cell>
          <table:table-cell office:value-type="string" calcext:value-type="string">
            <text:p>Ronald</text:p>
          </table:table-cell>
          <table:table-cell office:value-type="string" calcext:value-type="string">
            <text:p>van Raa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msterdam</text:p>
          </table:table-cell>
          <table:table-cell table:formula="of:=IF([.D5]=&quot;female&quot;;1;0)" office:value-type="float" office:value="0" calcext:value-type="float">
            <text:p>0</text:p>
          </table:table-cell>
          <table:table-cell table:formula="of:=SUM([.F2:.F5])/[.H5]" office:value-type="percentage" office:value="0.5" calcext:value-type="percentage">
            <text:p>50.00%</text:p>
          </table:table-cell>
          <table:table-cell office:value-type="float" office:value="4" calcext:value-type="float">
            <text:p>4</text:p>
          </table:table-cell>
          <table:table-cell table:formula="of:=CONCATENATE([.B5]; &quot; &quot;; [.C5])" office:value-type="string" office:string-value="Ronald van Raak" calcext:value-type="string">
            <text:p>Ronald van Raak</text:p>
          </table:table-cell>
          <table:table-cell table:formula="of:=[.D5]" office:value-type="string" office:string-value="male" calcext:value-type="string">
            <text:p>male</text:p>
          </table:table-cell>
          <table:table-cell table:style-name="ce176" table:formula="of:=[.E5]" office:value-type="string" office:string-value="Amsterdam" calcext:value-type="string">
            <text:p>Amsterdam</text:p>
          </table:table-cell>
        </table:table-row>
        <table:table-row table:style-name="ro1">
          <table:table-cell office:value-type="string" calcext:value-type="string">
            <text:p>S.</text:p>
          </table:table-cell>
          <table:table-cell office:value-type="string" calcext:value-type="string">
            <text:p>Sadet</text:p>
          </table:table-cell>
          <table:table-cell office:value-type="string" calcext:value-type="string">
            <text:p>Karabulu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msterdam</text:p>
          </table:table-cell>
          <table:table-cell table:formula="of:=IF([.D6]=&quot;female&quot;;1;0)" office:value-type="float" office:value="1" calcext:value-type="float">
            <text:p>1</text:p>
          </table:table-cell>
          <table:table-cell table:formula="of:=SUM([.F2:.F6])/[.H6]" office:value-type="percentage" office:value="0.6" calcext:value-type="percentage">
            <text:p>60.00%</text:p>
          </table:table-cell>
          <table:table-cell office:value-type="float" office:value="5" calcext:value-type="float">
            <text:p>5</text:p>
          </table:table-cell>
          <table:table-cell table:formula="of:=CONCATENATE([.B6]; &quot; &quot;; [.C6])" office:value-type="string" office:string-value="Sadet Karabulut" calcext:value-type="string">
            <text:p>Sadet Karabulut</text:p>
          </table:table-cell>
          <table:table-cell table:formula="of:=[.D6]" office:value-type="string" office:string-value="female" calcext:value-type="string">
            <text:p>female</text:p>
          </table:table-cell>
          <table:table-cell table:style-name="ce177" table:formula="of:=[.E6]" office:value-type="string" office:string-value="Amsterdam" calcext:value-type="string">
            <text:p>Amsterdam</text:p>
          </table:table-cell>
        </table:table-row>
        <table:table-row table:style-name="ro1">
          <table:table-cell office:value-type="string" calcext:value-type="string">
            <text:p>S.M.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Beckerm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oningen</text:p>
          </table:table-cell>
          <table:table-cell table:formula="of:=IF([.D7]=&quot;female&quot;;1;0)" office:value-type="float" office:value="1" calcext:value-type="float">
            <text:p>1</text:p>
          </table:table-cell>
          <table:table-cell table:formula="of:=SUM([.F2:.F7])/[.H7]" office:value-type="percentage" office:value="0.666666666666667" calcext:value-type="percentage">
            <text:p>66.67%</text:p>
          </table:table-cell>
          <table:table-cell office:value-type="float" office:value="6" calcext:value-type="float">
            <text:p>6</text:p>
          </table:table-cell>
          <table:table-cell table:formula="of:=CONCATENATE([.B7]; &quot; &quot;; [.C7])" office:value-type="string" office:string-value="Sandra Beckerman" calcext:value-type="string">
            <text:p>Sandra Beckerman</text:p>
          </table:table-cell>
          <table:table-cell table:formula="of:=[.D7]" office:value-type="string" office:string-value="female" calcext:value-type="string">
            <text:p>female</text:p>
          </table:table-cell>
          <table:table-cell table:style-name="ce178" table:formula="of:=[.E7]" office:value-type="string" office:string-value="Groningen" calcext:value-type="string">
            <text:p>Groningen</text:p>
          </table:table-cell>
        </table:table-row>
        <table:table-row table:style-name="ro1">
          <table:table-cell office:value-type="string" calcext:value-type="string">
            <text:p>M.</text:p>
          </table:table-cell>
          <table:table-cell office:value-type="string" calcext:value-type="string">
            <text:p>Michiel</text:p>
          </table:table-cell>
          <table:table-cell office:value-type="string" calcext:value-type="string">
            <text:p>van Nispe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reda</text:p>
          </table:table-cell>
          <table:table-cell table:formula="of:=IF([.D8]=&quot;female&quot;;1;0)" office:value-type="float" office:value="0" calcext:value-type="float">
            <text:p>0</text:p>
          </table:table-cell>
          <table:table-cell table:formula="of:=SUM([.F2:.F8])/[.H8]" office:value-type="percentage" office:value="0.571428571428571" calcext:value-type="percentage">
            <text:p>57.14%</text:p>
          </table:table-cell>
          <table:table-cell office:value-type="float" office:value="7" calcext:value-type="float">
            <text:p>7</text:p>
          </table:table-cell>
          <table:table-cell table:formula="of:=CONCATENATE([.B8]; &quot; &quot;; [.C8])" office:value-type="string" office:string-value="Michiel van Nispen" calcext:value-type="string">
            <text:p>Michiel van Nispen</text:p>
          </table:table-cell>
          <table:table-cell table:formula="of:=[.D8]" office:value-type="string" office:string-value="male" calcext:value-type="string">
            <text:p>male</text:p>
          </table:table-cell>
          <table:table-cell table:style-name="ce179" table:formula="of:=[.E8]" office:value-type="string" office:string-value="Breda" calcext:value-type="string">
            <text:p>Breda</text:p>
          </table:table-cell>
        </table:table-row>
        <table:table-row table:style-name="ro1">
          <table:table-cell office:value-type="string" calcext:value-type="string">
            <text:p>J.P.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Kwi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msterdam</text:p>
          </table:table-cell>
          <table:table-cell table:formula="of:=IF([.D9]=&quot;female&quot;;1;0)" office:value-type="float" office:value="0" calcext:value-type="float">
            <text:p>0</text:p>
          </table:table-cell>
          <table:table-cell table:formula="of:=SUM([.F2:.F9])/[.H9]" office:value-type="percentage" office:value="0.5" calcext:value-type="percentage">
            <text:p>50.00%</text:p>
          </table:table-cell>
          <table:table-cell office:value-type="float" office:value="8" calcext:value-type="float">
            <text:p>8</text:p>
          </table:table-cell>
          <table:table-cell table:formula="of:=CONCATENATE([.B9]; &quot; &quot;; [.C9])" office:value-type="string" office:string-value="Peter Kwint" calcext:value-type="string">
            <text:p>Peter Kwint</text:p>
          </table:table-cell>
          <table:table-cell table:formula="of:=[.D9]" office:value-type="string" office:string-value="male" calcext:value-type="string">
            <text:p>male</text:p>
          </table:table-cell>
          <table:table-cell table:style-name="ce180" table:formula="of:=[.E9]" office:value-type="string" office:string-value="Amsterdam" calcext:value-type="string">
            <text:p>Amsterdam</text:p>
          </table:table-cell>
        </table:table-row>
        <table:table-row table:style-name="ro1">
          <table:table-cell office:value-type="string" calcext:value-type="string">
            <text:p>B.</text:p>
          </table:table-cell>
          <table:table-cell office:value-type="string" calcext:value-type="string">
            <text:p>Bart</text:p>
          </table:table-cell>
          <table:table-cell office:value-type="string" calcext:value-type="string">
            <text:p>van Ke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's-Gravenhage</text:p>
          </table:table-cell>
          <table:table-cell table:formula="of:=IF([.D10]=&quot;female&quot;;1;0)" office:value-type="float" office:value="0" calcext:value-type="float">
            <text:p>0</text:p>
          </table:table-cell>
          <table:table-cell table:formula="of:=SUM([.F2:.F10])/[.H10]" office:value-type="percentage" office:value="0.444444444444444" calcext:value-type="percentage">
            <text:p>44.44%</text:p>
          </table:table-cell>
          <table:table-cell office:value-type="float" office:value="9" calcext:value-type="float">
            <text:p>9</text:p>
          </table:table-cell>
          <table:table-cell table:formula="of:=CONCATENATE([.B10]; &quot; &quot;; [.C10])" office:value-type="string" office:string-value="Bart van Kent" calcext:value-type="string">
            <text:p>Bart van Kent</text:p>
          </table:table-cell>
          <table:table-cell table:formula="of:=[.D10]" office:value-type="string" office:string-value="male" calcext:value-type="string">
            <text:p>male</text:p>
          </table:table-cell>
          <table:table-cell table:style-name="ce181" table:formula="of:=[.E10]" office:value-type="string" office:string-value="'s-Gravenhage" calcext:value-type="string">
            <text:p>'s-Gravenhage</text:p>
          </table:table-cell>
        </table:table-row>
        <table:table-row table:style-name="ro1">
          <table:table-cell office:value-type="string" calcext:value-type="string">
            <text:p>C.</text:p>
          </table:table-cell>
          <table:table-cell office:value-type="string" calcext:value-type="string">
            <text:p>Cem</text:p>
          </table:table-cell>
          <table:table-cell office:value-type="string" calcext:value-type="string">
            <text:p>Laçi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otterdam</text:p>
          </table:table-cell>
          <table:table-cell table:formula="of:=IF([.D11]=&quot;female&quot;;1;0)" office:value-type="float" office:value="0" calcext:value-type="float">
            <text:p>0</text:p>
          </table:table-cell>
          <table:table-cell table:formula="of:=SUM([.F2:.F11])/[.H11]" office:value-type="percentage" office:value="0.4" calcext:value-type="percentage">
            <text:p>40.00%</text:p>
          </table:table-cell>
          <table:table-cell office:value-type="float" office:value="10" calcext:value-type="float">
            <text:p>10</text:p>
          </table:table-cell>
          <table:table-cell table:formula="of:=CONCATENATE([.B11]; &quot; &quot;; [.C11])" office:value-type="string" office:string-value="Cem Laçin" calcext:value-type="string">
            <text:p>Cem Laçin</text:p>
          </table:table-cell>
          <table:table-cell table:formula="of:=[.D11]" office:value-type="string" office:string-value="male" calcext:value-type="string">
            <text:p>male</text:p>
          </table:table-cell>
          <table:table-cell table:style-name="ce182" table:formula="of:=[.E11]" office:value-type="string" office:string-value="Rotterdam" calcext:value-type="string">
            <text:p>Rotterdam</text:p>
          </table:table-cell>
        </table:table-row>
        <table:table-row table:style-name="ro1">
          <table:table-cell office:value-type="string" calcext:value-type="string">
            <text:p>F.W.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Futsela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Zwolle</text:p>
          </table:table-cell>
          <table:table-cell table:formula="of:=IF([.D12]=&quot;female&quot;;1;0)" office:value-type="float" office:value="0" calcext:value-type="float">
            <text:p>0</text:p>
          </table:table-cell>
          <table:table-cell table:formula="of:=SUM([.F2:.F12])/[.H12]" office:value-type="percentage" office:value="0.363636363636364" calcext:value-type="percentage">
            <text:p>36.36%</text:p>
          </table:table-cell>
          <table:table-cell office:value-type="float" office:value="11" calcext:value-type="float">
            <text:p>11</text:p>
          </table:table-cell>
          <table:table-cell table:formula="of:=CONCATENATE([.B12]; &quot; &quot;; [.C12])" office:value-type="string" office:string-value="Frank Futselaar" calcext:value-type="string">
            <text:p>Frank Futselaar</text:p>
          </table:table-cell>
          <table:table-cell table:formula="of:=[.D12]" office:value-type="string" office:string-value="male" calcext:value-type="string">
            <text:p>male</text:p>
          </table:table-cell>
          <table:table-cell table:style-name="ce183" table:formula="of:=[.E12]" office:value-type="string" office:string-value="Zwolle" calcext:value-type="string">
            <text:p>Zwolle</text:p>
          </table:table-cell>
        </table:table-row>
        <table:table-row table:style-name="ro1">
          <table:table-cell office:value-type="string" calcext:value-type="string">
            <text:p>C.J.E.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Kooim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trecht</text:p>
          </table:table-cell>
          <table:table-cell table:formula="of:=IF([.D13]=&quot;female&quot;;1;0)" office:value-type="float" office:value="1" calcext:value-type="float">
            <text:p>1</text:p>
          </table:table-cell>
          <table:table-cell table:formula="of:=SUM([.F2:.F13])/[.H13]" office:value-type="percentage" office:value="0.416666666666667" calcext:value-type="percentage">
            <text:p>41.67%</text:p>
          </table:table-cell>
          <table:table-cell office:value-type="float" office:value="12" calcext:value-type="float">
            <text:p>12</text:p>
          </table:table-cell>
          <table:table-cell table:formula="of:=CONCATENATE([.B13]; &quot; &quot;; [.C13])" office:value-type="string" office:string-value="Nine Kooiman" calcext:value-type="string">
            <text:p>Nine Kooiman</text:p>
          </table:table-cell>
          <table:table-cell table:formula="of:=[.D13]" office:value-type="string" office:string-value="female" calcext:value-type="string">
            <text:p>female</text:p>
          </table:table-cell>
          <table:table-cell table:style-name="ce184" table:formula="of:=[.E13]" office:value-type="string" office:string-value="Utrecht" calcext:value-type="string">
            <text:p>Utrecht</text:p>
          </table:table-cell>
        </table:table-row>
        <table:table-row table:style-name="ro1">
          <table:table-cell office:value-type="string" calcext:value-type="string">
            <text:p>H.P.M.</text:p>
          </table:table-cell>
          <table:table-cell office:value-type="string" calcext:value-type="string">
            <text:p>Maarten</text:p>
          </table:table-cell>
          <table:table-cell office:value-type="string" calcext:value-type="string">
            <text:p>Hijin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mersfoort</text:p>
          </table:table-cell>
          <table:table-cell table:formula="of:=IF([.D14]=&quot;female&quot;;1;0)" office:value-type="float" office:value="0" calcext:value-type="float">
            <text:p>0</text:p>
          </table:table-cell>
          <table:table-cell table:formula="of:=SUM([.F2:.F14])/[.H14]" office:value-type="percentage" office:value="0.384615384615385" calcext:value-type="percentage">
            <text:p>38.46%</text:p>
          </table:table-cell>
          <table:table-cell office:value-type="float" office:value="13" calcext:value-type="float">
            <text:p>13</text:p>
          </table:table-cell>
          <table:table-cell table:formula="of:=CONCATENATE([.B14]; &quot; &quot;; [.C14])" office:value-type="string" office:string-value="Maarten Hijink" calcext:value-type="string">
            <text:p>Maarten Hijink</text:p>
          </table:table-cell>
          <table:table-cell table:formula="of:=[.D14]" office:value-type="string" office:string-value="male" calcext:value-type="string">
            <text:p>male</text:p>
          </table:table-cell>
          <table:table-cell table:style-name="ce185" table:formula="of:=[.E14]" office:value-type="string" office:string-value="Amersfoort" calcext:value-type="string">
            <text:p>Amersfoort</text:p>
          </table:table-cell>
        </table:table-row>
        <table:table-row table:style-name="ro1">
          <table:table-cell office:value-type="string" calcext:value-type="string">
            <text:p>J.J.</text:p>
          </table:table-cell>
          <table:table-cell office:value-type="string" calcext:value-type="string">
            <text:p>Jasper</text:p>
          </table:table-cell>
          <table:table-cell office:value-type="string" calcext:value-type="string">
            <text:p>van Dij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msterdam</text:p>
          </table:table-cell>
          <table:table-cell table:formula="of:=IF([.D15]=&quot;female&quot;;1;0)" office:value-type="float" office:value="0" calcext:value-type="float">
            <text:p>0</text:p>
          </table:table-cell>
          <table:table-cell table:formula="of:=SUM([.F2:.F15])/[.H15]" office:value-type="percentage" office:value="0.357142857142857" calcext:value-type="percentage">
            <text:p>35.71%</text:p>
          </table:table-cell>
          <table:table-cell office:value-type="float" office:value="14" calcext:value-type="float">
            <text:p>14</text:p>
          </table:table-cell>
          <table:table-cell table:formula="of:=CONCATENATE([.B15]; &quot; &quot;; [.C15])" office:value-type="string" office:string-value="Jasper van Dijk" calcext:value-type="string">
            <text:p>Jasper van Dijk</text:p>
          </table:table-cell>
          <table:table-cell table:formula="of:=[.D15]" office:value-type="string" office:string-value="male" calcext:value-type="string">
            <text:p>male</text:p>
          </table:table-cell>
          <table:table-cell table:style-name="ce186" table:formula="of:=[.E15]" office:value-type="string" office:string-value="Amsterdam" calcext:value-type="string">
            <text:p>Amsterdam</text:p>
          </table:table-cell>
        </table:table-row>
        <table:table-row table:style-name="ro1">
          <table:table-cell office:value-type="string" calcext:value-type="string">
            <text:p>E.M.A.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Smal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eesp</text:p>
          </table:table-cell>
          <table:table-cell table:formula="of:=IF([.D16]=&quot;female&quot;;1;0)" office:value-type="float" office:value="0" calcext:value-type="float">
            <text:p>0</text:p>
          </table:table-cell>
          <table:table-cell table:formula="of:=SUM([.F2:.F16])/[.H16]" office:value-type="percentage" office:value="0.333333333333333" calcext:value-type="percentage">
            <text:p>33.33%</text:p>
          </table:table-cell>
          <table:table-cell office:value-type="float" office:value="15" calcext:value-type="float">
            <text:p>15</text:p>
          </table:table-cell>
          <table:table-cell table:formula="of:=CONCATENATE([.B16]; &quot; &quot;; [.C16])" office:value-type="string" office:string-value="Eric Smaling" calcext:value-type="string">
            <text:p>Eric Smaling</text:p>
          </table:table-cell>
          <table:table-cell table:formula="of:=[.D16]" office:value-type="string" office:string-value="male" calcext:value-type="string">
            <text:p>male</text:p>
          </table:table-cell>
          <table:table-cell table:style-name="ce187" table:formula="of:=[.E16]" office:value-type="string" office:string-value="Weesp" calcext:value-type="string">
            <text:p>Weesp</text:p>
          </table:table-cell>
        </table:table-row>
        <table:table-row table:style-name="ro1">
          <table:table-cell office:value-type="string" calcext:value-type="string">
            <text:p>M.Ö.</text:p>
          </table:table-cell>
          <table:table-cell office:value-type="string" calcext:value-type="string">
            <text:p>Mahir</text:p>
          </table:table-cell>
          <table:table-cell office:value-type="string" calcext:value-type="string">
            <text:p>Alkay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msterdam</text:p>
          </table:table-cell>
          <table:table-cell table:formula="of:=IF([.D17]=&quot;female&quot;;1;0)" office:value-type="float" office:value="0" calcext:value-type="float">
            <text:p>0</text:p>
          </table:table-cell>
          <table:table-cell table:formula="of:=SUM([.F2:.F17])/[.H17]" office:value-type="percentage" office:value="0.3125" calcext:value-type="percentage">
            <text:p>31.25%</text:p>
          </table:table-cell>
          <table:table-cell office:value-type="float" office:value="16" calcext:value-type="float">
            <text:p>16</text:p>
          </table:table-cell>
          <table:table-cell table:formula="of:=CONCATENATE([.B17]; &quot; &quot;; [.C17])" office:value-type="string" office:string-value="Mahir Alkaya" calcext:value-type="string">
            <text:p>Mahir Alkaya</text:p>
          </table:table-cell>
          <table:table-cell table:formula="of:=[.D17]" office:value-type="string" office:string-value="male" calcext:value-type="string">
            <text:p>male</text:p>
          </table:table-cell>
          <table:table-cell table:style-name="ce188" table:formula="of:=[.E17]" office:value-type="string" office:string-value="Amsterdam" calcext:value-type="string">
            <text:p>Amsterdam</text:p>
          </table:table-cell>
        </table:table-row>
        <table:table-row table:style-name="ro1">
          <table:table-cell office:value-type="string" calcext:value-type="string">
            <text:p>H.P.J.</text:p>
          </table:table-cell>
          <table:table-cell office:value-type="string" calcext:value-type="string">
            <text:p>Henk</text:p>
          </table:table-cell>
          <table:table-cell office:value-type="string" calcext:value-type="string">
            <text:p>van Gerve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Oss</text:p>
          </table:table-cell>
          <table:table-cell table:formula="of:=IF([.D18]=&quot;female&quot;;1;0)" office:value-type="float" office:value="0" calcext:value-type="float">
            <text:p>0</text:p>
          </table:table-cell>
          <table:table-cell table:formula="of:=SUM([.F2:.F18])/[.H18]" office:value-type="percentage" office:value="0.294117647058823" calcext:value-type="percentage">
            <text:p>29.41%</text:p>
          </table:table-cell>
          <table:table-cell office:value-type="float" office:value="17" calcext:value-type="float">
            <text:p>17</text:p>
          </table:table-cell>
          <table:table-cell table:formula="of:=CONCATENATE([.B18]; &quot; &quot;; [.C18])" office:value-type="string" office:string-value="Henk van Gerven" calcext:value-type="string">
            <text:p>Henk van Gerven</text:p>
          </table:table-cell>
          <table:table-cell table:formula="of:=[.D18]" office:value-type="string" office:string-value="male" calcext:value-type="string">
            <text:p>male</text:p>
          </table:table-cell>
          <table:table-cell table:style-name="ce189" table:formula="of:=[.E18]" office:value-type="string" office:string-value="Oss" calcext:value-type="string">
            <text:p>Oss</text:p>
          </table:table-cell>
        </table:table-row>
        <table:table-row table:style-name="ro1">
          <table:table-cell office:value-type="string" calcext:value-type="string">
            <text:p>D.W.J.</text:p>
          </table:table-cell>
          <table:table-cell office:value-type="string" calcext:value-type="string">
            <text:p>Diederik</text:p>
          </table:table-cell>
          <table:table-cell office:value-type="string" calcext:value-type="string">
            <text:p>Older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otterdam</text:p>
          </table:table-cell>
          <table:table-cell table:formula="of:=IF([.D19]=&quot;female&quot;;1;0)" office:value-type="float" office:value="0" calcext:value-type="float">
            <text:p>0</text:p>
          </table:table-cell>
          <table:table-cell table:formula="of:=SUM([.F2:.F19])/[.H19]" office:value-type="percentage" office:value="0.277777777777778" calcext:value-type="percentage">
            <text:p>27.78%</text:p>
          </table:table-cell>
          <table:table-cell office:value-type="float" office:value="18" calcext:value-type="float">
            <text:p>18</text:p>
          </table:table-cell>
          <table:table-cell table:formula="of:=CONCATENATE([.B19]; &quot; &quot;; [.C19])" office:value-type="string" office:string-value="Diederik Olders" calcext:value-type="string">
            <text:p>Diederik Olders</text:p>
          </table:table-cell>
          <table:table-cell table:formula="of:=[.D19]" office:value-type="string" office:string-value="male" calcext:value-type="string">
            <text:p>male</text:p>
          </table:table-cell>
          <table:table-cell table:style-name="ce190" table:formula="of:=[.E19]" office:value-type="string" office:string-value="Rotterdam" calcext:value-type="string">
            <text:p>Rotterdam</text:p>
          </table:table-cell>
        </table:table-row>
        <table:table-row table:style-name="ro1">
          <table:table-cell office:value-type="string" calcext:value-type="string">
            <text:p>A.H.J.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Heerscho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Tegelen</text:p>
          </table:table-cell>
          <table:table-cell table:formula="of:=IF([.D20]=&quot;female&quot;;1;0)" office:value-type="float" office:value="0" calcext:value-type="float">
            <text:p>0</text:p>
          </table:table-cell>
          <table:table-cell table:formula="of:=SUM([.F2:.F20])/[.H20]" office:value-type="percentage" office:value="0.263157894736842" calcext:value-type="percentage">
            <text:p>26.32%</text:p>
          </table:table-cell>
          <table:table-cell office:value-type="float" office:value="19" calcext:value-type="float">
            <text:p>19</text:p>
          </table:table-cell>
          <table:table-cell table:formula="of:=CONCATENATE([.B20]; &quot; &quot;; [.C20])" office:value-type="string" office:string-value="Ton Heerschop" calcext:value-type="string">
            <text:p>Ton Heerschop</text:p>
          </table:table-cell>
          <table:table-cell table:formula="of:=[.D20]" office:value-type="string" office:string-value="male" calcext:value-type="string">
            <text:p>male</text:p>
          </table:table-cell>
          <table:table-cell table:style-name="ce191" table:formula="of:=[.E20]" office:value-type="string" office:string-value="Tegelen" calcext:value-type="string">
            <text:p>Tegelen</text:p>
          </table:table-cell>
        </table:table-row>
        <table:table-row table:style-name="ro1">
          <table:table-cell office:value-type="string" calcext:value-type="string">
            <text:p>A.M.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Meij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mersfoort</text:p>
          </table:table-cell>
          <table:table-cell table:formula="of:=IF([.D21]=&quot;female&quot;;1;0)" office:value-type="float" office:value="0" calcext:value-type="float">
            <text:p>0</text:p>
          </table:table-cell>
          <table:table-cell table:formula="of:=SUM([.F2:.F21])/[.H21]" office:value-type="percentage" office:value="0.25" calcext:value-type="percentage">
            <text:p>25.00%</text:p>
          </table:table-cell>
          <table:table-cell office:value-type="float" office:value="20" calcext:value-type="float">
            <text:p>20</text:p>
          </table:table-cell>
          <table:table-cell table:formula="of:=CONCATENATE([.B21]; &quot; &quot;; [.C21])" office:value-type="string" office:string-value="Ad Meijer" calcext:value-type="string">
            <text:p>Ad Meijer</text:p>
          </table:table-cell>
          <table:table-cell table:formula="of:=[.D21]" office:value-type="string" office:string-value="male" calcext:value-type="string">
            <text:p>male</text:p>
          </table:table-cell>
          <table:table-cell table:style-name="ce192" table:formula="of:=[.E21]" office:value-type="string" office:string-value="Amersfoort" calcext:value-type="string">
            <text:p>Amersfoort</text:p>
          </table:table-cell>
        </table:table-row>
        <table:table-row table:style-name="ro1">
          <table:table-cell office:value-type="string" calcext:value-type="string">
            <text:p>S.A.A.</text:p>
          </table:table-cell>
          <table:table-cell office:value-type="string" calcext:value-type="string">
            <text:p>Bas</text:p>
          </table:table-cell>
          <table:table-cell office:value-type="string" calcext:value-type="string">
            <text:p>Mae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reda</text:p>
          </table:table-cell>
          <table:table-cell table:formula="of:=IF([.D22]=&quot;female&quot;;1;0)" office:value-type="float" office:value="0" calcext:value-type="float">
            <text:p>0</text:p>
          </table:table-cell>
          <table:table-cell table:formula="of:=SUM([.F2:.F22])/[.H22]" office:value-type="percentage" office:value="0.238095238095238" calcext:value-type="percentage">
            <text:p>23.81%</text:p>
          </table:table-cell>
          <table:table-cell office:value-type="float" office:value="21" calcext:value-type="float">
            <text:p>21</text:p>
          </table:table-cell>
          <table:table-cell table:formula="of:=CONCATENATE([.B22]; &quot; &quot;; [.C22])" office:value-type="string" office:string-value="Bas Maes" calcext:value-type="string">
            <text:p>Bas Maes</text:p>
          </table:table-cell>
          <table:table-cell table:formula="of:=[.D22]" office:value-type="string" office:string-value="male" calcext:value-type="string">
            <text:p>male</text:p>
          </table:table-cell>
          <table:table-cell table:style-name="ce193" table:formula="of:=[.E22]" office:value-type="string" office:string-value="Breda" calcext:value-type="string">
            <text:p>Breda</text:p>
          </table:table-cell>
        </table:table-row>
        <table:table-row table:style-name="ro1">
          <table:table-cell office:value-type="string" calcext:value-type="string">
            <text:p>R.P.E.</text:p>
          </table:table-cell>
          <table:table-cell office:value-type="string" calcext:value-type="string">
            <text:p>Ron</text:p>
          </table:table-cell>
          <table:table-cell office:value-type="string" calcext:value-type="string">
            <text:p>Mey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eerlen</text:p>
          </table:table-cell>
          <table:table-cell table:formula="of:=IF([.D23]=&quot;female&quot;;1;0)" office:value-type="float" office:value="0" calcext:value-type="float">
            <text:p>0</text:p>
          </table:table-cell>
          <table:table-cell table:formula="of:=SUM([.F2:.F23])/[.H23]" office:value-type="percentage" office:value="0.227272727272727" calcext:value-type="percentage">
            <text:p>22.73%</text:p>
          </table:table-cell>
          <table:table-cell office:value-type="float" office:value="22" calcext:value-type="float">
            <text:p>22</text:p>
          </table:table-cell>
          <table:table-cell table:formula="of:=CONCATENATE([.B23]; &quot; &quot;; [.C23])" office:value-type="string" office:string-value="Ron Meyer" calcext:value-type="string">
            <text:p>Ron Meyer</text:p>
          </table:table-cell>
          <table:table-cell table:formula="of:=[.D23]" office:value-type="string" office:string-value="male" calcext:value-type="string">
            <text:p>male</text:p>
          </table:table-cell>
          <table:table-cell table:style-name="ce194" table:formula="of:=[.E23]" office:value-type="string" office:string-value="Heerlen" calcext:value-type="string">
            <text:p>Heerlen</text:p>
          </table:table-cell>
        </table:table-row>
        <table:table-row table:style-name="ro1">
          <table:table-cell office:value-type="string" calcext:value-type="string">
            <text:p>S.Y.</text:p>
          </table:table-cell>
          <table:table-cell office:value-type="string" calcext:value-type="string">
            <text:p>Sun Yoon</text:p>
          </table:table-cell>
          <table:table-cell office:value-type="string" calcext:value-type="string">
            <text:p>van Dijk-van Leeuw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otterdam</text:p>
          </table:table-cell>
          <table:table-cell table:formula="of:=IF([.D24]=&quot;female&quot;;1;0)" office:value-type="float" office:value="1" calcext:value-type="float">
            <text:p>1</text:p>
          </table:table-cell>
          <table:table-cell table:formula="of:=SUM([.F2:.F24])/[.H24]" office:value-type="percentage" office:value="0.260869565217391" calcext:value-type="percentage">
            <text:p>26.09%</text:p>
          </table:table-cell>
          <table:table-cell office:value-type="float" office:value="23" calcext:value-type="float">
            <text:p>23</text:p>
          </table:table-cell>
          <table:table-cell table:formula="of:=CONCATENATE([.B24]; &quot; &quot;; [.C24])" office:value-type="string" office:string-value="Sun Yoon van Dijk-van Leeuwen" calcext:value-type="string">
            <text:p>Sun Yoon van Dijk-van Leeuwen</text:p>
          </table:table-cell>
          <table:table-cell table:formula="of:=[.D24]" office:value-type="string" office:string-value="female" calcext:value-type="string">
            <text:p>female</text:p>
          </table:table-cell>
          <table:table-cell table:style-name="ce195" table:formula="of:=[.E24]" office:value-type="string" office:string-value="Rotterdam" calcext:value-type="string">
            <text:p>Rotterdam</text:p>
          </table:table-cell>
        </table:table-row>
        <table:table-row table:style-name="ro1">
          <table:table-cell office:value-type="string" calcext:value-type="string">
            <text:p>D.H.</text:p>
          </table:table-cell>
          <table:table-cell office:value-type="string" calcext:value-type="string">
            <text:p>Daniël</text:p>
          </table:table-cell>
          <table:table-cell office:value-type="string" calcext:value-type="string">
            <text:p>de Wi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msterdam</text:p>
          </table:table-cell>
          <table:table-cell table:formula="of:=IF([.D25]=&quot;female&quot;;1;0)" office:value-type="float" office:value="0" calcext:value-type="float">
            <text:p>0</text:p>
          </table:table-cell>
          <table:table-cell table:formula="of:=SUM([.F2:.F25])/[.H25]" office:value-type="percentage" office:value="0.25" calcext:value-type="percentage">
            <text:p>25.00%</text:p>
          </table:table-cell>
          <table:table-cell office:value-type="float" office:value="24" calcext:value-type="float">
            <text:p>24</text:p>
          </table:table-cell>
          <table:table-cell table:formula="of:=CONCATENATE([.B25]; &quot; &quot;; [.C25])" office:value-type="string" office:string-value="Daniël de Wit" calcext:value-type="string">
            <text:p>Daniël de Wit</text:p>
          </table:table-cell>
          <table:table-cell table:formula="of:=[.D25]" office:value-type="string" office:string-value="male" calcext:value-type="string">
            <text:p>male</text:p>
          </table:table-cell>
          <table:table-cell table:style-name="ce196" table:formula="of:=[.E25]" office:value-type="string" office:string-value="Amsterdam" calcext:value-type="string">
            <text:p>Amsterdam</text:p>
          </table:table-cell>
        </table:table-row>
        <table:table-row table:style-name="ro1">
          <table:table-cell office:value-type="string" calcext:value-type="string">
            <text:p>B.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ter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eert</text:p>
          </table:table-cell>
          <table:table-cell table:formula="of:=IF([.D26]=&quot;female&quot;;1;0)" office:value-type="float" office:value="0" calcext:value-type="float">
            <text:p>0</text:p>
          </table:table-cell>
          <table:table-cell table:formula="of:=SUM([.F2:.F26])/[.H26]" office:value-type="percentage" office:value="0.24" calcext:value-type="percentage">
            <text:p>24.00%</text:p>
          </table:table-cell>
          <table:table-cell office:value-type="float" office:value="25" calcext:value-type="float">
            <text:p>25</text:p>
          </table:table-cell>
          <table:table-cell table:formula="of:=CONCATENATE([.B26]; &quot; &quot;; [.C26])" office:value-type="string" office:string-value="Bert Peterse" calcext:value-type="string">
            <text:p>Bert Peterse</text:p>
          </table:table-cell>
          <table:table-cell table:formula="of:=[.D26]" office:value-type="string" office:string-value="male" calcext:value-type="string">
            <text:p>male</text:p>
          </table:table-cell>
          <table:table-cell table:style-name="ce197" table:formula="of:=[.E26]" office:value-type="string" office:string-value="Weert" calcext:value-type="string">
            <text:p>Weert</text:p>
          </table:table-cell>
        </table:table-row>
        <table:table-row table:style-name="ro1">
          <table:table-cell office:value-type="string" calcext:value-type="string">
            <text:p>A.J.</text:p>
          </table:table-cell>
          <table:table-cell office:value-type="string" calcext:value-type="string">
            <text:p>Arnout</text:p>
          </table:table-cell>
          <table:table-cell office:value-type="string" calcext:value-type="string">
            <text:p>Hoekstr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laardingen</text:p>
          </table:table-cell>
          <table:table-cell table:formula="of:=IF([.D27]=&quot;female&quot;;1;0)" office:value-type="float" office:value="0" calcext:value-type="float">
            <text:p>0</text:p>
          </table:table-cell>
          <table:table-cell table:formula="of:=SUM([.F2:.F27])/[.H27]" office:value-type="percentage" office:value="0.230769230769231" calcext:value-type="percentage">
            <text:p>23.08%</text:p>
          </table:table-cell>
          <table:table-cell office:value-type="float" office:value="26" calcext:value-type="float">
            <text:p>26</text:p>
          </table:table-cell>
          <table:table-cell table:formula="of:=CONCATENATE([.B27]; &quot; &quot;; [.C27])" office:value-type="string" office:string-value="Arnout Hoekstra" calcext:value-type="string">
            <text:p>Arnout Hoekstra</text:p>
          </table:table-cell>
          <table:table-cell table:formula="of:=[.D27]" office:value-type="string" office:string-value="male" calcext:value-type="string">
            <text:p>male</text:p>
          </table:table-cell>
          <table:table-cell table:style-name="ce198" table:formula="of:=[.E27]" office:value-type="string" office:string-value="Vlaardingen" calcext:value-type="string">
            <text:p>Vlaardingen</text:p>
          </table:table-cell>
        </table:table-row>
        <table:table-row table:style-name="ro1">
          <table:table-cell office:value-type="string" calcext:value-type="string">
            <text:p>E.M.J.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Boerwinke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oetinchem</text:p>
          </table:table-cell>
          <table:table-cell table:formula="of:=IF([.D28]=&quot;female&quot;;1;0)" office:value-type="float" office:value="0" calcext:value-type="float">
            <text:p>0</text:p>
          </table:table-cell>
          <table:table-cell table:formula="of:=SUM([.F2:.F28])/[.H28]" office:value-type="percentage" office:value="0.222222222222222" calcext:value-type="percentage">
            <text:p>22.22%</text:p>
          </table:table-cell>
          <table:table-cell office:value-type="float" office:value="27" calcext:value-type="float">
            <text:p>27</text:p>
          </table:table-cell>
          <table:table-cell table:formula="of:=CONCATENATE([.B28]; &quot; &quot;; [.C28])" office:value-type="string" office:string-value="Hans Boerwinkel" calcext:value-type="string">
            <text:p>Hans Boerwinkel</text:p>
          </table:table-cell>
          <table:table-cell table:formula="of:=[.D28]" office:value-type="string" office:string-value="male" calcext:value-type="string">
            <text:p>male</text:p>
          </table:table-cell>
          <table:table-cell table:style-name="ce199" table:formula="of:=[.E28]" office:value-type="string" office:string-value="Doetinchem" calcext:value-type="string">
            <text:p>Doetinchem</text:p>
          </table:table-cell>
        </table:table-row>
        <table:table-row table:style-name="ro1">
          <table:table-cell office:value-type="string" calcext:value-type="string">
            <text:p>P.H.</text:p>
          </table:table-cell>
          <table:table-cell office:value-type="string" calcext:value-type="string">
            <text:p>Patty</text:p>
          </table:table-cell>
          <table:table-cell office:value-type="string" calcext:value-type="string">
            <text:p>Hamersla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's-Hertogenbosch</text:p>
          </table:table-cell>
          <table:table-cell table:formula="of:=IF([.D29]=&quot;female&quot;;1;0)" office:value-type="float" office:value="1" calcext:value-type="float">
            <text:p>1</text:p>
          </table:table-cell>
          <table:table-cell table:formula="of:=SUM([.F2:.F29])/[.H29]" office:value-type="percentage" office:value="0.25" calcext:value-type="percentage">
            <text:p>25.00%</text:p>
          </table:table-cell>
          <table:table-cell office:value-type="float" office:value="28" calcext:value-type="float">
            <text:p>28</text:p>
          </table:table-cell>
          <table:table-cell table:formula="of:=CONCATENATE([.B29]; &quot; &quot;; [.C29])" office:value-type="string" office:string-value="Patty Hamerslag" calcext:value-type="string">
            <text:p>Patty Hamerslag</text:p>
          </table:table-cell>
          <table:table-cell table:formula="of:=[.D29]" office:value-type="string" office:string-value="female" calcext:value-type="string">
            <text:p>female</text:p>
          </table:table-cell>
          <table:table-cell table:style-name="ce200" table:formula="of:=[.E29]" office:value-type="string" office:string-value="'s-Hertogenbosch" calcext:value-type="string">
            <text:p>'s-Hertogenbosch</text:p>
          </table:table-cell>
        </table:table-row>
        <table:table-row table:style-name="ro1">
          <table:table-cell office:value-type="string" calcext:value-type="string">
            <text:p>B.</text:p>
          </table:table-cell>
          <table:table-cell office:value-type="string" calcext:value-type="string">
            <text:p>Bram</text:p>
          </table:table-cell>
          <table:table-cell office:value-type="string" calcext:value-type="string">
            <text:p>Buskoo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iemen</text:p>
          </table:table-cell>
          <table:table-cell table:formula="of:=IF([.D30]=&quot;female&quot;;1;0)" office:value-type="float" office:value="0" calcext:value-type="float">
            <text:p>0</text:p>
          </table:table-cell>
          <table:table-cell table:formula="of:=SUM([.F2:.F30])/[.H30]" office:value-type="percentage" office:value="0.241379310344828" calcext:value-type="percentage">
            <text:p>24.14%</text:p>
          </table:table-cell>
          <table:table-cell office:value-type="float" office:value="29" calcext:value-type="float">
            <text:p>29</text:p>
          </table:table-cell>
          <table:table-cell table:formula="of:=CONCATENATE([.B30]; &quot; &quot;; [.C30])" office:value-type="string" office:string-value="Bram Buskoop" calcext:value-type="string">
            <text:p>Bram Buskoop</text:p>
          </table:table-cell>
          <table:table-cell table:formula="of:=[.D30]" office:value-type="string" office:string-value="male" calcext:value-type="string">
            <text:p>male</text:p>
          </table:table-cell>
          <table:table-cell table:style-name="ce201" table:formula="of:=[.E30]" office:value-type="string" office:string-value="Diemen" calcext:value-type="string">
            <text:p>Diemen</text:p>
          </table:table-cell>
        </table:table-row>
        <table:table-row table:style-name="ro1">
          <table:table-cell office:value-type="string" calcext:value-type="string">
            <text:p>N.G.J.</text:p>
          </table:table-cell>
          <table:table-cell office:value-type="string" calcext:value-type="string">
            <text:p>Nicole</text:p>
          </table:table-cell>
          <table:table-cell office:value-type="string" calcext:value-type="string">
            <text:p>Temmin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msterdam</text:p>
          </table:table-cell>
          <table:table-cell table:formula="of:=IF([.D31]=&quot;female&quot;;1;0)" office:value-type="float" office:value="1" calcext:value-type="float">
            <text:p>1</text:p>
          </table:table-cell>
          <table:table-cell table:formula="of:=SUM([.F2:.F31])/[.H31]" office:value-type="percentage" office:value="0.266666666666667" calcext:value-type="percentage">
            <text:p>26.67%</text:p>
          </table:table-cell>
          <table:table-cell office:value-type="float" office:value="30" calcext:value-type="float">
            <text:p>30</text:p>
          </table:table-cell>
          <table:table-cell table:formula="of:=CONCATENATE([.B31]; &quot; &quot;; [.C31])" office:value-type="string" office:string-value="Nicole Temmink" calcext:value-type="string">
            <text:p>Nicole Temmink</text:p>
          </table:table-cell>
          <table:table-cell table:formula="of:=[.D31]" office:value-type="string" office:string-value="female" calcext:value-type="string">
            <text:p>female</text:p>
          </table:table-cell>
          <table:table-cell table:style-name="ce202" table:formula="of:=[.E31]" office:value-type="string" office:string-value="Amsterdam" calcext:value-type="string">
            <text:p>Amsterdam</text:p>
          </table:table-cell>
        </table:table-row>
        <table:table-row table:style-name="ro1">
          <table:table-cell office:value-type="string" calcext:value-type="string">
            <text:p>N.</text:p>
          </table:table-cell>
          <table:table-cell office:value-type="string" calcext:value-type="string">
            <text:p>Nina</text:p>
          </table:table-cell>
          <table:table-cell office:value-type="string" calcext:value-type="string">
            <text:p>de Ridd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verwijk</text:p>
          </table:table-cell>
          <table:table-cell table:formula="of:=IF([.D32]=&quot;female&quot;;1;0)" office:value-type="float" office:value="1" calcext:value-type="float">
            <text:p>1</text:p>
          </table:table-cell>
          <table:table-cell table:formula="of:=SUM([.F2:.F32])/[.H32]" office:value-type="percentage" office:value="0.290322580645161" calcext:value-type="percentage">
            <text:p>29.03%</text:p>
          </table:table-cell>
          <table:table-cell office:value-type="float" office:value="31" calcext:value-type="float">
            <text:p>31</text:p>
          </table:table-cell>
          <table:table-cell table:formula="of:=CONCATENATE([.B32]; &quot; &quot;; [.C32])" office:value-type="string" office:string-value="Nina de Ridder" calcext:value-type="string">
            <text:p>Nina de Ridder</text:p>
          </table:table-cell>
          <table:table-cell table:formula="of:=[.D32]" office:value-type="string" office:string-value="female" calcext:value-type="string">
            <text:p>female</text:p>
          </table:table-cell>
          <table:table-cell table:style-name="ce203" table:formula="of:=[.E32]" office:value-type="string" office:string-value="Beverwijk" calcext:value-type="string">
            <text:p>Beverwijk</text:p>
          </table:table-cell>
        </table:table-row>
        <table:table-row table:style-name="ro1">
          <table:table-cell office:value-type="string" calcext:value-type="string">
            <text:p>D.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van Sluij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meloord</text:p>
          </table:table-cell>
          <table:table-cell table:formula="of:=IF([.D33]=&quot;female&quot;;1;0)" office:value-type="float" office:value="1" calcext:value-type="float">
            <text:p>1</text:p>
          </table:table-cell>
          <table:table-cell table:formula="of:=SUM([.F2:.F33])/[.H33]" office:value-type="percentage" office:value="0.3125" calcext:value-type="percentage">
            <text:p>31.25%</text:p>
          </table:table-cell>
          <table:table-cell office:value-type="float" office:value="32" calcext:value-type="float">
            <text:p>32</text:p>
          </table:table-cell>
          <table:table-cell table:formula="of:=CONCATENATE([.B33]; &quot; &quot;; [.C33])" office:value-type="string" office:string-value="Denise van Sluijs" calcext:value-type="string">
            <text:p>Denise van Sluijs</text:p>
          </table:table-cell>
          <table:table-cell table:formula="of:=[.D33]" office:value-type="string" office:string-value="female" calcext:value-type="string">
            <text:p>female</text:p>
          </table:table-cell>
          <table:table-cell table:style-name="ce204" table:formula="of:=[.E33]" office:value-type="string" office:string-value="Emmeloord" calcext:value-type="string">
            <text:p>Emmeloord</text:p>
          </table:table-cell>
        </table:table-row>
        <table:table-row table:style-name="ro1">
          <table:table-cell office:value-type="string" calcext:value-type="string">
            <text:p>A.</text:p>
          </table:table-cell>
          <table:table-cell office:value-type="string" calcext:value-type="string">
            <text:p>Aïsha</text:p>
          </table:table-cell>
          <table:table-cell office:value-type="string" calcext:value-type="string">
            <text:p>Akhia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's-Gravenhage</text:p>
          </table:table-cell>
          <table:table-cell table:formula="of:=IF([.D34]=&quot;female&quot;;1;0)" office:value-type="float" office:value="1" calcext:value-type="float">
            <text:p>1</text:p>
          </table:table-cell>
          <table:table-cell table:formula="of:=SUM([.F2:.F34])/[.H34]" office:value-type="percentage" office:value="0.333333333333333" calcext:value-type="percentage">
            <text:p>33.33%</text:p>
          </table:table-cell>
          <table:table-cell office:value-type="float" office:value="33" calcext:value-type="float">
            <text:p>33</text:p>
          </table:table-cell>
          <table:table-cell table:formula="of:=CONCATENATE([.B34]; &quot; &quot;; [.C34])" office:value-type="string" office:string-value="Aïsha Akhiat" calcext:value-type="string">
            <text:p>Aïsha Akhiat</text:p>
          </table:table-cell>
          <table:table-cell table:formula="of:=[.D34]" office:value-type="string" office:string-value="female" calcext:value-type="string">
            <text:p>female</text:p>
          </table:table-cell>
          <table:table-cell table:style-name="ce205" table:formula="of:=[.E34]" office:value-type="string" office:string-value="'s-Gravenhage" calcext:value-type="string">
            <text:p>'s-Gravenhage</text:p>
          </table:table-cell>
        </table:table-row>
        <table:table-row table:style-name="ro1">
          <table:table-cell office:value-type="string" calcext:value-type="string">
            <text:p>N.M.</text:p>
          </table:table-cell>
          <table:table-cell office:value-type="string" calcext:value-type="string">
            <text:p>Nicole</text:p>
          </table:table-cell>
          <table:table-cell office:value-type="string" calcext:value-type="string">
            <text:p>van Gemer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trecht</text:p>
          </table:table-cell>
          <table:table-cell table:formula="of:=IF([.D35]=&quot;female&quot;;1;0)" office:value-type="float" office:value="1" calcext:value-type="float">
            <text:p>1</text:p>
          </table:table-cell>
          <table:table-cell table:formula="of:=SUM([.F2:.F35])/[.H35]" office:value-type="percentage" office:value="0.352941176470588" calcext:value-type="percentage">
            <text:p>35.29%</text:p>
          </table:table-cell>
          <table:table-cell office:value-type="float" office:value="34" calcext:value-type="float">
            <text:p>34</text:p>
          </table:table-cell>
          <table:table-cell table:formula="of:=CONCATENATE([.B35]; &quot; &quot;; [.C35])" office:value-type="string" office:string-value="Nicole van Gemert" calcext:value-type="string">
            <text:p>Nicole van Gemert</text:p>
          </table:table-cell>
          <table:table-cell table:formula="of:=[.D35]" office:value-type="string" office:string-value="female" calcext:value-type="string">
            <text:p>female</text:p>
          </table:table-cell>
          <table:table-cell table:style-name="ce206" table:formula="of:=[.E35]" office:value-type="string" office:string-value="Utrecht" calcext:value-type="string">
            <text:p>Utrecht</text:p>
          </table:table-cell>
        </table:table-row>
        <table:table-row table:style-name="ro1">
          <table:table-cell office:value-type="string" calcext:value-type="string">
            <text:p>J.P.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Dij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oningen</text:p>
          </table:table-cell>
          <table:table-cell table:formula="of:=IF([.D36]=&quot;female&quot;;1;0)" office:value-type="float" office:value="0" calcext:value-type="float">
            <text:p>0</text:p>
          </table:table-cell>
          <table:table-cell table:formula="of:=SUM([.F2:.F36])/[.H36]" office:value-type="percentage" office:value="0.342857142857143" calcext:value-type="percentage">
            <text:p>34.29%</text:p>
          </table:table-cell>
          <table:table-cell office:value-type="float" office:value="35" calcext:value-type="float">
            <text:p>35</text:p>
          </table:table-cell>
          <table:table-cell table:formula="of:=CONCATENATE([.B36]; &quot; &quot;; [.C36])" office:value-type="string" office:string-value="Jimmy Dijk" calcext:value-type="string">
            <text:p>Jimmy Dijk</text:p>
          </table:table-cell>
          <table:table-cell table:formula="of:=[.D36]" office:value-type="string" office:string-value="male" calcext:value-type="string">
            <text:p>male</text:p>
          </table:table-cell>
          <table:table-cell table:style-name="ce207" table:formula="of:=[.E36]" office:value-type="string" office:string-value="Groningen" calcext:value-type="string">
            <text:p>Groningen</text:p>
          </table:table-cell>
        </table:table-row>
        <table:table-row table:style-name="ro1">
          <table:table-cell office:value-type="string" calcext:value-type="string">
            <text:p>A.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de Vo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Zonnemaire</text:p>
          </table:table-cell>
          <table:table-cell table:formula="of:=IF([.D37]=&quot;female&quot;;1;0)" office:value-type="float" office:value="1" calcext:value-type="float">
            <text:p>1</text:p>
          </table:table-cell>
          <table:table-cell table:formula="of:=SUM([.F2:.F37])/[.H37]" office:value-type="percentage" office:value="0.361111111111111" calcext:value-type="percentage">
            <text:p>36.11%</text:p>
          </table:table-cell>
          <table:table-cell office:value-type="float" office:value="36" calcext:value-type="float">
            <text:p>36</text:p>
          </table:table-cell>
          <table:table-cell table:formula="of:=CONCATENATE([.B37]; &quot; &quot;; [.C37])" office:value-type="string" office:string-value="Anita de Vos" calcext:value-type="string">
            <text:p>Anita de Vos</text:p>
          </table:table-cell>
          <table:table-cell table:formula="of:=[.D37]" office:value-type="string" office:string-value="female" calcext:value-type="string">
            <text:p>female</text:p>
          </table:table-cell>
          <table:table-cell table:style-name="ce208" table:formula="of:=[.E37]" office:value-type="string" office:string-value="Zonnemaire" calcext:value-type="string">
            <text:p>Zonnemaire</text:p>
          </table:table-cell>
        </table:table-row>
        <table:table-row table:style-name="ro1">
          <table:table-cell office:value-type="string" calcext:value-type="string">
            <text:p>I.H.</text:p>
          </table:table-cell>
          <table:table-cell office:value-type="string" calcext:value-type="string">
            <text:p>Ineke</text:p>
          </table:table-cell>
          <table:table-cell office:value-type="string" calcext:value-type="string">
            <text:p>Bekker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oogeveen</text:p>
          </table:table-cell>
          <table:table-cell table:formula="of:=IF([.D38]=&quot;female&quot;;1;0)" office:value-type="float" office:value="1" calcext:value-type="float">
            <text:p>1</text:p>
          </table:table-cell>
          <table:table-cell table:formula="of:=SUM([.F2:.F38])/[.H38]" office:value-type="percentage" office:value="0.378378378378378" calcext:value-type="percentage">
            <text:p>37.84%</text:p>
          </table:table-cell>
          <table:table-cell office:value-type="float" office:value="37" calcext:value-type="float">
            <text:p>37</text:p>
          </table:table-cell>
          <table:table-cell table:formula="of:=CONCATENATE([.B38]; &quot; &quot;; [.C38])" office:value-type="string" office:string-value="Ineke Bekkering" calcext:value-type="string">
            <text:p>Ineke Bekkering</text:p>
          </table:table-cell>
          <table:table-cell table:formula="of:=[.D38]" office:value-type="string" office:string-value="female" calcext:value-type="string">
            <text:p>female</text:p>
          </table:table-cell>
          <table:table-cell table:style-name="ce209" table:formula="of:=[.E38]" office:value-type="string" office:string-value="Hoogeveen" calcext:value-type="string">
            <text:p>Hoogeveen</text:p>
          </table:table-cell>
        </table:table-row>
        <table:table-row table:style-name="ro1">
          <table:table-cell office:value-type="string" calcext:value-type="string">
            <text:p>I.</text:p>
          </table:table-cell>
          <table:table-cell office:value-type="string" calcext:value-type="string">
            <text:p>Inez</text:p>
          </table:table-cell>
          <table:table-cell office:value-type="string" calcext:value-type="string">
            <text:p>Staarin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eiden</text:p>
          </table:table-cell>
          <table:table-cell table:formula="of:=IF([.D39]=&quot;female&quot;;1;0)" office:value-type="float" office:value="1" calcext:value-type="float">
            <text:p>1</text:p>
          </table:table-cell>
          <table:table-cell table:formula="of:=SUM([.F2:.F39])/[.H39]" office:value-type="percentage" office:value="0.394736842105263" calcext:value-type="percentage">
            <text:p>39.47%</text:p>
          </table:table-cell>
          <table:table-cell office:value-type="float" office:value="38" calcext:value-type="float">
            <text:p>38</text:p>
          </table:table-cell>
          <table:table-cell table:formula="of:=CONCATENATE([.B39]; &quot; &quot;; [.C39])" office:value-type="string" office:string-value="Inez Staarink" calcext:value-type="string">
            <text:p>Inez Staarink</text:p>
          </table:table-cell>
          <table:table-cell table:formula="of:=[.D39]" office:value-type="string" office:string-value="female" calcext:value-type="string">
            <text:p>female</text:p>
          </table:table-cell>
          <table:table-cell table:style-name="ce210" table:formula="of:=[.E39]" office:value-type="string" office:string-value="Leiden" calcext:value-type="string">
            <text:p>Leiden</text:p>
          </table:table-cell>
        </table:table-row>
        <table:table-row table:style-name="ro1">
          <table:table-cell office:value-type="string" calcext:value-type="string">
            <text:p>G.J.N.</text:p>
          </table:table-cell>
          <table:table-cell office:value-type="string" calcext:value-type="string">
            <text:p>Nils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arnsveld</text:p>
          </table:table-cell>
          <table:table-cell table:formula="of:=IF([.D40]=&quot;female&quot;;1;0)" office:value-type="float" office:value="0" calcext:value-type="float">
            <text:p>0</text:p>
          </table:table-cell>
          <table:table-cell table:formula="of:=SUM([.F2:.F40])/[.H40]" office:value-type="percentage" office:value="0.384615384615385" calcext:value-type="percentage">
            <text:p>38.46%</text:p>
          </table:table-cell>
          <table:table-cell office:value-type="float" office:value="39" calcext:value-type="float">
            <text:p>39</text:p>
          </table:table-cell>
          <table:table-cell table:formula="of:=CONCATENATE([.B40]; &quot; &quot;; [.C40])" office:value-type="string" office:string-value="Nils Müller" calcext:value-type="string">
            <text:p>Nils Müller</text:p>
          </table:table-cell>
          <table:table-cell table:formula="of:=[.D40]" office:value-type="string" office:string-value="male" calcext:value-type="string">
            <text:p>male</text:p>
          </table:table-cell>
          <table:table-cell table:style-name="ce211" table:formula="of:=[.E40]" office:value-type="string" office:string-value="Warnsveld" calcext:value-type="string">
            <text:p>Warnsveld</text:p>
          </table:table-cell>
        </table:table-row>
        <table:table-row table:style-name="ro1">
          <table:table-cell office:value-type="string" calcext:value-type="string">
            <text:p>F.</text:p>
          </table:table-cell>
          <table:table-cell office:value-type="string" calcext:value-type="string">
            <text:p>Fenna</text:p>
          </table:table-cell>
          <table:table-cell office:value-type="string" calcext:value-type="string">
            <text:p>Feenstr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neek</text:p>
          </table:table-cell>
          <table:table-cell table:formula="of:=IF([.D41]=&quot;female&quot;;1;0)" office:value-type="float" office:value="1" calcext:value-type="float">
            <text:p>1</text:p>
          </table:table-cell>
          <table:table-cell table:formula="of:=SUM([.F2:.F41])/[.H41]" office:value-type="percentage" office:value="0.4" calcext:value-type="percentage">
            <text:p>40.00%</text:p>
          </table:table-cell>
          <table:table-cell office:value-type="float" office:value="40" calcext:value-type="float">
            <text:p>40</text:p>
          </table:table-cell>
          <table:table-cell table:formula="of:=CONCATENATE([.B41]; &quot; &quot;; [.C41])" office:value-type="string" office:string-value="Fenna Feenstra" calcext:value-type="string">
            <text:p>Fenna Feenstra</text:p>
          </table:table-cell>
          <table:table-cell table:formula="of:=[.D41]" office:value-type="string" office:string-value="female" calcext:value-type="string">
            <text:p>female</text:p>
          </table:table-cell>
          <table:table-cell table:style-name="ce212" table:formula="of:=[.E41]" office:value-type="string" office:string-value="Sneek" calcext:value-type="string">
            <text:p>Sneek</text:p>
          </table:table-cell>
        </table:table-row>
        <table:table-row table:style-name="ro1">
          <table:table-cell office:value-type="string" calcext:value-type="string">
            <text:p>M.W.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Olieroo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ijdenes</text:p>
          </table:table-cell>
          <table:table-cell table:formula="of:=IF([.D42]=&quot;female&quot;;1;0)" office:value-type="float" office:value="0" calcext:value-type="float">
            <text:p>0</text:p>
          </table:table-cell>
          <table:table-cell table:formula="of:=SUM([.F2:.F42])/[.H42]" office:value-type="percentage" office:value="0.390243902439024" calcext:value-type="percentage">
            <text:p>39.02%</text:p>
          </table:table-cell>
          <table:table-cell office:value-type="float" office:value="41" calcext:value-type="float">
            <text:p>41</text:p>
          </table:table-cell>
          <table:table-cell table:formula="of:=CONCATENATE([.B42]; &quot; &quot;; [.C42])" office:value-type="string" office:string-value="Marcel Olierook" calcext:value-type="string">
            <text:p>Marcel Olierook</text:p>
          </table:table-cell>
          <table:table-cell table:formula="of:=[.D42]" office:value-type="string" office:string-value="male" calcext:value-type="string">
            <text:p>male</text:p>
          </table:table-cell>
          <table:table-cell table:style-name="ce213" table:formula="of:=[.E42]" office:value-type="string" office:string-value="Wijdenes" calcext:value-type="string">
            <text:p>Wijdenes</text:p>
          </table:table-cell>
        </table:table-row>
        <table:table-row table:style-name="ro1">
          <table:table-cell office:value-type="string" calcext:value-type="string">
            <text:p>M.A.</text:p>
          </table:table-cell>
          <table:table-cell office:value-type="string" calcext:value-type="string">
            <text:p>Mariska</text:p>
          </table:table-cell>
          <table:table-cell office:value-type="string" calcext:value-type="string">
            <text:p>ten Heuw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engelo (O)</text:p>
          </table:table-cell>
          <table:table-cell table:formula="of:=IF([.D43]=&quot;female&quot;;1;0)" office:value-type="float" office:value="1" calcext:value-type="float">
            <text:p>1</text:p>
          </table:table-cell>
          <table:table-cell table:formula="of:=SUM([.F2:.F43])/[.H43]" office:value-type="percentage" office:value="0.404761904761905" calcext:value-type="percentage">
            <text:p>40.48%</text:p>
          </table:table-cell>
          <table:table-cell office:value-type="float" office:value="42" calcext:value-type="float">
            <text:p>42</text:p>
          </table:table-cell>
          <table:table-cell table:formula="of:=CONCATENATE([.B43]; &quot; &quot;; [.C43])" office:value-type="string" office:string-value="Mariska ten Heuw" calcext:value-type="string">
            <text:p>Mariska ten Heuw</text:p>
          </table:table-cell>
          <table:table-cell table:formula="of:=[.D43]" office:value-type="string" office:string-value="female" calcext:value-type="string">
            <text:p>female</text:p>
          </table:table-cell>
          <table:table-cell table:style-name="ce214" table:formula="of:=[.E43]" office:value-type="string" office:string-value="Hengelo (O)" calcext:value-type="string">
            <text:p>Hengelo (O)</text:p>
          </table:table-cell>
        </table:table-row>
        <table:table-row table:style-name="ro1">
          <table:table-cell office:value-type="string" calcext:value-type="string">
            <text:p>R.D.</text:p>
          </table:table-cell>
          <table:table-cell office:value-type="string" calcext:value-type="string">
            <text:p>Renske</text:p>
          </table:table-cell>
          <table:table-cell office:value-type="string" calcext:value-type="string">
            <text:p>Helmer-Engleber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ijmegen</text:p>
          </table:table-cell>
          <table:table-cell table:formula="of:=IF([.D44]=&quot;female&quot;;1;0)" office:value-type="float" office:value="1" calcext:value-type="float">
            <text:p>1</text:p>
          </table:table-cell>
          <table:table-cell table:formula="of:=SUM([.F2:.F44])/[.H44]" office:value-type="percentage" office:value="0.418604651162791" calcext:value-type="percentage">
            <text:p>41.86%</text:p>
          </table:table-cell>
          <table:table-cell office:value-type="float" office:value="43" calcext:value-type="float">
            <text:p>43</text:p>
          </table:table-cell>
          <table:table-cell table:formula="of:=CONCATENATE([.B44]; &quot; &quot;; [.C44])" office:value-type="string" office:string-value="Renske Helmer-Englebert" calcext:value-type="string">
            <text:p>Renske Helmer-Englebert</text:p>
          </table:table-cell>
          <table:table-cell table:formula="of:=[.D44]" office:value-type="string" office:string-value="female" calcext:value-type="string">
            <text:p>female</text:p>
          </table:table-cell>
          <table:table-cell table:style-name="ce215" table:formula="of:=[.E44]" office:value-type="string" office:string-value="Nijmegen" calcext:value-type="string">
            <text:p>Nijmegen</text:p>
          </table:table-cell>
        </table:table-row>
        <table:table-row table:style-name="ro1">
          <table:table-cell office:value-type="string" calcext:value-type="string">
            <text:p>A.</text:p>
          </table:table-cell>
          <table:table-cell office:value-type="string" calcext:value-type="string">
            <text:p>Arjan</text:p>
          </table:table-cell>
          <table:table-cell office:value-type="string" calcext:value-type="string">
            <text:p>Vliegenthar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msterdam</text:p>
          </table:table-cell>
          <table:table-cell table:formula="of:=IF([.D45]=&quot;female&quot;;1;0)" office:value-type="float" office:value="0" calcext:value-type="float">
            <text:p>0</text:p>
          </table:table-cell>
          <table:table-cell table:formula="of:=SUM([.F2:.F45])/[.H45]" office:value-type="percentage" office:value="0.409090909090909" calcext:value-type="percentage">
            <text:p>40.91%</text:p>
          </table:table-cell>
          <table:table-cell office:value-type="float" office:value="44" calcext:value-type="float">
            <text:p>44</text:p>
          </table:table-cell>
          <table:table-cell table:formula="of:=CONCATENATE([.B45]; &quot; &quot;; [.C45])" office:value-type="string" office:string-value="Arjan Vliegenthart" calcext:value-type="string">
            <text:p>Arjan Vliegenthart</text:p>
          </table:table-cell>
          <table:table-cell table:formula="of:=[.D45]" office:value-type="string" office:string-value="male" calcext:value-type="string">
            <text:p>male</text:p>
          </table:table-cell>
          <table:table-cell table:style-name="ce216" table:formula="of:=[.E45]" office:value-type="string" office:string-value="Amsterdam" calcext:value-type="string">
            <text:p>Amsterdam</text:p>
          </table:table-cell>
        </table:table-row>
        <table:table-row table:style-name="ro1">
          <table:table-cell office:value-type="string" calcext:value-type="string">
            <text:p>P.W.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Douw-van Da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oorn</text:p>
          </table:table-cell>
          <table:table-cell table:formula="of:=IF([.D46]=&quot;female&quot;;1;0)" office:value-type="float" office:value="1" calcext:value-type="float">
            <text:p>1</text:p>
          </table:table-cell>
          <table:table-cell table:formula="of:=SUM([.F2:.F46])/[.H46]" office:value-type="percentage" office:value="0.422222222222222" calcext:value-type="percentage">
            <text:p>42.22%</text:p>
          </table:table-cell>
          <table:table-cell office:value-type="float" office:value="45" calcext:value-type="float">
            <text:p>45</text:p>
          </table:table-cell>
          <table:table-cell table:formula="of:=CONCATENATE([.B46]; &quot; &quot;; [.C46])" office:value-type="string" office:string-value="Nel Douw-van Dam" calcext:value-type="string">
            <text:p>Nel Douw-van Dam</text:p>
          </table:table-cell>
          <table:table-cell table:formula="of:=[.D46]" office:value-type="string" office:string-value="female" calcext:value-type="string">
            <text:p>female</text:p>
          </table:table-cell>
          <table:table-cell table:style-name="ce217" table:formula="of:=[.E46]" office:value-type="string" office:string-value="Hoorn" calcext:value-type="string">
            <text:p>Hoorn</text:p>
          </table:table-cell>
        </table:table-row>
        <table:table-row table:style-name="ro1">
          <table:table-cell office:value-type="string" calcext:value-type="string">
            <text:p>R.</text:p>
          </table:table-cell>
          <table:table-cell office:value-type="string" calcext:value-type="string">
            <text:p>Remine</text:p>
          </table:table-cell>
          <table:table-cell office:value-type="string" calcext:value-type="string">
            <text:p>Alberts-Oosterba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msterdam</text:p>
          </table:table-cell>
          <table:table-cell table:formula="of:=IF([.D47]=&quot;female&quot;;1;0)" office:value-type="float" office:value="1" calcext:value-type="float">
            <text:p>1</text:p>
          </table:table-cell>
          <table:table-cell table:formula="of:=SUM([.F2:.F47])/[.H47]" office:value-type="percentage" office:value="0.434782608695652" calcext:value-type="percentage">
            <text:p>43.48%</text:p>
          </table:table-cell>
          <table:table-cell office:value-type="float" office:value="46" calcext:value-type="float">
            <text:p>46</text:p>
          </table:table-cell>
          <table:table-cell table:formula="of:=CONCATENATE([.B47]; &quot; &quot;; [.C47])" office:value-type="string" office:string-value="Remine Alberts-Oosterbaan" calcext:value-type="string">
            <text:p>Remine Alberts-Oosterbaan</text:p>
          </table:table-cell>
          <table:table-cell table:formula="of:=[.D47]" office:value-type="string" office:string-value="female" calcext:value-type="string">
            <text:p>female</text:p>
          </table:table-cell>
          <table:table-cell table:style-name="ce218" table:formula="of:=[.E47]" office:value-type="string" office:string-value="Amsterdam" calcext:value-type="string">
            <text:p>Amsterdam</text:p>
          </table:table-cell>
        </table:table-row>
        <table:table-row table:style-name="ro1">
          <table:table-cell office:value-type="string" calcext:value-type="string">
            <text:p>P.B.C.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Zoomermeij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Zaandijk</text:p>
          </table:table-cell>
          <table:table-cell table:formula="of:=IF([.D48]=&quot;female&quot;;1;0)" office:value-type="float" office:value="0" calcext:value-type="float">
            <text:p>0</text:p>
          </table:table-cell>
          <table:table-cell table:formula="of:=SUM([.F2:.F48])/[.H48]" office:value-type="percentage" office:value="0.425531914893617" calcext:value-type="percentage">
            <text:p>42.55%</text:p>
          </table:table-cell>
          <table:table-cell office:value-type="float" office:value="47" calcext:value-type="float">
            <text:p>47</text:p>
          </table:table-cell>
          <table:table-cell table:formula="of:=CONCATENATE([.B48]; &quot; &quot;; [.C48])" office:value-type="string" office:string-value="Patrick Zoomermeijer" calcext:value-type="string">
            <text:p>Patrick Zoomermeijer</text:p>
          </table:table-cell>
          <table:table-cell table:formula="of:=[.D48]" office:value-type="string" office:string-value="male" calcext:value-type="string">
            <text:p>male</text:p>
          </table:table-cell>
          <table:table-cell table:style-name="ce219" table:formula="of:=[.E48]" office:value-type="string" office:string-value="Zaandijk" calcext:value-type="string">
            <text:p>Zaandijk</text:p>
          </table:table-cell>
        </table:table-row>
        <table:table-row table:style-name="ro1">
          <table:table-cell office:value-type="string" calcext:value-type="string">
            <text:p>B.</text:p>
          </table:table-cell>
          <table:table-cell office:value-type="string" calcext:value-type="string">
            <text:p>Bianca</text:p>
          </table:table-cell>
          <table:table-cell office:value-type="string" calcext:value-type="string">
            <text:p>Verweij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lversum</text:p>
          </table:table-cell>
          <table:table-cell table:formula="of:=IF([.D49]=&quot;female&quot;;1;0)" office:value-type="float" office:value="1" calcext:value-type="float">
            <text:p>1</text:p>
          </table:table-cell>
          <table:table-cell table:formula="of:=SUM([.F2:.F49])/[.H49]" office:value-type="percentage" office:value="0.4375" calcext:value-type="percentage">
            <text:p>43.75%</text:p>
          </table:table-cell>
          <table:table-cell office:value-type="float" office:value="48" calcext:value-type="float">
            <text:p>48</text:p>
          </table:table-cell>
          <table:table-cell table:formula="of:=CONCATENATE([.B49]; &quot; &quot;; [.C49])" office:value-type="string" office:string-value="Bianca Verweij" calcext:value-type="string">
            <text:p>Bianca Verweij</text:p>
          </table:table-cell>
          <table:table-cell table:formula="of:=[.D49]" office:value-type="string" office:string-value="female" calcext:value-type="string">
            <text:p>female</text:p>
          </table:table-cell>
          <table:table-cell table:style-name="ce220" table:formula="of:=[.E49]" office:value-type="string" office:string-value="Hilversum" calcext:value-type="string">
            <text:p>Hilversum</text:p>
          </table:table-cell>
        </table:table-row>
        <table:table-row table:style-name="ro1">
          <table:table-cell office:value-type="string" calcext:value-type="string">
            <text:p>M.H.</text:p>
          </table:table-cell>
          <table:table-cell office:value-type="string" calcext:value-type="string">
            <text:p>Marleen</text:p>
          </table:table-cell>
          <table:table-cell office:value-type="string" calcext:value-type="string">
            <text:p>van Da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urmerend</text:p>
          </table:table-cell>
          <table:table-cell table:formula="of:=IF([.D50]=&quot;female&quot;;1;0)" office:value-type="float" office:value="1" calcext:value-type="float">
            <text:p>1</text:p>
          </table:table-cell>
          <table:table-cell table:formula="of:=SUM([.F2:.F50])/[.H50]" office:value-type="percentage" office:value="0.448979591836735" calcext:value-type="percentage">
            <text:p>44.90%</text:p>
          </table:table-cell>
          <table:table-cell office:value-type="float" office:value="49" calcext:value-type="float">
            <text:p>49</text:p>
          </table:table-cell>
          <table:table-cell table:formula="of:=CONCATENATE([.B50]; &quot; &quot;; [.C50])" office:value-type="string" office:string-value="Marleen van Dam" calcext:value-type="string">
            <text:p>Marleen van Dam</text:p>
          </table:table-cell>
          <table:table-cell table:formula="of:=[.D50]" office:value-type="string" office:string-value="female" calcext:value-type="string">
            <text:p>female</text:p>
          </table:table-cell>
          <table:table-cell table:style-name="ce221" table:formula="of:=[.E50]" office:value-type="string" office:string-value="Purmerend" calcext:value-type="string">
            <text:p>Purmerend</text:p>
          </table:table-cell>
        </table:table-row>
        <table:table-row table:style-name="ro1">
          <table:table-cell office:value-type="string" calcext:value-type="string">
            <text:p>R.J.L.</text:p>
          </table:table-cell>
          <table:table-cell office:value-type="string" calcext:value-type="string">
            <text:p>Remi</text:p>
          </table:table-cell>
          <table:table-cell office:value-type="string" calcext:value-type="string">
            <text:p>Popp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laardingen</text:p>
          </table:table-cell>
          <table:table-cell table:formula="of:=IF([.D51]=&quot;female&quot;;1;0)" office:value-type="float" office:value="0" calcext:value-type="float">
            <text:p>0</text:p>
          </table:table-cell>
          <table:table-cell table:formula="of:=SUM([.F2:.F51])/[.H51]" office:value-type="percentage" office:value="0.44" calcext:value-type="percentage">
            <text:p>44.00%</text:p>
          </table:table-cell>
          <table:table-cell office:value-type="float" office:value="50" calcext:value-type="float">
            <text:p>50</text:p>
          </table:table-cell>
          <table:table-cell table:formula="of:=CONCATENATE([.B51]; &quot; &quot;; [.C51])" office:value-type="string" office:string-value="Remi Poppe" calcext:value-type="string">
            <text:p>Remi Poppe</text:p>
          </table:table-cell>
          <table:table-cell table:formula="of:=[.D51]" office:value-type="string" office:string-value="male" calcext:value-type="string">
            <text:p>male</text:p>
          </table:table-cell>
          <table:table-cell table:style-name="ce222" table:formula="of:=[.E51]" office:value-type="string" office:string-value="Vlaardingen" calcext:value-type="string">
            <text:p>Vlaardingen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ce223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ce224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ce225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ce226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ce227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ce228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ce229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ce230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ce231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ce232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ce233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ce234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ce235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ce236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ce237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ce238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ce239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ce240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ce241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ce242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ce243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ce244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ce245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ce246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ce247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ce248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ce249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ce250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ce251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ce252"/>
        </table:table-row>
        <calcext:conditional-formats>
          <calcext:conditional-format calcext:target-range-address="SP.D2:SP.D51">
            <calcext:condition calcext:apply-style-name="Untitled1" calcext:value="=&quot;male&quot;" calcext:base-cell-address="SP.D2"/>
            <calcext:condition calcext:apply-style-name="Untitled2" calcext:value="=&quot;female&quot;" calcext:base-cell-address="SP.D2"/>
          </calcext:conditional-format>
          <calcext:conditional-format calcext:target-range-address="SP.K2:SP.K2">
            <calcext:condition calcext:apply-style-name="Untitled1" calcext:value="=&quot;male&quot;" calcext:base-cell-address="SP.K2"/>
            <calcext:condition calcext:apply-style-name="Untitled2" calcext:value="=&quot;female&quot;" calcext:base-cell-address="SP.K2"/>
          </calcext:conditional-format>
          <calcext:conditional-format calcext:target-range-address="SP.K1:SP.K1">
            <calcext:condition calcext:apply-style-name="Untitled1" calcext:value="=&quot;male&quot;" calcext:base-cell-address="SP.K1"/>
            <calcext:condition calcext:apply-style-name="Untitled2" calcext:value="=&quot;female&quot;" calcext:base-cell-address="SP.K1"/>
          </calcext:conditional-format>
          <calcext:conditional-format calcext:target-range-address="SP.K3:SP.K3">
            <calcext:condition calcext:apply-style-name="Untitled1" calcext:value="=&quot;male&quot;" calcext:base-cell-address="SP.K3"/>
            <calcext:condition calcext:apply-style-name="Untitled2" calcext:value="=&quot;female&quot;" calcext:base-cell-address="SP.K3"/>
          </calcext:conditional-format>
          <calcext:conditional-format calcext:target-range-address="SP.K4:SP.K4">
            <calcext:condition calcext:apply-style-name="Untitled1" calcext:value="=&quot;male&quot;" calcext:base-cell-address="SP.K4"/>
            <calcext:condition calcext:apply-style-name="Untitled2" calcext:value="=&quot;female&quot;" calcext:base-cell-address="SP.K4"/>
          </calcext:conditional-format>
          <calcext:conditional-format calcext:target-range-address="SP.K5:SP.K5">
            <calcext:condition calcext:apply-style-name="Untitled1" calcext:value="=&quot;male&quot;" calcext:base-cell-address="SP.K5"/>
            <calcext:condition calcext:apply-style-name="Untitled2" calcext:value="=&quot;female&quot;" calcext:base-cell-address="SP.K5"/>
          </calcext:conditional-format>
          <calcext:conditional-format calcext:target-range-address="SP.K6:SP.K6">
            <calcext:condition calcext:apply-style-name="Untitled1" calcext:value="=&quot;male&quot;" calcext:base-cell-address="SP.K6"/>
            <calcext:condition calcext:apply-style-name="Untitled2" calcext:value="=&quot;female&quot;" calcext:base-cell-address="SP.K6"/>
          </calcext:conditional-format>
          <calcext:conditional-format calcext:target-range-address="SP.K7:SP.K7">
            <calcext:condition calcext:apply-style-name="Untitled1" calcext:value="=&quot;male&quot;" calcext:base-cell-address="SP.K7"/>
            <calcext:condition calcext:apply-style-name="Untitled2" calcext:value="=&quot;female&quot;" calcext:base-cell-address="SP.K7"/>
          </calcext:conditional-format>
          <calcext:conditional-format calcext:target-range-address="SP.K8:SP.K8">
            <calcext:condition calcext:apply-style-name="Untitled1" calcext:value="=&quot;male&quot;" calcext:base-cell-address="SP.K8"/>
            <calcext:condition calcext:apply-style-name="Untitled2" calcext:value="=&quot;female&quot;" calcext:base-cell-address="SP.K8"/>
          </calcext:conditional-format>
          <calcext:conditional-format calcext:target-range-address="SP.K9:SP.K9">
            <calcext:condition calcext:apply-style-name="Untitled1" calcext:value="=&quot;male&quot;" calcext:base-cell-address="SP.K9"/>
            <calcext:condition calcext:apply-style-name="Untitled2" calcext:value="=&quot;female&quot;" calcext:base-cell-address="SP.K9"/>
          </calcext:conditional-format>
          <calcext:conditional-format calcext:target-range-address="SP.K10:SP.K10">
            <calcext:condition calcext:apply-style-name="Untitled1" calcext:value="=&quot;male&quot;" calcext:base-cell-address="SP.K10"/>
            <calcext:condition calcext:apply-style-name="Untitled2" calcext:value="=&quot;female&quot;" calcext:base-cell-address="SP.K10"/>
          </calcext:conditional-format>
          <calcext:conditional-format calcext:target-range-address="SP.K11:SP.K11">
            <calcext:condition calcext:apply-style-name="Untitled1" calcext:value="=&quot;male&quot;" calcext:base-cell-address="SP.K11"/>
            <calcext:condition calcext:apply-style-name="Untitled2" calcext:value="=&quot;female&quot;" calcext:base-cell-address="SP.K11"/>
          </calcext:conditional-format>
          <calcext:conditional-format calcext:target-range-address="SP.K12:SP.K12">
            <calcext:condition calcext:apply-style-name="Untitled1" calcext:value="=&quot;male&quot;" calcext:base-cell-address="SP.K12"/>
            <calcext:condition calcext:apply-style-name="Untitled2" calcext:value="=&quot;female&quot;" calcext:base-cell-address="SP.K12"/>
          </calcext:conditional-format>
          <calcext:conditional-format calcext:target-range-address="SP.K13:SP.K13">
            <calcext:condition calcext:apply-style-name="Untitled1" calcext:value="=&quot;male&quot;" calcext:base-cell-address="SP.K13"/>
            <calcext:condition calcext:apply-style-name="Untitled2" calcext:value="=&quot;female&quot;" calcext:base-cell-address="SP.K13"/>
          </calcext:conditional-format>
          <calcext:conditional-format calcext:target-range-address="SP.K14:SP.K14">
            <calcext:condition calcext:apply-style-name="Untitled1" calcext:value="=&quot;male&quot;" calcext:base-cell-address="SP.K14"/>
            <calcext:condition calcext:apply-style-name="Untitled2" calcext:value="=&quot;female&quot;" calcext:base-cell-address="SP.K14"/>
          </calcext:conditional-format>
          <calcext:conditional-format calcext:target-range-address="SP.K15:SP.K15">
            <calcext:condition calcext:apply-style-name="Untitled1" calcext:value="=&quot;male&quot;" calcext:base-cell-address="SP.K15"/>
            <calcext:condition calcext:apply-style-name="Untitled2" calcext:value="=&quot;female&quot;" calcext:base-cell-address="SP.K15"/>
          </calcext:conditional-format>
          <calcext:conditional-format calcext:target-range-address="SP.K16:SP.K16">
            <calcext:condition calcext:apply-style-name="Untitled1" calcext:value="=&quot;male&quot;" calcext:base-cell-address="SP.K16"/>
            <calcext:condition calcext:apply-style-name="Untitled2" calcext:value="=&quot;female&quot;" calcext:base-cell-address="SP.K16"/>
          </calcext:conditional-format>
          <calcext:conditional-format calcext:target-range-address="SP.K17:SP.K17">
            <calcext:condition calcext:apply-style-name="Untitled1" calcext:value="=&quot;male&quot;" calcext:base-cell-address="SP.K17"/>
            <calcext:condition calcext:apply-style-name="Untitled2" calcext:value="=&quot;female&quot;" calcext:base-cell-address="SP.K17"/>
          </calcext:conditional-format>
          <calcext:conditional-format calcext:target-range-address="SP.K18:SP.K18">
            <calcext:condition calcext:apply-style-name="Untitled1" calcext:value="=&quot;male&quot;" calcext:base-cell-address="SP.K18"/>
            <calcext:condition calcext:apply-style-name="Untitled2" calcext:value="=&quot;female&quot;" calcext:base-cell-address="SP.K18"/>
          </calcext:conditional-format>
          <calcext:conditional-format calcext:target-range-address="SP.K19:SP.K19">
            <calcext:condition calcext:apply-style-name="Untitled1" calcext:value="=&quot;male&quot;" calcext:base-cell-address="SP.K19"/>
            <calcext:condition calcext:apply-style-name="Untitled2" calcext:value="=&quot;female&quot;" calcext:base-cell-address="SP.K19"/>
          </calcext:conditional-format>
          <calcext:conditional-format calcext:target-range-address="SP.K20:SP.K20">
            <calcext:condition calcext:apply-style-name="Untitled1" calcext:value="=&quot;male&quot;" calcext:base-cell-address="SP.K20"/>
            <calcext:condition calcext:apply-style-name="Untitled2" calcext:value="=&quot;female&quot;" calcext:base-cell-address="SP.K20"/>
          </calcext:conditional-format>
          <calcext:conditional-format calcext:target-range-address="SP.K21:SP.K21">
            <calcext:condition calcext:apply-style-name="Untitled1" calcext:value="=&quot;male&quot;" calcext:base-cell-address="SP.K21"/>
            <calcext:condition calcext:apply-style-name="Untitled2" calcext:value="=&quot;female&quot;" calcext:base-cell-address="SP.K21"/>
          </calcext:conditional-format>
          <calcext:conditional-format calcext:target-range-address="SP.K22:SP.K22">
            <calcext:condition calcext:apply-style-name="Untitled1" calcext:value="=&quot;male&quot;" calcext:base-cell-address="SP.K22"/>
            <calcext:condition calcext:apply-style-name="Untitled2" calcext:value="=&quot;female&quot;" calcext:base-cell-address="SP.K22"/>
          </calcext:conditional-format>
          <calcext:conditional-format calcext:target-range-address="SP.K23:SP.K23">
            <calcext:condition calcext:apply-style-name="Untitled1" calcext:value="=&quot;male&quot;" calcext:base-cell-address="SP.K23"/>
            <calcext:condition calcext:apply-style-name="Untitled2" calcext:value="=&quot;female&quot;" calcext:base-cell-address="SP.K23"/>
          </calcext:conditional-format>
          <calcext:conditional-format calcext:target-range-address="SP.K24:SP.K24">
            <calcext:condition calcext:apply-style-name="Untitled1" calcext:value="=&quot;male&quot;" calcext:base-cell-address="SP.K24"/>
            <calcext:condition calcext:apply-style-name="Untitled2" calcext:value="=&quot;female&quot;" calcext:base-cell-address="SP.K24"/>
          </calcext:conditional-format>
          <calcext:conditional-format calcext:target-range-address="SP.K25:SP.K25">
            <calcext:condition calcext:apply-style-name="Untitled1" calcext:value="=&quot;male&quot;" calcext:base-cell-address="SP.K25"/>
            <calcext:condition calcext:apply-style-name="Untitled2" calcext:value="=&quot;female&quot;" calcext:base-cell-address="SP.K25"/>
          </calcext:conditional-format>
          <calcext:conditional-format calcext:target-range-address="SP.K26:SP.K26">
            <calcext:condition calcext:apply-style-name="Untitled1" calcext:value="=&quot;male&quot;" calcext:base-cell-address="SP.K26"/>
            <calcext:condition calcext:apply-style-name="Untitled2" calcext:value="=&quot;female&quot;" calcext:base-cell-address="SP.K26"/>
          </calcext:conditional-format>
          <calcext:conditional-format calcext:target-range-address="SP.K27:SP.K27">
            <calcext:condition calcext:apply-style-name="Untitled1" calcext:value="=&quot;male&quot;" calcext:base-cell-address="SP.K27"/>
            <calcext:condition calcext:apply-style-name="Untitled2" calcext:value="=&quot;female&quot;" calcext:base-cell-address="SP.K27"/>
          </calcext:conditional-format>
          <calcext:conditional-format calcext:target-range-address="SP.K28:SP.K28">
            <calcext:condition calcext:apply-style-name="Untitled1" calcext:value="=&quot;male&quot;" calcext:base-cell-address="SP.K28"/>
            <calcext:condition calcext:apply-style-name="Untitled2" calcext:value="=&quot;female&quot;" calcext:base-cell-address="SP.K28"/>
          </calcext:conditional-format>
          <calcext:conditional-format calcext:target-range-address="SP.K29:SP.K29">
            <calcext:condition calcext:apply-style-name="Untitled1" calcext:value="=&quot;male&quot;" calcext:base-cell-address="SP.K29"/>
            <calcext:condition calcext:apply-style-name="Untitled2" calcext:value="=&quot;female&quot;" calcext:base-cell-address="SP.K29"/>
          </calcext:conditional-format>
          <calcext:conditional-format calcext:target-range-address="SP.K30:SP.K30">
            <calcext:condition calcext:apply-style-name="Untitled1" calcext:value="=&quot;male&quot;" calcext:base-cell-address="SP.K30"/>
            <calcext:condition calcext:apply-style-name="Untitled2" calcext:value="=&quot;female&quot;" calcext:base-cell-address="SP.K30"/>
          </calcext:conditional-format>
          <calcext:conditional-format calcext:target-range-address="SP.K31:SP.K31">
            <calcext:condition calcext:apply-style-name="Untitled1" calcext:value="=&quot;male&quot;" calcext:base-cell-address="SP.K31"/>
            <calcext:condition calcext:apply-style-name="Untitled2" calcext:value="=&quot;female&quot;" calcext:base-cell-address="SP.K31"/>
          </calcext:conditional-format>
          <calcext:conditional-format calcext:target-range-address="SP.K32:SP.K32">
            <calcext:condition calcext:apply-style-name="Untitled1" calcext:value="=&quot;male&quot;" calcext:base-cell-address="SP.K32"/>
            <calcext:condition calcext:apply-style-name="Untitled2" calcext:value="=&quot;female&quot;" calcext:base-cell-address="SP.K32"/>
          </calcext:conditional-format>
          <calcext:conditional-format calcext:target-range-address="SP.K33:SP.K33">
            <calcext:condition calcext:apply-style-name="Untitled1" calcext:value="=&quot;male&quot;" calcext:base-cell-address="SP.K33"/>
            <calcext:condition calcext:apply-style-name="Untitled2" calcext:value="=&quot;female&quot;" calcext:base-cell-address="SP.K33"/>
          </calcext:conditional-format>
          <calcext:conditional-format calcext:target-range-address="SP.K34:SP.K34">
            <calcext:condition calcext:apply-style-name="Untitled1" calcext:value="=&quot;male&quot;" calcext:base-cell-address="SP.K34"/>
            <calcext:condition calcext:apply-style-name="Untitled2" calcext:value="=&quot;female&quot;" calcext:base-cell-address="SP.K34"/>
          </calcext:conditional-format>
          <calcext:conditional-format calcext:target-range-address="SP.K35:SP.K35">
            <calcext:condition calcext:apply-style-name="Untitled1" calcext:value="=&quot;male&quot;" calcext:base-cell-address="SP.K35"/>
            <calcext:condition calcext:apply-style-name="Untitled2" calcext:value="=&quot;female&quot;" calcext:base-cell-address="SP.K35"/>
          </calcext:conditional-format>
          <calcext:conditional-format calcext:target-range-address="SP.K36:SP.K36">
            <calcext:condition calcext:apply-style-name="Untitled1" calcext:value="=&quot;male&quot;" calcext:base-cell-address="SP.K36"/>
            <calcext:condition calcext:apply-style-name="Untitled2" calcext:value="=&quot;female&quot;" calcext:base-cell-address="SP.K36"/>
          </calcext:conditional-format>
          <calcext:conditional-format calcext:target-range-address="SP.K37:SP.K37">
            <calcext:condition calcext:apply-style-name="Untitled1" calcext:value="=&quot;male&quot;" calcext:base-cell-address="SP.K37"/>
            <calcext:condition calcext:apply-style-name="Untitled2" calcext:value="=&quot;female&quot;" calcext:base-cell-address="SP.K37"/>
          </calcext:conditional-format>
          <calcext:conditional-format calcext:target-range-address="SP.K38:SP.K38">
            <calcext:condition calcext:apply-style-name="Untitled1" calcext:value="=&quot;male&quot;" calcext:base-cell-address="SP.K38"/>
            <calcext:condition calcext:apply-style-name="Untitled2" calcext:value="=&quot;female&quot;" calcext:base-cell-address="SP.K38"/>
          </calcext:conditional-format>
          <calcext:conditional-format calcext:target-range-address="SP.K39:SP.K39">
            <calcext:condition calcext:apply-style-name="Untitled1" calcext:value="=&quot;male&quot;" calcext:base-cell-address="SP.K39"/>
            <calcext:condition calcext:apply-style-name="Untitled2" calcext:value="=&quot;female&quot;" calcext:base-cell-address="SP.K39"/>
          </calcext:conditional-format>
          <calcext:conditional-format calcext:target-range-address="SP.K40:SP.K40">
            <calcext:condition calcext:apply-style-name="Untitled1" calcext:value="=&quot;male&quot;" calcext:base-cell-address="SP.K40"/>
            <calcext:condition calcext:apply-style-name="Untitled2" calcext:value="=&quot;female&quot;" calcext:base-cell-address="SP.K40"/>
          </calcext:conditional-format>
          <calcext:conditional-format calcext:target-range-address="SP.K41:SP.K41">
            <calcext:condition calcext:apply-style-name="Untitled1" calcext:value="=&quot;male&quot;" calcext:base-cell-address="SP.K41"/>
            <calcext:condition calcext:apply-style-name="Untitled2" calcext:value="=&quot;female&quot;" calcext:base-cell-address="SP.K41"/>
          </calcext:conditional-format>
          <calcext:conditional-format calcext:target-range-address="SP.K42:SP.K42">
            <calcext:condition calcext:apply-style-name="Untitled1" calcext:value="=&quot;male&quot;" calcext:base-cell-address="SP.K42"/>
            <calcext:condition calcext:apply-style-name="Untitled2" calcext:value="=&quot;female&quot;" calcext:base-cell-address="SP.K42"/>
          </calcext:conditional-format>
          <calcext:conditional-format calcext:target-range-address="SP.K43:SP.K43">
            <calcext:condition calcext:apply-style-name="Untitled1" calcext:value="=&quot;male&quot;" calcext:base-cell-address="SP.K43"/>
            <calcext:condition calcext:apply-style-name="Untitled2" calcext:value="=&quot;female&quot;" calcext:base-cell-address="SP.K43"/>
          </calcext:conditional-format>
          <calcext:conditional-format calcext:target-range-address="SP.K44:SP.K44">
            <calcext:condition calcext:apply-style-name="Untitled1" calcext:value="=&quot;male&quot;" calcext:base-cell-address="SP.K44"/>
            <calcext:condition calcext:apply-style-name="Untitled2" calcext:value="=&quot;female&quot;" calcext:base-cell-address="SP.K44"/>
          </calcext:conditional-format>
          <calcext:conditional-format calcext:target-range-address="SP.K45:SP.K45">
            <calcext:condition calcext:apply-style-name="Untitled1" calcext:value="=&quot;male&quot;" calcext:base-cell-address="SP.K45"/>
            <calcext:condition calcext:apply-style-name="Untitled2" calcext:value="=&quot;female&quot;" calcext:base-cell-address="SP.K45"/>
          </calcext:conditional-format>
          <calcext:conditional-format calcext:target-range-address="SP.K46:SP.K46">
            <calcext:condition calcext:apply-style-name="Untitled1" calcext:value="=&quot;male&quot;" calcext:base-cell-address="SP.K46"/>
            <calcext:condition calcext:apply-style-name="Untitled2" calcext:value="=&quot;female&quot;" calcext:base-cell-address="SP.K46"/>
          </calcext:conditional-format>
          <calcext:conditional-format calcext:target-range-address="SP.K47:SP.K47">
            <calcext:condition calcext:apply-style-name="Untitled1" calcext:value="=&quot;male&quot;" calcext:base-cell-address="SP.K47"/>
            <calcext:condition calcext:apply-style-name="Untitled2" calcext:value="=&quot;female&quot;" calcext:base-cell-address="SP.K47"/>
          </calcext:conditional-format>
          <calcext:conditional-format calcext:target-range-address="SP.K48:SP.K48">
            <calcext:condition calcext:apply-style-name="Untitled1" calcext:value="=&quot;male&quot;" calcext:base-cell-address="SP.K48"/>
            <calcext:condition calcext:apply-style-name="Untitled2" calcext:value="=&quot;female&quot;" calcext:base-cell-address="SP.K48"/>
          </calcext:conditional-format>
          <calcext:conditional-format calcext:target-range-address="SP.K49:SP.K49">
            <calcext:condition calcext:apply-style-name="Untitled1" calcext:value="=&quot;male&quot;" calcext:base-cell-address="SP.K49"/>
            <calcext:condition calcext:apply-style-name="Untitled2" calcext:value="=&quot;female&quot;" calcext:base-cell-address="SP.K49"/>
          </calcext:conditional-format>
          <calcext:conditional-format calcext:target-range-address="SP.K50:SP.K50">
            <calcext:condition calcext:apply-style-name="Untitled1" calcext:value="=&quot;male&quot;" calcext:base-cell-address="SP.K50"/>
            <calcext:condition calcext:apply-style-name="Untitled2" calcext:value="=&quot;female&quot;" calcext:base-cell-address="SP.K50"/>
          </calcext:conditional-format>
          <calcext:conditional-format calcext:target-range-address="SP.K51:SP.K51">
            <calcext:condition calcext:apply-style-name="Untitled1" calcext:value="=&quot;male&quot;" calcext:base-cell-address="SP.K51"/>
            <calcext:condition calcext:apply-style-name="Untitled2" calcext:value="=&quot;female&quot;" calcext:base-cell-address="SP.K51"/>
          </calcext:conditional-format>
          <calcext:conditional-format calcext:target-range-address="SP.K52:SP.K52">
            <calcext:condition calcext:apply-style-name="Untitled1" calcext:value="=&quot;male&quot;" calcext:base-cell-address="SP.K52"/>
            <calcext:condition calcext:apply-style-name="Untitled2" calcext:value="=&quot;female&quot;" calcext:base-cell-address="SP.K52"/>
          </calcext:conditional-format>
          <calcext:conditional-format calcext:target-range-address="SP.K53:SP.K53">
            <calcext:condition calcext:apply-style-name="Untitled1" calcext:value="=&quot;male&quot;" calcext:base-cell-address="SP.K53"/>
            <calcext:condition calcext:apply-style-name="Untitled2" calcext:value="=&quot;female&quot;" calcext:base-cell-address="SP.K53"/>
          </calcext:conditional-format>
          <calcext:conditional-format calcext:target-range-address="SP.K54:SP.K54">
            <calcext:condition calcext:apply-style-name="Untitled1" calcext:value="=&quot;male&quot;" calcext:base-cell-address="SP.K54"/>
            <calcext:condition calcext:apply-style-name="Untitled2" calcext:value="=&quot;female&quot;" calcext:base-cell-address="SP.K54"/>
          </calcext:conditional-format>
          <calcext:conditional-format calcext:target-range-address="SP.K55:SP.K55">
            <calcext:condition calcext:apply-style-name="Untitled1" calcext:value="=&quot;male&quot;" calcext:base-cell-address="SP.K55"/>
            <calcext:condition calcext:apply-style-name="Untitled2" calcext:value="=&quot;female&quot;" calcext:base-cell-address="SP.K55"/>
          </calcext:conditional-format>
          <calcext:conditional-format calcext:target-range-address="SP.K56:SP.K56">
            <calcext:condition calcext:apply-style-name="Untitled1" calcext:value="=&quot;male&quot;" calcext:base-cell-address="SP.K56"/>
            <calcext:condition calcext:apply-style-name="Untitled2" calcext:value="=&quot;female&quot;" calcext:base-cell-address="SP.K56"/>
          </calcext:conditional-format>
          <calcext:conditional-format calcext:target-range-address="SP.K57:SP.K57">
            <calcext:condition calcext:apply-style-name="Untitled1" calcext:value="=&quot;male&quot;" calcext:base-cell-address="SP.K57"/>
            <calcext:condition calcext:apply-style-name="Untitled2" calcext:value="=&quot;female&quot;" calcext:base-cell-address="SP.K57"/>
          </calcext:conditional-format>
          <calcext:conditional-format calcext:target-range-address="SP.K58:SP.K58">
            <calcext:condition calcext:apply-style-name="Untitled1" calcext:value="=&quot;male&quot;" calcext:base-cell-address="SP.K58"/>
            <calcext:condition calcext:apply-style-name="Untitled2" calcext:value="=&quot;female&quot;" calcext:base-cell-address="SP.K58"/>
          </calcext:conditional-format>
          <calcext:conditional-format calcext:target-range-address="SP.K59:SP.K59">
            <calcext:condition calcext:apply-style-name="Untitled1" calcext:value="=&quot;male&quot;" calcext:base-cell-address="SP.K59"/>
            <calcext:condition calcext:apply-style-name="Untitled2" calcext:value="=&quot;female&quot;" calcext:base-cell-address="SP.K59"/>
          </calcext:conditional-format>
          <calcext:conditional-format calcext:target-range-address="SP.K60:SP.K60">
            <calcext:condition calcext:apply-style-name="Untitled1" calcext:value="=&quot;male&quot;" calcext:base-cell-address="SP.K60"/>
            <calcext:condition calcext:apply-style-name="Untitled2" calcext:value="=&quot;female&quot;" calcext:base-cell-address="SP.K60"/>
          </calcext:conditional-format>
          <calcext:conditional-format calcext:target-range-address="SP.K61:SP.K61">
            <calcext:condition calcext:apply-style-name="Untitled1" calcext:value="=&quot;male&quot;" calcext:base-cell-address="SP.K61"/>
            <calcext:condition calcext:apply-style-name="Untitled2" calcext:value="=&quot;female&quot;" calcext:base-cell-address="SP.K61"/>
          </calcext:conditional-format>
          <calcext:conditional-format calcext:target-range-address="SP.K62:SP.K62">
            <calcext:condition calcext:apply-style-name="Untitled1" calcext:value="=&quot;male&quot;" calcext:base-cell-address="SP.K62"/>
            <calcext:condition calcext:apply-style-name="Untitled2" calcext:value="=&quot;female&quot;" calcext:base-cell-address="SP.K62"/>
          </calcext:conditional-format>
          <calcext:conditional-format calcext:target-range-address="SP.K63:SP.K63">
            <calcext:condition calcext:apply-style-name="Untitled1" calcext:value="=&quot;male&quot;" calcext:base-cell-address="SP.K63"/>
            <calcext:condition calcext:apply-style-name="Untitled2" calcext:value="=&quot;female&quot;" calcext:base-cell-address="SP.K63"/>
          </calcext:conditional-format>
          <calcext:conditional-format calcext:target-range-address="SP.K64:SP.K64">
            <calcext:condition calcext:apply-style-name="Untitled1" calcext:value="=&quot;male&quot;" calcext:base-cell-address="SP.K64"/>
            <calcext:condition calcext:apply-style-name="Untitled2" calcext:value="=&quot;female&quot;" calcext:base-cell-address="SP.K64"/>
          </calcext:conditional-format>
          <calcext:conditional-format calcext:target-range-address="SP.K65:SP.K65">
            <calcext:condition calcext:apply-style-name="Untitled1" calcext:value="=&quot;male&quot;" calcext:base-cell-address="SP.K65"/>
            <calcext:condition calcext:apply-style-name="Untitled2" calcext:value="=&quot;female&quot;" calcext:base-cell-address="SP.K65"/>
          </calcext:conditional-format>
          <calcext:conditional-format calcext:target-range-address="SP.K66:SP.K66">
            <calcext:condition calcext:apply-style-name="Untitled1" calcext:value="=&quot;male&quot;" calcext:base-cell-address="SP.K66"/>
            <calcext:condition calcext:apply-style-name="Untitled2" calcext:value="=&quot;female&quot;" calcext:base-cell-address="SP.K66"/>
          </calcext:conditional-format>
          <calcext:conditional-format calcext:target-range-address="SP.K67:SP.K67">
            <calcext:condition calcext:apply-style-name="Untitled1" calcext:value="=&quot;male&quot;" calcext:base-cell-address="SP.K67"/>
            <calcext:condition calcext:apply-style-name="Untitled2" calcext:value="=&quot;female&quot;" calcext:base-cell-address="SP.K67"/>
          </calcext:conditional-format>
          <calcext:conditional-format calcext:target-range-address="SP.K68:SP.K68">
            <calcext:condition calcext:apply-style-name="Untitled1" calcext:value="=&quot;male&quot;" calcext:base-cell-address="SP.K68"/>
            <calcext:condition calcext:apply-style-name="Untitled2" calcext:value="=&quot;female&quot;" calcext:base-cell-address="SP.K68"/>
          </calcext:conditional-format>
          <calcext:conditional-format calcext:target-range-address="SP.K69:SP.K69">
            <calcext:condition calcext:apply-style-name="Untitled1" calcext:value="=&quot;male&quot;" calcext:base-cell-address="SP.K69"/>
            <calcext:condition calcext:apply-style-name="Untitled2" calcext:value="=&quot;female&quot;" calcext:base-cell-address="SP.K69"/>
          </calcext:conditional-format>
          <calcext:conditional-format calcext:target-range-address="SP.K70:SP.K70">
            <calcext:condition calcext:apply-style-name="Untitled1" calcext:value="=&quot;male&quot;" calcext:base-cell-address="SP.K70"/>
            <calcext:condition calcext:apply-style-name="Untitled2" calcext:value="=&quot;female&quot;" calcext:base-cell-address="SP.K70"/>
          </calcext:conditional-format>
          <calcext:conditional-format calcext:target-range-address="SP.K71:SP.K71">
            <calcext:condition calcext:apply-style-name="Untitled1" calcext:value="=&quot;male&quot;" calcext:base-cell-address="SP.K71"/>
            <calcext:condition calcext:apply-style-name="Untitled2" calcext:value="=&quot;female&quot;" calcext:base-cell-address="SP.K71"/>
          </calcext:conditional-format>
          <calcext:conditional-format calcext:target-range-address="SP.K72:SP.K72">
            <calcext:condition calcext:apply-style-name="Untitled1" calcext:value="=&quot;male&quot;" calcext:base-cell-address="SP.K72"/>
            <calcext:condition calcext:apply-style-name="Untitled2" calcext:value="=&quot;female&quot;" calcext:base-cell-address="SP.K72"/>
          </calcext:conditional-format>
          <calcext:conditional-format calcext:target-range-address="SP.K73:SP.K73">
            <calcext:condition calcext:apply-style-name="Untitled1" calcext:value="=&quot;male&quot;" calcext:base-cell-address="SP.K73"/>
            <calcext:condition calcext:apply-style-name="Untitled2" calcext:value="=&quot;female&quot;" calcext:base-cell-address="SP.K73"/>
          </calcext:conditional-format>
          <calcext:conditional-format calcext:target-range-address="SP.K74:SP.K74">
            <calcext:condition calcext:apply-style-name="Untitled1" calcext:value="=&quot;male&quot;" calcext:base-cell-address="SP.K74"/>
            <calcext:condition calcext:apply-style-name="Untitled2" calcext:value="=&quot;female&quot;" calcext:base-cell-address="SP.K74"/>
          </calcext:conditional-format>
          <calcext:conditional-format calcext:target-range-address="SP.K75:SP.K75">
            <calcext:condition calcext:apply-style-name="Untitled1" calcext:value="=&quot;male&quot;" calcext:base-cell-address="SP.K75"/>
            <calcext:condition calcext:apply-style-name="Untitled2" calcext:value="=&quot;female&quot;" calcext:base-cell-address="SP.K75"/>
          </calcext:conditional-format>
          <calcext:conditional-format calcext:target-range-address="SP.K76:SP.K76">
            <calcext:condition calcext:apply-style-name="Untitled1" calcext:value="=&quot;male&quot;" calcext:base-cell-address="SP.K76"/>
            <calcext:condition calcext:apply-style-name="Untitled2" calcext:value="=&quot;female&quot;" calcext:base-cell-address="SP.K76"/>
          </calcext:conditional-format>
          <calcext:conditional-format calcext:target-range-address="SP.K77:SP.K77">
            <calcext:condition calcext:apply-style-name="Untitled1" calcext:value="=&quot;male&quot;" calcext:base-cell-address="SP.K77"/>
            <calcext:condition calcext:apply-style-name="Untitled2" calcext:value="=&quot;female&quot;" calcext:base-cell-address="SP.K77"/>
          </calcext:conditional-format>
          <calcext:conditional-format calcext:target-range-address="SP.K78:SP.K78">
            <calcext:condition calcext:apply-style-name="Untitled1" calcext:value="=&quot;male&quot;" calcext:base-cell-address="SP.K78"/>
            <calcext:condition calcext:apply-style-name="Untitled2" calcext:value="=&quot;female&quot;" calcext:base-cell-address="SP.K78"/>
          </calcext:conditional-format>
          <calcext:conditional-format calcext:target-range-address="SP.K79:SP.K79">
            <calcext:condition calcext:apply-style-name="Untitled1" calcext:value="=&quot;male&quot;" calcext:base-cell-address="SP.K79"/>
            <calcext:condition calcext:apply-style-name="Untitled2" calcext:value="=&quot;female&quot;" calcext:base-cell-address="SP.K79"/>
          </calcext:conditional-format>
          <calcext:conditional-format calcext:target-range-address="SP.K80:SP.K80">
            <calcext:condition calcext:apply-style-name="Untitled1" calcext:value="=&quot;male&quot;" calcext:base-cell-address="SP.K80"/>
            <calcext:condition calcext:apply-style-name="Untitled2" calcext:value="=&quot;female&quot;" calcext:base-cell-address="SP.K80"/>
          </calcext:conditional-format>
          <calcext:conditional-format calcext:target-range-address="SP.K81:SP.K81">
            <calcext:condition calcext:apply-style-name="Untitled1" calcext:value="=&quot;male&quot;" calcext:base-cell-address="SP.K81"/>
            <calcext:condition calcext:apply-style-name="Untitled2" calcext:value="=&quot;female&quot;" calcext:base-cell-address="SP.K81"/>
          </calcext:conditional-format>
        </calcext:conditional-formats>
      </table:table>
      <table:table table:name="CDA" table:style-name="ta1">
        <table:shapes>
          <draw:frame draw:z-index="0" draw:style-name="gr1" draw:text-style-name="P1" svg:width="281.59mm" svg:height="89.99mm" svg:x="37.45mm" svg:y="1mm">
            <loext:p draw:notify-on-update-of-ranges="CDA.G1:CDA.G1 CDA.G2:CDA.G5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253"/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Initials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City</text:p>
          </table:table-cell>
          <table:table-cell/>
          <table:table-cell table:style-name="Default" office:value-type="string" calcext:value-type="string">
            <text:p>Percentage women</text:p>
          </table:table-cell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Gender</text:p>
          </table:table-cell>
          <table:table-cell table:style-name="ce254" office:value-type="string" calcext:value-type="string">
            <text:p>City</text:p>
          </table:table-cell>
        </table:table-row>
        <table:table-row table:style-name="ro1">
          <table:table-cell office:value-type="string" calcext:value-type="string">
            <text:p>S.</text:p>
          </table:table-cell>
          <table:table-cell office:value-type="string" calcext:value-type="string">
            <text:p>Sybrand</text:p>
          </table:table-cell>
          <table:table-cell office:value-type="string" calcext:value-type="string">
            <text:p>van Haersma Bum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oorburg</text:p>
          </table:table-cell>
          <table:table-cell table:formula="of:=IF([.D2]=&quot;female&quot;;1;0)" office:value-type="float" office:value="0" calcext:value-type="float">
            <text:p>0</text:p>
          </table:table-cell>
          <table:table-cell table:formula="of:=[.F2]/[.H2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CONCATENATE([.B2]; &quot; &quot;; [.C2])" office:value-type="string" office:string-value="Sybrand van Haersma Buma" calcext:value-type="string">
            <text:p>Sybrand van Haersma Buma</text:p>
          </table:table-cell>
          <table:table-cell table:formula="of:=[.D2]" office:value-type="string" office:string-value="male" calcext:value-type="string">
            <text:p>male</text:p>
          </table:table-cell>
          <table:table-cell table:style-name="ce255" table:formula="of:=[.E2]" office:value-type="string" office:string-value="Voorburg" calcext:value-type="string">
            <text:p>Voorburg</text:p>
          </table:table-cell>
        </table:table-row>
        <table:table-row table:style-name="ro1">
          <table:table-cell office:value-type="string" calcext:value-type="string">
            <text:p>M.C.G.</text:p>
          </table:table-cell>
          <table:table-cell office:value-type="string" calcext:value-type="string">
            <text:p>Mona</text:p>
          </table:table-cell>
          <table:table-cell office:value-type="string" calcext:value-type="string">
            <text:p>Keijz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dam-Volendam</text:p>
          </table:table-cell>
          <table:table-cell table:formula="of:=IF([.D3]=&quot;female&quot;;1;0)" office:value-type="float" office:value="1" calcext:value-type="float">
            <text:p>1</text:p>
          </table:table-cell>
          <table:table-cell table:formula="of:=SUM([.F2:.F3])/[.H3]" office:value-type="percentage" office:value="0.5" calcext:value-type="percentage">
            <text:p>50.00%</text:p>
          </table:table-cell>
          <table:table-cell office:value-type="float" office:value="2" calcext:value-type="float">
            <text:p>2</text:p>
          </table:table-cell>
          <table:table-cell table:formula="of:=CONCATENATE([.B3]; &quot; &quot;; [.C3])" office:value-type="string" office:string-value="Mona Keijzer" calcext:value-type="string">
            <text:p>Mona Keijzer</text:p>
          </table:table-cell>
          <table:table-cell table:formula="of:=[.D3]" office:value-type="string" office:string-value="female" calcext:value-type="string">
            <text:p>female</text:p>
          </table:table-cell>
          <table:table-cell table:style-name="ce256" table:formula="of:=[.E3]" office:value-type="string" office:string-value="Edam-Volendam" calcext:value-type="string">
            <text:p>Edam-Volendam</text:p>
          </table:table-cell>
        </table:table-row>
        <table:table-row table:style-name="ro1">
          <table:table-cell office:value-type="string" calcext:value-type="string">
            <text:p>W.P.H.J.</text:p>
          </table:table-cell>
          <table:table-cell office:value-type="string" calcext:value-type="string">
            <text:p>René</text:p>
          </table:table-cell>
          <table:table-cell office:value-type="string" calcext:value-type="string">
            <text:p>Peter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Oss</text:p>
          </table:table-cell>
          <table:table-cell table:formula="of:=IF([.D4]=&quot;female&quot;;1;0)" office:value-type="float" office:value="0" calcext:value-type="float">
            <text:p>0</text:p>
          </table:table-cell>
          <table:table-cell table:formula="of:=SUM([.F2:.F4])/[.H4]" office:value-type="percentage" office:value="0.333333333333333" calcext:value-type="percentage">
            <text:p>33.33%</text:p>
          </table:table-cell>
          <table:table-cell office:value-type="float" office:value="3" calcext:value-type="float">
            <text:p>3</text:p>
          </table:table-cell>
          <table:table-cell table:formula="of:=CONCATENATE([.B4]; &quot; &quot;; [.C4])" office:value-type="string" office:string-value="René Peters" calcext:value-type="string">
            <text:p>René Peters</text:p>
          </table:table-cell>
          <table:table-cell table:formula="of:=[.D4]" office:value-type="string" office:string-value="male" calcext:value-type="string">
            <text:p>male</text:p>
          </table:table-cell>
          <table:table-cell table:style-name="ce257" table:formula="of:=[.E4]" office:value-type="string" office:string-value="Oss" calcext:value-type="string">
            <text:p>Oss</text:p>
          </table:table-cell>
        </table:table-row>
        <table:table-row table:style-name="ro1">
          <table:table-cell office:value-type="string" calcext:value-type="string">
            <text:p>P.H.</text:p>
          </table:table-cell>
          <table:table-cell office:value-type="string" calcext:value-type="string">
            <text:p>Pieter</text:p>
          </table:table-cell>
          <table:table-cell office:value-type="string" calcext:value-type="string">
            <text:p>Omtzig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nschede</text:p>
          </table:table-cell>
          <table:table-cell table:formula="of:=IF([.D5]=&quot;female&quot;;1;0)" office:value-type="float" office:value="0" calcext:value-type="float">
            <text:p>0</text:p>
          </table:table-cell>
          <table:table-cell table:formula="of:=SUM([.F2:.F5])/[.H5]" office:value-type="percentage" office:value="0.25" calcext:value-type="percentage">
            <text:p>25.00%</text:p>
          </table:table-cell>
          <table:table-cell office:value-type="float" office:value="4" calcext:value-type="float">
            <text:p>4</text:p>
          </table:table-cell>
          <table:table-cell table:formula="of:=CONCATENATE([.B5]; &quot; &quot;; [.C5])" office:value-type="string" office:string-value="Pieter Omtzigt" calcext:value-type="string">
            <text:p>Pieter Omtzigt</text:p>
          </table:table-cell>
          <table:table-cell table:formula="of:=[.D5]" office:value-type="string" office:string-value="male" calcext:value-type="string">
            <text:p>male</text:p>
          </table:table-cell>
          <table:table-cell table:style-name="ce258" table:formula="of:=[.E5]" office:value-type="string" office:string-value="Enschede" calcext:value-type="string">
            <text:p>Enschede</text:p>
          </table:table-cell>
        </table:table-row>
        <table:table-row table:style-name="ro1">
          <table:table-cell office:value-type="string" calcext:value-type="string">
            <text:p>M.M.</text:p>
          </table:table-cell>
          <table:table-cell office:value-type="string" calcext:value-type="string">
            <text:p>Madeleine</text:p>
          </table:table-cell>
          <table:table-cell office:value-type="string" calcext:value-type="string">
            <text:p>van Toorenbu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osmalen</text:p>
          </table:table-cell>
          <table:table-cell table:formula="of:=IF([.D6]=&quot;female&quot;;1;0)" office:value-type="float" office:value="1" calcext:value-type="float">
            <text:p>1</text:p>
          </table:table-cell>
          <table:table-cell table:formula="of:=SUM([.F2:.F6])/[.H6]" office:value-type="percentage" office:value="0.4" calcext:value-type="percentage">
            <text:p>40.00%</text:p>
          </table:table-cell>
          <table:table-cell office:value-type="float" office:value="5" calcext:value-type="float">
            <text:p>5</text:p>
          </table:table-cell>
          <table:table-cell table:formula="of:=CONCATENATE([.B6]; &quot; &quot;; [.C6])" office:value-type="string" office:string-value="Madeleine van Toorenburg" calcext:value-type="string">
            <text:p>Madeleine van Toorenburg</text:p>
          </table:table-cell>
          <table:table-cell table:formula="of:=[.D6]" office:value-type="string" office:string-value="female" calcext:value-type="string">
            <text:p>female</text:p>
          </table:table-cell>
          <table:table-cell table:style-name="ce259" table:formula="of:=[.E6]" office:value-type="string" office:string-value="Rosmalen" calcext:value-type="string">
            <text:p>Rosmalen</text:p>
          </table:table-cell>
        </table:table-row>
        <table:table-row table:style-name="ro1">
          <table:table-cell office:value-type="string" calcext:value-type="string">
            <text:p>R.W.</text:p>
          </table:table-cell>
          <table:table-cell office:value-type="string" calcext:value-type="string">
            <text:p>Raymond</text:p>
          </table:table-cell>
          <table:table-cell office:value-type="string" calcext:value-type="string">
            <text:p>Knop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orst aan de Maas</text:p>
          </table:table-cell>
          <table:table-cell table:formula="of:=IF([.D7]=&quot;female&quot;;1;0)" office:value-type="float" office:value="0" calcext:value-type="float">
            <text:p>0</text:p>
          </table:table-cell>
          <table:table-cell table:formula="of:=SUM([.F2:.F7])/[.H7]" office:value-type="percentage" office:value="0.333333333333333" calcext:value-type="percentage">
            <text:p>33.33%</text:p>
          </table:table-cell>
          <table:table-cell office:value-type="float" office:value="6" calcext:value-type="float">
            <text:p>6</text:p>
          </table:table-cell>
          <table:table-cell table:formula="of:=CONCATENATE([.B7]; &quot; &quot;; [.C7])" office:value-type="string" office:string-value="Raymond Knops" calcext:value-type="string">
            <text:p>Raymond Knops</text:p>
          </table:table-cell>
          <table:table-cell table:formula="of:=[.D7]" office:value-type="string" office:string-value="male" calcext:value-type="string">
            <text:p>male</text:p>
          </table:table-cell>
          <table:table-cell table:style-name="ce260" table:formula="of:=[.E7]" office:value-type="string" office:string-value="Horst aan de Maas" calcext:value-type="string">
            <text:p>Horst aan de Maas</text:p>
          </table:table-cell>
        </table:table-row>
        <table:table-row table:style-name="ro1">
          <table:table-cell office:value-type="string" calcext:value-type="string">
            <text:p>P.E.</text:p>
          </table:table-cell>
          <table:table-cell office:value-type="string" calcext:value-type="string">
            <text:p>Pieter</text:p>
          </table:table-cell>
          <table:table-cell office:value-type="string" calcext:value-type="string">
            <text:p>Heerm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urmerend</text:p>
          </table:table-cell>
          <table:table-cell table:formula="of:=IF([.D8]=&quot;female&quot;;1;0)" office:value-type="float" office:value="0" calcext:value-type="float">
            <text:p>0</text:p>
          </table:table-cell>
          <table:table-cell table:formula="of:=SUM([.F2:.F8])/[.H8]" office:value-type="percentage" office:value="0.285714285714286" calcext:value-type="percentage">
            <text:p>28.57%</text:p>
          </table:table-cell>
          <table:table-cell office:value-type="float" office:value="7" calcext:value-type="float">
            <text:p>7</text:p>
          </table:table-cell>
          <table:table-cell table:formula="of:=CONCATENATE([.B8]; &quot; &quot;; [.C8])" office:value-type="string" office:string-value="Pieter Heerma" calcext:value-type="string">
            <text:p>Pieter Heerma</text:p>
          </table:table-cell>
          <table:table-cell table:formula="of:=[.D8]" office:value-type="string" office:string-value="male" calcext:value-type="string">
            <text:p>male</text:p>
          </table:table-cell>
          <table:table-cell table:style-name="ce261" table:formula="of:=[.E8]" office:value-type="string" office:string-value="Purmerend" calcext:value-type="string">
            <text:p>Purmerend</text:p>
          </table:table-cell>
        </table:table-row>
        <table:table-row table:style-name="ro1">
          <table:table-cell office:value-type="string" calcext:value-type="string">
            <text:p>H.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van der Mole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eeuwarden</text:p>
          </table:table-cell>
          <table:table-cell table:formula="of:=IF([.D9]=&quot;female&quot;;1;0)" office:value-type="float" office:value="0" calcext:value-type="float">
            <text:p>0</text:p>
          </table:table-cell>
          <table:table-cell table:formula="of:=SUM([.F2:.F9])/[.H9]" office:value-type="percentage" office:value="0.25" calcext:value-type="percentage">
            <text:p>25.00%</text:p>
          </table:table-cell>
          <table:table-cell office:value-type="float" office:value="8" calcext:value-type="float">
            <text:p>8</text:p>
          </table:table-cell>
          <table:table-cell table:formula="of:=CONCATENATE([.B9]; &quot; &quot;; [.C9])" office:value-type="string" office:string-value="Harry van der Molen" calcext:value-type="string">
            <text:p>Harry van der Molen</text:p>
          </table:table-cell>
          <table:table-cell table:formula="of:=[.D9]" office:value-type="string" office:string-value="male" calcext:value-type="string">
            <text:p>male</text:p>
          </table:table-cell>
          <table:table-cell table:style-name="ce262" table:formula="of:=[.E9]" office:value-type="string" office:string-value="Leeuwarden" calcext:value-type="string">
            <text:p>Leeuwarden</text:p>
          </table:table-cell>
        </table:table-row>
        <table:table-row table:style-name="ro1">
          <table:table-cell office:value-type="string" calcext:value-type="string">
            <text:p>H.G.J.</text:p>
          </table:table-cell>
          <table:table-cell office:value-type="string" calcext:value-type="string">
            <text:p>Hanke</text:p>
          </table:table-cell>
          <table:table-cell office:value-type="string" calcext:value-type="string">
            <text:p>Bruins Slo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trecht</text:p>
          </table:table-cell>
          <table:table-cell table:formula="of:=IF([.D10]=&quot;female&quot;;1;0)" office:value-type="float" office:value="1" calcext:value-type="float">
            <text:p>1</text:p>
          </table:table-cell>
          <table:table-cell table:formula="of:=SUM([.F2:.F10])/[.H10]" office:value-type="percentage" office:value="0.333333333333333" calcext:value-type="percentage">
            <text:p>33.33%</text:p>
          </table:table-cell>
          <table:table-cell office:value-type="float" office:value="9" calcext:value-type="float">
            <text:p>9</text:p>
          </table:table-cell>
          <table:table-cell table:formula="of:=CONCATENATE([.B10]; &quot; &quot;; [.C10])" office:value-type="string" office:string-value="Hanke Bruins Slot" calcext:value-type="string">
            <text:p>Hanke Bruins Slot</text:p>
          </table:table-cell>
          <table:table-cell table:formula="of:=[.D10]" office:value-type="string" office:string-value="female" calcext:value-type="string">
            <text:p>female</text:p>
          </table:table-cell>
          <table:table-cell table:style-name="ce263" table:formula="of:=[.E10]" office:value-type="string" office:string-value="Utrecht" calcext:value-type="string">
            <text:p>Utrecht</text:p>
          </table:table-cell>
        </table:table-row>
        <table:table-row table:style-name="ro1">
          <table:table-cell office:value-type="string" calcext:value-type="string">
            <text:p>J.L.</text:p>
          </table:table-cell>
          <table:table-cell office:value-type="string" calcext:value-type="string">
            <text:p>Jaco</text:p>
          </table:table-cell>
          <table:table-cell office:value-type="string" calcext:value-type="string">
            <text:p>Geurt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oorthuizen</text:p>
          </table:table-cell>
          <table:table-cell table:formula="of:=IF([.D11]=&quot;female&quot;;1;0)" office:value-type="float" office:value="0" calcext:value-type="float">
            <text:p>0</text:p>
          </table:table-cell>
          <table:table-cell table:formula="of:=SUM([.F2:.F11])/[.H11]" office:value-type="percentage" office:value="0.3" calcext:value-type="percentage">
            <text:p>30.00%</text:p>
          </table:table-cell>
          <table:table-cell office:value-type="float" office:value="10" calcext:value-type="float">
            <text:p>10</text:p>
          </table:table-cell>
          <table:table-cell table:formula="of:=CONCATENATE([.B11]; &quot; &quot;; [.C11])" office:value-type="string" office:string-value="Jaco Geurts" calcext:value-type="string">
            <text:p>Jaco Geurts</text:p>
          </table:table-cell>
          <table:table-cell table:formula="of:=[.D11]" office:value-type="string" office:string-value="male" calcext:value-type="string">
            <text:p>male</text:p>
          </table:table-cell>
          <table:table-cell table:style-name="ce264" table:formula="of:=[.E11]" office:value-type="string" office:string-value="Voorthuizen" calcext:value-type="string">
            <text:p>Voorthuizen</text:p>
          </table:table-cell>
        </table:table-row>
        <table:table-row table:style-name="ro1">
          <table:table-cell office:value-type="string" calcext:value-type="string">
            <text:p>A.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Kui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oningen</text:p>
          </table:table-cell>
          <table:table-cell table:formula="of:=IF([.D12]=&quot;female&quot;;1;0)" office:value-type="float" office:value="1" calcext:value-type="float">
            <text:p>1</text:p>
          </table:table-cell>
          <table:table-cell table:formula="of:=SUM([.F2:.F12])/[.H12]" office:value-type="percentage" office:value="0.363636363636364" calcext:value-type="percentage">
            <text:p>36.36%</text:p>
          </table:table-cell>
          <table:table-cell office:value-type="float" office:value="11" calcext:value-type="float">
            <text:p>11</text:p>
          </table:table-cell>
          <table:table-cell table:formula="of:=CONCATENATE([.B12]; &quot; &quot;; [.C12])" office:value-type="string" office:string-value="Anne Kuik" calcext:value-type="string">
            <text:p>Anne Kuik</text:p>
          </table:table-cell>
          <table:table-cell table:formula="of:=[.D12]" office:value-type="string" office:string-value="female" calcext:value-type="string">
            <text:p>female</text:p>
          </table:table-cell>
          <table:table-cell table:style-name="ce265" table:formula="of:=[.E12]" office:value-type="string" office:string-value="Groningen" calcext:value-type="string">
            <text:p>Groningen</text:p>
          </table:table-cell>
        </table:table-row>
        <table:table-row table:style-name="ro1">
          <table:table-cell office:value-type="string" calcext:value-type="string">
            <text:p>C.J.L.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van Da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's-Gravenhage</text:p>
          </table:table-cell>
          <table:table-cell table:formula="of:=IF([.D13]=&quot;female&quot;;1;0)" office:value-type="float" office:value="0" calcext:value-type="float">
            <text:p>0</text:p>
          </table:table-cell>
          <table:table-cell table:formula="of:=SUM([.F2:.F13])/[.H13]" office:value-type="percentage" office:value="0.333333333333333" calcext:value-type="percentage">
            <text:p>33.33%</text:p>
          </table:table-cell>
          <table:table-cell office:value-type="float" office:value="12" calcext:value-type="float">
            <text:p>12</text:p>
          </table:table-cell>
          <table:table-cell table:formula="of:=CONCATENATE([.B13]; &quot; &quot;; [.C13])" office:value-type="string" office:string-value="Chris van Dam" calcext:value-type="string">
            <text:p>Chris van Dam</text:p>
          </table:table-cell>
          <table:table-cell table:formula="of:=[.D13]" office:value-type="string" office:string-value="male" calcext:value-type="string">
            <text:p>male</text:p>
          </table:table-cell>
          <table:table-cell table:style-name="ce266" table:formula="of:=[.E13]" office:value-type="string" office:string-value="'s-Gravenhage" calcext:value-type="string">
            <text:p>'s-Gravenhage</text:p>
          </table:table-cell>
        </table:table-row>
        <table:table-row table:style-name="ro1">
          <table:table-cell office:value-type="string" calcext:value-type="string">
            <text:p>A.H.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uld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ssen</text:p>
          </table:table-cell>
          <table:table-cell table:formula="of:=IF([.D14]=&quot;female&quot;;1;0)" office:value-type="float" office:value="1" calcext:value-type="float">
            <text:p>1</text:p>
          </table:table-cell>
          <table:table-cell table:formula="of:=SUM([.F2:.F14])/[.H14]" office:value-type="percentage" office:value="0.384615384615385" calcext:value-type="percentage">
            <text:p>38.46%</text:p>
          </table:table-cell>
          <table:table-cell office:value-type="float" office:value="13" calcext:value-type="float">
            <text:p>13</text:p>
          </table:table-cell>
          <table:table-cell table:formula="of:=CONCATENATE([.B14]; &quot; &quot;; [.C14])" office:value-type="string" office:string-value="Agnes Mulder" calcext:value-type="string">
            <text:p>Agnes Mulder</text:p>
          </table:table-cell>
          <table:table-cell table:formula="of:=[.D14]" office:value-type="string" office:string-value="female" calcext:value-type="string">
            <text:p>female</text:p>
          </table:table-cell>
          <table:table-cell table:style-name="ce267" table:formula="of:=[.E14]" office:value-type="string" office:string-value="Assen" calcext:value-type="string">
            <text:p>Assen</text:p>
          </table:table-cell>
        </table:table-row>
        <table:table-row table:style-name="ro1">
          <table:table-cell office:value-type="string" calcext:value-type="string">
            <text:p>M.R.J.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aarlem</text:p>
          </table:table-cell>
          <table:table-cell table:formula="of:=IF([.D15]=&quot;female&quot;;1;0)" office:value-type="float" office:value="0" calcext:value-type="float">
            <text:p>0</text:p>
          </table:table-cell>
          <table:table-cell table:formula="of:=SUM([.F2:.F15])/[.H15]" office:value-type="percentage" office:value="0.357142857142857" calcext:value-type="percentage">
            <text:p>35.71%</text:p>
          </table:table-cell>
          <table:table-cell office:value-type="float" office:value="14" calcext:value-type="float">
            <text:p>14</text:p>
          </table:table-cell>
          <table:table-cell table:formula="of:=CONCATENATE([.B15]; &quot; &quot;; [.C15])" office:value-type="string" office:string-value="Michel Rog" calcext:value-type="string">
            <text:p>Michel Rog</text:p>
          </table:table-cell>
          <table:table-cell table:formula="of:=[.D15]" office:value-type="string" office:string-value="male" calcext:value-type="string">
            <text:p>male</text:p>
          </table:table-cell>
          <table:table-cell table:style-name="ce268" table:formula="of:=[.E15]" office:value-type="string" office:string-value="Haarlem" calcext:value-type="string">
            <text:p>Haarlem</text:p>
          </table:table-cell>
        </table:table-row>
        <table:table-row table:style-name="ro1">
          <table:table-cell office:value-type="string" calcext:value-type="string">
            <text:p>M.</text:p>
          </table:table-cell>
          <table:table-cell office:value-type="string" calcext:value-type="string">
            <text:p>Mustafa</text:p>
          </table:table-cell>
          <table:table-cell office:value-type="string" calcext:value-type="string">
            <text:p>Amhaouc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anningen</text:p>
          </table:table-cell>
          <table:table-cell table:formula="of:=IF([.D16]=&quot;female&quot;;1;0)" office:value-type="float" office:value="0" calcext:value-type="float">
            <text:p>0</text:p>
          </table:table-cell>
          <table:table-cell table:formula="of:=SUM([.F2:.F16])/[.H16]" office:value-type="percentage" office:value="0.333333333333333" calcext:value-type="percentage">
            <text:p>33.33%</text:p>
          </table:table-cell>
          <table:table-cell office:value-type="float" office:value="15" calcext:value-type="float">
            <text:p>15</text:p>
          </table:table-cell>
          <table:table-cell table:formula="of:=CONCATENATE([.B16]; &quot; &quot;; [.C16])" office:value-type="string" office:string-value="Mustafa Amhaouch" calcext:value-type="string">
            <text:p>Mustafa Amhaouch</text:p>
          </table:table-cell>
          <table:table-cell table:formula="of:=[.D16]" office:value-type="string" office:string-value="male" calcext:value-type="string">
            <text:p>male</text:p>
          </table:table-cell>
          <table:table-cell table:style-name="ce269" table:formula="of:=[.E16]" office:value-type="string" office:string-value="Panningen" calcext:value-type="string">
            <text:p>Panningen</text:p>
          </table:table-cell>
        </table:table-row>
        <table:table-row table:style-name="ro1">
          <table:table-cell office:value-type="string" calcext:value-type="string">
            <text:p>M.J.F.</text:p>
          </table:table-cell>
          <table:table-cell office:value-type="string" calcext:value-type="string">
            <text:p>Martijn</text:p>
          </table:table-cell>
          <table:table-cell office:value-type="string" calcext:value-type="string">
            <text:p>van Helver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ittard</text:p>
          </table:table-cell>
          <table:table-cell table:formula="of:=IF([.D17]=&quot;female&quot;;1;0)" office:value-type="float" office:value="0" calcext:value-type="float">
            <text:p>0</text:p>
          </table:table-cell>
          <table:table-cell table:formula="of:=SUM([.F2:.F17])/[.H17]" office:value-type="percentage" office:value="0.3125" calcext:value-type="percentage">
            <text:p>31.25%</text:p>
          </table:table-cell>
          <table:table-cell office:value-type="float" office:value="16" calcext:value-type="float">
            <text:p>16</text:p>
          </table:table-cell>
          <table:table-cell table:formula="of:=CONCATENATE([.B17]; &quot; &quot;; [.C17])" office:value-type="string" office:string-value="Martijn van Helvert" calcext:value-type="string">
            <text:p>Martijn van Helvert</text:p>
          </table:table-cell>
          <table:table-cell table:formula="of:=[.D17]" office:value-type="string" office:string-value="male" calcext:value-type="string">
            <text:p>male</text:p>
          </table:table-cell>
          <table:table-cell table:style-name="ce270" table:formula="of:=[.E17]" office:value-type="string" office:string-value="Sittard" calcext:value-type="string">
            <text:p>Sittard</text:p>
          </table:table-cell>
        </table:table-row>
        <table:table-row table:style-name="ro1">
          <table:table-cell office:value-type="string" calcext:value-type="string">
            <text:p>H.A.G.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Ronne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oxmeer</text:p>
          </table:table-cell>
          <table:table-cell table:formula="of:=IF([.D18]=&quot;female&quot;;1;0)" office:value-type="float" office:value="0" calcext:value-type="float">
            <text:p>0</text:p>
          </table:table-cell>
          <table:table-cell table:formula="of:=SUM([.F2:.F18])/[.H18]" office:value-type="percentage" office:value="0.294117647058823" calcext:value-type="percentage">
            <text:p>29.41%</text:p>
          </table:table-cell>
          <table:table-cell office:value-type="float" office:value="17" calcext:value-type="float">
            <text:p>17</text:p>
          </table:table-cell>
          <table:table-cell table:formula="of:=CONCATENATE([.B18]; &quot; &quot;; [.C18])" office:value-type="string" office:string-value="Erik Ronnes" calcext:value-type="string">
            <text:p>Erik Ronnes</text:p>
          </table:table-cell>
          <table:table-cell table:formula="of:=[.D18]" office:value-type="string" office:string-value="male" calcext:value-type="string">
            <text:p>male</text:p>
          </table:table-cell>
          <table:table-cell table:style-name="ce271" table:formula="of:=[.E18]" office:value-type="string" office:string-value="Boxmeer" calcext:value-type="string">
            <text:p>Boxmeer</text:p>
          </table:table-cell>
        </table:table-row>
        <table:table-row table:style-name="ro1">
          <table:table-cell office:value-type="string" calcext:value-type="string">
            <text:p>J.A.M.J.</text:p>
          </table:table-cell>
          <table:table-cell office:value-type="string" calcext:value-type="string">
            <text:p>Joba</text:p>
          </table:table-cell>
          <table:table-cell office:value-type="string" calcext:value-type="string">
            <text:p>van den Berg-Jans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oes</text:p>
          </table:table-cell>
          <table:table-cell table:formula="of:=IF([.D19]=&quot;female&quot;;1;0)" office:value-type="float" office:value="1" calcext:value-type="float">
            <text:p>1</text:p>
          </table:table-cell>
          <table:table-cell table:formula="of:=SUM([.F2:.F19])/[.H19]" office:value-type="percentage" office:value="0.333333333333333" calcext:value-type="percentage">
            <text:p>33.33%</text:p>
          </table:table-cell>
          <table:table-cell office:value-type="float" office:value="18" calcext:value-type="float">
            <text:p>18</text:p>
          </table:table-cell>
          <table:table-cell table:formula="of:=CONCATENATE([.B19]; &quot; &quot;; [.C19])" office:value-type="string" office:string-value="Joba van den Berg-Jansen" calcext:value-type="string">
            <text:p>Joba van den Berg-Jansen</text:p>
          </table:table-cell>
          <table:table-cell table:formula="of:=[.D19]" office:value-type="string" office:string-value="female" calcext:value-type="string">
            <text:p>female</text:p>
          </table:table-cell>
          <table:table-cell table:style-name="ce272" table:formula="of:=[.E19]" office:value-type="string" office:string-value="Goes" calcext:value-type="string">
            <text:p>Goes</text:p>
          </table:table-cell>
        </table:table-row>
        <table:table-row table:style-name="ro1">
          <table:table-cell office:value-type="string" calcext:value-type="string">
            <text:p>E.J.</text:p>
          </table:table-cell>
          <table:table-cell office:value-type="string" calcext:value-type="string">
            <text:p>Evert Jan</text:p>
          </table:table-cell>
          <table:table-cell office:value-type="string" calcext:value-type="string">
            <text:p>Slootwe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nekom</text:p>
          </table:table-cell>
          <table:table-cell table:formula="of:=IF([.D20]=&quot;female&quot;;1;0)" office:value-type="float" office:value="0" calcext:value-type="float">
            <text:p>0</text:p>
          </table:table-cell>
          <table:table-cell table:formula="of:=SUM([.F2:.F20])/[.H20]" office:value-type="percentage" office:value="0.31578947368421" calcext:value-type="percentage">
            <text:p>31.58%</text:p>
          </table:table-cell>
          <table:table-cell office:value-type="float" office:value="19" calcext:value-type="float">
            <text:p>19</text:p>
          </table:table-cell>
          <table:table-cell table:formula="of:=CONCATENATE([.B20]; &quot; &quot;; [.C20])" office:value-type="string" office:string-value="Evert Jan Slootweg" calcext:value-type="string">
            <text:p>Evert Jan Slootweg</text:p>
          </table:table-cell>
          <table:table-cell table:formula="of:=[.D20]" office:value-type="string" office:string-value="male" calcext:value-type="string">
            <text:p>male</text:p>
          </table:table-cell>
          <table:table-cell table:style-name="ce273" table:formula="of:=[.E20]" office:value-type="string" office:string-value="Bennekom" calcext:value-type="string">
            <text:p>Bennekom</text:p>
          </table:table-cell>
        </table:table-row>
        <table:table-row table:style-name="ro1">
          <table:table-cell office:value-type="string" calcext:value-type="string">
            <text:p>L.W.D.</text:p>
          </table:table-cell>
          <table:table-cell office:value-type="string" calcext:value-type="string">
            <text:p>Lenny</text:p>
          </table:table-cell>
          <table:table-cell office:value-type="string" calcext:value-type="string">
            <text:p>Geluk-Poortvlie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Zeist</text:p>
          </table:table-cell>
          <table:table-cell table:formula="of:=IF([.D21]=&quot;female&quot;;1;0)" office:value-type="float" office:value="1" calcext:value-type="float">
            <text:p>1</text:p>
          </table:table-cell>
          <table:table-cell table:formula="of:=SUM([.F2:.F21])/[.H21]" office:value-type="percentage" office:value="0.35" calcext:value-type="percentage">
            <text:p>35.00%</text:p>
          </table:table-cell>
          <table:table-cell office:value-type="float" office:value="20" calcext:value-type="float">
            <text:p>20</text:p>
          </table:table-cell>
          <table:table-cell table:formula="of:=CONCATENATE([.B21]; &quot; &quot;; [.C21])" office:value-type="string" office:string-value="Lenny Geluk-Poortvliet" calcext:value-type="string">
            <text:p>Lenny Geluk-Poortvliet</text:p>
          </table:table-cell>
          <table:table-cell table:formula="of:=[.D21]" office:value-type="string" office:string-value="female" calcext:value-type="string">
            <text:p>female</text:p>
          </table:table-cell>
          <table:table-cell table:style-name="ce274" table:formula="of:=[.E21]" office:value-type="string" office:string-value="Zeist" calcext:value-type="string">
            <text:p>Zeist</text:p>
          </table:table-cell>
        </table:table-row>
        <table:table-row table:style-name="ro1">
          <table:table-cell office:value-type="string" calcext:value-type="string">
            <text:p>H.M.</text:p>
          </table:table-cell>
          <table:table-cell office:value-type="string" calcext:value-type="string">
            <text:p>Hilde</text:p>
          </table:table-cell>
          <table:table-cell office:value-type="string" calcext:value-type="string">
            <text:p>Pallan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Kampen</text:p>
          </table:table-cell>
          <table:table-cell table:formula="of:=IF([.D22]=&quot;female&quot;;1;0)" office:value-type="float" office:value="1" calcext:value-type="float">
            <text:p>1</text:p>
          </table:table-cell>
          <table:table-cell table:formula="of:=SUM([.F2:.F22])/[.H22]" office:value-type="percentage" office:value="0.380952380952381" calcext:value-type="percentage">
            <text:p>38.10%</text:p>
          </table:table-cell>
          <table:table-cell office:value-type="float" office:value="21" calcext:value-type="float">
            <text:p>21</text:p>
          </table:table-cell>
          <table:table-cell table:formula="of:=CONCATENATE([.B22]; &quot; &quot;; [.C22])" office:value-type="string" office:string-value="Hilde Palland" calcext:value-type="string">
            <text:p>Hilde Palland</text:p>
          </table:table-cell>
          <table:table-cell table:formula="of:=[.D22]" office:value-type="string" office:string-value="female" calcext:value-type="string">
            <text:p>female</text:p>
          </table:table-cell>
          <table:table-cell table:style-name="ce275" table:formula="of:=[.E22]" office:value-type="string" office:string-value="Kampen" calcext:value-type="string">
            <text:p>Kampen</text:p>
          </table:table-cell>
        </table:table-row>
        <table:table-row table:style-name="ro1">
          <table:table-cell office:value-type="string" calcext:value-type="string">
            <text:p>W.L.</text:p>
          </table:table-cell>
          <table:table-cell office:value-type="string" calcext:value-type="string">
            <text:p>Wytske</text:p>
          </table:table-cell>
          <table:table-cell office:value-type="string" calcext:value-type="string">
            <text:p>de Pater-Postm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's-Gravenhage</text:p>
          </table:table-cell>
          <table:table-cell table:formula="of:=IF([.D23]=&quot;female&quot;;1;0)" office:value-type="float" office:value="1" calcext:value-type="float">
            <text:p>1</text:p>
          </table:table-cell>
          <table:table-cell table:formula="of:=SUM([.F2:.F23])/[.H23]" office:value-type="percentage" office:value="0.409090909090909" calcext:value-type="percentage">
            <text:p>40.91%</text:p>
          </table:table-cell>
          <table:table-cell office:value-type="float" office:value="22" calcext:value-type="float">
            <text:p>22</text:p>
          </table:table-cell>
          <table:table-cell table:formula="of:=CONCATENATE([.B23]; &quot; &quot;; [.C23])" office:value-type="string" office:string-value="Wytske de Pater-Postma" calcext:value-type="string">
            <text:p>Wytske de Pater-Postma</text:p>
          </table:table-cell>
          <table:table-cell table:formula="of:=[.D23]" office:value-type="string" office:string-value="female" calcext:value-type="string">
            <text:p>female</text:p>
          </table:table-cell>
          <table:table-cell table:style-name="ce276" table:formula="of:=[.E23]" office:value-type="string" office:string-value="'s-Gravenhage" calcext:value-type="string">
            <text:p>'s-Gravenhage</text:p>
          </table:table-cell>
        </table:table-row>
        <table:table-row table:style-name="ro1">
          <table:table-cell office:value-type="string" calcext:value-type="string">
            <text:p>J.H.</text:p>
          </table:table-cell>
          <table:table-cell office:value-type="string" calcext:value-type="string">
            <text:p>Julius</text:p>
          </table:table-cell>
          <table:table-cell office:value-type="string" calcext:value-type="string">
            <text:p>Terpstr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eiden</text:p>
          </table:table-cell>
          <table:table-cell table:formula="of:=IF([.D24]=&quot;female&quot;;1;0)" office:value-type="float" office:value="0" calcext:value-type="float">
            <text:p>0</text:p>
          </table:table-cell>
          <table:table-cell table:formula="of:=SUM([.F2:.F24])/[.H24]" office:value-type="percentage" office:value="0.391304347826087" calcext:value-type="percentage">
            <text:p>39.13%</text:p>
          </table:table-cell>
          <table:table-cell office:value-type="float" office:value="23" calcext:value-type="float">
            <text:p>23</text:p>
          </table:table-cell>
          <table:table-cell table:formula="of:=CONCATENATE([.B24]; &quot; &quot;; [.C24])" office:value-type="string" office:string-value="Julius Terpstra" calcext:value-type="string">
            <text:p>Julius Terpstra</text:p>
          </table:table-cell>
          <table:table-cell table:formula="of:=[.D24]" office:value-type="string" office:string-value="male" calcext:value-type="string">
            <text:p>male</text:p>
          </table:table-cell>
          <table:table-cell table:style-name="ce277" table:formula="of:=[.E24]" office:value-type="string" office:string-value="Leiden" calcext:value-type="string">
            <text:p>Leiden</text:p>
          </table:table-cell>
        </table:table-row>
        <table:table-row table:style-name="ro1">
          <table:table-cell office:value-type="string" calcext:value-type="string">
            <text:p>S.P.M.F.</text:p>
          </table:table-cell>
          <table:table-cell office:value-type="string" calcext:value-type="string">
            <text:p>Stijn</text:p>
          </table:table-cell>
          <table:table-cell office:value-type="string" calcext:value-type="string">
            <text:p>Steenbakker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's-Hertogenbosch</text:p>
          </table:table-cell>
          <table:table-cell table:formula="of:=IF([.D25]=&quot;female&quot;;1;0)" office:value-type="float" office:value="0" calcext:value-type="float">
            <text:p>0</text:p>
          </table:table-cell>
          <table:table-cell table:formula="of:=SUM([.F2:.F25])/[.H25]" office:value-type="percentage" office:value="0.375" calcext:value-type="percentage">
            <text:p>37.50%</text:p>
          </table:table-cell>
          <table:table-cell office:value-type="float" office:value="24" calcext:value-type="float">
            <text:p>24</text:p>
          </table:table-cell>
          <table:table-cell table:formula="of:=CONCATENATE([.B25]; &quot; &quot;; [.C25])" office:value-type="string" office:string-value="Stijn Steenbakkers" calcext:value-type="string">
            <text:p>Stijn Steenbakkers</text:p>
          </table:table-cell>
          <table:table-cell table:formula="of:=[.D25]" office:value-type="string" office:string-value="male" calcext:value-type="string">
            <text:p>male</text:p>
          </table:table-cell>
          <table:table-cell table:style-name="ce278" table:formula="of:=[.E25]" office:value-type="string" office:string-value="'s-Hertogenbosch" calcext:value-type="string">
            <text:p>'s-Hertogenbosch</text:p>
          </table:table-cell>
        </table:table-row>
        <table:table-row table:style-name="ro1">
          <table:table-cell office:value-type="string" calcext:value-type="string">
            <text:p>G.P.</text:p>
          </table:table-cell>
          <table:table-cell office:value-type="string" calcext:value-type="string">
            <text:p>Gerard</text:p>
          </table:table-cell>
          <table:table-cell office:value-type="string" calcext:value-type="string">
            <text:p>van den Ank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edel</text:p>
          </table:table-cell>
          <table:table-cell table:formula="of:=IF([.D26]=&quot;female&quot;;1;0)" office:value-type="float" office:value="0" calcext:value-type="float">
            <text:p>0</text:p>
          </table:table-cell>
          <table:table-cell table:formula="of:=SUM([.F2:.F26])/[.H26]" office:value-type="percentage" office:value="0.36" calcext:value-type="percentage">
            <text:p>36.00%</text:p>
          </table:table-cell>
          <table:table-cell office:value-type="float" office:value="25" calcext:value-type="float">
            <text:p>25</text:p>
          </table:table-cell>
          <table:table-cell table:formula="of:=CONCATENATE([.B26]; &quot; &quot;; [.C26])" office:value-type="string" office:string-value="Gerard van den Anker" calcext:value-type="string">
            <text:p>Gerard van den Anker</text:p>
          </table:table-cell>
          <table:table-cell table:formula="of:=[.D26]" office:value-type="string" office:string-value="male" calcext:value-type="string">
            <text:p>male</text:p>
          </table:table-cell>
          <table:table-cell table:style-name="ce279" table:formula="of:=[.E26]" office:value-type="string" office:string-value="Hedel" calcext:value-type="string">
            <text:p>Hedel</text:p>
          </table:table-cell>
        </table:table-row>
        <table:table-row table:style-name="ro1">
          <table:table-cell office:value-type="string" calcext:value-type="string">
            <text:p>V.L.W.A.</text:p>
          </table:table-cell>
          <table:table-cell office:value-type="string" calcext:value-type="string">
            <text:p>Vivianne</text:p>
          </table:table-cell>
          <table:table-cell office:value-type="string" calcext:value-type="string">
            <text:p>Heijn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astricht</text:p>
          </table:table-cell>
          <table:table-cell table:formula="of:=IF([.D27]=&quot;female&quot;;1;0)" office:value-type="float" office:value="1" calcext:value-type="float">
            <text:p>1</text:p>
          </table:table-cell>
          <table:table-cell table:formula="of:=SUM([.F2:.F27])/[.H27]" office:value-type="percentage" office:value="0.384615384615385" calcext:value-type="percentage">
            <text:p>38.46%</text:p>
          </table:table-cell>
          <table:table-cell office:value-type="float" office:value="26" calcext:value-type="float">
            <text:p>26</text:p>
          </table:table-cell>
          <table:table-cell table:formula="of:=CONCATENATE([.B27]; &quot; &quot;; [.C27])" office:value-type="string" office:string-value="Vivianne Heijnen" calcext:value-type="string">
            <text:p>Vivianne Heijnen</text:p>
          </table:table-cell>
          <table:table-cell table:formula="of:=[.D27]" office:value-type="string" office:string-value="female" calcext:value-type="string">
            <text:p>female</text:p>
          </table:table-cell>
          <table:table-cell table:style-name="ce280" table:formula="of:=[.E27]" office:value-type="string" office:string-value="Maastricht" calcext:value-type="string">
            <text:p>Maastricht</text:p>
          </table:table-cell>
        </table:table-row>
        <table:table-row table:style-name="ro1">
          <table:table-cell office:value-type="string" calcext:value-type="string">
            <text:p>S.W.</text:p>
          </table:table-cell>
          <table:table-cell office:value-type="string" calcext:value-type="string">
            <text:p>Sebastiaan</text:p>
          </table:table-cell>
          <table:table-cell office:value-type="string" calcext:value-type="string">
            <text:p>den Ba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trecht</text:p>
          </table:table-cell>
          <table:table-cell table:formula="of:=IF([.D28]=&quot;female&quot;;1;0)" office:value-type="float" office:value="0" calcext:value-type="float">
            <text:p>0</text:p>
          </table:table-cell>
          <table:table-cell table:formula="of:=SUM([.F2:.F28])/[.H28]" office:value-type="percentage" office:value="0.37037037037037" calcext:value-type="percentage">
            <text:p>37.04%</text:p>
          </table:table-cell>
          <table:table-cell office:value-type="float" office:value="27" calcext:value-type="float">
            <text:p>27</text:p>
          </table:table-cell>
          <table:table-cell table:formula="of:=CONCATENATE([.B28]; &quot; &quot;; [.C28])" office:value-type="string" office:string-value="Sebastiaan den Bak" calcext:value-type="string">
            <text:p>Sebastiaan den Bak</text:p>
          </table:table-cell>
          <table:table-cell table:formula="of:=[.D28]" office:value-type="string" office:string-value="male" calcext:value-type="string">
            <text:p>male</text:p>
          </table:table-cell>
          <table:table-cell table:style-name="ce281" table:formula="of:=[.E28]" office:value-type="string" office:string-value="Utrecht" calcext:value-type="string">
            <text:p>Utrecht</text:p>
          </table:table-cell>
        </table:table-row>
        <table:table-row table:style-name="ro1">
          <table:table-cell office:value-type="string" calcext:value-type="string">
            <text:p>C.J.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Schotm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ronten</text:p>
          </table:table-cell>
          <table:table-cell table:formula="of:=IF([.D29]=&quot;female&quot;;1;0)" office:value-type="float" office:value="1" calcext:value-type="float">
            <text:p>1</text:p>
          </table:table-cell>
          <table:table-cell table:formula="of:=SUM([.F2:.F29])/[.H29]" office:value-type="percentage" office:value="0.392857142857143" calcext:value-type="percentage">
            <text:p>39.29%</text:p>
          </table:table-cell>
          <table:table-cell office:value-type="float" office:value="28" calcext:value-type="float">
            <text:p>28</text:p>
          </table:table-cell>
          <table:table-cell table:formula="of:=CONCATENATE([.B29]; &quot; &quot;; [.C29])" office:value-type="string" office:string-value="Chris Schotman" calcext:value-type="string">
            <text:p>Chris Schotman</text:p>
          </table:table-cell>
          <table:table-cell table:formula="of:=[.D29]" office:value-type="string" office:string-value="female" calcext:value-type="string">
            <text:p>female</text:p>
          </table:table-cell>
          <table:table-cell table:style-name="ce282" table:formula="of:=[.E29]" office:value-type="string" office:string-value="Dronten" calcext:value-type="string">
            <text:p>Dronten</text:p>
          </table:table-cell>
        </table:table-row>
        <table:table-row table:style-name="ro1">
          <table:table-cell office:value-type="string" calcext:value-type="string">
            <text:p>P.</text:p>
          </table:table-cell>
          <table:table-cell office:value-type="string" calcext:value-type="string">
            <text:p>Arjan</text:p>
          </table:table-cell>
          <table:table-cell office:value-type="string" calcext:value-type="string">
            <text:p>Erke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otterdam</text:p>
          </table:table-cell>
          <table:table-cell table:formula="of:=IF([.D30]=&quot;female&quot;;1;0)" office:value-type="float" office:value="0" calcext:value-type="float">
            <text:p>0</text:p>
          </table:table-cell>
          <table:table-cell table:formula="of:=SUM([.F2:.F30])/[.H30]" office:value-type="percentage" office:value="0.379310344827586" calcext:value-type="percentage">
            <text:p>37.93%</text:p>
          </table:table-cell>
          <table:table-cell office:value-type="float" office:value="29" calcext:value-type="float">
            <text:p>29</text:p>
          </table:table-cell>
          <table:table-cell table:formula="of:=CONCATENATE([.B30]; &quot; &quot;; [.C30])" office:value-type="string" office:string-value="Arjan Erkel" calcext:value-type="string">
            <text:p>Arjan Erkel</text:p>
          </table:table-cell>
          <table:table-cell table:formula="of:=[.D30]" office:value-type="string" office:string-value="male" calcext:value-type="string">
            <text:p>male</text:p>
          </table:table-cell>
          <table:table-cell table:style-name="ce283" table:formula="of:=[.E30]" office:value-type="string" office:string-value="Rotterdam" calcext:value-type="string">
            <text:p>Rotterdam</text:p>
          </table:table-cell>
        </table:table-row>
        <table:table-row table:style-name="ro1">
          <table:table-cell office:value-type="string" calcext:value-type="string">
            <text:p>C.C.M.</text:p>
          </table:table-cell>
          <table:table-cell office:value-type="string" calcext:value-type="string">
            <text:p>Karin</text:p>
          </table:table-cell>
          <table:table-cell office:value-type="string" calcext:value-type="string">
            <text:p>Zwinkel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onster</text:p>
          </table:table-cell>
          <table:table-cell table:formula="of:=IF([.D31]=&quot;female&quot;;1;0)" office:value-type="float" office:value="1" calcext:value-type="float">
            <text:p>1</text:p>
          </table:table-cell>
          <table:table-cell table:formula="of:=SUM([.F2:.F31])/[.H31]" office:value-type="percentage" office:value="0.4" calcext:value-type="percentage">
            <text:p>40.00%</text:p>
          </table:table-cell>
          <table:table-cell office:value-type="float" office:value="30" calcext:value-type="float">
            <text:p>30</text:p>
          </table:table-cell>
          <table:table-cell table:formula="of:=CONCATENATE([.B31]; &quot; &quot;; [.C31])" office:value-type="string" office:string-value="Karin Zwinkels" calcext:value-type="string">
            <text:p>Karin Zwinkels</text:p>
          </table:table-cell>
          <table:table-cell table:formula="of:=[.D31]" office:value-type="string" office:string-value="female" calcext:value-type="string">
            <text:p>female</text:p>
          </table:table-cell>
          <table:table-cell table:style-name="ce284" table:formula="of:=[.E31]" office:value-type="string" office:string-value="Monster" calcext:value-type="string">
            <text:p>Monster</text:p>
          </table:table-cell>
        </table:table-row>
        <table:table-row table:style-name="ro1">
          <table:table-cell office:value-type="string" calcext:value-type="string">
            <text:p>E.</text:p>
          </table:table-cell>
          <table:table-cell office:value-type="string" calcext:value-type="string">
            <text:p>Esther</text:p>
          </table:table-cell>
          <table:table-cell office:value-type="string" calcext:value-type="string">
            <text:p>Hanemaaij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okkum</text:p>
          </table:table-cell>
          <table:table-cell table:formula="of:=IF([.D32]=&quot;female&quot;;1;0)" office:value-type="float" office:value="1" calcext:value-type="float">
            <text:p>1</text:p>
          </table:table-cell>
          <table:table-cell table:formula="of:=SUM([.F2:.F32])/[.H32]" office:value-type="percentage" office:value="0.419354838709677" calcext:value-type="percentage">
            <text:p>41.94%</text:p>
          </table:table-cell>
          <table:table-cell office:value-type="float" office:value="31" calcext:value-type="float">
            <text:p>31</text:p>
          </table:table-cell>
          <table:table-cell table:formula="of:=CONCATENATE([.B32]; &quot; &quot;; [.C32])" office:value-type="string" office:string-value="Esther Hanemaaijer" calcext:value-type="string">
            <text:p>Esther Hanemaaijer</text:p>
          </table:table-cell>
          <table:table-cell table:formula="of:=[.D32]" office:value-type="string" office:string-value="female" calcext:value-type="string">
            <text:p>female</text:p>
          </table:table-cell>
          <table:table-cell table:style-name="ce285" table:formula="of:=[.E32]" office:value-type="string" office:string-value="Dokkum" calcext:value-type="string">
            <text:p>Dokkum</text:p>
          </table:table-cell>
        </table:table-row>
        <table:table-row table:style-name="ro1">
          <table:table-cell office:value-type="string" calcext:value-type="string">
            <text:p>G.J.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Hutte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rnhem</text:p>
          </table:table-cell>
          <table:table-cell table:formula="of:=IF([.D33]=&quot;female&quot;;1;0)" office:value-type="float" office:value="0" calcext:value-type="float">
            <text:p>0</text:p>
          </table:table-cell>
          <table:table-cell table:formula="of:=SUM([.F2:.F33])/[.H33]" office:value-type="percentage" office:value="0.40625" calcext:value-type="percentage">
            <text:p>40.63%</text:p>
          </table:table-cell>
          <table:table-cell office:value-type="float" office:value="32" calcext:value-type="float">
            <text:p>32</text:p>
          </table:table-cell>
          <table:table-cell table:formula="of:=CONCATENATE([.B33]; &quot; &quot;; [.C33])" office:value-type="string" office:string-value="Jan Hutten" calcext:value-type="string">
            <text:p>Jan Hutten</text:p>
          </table:table-cell>
          <table:table-cell table:formula="of:=[.D33]" office:value-type="string" office:string-value="male" calcext:value-type="string">
            <text:p>male</text:p>
          </table:table-cell>
          <table:table-cell table:style-name="ce286" table:formula="of:=[.E33]" office:value-type="string" office:string-value="Arnhem" calcext:value-type="string">
            <text:p>Arnhem</text:p>
          </table:table-cell>
        </table:table-row>
        <table:table-row table:style-name="ro1">
          <table:table-cell office:value-type="string" calcext:value-type="string">
            <text:p>M.</text:p>
          </table:table-cell>
          <table:table-cell office:value-type="string" calcext:value-type="string">
            <text:p>Marischa</text:p>
          </table:table-cell>
          <table:table-cell office:value-type="string" calcext:value-type="string">
            <text:p>Ki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's-Gravenhage</text:p>
          </table:table-cell>
          <table:table-cell table:formula="of:=IF([.D34]=&quot;female&quot;;1;0)" office:value-type="float" office:value="1" calcext:value-type="float">
            <text:p>1</text:p>
          </table:table-cell>
          <table:table-cell table:formula="of:=SUM([.F2:.F34])/[.H34]" office:value-type="percentage" office:value="0.424242424242424" calcext:value-type="percentage">
            <text:p>42.42%</text:p>
          </table:table-cell>
          <table:table-cell office:value-type="float" office:value="33" calcext:value-type="float">
            <text:p>33</text:p>
          </table:table-cell>
          <table:table-cell table:formula="of:=CONCATENATE([.B34]; &quot; &quot;; [.C34])" office:value-type="string" office:string-value="Marischa Kip" calcext:value-type="string">
            <text:p>Marischa Kip</text:p>
          </table:table-cell>
          <table:table-cell table:formula="of:=[.D34]" office:value-type="string" office:string-value="female" calcext:value-type="string">
            <text:p>female</text:p>
          </table:table-cell>
          <table:table-cell table:style-name="ce287" table:formula="of:=[.E34]" office:value-type="string" office:string-value="'s-Gravenhage" calcext:value-type="string">
            <text:p>'s-Gravenhage</text:p>
          </table:table-cell>
        </table:table-row>
        <table:table-row table:style-name="ro1">
          <table:table-cell office:value-type="string" calcext:value-type="string">
            <text:p>E.J.F.M.</text:p>
          </table:table-cell>
          <table:table-cell office:value-type="string" calcext:value-type="string">
            <text:p>Eugène</text:p>
          </table:table-cell>
          <table:table-cell office:value-type="string" calcext:value-type="string">
            <text:p>van Mierl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melo</text:p>
          </table:table-cell>
          <table:table-cell table:formula="of:=IF([.D35]=&quot;female&quot;;1;0)" office:value-type="float" office:value="0" calcext:value-type="float">
            <text:p>0</text:p>
          </table:table-cell>
          <table:table-cell table:formula="of:=SUM([.F2:.F35])/[.H35]" office:value-type="percentage" office:value="0.411764705882353" calcext:value-type="percentage">
            <text:p>41.18%</text:p>
          </table:table-cell>
          <table:table-cell office:value-type="float" office:value="34" calcext:value-type="float">
            <text:p>34</text:p>
          </table:table-cell>
          <table:table-cell table:formula="of:=CONCATENATE([.B35]; &quot; &quot;; [.C35])" office:value-type="string" office:string-value="Eugène van Mierlo" calcext:value-type="string">
            <text:p>Eugène van Mierlo</text:p>
          </table:table-cell>
          <table:table-cell table:formula="of:=[.D35]" office:value-type="string" office:string-value="male" calcext:value-type="string">
            <text:p>male</text:p>
          </table:table-cell>
          <table:table-cell table:style-name="ce288" table:formula="of:=[.E35]" office:value-type="string" office:string-value="Almelo" calcext:value-type="string">
            <text:p>Almelo</text:p>
          </table:table-cell>
        </table:table-row>
        <table:table-row table:style-name="ro1">
          <table:table-cell office:value-type="string" calcext:value-type="string">
            <text:p>M.C.</text:p>
          </table:table-cell>
          <table:table-cell office:value-type="string" calcext:value-type="string">
            <text:p>Ria</text:p>
          </table:table-cell>
          <table:table-cell office:value-type="string" calcext:value-type="string">
            <text:p>de Korte-Verhoef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aambrugge</text:p>
          </table:table-cell>
          <table:table-cell table:formula="of:=IF([.D36]=&quot;female&quot;;1;0)" office:value-type="float" office:value="1" calcext:value-type="float">
            <text:p>1</text:p>
          </table:table-cell>
          <table:table-cell table:formula="of:=SUM([.F2:.F36])/[.H36]" office:value-type="percentage" office:value="0.428571428571429" calcext:value-type="percentage">
            <text:p>42.86%</text:p>
          </table:table-cell>
          <table:table-cell office:value-type="float" office:value="35" calcext:value-type="float">
            <text:p>35</text:p>
          </table:table-cell>
          <table:table-cell table:formula="of:=CONCATENATE([.B36]; &quot; &quot;; [.C36])" office:value-type="string" office:string-value="Ria de Korte-Verhoef" calcext:value-type="string">
            <text:p>Ria de Korte-Verhoef</text:p>
          </table:table-cell>
          <table:table-cell table:formula="of:=[.D36]" office:value-type="string" office:string-value="female" calcext:value-type="string">
            <text:p>female</text:p>
          </table:table-cell>
          <table:table-cell table:style-name="ce289" table:formula="of:=[.E36]" office:value-type="string" office:string-value="Baambrugge" calcext:value-type="string">
            <text:p>Baambrugge</text:p>
          </table:table-cell>
        </table:table-row>
        <table:table-row table:style-name="ro1">
          <table:table-cell office:value-type="string" calcext:value-type="string">
            <text:p>B.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Bergkam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reda</text:p>
          </table:table-cell>
          <table:table-cell table:formula="of:=IF([.D37]=&quot;female&quot;;1;0)" office:value-type="float" office:value="0" calcext:value-type="float">
            <text:p>0</text:p>
          </table:table-cell>
          <table:table-cell table:formula="of:=SUM([.F2:.F37])/[.H37]" office:value-type="percentage" office:value="0.416666666666667" calcext:value-type="percentage">
            <text:p>41.67%</text:p>
          </table:table-cell>
          <table:table-cell office:value-type="float" office:value="36" calcext:value-type="float">
            <text:p>36</text:p>
          </table:table-cell>
          <table:table-cell table:formula="of:=CONCATENATE([.B37]; &quot; &quot;; [.C37])" office:value-type="string" office:string-value="Bob Bergkamp" calcext:value-type="string">
            <text:p>Bob Bergkamp</text:p>
          </table:table-cell>
          <table:table-cell table:formula="of:=[.D37]" office:value-type="string" office:string-value="male" calcext:value-type="string">
            <text:p>male</text:p>
          </table:table-cell>
          <table:table-cell table:style-name="ce290" table:formula="of:=[.E37]" office:value-type="string" office:string-value="Breda" calcext:value-type="string">
            <text:p>Breda</text:p>
          </table:table-cell>
        </table:table-row>
        <table:table-row table:style-name="ro1">
          <table:table-cell office:value-type="string" calcext:value-type="string">
            <text:p>J.</text:p>
          </table:table-cell>
          <table:table-cell office:value-type="string" calcext:value-type="string">
            <text:p>Jan-Jaap</text:p>
          </table:table-cell>
          <table:table-cell office:value-type="string" calcext:value-type="string">
            <text:p>de Ha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eiden</text:p>
          </table:table-cell>
          <table:table-cell table:formula="of:=IF([.D38]=&quot;female&quot;;1;0)" office:value-type="float" office:value="0" calcext:value-type="float">
            <text:p>0</text:p>
          </table:table-cell>
          <table:table-cell table:formula="of:=SUM([.F2:.F38])/[.H38]" office:value-type="percentage" office:value="0.405405405405405" calcext:value-type="percentage">
            <text:p>40.54%</text:p>
          </table:table-cell>
          <table:table-cell office:value-type="float" office:value="37" calcext:value-type="float">
            <text:p>37</text:p>
          </table:table-cell>
          <table:table-cell table:formula="of:=CONCATENATE([.B38]; &quot; &quot;; [.C38])" office:value-type="string" office:string-value="Jan-Jaap de Haan" calcext:value-type="string">
            <text:p>Jan-Jaap de Haan</text:p>
          </table:table-cell>
          <table:table-cell table:formula="of:=[.D38]" office:value-type="string" office:string-value="male" calcext:value-type="string">
            <text:p>male</text:p>
          </table:table-cell>
          <table:table-cell table:style-name="ce291" table:formula="of:=[.E38]" office:value-type="string" office:string-value="Leiden" calcext:value-type="string">
            <text:p>Leiden</text:p>
          </table:table-cell>
        </table:table-row>
        <table:table-row table:style-name="ro1">
          <table:table-cell office:value-type="string" calcext:value-type="string">
            <text:p>J.M.M.</text:p>
          </table:table-cell>
          <table:table-cell office:value-type="string" calcext:value-type="string">
            <text:p>Jochgem</text:p>
          </table:table-cell>
          <table:table-cell office:value-type="string" calcext:value-type="string">
            <text:p>van Opst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rlijn</text:p>
          </table:table-cell>
          <table:table-cell table:formula="of:=IF([.D39]=&quot;female&quot;;1;0)" office:value-type="float" office:value="0" calcext:value-type="float">
            <text:p>0</text:p>
          </table:table-cell>
          <table:table-cell table:formula="of:=SUM([.F2:.F39])/[.H39]" office:value-type="percentage" office:value="0.394736842105263" calcext:value-type="percentage">
            <text:p>39.47%</text:p>
          </table:table-cell>
          <table:table-cell office:value-type="float" office:value="38" calcext:value-type="float">
            <text:p>38</text:p>
          </table:table-cell>
          <table:table-cell table:formula="of:=CONCATENATE([.B39]; &quot; &quot;; [.C39])" office:value-type="string" office:string-value="Jochgem van Opstal" calcext:value-type="string">
            <text:p>Jochgem van Opstal</text:p>
          </table:table-cell>
          <table:table-cell table:formula="of:=[.D39]" office:value-type="string" office:string-value="male" calcext:value-type="string">
            <text:p>male</text:p>
          </table:table-cell>
          <table:table-cell table:style-name="ce292" table:formula="of:=[.E39]" office:value-type="string" office:string-value="Berlijn" calcext:value-type="string">
            <text:p>Berlijn</text:p>
          </table:table-cell>
        </table:table-row>
        <table:table-row table:style-name="ro1">
          <table:table-cell office:value-type="string" calcext:value-type="string">
            <text:p>B.H.M.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Gardenier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msterdam</text:p>
          </table:table-cell>
          <table:table-cell table:formula="of:=IF([.D40]=&quot;female&quot;;1;0)" office:value-type="float" office:value="1" calcext:value-type="float">
            <text:p>1</text:p>
          </table:table-cell>
          <table:table-cell table:formula="of:=SUM([.F2:.F40])/[.H40]" office:value-type="percentage" office:value="0.41025641025641" calcext:value-type="percentage">
            <text:p>41.03%</text:p>
          </table:table-cell>
          <table:table-cell office:value-type="float" office:value="39" calcext:value-type="float">
            <text:p>39</text:p>
          </table:table-cell>
          <table:table-cell table:formula="of:=CONCATENATE([.B40]; &quot; &quot;; [.C40])" office:value-type="string" office:string-value="Barbara Gardeniers" calcext:value-type="string">
            <text:p>Barbara Gardeniers</text:p>
          </table:table-cell>
          <table:table-cell table:formula="of:=[.D40]" office:value-type="string" office:string-value="female" calcext:value-type="string">
            <text:p>female</text:p>
          </table:table-cell>
          <table:table-cell table:style-name="ce293" table:formula="of:=[.E40]" office:value-type="string" office:string-value="Amsterdam" calcext:value-type="string">
            <text:p>Amsterdam</text:p>
          </table:table-cell>
        </table:table-row>
        <table:table-row table:style-name="ro1">
          <table:table-cell office:value-type="string" calcext:value-type="string">
            <text:p>M.</text:p>
          </table:table-cell>
          <table:table-cell office:value-type="string" calcext:value-type="string">
            <text:p>Mustafa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orinchem</text:p>
          </table:table-cell>
          <table:table-cell table:formula="of:=IF([.D41]=&quot;female&quot;;1;0)" office:value-type="float" office:value="0" calcext:value-type="float">
            <text:p>0</text:p>
          </table:table-cell>
          <table:table-cell table:formula="of:=SUM([.F2:.F41])/[.H41]" office:value-type="percentage" office:value="0.4" calcext:value-type="percentage">
            <text:p>40.00%</text:p>
          </table:table-cell>
          <table:table-cell office:value-type="float" office:value="40" calcext:value-type="float">
            <text:p>40</text:p>
          </table:table-cell>
          <table:table-cell table:formula="of:=CONCATENATE([.B41]; &quot; &quot;; [.C41])" office:value-type="string" office:string-value="Mustafa Bal" calcext:value-type="string">
            <text:p>Mustafa Bal</text:p>
          </table:table-cell>
          <table:table-cell table:formula="of:=[.D41]" office:value-type="string" office:string-value="male" calcext:value-type="string">
            <text:p>male</text:p>
          </table:table-cell>
          <table:table-cell table:style-name="ce294" table:formula="of:=[.E41]" office:value-type="string" office:string-value="Gorinchem" calcext:value-type="string">
            <text:p>Gorinchem</text:p>
          </table:table-cell>
        </table:table-row>
        <table:table-row table:style-name="ro1">
          <table:table-cell office:value-type="string" calcext:value-type="string">
            <text:p>R.</text:p>
          </table:table-cell>
          <table:table-cell office:value-type="string" calcext:value-type="string">
            <text:p>René</text:p>
          </table:table-cell>
          <table:table-cell office:value-type="string" calcext:value-type="string">
            <text:p>Vrug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phen aan den Rijn</text:p>
          </table:table-cell>
          <table:table-cell table:formula="of:=IF([.D42]=&quot;female&quot;;1;0)" office:value-type="float" office:value="0" calcext:value-type="float">
            <text:p>0</text:p>
          </table:table-cell>
          <table:table-cell table:formula="of:=SUM([.F2:.F42])/[.H42]" office:value-type="percentage" office:value="0.390243902439024" calcext:value-type="percentage">
            <text:p>39.02%</text:p>
          </table:table-cell>
          <table:table-cell office:value-type="float" office:value="41" calcext:value-type="float">
            <text:p>41</text:p>
          </table:table-cell>
          <table:table-cell table:formula="of:=CONCATENATE([.B42]; &quot; &quot;; [.C42])" office:value-type="string" office:string-value="René Vrugt" calcext:value-type="string">
            <text:p>René Vrugt</text:p>
          </table:table-cell>
          <table:table-cell table:formula="of:=[.D42]" office:value-type="string" office:string-value="male" calcext:value-type="string">
            <text:p>male</text:p>
          </table:table-cell>
          <table:table-cell table:style-name="ce295" table:formula="of:=[.E42]" office:value-type="string" office:string-value="Alphen aan den Rijn" calcext:value-type="string">
            <text:p>Alphen aan den Rijn</text:p>
          </table:table-cell>
        </table:table-row>
        <table:table-row table:style-name="ro1">
          <table:table-cell office:value-type="string" calcext:value-type="string">
            <text:p>B.</text:p>
          </table:table-cell>
          <table:table-cell office:value-type="string" calcext:value-type="string">
            <text:p>Bart</text:p>
          </table:table-cell>
          <table:table-cell office:value-type="string" calcext:value-type="string">
            <text:p>van Dekke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Zuidwolde</text:p>
          </table:table-cell>
          <table:table-cell table:formula="of:=IF([.D43]=&quot;female&quot;;1;0)" office:value-type="float" office:value="0" calcext:value-type="float">
            <text:p>0</text:p>
          </table:table-cell>
          <table:table-cell table:formula="of:=SUM([.F2:.F43])/[.H43]" office:value-type="percentage" office:value="0.380952380952381" calcext:value-type="percentage">
            <text:p>38.10%</text:p>
          </table:table-cell>
          <table:table-cell office:value-type="float" office:value="42" calcext:value-type="float">
            <text:p>42</text:p>
          </table:table-cell>
          <table:table-cell table:formula="of:=CONCATENATE([.B43]; &quot; &quot;; [.C43])" office:value-type="string" office:string-value="Bart van Dekken" calcext:value-type="string">
            <text:p>Bart van Dekken</text:p>
          </table:table-cell>
          <table:table-cell table:formula="of:=[.D43]" office:value-type="string" office:string-value="male" calcext:value-type="string">
            <text:p>male</text:p>
          </table:table-cell>
          <table:table-cell table:style-name="ce296" table:formula="of:=[.E43]" office:value-type="string" office:string-value="Zuidwolde" calcext:value-type="string">
            <text:p>Zuidwolde</text:p>
          </table:table-cell>
        </table:table-row>
        <table:table-row table:style-name="ro1">
          <table:table-cell office:value-type="string" calcext:value-type="string">
            <text:p>W.J.M.M.</text:p>
          </table:table-cell>
          <table:table-cell office:value-type="string" calcext:value-type="string">
            <text:p>Wiljan</text:p>
          </table:table-cell>
          <table:table-cell office:value-type="string" calcext:value-type="string">
            <text:p>Vloe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hiedam</text:p>
          </table:table-cell>
          <table:table-cell table:formula="of:=IF([.D44]=&quot;female&quot;;1;0)" office:value-type="float" office:value="0" calcext:value-type="float">
            <text:p>0</text:p>
          </table:table-cell>
          <table:table-cell table:formula="of:=SUM([.F2:.F44])/[.H44]" office:value-type="percentage" office:value="0.372093023255814" calcext:value-type="percentage">
            <text:p>37.21%</text:p>
          </table:table-cell>
          <table:table-cell office:value-type="float" office:value="43" calcext:value-type="float">
            <text:p>43</text:p>
          </table:table-cell>
          <table:table-cell table:formula="of:=CONCATENATE([.B44]; &quot; &quot;; [.C44])" office:value-type="string" office:string-value="Wiljan Vloet" calcext:value-type="string">
            <text:p>Wiljan Vloet</text:p>
          </table:table-cell>
          <table:table-cell table:formula="of:=[.D44]" office:value-type="string" office:string-value="male" calcext:value-type="string">
            <text:p>male</text:p>
          </table:table-cell>
          <table:table-cell table:style-name="ce297" table:formula="of:=[.E44]" office:value-type="string" office:string-value="Schiedam" calcext:value-type="string">
            <text:p>Schiedam</text:p>
          </table:table-cell>
        </table:table-row>
        <table:table-row table:style-name="ro1">
          <table:table-cell office:value-type="string" calcext:value-type="string">
            <text:p>M.R.H.M.</text:p>
          </table:table-cell>
          <table:table-cell office:value-type="string" calcext:value-type="string">
            <text:p>Maurits</text:p>
          </table:table-cell>
          <table:table-cell office:value-type="string" calcext:value-type="string">
            <text:p>von Martel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alfsen</text:p>
          </table:table-cell>
          <table:table-cell table:formula="of:=IF([.D45]=&quot;female&quot;;1;0)" office:value-type="float" office:value="0" calcext:value-type="float">
            <text:p>0</text:p>
          </table:table-cell>
          <table:table-cell table:formula="of:=SUM([.F2:.F45])/[.H45]" office:value-type="percentage" office:value="0.363636363636364" calcext:value-type="percentage">
            <text:p>36.36%</text:p>
          </table:table-cell>
          <table:table-cell office:value-type="float" office:value="44" calcext:value-type="float">
            <text:p>44</text:p>
          </table:table-cell>
          <table:table-cell table:formula="of:=CONCATENATE([.B45]; &quot; &quot;; [.C45])" office:value-type="string" office:string-value="Maurits von Martels" calcext:value-type="string">
            <text:p>Maurits von Martels</text:p>
          </table:table-cell>
          <table:table-cell table:formula="of:=[.D45]" office:value-type="string" office:string-value="male" calcext:value-type="string">
            <text:p>male</text:p>
          </table:table-cell>
          <table:table-cell table:style-name="ce298" table:formula="of:=[.E45]" office:value-type="string" office:string-value="Dalfsen" calcext:value-type="string">
            <text:p>Dalfsen</text:p>
          </table:table-cell>
        </table:table-row>
        <table:table-row table:style-name="ro1">
          <table:table-cell office:value-type="string" calcext:value-type="string">
            <text:p>J.M.A.R.</text:p>
          </table:table-cell>
          <table:table-cell office:value-type="string" calcext:value-type="string">
            <text:p>Roy</text:p>
          </table:table-cell>
          <table:table-cell office:value-type="string" calcext:value-type="string">
            <text:p>van der Broe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hinnen</text:p>
          </table:table-cell>
          <table:table-cell table:formula="of:=IF([.D46]=&quot;female&quot;;1;0)" office:value-type="float" office:value="0" calcext:value-type="float">
            <text:p>0</text:p>
          </table:table-cell>
          <table:table-cell table:formula="of:=SUM([.F2:.F46])/[.H46]" office:value-type="percentage" office:value="0.355555555555556" calcext:value-type="percentage">
            <text:p>35.56%</text:p>
          </table:table-cell>
          <table:table-cell office:value-type="float" office:value="45" calcext:value-type="float">
            <text:p>45</text:p>
          </table:table-cell>
          <table:table-cell table:formula="of:=CONCATENATE([.B46]; &quot; &quot;; [.C46])" office:value-type="string" office:string-value="Roy van der Broek" calcext:value-type="string">
            <text:p>Roy van der Broek</text:p>
          </table:table-cell>
          <table:table-cell table:formula="of:=[.D46]" office:value-type="string" office:string-value="male" calcext:value-type="string">
            <text:p>male</text:p>
          </table:table-cell>
          <table:table-cell table:style-name="ce299" table:formula="of:=[.E46]" office:value-type="string" office:string-value="Schinnen" calcext:value-type="string">
            <text:p>Schinnen</text:p>
          </table:table-cell>
        </table:table-row>
        <table:table-row table:style-name="ro1">
          <table:table-cell office:value-type="string" calcext:value-type="string">
            <text:p>D.J.</text:p>
          </table:table-cell>
          <table:table-cell office:value-type="string" calcext:value-type="string">
            <text:p>Duco</text:p>
          </table:table-cell>
          <table:table-cell office:value-type="string" calcext:value-type="string">
            <text:p>van Lanscho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msterdam</text:p>
          </table:table-cell>
          <table:table-cell table:formula="of:=IF([.D47]=&quot;female&quot;;1;0)" office:value-type="float" office:value="0" calcext:value-type="float">
            <text:p>0</text:p>
          </table:table-cell>
          <table:table-cell table:formula="of:=SUM([.F2:.F47])/[.H47]" office:value-type="percentage" office:value="0.347826086956522" calcext:value-type="percentage">
            <text:p>34.78%</text:p>
          </table:table-cell>
          <table:table-cell office:value-type="float" office:value="46" calcext:value-type="float">
            <text:p>46</text:p>
          </table:table-cell>
          <table:table-cell table:formula="of:=CONCATENATE([.B47]; &quot; &quot;; [.C47])" office:value-type="string" office:string-value="Duco van Lanschot" calcext:value-type="string">
            <text:p>Duco van Lanschot</text:p>
          </table:table-cell>
          <table:table-cell table:formula="of:=[.D47]" office:value-type="string" office:string-value="male" calcext:value-type="string">
            <text:p>male</text:p>
          </table:table-cell>
          <table:table-cell table:style-name="ce300" table:formula="of:=[.E47]" office:value-type="string" office:string-value="Amsterdam" calcext:value-type="string">
            <text:p>Amsterdam</text:p>
          </table:table-cell>
        </table:table-row>
        <table:table-row table:style-name="ro1">
          <table:table-cell office:value-type="string" calcext:value-type="string">
            <text:p>S.J.E.</text:p>
          </table:table-cell>
          <table:table-cell office:value-type="string" calcext:value-type="string">
            <text:p>Steffi</text:p>
          </table:table-cell>
          <table:table-cell office:value-type="string" calcext:value-type="string">
            <text:p>Rombout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msterdam</text:p>
          </table:table-cell>
          <table:table-cell table:formula="of:=IF([.D48]=&quot;female&quot;;1;0)" office:value-type="float" office:value="1" calcext:value-type="float">
            <text:p>1</text:p>
          </table:table-cell>
          <table:table-cell table:formula="of:=SUM([.F2:.F48])/[.H48]" office:value-type="percentage" office:value="0.361702127659574" calcext:value-type="percentage">
            <text:p>36.17%</text:p>
          </table:table-cell>
          <table:table-cell office:value-type="float" office:value="47" calcext:value-type="float">
            <text:p>47</text:p>
          </table:table-cell>
          <table:table-cell table:formula="of:=CONCATENATE([.B48]; &quot; &quot;; [.C48])" office:value-type="string" office:string-value="Steffi Rombouts" calcext:value-type="string">
            <text:p>Steffi Rombouts</text:p>
          </table:table-cell>
          <table:table-cell table:formula="of:=[.D48]" office:value-type="string" office:string-value="female" calcext:value-type="string">
            <text:p>female</text:p>
          </table:table-cell>
          <table:table-cell table:style-name="ce301" table:formula="of:=[.E48]" office:value-type="string" office:string-value="Amsterdam" calcext:value-type="string">
            <text:p>Amsterdam</text:p>
          </table:table-cell>
        </table:table-row>
        <table:table-row table:style-name="ro1">
          <table:table-cell office:value-type="string" calcext:value-type="string">
            <text:p>R.B.</text:p>
          </table:table-cell>
          <table:table-cell office:value-type="string" calcext:value-type="string">
            <text:p>Rogier</text:p>
          </table:table-cell>
          <table:table-cell office:value-type="string" calcext:value-type="string">
            <text:p>Havela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msterdam</text:p>
          </table:table-cell>
          <table:table-cell table:formula="of:=IF([.D49]=&quot;female&quot;;1;0)" office:value-type="float" office:value="0" calcext:value-type="float">
            <text:p>0</text:p>
          </table:table-cell>
          <table:table-cell table:formula="of:=SUM([.F2:.F49])/[.H49]" office:value-type="percentage" office:value="0.354166666666667" calcext:value-type="percentage">
            <text:p>35.42%</text:p>
          </table:table-cell>
          <table:table-cell office:value-type="float" office:value="48" calcext:value-type="float">
            <text:p>48</text:p>
          </table:table-cell>
          <table:table-cell table:formula="of:=CONCATENATE([.B49]; &quot; &quot;; [.C49])" office:value-type="string" office:string-value="Rogier Havelaar" calcext:value-type="string">
            <text:p>Rogier Havelaar</text:p>
          </table:table-cell>
          <table:table-cell table:formula="of:=[.D49]" office:value-type="string" office:string-value="male" calcext:value-type="string">
            <text:p>male</text:p>
          </table:table-cell>
          <table:table-cell table:style-name="ce302" table:formula="of:=[.E49]" office:value-type="string" office:string-value="Amsterdam" calcext:value-type="string">
            <text:p>Amsterdam</text:p>
          </table:table-cell>
        </table:table-row>
        <table:table-row table:style-name="ro1">
          <table:table-cell office:value-type="string" calcext:value-type="string">
            <text:p>S.</text:p>
          </table:table-cell>
          <table:table-cell office:value-type="string" calcext:value-type="string">
            <text:p>Suzanne</text:p>
          </table:table-cell>
          <table:table-cell office:value-type="string" calcext:value-type="string">
            <text:p>van Tries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msterdam</text:p>
          </table:table-cell>
          <table:table-cell table:formula="of:=IF([.D50]=&quot;female&quot;;1;0)" office:value-type="float" office:value="1" calcext:value-type="float">
            <text:p>1</text:p>
          </table:table-cell>
          <table:table-cell table:formula="of:=SUM([.F2:.F50])/[.H50]" office:value-type="percentage" office:value="0.36734693877551" calcext:value-type="percentage">
            <text:p>36.73%</text:p>
          </table:table-cell>
          <table:table-cell office:value-type="float" office:value="49" calcext:value-type="float">
            <text:p>49</text:p>
          </table:table-cell>
          <table:table-cell table:formula="of:=CONCATENATE([.B50]; &quot; &quot;; [.C50])" office:value-type="string" office:string-value="Suzanne van Triest" calcext:value-type="string">
            <text:p>Suzanne van Triest</text:p>
          </table:table-cell>
          <table:table-cell table:formula="of:=[.D50]" office:value-type="string" office:string-value="female" calcext:value-type="string">
            <text:p>female</text:p>
          </table:table-cell>
          <table:table-cell table:style-name="ce303" table:formula="of:=[.E50]" office:value-type="string" office:string-value="Amsterdam" calcext:value-type="string">
            <text:p>Amsterdam</text:p>
          </table:table-cell>
        </table:table-row>
        <table:table-row table:style-name="ro1">
          <table:table-cell office:value-type="string" calcext:value-type="string">
            <text:p>A.</text:p>
          </table:table-cell>
          <table:table-cell office:value-type="string" calcext:value-type="string">
            <text:p>Abdulkadir</text:p>
          </table:table-cell>
          <table:table-cell office:value-type="string" calcext:value-type="string">
            <text:p>Tanyildiz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msterdam</text:p>
          </table:table-cell>
          <table:table-cell table:formula="of:=IF([.D51]=&quot;female&quot;;1;0)" office:value-type="float" office:value="0" calcext:value-type="float">
            <text:p>0</text:p>
          </table:table-cell>
          <table:table-cell table:formula="of:=SUM([.F2:.F51])/[.H51]" office:value-type="percentage" office:value="0.36" calcext:value-type="percentage">
            <text:p>36.00%</text:p>
          </table:table-cell>
          <table:table-cell office:value-type="float" office:value="50" calcext:value-type="float">
            <text:p>50</text:p>
          </table:table-cell>
          <table:table-cell table:formula="of:=CONCATENATE([.B51]; &quot; &quot;; [.C51])" office:value-type="string" office:string-value="Abdulkadir Tanyildiz" calcext:value-type="string">
            <text:p>Abdulkadir Tanyildiz</text:p>
          </table:table-cell>
          <table:table-cell table:formula="of:=[.D51]" office:value-type="string" office:string-value="male" calcext:value-type="string">
            <text:p>male</text:p>
          </table:table-cell>
          <table:table-cell table:style-name="ce304" table:formula="of:=[.E51]" office:value-type="string" office:string-value="Amsterdam" calcext:value-type="string">
            <text:p>Amsterdam</text:p>
          </table:table-cell>
        </table:table-row>
        <table:table-row table:style-name="ro1" table:number-rows-repeated="29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table:number-columns-repeated="3"/>
          <table:table-cell table:style-name="Default"/>
          <table:table-cell table:number-columns-repeated="7"/>
        </table:table-row>
        <calcext:conditional-formats>
          <calcext:conditional-format calcext:target-range-address="CDA.D2:CDA.D51">
            <calcext:condition calcext:apply-style-name="Untitled1" calcext:value="=&quot;male&quot;" calcext:base-cell-address="CDA.D2"/>
            <calcext:condition calcext:apply-style-name="Untitled2" calcext:value="=&quot;female&quot;" calcext:base-cell-address="CDA.D2"/>
          </calcext:conditional-format>
          <calcext:conditional-format calcext:target-range-address="CDA.K2:CDA.K2">
            <calcext:condition calcext:apply-style-name="Untitled1" calcext:value="=&quot;male&quot;" calcext:base-cell-address="CDA.K2"/>
            <calcext:condition calcext:apply-style-name="Untitled2" calcext:value="=&quot;female&quot;" calcext:base-cell-address="CDA.K2"/>
          </calcext:conditional-format>
          <calcext:conditional-format calcext:target-range-address="CDA.K1:CDA.K1">
            <calcext:condition calcext:apply-style-name="Untitled1" calcext:value="=&quot;male&quot;" calcext:base-cell-address="CDA.K1"/>
            <calcext:condition calcext:apply-style-name="Untitled2" calcext:value="=&quot;female&quot;" calcext:base-cell-address="CDA.K1"/>
          </calcext:conditional-format>
          <calcext:conditional-format calcext:target-range-address="CDA.K3:CDA.K3">
            <calcext:condition calcext:apply-style-name="Untitled1" calcext:value="=&quot;male&quot;" calcext:base-cell-address="CDA.K3"/>
            <calcext:condition calcext:apply-style-name="Untitled2" calcext:value="=&quot;female&quot;" calcext:base-cell-address="CDA.K3"/>
          </calcext:conditional-format>
          <calcext:conditional-format calcext:target-range-address="CDA.K4:CDA.K4">
            <calcext:condition calcext:apply-style-name="Untitled1" calcext:value="=&quot;male&quot;" calcext:base-cell-address="CDA.K4"/>
            <calcext:condition calcext:apply-style-name="Untitled2" calcext:value="=&quot;female&quot;" calcext:base-cell-address="CDA.K4"/>
          </calcext:conditional-format>
          <calcext:conditional-format calcext:target-range-address="CDA.K5:CDA.K5">
            <calcext:condition calcext:apply-style-name="Untitled1" calcext:value="=&quot;male&quot;" calcext:base-cell-address="CDA.K5"/>
            <calcext:condition calcext:apply-style-name="Untitled2" calcext:value="=&quot;female&quot;" calcext:base-cell-address="CDA.K5"/>
          </calcext:conditional-format>
          <calcext:conditional-format calcext:target-range-address="CDA.K6:CDA.K6">
            <calcext:condition calcext:apply-style-name="Untitled1" calcext:value="=&quot;male&quot;" calcext:base-cell-address="CDA.K6"/>
            <calcext:condition calcext:apply-style-name="Untitled2" calcext:value="=&quot;female&quot;" calcext:base-cell-address="CDA.K6"/>
          </calcext:conditional-format>
          <calcext:conditional-format calcext:target-range-address="CDA.K7:CDA.K7">
            <calcext:condition calcext:apply-style-name="Untitled1" calcext:value="=&quot;male&quot;" calcext:base-cell-address="CDA.K7"/>
            <calcext:condition calcext:apply-style-name="Untitled2" calcext:value="=&quot;female&quot;" calcext:base-cell-address="CDA.K7"/>
          </calcext:conditional-format>
          <calcext:conditional-format calcext:target-range-address="CDA.K8:CDA.K8">
            <calcext:condition calcext:apply-style-name="Untitled1" calcext:value="=&quot;male&quot;" calcext:base-cell-address="CDA.K8"/>
            <calcext:condition calcext:apply-style-name="Untitled2" calcext:value="=&quot;female&quot;" calcext:base-cell-address="CDA.K8"/>
          </calcext:conditional-format>
          <calcext:conditional-format calcext:target-range-address="CDA.K9:CDA.K9">
            <calcext:condition calcext:apply-style-name="Untitled1" calcext:value="=&quot;male&quot;" calcext:base-cell-address="CDA.K9"/>
            <calcext:condition calcext:apply-style-name="Untitled2" calcext:value="=&quot;female&quot;" calcext:base-cell-address="CDA.K9"/>
          </calcext:conditional-format>
          <calcext:conditional-format calcext:target-range-address="CDA.K10:CDA.K10">
            <calcext:condition calcext:apply-style-name="Untitled1" calcext:value="=&quot;male&quot;" calcext:base-cell-address="CDA.K10"/>
            <calcext:condition calcext:apply-style-name="Untitled2" calcext:value="=&quot;female&quot;" calcext:base-cell-address="CDA.K10"/>
          </calcext:conditional-format>
          <calcext:conditional-format calcext:target-range-address="CDA.K11:CDA.K11">
            <calcext:condition calcext:apply-style-name="Untitled1" calcext:value="=&quot;male&quot;" calcext:base-cell-address="CDA.K11"/>
            <calcext:condition calcext:apply-style-name="Untitled2" calcext:value="=&quot;female&quot;" calcext:base-cell-address="CDA.K11"/>
          </calcext:conditional-format>
          <calcext:conditional-format calcext:target-range-address="CDA.K12:CDA.K12">
            <calcext:condition calcext:apply-style-name="Untitled1" calcext:value="=&quot;male&quot;" calcext:base-cell-address="CDA.K12"/>
            <calcext:condition calcext:apply-style-name="Untitled2" calcext:value="=&quot;female&quot;" calcext:base-cell-address="CDA.K12"/>
          </calcext:conditional-format>
          <calcext:conditional-format calcext:target-range-address="CDA.K13:CDA.K13">
            <calcext:condition calcext:apply-style-name="Untitled1" calcext:value="=&quot;male&quot;" calcext:base-cell-address="CDA.K13"/>
            <calcext:condition calcext:apply-style-name="Untitled2" calcext:value="=&quot;female&quot;" calcext:base-cell-address="CDA.K13"/>
          </calcext:conditional-format>
          <calcext:conditional-format calcext:target-range-address="CDA.K14:CDA.K14">
            <calcext:condition calcext:apply-style-name="Untitled1" calcext:value="=&quot;male&quot;" calcext:base-cell-address="CDA.K14"/>
            <calcext:condition calcext:apply-style-name="Untitled2" calcext:value="=&quot;female&quot;" calcext:base-cell-address="CDA.K14"/>
          </calcext:conditional-format>
          <calcext:conditional-format calcext:target-range-address="CDA.K15:CDA.K15">
            <calcext:condition calcext:apply-style-name="Untitled1" calcext:value="=&quot;male&quot;" calcext:base-cell-address="CDA.K15"/>
            <calcext:condition calcext:apply-style-name="Untitled2" calcext:value="=&quot;female&quot;" calcext:base-cell-address="CDA.K15"/>
          </calcext:conditional-format>
          <calcext:conditional-format calcext:target-range-address="CDA.K16:CDA.K16">
            <calcext:condition calcext:apply-style-name="Untitled1" calcext:value="=&quot;male&quot;" calcext:base-cell-address="CDA.K16"/>
            <calcext:condition calcext:apply-style-name="Untitled2" calcext:value="=&quot;female&quot;" calcext:base-cell-address="CDA.K16"/>
          </calcext:conditional-format>
          <calcext:conditional-format calcext:target-range-address="CDA.K17:CDA.K17">
            <calcext:condition calcext:apply-style-name="Untitled1" calcext:value="=&quot;male&quot;" calcext:base-cell-address="CDA.K17"/>
            <calcext:condition calcext:apply-style-name="Untitled2" calcext:value="=&quot;female&quot;" calcext:base-cell-address="CDA.K17"/>
          </calcext:conditional-format>
          <calcext:conditional-format calcext:target-range-address="CDA.K18:CDA.K18">
            <calcext:condition calcext:apply-style-name="Untitled1" calcext:value="=&quot;male&quot;" calcext:base-cell-address="CDA.K18"/>
            <calcext:condition calcext:apply-style-name="Untitled2" calcext:value="=&quot;female&quot;" calcext:base-cell-address="CDA.K18"/>
          </calcext:conditional-format>
          <calcext:conditional-format calcext:target-range-address="CDA.K19:CDA.K19">
            <calcext:condition calcext:apply-style-name="Untitled1" calcext:value="=&quot;male&quot;" calcext:base-cell-address="CDA.K19"/>
            <calcext:condition calcext:apply-style-name="Untitled2" calcext:value="=&quot;female&quot;" calcext:base-cell-address="CDA.K19"/>
          </calcext:conditional-format>
          <calcext:conditional-format calcext:target-range-address="CDA.K20:CDA.K20">
            <calcext:condition calcext:apply-style-name="Untitled1" calcext:value="=&quot;male&quot;" calcext:base-cell-address="CDA.K20"/>
            <calcext:condition calcext:apply-style-name="Untitled2" calcext:value="=&quot;female&quot;" calcext:base-cell-address="CDA.K20"/>
          </calcext:conditional-format>
          <calcext:conditional-format calcext:target-range-address="CDA.K21:CDA.K21">
            <calcext:condition calcext:apply-style-name="Untitled1" calcext:value="=&quot;male&quot;" calcext:base-cell-address="CDA.K21"/>
            <calcext:condition calcext:apply-style-name="Untitled2" calcext:value="=&quot;female&quot;" calcext:base-cell-address="CDA.K21"/>
          </calcext:conditional-format>
          <calcext:conditional-format calcext:target-range-address="CDA.K22:CDA.K22">
            <calcext:condition calcext:apply-style-name="Untitled1" calcext:value="=&quot;male&quot;" calcext:base-cell-address="CDA.K22"/>
            <calcext:condition calcext:apply-style-name="Untitled2" calcext:value="=&quot;female&quot;" calcext:base-cell-address="CDA.K22"/>
          </calcext:conditional-format>
          <calcext:conditional-format calcext:target-range-address="CDA.K23:CDA.K23">
            <calcext:condition calcext:apply-style-name="Untitled1" calcext:value="=&quot;male&quot;" calcext:base-cell-address="CDA.K23"/>
            <calcext:condition calcext:apply-style-name="Untitled2" calcext:value="=&quot;female&quot;" calcext:base-cell-address="CDA.K23"/>
          </calcext:conditional-format>
          <calcext:conditional-format calcext:target-range-address="CDA.K24:CDA.K24">
            <calcext:condition calcext:apply-style-name="Untitled1" calcext:value="=&quot;male&quot;" calcext:base-cell-address="CDA.K24"/>
            <calcext:condition calcext:apply-style-name="Untitled2" calcext:value="=&quot;female&quot;" calcext:base-cell-address="CDA.K24"/>
          </calcext:conditional-format>
          <calcext:conditional-format calcext:target-range-address="CDA.K25:CDA.K25">
            <calcext:condition calcext:apply-style-name="Untitled1" calcext:value="=&quot;male&quot;" calcext:base-cell-address="CDA.K25"/>
            <calcext:condition calcext:apply-style-name="Untitled2" calcext:value="=&quot;female&quot;" calcext:base-cell-address="CDA.K25"/>
          </calcext:conditional-format>
          <calcext:conditional-format calcext:target-range-address="CDA.K26:CDA.K26">
            <calcext:condition calcext:apply-style-name="Untitled1" calcext:value="=&quot;male&quot;" calcext:base-cell-address="CDA.K26"/>
            <calcext:condition calcext:apply-style-name="Untitled2" calcext:value="=&quot;female&quot;" calcext:base-cell-address="CDA.K26"/>
          </calcext:conditional-format>
          <calcext:conditional-format calcext:target-range-address="CDA.K27:CDA.K27">
            <calcext:condition calcext:apply-style-name="Untitled1" calcext:value="=&quot;male&quot;" calcext:base-cell-address="CDA.K27"/>
            <calcext:condition calcext:apply-style-name="Untitled2" calcext:value="=&quot;female&quot;" calcext:base-cell-address="CDA.K27"/>
          </calcext:conditional-format>
          <calcext:conditional-format calcext:target-range-address="CDA.K28:CDA.K28">
            <calcext:condition calcext:apply-style-name="Untitled1" calcext:value="=&quot;male&quot;" calcext:base-cell-address="CDA.K28"/>
            <calcext:condition calcext:apply-style-name="Untitled2" calcext:value="=&quot;female&quot;" calcext:base-cell-address="CDA.K28"/>
          </calcext:conditional-format>
          <calcext:conditional-format calcext:target-range-address="CDA.K29:CDA.K29">
            <calcext:condition calcext:apply-style-name="Untitled1" calcext:value="=&quot;male&quot;" calcext:base-cell-address="CDA.K29"/>
            <calcext:condition calcext:apply-style-name="Untitled2" calcext:value="=&quot;female&quot;" calcext:base-cell-address="CDA.K29"/>
          </calcext:conditional-format>
          <calcext:conditional-format calcext:target-range-address="CDA.K30:CDA.K30">
            <calcext:condition calcext:apply-style-name="Untitled1" calcext:value="=&quot;male&quot;" calcext:base-cell-address="CDA.K30"/>
            <calcext:condition calcext:apply-style-name="Untitled2" calcext:value="=&quot;female&quot;" calcext:base-cell-address="CDA.K30"/>
          </calcext:conditional-format>
          <calcext:conditional-format calcext:target-range-address="CDA.K31:CDA.K31">
            <calcext:condition calcext:apply-style-name="Untitled1" calcext:value="=&quot;male&quot;" calcext:base-cell-address="CDA.K31"/>
            <calcext:condition calcext:apply-style-name="Untitled2" calcext:value="=&quot;female&quot;" calcext:base-cell-address="CDA.K31"/>
          </calcext:conditional-format>
          <calcext:conditional-format calcext:target-range-address="CDA.K32:CDA.K32">
            <calcext:condition calcext:apply-style-name="Untitled1" calcext:value="=&quot;male&quot;" calcext:base-cell-address="CDA.K32"/>
            <calcext:condition calcext:apply-style-name="Untitled2" calcext:value="=&quot;female&quot;" calcext:base-cell-address="CDA.K32"/>
          </calcext:conditional-format>
          <calcext:conditional-format calcext:target-range-address="CDA.K33:CDA.K33">
            <calcext:condition calcext:apply-style-name="Untitled1" calcext:value="=&quot;male&quot;" calcext:base-cell-address="CDA.K33"/>
            <calcext:condition calcext:apply-style-name="Untitled2" calcext:value="=&quot;female&quot;" calcext:base-cell-address="CDA.K33"/>
          </calcext:conditional-format>
          <calcext:conditional-format calcext:target-range-address="CDA.K34:CDA.K34">
            <calcext:condition calcext:apply-style-name="Untitled1" calcext:value="=&quot;male&quot;" calcext:base-cell-address="CDA.K34"/>
            <calcext:condition calcext:apply-style-name="Untitled2" calcext:value="=&quot;female&quot;" calcext:base-cell-address="CDA.K34"/>
          </calcext:conditional-format>
          <calcext:conditional-format calcext:target-range-address="CDA.K35:CDA.K35">
            <calcext:condition calcext:apply-style-name="Untitled1" calcext:value="=&quot;male&quot;" calcext:base-cell-address="CDA.K35"/>
            <calcext:condition calcext:apply-style-name="Untitled2" calcext:value="=&quot;female&quot;" calcext:base-cell-address="CDA.K35"/>
          </calcext:conditional-format>
          <calcext:conditional-format calcext:target-range-address="CDA.K36:CDA.K36">
            <calcext:condition calcext:apply-style-name="Untitled1" calcext:value="=&quot;male&quot;" calcext:base-cell-address="CDA.K36"/>
            <calcext:condition calcext:apply-style-name="Untitled2" calcext:value="=&quot;female&quot;" calcext:base-cell-address="CDA.K36"/>
          </calcext:conditional-format>
          <calcext:conditional-format calcext:target-range-address="CDA.K37:CDA.K37">
            <calcext:condition calcext:apply-style-name="Untitled1" calcext:value="=&quot;male&quot;" calcext:base-cell-address="CDA.K37"/>
            <calcext:condition calcext:apply-style-name="Untitled2" calcext:value="=&quot;female&quot;" calcext:base-cell-address="CDA.K37"/>
          </calcext:conditional-format>
          <calcext:conditional-format calcext:target-range-address="CDA.K38:CDA.K38">
            <calcext:condition calcext:apply-style-name="Untitled1" calcext:value="=&quot;male&quot;" calcext:base-cell-address="CDA.K38"/>
            <calcext:condition calcext:apply-style-name="Untitled2" calcext:value="=&quot;female&quot;" calcext:base-cell-address="CDA.K38"/>
          </calcext:conditional-format>
          <calcext:conditional-format calcext:target-range-address="CDA.K39:CDA.K39">
            <calcext:condition calcext:apply-style-name="Untitled1" calcext:value="=&quot;male&quot;" calcext:base-cell-address="CDA.K39"/>
            <calcext:condition calcext:apply-style-name="Untitled2" calcext:value="=&quot;female&quot;" calcext:base-cell-address="CDA.K39"/>
          </calcext:conditional-format>
          <calcext:conditional-format calcext:target-range-address="CDA.K40:CDA.K40">
            <calcext:condition calcext:apply-style-name="Untitled1" calcext:value="=&quot;male&quot;" calcext:base-cell-address="CDA.K40"/>
            <calcext:condition calcext:apply-style-name="Untitled2" calcext:value="=&quot;female&quot;" calcext:base-cell-address="CDA.K40"/>
          </calcext:conditional-format>
          <calcext:conditional-format calcext:target-range-address="CDA.K41:CDA.K41">
            <calcext:condition calcext:apply-style-name="Untitled1" calcext:value="=&quot;male&quot;" calcext:base-cell-address="CDA.K41"/>
            <calcext:condition calcext:apply-style-name="Untitled2" calcext:value="=&quot;female&quot;" calcext:base-cell-address="CDA.K41"/>
          </calcext:conditional-format>
          <calcext:conditional-format calcext:target-range-address="CDA.K42:CDA.K42">
            <calcext:condition calcext:apply-style-name="Untitled1" calcext:value="=&quot;male&quot;" calcext:base-cell-address="CDA.K42"/>
            <calcext:condition calcext:apply-style-name="Untitled2" calcext:value="=&quot;female&quot;" calcext:base-cell-address="CDA.K42"/>
          </calcext:conditional-format>
          <calcext:conditional-format calcext:target-range-address="CDA.K43:CDA.K43">
            <calcext:condition calcext:apply-style-name="Untitled1" calcext:value="=&quot;male&quot;" calcext:base-cell-address="CDA.K43"/>
            <calcext:condition calcext:apply-style-name="Untitled2" calcext:value="=&quot;female&quot;" calcext:base-cell-address="CDA.K43"/>
          </calcext:conditional-format>
          <calcext:conditional-format calcext:target-range-address="CDA.K44:CDA.K44">
            <calcext:condition calcext:apply-style-name="Untitled1" calcext:value="=&quot;male&quot;" calcext:base-cell-address="CDA.K44"/>
            <calcext:condition calcext:apply-style-name="Untitled2" calcext:value="=&quot;female&quot;" calcext:base-cell-address="CDA.K44"/>
          </calcext:conditional-format>
          <calcext:conditional-format calcext:target-range-address="CDA.K45:CDA.K45">
            <calcext:condition calcext:apply-style-name="Untitled1" calcext:value="=&quot;male&quot;" calcext:base-cell-address="CDA.K45"/>
            <calcext:condition calcext:apply-style-name="Untitled2" calcext:value="=&quot;female&quot;" calcext:base-cell-address="CDA.K45"/>
          </calcext:conditional-format>
          <calcext:conditional-format calcext:target-range-address="CDA.K46:CDA.K46">
            <calcext:condition calcext:apply-style-name="Untitled1" calcext:value="=&quot;male&quot;" calcext:base-cell-address="CDA.K46"/>
            <calcext:condition calcext:apply-style-name="Untitled2" calcext:value="=&quot;female&quot;" calcext:base-cell-address="CDA.K46"/>
          </calcext:conditional-format>
          <calcext:conditional-format calcext:target-range-address="CDA.K47:CDA.K47">
            <calcext:condition calcext:apply-style-name="Untitled1" calcext:value="=&quot;male&quot;" calcext:base-cell-address="CDA.K47"/>
            <calcext:condition calcext:apply-style-name="Untitled2" calcext:value="=&quot;female&quot;" calcext:base-cell-address="CDA.K47"/>
          </calcext:conditional-format>
          <calcext:conditional-format calcext:target-range-address="CDA.K48:CDA.K48">
            <calcext:condition calcext:apply-style-name="Untitled1" calcext:value="=&quot;male&quot;" calcext:base-cell-address="CDA.K48"/>
            <calcext:condition calcext:apply-style-name="Untitled2" calcext:value="=&quot;female&quot;" calcext:base-cell-address="CDA.K48"/>
          </calcext:conditional-format>
          <calcext:conditional-format calcext:target-range-address="CDA.K49:CDA.K49">
            <calcext:condition calcext:apply-style-name="Untitled1" calcext:value="=&quot;male&quot;" calcext:base-cell-address="CDA.K49"/>
            <calcext:condition calcext:apply-style-name="Untitled2" calcext:value="=&quot;female&quot;" calcext:base-cell-address="CDA.K49"/>
          </calcext:conditional-format>
          <calcext:conditional-format calcext:target-range-address="CDA.K50:CDA.K50">
            <calcext:condition calcext:apply-style-name="Untitled1" calcext:value="=&quot;male&quot;" calcext:base-cell-address="CDA.K50"/>
            <calcext:condition calcext:apply-style-name="Untitled2" calcext:value="=&quot;female&quot;" calcext:base-cell-address="CDA.K50"/>
          </calcext:conditional-format>
          <calcext:conditional-format calcext:target-range-address="CDA.K51:CDA.K51">
            <calcext:condition calcext:apply-style-name="Untitled1" calcext:value="=&quot;male&quot;" calcext:base-cell-address="CDA.K51"/>
            <calcext:condition calcext:apply-style-name="Untitled2" calcext:value="=&quot;female&quot;" calcext:base-cell-address="CDA.K51"/>
          </calcext:conditional-format>
        </calcext:conditional-formats>
      </table:table>
      <table:table table:name="D66" table:style-name="ta1">
        <table:shapes>
          <draw:frame draw:z-index="0" draw:style-name="gr1" draw:text-style-name="P1" svg:width="301.14mm" svg:height="89.99mm" svg:x="98.85mm" svg:y="36.59mm">
            <loext:p draw:notify-on-update-of-ranges="D66.G1:D66.G1 D66.G2:D66.G5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305"/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Initials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City</text:p>
          </table:table-cell>
          <table:table-cell/>
          <table:table-cell table:style-name="Default" office:value-type="string" calcext:value-type="string">
            <text:p>Percentage women</text:p>
          </table:table-cell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Gender</text:p>
          </table:table-cell>
          <table:table-cell table:style-name="ce306" office:value-type="string" calcext:value-type="string">
            <text:p>City</text:p>
          </table:table-cell>
        </table:table-row>
        <table:table-row table:style-name="ro1">
          <table:table-cell office:value-type="string" calcext:value-type="string">
            <text:p>A.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Pechtol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ageningen</text:p>
          </table:table-cell>
          <table:table-cell table:formula="of:=IF([.D2]=&quot;female&quot;;1;0)" office:value-type="float" office:value="0" calcext:value-type="float">
            <text:p>0</text:p>
          </table:table-cell>
          <table:table-cell table:formula="of:=[.F2]/[.H2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CONCATENATE([.B2]; &quot; &quot;; [.C2])" office:value-type="string" office:string-value="Alexander Pechtold" calcext:value-type="string">
            <text:p>Alexander Pechtold</text:p>
          </table:table-cell>
          <table:table-cell table:formula="of:=[.D2]" office:value-type="string" office:string-value="male" calcext:value-type="string">
            <text:p>male</text:p>
          </table:table-cell>
          <table:table-cell table:style-name="ce307" table:formula="of:=[.E2]" office:value-type="string" office:string-value="Wageningen" calcext:value-type="string">
            <text:p>Wageningen</text:p>
          </table:table-cell>
        </table:table-row>
        <table:table-row table:style-name="ro1">
          <table:table-cell office:value-type="string" calcext:value-type="string">
            <text:p>S.</text:p>
          </table:table-cell>
          <table:table-cell office:value-type="string" calcext:value-type="string">
            <text:p>Stientje</text:p>
          </table:table-cell>
          <table:table-cell office:value-type="string" calcext:value-type="string">
            <text:p>van Veldhov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ijswijk</text:p>
          </table:table-cell>
          <table:table-cell table:formula="of:=IF([.D3]=&quot;female&quot;;1;0)" office:value-type="float" office:value="1" calcext:value-type="float">
            <text:p>1</text:p>
          </table:table-cell>
          <table:table-cell table:formula="of:=SUM([.F2:.F3])/[.H3]" office:value-type="percentage" office:value="0.5" calcext:value-type="percentage">
            <text:p>50.00%</text:p>
          </table:table-cell>
          <table:table-cell office:value-type="float" office:value="2" calcext:value-type="float">
            <text:p>2</text:p>
          </table:table-cell>
          <table:table-cell table:formula="of:=CONCATENATE([.B3]; &quot; &quot;; [.C3])" office:value-type="string" office:string-value="Stientje van Veldhoven" calcext:value-type="string">
            <text:p>Stientje van Veldhoven</text:p>
          </table:table-cell>
          <table:table-cell table:formula="of:=[.D3]" office:value-type="string" office:string-value="female" calcext:value-type="string">
            <text:p>female</text:p>
          </table:table-cell>
          <table:table-cell table:style-name="ce308" table:formula="of:=[.E3]" office:value-type="string" office:string-value="Rijswijk" calcext:value-type="string">
            <text:p>Rijswijk</text:p>
          </table:table-cell>
        </table:table-row>
        <table:table-row table:style-name="ro1">
          <table:table-cell office:value-type="string" calcext:value-type="string">
            <text:p>W.</text:p>
          </table:table-cell>
          <table:table-cell office:value-type="string" calcext:value-type="string">
            <text:p>Wouter</text:p>
          </table:table-cell>
          <table:table-cell office:value-type="string" calcext:value-type="string">
            <text:p>Koolmee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otterdam</text:p>
          </table:table-cell>
          <table:table-cell table:formula="of:=IF([.D4]=&quot;female&quot;;1;0)" office:value-type="float" office:value="0" calcext:value-type="float">
            <text:p>0</text:p>
          </table:table-cell>
          <table:table-cell table:formula="of:=SUM([.F2:.F4])/[.H4]" office:value-type="percentage" office:value="0.333333333333333" calcext:value-type="percentage">
            <text:p>33.33%</text:p>
          </table:table-cell>
          <table:table-cell office:value-type="float" office:value="3" calcext:value-type="float">
            <text:p>3</text:p>
          </table:table-cell>
          <table:table-cell table:formula="of:=CONCATENATE([.B4]; &quot; &quot;; [.C4])" office:value-type="string" office:string-value="Wouter Koolmees" calcext:value-type="string">
            <text:p>Wouter Koolmees</text:p>
          </table:table-cell>
          <table:table-cell table:formula="of:=[.D4]" office:value-type="string" office:string-value="male" calcext:value-type="string">
            <text:p>male</text:p>
          </table:table-cell>
          <table:table-cell table:style-name="ce309" table:formula="of:=[.E4]" office:value-type="string" office:string-value="Rotterdam" calcext:value-type="string">
            <text:p>Rotterdam</text:p>
          </table:table-cell>
        </table:table-row>
        <table:table-row table:style-name="ro1">
          <table:table-cell office:value-type="string" calcext:value-type="string">
            <text:p>P.A.</text:p>
          </table:table-cell>
          <table:table-cell office:value-type="string" calcext:value-type="string">
            <text:p>Pia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trecht</text:p>
          </table:table-cell>
          <table:table-cell table:formula="of:=IF([.D5]=&quot;female&quot;;1;0)" office:value-type="float" office:value="1" calcext:value-type="float">
            <text:p>1</text:p>
          </table:table-cell>
          <table:table-cell table:formula="of:=SUM([.F2:.F5])/[.H5]" office:value-type="percentage" office:value="0.5" calcext:value-type="percentage">
            <text:p>50.00%</text:p>
          </table:table-cell>
          <table:table-cell office:value-type="float" office:value="4" calcext:value-type="float">
            <text:p>4</text:p>
          </table:table-cell>
          <table:table-cell table:formula="of:=CONCATENATE([.B5]; &quot; &quot;; [.C5])" office:value-type="string" office:string-value="Pia Dijkstra" calcext:value-type="string">
            <text:p>Pia Dijkstra</text:p>
          </table:table-cell>
          <table:table-cell table:formula="of:=[.D5]" office:value-type="string" office:string-value="female" calcext:value-type="string">
            <text:p>female</text:p>
          </table:table-cell>
          <table:table-cell table:style-name="ce310" table:formula="of:=[.E5]" office:value-type="string" office:string-value="Utrecht" calcext:value-type="string">
            <text:p>Utrecht</text:p>
          </table:table-cell>
        </table:table-row>
        <table:table-row table:style-name="ro1">
          <table:table-cell office:value-type="string" calcext:value-type="string">
            <text:p>I.K.</text:p>
          </table:table-cell>
          <table:table-cell office:value-type="string" calcext:value-type="string">
            <text:p>Ingrid</text:p>
          </table:table-cell>
          <table:table-cell office:value-type="string" calcext:value-type="string">
            <text:p>van Engelshov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's-Gravenhage</text:p>
          </table:table-cell>
          <table:table-cell table:formula="of:=IF([.D6]=&quot;female&quot;;1;0)" office:value-type="float" office:value="1" calcext:value-type="float">
            <text:p>1</text:p>
          </table:table-cell>
          <table:table-cell table:formula="of:=SUM([.F2:.F6])/[.H6]" office:value-type="percentage" office:value="0.6" calcext:value-type="percentage">
            <text:p>60.00%</text:p>
          </table:table-cell>
          <table:table-cell office:value-type="float" office:value="5" calcext:value-type="float">
            <text:p>5</text:p>
          </table:table-cell>
          <table:table-cell table:formula="of:=CONCATENATE([.B6]; &quot; &quot;; [.C6])" office:value-type="string" office:string-value="Ingrid van Engelshoven" calcext:value-type="string">
            <text:p>Ingrid van Engelshoven</text:p>
          </table:table-cell>
          <table:table-cell table:formula="of:=[.D6]" office:value-type="string" office:string-value="female" calcext:value-type="string">
            <text:p>female</text:p>
          </table:table-cell>
          <table:table-cell table:style-name="ce311" table:formula="of:=[.E6]" office:value-type="string" office:string-value="'s-Gravenhage" calcext:value-type="string">
            <text:p>'s-Gravenhage</text:p>
          </table:table-cell>
        </table:table-row>
        <table:table-row table:style-name="ro1">
          <table:table-cell office:value-type="string" calcext:value-type="string">
            <text:p>V.A.</text:p>
          </table:table-cell>
          <table:table-cell office:value-type="string" calcext:value-type="string">
            <text:p>Vera</text:p>
          </table:table-cell>
          <table:table-cell office:value-type="string" calcext:value-type="string">
            <text:p>Bergkam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msterdam</text:p>
          </table:table-cell>
          <table:table-cell table:formula="of:=IF([.D7]=&quot;female&quot;;1;0)" office:value-type="float" office:value="1" calcext:value-type="float">
            <text:p>1</text:p>
          </table:table-cell>
          <table:table-cell table:formula="of:=SUM([.F2:.F7])/[.H7]" office:value-type="percentage" office:value="0.666666666666667" calcext:value-type="percentage">
            <text:p>66.67%</text:p>
          </table:table-cell>
          <table:table-cell office:value-type="float" office:value="6" calcext:value-type="float">
            <text:p>6</text:p>
          </table:table-cell>
          <table:table-cell table:formula="of:=CONCATENATE([.B7]; &quot; &quot;; [.C7])" office:value-type="string" office:string-value="Vera Bergkamp" calcext:value-type="string">
            <text:p>Vera Bergkamp</text:p>
          </table:table-cell>
          <table:table-cell table:formula="of:=[.D7]" office:value-type="string" office:string-value="female" calcext:value-type="string">
            <text:p>female</text:p>
          </table:table-cell>
          <table:table-cell table:style-name="ce312" table:formula="of:=[.E7]" office:value-type="string" office:string-value="Amsterdam" calcext:value-type="string">
            <text:p>Amsterdam</text:p>
          </table:table-cell>
        </table:table-row>
        <table:table-row table:style-name="ro1">
          <table:table-cell office:value-type="string" calcext:value-type="string">
            <text:p>K.</text:p>
          </table:table-cell>
          <table:table-cell office:value-type="string" calcext:value-type="string">
            <text:p>Kees</text:p>
          </table:table-cell>
          <table:table-cell office:value-type="string" calcext:value-type="string">
            <text:p>Verhoeve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mersfoort</text:p>
          </table:table-cell>
          <table:table-cell table:formula="of:=IF([.D8]=&quot;female&quot;;1;0)" office:value-type="float" office:value="0" calcext:value-type="float">
            <text:p>0</text:p>
          </table:table-cell>
          <table:table-cell table:formula="of:=SUM([.F2:.F8])/[.H8]" office:value-type="percentage" office:value="0.571428571428571" calcext:value-type="percentage">
            <text:p>57.14%</text:p>
          </table:table-cell>
          <table:table-cell office:value-type="float" office:value="7" calcext:value-type="float">
            <text:p>7</text:p>
          </table:table-cell>
          <table:table-cell table:formula="of:=CONCATENATE([.B8]; &quot; &quot;; [.C8])" office:value-type="string" office:string-value="Kees Verhoeven" calcext:value-type="string">
            <text:p>Kees Verhoeven</text:p>
          </table:table-cell>
          <table:table-cell table:formula="of:=[.D8]" office:value-type="string" office:string-value="male" calcext:value-type="string">
            <text:p>male</text:p>
          </table:table-cell>
          <table:table-cell table:style-name="ce313" table:formula="of:=[.E8]" office:value-type="string" office:string-value="Amersfoort" calcext:value-type="string">
            <text:p>Amersfoort</text:p>
          </table:table-cell>
        </table:table-row>
        <table:table-row table:style-name="ro1">
          <table:table-cell office:value-type="string" calcext:value-type="string">
            <text:p>P.H.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van Meene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eiden</text:p>
          </table:table-cell>
          <table:table-cell table:formula="of:=IF([.D9]=&quot;female&quot;;1;0)" office:value-type="float" office:value="0" calcext:value-type="float">
            <text:p>0</text:p>
          </table:table-cell>
          <table:table-cell table:formula="of:=SUM([.F2:.F9])/[.H9]" office:value-type="percentage" office:value="0.5" calcext:value-type="percentage">
            <text:p>50.00%</text:p>
          </table:table-cell>
          <table:table-cell office:value-type="float" office:value="8" calcext:value-type="float">
            <text:p>8</text:p>
          </table:table-cell>
          <table:table-cell table:formula="of:=CONCATENATE([.B9]; &quot; &quot;; [.C9])" office:value-type="string" office:string-value="Paul van Meenen" calcext:value-type="string">
            <text:p>Paul van Meenen</text:p>
          </table:table-cell>
          <table:table-cell table:formula="of:=[.D9]" office:value-type="string" office:string-value="male" calcext:value-type="string">
            <text:p>male</text:p>
          </table:table-cell>
          <table:table-cell table:style-name="ce314" table:formula="of:=[.E9]" office:value-type="string" office:string-value="Leiden" calcext:value-type="string">
            <text:p>Leiden</text:p>
          </table:table-cell>
        </table:table-row>
        <table:table-row table:style-name="ro1">
          <table:table-cell office:value-type="string" calcext:value-type="string">
            <text:p>J.M.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Paternott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msterdam</text:p>
          </table:table-cell>
          <table:table-cell table:formula="of:=IF([.D10]=&quot;female&quot;;1;0)" office:value-type="float" office:value="0" calcext:value-type="float">
            <text:p>0</text:p>
          </table:table-cell>
          <table:table-cell table:formula="of:=SUM([.F2:.F10])/[.H10]" office:value-type="percentage" office:value="0.444444444444444" calcext:value-type="percentage">
            <text:p>44.44%</text:p>
          </table:table-cell>
          <table:table-cell office:value-type="float" office:value="9" calcext:value-type="float">
            <text:p>9</text:p>
          </table:table-cell>
          <table:table-cell table:formula="of:=CONCATENATE([.B10]; &quot; &quot;; [.C10])" office:value-type="string" office:string-value="Jan Paternotte" calcext:value-type="string">
            <text:p>Jan Paternotte</text:p>
          </table:table-cell>
          <table:table-cell table:formula="of:=[.D10]" office:value-type="string" office:string-value="male" calcext:value-type="string">
            <text:p>male</text:p>
          </table:table-cell>
          <table:table-cell table:style-name="ce315" table:formula="of:=[.E10]" office:value-type="string" office:string-value="Amsterdam" calcext:value-type="string">
            <text:p>Amsterdam</text:p>
          </table:table-cell>
        </table:table-row>
        <table:table-row table:style-name="ro1">
          <table:table-cell office:value-type="string" calcext:value-type="string">
            <text:p>S.P.R.A.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Van Weyenbe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's-Gravenhage</text:p>
          </table:table-cell>
          <table:table-cell table:formula="of:=IF([.D11]=&quot;female&quot;;1;0)" office:value-type="float" office:value="0" calcext:value-type="float">
            <text:p>0</text:p>
          </table:table-cell>
          <table:table-cell table:formula="of:=SUM([.F2:.F11])/[.H11]" office:value-type="percentage" office:value="0.4" calcext:value-type="percentage">
            <text:p>40.00%</text:p>
          </table:table-cell>
          <table:table-cell office:value-type="float" office:value="10" calcext:value-type="float">
            <text:p>10</text:p>
          </table:table-cell>
          <table:table-cell table:formula="of:=CONCATENATE([.B11]; &quot; &quot;; [.C11])" office:value-type="string" office:string-value="Steven Van Weyenberg" calcext:value-type="string">
            <text:p>Steven Van Weyenberg</text:p>
          </table:table-cell>
          <table:table-cell table:formula="of:=[.D11]" office:value-type="string" office:string-value="male" calcext:value-type="string">
            <text:p>male</text:p>
          </table:table-cell>
          <table:table-cell table:style-name="ce316" table:formula="of:=[.E11]" office:value-type="string" office:string-value="'s-Gravenhage" calcext:value-type="string">
            <text:p>'s-Gravenhage</text:p>
          </table:table-cell>
        </table:table-row>
        <table:table-row table:style-name="ro1">
          <table:table-cell office:value-type="string" calcext:value-type="string">
            <text:p>S.W.</text:p>
          </table:table-cell>
          <table:table-cell office:value-type="string" calcext:value-type="string">
            <text:p>Sjoerd</text:p>
          </table:table-cell>
          <table:table-cell office:value-type="string" calcext:value-type="string">
            <text:p>Sjoerdsm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's-Gravenhage</text:p>
          </table:table-cell>
          <table:table-cell table:formula="of:=IF([.D12]=&quot;female&quot;;1;0)" office:value-type="float" office:value="0" calcext:value-type="float">
            <text:p>0</text:p>
          </table:table-cell>
          <table:table-cell table:formula="of:=SUM([.F2:.F12])/[.H12]" office:value-type="percentage" office:value="0.363636363636364" calcext:value-type="percentage">
            <text:p>36.36%</text:p>
          </table:table-cell>
          <table:table-cell office:value-type="float" office:value="11" calcext:value-type="float">
            <text:p>11</text:p>
          </table:table-cell>
          <table:table-cell table:formula="of:=CONCATENATE([.B12]; &quot; &quot;; [.C12])" office:value-type="string" office:string-value="Sjoerd Sjoerdsma" calcext:value-type="string">
            <text:p>Sjoerd Sjoerdsma</text:p>
          </table:table-cell>
          <table:table-cell table:formula="of:=[.D12]" office:value-type="string" office:string-value="male" calcext:value-type="string">
            <text:p>male</text:p>
          </table:table-cell>
          <table:table-cell table:style-name="ce317" table:formula="of:=[.E12]" office:value-type="string" office:string-value="'s-Gravenhage" calcext:value-type="string">
            <text:p>'s-Gravenhage</text:p>
          </table:table-cell>
        </table:table-row>
        <table:table-row table:style-name="ro1">
          <table:table-cell office:value-type="string" calcext:value-type="string">
            <text:p>R.A.A.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Jette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ijmegen</text:p>
          </table:table-cell>
          <table:table-cell table:formula="of:=IF([.D13]=&quot;female&quot;;1;0)" office:value-type="float" office:value="0" calcext:value-type="float">
            <text:p>0</text:p>
          </table:table-cell>
          <table:table-cell table:formula="of:=SUM([.F2:.F13])/[.H13]" office:value-type="percentage" office:value="0.333333333333333" calcext:value-type="percentage">
            <text:p>33.33%</text:p>
          </table:table-cell>
          <table:table-cell office:value-type="float" office:value="12" calcext:value-type="float">
            <text:p>12</text:p>
          </table:table-cell>
          <table:table-cell table:formula="of:=CONCATENATE([.B13]; &quot; &quot;; [.C13])" office:value-type="string" office:string-value="Rob Jetten" calcext:value-type="string">
            <text:p>Rob Jetten</text:p>
          </table:table-cell>
          <table:table-cell table:formula="of:=[.D13]" office:value-type="string" office:string-value="male" calcext:value-type="string">
            <text:p>male</text:p>
          </table:table-cell>
          <table:table-cell table:style-name="ce318" table:formula="of:=[.E13]" office:value-type="string" office:string-value="Nijmegen" calcext:value-type="string">
            <text:p>Nijmegen</text:p>
          </table:table-cell>
        </table:table-row>
        <table:table-row table:style-name="ro1">
          <table:table-cell office:value-type="string" calcext:value-type="string">
            <text:p>J.M.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Van Eij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indhoven</text:p>
          </table:table-cell>
          <table:table-cell table:formula="of:=IF([.D14]=&quot;female&quot;;1;0)" office:value-type="float" office:value="1" calcext:value-type="float">
            <text:p>1</text:p>
          </table:table-cell>
          <table:table-cell table:formula="of:=SUM([.F2:.F14])/[.H14]" office:value-type="percentage" office:value="0.384615384615385" calcext:value-type="percentage">
            <text:p>38.46%</text:p>
          </table:table-cell>
          <table:table-cell office:value-type="float" office:value="13" calcext:value-type="float">
            <text:p>13</text:p>
          </table:table-cell>
          <table:table-cell table:formula="of:=CONCATENATE([.B14]; &quot; &quot;; [.C14])" office:value-type="string" office:string-value="Jessica Van Eijs" calcext:value-type="string">
            <text:p>Jessica Van Eijs</text:p>
          </table:table-cell>
          <table:table-cell table:formula="of:=[.D14]" office:value-type="string" office:string-value="female" calcext:value-type="string">
            <text:p>female</text:p>
          </table:table-cell>
          <table:table-cell table:style-name="ce319" table:formula="of:=[.E14]" office:value-type="string" office:string-value="Eindhoven" calcext:value-type="string">
            <text:p>Eindhoven</text:p>
          </table:table-cell>
        </table:table-row>
        <table:table-row table:style-name="ro1">
          <table:table-cell office:value-type="string" calcext:value-type="string">
            <text:p>S.</text:p>
          </table:table-cell>
          <table:table-cell office:value-type="string" calcext:value-type="string">
            <text:p>Salima</text:p>
          </table:table-cell>
          <table:table-cell office:value-type="string" calcext:value-type="string">
            <text:p>Belhaj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otterdam</text:p>
          </table:table-cell>
          <table:table-cell table:formula="of:=IF([.D15]=&quot;female&quot;;1;0)" office:value-type="float" office:value="1" calcext:value-type="float">
            <text:p>1</text:p>
          </table:table-cell>
          <table:table-cell table:formula="of:=SUM([.F2:.F15])/[.H15]" office:value-type="percentage" office:value="0.428571428571429" calcext:value-type="percentage">
            <text:p>42.86%</text:p>
          </table:table-cell>
          <table:table-cell office:value-type="float" office:value="14" calcext:value-type="float">
            <text:p>14</text:p>
          </table:table-cell>
          <table:table-cell table:formula="of:=CONCATENATE([.B15]; &quot; &quot;; [.C15])" office:value-type="string" office:string-value="Salima Belhaj" calcext:value-type="string">
            <text:p>Salima Belhaj</text:p>
          </table:table-cell>
          <table:table-cell table:formula="of:=[.D15]" office:value-type="string" office:string-value="female" calcext:value-type="string">
            <text:p>female</text:p>
          </table:table-cell>
          <table:table-cell table:style-name="ce320" table:formula="of:=[.E15]" office:value-type="string" office:string-value="Rotterdam" calcext:value-type="string">
            <text:p>Rotterdam</text:p>
          </table:table-cell>
        </table:table-row>
        <table:table-row table:style-name="ro1">
          <table:table-cell office:value-type="string" calcext:value-type="string">
            <text:p>M.</text:p>
          </table:table-cell>
          <table:table-cell office:value-type="string" calcext:value-type="string">
            <text:p>Maarten</text:p>
          </table:table-cell>
          <table:table-cell office:value-type="string" calcext:value-type="string">
            <text:p>Groothuize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ijmegen</text:p>
          </table:table-cell>
          <table:table-cell table:formula="of:=IF([.D16]=&quot;female&quot;;1;0)" office:value-type="float" office:value="0" calcext:value-type="float">
            <text:p>0</text:p>
          </table:table-cell>
          <table:table-cell table:formula="of:=SUM([.F2:.F16])/[.H16]" office:value-type="percentage" office:value="0.4" calcext:value-type="percentage">
            <text:p>40.00%</text:p>
          </table:table-cell>
          <table:table-cell office:value-type="float" office:value="15" calcext:value-type="float">
            <text:p>15</text:p>
          </table:table-cell>
          <table:table-cell table:formula="of:=CONCATENATE([.B16]; &quot; &quot;; [.C16])" office:value-type="string" office:string-value="Maarten Groothuizen" calcext:value-type="string">
            <text:p>Maarten Groothuizen</text:p>
          </table:table-cell>
          <table:table-cell table:formula="of:=[.D16]" office:value-type="string" office:string-value="male" calcext:value-type="string">
            <text:p>male</text:p>
          </table:table-cell>
          <table:table-cell table:style-name="ce321" table:formula="of:=[.E16]" office:value-type="string" office:string-value="Nijmegen" calcext:value-type="string">
            <text:p>Nijmegen</text:p>
          </table:table-cell>
        </table:table-row>
        <table:table-row table:style-name="ro1">
          <table:table-cell office:value-type="string" calcext:value-type="string">
            <text:p>A.</text:p>
          </table:table-cell>
          <table:table-cell office:value-type="string" calcext:value-type="string">
            <text:p>Achraf</text:p>
          </table:table-cell>
          <table:table-cell office:value-type="string" calcext:value-type="string">
            <text:p>Boual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msterdam</text:p>
          </table:table-cell>
          <table:table-cell table:formula="of:=IF([.D17]=&quot;female&quot;;1;0)" office:value-type="float" office:value="0" calcext:value-type="float">
            <text:p>0</text:p>
          </table:table-cell>
          <table:table-cell table:formula="of:=SUM([.F2:.F17])/[.H17]" office:value-type="percentage" office:value="0.375" calcext:value-type="percentage">
            <text:p>37.50%</text:p>
          </table:table-cell>
          <table:table-cell office:value-type="float" office:value="16" calcext:value-type="float">
            <text:p>16</text:p>
          </table:table-cell>
          <table:table-cell table:formula="of:=CONCATENATE([.B17]; &quot; &quot;; [.C17])" office:value-type="string" office:string-value="Achraf Bouali" calcext:value-type="string">
            <text:p>Achraf Bouali</text:p>
          </table:table-cell>
          <table:table-cell table:formula="of:=[.D17]" office:value-type="string" office:string-value="male" calcext:value-type="string">
            <text:p>male</text:p>
          </table:table-cell>
          <table:table-cell table:style-name="ce322" table:formula="of:=[.E17]" office:value-type="string" office:string-value="Amsterdam" calcext:value-type="string">
            <text:p>Amsterdam</text:p>
          </table:table-cell>
        </table:table-row>
        <table:table-row table:style-name="ro1">
          <table:table-cell office:value-type="string" calcext:value-type="string">
            <text:p>R.</text:p>
          </table:table-cell>
          <table:table-cell office:value-type="string" calcext:value-type="string">
            <text:p>Rens</text:p>
          </table:table-cell>
          <table:table-cell office:value-type="string" calcext:value-type="string">
            <text:p>Raemaker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eer</text:p>
          </table:table-cell>
          <table:table-cell table:formula="of:=IF([.D18]=&quot;female&quot;;1;0)" office:value-type="float" office:value="0" calcext:value-type="float">
            <text:p>0</text:p>
          </table:table-cell>
          <table:table-cell table:formula="of:=SUM([.F2:.F18])/[.H18]" office:value-type="percentage" office:value="0.352941176470588" calcext:value-type="percentage">
            <text:p>35.29%</text:p>
          </table:table-cell>
          <table:table-cell office:value-type="float" office:value="17" calcext:value-type="float">
            <text:p>17</text:p>
          </table:table-cell>
          <table:table-cell table:formula="of:=CONCATENATE([.B18]; &quot; &quot;; [.C18])" office:value-type="string" office:string-value="Rens Raemakers" calcext:value-type="string">
            <text:p>Rens Raemakers</text:p>
          </table:table-cell>
          <table:table-cell table:formula="of:=[.D18]" office:value-type="string" office:string-value="male" calcext:value-type="string">
            <text:p>male</text:p>
          </table:table-cell>
          <table:table-cell table:style-name="ce323" table:formula="of:=[.E18]" office:value-type="string" office:string-value="Neer" calcext:value-type="string">
            <text:p>Neer</text:p>
          </table:table-cell>
        </table:table-row>
        <table:table-row table:style-name="ro1">
          <table:table-cell office:value-type="string" calcext:value-type="string">
            <text:p>A.E.</text:p>
          </table:table-cell>
          <table:table-cell office:value-type="string" calcext:value-type="string">
            <text:p>Antje</text:p>
          </table:table-cell>
          <table:table-cell office:value-type="string" calcext:value-type="string">
            <text:p>Dierten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oningen</text:p>
          </table:table-cell>
          <table:table-cell table:formula="of:=IF([.D19]=&quot;female&quot;;1;0)" office:value-type="float" office:value="1" calcext:value-type="float">
            <text:p>1</text:p>
          </table:table-cell>
          <table:table-cell table:formula="of:=SUM([.F2:.F19])/[.H19]" office:value-type="percentage" office:value="0.388888888888889" calcext:value-type="percentage">
            <text:p>38.89%</text:p>
          </table:table-cell>
          <table:table-cell office:value-type="float" office:value="18" calcext:value-type="float">
            <text:p>18</text:p>
          </table:table-cell>
          <table:table-cell table:formula="of:=CONCATENATE([.B19]; &quot; &quot;; [.C19])" office:value-type="string" office:string-value="Antje Diertens" calcext:value-type="string">
            <text:p>Antje Diertens</text:p>
          </table:table-cell>
          <table:table-cell table:formula="of:=[.D19]" office:value-type="string" office:string-value="female" calcext:value-type="string">
            <text:p>female</text:p>
          </table:table-cell>
          <table:table-cell table:style-name="ce324" table:formula="of:=[.E19]" office:value-type="string" office:string-value="Groningen" calcext:value-type="string">
            <text:p>Groningen</text:p>
          </table:table-cell>
        </table:table-row>
        <table:table-row table:style-name="ro1">
          <table:table-cell office:value-type="string" calcext:value-type="string">
            <text:p>T.C.</text:p>
          </table:table-cell>
          <table:table-cell office:value-type="string" calcext:value-type="string">
            <text:p>Tjeerd</text:p>
          </table:table-cell>
          <table:table-cell office:value-type="string" calcext:value-type="string">
            <text:p>de Groo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aarlem</text:p>
          </table:table-cell>
          <table:table-cell table:formula="of:=IF([.D20]=&quot;female&quot;;1;0)" office:value-type="float" office:value="0" calcext:value-type="float">
            <text:p>0</text:p>
          </table:table-cell>
          <table:table-cell table:formula="of:=SUM([.F2:.F20])/[.H20]" office:value-type="percentage" office:value="0.368421052631579" calcext:value-type="percentage">
            <text:p>36.84%</text:p>
          </table:table-cell>
          <table:table-cell office:value-type="float" office:value="19" calcext:value-type="float">
            <text:p>19</text:p>
          </table:table-cell>
          <table:table-cell table:formula="of:=CONCATENATE([.B20]; &quot; &quot;; [.C20])" office:value-type="string" office:string-value="Tjeerd de Groot" calcext:value-type="string">
            <text:p>Tjeerd de Groot</text:p>
          </table:table-cell>
          <table:table-cell table:formula="of:=[.D20]" office:value-type="string" office:string-value="male" calcext:value-type="string">
            <text:p>male</text:p>
          </table:table-cell>
          <table:table-cell table:style-name="ce325" table:formula="of:=[.E20]" office:value-type="string" office:string-value="Haarlem" calcext:value-type="string">
            <text:p>Haarlem</text:p>
          </table:table-cell>
        </table:table-row>
        <table:table-row table:style-name="ro1">
          <table:table-cell office:value-type="string" calcext:value-type="string">
            <text:p>M.G.W.</text:p>
          </table:table-cell>
          <table:table-cell office:value-type="string" calcext:value-type="string">
            <text:p>Monica</text:p>
          </table:table-cell>
          <table:table-cell office:value-type="string" calcext:value-type="string">
            <text:p>den Bo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asdam</text:p>
          </table:table-cell>
          <table:table-cell table:formula="of:=IF([.D21]=&quot;female&quot;;1;0)" office:value-type="float" office:value="1" calcext:value-type="float">
            <text:p>1</text:p>
          </table:table-cell>
          <table:table-cell table:formula="of:=SUM([.F2:.F21])/[.H21]" office:value-type="percentage" office:value="0.4" calcext:value-type="percentage">
            <text:p>40.00%</text:p>
          </table:table-cell>
          <table:table-cell office:value-type="float" office:value="20" calcext:value-type="float">
            <text:p>20</text:p>
          </table:table-cell>
          <table:table-cell table:formula="of:=CONCATENATE([.B21]; &quot; &quot;; [.C21])" office:value-type="string" office:string-value="Monica den Boer" calcext:value-type="string">
            <text:p>Monica den Boer</text:p>
          </table:table-cell>
          <table:table-cell table:formula="of:=[.D21]" office:value-type="string" office:string-value="female" calcext:value-type="string">
            <text:p>female</text:p>
          </table:table-cell>
          <table:table-cell table:style-name="ce326" table:formula="of:=[.E21]" office:value-type="string" office:string-value="Maasdam" calcext:value-type="string">
            <text:p>Maasdam</text:p>
          </table:table-cell>
        </table:table-row>
        <table:table-row table:style-name="ro1">
          <table:table-cell office:value-type="string" calcext:value-type="string">
            <text:p>M.F.</text:p>
          </table:table-cell>
          <table:table-cell office:value-type="string" calcext:value-type="string">
            <text:p>Matthijs</text:p>
          </table:table-cell>
          <table:table-cell office:value-type="string" calcext:value-type="string">
            <text:p>Sieno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trecht</text:p>
          </table:table-cell>
          <table:table-cell table:formula="of:=IF([.D22]=&quot;female&quot;;1;0)" office:value-type="float" office:value="0" calcext:value-type="float">
            <text:p>0</text:p>
          </table:table-cell>
          <table:table-cell table:formula="of:=SUM([.F2:.F22])/[.H22]" office:value-type="percentage" office:value="0.380952380952381" calcext:value-type="percentage">
            <text:p>38.10%</text:p>
          </table:table-cell>
          <table:table-cell office:value-type="float" office:value="21" calcext:value-type="float">
            <text:p>21</text:p>
          </table:table-cell>
          <table:table-cell table:formula="of:=CONCATENATE([.B22]; &quot; &quot;; [.C22])" office:value-type="string" office:string-value="Matthijs Sienot" calcext:value-type="string">
            <text:p>Matthijs Sienot</text:p>
          </table:table-cell>
          <table:table-cell table:formula="of:=[.D22]" office:value-type="string" office:string-value="male" calcext:value-type="string">
            <text:p>male</text:p>
          </table:table-cell>
          <table:table-cell table:style-name="ce327" table:formula="of:=[.E22]" office:value-type="string" office:string-value="Utrecht" calcext:value-type="string">
            <text:p>Utrecht</text:p>
          </table:table-cell>
        </table:table-row>
        <table:table-row table:style-name="ro1">
          <table:table-cell office:value-type="string" calcext:value-type="string">
            <text:p>J.C.</text:p>
          </table:table-cell>
          <table:table-cell office:value-type="string" calcext:value-type="string">
            <text:p>Joost</text:p>
          </table:table-cell>
          <table:table-cell office:value-type="string" calcext:value-type="string">
            <text:p>Snell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's-Gravenhage</text:p>
          </table:table-cell>
          <table:table-cell table:formula="of:=IF([.D23]=&quot;female&quot;;1;0)" office:value-type="float" office:value="0" calcext:value-type="float">
            <text:p>0</text:p>
          </table:table-cell>
          <table:table-cell table:formula="of:=SUM([.F2:.F23])/[.H23]" office:value-type="percentage" office:value="0.363636363636364" calcext:value-type="percentage">
            <text:p>36.36%</text:p>
          </table:table-cell>
          <table:table-cell office:value-type="float" office:value="22" calcext:value-type="float">
            <text:p>22</text:p>
          </table:table-cell>
          <table:table-cell table:formula="of:=CONCATENATE([.B23]; &quot; &quot;; [.C23])" office:value-type="string" office:string-value="Joost Sneller" calcext:value-type="string">
            <text:p>Joost Sneller</text:p>
          </table:table-cell>
          <table:table-cell table:formula="of:=[.D23]" office:value-type="string" office:string-value="male" calcext:value-type="string">
            <text:p>male</text:p>
          </table:table-cell>
          <table:table-cell table:style-name="ce328" table:formula="of:=[.E23]" office:value-type="string" office:string-value="'s-Gravenhage" calcext:value-type="string">
            <text:p>'s-Gravenhage</text:p>
          </table:table-cell>
        </table:table-row>
        <table:table-row table:style-name="ro1">
          <table:table-cell office:value-type="string" calcext:value-type="string">
            <text:p>R.A.J.</text:p>
          </table:table-cell>
          <table:table-cell office:value-type="string" calcext:value-type="string">
            <text:p>Rutger</text:p>
          </table:table-cell>
          <table:table-cell office:value-type="string" calcext:value-type="string">
            <text:p>Schoni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iddelburg</text:p>
          </table:table-cell>
          <table:table-cell table:formula="of:=IF([.D24]=&quot;female&quot;;1;0)" office:value-type="float" office:value="0" calcext:value-type="float">
            <text:p>0</text:p>
          </table:table-cell>
          <table:table-cell table:formula="of:=SUM([.F2:.F24])/[.H24]" office:value-type="percentage" office:value="0.347826086956522" calcext:value-type="percentage">
            <text:p>34.78%</text:p>
          </table:table-cell>
          <table:table-cell office:value-type="float" office:value="23" calcext:value-type="float">
            <text:p>23</text:p>
          </table:table-cell>
          <table:table-cell table:formula="of:=CONCATENATE([.B24]; &quot; &quot;; [.C24])" office:value-type="string" office:string-value="Rutger Schonis" calcext:value-type="string">
            <text:p>Rutger Schonis</text:p>
          </table:table-cell>
          <table:table-cell table:formula="of:=[.D24]" office:value-type="string" office:string-value="male" calcext:value-type="string">
            <text:p>male</text:p>
          </table:table-cell>
          <table:table-cell table:style-name="ce329" table:formula="of:=[.E24]" office:value-type="string" office:string-value="Middelburg" calcext:value-type="string">
            <text:p>Middelburg</text:p>
          </table:table-cell>
        </table:table-row>
        <table:table-row table:style-name="ro1">
          <table:table-cell office:value-type="string" calcext:value-type="string">
            <text:p>M.J.T.G.</text:p>
          </table:table-cell>
          <table:table-cell office:value-type="string" calcext:value-type="string">
            <text:p>Marijke</text:p>
          </table:table-cell>
          <table:table-cell office:value-type="string" calcext:value-type="string">
            <text:p>van Beukering-Huijbregt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Jsselstein</text:p>
          </table:table-cell>
          <table:table-cell table:formula="of:=IF([.D25]=&quot;female&quot;;1;0)" office:value-type="float" office:value="1" calcext:value-type="float">
            <text:p>1</text:p>
          </table:table-cell>
          <table:table-cell table:formula="of:=SUM([.F2:.F25])/[.H25]" office:value-type="percentage" office:value="0.375" calcext:value-type="percentage">
            <text:p>37.50%</text:p>
          </table:table-cell>
          <table:table-cell office:value-type="float" office:value="24" calcext:value-type="float">
            <text:p>24</text:p>
          </table:table-cell>
          <table:table-cell table:formula="of:=CONCATENATE([.B25]; &quot; &quot;; [.C25])" office:value-type="string" office:string-value="Marijke van Beukering-Huijbregts" calcext:value-type="string">
            <text:p>Marijke van Beukering-Huijbregts</text:p>
          </table:table-cell>
          <table:table-cell table:formula="of:=[.D25]" office:value-type="string" office:string-value="female" calcext:value-type="string">
            <text:p>female</text:p>
          </table:table-cell>
          <table:table-cell table:style-name="ce330" table:formula="of:=[.E25]" office:value-type="string" office:string-value="IJsselstein" calcext:value-type="string">
            <text:p>IJsselstein</text:p>
          </table:table-cell>
        </table:table-row>
        <table:table-row table:style-name="ro1">
          <table:table-cell office:value-type="string" calcext:value-type="string">
            <text:p>A.A.</text:p>
          </table:table-cell>
          <table:table-cell office:value-type="string" calcext:value-type="string">
            <text:p>Arend</text:p>
          </table:table-cell>
          <table:table-cell office:value-type="string" calcext:value-type="string">
            <text:p>Meij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aalwijk</text:p>
          </table:table-cell>
          <table:table-cell table:formula="of:=IF([.D26]=&quot;female&quot;;1;0)" office:value-type="float" office:value="0" calcext:value-type="float">
            <text:p>0</text:p>
          </table:table-cell>
          <table:table-cell table:formula="of:=SUM([.F2:.F26])/[.H26]" office:value-type="percentage" office:value="0.36" calcext:value-type="percentage">
            <text:p>36.00%</text:p>
          </table:table-cell>
          <table:table-cell office:value-type="float" office:value="25" calcext:value-type="float">
            <text:p>25</text:p>
          </table:table-cell>
          <table:table-cell table:formula="of:=CONCATENATE([.B26]; &quot; &quot;; [.C26])" office:value-type="string" office:string-value="Arend Meijer" calcext:value-type="string">
            <text:p>Arend Meijer</text:p>
          </table:table-cell>
          <table:table-cell table:formula="of:=[.D26]" office:value-type="string" office:string-value="male" calcext:value-type="string">
            <text:p>male</text:p>
          </table:table-cell>
          <table:table-cell table:style-name="ce331" table:formula="of:=[.E26]" office:value-type="string" office:string-value="Waalwijk" calcext:value-type="string">
            <text:p>Waalwijk</text:p>
          </table:table-cell>
        </table:table-row>
        <table:table-row table:style-name="ro1">
          <table:table-cell office:value-type="string" calcext:value-type="string">
            <text:p>F.M.C.L.</text:p>
          </table:table-cell>
          <table:table-cell office:value-type="string" calcext:value-type="string">
            <text:p>Franca</text:p>
          </table:table-cell>
          <table:table-cell office:value-type="string" calcext:value-type="string">
            <text:p>Eurlings-Tonna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astricht</text:p>
          </table:table-cell>
          <table:table-cell table:formula="of:=IF([.D27]=&quot;female&quot;;1;0)" office:value-type="float" office:value="1" calcext:value-type="float">
            <text:p>1</text:p>
          </table:table-cell>
          <table:table-cell table:formula="of:=SUM([.F2:.F27])/[.H27]" office:value-type="percentage" office:value="0.384615384615385" calcext:value-type="percentage">
            <text:p>38.46%</text:p>
          </table:table-cell>
          <table:table-cell office:value-type="float" office:value="26" calcext:value-type="float">
            <text:p>26</text:p>
          </table:table-cell>
          <table:table-cell table:formula="of:=CONCATENATE([.B27]; &quot; &quot;; [.C27])" office:value-type="string" office:string-value="Franca Eurlings-Tonnaer" calcext:value-type="string">
            <text:p>Franca Eurlings-Tonnaer</text:p>
          </table:table-cell>
          <table:table-cell table:formula="of:=[.D27]" office:value-type="string" office:string-value="female" calcext:value-type="string">
            <text:p>female</text:p>
          </table:table-cell>
          <table:table-cell table:style-name="ce332" table:formula="of:=[.E27]" office:value-type="string" office:string-value="Maastricht" calcext:value-type="string">
            <text:p>Maastricht</text:p>
          </table:table-cell>
        </table:table-row>
        <table:table-row table:style-name="ro1">
          <table:table-cell office:value-type="string" calcext:value-type="string">
            <text:p>M.R.</text:p>
          </table:table-cell>
          <table:table-cell office:value-type="string" calcext:value-type="string">
            <text:p>Munish</text:p>
          </table:table-cell>
          <table:table-cell office:value-type="string" calcext:value-type="string">
            <text:p>Raml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otterdam</text:p>
          </table:table-cell>
          <table:table-cell table:formula="of:=IF([.D28]=&quot;female&quot;;1;0)" office:value-type="float" office:value="0" calcext:value-type="float">
            <text:p>0</text:p>
          </table:table-cell>
          <table:table-cell table:formula="of:=SUM([.F2:.F28])/[.H28]" office:value-type="percentage" office:value="0.37037037037037" calcext:value-type="percentage">
            <text:p>37.04%</text:p>
          </table:table-cell>
          <table:table-cell office:value-type="float" office:value="27" calcext:value-type="float">
            <text:p>27</text:p>
          </table:table-cell>
          <table:table-cell table:formula="of:=CONCATENATE([.B28]; &quot; &quot;; [.C28])" office:value-type="string" office:string-value="Munish Ramlal" calcext:value-type="string">
            <text:p>Munish Ramlal</text:p>
          </table:table-cell>
          <table:table-cell table:formula="of:=[.D28]" office:value-type="string" office:string-value="male" calcext:value-type="string">
            <text:p>male</text:p>
          </table:table-cell>
          <table:table-cell table:style-name="ce333" table:formula="of:=[.E28]" office:value-type="string" office:string-value="Rotterdam" calcext:value-type="string">
            <text:p>Rotterdam</text:p>
          </table:table-cell>
        </table:table-row>
        <table:table-row table:style-name="ro1">
          <table:table-cell office:value-type="string" calcext:value-type="string">
            <text:p>M.E.</text:p>
          </table:table-cell>
          <table:table-cell office:value-type="string" calcext:value-type="string">
            <text:p>Martine</text:p>
          </table:table-cell>
          <table:table-cell office:value-type="string" calcext:value-type="string">
            <text:p>van Bemm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mere</text:p>
          </table:table-cell>
          <table:table-cell table:formula="of:=IF([.D29]=&quot;female&quot;;1;0)" office:value-type="float" office:value="1" calcext:value-type="float">
            <text:p>1</text:p>
          </table:table-cell>
          <table:table-cell table:formula="of:=SUM([.F2:.F29])/[.H29]" office:value-type="percentage" office:value="0.392857142857143" calcext:value-type="percentage">
            <text:p>39.29%</text:p>
          </table:table-cell>
          <table:table-cell office:value-type="float" office:value="28" calcext:value-type="float">
            <text:p>28</text:p>
          </table:table-cell>
          <table:table-cell table:formula="of:=CONCATENATE([.B29]; &quot; &quot;; [.C29])" office:value-type="string" office:string-value="Martine van Bemmel" calcext:value-type="string">
            <text:p>Martine van Bemmel</text:p>
          </table:table-cell>
          <table:table-cell table:formula="of:=[.D29]" office:value-type="string" office:string-value="female" calcext:value-type="string">
            <text:p>female</text:p>
          </table:table-cell>
          <table:table-cell table:style-name="ce334" table:formula="of:=[.E29]" office:value-type="string" office:string-value="Almere" calcext:value-type="string">
            <text:p>Almere</text:p>
          </table:table-cell>
        </table:table-row>
        <table:table-row table:style-name="ro1">
          <table:table-cell office:value-type="string" calcext:value-type="string">
            <text:p>C.B.M.</text:p>
          </table:table-cell>
          <table:table-cell office:value-type="string" calcext:value-type="string">
            <text:p>Kristie</text:p>
          </table:table-cell>
          <table:table-cell office:value-type="string" calcext:value-type="string">
            <text:p>Lamer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ijmegen</text:p>
          </table:table-cell>
          <table:table-cell table:formula="of:=IF([.D30]=&quot;female&quot;;1;0)" office:value-type="float" office:value="1" calcext:value-type="float">
            <text:p>1</text:p>
          </table:table-cell>
          <table:table-cell table:formula="of:=SUM([.F2:.F30])/[.H30]" office:value-type="percentage" office:value="0.413793103448276" calcext:value-type="percentage">
            <text:p>41.38%</text:p>
          </table:table-cell>
          <table:table-cell office:value-type="float" office:value="29" calcext:value-type="float">
            <text:p>29</text:p>
          </table:table-cell>
          <table:table-cell table:formula="of:=CONCATENATE([.B30]; &quot; &quot;; [.C30])" office:value-type="string" office:string-value="Kristie Lamers" calcext:value-type="string">
            <text:p>Kristie Lamers</text:p>
          </table:table-cell>
          <table:table-cell table:formula="of:=[.D30]" office:value-type="string" office:string-value="female" calcext:value-type="string">
            <text:p>female</text:p>
          </table:table-cell>
          <table:table-cell table:style-name="ce335" table:formula="of:=[.E30]" office:value-type="string" office:string-value="Nijmegen" calcext:value-type="string">
            <text:p>Nijmegen</text:p>
          </table:table-cell>
        </table:table-row>
        <table:table-row table:style-name="ro1">
          <table:table-cell office:value-type="string" calcext:value-type="string">
            <text:p>J.</text:p>
          </table:table-cell>
          <table:table-cell office:value-type="string" calcext:value-type="string">
            <text:p>Jaimi</text:p>
          </table:table-cell>
          <table:table-cell office:value-type="string" calcext:value-type="string">
            <text:p>van Esse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osser</text:p>
          </table:table-cell>
          <table:table-cell table:formula="of:=IF([.D31]=&quot;female&quot;;1;0)" office:value-type="float" office:value="0" calcext:value-type="float">
            <text:p>0</text:p>
          </table:table-cell>
          <table:table-cell table:formula="of:=SUM([.F2:.F31])/[.H31]" office:value-type="percentage" office:value="0.4" calcext:value-type="percentage">
            <text:p>40.00%</text:p>
          </table:table-cell>
          <table:table-cell office:value-type="float" office:value="30" calcext:value-type="float">
            <text:p>30</text:p>
          </table:table-cell>
          <table:table-cell table:formula="of:=CONCATENATE([.B31]; &quot; &quot;; [.C31])" office:value-type="string" office:string-value="Jaimi van Essen" calcext:value-type="string">
            <text:p>Jaimi van Essen</text:p>
          </table:table-cell>
          <table:table-cell table:formula="of:=[.D31]" office:value-type="string" office:string-value="male" calcext:value-type="string">
            <text:p>male</text:p>
          </table:table-cell>
          <table:table-cell table:style-name="ce336" table:formula="of:=[.E31]" office:value-type="string" office:string-value="Losser" calcext:value-type="string">
            <text:p>Losser</text:p>
          </table:table-cell>
        </table:table-row>
        <table:table-row table:style-name="ro1">
          <table:table-cell office:value-type="string" calcext:value-type="string">
            <text:p>D.C.</text:p>
          </table:table-cell>
          <table:table-cell office:value-type="string" calcext:value-type="string">
            <text:p>Dina</text:p>
          </table:table-cell>
          <table:table-cell office:value-type="string" calcext:value-type="string">
            <text:p>Verbrugge-Wormgoo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lissingen</text:p>
          </table:table-cell>
          <table:table-cell table:formula="of:=IF([.D32]=&quot;female&quot;;1;0)" office:value-type="float" office:value="1" calcext:value-type="float">
            <text:p>1</text:p>
          </table:table-cell>
          <table:table-cell table:formula="of:=SUM([.F2:.F32])/[.H32]" office:value-type="percentage" office:value="0.419354838709677" calcext:value-type="percentage">
            <text:p>41.94%</text:p>
          </table:table-cell>
          <table:table-cell office:value-type="float" office:value="31" calcext:value-type="float">
            <text:p>31</text:p>
          </table:table-cell>
          <table:table-cell table:formula="of:=CONCATENATE([.B32]; &quot; &quot;; [.C32])" office:value-type="string" office:string-value="Dina Verbrugge-Wormgoor" calcext:value-type="string">
            <text:p>Dina Verbrugge-Wormgoor</text:p>
          </table:table-cell>
          <table:table-cell table:formula="of:=[.D32]" office:value-type="string" office:string-value="female" calcext:value-type="string">
            <text:p>female</text:p>
          </table:table-cell>
          <table:table-cell table:style-name="ce337" table:formula="of:=[.E32]" office:value-type="string" office:string-value="Vlissingen" calcext:value-type="string">
            <text:p>Vlissingen</text:p>
          </table:table-cell>
        </table:table-row>
        <table:table-row table:style-name="ro1">
          <table:table-cell office:value-type="string" calcext:value-type="string">
            <text:p>J.M.P.</text:p>
          </table:table-cell>
          <table:table-cell office:value-type="string" calcext:value-type="string">
            <text:p>Jeanet</text:p>
          </table:table-cell>
          <table:table-cell office:value-type="string" calcext:value-type="string">
            <text:p>van der La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sse</text:p>
          </table:table-cell>
          <table:table-cell table:formula="of:=IF([.D33]=&quot;female&quot;;1;0)" office:value-type="float" office:value="1" calcext:value-type="float">
            <text:p>1</text:p>
          </table:table-cell>
          <table:table-cell table:formula="of:=SUM([.F2:.F33])/[.H33]" office:value-type="percentage" office:value="0.4375" calcext:value-type="percentage">
            <text:p>43.75%</text:p>
          </table:table-cell>
          <table:table-cell office:value-type="float" office:value="32" calcext:value-type="float">
            <text:p>32</text:p>
          </table:table-cell>
          <table:table-cell table:formula="of:=CONCATENATE([.B33]; &quot; &quot;; [.C33])" office:value-type="string" office:string-value="Jeanet van der Laan" calcext:value-type="string">
            <text:p>Jeanet van der Laan</text:p>
          </table:table-cell>
          <table:table-cell table:formula="of:=[.D33]" office:value-type="string" office:string-value="female" calcext:value-type="string">
            <text:p>female</text:p>
          </table:table-cell>
          <table:table-cell table:style-name="ce338" table:formula="of:=[.E33]" office:value-type="string" office:string-value="Lisse" calcext:value-type="string">
            <text:p>Lisse</text:p>
          </table:table-cell>
        </table:table-row>
        <table:table-row table:style-name="ro1">
          <table:table-cell office:value-type="string" calcext:value-type="string">
            <text:p>N.</text:p>
          </table:table-cell>
          <table:table-cell office:value-type="string" calcext:value-type="string">
            <text:p>Noureddine</text:p>
          </table:table-cell>
          <table:table-cell office:value-type="string" calcext:value-type="string">
            <text:p>Zarro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elmond</text:p>
          </table:table-cell>
          <table:table-cell table:formula="of:=IF([.D34]=&quot;female&quot;;1;0)" office:value-type="float" office:value="0" calcext:value-type="float">
            <text:p>0</text:p>
          </table:table-cell>
          <table:table-cell table:formula="of:=SUM([.F2:.F34])/[.H34]" office:value-type="percentage" office:value="0.424242424242424" calcext:value-type="percentage">
            <text:p>42.42%</text:p>
          </table:table-cell>
          <table:table-cell office:value-type="float" office:value="33" calcext:value-type="float">
            <text:p>33</text:p>
          </table:table-cell>
          <table:table-cell table:formula="of:=CONCATENATE([.B34]; &quot; &quot;; [.C34])" office:value-type="string" office:string-value="Noureddine Zarroy" calcext:value-type="string">
            <text:p>Noureddine Zarroy</text:p>
          </table:table-cell>
          <table:table-cell table:formula="of:=[.D34]" office:value-type="string" office:string-value="male" calcext:value-type="string">
            <text:p>male</text:p>
          </table:table-cell>
          <table:table-cell table:style-name="ce339" table:formula="of:=[.E34]" office:value-type="string" office:string-value="Helmond" calcext:value-type="string">
            <text:p>Helmond</text:p>
          </table:table-cell>
        </table:table-row>
        <table:table-row table:style-name="ro1">
          <table:table-cell office:value-type="string" calcext:value-type="string">
            <text:p>B.T.</text:p>
          </table:table-cell>
          <table:table-cell office:value-type="string" calcext:value-type="string">
            <text:p>Bastiaan</text:p>
          </table:table-cell>
          <table:table-cell office:value-type="string" calcext:value-type="string">
            <text:p>Winke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's-Gravenhage</text:p>
          </table:table-cell>
          <table:table-cell table:formula="of:=IF([.D35]=&quot;female&quot;;1;0)" office:value-type="float" office:value="0" calcext:value-type="float">
            <text:p>0</text:p>
          </table:table-cell>
          <table:table-cell table:formula="of:=SUM([.F2:.F35])/[.H35]" office:value-type="percentage" office:value="0.411764705882353" calcext:value-type="percentage">
            <text:p>41.18%</text:p>
          </table:table-cell>
          <table:table-cell office:value-type="float" office:value="34" calcext:value-type="float">
            <text:p>34</text:p>
          </table:table-cell>
          <table:table-cell table:formula="of:=CONCATENATE([.B35]; &quot; &quot;; [.C35])" office:value-type="string" office:string-value="Bastiaan Winkel" calcext:value-type="string">
            <text:p>Bastiaan Winkel</text:p>
          </table:table-cell>
          <table:table-cell table:formula="of:=[.D35]" office:value-type="string" office:string-value="male" calcext:value-type="string">
            <text:p>male</text:p>
          </table:table-cell>
          <table:table-cell table:style-name="ce340" table:formula="of:=[.E35]" office:value-type="string" office:string-value="'s-Gravenhage" calcext:value-type="string">
            <text:p>'s-Gravenhage</text:p>
          </table:table-cell>
        </table:table-row>
        <table:table-row table:style-name="ro1">
          <table:table-cell office:value-type="string" calcext:value-type="string">
            <text:p>P.</text:p>
          </table:table-cell>
          <table:table-cell office:value-type="string" calcext:value-type="string">
            <text:p>Mpanzu</text:p>
          </table:table-cell>
          <table:table-cell office:value-type="string" calcext:value-type="string">
            <text:p>Bameng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indhoven</text:p>
          </table:table-cell>
          <table:table-cell table:formula="of:=IF([.D36]=&quot;female&quot;;1;0)" office:value-type="float" office:value="0" calcext:value-type="float">
            <text:p>0</text:p>
          </table:table-cell>
          <table:table-cell table:formula="of:=SUM([.F2:.F36])/[.H36]" office:value-type="percentage" office:value="0.4" calcext:value-type="percentage">
            <text:p>40.00%</text:p>
          </table:table-cell>
          <table:table-cell office:value-type="float" office:value="35" calcext:value-type="float">
            <text:p>35</text:p>
          </table:table-cell>
          <table:table-cell table:formula="of:=CONCATENATE([.B36]; &quot; &quot;; [.C36])" office:value-type="string" office:string-value="Mpanzu Bamenga" calcext:value-type="string">
            <text:p>Mpanzu Bamenga</text:p>
          </table:table-cell>
          <table:table-cell table:formula="of:=[.D36]" office:value-type="string" office:string-value="male" calcext:value-type="string">
            <text:p>male</text:p>
          </table:table-cell>
          <table:table-cell table:style-name="ce341" table:formula="of:=[.E36]" office:value-type="string" office:string-value="Eindhoven" calcext:value-type="string">
            <text:p>Eindhoven</text:p>
          </table:table-cell>
        </table:table-row>
        <table:table-row table:style-name="ro1">
          <table:table-cell office:value-type="string" calcext:value-type="string">
            <text:p>N.P.C.</text:p>
          </table:table-cell>
          <table:table-cell office:value-type="string" calcext:value-type="string">
            <text:p>Noëlle</text:p>
          </table:table-cell>
          <table:table-cell office:value-type="string" calcext:value-type="string">
            <text:p>Sander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mersfoort</text:p>
          </table:table-cell>
          <table:table-cell table:formula="of:=IF([.D37]=&quot;female&quot;;1;0)" office:value-type="float" office:value="1" calcext:value-type="float">
            <text:p>1</text:p>
          </table:table-cell>
          <table:table-cell table:formula="of:=SUM([.F2:.F37])/[.H37]" office:value-type="percentage" office:value="0.416666666666667" calcext:value-type="percentage">
            <text:p>41.67%</text:p>
          </table:table-cell>
          <table:table-cell office:value-type="float" office:value="36" calcext:value-type="float">
            <text:p>36</text:p>
          </table:table-cell>
          <table:table-cell table:formula="of:=CONCATENATE([.B37]; &quot; &quot;; [.C37])" office:value-type="string" office:string-value="Noëlle Sanders" calcext:value-type="string">
            <text:p>Noëlle Sanders</text:p>
          </table:table-cell>
          <table:table-cell table:formula="of:=[.D37]" office:value-type="string" office:string-value="female" calcext:value-type="string">
            <text:p>female</text:p>
          </table:table-cell>
          <table:table-cell table:style-name="ce342" table:formula="of:=[.E37]" office:value-type="string" office:string-value="Amersfoort" calcext:value-type="string">
            <text:p>Amersfoort</text:p>
          </table:table-cell>
        </table:table-row>
        <table:table-row table:style-name="ro1">
          <table:table-cell office:value-type="string" calcext:value-type="string">
            <text:p>R.</text:p>
          </table:table-cell>
          <table:table-cell office:value-type="string" calcext:value-type="string">
            <text:p>Rachid</text:p>
          </table:table-cell>
          <table:table-cell office:value-type="string" calcext:value-type="string">
            <text:p>Guernaou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's-Gravenhage</text:p>
          </table:table-cell>
          <table:table-cell table:formula="of:=IF([.D38]=&quot;female&quot;;1;0)" office:value-type="float" office:value="0" calcext:value-type="float">
            <text:p>0</text:p>
          </table:table-cell>
          <table:table-cell table:formula="of:=SUM([.F2:.F38])/[.H38]" office:value-type="percentage" office:value="0.405405405405405" calcext:value-type="percentage">
            <text:p>40.54%</text:p>
          </table:table-cell>
          <table:table-cell office:value-type="float" office:value="37" calcext:value-type="float">
            <text:p>37</text:p>
          </table:table-cell>
          <table:table-cell table:formula="of:=CONCATENATE([.B38]; &quot; &quot;; [.C38])" office:value-type="string" office:string-value="Rachid Guernaoui" calcext:value-type="string">
            <text:p>Rachid Guernaoui</text:p>
          </table:table-cell>
          <table:table-cell table:formula="of:=[.D38]" office:value-type="string" office:string-value="male" calcext:value-type="string">
            <text:p>male</text:p>
          </table:table-cell>
          <table:table-cell table:style-name="ce343" table:formula="of:=[.E38]" office:value-type="string" office:string-value="'s-Gravenhage" calcext:value-type="string">
            <text:p>'s-Gravenhage</text:p>
          </table:table-cell>
        </table:table-row>
        <table:table-row table:style-name="ro1">
          <table:table-cell office:value-type="string" calcext:value-type="string">
            <text:p>H.</text:p>
          </table:table-cell>
          <table:table-cell office:value-type="string" calcext:value-type="string">
            <text:p>Hülya</text:p>
          </table:table-cell>
          <table:table-cell office:value-type="string" calcext:value-type="string">
            <text:p>Ka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Jmuiden</text:p>
          </table:table-cell>
          <table:table-cell table:formula="of:=IF([.D39]=&quot;female&quot;;1;0)" office:value-type="float" office:value="1" calcext:value-type="float">
            <text:p>1</text:p>
          </table:table-cell>
          <table:table-cell table:formula="of:=SUM([.F2:.F39])/[.H39]" office:value-type="percentage" office:value="0.421052631578947" calcext:value-type="percentage">
            <text:p>42.11%</text:p>
          </table:table-cell>
          <table:table-cell office:value-type="float" office:value="38" calcext:value-type="float">
            <text:p>38</text:p>
          </table:table-cell>
          <table:table-cell table:formula="of:=CONCATENATE([.B39]; &quot; &quot;; [.C39])" office:value-type="string" office:string-value="Hülya Kat" calcext:value-type="string">
            <text:p>Hülya Kat</text:p>
          </table:table-cell>
          <table:table-cell table:formula="of:=[.D39]" office:value-type="string" office:string-value="female" calcext:value-type="string">
            <text:p>female</text:p>
          </table:table-cell>
          <table:table-cell table:style-name="ce344" table:formula="of:=[.E39]" office:value-type="string" office:string-value="IJmuiden" calcext:value-type="string">
            <text:p>IJmuiden</text:p>
          </table:table-cell>
        </table:table-row>
        <table:table-row table:style-name="ro1">
          <table:table-cell office:value-type="string" calcext:value-type="string">
            <text:p>E.J.</text:p>
          </table:table-cell>
          <table:table-cell office:value-type="string" calcext:value-type="string">
            <text:p>Eelco</text:p>
          </table:table-cell>
          <table:table-cell office:value-type="string" calcext:value-type="string">
            <text:p>Keij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ijmegen</text:p>
          </table:table-cell>
          <table:table-cell table:formula="of:=IF([.D40]=&quot;female&quot;;1;0)" office:value-type="float" office:value="0" calcext:value-type="float">
            <text:p>0</text:p>
          </table:table-cell>
          <table:table-cell table:formula="of:=SUM([.F2:.F40])/[.H40]" office:value-type="percentage" office:value="0.41025641025641" calcext:value-type="percentage">
            <text:p>41.03%</text:p>
          </table:table-cell>
          <table:table-cell office:value-type="float" office:value="39" calcext:value-type="float">
            <text:p>39</text:p>
          </table:table-cell>
          <table:table-cell table:formula="of:=CONCATENATE([.B40]; &quot; &quot;; [.C40])" office:value-type="string" office:string-value="Eelco Keij" calcext:value-type="string">
            <text:p>Eelco Keij</text:p>
          </table:table-cell>
          <table:table-cell table:formula="of:=[.D40]" office:value-type="string" office:string-value="male" calcext:value-type="string">
            <text:p>male</text:p>
          </table:table-cell>
          <table:table-cell table:style-name="ce345" table:formula="of:=[.E40]" office:value-type="string" office:string-value="Nijmegen" calcext:value-type="string">
            <text:p>Nijmegen</text:p>
          </table:table-cell>
        </table:table-row>
        <table:table-row table:style-name="ro1">
          <table:table-cell office:value-type="string" calcext:value-type="string">
            <text:p>A.M.</text:p>
          </table:table-cell>
          <table:table-cell office:value-type="string" calcext:value-type="string">
            <text:p>Marijn</text:p>
          </table:table-cell>
          <table:table-cell office:value-type="string" calcext:value-type="string">
            <text:p>Bosm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msterdam</text:p>
          </table:table-cell>
          <table:table-cell table:formula="of:=IF([.D41]=&quot;female&quot;;1;0)" office:value-type="float" office:value="1" calcext:value-type="float">
            <text:p>1</text:p>
          </table:table-cell>
          <table:table-cell table:formula="of:=SUM([.F2:.F41])/[.H41]" office:value-type="percentage" office:value="0.425" calcext:value-type="percentage">
            <text:p>42.50%</text:p>
          </table:table-cell>
          <table:table-cell office:value-type="float" office:value="40" calcext:value-type="float">
            <text:p>40</text:p>
          </table:table-cell>
          <table:table-cell table:formula="of:=CONCATENATE([.B41]; &quot; &quot;; [.C41])" office:value-type="string" office:string-value="Marijn Bosman" calcext:value-type="string">
            <text:p>Marijn Bosman</text:p>
          </table:table-cell>
          <table:table-cell table:formula="of:=[.D41]" office:value-type="string" office:string-value="female" calcext:value-type="string">
            <text:p>female</text:p>
          </table:table-cell>
          <table:table-cell table:style-name="ce346" table:formula="of:=[.E41]" office:value-type="string" office:string-value="Amsterdam" calcext:value-type="string">
            <text:p>Amsterdam</text:p>
          </table:table-cell>
        </table:table-row>
        <table:table-row table:style-name="ro1">
          <table:table-cell office:value-type="string" calcext:value-type="string">
            <text:p>S.S.</text:p>
          </table:table-cell>
          <table:table-cell office:value-type="string" calcext:value-type="string">
            <text:p>Sietze</text:p>
          </table:table-cell>
          <table:table-cell office:value-type="string" calcext:value-type="string">
            <text:p>Schukk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Jirnsum</text:p>
          </table:table-cell>
          <table:table-cell table:formula="of:=IF([.D42]=&quot;female&quot;;1;0)" office:value-type="float" office:value="0" calcext:value-type="float">
            <text:p>0</text:p>
          </table:table-cell>
          <table:table-cell table:formula="of:=SUM([.F2:.F42])/[.H42]" office:value-type="percentage" office:value="0.414634146341463" calcext:value-type="percentage">
            <text:p>41.46%</text:p>
          </table:table-cell>
          <table:table-cell office:value-type="float" office:value="41" calcext:value-type="float">
            <text:p>41</text:p>
          </table:table-cell>
          <table:table-cell table:formula="of:=CONCATENATE([.B42]; &quot; &quot;; [.C42])" office:value-type="string" office:string-value="Sietze Schukking" calcext:value-type="string">
            <text:p>Sietze Schukking</text:p>
          </table:table-cell>
          <table:table-cell table:formula="of:=[.D42]" office:value-type="string" office:string-value="male" calcext:value-type="string">
            <text:p>male</text:p>
          </table:table-cell>
          <table:table-cell table:style-name="ce347" table:formula="of:=[.E42]" office:value-type="string" office:string-value="Jirnsum" calcext:value-type="string">
            <text:p>Jirnsum</text:p>
          </table:table-cell>
        </table:table-row>
        <table:table-row table:style-name="ro1">
          <table:table-cell office:value-type="string" calcext:value-type="string">
            <text:p>W.D.</text:p>
          </table:table-cell>
          <table:table-cell office:value-type="string" calcext:value-type="string">
            <text:p>Wibo</text:p>
          </table:table-cell>
          <table:table-cell office:value-type="string" calcext:value-type="string">
            <text:p>Schepe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oorburg</text:p>
          </table:table-cell>
          <table:table-cell table:formula="of:=IF([.D43]=&quot;female&quot;;1;0)" office:value-type="float" office:value="0" calcext:value-type="float">
            <text:p>0</text:p>
          </table:table-cell>
          <table:table-cell table:formula="of:=SUM([.F2:.F43])/[.H43]" office:value-type="percentage" office:value="0.404761904761905" calcext:value-type="percentage">
            <text:p>40.48%</text:p>
          </table:table-cell>
          <table:table-cell office:value-type="float" office:value="42" calcext:value-type="float">
            <text:p>42</text:p>
          </table:table-cell>
          <table:table-cell table:formula="of:=CONCATENATE([.B43]; &quot; &quot;; [.C43])" office:value-type="string" office:string-value="Wibo Schepel" calcext:value-type="string">
            <text:p>Wibo Schepel</text:p>
          </table:table-cell>
          <table:table-cell table:formula="of:=[.D43]" office:value-type="string" office:string-value="male" calcext:value-type="string">
            <text:p>male</text:p>
          </table:table-cell>
          <table:table-cell table:style-name="ce348" table:formula="of:=[.E43]" office:value-type="string" office:string-value="Voorburg" calcext:value-type="string">
            <text:p>Voorburg</text:p>
          </table:table-cell>
        </table:table-row>
        <table:table-row table:style-name="ro1">
          <table:table-cell office:value-type="string" calcext:value-type="string">
            <text:p>J.H.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Glastra van Lo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eesch</text:p>
          </table:table-cell>
          <table:table-cell table:formula="of:=IF([.D44]=&quot;female&quot;;1;0)" office:value-type="float" office:value="0" calcext:value-type="float">
            <text:p>0</text:p>
          </table:table-cell>
          <table:table-cell table:formula="of:=SUM([.F2:.F44])/[.H44]" office:value-type="percentage" office:value="0.395348837209302" calcext:value-type="percentage">
            <text:p>39.53%</text:p>
          </table:table-cell>
          <table:table-cell office:value-type="float" office:value="43" calcext:value-type="float">
            <text:p>43</text:p>
          </table:table-cell>
          <table:table-cell table:formula="of:=CONCATENATE([.B44]; &quot; &quot;; [.C44])" office:value-type="string" office:string-value="Jan Glastra van Loon" calcext:value-type="string">
            <text:p>Jan Glastra van Loon</text:p>
          </table:table-cell>
          <table:table-cell table:formula="of:=[.D44]" office:value-type="string" office:string-value="male" calcext:value-type="string">
            <text:p>male</text:p>
          </table:table-cell>
          <table:table-cell table:style-name="ce349" table:formula="of:=[.E44]" office:value-type="string" office:string-value="Heesch" calcext:value-type="string">
            <text:p>Heesch</text:p>
          </table:table-cell>
        </table:table-row>
        <table:table-row table:style-name="ro1">
          <table:table-cell office:value-type="string" calcext:value-type="string">
            <text:p>T.</text:p>
          </table:table-cell>
          <table:table-cell office:value-type="string" calcext:value-type="string">
            <text:p>Thierry</text:p>
          </table:table-cell>
          <table:table-cell office:value-type="string" calcext:value-type="string">
            <text:p>van Vug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ouda</text:p>
          </table:table-cell>
          <table:table-cell table:formula="of:=IF([.D45]=&quot;female&quot;;1;0)" office:value-type="float" office:value="0" calcext:value-type="float">
            <text:p>0</text:p>
          </table:table-cell>
          <table:table-cell table:formula="of:=SUM([.F2:.F45])/[.H45]" office:value-type="percentage" office:value="0.386363636363636" calcext:value-type="percentage">
            <text:p>38.64%</text:p>
          </table:table-cell>
          <table:table-cell office:value-type="float" office:value="44" calcext:value-type="float">
            <text:p>44</text:p>
          </table:table-cell>
          <table:table-cell table:formula="of:=CONCATENATE([.B45]; &quot; &quot;; [.C45])" office:value-type="string" office:string-value="Thierry van Vugt" calcext:value-type="string">
            <text:p>Thierry van Vugt</text:p>
          </table:table-cell>
          <table:table-cell table:formula="of:=[.D45]" office:value-type="string" office:string-value="male" calcext:value-type="string">
            <text:p>male</text:p>
          </table:table-cell>
          <table:table-cell table:style-name="ce350" table:formula="of:=[.E45]" office:value-type="string" office:string-value="Gouda" calcext:value-type="string">
            <text:p>Gouda</text:p>
          </table:table-cell>
        </table:table-row>
        <table:table-row table:style-name="ro1">
          <table:table-cell office:value-type="string" calcext:value-type="string">
            <text:p>C.M.</text:p>
          </table:table-cell>
          <table:table-cell office:value-type="string" calcext:value-type="string">
            <text:p>Corine</text:p>
          </table:table-cell>
          <table:table-cell office:value-type="string" calcext:value-type="string">
            <text:p>van Du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trecht</text:p>
          </table:table-cell>
          <table:table-cell table:formula="of:=IF([.D46]=&quot;female&quot;;1;0)" office:value-type="float" office:value="1" calcext:value-type="float">
            <text:p>1</text:p>
          </table:table-cell>
          <table:table-cell table:formula="of:=SUM([.F2:.F46])/[.H46]" office:value-type="percentage" office:value="0.4" calcext:value-type="percentage">
            <text:p>40.00%</text:p>
          </table:table-cell>
          <table:table-cell office:value-type="float" office:value="45" calcext:value-type="float">
            <text:p>45</text:p>
          </table:table-cell>
          <table:table-cell table:formula="of:=CONCATENATE([.B46]; &quot; &quot;; [.C46])" office:value-type="string" office:string-value="Corine van Dun" calcext:value-type="string">
            <text:p>Corine van Dun</text:p>
          </table:table-cell>
          <table:table-cell table:formula="of:=[.D46]" office:value-type="string" office:string-value="female" calcext:value-type="string">
            <text:p>female</text:p>
          </table:table-cell>
          <table:table-cell table:style-name="ce351" table:formula="of:=[.E46]" office:value-type="string" office:string-value="Utrecht" calcext:value-type="string">
            <text:p>Utrecht</text:p>
          </table:table-cell>
        </table:table-row>
        <table:table-row table:style-name="ro1">
          <table:table-cell office:value-type="string" calcext:value-type="string">
            <text:p>S.T.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Wirke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msterdam</text:p>
          </table:table-cell>
          <table:table-cell table:formula="of:=IF([.D47]=&quot;female&quot;;1;0)" office:value-type="float" office:value="0" calcext:value-type="float">
            <text:p>0</text:p>
          </table:table-cell>
          <table:table-cell table:formula="of:=SUM([.F2:.F47])/[.H47]" office:value-type="percentage" office:value="0.391304347826087" calcext:value-type="percentage">
            <text:p>39.13%</text:p>
          </table:table-cell>
          <table:table-cell office:value-type="float" office:value="46" calcext:value-type="float">
            <text:p>46</text:p>
          </table:table-cell>
          <table:table-cell table:formula="of:=CONCATENATE([.B47]; &quot; &quot;; [.C47])" office:value-type="string" office:string-value="Stefan Wirken" calcext:value-type="string">
            <text:p>Stefan Wirken</text:p>
          </table:table-cell>
          <table:table-cell table:formula="of:=[.D47]" office:value-type="string" office:string-value="male" calcext:value-type="string">
            <text:p>male</text:p>
          </table:table-cell>
          <table:table-cell table:style-name="ce352" table:formula="of:=[.E47]" office:value-type="string" office:string-value="Amsterdam" calcext:value-type="string">
            <text:p>Amsterdam</text:p>
          </table:table-cell>
        </table:table-row>
        <table:table-row table:style-name="ro1">
          <table:table-cell office:value-type="string" calcext:value-type="string">
            <text:p>N.</text:p>
          </table:table-cell>
          <table:table-cell office:value-type="string" calcext:value-type="string">
            <text:p>Nelleke</text:p>
          </table:table-cell>
          <table:table-cell office:value-type="string" calcext:value-type="string">
            <text:p>de Smoker-van And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ordrecht</text:p>
          </table:table-cell>
          <table:table-cell table:formula="of:=IF([.D48]=&quot;female&quot;;1;0)" office:value-type="float" office:value="1" calcext:value-type="float">
            <text:p>1</text:p>
          </table:table-cell>
          <table:table-cell table:formula="of:=SUM([.F2:.F48])/[.H48]" office:value-type="percentage" office:value="0.404255319148936" calcext:value-type="percentage">
            <text:p>40.43%</text:p>
          </table:table-cell>
          <table:table-cell office:value-type="float" office:value="47" calcext:value-type="float">
            <text:p>47</text:p>
          </table:table-cell>
          <table:table-cell table:formula="of:=CONCATENATE([.B48]; &quot; &quot;; [.C48])" office:value-type="string" office:string-value="Nelleke de Smoker-van Andel" calcext:value-type="string">
            <text:p>Nelleke de Smoker-van Andel</text:p>
          </table:table-cell>
          <table:table-cell table:formula="of:=[.D48]" office:value-type="string" office:string-value="female" calcext:value-type="string">
            <text:p>female</text:p>
          </table:table-cell>
          <table:table-cell table:style-name="ce353" table:formula="of:=[.E48]" office:value-type="string" office:string-value="Dordrecht" calcext:value-type="string">
            <text:p>Dordrecht</text:p>
          </table:table-cell>
        </table:table-row>
        <table:table-row table:style-name="ro1">
          <table:table-cell office:value-type="string" calcext:value-type="string">
            <text:p>T.C.</text:p>
          </table:table-cell>
          <table:table-cell office:value-type="string" calcext:value-type="string">
            <text:p>Carmen</text:p>
          </table:table-cell>
          <table:table-cell office:value-type="string" calcext:value-type="string">
            <text:p>Hoogeve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mmen</text:p>
          </table:table-cell>
          <table:table-cell table:formula="of:=IF([.D49]=&quot;female&quot;;1;0)" office:value-type="float" office:value="1" calcext:value-type="float">
            <text:p>1</text:p>
          </table:table-cell>
          <table:table-cell table:formula="of:=SUM([.F2:.F49])/[.H49]" office:value-type="percentage" office:value="0.416666666666667" calcext:value-type="percentage">
            <text:p>41.67%</text:p>
          </table:table-cell>
          <table:table-cell office:value-type="float" office:value="48" calcext:value-type="float">
            <text:p>48</text:p>
          </table:table-cell>
          <table:table-cell table:formula="of:=CONCATENATE([.B49]; &quot; &quot;; [.C49])" office:value-type="string" office:string-value="Carmen Hoogeveen" calcext:value-type="string">
            <text:p>Carmen Hoogeveen</text:p>
          </table:table-cell>
          <table:table-cell table:formula="of:=[.D49]" office:value-type="string" office:string-value="female" calcext:value-type="string">
            <text:p>female</text:p>
          </table:table-cell>
          <table:table-cell table:style-name="ce354" table:formula="of:=[.E49]" office:value-type="string" office:string-value="Emmen" calcext:value-type="string">
            <text:p>Emmen</text:p>
          </table:table-cell>
        </table:table-row>
        <table:table-row table:style-name="ro1">
          <table:table-cell office:value-type="string" calcext:value-type="string">
            <text:p>G.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Terlouw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aalte</text:p>
          </table:table-cell>
          <table:table-cell table:formula="of:=IF([.D50]=&quot;female&quot;;1;0)" office:value-type="float" office:value="0" calcext:value-type="float">
            <text:p>0</text:p>
          </table:table-cell>
          <table:table-cell table:formula="of:=SUM([.F2:.F50])/[.H50]" office:value-type="percentage" office:value="0.408163265306122" calcext:value-type="percentage">
            <text:p>40.82%</text:p>
          </table:table-cell>
          <table:table-cell office:value-type="float" office:value="49" calcext:value-type="float">
            <text:p>49</text:p>
          </table:table-cell>
          <table:table-cell table:formula="of:=CONCATENATE([.B50]; &quot; &quot;; [.C50])" office:value-type="string" office:string-value="Bert Terlouw" calcext:value-type="string">
            <text:p>Bert Terlouw</text:p>
          </table:table-cell>
          <table:table-cell table:formula="of:=[.D50]" office:value-type="string" office:string-value="male" calcext:value-type="string">
            <text:p>male</text:p>
          </table:table-cell>
          <table:table-cell table:style-name="ce355" table:formula="of:=[.E50]" office:value-type="string" office:string-value="Raalte" calcext:value-type="string">
            <text:p>Raalte</text:p>
          </table:table-cell>
        </table:table-row>
        <table:table-row table:style-name="ro1">
          <table:table-cell office:value-type="string" calcext:value-type="string">
            <text:p>H.J.</text:p>
          </table:table-cell>
          <table:table-cell office:value-type="string" calcext:value-type="string">
            <text:p>Dick</text:p>
          </table:table-cell>
          <table:table-cell office:value-type="string" calcext:value-type="string">
            <text:p>Ros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lst</text:p>
          </table:table-cell>
          <table:table-cell table:formula="of:=IF([.D51]=&quot;female&quot;;1;0)" office:value-type="float" office:value="0" calcext:value-type="float">
            <text:p>0</text:p>
          </table:table-cell>
          <table:table-cell table:formula="of:=SUM([.F2:.F51])/[.H51]" office:value-type="percentage" office:value="0.4" calcext:value-type="percentage">
            <text:p>40.00%</text:p>
          </table:table-cell>
          <table:table-cell office:value-type="float" office:value="50" calcext:value-type="float">
            <text:p>50</text:p>
          </table:table-cell>
          <table:table-cell table:formula="of:=CONCATENATE([.B51]; &quot; &quot;; [.C51])" office:value-type="string" office:string-value="Dick Ross" calcext:value-type="string">
            <text:p>Dick Ross</text:p>
          </table:table-cell>
          <table:table-cell table:formula="of:=[.D51]" office:value-type="string" office:string-value="male" calcext:value-type="string">
            <text:p>male</text:p>
          </table:table-cell>
          <table:table-cell table:style-name="ce356" table:formula="of:=[.E51]" office:value-type="string" office:string-value="Elst" calcext:value-type="string">
            <text:p>Elst</text:p>
          </table:table-cell>
        </table:table-row>
        <table:table-row table:style-name="ro1" table:number-rows-repeated="29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table:number-columns-repeated="3"/>
          <table:table-cell table:style-name="Default"/>
          <table:table-cell table:number-columns-repeated="7"/>
        </table:table-row>
        <calcext:conditional-formats>
          <calcext:conditional-format calcext:target-range-address="D66.D2:D66.D51">
            <calcext:condition calcext:apply-style-name="Untitled1" calcext:value="=&quot;male&quot;" calcext:base-cell-address="D66.D2"/>
            <calcext:condition calcext:apply-style-name="Untitled2" calcext:value="=&quot;female&quot;" calcext:base-cell-address="D66.D2"/>
          </calcext:conditional-format>
          <calcext:conditional-format calcext:target-range-address="D66.K2:D66.K2">
            <calcext:condition calcext:apply-style-name="Untitled1" calcext:value="=&quot;male&quot;" calcext:base-cell-address="D66.K2"/>
            <calcext:condition calcext:apply-style-name="Untitled2" calcext:value="=&quot;female&quot;" calcext:base-cell-address="D66.K2"/>
          </calcext:conditional-format>
          <calcext:conditional-format calcext:target-range-address="D66.K1:D66.K1">
            <calcext:condition calcext:apply-style-name="Untitled1" calcext:value="=&quot;male&quot;" calcext:base-cell-address="D66.K1"/>
            <calcext:condition calcext:apply-style-name="Untitled2" calcext:value="=&quot;female&quot;" calcext:base-cell-address="D66.K1"/>
          </calcext:conditional-format>
          <calcext:conditional-format calcext:target-range-address="D66.K3:D66.K3">
            <calcext:condition calcext:apply-style-name="Untitled1" calcext:value="=&quot;male&quot;" calcext:base-cell-address="D66.K3"/>
            <calcext:condition calcext:apply-style-name="Untitled2" calcext:value="=&quot;female&quot;" calcext:base-cell-address="D66.K3"/>
          </calcext:conditional-format>
          <calcext:conditional-format calcext:target-range-address="D66.K4:D66.K4">
            <calcext:condition calcext:apply-style-name="Untitled1" calcext:value="=&quot;male&quot;" calcext:base-cell-address="D66.K4"/>
            <calcext:condition calcext:apply-style-name="Untitled2" calcext:value="=&quot;female&quot;" calcext:base-cell-address="D66.K4"/>
          </calcext:conditional-format>
          <calcext:conditional-format calcext:target-range-address="D66.K5:D66.K5">
            <calcext:condition calcext:apply-style-name="Untitled1" calcext:value="=&quot;male&quot;" calcext:base-cell-address="D66.K5"/>
            <calcext:condition calcext:apply-style-name="Untitled2" calcext:value="=&quot;female&quot;" calcext:base-cell-address="D66.K5"/>
          </calcext:conditional-format>
          <calcext:conditional-format calcext:target-range-address="D66.K6:D66.K6">
            <calcext:condition calcext:apply-style-name="Untitled1" calcext:value="=&quot;male&quot;" calcext:base-cell-address="D66.K6"/>
            <calcext:condition calcext:apply-style-name="Untitled2" calcext:value="=&quot;female&quot;" calcext:base-cell-address="D66.K6"/>
          </calcext:conditional-format>
          <calcext:conditional-format calcext:target-range-address="D66.K7:D66.K7">
            <calcext:condition calcext:apply-style-name="Untitled1" calcext:value="=&quot;male&quot;" calcext:base-cell-address="D66.K7"/>
            <calcext:condition calcext:apply-style-name="Untitled2" calcext:value="=&quot;female&quot;" calcext:base-cell-address="D66.K7"/>
          </calcext:conditional-format>
          <calcext:conditional-format calcext:target-range-address="D66.K8:D66.K8">
            <calcext:condition calcext:apply-style-name="Untitled1" calcext:value="=&quot;male&quot;" calcext:base-cell-address="D66.K8"/>
            <calcext:condition calcext:apply-style-name="Untitled2" calcext:value="=&quot;female&quot;" calcext:base-cell-address="D66.K8"/>
          </calcext:conditional-format>
          <calcext:conditional-format calcext:target-range-address="D66.K9:D66.K9">
            <calcext:condition calcext:apply-style-name="Untitled1" calcext:value="=&quot;male&quot;" calcext:base-cell-address="D66.K9"/>
            <calcext:condition calcext:apply-style-name="Untitled2" calcext:value="=&quot;female&quot;" calcext:base-cell-address="D66.K9"/>
          </calcext:conditional-format>
          <calcext:conditional-format calcext:target-range-address="D66.K10:D66.K10">
            <calcext:condition calcext:apply-style-name="Untitled1" calcext:value="=&quot;male&quot;" calcext:base-cell-address="D66.K10"/>
            <calcext:condition calcext:apply-style-name="Untitled2" calcext:value="=&quot;female&quot;" calcext:base-cell-address="D66.K10"/>
          </calcext:conditional-format>
          <calcext:conditional-format calcext:target-range-address="D66.K11:D66.K11">
            <calcext:condition calcext:apply-style-name="Untitled1" calcext:value="=&quot;male&quot;" calcext:base-cell-address="D66.K11"/>
            <calcext:condition calcext:apply-style-name="Untitled2" calcext:value="=&quot;female&quot;" calcext:base-cell-address="D66.K11"/>
          </calcext:conditional-format>
          <calcext:conditional-format calcext:target-range-address="D66.K12:D66.K12">
            <calcext:condition calcext:apply-style-name="Untitled1" calcext:value="=&quot;male&quot;" calcext:base-cell-address="D66.K12"/>
            <calcext:condition calcext:apply-style-name="Untitled2" calcext:value="=&quot;female&quot;" calcext:base-cell-address="D66.K12"/>
          </calcext:conditional-format>
          <calcext:conditional-format calcext:target-range-address="D66.K13:D66.K13">
            <calcext:condition calcext:apply-style-name="Untitled1" calcext:value="=&quot;male&quot;" calcext:base-cell-address="D66.K13"/>
            <calcext:condition calcext:apply-style-name="Untitled2" calcext:value="=&quot;female&quot;" calcext:base-cell-address="D66.K13"/>
          </calcext:conditional-format>
          <calcext:conditional-format calcext:target-range-address="D66.K14:D66.K14">
            <calcext:condition calcext:apply-style-name="Untitled1" calcext:value="=&quot;male&quot;" calcext:base-cell-address="D66.K14"/>
            <calcext:condition calcext:apply-style-name="Untitled2" calcext:value="=&quot;female&quot;" calcext:base-cell-address="D66.K14"/>
          </calcext:conditional-format>
          <calcext:conditional-format calcext:target-range-address="D66.K15:D66.K15">
            <calcext:condition calcext:apply-style-name="Untitled1" calcext:value="=&quot;male&quot;" calcext:base-cell-address="D66.K15"/>
            <calcext:condition calcext:apply-style-name="Untitled2" calcext:value="=&quot;female&quot;" calcext:base-cell-address="D66.K15"/>
          </calcext:conditional-format>
          <calcext:conditional-format calcext:target-range-address="D66.K16:D66.K16">
            <calcext:condition calcext:apply-style-name="Untitled1" calcext:value="=&quot;male&quot;" calcext:base-cell-address="D66.K16"/>
            <calcext:condition calcext:apply-style-name="Untitled2" calcext:value="=&quot;female&quot;" calcext:base-cell-address="D66.K16"/>
          </calcext:conditional-format>
          <calcext:conditional-format calcext:target-range-address="D66.K17:D66.K17">
            <calcext:condition calcext:apply-style-name="Untitled1" calcext:value="=&quot;male&quot;" calcext:base-cell-address="D66.K17"/>
            <calcext:condition calcext:apply-style-name="Untitled2" calcext:value="=&quot;female&quot;" calcext:base-cell-address="D66.K17"/>
          </calcext:conditional-format>
          <calcext:conditional-format calcext:target-range-address="D66.K18:D66.K18">
            <calcext:condition calcext:apply-style-name="Untitled1" calcext:value="=&quot;male&quot;" calcext:base-cell-address="D66.K18"/>
            <calcext:condition calcext:apply-style-name="Untitled2" calcext:value="=&quot;female&quot;" calcext:base-cell-address="D66.K18"/>
          </calcext:conditional-format>
          <calcext:conditional-format calcext:target-range-address="D66.K19:D66.K19">
            <calcext:condition calcext:apply-style-name="Untitled1" calcext:value="=&quot;male&quot;" calcext:base-cell-address="D66.K19"/>
            <calcext:condition calcext:apply-style-name="Untitled2" calcext:value="=&quot;female&quot;" calcext:base-cell-address="D66.K19"/>
          </calcext:conditional-format>
          <calcext:conditional-format calcext:target-range-address="D66.K20:D66.K20">
            <calcext:condition calcext:apply-style-name="Untitled1" calcext:value="=&quot;male&quot;" calcext:base-cell-address="D66.K20"/>
            <calcext:condition calcext:apply-style-name="Untitled2" calcext:value="=&quot;female&quot;" calcext:base-cell-address="D66.K20"/>
          </calcext:conditional-format>
          <calcext:conditional-format calcext:target-range-address="D66.K21:D66.K21">
            <calcext:condition calcext:apply-style-name="Untitled1" calcext:value="=&quot;male&quot;" calcext:base-cell-address="D66.K21"/>
            <calcext:condition calcext:apply-style-name="Untitled2" calcext:value="=&quot;female&quot;" calcext:base-cell-address="D66.K21"/>
          </calcext:conditional-format>
          <calcext:conditional-format calcext:target-range-address="D66.K22:D66.K22">
            <calcext:condition calcext:apply-style-name="Untitled1" calcext:value="=&quot;male&quot;" calcext:base-cell-address="D66.K22"/>
            <calcext:condition calcext:apply-style-name="Untitled2" calcext:value="=&quot;female&quot;" calcext:base-cell-address="D66.K22"/>
          </calcext:conditional-format>
          <calcext:conditional-format calcext:target-range-address="D66.K23:D66.K23">
            <calcext:condition calcext:apply-style-name="Untitled1" calcext:value="=&quot;male&quot;" calcext:base-cell-address="D66.K23"/>
            <calcext:condition calcext:apply-style-name="Untitled2" calcext:value="=&quot;female&quot;" calcext:base-cell-address="D66.K23"/>
          </calcext:conditional-format>
          <calcext:conditional-format calcext:target-range-address="D66.K24:D66.K24">
            <calcext:condition calcext:apply-style-name="Untitled1" calcext:value="=&quot;male&quot;" calcext:base-cell-address="D66.K24"/>
            <calcext:condition calcext:apply-style-name="Untitled2" calcext:value="=&quot;female&quot;" calcext:base-cell-address="D66.K24"/>
          </calcext:conditional-format>
          <calcext:conditional-format calcext:target-range-address="D66.K25:D66.K25">
            <calcext:condition calcext:apply-style-name="Untitled1" calcext:value="=&quot;male&quot;" calcext:base-cell-address="D66.K25"/>
            <calcext:condition calcext:apply-style-name="Untitled2" calcext:value="=&quot;female&quot;" calcext:base-cell-address="D66.K25"/>
          </calcext:conditional-format>
          <calcext:conditional-format calcext:target-range-address="D66.K26:D66.K26">
            <calcext:condition calcext:apply-style-name="Untitled1" calcext:value="=&quot;male&quot;" calcext:base-cell-address="D66.K26"/>
            <calcext:condition calcext:apply-style-name="Untitled2" calcext:value="=&quot;female&quot;" calcext:base-cell-address="D66.K26"/>
          </calcext:conditional-format>
          <calcext:conditional-format calcext:target-range-address="D66.K27:D66.K27">
            <calcext:condition calcext:apply-style-name="Untitled1" calcext:value="=&quot;male&quot;" calcext:base-cell-address="D66.K27"/>
            <calcext:condition calcext:apply-style-name="Untitled2" calcext:value="=&quot;female&quot;" calcext:base-cell-address="D66.K27"/>
          </calcext:conditional-format>
          <calcext:conditional-format calcext:target-range-address="D66.K28:D66.K28">
            <calcext:condition calcext:apply-style-name="Untitled1" calcext:value="=&quot;male&quot;" calcext:base-cell-address="D66.K28"/>
            <calcext:condition calcext:apply-style-name="Untitled2" calcext:value="=&quot;female&quot;" calcext:base-cell-address="D66.K28"/>
          </calcext:conditional-format>
          <calcext:conditional-format calcext:target-range-address="D66.K29:D66.K29">
            <calcext:condition calcext:apply-style-name="Untitled1" calcext:value="=&quot;male&quot;" calcext:base-cell-address="D66.K29"/>
            <calcext:condition calcext:apply-style-name="Untitled2" calcext:value="=&quot;female&quot;" calcext:base-cell-address="D66.K29"/>
          </calcext:conditional-format>
          <calcext:conditional-format calcext:target-range-address="D66.K30:D66.K30">
            <calcext:condition calcext:apply-style-name="Untitled1" calcext:value="=&quot;male&quot;" calcext:base-cell-address="D66.K30"/>
            <calcext:condition calcext:apply-style-name="Untitled2" calcext:value="=&quot;female&quot;" calcext:base-cell-address="D66.K30"/>
          </calcext:conditional-format>
          <calcext:conditional-format calcext:target-range-address="D66.K31:D66.K31">
            <calcext:condition calcext:apply-style-name="Untitled1" calcext:value="=&quot;male&quot;" calcext:base-cell-address="D66.K31"/>
            <calcext:condition calcext:apply-style-name="Untitled2" calcext:value="=&quot;female&quot;" calcext:base-cell-address="D66.K31"/>
          </calcext:conditional-format>
          <calcext:conditional-format calcext:target-range-address="D66.K32:D66.K32">
            <calcext:condition calcext:apply-style-name="Untitled1" calcext:value="=&quot;male&quot;" calcext:base-cell-address="D66.K32"/>
            <calcext:condition calcext:apply-style-name="Untitled2" calcext:value="=&quot;female&quot;" calcext:base-cell-address="D66.K32"/>
          </calcext:conditional-format>
          <calcext:conditional-format calcext:target-range-address="D66.K33:D66.K33">
            <calcext:condition calcext:apply-style-name="Untitled1" calcext:value="=&quot;male&quot;" calcext:base-cell-address="D66.K33"/>
            <calcext:condition calcext:apply-style-name="Untitled2" calcext:value="=&quot;female&quot;" calcext:base-cell-address="D66.K33"/>
          </calcext:conditional-format>
          <calcext:conditional-format calcext:target-range-address="D66.K34:D66.K34">
            <calcext:condition calcext:apply-style-name="Untitled1" calcext:value="=&quot;male&quot;" calcext:base-cell-address="D66.K34"/>
            <calcext:condition calcext:apply-style-name="Untitled2" calcext:value="=&quot;female&quot;" calcext:base-cell-address="D66.K34"/>
          </calcext:conditional-format>
          <calcext:conditional-format calcext:target-range-address="D66.K35:D66.K35">
            <calcext:condition calcext:apply-style-name="Untitled1" calcext:value="=&quot;male&quot;" calcext:base-cell-address="D66.K35"/>
            <calcext:condition calcext:apply-style-name="Untitled2" calcext:value="=&quot;female&quot;" calcext:base-cell-address="D66.K35"/>
          </calcext:conditional-format>
          <calcext:conditional-format calcext:target-range-address="D66.K36:D66.K36">
            <calcext:condition calcext:apply-style-name="Untitled1" calcext:value="=&quot;male&quot;" calcext:base-cell-address="D66.K36"/>
            <calcext:condition calcext:apply-style-name="Untitled2" calcext:value="=&quot;female&quot;" calcext:base-cell-address="D66.K36"/>
          </calcext:conditional-format>
          <calcext:conditional-format calcext:target-range-address="D66.K37:D66.K37">
            <calcext:condition calcext:apply-style-name="Untitled1" calcext:value="=&quot;male&quot;" calcext:base-cell-address="D66.K37"/>
            <calcext:condition calcext:apply-style-name="Untitled2" calcext:value="=&quot;female&quot;" calcext:base-cell-address="D66.K37"/>
          </calcext:conditional-format>
          <calcext:conditional-format calcext:target-range-address="D66.K38:D66.K38">
            <calcext:condition calcext:apply-style-name="Untitled1" calcext:value="=&quot;male&quot;" calcext:base-cell-address="D66.K38"/>
            <calcext:condition calcext:apply-style-name="Untitled2" calcext:value="=&quot;female&quot;" calcext:base-cell-address="D66.K38"/>
          </calcext:conditional-format>
          <calcext:conditional-format calcext:target-range-address="D66.K39:D66.K39">
            <calcext:condition calcext:apply-style-name="Untitled1" calcext:value="=&quot;male&quot;" calcext:base-cell-address="D66.K39"/>
            <calcext:condition calcext:apply-style-name="Untitled2" calcext:value="=&quot;female&quot;" calcext:base-cell-address="D66.K39"/>
          </calcext:conditional-format>
          <calcext:conditional-format calcext:target-range-address="D66.K40:D66.K40">
            <calcext:condition calcext:apply-style-name="Untitled1" calcext:value="=&quot;male&quot;" calcext:base-cell-address="D66.K40"/>
            <calcext:condition calcext:apply-style-name="Untitled2" calcext:value="=&quot;female&quot;" calcext:base-cell-address="D66.K40"/>
          </calcext:conditional-format>
          <calcext:conditional-format calcext:target-range-address="D66.K41:D66.K41">
            <calcext:condition calcext:apply-style-name="Untitled1" calcext:value="=&quot;male&quot;" calcext:base-cell-address="D66.K41"/>
            <calcext:condition calcext:apply-style-name="Untitled2" calcext:value="=&quot;female&quot;" calcext:base-cell-address="D66.K41"/>
          </calcext:conditional-format>
          <calcext:conditional-format calcext:target-range-address="D66.K42:D66.K42">
            <calcext:condition calcext:apply-style-name="Untitled1" calcext:value="=&quot;male&quot;" calcext:base-cell-address="D66.K42"/>
            <calcext:condition calcext:apply-style-name="Untitled2" calcext:value="=&quot;female&quot;" calcext:base-cell-address="D66.K42"/>
          </calcext:conditional-format>
          <calcext:conditional-format calcext:target-range-address="D66.K43:D66.K43">
            <calcext:condition calcext:apply-style-name="Untitled1" calcext:value="=&quot;male&quot;" calcext:base-cell-address="D66.K43"/>
            <calcext:condition calcext:apply-style-name="Untitled2" calcext:value="=&quot;female&quot;" calcext:base-cell-address="D66.K43"/>
          </calcext:conditional-format>
          <calcext:conditional-format calcext:target-range-address="D66.K44:D66.K44">
            <calcext:condition calcext:apply-style-name="Untitled1" calcext:value="=&quot;male&quot;" calcext:base-cell-address="D66.K44"/>
            <calcext:condition calcext:apply-style-name="Untitled2" calcext:value="=&quot;female&quot;" calcext:base-cell-address="D66.K44"/>
          </calcext:conditional-format>
          <calcext:conditional-format calcext:target-range-address="D66.K45:D66.K45">
            <calcext:condition calcext:apply-style-name="Untitled1" calcext:value="=&quot;male&quot;" calcext:base-cell-address="D66.K45"/>
            <calcext:condition calcext:apply-style-name="Untitled2" calcext:value="=&quot;female&quot;" calcext:base-cell-address="D66.K45"/>
          </calcext:conditional-format>
          <calcext:conditional-format calcext:target-range-address="D66.K46:D66.K46">
            <calcext:condition calcext:apply-style-name="Untitled1" calcext:value="=&quot;male&quot;" calcext:base-cell-address="D66.K46"/>
            <calcext:condition calcext:apply-style-name="Untitled2" calcext:value="=&quot;female&quot;" calcext:base-cell-address="D66.K46"/>
          </calcext:conditional-format>
          <calcext:conditional-format calcext:target-range-address="D66.K47:D66.K47">
            <calcext:condition calcext:apply-style-name="Untitled1" calcext:value="=&quot;male&quot;" calcext:base-cell-address="D66.K47"/>
            <calcext:condition calcext:apply-style-name="Untitled2" calcext:value="=&quot;female&quot;" calcext:base-cell-address="D66.K47"/>
          </calcext:conditional-format>
          <calcext:conditional-format calcext:target-range-address="D66.K48:D66.K48">
            <calcext:condition calcext:apply-style-name="Untitled1" calcext:value="=&quot;male&quot;" calcext:base-cell-address="D66.K48"/>
            <calcext:condition calcext:apply-style-name="Untitled2" calcext:value="=&quot;female&quot;" calcext:base-cell-address="D66.K48"/>
          </calcext:conditional-format>
          <calcext:conditional-format calcext:target-range-address="D66.K49:D66.K49">
            <calcext:condition calcext:apply-style-name="Untitled1" calcext:value="=&quot;male&quot;" calcext:base-cell-address="D66.K49"/>
            <calcext:condition calcext:apply-style-name="Untitled2" calcext:value="=&quot;female&quot;" calcext:base-cell-address="D66.K49"/>
          </calcext:conditional-format>
          <calcext:conditional-format calcext:target-range-address="D66.K50:D66.K50">
            <calcext:condition calcext:apply-style-name="Untitled1" calcext:value="=&quot;male&quot;" calcext:base-cell-address="D66.K50"/>
            <calcext:condition calcext:apply-style-name="Untitled2" calcext:value="=&quot;female&quot;" calcext:base-cell-address="D66.K50"/>
          </calcext:conditional-format>
          <calcext:conditional-format calcext:target-range-address="D66.K51:D66.K51">
            <calcext:condition calcext:apply-style-name="Untitled1" calcext:value="=&quot;male&quot;" calcext:base-cell-address="D66.K51"/>
            <calcext:condition calcext:apply-style-name="Untitled2" calcext:value="=&quot;female&quot;" calcext:base-cell-address="D66.K51"/>
          </calcext:conditional-format>
        </calcext:conditional-formats>
      </table:table>
      <table:table table:name="ChristenUnie" table:style-name="ta1">
        <table:shapes>
          <draw:frame draw:z-index="0" draw:style-name="gr1" draw:text-style-name="P1" svg:width="288.2mm" svg:height="89.99mm" svg:x="23.4mm" svg:y="49.08mm">
            <loext:p draw:notify-on-update-of-ranges="ChristenUnie.G1:ChristenUnie.G1 ChristenUnie.G2:ChristenUnie.G5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357"/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Initials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City</text:p>
          </table:table-cell>
          <table:table-cell/>
          <table:table-cell table:style-name="Default" office:value-type="string" calcext:value-type="string">
            <text:p>Percentage women</text:p>
          </table:table-cell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Gender</text:p>
          </table:table-cell>
          <table:table-cell table:style-name="ce358" office:value-type="string" calcext:value-type="string">
            <text:p>City</text:p>
          </table:table-cell>
        </table:table-row>
        <table:table-row table:style-name="ro1">
          <table:table-cell office:value-type="string" calcext:value-type="string">
            <text:p>G.M.</text:p>
          </table:table-cell>
          <table:table-cell office:value-type="string" calcext:value-type="string">
            <text:p>Gert-Jan</text:p>
          </table:table-cell>
          <table:table-cell office:value-type="string" calcext:value-type="string">
            <text:p>Seger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oogland</text:p>
          </table:table-cell>
          <table:table-cell table:formula="of:=IF([.D2]=&quot;female&quot;;1;0)" office:value-type="float" office:value="0" calcext:value-type="float">
            <text:p>0</text:p>
          </table:table-cell>
          <table:table-cell table:formula="of:=[.F2]/[.H2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CONCATENATE([.B2]; &quot; &quot;; [.C2])" office:value-type="string" office:string-value="Gert-Jan Segers" calcext:value-type="string">
            <text:p>Gert-Jan Segers</text:p>
          </table:table-cell>
          <table:table-cell table:formula="of:=[.D2]" office:value-type="string" office:string-value="male" calcext:value-type="string">
            <text:p>male</text:p>
          </table:table-cell>
          <table:table-cell table:style-name="ce359" table:formula="of:=[.E2]" office:value-type="string" office:string-value="Hoogland" calcext:value-type="string">
            <text:p>Hoogland</text:p>
          </table:table-cell>
        </table:table-row>
        <table:table-row table:style-name="ro1">
          <table:table-cell office:value-type="string" calcext:value-type="string">
            <text:p>C.J.</text:p>
          </table:table-cell>
          <table:table-cell office:value-type="string" calcext:value-type="string">
            <text:p>Carola</text:p>
          </table:table-cell>
          <table:table-cell office:value-type="string" calcext:value-type="string">
            <text:p>Schout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otterdam</text:p>
          </table:table-cell>
          <table:table-cell table:formula="of:=IF([.D3]=&quot;female&quot;;1;0)" office:value-type="float" office:value="1" calcext:value-type="float">
            <text:p>1</text:p>
          </table:table-cell>
          <table:table-cell table:formula="of:=SUM([.F2:.F3])/[.H3]" office:value-type="percentage" office:value="0.5" calcext:value-type="percentage">
            <text:p>50.00%</text:p>
          </table:table-cell>
          <table:table-cell office:value-type="float" office:value="2" calcext:value-type="float">
            <text:p>2</text:p>
          </table:table-cell>
          <table:table-cell table:formula="of:=CONCATENATE([.B3]; &quot; &quot;; [.C3])" office:value-type="string" office:string-value="Carola Schouten" calcext:value-type="string">
            <text:p>Carola Schouten</text:p>
          </table:table-cell>
          <table:table-cell table:formula="of:=[.D3]" office:value-type="string" office:string-value="female" calcext:value-type="string">
            <text:p>female</text:p>
          </table:table-cell>
          <table:table-cell table:style-name="ce360" table:formula="of:=[.E3]" office:value-type="string" office:string-value="Rotterdam" calcext:value-type="string">
            <text:p>Rotterdam</text:p>
          </table:table-cell>
        </table:table-row>
        <table:table-row table:style-name="ro1">
          <table:table-cell office:value-type="string" calcext:value-type="string">
            <text:p>J.S.</text:p>
          </table:table-cell>
          <table:table-cell office:value-type="string" calcext:value-type="string">
            <text:p>Joël</text:p>
          </table:table-cell>
          <table:table-cell office:value-type="string" calcext:value-type="string">
            <text:p>Voordewin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msterdam</text:p>
          </table:table-cell>
          <table:table-cell table:formula="of:=IF([.D4]=&quot;female&quot;;1;0)" office:value-type="float" office:value="0" calcext:value-type="float">
            <text:p>0</text:p>
          </table:table-cell>
          <table:table-cell table:formula="of:=SUM([.F2:.F4])/[.H4]" office:value-type="percentage" office:value="0.333333333333333" calcext:value-type="percentage">
            <text:p>33.33%</text:p>
          </table:table-cell>
          <table:table-cell office:value-type="float" office:value="3" calcext:value-type="float">
            <text:p>3</text:p>
          </table:table-cell>
          <table:table-cell table:formula="of:=CONCATENATE([.B4]; &quot; &quot;; [.C4])" office:value-type="string" office:string-value="Joël Voordewind" calcext:value-type="string">
            <text:p>Joël Voordewind</text:p>
          </table:table-cell>
          <table:table-cell table:formula="of:=[.D4]" office:value-type="string" office:string-value="male" calcext:value-type="string">
            <text:p>male</text:p>
          </table:table-cell>
          <table:table-cell table:style-name="ce361" table:formula="of:=[.E4]" office:value-type="string" office:string-value="Amsterdam" calcext:value-type="string">
            <text:p>Amsterdam</text:p>
          </table:table-cell>
        </table:table-row>
        <table:table-row table:style-name="ro1">
          <table:table-cell office:value-type="string" calcext:value-type="string">
            <text:p>R.K.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Dik-Fab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eenendaal</text:p>
          </table:table-cell>
          <table:table-cell table:formula="of:=IF([.D5]=&quot;female&quot;;1;0)" office:value-type="float" office:value="1" calcext:value-type="float">
            <text:p>1</text:p>
          </table:table-cell>
          <table:table-cell table:formula="of:=SUM([.F2:.F5])/[.H5]" office:value-type="percentage" office:value="0.5" calcext:value-type="percentage">
            <text:p>50.00%</text:p>
          </table:table-cell>
          <table:table-cell office:value-type="float" office:value="4" calcext:value-type="float">
            <text:p>4</text:p>
          </table:table-cell>
          <table:table-cell table:formula="of:=CONCATENATE([.B5]; &quot; &quot;; [.C5])" office:value-type="string" office:string-value="Carla Dik-Faber" calcext:value-type="string">
            <text:p>Carla Dik-Faber</text:p>
          </table:table-cell>
          <table:table-cell table:formula="of:=[.D5]" office:value-type="string" office:string-value="female" calcext:value-type="string">
            <text:p>female</text:p>
          </table:table-cell>
          <table:table-cell table:style-name="ce362" table:formula="of:=[.E5]" office:value-type="string" office:string-value="Veenendaal" calcext:value-type="string">
            <text:p>Veenendaal</text:p>
          </table:table-cell>
        </table:table-row>
        <table:table-row table:style-name="ro1">
          <table:table-cell office:value-type="string" calcext:value-type="string">
            <text:p>E.E.W.</text:p>
          </table:table-cell>
          <table:table-cell office:value-type="string" calcext:value-type="string">
            <text:p>Eppo</text:p>
          </table:table-cell>
          <table:table-cell office:value-type="string" calcext:value-type="string">
            <text:p>Bruin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phen aan den Rijn</text:p>
          </table:table-cell>
          <table:table-cell table:formula="of:=IF([.D6]=&quot;female&quot;;1;0)" office:value-type="float" office:value="0" calcext:value-type="float">
            <text:p>0</text:p>
          </table:table-cell>
          <table:table-cell table:formula="of:=SUM([.F2:.F6])/[.H6]" office:value-type="percentage" office:value="0.4" calcext:value-type="percentage">
            <text:p>40.00%</text:p>
          </table:table-cell>
          <table:table-cell office:value-type="float" office:value="5" calcext:value-type="float">
            <text:p>5</text:p>
          </table:table-cell>
          <table:table-cell table:formula="of:=CONCATENATE([.B6]; &quot; &quot;; [.C6])" office:value-type="string" office:string-value="Eppo Bruins" calcext:value-type="string">
            <text:p>Eppo Bruins</text:p>
          </table:table-cell>
          <table:table-cell table:formula="of:=[.D6]" office:value-type="string" office:string-value="male" calcext:value-type="string">
            <text:p>male</text:p>
          </table:table-cell>
          <table:table-cell table:style-name="ce363" table:formula="of:=[.E6]" office:value-type="string" office:string-value="Alphen aan den Rijn" calcext:value-type="string">
            <text:p>Alphen aan den Rijn</text:p>
          </table:table-cell>
        </table:table-row>
        <table:table-row table:style-name="ro1">
          <table:table-cell office:value-type="string" calcext:value-type="string">
            <text:p>S.J.F.</text:p>
          </table:table-cell>
          <table:table-cell office:value-type="string" calcext:value-type="string">
            <text:p>Stieneke</text:p>
          </table:table-cell>
          <table:table-cell office:value-type="string" calcext:value-type="string">
            <text:p>van der Graaf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oningen</text:p>
          </table:table-cell>
          <table:table-cell table:formula="of:=IF([.D7]=&quot;female&quot;;1;0)" office:value-type="float" office:value="1" calcext:value-type="float">
            <text:p>1</text:p>
          </table:table-cell>
          <table:table-cell table:formula="of:=SUM([.F2:.F7])/[.H7]" office:value-type="percentage" office:value="0.5" calcext:value-type="percentage">
            <text:p>50.00%</text:p>
          </table:table-cell>
          <table:table-cell office:value-type="float" office:value="6" calcext:value-type="float">
            <text:p>6</text:p>
          </table:table-cell>
          <table:table-cell table:formula="of:=CONCATENATE([.B7]; &quot; &quot;; [.C7])" office:value-type="string" office:string-value="Stieneke van der Graaf" calcext:value-type="string">
            <text:p>Stieneke van der Graaf</text:p>
          </table:table-cell>
          <table:table-cell table:formula="of:=[.D7]" office:value-type="string" office:string-value="female" calcext:value-type="string">
            <text:p>female</text:p>
          </table:table-cell>
          <table:table-cell table:style-name="ce364" table:formula="of:=[.E7]" office:value-type="string" office:string-value="Groningen" calcext:value-type="string">
            <text:p>Groningen</text:p>
          </table:table-cell>
        </table:table-row>
        <table:table-row table:style-name="ro1">
          <table:table-cell office:value-type="string" calcext:value-type="string">
            <text:p>D.G.M.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Ced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msterdam</text:p>
          </table:table-cell>
          <table:table-cell table:formula="of:=IF([.D8]=&quot;female&quot;;1;0)" office:value-type="float" office:value="0" calcext:value-type="float">
            <text:p>0</text:p>
          </table:table-cell>
          <table:table-cell table:formula="of:=SUM([.F2:.F8])/[.H8]" office:value-type="percentage" office:value="0.428571428571429" calcext:value-type="percentage">
            <text:p>42.86%</text:p>
          </table:table-cell>
          <table:table-cell office:value-type="float" office:value="7" calcext:value-type="float">
            <text:p>7</text:p>
          </table:table-cell>
          <table:table-cell table:formula="of:=CONCATENATE([.B8]; &quot; &quot;; [.C8])" office:value-type="string" office:string-value="Don Ceder" calcext:value-type="string">
            <text:p>Don Ceder</text:p>
          </table:table-cell>
          <table:table-cell table:formula="of:=[.D8]" office:value-type="string" office:string-value="male" calcext:value-type="string">
            <text:p>male</text:p>
          </table:table-cell>
          <table:table-cell table:style-name="ce365" table:formula="of:=[.E8]" office:value-type="string" office:string-value="Amsterdam" calcext:value-type="string">
            <text:p>Amsterdam</text:p>
          </table:table-cell>
        </table:table-row>
        <table:table-row table:style-name="ro1">
          <table:table-cell office:value-type="string" calcext:value-type="string">
            <text:p>H.J.</text:p>
          </table:table-cell>
          <table:table-cell office:value-type="string" calcext:value-type="string">
            <text:p>Hermen</text:p>
          </table:table-cell>
          <table:table-cell office:value-type="string" calcext:value-type="string">
            <text:p>Vreugdenhi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ieuwendijk</text:p>
          </table:table-cell>
          <table:table-cell table:formula="of:=IF([.D9]=&quot;female&quot;;1;0)" office:value-type="float" office:value="0" calcext:value-type="float">
            <text:p>0</text:p>
          </table:table-cell>
          <table:table-cell table:formula="of:=SUM([.F2:.F9])/[.H9]" office:value-type="percentage" office:value="0.375" calcext:value-type="percentage">
            <text:p>37.50%</text:p>
          </table:table-cell>
          <table:table-cell office:value-type="float" office:value="8" calcext:value-type="float">
            <text:p>8</text:p>
          </table:table-cell>
          <table:table-cell table:formula="of:=CONCATENATE([.B9]; &quot; &quot;; [.C9])" office:value-type="string" office:string-value="Hermen Vreugdenhil" calcext:value-type="string">
            <text:p>Hermen Vreugdenhil</text:p>
          </table:table-cell>
          <table:table-cell table:formula="of:=[.D9]" office:value-type="string" office:string-value="male" calcext:value-type="string">
            <text:p>male</text:p>
          </table:table-cell>
          <table:table-cell table:style-name="ce366" table:formula="of:=[.E9]" office:value-type="string" office:string-value="Nieuwendijk" calcext:value-type="string">
            <text:p>Nieuwendijk</text:p>
          </table:table-cell>
        </table:table-row>
        <table:table-row table:style-name="ro1">
          <table:table-cell office:value-type="string" calcext:value-type="string">
            <text:p>N.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Dros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henen</text:p>
          </table:table-cell>
          <table:table-cell table:formula="of:=IF([.D10]=&quot;female&quot;;1;0)" office:value-type="float" office:value="0" calcext:value-type="float">
            <text:p>0</text:p>
          </table:table-cell>
          <table:table-cell table:formula="of:=SUM([.F2:.F10])/[.H10]" office:value-type="percentage" office:value="0.333333333333333" calcext:value-type="percentage">
            <text:p>33.33%</text:p>
          </table:table-cell>
          <table:table-cell office:value-type="float" office:value="9" calcext:value-type="float">
            <text:p>9</text:p>
          </table:table-cell>
          <table:table-cell table:formula="of:=CONCATENATE([.B10]; &quot; &quot;; [.C10])" office:value-type="string" office:string-value="Nico Drost" calcext:value-type="string">
            <text:p>Nico Drost</text:p>
          </table:table-cell>
          <table:table-cell table:formula="of:=[.D10]" office:value-type="string" office:string-value="male" calcext:value-type="string">
            <text:p>male</text:p>
          </table:table-cell>
          <table:table-cell table:style-name="ce367" table:formula="of:=[.E10]" office:value-type="string" office:string-value="Rhenen" calcext:value-type="string">
            <text:p>Rhenen</text:p>
          </table:table-cell>
        </table:table-row>
        <table:table-row table:style-name="ro1">
          <table:table-cell office:value-type="string" calcext:value-type="string">
            <text:p>J.K.</text:p>
          </table:table-cell>
          <table:table-cell office:value-type="string" calcext:value-type="string">
            <text:p>Joëlle</text:p>
          </table:table-cell>
          <table:table-cell office:value-type="string" calcext:value-type="string">
            <text:p>Gooijer-Medem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elft</text:p>
          </table:table-cell>
          <table:table-cell table:formula="of:=IF([.D11]=&quot;female&quot;;1;0)" office:value-type="float" office:value="1" calcext:value-type="float">
            <text:p>1</text:p>
          </table:table-cell>
          <table:table-cell table:formula="of:=SUM([.F2:.F11])/[.H11]" office:value-type="percentage" office:value="0.4" calcext:value-type="percentage">
            <text:p>40.00%</text:p>
          </table:table-cell>
          <table:table-cell office:value-type="float" office:value="10" calcext:value-type="float">
            <text:p>10</text:p>
          </table:table-cell>
          <table:table-cell table:formula="of:=CONCATENATE([.B11]; &quot; &quot;; [.C11])" office:value-type="string" office:string-value="Joëlle Gooijer-Medema" calcext:value-type="string">
            <text:p>Joëlle Gooijer-Medema</text:p>
          </table:table-cell>
          <table:table-cell table:formula="of:=[.D11]" office:value-type="string" office:string-value="female" calcext:value-type="string">
            <text:p>female</text:p>
          </table:table-cell>
          <table:table-cell table:style-name="ce368" table:formula="of:=[.E11]" office:value-type="string" office:string-value="Delft" calcext:value-type="string">
            <text:p>Delft</text:p>
          </table:table-cell>
        </table:table-row>
        <table:table-row table:style-name="ro1">
          <table:table-cell office:value-type="string" calcext:value-type="string">
            <text:p>G.W.</text:p>
          </table:table-cell>
          <table:table-cell office:value-type="string" calcext:value-type="string">
            <text:p>Gerben</text:p>
          </table:table-cell>
          <table:table-cell office:value-type="string" calcext:value-type="string">
            <text:p>Huis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eeuwarden</text:p>
          </table:table-cell>
          <table:table-cell table:formula="of:=IF([.D12]=&quot;female&quot;;1;0)" office:value-type="float" office:value="0" calcext:value-type="float">
            <text:p>0</text:p>
          </table:table-cell>
          <table:table-cell table:formula="of:=SUM([.F2:.F12])/[.H12]" office:value-type="percentage" office:value="0.363636363636364" calcext:value-type="percentage">
            <text:p>36.36%</text:p>
          </table:table-cell>
          <table:table-cell office:value-type="float" office:value="11" calcext:value-type="float">
            <text:p>11</text:p>
          </table:table-cell>
          <table:table-cell table:formula="of:=CONCATENATE([.B12]; &quot; &quot;; [.C12])" office:value-type="string" office:string-value="Gerben Huisman" calcext:value-type="string">
            <text:p>Gerben Huisman</text:p>
          </table:table-cell>
          <table:table-cell table:formula="of:=[.D12]" office:value-type="string" office:string-value="male" calcext:value-type="string">
            <text:p>male</text:p>
          </table:table-cell>
          <table:table-cell table:style-name="ce369" table:formula="of:=[.E12]" office:value-type="string" office:string-value="Leeuwarden" calcext:value-type="string">
            <text:p>Leeuwarden</text:p>
          </table:table-cell>
        </table:table-row>
        <table:table-row table:style-name="ro1">
          <table:table-cell office:value-type="string" calcext:value-type="string">
            <text:p>D.G.</text:p>
          </table:table-cell>
          <table:table-cell office:value-type="string" calcext:value-type="string">
            <text:p>Gerdien</text:p>
          </table:table-cell>
          <table:table-cell office:value-type="string" calcext:value-type="string">
            <text:p>Rot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Zwolle</text:p>
          </table:table-cell>
          <table:table-cell table:formula="of:=IF([.D13]=&quot;female&quot;;1;0)" office:value-type="float" office:value="1" calcext:value-type="float">
            <text:p>1</text:p>
          </table:table-cell>
          <table:table-cell table:formula="of:=SUM([.F2:.F13])/[.H13]" office:value-type="percentage" office:value="0.416666666666667" calcext:value-type="percentage">
            <text:p>41.67%</text:p>
          </table:table-cell>
          <table:table-cell office:value-type="float" office:value="12" calcext:value-type="float">
            <text:p>12</text:p>
          </table:table-cell>
          <table:table-cell table:formula="of:=CONCATENATE([.B13]; &quot; &quot;; [.C13])" office:value-type="string" office:string-value="Gerdien Rots" calcext:value-type="string">
            <text:p>Gerdien Rots</text:p>
          </table:table-cell>
          <table:table-cell table:formula="of:=[.D13]" office:value-type="string" office:string-value="female" calcext:value-type="string">
            <text:p>female</text:p>
          </table:table-cell>
          <table:table-cell table:style-name="ce370" table:formula="of:=[.E13]" office:value-type="string" office:string-value="Zwolle" calcext:value-type="string">
            <text:p>Zwolle</text:p>
          </table:table-cell>
        </table:table-row>
        <table:table-row table:style-name="ro1">
          <table:table-cell office:value-type="string" calcext:value-type="string">
            <text:p>B.D.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Tijhof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ijssen</text:p>
          </table:table-cell>
          <table:table-cell table:formula="of:=IF([.D14]=&quot;female&quot;;1;0)" office:value-type="float" office:value="0" calcext:value-type="float">
            <text:p>0</text:p>
          </table:table-cell>
          <table:table-cell table:formula="of:=SUM([.F2:.F14])/[.H14]" office:value-type="percentage" office:value="0.384615384615385" calcext:value-type="percentage">
            <text:p>38.46%</text:p>
          </table:table-cell>
          <table:table-cell office:value-type="float" office:value="13" calcext:value-type="float">
            <text:p>13</text:p>
          </table:table-cell>
          <table:table-cell table:formula="of:=CONCATENATE([.B14]; &quot; &quot;; [.C14])" office:value-type="string" office:string-value="Bert Tijhof" calcext:value-type="string">
            <text:p>Bert Tijhof</text:p>
          </table:table-cell>
          <table:table-cell table:formula="of:=[.D14]" office:value-type="string" office:string-value="male" calcext:value-type="string">
            <text:p>male</text:p>
          </table:table-cell>
          <table:table-cell table:style-name="ce371" table:formula="of:=[.E14]" office:value-type="string" office:string-value="Rijssen" calcext:value-type="string">
            <text:p>Rijssen</text:p>
          </table:table-cell>
        </table:table-row>
        <table:table-row table:style-name="ro1">
          <table:table-cell office:value-type="string" calcext:value-type="string">
            <text:p>P.A.</text:p>
          </table:table-cell>
          <table:table-cell office:value-type="string" calcext:value-type="string">
            <text:p>Pieter</text:p>
          </table:table-cell>
          <table:table-cell office:value-type="string" calcext:value-type="string">
            <text:p>Grinwi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's-Gravenhage</text:p>
          </table:table-cell>
          <table:table-cell table:formula="of:=IF([.D15]=&quot;female&quot;;1;0)" office:value-type="float" office:value="0" calcext:value-type="float">
            <text:p>0</text:p>
          </table:table-cell>
          <table:table-cell table:formula="of:=SUM([.F2:.F15])/[.H15]" office:value-type="percentage" office:value="0.357142857142857" calcext:value-type="percentage">
            <text:p>35.71%</text:p>
          </table:table-cell>
          <table:table-cell office:value-type="float" office:value="14" calcext:value-type="float">
            <text:p>14</text:p>
          </table:table-cell>
          <table:table-cell table:formula="of:=CONCATENATE([.B15]; &quot; &quot;; [.C15])" office:value-type="string" office:string-value="Pieter Grinwis" calcext:value-type="string">
            <text:p>Pieter Grinwis</text:p>
          </table:table-cell>
          <table:table-cell table:formula="of:=[.D15]" office:value-type="string" office:string-value="male" calcext:value-type="string">
            <text:p>male</text:p>
          </table:table-cell>
          <table:table-cell table:style-name="ce372" table:formula="of:=[.E15]" office:value-type="string" office:string-value="'s-Gravenhage" calcext:value-type="string">
            <text:p>'s-Gravenhage</text:p>
          </table:table-cell>
        </table:table-row>
        <table:table-row table:style-name="ro1">
          <table:table-cell office:value-type="string" calcext:value-type="string">
            <text:p>H.A.</text:p>
          </table:table-cell>
          <table:table-cell office:value-type="string" calcext:value-type="string">
            <text:p>Harmke</text:p>
          </table:table-cell>
          <table:table-cell office:value-type="string" calcext:value-type="string">
            <text:p>Vlieg-Kemp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ssen</text:p>
          </table:table-cell>
          <table:table-cell table:formula="of:=IF([.D16]=&quot;female&quot;;1;0)" office:value-type="float" office:value="1" calcext:value-type="float">
            <text:p>1</text:p>
          </table:table-cell>
          <table:table-cell table:formula="of:=SUM([.F2:.F16])/[.H16]" office:value-type="percentage" office:value="0.4" calcext:value-type="percentage">
            <text:p>40.00%</text:p>
          </table:table-cell>
          <table:table-cell office:value-type="float" office:value="15" calcext:value-type="float">
            <text:p>15</text:p>
          </table:table-cell>
          <table:table-cell table:formula="of:=CONCATENATE([.B16]; &quot; &quot;; [.C16])" office:value-type="string" office:string-value="Harmke Vlieg-Kempe" calcext:value-type="string">
            <text:p>Harmke Vlieg-Kempe</text:p>
          </table:table-cell>
          <table:table-cell table:formula="of:=[.D16]" office:value-type="string" office:string-value="female" calcext:value-type="string">
            <text:p>female</text:p>
          </table:table-cell>
          <table:table-cell table:style-name="ce373" table:formula="of:=[.E16]" office:value-type="string" office:string-value="Assen" calcext:value-type="string">
            <text:p>Assen</text:p>
          </table:table-cell>
        </table:table-row>
        <table:table-row table:style-name="ro1">
          <table:table-cell office:value-type="string" calcext:value-type="string">
            <text:p>L.E.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Meij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de</text:p>
          </table:table-cell>
          <table:table-cell table:formula="of:=IF([.D17]=&quot;female&quot;;1;0)" office:value-type="float" office:value="0" calcext:value-type="float">
            <text:p>0</text:p>
          </table:table-cell>
          <table:table-cell table:formula="of:=SUM([.F2:.F17])/[.H17]" office:value-type="percentage" office:value="0.375" calcext:value-type="percentage">
            <text:p>37.50%</text:p>
          </table:table-cell>
          <table:table-cell office:value-type="float" office:value="16" calcext:value-type="float">
            <text:p>16</text:p>
          </table:table-cell>
          <table:table-cell table:formula="of:=CONCATENATE([.B17]; &quot; &quot;; [.C17])" office:value-type="string" office:string-value="Leon Meijer" calcext:value-type="string">
            <text:p>Leon Meijer</text:p>
          </table:table-cell>
          <table:table-cell table:formula="of:=[.D17]" office:value-type="string" office:string-value="male" calcext:value-type="string">
            <text:p>male</text:p>
          </table:table-cell>
          <table:table-cell table:style-name="ce374" table:formula="of:=[.E17]" office:value-type="string" office:string-value="Ede" calcext:value-type="string">
            <text:p>Ede</text:p>
          </table:table-cell>
        </table:table-row>
        <table:table-row table:style-name="ro1">
          <table:table-cell office:value-type="string" calcext:value-type="string">
            <text:p>J.</text:p>
          </table:table-cell>
          <table:table-cell office:value-type="string" calcext:value-type="string">
            <text:p>Jannes</text:p>
          </table:table-cell>
          <table:table-cell office:value-type="string" calcext:value-type="string">
            <text:p>Jansse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ardenberg</text:p>
          </table:table-cell>
          <table:table-cell table:formula="of:=IF([.D18]=&quot;female&quot;;1;0)" office:value-type="float" office:value="0" calcext:value-type="float">
            <text:p>0</text:p>
          </table:table-cell>
          <table:table-cell table:formula="of:=SUM([.F2:.F18])/[.H18]" office:value-type="percentage" office:value="0.352941176470588" calcext:value-type="percentage">
            <text:p>35.29%</text:p>
          </table:table-cell>
          <table:table-cell office:value-type="float" office:value="17" calcext:value-type="float">
            <text:p>17</text:p>
          </table:table-cell>
          <table:table-cell table:formula="of:=CONCATENATE([.B18]; &quot; &quot;; [.C18])" office:value-type="string" office:string-value="Jannes Janssen" calcext:value-type="string">
            <text:p>Jannes Janssen</text:p>
          </table:table-cell>
          <table:table-cell table:formula="of:=[.D18]" office:value-type="string" office:string-value="male" calcext:value-type="string">
            <text:p>male</text:p>
          </table:table-cell>
          <table:table-cell table:style-name="ce375" table:formula="of:=[.E18]" office:value-type="string" office:string-value="Hardenberg" calcext:value-type="string">
            <text:p>Hardenberg</text:p>
          </table:table-cell>
        </table:table-row>
        <table:table-row table:style-name="ro1">
          <table:table-cell office:value-type="string" calcext:value-type="string">
            <text:p>M.E.C.</text:p>
          </table:table-cell>
          <table:table-cell office:value-type="string" calcext:value-type="string">
            <text:p>Marijke</text:p>
          </table:table-cell>
          <table:table-cell office:value-type="string" calcext:value-type="string">
            <text:p>Heuvelin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Oudheusden</text:p>
          </table:table-cell>
          <table:table-cell table:formula="of:=IF([.D19]=&quot;female&quot;;1;0)" office:value-type="float" office:value="1" calcext:value-type="float">
            <text:p>1</text:p>
          </table:table-cell>
          <table:table-cell table:formula="of:=SUM([.F2:.F19])/[.H19]" office:value-type="percentage" office:value="0.388888888888889" calcext:value-type="percentage">
            <text:p>38.89%</text:p>
          </table:table-cell>
          <table:table-cell office:value-type="float" office:value="18" calcext:value-type="float">
            <text:p>18</text:p>
          </table:table-cell>
          <table:table-cell table:formula="of:=CONCATENATE([.B19]; &quot; &quot;; [.C19])" office:value-type="string" office:string-value="Marijke Heuvelink" calcext:value-type="string">
            <text:p>Marijke Heuvelink</text:p>
          </table:table-cell>
          <table:table-cell table:formula="of:=[.D19]" office:value-type="string" office:string-value="female" calcext:value-type="string">
            <text:p>female</text:p>
          </table:table-cell>
          <table:table-cell table:style-name="ce376" table:formula="of:=[.E19]" office:value-type="string" office:string-value="Oudheusden" calcext:value-type="string">
            <text:p>Oudheusden</text:p>
          </table:table-cell>
        </table:table-row>
        <table:table-row table:style-name="ro1">
          <table:table-cell office:value-type="string" calcext:value-type="string">
            <text:p>S.</text:p>
          </table:table-cell>
          <table:table-cell office:value-type="string" calcext:value-type="string">
            <text:p>Sander</text:p>
          </table:table-cell>
          <table:table-cell office:value-type="string" calcext:value-type="string">
            <text:p>van 't Foor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enswoude</text:p>
          </table:table-cell>
          <table:table-cell table:formula="of:=IF([.D20]=&quot;female&quot;;1;0)" office:value-type="float" office:value="0" calcext:value-type="float">
            <text:p>0</text:p>
          </table:table-cell>
          <table:table-cell table:formula="of:=SUM([.F2:.F20])/[.H20]" office:value-type="percentage" office:value="0.368421052631579" calcext:value-type="percentage">
            <text:p>36.84%</text:p>
          </table:table-cell>
          <table:table-cell office:value-type="float" office:value="19" calcext:value-type="float">
            <text:p>19</text:p>
          </table:table-cell>
          <table:table-cell table:formula="of:=CONCATENATE([.B20]; &quot; &quot;; [.C20])" office:value-type="string" office:string-value="Sander van 't Foort" calcext:value-type="string">
            <text:p>Sander van 't Foort</text:p>
          </table:table-cell>
          <table:table-cell table:formula="of:=[.D20]" office:value-type="string" office:string-value="male" calcext:value-type="string">
            <text:p>male</text:p>
          </table:table-cell>
          <table:table-cell table:style-name="ce377" table:formula="of:=[.E20]" office:value-type="string" office:string-value="Renswoude" calcext:value-type="string">
            <text:p>Renswoude</text:p>
          </table:table-cell>
        </table:table-row>
        <table:table-row table:style-name="ro1">
          <table:table-cell office:value-type="string" calcext:value-type="string">
            <text:p>W.A.</text:p>
          </table:table-cell>
          <table:table-cell office:value-type="string" calcext:value-type="string">
            <text:p>Willemien</text:p>
          </table:table-cell>
          <table:table-cell office:value-type="string" calcext:value-type="string">
            <text:p>Treurniet-Klapwij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iddelburg</text:p>
          </table:table-cell>
          <table:table-cell table:formula="of:=IF([.D21]=&quot;female&quot;;1;0)" office:value-type="float" office:value="1" calcext:value-type="float">
            <text:p>1</text:p>
          </table:table-cell>
          <table:table-cell table:formula="of:=SUM([.F2:.F21])/[.H21]" office:value-type="percentage" office:value="0.4" calcext:value-type="percentage">
            <text:p>40.00%</text:p>
          </table:table-cell>
          <table:table-cell office:value-type="float" office:value="20" calcext:value-type="float">
            <text:p>20</text:p>
          </table:table-cell>
          <table:table-cell table:formula="of:=CONCATENATE([.B21]; &quot; &quot;; [.C21])" office:value-type="string" office:string-value="Willemien Treurniet-Klapwijk" calcext:value-type="string">
            <text:p>Willemien Treurniet-Klapwijk</text:p>
          </table:table-cell>
          <table:table-cell table:formula="of:=[.D21]" office:value-type="string" office:string-value="female" calcext:value-type="string">
            <text:p>female</text:p>
          </table:table-cell>
          <table:table-cell table:style-name="ce378" table:formula="of:=[.E21]" office:value-type="string" office:string-value="Middelburg" calcext:value-type="string">
            <text:p>Middelburg</text:p>
          </table:table-cell>
        </table:table-row>
        <table:table-row table:style-name="ro1">
          <table:table-cell office:value-type="string" calcext:value-type="string">
            <text:p>I.G.</text:p>
          </table:table-cell>
          <table:table-cell office:value-type="string" calcext:value-type="string">
            <text:p>Gerard</text:p>
          </table:table-cell>
          <table:table-cell office:value-type="string" calcext:value-type="string">
            <text:p>Moster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Katwijk</text:p>
          </table:table-cell>
          <table:table-cell table:formula="of:=IF([.D22]=&quot;female&quot;;1;0)" office:value-type="float" office:value="0" calcext:value-type="float">
            <text:p>0</text:p>
          </table:table-cell>
          <table:table-cell table:formula="of:=SUM([.F2:.F22])/[.H22]" office:value-type="percentage" office:value="0.380952380952381" calcext:value-type="percentage">
            <text:p>38.10%</text:p>
          </table:table-cell>
          <table:table-cell office:value-type="float" office:value="21" calcext:value-type="float">
            <text:p>21</text:p>
          </table:table-cell>
          <table:table-cell table:formula="of:=CONCATENATE([.B22]; &quot; &quot;; [.C22])" office:value-type="string" office:string-value="Gerard Mostert" calcext:value-type="string">
            <text:p>Gerard Mostert</text:p>
          </table:table-cell>
          <table:table-cell table:formula="of:=[.D22]" office:value-type="string" office:string-value="male" calcext:value-type="string">
            <text:p>male</text:p>
          </table:table-cell>
          <table:table-cell table:style-name="ce379" table:formula="of:=[.E22]" office:value-type="string" office:string-value="Katwijk" calcext:value-type="string">
            <text:p>Katwijk</text:p>
          </table:table-cell>
        </table:table-row>
        <table:table-row table:style-name="ro1">
          <table:table-cell office:value-type="string" calcext:value-type="string">
            <text:p>S.J.</text:p>
          </table:table-cell>
          <table:table-cell office:value-type="string" calcext:value-type="string">
            <text:p>Simone</text:p>
          </table:table-cell>
          <table:table-cell office:value-type="string" calcext:value-type="string">
            <text:p>Kennedy-Doornbo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mersfoort</text:p>
          </table:table-cell>
          <table:table-cell table:formula="of:=IF([.D23]=&quot;female&quot;;1;0)" office:value-type="float" office:value="1" calcext:value-type="float">
            <text:p>1</text:p>
          </table:table-cell>
          <table:table-cell table:formula="of:=SUM([.F2:.F23])/[.H23]" office:value-type="percentage" office:value="0.409090909090909" calcext:value-type="percentage">
            <text:p>40.91%</text:p>
          </table:table-cell>
          <table:table-cell office:value-type="float" office:value="22" calcext:value-type="float">
            <text:p>22</text:p>
          </table:table-cell>
          <table:table-cell table:formula="of:=CONCATENATE([.B23]; &quot; &quot;; [.C23])" office:value-type="string" office:string-value="Simone Kennedy-Doornbos" calcext:value-type="string">
            <text:p>Simone Kennedy-Doornbos</text:p>
          </table:table-cell>
          <table:table-cell table:formula="of:=[.D23]" office:value-type="string" office:string-value="female" calcext:value-type="string">
            <text:p>female</text:p>
          </table:table-cell>
          <table:table-cell table:style-name="ce380" table:formula="of:=[.E23]" office:value-type="string" office:string-value="Amersfoort" calcext:value-type="string">
            <text:p>Amersfoort</text:p>
          </table:table-cell>
        </table:table-row>
        <table:table-row table:style-name="ro1">
          <table:table-cell office:value-type="string" calcext:value-type="string">
            <text:p>E.K.</text:p>
          </table:table-cell>
          <table:table-cell office:value-type="string" calcext:value-type="string">
            <text:p>Esam</text:p>
          </table:table-cell>
          <table:table-cell office:value-type="string" calcext:value-type="string">
            <text:p>Ebi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indhoven</text:p>
          </table:table-cell>
          <table:table-cell table:formula="of:=IF([.D24]=&quot;female&quot;;1;0)" office:value-type="float" office:value="0" calcext:value-type="float">
            <text:p>0</text:p>
          </table:table-cell>
          <table:table-cell table:formula="of:=SUM([.F2:.F24])/[.H24]" office:value-type="percentage" office:value="0.391304347826087" calcext:value-type="percentage">
            <text:p>39.13%</text:p>
          </table:table-cell>
          <table:table-cell office:value-type="float" office:value="23" calcext:value-type="float">
            <text:p>23</text:p>
          </table:table-cell>
          <table:table-cell table:formula="of:=CONCATENATE([.B24]; &quot; &quot;; [.C24])" office:value-type="string" office:string-value="Esam Ebid" calcext:value-type="string">
            <text:p>Esam Ebid</text:p>
          </table:table-cell>
          <table:table-cell table:formula="of:=[.D24]" office:value-type="string" office:string-value="male" calcext:value-type="string">
            <text:p>male</text:p>
          </table:table-cell>
          <table:table-cell table:style-name="ce381" table:formula="of:=[.E24]" office:value-type="string" office:string-value="Eindhoven" calcext:value-type="string">
            <text:p>Eindhoven</text:p>
          </table:table-cell>
        </table:table-row>
        <table:table-row table:style-name="ro1">
          <table:table-cell office:value-type="string" calcext:value-type="string">
            <text:p>H.J.</text:p>
          </table:table-cell>
          <table:table-cell office:value-type="string" calcext:value-type="string">
            <text:p>Harold</text:p>
          </table:table-cell>
          <table:table-cell office:value-type="string" calcext:value-type="string">
            <text:p>Hofstr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elystad</text:p>
          </table:table-cell>
          <table:table-cell table:formula="of:=IF([.D25]=&quot;female&quot;;1;0)" office:value-type="float" office:value="0" calcext:value-type="float">
            <text:p>0</text:p>
          </table:table-cell>
          <table:table-cell table:formula="of:=SUM([.F2:.F25])/[.H25]" office:value-type="percentage" office:value="0.375" calcext:value-type="percentage">
            <text:p>37.50%</text:p>
          </table:table-cell>
          <table:table-cell office:value-type="float" office:value="24" calcext:value-type="float">
            <text:p>24</text:p>
          </table:table-cell>
          <table:table-cell table:formula="of:=CONCATENATE([.B25]; &quot; &quot;; [.C25])" office:value-type="string" office:string-value="Harold Hofstra" calcext:value-type="string">
            <text:p>Harold Hofstra</text:p>
          </table:table-cell>
          <table:table-cell table:formula="of:=[.D25]" office:value-type="string" office:string-value="male" calcext:value-type="string">
            <text:p>male</text:p>
          </table:table-cell>
          <table:table-cell table:style-name="ce382" table:formula="of:=[.E25]" office:value-type="string" office:string-value="Lelystad" calcext:value-type="string">
            <text:p>Lelystad</text:p>
          </table:table-cell>
        </table:table-row>
        <table:table-row table:style-name="ro1">
          <table:table-cell office:value-type="string" calcext:value-type="string">
            <text:p>A.D.J.M.</text:p>
          </table:table-cell>
          <table:table-cell office:value-type="string" calcext:value-type="string">
            <text:p>Anil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's-Gravenhage</text:p>
          </table:table-cell>
          <table:table-cell table:formula="of:=IF([.D26]=&quot;female&quot;;1;0)" office:value-type="float" office:value="0" calcext:value-type="float">
            <text:p>0</text:p>
          </table:table-cell>
          <table:table-cell table:formula="of:=SUM([.F2:.F26])/[.H26]" office:value-type="percentage" office:value="0.36" calcext:value-type="percentage">
            <text:p>36.00%</text:p>
          </table:table-cell>
          <table:table-cell office:value-type="float" office:value="25" calcext:value-type="float">
            <text:p>25</text:p>
          </table:table-cell>
          <table:table-cell table:formula="of:=CONCATENATE([.B26]; &quot; &quot;; [.C26])" office:value-type="string" office:string-value="Anil Kumar" calcext:value-type="string">
            <text:p>Anil Kumar</text:p>
          </table:table-cell>
          <table:table-cell table:formula="of:=[.D26]" office:value-type="string" office:string-value="male" calcext:value-type="string">
            <text:p>male</text:p>
          </table:table-cell>
          <table:table-cell table:style-name="ce383" table:formula="of:=[.E26]" office:value-type="string" office:string-value="'s-Gravenhage" calcext:value-type="string">
            <text:p>'s-Gravenhage</text:p>
          </table:table-cell>
        </table:table-row>
        <table:table-row table:style-name="ro1">
          <table:table-cell office:value-type="string" calcext:value-type="string">
            <text:p>H.A.C.</text:p>
          </table:table-cell>
          <table:table-cell office:value-type="string" calcext:value-type="string">
            <text:p>Jet</text:p>
          </table:table-cell>
          <table:table-cell office:value-type="string" calcext:value-type="string">
            <text:p>Weigand-Timm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rmelo</text:p>
          </table:table-cell>
          <table:table-cell table:formula="of:=IF([.D27]=&quot;female&quot;;1;0)" office:value-type="float" office:value="1" calcext:value-type="float">
            <text:p>1</text:p>
          </table:table-cell>
          <table:table-cell table:formula="of:=SUM([.F2:.F27])/[.H27]" office:value-type="percentage" office:value="0.384615384615385" calcext:value-type="percentage">
            <text:p>38.46%</text:p>
          </table:table-cell>
          <table:table-cell office:value-type="float" office:value="26" calcext:value-type="float">
            <text:p>26</text:p>
          </table:table-cell>
          <table:table-cell table:formula="of:=CONCATENATE([.B27]; &quot; &quot;; [.C27])" office:value-type="string" office:string-value="Jet Weigand-Timmer" calcext:value-type="string">
            <text:p>Jet Weigand-Timmer</text:p>
          </table:table-cell>
          <table:table-cell table:formula="of:=[.D27]" office:value-type="string" office:string-value="female" calcext:value-type="string">
            <text:p>female</text:p>
          </table:table-cell>
          <table:table-cell table:style-name="ce384" table:formula="of:=[.E27]" office:value-type="string" office:string-value="Ermelo" calcext:value-type="string">
            <text:p>Ermelo</text:p>
          </table:table-cell>
        </table:table-row>
        <table:table-row table:style-name="ro1">
          <table:table-cell office:value-type="string" calcext:value-type="string">
            <text:p>B.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Viss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herpenzeel</text:p>
          </table:table-cell>
          <table:table-cell table:formula="of:=IF([.D28]=&quot;female&quot;;1;0)" office:value-type="float" office:value="0" calcext:value-type="float">
            <text:p>0</text:p>
          </table:table-cell>
          <table:table-cell table:formula="of:=SUM([.F2:.F28])/[.H28]" office:value-type="percentage" office:value="0.37037037037037" calcext:value-type="percentage">
            <text:p>37.04%</text:p>
          </table:table-cell>
          <table:table-cell office:value-type="float" office:value="27" calcext:value-type="float">
            <text:p>27</text:p>
          </table:table-cell>
          <table:table-cell table:formula="of:=CONCATENATE([.B28]; &quot; &quot;; [.C28])" office:value-type="string" office:string-value="Ben Visser" calcext:value-type="string">
            <text:p>Ben Visser</text:p>
          </table:table-cell>
          <table:table-cell table:formula="of:=[.D28]" office:value-type="string" office:string-value="male" calcext:value-type="string">
            <text:p>male</text:p>
          </table:table-cell>
          <table:table-cell table:style-name="ce385" table:formula="of:=[.E28]" office:value-type="string" office:string-value="Scherpenzeel" calcext:value-type="string">
            <text:p>Scherpenzeel</text:p>
          </table:table-cell>
        </table:table-row>
        <table:table-row table:style-name="ro1">
          <table:table-cell office:value-type="string" calcext:value-type="string">
            <text:p>E.T.</text:p>
          </table:table-cell>
          <table:table-cell office:value-type="string" calcext:value-type="string">
            <text:p>Esther</text:p>
          </table:table-cell>
          <table:table-cell office:value-type="string" calcext:value-type="string">
            <text:p>Kaper-Hartenbe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Kortenhoef</text:p>
          </table:table-cell>
          <table:table-cell table:formula="of:=IF([.D29]=&quot;female&quot;;1;0)" office:value-type="float" office:value="1" calcext:value-type="float">
            <text:p>1</text:p>
          </table:table-cell>
          <table:table-cell table:formula="of:=SUM([.F2:.F29])/[.H29]" office:value-type="percentage" office:value="0.392857142857143" calcext:value-type="percentage">
            <text:p>39.29%</text:p>
          </table:table-cell>
          <table:table-cell office:value-type="float" office:value="28" calcext:value-type="float">
            <text:p>28</text:p>
          </table:table-cell>
          <table:table-cell table:formula="of:=CONCATENATE([.B29]; &quot; &quot;; [.C29])" office:value-type="string" office:string-value="Esther Kaper-Hartenberg" calcext:value-type="string">
            <text:p>Esther Kaper-Hartenberg</text:p>
          </table:table-cell>
          <table:table-cell table:formula="of:=[.D29]" office:value-type="string" office:string-value="female" calcext:value-type="string">
            <text:p>female</text:p>
          </table:table-cell>
          <table:table-cell table:style-name="ce386" table:formula="of:=[.E29]" office:value-type="string" office:string-value="Kortenhoef" calcext:value-type="string">
            <text:p>Kortenhoef</text:p>
          </table:table-cell>
        </table:table-row>
        <table:table-row table:style-name="ro1">
          <table:table-cell office:value-type="string" calcext:value-type="string">
            <text:p>J.T.</text:p>
          </table:table-cell>
          <table:table-cell office:value-type="string" calcext:value-type="string">
            <text:p>Theo</text:p>
          </table:table-cell>
          <table:table-cell office:value-type="string" calcext:value-type="string">
            <text:p>Krin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ouda</text:p>
          </table:table-cell>
          <table:table-cell table:formula="of:=IF([.D30]=&quot;female&quot;;1;0)" office:value-type="float" office:value="0" calcext:value-type="float">
            <text:p>0</text:p>
          </table:table-cell>
          <table:table-cell table:formula="of:=SUM([.F2:.F30])/[.H30]" office:value-type="percentage" office:value="0.379310344827586" calcext:value-type="percentage">
            <text:p>37.93%</text:p>
          </table:table-cell>
          <table:table-cell office:value-type="float" office:value="29" calcext:value-type="float">
            <text:p>29</text:p>
          </table:table-cell>
          <table:table-cell table:formula="of:=CONCATENATE([.B30]; &quot; &quot;; [.C30])" office:value-type="string" office:string-value="Theo Krins" calcext:value-type="string">
            <text:p>Theo Krins</text:p>
          </table:table-cell>
          <table:table-cell table:formula="of:=[.D30]" office:value-type="string" office:string-value="male" calcext:value-type="string">
            <text:p>male</text:p>
          </table:table-cell>
          <table:table-cell table:style-name="ce387" table:formula="of:=[.E30]" office:value-type="string" office:string-value="Gouda" calcext:value-type="string">
            <text:p>Gouda</text:p>
          </table:table-cell>
        </table:table-row>
        <table:table-row table:style-name="ro1">
          <table:table-cell office:value-type="string" calcext:value-type="string">
            <text:p>H.</text:p>
          </table:table-cell>
          <table:table-cell office:value-type="string" calcext:value-type="string">
            <text:p>Heimen</text:p>
          </table:table-cell>
          <table:table-cell office:value-type="string" calcext:value-type="string">
            <text:p>Schur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arneveld</text:p>
          </table:table-cell>
          <table:table-cell table:formula="of:=IF([.D31]=&quot;female&quot;;1;0)" office:value-type="float" office:value="0" calcext:value-type="float">
            <text:p>0</text:p>
          </table:table-cell>
          <table:table-cell table:formula="of:=SUM([.F2:.F31])/[.H31]" office:value-type="percentage" office:value="0.366666666666667" calcext:value-type="percentage">
            <text:p>36.67%</text:p>
          </table:table-cell>
          <table:table-cell office:value-type="float" office:value="30" calcext:value-type="float">
            <text:p>30</text:p>
          </table:table-cell>
          <table:table-cell table:formula="of:=CONCATENATE([.B31]; &quot; &quot;; [.C31])" office:value-type="string" office:string-value="Heimen Schuring" calcext:value-type="string">
            <text:p>Heimen Schuring</text:p>
          </table:table-cell>
          <table:table-cell table:formula="of:=[.D31]" office:value-type="string" office:string-value="male" calcext:value-type="string">
            <text:p>male</text:p>
          </table:table-cell>
          <table:table-cell table:style-name="ce388" table:formula="of:=[.E31]" office:value-type="string" office:string-value="Barneveld" calcext:value-type="string">
            <text:p>Barneveld</text:p>
          </table:table-cell>
        </table:table-row>
        <table:table-row table:style-name="ro1">
          <table:table-cell office:value-type="string" calcext:value-type="string">
            <text:p>J.A.</text:p>
          </table:table-cell>
          <table:table-cell office:value-type="string" calcext:value-type="string">
            <text:p>Ankie</text:p>
          </table:table-cell>
          <table:table-cell office:value-type="string" calcext:value-type="string">
            <text:p>van Tatenhove-Mees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rkel en Rodenrijs</text:p>
          </table:table-cell>
          <table:table-cell table:formula="of:=IF([.D32]=&quot;female&quot;;1;0)" office:value-type="float" office:value="1" calcext:value-type="float">
            <text:p>1</text:p>
          </table:table-cell>
          <table:table-cell table:formula="of:=SUM([.F2:.F32])/[.H32]" office:value-type="percentage" office:value="0.387096774193548" calcext:value-type="percentage">
            <text:p>38.71%</text:p>
          </table:table-cell>
          <table:table-cell office:value-type="float" office:value="31" calcext:value-type="float">
            <text:p>31</text:p>
          </table:table-cell>
          <table:table-cell table:formula="of:=CONCATENATE([.B32]; &quot; &quot;; [.C32])" office:value-type="string" office:string-value="Ankie van Tatenhove-Meesen" calcext:value-type="string">
            <text:p>Ankie van Tatenhove-Meesen</text:p>
          </table:table-cell>
          <table:table-cell table:formula="of:=[.D32]" office:value-type="string" office:string-value="female" calcext:value-type="string">
            <text:p>female</text:p>
          </table:table-cell>
          <table:table-cell table:style-name="ce389" table:formula="of:=[.E32]" office:value-type="string" office:string-value="Berkel en Rodenrijs" calcext:value-type="string">
            <text:p>Berkel en Rodenrijs</text:p>
          </table:table-cell>
        </table:table-row>
        <table:table-row table:style-name="ro1">
          <table:table-cell office:value-type="string" calcext:value-type="string">
            <text:p>J.M.J.</text:p>
          </table:table-cell>
          <table:table-cell office:value-type="string" calcext:value-type="string">
            <text:p>Janny</text:p>
          </table:table-cell>
          <table:table-cell office:value-type="string" calcext:value-type="string">
            <text:p>Joosten-Leijendek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nschede</text:p>
          </table:table-cell>
          <table:table-cell table:formula="of:=IF([.D33]=&quot;female&quot;;1;0)" office:value-type="float" office:value="1" calcext:value-type="float">
            <text:p>1</text:p>
          </table:table-cell>
          <table:table-cell table:formula="of:=SUM([.F2:.F33])/[.H33]" office:value-type="percentage" office:value="0.40625" calcext:value-type="percentage">
            <text:p>40.63%</text:p>
          </table:table-cell>
          <table:table-cell office:value-type="float" office:value="32" calcext:value-type="float">
            <text:p>32</text:p>
          </table:table-cell>
          <table:table-cell table:formula="of:=CONCATENATE([.B33]; &quot; &quot;; [.C33])" office:value-type="string" office:string-value="Janny Joosten-Leijendekker" calcext:value-type="string">
            <text:p>Janny Joosten-Leijendekker</text:p>
          </table:table-cell>
          <table:table-cell table:formula="of:=[.D33]" office:value-type="string" office:string-value="female" calcext:value-type="string">
            <text:p>female</text:p>
          </table:table-cell>
          <table:table-cell table:style-name="ce390" table:formula="of:=[.E33]" office:value-type="string" office:string-value="Enschede" calcext:value-type="string">
            <text:p>Enschede</text:p>
          </table:table-cell>
        </table:table-row>
        <table:table-row table:style-name="ro1">
          <table:table-cell office:value-type="string" calcext:value-type="string">
            <text:p>L.M.</text:p>
          </table:table-cell>
          <table:table-cell office:value-type="string" calcext:value-type="string">
            <text:p>Loes</text:p>
          </table:table-cell>
          <table:table-cell office:value-type="string" calcext:value-type="string">
            <text:p>Zuidervaar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rnhem</text:p>
          </table:table-cell>
          <table:table-cell table:formula="of:=IF([.D34]=&quot;female&quot;;1;0)" office:value-type="float" office:value="1" calcext:value-type="float">
            <text:p>1</text:p>
          </table:table-cell>
          <table:table-cell table:formula="of:=SUM([.F2:.F34])/[.H34]" office:value-type="percentage" office:value="0.424242424242424" calcext:value-type="percentage">
            <text:p>42.42%</text:p>
          </table:table-cell>
          <table:table-cell office:value-type="float" office:value="33" calcext:value-type="float">
            <text:p>33</text:p>
          </table:table-cell>
          <table:table-cell table:formula="of:=CONCATENATE([.B34]; &quot; &quot;; [.C34])" office:value-type="string" office:string-value="Loes Zuidervaart" calcext:value-type="string">
            <text:p>Loes Zuidervaart</text:p>
          </table:table-cell>
          <table:table-cell table:formula="of:=[.D34]" office:value-type="string" office:string-value="female" calcext:value-type="string">
            <text:p>female</text:p>
          </table:table-cell>
          <table:table-cell table:style-name="ce391" table:formula="of:=[.E34]" office:value-type="string" office:string-value="Arnhem" calcext:value-type="string">
            <text:p>Arnhem</text:p>
          </table:table-cell>
        </table:table-row>
        <table:table-row table:style-name="ro1">
          <table:table-cell office:value-type="string" calcext:value-type="string">
            <text:p>B.</text:p>
          </table:table-cell>
          <table:table-cell office:value-type="string" calcext:value-type="string">
            <text:p>Bart</text:p>
          </table:table-cell>
          <table:table-cell office:value-type="string" calcext:value-type="string">
            <text:p>Jaspers Faij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ouveen</text:p>
          </table:table-cell>
          <table:table-cell table:formula="of:=IF([.D35]=&quot;female&quot;;1;0)" office:value-type="float" office:value="0" calcext:value-type="float">
            <text:p>0</text:p>
          </table:table-cell>
          <table:table-cell table:formula="of:=SUM([.F2:.F35])/[.H35]" office:value-type="percentage" office:value="0.411764705882353" calcext:value-type="percentage">
            <text:p>41.18%</text:p>
          </table:table-cell>
          <table:table-cell office:value-type="float" office:value="34" calcext:value-type="float">
            <text:p>34</text:p>
          </table:table-cell>
          <table:table-cell table:formula="of:=CONCATENATE([.B35]; &quot; &quot;; [.C35])" office:value-type="string" office:string-value="Bart Jaspers Faijer" calcext:value-type="string">
            <text:p>Bart Jaspers Faijer</text:p>
          </table:table-cell>
          <table:table-cell table:formula="of:=[.D35]" office:value-type="string" office:string-value="male" calcext:value-type="string">
            <text:p>male</text:p>
          </table:table-cell>
          <table:table-cell table:style-name="ce392" table:formula="of:=[.E35]" office:value-type="string" office:string-value="Rouveen" calcext:value-type="string">
            <text:p>Rouveen</text:p>
          </table:table-cell>
        </table:table-row>
        <table:table-row table:style-name="ro1">
          <table:table-cell office:value-type="string" calcext:value-type="string">
            <text:p>I.M.</text:p>
          </table:table-cell>
          <table:table-cell office:value-type="string" calcext:value-type="string">
            <text:p>Inge</text:p>
          </table:table-cell>
          <table:table-cell office:value-type="string" calcext:value-type="string">
            <text:p>Jongman-Mollem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oningen</text:p>
          </table:table-cell>
          <table:table-cell table:formula="of:=IF([.D36]=&quot;female&quot;;1;0)" office:value-type="float" office:value="1" calcext:value-type="float">
            <text:p>1</text:p>
          </table:table-cell>
          <table:table-cell table:formula="of:=SUM([.F2:.F36])/[.H36]" office:value-type="percentage" office:value="0.428571428571429" calcext:value-type="percentage">
            <text:p>42.86%</text:p>
          </table:table-cell>
          <table:table-cell office:value-type="float" office:value="35" calcext:value-type="float">
            <text:p>35</text:p>
          </table:table-cell>
          <table:table-cell table:formula="of:=CONCATENATE([.B36]; &quot; &quot;; [.C36])" office:value-type="string" office:string-value="Inge Jongman-Mollema" calcext:value-type="string">
            <text:p>Inge Jongman-Mollema</text:p>
          </table:table-cell>
          <table:table-cell table:formula="of:=[.D36]" office:value-type="string" office:string-value="female" calcext:value-type="string">
            <text:p>female</text:p>
          </table:table-cell>
          <table:table-cell table:style-name="ce393" table:formula="of:=[.E36]" office:value-type="string" office:string-value="Groningen" calcext:value-type="string">
            <text:p>Groningen</text:p>
          </table:table-cell>
        </table:table-row>
        <table:table-row table:style-name="ro1">
          <table:table-cell office:value-type="string" calcext:value-type="string">
            <text:p>J.T.</text:p>
          </table:table-cell>
          <table:table-cell office:value-type="string" calcext:value-type="string">
            <text:p>Jesse</text:p>
          </table:table-cell>
          <table:table-cell office:value-type="string" calcext:value-type="string">
            <text:p>de Ha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astricht</text:p>
          </table:table-cell>
          <table:table-cell table:formula="of:=IF([.D37]=&quot;female&quot;;1;0)" office:value-type="float" office:value="0" calcext:value-type="float">
            <text:p>0</text:p>
          </table:table-cell>
          <table:table-cell table:formula="of:=SUM([.F2:.F37])/[.H37]" office:value-type="percentage" office:value="0.416666666666667" calcext:value-type="percentage">
            <text:p>41.67%</text:p>
          </table:table-cell>
          <table:table-cell office:value-type="float" office:value="36" calcext:value-type="float">
            <text:p>36</text:p>
          </table:table-cell>
          <table:table-cell table:formula="of:=CONCATENATE([.B37]; &quot; &quot;; [.C37])" office:value-type="string" office:string-value="Jesse de Haan" calcext:value-type="string">
            <text:p>Jesse de Haan</text:p>
          </table:table-cell>
          <table:table-cell table:formula="of:=[.D37]" office:value-type="string" office:string-value="male" calcext:value-type="string">
            <text:p>male</text:p>
          </table:table-cell>
          <table:table-cell table:style-name="ce394" table:formula="of:=[.E37]" office:value-type="string" office:string-value="Maastricht" calcext:value-type="string">
            <text:p>Maastricht</text:p>
          </table:table-cell>
        </table:table-row>
        <table:table-row table:style-name="ro1">
          <table:table-cell office:value-type="string" calcext:value-type="string">
            <text:p>H.C.</text:p>
          </table:table-cell>
          <table:table-cell office:value-type="string" calcext:value-type="string">
            <text:p>Dico</text:p>
          </table:table-cell>
          <table:table-cell office:value-type="string" calcext:value-type="string">
            <text:p>Baar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eerkerk</text:p>
          </table:table-cell>
          <table:table-cell table:formula="of:=IF([.D38]=&quot;female&quot;;1;0)" office:value-type="float" office:value="0" calcext:value-type="float">
            <text:p>0</text:p>
          </table:table-cell>
          <table:table-cell table:formula="of:=SUM([.F2:.F38])/[.H38]" office:value-type="percentage" office:value="0.405405405405405" calcext:value-type="percentage">
            <text:p>40.54%</text:p>
          </table:table-cell>
          <table:table-cell office:value-type="float" office:value="37" calcext:value-type="float">
            <text:p>37</text:p>
          </table:table-cell>
          <table:table-cell table:formula="of:=CONCATENATE([.B38]; &quot; &quot;; [.C38])" office:value-type="string" office:string-value="Dico Baars" calcext:value-type="string">
            <text:p>Dico Baars</text:p>
          </table:table-cell>
          <table:table-cell table:formula="of:=[.D38]" office:value-type="string" office:string-value="male" calcext:value-type="string">
            <text:p>male</text:p>
          </table:table-cell>
          <table:table-cell table:style-name="ce395" table:formula="of:=[.E38]" office:value-type="string" office:string-value="Meerkerk" calcext:value-type="string">
            <text:p>Meerkerk</text:p>
          </table:table-cell>
        </table:table-row>
        <table:table-row table:style-name="ro1">
          <table:table-cell office:value-type="string" calcext:value-type="string">
            <text:p>F.C.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Viss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aarlem</text:p>
          </table:table-cell>
          <table:table-cell table:formula="of:=IF([.D39]=&quot;female&quot;;1;0)" office:value-type="float" office:value="0" calcext:value-type="float">
            <text:p>0</text:p>
          </table:table-cell>
          <table:table-cell table:formula="of:=SUM([.F2:.F39])/[.H39]" office:value-type="percentage" office:value="0.394736842105263" calcext:value-type="percentage">
            <text:p>39.47%</text:p>
          </table:table-cell>
          <table:table-cell office:value-type="float" office:value="38" calcext:value-type="float">
            <text:p>38</text:p>
          </table:table-cell>
          <table:table-cell table:formula="of:=CONCATENATE([.B39]; &quot; &quot;; [.C39])" office:value-type="string" office:string-value="Frank Visser" calcext:value-type="string">
            <text:p>Frank Visser</text:p>
          </table:table-cell>
          <table:table-cell table:formula="of:=[.D39]" office:value-type="string" office:string-value="male" calcext:value-type="string">
            <text:p>male</text:p>
          </table:table-cell>
          <table:table-cell table:style-name="ce396" table:formula="of:=[.E39]" office:value-type="string" office:string-value="Haarlem" calcext:value-type="string">
            <text:p>Haarlem</text:p>
          </table:table-cell>
        </table:table-row>
        <table:table-row table:style-name="ro1">
          <table:table-cell office:value-type="string" calcext:value-type="string">
            <text:p>A.C.</text:p>
          </table:table-cell>
          <table:table-cell office:value-type="string" calcext:value-type="string">
            <text:p>Annacarina</text:p>
          </table:table-cell>
          <table:table-cell office:value-type="string" calcext:value-type="string">
            <text:p>Kle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msterdam</text:p>
          </table:table-cell>
          <table:table-cell table:formula="of:=IF([.D40]=&quot;female&quot;;1;0)" office:value-type="float" office:value="1" calcext:value-type="float">
            <text:p>1</text:p>
          </table:table-cell>
          <table:table-cell table:formula="of:=SUM([.F2:.F40])/[.H40]" office:value-type="percentage" office:value="0.41025641025641" calcext:value-type="percentage">
            <text:p>41.03%</text:p>
          </table:table-cell>
          <table:table-cell office:value-type="float" office:value="39" calcext:value-type="float">
            <text:p>39</text:p>
          </table:table-cell>
          <table:table-cell table:formula="of:=CONCATENATE([.B40]; &quot; &quot;; [.C40])" office:value-type="string" office:string-value="Annacarina Klein" calcext:value-type="string">
            <text:p>Annacarina Klein</text:p>
          </table:table-cell>
          <table:table-cell table:formula="of:=[.D40]" office:value-type="string" office:string-value="female" calcext:value-type="string">
            <text:p>female</text:p>
          </table:table-cell>
          <table:table-cell table:style-name="ce397" table:formula="of:=[.E40]" office:value-type="string" office:string-value="Amsterdam" calcext:value-type="string">
            <text:p>Amsterdam</text:p>
          </table:table-cell>
        </table:table-row>
        <table:table-row table:style-name="ro1">
          <table:table-cell office:value-type="string" calcext:value-type="string">
            <text:p>F.</text:p>
          </table:table-cell>
          <table:table-cell office:value-type="string" calcext:value-type="string">
            <text:p>Farshid</text:p>
          </table:table-cell>
          <table:table-cell office:value-type="string" calcext:value-type="string">
            <text:p>Seyed Mehd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mere</text:p>
          </table:table-cell>
          <table:table-cell table:formula="of:=IF([.D41]=&quot;female&quot;;1;0)" office:value-type="float" office:value="0" calcext:value-type="float">
            <text:p>0</text:p>
          </table:table-cell>
          <table:table-cell table:formula="of:=SUM([.F2:.F41])/[.H41]" office:value-type="percentage" office:value="0.4" calcext:value-type="percentage">
            <text:p>40.00%</text:p>
          </table:table-cell>
          <table:table-cell office:value-type="float" office:value="40" calcext:value-type="float">
            <text:p>40</text:p>
          </table:table-cell>
          <table:table-cell table:formula="of:=CONCATENATE([.B41]; &quot; &quot;; [.C41])" office:value-type="string" office:string-value="Farshid Seyed Mehdi" calcext:value-type="string">
            <text:p>Farshid Seyed Mehdi</text:p>
          </table:table-cell>
          <table:table-cell table:formula="of:=[.D41]" office:value-type="string" office:string-value="male" calcext:value-type="string">
            <text:p>male</text:p>
          </table:table-cell>
          <table:table-cell table:style-name="ce398" table:formula="of:=[.E41]" office:value-type="string" office:string-value="Almere" calcext:value-type="string">
            <text:p>Almere</text:p>
          </table:table-cell>
        </table:table-row>
        <table:table-row table:style-name="ro1">
          <table:table-cell office:value-type="string" calcext:value-type="string">
            <text:p>A.E.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Kooij-Ba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Jsselstein</text:p>
          </table:table-cell>
          <table:table-cell table:formula="of:=IF([.D42]=&quot;female&quot;;1;0)" office:value-type="float" office:value="1" calcext:value-type="float">
            <text:p>1</text:p>
          </table:table-cell>
          <table:table-cell table:formula="of:=SUM([.F2:.F42])/[.H42]" office:value-type="percentage" office:value="0.414634146341463" calcext:value-type="percentage">
            <text:p>41.46%</text:p>
          </table:table-cell>
          <table:table-cell office:value-type="float" office:value="41" calcext:value-type="float">
            <text:p>41</text:p>
          </table:table-cell>
          <table:table-cell table:formula="of:=CONCATENATE([.B42]; &quot; &quot;; [.C42])" office:value-type="string" office:string-value="Els Kooij-Bas" calcext:value-type="string">
            <text:p>Els Kooij-Bas</text:p>
          </table:table-cell>
          <table:table-cell table:formula="of:=[.D42]" office:value-type="string" office:string-value="female" calcext:value-type="string">
            <text:p>female</text:p>
          </table:table-cell>
          <table:table-cell table:style-name="ce399" table:formula="of:=[.E42]" office:value-type="string" office:string-value="IJsselstein" calcext:value-type="string">
            <text:p>IJsselstein</text:p>
          </table:table-cell>
        </table:table-row>
        <table:table-row table:style-name="ro1">
          <table:table-cell office:value-type="string" calcext:value-type="string">
            <text:p>C.J.</text:p>
          </table:table-cell>
          <table:table-cell office:value-type="string" calcext:value-type="string">
            <text:p>Kees</text:p>
          </table:table-cell>
          <table:table-cell office:value-type="string" calcext:value-type="string">
            <text:p>van Kranenbu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riebergen-Rijsenburg</text:p>
          </table:table-cell>
          <table:table-cell table:formula="of:=IF([.D43]=&quot;female&quot;;1;0)" office:value-type="float" office:value="0" calcext:value-type="float">
            <text:p>0</text:p>
          </table:table-cell>
          <table:table-cell table:formula="of:=SUM([.F2:.F43])/[.H43]" office:value-type="percentage" office:value="0.404761904761905" calcext:value-type="percentage">
            <text:p>40.48%</text:p>
          </table:table-cell>
          <table:table-cell office:value-type="float" office:value="42" calcext:value-type="float">
            <text:p>42</text:p>
          </table:table-cell>
          <table:table-cell table:formula="of:=CONCATENATE([.B43]; &quot; &quot;; [.C43])" office:value-type="string" office:string-value="Kees van Kranenburg" calcext:value-type="string">
            <text:p>Kees van Kranenburg</text:p>
          </table:table-cell>
          <table:table-cell table:formula="of:=[.D43]" office:value-type="string" office:string-value="male" calcext:value-type="string">
            <text:p>male</text:p>
          </table:table-cell>
          <table:table-cell table:style-name="ce400" table:formula="of:=[.E43]" office:value-type="string" office:string-value="Driebergen-Rijsenburg" calcext:value-type="string">
            <text:p>Driebergen-Rijsenburg</text:p>
          </table:table-cell>
        </table:table-row>
        <table:table-row table:style-name="ro1">
          <table:table-cell office:value-type="string" calcext:value-type="string">
            <text:p>G.</text:p>
          </table:table-cell>
          <table:table-cell office:value-type="string" calcext:value-type="string">
            <text:p>Gert</text:p>
          </table:table-cell>
          <table:table-cell office:value-type="string" calcext:value-type="string">
            <text:p>van den Be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unspeet</text:p>
          </table:table-cell>
          <table:table-cell table:formula="of:=IF([.D44]=&quot;female&quot;;1;0)" office:value-type="float" office:value="0" calcext:value-type="float">
            <text:p>0</text:p>
          </table:table-cell>
          <table:table-cell table:formula="of:=SUM([.F2:.F44])/[.H44]" office:value-type="percentage" office:value="0.395348837209302" calcext:value-type="percentage">
            <text:p>39.53%</text:p>
          </table:table-cell>
          <table:table-cell office:value-type="float" office:value="43" calcext:value-type="float">
            <text:p>43</text:p>
          </table:table-cell>
          <table:table-cell table:formula="of:=CONCATENATE([.B44]; &quot; &quot;; [.C44])" office:value-type="string" office:string-value="Gert van den Berg" calcext:value-type="string">
            <text:p>Gert van den Berg</text:p>
          </table:table-cell>
          <table:table-cell table:formula="of:=[.D44]" office:value-type="string" office:string-value="male" calcext:value-type="string">
            <text:p>male</text:p>
          </table:table-cell>
          <table:table-cell table:style-name="ce401" table:formula="of:=[.E44]" office:value-type="string" office:string-value="Nunspeet" calcext:value-type="string">
            <text:p>Nunspeet</text:p>
          </table:table-cell>
        </table:table-row>
        <table:table-row table:style-name="ro1">
          <table:table-cell office:value-type="string" calcext:value-type="string">
            <text:p>I.S.</text:p>
          </table:table-cell>
          <table:table-cell office:value-type="string" calcext:value-type="string">
            <text:p>Ixora</text:p>
          </table:table-cell>
          <table:table-cell office:value-type="string" calcext:value-type="string">
            <text:p>Balootj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otterdam</text:p>
          </table:table-cell>
          <table:table-cell table:formula="of:=IF([.D45]=&quot;female&quot;;1;0)" office:value-type="float" office:value="1" calcext:value-type="float">
            <text:p>1</text:p>
          </table:table-cell>
          <table:table-cell table:formula="of:=SUM([.F2:.F45])/[.H45]" office:value-type="percentage" office:value="0.409090909090909" calcext:value-type="percentage">
            <text:p>40.91%</text:p>
          </table:table-cell>
          <table:table-cell office:value-type="float" office:value="44" calcext:value-type="float">
            <text:p>44</text:p>
          </table:table-cell>
          <table:table-cell table:formula="of:=CONCATENATE([.B45]; &quot; &quot;; [.C45])" office:value-type="string" office:string-value="Ixora Balootje" calcext:value-type="string">
            <text:p>Ixora Balootje</text:p>
          </table:table-cell>
          <table:table-cell table:formula="of:=[.D45]" office:value-type="string" office:string-value="female" calcext:value-type="string">
            <text:p>female</text:p>
          </table:table-cell>
          <table:table-cell table:style-name="ce402" table:formula="of:=[.E45]" office:value-type="string" office:string-value="Rotterdam" calcext:value-type="string">
            <text:p>Rotterdam</text:p>
          </table:table-cell>
        </table:table-row>
        <table:table-row table:style-name="ro1">
          <table:table-cell office:value-type="string" calcext:value-type="string">
            <text:p>F.P.</text:p>
          </table:table-cell>
          <table:table-cell office:value-type="string" calcext:value-type="string">
            <text:p>Frans</text:p>
          </table:table-cell>
          <table:table-cell office:value-type="string" calcext:value-type="string">
            <text:p>van Zaale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hoon</text:p>
          </table:table-cell>
          <table:table-cell table:formula="of:=IF([.D46]=&quot;female&quot;;1;0)" office:value-type="float" office:value="0" calcext:value-type="float">
            <text:p>0</text:p>
          </table:table-cell>
          <table:table-cell table:formula="of:=SUM([.F2:.F46])/[.H46]" office:value-type="percentage" office:value="0.4" calcext:value-type="percentage">
            <text:p>40.00%</text:p>
          </table:table-cell>
          <table:table-cell office:value-type="float" office:value="45" calcext:value-type="float">
            <text:p>45</text:p>
          </table:table-cell>
          <table:table-cell table:formula="of:=CONCATENATE([.B46]; &quot; &quot;; [.C46])" office:value-type="string" office:string-value="Frans van Zaalen" calcext:value-type="string">
            <text:p>Frans van Zaalen</text:p>
          </table:table-cell>
          <table:table-cell table:formula="of:=[.D46]" office:value-type="string" office:string-value="male" calcext:value-type="string">
            <text:p>male</text:p>
          </table:table-cell>
          <table:table-cell table:style-name="ce403" table:formula="of:=[.E46]" office:value-type="string" office:string-value="Rhoon" calcext:value-type="string">
            <text:p>Rhoon</text:p>
          </table:table-cell>
        </table:table-row>
        <table:table-row table:style-name="ro1">
          <table:table-cell office:value-type="string" calcext:value-type="string">
            <text:p>A.</text:p>
          </table:table-cell>
          <table:table-cell office:value-type="string" calcext:value-type="string">
            <text:p>Anja</text:p>
          </table:table-cell>
          <table:table-cell office:value-type="string" calcext:value-type="string">
            <text:p>Hag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okkum</text:p>
          </table:table-cell>
          <table:table-cell table:formula="of:=IF([.D47]=&quot;female&quot;;1;0)" office:value-type="float" office:value="1" calcext:value-type="float">
            <text:p>1</text:p>
          </table:table-cell>
          <table:table-cell table:formula="of:=SUM([.F2:.F47])/[.H47]" office:value-type="percentage" office:value="0.41304347826087" calcext:value-type="percentage">
            <text:p>41.30%</text:p>
          </table:table-cell>
          <table:table-cell office:value-type="float" office:value="46" calcext:value-type="float">
            <text:p>46</text:p>
          </table:table-cell>
          <table:table-cell table:formula="of:=CONCATENATE([.B47]; &quot; &quot;; [.C47])" office:value-type="string" office:string-value="Anja Haga" calcext:value-type="string">
            <text:p>Anja Haga</text:p>
          </table:table-cell>
          <table:table-cell table:formula="of:=[.D47]" office:value-type="string" office:string-value="female" calcext:value-type="string">
            <text:p>female</text:p>
          </table:table-cell>
          <table:table-cell table:style-name="ce404" table:formula="of:=[.E47]" office:value-type="string" office:string-value="Dokkum" calcext:value-type="string">
            <text:p>Dokkum</text:p>
          </table:table-cell>
        </table:table-row>
        <table:table-row table:style-name="ro1">
          <table:table-cell office:value-type="string" calcext:value-type="string">
            <text:p>P.L.R.</text:p>
          </table:table-cell>
          <table:table-cell office:value-type="string" calcext:value-type="string">
            <text:p>Ron</text:p>
          </table:table-cell>
          <table:table-cell office:value-type="string" calcext:value-type="string">
            <text:p>van der Spoe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mersfoort</text:p>
          </table:table-cell>
          <table:table-cell table:formula="of:=IF([.D48]=&quot;female&quot;;1;0)" office:value-type="float" office:value="0" calcext:value-type="float">
            <text:p>0</text:p>
          </table:table-cell>
          <table:table-cell table:formula="of:=SUM([.F2:.F48])/[.H48]" office:value-type="percentage" office:value="0.404255319148936" calcext:value-type="percentage">
            <text:p>40.43%</text:p>
          </table:table-cell>
          <table:table-cell office:value-type="float" office:value="47" calcext:value-type="float">
            <text:p>47</text:p>
          </table:table-cell>
          <table:table-cell table:formula="of:=CONCATENATE([.B48]; &quot; &quot;; [.C48])" office:value-type="string" office:string-value="Ron van der Spoel" calcext:value-type="string">
            <text:p>Ron van der Spoel</text:p>
          </table:table-cell>
          <table:table-cell table:formula="of:=[.D48]" office:value-type="string" office:string-value="male" calcext:value-type="string">
            <text:p>male</text:p>
          </table:table-cell>
          <table:table-cell table:style-name="ce405" table:formula="of:=[.E48]" office:value-type="string" office:string-value="Amersfoort" calcext:value-type="string">
            <text:p>Amersfoort</text:p>
          </table:table-cell>
        </table:table-row>
        <table:table-row table:style-name="ro1">
          <table:table-cell office:value-type="string" calcext:value-type="string">
            <text:p>H.</text:p>
          </table:table-cell>
          <table:table-cell office:value-type="string" calcext:value-type="string">
            <text:p>Henk</text:p>
          </table:table-cell>
          <table:table-cell office:value-type="string" calcext:value-type="string">
            <text:p>Stoorvoge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Zwolle</text:p>
          </table:table-cell>
          <table:table-cell table:formula="of:=IF([.D49]=&quot;female&quot;;1;0)" office:value-type="float" office:value="0" calcext:value-type="float">
            <text:p>0</text:p>
          </table:table-cell>
          <table:table-cell table:formula="of:=SUM([.F2:.F49])/[.H49]" office:value-type="percentage" office:value="0.395833333333333" calcext:value-type="percentage">
            <text:p>39.58%</text:p>
          </table:table-cell>
          <table:table-cell office:value-type="float" office:value="48" calcext:value-type="float">
            <text:p>48</text:p>
          </table:table-cell>
          <table:table-cell table:formula="of:=CONCATENATE([.B49]; &quot; &quot;; [.C49])" office:value-type="string" office:string-value="Henk Stoorvogel" calcext:value-type="string">
            <text:p>Henk Stoorvogel</text:p>
          </table:table-cell>
          <table:table-cell table:formula="of:=[.D49]" office:value-type="string" office:string-value="male" calcext:value-type="string">
            <text:p>male</text:p>
          </table:table-cell>
          <table:table-cell table:style-name="ce406" table:formula="of:=[.E49]" office:value-type="string" office:string-value="Zwolle" calcext:value-type="string">
            <text:p>Zwolle</text:p>
          </table:table-cell>
        </table:table-row>
        <table:table-row table:style-name="ro1">
          <table:table-cell office:value-type="string" calcext:value-type="string">
            <text:p>A.</text:p>
          </table:table-cell>
          <table:table-cell office:value-type="string" calcext:value-type="string">
            <text:p>Arie</text:p>
          </table:table-cell>
          <table:table-cell office:value-type="string" calcext:value-type="string">
            <text:p>van der Ve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Zwolle</text:p>
          </table:table-cell>
          <table:table-cell table:formula="of:=IF([.D50]=&quot;female&quot;;1;0)" office:value-type="float" office:value="0" calcext:value-type="float">
            <text:p>0</text:p>
          </table:table-cell>
          <table:table-cell table:formula="of:=SUM([.F2:.F50])/[.H50]" office:value-type="percentage" office:value="0.387755102040816" calcext:value-type="percentage">
            <text:p>38.78%</text:p>
          </table:table-cell>
          <table:table-cell office:value-type="float" office:value="49" calcext:value-type="float">
            <text:p>49</text:p>
          </table:table-cell>
          <table:table-cell table:formula="of:=CONCATENATE([.B50]; &quot; &quot;; [.C50])" office:value-type="string" office:string-value="Arie van der Veer" calcext:value-type="string">
            <text:p>Arie van der Veer</text:p>
          </table:table-cell>
          <table:table-cell table:formula="of:=[.D50]" office:value-type="string" office:string-value="male" calcext:value-type="string">
            <text:p>male</text:p>
          </table:table-cell>
          <table:table-cell table:style-name="ce407" table:formula="of:=[.E50]" office:value-type="string" office:string-value="Zwolle" calcext:value-type="string">
            <text:p>Zwolle</text:p>
          </table:table-cell>
        </table:table-row>
        <table:table-row table:style-name="ro1">
          <table:table-cell office:value-type="string" calcext:value-type="string">
            <text:p>O.E.</text:p>
          </table:table-cell>
          <table:table-cell office:value-type="string" calcext:value-type="string">
            <text:p>Orlando</text:p>
          </table:table-cell>
          <table:table-cell office:value-type="string" calcext:value-type="string">
            <text:p>Bottenble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rachten</text:p>
          </table:table-cell>
          <table:table-cell table:formula="of:=IF([.D51]=&quot;female&quot;;1;0)" office:value-type="float" office:value="0" calcext:value-type="float">
            <text:p>0</text:p>
          </table:table-cell>
          <table:table-cell table:formula="of:=SUM([.F2:.F51])/[.H51]" office:value-type="percentage" office:value="0.38" calcext:value-type="percentage">
            <text:p>38.00%</text:p>
          </table:table-cell>
          <table:table-cell office:value-type="float" office:value="50" calcext:value-type="float">
            <text:p>50</text:p>
          </table:table-cell>
          <table:table-cell table:formula="of:=CONCATENATE([.B51]; &quot; &quot;; [.C51])" office:value-type="string" office:string-value="Orlando Bottenbley" calcext:value-type="string">
            <text:p>Orlando Bottenbley</text:p>
          </table:table-cell>
          <table:table-cell table:formula="of:=[.D51]" office:value-type="string" office:string-value="male" calcext:value-type="string">
            <text:p>male</text:p>
          </table:table-cell>
          <table:table-cell table:style-name="ce408" table:formula="of:=[.E51]" office:value-type="string" office:string-value="Drachten" calcext:value-type="string">
            <text:p>Drachten</text:p>
          </table:table-cell>
        </table:table-row>
        <table:table-row table:style-name="ro1" table:number-rows-repeated="29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table:number-columns-repeated="3"/>
          <table:table-cell table:style-name="Default"/>
          <table:table-cell table:number-columns-repeated="7"/>
        </table:table-row>
        <calcext:conditional-formats>
          <calcext:conditional-format calcext:target-range-address="ChristenUnie.D2:ChristenUnie.D51">
            <calcext:condition calcext:apply-style-name="Untitled1" calcext:value="=&quot;male&quot;" calcext:base-cell-address="ChristenUnie.D2"/>
            <calcext:condition calcext:apply-style-name="Untitled2" calcext:value="=&quot;female&quot;" calcext:base-cell-address="ChristenUnie.D2"/>
          </calcext:conditional-format>
          <calcext:conditional-format calcext:target-range-address="ChristenUnie.K2:ChristenUnie.K2">
            <calcext:condition calcext:apply-style-name="Untitled1" calcext:value="=&quot;male&quot;" calcext:base-cell-address="ChristenUnie.K2"/>
            <calcext:condition calcext:apply-style-name="Untitled2" calcext:value="=&quot;female&quot;" calcext:base-cell-address="ChristenUnie.K2"/>
          </calcext:conditional-format>
          <calcext:conditional-format calcext:target-range-address="ChristenUnie.K1:ChristenUnie.K1">
            <calcext:condition calcext:apply-style-name="Untitled1" calcext:value="=&quot;male&quot;" calcext:base-cell-address="ChristenUnie.K1"/>
            <calcext:condition calcext:apply-style-name="Untitled2" calcext:value="=&quot;female&quot;" calcext:base-cell-address="ChristenUnie.K1"/>
          </calcext:conditional-format>
          <calcext:conditional-format calcext:target-range-address="ChristenUnie.K3:ChristenUnie.K3">
            <calcext:condition calcext:apply-style-name="Untitled1" calcext:value="=&quot;male&quot;" calcext:base-cell-address="ChristenUnie.K3"/>
            <calcext:condition calcext:apply-style-name="Untitled2" calcext:value="=&quot;female&quot;" calcext:base-cell-address="ChristenUnie.K3"/>
          </calcext:conditional-format>
          <calcext:conditional-format calcext:target-range-address="ChristenUnie.K4:ChristenUnie.K4">
            <calcext:condition calcext:apply-style-name="Untitled1" calcext:value="=&quot;male&quot;" calcext:base-cell-address="ChristenUnie.K4"/>
            <calcext:condition calcext:apply-style-name="Untitled2" calcext:value="=&quot;female&quot;" calcext:base-cell-address="ChristenUnie.K4"/>
          </calcext:conditional-format>
          <calcext:conditional-format calcext:target-range-address="ChristenUnie.K5:ChristenUnie.K5">
            <calcext:condition calcext:apply-style-name="Untitled1" calcext:value="=&quot;male&quot;" calcext:base-cell-address="ChristenUnie.K5"/>
            <calcext:condition calcext:apply-style-name="Untitled2" calcext:value="=&quot;female&quot;" calcext:base-cell-address="ChristenUnie.K5"/>
          </calcext:conditional-format>
          <calcext:conditional-format calcext:target-range-address="ChristenUnie.K6:ChristenUnie.K6">
            <calcext:condition calcext:apply-style-name="Untitled1" calcext:value="=&quot;male&quot;" calcext:base-cell-address="ChristenUnie.K6"/>
            <calcext:condition calcext:apply-style-name="Untitled2" calcext:value="=&quot;female&quot;" calcext:base-cell-address="ChristenUnie.K6"/>
          </calcext:conditional-format>
          <calcext:conditional-format calcext:target-range-address="ChristenUnie.K7:ChristenUnie.K7">
            <calcext:condition calcext:apply-style-name="Untitled1" calcext:value="=&quot;male&quot;" calcext:base-cell-address="ChristenUnie.K7"/>
            <calcext:condition calcext:apply-style-name="Untitled2" calcext:value="=&quot;female&quot;" calcext:base-cell-address="ChristenUnie.K7"/>
          </calcext:conditional-format>
          <calcext:conditional-format calcext:target-range-address="ChristenUnie.K8:ChristenUnie.K8">
            <calcext:condition calcext:apply-style-name="Untitled1" calcext:value="=&quot;male&quot;" calcext:base-cell-address="ChristenUnie.K8"/>
            <calcext:condition calcext:apply-style-name="Untitled2" calcext:value="=&quot;female&quot;" calcext:base-cell-address="ChristenUnie.K8"/>
          </calcext:conditional-format>
          <calcext:conditional-format calcext:target-range-address="ChristenUnie.K9:ChristenUnie.K9">
            <calcext:condition calcext:apply-style-name="Untitled1" calcext:value="=&quot;male&quot;" calcext:base-cell-address="ChristenUnie.K9"/>
            <calcext:condition calcext:apply-style-name="Untitled2" calcext:value="=&quot;female&quot;" calcext:base-cell-address="ChristenUnie.K9"/>
          </calcext:conditional-format>
          <calcext:conditional-format calcext:target-range-address="ChristenUnie.K10:ChristenUnie.K10">
            <calcext:condition calcext:apply-style-name="Untitled1" calcext:value="=&quot;male&quot;" calcext:base-cell-address="ChristenUnie.K10"/>
            <calcext:condition calcext:apply-style-name="Untitled2" calcext:value="=&quot;female&quot;" calcext:base-cell-address="ChristenUnie.K10"/>
          </calcext:conditional-format>
          <calcext:conditional-format calcext:target-range-address="ChristenUnie.K11:ChristenUnie.K11">
            <calcext:condition calcext:apply-style-name="Untitled1" calcext:value="=&quot;male&quot;" calcext:base-cell-address="ChristenUnie.K11"/>
            <calcext:condition calcext:apply-style-name="Untitled2" calcext:value="=&quot;female&quot;" calcext:base-cell-address="ChristenUnie.K11"/>
          </calcext:conditional-format>
          <calcext:conditional-format calcext:target-range-address="ChristenUnie.K12:ChristenUnie.K12">
            <calcext:condition calcext:apply-style-name="Untitled1" calcext:value="=&quot;male&quot;" calcext:base-cell-address="ChristenUnie.K12"/>
            <calcext:condition calcext:apply-style-name="Untitled2" calcext:value="=&quot;female&quot;" calcext:base-cell-address="ChristenUnie.K12"/>
          </calcext:conditional-format>
          <calcext:conditional-format calcext:target-range-address="ChristenUnie.K13:ChristenUnie.K13">
            <calcext:condition calcext:apply-style-name="Untitled1" calcext:value="=&quot;male&quot;" calcext:base-cell-address="ChristenUnie.K13"/>
            <calcext:condition calcext:apply-style-name="Untitled2" calcext:value="=&quot;female&quot;" calcext:base-cell-address="ChristenUnie.K13"/>
          </calcext:conditional-format>
          <calcext:conditional-format calcext:target-range-address="ChristenUnie.K14:ChristenUnie.K14">
            <calcext:condition calcext:apply-style-name="Untitled1" calcext:value="=&quot;male&quot;" calcext:base-cell-address="ChristenUnie.K14"/>
            <calcext:condition calcext:apply-style-name="Untitled2" calcext:value="=&quot;female&quot;" calcext:base-cell-address="ChristenUnie.K14"/>
          </calcext:conditional-format>
          <calcext:conditional-format calcext:target-range-address="ChristenUnie.K15:ChristenUnie.K15">
            <calcext:condition calcext:apply-style-name="Untitled1" calcext:value="=&quot;male&quot;" calcext:base-cell-address="ChristenUnie.K15"/>
            <calcext:condition calcext:apply-style-name="Untitled2" calcext:value="=&quot;female&quot;" calcext:base-cell-address="ChristenUnie.K15"/>
          </calcext:conditional-format>
          <calcext:conditional-format calcext:target-range-address="ChristenUnie.K16:ChristenUnie.K16">
            <calcext:condition calcext:apply-style-name="Untitled1" calcext:value="=&quot;male&quot;" calcext:base-cell-address="ChristenUnie.K16"/>
            <calcext:condition calcext:apply-style-name="Untitled2" calcext:value="=&quot;female&quot;" calcext:base-cell-address="ChristenUnie.K16"/>
          </calcext:conditional-format>
          <calcext:conditional-format calcext:target-range-address="ChristenUnie.K17:ChristenUnie.K17">
            <calcext:condition calcext:apply-style-name="Untitled1" calcext:value="=&quot;male&quot;" calcext:base-cell-address="ChristenUnie.K17"/>
            <calcext:condition calcext:apply-style-name="Untitled2" calcext:value="=&quot;female&quot;" calcext:base-cell-address="ChristenUnie.K17"/>
          </calcext:conditional-format>
          <calcext:conditional-format calcext:target-range-address="ChristenUnie.K18:ChristenUnie.K18">
            <calcext:condition calcext:apply-style-name="Untitled1" calcext:value="=&quot;male&quot;" calcext:base-cell-address="ChristenUnie.K18"/>
            <calcext:condition calcext:apply-style-name="Untitled2" calcext:value="=&quot;female&quot;" calcext:base-cell-address="ChristenUnie.K18"/>
          </calcext:conditional-format>
          <calcext:conditional-format calcext:target-range-address="ChristenUnie.K19:ChristenUnie.K19">
            <calcext:condition calcext:apply-style-name="Untitled1" calcext:value="=&quot;male&quot;" calcext:base-cell-address="ChristenUnie.K19"/>
            <calcext:condition calcext:apply-style-name="Untitled2" calcext:value="=&quot;female&quot;" calcext:base-cell-address="ChristenUnie.K19"/>
          </calcext:conditional-format>
          <calcext:conditional-format calcext:target-range-address="ChristenUnie.K20:ChristenUnie.K20">
            <calcext:condition calcext:apply-style-name="Untitled1" calcext:value="=&quot;male&quot;" calcext:base-cell-address="ChristenUnie.K20"/>
            <calcext:condition calcext:apply-style-name="Untitled2" calcext:value="=&quot;female&quot;" calcext:base-cell-address="ChristenUnie.K20"/>
          </calcext:conditional-format>
          <calcext:conditional-format calcext:target-range-address="ChristenUnie.K21:ChristenUnie.K21">
            <calcext:condition calcext:apply-style-name="Untitled1" calcext:value="=&quot;male&quot;" calcext:base-cell-address="ChristenUnie.K21"/>
            <calcext:condition calcext:apply-style-name="Untitled2" calcext:value="=&quot;female&quot;" calcext:base-cell-address="ChristenUnie.K21"/>
          </calcext:conditional-format>
          <calcext:conditional-format calcext:target-range-address="ChristenUnie.K22:ChristenUnie.K22">
            <calcext:condition calcext:apply-style-name="Untitled1" calcext:value="=&quot;male&quot;" calcext:base-cell-address="ChristenUnie.K22"/>
            <calcext:condition calcext:apply-style-name="Untitled2" calcext:value="=&quot;female&quot;" calcext:base-cell-address="ChristenUnie.K22"/>
          </calcext:conditional-format>
          <calcext:conditional-format calcext:target-range-address="ChristenUnie.K23:ChristenUnie.K23">
            <calcext:condition calcext:apply-style-name="Untitled1" calcext:value="=&quot;male&quot;" calcext:base-cell-address="ChristenUnie.K23"/>
            <calcext:condition calcext:apply-style-name="Untitled2" calcext:value="=&quot;female&quot;" calcext:base-cell-address="ChristenUnie.K23"/>
          </calcext:conditional-format>
          <calcext:conditional-format calcext:target-range-address="ChristenUnie.K24:ChristenUnie.K24">
            <calcext:condition calcext:apply-style-name="Untitled1" calcext:value="=&quot;male&quot;" calcext:base-cell-address="ChristenUnie.K24"/>
            <calcext:condition calcext:apply-style-name="Untitled2" calcext:value="=&quot;female&quot;" calcext:base-cell-address="ChristenUnie.K24"/>
          </calcext:conditional-format>
          <calcext:conditional-format calcext:target-range-address="ChristenUnie.K25:ChristenUnie.K25">
            <calcext:condition calcext:apply-style-name="Untitled1" calcext:value="=&quot;male&quot;" calcext:base-cell-address="ChristenUnie.K25"/>
            <calcext:condition calcext:apply-style-name="Untitled2" calcext:value="=&quot;female&quot;" calcext:base-cell-address="ChristenUnie.K25"/>
          </calcext:conditional-format>
          <calcext:conditional-format calcext:target-range-address="ChristenUnie.K26:ChristenUnie.K26">
            <calcext:condition calcext:apply-style-name="Untitled1" calcext:value="=&quot;male&quot;" calcext:base-cell-address="ChristenUnie.K26"/>
            <calcext:condition calcext:apply-style-name="Untitled2" calcext:value="=&quot;female&quot;" calcext:base-cell-address="ChristenUnie.K26"/>
          </calcext:conditional-format>
          <calcext:conditional-format calcext:target-range-address="ChristenUnie.K27:ChristenUnie.K27">
            <calcext:condition calcext:apply-style-name="Untitled1" calcext:value="=&quot;male&quot;" calcext:base-cell-address="ChristenUnie.K27"/>
            <calcext:condition calcext:apply-style-name="Untitled2" calcext:value="=&quot;female&quot;" calcext:base-cell-address="ChristenUnie.K27"/>
          </calcext:conditional-format>
          <calcext:conditional-format calcext:target-range-address="ChristenUnie.K28:ChristenUnie.K28">
            <calcext:condition calcext:apply-style-name="Untitled1" calcext:value="=&quot;male&quot;" calcext:base-cell-address="ChristenUnie.K28"/>
            <calcext:condition calcext:apply-style-name="Untitled2" calcext:value="=&quot;female&quot;" calcext:base-cell-address="ChristenUnie.K28"/>
          </calcext:conditional-format>
          <calcext:conditional-format calcext:target-range-address="ChristenUnie.K29:ChristenUnie.K29">
            <calcext:condition calcext:apply-style-name="Untitled1" calcext:value="=&quot;male&quot;" calcext:base-cell-address="ChristenUnie.K29"/>
            <calcext:condition calcext:apply-style-name="Untitled2" calcext:value="=&quot;female&quot;" calcext:base-cell-address="ChristenUnie.K29"/>
          </calcext:conditional-format>
          <calcext:conditional-format calcext:target-range-address="ChristenUnie.K30:ChristenUnie.K30">
            <calcext:condition calcext:apply-style-name="Untitled1" calcext:value="=&quot;male&quot;" calcext:base-cell-address="ChristenUnie.K30"/>
            <calcext:condition calcext:apply-style-name="Untitled2" calcext:value="=&quot;female&quot;" calcext:base-cell-address="ChristenUnie.K30"/>
          </calcext:conditional-format>
          <calcext:conditional-format calcext:target-range-address="ChristenUnie.K31:ChristenUnie.K31">
            <calcext:condition calcext:apply-style-name="Untitled1" calcext:value="=&quot;male&quot;" calcext:base-cell-address="ChristenUnie.K31"/>
            <calcext:condition calcext:apply-style-name="Untitled2" calcext:value="=&quot;female&quot;" calcext:base-cell-address="ChristenUnie.K31"/>
          </calcext:conditional-format>
          <calcext:conditional-format calcext:target-range-address="ChristenUnie.K32:ChristenUnie.K32">
            <calcext:condition calcext:apply-style-name="Untitled1" calcext:value="=&quot;male&quot;" calcext:base-cell-address="ChristenUnie.K32"/>
            <calcext:condition calcext:apply-style-name="Untitled2" calcext:value="=&quot;female&quot;" calcext:base-cell-address="ChristenUnie.K32"/>
          </calcext:conditional-format>
          <calcext:conditional-format calcext:target-range-address="ChristenUnie.K33:ChristenUnie.K33">
            <calcext:condition calcext:apply-style-name="Untitled1" calcext:value="=&quot;male&quot;" calcext:base-cell-address="ChristenUnie.K33"/>
            <calcext:condition calcext:apply-style-name="Untitled2" calcext:value="=&quot;female&quot;" calcext:base-cell-address="ChristenUnie.K33"/>
          </calcext:conditional-format>
          <calcext:conditional-format calcext:target-range-address="ChristenUnie.K34:ChristenUnie.K34">
            <calcext:condition calcext:apply-style-name="Untitled1" calcext:value="=&quot;male&quot;" calcext:base-cell-address="ChristenUnie.K34"/>
            <calcext:condition calcext:apply-style-name="Untitled2" calcext:value="=&quot;female&quot;" calcext:base-cell-address="ChristenUnie.K34"/>
          </calcext:conditional-format>
          <calcext:conditional-format calcext:target-range-address="ChristenUnie.K35:ChristenUnie.K35">
            <calcext:condition calcext:apply-style-name="Untitled1" calcext:value="=&quot;male&quot;" calcext:base-cell-address="ChristenUnie.K35"/>
            <calcext:condition calcext:apply-style-name="Untitled2" calcext:value="=&quot;female&quot;" calcext:base-cell-address="ChristenUnie.K35"/>
          </calcext:conditional-format>
          <calcext:conditional-format calcext:target-range-address="ChristenUnie.K36:ChristenUnie.K36">
            <calcext:condition calcext:apply-style-name="Untitled1" calcext:value="=&quot;male&quot;" calcext:base-cell-address="ChristenUnie.K36"/>
            <calcext:condition calcext:apply-style-name="Untitled2" calcext:value="=&quot;female&quot;" calcext:base-cell-address="ChristenUnie.K36"/>
          </calcext:conditional-format>
          <calcext:conditional-format calcext:target-range-address="ChristenUnie.K37:ChristenUnie.K37">
            <calcext:condition calcext:apply-style-name="Untitled1" calcext:value="=&quot;male&quot;" calcext:base-cell-address="ChristenUnie.K37"/>
            <calcext:condition calcext:apply-style-name="Untitled2" calcext:value="=&quot;female&quot;" calcext:base-cell-address="ChristenUnie.K37"/>
          </calcext:conditional-format>
          <calcext:conditional-format calcext:target-range-address="ChristenUnie.K38:ChristenUnie.K38">
            <calcext:condition calcext:apply-style-name="Untitled1" calcext:value="=&quot;male&quot;" calcext:base-cell-address="ChristenUnie.K38"/>
            <calcext:condition calcext:apply-style-name="Untitled2" calcext:value="=&quot;female&quot;" calcext:base-cell-address="ChristenUnie.K38"/>
          </calcext:conditional-format>
          <calcext:conditional-format calcext:target-range-address="ChristenUnie.K39:ChristenUnie.K39">
            <calcext:condition calcext:apply-style-name="Untitled1" calcext:value="=&quot;male&quot;" calcext:base-cell-address="ChristenUnie.K39"/>
            <calcext:condition calcext:apply-style-name="Untitled2" calcext:value="=&quot;female&quot;" calcext:base-cell-address="ChristenUnie.K39"/>
          </calcext:conditional-format>
          <calcext:conditional-format calcext:target-range-address="ChristenUnie.K40:ChristenUnie.K40">
            <calcext:condition calcext:apply-style-name="Untitled1" calcext:value="=&quot;male&quot;" calcext:base-cell-address="ChristenUnie.K40"/>
            <calcext:condition calcext:apply-style-name="Untitled2" calcext:value="=&quot;female&quot;" calcext:base-cell-address="ChristenUnie.K40"/>
          </calcext:conditional-format>
          <calcext:conditional-format calcext:target-range-address="ChristenUnie.K41:ChristenUnie.K41">
            <calcext:condition calcext:apply-style-name="Untitled1" calcext:value="=&quot;male&quot;" calcext:base-cell-address="ChristenUnie.K41"/>
            <calcext:condition calcext:apply-style-name="Untitled2" calcext:value="=&quot;female&quot;" calcext:base-cell-address="ChristenUnie.K41"/>
          </calcext:conditional-format>
          <calcext:conditional-format calcext:target-range-address="ChristenUnie.K42:ChristenUnie.K42">
            <calcext:condition calcext:apply-style-name="Untitled1" calcext:value="=&quot;male&quot;" calcext:base-cell-address="ChristenUnie.K42"/>
            <calcext:condition calcext:apply-style-name="Untitled2" calcext:value="=&quot;female&quot;" calcext:base-cell-address="ChristenUnie.K42"/>
          </calcext:conditional-format>
          <calcext:conditional-format calcext:target-range-address="ChristenUnie.K43:ChristenUnie.K43">
            <calcext:condition calcext:apply-style-name="Untitled1" calcext:value="=&quot;male&quot;" calcext:base-cell-address="ChristenUnie.K43"/>
            <calcext:condition calcext:apply-style-name="Untitled2" calcext:value="=&quot;female&quot;" calcext:base-cell-address="ChristenUnie.K43"/>
          </calcext:conditional-format>
          <calcext:conditional-format calcext:target-range-address="ChristenUnie.K44:ChristenUnie.K44">
            <calcext:condition calcext:apply-style-name="Untitled1" calcext:value="=&quot;male&quot;" calcext:base-cell-address="ChristenUnie.K44"/>
            <calcext:condition calcext:apply-style-name="Untitled2" calcext:value="=&quot;female&quot;" calcext:base-cell-address="ChristenUnie.K44"/>
          </calcext:conditional-format>
          <calcext:conditional-format calcext:target-range-address="ChristenUnie.K45:ChristenUnie.K45">
            <calcext:condition calcext:apply-style-name="Untitled1" calcext:value="=&quot;male&quot;" calcext:base-cell-address="ChristenUnie.K45"/>
            <calcext:condition calcext:apply-style-name="Untitled2" calcext:value="=&quot;female&quot;" calcext:base-cell-address="ChristenUnie.K45"/>
          </calcext:conditional-format>
          <calcext:conditional-format calcext:target-range-address="ChristenUnie.K46:ChristenUnie.K46">
            <calcext:condition calcext:apply-style-name="Untitled1" calcext:value="=&quot;male&quot;" calcext:base-cell-address="ChristenUnie.K46"/>
            <calcext:condition calcext:apply-style-name="Untitled2" calcext:value="=&quot;female&quot;" calcext:base-cell-address="ChristenUnie.K46"/>
          </calcext:conditional-format>
          <calcext:conditional-format calcext:target-range-address="ChristenUnie.K47:ChristenUnie.K47">
            <calcext:condition calcext:apply-style-name="Untitled1" calcext:value="=&quot;male&quot;" calcext:base-cell-address="ChristenUnie.K47"/>
            <calcext:condition calcext:apply-style-name="Untitled2" calcext:value="=&quot;female&quot;" calcext:base-cell-address="ChristenUnie.K47"/>
          </calcext:conditional-format>
          <calcext:conditional-format calcext:target-range-address="ChristenUnie.K48:ChristenUnie.K48">
            <calcext:condition calcext:apply-style-name="Untitled1" calcext:value="=&quot;male&quot;" calcext:base-cell-address="ChristenUnie.K48"/>
            <calcext:condition calcext:apply-style-name="Untitled2" calcext:value="=&quot;female&quot;" calcext:base-cell-address="ChristenUnie.K48"/>
          </calcext:conditional-format>
          <calcext:conditional-format calcext:target-range-address="ChristenUnie.K49:ChristenUnie.K49">
            <calcext:condition calcext:apply-style-name="Untitled1" calcext:value="=&quot;male&quot;" calcext:base-cell-address="ChristenUnie.K49"/>
            <calcext:condition calcext:apply-style-name="Untitled2" calcext:value="=&quot;female&quot;" calcext:base-cell-address="ChristenUnie.K49"/>
          </calcext:conditional-format>
          <calcext:conditional-format calcext:target-range-address="ChristenUnie.K50:ChristenUnie.K50">
            <calcext:condition calcext:apply-style-name="Untitled1" calcext:value="=&quot;male&quot;" calcext:base-cell-address="ChristenUnie.K50"/>
            <calcext:condition calcext:apply-style-name="Untitled2" calcext:value="=&quot;female&quot;" calcext:base-cell-address="ChristenUnie.K50"/>
          </calcext:conditional-format>
          <calcext:conditional-format calcext:target-range-address="ChristenUnie.K51:ChristenUnie.K51">
            <calcext:condition calcext:apply-style-name="Untitled1" calcext:value="=&quot;male&quot;" calcext:base-cell-address="ChristenUnie.K51"/>
            <calcext:condition calcext:apply-style-name="Untitled2" calcext:value="=&quot;female&quot;" calcext:base-cell-address="ChristenUnie.K51"/>
          </calcext:conditional-format>
        </calcext:conditional-formats>
      </table:table>
      <table:table table:name="GroenLinks" table:style-name="ta1">
        <table:shapes>
          <draw:frame draw:z-index="0" draw:style-name="gr1" draw:text-style-name="P1" svg:width="305mm" svg:height="89.99mm" svg:x="14.04mm" svg:y="163.56mm">
            <loext:p draw:notify-on-update-of-ranges="GroenLinks.G1:GroenLinks.G1 GroenLinks.G2:GroenLinks.G51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409"/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Initials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City</text:p>
          </table:table-cell>
          <table:table-cell/>
          <table:table-cell table:style-name="Default" office:value-type="string" calcext:value-type="string">
            <text:p>Percentage women</text:p>
          </table:table-cell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Gender</text:p>
          </table:table-cell>
          <table:table-cell table:style-name="ce410" office:value-type="string" calcext:value-type="string">
            <text:p>City</text:p>
          </table:table-cell>
        </table:table-row>
        <table:table-row table:style-name="ro1">
          <table:table-cell office:value-type="string" calcext:value-type="string">
            <text:p>J.F.</text:p>
          </table:table-cell>
          <table:table-cell office:value-type="string" calcext:value-type="string">
            <text:p>Jesse</text:p>
          </table:table-cell>
          <table:table-cell office:value-type="string" calcext:value-type="string">
            <text:p>Klav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's-Gravenhage</text:p>
          </table:table-cell>
          <table:table-cell table:formula="of:=IF([.D2]=&quot;female&quot;;1;0)" office:value-type="float" office:value="0" calcext:value-type="float">
            <text:p>0</text:p>
          </table:table-cell>
          <table:table-cell table:formula="of:=[.F2]/[.H2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CONCATENATE([.B2]; &quot; &quot;; [.C2])" office:value-type="string" office:string-value="Jesse Klaver" calcext:value-type="string">
            <text:p>Jesse Klaver</text:p>
          </table:table-cell>
          <table:table-cell table:formula="of:=[.D2]" office:value-type="string" office:string-value="male" calcext:value-type="string">
            <text:p>male</text:p>
          </table:table-cell>
          <table:table-cell table:style-name="ce411" table:formula="of:=[.E2]" office:value-type="string" office:string-value="'s-Gravenhage" calcext:value-type="string">
            <text:p>'s-Gravenhage</text:p>
          </table:table-cell>
        </table:table-row>
        <table:table-row table:style-name="ro1">
          <table:table-cell office:value-type="string" calcext:value-type="string">
            <text:p>K.M.</text:p>
          </table:table-cell>
          <table:table-cell office:value-type="string" calcext:value-type="string">
            <text:p>Kathalijne</text:p>
          </table:table-cell>
          <table:table-cell office:value-type="string" calcext:value-type="string">
            <text:p>Buitenwe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msterdam</text:p>
          </table:table-cell>
          <table:table-cell table:formula="of:=IF([.D3]=&quot;female&quot;;1;0)" office:value-type="float" office:value="1" calcext:value-type="float">
            <text:p>1</text:p>
          </table:table-cell>
          <table:table-cell table:formula="of:=SUM([.F2:.F3])/[.H3]" office:value-type="percentage" office:value="0.5" calcext:value-type="percentage">
            <text:p>50.00%</text:p>
          </table:table-cell>
          <table:table-cell office:value-type="float" office:value="2" calcext:value-type="float">
            <text:p>2</text:p>
          </table:table-cell>
          <table:table-cell table:formula="of:=CONCATENATE([.B3]; &quot; &quot;; [.C3])" office:value-type="string" office:string-value="Kathalijne Buitenweg" calcext:value-type="string">
            <text:p>Kathalijne Buitenweg</text:p>
          </table:table-cell>
          <table:table-cell table:formula="of:=[.D3]" office:value-type="string" office:string-value="female" calcext:value-type="string">
            <text:p>female</text:p>
          </table:table-cell>
          <table:table-cell table:style-name="ce412" table:formula="of:=[.E3]" office:value-type="string" office:string-value="Amsterdam" calcext:value-type="string">
            <text:p>Amsterdam</text:p>
          </table:table-cell>
        </table:table-row>
        <table:table-row table:style-name="ro1">
          <table:table-cell office:value-type="string" calcext:value-type="string">
            <text:p>T.M.T.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van der Le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msterdam</text:p>
          </table:table-cell>
          <table:table-cell table:formula="of:=IF([.D4]=&quot;female&quot;;1;0)" office:value-type="float" office:value="0" calcext:value-type="float">
            <text:p>0</text:p>
          </table:table-cell>
          <table:table-cell table:formula="of:=SUM([.F2:.F4])/[.H4]" office:value-type="percentage" office:value="0.333333333333333" calcext:value-type="percentage">
            <text:p>33.33%</text:p>
          </table:table-cell>
          <table:table-cell office:value-type="float" office:value="3" calcext:value-type="float">
            <text:p>3</text:p>
          </table:table-cell>
          <table:table-cell table:formula="of:=CONCATENATE([.B4]; &quot; &quot;; [.C4])" office:value-type="string" office:string-value="Tom van der Lee" calcext:value-type="string">
            <text:p>Tom van der Lee</text:p>
          </table:table-cell>
          <table:table-cell table:formula="of:=[.D4]" office:value-type="string" office:string-value="male" calcext:value-type="string">
            <text:p>male</text:p>
          </table:table-cell>
          <table:table-cell table:style-name="ce413" table:formula="of:=[.E4]" office:value-type="string" office:string-value="Amsterdam" calcext:value-type="string">
            <text:p>Amsterdam</text:p>
          </table:table-cell>
        </table:table-row>
        <table:table-row table:style-name="ro1">
          <table:table-cell office:value-type="string" calcext:value-type="string">
            <text:p>L.G.J.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Voortm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trecht</text:p>
          </table:table-cell>
          <table:table-cell table:formula="of:=IF([.D5]=&quot;female&quot;;1;0)" office:value-type="float" office:value="1" calcext:value-type="float">
            <text:p>1</text:p>
          </table:table-cell>
          <table:table-cell table:formula="of:=SUM([.F2:.F5])/[.H5]" office:value-type="percentage" office:value="0.5" calcext:value-type="percentage">
            <text:p>50.00%</text:p>
          </table:table-cell>
          <table:table-cell office:value-type="float" office:value="4" calcext:value-type="float">
            <text:p>4</text:p>
          </table:table-cell>
          <table:table-cell table:formula="of:=CONCATENATE([.B5]; &quot; &quot;; [.C5])" office:value-type="string" office:string-value="Linda Voortman" calcext:value-type="string">
            <text:p>Linda Voortman</text:p>
          </table:table-cell>
          <table:table-cell table:formula="of:=[.D5]" office:value-type="string" office:string-value="female" calcext:value-type="string">
            <text:p>female</text:p>
          </table:table-cell>
          <table:table-cell table:style-name="ce414" table:formula="of:=[.E5]" office:value-type="string" office:string-value="Utrecht" calcext:value-type="string">
            <text:p>Utrecht</text:p>
          </table:table-cell>
        </table:table-row>
        <table:table-row table:style-name="ro1">
          <table:table-cell office:value-type="string" calcext:value-type="string">
            <text:p>H.J.</text:p>
          </table:table-cell>
          <table:table-cell office:value-type="string" calcext:value-type="string">
            <text:p>Rik</text:p>
          </table:table-cell>
          <table:table-cell office:value-type="string" calcext:value-type="string">
            <text:p>Grashoff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elft</text:p>
          </table:table-cell>
          <table:table-cell table:formula="of:=IF([.D6]=&quot;female&quot;;1;0)" office:value-type="float" office:value="0" calcext:value-type="float">
            <text:p>0</text:p>
          </table:table-cell>
          <table:table-cell table:formula="of:=SUM([.F2:.F6])/[.H6]" office:value-type="percentage" office:value="0.4" calcext:value-type="percentage">
            <text:p>40.00%</text:p>
          </table:table-cell>
          <table:table-cell office:value-type="float" office:value="5" calcext:value-type="float">
            <text:p>5</text:p>
          </table:table-cell>
          <table:table-cell table:formula="of:=CONCATENATE([.B6]; &quot; &quot;; [.C6])" office:value-type="string" office:string-value="Rik Grashoff" calcext:value-type="string">
            <text:p>Rik Grashoff</text:p>
          </table:table-cell>
          <table:table-cell table:formula="of:=[.D6]" office:value-type="string" office:string-value="male" calcext:value-type="string">
            <text:p>male</text:p>
          </table:table-cell>
          <table:table-cell table:style-name="ce415" table:formula="of:=[.E6]" office:value-type="string" office:string-value="Delft" calcext:value-type="string">
            <text:p>Delft</text:p>
          </table:table-cell>
        </table:table-row>
        <table:table-row table:style-name="ro1">
          <table:table-cell office:value-type="string" calcext:value-type="string">
            <text:p>L.</text:p>
          </table:table-cell>
          <table:table-cell office:value-type="string" calcext:value-type="string">
            <text:p>Liesbeth</text:p>
          </table:table-cell>
          <table:table-cell office:value-type="string" calcext:value-type="string">
            <text:p>van Tonger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msterdam</text:p>
          </table:table-cell>
          <table:table-cell table:formula="of:=IF([.D7]=&quot;female&quot;;1;0)" office:value-type="float" office:value="1" calcext:value-type="float">
            <text:p>1</text:p>
          </table:table-cell>
          <table:table-cell table:formula="of:=SUM([.F2:.F7])/[.H7]" office:value-type="percentage" office:value="0.5" calcext:value-type="percentage">
            <text:p>50.00%</text:p>
          </table:table-cell>
          <table:table-cell office:value-type="float" office:value="6" calcext:value-type="float">
            <text:p>6</text:p>
          </table:table-cell>
          <table:table-cell table:formula="of:=CONCATENATE([.B7]; &quot; &quot;; [.C7])" office:value-type="string" office:string-value="Liesbeth van Tongeren" calcext:value-type="string">
            <text:p>Liesbeth van Tongeren</text:p>
          </table:table-cell>
          <table:table-cell table:formula="of:=[.D7]" office:value-type="string" office:string-value="female" calcext:value-type="string">
            <text:p>female</text:p>
          </table:table-cell>
          <table:table-cell table:style-name="ce416" table:formula="of:=[.E7]" office:value-type="string" office:string-value="Amsterdam" calcext:value-type="string">
            <text:p>Amsterdam</text:p>
          </table:table-cell>
        </table:table-row>
        <table:table-row table:style-name="ro1">
          <table:table-cell office:value-type="string" calcext:value-type="string">
            <text:p>C.E.</text:p>
          </table:table-cell>
          <table:table-cell office:value-type="string" calcext:value-type="string">
            <text:p>Corinne</text:p>
          </table:table-cell>
          <table:table-cell office:value-type="string" calcext:value-type="string">
            <text:p>de Jonge van Ellemee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bcoude</text:p>
          </table:table-cell>
          <table:table-cell table:formula="of:=IF([.D8]=&quot;female&quot;;1;0)" office:value-type="float" office:value="1" calcext:value-type="float">
            <text:p>1</text:p>
          </table:table-cell>
          <table:table-cell table:formula="of:=SUM([.F2:.F8])/[.H8]" office:value-type="percentage" office:value="0.571428571428571" calcext:value-type="percentage">
            <text:p>57.14%</text:p>
          </table:table-cell>
          <table:table-cell office:value-type="float" office:value="7" calcext:value-type="float">
            <text:p>7</text:p>
          </table:table-cell>
          <table:table-cell table:formula="of:=CONCATENATE([.B8]; &quot; &quot;; [.C8])" office:value-type="string" office:string-value="Corinne de Jonge van Ellemeet" calcext:value-type="string">
            <text:p>Corinne de Jonge van Ellemeet</text:p>
          </table:table-cell>
          <table:table-cell table:formula="of:=[.D8]" office:value-type="string" office:string-value="female" calcext:value-type="string">
            <text:p>female</text:p>
          </table:table-cell>
          <table:table-cell table:style-name="ce417" table:formula="of:=[.E8]" office:value-type="string" office:string-value="Abcoude" calcext:value-type="string">
            <text:p>Abcoude</text:p>
          </table:table-cell>
        </table:table-row>
        <table:table-row table:style-name="ro1">
          <table:table-cell office:value-type="string" calcext:value-type="string">
            <text:p>Z.</text:p>
          </table:table-cell>
          <table:table-cell office:value-type="string" calcext:value-type="string">
            <text:p>Zihni</text:p>
          </table:table-cell>
          <table:table-cell office:value-type="string" calcext:value-type="string">
            <text:p>Özdi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msterdam</text:p>
          </table:table-cell>
          <table:table-cell table:formula="of:=IF([.D9]=&quot;female&quot;;1;0)" office:value-type="float" office:value="0" calcext:value-type="float">
            <text:p>0</text:p>
          </table:table-cell>
          <table:table-cell table:formula="of:=SUM([.F2:.F9])/[.H9]" office:value-type="percentage" office:value="0.5" calcext:value-type="percentage">
            <text:p>50.00%</text:p>
          </table:table-cell>
          <table:table-cell office:value-type="float" office:value="8" calcext:value-type="float">
            <text:p>8</text:p>
          </table:table-cell>
          <table:table-cell table:formula="of:=CONCATENATE([.B9]; &quot; &quot;; [.C9])" office:value-type="string" office:string-value="Zihni Özdil" calcext:value-type="string">
            <text:p>Zihni Özdil</text:p>
          </table:table-cell>
          <table:table-cell table:formula="of:=[.D9]" office:value-type="string" office:string-value="male" calcext:value-type="string">
            <text:p>male</text:p>
          </table:table-cell>
          <table:table-cell table:style-name="ce418" table:formula="of:=[.E9]" office:value-type="string" office:string-value="Amsterdam" calcext:value-type="string">
            <text:p>Amsterdam</text:p>
          </table:table-cell>
        </table:table-row>
        <table:table-row table:style-name="ro1">
          <table:table-cell office:value-type="string" calcext:value-type="string">
            <text:p>B.A.W.</text:p>
          </table:table-cell>
          <table:table-cell office:value-type="string" calcext:value-type="string">
            <text:p>Bart</text:p>
          </table:table-cell>
          <table:table-cell office:value-type="string" calcext:value-type="string">
            <text:p>Snel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trecht</text:p>
          </table:table-cell>
          <table:table-cell table:formula="of:=IF([.D10]=&quot;female&quot;;1;0)" office:value-type="float" office:value="0" calcext:value-type="float">
            <text:p>0</text:p>
          </table:table-cell>
          <table:table-cell table:formula="of:=SUM([.F2:.F10])/[.H10]" office:value-type="percentage" office:value="0.444444444444444" calcext:value-type="percentage">
            <text:p>44.44%</text:p>
          </table:table-cell>
          <table:table-cell office:value-type="float" office:value="9" calcext:value-type="float">
            <text:p>9</text:p>
          </table:table-cell>
          <table:table-cell table:formula="of:=CONCATENATE([.B10]; &quot; &quot;; [.C10])" office:value-type="string" office:string-value="Bart Snels" calcext:value-type="string">
            <text:p>Bart Snels</text:p>
          </table:table-cell>
          <table:table-cell table:formula="of:=[.D10]" office:value-type="string" office:string-value="male" calcext:value-type="string">
            <text:p>male</text:p>
          </table:table-cell>
          <table:table-cell table:style-name="ce419" table:formula="of:=[.E10]" office:value-type="string" office:string-value="Utrecht" calcext:value-type="string">
            <text:p>Utrecht</text:p>
          </table:table-cell>
        </table:table-row>
        <table:table-row table:style-name="ro1">
          <table:table-cell office:value-type="string" calcext:value-type="string">
            <text:p>A.</text:p>
          </table:table-cell>
          <table:table-cell office:value-type="string" calcext:value-type="string">
            <text:p>Bram</text:p>
          </table:table-cell>
          <table:table-cell office:value-type="string" calcext:value-type="string">
            <text:p>van Oji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msterdam</text:p>
          </table:table-cell>
          <table:table-cell table:formula="of:=IF([.D11]=&quot;female&quot;;1;0)" office:value-type="float" office:value="0" calcext:value-type="float">
            <text:p>0</text:p>
          </table:table-cell>
          <table:table-cell table:formula="of:=SUM([.F2:.F11])/[.H11]" office:value-type="percentage" office:value="0.4" calcext:value-type="percentage">
            <text:p>40.00%</text:p>
          </table:table-cell>
          <table:table-cell office:value-type="float" office:value="10" calcext:value-type="float">
            <text:p>10</text:p>
          </table:table-cell>
          <table:table-cell table:formula="of:=CONCATENATE([.B11]; &quot; &quot;; [.C11])" office:value-type="string" office:string-value="Bram van Ojik" calcext:value-type="string">
            <text:p>Bram van Ojik</text:p>
          </table:table-cell>
          <table:table-cell table:formula="of:=[.D11]" office:value-type="string" office:string-value="male" calcext:value-type="string">
            <text:p>male</text:p>
          </table:table-cell>
          <table:table-cell table:style-name="ce420" table:formula="of:=[.E11]" office:value-type="string" office:string-value="Amsterdam" calcext:value-type="string">
            <text:p>Amsterdam</text:p>
          </table:table-cell>
        </table:table-row>
        <table:table-row table:style-name="ro1">
          <table:table-cell office:value-type="string" calcext:value-type="string">
            <text:p>S.C.</text:p>
          </table:table-cell>
          <table:table-cell office:value-type="string" calcext:value-type="string">
            <text:p>Suzanne</text:p>
          </table:table-cell>
          <table:table-cell office:value-type="string" calcext:value-type="string">
            <text:p>Krög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msterdam</text:p>
          </table:table-cell>
          <table:table-cell table:formula="of:=IF([.D12]=&quot;female&quot;;1;0)" office:value-type="float" office:value="1" calcext:value-type="float">
            <text:p>1</text:p>
          </table:table-cell>
          <table:table-cell table:formula="of:=SUM([.F2:.F12])/[.H12]" office:value-type="percentage" office:value="0.454545454545455" calcext:value-type="percentage">
            <text:p>45.45%</text:p>
          </table:table-cell>
          <table:table-cell office:value-type="float" office:value="11" calcext:value-type="float">
            <text:p>11</text:p>
          </table:table-cell>
          <table:table-cell table:formula="of:=CONCATENATE([.B12]; &quot; &quot;; [.C12])" office:value-type="string" office:string-value="Suzanne Kröger" calcext:value-type="string">
            <text:p>Suzanne Kröger</text:p>
          </table:table-cell>
          <table:table-cell table:formula="of:=[.D12]" office:value-type="string" office:string-value="female" calcext:value-type="string">
            <text:p>female</text:p>
          </table:table-cell>
          <table:table-cell table:style-name="ce421" table:formula="of:=[.E12]" office:value-type="string" office:string-value="Amsterdam" calcext:value-type="string">
            <text:p>Amsterdam</text:p>
          </table:table-cell>
        </table:table-row>
        <table:table-row table:style-name="ro1">
          <table:table-cell office:value-type="string" calcext:value-type="string">
            <text:p>N.</text:p>
          </table:table-cell>
          <table:table-cell office:value-type="string" calcext:value-type="string">
            <text:p>Nevin</text:p>
          </table:table-cell>
          <table:table-cell office:value-type="string" calcext:value-type="string">
            <text:p>Özüto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msterdam</text:p>
          </table:table-cell>
          <table:table-cell table:formula="of:=IF([.D13]=&quot;female&quot;;1;0)" office:value-type="float" office:value="1" calcext:value-type="float">
            <text:p>1</text:p>
          </table:table-cell>
          <table:table-cell table:formula="of:=SUM([.F2:.F13])/[.H13]" office:value-type="percentage" office:value="0.5" calcext:value-type="percentage">
            <text:p>50.00%</text:p>
          </table:table-cell>
          <table:table-cell office:value-type="float" office:value="12" calcext:value-type="float">
            <text:p>12</text:p>
          </table:table-cell>
          <table:table-cell table:formula="of:=CONCATENATE([.B13]; &quot; &quot;; [.C13])" office:value-type="string" office:string-value="Nevin Özütok" calcext:value-type="string">
            <text:p>Nevin Özütok</text:p>
          </table:table-cell>
          <table:table-cell table:formula="of:=[.D13]" office:value-type="string" office:string-value="female" calcext:value-type="string">
            <text:p>female</text:p>
          </table:table-cell>
          <table:table-cell table:style-name="ce422" table:formula="of:=[.E13]" office:value-type="string" office:string-value="Amsterdam" calcext:value-type="string">
            <text:p>Amsterdam</text:p>
          </table:table-cell>
        </table:table-row>
        <table:table-row table:style-name="ro1">
          <table:table-cell office:value-type="string" calcext:value-type="string">
            <text:p>P.H.M.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Smeulder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's-Hertogenbosch</text:p>
          </table:table-cell>
          <table:table-cell table:formula="of:=IF([.D14]=&quot;female&quot;;1;0)" office:value-type="float" office:value="0" calcext:value-type="float">
            <text:p>0</text:p>
          </table:table-cell>
          <table:table-cell table:formula="of:=SUM([.F2:.F14])/[.H14]" office:value-type="percentage" office:value="0.461538461538462" calcext:value-type="percentage">
            <text:p>46.15%</text:p>
          </table:table-cell>
          <table:table-cell office:value-type="float" office:value="13" calcext:value-type="float">
            <text:p>13</text:p>
          </table:table-cell>
          <table:table-cell table:formula="of:=CONCATENATE([.B14]; &quot; &quot;; [.C14])" office:value-type="string" office:string-value="Paul Smeulders" calcext:value-type="string">
            <text:p>Paul Smeulders</text:p>
          </table:table-cell>
          <table:table-cell table:formula="of:=[.D14]" office:value-type="string" office:string-value="male" calcext:value-type="string">
            <text:p>male</text:p>
          </table:table-cell>
          <table:table-cell table:style-name="ce423" table:formula="of:=[.E14]" office:value-type="string" office:string-value="'s-Hertogenbosch" calcext:value-type="string">
            <text:p>'s-Hertogenbosch</text:p>
          </table:table-cell>
        </table:table-row>
        <table:table-row table:style-name="ro1">
          <table:table-cell office:value-type="string" calcext:value-type="string">
            <text:p>E.M.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Westervel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ijmegen</text:p>
          </table:table-cell>
          <table:table-cell table:formula="of:=IF([.D15]=&quot;female&quot;;1;0)" office:value-type="float" office:value="1" calcext:value-type="float">
            <text:p>1</text:p>
          </table:table-cell>
          <table:table-cell table:formula="of:=SUM([.F2:.F15])/[.H15]" office:value-type="percentage" office:value="0.5" calcext:value-type="percentage">
            <text:p>50.00%</text:p>
          </table:table-cell>
          <table:table-cell office:value-type="float" office:value="14" calcext:value-type="float">
            <text:p>14</text:p>
          </table:table-cell>
          <table:table-cell table:formula="of:=CONCATENATE([.B15]; &quot; &quot;; [.C15])" office:value-type="string" office:string-value="Lisa Westerveld" calcext:value-type="string">
            <text:p>Lisa Westerveld</text:p>
          </table:table-cell>
          <table:table-cell table:formula="of:=[.D15]" office:value-type="string" office:string-value="female" calcext:value-type="string">
            <text:p>female</text:p>
          </table:table-cell>
          <table:table-cell table:style-name="ce424" table:formula="of:=[.E15]" office:value-type="string" office:string-value="Nijmegen" calcext:value-type="string">
            <text:p>Nijmegen</text:p>
          </table:table-cell>
        </table:table-row>
        <table:table-row table:style-name="ro1">
          <table:table-cell office:value-type="string" calcext:value-type="string">
            <text:p>L.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Brome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onnickendam</text:p>
          </table:table-cell>
          <table:table-cell table:formula="of:=IF([.D16]=&quot;female&quot;;1;0)" office:value-type="float" office:value="1" calcext:value-type="float">
            <text:p>1</text:p>
          </table:table-cell>
          <table:table-cell table:formula="of:=SUM([.F2:.F16])/[.H16]" office:value-type="percentage" office:value="0.533333333333333" calcext:value-type="percentage">
            <text:p>53.33%</text:p>
          </table:table-cell>
          <table:table-cell office:value-type="float" office:value="15" calcext:value-type="float">
            <text:p>15</text:p>
          </table:table-cell>
          <table:table-cell table:formula="of:=CONCATENATE([.B16]; &quot; &quot;; [.C16])" office:value-type="string" office:string-value="Laura Bromet" calcext:value-type="string">
            <text:p>Laura Bromet</text:p>
          </table:table-cell>
          <table:table-cell table:formula="of:=[.D16]" office:value-type="string" office:string-value="female" calcext:value-type="string">
            <text:p>female</text:p>
          </table:table-cell>
          <table:table-cell table:style-name="ce425" table:formula="of:=[.E16]" office:value-type="string" office:string-value="Monnickendam" calcext:value-type="string">
            <text:p>Monnickendam</text:p>
          </table:table-cell>
        </table:table-row>
        <table:table-row table:style-name="ro1">
          <table:table-cell office:value-type="string" calcext:value-type="string">
            <text:p>W.J.T.</text:p>
          </table:table-cell>
          <table:table-cell office:value-type="string" calcext:value-type="string">
            <text:p>Wim-Jan</text:p>
          </table:table-cell>
          <table:table-cell office:value-type="string" calcext:value-type="string">
            <text:p>Renkem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eppel</text:p>
          </table:table-cell>
          <table:table-cell table:formula="of:=IF([.D17]=&quot;female&quot;;1;0)" office:value-type="float" office:value="0" calcext:value-type="float">
            <text:p>0</text:p>
          </table:table-cell>
          <table:table-cell table:formula="of:=SUM([.F2:.F17])/[.H17]" office:value-type="percentage" office:value="0.5" calcext:value-type="percentage">
            <text:p>50.00%</text:p>
          </table:table-cell>
          <table:table-cell office:value-type="float" office:value="16" calcext:value-type="float">
            <text:p>16</text:p>
          </table:table-cell>
          <table:table-cell table:formula="of:=CONCATENATE([.B17]; &quot; &quot;; [.C17])" office:value-type="string" office:string-value="Wim-Jan Renkema" calcext:value-type="string">
            <text:p>Wim-Jan Renkema</text:p>
          </table:table-cell>
          <table:table-cell table:formula="of:=[.D17]" office:value-type="string" office:string-value="male" calcext:value-type="string">
            <text:p>male</text:p>
          </table:table-cell>
          <table:table-cell table:style-name="ce426" table:formula="of:=[.E17]" office:value-type="string" office:string-value="Meppel" calcext:value-type="string">
            <text:p>Meppel</text:p>
          </table:table-cell>
        </table:table-row>
        <table:table-row table:style-name="ro1">
          <table:table-cell office:value-type="string" calcext:value-type="string">
            <text:p>H.P.</text:p>
          </table:table-cell>
          <table:table-cell office:value-type="string" calcext:value-type="string">
            <text:p>Huib</text:p>
          </table:table-cell>
          <table:table-cell office:value-type="string" calcext:value-type="string">
            <text:p>van Esse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trecht</text:p>
          </table:table-cell>
          <table:table-cell table:formula="of:=IF([.D18]=&quot;female&quot;;1;0)" office:value-type="float" office:value="0" calcext:value-type="float">
            <text:p>0</text:p>
          </table:table-cell>
          <table:table-cell table:formula="of:=SUM([.F2:.F18])/[.H18]" office:value-type="percentage" office:value="0.470588235294118" calcext:value-type="percentage">
            <text:p>47.06%</text:p>
          </table:table-cell>
          <table:table-cell office:value-type="float" office:value="17" calcext:value-type="float">
            <text:p>17</text:p>
          </table:table-cell>
          <table:table-cell table:formula="of:=CONCATENATE([.B18]; &quot; &quot;; [.C18])" office:value-type="string" office:string-value="Huib van Essen" calcext:value-type="string">
            <text:p>Huib van Essen</text:p>
          </table:table-cell>
          <table:table-cell table:formula="of:=[.D18]" office:value-type="string" office:string-value="male" calcext:value-type="string">
            <text:p>male</text:p>
          </table:table-cell>
          <table:table-cell table:style-name="ce427" table:formula="of:=[.E18]" office:value-type="string" office:string-value="Utrecht" calcext:value-type="string">
            <text:p>Utrecht</text:p>
          </table:table-cell>
        </table:table-row>
        <table:table-row table:style-name="ro1">
          <table:table-cell office:value-type="string" calcext:value-type="string">
            <text:p>C.N.</text:p>
          </table:table-cell>
          <table:table-cell office:value-type="string" calcext:value-type="string">
            <text:p>Niels</text:p>
          </table:table-cell>
          <table:table-cell office:value-type="string" calcext:value-type="string">
            <text:p>van den Berg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Tholen</text:p>
          </table:table-cell>
          <table:table-cell table:formula="of:=IF([.D19]=&quot;female&quot;;1;0)" office:value-type="float" office:value="0" calcext:value-type="float">
            <text:p>0</text:p>
          </table:table-cell>
          <table:table-cell table:formula="of:=SUM([.F2:.F19])/[.H19]" office:value-type="percentage" office:value="0.444444444444444" calcext:value-type="percentage">
            <text:p>44.44%</text:p>
          </table:table-cell>
          <table:table-cell office:value-type="float" office:value="18" calcext:value-type="float">
            <text:p>18</text:p>
          </table:table-cell>
          <table:table-cell table:formula="of:=CONCATENATE([.B19]; &quot; &quot;; [.C19])" office:value-type="string" office:string-value="Niels van den Berge" calcext:value-type="string">
            <text:p>Niels van den Berge</text:p>
          </table:table-cell>
          <table:table-cell table:formula="of:=[.D19]" office:value-type="string" office:string-value="male" calcext:value-type="string">
            <text:p>male</text:p>
          </table:table-cell>
          <table:table-cell table:style-name="ce428" table:formula="of:=[.E19]" office:value-type="string" office:string-value="Tholen" calcext:value-type="string">
            <text:p>Tholen</text:p>
          </table:table-cell>
        </table:table-row>
        <table:table-row table:style-name="ro1">
          <table:table-cell office:value-type="string" calcext:value-type="string">
            <text:p>L.I.</text:p>
          </table:table-cell>
          <table:table-cell office:value-type="string" calcext:value-type="string">
            <text:p>Isabelle</text:p>
          </table:table-cell>
          <table:table-cell office:value-type="string" calcext:value-type="string">
            <text:p>Dik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eeuwarden</text:p>
          </table:table-cell>
          <table:table-cell table:formula="of:=IF([.D20]=&quot;female&quot;;1;0)" office:value-type="float" office:value="1" calcext:value-type="float">
            <text:p>1</text:p>
          </table:table-cell>
          <table:table-cell table:formula="of:=SUM([.F2:.F20])/[.H20]" office:value-type="percentage" office:value="0.473684210526316" calcext:value-type="percentage">
            <text:p>47.37%</text:p>
          </table:table-cell>
          <table:table-cell office:value-type="float" office:value="19" calcext:value-type="float">
            <text:p>19</text:p>
          </table:table-cell>
          <table:table-cell table:formula="of:=CONCATENATE([.B20]; &quot; &quot;; [.C20])" office:value-type="string" office:string-value="Isabelle Diks" calcext:value-type="string">
            <text:p>Isabelle Diks</text:p>
          </table:table-cell>
          <table:table-cell table:formula="of:=[.D20]" office:value-type="string" office:string-value="female" calcext:value-type="string">
            <text:p>female</text:p>
          </table:table-cell>
          <table:table-cell table:style-name="ce429" table:formula="of:=[.E20]" office:value-type="string" office:string-value="Leeuwarden" calcext:value-type="string">
            <text:p>Leeuwarden</text:p>
          </table:table-cell>
        </table:table-row>
        <table:table-row table:style-name="ro1">
          <table:table-cell office:value-type="string" calcext:value-type="string">
            <text:p>T.J.H.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van den Nieuwenhuijzen-Witten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trecht</text:p>
          </table:table-cell>
          <table:table-cell table:formula="of:=IF([.D21]=&quot;female&quot;;1;0)" office:value-type="float" office:value="0" calcext:value-type="float">
            <text:p>0</text:p>
          </table:table-cell>
          <table:table-cell table:formula="of:=SUM([.F2:.F21])/[.H21]" office:value-type="percentage" office:value="0.45" calcext:value-type="percentage">
            <text:p>45.00%</text:p>
          </table:table-cell>
          <table:table-cell office:value-type="float" office:value="20" calcext:value-type="float">
            <text:p>20</text:p>
          </table:table-cell>
          <table:table-cell table:formula="of:=CONCATENATE([.B21]; &quot; &quot;; [.C21])" office:value-type="string" office:string-value="Tom van den Nieuwenhuijzen-Wittens" calcext:value-type="string">
            <text:p>Tom van den Nieuwenhuijzen-Wittens</text:p>
          </table:table-cell>
          <table:table-cell table:formula="of:=[.D21]" office:value-type="string" office:string-value="male" calcext:value-type="string">
            <text:p>male</text:p>
          </table:table-cell>
          <table:table-cell table:style-name="ce430" table:formula="of:=[.E21]" office:value-type="string" office:string-value="Utrecht" calcext:value-type="string">
            <text:p>Utrecht</text:p>
          </table:table-cell>
        </table:table-row>
        <table:table-row table:style-name="ro1">
          <table:table-cell office:value-type="string" calcext:value-type="string">
            <text:p>I.A.F.</text:p>
          </table:table-cell>
          <table:table-cell office:value-type="string" calcext:value-type="string">
            <text:p>Ilias</text:p>
          </table:table-cell>
          <table:table-cell office:value-type="string" calcext:value-type="string">
            <text:p>Mahtab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eiden</text:p>
          </table:table-cell>
          <table:table-cell table:formula="of:=IF([.D22]=&quot;female&quot;;1;0)" office:value-type="float" office:value="0" calcext:value-type="float">
            <text:p>0</text:p>
          </table:table-cell>
          <table:table-cell table:formula="of:=SUM([.F2:.F22])/[.H22]" office:value-type="percentage" office:value="0.428571428571429" calcext:value-type="percentage">
            <text:p>42.86%</text:p>
          </table:table-cell>
          <table:table-cell office:value-type="float" office:value="21" calcext:value-type="float">
            <text:p>21</text:p>
          </table:table-cell>
          <table:table-cell table:formula="of:=CONCATENATE([.B22]; &quot; &quot;; [.C22])" office:value-type="string" office:string-value="Ilias Mahtab" calcext:value-type="string">
            <text:p>Ilias Mahtab</text:p>
          </table:table-cell>
          <table:table-cell table:formula="of:=[.D22]" office:value-type="string" office:string-value="male" calcext:value-type="string">
            <text:p>male</text:p>
          </table:table-cell>
          <table:table-cell table:style-name="ce431" table:formula="of:=[.E22]" office:value-type="string" office:string-value="Leiden" calcext:value-type="string">
            <text:p>Leiden</text:p>
          </table:table-cell>
        </table:table-row>
        <table:table-row table:style-name="ro1">
          <table:table-cell office:value-type="string" calcext:value-type="string">
            <text:p>C.C.</text:p>
          </table:table-cell>
          <table:table-cell office:value-type="string" calcext:value-type="string">
            <text:p>Cathelijne</text:p>
          </table:table-cell>
          <table:table-cell office:value-type="string" calcext:value-type="string">
            <text:p>Bouwkam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rnhem</text:p>
          </table:table-cell>
          <table:table-cell table:formula="of:=IF([.D23]=&quot;female&quot;;1;0)" office:value-type="float" office:value="1" calcext:value-type="float">
            <text:p>1</text:p>
          </table:table-cell>
          <table:table-cell table:formula="of:=SUM([.F2:.F23])/[.H23]" office:value-type="percentage" office:value="0.454545454545455" calcext:value-type="percentage">
            <text:p>45.45%</text:p>
          </table:table-cell>
          <table:table-cell office:value-type="float" office:value="22" calcext:value-type="float">
            <text:p>22</text:p>
          </table:table-cell>
          <table:table-cell table:formula="of:=CONCATENATE([.B23]; &quot; &quot;; [.C23])" office:value-type="string" office:string-value="Cathelijne Bouwkamp" calcext:value-type="string">
            <text:p>Cathelijne Bouwkamp</text:p>
          </table:table-cell>
          <table:table-cell table:formula="of:=[.D23]" office:value-type="string" office:string-value="female" calcext:value-type="string">
            <text:p>female</text:p>
          </table:table-cell>
          <table:table-cell table:style-name="ce432" table:formula="of:=[.E23]" office:value-type="string" office:string-value="Arnhem" calcext:value-type="string">
            <text:p>Arnhem</text:p>
          </table:table-cell>
        </table:table-row>
        <table:table-row table:style-name="ro1">
          <table:table-cell office:value-type="string" calcext:value-type="string">
            <text:p>D.</text:p>
          </table:table-cell>
          <table:table-cell office:value-type="string" calcext:value-type="string">
            <text:p>Dirk</text:p>
          </table:table-cell>
          <table:table-cell office:value-type="string" calcext:value-type="string">
            <text:p>van den Bosc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eiden</text:p>
          </table:table-cell>
          <table:table-cell table:formula="of:=IF([.D24]=&quot;female&quot;;1;0)" office:value-type="float" office:value="0" calcext:value-type="float">
            <text:p>0</text:p>
          </table:table-cell>
          <table:table-cell table:formula="of:=SUM([.F2:.F24])/[.H24]" office:value-type="percentage" office:value="0.434782608695652" calcext:value-type="percentage">
            <text:p>43.48%</text:p>
          </table:table-cell>
          <table:table-cell office:value-type="float" office:value="23" calcext:value-type="float">
            <text:p>23</text:p>
          </table:table-cell>
          <table:table-cell table:formula="of:=CONCATENATE([.B24]; &quot; &quot;; [.C24])" office:value-type="string" office:string-value="Dirk van den Bosch" calcext:value-type="string">
            <text:p>Dirk van den Bosch</text:p>
          </table:table-cell>
          <table:table-cell table:formula="of:=[.D24]" office:value-type="string" office:string-value="male" calcext:value-type="string">
            <text:p>male</text:p>
          </table:table-cell>
          <table:table-cell table:style-name="ce433" table:formula="of:=[.E24]" office:value-type="string" office:string-value="Leiden" calcext:value-type="string">
            <text:p>Leiden</text:p>
          </table:table-cell>
        </table:table-row>
        <table:table-row table:style-name="ro1">
          <table:table-cell office:value-type="string" calcext:value-type="string">
            <text:p>M.V.</text:p>
          </table:table-cell>
          <table:table-cell office:value-type="string" calcext:value-type="string">
            <text:p>Maya</text:p>
          </table:table-cell>
          <table:table-cell office:value-type="string" calcext:value-type="string">
            <text:p>van der Steenhov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eiden</text:p>
          </table:table-cell>
          <table:table-cell table:formula="of:=IF([.D25]=&quot;female&quot;;1;0)" office:value-type="float" office:value="1" calcext:value-type="float">
            <text:p>1</text:p>
          </table:table-cell>
          <table:table-cell table:formula="of:=SUM([.F2:.F25])/[.H25]" office:value-type="percentage" office:value="0.458333333333333" calcext:value-type="percentage">
            <text:p>45.83%</text:p>
          </table:table-cell>
          <table:table-cell office:value-type="float" office:value="24" calcext:value-type="float">
            <text:p>24</text:p>
          </table:table-cell>
          <table:table-cell table:formula="of:=CONCATENATE([.B25]; &quot; &quot;; [.C25])" office:value-type="string" office:string-value="Maya van der Steenhoven" calcext:value-type="string">
            <text:p>Maya van der Steenhoven</text:p>
          </table:table-cell>
          <table:table-cell table:formula="of:=[.D25]" office:value-type="string" office:string-value="female" calcext:value-type="string">
            <text:p>female</text:p>
          </table:table-cell>
          <table:table-cell table:style-name="ce434" table:formula="of:=[.E25]" office:value-type="string" office:string-value="Leiden" calcext:value-type="string">
            <text:p>Leiden</text:p>
          </table:table-cell>
        </table:table-row>
        <table:table-row table:style-name="ro1">
          <table:table-cell office:value-type="string" calcext:value-type="string">
            <text:p>A.</text:p>
          </table:table-cell>
          <table:table-cell office:value-type="string" calcext:value-type="string">
            <text:p>Arno</text:p>
          </table:table-cell>
          <table:table-cell office:value-type="string" calcext:value-type="string">
            <text:p>Bont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otterdam</text:p>
          </table:table-cell>
          <table:table-cell table:formula="of:=IF([.D26]=&quot;female&quot;;1;0)" office:value-type="float" office:value="0" calcext:value-type="float">
            <text:p>0</text:p>
          </table:table-cell>
          <table:table-cell table:formula="of:=SUM([.F2:.F26])/[.H26]" office:value-type="percentage" office:value="0.44" calcext:value-type="percentage">
            <text:p>44.00%</text:p>
          </table:table-cell>
          <table:table-cell office:value-type="float" office:value="25" calcext:value-type="float">
            <text:p>25</text:p>
          </table:table-cell>
          <table:table-cell table:formula="of:=CONCATENATE([.B26]; &quot; &quot;; [.C26])" office:value-type="string" office:string-value="Arno Bonte" calcext:value-type="string">
            <text:p>Arno Bonte</text:p>
          </table:table-cell>
          <table:table-cell table:formula="of:=[.D26]" office:value-type="string" office:string-value="male" calcext:value-type="string">
            <text:p>male</text:p>
          </table:table-cell>
          <table:table-cell table:style-name="ce435" table:formula="of:=[.E26]" office:value-type="string" office:string-value="Rotterdam" calcext:value-type="string">
            <text:p>Rotterdam</text:p>
          </table:table-cell>
        </table:table-row>
        <table:table-row table:style-name="ro1">
          <table:table-cell office:value-type="string" calcext:value-type="string">
            <text:p>A.M.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van der Kleij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echelen</text:p>
          </table:table-cell>
          <table:table-cell table:formula="of:=IF([.D27]=&quot;female&quot;;1;0)" office:value-type="float" office:value="1" calcext:value-type="float">
            <text:p>1</text:p>
          </table:table-cell>
          <table:table-cell table:formula="of:=SUM([.F2:.F27])/[.H27]" office:value-type="percentage" office:value="0.461538461538462" calcext:value-type="percentage">
            <text:p>46.15%</text:p>
          </table:table-cell>
          <table:table-cell office:value-type="float" office:value="26" calcext:value-type="float">
            <text:p>26</text:p>
          </table:table-cell>
          <table:table-cell table:formula="of:=CONCATENATE([.B27]; &quot; &quot;; [.C27])" office:value-type="string" office:string-value="Marion van der Kleij" calcext:value-type="string">
            <text:p>Marion van der Kleij</text:p>
          </table:table-cell>
          <table:table-cell table:formula="of:=[.D27]" office:value-type="string" office:string-value="female" calcext:value-type="string">
            <text:p>female</text:p>
          </table:table-cell>
          <table:table-cell table:style-name="ce436" table:formula="of:=[.E27]" office:value-type="string" office:string-value="Mechelen" calcext:value-type="string">
            <text:p>Mechelen</text:p>
          </table:table-cell>
        </table:table-row>
        <table:table-row table:style-name="ro1">
          <table:table-cell office:value-type="string" calcext:value-type="string">
            <text:p>J.N.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Kuiper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eppel</text:p>
          </table:table-cell>
          <table:table-cell table:formula="of:=IF([.D28]=&quot;female&quot;;1;0)" office:value-type="float" office:value="0" calcext:value-type="float">
            <text:p>0</text:p>
          </table:table-cell>
          <table:table-cell table:formula="of:=SUM([.F2:.F28])/[.H28]" office:value-type="percentage" office:value="0.444444444444444" calcext:value-type="percentage">
            <text:p>44.44%</text:p>
          </table:table-cell>
          <table:table-cell office:value-type="float" office:value="27" calcext:value-type="float">
            <text:p>27</text:p>
          </table:table-cell>
          <table:table-cell table:formula="of:=CONCATENATE([.B28]; &quot; &quot;; [.C28])" office:value-type="string" office:string-value="Hans Kuipers" calcext:value-type="string">
            <text:p>Hans Kuipers</text:p>
          </table:table-cell>
          <table:table-cell table:formula="of:=[.D28]" office:value-type="string" office:string-value="male" calcext:value-type="string">
            <text:p>male</text:p>
          </table:table-cell>
          <table:table-cell table:style-name="ce437" table:formula="of:=[.E28]" office:value-type="string" office:string-value="Meppel" calcext:value-type="string">
            <text:p>Meppel</text:p>
          </table:table-cell>
        </table:table-row>
        <table:table-row table:style-name="ro1">
          <table:table-cell office:value-type="string" calcext:value-type="string">
            <text:p>J.</text:p>
          </table:table-cell>
          <table:table-cell office:value-type="string" calcext:value-type="string">
            <text:p>Jonne</text:p>
          </table:table-cell>
          <table:table-cell office:value-type="string" calcext:value-type="string">
            <text:p>Arnoldusse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msterdam</text:p>
          </table:table-cell>
          <table:table-cell table:formula="of:=IF([.D29]=&quot;female&quot;;1;0)" office:value-type="float" office:value="0" calcext:value-type="float">
            <text:p>0</text:p>
          </table:table-cell>
          <table:table-cell table:formula="of:=SUM([.F2:.F29])/[.H29]" office:value-type="percentage" office:value="0.428571428571429" calcext:value-type="percentage">
            <text:p>42.86%</text:p>
          </table:table-cell>
          <table:table-cell office:value-type="float" office:value="28" calcext:value-type="float">
            <text:p>28</text:p>
          </table:table-cell>
          <table:table-cell table:formula="of:=CONCATENATE([.B29]; &quot; &quot;; [.C29])" office:value-type="string" office:string-value="Jonne Arnoldussen" calcext:value-type="string">
            <text:p>Jonne Arnoldussen</text:p>
          </table:table-cell>
          <table:table-cell table:formula="of:=[.D29]" office:value-type="string" office:string-value="male" calcext:value-type="string">
            <text:p>male</text:p>
          </table:table-cell>
          <table:table-cell table:style-name="ce438" table:formula="of:=[.E29]" office:value-type="string" office:string-value="Amsterdam" calcext:value-type="string">
            <text:p>Amsterdam</text:p>
          </table:table-cell>
        </table:table-row>
        <table:table-row table:style-name="ro1">
          <table:table-cell office:value-type="string" calcext:value-type="string">
            <text:p>J.</text:p>
          </table:table-cell>
          <table:table-cell office:value-type="string" calcext:value-type="string">
            <text:p>Janet</text:p>
          </table:table-cell>
          <table:table-cell office:value-type="string" calcext:value-type="string">
            <text:p>Duursm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elden</text:p>
          </table:table-cell>
          <table:table-cell table:formula="of:=IF([.D30]=&quot;female&quot;;1;0)" office:value-type="float" office:value="1" calcext:value-type="float">
            <text:p>1</text:p>
          </table:table-cell>
          <table:table-cell table:formula="of:=SUM([.F2:.F30])/[.H30]" office:value-type="percentage" office:value="0.448275862068966" calcext:value-type="percentage">
            <text:p>44.83%</text:p>
          </table:table-cell>
          <table:table-cell office:value-type="float" office:value="29" calcext:value-type="float">
            <text:p>29</text:p>
          </table:table-cell>
          <table:table-cell table:formula="of:=CONCATENATE([.B30]; &quot; &quot;; [.C30])" office:value-type="string" office:string-value="Janet Duursma" calcext:value-type="string">
            <text:p>Janet Duursma</text:p>
          </table:table-cell>
          <table:table-cell table:formula="of:=[.D30]" office:value-type="string" office:string-value="female" calcext:value-type="string">
            <text:p>female</text:p>
          </table:table-cell>
          <table:table-cell table:style-name="ce439" table:formula="of:=[.E30]" office:value-type="string" office:string-value="Delden" calcext:value-type="string">
            <text:p>Delden</text:p>
          </table:table-cell>
        </table:table-row>
        <table:table-row table:style-name="ro1">
          <table:table-cell office:value-type="string" calcext:value-type="string">
            <text:p>A.</text:p>
          </table:table-cell>
          <table:table-cell office:value-type="string" calcext:value-type="string">
            <text:p>Armağan</text:p>
          </table:table-cell>
          <table:table-cell office:value-type="string" calcext:value-type="string">
            <text:p>Önd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iel</text:p>
          </table:table-cell>
          <table:table-cell table:formula="of:=IF([.D31]=&quot;female&quot;;1;0)" office:value-type="float" office:value="1" calcext:value-type="float">
            <text:p>1</text:p>
          </table:table-cell>
          <table:table-cell table:formula="of:=SUM([.F2:.F31])/[.H31]" office:value-type="percentage" office:value="0.466666666666667" calcext:value-type="percentage">
            <text:p>46.67%</text:p>
          </table:table-cell>
          <table:table-cell office:value-type="float" office:value="30" calcext:value-type="float">
            <text:p>30</text:p>
          </table:table-cell>
          <table:table-cell table:formula="of:=CONCATENATE([.B31]; &quot; &quot;; [.C31])" office:value-type="string" office:string-value="Armağan Önder" calcext:value-type="string">
            <text:p>Armağan Önder</text:p>
          </table:table-cell>
          <table:table-cell table:formula="of:=[.D31]" office:value-type="string" office:string-value="female" calcext:value-type="string">
            <text:p>female</text:p>
          </table:table-cell>
          <table:table-cell table:style-name="ce440" table:formula="of:=[.E31]" office:value-type="string" office:string-value="Tiel" calcext:value-type="string">
            <text:p>Tiel</text:p>
          </table:table-cell>
        </table:table-row>
        <table:table-row table:style-name="ro1">
          <table:table-cell office:value-type="string" calcext:value-type="string">
            <text:p>V.A.M.</text:p>
          </table:table-cell>
          <table:table-cell office:value-type="string" calcext:value-type="string">
            <text:p>Volkert</text:p>
          </table:table-cell>
          <table:table-cell office:value-type="string" calcext:value-type="string">
            <text:p>Vintge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ijmegen</text:p>
          </table:table-cell>
          <table:table-cell table:formula="of:=IF([.D32]=&quot;female&quot;;1;0)" office:value-type="float" office:value="0" calcext:value-type="float">
            <text:p>0</text:p>
          </table:table-cell>
          <table:table-cell table:formula="of:=SUM([.F2:.F32])/[.H32]" office:value-type="percentage" office:value="0.451612903225806" calcext:value-type="percentage">
            <text:p>45.16%</text:p>
          </table:table-cell>
          <table:table-cell office:value-type="float" office:value="31" calcext:value-type="float">
            <text:p>31</text:p>
          </table:table-cell>
          <table:table-cell table:formula="of:=CONCATENATE([.B32]; &quot; &quot;; [.C32])" office:value-type="string" office:string-value="Volkert Vintges" calcext:value-type="string">
            <text:p>Volkert Vintges</text:p>
          </table:table-cell>
          <table:table-cell table:formula="of:=[.D32]" office:value-type="string" office:string-value="male" calcext:value-type="string">
            <text:p>male</text:p>
          </table:table-cell>
          <table:table-cell table:style-name="ce441" table:formula="of:=[.E32]" office:value-type="string" office:string-value="Nijmegen" calcext:value-type="string">
            <text:p>Nijmegen</text:p>
          </table:table-cell>
        </table:table-row>
        <table:table-row table:style-name="ro1">
          <table:table-cell office:value-type="string" calcext:value-type="string">
            <text:p>S.R.</text:p>
          </table:table-cell>
          <table:table-cell office:value-type="string" calcext:value-type="string">
            <text:p>Samir</text:p>
          </table:table-cell>
          <table:table-cell office:value-type="string" calcext:value-type="string">
            <text:p>Bashar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oorn</text:p>
          </table:table-cell>
          <table:table-cell table:formula="of:=IF([.D33]=&quot;female&quot;;1;0)" office:value-type="float" office:value="0" calcext:value-type="float">
            <text:p>0</text:p>
          </table:table-cell>
          <table:table-cell table:formula="of:=SUM([.F2:.F33])/[.H33]" office:value-type="percentage" office:value="0.4375" calcext:value-type="percentage">
            <text:p>43.75%</text:p>
          </table:table-cell>
          <table:table-cell office:value-type="float" office:value="32" calcext:value-type="float">
            <text:p>32</text:p>
          </table:table-cell>
          <table:table-cell table:formula="of:=CONCATENATE([.B33]; &quot; &quot;; [.C33])" office:value-type="string" office:string-value="Samir Bashara" calcext:value-type="string">
            <text:p>Samir Bashara</text:p>
          </table:table-cell>
          <table:table-cell table:formula="of:=[.D33]" office:value-type="string" office:string-value="male" calcext:value-type="string">
            <text:p>male</text:p>
          </table:table-cell>
          <table:table-cell table:style-name="ce442" table:formula="of:=[.E33]" office:value-type="string" office:string-value="Hoorn" calcext:value-type="string">
            <text:p>Hoorn</text:p>
          </table:table-cell>
        </table:table-row>
        <table:table-row table:style-name="ro1">
          <table:table-cell office:value-type="string" calcext:value-type="string">
            <text:p>H.A.</text:p>
          </table:table-cell>
          <table:table-cell office:value-type="string" calcext:value-type="string">
            <text:p>Huub</text:p>
          </table:table-cell>
          <table:table-cell office:value-type="string" calcext:value-type="string">
            <text:p>Bellemaker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ijmegen</text:p>
          </table:table-cell>
          <table:table-cell table:formula="of:=IF([.D34]=&quot;female&quot;;1;0)" office:value-type="float" office:value="0" calcext:value-type="float">
            <text:p>0</text:p>
          </table:table-cell>
          <table:table-cell table:formula="of:=SUM([.F2:.F34])/[.H34]" office:value-type="percentage" office:value="0.424242424242424" calcext:value-type="percentage">
            <text:p>42.42%</text:p>
          </table:table-cell>
          <table:table-cell office:value-type="float" office:value="33" calcext:value-type="float">
            <text:p>33</text:p>
          </table:table-cell>
          <table:table-cell table:formula="of:=CONCATENATE([.B34]; &quot; &quot;; [.C34])" office:value-type="string" office:string-value="Huub Bellemakers" calcext:value-type="string">
            <text:p>Huub Bellemakers</text:p>
          </table:table-cell>
          <table:table-cell table:formula="of:=[.D34]" office:value-type="string" office:string-value="male" calcext:value-type="string">
            <text:p>male</text:p>
          </table:table-cell>
          <table:table-cell table:style-name="ce443" table:formula="of:=[.E34]" office:value-type="string" office:string-value="Nijmegen" calcext:value-type="string">
            <text:p>Nijmegen</text:p>
          </table:table-cell>
        </table:table-row>
        <table:table-row table:style-name="ro1">
          <table:table-cell office:value-type="string" calcext:value-type="string">
            <text:p>C.W.</text:p>
          </table:table-cell>
          <table:table-cell office:value-type="string" calcext:value-type="string">
            <text:p>Cora</text:p>
          </table:table-cell>
          <table:table-cell office:value-type="string" calcext:value-type="string">
            <text:p>Smeli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eventer</text:p>
          </table:table-cell>
          <table:table-cell table:formula="of:=IF([.D35]=&quot;female&quot;;1;0)" office:value-type="float" office:value="1" calcext:value-type="float">
            <text:p>1</text:p>
          </table:table-cell>
          <table:table-cell table:formula="of:=SUM([.F2:.F35])/[.H35]" office:value-type="percentage" office:value="0.441176470588235" calcext:value-type="percentage">
            <text:p>44.12%</text:p>
          </table:table-cell>
          <table:table-cell office:value-type="float" office:value="34" calcext:value-type="float">
            <text:p>34</text:p>
          </table:table-cell>
          <table:table-cell table:formula="of:=CONCATENATE([.B35]; &quot; &quot;; [.C35])" office:value-type="string" office:string-value="Cora Smelik" calcext:value-type="string">
            <text:p>Cora Smelik</text:p>
          </table:table-cell>
          <table:table-cell table:formula="of:=[.D35]" office:value-type="string" office:string-value="female" calcext:value-type="string">
            <text:p>female</text:p>
          </table:table-cell>
          <table:table-cell table:style-name="ce444" table:formula="of:=[.E35]" office:value-type="string" office:string-value="Deventer" calcext:value-type="string">
            <text:p>Deventer</text:p>
          </table:table-cell>
        </table:table-row>
        <table:table-row table:style-name="ro1">
          <table:table-cell office:value-type="string" calcext:value-type="string">
            <text:p>S.R.M.</text:p>
          </table:table-cell>
          <table:table-cell office:value-type="string" calcext:value-type="string">
            <text:p>Sophie</text:p>
          </table:table-cell>
          <table:table-cell office:value-type="string" calcext:value-type="string">
            <text:p>Scher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trecht</text:p>
          </table:table-cell>
          <table:table-cell table:formula="of:=IF([.D36]=&quot;female&quot;;1;0)" office:value-type="float" office:value="1" calcext:value-type="float">
            <text:p>1</text:p>
          </table:table-cell>
          <table:table-cell table:formula="of:=SUM([.F2:.F36])/[.H36]" office:value-type="percentage" office:value="0.457142857142857" calcext:value-type="percentage">
            <text:p>45.71%</text:p>
          </table:table-cell>
          <table:table-cell office:value-type="float" office:value="35" calcext:value-type="float">
            <text:p>35</text:p>
          </table:table-cell>
          <table:table-cell table:formula="of:=CONCATENATE([.B36]; &quot; &quot;; [.C36])" office:value-type="string" office:string-value="Sophie Schers" calcext:value-type="string">
            <text:p>Sophie Schers</text:p>
          </table:table-cell>
          <table:table-cell table:formula="of:=[.D36]" office:value-type="string" office:string-value="female" calcext:value-type="string">
            <text:p>female</text:p>
          </table:table-cell>
          <table:table-cell table:style-name="ce445" table:formula="of:=[.E36]" office:value-type="string" office:string-value="Utrecht" calcext:value-type="string">
            <text:p>Utrecht</text:p>
          </table:table-cell>
        </table:table-row>
        <table:table-row table:style-name="ro1">
          <table:table-cell office:value-type="string" calcext:value-type="string">
            <text:p>M.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Klijmij-van der La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ouda</text:p>
          </table:table-cell>
          <table:table-cell table:formula="of:=IF([.D37]=&quot;female&quot;;1;0)" office:value-type="float" office:value="0" calcext:value-type="float">
            <text:p>0</text:p>
          </table:table-cell>
          <table:table-cell table:formula="of:=SUM([.F2:.F37])/[.H37]" office:value-type="percentage" office:value="0.444444444444444" calcext:value-type="percentage">
            <text:p>44.44%</text:p>
          </table:table-cell>
          <table:table-cell office:value-type="float" office:value="36" calcext:value-type="float">
            <text:p>36</text:p>
          </table:table-cell>
          <table:table-cell table:formula="of:=CONCATENATE([.B37]; &quot; &quot;; [.C37])" office:value-type="string" office:string-value="Michel Klijmij-van der Laan" calcext:value-type="string">
            <text:p>Michel Klijmij-van der Laan</text:p>
          </table:table-cell>
          <table:table-cell table:formula="of:=[.D37]" office:value-type="string" office:string-value="male" calcext:value-type="string">
            <text:p>male</text:p>
          </table:table-cell>
          <table:table-cell table:style-name="ce446" table:formula="of:=[.E37]" office:value-type="string" office:string-value="Gouda" calcext:value-type="string">
            <text:p>Gouda</text:p>
          </table:table-cell>
        </table:table-row>
        <table:table-row table:style-name="ro1">
          <table:table-cell office:value-type="string" calcext:value-type="string">
            <text:p>R.P.A.</text:p>
          </table:table-cell>
          <table:table-cell office:value-type="string" calcext:value-type="string">
            <text:p>Rocco</text:p>
          </table:table-cell>
          <table:table-cell office:value-type="string" calcext:value-type="string">
            <text:p>Pier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msterdam</text:p>
          </table:table-cell>
          <table:table-cell table:formula="of:=IF([.D38]=&quot;female&quot;;1;0)" office:value-type="float" office:value="0" calcext:value-type="float">
            <text:p>0</text:p>
          </table:table-cell>
          <table:table-cell table:formula="of:=SUM([.F2:.F38])/[.H38]" office:value-type="percentage" office:value="0.432432432432432" calcext:value-type="percentage">
            <text:p>43.24%</text:p>
          </table:table-cell>
          <table:table-cell office:value-type="float" office:value="37" calcext:value-type="float">
            <text:p>37</text:p>
          </table:table-cell>
          <table:table-cell table:formula="of:=CONCATENATE([.B38]; &quot; &quot;; [.C38])" office:value-type="string" office:string-value="Rocco Piers" calcext:value-type="string">
            <text:p>Rocco Piers</text:p>
          </table:table-cell>
          <table:table-cell table:formula="of:=[.D38]" office:value-type="string" office:string-value="male" calcext:value-type="string">
            <text:p>male</text:p>
          </table:table-cell>
          <table:table-cell table:style-name="ce447" table:formula="of:=[.E38]" office:value-type="string" office:string-value="Amsterdam" calcext:value-type="string">
            <text:p>Amsterdam</text:p>
          </table:table-cell>
        </table:table-row>
        <table:table-row table:style-name="ro1">
          <table:table-cell office:value-type="string" calcext:value-type="string">
            <text:p>P.L.A.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Vermas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ronten</text:p>
          </table:table-cell>
          <table:table-cell table:formula="of:=IF([.D39]=&quot;female&quot;;1;0)" office:value-type="float" office:value="0" calcext:value-type="float">
            <text:p>0</text:p>
          </table:table-cell>
          <table:table-cell table:formula="of:=SUM([.F2:.F39])/[.H39]" office:value-type="percentage" office:value="0.421052631578947" calcext:value-type="percentage">
            <text:p>42.11%</text:p>
          </table:table-cell>
          <table:table-cell office:value-type="float" office:value="38" calcext:value-type="float">
            <text:p>38</text:p>
          </table:table-cell>
          <table:table-cell table:formula="of:=CONCATENATE([.B39]; &quot; &quot;; [.C39])" office:value-type="string" office:string-value="Paul Vermast" calcext:value-type="string">
            <text:p>Paul Vermast</text:p>
          </table:table-cell>
          <table:table-cell table:formula="of:=[.D39]" office:value-type="string" office:string-value="male" calcext:value-type="string">
            <text:p>male</text:p>
          </table:table-cell>
          <table:table-cell table:style-name="ce448" table:formula="of:=[.E39]" office:value-type="string" office:string-value="Dronten" calcext:value-type="string">
            <text:p>Dronten</text:p>
          </table:table-cell>
        </table:table-row>
        <table:table-row table:style-name="ro1">
          <table:table-cell office:value-type="string" calcext:value-type="string">
            <text:p>M.</text:p>
          </table:table-cell>
          <table:table-cell office:value-type="string" calcext:value-type="string">
            <text:p>Marjoleine</text:p>
          </table:table-cell>
          <table:table-cell office:value-type="string" calcext:value-type="string">
            <text:p>Snaa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uiven</text:p>
          </table:table-cell>
          <table:table-cell table:formula="of:=IF([.D40]=&quot;female&quot;;1;0)" office:value-type="float" office:value="1" calcext:value-type="float">
            <text:p>1</text:p>
          </table:table-cell>
          <table:table-cell table:formula="of:=SUM([.F2:.F40])/[.H40]" office:value-type="percentage" office:value="0.435897435897436" calcext:value-type="percentage">
            <text:p>43.59%</text:p>
          </table:table-cell>
          <table:table-cell office:value-type="float" office:value="39" calcext:value-type="float">
            <text:p>39</text:p>
          </table:table-cell>
          <table:table-cell table:formula="of:=CONCATENATE([.B40]; &quot; &quot;; [.C40])" office:value-type="string" office:string-value="Marjoleine Snaas" calcext:value-type="string">
            <text:p>Marjoleine Snaas</text:p>
          </table:table-cell>
          <table:table-cell table:formula="of:=[.D40]" office:value-type="string" office:string-value="female" calcext:value-type="string">
            <text:p>female</text:p>
          </table:table-cell>
          <table:table-cell table:style-name="ce449" table:formula="of:=[.E40]" office:value-type="string" office:string-value="Duiven" calcext:value-type="string">
            <text:p>Duiven</text:p>
          </table:table-cell>
        </table:table-row>
        <table:table-row table:style-name="ro1">
          <table:table-cell office:value-type="string" calcext:value-type="string">
            <text:p>K.J.H.A.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van Oor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aamsdonksveer</text:p>
          </table:table-cell>
          <table:table-cell table:formula="of:=IF([.D41]=&quot;female&quot;;1;0)" office:value-type="float" office:value="0" calcext:value-type="float">
            <text:p>0</text:p>
          </table:table-cell>
          <table:table-cell table:formula="of:=SUM([.F2:.F41])/[.H41]" office:value-type="percentage" office:value="0.425" calcext:value-type="percentage">
            <text:p>42.50%</text:p>
          </table:table-cell>
          <table:table-cell office:value-type="float" office:value="40" calcext:value-type="float">
            <text:p>40</text:p>
          </table:table-cell>
          <table:table-cell table:formula="of:=CONCATENATE([.B41]; &quot; &quot;; [.C41])" office:value-type="string" office:string-value="Kevin van Oort" calcext:value-type="string">
            <text:p>Kevin van Oort</text:p>
          </table:table-cell>
          <table:table-cell table:formula="of:=[.D41]" office:value-type="string" office:string-value="male" calcext:value-type="string">
            <text:p>male</text:p>
          </table:table-cell>
          <table:table-cell table:style-name="ce450" table:formula="of:=[.E41]" office:value-type="string" office:string-value="Raamsdonksveer" calcext:value-type="string">
            <text:p>Raamsdonksveer</text:p>
          </table:table-cell>
        </table:table-row>
        <table:table-row table:style-name="ro1">
          <table:table-cell office:value-type="string" calcext:value-type="string">
            <text:p>D.H.</text:p>
          </table:table-cell>
          <table:table-cell office:value-type="string" calcext:value-type="string">
            <text:p>Daniëlle</text:p>
          </table:table-cell>
          <table:table-cell office:value-type="string" calcext:value-type="string">
            <text:p>Hirsc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msterdam</text:p>
          </table:table-cell>
          <table:table-cell table:formula="of:=IF([.D42]=&quot;female&quot;;1;0)" office:value-type="float" office:value="1" calcext:value-type="float">
            <text:p>1</text:p>
          </table:table-cell>
          <table:table-cell table:formula="of:=SUM([.F2:.F42])/[.H42]" office:value-type="percentage" office:value="0.439024390243902" calcext:value-type="percentage">
            <text:p>43.90%</text:p>
          </table:table-cell>
          <table:table-cell office:value-type="float" office:value="41" calcext:value-type="float">
            <text:p>41</text:p>
          </table:table-cell>
          <table:table-cell table:formula="of:=CONCATENATE([.B42]; &quot; &quot;; [.C42])" office:value-type="string" office:string-value="Daniëlle Hirsch" calcext:value-type="string">
            <text:p>Daniëlle Hirsch</text:p>
          </table:table-cell>
          <table:table-cell table:formula="of:=[.D42]" office:value-type="string" office:string-value="female" calcext:value-type="string">
            <text:p>female</text:p>
          </table:table-cell>
          <table:table-cell table:style-name="ce451" table:formula="of:=[.E42]" office:value-type="string" office:string-value="Amsterdam" calcext:value-type="string">
            <text:p>Amsterdam</text:p>
          </table:table-cell>
        </table:table-row>
        <table:table-row table:style-name="ro1">
          <table:table-cell office:value-type="string" calcext:value-type="string">
            <text:p>G.J.</text:p>
          </table:table-cell>
          <table:table-cell office:value-type="string" calcext:value-type="string">
            <text:p>Gerdo</text:p>
          </table:table-cell>
          <table:table-cell office:value-type="string" calcext:value-type="string">
            <text:p>van Groothees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astricht</text:p>
          </table:table-cell>
          <table:table-cell table:formula="of:=IF([.D43]=&quot;female&quot;;1;0)" office:value-type="float" office:value="0" calcext:value-type="float">
            <text:p>0</text:p>
          </table:table-cell>
          <table:table-cell table:formula="of:=SUM([.F2:.F43])/[.H43]" office:value-type="percentage" office:value="0.428571428571429" calcext:value-type="percentage">
            <text:p>42.86%</text:p>
          </table:table-cell>
          <table:table-cell office:value-type="float" office:value="42" calcext:value-type="float">
            <text:p>42</text:p>
          </table:table-cell>
          <table:table-cell table:formula="of:=CONCATENATE([.B43]; &quot; &quot;; [.C43])" office:value-type="string" office:string-value="Gerdo van Grootheest" calcext:value-type="string">
            <text:p>Gerdo van Grootheest</text:p>
          </table:table-cell>
          <table:table-cell table:formula="of:=[.D43]" office:value-type="string" office:string-value="male" calcext:value-type="string">
            <text:p>male</text:p>
          </table:table-cell>
          <table:table-cell table:style-name="ce452" table:formula="of:=[.E43]" office:value-type="string" office:string-value="Maastricht" calcext:value-type="string">
            <text:p>Maastricht</text:p>
          </table:table-cell>
        </table:table-row>
        <table:table-row table:style-name="ro1">
          <table:table-cell office:value-type="string" calcext:value-type="string">
            <text:p>L.H.L.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van Hooijdon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trecht</text:p>
          </table:table-cell>
          <table:table-cell table:formula="of:=IF([.D44]=&quot;female&quot;;1;0)" office:value-type="float" office:value="1" calcext:value-type="float">
            <text:p>1</text:p>
          </table:table-cell>
          <table:table-cell table:formula="of:=SUM([.F2:.F44])/[.H44]" office:value-type="percentage" office:value="0.441860465116279" calcext:value-type="percentage">
            <text:p>44.19%</text:p>
          </table:table-cell>
          <table:table-cell office:value-type="float" office:value="43" calcext:value-type="float">
            <text:p>43</text:p>
          </table:table-cell>
          <table:table-cell table:formula="of:=CONCATENATE([.B44]; &quot; &quot;; [.C44])" office:value-type="string" office:string-value="Lot van Hooijdonk" calcext:value-type="string">
            <text:p>Lot van Hooijdonk</text:p>
          </table:table-cell>
          <table:table-cell table:formula="of:=[.D44]" office:value-type="string" office:string-value="female" calcext:value-type="string">
            <text:p>female</text:p>
          </table:table-cell>
          <table:table-cell table:style-name="ce453" table:formula="of:=[.E44]" office:value-type="string" office:string-value="Utrecht" calcext:value-type="string">
            <text:p>Utrecht</text:p>
          </table:table-cell>
        </table:table-row>
        <table:table-row table:style-name="ro1">
          <table:table-cell office:value-type="string" calcext:value-type="string">
            <text:p>F.H.A.</text:p>
          </table:table-cell>
          <table:table-cell office:value-type="string" calcext:value-type="string">
            <text:p>Frans</text:p>
          </table:table-cell>
          <table:table-cell office:value-type="string" calcext:value-type="string">
            <text:p>Kapteijn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Oisterwijk</text:p>
          </table:table-cell>
          <table:table-cell table:formula="of:=IF([.D45]=&quot;female&quot;;1;0)" office:value-type="float" office:value="0" calcext:value-type="float">
            <text:p>0</text:p>
          </table:table-cell>
          <table:table-cell table:formula="of:=SUM([.F2:.F45])/[.H45]" office:value-type="percentage" office:value="0.431818181818182" calcext:value-type="percentage">
            <text:p>43.18%</text:p>
          </table:table-cell>
          <table:table-cell office:value-type="float" office:value="44" calcext:value-type="float">
            <text:p>44</text:p>
          </table:table-cell>
          <table:table-cell table:formula="of:=CONCATENATE([.B45]; &quot; &quot;; [.C45])" office:value-type="string" office:string-value="Frans Kapteijns" calcext:value-type="string">
            <text:p>Frans Kapteijns</text:p>
          </table:table-cell>
          <table:table-cell table:formula="of:=[.D45]" office:value-type="string" office:string-value="male" calcext:value-type="string">
            <text:p>male</text:p>
          </table:table-cell>
          <table:table-cell table:style-name="ce454" table:formula="of:=[.E45]" office:value-type="string" office:string-value="Oisterwijk" calcext:value-type="string">
            <text:p>Oisterwijk</text:p>
          </table:table-cell>
        </table:table-row>
        <table:table-row table:style-name="ro1">
          <table:table-cell office:value-type="string" calcext:value-type="string">
            <text:p>H.T.M.</text:p>
          </table:table-cell>
          <table:table-cell office:value-type="string" calcext:value-type="string">
            <text:p>Lenie</text:p>
          </table:table-cell>
          <table:table-cell office:value-type="string" calcext:value-type="string">
            <text:p>Scholt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ijmegen</text:p>
          </table:table-cell>
          <table:table-cell table:formula="of:=IF([.D46]=&quot;female&quot;;1;0)" office:value-type="float" office:value="1" calcext:value-type="float">
            <text:p>1</text:p>
          </table:table-cell>
          <table:table-cell table:formula="of:=SUM([.F2:.F46])/[.H46]" office:value-type="percentage" office:value="0.444444444444444" calcext:value-type="percentage">
            <text:p>44.44%</text:p>
          </table:table-cell>
          <table:table-cell office:value-type="float" office:value="45" calcext:value-type="float">
            <text:p>45</text:p>
          </table:table-cell>
          <table:table-cell table:formula="of:=CONCATENATE([.B46]; &quot; &quot;; [.C46])" office:value-type="string" office:string-value="Lenie Scholten" calcext:value-type="string">
            <text:p>Lenie Scholten</text:p>
          </table:table-cell>
          <table:table-cell table:formula="of:=[.D46]" office:value-type="string" office:string-value="female" calcext:value-type="string">
            <text:p>female</text:p>
          </table:table-cell>
          <table:table-cell table:style-name="ce455" table:formula="of:=[.E46]" office:value-type="string" office:string-value="Nijmegen" calcext:value-type="string">
            <text:p>Nijmegen</text:p>
          </table:table-cell>
        </table:table-row>
        <table:table-row table:style-name="ro1">
          <table:table-cell office:value-type="string" calcext:value-type="string">
            <text:p>A.O.</text:p>
          </table:table-cell>
          <table:table-cell office:value-type="string" calcext:value-type="string">
            <text:p>Alphonse</text:p>
          </table:table-cell>
          <table:table-cell office:value-type="string" calcext:value-type="string">
            <text:p>Muamb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's-Gravenhage</text:p>
          </table:table-cell>
          <table:table-cell table:formula="of:=IF([.D47]=&quot;female&quot;;1;0)" office:value-type="float" office:value="0" calcext:value-type="float">
            <text:p>0</text:p>
          </table:table-cell>
          <table:table-cell table:formula="of:=SUM([.F2:.F47])/[.H47]" office:value-type="percentage" office:value="0.434782608695652" calcext:value-type="percentage">
            <text:p>43.48%</text:p>
          </table:table-cell>
          <table:table-cell office:value-type="float" office:value="46" calcext:value-type="float">
            <text:p>46</text:p>
          </table:table-cell>
          <table:table-cell table:formula="of:=CONCATENATE([.B47]; &quot; &quot;; [.C47])" office:value-type="string" office:string-value="Alphonse Muambi" calcext:value-type="string">
            <text:p>Alphonse Muambi</text:p>
          </table:table-cell>
          <table:table-cell table:formula="of:=[.D47]" office:value-type="string" office:string-value="male" calcext:value-type="string">
            <text:p>male</text:p>
          </table:table-cell>
          <table:table-cell table:style-name="ce456" table:formula="of:=[.E47]" office:value-type="string" office:string-value="'s-Gravenhage" calcext:value-type="string">
            <text:p>'s-Gravenhage</text:p>
          </table:table-cell>
        </table:table-row>
        <table:table-row table:style-name="ro1">
          <table:table-cell office:value-type="string" calcext:value-type="string">
            <text:p>N.</text:p>
          </table:table-cell>
          <table:table-cell office:value-type="string" calcext:value-type="string">
            <text:p>Nienke</text:p>
          </table:table-cell>
          <table:table-cell office:value-type="string" calcext:value-type="string">
            <text:p>Homan-Brinkm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oningen</text:p>
          </table:table-cell>
          <table:table-cell table:formula="of:=IF([.D48]=&quot;female&quot;;1;0)" office:value-type="float" office:value="1" calcext:value-type="float">
            <text:p>1</text:p>
          </table:table-cell>
          <table:table-cell table:formula="of:=SUM([.F2:.F48])/[.H48]" office:value-type="percentage" office:value="0.446808510638298" calcext:value-type="percentage">
            <text:p>44.68%</text:p>
          </table:table-cell>
          <table:table-cell office:value-type="float" office:value="47" calcext:value-type="float">
            <text:p>47</text:p>
          </table:table-cell>
          <table:table-cell table:formula="of:=CONCATENATE([.B48]; &quot; &quot;; [.C48])" office:value-type="string" office:string-value="Nienke Homan-Brinkman" calcext:value-type="string">
            <text:p>Nienke Homan-Brinkman</text:p>
          </table:table-cell>
          <table:table-cell table:formula="of:=[.D48]" office:value-type="string" office:string-value="female" calcext:value-type="string">
            <text:p>female</text:p>
          </table:table-cell>
          <table:table-cell table:style-name="ce457" table:formula="of:=[.E48]" office:value-type="string" office:string-value="Groningen" calcext:value-type="string">
            <text:p>Groningen</text:p>
          </table:table-cell>
        </table:table-row>
        <table:table-row table:style-name="ro1">
          <table:table-cell office:value-type="string" calcext:value-type="string">
            <text:p>A.</text:p>
          </table:table-cell>
          <table:table-cell office:value-type="string" calcext:value-type="string">
            <text:p>Arjan</text:p>
          </table:table-cell>
          <table:table-cell office:value-type="string" calcext:value-type="string">
            <text:p>El Fasse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trecht</text:p>
          </table:table-cell>
          <table:table-cell table:formula="of:=IF([.D49]=&quot;female&quot;;1;0)" office:value-type="float" office:value="0" calcext:value-type="float">
            <text:p>0</text:p>
          </table:table-cell>
          <table:table-cell table:formula="of:=SUM([.F2:.F49])/[.H49]" office:value-type="percentage" office:value="0.4375" calcext:value-type="percentage">
            <text:p>43.75%</text:p>
          </table:table-cell>
          <table:table-cell office:value-type="float" office:value="48" calcext:value-type="float">
            <text:p>48</text:p>
          </table:table-cell>
          <table:table-cell table:formula="of:=CONCATENATE([.B49]; &quot; &quot;; [.C49])" office:value-type="string" office:string-value="Arjan El Fassed" calcext:value-type="string">
            <text:p>Arjan El Fassed</text:p>
          </table:table-cell>
          <table:table-cell table:formula="of:=[.D49]" office:value-type="string" office:string-value="male" calcext:value-type="string">
            <text:p>male</text:p>
          </table:table-cell>
          <table:table-cell table:style-name="ce458" table:formula="of:=[.E49]" office:value-type="string" office:string-value="Utrecht" calcext:value-type="string">
            <text:p>Utrecht</text:p>
          </table:table-cell>
        </table:table-row>
        <table:table-row table:style-name="ro1">
          <table:table-cell office:value-type="string" calcext:value-type="string">
            <text:p>J.S.</text:p>
          </table:table-cell>
          <table:table-cell office:value-type="string" calcext:value-type="string">
            <text:p>Bas</text:p>
          </table:table-cell>
          <table:table-cell office:value-type="string" calcext:value-type="string">
            <text:p>Rüt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msterdam</text:p>
          </table:table-cell>
          <table:table-cell table:formula="of:=IF([.D50]=&quot;female&quot;;1;0)" office:value-type="float" office:value="0" calcext:value-type="float">
            <text:p>0</text:p>
          </table:table-cell>
          <table:table-cell table:formula="of:=SUM([.F2:.F50])/[.H50]" office:value-type="percentage" office:value="0.428571428571429" calcext:value-type="percentage">
            <text:p>42.86%</text:p>
          </table:table-cell>
          <table:table-cell office:value-type="float" office:value="49" calcext:value-type="float">
            <text:p>49</text:p>
          </table:table-cell>
          <table:table-cell table:formula="of:=CONCATENATE([.B50]; &quot; &quot;; [.C50])" office:value-type="string" office:string-value="Bas Rüter" calcext:value-type="string">
            <text:p>Bas Rüter</text:p>
          </table:table-cell>
          <table:table-cell table:formula="of:=[.D50]" office:value-type="string" office:string-value="male" calcext:value-type="string">
            <text:p>male</text:p>
          </table:table-cell>
          <table:table-cell table:style-name="ce459" table:formula="of:=[.E50]" office:value-type="string" office:string-value="Amsterdam" calcext:value-type="string">
            <text:p>Amsterdam</text:p>
          </table:table-cell>
        </table:table-row>
        <table:table-row table:style-name="ro1">
          <table:table-cell office:value-type="string" calcext:value-type="string">
            <text:p>W.</text:p>
          </table:table-cell>
          <table:table-cell office:value-type="string" calcext:value-type="string">
            <text:p>Ineke</text:p>
          </table:table-cell>
          <table:table-cell office:value-type="string" calcext:value-type="string">
            <text:p>van Gen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oningen</text:p>
          </table:table-cell>
          <table:table-cell table:formula="of:=IF([.D51]=&quot;female&quot;;1;0)" office:value-type="float" office:value="1" calcext:value-type="float">
            <text:p>1</text:p>
          </table:table-cell>
          <table:table-cell table:formula="of:=SUM([.F2:.F51])/[.H51]" office:value-type="percentage" office:value="0.44" calcext:value-type="percentage">
            <text:p>44.00%</text:p>
          </table:table-cell>
          <table:table-cell office:value-type="float" office:value="50" calcext:value-type="float">
            <text:p>50</text:p>
          </table:table-cell>
          <table:table-cell table:formula="of:=CONCATENATE([.B51]; &quot; &quot;; [.C51])" office:value-type="string" office:string-value="Ineke van Gent" calcext:value-type="string">
            <text:p>Ineke van Gent</text:p>
          </table:table-cell>
          <table:table-cell table:formula="of:=[.D51]" office:value-type="string" office:string-value="female" calcext:value-type="string">
            <text:p>female</text:p>
          </table:table-cell>
          <table:table-cell table:style-name="ce460" table:formula="of:=[.E51]" office:value-type="string" office:string-value="Groningen" calcext:value-type="string">
            <text:p>Groningen</text:p>
          </table:table-cell>
        </table:table-row>
        <table:table-row table:style-name="ro1" table:number-rows-repeated="29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table:number-columns-repeated="3"/>
          <table:table-cell table:style-name="Default"/>
          <table:table-cell table:number-columns-repeated="7"/>
        </table:table-row>
        <calcext:conditional-formats>
          <calcext:conditional-format calcext:target-range-address="GroenLinks.D2:GroenLinks.D51">
            <calcext:condition calcext:apply-style-name="Untitled1" calcext:value="=&quot;male&quot;" calcext:base-cell-address="GroenLinks.D2"/>
            <calcext:condition calcext:apply-style-name="Untitled2" calcext:value="=&quot;female&quot;" calcext:base-cell-address="GroenLinks.D2"/>
          </calcext:conditional-format>
          <calcext:conditional-format calcext:target-range-address="GroenLinks.K2:GroenLinks.K2">
            <calcext:condition calcext:apply-style-name="Untitled1" calcext:value="=&quot;male&quot;" calcext:base-cell-address="GroenLinks.K2"/>
            <calcext:condition calcext:apply-style-name="Untitled2" calcext:value="=&quot;female&quot;" calcext:base-cell-address="GroenLinks.K2"/>
          </calcext:conditional-format>
          <calcext:conditional-format calcext:target-range-address="GroenLinks.K1:GroenLinks.K1">
            <calcext:condition calcext:apply-style-name="Untitled1" calcext:value="=&quot;male&quot;" calcext:base-cell-address="GroenLinks.K1"/>
            <calcext:condition calcext:apply-style-name="Untitled2" calcext:value="=&quot;female&quot;" calcext:base-cell-address="GroenLinks.K1"/>
          </calcext:conditional-format>
          <calcext:conditional-format calcext:target-range-address="GroenLinks.K3:GroenLinks.K3">
            <calcext:condition calcext:apply-style-name="Untitled1" calcext:value="=&quot;male&quot;" calcext:base-cell-address="GroenLinks.K3"/>
            <calcext:condition calcext:apply-style-name="Untitled2" calcext:value="=&quot;female&quot;" calcext:base-cell-address="GroenLinks.K3"/>
          </calcext:conditional-format>
          <calcext:conditional-format calcext:target-range-address="GroenLinks.K4:GroenLinks.K4">
            <calcext:condition calcext:apply-style-name="Untitled1" calcext:value="=&quot;male&quot;" calcext:base-cell-address="GroenLinks.K4"/>
            <calcext:condition calcext:apply-style-name="Untitled2" calcext:value="=&quot;female&quot;" calcext:base-cell-address="GroenLinks.K4"/>
          </calcext:conditional-format>
          <calcext:conditional-format calcext:target-range-address="GroenLinks.K5:GroenLinks.K5">
            <calcext:condition calcext:apply-style-name="Untitled1" calcext:value="=&quot;male&quot;" calcext:base-cell-address="GroenLinks.K5"/>
            <calcext:condition calcext:apply-style-name="Untitled2" calcext:value="=&quot;female&quot;" calcext:base-cell-address="GroenLinks.K5"/>
          </calcext:conditional-format>
          <calcext:conditional-format calcext:target-range-address="GroenLinks.K6:GroenLinks.K6">
            <calcext:condition calcext:apply-style-name="Untitled1" calcext:value="=&quot;male&quot;" calcext:base-cell-address="GroenLinks.K6"/>
            <calcext:condition calcext:apply-style-name="Untitled2" calcext:value="=&quot;female&quot;" calcext:base-cell-address="GroenLinks.K6"/>
          </calcext:conditional-format>
          <calcext:conditional-format calcext:target-range-address="GroenLinks.K7:GroenLinks.K7">
            <calcext:condition calcext:apply-style-name="Untitled1" calcext:value="=&quot;male&quot;" calcext:base-cell-address="GroenLinks.K7"/>
            <calcext:condition calcext:apply-style-name="Untitled2" calcext:value="=&quot;female&quot;" calcext:base-cell-address="GroenLinks.K7"/>
          </calcext:conditional-format>
          <calcext:conditional-format calcext:target-range-address="GroenLinks.K8:GroenLinks.K8">
            <calcext:condition calcext:apply-style-name="Untitled1" calcext:value="=&quot;male&quot;" calcext:base-cell-address="GroenLinks.K8"/>
            <calcext:condition calcext:apply-style-name="Untitled2" calcext:value="=&quot;female&quot;" calcext:base-cell-address="GroenLinks.K8"/>
          </calcext:conditional-format>
          <calcext:conditional-format calcext:target-range-address="GroenLinks.K9:GroenLinks.K9">
            <calcext:condition calcext:apply-style-name="Untitled1" calcext:value="=&quot;male&quot;" calcext:base-cell-address="GroenLinks.K9"/>
            <calcext:condition calcext:apply-style-name="Untitled2" calcext:value="=&quot;female&quot;" calcext:base-cell-address="GroenLinks.K9"/>
          </calcext:conditional-format>
          <calcext:conditional-format calcext:target-range-address="GroenLinks.K10:GroenLinks.K10">
            <calcext:condition calcext:apply-style-name="Untitled1" calcext:value="=&quot;male&quot;" calcext:base-cell-address="GroenLinks.K10"/>
            <calcext:condition calcext:apply-style-name="Untitled2" calcext:value="=&quot;female&quot;" calcext:base-cell-address="GroenLinks.K10"/>
          </calcext:conditional-format>
          <calcext:conditional-format calcext:target-range-address="GroenLinks.K11:GroenLinks.K11">
            <calcext:condition calcext:apply-style-name="Untitled1" calcext:value="=&quot;male&quot;" calcext:base-cell-address="GroenLinks.K11"/>
            <calcext:condition calcext:apply-style-name="Untitled2" calcext:value="=&quot;female&quot;" calcext:base-cell-address="GroenLinks.K11"/>
          </calcext:conditional-format>
          <calcext:conditional-format calcext:target-range-address="GroenLinks.K12:GroenLinks.K12">
            <calcext:condition calcext:apply-style-name="Untitled1" calcext:value="=&quot;male&quot;" calcext:base-cell-address="GroenLinks.K12"/>
            <calcext:condition calcext:apply-style-name="Untitled2" calcext:value="=&quot;female&quot;" calcext:base-cell-address="GroenLinks.K12"/>
          </calcext:conditional-format>
          <calcext:conditional-format calcext:target-range-address="GroenLinks.K13:GroenLinks.K13">
            <calcext:condition calcext:apply-style-name="Untitled1" calcext:value="=&quot;male&quot;" calcext:base-cell-address="GroenLinks.K13"/>
            <calcext:condition calcext:apply-style-name="Untitled2" calcext:value="=&quot;female&quot;" calcext:base-cell-address="GroenLinks.K13"/>
          </calcext:conditional-format>
          <calcext:conditional-format calcext:target-range-address="GroenLinks.K14:GroenLinks.K14">
            <calcext:condition calcext:apply-style-name="Untitled1" calcext:value="=&quot;male&quot;" calcext:base-cell-address="GroenLinks.K14"/>
            <calcext:condition calcext:apply-style-name="Untitled2" calcext:value="=&quot;female&quot;" calcext:base-cell-address="GroenLinks.K14"/>
          </calcext:conditional-format>
          <calcext:conditional-format calcext:target-range-address="GroenLinks.K15:GroenLinks.K15">
            <calcext:condition calcext:apply-style-name="Untitled1" calcext:value="=&quot;male&quot;" calcext:base-cell-address="GroenLinks.K15"/>
            <calcext:condition calcext:apply-style-name="Untitled2" calcext:value="=&quot;female&quot;" calcext:base-cell-address="GroenLinks.K15"/>
          </calcext:conditional-format>
          <calcext:conditional-format calcext:target-range-address="GroenLinks.K16:GroenLinks.K16">
            <calcext:condition calcext:apply-style-name="Untitled1" calcext:value="=&quot;male&quot;" calcext:base-cell-address="GroenLinks.K16"/>
            <calcext:condition calcext:apply-style-name="Untitled2" calcext:value="=&quot;female&quot;" calcext:base-cell-address="GroenLinks.K16"/>
          </calcext:conditional-format>
          <calcext:conditional-format calcext:target-range-address="GroenLinks.K17:GroenLinks.K17">
            <calcext:condition calcext:apply-style-name="Untitled1" calcext:value="=&quot;male&quot;" calcext:base-cell-address="GroenLinks.K17"/>
            <calcext:condition calcext:apply-style-name="Untitled2" calcext:value="=&quot;female&quot;" calcext:base-cell-address="GroenLinks.K17"/>
          </calcext:conditional-format>
          <calcext:conditional-format calcext:target-range-address="GroenLinks.K18:GroenLinks.K18">
            <calcext:condition calcext:apply-style-name="Untitled1" calcext:value="=&quot;male&quot;" calcext:base-cell-address="GroenLinks.K18"/>
            <calcext:condition calcext:apply-style-name="Untitled2" calcext:value="=&quot;female&quot;" calcext:base-cell-address="GroenLinks.K18"/>
          </calcext:conditional-format>
          <calcext:conditional-format calcext:target-range-address="GroenLinks.K19:GroenLinks.K19">
            <calcext:condition calcext:apply-style-name="Untitled1" calcext:value="=&quot;male&quot;" calcext:base-cell-address="GroenLinks.K19"/>
            <calcext:condition calcext:apply-style-name="Untitled2" calcext:value="=&quot;female&quot;" calcext:base-cell-address="GroenLinks.K19"/>
          </calcext:conditional-format>
          <calcext:conditional-format calcext:target-range-address="GroenLinks.K20:GroenLinks.K20">
            <calcext:condition calcext:apply-style-name="Untitled1" calcext:value="=&quot;male&quot;" calcext:base-cell-address="GroenLinks.K20"/>
            <calcext:condition calcext:apply-style-name="Untitled2" calcext:value="=&quot;female&quot;" calcext:base-cell-address="GroenLinks.K20"/>
          </calcext:conditional-format>
          <calcext:conditional-format calcext:target-range-address="GroenLinks.K21:GroenLinks.K21">
            <calcext:condition calcext:apply-style-name="Untitled1" calcext:value="=&quot;male&quot;" calcext:base-cell-address="GroenLinks.K21"/>
            <calcext:condition calcext:apply-style-name="Untitled2" calcext:value="=&quot;female&quot;" calcext:base-cell-address="GroenLinks.K21"/>
          </calcext:conditional-format>
          <calcext:conditional-format calcext:target-range-address="GroenLinks.K22:GroenLinks.K22">
            <calcext:condition calcext:apply-style-name="Untitled1" calcext:value="=&quot;male&quot;" calcext:base-cell-address="GroenLinks.K22"/>
            <calcext:condition calcext:apply-style-name="Untitled2" calcext:value="=&quot;female&quot;" calcext:base-cell-address="GroenLinks.K22"/>
          </calcext:conditional-format>
          <calcext:conditional-format calcext:target-range-address="GroenLinks.K23:GroenLinks.K23">
            <calcext:condition calcext:apply-style-name="Untitled1" calcext:value="=&quot;male&quot;" calcext:base-cell-address="GroenLinks.K23"/>
            <calcext:condition calcext:apply-style-name="Untitled2" calcext:value="=&quot;female&quot;" calcext:base-cell-address="GroenLinks.K23"/>
          </calcext:conditional-format>
          <calcext:conditional-format calcext:target-range-address="GroenLinks.K24:GroenLinks.K24">
            <calcext:condition calcext:apply-style-name="Untitled1" calcext:value="=&quot;male&quot;" calcext:base-cell-address="GroenLinks.K24"/>
            <calcext:condition calcext:apply-style-name="Untitled2" calcext:value="=&quot;female&quot;" calcext:base-cell-address="GroenLinks.K24"/>
          </calcext:conditional-format>
          <calcext:conditional-format calcext:target-range-address="GroenLinks.K25:GroenLinks.K25">
            <calcext:condition calcext:apply-style-name="Untitled1" calcext:value="=&quot;male&quot;" calcext:base-cell-address="GroenLinks.K25"/>
            <calcext:condition calcext:apply-style-name="Untitled2" calcext:value="=&quot;female&quot;" calcext:base-cell-address="GroenLinks.K25"/>
          </calcext:conditional-format>
          <calcext:conditional-format calcext:target-range-address="GroenLinks.K26:GroenLinks.K26">
            <calcext:condition calcext:apply-style-name="Untitled1" calcext:value="=&quot;male&quot;" calcext:base-cell-address="GroenLinks.K26"/>
            <calcext:condition calcext:apply-style-name="Untitled2" calcext:value="=&quot;female&quot;" calcext:base-cell-address="GroenLinks.K26"/>
          </calcext:conditional-format>
          <calcext:conditional-format calcext:target-range-address="GroenLinks.K27:GroenLinks.K27">
            <calcext:condition calcext:apply-style-name="Untitled1" calcext:value="=&quot;male&quot;" calcext:base-cell-address="GroenLinks.K27"/>
            <calcext:condition calcext:apply-style-name="Untitled2" calcext:value="=&quot;female&quot;" calcext:base-cell-address="GroenLinks.K27"/>
          </calcext:conditional-format>
          <calcext:conditional-format calcext:target-range-address="GroenLinks.K28:GroenLinks.K28">
            <calcext:condition calcext:apply-style-name="Untitled1" calcext:value="=&quot;male&quot;" calcext:base-cell-address="GroenLinks.K28"/>
            <calcext:condition calcext:apply-style-name="Untitled2" calcext:value="=&quot;female&quot;" calcext:base-cell-address="GroenLinks.K28"/>
          </calcext:conditional-format>
          <calcext:conditional-format calcext:target-range-address="GroenLinks.K29:GroenLinks.K29">
            <calcext:condition calcext:apply-style-name="Untitled1" calcext:value="=&quot;male&quot;" calcext:base-cell-address="GroenLinks.K29"/>
            <calcext:condition calcext:apply-style-name="Untitled2" calcext:value="=&quot;female&quot;" calcext:base-cell-address="GroenLinks.K29"/>
          </calcext:conditional-format>
          <calcext:conditional-format calcext:target-range-address="GroenLinks.K30:GroenLinks.K30">
            <calcext:condition calcext:apply-style-name="Untitled1" calcext:value="=&quot;male&quot;" calcext:base-cell-address="GroenLinks.K30"/>
            <calcext:condition calcext:apply-style-name="Untitled2" calcext:value="=&quot;female&quot;" calcext:base-cell-address="GroenLinks.K30"/>
          </calcext:conditional-format>
          <calcext:conditional-format calcext:target-range-address="GroenLinks.K31:GroenLinks.K31">
            <calcext:condition calcext:apply-style-name="Untitled1" calcext:value="=&quot;male&quot;" calcext:base-cell-address="GroenLinks.K31"/>
            <calcext:condition calcext:apply-style-name="Untitled2" calcext:value="=&quot;female&quot;" calcext:base-cell-address="GroenLinks.K31"/>
          </calcext:conditional-format>
          <calcext:conditional-format calcext:target-range-address="GroenLinks.K32:GroenLinks.K32">
            <calcext:condition calcext:apply-style-name="Untitled1" calcext:value="=&quot;male&quot;" calcext:base-cell-address="GroenLinks.K32"/>
            <calcext:condition calcext:apply-style-name="Untitled2" calcext:value="=&quot;female&quot;" calcext:base-cell-address="GroenLinks.K32"/>
          </calcext:conditional-format>
          <calcext:conditional-format calcext:target-range-address="GroenLinks.K33:GroenLinks.K33">
            <calcext:condition calcext:apply-style-name="Untitled1" calcext:value="=&quot;male&quot;" calcext:base-cell-address="GroenLinks.K33"/>
            <calcext:condition calcext:apply-style-name="Untitled2" calcext:value="=&quot;female&quot;" calcext:base-cell-address="GroenLinks.K33"/>
          </calcext:conditional-format>
          <calcext:conditional-format calcext:target-range-address="GroenLinks.K34:GroenLinks.K34">
            <calcext:condition calcext:apply-style-name="Untitled1" calcext:value="=&quot;male&quot;" calcext:base-cell-address="GroenLinks.K34"/>
            <calcext:condition calcext:apply-style-name="Untitled2" calcext:value="=&quot;female&quot;" calcext:base-cell-address="GroenLinks.K34"/>
          </calcext:conditional-format>
          <calcext:conditional-format calcext:target-range-address="GroenLinks.K35:GroenLinks.K35">
            <calcext:condition calcext:apply-style-name="Untitled1" calcext:value="=&quot;male&quot;" calcext:base-cell-address="GroenLinks.K35"/>
            <calcext:condition calcext:apply-style-name="Untitled2" calcext:value="=&quot;female&quot;" calcext:base-cell-address="GroenLinks.K35"/>
          </calcext:conditional-format>
          <calcext:conditional-format calcext:target-range-address="GroenLinks.K36:GroenLinks.K36">
            <calcext:condition calcext:apply-style-name="Untitled1" calcext:value="=&quot;male&quot;" calcext:base-cell-address="GroenLinks.K36"/>
            <calcext:condition calcext:apply-style-name="Untitled2" calcext:value="=&quot;female&quot;" calcext:base-cell-address="GroenLinks.K36"/>
          </calcext:conditional-format>
          <calcext:conditional-format calcext:target-range-address="GroenLinks.K37:GroenLinks.K37">
            <calcext:condition calcext:apply-style-name="Untitled1" calcext:value="=&quot;male&quot;" calcext:base-cell-address="GroenLinks.K37"/>
            <calcext:condition calcext:apply-style-name="Untitled2" calcext:value="=&quot;female&quot;" calcext:base-cell-address="GroenLinks.K37"/>
          </calcext:conditional-format>
          <calcext:conditional-format calcext:target-range-address="GroenLinks.K38:GroenLinks.K38">
            <calcext:condition calcext:apply-style-name="Untitled1" calcext:value="=&quot;male&quot;" calcext:base-cell-address="GroenLinks.K38"/>
            <calcext:condition calcext:apply-style-name="Untitled2" calcext:value="=&quot;female&quot;" calcext:base-cell-address="GroenLinks.K38"/>
          </calcext:conditional-format>
          <calcext:conditional-format calcext:target-range-address="GroenLinks.K39:GroenLinks.K39">
            <calcext:condition calcext:apply-style-name="Untitled1" calcext:value="=&quot;male&quot;" calcext:base-cell-address="GroenLinks.K39"/>
            <calcext:condition calcext:apply-style-name="Untitled2" calcext:value="=&quot;female&quot;" calcext:base-cell-address="GroenLinks.K39"/>
          </calcext:conditional-format>
          <calcext:conditional-format calcext:target-range-address="GroenLinks.K40:GroenLinks.K40">
            <calcext:condition calcext:apply-style-name="Untitled1" calcext:value="=&quot;male&quot;" calcext:base-cell-address="GroenLinks.K40"/>
            <calcext:condition calcext:apply-style-name="Untitled2" calcext:value="=&quot;female&quot;" calcext:base-cell-address="GroenLinks.K40"/>
          </calcext:conditional-format>
          <calcext:conditional-format calcext:target-range-address="GroenLinks.K41:GroenLinks.K41">
            <calcext:condition calcext:apply-style-name="Untitled1" calcext:value="=&quot;male&quot;" calcext:base-cell-address="GroenLinks.K41"/>
            <calcext:condition calcext:apply-style-name="Untitled2" calcext:value="=&quot;female&quot;" calcext:base-cell-address="GroenLinks.K41"/>
          </calcext:conditional-format>
          <calcext:conditional-format calcext:target-range-address="GroenLinks.K42:GroenLinks.K42">
            <calcext:condition calcext:apply-style-name="Untitled1" calcext:value="=&quot;male&quot;" calcext:base-cell-address="GroenLinks.K42"/>
            <calcext:condition calcext:apply-style-name="Untitled2" calcext:value="=&quot;female&quot;" calcext:base-cell-address="GroenLinks.K42"/>
          </calcext:conditional-format>
          <calcext:conditional-format calcext:target-range-address="GroenLinks.K43:GroenLinks.K43">
            <calcext:condition calcext:apply-style-name="Untitled1" calcext:value="=&quot;male&quot;" calcext:base-cell-address="GroenLinks.K43"/>
            <calcext:condition calcext:apply-style-name="Untitled2" calcext:value="=&quot;female&quot;" calcext:base-cell-address="GroenLinks.K43"/>
          </calcext:conditional-format>
          <calcext:conditional-format calcext:target-range-address="GroenLinks.K44:GroenLinks.K44">
            <calcext:condition calcext:apply-style-name="Untitled1" calcext:value="=&quot;male&quot;" calcext:base-cell-address="GroenLinks.K44"/>
            <calcext:condition calcext:apply-style-name="Untitled2" calcext:value="=&quot;female&quot;" calcext:base-cell-address="GroenLinks.K44"/>
          </calcext:conditional-format>
          <calcext:conditional-format calcext:target-range-address="GroenLinks.K45:GroenLinks.K45">
            <calcext:condition calcext:apply-style-name="Untitled1" calcext:value="=&quot;male&quot;" calcext:base-cell-address="GroenLinks.K45"/>
            <calcext:condition calcext:apply-style-name="Untitled2" calcext:value="=&quot;female&quot;" calcext:base-cell-address="GroenLinks.K45"/>
          </calcext:conditional-format>
          <calcext:conditional-format calcext:target-range-address="GroenLinks.K46:GroenLinks.K46">
            <calcext:condition calcext:apply-style-name="Untitled1" calcext:value="=&quot;male&quot;" calcext:base-cell-address="GroenLinks.K46"/>
            <calcext:condition calcext:apply-style-name="Untitled2" calcext:value="=&quot;female&quot;" calcext:base-cell-address="GroenLinks.K46"/>
          </calcext:conditional-format>
          <calcext:conditional-format calcext:target-range-address="GroenLinks.K47:GroenLinks.K47">
            <calcext:condition calcext:apply-style-name="Untitled1" calcext:value="=&quot;male&quot;" calcext:base-cell-address="GroenLinks.K47"/>
            <calcext:condition calcext:apply-style-name="Untitled2" calcext:value="=&quot;female&quot;" calcext:base-cell-address="GroenLinks.K47"/>
          </calcext:conditional-format>
          <calcext:conditional-format calcext:target-range-address="GroenLinks.K48:GroenLinks.K48">
            <calcext:condition calcext:apply-style-name="Untitled1" calcext:value="=&quot;male&quot;" calcext:base-cell-address="GroenLinks.K48"/>
            <calcext:condition calcext:apply-style-name="Untitled2" calcext:value="=&quot;female&quot;" calcext:base-cell-address="GroenLinks.K48"/>
          </calcext:conditional-format>
          <calcext:conditional-format calcext:target-range-address="GroenLinks.K49:GroenLinks.K49">
            <calcext:condition calcext:apply-style-name="Untitled1" calcext:value="=&quot;male&quot;" calcext:base-cell-address="GroenLinks.K49"/>
            <calcext:condition calcext:apply-style-name="Untitled2" calcext:value="=&quot;female&quot;" calcext:base-cell-address="GroenLinks.K49"/>
          </calcext:conditional-format>
          <calcext:conditional-format calcext:target-range-address="GroenLinks.K50:GroenLinks.K50">
            <calcext:condition calcext:apply-style-name="Untitled1" calcext:value="=&quot;male&quot;" calcext:base-cell-address="GroenLinks.K50"/>
            <calcext:condition calcext:apply-style-name="Untitled2" calcext:value="=&quot;female&quot;" calcext:base-cell-address="GroenLinks.K50"/>
          </calcext:conditional-format>
          <calcext:conditional-format calcext:target-range-address="GroenLinks.K51:GroenLinks.K51">
            <calcext:condition calcext:apply-style-name="Untitled1" calcext:value="=&quot;male&quot;" calcext:base-cell-address="GroenLinks.K51"/>
            <calcext:condition calcext:apply-style-name="Untitled2" calcext:value="=&quot;female&quot;" calcext:base-cell-address="GroenLinks.K51"/>
          </calcext:conditional-format>
        </calcext:conditional-formats>
      </table:table>
      <table:table table:name="SGP" table:style-name="ta1">
        <table:table-column table:style-name="co1" table:number-columns-repeated="6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Initials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City</text:p>
          </table:table-cell>
          <table:table-cell/>
          <table:table-cell table:style-name="Default" office:value-type="string" calcext:value-type="string">
            <text:p>Percentage women</text:p>
          </table:table-cell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Gender</text:p>
          </table:table-cell>
          <table:table-cell table:style-name="ce462" office:value-type="string" calcext:value-type="string">
            <text:p>City</text:p>
          </table:table-cell>
        </table:table-row>
        <table:table-row table:style-name="ro1">
          <table:table-cell office:value-type="string" calcext:value-type="string">
            <text:p>C.G.</text:p>
          </table:table-cell>
          <table:table-cell office:value-type="string" calcext:value-type="string">
            <text:p>Kees</text:p>
          </table:table-cell>
          <table:table-cell office:value-type="string" calcext:value-type="string">
            <text:p>van der Staaij</text:p>
          </table:table-cell>
          <table:table-cell table:style-name="ce461" office:value-type="string" calcext:value-type="string">
            <text:p>male</text:p>
          </table:table-cell>
          <table:table-cell office:value-type="string" calcext:value-type="string">
            <text:p>Benthuizen</text:p>
          </table:table-cell>
          <table:table-cell table:formula="of:=IF([.D2]=&quot;female&quot;;1;0)" office:value-type="float" office:value="0" calcext:value-type="float">
            <text:p>0</text:p>
          </table:table-cell>
          <table:table-cell table:formula="of:=[.F2]/[.H2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CONCATENATE([.B2]; &quot; &quot;; [.C2])" office:value-type="string" office:string-value="Kees van der Staaij" calcext:value-type="string">
            <text:p>Kees van der Staaij</text:p>
          </table:table-cell>
          <table:table-cell table:formula="of:=[.D2]" office:value-type="string" office:string-value="male" calcext:value-type="string">
            <text:p>male</text:p>
          </table:table-cell>
          <table:table-cell table:style-name="ce463" table:formula="of:=[.E2]" office:value-type="string" office:string-value="Benthuizen" calcext:value-type="string">
            <text:p>Benthuizen</text:p>
          </table:table-cell>
        </table:table-row>
        <table:table-row table:style-name="ro1">
          <table:table-cell office:value-type="string" calcext:value-type="string">
            <text:p>E.</text:p>
          </table:table-cell>
          <table:table-cell office:value-type="string" calcext:value-type="string">
            <text:p>Elbert</text:p>
          </table:table-cell>
          <table:table-cell office:value-type="string" calcext:value-type="string">
            <text:p>Dijkgraaf</text:p>
          </table:table-cell>
          <table:table-cell table:style-name="ce461" office:value-type="string" calcext:value-type="string">
            <text:p>male</text:p>
          </table:table-cell>
          <table:table-cell office:value-type="string" calcext:value-type="string">
            <text:p>Zevenhuizen</text:p>
          </table:table-cell>
          <table:table-cell table:formula="of:=IF([.D3]=&quot;female&quot;;1;0)" office:value-type="float" office:value="0" calcext:value-type="float">
            <text:p>0</text:p>
          </table:table-cell>
          <table:table-cell table:formula="of:=SUM([.F2:.F3])/[.H3]" office:value-type="percentage" office:value="0" calcext:value-type="percentage">
            <text:p>0.00%</text:p>
          </table:table-cell>
          <table:table-cell office:value-type="float" office:value="2" calcext:value-type="float">
            <text:p>2</text:p>
          </table:table-cell>
          <table:table-cell table:formula="of:=CONCATENATE([.B3]; &quot; &quot;; [.C3])" office:value-type="string" office:string-value="Elbert Dijkgraaf" calcext:value-type="string">
            <text:p>Elbert Dijkgraaf</text:p>
          </table:table-cell>
          <table:table-cell table:formula="of:=[.D3]" office:value-type="string" office:string-value="male" calcext:value-type="string">
            <text:p>male</text:p>
          </table:table-cell>
          <table:table-cell table:style-name="ce464" table:formula="of:=[.E3]" office:value-type="string" office:string-value="Zevenhuizen" calcext:value-type="string">
            <text:p>Zevenhuizen</text:p>
          </table:table-cell>
        </table:table-row>
        <table:table-row table:style-name="ro1">
          <table:table-cell office:value-type="string" calcext:value-type="string">
            <text:p>R.</text:p>
          </table:table-cell>
          <table:table-cell office:value-type="string" calcext:value-type="string">
            <text:p>Roelof</text:p>
          </table:table-cell>
          <table:table-cell office:value-type="string" calcext:value-type="string">
            <text:p>Bisschop</text:p>
          </table:table-cell>
          <table:table-cell table:style-name="ce461" office:value-type="string" calcext:value-type="string">
            <text:p>male</text:p>
          </table:table-cell>
          <table:table-cell office:value-type="string" calcext:value-type="string">
            <text:p>Veenendaal</text:p>
          </table:table-cell>
          <table:table-cell table:formula="of:=IF([.D4]=&quot;female&quot;;1;0)" office:value-type="float" office:value="0" calcext:value-type="float">
            <text:p>0</text:p>
          </table:table-cell>
          <table:table-cell table:formula="of:=SUM([.F2:.F4])/[.H4]" office:value-type="percentage" office:value="0" calcext:value-type="percentage">
            <text:p>0.00%</text:p>
          </table:table-cell>
          <table:table-cell office:value-type="float" office:value="3" calcext:value-type="float">
            <text:p>3</text:p>
          </table:table-cell>
          <table:table-cell table:formula="of:=CONCATENATE([.B4]; &quot; &quot;; [.C4])" office:value-type="string" office:string-value="Roelof Bisschop" calcext:value-type="string">
            <text:p>Roelof Bisschop</text:p>
          </table:table-cell>
          <table:table-cell table:formula="of:=[.D4]" office:value-type="string" office:string-value="male" calcext:value-type="string">
            <text:p>male</text:p>
          </table:table-cell>
          <table:table-cell table:style-name="ce465" table:formula="of:=[.E4]" office:value-type="string" office:string-value="Veenendaal" calcext:value-type="string">
            <text:p>Veenendaal</text:p>
          </table:table-cell>
        </table:table-row>
        <table:table-row table:style-name="ro1">
          <table:table-cell office:value-type="string" calcext:value-type="string">
            <text:p>H.J.A.</text:p>
          </table:table-cell>
          <table:table-cell office:value-type="string" calcext:value-type="string">
            <text:p>Bert-Jan</text:p>
          </table:table-cell>
          <table:table-cell office:value-type="string" calcext:value-type="string">
            <text:p>Ruissen</text:p>
          </table:table-cell>
          <table:table-cell table:style-name="ce461" office:value-type="string" calcext:value-type="string">
            <text:p>male</text:p>
          </table:table-cell>
          <table:table-cell office:value-type="string" calcext:value-type="string">
            <text:p>Krimpen aan den IJssel</text:p>
          </table:table-cell>
          <table:table-cell table:formula="of:=IF([.D5]=&quot;female&quot;;1;0)" office:value-type="float" office:value="0" calcext:value-type="float">
            <text:p>0</text:p>
          </table:table-cell>
          <table:table-cell table:formula="of:=SUM([.F2:.F5])/[.H5]" office:value-type="percentage" office:value="0" calcext:value-type="percentage">
            <text:p>0.00%</text:p>
          </table:table-cell>
          <table:table-cell office:value-type="float" office:value="4" calcext:value-type="float">
            <text:p>4</text:p>
          </table:table-cell>
          <table:table-cell table:formula="of:=CONCATENATE([.B5]; &quot; &quot;; [.C5])" office:value-type="string" office:string-value="Bert-Jan Ruissen" calcext:value-type="string">
            <text:p>Bert-Jan Ruissen</text:p>
          </table:table-cell>
          <table:table-cell table:formula="of:=[.D5]" office:value-type="string" office:string-value="male" calcext:value-type="string">
            <text:p>male</text:p>
          </table:table-cell>
          <table:table-cell table:style-name="ce466" table:formula="of:=[.E5]" office:value-type="string" office:string-value="Krimpen aan den IJssel" calcext:value-type="string">
            <text:p>Krimpen aan den IJssel</text:p>
          </table:table-cell>
        </table:table-row>
        <table:table-row table:style-name="ro1">
          <table:table-cell office:value-type="string" calcext:value-type="string">
            <text:p>C.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Stoffer</text:p>
          </table:table-cell>
          <table:table-cell table:style-name="ce461" office:value-type="string" calcext:value-type="string">
            <text:p>male</text:p>
          </table:table-cell>
          <table:table-cell office:value-type="string" calcext:value-type="string">
            <text:p>Elspeet</text:p>
          </table:table-cell>
          <table:table-cell table:formula="of:=IF([.D6]=&quot;female&quot;;1;0)" office:value-type="float" office:value="0" calcext:value-type="float">
            <text:p>0</text:p>
          </table:table-cell>
          <table:table-cell table:formula="of:=SUM([.F2:.F6])/[.H6]" office:value-type="percentage" office:value="0" calcext:value-type="percentage">
            <text:p>0.00%</text:p>
          </table:table-cell>
          <table:table-cell office:value-type="float" office:value="5" calcext:value-type="float">
            <text:p>5</text:p>
          </table:table-cell>
          <table:table-cell table:formula="of:=CONCATENATE([.B6]; &quot; &quot;; [.C6])" office:value-type="string" office:string-value="Chris Stoffer" calcext:value-type="string">
            <text:p>Chris Stoffer</text:p>
          </table:table-cell>
          <table:table-cell table:formula="of:=[.D6]" office:value-type="string" office:string-value="male" calcext:value-type="string">
            <text:p>male</text:p>
          </table:table-cell>
          <table:table-cell table:style-name="ce467" table:formula="of:=[.E6]" office:value-type="string" office:string-value="Elspeet" calcext:value-type="string">
            <text:p>Elspeet</text:p>
          </table:table-cell>
        </table:table-row>
        <table:table-row table:style-name="ro1">
          <table:table-cell office:value-type="string" calcext:value-type="string">
            <text:p>G.P.</text:p>
          </table:table-cell>
          <table:table-cell office:value-type="string" calcext:value-type="string">
            <text:p>Geert</text:p>
          </table:table-cell>
          <table:table-cell office:value-type="string" calcext:value-type="string">
            <text:p>Schipaanboord</text:p>
          </table:table-cell>
          <table:table-cell table:style-name="ce461" office:value-type="string" calcext:value-type="string">
            <text:p>male</text:p>
          </table:table-cell>
          <table:table-cell office:value-type="string" calcext:value-type="string">
            <text:p>Leiderdorp</text:p>
          </table:table-cell>
          <table:table-cell table:formula="of:=IF([.D7]=&quot;female&quot;;1;0)" office:value-type="float" office:value="0" calcext:value-type="float">
            <text:p>0</text:p>
          </table:table-cell>
          <table:table-cell table:formula="of:=SUM([.F2:.F7])/[.H7]" office:value-type="percentage" office:value="0" calcext:value-type="percentage">
            <text:p>0.00%</text:p>
          </table:table-cell>
          <table:table-cell office:value-type="float" office:value="6" calcext:value-type="float">
            <text:p>6</text:p>
          </table:table-cell>
          <table:table-cell table:formula="of:=CONCATENATE([.B7]; &quot; &quot;; [.C7])" office:value-type="string" office:string-value="Geert Schipaanboord" calcext:value-type="string">
            <text:p>Geert Schipaanboord</text:p>
          </table:table-cell>
          <table:table-cell table:formula="of:=[.D7]" office:value-type="string" office:string-value="male" calcext:value-type="string">
            <text:p>male</text:p>
          </table:table-cell>
          <table:table-cell table:style-name="ce468" table:formula="of:=[.E7]" office:value-type="string" office:string-value="Leiderdorp" calcext:value-type="string">
            <text:p>Leiderdorp</text:p>
          </table:table-cell>
        </table:table-row>
        <table:table-row table:style-name="ro1">
          <table:table-cell office:value-type="string" calcext:value-type="string">
            <text:p>J.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loosterman</text:p>
          </table:table-cell>
          <table:table-cell table:style-name="ce461" office:value-type="string" calcext:value-type="string">
            <text:p>male</text:p>
          </table:table-cell>
          <table:table-cell office:value-type="string" calcext:value-type="string">
            <text:p>Apeldoorn</text:p>
          </table:table-cell>
          <table:table-cell table:formula="of:=IF([.D8]=&quot;female&quot;;1;0)" office:value-type="float" office:value="0" calcext:value-type="float">
            <text:p>0</text:p>
          </table:table-cell>
          <table:table-cell table:formula="of:=SUM([.F2:.F8])/[.H8]" office:value-type="percentage" office:value="0" calcext:value-type="percentage">
            <text:p>0.00%</text:p>
          </table:table-cell>
          <table:table-cell office:value-type="float" office:value="7" calcext:value-type="float">
            <text:p>7</text:p>
          </table:table-cell>
          <table:table-cell table:formula="of:=CONCATENATE([.B8]; &quot; &quot;; [.C8])" office:value-type="string" office:string-value="Jan Kloosterman" calcext:value-type="string">
            <text:p>Jan Kloosterman</text:p>
          </table:table-cell>
          <table:table-cell table:formula="of:=[.D8]" office:value-type="string" office:string-value="male" calcext:value-type="string">
            <text:p>male</text:p>
          </table:table-cell>
          <table:table-cell table:style-name="ce469" table:formula="of:=[.E8]" office:value-type="string" office:string-value="Apeldoorn" calcext:value-type="string">
            <text:p>Apeldoorn</text:p>
          </table:table-cell>
        </table:table-row>
        <table:table-row table:style-name="ro1">
          <table:table-cell office:value-type="string" calcext:value-type="string">
            <text:p>J.P.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Tanis</text:p>
          </table:table-cell>
          <table:table-cell table:style-name="ce461" office:value-type="string" calcext:value-type="string">
            <text:p>male</text:p>
          </table:table-cell>
          <table:table-cell office:value-type="string" calcext:value-type="string">
            <text:p>Sliedrecht</text:p>
          </table:table-cell>
          <table:table-cell table:formula="of:=IF([.D9]=&quot;female&quot;;1;0)" office:value-type="float" office:value="0" calcext:value-type="float">
            <text:p>0</text:p>
          </table:table-cell>
          <table:table-cell table:formula="of:=SUM([.F2:.F9])/[.H9]" office:value-type="percentage" office:value="0" calcext:value-type="percentage">
            <text:p>0.00%</text:p>
          </table:table-cell>
          <table:table-cell office:value-type="float" office:value="8" calcext:value-type="float">
            <text:p>8</text:p>
          </table:table-cell>
          <table:table-cell table:formula="of:=CONCATENATE([.B9]; &quot; &quot;; [.C9])" office:value-type="string" office:string-value="Hans Tanis" calcext:value-type="string">
            <text:p>Hans Tanis</text:p>
          </table:table-cell>
          <table:table-cell table:formula="of:=[.D9]" office:value-type="string" office:string-value="male" calcext:value-type="string">
            <text:p>male</text:p>
          </table:table-cell>
          <table:table-cell table:style-name="ce470" table:formula="of:=[.E9]" office:value-type="string" office:string-value="Sliedrecht" calcext:value-type="string">
            <text:p>Sliedrecht</text:p>
          </table:table-cell>
        </table:table-row>
        <table:table-row table:style-name="ro1">
          <table:table-cell office:value-type="string" calcext:value-type="string">
            <text:p>J.D.</text:p>
          </table:table-cell>
          <table:table-cell office:value-type="string" calcext:value-type="string">
            <text:p>Joost</text:p>
          </table:table-cell>
          <table:table-cell office:value-type="string" calcext:value-type="string">
            <text:p>Veldman</text:p>
          </table:table-cell>
          <table:table-cell table:style-name="ce461" office:value-type="string" calcext:value-type="string">
            <text:p>male</text:p>
          </table:table-cell>
          <table:table-cell office:value-type="string" calcext:value-type="string">
            <text:p>Dordrecht</text:p>
          </table:table-cell>
          <table:table-cell table:formula="of:=IF([.D10]=&quot;female&quot;;1;0)" office:value-type="float" office:value="0" calcext:value-type="float">
            <text:p>0</text:p>
          </table:table-cell>
          <table:table-cell table:formula="of:=SUM([.F2:.F10])/[.H10]" office:value-type="percentage" office:value="0" calcext:value-type="percentage">
            <text:p>0.00%</text:p>
          </table:table-cell>
          <table:table-cell office:value-type="float" office:value="9" calcext:value-type="float">
            <text:p>9</text:p>
          </table:table-cell>
          <table:table-cell table:formula="of:=CONCATENATE([.B10]; &quot; &quot;; [.C10])" office:value-type="string" office:string-value="Joost Veldman" calcext:value-type="string">
            <text:p>Joost Veldman</text:p>
          </table:table-cell>
          <table:table-cell table:formula="of:=[.D10]" office:value-type="string" office:string-value="male" calcext:value-type="string">
            <text:p>male</text:p>
          </table:table-cell>
          <table:table-cell table:style-name="ce471" table:formula="of:=[.E10]" office:value-type="string" office:string-value="Dordrecht" calcext:value-type="string">
            <text:p>Dordrecht</text:p>
          </table:table-cell>
        </table:table-row>
        <table:table-row table:style-name="ro1">
          <table:table-cell office:value-type="string" calcext:value-type="string">
            <text:p>E.J.</text:p>
          </table:table-cell>
          <table:table-cell office:value-type="string" calcext:value-type="string">
            <text:p>Evert Jan</text:p>
          </table:table-cell>
          <table:table-cell office:value-type="string" calcext:value-type="string">
            <text:p>Nieuwenhuis</text:p>
          </table:table-cell>
          <table:table-cell table:style-name="ce461" office:value-type="string" calcext:value-type="string">
            <text:p>male</text:p>
          </table:table-cell>
          <table:table-cell office:value-type="string" calcext:value-type="string">
            <text:p>Lisse</text:p>
          </table:table-cell>
          <table:table-cell table:formula="of:=IF([.D11]=&quot;female&quot;;1;0)" office:value-type="float" office:value="0" calcext:value-type="float">
            <text:p>0</text:p>
          </table:table-cell>
          <table:table-cell table:formula="of:=SUM([.F2:.F11])/[.H11]" office:value-type="percentage" office:value="0" calcext:value-type="percentage">
            <text:p>0.00%</text:p>
          </table:table-cell>
          <table:table-cell office:value-type="float" office:value="10" calcext:value-type="float">
            <text:p>10</text:p>
          </table:table-cell>
          <table:table-cell table:formula="of:=CONCATENATE([.B11]; &quot; &quot;; [.C11])" office:value-type="string" office:string-value="Evert Jan Nieuwenhuis" calcext:value-type="string">
            <text:p>Evert Jan Nieuwenhuis</text:p>
          </table:table-cell>
          <table:table-cell table:formula="of:=[.D11]" office:value-type="string" office:string-value="male" calcext:value-type="string">
            <text:p>male</text:p>
          </table:table-cell>
          <table:table-cell table:style-name="ce472" table:formula="of:=[.E11]" office:value-type="string" office:string-value="Lisse" calcext:value-type="string">
            <text:p>Lisse</text:p>
          </table:table-cell>
        </table:table-row>
        <table:table-row table:style-name="ro1">
          <table:table-cell office:value-type="string" calcext:value-type="string">
            <text:p>A.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Weggeman</text:p>
          </table:table-cell>
          <table:table-cell table:style-name="ce461" office:value-type="string" calcext:value-type="string">
            <text:p>male</text:p>
          </table:table-cell>
          <table:table-cell office:value-type="string" calcext:value-type="string">
            <text:p>Capelle aan den IJssel</text:p>
          </table:table-cell>
          <table:table-cell table:formula="of:=IF([.D12]=&quot;female&quot;;1;0)" office:value-type="float" office:value="0" calcext:value-type="float">
            <text:p>0</text:p>
          </table:table-cell>
          <table:table-cell table:formula="of:=SUM([.F2:.F12])/[.H12]" office:value-type="percentage" office:value="0" calcext:value-type="percentage">
            <text:p>0.00%</text:p>
          </table:table-cell>
          <table:table-cell office:value-type="float" office:value="11" calcext:value-type="float">
            <text:p>11</text:p>
          </table:table-cell>
          <table:table-cell table:formula="of:=CONCATENATE([.B12]; &quot; &quot;; [.C12])" office:value-type="string" office:string-value="Arnold Weggeman" calcext:value-type="string">
            <text:p>Arnold Weggeman</text:p>
          </table:table-cell>
          <table:table-cell table:formula="of:=[.D12]" office:value-type="string" office:string-value="male" calcext:value-type="string">
            <text:p>male</text:p>
          </table:table-cell>
          <table:table-cell table:style-name="ce473" table:formula="of:=[.E12]" office:value-type="string" office:string-value="Capelle aan den IJssel" calcext:value-type="string">
            <text:p>Capelle aan den IJssel</text:p>
          </table:table-cell>
        </table:table-row>
        <table:table-row table:style-name="ro1">
          <table:table-cell office:value-type="string" calcext:value-type="string">
            <text:p>P.W.J.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Hoek</text:p>
          </table:table-cell>
          <table:table-cell table:style-name="ce461" office:value-type="string" calcext:value-type="string">
            <text:p>male</text:p>
          </table:table-cell>
          <table:table-cell office:value-type="string" calcext:value-type="string">
            <text:p>Sint Philipsland</text:p>
          </table:table-cell>
          <table:table-cell table:formula="of:=IF([.D13]=&quot;female&quot;;1;0)" office:value-type="float" office:value="0" calcext:value-type="float">
            <text:p>0</text:p>
          </table:table-cell>
          <table:table-cell table:formula="of:=SUM([.F2:.F13])/[.H13]" office:value-type="percentage" office:value="0" calcext:value-type="percentage">
            <text:p>0.00%</text:p>
          </table:table-cell>
          <table:table-cell office:value-type="float" office:value="12" calcext:value-type="float">
            <text:p>12</text:p>
          </table:table-cell>
          <table:table-cell table:formula="of:=CONCATENATE([.B13]; &quot; &quot;; [.C13])" office:value-type="string" office:string-value="Peter Hoek" calcext:value-type="string">
            <text:p>Peter Hoek</text:p>
          </table:table-cell>
          <table:table-cell table:formula="of:=[.D13]" office:value-type="string" office:string-value="male" calcext:value-type="string">
            <text:p>male</text:p>
          </table:table-cell>
          <table:table-cell table:style-name="ce474" table:formula="of:=[.E13]" office:value-type="string" office:string-value="Sint Philipsland" calcext:value-type="string">
            <text:p>Sint Philipsland</text:p>
          </table:table-cell>
        </table:table-row>
        <table:table-row table:style-name="ro1">
          <table:table-cell office:value-type="string" calcext:value-type="string">
            <text:p>L.</text:p>
          </table:table-cell>
          <table:table-cell office:value-type="string" calcext:value-type="string">
            <text:p>Leendert</text:p>
          </table:table-cell>
          <table:table-cell office:value-type="string" calcext:value-type="string">
            <text:p>de Knegt</text:p>
          </table:table-cell>
          <table:table-cell table:style-name="ce461" office:value-type="string" calcext:value-type="string">
            <text:p>male</text:p>
          </table:table-cell>
          <table:table-cell office:value-type="string" calcext:value-type="string">
            <text:p>Barneveld</text:p>
          </table:table-cell>
          <table:table-cell table:formula="of:=IF([.D14]=&quot;female&quot;;1;0)" office:value-type="float" office:value="0" calcext:value-type="float">
            <text:p>0</text:p>
          </table:table-cell>
          <table:table-cell table:formula="of:=SUM([.F2:.F14])/[.H14]" office:value-type="percentage" office:value="0" calcext:value-type="percentage">
            <text:p>0.00%</text:p>
          </table:table-cell>
          <table:table-cell office:value-type="float" office:value="13" calcext:value-type="float">
            <text:p>13</text:p>
          </table:table-cell>
          <table:table-cell table:formula="of:=CONCATENATE([.B14]; &quot; &quot;; [.C14])" office:value-type="string" office:string-value="Leendert de Knegt" calcext:value-type="string">
            <text:p>Leendert de Knegt</text:p>
          </table:table-cell>
          <table:table-cell table:formula="of:=[.D14]" office:value-type="string" office:string-value="male" calcext:value-type="string">
            <text:p>male</text:p>
          </table:table-cell>
          <table:table-cell table:style-name="ce475" table:formula="of:=[.E14]" office:value-type="string" office:string-value="Barneveld" calcext:value-type="string">
            <text:p>Barneveld</text:p>
          </table:table-cell>
        </table:table-row>
        <table:table-row table:style-name="ro1">
          <table:table-cell office:value-type="string" calcext:value-type="string">
            <text:p>A.J.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Flach</text:p>
          </table:table-cell>
          <table:table-cell table:style-name="ce461" office:value-type="string" calcext:value-type="string">
            <text:p>male</text:p>
          </table:table-cell>
          <table:table-cell office:value-type="string" calcext:value-type="string">
            <text:p>Hendrik-Ido-Ambacht</text:p>
          </table:table-cell>
          <table:table-cell table:formula="of:=IF([.D15]=&quot;female&quot;;1;0)" office:value-type="float" office:value="0" calcext:value-type="float">
            <text:p>0</text:p>
          </table:table-cell>
          <table:table-cell table:formula="of:=SUM([.F2:.F15])/[.H15]" office:value-type="percentage" office:value="0" calcext:value-type="percentage">
            <text:p>0.00%</text:p>
          </table:table-cell>
          <table:table-cell office:value-type="float" office:value="14" calcext:value-type="float">
            <text:p>14</text:p>
          </table:table-cell>
          <table:table-cell table:formula="of:=CONCATENATE([.B15]; &quot; &quot;; [.C15])" office:value-type="string" office:string-value="André Flach" calcext:value-type="string">
            <text:p>André Flach</text:p>
          </table:table-cell>
          <table:table-cell table:formula="of:=[.D15]" office:value-type="string" office:string-value="male" calcext:value-type="string">
            <text:p>male</text:p>
          </table:table-cell>
          <table:table-cell table:style-name="ce476" table:formula="of:=[.E15]" office:value-type="string" office:string-value="Hendrik-Ido-Ambacht" calcext:value-type="string">
            <text:p>Hendrik-Ido-Ambacht</text:p>
          </table:table-cell>
        </table:table-row>
        <table:table-row table:style-name="ro1">
          <table:table-cell office:value-type="string" calcext:value-type="string">
            <text:p>W.</text:p>
          </table:table-cell>
          <table:table-cell office:value-type="string" calcext:value-type="string">
            <text:p>Wim</text:p>
          </table:table-cell>
          <table:table-cell office:value-type="string" calcext:value-type="string">
            <text:p>van Wikselaar</text:p>
          </table:table-cell>
          <table:table-cell table:style-name="ce461" office:value-type="string" calcext:value-type="string">
            <text:p>male</text:p>
          </table:table-cell>
          <table:table-cell office:value-type="string" calcext:value-type="string">
            <text:p>Driebergen-Rijsenburg</text:p>
          </table:table-cell>
          <table:table-cell table:formula="of:=IF([.D16]=&quot;female&quot;;1;0)" office:value-type="float" office:value="0" calcext:value-type="float">
            <text:p>0</text:p>
          </table:table-cell>
          <table:table-cell table:formula="of:=SUM([.F2:.F16])/[.H16]" office:value-type="percentage" office:value="0" calcext:value-type="percentage">
            <text:p>0.00%</text:p>
          </table:table-cell>
          <table:table-cell office:value-type="float" office:value="15" calcext:value-type="float">
            <text:p>15</text:p>
          </table:table-cell>
          <table:table-cell table:formula="of:=CONCATENATE([.B16]; &quot; &quot;; [.C16])" office:value-type="string" office:string-value="Wim van Wikselaar" calcext:value-type="string">
            <text:p>Wim van Wikselaar</text:p>
          </table:table-cell>
          <table:table-cell table:formula="of:=[.D16]" office:value-type="string" office:string-value="male" calcext:value-type="string">
            <text:p>male</text:p>
          </table:table-cell>
          <table:table-cell table:style-name="ce477" table:formula="of:=[.E16]" office:value-type="string" office:string-value="Driebergen-Rijsenburg" calcext:value-type="string">
            <text:p>Driebergen-Rijsenburg</text:p>
          </table:table-cell>
        </table:table-row>
        <table:table-row table:style-name="ro1">
          <table:table-cell office:value-type="string" calcext:value-type="string">
            <text:p>G.R.</text:p>
          </table:table-cell>
          <table:table-cell office:value-type="string" calcext:value-type="string">
            <text:p>Gert</text:p>
          </table:table-cell>
          <table:table-cell office:value-type="string" calcext:value-type="string">
            <text:p>van Leeuwen</text:p>
          </table:table-cell>
          <table:table-cell table:style-name="ce461" office:value-type="string" calcext:value-type="string">
            <text:p>male</text:p>
          </table:table-cell>
          <table:table-cell office:value-type="string" calcext:value-type="string">
            <text:p>Opheusden</text:p>
          </table:table-cell>
          <table:table-cell table:formula="of:=IF([.D17]=&quot;female&quot;;1;0)" office:value-type="float" office:value="0" calcext:value-type="float">
            <text:p>0</text:p>
          </table:table-cell>
          <table:table-cell table:formula="of:=SUM([.F2:.F17])/[.H17]" office:value-type="percentage" office:value="0" calcext:value-type="percentage">
            <text:p>0.00%</text:p>
          </table:table-cell>
          <table:table-cell office:value-type="float" office:value="16" calcext:value-type="float">
            <text:p>16</text:p>
          </table:table-cell>
          <table:table-cell table:formula="of:=CONCATENATE([.B17]; &quot; &quot;; [.C17])" office:value-type="string" office:string-value="Gert van Leeuwen" calcext:value-type="string">
            <text:p>Gert van Leeuwen</text:p>
          </table:table-cell>
          <table:table-cell table:formula="of:=[.D17]" office:value-type="string" office:string-value="male" calcext:value-type="string">
            <text:p>male</text:p>
          </table:table-cell>
          <table:table-cell table:style-name="ce478" table:formula="of:=[.E17]" office:value-type="string" office:string-value="Opheusden" calcext:value-type="string">
            <text:p>Opheusden</text:p>
          </table:table-cell>
        </table:table-row>
        <table:table-row table:style-name="ro1">
          <table:table-cell office:value-type="string" calcext:value-type="string">
            <text:p>E.G.</text:p>
          </table:table-cell>
          <table:table-cell office:value-type="string" calcext:value-type="string">
            <text:p>Ewart</text:p>
          </table:table-cell>
          <table:table-cell office:value-type="string" calcext:value-type="string">
            <text:p>Bosma</text:p>
          </table:table-cell>
          <table:table-cell table:style-name="ce461" office:value-type="string" calcext:value-type="string">
            <text:p>male</text:p>
          </table:table-cell>
          <table:table-cell office:value-type="string" calcext:value-type="string">
            <text:p>Rijssen</text:p>
          </table:table-cell>
          <table:table-cell table:formula="of:=IF([.D18]=&quot;female&quot;;1;0)" office:value-type="float" office:value="0" calcext:value-type="float">
            <text:p>0</text:p>
          </table:table-cell>
          <table:table-cell table:formula="of:=SUM([.F2:.F18])/[.H18]" office:value-type="percentage" office:value="0" calcext:value-type="percentage">
            <text:p>0.00%</text:p>
          </table:table-cell>
          <table:table-cell office:value-type="float" office:value="17" calcext:value-type="float">
            <text:p>17</text:p>
          </table:table-cell>
          <table:table-cell table:formula="of:=CONCATENATE([.B18]; &quot; &quot;; [.C18])" office:value-type="string" office:string-value="Ewart Bosma" calcext:value-type="string">
            <text:p>Ewart Bosma</text:p>
          </table:table-cell>
          <table:table-cell table:formula="of:=[.D18]" office:value-type="string" office:string-value="male" calcext:value-type="string">
            <text:p>male</text:p>
          </table:table-cell>
          <table:table-cell table:style-name="ce479" table:formula="of:=[.E18]" office:value-type="string" office:string-value="Rijssen" calcext:value-type="string">
            <text:p>Rijssen</text:p>
          </table:table-cell>
        </table:table-row>
        <table:table-row table:style-name="ro1">
          <table:table-cell office:value-type="string" calcext:value-type="string">
            <text:p>W.H.</text:p>
          </table:table-cell>
          <table:table-cell office:value-type="string" calcext:value-type="string">
            <text:p>Wim</text:p>
          </table:table-cell>
          <table:table-cell office:value-type="string" calcext:value-type="string">
            <text:p>Kok</text:p>
          </table:table-cell>
          <table:table-cell table:style-name="ce461" office:value-type="string" calcext:value-type="string">
            <text:p>male</text:p>
          </table:table-cell>
          <table:table-cell office:value-type="string" calcext:value-type="string">
            <text:p>Middelburg</text:p>
          </table:table-cell>
          <table:table-cell table:formula="of:=IF([.D19]=&quot;female&quot;;1;0)" office:value-type="float" office:value="0" calcext:value-type="float">
            <text:p>0</text:p>
          </table:table-cell>
          <table:table-cell table:formula="of:=SUM([.F2:.F19])/[.H19]" office:value-type="percentage" office:value="0" calcext:value-type="percentage">
            <text:p>0.00%</text:p>
          </table:table-cell>
          <table:table-cell office:value-type="float" office:value="18" calcext:value-type="float">
            <text:p>18</text:p>
          </table:table-cell>
          <table:table-cell table:formula="of:=CONCATENATE([.B19]; &quot; &quot;; [.C19])" office:value-type="string" office:string-value="Wim Kok" calcext:value-type="string">
            <text:p>Wim Kok</text:p>
          </table:table-cell>
          <table:table-cell table:formula="of:=[.D19]" office:value-type="string" office:string-value="male" calcext:value-type="string">
            <text:p>male</text:p>
          </table:table-cell>
          <table:table-cell table:style-name="ce480" table:formula="of:=[.E19]" office:value-type="string" office:string-value="Middelburg" calcext:value-type="string">
            <text:p>Middelburg</text:p>
          </table:table-cell>
        </table:table-row>
        <table:table-row table:style-name="ro1">
          <table:table-cell office:value-type="string" calcext:value-type="string">
            <text:p>T.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Bakker</text:p>
          </table:table-cell>
          <table:table-cell table:style-name="ce461" office:value-type="string" calcext:value-type="string">
            <text:p>male</text:p>
          </table:table-cell>
          <table:table-cell office:value-type="string" calcext:value-type="string">
            <text:p>Driezum</text:p>
          </table:table-cell>
          <table:table-cell table:formula="of:=IF([.D20]=&quot;female&quot;;1;0)" office:value-type="float" office:value="0" calcext:value-type="float">
            <text:p>0</text:p>
          </table:table-cell>
          <table:table-cell table:formula="of:=SUM([.F2:.F20])/[.H20]" office:value-type="percentage" office:value="0" calcext:value-type="percentage">
            <text:p>0.00%</text:p>
          </table:table-cell>
          <table:table-cell office:value-type="float" office:value="19" calcext:value-type="float">
            <text:p>19</text:p>
          </table:table-cell>
          <table:table-cell table:formula="of:=CONCATENATE([.B20]; &quot; &quot;; [.C20])" office:value-type="string" office:string-value="Tom Bakker" calcext:value-type="string">
            <text:p>Tom Bakker</text:p>
          </table:table-cell>
          <table:table-cell table:formula="of:=[.D20]" office:value-type="string" office:string-value="male" calcext:value-type="string">
            <text:p>male</text:p>
          </table:table-cell>
          <table:table-cell table:style-name="ce481" table:formula="of:=[.E20]" office:value-type="string" office:string-value="Driezum" calcext:value-type="string">
            <text:p>Driezum</text:p>
          </table:table-cell>
        </table:table-row>
        <table:table-row table:style-name="ro1">
          <table:table-cell office:value-type="string" calcext:value-type="string">
            <text:p>G.</text:p>
          </table:table-cell>
          <table:table-cell office:value-type="string" calcext:value-type="string">
            <text:p>Gerrit</text:p>
          </table:table-cell>
          <table:table-cell office:value-type="string" calcext:value-type="string">
            <text:p>Boonzaaijer</text:p>
          </table:table-cell>
          <table:table-cell table:style-name="ce461" office:value-type="string" calcext:value-type="string">
            <text:p>male</text:p>
          </table:table-cell>
          <table:table-cell office:value-type="string" calcext:value-type="string">
            <text:p>Doorn</text:p>
          </table:table-cell>
          <table:table-cell table:formula="of:=IF([.D21]=&quot;female&quot;;1;0)" office:value-type="float" office:value="0" calcext:value-type="float">
            <text:p>0</text:p>
          </table:table-cell>
          <table:table-cell table:formula="of:=SUM([.F2:.F21])/[.H21]" office:value-type="percentage" office:value="0" calcext:value-type="percentage">
            <text:p>0.00%</text:p>
          </table:table-cell>
          <table:table-cell office:value-type="float" office:value="20" calcext:value-type="float">
            <text:p>20</text:p>
          </table:table-cell>
          <table:table-cell table:formula="of:=CONCATENATE([.B21]; &quot; &quot;; [.C21])" office:value-type="string" office:string-value="Gerrit Boonzaaijer" calcext:value-type="string">
            <text:p>Gerrit Boonzaaijer</text:p>
          </table:table-cell>
          <table:table-cell table:formula="of:=[.D21]" office:value-type="string" office:string-value="male" calcext:value-type="string">
            <text:p>male</text:p>
          </table:table-cell>
          <table:table-cell table:style-name="ce482" table:formula="of:=[.E21]" office:value-type="string" office:string-value="Doorn" calcext:value-type="string">
            <text:p>Doorn</text:p>
          </table:table-cell>
        </table:table-row>
        <table:table-row table:style-name="ro1">
          <table:table-cell office:value-type="string" calcext:value-type="string">
            <text:p>J.N.</text:p>
          </table:table-cell>
          <table:table-cell office:value-type="string" calcext:value-type="string">
            <text:p>Sjaak</text:p>
          </table:table-cell>
          <table:table-cell office:value-type="string" calcext:value-type="string">
            <text:p>Simonse</text:p>
          </table:table-cell>
          <table:table-cell table:style-name="ce461" office:value-type="string" calcext:value-type="string">
            <text:p>male</text:p>
          </table:table-cell>
          <table:table-cell office:value-type="string" calcext:value-type="string">
            <text:p>Emmeloord</text:p>
          </table:table-cell>
          <table:table-cell table:formula="of:=IF([.D22]=&quot;female&quot;;1;0)" office:value-type="float" office:value="0" calcext:value-type="float">
            <text:p>0</text:p>
          </table:table-cell>
          <table:table-cell table:formula="of:=SUM([.F2:.F22])/[.H22]" office:value-type="percentage" office:value="0" calcext:value-type="percentage">
            <text:p>0.00%</text:p>
          </table:table-cell>
          <table:table-cell office:value-type="float" office:value="21" calcext:value-type="float">
            <text:p>21</text:p>
          </table:table-cell>
          <table:table-cell table:formula="of:=CONCATENATE([.B22]; &quot; &quot;; [.C22])" office:value-type="string" office:string-value="Sjaak Simonse" calcext:value-type="string">
            <text:p>Sjaak Simonse</text:p>
          </table:table-cell>
          <table:table-cell table:formula="of:=[.D22]" office:value-type="string" office:string-value="male" calcext:value-type="string">
            <text:p>male</text:p>
          </table:table-cell>
          <table:table-cell table:style-name="ce483" table:formula="of:=[.E22]" office:value-type="string" office:string-value="Emmeloord" calcext:value-type="string">
            <text:p>Emmeloord</text:p>
          </table:table-cell>
        </table:table-row>
        <table:table-row table:style-name="ro1">
          <table:table-cell office:value-type="string" calcext:value-type="string">
            <text:p>W.J.</text:p>
          </table:table-cell>
          <table:table-cell office:value-type="string" calcext:value-type="string">
            <text:p>Wim</text:p>
          </table:table-cell>
          <table:table-cell office:value-type="string" calcext:value-type="string">
            <text:p>van Duijn</text:p>
          </table:table-cell>
          <table:table-cell table:style-name="ce461" office:value-type="string" calcext:value-type="string">
            <text:p>male</text:p>
          </table:table-cell>
          <table:table-cell office:value-type="string" calcext:value-type="string">
            <text:p>Katwijk</text:p>
          </table:table-cell>
          <table:table-cell table:formula="of:=IF([.D23]=&quot;female&quot;;1;0)" office:value-type="float" office:value="0" calcext:value-type="float">
            <text:p>0</text:p>
          </table:table-cell>
          <table:table-cell table:formula="of:=SUM([.F2:.F23])/[.H23]" office:value-type="percentage" office:value="0" calcext:value-type="percentage">
            <text:p>0.00%</text:p>
          </table:table-cell>
          <table:table-cell office:value-type="float" office:value="22" calcext:value-type="float">
            <text:p>22</text:p>
          </table:table-cell>
          <table:table-cell table:formula="of:=CONCATENATE([.B23]; &quot; &quot;; [.C23])" office:value-type="string" office:string-value="Wim van Duijn" calcext:value-type="string">
            <text:p>Wim van Duijn</text:p>
          </table:table-cell>
          <table:table-cell table:formula="of:=[.D23]" office:value-type="string" office:string-value="male" calcext:value-type="string">
            <text:p>male</text:p>
          </table:table-cell>
          <table:table-cell table:style-name="ce484" table:formula="of:=[.E23]" office:value-type="string" office:string-value="Katwijk" calcext:value-type="string">
            <text:p>Katwijk</text:p>
          </table:table-cell>
        </table:table-row>
        <table:table-row table:style-name="ro1">
          <table:table-cell office:value-type="string" calcext:value-type="string">
            <text:p>S.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van Westreenen</text:p>
          </table:table-cell>
          <table:table-cell table:style-name="ce461" office:value-type="string" calcext:value-type="string">
            <text:p>male</text:p>
          </table:table-cell>
          <table:table-cell office:value-type="string" calcext:value-type="string">
            <text:p>Kesteren</text:p>
          </table:table-cell>
          <table:table-cell table:formula="of:=IF([.D24]=&quot;female&quot;;1;0)" office:value-type="float" office:value="0" calcext:value-type="float">
            <text:p>0</text:p>
          </table:table-cell>
          <table:table-cell table:formula="of:=SUM([.F2:.F24])/[.H24]" office:value-type="percentage" office:value="0" calcext:value-type="percentage">
            <text:p>0.00%</text:p>
          </table:table-cell>
          <table:table-cell office:value-type="float" office:value="23" calcext:value-type="float">
            <text:p>23</text:p>
          </table:table-cell>
          <table:table-cell table:formula="of:=CONCATENATE([.B24]; &quot; &quot;; [.C24])" office:value-type="string" office:string-value="Steven van Westreenen" calcext:value-type="string">
            <text:p>Steven van Westreenen</text:p>
          </table:table-cell>
          <table:table-cell table:formula="of:=[.D24]" office:value-type="string" office:string-value="male" calcext:value-type="string">
            <text:p>male</text:p>
          </table:table-cell>
          <table:table-cell table:style-name="ce485" table:formula="of:=[.E24]" office:value-type="string" office:string-value="Kesteren" calcext:value-type="string">
            <text:p>Kesteren</text:p>
          </table:table-cell>
        </table:table-row>
        <table:table-row table:style-name="ro1">
          <table:table-cell office:value-type="string" calcext:value-type="string">
            <text:p>J.A.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van 't Land</text:p>
          </table:table-cell>
          <table:table-cell table:style-name="ce461" office:value-type="string" calcext:value-type="string">
            <text:p>male</text:p>
          </table:table-cell>
          <table:table-cell office:value-type="string" calcext:value-type="string">
            <text:p>Ede</text:p>
          </table:table-cell>
          <table:table-cell table:formula="of:=IF([.D25]=&quot;female&quot;;1;0)" office:value-type="float" office:value="0" calcext:value-type="float">
            <text:p>0</text:p>
          </table:table-cell>
          <table:table-cell table:formula="of:=SUM([.F2:.F25])/[.H25]" office:value-type="percentage" office:value="0" calcext:value-type="percentage">
            <text:p>0.00%</text:p>
          </table:table-cell>
          <table:table-cell office:value-type="float" office:value="24" calcext:value-type="float">
            <text:p>24</text:p>
          </table:table-cell>
          <table:table-cell table:formula="of:=CONCATENATE([.B25]; &quot; &quot;; [.C25])" office:value-type="string" office:string-value="Hans van 't Land" calcext:value-type="string">
            <text:p>Hans van 't Land</text:p>
          </table:table-cell>
          <table:table-cell table:formula="of:=[.D25]" office:value-type="string" office:string-value="male" calcext:value-type="string">
            <text:p>male</text:p>
          </table:table-cell>
          <table:table-cell table:style-name="ce486" table:formula="of:=[.E25]" office:value-type="string" office:string-value="Ede" calcext:value-type="string">
            <text:p>Ede</text:p>
          </table:table-cell>
        </table:table-row>
        <table:table-row table:style-name="ro1">
          <table:table-cell office:value-type="string" calcext:value-type="string">
            <text:p>P.T.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Noordergraaf</text:p>
          </table:table-cell>
          <table:table-cell table:style-name="ce461" office:value-type="string" calcext:value-type="string">
            <text:p>male</text:p>
          </table:table-cell>
          <table:table-cell office:value-type="string" calcext:value-type="string">
            <text:p>Werkendam</text:p>
          </table:table-cell>
          <table:table-cell table:formula="of:=IF([.D26]=&quot;female&quot;;1;0)" office:value-type="float" office:value="0" calcext:value-type="float">
            <text:p>0</text:p>
          </table:table-cell>
          <table:table-cell table:formula="of:=SUM([.F2:.F26])/[.H26]" office:value-type="percentage" office:value="0" calcext:value-type="percentage">
            <text:p>0.00%</text:p>
          </table:table-cell>
          <table:table-cell office:value-type="float" office:value="25" calcext:value-type="float">
            <text:p>25</text:p>
          </table:table-cell>
          <table:table-cell table:formula="of:=CONCATENATE([.B26]; &quot; &quot;; [.C26])" office:value-type="string" office:string-value="Peter Noordergraaf" calcext:value-type="string">
            <text:p>Peter Noordergraaf</text:p>
          </table:table-cell>
          <table:table-cell table:formula="of:=[.D26]" office:value-type="string" office:string-value="male" calcext:value-type="string">
            <text:p>male</text:p>
          </table:table-cell>
          <table:table-cell table:style-name="ce487" table:formula="of:=[.E26]" office:value-type="string" office:string-value="Werkendam" calcext:value-type="string">
            <text:p>Werkendam</text:p>
          </table:table-cell>
        </table:table-row>
        <table:table-row table:style-name="ro1">
          <table:table-cell office:value-type="string" calcext:value-type="string">
            <text:p>J.W.</text:p>
          </table:table-cell>
          <table:table-cell office:value-type="string" calcext:value-type="string">
            <text:p>Jan Willem</text:p>
          </table:table-cell>
          <table:table-cell office:value-type="string" calcext:value-type="string">
            <text:p>Benschop</text:p>
          </table:table-cell>
          <table:table-cell table:style-name="ce461" office:value-type="string" calcext:value-type="string">
            <text:p>male</text:p>
          </table:table-cell>
          <table:table-cell office:value-type="string" calcext:value-type="string">
            <text:p>Lopik</text:p>
          </table:table-cell>
          <table:table-cell table:formula="of:=IF([.D27]=&quot;female&quot;;1;0)" office:value-type="float" office:value="0" calcext:value-type="float">
            <text:p>0</text:p>
          </table:table-cell>
          <table:table-cell table:formula="of:=SUM([.F2:.F27])/[.H27]" office:value-type="percentage" office:value="0" calcext:value-type="percentage">
            <text:p>0.00%</text:p>
          </table:table-cell>
          <table:table-cell office:value-type="float" office:value="26" calcext:value-type="float">
            <text:p>26</text:p>
          </table:table-cell>
          <table:table-cell table:formula="of:=CONCATENATE([.B27]; &quot; &quot;; [.C27])" office:value-type="string" office:string-value="Jan Willem Benschop" calcext:value-type="string">
            <text:p>Jan Willem Benschop</text:p>
          </table:table-cell>
          <table:table-cell table:formula="of:=[.D27]" office:value-type="string" office:string-value="male" calcext:value-type="string">
            <text:p>male</text:p>
          </table:table-cell>
          <table:table-cell table:style-name="ce488" table:formula="of:=[.E27]" office:value-type="string" office:string-value="Lopik" calcext:value-type="string">
            <text:p>Lopik</text:p>
          </table:table-cell>
        </table:table-row>
        <table:table-row table:style-name="ro1">
          <table:table-cell office:value-type="string" calcext:value-type="string">
            <text:p>A.I.G.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Dorst</text:p>
          </table:table-cell>
          <table:table-cell table:style-name="ce461" office:value-type="string" calcext:value-type="string">
            <text:p>male</text:p>
          </table:table-cell>
          <table:table-cell office:value-type="string" calcext:value-type="string">
            <text:p>Yerseke</text:p>
          </table:table-cell>
          <table:table-cell table:formula="of:=IF([.D28]=&quot;female&quot;;1;0)" office:value-type="float" office:value="0" calcext:value-type="float">
            <text:p>0</text:p>
          </table:table-cell>
          <table:table-cell table:formula="of:=SUM([.F2:.F28])/[.H28]" office:value-type="percentage" office:value="0" calcext:value-type="percentage">
            <text:p>0.00%</text:p>
          </table:table-cell>
          <table:table-cell office:value-type="float" office:value="27" calcext:value-type="float">
            <text:p>27</text:p>
          </table:table-cell>
          <table:table-cell table:formula="of:=CONCATENATE([.B28]; &quot; &quot;; [.C28])" office:value-type="string" office:string-value="Ad Dorst" calcext:value-type="string">
            <text:p>Ad Dorst</text:p>
          </table:table-cell>
          <table:table-cell table:formula="of:=[.D28]" office:value-type="string" office:string-value="male" calcext:value-type="string">
            <text:p>male</text:p>
          </table:table-cell>
          <table:table-cell table:style-name="ce489" table:formula="of:=[.E28]" office:value-type="string" office:string-value="Yerseke" calcext:value-type="string">
            <text:p>Yerseke</text:p>
          </table:table-cell>
        </table:table-row>
        <table:table-row table:style-name="ro1">
          <table:table-cell office:value-type="string" calcext:value-type="string">
            <text:p>W.</text:p>
          </table:table-cell>
          <table:table-cell office:value-type="string" calcext:value-type="string">
            <text:p>Wouter</text:p>
          </table:table-cell>
          <table:table-cell office:value-type="string" calcext:value-type="string">
            <text:p>van den Berg</text:p>
          </table:table-cell>
          <table:table-cell table:style-name="ce461" office:value-type="string" calcext:value-type="string">
            <text:p>male</text:p>
          </table:table-cell>
          <table:table-cell office:value-type="string" calcext:value-type="string">
            <text:p>Houten</text:p>
          </table:table-cell>
          <table:table-cell table:formula="of:=IF([.D29]=&quot;female&quot;;1;0)" office:value-type="float" office:value="0" calcext:value-type="float">
            <text:p>0</text:p>
          </table:table-cell>
          <table:table-cell table:formula="of:=SUM([.F2:.F29])/[.H29]" office:value-type="percentage" office:value="0" calcext:value-type="percentage">
            <text:p>0.00%</text:p>
          </table:table-cell>
          <table:table-cell office:value-type="float" office:value="28" calcext:value-type="float">
            <text:p>28</text:p>
          </table:table-cell>
          <table:table-cell table:formula="of:=CONCATENATE([.B29]; &quot; &quot;; [.C29])" office:value-type="string" office:string-value="Wouter van den Berg" calcext:value-type="string">
            <text:p>Wouter van den Berg</text:p>
          </table:table-cell>
          <table:table-cell table:formula="of:=[.D29]" office:value-type="string" office:string-value="male" calcext:value-type="string">
            <text:p>male</text:p>
          </table:table-cell>
          <table:table-cell table:style-name="ce490" table:formula="of:=[.E29]" office:value-type="string" office:string-value="Houten" calcext:value-type="string">
            <text:p>Houten</text:p>
          </table:table-cell>
        </table:table-row>
        <table:table-row table:style-name="ro1">
          <table:table-cell office:value-type="string" calcext:value-type="string">
            <text:p>W.</text:p>
          </table:table-cell>
          <table:table-cell office:value-type="string" calcext:value-type="string">
            <text:p>Wim</text:p>
          </table:table-cell>
          <table:table-cell office:value-type="string" calcext:value-type="string">
            <text:p>de Vries</text:p>
          </table:table-cell>
          <table:table-cell table:style-name="ce461" office:value-type="string" calcext:value-type="string">
            <text:p>male</text:p>
          </table:table-cell>
          <table:table-cell office:value-type="string" calcext:value-type="string">
            <text:p>Veenendaal</text:p>
          </table:table-cell>
          <table:table-cell table:formula="of:=IF([.D30]=&quot;female&quot;;1;0)" office:value-type="float" office:value="0" calcext:value-type="float">
            <text:p>0</text:p>
          </table:table-cell>
          <table:table-cell table:formula="of:=SUM([.F2:.F30])/[.H30]" office:value-type="percentage" office:value="0" calcext:value-type="percentage">
            <text:p>0.00%</text:p>
          </table:table-cell>
          <table:table-cell office:value-type="float" office:value="29" calcext:value-type="float">
            <text:p>29</text:p>
          </table:table-cell>
          <table:table-cell table:formula="of:=CONCATENATE([.B30]; &quot; &quot;; [.C30])" office:value-type="string" office:string-value="Wim de Vries" calcext:value-type="string">
            <text:p>Wim de Vries</text:p>
          </table:table-cell>
          <table:table-cell table:formula="of:=[.D30]" office:value-type="string" office:string-value="male" calcext:value-type="string">
            <text:p>male</text:p>
          </table:table-cell>
          <table:table-cell table:style-name="ce491" table:formula="of:=[.E30]" office:value-type="string" office:string-value="Veenendaal" calcext:value-type="string">
            <text:p>Veenendaal</text:p>
          </table:table-cell>
        </table:table-row>
        <table:table-row table:style-name="ro1">
          <table:table-cell office:value-type="string" calcext:value-type="string">
            <text:p>M.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Brouwer</text:p>
          </table:table-cell>
          <table:table-cell table:style-name="ce461" office:value-type="string" calcext:value-type="string">
            <text:p>male</text:p>
          </table:table-cell>
          <table:table-cell office:value-type="string" calcext:value-type="string">
            <text:p>Lunteren</text:p>
          </table:table-cell>
          <table:table-cell table:formula="of:=IF([.D31]=&quot;female&quot;;1;0)" office:value-type="float" office:value="0" calcext:value-type="float">
            <text:p>0</text:p>
          </table:table-cell>
          <table:table-cell table:formula="of:=SUM([.F2:.F31])/[.H31]" office:value-type="percentage" office:value="0" calcext:value-type="percentage">
            <text:p>0.00%</text:p>
          </table:table-cell>
          <table:table-cell office:value-type="float" office:value="30" calcext:value-type="float">
            <text:p>30</text:p>
          </table:table-cell>
          <table:table-cell table:formula="of:=CONCATENATE([.B31]; &quot; &quot;; [.C31])" office:value-type="string" office:string-value="Mark Brouwer" calcext:value-type="string">
            <text:p>Mark Brouwer</text:p>
          </table:table-cell>
          <table:table-cell table:formula="of:=[.D31]" office:value-type="string" office:string-value="male" calcext:value-type="string">
            <text:p>male</text:p>
          </table:table-cell>
          <table:table-cell table:style-name="ce492" table:formula="of:=[.E31]" office:value-type="string" office:string-value="Lunteren" calcext:value-type="string">
            <text:p>Lunteren</text:p>
          </table:table-cell>
        </table:table-row>
        <table:table-row table:style-name="ro1">
          <table:table-cell table:number-columns-repeated="10"/>
          <table:table-cell table:style-name="ce493"/>
        </table:table-row>
        <table:table-row table:style-name="ro1">
          <table:table-cell table:number-columns-repeated="10"/>
          <table:table-cell table:style-name="ce494"/>
        </table:table-row>
        <table:table-row table:style-name="ro1">
          <table:table-cell table:number-columns-repeated="10"/>
          <table:table-cell table:style-name="ce495"/>
        </table:table-row>
        <table:table-row table:style-name="ro1">
          <table:table-cell table:number-columns-repeated="10"/>
          <table:table-cell table:style-name="ce496"/>
        </table:table-row>
        <table:table-row table:style-name="ro1">
          <table:table-cell table:number-columns-repeated="10"/>
          <table:table-cell table:style-name="ce497"/>
        </table:table-row>
        <table:table-row table:style-name="ro1">
          <table:table-cell table:number-columns-repeated="10"/>
          <table:table-cell table:style-name="ce498"/>
        </table:table-row>
        <table:table-row table:style-name="ro1">
          <table:table-cell table:number-columns-repeated="10"/>
          <table:table-cell table:style-name="ce499"/>
        </table:table-row>
        <table:table-row table:style-name="ro1">
          <table:table-cell table:number-columns-repeated="10"/>
          <table:table-cell table:style-name="ce500"/>
        </table:table-row>
        <table:table-row table:style-name="ro1">
          <table:table-cell table:number-columns-repeated="10"/>
          <table:table-cell table:style-name="ce501"/>
        </table:table-row>
        <table:table-row table:style-name="ro1">
          <table:table-cell table:number-columns-repeated="10"/>
          <table:table-cell table:style-name="ce502"/>
        </table:table-row>
        <table:table-row table:style-name="ro1">
          <table:table-cell table:number-columns-repeated="10"/>
          <table:table-cell table:style-name="ce503"/>
        </table:table-row>
        <table:table-row table:style-name="ro1">
          <table:table-cell table:number-columns-repeated="10"/>
          <table:table-cell table:style-name="ce504"/>
        </table:table-row>
        <table:table-row table:style-name="ro1">
          <table:table-cell table:number-columns-repeated="10"/>
          <table:table-cell table:style-name="ce505"/>
        </table:table-row>
        <table:table-row table:style-name="ro1">
          <table:table-cell table:number-columns-repeated="10"/>
          <table:table-cell table:style-name="ce506"/>
        </table:table-row>
        <table:table-row table:style-name="ro1">
          <table:table-cell table:number-columns-repeated="10"/>
          <table:table-cell table:style-name="ce507"/>
        </table:table-row>
        <table:table-row table:style-name="ro1">
          <table:table-cell table:number-columns-repeated="10"/>
          <table:table-cell table:style-name="ce508"/>
        </table:table-row>
        <table:table-row table:style-name="ro1">
          <table:table-cell table:number-columns-repeated="10"/>
          <table:table-cell table:style-name="ce509"/>
        </table:table-row>
        <table:table-row table:style-name="ro1">
          <table:table-cell table:number-columns-repeated="10"/>
          <table:table-cell table:style-name="ce510"/>
        </table:table-row>
        <table:table-row table:style-name="ro1">
          <table:table-cell table:number-columns-repeated="10"/>
          <table:table-cell table:style-name="ce511"/>
        </table:table-row>
        <table:table-row table:style-name="ro1">
          <table:table-cell table:number-columns-repeated="10"/>
          <table:table-cell table:style-name="ce512"/>
        </table:table-row>
        <table:table-row table:style-name="ro1" table:number-rows-repeated="29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SGP.D2:SGP.D31">
            <calcext:condition calcext:apply-style-name="Untitled1" calcext:value="=&quot;male&quot;" calcext:base-cell-address="SGP.D2"/>
          </calcext:conditional-format>
          <calcext:conditional-format calcext:target-range-address="SGP.K2:SGP.K2">
            <calcext:condition calcext:apply-style-name="Untitled1" calcext:value="=&quot;male&quot;" calcext:base-cell-address="SGP.K2"/>
            <calcext:condition calcext:apply-style-name="Untitled2" calcext:value="=&quot;female&quot;" calcext:base-cell-address="SGP.K2"/>
          </calcext:conditional-format>
          <calcext:conditional-format calcext:target-range-address="SGP.K1:SGP.K1">
            <calcext:condition calcext:apply-style-name="Untitled1" calcext:value="=&quot;male&quot;" calcext:base-cell-address="SGP.K1"/>
            <calcext:condition calcext:apply-style-name="Untitled2" calcext:value="=&quot;female&quot;" calcext:base-cell-address="SGP.K1"/>
          </calcext:conditional-format>
          <calcext:conditional-format calcext:target-range-address="SGP.K3:SGP.K3">
            <calcext:condition calcext:apply-style-name="Untitled1" calcext:value="=&quot;male&quot;" calcext:base-cell-address="SGP.K3"/>
            <calcext:condition calcext:apply-style-name="Untitled2" calcext:value="=&quot;female&quot;" calcext:base-cell-address="SGP.K3"/>
          </calcext:conditional-format>
          <calcext:conditional-format calcext:target-range-address="SGP.K4:SGP.K4">
            <calcext:condition calcext:apply-style-name="Untitled1" calcext:value="=&quot;male&quot;" calcext:base-cell-address="SGP.K4"/>
            <calcext:condition calcext:apply-style-name="Untitled2" calcext:value="=&quot;female&quot;" calcext:base-cell-address="SGP.K4"/>
          </calcext:conditional-format>
          <calcext:conditional-format calcext:target-range-address="SGP.K5:SGP.K5">
            <calcext:condition calcext:apply-style-name="Untitled1" calcext:value="=&quot;male&quot;" calcext:base-cell-address="SGP.K5"/>
            <calcext:condition calcext:apply-style-name="Untitled2" calcext:value="=&quot;female&quot;" calcext:base-cell-address="SGP.K5"/>
          </calcext:conditional-format>
          <calcext:conditional-format calcext:target-range-address="SGP.K6:SGP.K6">
            <calcext:condition calcext:apply-style-name="Untitled1" calcext:value="=&quot;male&quot;" calcext:base-cell-address="SGP.K6"/>
            <calcext:condition calcext:apply-style-name="Untitled2" calcext:value="=&quot;female&quot;" calcext:base-cell-address="SGP.K6"/>
          </calcext:conditional-format>
          <calcext:conditional-format calcext:target-range-address="SGP.K7:SGP.K7">
            <calcext:condition calcext:apply-style-name="Untitled1" calcext:value="=&quot;male&quot;" calcext:base-cell-address="SGP.K7"/>
            <calcext:condition calcext:apply-style-name="Untitled2" calcext:value="=&quot;female&quot;" calcext:base-cell-address="SGP.K7"/>
          </calcext:conditional-format>
          <calcext:conditional-format calcext:target-range-address="SGP.K8:SGP.K8">
            <calcext:condition calcext:apply-style-name="Untitled1" calcext:value="=&quot;male&quot;" calcext:base-cell-address="SGP.K8"/>
            <calcext:condition calcext:apply-style-name="Untitled2" calcext:value="=&quot;female&quot;" calcext:base-cell-address="SGP.K8"/>
          </calcext:conditional-format>
          <calcext:conditional-format calcext:target-range-address="SGP.K9:SGP.K9">
            <calcext:condition calcext:apply-style-name="Untitled1" calcext:value="=&quot;male&quot;" calcext:base-cell-address="SGP.K9"/>
            <calcext:condition calcext:apply-style-name="Untitled2" calcext:value="=&quot;female&quot;" calcext:base-cell-address="SGP.K9"/>
          </calcext:conditional-format>
          <calcext:conditional-format calcext:target-range-address="SGP.K10:SGP.K10">
            <calcext:condition calcext:apply-style-name="Untitled1" calcext:value="=&quot;male&quot;" calcext:base-cell-address="SGP.K10"/>
            <calcext:condition calcext:apply-style-name="Untitled2" calcext:value="=&quot;female&quot;" calcext:base-cell-address="SGP.K10"/>
          </calcext:conditional-format>
          <calcext:conditional-format calcext:target-range-address="SGP.K11:SGP.K11">
            <calcext:condition calcext:apply-style-name="Untitled1" calcext:value="=&quot;male&quot;" calcext:base-cell-address="SGP.K11"/>
            <calcext:condition calcext:apply-style-name="Untitled2" calcext:value="=&quot;female&quot;" calcext:base-cell-address="SGP.K11"/>
          </calcext:conditional-format>
          <calcext:conditional-format calcext:target-range-address="SGP.K12:SGP.K12">
            <calcext:condition calcext:apply-style-name="Untitled1" calcext:value="=&quot;male&quot;" calcext:base-cell-address="SGP.K12"/>
            <calcext:condition calcext:apply-style-name="Untitled2" calcext:value="=&quot;female&quot;" calcext:base-cell-address="SGP.K12"/>
          </calcext:conditional-format>
          <calcext:conditional-format calcext:target-range-address="SGP.K13:SGP.K13">
            <calcext:condition calcext:apply-style-name="Untitled1" calcext:value="=&quot;male&quot;" calcext:base-cell-address="SGP.K13"/>
            <calcext:condition calcext:apply-style-name="Untitled2" calcext:value="=&quot;female&quot;" calcext:base-cell-address="SGP.K13"/>
          </calcext:conditional-format>
          <calcext:conditional-format calcext:target-range-address="SGP.K14:SGP.K14">
            <calcext:condition calcext:apply-style-name="Untitled1" calcext:value="=&quot;male&quot;" calcext:base-cell-address="SGP.K14"/>
            <calcext:condition calcext:apply-style-name="Untitled2" calcext:value="=&quot;female&quot;" calcext:base-cell-address="SGP.K14"/>
          </calcext:conditional-format>
          <calcext:conditional-format calcext:target-range-address="SGP.K15:SGP.K15">
            <calcext:condition calcext:apply-style-name="Untitled1" calcext:value="=&quot;male&quot;" calcext:base-cell-address="SGP.K15"/>
            <calcext:condition calcext:apply-style-name="Untitled2" calcext:value="=&quot;female&quot;" calcext:base-cell-address="SGP.K15"/>
          </calcext:conditional-format>
          <calcext:conditional-format calcext:target-range-address="SGP.K16:SGP.K16">
            <calcext:condition calcext:apply-style-name="Untitled1" calcext:value="=&quot;male&quot;" calcext:base-cell-address="SGP.K16"/>
            <calcext:condition calcext:apply-style-name="Untitled2" calcext:value="=&quot;female&quot;" calcext:base-cell-address="SGP.K16"/>
          </calcext:conditional-format>
          <calcext:conditional-format calcext:target-range-address="SGP.K17:SGP.K17">
            <calcext:condition calcext:apply-style-name="Untitled1" calcext:value="=&quot;male&quot;" calcext:base-cell-address="SGP.K17"/>
            <calcext:condition calcext:apply-style-name="Untitled2" calcext:value="=&quot;female&quot;" calcext:base-cell-address="SGP.K17"/>
          </calcext:conditional-format>
          <calcext:conditional-format calcext:target-range-address="SGP.K18:SGP.K18">
            <calcext:condition calcext:apply-style-name="Untitled1" calcext:value="=&quot;male&quot;" calcext:base-cell-address="SGP.K18"/>
            <calcext:condition calcext:apply-style-name="Untitled2" calcext:value="=&quot;female&quot;" calcext:base-cell-address="SGP.K18"/>
          </calcext:conditional-format>
          <calcext:conditional-format calcext:target-range-address="SGP.K19:SGP.K19">
            <calcext:condition calcext:apply-style-name="Untitled1" calcext:value="=&quot;male&quot;" calcext:base-cell-address="SGP.K19"/>
            <calcext:condition calcext:apply-style-name="Untitled2" calcext:value="=&quot;female&quot;" calcext:base-cell-address="SGP.K19"/>
          </calcext:conditional-format>
          <calcext:conditional-format calcext:target-range-address="SGP.K20:SGP.K20">
            <calcext:condition calcext:apply-style-name="Untitled1" calcext:value="=&quot;male&quot;" calcext:base-cell-address="SGP.K20"/>
            <calcext:condition calcext:apply-style-name="Untitled2" calcext:value="=&quot;female&quot;" calcext:base-cell-address="SGP.K20"/>
          </calcext:conditional-format>
          <calcext:conditional-format calcext:target-range-address="SGP.K21:SGP.K21">
            <calcext:condition calcext:apply-style-name="Untitled1" calcext:value="=&quot;male&quot;" calcext:base-cell-address="SGP.K21"/>
            <calcext:condition calcext:apply-style-name="Untitled2" calcext:value="=&quot;female&quot;" calcext:base-cell-address="SGP.K21"/>
          </calcext:conditional-format>
          <calcext:conditional-format calcext:target-range-address="SGP.K22:SGP.K22">
            <calcext:condition calcext:apply-style-name="Untitled1" calcext:value="=&quot;male&quot;" calcext:base-cell-address="SGP.K22"/>
            <calcext:condition calcext:apply-style-name="Untitled2" calcext:value="=&quot;female&quot;" calcext:base-cell-address="SGP.K22"/>
          </calcext:conditional-format>
          <calcext:conditional-format calcext:target-range-address="SGP.K23:SGP.K23">
            <calcext:condition calcext:apply-style-name="Untitled1" calcext:value="=&quot;male&quot;" calcext:base-cell-address="SGP.K23"/>
            <calcext:condition calcext:apply-style-name="Untitled2" calcext:value="=&quot;female&quot;" calcext:base-cell-address="SGP.K23"/>
          </calcext:conditional-format>
          <calcext:conditional-format calcext:target-range-address="SGP.K24:SGP.K24">
            <calcext:condition calcext:apply-style-name="Untitled1" calcext:value="=&quot;male&quot;" calcext:base-cell-address="SGP.K24"/>
            <calcext:condition calcext:apply-style-name="Untitled2" calcext:value="=&quot;female&quot;" calcext:base-cell-address="SGP.K24"/>
          </calcext:conditional-format>
          <calcext:conditional-format calcext:target-range-address="SGP.K25:SGP.K25">
            <calcext:condition calcext:apply-style-name="Untitled1" calcext:value="=&quot;male&quot;" calcext:base-cell-address="SGP.K25"/>
            <calcext:condition calcext:apply-style-name="Untitled2" calcext:value="=&quot;female&quot;" calcext:base-cell-address="SGP.K25"/>
          </calcext:conditional-format>
          <calcext:conditional-format calcext:target-range-address="SGP.K26:SGP.K26">
            <calcext:condition calcext:apply-style-name="Untitled1" calcext:value="=&quot;male&quot;" calcext:base-cell-address="SGP.K26"/>
            <calcext:condition calcext:apply-style-name="Untitled2" calcext:value="=&quot;female&quot;" calcext:base-cell-address="SGP.K26"/>
          </calcext:conditional-format>
          <calcext:conditional-format calcext:target-range-address="SGP.K27:SGP.K27">
            <calcext:condition calcext:apply-style-name="Untitled1" calcext:value="=&quot;male&quot;" calcext:base-cell-address="SGP.K27"/>
            <calcext:condition calcext:apply-style-name="Untitled2" calcext:value="=&quot;female&quot;" calcext:base-cell-address="SGP.K27"/>
          </calcext:conditional-format>
          <calcext:conditional-format calcext:target-range-address="SGP.K28:SGP.K28">
            <calcext:condition calcext:apply-style-name="Untitled1" calcext:value="=&quot;male&quot;" calcext:base-cell-address="SGP.K28"/>
            <calcext:condition calcext:apply-style-name="Untitled2" calcext:value="=&quot;female&quot;" calcext:base-cell-address="SGP.K28"/>
          </calcext:conditional-format>
          <calcext:conditional-format calcext:target-range-address="SGP.K29:SGP.K29">
            <calcext:condition calcext:apply-style-name="Untitled1" calcext:value="=&quot;male&quot;" calcext:base-cell-address="SGP.K29"/>
            <calcext:condition calcext:apply-style-name="Untitled2" calcext:value="=&quot;female&quot;" calcext:base-cell-address="SGP.K29"/>
          </calcext:conditional-format>
          <calcext:conditional-format calcext:target-range-address="SGP.K30:SGP.K30">
            <calcext:condition calcext:apply-style-name="Untitled1" calcext:value="=&quot;male&quot;" calcext:base-cell-address="SGP.K30"/>
            <calcext:condition calcext:apply-style-name="Untitled2" calcext:value="=&quot;female&quot;" calcext:base-cell-address="SGP.K30"/>
          </calcext:conditional-format>
          <calcext:conditional-format calcext:target-range-address="SGP.K31:SGP.K31">
            <calcext:condition calcext:apply-style-name="Untitled1" calcext:value="=&quot;male&quot;" calcext:base-cell-address="SGP.K31"/>
            <calcext:condition calcext:apply-style-name="Untitled2" calcext:value="=&quot;female&quot;" calcext:base-cell-address="SGP.K31"/>
          </calcext:conditional-format>
          <calcext:conditional-format calcext:target-range-address="SGP.K32:SGP.K32">
            <calcext:condition calcext:apply-style-name="Untitled1" calcext:value="=&quot;male&quot;" calcext:base-cell-address="SGP.K32"/>
            <calcext:condition calcext:apply-style-name="Untitled2" calcext:value="=&quot;female&quot;" calcext:base-cell-address="SGP.K32"/>
          </calcext:conditional-format>
          <calcext:conditional-format calcext:target-range-address="SGP.K33:SGP.K33">
            <calcext:condition calcext:apply-style-name="Untitled1" calcext:value="=&quot;male&quot;" calcext:base-cell-address="SGP.K33"/>
            <calcext:condition calcext:apply-style-name="Untitled2" calcext:value="=&quot;female&quot;" calcext:base-cell-address="SGP.K33"/>
          </calcext:conditional-format>
          <calcext:conditional-format calcext:target-range-address="SGP.K34:SGP.K34">
            <calcext:condition calcext:apply-style-name="Untitled1" calcext:value="=&quot;male&quot;" calcext:base-cell-address="SGP.K34"/>
            <calcext:condition calcext:apply-style-name="Untitled2" calcext:value="=&quot;female&quot;" calcext:base-cell-address="SGP.K34"/>
          </calcext:conditional-format>
          <calcext:conditional-format calcext:target-range-address="SGP.K35:SGP.K35">
            <calcext:condition calcext:apply-style-name="Untitled1" calcext:value="=&quot;male&quot;" calcext:base-cell-address="SGP.K35"/>
            <calcext:condition calcext:apply-style-name="Untitled2" calcext:value="=&quot;female&quot;" calcext:base-cell-address="SGP.K35"/>
          </calcext:conditional-format>
          <calcext:conditional-format calcext:target-range-address="SGP.K36:SGP.K36">
            <calcext:condition calcext:apply-style-name="Untitled1" calcext:value="=&quot;male&quot;" calcext:base-cell-address="SGP.K36"/>
            <calcext:condition calcext:apply-style-name="Untitled2" calcext:value="=&quot;female&quot;" calcext:base-cell-address="SGP.K36"/>
          </calcext:conditional-format>
          <calcext:conditional-format calcext:target-range-address="SGP.K37:SGP.K37">
            <calcext:condition calcext:apply-style-name="Untitled1" calcext:value="=&quot;male&quot;" calcext:base-cell-address="SGP.K37"/>
            <calcext:condition calcext:apply-style-name="Untitled2" calcext:value="=&quot;female&quot;" calcext:base-cell-address="SGP.K37"/>
          </calcext:conditional-format>
          <calcext:conditional-format calcext:target-range-address="SGP.K38:SGP.K38">
            <calcext:condition calcext:apply-style-name="Untitled1" calcext:value="=&quot;male&quot;" calcext:base-cell-address="SGP.K38"/>
            <calcext:condition calcext:apply-style-name="Untitled2" calcext:value="=&quot;female&quot;" calcext:base-cell-address="SGP.K38"/>
          </calcext:conditional-format>
          <calcext:conditional-format calcext:target-range-address="SGP.K39:SGP.K39">
            <calcext:condition calcext:apply-style-name="Untitled1" calcext:value="=&quot;male&quot;" calcext:base-cell-address="SGP.K39"/>
            <calcext:condition calcext:apply-style-name="Untitled2" calcext:value="=&quot;female&quot;" calcext:base-cell-address="SGP.K39"/>
          </calcext:conditional-format>
          <calcext:conditional-format calcext:target-range-address="SGP.K40:SGP.K40">
            <calcext:condition calcext:apply-style-name="Untitled1" calcext:value="=&quot;male&quot;" calcext:base-cell-address="SGP.K40"/>
            <calcext:condition calcext:apply-style-name="Untitled2" calcext:value="=&quot;female&quot;" calcext:base-cell-address="SGP.K40"/>
          </calcext:conditional-format>
          <calcext:conditional-format calcext:target-range-address="SGP.K41:SGP.K41">
            <calcext:condition calcext:apply-style-name="Untitled1" calcext:value="=&quot;male&quot;" calcext:base-cell-address="SGP.K41"/>
            <calcext:condition calcext:apply-style-name="Untitled2" calcext:value="=&quot;female&quot;" calcext:base-cell-address="SGP.K41"/>
          </calcext:conditional-format>
          <calcext:conditional-format calcext:target-range-address="SGP.K42:SGP.K42">
            <calcext:condition calcext:apply-style-name="Untitled1" calcext:value="=&quot;male&quot;" calcext:base-cell-address="SGP.K42"/>
            <calcext:condition calcext:apply-style-name="Untitled2" calcext:value="=&quot;female&quot;" calcext:base-cell-address="SGP.K42"/>
          </calcext:conditional-format>
          <calcext:conditional-format calcext:target-range-address="SGP.K43:SGP.K43">
            <calcext:condition calcext:apply-style-name="Untitled1" calcext:value="=&quot;male&quot;" calcext:base-cell-address="SGP.K43"/>
            <calcext:condition calcext:apply-style-name="Untitled2" calcext:value="=&quot;female&quot;" calcext:base-cell-address="SGP.K43"/>
          </calcext:conditional-format>
          <calcext:conditional-format calcext:target-range-address="SGP.K44:SGP.K44">
            <calcext:condition calcext:apply-style-name="Untitled1" calcext:value="=&quot;male&quot;" calcext:base-cell-address="SGP.K44"/>
            <calcext:condition calcext:apply-style-name="Untitled2" calcext:value="=&quot;female&quot;" calcext:base-cell-address="SGP.K44"/>
          </calcext:conditional-format>
          <calcext:conditional-format calcext:target-range-address="SGP.K45:SGP.K45">
            <calcext:condition calcext:apply-style-name="Untitled1" calcext:value="=&quot;male&quot;" calcext:base-cell-address="SGP.K45"/>
            <calcext:condition calcext:apply-style-name="Untitled2" calcext:value="=&quot;female&quot;" calcext:base-cell-address="SGP.K45"/>
          </calcext:conditional-format>
          <calcext:conditional-format calcext:target-range-address="SGP.K46:SGP.K46">
            <calcext:condition calcext:apply-style-name="Untitled1" calcext:value="=&quot;male&quot;" calcext:base-cell-address="SGP.K46"/>
            <calcext:condition calcext:apply-style-name="Untitled2" calcext:value="=&quot;female&quot;" calcext:base-cell-address="SGP.K46"/>
          </calcext:conditional-format>
          <calcext:conditional-format calcext:target-range-address="SGP.K47:SGP.K47">
            <calcext:condition calcext:apply-style-name="Untitled1" calcext:value="=&quot;male&quot;" calcext:base-cell-address="SGP.K47"/>
            <calcext:condition calcext:apply-style-name="Untitled2" calcext:value="=&quot;female&quot;" calcext:base-cell-address="SGP.K47"/>
          </calcext:conditional-format>
          <calcext:conditional-format calcext:target-range-address="SGP.K48:SGP.K48">
            <calcext:condition calcext:apply-style-name="Untitled1" calcext:value="=&quot;male&quot;" calcext:base-cell-address="SGP.K48"/>
            <calcext:condition calcext:apply-style-name="Untitled2" calcext:value="=&quot;female&quot;" calcext:base-cell-address="SGP.K48"/>
          </calcext:conditional-format>
          <calcext:conditional-format calcext:target-range-address="SGP.K49:SGP.K49">
            <calcext:condition calcext:apply-style-name="Untitled1" calcext:value="=&quot;male&quot;" calcext:base-cell-address="SGP.K49"/>
            <calcext:condition calcext:apply-style-name="Untitled2" calcext:value="=&quot;female&quot;" calcext:base-cell-address="SGP.K49"/>
          </calcext:conditional-format>
          <calcext:conditional-format calcext:target-range-address="SGP.K50:SGP.K50">
            <calcext:condition calcext:apply-style-name="Untitled1" calcext:value="=&quot;male&quot;" calcext:base-cell-address="SGP.K50"/>
            <calcext:condition calcext:apply-style-name="Untitled2" calcext:value="=&quot;female&quot;" calcext:base-cell-address="SGP.K50"/>
          </calcext:conditional-format>
          <calcext:conditional-format calcext:target-range-address="SGP.K51:SGP.K51">
            <calcext:condition calcext:apply-style-name="Untitled1" calcext:value="=&quot;male&quot;" calcext:base-cell-address="SGP.K51"/>
            <calcext:condition calcext:apply-style-name="Untitled2" calcext:value="=&quot;female&quot;" calcext:base-cell-address="SGP.K51"/>
          </calcext:conditional-format>
        </calcext:conditional-formats>
      </table:table>
      <table:table table:name="PvdD" table:style-name="ta1">
        <table:shapes>
          <draw:frame draw:z-index="0" draw:style-name="gr1" draw:text-style-name="P1" svg:width="287.38mm" svg:height="89.99mm" svg:x="43.78mm" svg:y="39.78mm">
            <loext:p draw:notify-on-update-of-ranges="PvdD.G1:PvdD.G1 PvdD.G2:PvdD.G51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513"/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Initials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City</text:p>
          </table:table-cell>
          <table:table-cell/>
          <table:table-cell table:style-name="Default" office:value-type="string" calcext:value-type="string">
            <text:p>Percentage women</text:p>
          </table:table-cell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Gender</text:p>
          </table:table-cell>
          <table:table-cell table:style-name="ce514" office:value-type="string" calcext:value-type="string">
            <text:p>City</text:p>
          </table:table-cell>
        </table:table-row>
        <table:table-row table:style-name="ro1">
          <table:table-cell office:value-type="string" calcext:value-type="string">
            <text:p>M.L.</text:p>
          </table:table-cell>
          <table:table-cell office:value-type="string" calcext:value-type="string">
            <text:p>Marianne</text:p>
          </table:table-cell>
          <table:table-cell office:value-type="string" calcext:value-type="string">
            <text:p>Thiem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arssen</text:p>
          </table:table-cell>
          <table:table-cell table:formula="of:=IF([.D2]=&quot;female&quot;;1;0)" office:value-type="float" office:value="1" calcext:value-type="float">
            <text:p>1</text:p>
          </table:table-cell>
          <table:table-cell table:formula="of:=[.F2]/[.H2]" office:value-type="percentage" office:value="1" calcext:value-type="percentage">
            <text:p>100.00%</text:p>
          </table:table-cell>
          <table:table-cell office:value-type="float" office:value="1" calcext:value-type="float">
            <text:p>1</text:p>
          </table:table-cell>
          <table:table-cell table:formula="of:=CONCATENATE([.B2]; &quot; &quot;; [.C2])" office:value-type="string" office:string-value="Marianne Thieme" calcext:value-type="string">
            <text:p>Marianne Thieme</text:p>
          </table:table-cell>
          <table:table-cell table:formula="of:=[.D2]" office:value-type="string" office:string-value="female" calcext:value-type="string">
            <text:p>female</text:p>
          </table:table-cell>
          <table:table-cell table:style-name="ce515" table:formula="of:=[.E2]" office:value-type="string" office:string-value="Maarssen" calcext:value-type="string">
            <text:p>Maarssen</text:p>
          </table:table-cell>
        </table:table-row>
        <table:table-row table:style-name="ro1">
          <table:table-cell office:value-type="string" calcext:value-type="string">
            <text:p>E.</text:p>
          </table:table-cell>
          <table:table-cell office:value-type="string" calcext:value-type="string">
            <text:p>Esther</text:p>
          </table:table-cell>
          <table:table-cell office:value-type="string" calcext:value-type="string">
            <text:p>Ouwehan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eiden</text:p>
          </table:table-cell>
          <table:table-cell table:formula="of:=IF([.D3]=&quot;female&quot;;1;0)" office:value-type="float" office:value="1" calcext:value-type="float">
            <text:p>1</text:p>
          </table:table-cell>
          <table:table-cell table:formula="of:=SUM([.F2:.F3])/[.H3]" office:value-type="percentage" office:value="1" calcext:value-type="percentage">
            <text:p>100.00%</text:p>
          </table:table-cell>
          <table:table-cell office:value-type="float" office:value="2" calcext:value-type="float">
            <text:p>2</text:p>
          </table:table-cell>
          <table:table-cell table:formula="of:=CONCATENATE([.B3]; &quot; &quot;; [.C3])" office:value-type="string" office:string-value="Esther Ouwehand" calcext:value-type="string">
            <text:p>Esther Ouwehand</text:p>
          </table:table-cell>
          <table:table-cell table:formula="of:=[.D3]" office:value-type="string" office:string-value="female" calcext:value-type="string">
            <text:p>female</text:p>
          </table:table-cell>
          <table:table-cell table:style-name="ce516" table:formula="of:=[.E3]" office:value-type="string" office:string-value="Leiden" calcext:value-type="string">
            <text:p>Leiden</text:p>
          </table:table-cell>
        </table:table-row>
        <table:table-row table:style-name="ro1">
          <table:table-cell office:value-type="string" calcext:value-type="string">
            <text:p>L.</text:p>
          </table:table-cell>
          <table:table-cell office:value-type="string" calcext:value-type="string">
            <text:p>Lammert</text:p>
          </table:table-cell>
          <table:table-cell office:value-type="string" calcext:value-type="string">
            <text:p>van Ra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msterdam</text:p>
          </table:table-cell>
          <table:table-cell table:formula="of:=IF([.D4]=&quot;female&quot;;1;0)" office:value-type="float" office:value="0" calcext:value-type="float">
            <text:p>0</text:p>
          </table:table-cell>
          <table:table-cell table:formula="of:=SUM([.F2:.F4])/[.H4]" office:value-type="percentage" office:value="0.666666666666667" calcext:value-type="percentage">
            <text:p>66.67%</text:p>
          </table:table-cell>
          <table:table-cell office:value-type="float" office:value="3" calcext:value-type="float">
            <text:p>3</text:p>
          </table:table-cell>
          <table:table-cell table:formula="of:=CONCATENATE([.B4]; &quot; &quot;; [.C4])" office:value-type="string" office:string-value="Lammert van Raan" calcext:value-type="string">
            <text:p>Lammert van Raan</text:p>
          </table:table-cell>
          <table:table-cell table:formula="of:=[.D4]" office:value-type="string" office:string-value="male" calcext:value-type="string">
            <text:p>male</text:p>
          </table:table-cell>
          <table:table-cell table:style-name="ce517" table:formula="of:=[.E4]" office:value-type="string" office:string-value="Amsterdam" calcext:value-type="string">
            <text:p>Amsterdam</text:p>
          </table:table-cell>
        </table:table-row>
        <table:table-row table:style-name="ro1">
          <table:table-cell office:value-type="string" calcext:value-type="string">
            <text:p>F.P.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Wassenbe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eleen</text:p>
          </table:table-cell>
          <table:table-cell table:formula="of:=IF([.D5]=&quot;female&quot;;1;0)" office:value-type="float" office:value="0" calcext:value-type="float">
            <text:p>0</text:p>
          </table:table-cell>
          <table:table-cell table:formula="of:=SUM([.F2:.F5])/[.H5]" office:value-type="percentage" office:value="0.5" calcext:value-type="percentage">
            <text:p>50.00%</text:p>
          </table:table-cell>
          <table:table-cell office:value-type="float" office:value="4" calcext:value-type="float">
            <text:p>4</text:p>
          </table:table-cell>
          <table:table-cell table:formula="of:=CONCATENATE([.B5]; &quot; &quot;; [.C5])" office:value-type="string" office:string-value="Frank Wassenberg" calcext:value-type="string">
            <text:p>Frank Wassenberg</text:p>
          </table:table-cell>
          <table:table-cell table:formula="of:=[.D5]" office:value-type="string" office:string-value="male" calcext:value-type="string">
            <text:p>male</text:p>
          </table:table-cell>
          <table:table-cell table:style-name="ce518" table:formula="of:=[.E5]" office:value-type="string" office:string-value="Geleen" calcext:value-type="string">
            <text:p>Geleen</text:p>
          </table:table-cell>
        </table:table-row>
        <table:table-row table:style-name="ro1">
          <table:table-cell office:value-type="string" calcext:value-type="string">
            <text:p>F.M.</text:p>
          </table:table-cell>
          <table:table-cell office:value-type="string" calcext:value-type="string">
            <text:p>Femke Merel</text:p>
          </table:table-cell>
          <table:table-cell office:value-type="string" calcext:value-type="string">
            <text:p>Ariss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uis ter Heide</text:p>
          </table:table-cell>
          <table:table-cell table:formula="of:=IF([.D6]=&quot;female&quot;;1;0)" office:value-type="float" office:value="1" calcext:value-type="float">
            <text:p>1</text:p>
          </table:table-cell>
          <table:table-cell table:formula="of:=SUM([.F2:.F6])/[.H6]" office:value-type="percentage" office:value="0.6" calcext:value-type="percentage">
            <text:p>60.00%</text:p>
          </table:table-cell>
          <table:table-cell office:value-type="float" office:value="5" calcext:value-type="float">
            <text:p>5</text:p>
          </table:table-cell>
          <table:table-cell table:formula="of:=CONCATENATE([.B6]; &quot; &quot;; [.C6])" office:value-type="string" office:string-value="Femke Merel Arissen" calcext:value-type="string">
            <text:p>Femke Merel Arissen</text:p>
          </table:table-cell>
          <table:table-cell table:formula="of:=[.D6]" office:value-type="string" office:string-value="female" calcext:value-type="string">
            <text:p>female</text:p>
          </table:table-cell>
          <table:table-cell table:style-name="ce519" table:formula="of:=[.E6]" office:value-type="string" office:string-value="Huis ter Heide" calcext:value-type="string">
            <text:p>Huis ter Heide</text:p>
          </table:table-cell>
        </table:table-row>
        <table:table-row table:style-name="ro1">
          <table:table-cell office:value-type="string" calcext:value-type="string">
            <text:p>E.M.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van Esc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trecht</text:p>
          </table:table-cell>
          <table:table-cell table:formula="of:=IF([.D7]=&quot;female&quot;;1;0)" office:value-type="float" office:value="1" calcext:value-type="float">
            <text:p>1</text:p>
          </table:table-cell>
          <table:table-cell table:formula="of:=SUM([.F2:.F7])/[.H7]" office:value-type="percentage" office:value="0.666666666666667" calcext:value-type="percentage">
            <text:p>66.67%</text:p>
          </table:table-cell>
          <table:table-cell office:value-type="float" office:value="6" calcext:value-type="float">
            <text:p>6</text:p>
          </table:table-cell>
          <table:table-cell table:formula="of:=CONCATENATE([.B7]; &quot; &quot;; [.C7])" office:value-type="string" office:string-value="Eva van Esch" calcext:value-type="string">
            <text:p>Eva van Esch</text:p>
          </table:table-cell>
          <table:table-cell table:formula="of:=[.D7]" office:value-type="string" office:string-value="female" calcext:value-type="string">
            <text:p>female</text:p>
          </table:table-cell>
          <table:table-cell table:style-name="ce520" table:formula="of:=[.E7]" office:value-type="string" office:string-value="Utrecht" calcext:value-type="string">
            <text:p>Utrecht</text:p>
          </table:table-cell>
        </table:table-row>
        <table:table-row table:style-name="ro1">
          <table:table-cell office:value-type="string" calcext:value-type="string">
            <text:p>C.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Teuniss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's-Gravenhage</text:p>
          </table:table-cell>
          <table:table-cell table:formula="of:=IF([.D8]=&quot;female&quot;;1;0)" office:value-type="float" office:value="1" calcext:value-type="float">
            <text:p>1</text:p>
          </table:table-cell>
          <table:table-cell table:formula="of:=SUM([.F2:.F8])/[.H8]" office:value-type="percentage" office:value="0.714285714285714" calcext:value-type="percentage">
            <text:p>71.43%</text:p>
          </table:table-cell>
          <table:table-cell office:value-type="float" office:value="7" calcext:value-type="float">
            <text:p>7</text:p>
          </table:table-cell>
          <table:table-cell table:formula="of:=CONCATENATE([.B8]; &quot; &quot;; [.C8])" office:value-type="string" office:string-value="Christine Teunissen" calcext:value-type="string">
            <text:p>Christine Teunissen</text:p>
          </table:table-cell>
          <table:table-cell table:formula="of:=[.D8]" office:value-type="string" office:string-value="female" calcext:value-type="string">
            <text:p>female</text:p>
          </table:table-cell>
          <table:table-cell table:style-name="ce521" table:formula="of:=[.E8]" office:value-type="string" office:string-value="'s-Gravenhage" calcext:value-type="string">
            <text:p>'s-Gravenhage</text:p>
          </table:table-cell>
        </table:table-row>
        <table:table-row table:style-name="ro1">
          <table:table-cell office:value-type="string" calcext:value-type="string">
            <text:p>M.</text:p>
          </table:table-cell>
          <table:table-cell office:value-type="string" calcext:value-type="string">
            <text:p>Floriske</text:p>
          </table:table-cell>
          <table:table-cell office:value-type="string" calcext:value-type="string">
            <text:p>van Leeuw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Wyler</text:p>
          </table:table-cell>
          <table:table-cell table:formula="of:=IF([.D9]=&quot;female&quot;;1;0)" office:value-type="float" office:value="1" calcext:value-type="float">
            <text:p>1</text:p>
          </table:table-cell>
          <table:table-cell table:formula="of:=SUM([.F2:.F9])/[.H9]" office:value-type="percentage" office:value="0.75" calcext:value-type="percentage">
            <text:p>75.00%</text:p>
          </table:table-cell>
          <table:table-cell office:value-type="float" office:value="8" calcext:value-type="float">
            <text:p>8</text:p>
          </table:table-cell>
          <table:table-cell table:formula="of:=CONCATENATE([.B9]; &quot; &quot;; [.C9])" office:value-type="string" office:string-value="Floriske van Leeuwen" calcext:value-type="string">
            <text:p>Floriske van Leeuwen</text:p>
          </table:table-cell>
          <table:table-cell table:formula="of:=[.D9]" office:value-type="string" office:string-value="female" calcext:value-type="string">
            <text:p>female</text:p>
          </table:table-cell>
          <table:table-cell table:style-name="ce522" table:formula="of:=[.E9]" office:value-type="string" office:string-value="Wyler" calcext:value-type="string">
            <text:p>Wyler</text:p>
          </table:table-cell>
        </table:table-row>
        <table:table-row table:style-name="ro1">
          <table:table-cell office:value-type="string" calcext:value-type="string">
            <text:p>N.K.</text:p>
          </table:table-cell>
          <table:table-cell office:value-type="string" calcext:value-type="string">
            <text:p>Niko</text:p>
          </table:table-cell>
          <table:table-cell office:value-type="string" calcext:value-type="string">
            <text:p>Koffe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ierhouten</text:p>
          </table:table-cell>
          <table:table-cell table:formula="of:=IF([.D10]=&quot;female&quot;;1;0)" office:value-type="float" office:value="0" calcext:value-type="float">
            <text:p>0</text:p>
          </table:table-cell>
          <table:table-cell table:formula="of:=SUM([.F2:.F10])/[.H10]" office:value-type="percentage" office:value="0.666666666666667" calcext:value-type="percentage">
            <text:p>66.67%</text:p>
          </table:table-cell>
          <table:table-cell office:value-type="float" office:value="9" calcext:value-type="float">
            <text:p>9</text:p>
          </table:table-cell>
          <table:table-cell table:formula="of:=CONCATENATE([.B10]; &quot; &quot;; [.C10])" office:value-type="string" office:string-value="Niko Koffeman" calcext:value-type="string">
            <text:p>Niko Koffeman</text:p>
          </table:table-cell>
          <table:table-cell table:formula="of:=[.D10]" office:value-type="string" office:string-value="male" calcext:value-type="string">
            <text:p>male</text:p>
          </table:table-cell>
          <table:table-cell table:style-name="ce523" table:formula="of:=[.E10]" office:value-type="string" office:string-value="Vierhouten" calcext:value-type="string">
            <text:p>Vierhouten</text:p>
          </table:table-cell>
        </table:table-row>
        <table:table-row table:style-name="ro1">
          <table:table-cell office:value-type="string" calcext:value-type="string">
            <text:p>E.R.</text:p>
          </table:table-cell>
          <table:table-cell office:value-type="string" calcext:value-type="string">
            <text:p>Ewald</text:p>
          </table:table-cell>
          <table:table-cell office:value-type="string" calcext:value-type="string">
            <text:p>Engele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msterdam</text:p>
          </table:table-cell>
          <table:table-cell table:formula="of:=IF([.D11]=&quot;female&quot;;1;0)" office:value-type="float" office:value="0" calcext:value-type="float">
            <text:p>0</text:p>
          </table:table-cell>
          <table:table-cell table:formula="of:=SUM([.F2:.F11])/[.H11]" office:value-type="percentage" office:value="0.6" calcext:value-type="percentage">
            <text:p>60.00%</text:p>
          </table:table-cell>
          <table:table-cell office:value-type="float" office:value="10" calcext:value-type="float">
            <text:p>10</text:p>
          </table:table-cell>
          <table:table-cell table:formula="of:=CONCATENATE([.B11]; &quot; &quot;; [.C11])" office:value-type="string" office:string-value="Ewald Engelen" calcext:value-type="string">
            <text:p>Ewald Engelen</text:p>
          </table:table-cell>
          <table:table-cell table:formula="of:=[.D11]" office:value-type="string" office:string-value="male" calcext:value-type="string">
            <text:p>male</text:p>
          </table:table-cell>
          <table:table-cell table:style-name="ce524" table:formula="of:=[.E11]" office:value-type="string" office:string-value="Amsterdam" calcext:value-type="string">
            <text:p>Amsterdam</text:p>
          </table:table-cell>
        </table:table-row>
        <table:table-row table:style-name="ro1">
          <table:table-cell office:value-type="string" calcext:value-type="string">
            <text:p>J.F.W.</text:p>
          </table:table-cell>
          <table:table-cell office:value-type="string" calcext:value-type="string">
            <text:p>Johnas</text:p>
          </table:table-cell>
          <table:table-cell office:value-type="string" calcext:value-type="string">
            <text:p>van Lammere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msterdam</text:p>
          </table:table-cell>
          <table:table-cell table:formula="of:=IF([.D12]=&quot;female&quot;;1;0)" office:value-type="float" office:value="0" calcext:value-type="float">
            <text:p>0</text:p>
          </table:table-cell>
          <table:table-cell table:formula="of:=SUM([.F2:.F12])/[.H12]" office:value-type="percentage" office:value="0.545454545454545" calcext:value-type="percentage">
            <text:p>54.55%</text:p>
          </table:table-cell>
          <table:table-cell office:value-type="float" office:value="11" calcext:value-type="float">
            <text:p>11</text:p>
          </table:table-cell>
          <table:table-cell table:formula="of:=CONCATENATE([.B12]; &quot; &quot;; [.C12])" office:value-type="string" office:string-value="Johnas van Lammeren" calcext:value-type="string">
            <text:p>Johnas van Lammeren</text:p>
          </table:table-cell>
          <table:table-cell table:formula="of:=[.D12]" office:value-type="string" office:string-value="male" calcext:value-type="string">
            <text:p>male</text:p>
          </table:table-cell>
          <table:table-cell table:style-name="ce525" table:formula="of:=[.E12]" office:value-type="string" office:string-value="Amsterdam" calcext:value-type="string">
            <text:p>Amsterdam</text:p>
          </table:table-cell>
        </table:table-row>
        <table:table-row table:style-name="ro1">
          <table:table-cell office:value-type="string" calcext:value-type="string">
            <text:p>E.S.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kerbo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msterdam</text:p>
          </table:table-cell>
          <table:table-cell table:formula="of:=IF([.D13]=&quot;female&quot;;1;0)" office:value-type="float" office:value="1" calcext:value-type="float">
            <text:p>1</text:p>
          </table:table-cell>
          <table:table-cell table:formula="of:=SUM([.F2:.F13])/[.H13]" office:value-type="percentage" office:value="0.583333333333333" calcext:value-type="percentage">
            <text:p>58.33%</text:p>
          </table:table-cell>
          <table:table-cell office:value-type="float" office:value="12" calcext:value-type="float">
            <text:p>12</text:p>
          </table:table-cell>
          <table:table-cell table:formula="of:=CONCATENATE([.B13]; &quot; &quot;; [.C13])" office:value-type="string" office:string-value="Eva Akerboom" calcext:value-type="string">
            <text:p>Eva Akerboom</text:p>
          </table:table-cell>
          <table:table-cell table:formula="of:=[.D13]" office:value-type="string" office:string-value="female" calcext:value-type="string">
            <text:p>female</text:p>
          </table:table-cell>
          <table:table-cell table:style-name="ce526" table:formula="of:=[.E13]" office:value-type="string" office:string-value="Amsterdam" calcext:value-type="string">
            <text:p>Amsterdam</text:p>
          </table:table-cell>
        </table:table-row>
        <table:table-row table:style-name="ro1">
          <table:table-cell office:value-type="string" calcext:value-type="string">
            <text:p>A.E.</text:p>
          </table:table-cell>
          <table:table-cell office:value-type="string" calcext:value-type="string">
            <text:p>Bram</text:p>
          </table:table-cell>
          <table:table-cell office:value-type="string" calcext:value-type="string">
            <text:p>van Lier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aarlem</text:p>
          </table:table-cell>
          <table:table-cell table:formula="of:=IF([.D14]=&quot;female&quot;;1;0)" office:value-type="float" office:value="0" calcext:value-type="float">
            <text:p>0</text:p>
          </table:table-cell>
          <table:table-cell table:formula="of:=SUM([.F2:.F14])/[.H14]" office:value-type="percentage" office:value="0.538461538461538" calcext:value-type="percentage">
            <text:p>53.85%</text:p>
          </table:table-cell>
          <table:table-cell office:value-type="float" office:value="13" calcext:value-type="float">
            <text:p>13</text:p>
          </table:table-cell>
          <table:table-cell table:formula="of:=CONCATENATE([.B14]; &quot; &quot;; [.C14])" office:value-type="string" office:string-value="Bram van Liere" calcext:value-type="string">
            <text:p>Bram van Liere</text:p>
          </table:table-cell>
          <table:table-cell table:formula="of:=[.D14]" office:value-type="string" office:string-value="male" calcext:value-type="string">
            <text:p>male</text:p>
          </table:table-cell>
          <table:table-cell table:style-name="ce527" table:formula="of:=[.E14]" office:value-type="string" office:string-value="Haarlem" calcext:value-type="string">
            <text:p>Haarlem</text:p>
          </table:table-cell>
        </table:table-row>
        <table:table-row table:style-name="ro1">
          <table:table-cell office:value-type="string" calcext:value-type="string">
            <text:p>G.S.L.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van Voorthuiz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enlo</text:p>
          </table:table-cell>
          <table:table-cell table:formula="of:=IF([.D15]=&quot;female&quot;;1;0)" office:value-type="float" office:value="1" calcext:value-type="float">
            <text:p>1</text:p>
          </table:table-cell>
          <table:table-cell table:formula="of:=SUM([.F2:.F15])/[.H15]" office:value-type="percentage" office:value="0.571428571428571" calcext:value-type="percentage">
            <text:p>57.14%</text:p>
          </table:table-cell>
          <table:table-cell office:value-type="float" office:value="14" calcext:value-type="float">
            <text:p>14</text:p>
          </table:table-cell>
          <table:table-cell table:formula="of:=CONCATENATE([.B15]; &quot; &quot;; [.C15])" office:value-type="string" office:string-value="Stephanie van Voorthuizen" calcext:value-type="string">
            <text:p>Stephanie van Voorthuizen</text:p>
          </table:table-cell>
          <table:table-cell table:formula="of:=[.D15]" office:value-type="string" office:string-value="female" calcext:value-type="string">
            <text:p>female</text:p>
          </table:table-cell>
          <table:table-cell table:style-name="ce528" table:formula="of:=[.E15]" office:value-type="string" office:string-value="Venlo" calcext:value-type="string">
            <text:p>Venlo</text:p>
          </table:table-cell>
        </table:table-row>
        <table:table-row table:style-name="ro1">
          <table:table-cell office:value-type="string" calcext:value-type="string">
            <text:p>M.C.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van der We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ijsbergen</text:p>
          </table:table-cell>
          <table:table-cell table:formula="of:=IF([.D16]=&quot;female&quot;;1;0)" office:value-type="float" office:value="0" calcext:value-type="float">
            <text:p>0</text:p>
          </table:table-cell>
          <table:table-cell table:formula="of:=SUM([.F2:.F16])/[.H16]" office:value-type="percentage" office:value="0.533333333333333" calcext:value-type="percentage">
            <text:p>53.33%</text:p>
          </table:table-cell>
          <table:table-cell office:value-type="float" office:value="15" calcext:value-type="float">
            <text:p>15</text:p>
          </table:table-cell>
          <table:table-cell table:formula="of:=CONCATENATE([.B16]; &quot; &quot;; [.C16])" office:value-type="string" office:string-value="Marco van der Wel" calcext:value-type="string">
            <text:p>Marco van der Wel</text:p>
          </table:table-cell>
          <table:table-cell table:formula="of:=[.D16]" office:value-type="string" office:string-value="male" calcext:value-type="string">
            <text:p>male</text:p>
          </table:table-cell>
          <table:table-cell table:style-name="ce529" table:formula="of:=[.E16]" office:value-type="string" office:string-value="Rijsbergen" calcext:value-type="string">
            <text:p>Rijsbergen</text:p>
          </table:table-cell>
        </table:table-row>
        <table:table-row table:style-name="ro1">
          <table:table-cell office:value-type="string" calcext:value-type="string">
            <text:p>L.R.</text:p>
          </table:table-cell>
          <table:table-cell office:value-type="string" calcext:value-type="string">
            <text:p>Luuk</text:p>
          </table:table-cell>
          <table:table-cell office:value-type="string" calcext:value-type="string">
            <text:p>van der Ve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peldoorn</text:p>
          </table:table-cell>
          <table:table-cell table:formula="of:=IF([.D17]=&quot;female&quot;;1;0)" office:value-type="float" office:value="0" calcext:value-type="float">
            <text:p>0</text:p>
          </table:table-cell>
          <table:table-cell table:formula="of:=SUM([.F2:.F17])/[.H17]" office:value-type="percentage" office:value="0.5" calcext:value-type="percentage">
            <text:p>50.00%</text:p>
          </table:table-cell>
          <table:table-cell office:value-type="float" office:value="16" calcext:value-type="float">
            <text:p>16</text:p>
          </table:table-cell>
          <table:table-cell table:formula="of:=CONCATENATE([.B17]; &quot; &quot;; [.C17])" office:value-type="string" office:string-value="Luuk van der Veer" calcext:value-type="string">
            <text:p>Luuk van der Veer</text:p>
          </table:table-cell>
          <table:table-cell table:formula="of:=[.D17]" office:value-type="string" office:string-value="male" calcext:value-type="string">
            <text:p>male</text:p>
          </table:table-cell>
          <table:table-cell table:style-name="ce530" table:formula="of:=[.E17]" office:value-type="string" office:string-value="Apeldoorn" calcext:value-type="string">
            <text:p>Apeldoorn</text:p>
          </table:table-cell>
        </table:table-row>
        <table:table-row table:style-name="ro1">
          <table:table-cell office:value-type="string" calcext:value-type="string">
            <text:p>A.H.K.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van Vieg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ijnacker</text:p>
          </table:table-cell>
          <table:table-cell table:formula="of:=IF([.D18]=&quot;female&quot;;1;0)" office:value-type="float" office:value="1" calcext:value-type="float">
            <text:p>1</text:p>
          </table:table-cell>
          <table:table-cell table:formula="of:=SUM([.F2:.F18])/[.H18]" office:value-type="percentage" office:value="0.529411764705882" calcext:value-type="percentage">
            <text:p>52.94%</text:p>
          </table:table-cell>
          <table:table-cell office:value-type="float" office:value="17" calcext:value-type="float">
            <text:p>17</text:p>
          </table:table-cell>
          <table:table-cell table:formula="of:=CONCATENATE([.B18]; &quot; &quot;; [.C18])" office:value-type="string" office:string-value="Carla van Viegen" calcext:value-type="string">
            <text:p>Carla van Viegen</text:p>
          </table:table-cell>
          <table:table-cell table:formula="of:=[.D18]" office:value-type="string" office:string-value="female" calcext:value-type="string">
            <text:p>female</text:p>
          </table:table-cell>
          <table:table-cell table:style-name="ce531" table:formula="of:=[.E18]" office:value-type="string" office:string-value="Pijnacker" calcext:value-type="string">
            <text:p>Pijnacker</text:p>
          </table:table-cell>
        </table:table-row>
        <table:table-row table:style-name="ro1">
          <table:table-cell office:value-type="string" calcext:value-type="string">
            <text:p>H.J.</text:p>
          </table:table-cell>
          <table:table-cell office:value-type="string" calcext:value-type="string">
            <text:p>Hiltje</text:p>
          </table:table-cell>
          <table:table-cell office:value-type="string" calcext:value-type="string">
            <text:p>Kell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riebergen-Rijsenburg</text:p>
          </table:table-cell>
          <table:table-cell table:formula="of:=IF([.D19]=&quot;female&quot;;1;0)" office:value-type="float" office:value="1" calcext:value-type="float">
            <text:p>1</text:p>
          </table:table-cell>
          <table:table-cell table:formula="of:=SUM([.F2:.F19])/[.H19]" office:value-type="percentage" office:value="0.555555555555556" calcext:value-type="percentage">
            <text:p>55.56%</text:p>
          </table:table-cell>
          <table:table-cell office:value-type="float" office:value="18" calcext:value-type="float">
            <text:p>18</text:p>
          </table:table-cell>
          <table:table-cell table:formula="of:=CONCATENATE([.B19]; &quot; &quot;; [.C19])" office:value-type="string" office:string-value="Hiltje Keller" calcext:value-type="string">
            <text:p>Hiltje Keller</text:p>
          </table:table-cell>
          <table:table-cell table:formula="of:=[.D19]" office:value-type="string" office:string-value="female" calcext:value-type="string">
            <text:p>female</text:p>
          </table:table-cell>
          <table:table-cell table:style-name="ce532" table:formula="of:=[.E19]" office:value-type="string" office:string-value="Driebergen-Rijsenburg" calcext:value-type="string">
            <text:p>Driebergen-Rijsenburg</text:p>
          </table:table-cell>
        </table:table-row>
        <table:table-row table:style-name="ro1">
          <table:table-cell office:value-type="string" calcext:value-type="string">
            <text:p>M.E.C.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van Doo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ijmegen</text:p>
          </table:table-cell>
          <table:table-cell table:formula="of:=IF([.D20]=&quot;female&quot;;1;0)" office:value-type="float" office:value="1" calcext:value-type="float">
            <text:p>1</text:p>
          </table:table-cell>
          <table:table-cell table:formula="of:=SUM([.F2:.F20])/[.H20]" office:value-type="percentage" office:value="0.578947368421053" calcext:value-type="percentage">
            <text:p>57.89%</text:p>
          </table:table-cell>
          <table:table-cell office:value-type="float" office:value="19" calcext:value-type="float">
            <text:p>19</text:p>
          </table:table-cell>
          <table:table-cell table:formula="of:=CONCATENATE([.B20]; &quot; &quot;; [.C20])" office:value-type="string" office:string-value="Michelle van Doorn" calcext:value-type="string">
            <text:p>Michelle van Doorn</text:p>
          </table:table-cell>
          <table:table-cell table:formula="of:=[.D20]" office:value-type="string" office:string-value="female" calcext:value-type="string">
            <text:p>female</text:p>
          </table:table-cell>
          <table:table-cell table:style-name="ce533" table:formula="of:=[.E20]" office:value-type="string" office:string-value="Nijmegen" calcext:value-type="string">
            <text:p>Nijmegen</text:p>
          </table:table-cell>
        </table:table-row>
        <table:table-row table:style-name="ro1">
          <table:table-cell office:value-type="string" calcext:value-type="string">
            <text:p>P.S.M.L.</text:p>
          </table:table-cell>
          <table:table-cell office:value-type="string" calcext:value-type="string">
            <text:p>Pascale</text:p>
          </table:table-cell>
          <table:table-cell office:value-type="string" calcext:value-type="string">
            <text:p>Plusqu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eerlen</text:p>
          </table:table-cell>
          <table:table-cell table:formula="of:=IF([.D21]=&quot;female&quot;;1;0)" office:value-type="float" office:value="1" calcext:value-type="float">
            <text:p>1</text:p>
          </table:table-cell>
          <table:table-cell table:formula="of:=SUM([.F2:.F21])/[.H21]" office:value-type="percentage" office:value="0.6" calcext:value-type="percentage">
            <text:p>60.00%</text:p>
          </table:table-cell>
          <table:table-cell office:value-type="float" office:value="20" calcext:value-type="float">
            <text:p>20</text:p>
          </table:table-cell>
          <table:table-cell table:formula="of:=CONCATENATE([.B21]; &quot; &quot;; [.C21])" office:value-type="string" office:string-value="Pascale Plusquin" calcext:value-type="string">
            <text:p>Pascale Plusquin</text:p>
          </table:table-cell>
          <table:table-cell table:formula="of:=[.D21]" office:value-type="string" office:string-value="female" calcext:value-type="string">
            <text:p>female</text:p>
          </table:table-cell>
          <table:table-cell table:style-name="ce534" table:formula="of:=[.E21]" office:value-type="string" office:string-value="Heerlen" calcext:value-type="string">
            <text:p>Heerlen</text:p>
          </table:table-cell>
        </table:table-row>
        <table:table-row table:style-name="ro1">
          <table:table-cell office:value-type="string" calcext:value-type="string">
            <text:p>R.T.J.</text:p>
          </table:table-cell>
          <table:table-cell office:value-type="string" calcext:value-type="string">
            <text:p>Ruud</text:p>
          </table:table-cell>
          <table:table-cell office:value-type="string" calcext:value-type="string">
            <text:p>van der Velde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otterdam</text:p>
          </table:table-cell>
          <table:table-cell table:formula="of:=IF([.D22]=&quot;female&quot;;1;0)" office:value-type="float" office:value="0" calcext:value-type="float">
            <text:p>0</text:p>
          </table:table-cell>
          <table:table-cell table:formula="of:=SUM([.F2:.F22])/[.H22]" office:value-type="percentage" office:value="0.571428571428571" calcext:value-type="percentage">
            <text:p>57.14%</text:p>
          </table:table-cell>
          <table:table-cell office:value-type="float" office:value="21" calcext:value-type="float">
            <text:p>21</text:p>
          </table:table-cell>
          <table:table-cell table:formula="of:=CONCATENATE([.B22]; &quot; &quot;; [.C22])" office:value-type="string" office:string-value="Ruud van der Velden" calcext:value-type="string">
            <text:p>Ruud van der Velden</text:p>
          </table:table-cell>
          <table:table-cell table:formula="of:=[.D22]" office:value-type="string" office:string-value="male" calcext:value-type="string">
            <text:p>male</text:p>
          </table:table-cell>
          <table:table-cell table:style-name="ce535" table:formula="of:=[.E22]" office:value-type="string" office:string-value="Rotterdam" calcext:value-type="string">
            <text:p>Rotterdam</text:p>
          </table:table-cell>
        </table:table-row>
        <table:table-row table:style-name="ro1">
          <table:table-cell office:value-type="string" calcext:value-type="string">
            <text:p>I.R.</text:p>
          </table:table-cell>
          <table:table-cell office:value-type="string" calcext:value-type="string">
            <text:p>Ilse</text:p>
          </table:table-cell>
          <table:table-cell office:value-type="string" calcext:value-type="string">
            <text:p>Smi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de</text:p>
          </table:table-cell>
          <table:table-cell table:formula="of:=IF([.D23]=&quot;female&quot;;1;0)" office:value-type="float" office:value="1" calcext:value-type="float">
            <text:p>1</text:p>
          </table:table-cell>
          <table:table-cell table:formula="of:=SUM([.F2:.F23])/[.H23]" office:value-type="percentage" office:value="0.590909090909091" calcext:value-type="percentage">
            <text:p>59.09%</text:p>
          </table:table-cell>
          <table:table-cell office:value-type="float" office:value="22" calcext:value-type="float">
            <text:p>22</text:p>
          </table:table-cell>
          <table:table-cell table:formula="of:=CONCATENATE([.B23]; &quot; &quot;; [.C23])" office:value-type="string" office:string-value="Ilse Smit" calcext:value-type="string">
            <text:p>Ilse Smit</text:p>
          </table:table-cell>
          <table:table-cell table:formula="of:=[.D23]" office:value-type="string" office:string-value="female" calcext:value-type="string">
            <text:p>female</text:p>
          </table:table-cell>
          <table:table-cell table:style-name="ce536" table:formula="of:=[.E23]" office:value-type="string" office:string-value="Ede" calcext:value-type="string">
            <text:p>Ede</text:p>
          </table:table-cell>
        </table:table-row>
        <table:table-row table:style-name="ro1">
          <table:table-cell office:value-type="string" calcext:value-type="string">
            <text:p>L.</text:p>
          </table:table-cell>
          <table:table-cell office:value-type="string" calcext:value-type="string">
            <text:p>Leonie</text:p>
          </table:table-cell>
          <table:table-cell office:value-type="string" calcext:value-type="string">
            <text:p>Vester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mere</text:p>
          </table:table-cell>
          <table:table-cell table:formula="of:=IF([.D24]=&quot;female&quot;;1;0)" office:value-type="float" office:value="1" calcext:value-type="float">
            <text:p>1</text:p>
          </table:table-cell>
          <table:table-cell table:formula="of:=SUM([.F2:.F24])/[.H24]" office:value-type="percentage" office:value="0.608695652173913" calcext:value-type="percentage">
            <text:p>60.87%</text:p>
          </table:table-cell>
          <table:table-cell office:value-type="float" office:value="23" calcext:value-type="float">
            <text:p>23</text:p>
          </table:table-cell>
          <table:table-cell table:formula="of:=CONCATENATE([.B24]; &quot; &quot;; [.C24])" office:value-type="string" office:string-value="Leonie Vestering" calcext:value-type="string">
            <text:p>Leonie Vestering</text:p>
          </table:table-cell>
          <table:table-cell table:formula="of:=[.D24]" office:value-type="string" office:string-value="female" calcext:value-type="string">
            <text:p>female</text:p>
          </table:table-cell>
          <table:table-cell table:style-name="ce537" table:formula="of:=[.E24]" office:value-type="string" office:string-value="Almere" calcext:value-type="string">
            <text:p>Almere</text:p>
          </table:table-cell>
        </table:table-row>
        <table:table-row table:style-name="ro1">
          <table:table-cell office:value-type="string" calcext:value-type="string">
            <text:p>A.</text:p>
          </table:table-cell>
          <table:table-cell office:value-type="string" calcext:value-type="string">
            <text:p>Anjo</text:p>
          </table:table-cell>
          <table:table-cell office:value-type="string" calcext:value-type="string">
            <text:p>Travaill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trecht</text:p>
          </table:table-cell>
          <table:table-cell table:formula="of:=IF([.D25]=&quot;female&quot;;1;0)" office:value-type="float" office:value="0" calcext:value-type="float">
            <text:p>0</text:p>
          </table:table-cell>
          <table:table-cell table:formula="of:=SUM([.F2:.F25])/[.H25]" office:value-type="percentage" office:value="0.583333333333333" calcext:value-type="percentage">
            <text:p>58.33%</text:p>
          </table:table-cell>
          <table:table-cell office:value-type="float" office:value="24" calcext:value-type="float">
            <text:p>24</text:p>
          </table:table-cell>
          <table:table-cell table:formula="of:=CONCATENATE([.B25]; &quot; &quot;; [.C25])" office:value-type="string" office:string-value="Anjo Travaille" calcext:value-type="string">
            <text:p>Anjo Travaille</text:p>
          </table:table-cell>
          <table:table-cell table:formula="of:=[.D25]" office:value-type="string" office:string-value="male" calcext:value-type="string">
            <text:p>male</text:p>
          </table:table-cell>
          <table:table-cell table:style-name="ce538" table:formula="of:=[.E25]" office:value-type="string" office:string-value="Utrecht" calcext:value-type="string">
            <text:p>Utrecht</text:p>
          </table:table-cell>
        </table:table-row>
        <table:table-row table:style-name="ro1">
          <table:table-cell office:value-type="string" calcext:value-type="string">
            <text:p>K.</text:p>
          </table:table-cell>
          <table:table-cell office:value-type="string" calcext:value-type="string">
            <text:p>Kirsten</text:p>
          </table:table-cell>
          <table:table-cell office:value-type="string" calcext:value-type="string">
            <text:p>de Wred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oningen</text:p>
          </table:table-cell>
          <table:table-cell table:formula="of:=IF([.D26]=&quot;female&quot;;1;0)" office:value-type="float" office:value="1" calcext:value-type="float">
            <text:p>1</text:p>
          </table:table-cell>
          <table:table-cell table:formula="of:=SUM([.F2:.F26])/[.H26]" office:value-type="percentage" office:value="0.6" calcext:value-type="percentage">
            <text:p>60.00%</text:p>
          </table:table-cell>
          <table:table-cell office:value-type="float" office:value="25" calcext:value-type="float">
            <text:p>25</text:p>
          </table:table-cell>
          <table:table-cell table:formula="of:=CONCATENATE([.B26]; &quot; &quot;; [.C26])" office:value-type="string" office:string-value="Kirsten de Wrede" calcext:value-type="string">
            <text:p>Kirsten de Wrede</text:p>
          </table:table-cell>
          <table:table-cell table:formula="of:=[.D26]" office:value-type="string" office:string-value="female" calcext:value-type="string">
            <text:p>female</text:p>
          </table:table-cell>
          <table:table-cell table:style-name="ce539" table:formula="of:=[.E26]" office:value-type="string" office:string-value="Groningen" calcext:value-type="string">
            <text:p>Groningen</text:p>
          </table:table-cell>
        </table:table-row>
        <table:table-row table:style-name="ro1">
          <table:table-cell office:value-type="string" calcext:value-type="string">
            <text:p>C.J.M.</text:p>
          </table:table-cell>
          <table:table-cell office:value-type="string" calcext:value-type="string">
            <text:p>Rinie</text:p>
          </table:table-cell>
          <table:table-cell office:value-type="string" calcext:value-type="string">
            <text:p>van der Zand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eitsum</text:p>
          </table:table-cell>
          <table:table-cell table:formula="of:=IF([.D27]=&quot;female&quot;;1;0)" office:value-type="float" office:value="1" calcext:value-type="float">
            <text:p>1</text:p>
          </table:table-cell>
          <table:table-cell table:formula="of:=SUM([.F2:.F27])/[.H27]" office:value-type="percentage" office:value="0.615384615384615" calcext:value-type="percentage">
            <text:p>61.54%</text:p>
          </table:table-cell>
          <table:table-cell office:value-type="float" office:value="26" calcext:value-type="float">
            <text:p>26</text:p>
          </table:table-cell>
          <table:table-cell table:formula="of:=CONCATENATE([.B27]; &quot; &quot;; [.C27])" office:value-type="string" office:string-value="Rinie van der Zanden" calcext:value-type="string">
            <text:p>Rinie van der Zanden</text:p>
          </table:table-cell>
          <table:table-cell table:formula="of:=[.D27]" office:value-type="string" office:string-value="female" calcext:value-type="string">
            <text:p>female</text:p>
          </table:table-cell>
          <table:table-cell table:style-name="ce540" table:formula="of:=[.E27]" office:value-type="string" office:string-value="Reitsum" calcext:value-type="string">
            <text:p>Reitsum</text:p>
          </table:table-cell>
        </table:table-row>
        <table:table-row table:style-name="ro1">
          <table:table-cell office:value-type="string" calcext:value-type="string">
            <text:p>T.A.O.</text:p>
          </table:table-cell>
          <table:table-cell office:value-type="string" calcext:value-type="string">
            <text:p>Trees</text:p>
          </table:table-cell>
          <table:table-cell office:value-type="string" calcext:value-type="string">
            <text:p>Janssen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iddelburg</text:p>
          </table:table-cell>
          <table:table-cell table:formula="of:=IF([.D28]=&quot;female&quot;;1;0)" office:value-type="float" office:value="1" calcext:value-type="float">
            <text:p>1</text:p>
          </table:table-cell>
          <table:table-cell table:formula="of:=SUM([.F2:.F28])/[.H28]" office:value-type="percentage" office:value="0.62962962962963" calcext:value-type="percentage">
            <text:p>62.96%</text:p>
          </table:table-cell>
          <table:table-cell office:value-type="float" office:value="27" calcext:value-type="float">
            <text:p>27</text:p>
          </table:table-cell>
          <table:table-cell table:formula="of:=CONCATENATE([.B28]; &quot; &quot;; [.C28])" office:value-type="string" office:string-value="Trees Janssens" calcext:value-type="string">
            <text:p>Trees Janssens</text:p>
          </table:table-cell>
          <table:table-cell table:formula="of:=[.D28]" office:value-type="string" office:string-value="female" calcext:value-type="string">
            <text:p>female</text:p>
          </table:table-cell>
          <table:table-cell table:style-name="ce541" table:formula="of:=[.E28]" office:value-type="string" office:string-value="Middelburg" calcext:value-type="string">
            <text:p>Middelburg</text:p>
          </table:table-cell>
        </table:table-row>
        <table:table-row table:style-name="ro1">
          <table:table-cell office:value-type="string" calcext:value-type="string">
            <text:p>I.</text:p>
          </table:table-cell>
          <table:table-cell office:value-type="string" calcext:value-type="string">
            <text:p>Ines</text:p>
          </table:table-cell>
          <table:table-cell office:value-type="string" calcext:value-type="string">
            <text:p>Kostić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lversum</text:p>
          </table:table-cell>
          <table:table-cell table:formula="of:=IF([.D29]=&quot;female&quot;;1;0)" office:value-type="float" office:value="1" calcext:value-type="float">
            <text:p>1</text:p>
          </table:table-cell>
          <table:table-cell table:formula="of:=SUM([.F2:.F29])/[.H29]" office:value-type="percentage" office:value="0.642857142857143" calcext:value-type="percentage">
            <text:p>64.29%</text:p>
          </table:table-cell>
          <table:table-cell office:value-type="float" office:value="28" calcext:value-type="float">
            <text:p>28</text:p>
          </table:table-cell>
          <table:table-cell table:formula="of:=CONCATENATE([.B29]; &quot; &quot;; [.C29])" office:value-type="string" office:string-value="Ines Kostić" calcext:value-type="string">
            <text:p>Ines Kostić</text:p>
          </table:table-cell>
          <table:table-cell table:formula="of:=[.D29]" office:value-type="string" office:string-value="female" calcext:value-type="string">
            <text:p>female</text:p>
          </table:table-cell>
          <table:table-cell table:style-name="ce542" table:formula="of:=[.E29]" office:value-type="string" office:string-value="Hilversum" calcext:value-type="string">
            <text:p>Hilversum</text:p>
          </table:table-cell>
        </table:table-row>
        <table:table-row table:style-name="ro1">
          <table:table-cell office:value-type="string" calcext:value-type="string">
            <text:p>A.A.H.</text:p>
          </table:table-cell>
          <table:table-cell office:value-type="string" calcext:value-type="string">
            <text:p>Anja</text:p>
          </table:table-cell>
          <table:table-cell office:value-type="string" calcext:value-type="string">
            <text:p>Hazekam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teveer</text:p>
          </table:table-cell>
          <table:table-cell table:formula="of:=IF([.D30]=&quot;female&quot;;1;0)" office:value-type="float" office:value="1" calcext:value-type="float">
            <text:p>1</text:p>
          </table:table-cell>
          <table:table-cell table:formula="of:=SUM([.F2:.F30])/[.H30]" office:value-type="percentage" office:value="0.655172413793103" calcext:value-type="percentage">
            <text:p>65.52%</text:p>
          </table:table-cell>
          <table:table-cell office:value-type="float" office:value="29" calcext:value-type="float">
            <text:p>29</text:p>
          </table:table-cell>
          <table:table-cell table:formula="of:=CONCATENATE([.B30]; &quot; &quot;; [.C30])" office:value-type="string" office:string-value="Anja Hazekamp" calcext:value-type="string">
            <text:p>Anja Hazekamp</text:p>
          </table:table-cell>
          <table:table-cell table:formula="of:=[.D30]" office:value-type="string" office:string-value="female" calcext:value-type="string">
            <text:p>female</text:p>
          </table:table-cell>
          <table:table-cell table:style-name="ce543" table:formula="of:=[.E30]" office:value-type="string" office:string-value="Alteveer" calcext:value-type="string">
            <text:p>Alteveer</text:p>
          </table:table-cell>
        </table:table-row>
        <table:table-row table:style-name="ro1">
          <table:table-cell office:value-type="string" calcext:value-type="string">
            <text:p>F.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Berend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ageningen</text:p>
          </table:table-cell>
          <table:table-cell table:formula="of:=IF([.D31]=&quot;female&quot;;1;0)" office:value-type="float" office:value="0" calcext:value-type="float">
            <text:p>0</text:p>
          </table:table-cell>
          <table:table-cell table:formula="of:=SUM([.F2:.F31])/[.H31]" office:value-type="percentage" office:value="0.633333333333333" calcext:value-type="percentage">
            <text:p>63.33%</text:p>
          </table:table-cell>
          <table:table-cell office:value-type="float" office:value="30" calcext:value-type="float">
            <text:p>30</text:p>
          </table:table-cell>
          <table:table-cell table:formula="of:=CONCATENATE([.B31]; &quot; &quot;; [.C31])" office:value-type="string" office:string-value="Frank Berendse" calcext:value-type="string">
            <text:p>Frank Berendse</text:p>
          </table:table-cell>
          <table:table-cell table:formula="of:=[.D31]" office:value-type="string" office:string-value="male" calcext:value-type="string">
            <text:p>male</text:p>
          </table:table-cell>
          <table:table-cell table:style-name="ce544" table:formula="of:=[.E31]" office:value-type="string" office:string-value="Wageningen" calcext:value-type="string">
            <text:p>Wageningen</text:p>
          </table:table-cell>
        </table:table-row>
        <table:table-row table:style-name="ro1">
          <table:table-cell office:value-type="string" calcext:value-type="string">
            <text:p>J.M.A.</text:p>
          </table:table-cell>
          <table:table-cell office:value-type="string" calcext:value-type="string">
            <text:p>Maarten</text:p>
          </table:table-cell>
          <table:table-cell office:value-type="string" calcext:value-type="string">
            <text:p>Biesheuve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eiden</text:p>
          </table:table-cell>
          <table:table-cell table:formula="of:=IF([.D32]=&quot;female&quot;;1;0)" office:value-type="float" office:value="0" calcext:value-type="float">
            <text:p>0</text:p>
          </table:table-cell>
          <table:table-cell table:formula="of:=SUM([.F2:.F32])/[.H32]" office:value-type="percentage" office:value="0.612903225806452" calcext:value-type="percentage">
            <text:p>61.29%</text:p>
          </table:table-cell>
          <table:table-cell office:value-type="float" office:value="31" calcext:value-type="float">
            <text:p>31</text:p>
          </table:table-cell>
          <table:table-cell table:formula="of:=CONCATENATE([.B32]; &quot; &quot;; [.C32])" office:value-type="string" office:string-value="Maarten Biesheuvel" calcext:value-type="string">
            <text:p>Maarten Biesheuvel</text:p>
          </table:table-cell>
          <table:table-cell table:formula="of:=[.D32]" office:value-type="string" office:string-value="male" calcext:value-type="string">
            <text:p>male</text:p>
          </table:table-cell>
          <table:table-cell table:style-name="ce545" table:formula="of:=[.E32]" office:value-type="string" office:string-value="Leiden" calcext:value-type="string">
            <text:p>Leiden</text:p>
          </table:table-cell>
        </table:table-row>
        <table:table-row table:style-name="ro1">
          <table:table-cell office:value-type="string" calcext:value-type="string">
            <text:p>J.P.</text:p>
          </table:table-cell>
          <table:table-cell office:value-type="string" calcext:value-type="string">
            <text:p>Jan-Peter</text:p>
          </table:table-cell>
          <table:table-cell office:value-type="string" calcext:value-type="string">
            <text:p>Cruim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ricum</text:p>
          </table:table-cell>
          <table:table-cell table:formula="of:=IF([.D33]=&quot;female&quot;;1;0)" office:value-type="float" office:value="0" calcext:value-type="float">
            <text:p>0</text:p>
          </table:table-cell>
          <table:table-cell table:formula="of:=SUM([.F2:.F33])/[.H33]" office:value-type="percentage" office:value="0.59375" calcext:value-type="percentage">
            <text:p>59.38%</text:p>
          </table:table-cell>
          <table:table-cell office:value-type="float" office:value="32" calcext:value-type="float">
            <text:p>32</text:p>
          </table:table-cell>
          <table:table-cell table:formula="of:=CONCATENATE([.B33]; &quot; &quot;; [.C33])" office:value-type="string" office:string-value="Jan-Peter Cruiming" calcext:value-type="string">
            <text:p>Jan-Peter Cruiming</text:p>
          </table:table-cell>
          <table:table-cell table:formula="of:=[.D33]" office:value-type="string" office:string-value="male" calcext:value-type="string">
            <text:p>male</text:p>
          </table:table-cell>
          <table:table-cell table:style-name="ce546" table:formula="of:=[.E33]" office:value-type="string" office:string-value="Blaricum" calcext:value-type="string">
            <text:p>Blaricum</text:p>
          </table:table-cell>
        </table:table-row>
        <table:table-row table:style-name="ro1">
          <table:table-cell office:value-type="string" calcext:value-type="string">
            <text:p>M.A.</text:p>
          </table:table-cell>
          <table:table-cell office:value-type="string" calcext:value-type="string">
            <text:p>Bibi</text:p>
          </table:table-cell>
          <table:table-cell office:value-type="string" calcext:value-type="string">
            <text:p>Dumon Ta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msterdam</text:p>
          </table:table-cell>
          <table:table-cell table:formula="of:=IF([.D34]=&quot;female&quot;;1;0)" office:value-type="float" office:value="1" calcext:value-type="float">
            <text:p>1</text:p>
          </table:table-cell>
          <table:table-cell table:formula="of:=SUM([.F2:.F34])/[.H34]" office:value-type="percentage" office:value="0.606060606060606" calcext:value-type="percentage">
            <text:p>60.61%</text:p>
          </table:table-cell>
          <table:table-cell office:value-type="float" office:value="33" calcext:value-type="float">
            <text:p>33</text:p>
          </table:table-cell>
          <table:table-cell table:formula="of:=CONCATENATE([.B34]; &quot; &quot;; [.C34])" office:value-type="string" office:string-value="Bibi Dumon Tak" calcext:value-type="string">
            <text:p>Bibi Dumon Tak</text:p>
          </table:table-cell>
          <table:table-cell table:formula="of:=[.D34]" office:value-type="string" office:string-value="female" calcext:value-type="string">
            <text:p>female</text:p>
          </table:table-cell>
          <table:table-cell table:style-name="ce547" table:formula="of:=[.E34]" office:value-type="string" office:string-value="Amsterdam" calcext:value-type="string">
            <text:p>Amsterdam</text:p>
          </table:table-cell>
        </table:table-row>
        <table:table-row table:style-name="ro1">
          <table:table-cell office:value-type="string" calcext:value-type="string">
            <text:p>V.L.</text:p>
          </table:table-cell>
          <table:table-cell office:value-type="string" calcext:value-type="string">
            <text:p>Volkert</text:p>
          </table:table-cell>
          <table:table-cell office:value-type="string" calcext:value-type="string">
            <text:p>Engels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osch en Duin</text:p>
          </table:table-cell>
          <table:table-cell table:formula="of:=IF([.D35]=&quot;female&quot;;1;0)" office:value-type="float" office:value="0" calcext:value-type="float">
            <text:p>0</text:p>
          </table:table-cell>
          <table:table-cell table:formula="of:=SUM([.F2:.F35])/[.H35]" office:value-type="percentage" office:value="0.588235294117647" calcext:value-type="percentage">
            <text:p>58.82%</text:p>
          </table:table-cell>
          <table:table-cell office:value-type="float" office:value="34" calcext:value-type="float">
            <text:p>34</text:p>
          </table:table-cell>
          <table:table-cell table:formula="of:=CONCATENATE([.B35]; &quot; &quot;; [.C35])" office:value-type="string" office:string-value="Volkert Engelsman" calcext:value-type="string">
            <text:p>Volkert Engelsman</text:p>
          </table:table-cell>
          <table:table-cell table:formula="of:=[.D35]" office:value-type="string" office:string-value="male" calcext:value-type="string">
            <text:p>male</text:p>
          </table:table-cell>
          <table:table-cell table:style-name="ce548" table:formula="of:=[.E35]" office:value-type="string" office:string-value="Bosch en Duin" calcext:value-type="string">
            <text:p>Bosch en Duin</text:p>
          </table:table-cell>
        </table:table-row>
        <table:table-row table:style-name="ro1">
          <table:table-cell office:value-type="string" calcext:value-type="string">
            <text:p>J.L.</text:p>
          </table:table-cell>
          <table:table-cell office:value-type="string" calcext:value-type="string">
            <text:p>Johan</text:p>
          </table:table-cell>
          <table:table-cell office:value-type="string" calcext:value-type="string">
            <text:p>de Ha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elp</text:p>
          </table:table-cell>
          <table:table-cell table:formula="of:=IF([.D36]=&quot;female&quot;;1;0)" office:value-type="float" office:value="0" calcext:value-type="float">
            <text:p>0</text:p>
          </table:table-cell>
          <table:table-cell table:formula="of:=SUM([.F2:.F36])/[.H36]" office:value-type="percentage" office:value="0.571428571428571" calcext:value-type="percentage">
            <text:p>57.14%</text:p>
          </table:table-cell>
          <table:table-cell office:value-type="float" office:value="35" calcext:value-type="float">
            <text:p>35</text:p>
          </table:table-cell>
          <table:table-cell table:formula="of:=CONCATENATE([.B36]; &quot; &quot;; [.C36])" office:value-type="string" office:string-value="Johan de Haas" calcext:value-type="string">
            <text:p>Johan de Haas</text:p>
          </table:table-cell>
          <table:table-cell table:formula="of:=[.D36]" office:value-type="string" office:string-value="male" calcext:value-type="string">
            <text:p>male</text:p>
          </table:table-cell>
          <table:table-cell table:style-name="ce549" table:formula="of:=[.E36]" office:value-type="string" office:string-value="Velp" calcext:value-type="string">
            <text:p>Velp</text:p>
          </table:table-cell>
        </table:table-row>
        <table:table-row table:style-name="ro1">
          <table:table-cell office:value-type="string" calcext:value-type="string">
            <text:p>A.F.T.</text:p>
          </table:table-cell>
          <table:table-cell office:value-type="string" calcext:value-type="string">
            <text:p>Adri</text:p>
          </table:table-cell>
          <table:table-cell office:value-type="string" calcext:value-type="string">
            <text:p>van der Heijde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msterdam</text:p>
          </table:table-cell>
          <table:table-cell table:formula="of:=IF([.D37]=&quot;female&quot;;1;0)" office:value-type="float" office:value="0" calcext:value-type="float">
            <text:p>0</text:p>
          </table:table-cell>
          <table:table-cell table:formula="of:=SUM([.F2:.F37])/[.H37]" office:value-type="percentage" office:value="0.555555555555556" calcext:value-type="percentage">
            <text:p>55.56%</text:p>
          </table:table-cell>
          <table:table-cell office:value-type="float" office:value="36" calcext:value-type="float">
            <text:p>36</text:p>
          </table:table-cell>
          <table:table-cell table:formula="of:=CONCATENATE([.B37]; &quot; &quot;; [.C37])" office:value-type="string" office:string-value="Adri van der Heijden" calcext:value-type="string">
            <text:p>Adri van der Heijden</text:p>
          </table:table-cell>
          <table:table-cell table:formula="of:=[.D37]" office:value-type="string" office:string-value="male" calcext:value-type="string">
            <text:p>male</text:p>
          </table:table-cell>
          <table:table-cell table:style-name="ce550" table:formula="of:=[.E37]" office:value-type="string" office:string-value="Amsterdam" calcext:value-type="string">
            <text:p>Amsterdam</text:p>
          </table:table-cell>
        </table:table-row>
        <table:table-row table:style-name="ro1">
          <table:table-cell office:value-type="string" calcext:value-type="string">
            <text:p>M.</text:p>
          </table:table-cell>
          <table:table-cell office:value-type="string" calcext:value-type="string">
            <text:p>Malou</text:p>
          </table:table-cell>
          <table:table-cell office:value-type="string" calcext:value-type="string">
            <text:p>Herst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msterdam</text:p>
          </table:table-cell>
          <table:table-cell table:formula="of:=IF([.D38]=&quot;female&quot;;1;0)" office:value-type="float" office:value="1" calcext:value-type="float">
            <text:p>1</text:p>
          </table:table-cell>
          <table:table-cell table:formula="of:=SUM([.F2:.F38])/[.H38]" office:value-type="percentage" office:value="0.567567567567568" calcext:value-type="percentage">
            <text:p>56.76%</text:p>
          </table:table-cell>
          <table:table-cell office:value-type="float" office:value="37" calcext:value-type="float">
            <text:p>37</text:p>
          </table:table-cell>
          <table:table-cell table:formula="of:=CONCATENATE([.B38]; &quot; &quot;; [.C38])" office:value-type="string" office:string-value="Malou Herstel" calcext:value-type="string">
            <text:p>Malou Herstel</text:p>
          </table:table-cell>
          <table:table-cell table:formula="of:=[.D38]" office:value-type="string" office:string-value="female" calcext:value-type="string">
            <text:p>female</text:p>
          </table:table-cell>
          <table:table-cell table:style-name="ce551" table:formula="of:=[.E38]" office:value-type="string" office:string-value="Amsterdam" calcext:value-type="string">
            <text:p>Amsterdam</text:p>
          </table:table-cell>
        </table:table-row>
        <table:table-row table:style-name="ro1">
          <table:table-cell office:value-type="string" calcext:value-type="string">
            <text:p>M.F.</text:p>
          </table:table-cell>
          <table:table-cell office:value-type="string" calcext:value-type="string">
            <text:p>Mensje</text:p>
          </table:table-cell>
          <table:table-cell office:value-type="string" calcext:value-type="string">
            <text:p>van der Ste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msterdam</text:p>
          </table:table-cell>
          <table:table-cell table:formula="of:=IF([.D39]=&quot;female&quot;;1;0)" office:value-type="float" office:value="1" calcext:value-type="float">
            <text:p>1</text:p>
          </table:table-cell>
          <table:table-cell table:formula="of:=SUM([.F2:.F39])/[.H39]" office:value-type="percentage" office:value="0.578947368421053" calcext:value-type="percentage">
            <text:p>57.89%</text:p>
          </table:table-cell>
          <table:table-cell office:value-type="float" office:value="38" calcext:value-type="float">
            <text:p>38</text:p>
          </table:table-cell>
          <table:table-cell table:formula="of:=CONCATENATE([.B39]; &quot; &quot;; [.C39])" office:value-type="string" office:string-value="Mensje van der Steen" calcext:value-type="string">
            <text:p>Mensje van der Steen</text:p>
          </table:table-cell>
          <table:table-cell table:formula="of:=[.D39]" office:value-type="string" office:string-value="female" calcext:value-type="string">
            <text:p>female</text:p>
          </table:table-cell>
          <table:table-cell table:style-name="ce552" table:formula="of:=[.E39]" office:value-type="string" office:string-value="Amsterdam" calcext:value-type="string">
            <text:p>Amsterdam</text:p>
          </table:table-cell>
        </table:table-row>
        <table:table-row table:style-name="ro1">
          <table:table-cell office:value-type="string" calcext:value-type="string">
            <text:p>E.R.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eij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msterdam</text:p>
          </table:table-cell>
          <table:table-cell table:formula="of:=IF([.D40]=&quot;female&quot;;1;0)" office:value-type="float" office:value="1" calcext:value-type="float">
            <text:p>1</text:p>
          </table:table-cell>
          <table:table-cell table:formula="of:=SUM([.F2:.F40])/[.H40]" office:value-type="percentage" office:value="0.58974358974359" calcext:value-type="percentage">
            <text:p>58.97%</text:p>
          </table:table-cell>
          <table:table-cell office:value-type="float" office:value="39" calcext:value-type="float">
            <text:p>39</text:p>
          </table:table-cell>
          <table:table-cell table:formula="of:=CONCATENATE([.B40]; &quot; &quot;; [.C40])" office:value-type="string" office:string-value="Eva Meijer" calcext:value-type="string">
            <text:p>Eva Meijer</text:p>
          </table:table-cell>
          <table:table-cell table:formula="of:=[.D40]" office:value-type="string" office:string-value="female" calcext:value-type="string">
            <text:p>female</text:p>
          </table:table-cell>
          <table:table-cell table:style-name="ce553" table:formula="of:=[.E40]" office:value-type="string" office:string-value="Amsterdam" calcext:value-type="string">
            <text:p>Amsterdam</text:p>
          </table:table-cell>
        </table:table-row>
        <table:table-row table:style-name="ro1">
          <table:table-cell office:value-type="string" calcext:value-type="string">
            <text:p>C.J.M.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Mutsaer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msterdam</text:p>
          </table:table-cell>
          <table:table-cell table:formula="of:=IF([.D41]=&quot;female&quot;;1;0)" office:value-type="float" office:value="1" calcext:value-type="float">
            <text:p>1</text:p>
          </table:table-cell>
          <table:table-cell table:formula="of:=SUM([.F2:.F41])/[.H41]" office:value-type="percentage" office:value="0.6" calcext:value-type="percentage">
            <text:p>60.00%</text:p>
          </table:table-cell>
          <table:table-cell office:value-type="float" office:value="40" calcext:value-type="float">
            <text:p>40</text:p>
          </table:table-cell>
          <table:table-cell table:formula="of:=CONCATENATE([.B41]; &quot; &quot;; [.C41])" office:value-type="string" office:string-value="Charlotte Mutsaers" calcext:value-type="string">
            <text:p>Charlotte Mutsaers</text:p>
          </table:table-cell>
          <table:table-cell table:formula="of:=[.D41]" office:value-type="string" office:string-value="female" calcext:value-type="string">
            <text:p>female</text:p>
          </table:table-cell>
          <table:table-cell table:style-name="ce554" table:formula="of:=[.E41]" office:value-type="string" office:string-value="Amsterdam" calcext:value-type="string">
            <text:p>Amsterdam</text:p>
          </table:table-cell>
        </table:table-row>
        <table:table-row table:style-name="ro1">
          <table:table-cell office:value-type="string" calcext:value-type="string">
            <text:p>P.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Nicolaï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msterdam</text:p>
          </table:table-cell>
          <table:table-cell table:formula="of:=IF([.D42]=&quot;female&quot;;1;0)" office:value-type="float" office:value="0" calcext:value-type="float">
            <text:p>0</text:p>
          </table:table-cell>
          <table:table-cell table:formula="of:=SUM([.F2:.F42])/[.H42]" office:value-type="percentage" office:value="0.585365853658537" calcext:value-type="percentage">
            <text:p>58.54%</text:p>
          </table:table-cell>
          <table:table-cell office:value-type="float" office:value="41" calcext:value-type="float">
            <text:p>41</text:p>
          </table:table-cell>
          <table:table-cell table:formula="of:=CONCATENATE([.B42]; &quot; &quot;; [.C42])" office:value-type="string" office:string-value="Peter Nicolaï" calcext:value-type="string">
            <text:p>Peter Nicolaï</text:p>
          </table:table-cell>
          <table:table-cell table:formula="of:=[.D42]" office:value-type="string" office:string-value="male" calcext:value-type="string">
            <text:p>male</text:p>
          </table:table-cell>
          <table:table-cell table:style-name="ce555" table:formula="of:=[.E42]" office:value-type="string" office:string-value="Amsterdam" calcext:value-type="string">
            <text:p>Amsterdam</text:p>
          </table:table-cell>
        </table:table-row>
        <table:table-row table:style-name="ro1">
          <table:table-cell office:value-type="string" calcext:value-type="string">
            <text:p>A.</text:p>
          </table:table-cell>
          <table:table-cell office:value-type="string" calcext:value-type="string">
            <text:p>Annemarie</text:p>
          </table:table-cell>
          <table:table-cell office:value-type="string" calcext:value-type="string">
            <text:p>Postm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Oudehorne</text:p>
          </table:table-cell>
          <table:table-cell table:formula="of:=IF([.D43]=&quot;female&quot;;1;0)" office:value-type="float" office:value="1" calcext:value-type="float">
            <text:p>1</text:p>
          </table:table-cell>
          <table:table-cell table:formula="of:=SUM([.F2:.F43])/[.H43]" office:value-type="percentage" office:value="0.595238095238095" calcext:value-type="percentage">
            <text:p>59.52%</text:p>
          </table:table-cell>
          <table:table-cell office:value-type="float" office:value="42" calcext:value-type="float">
            <text:p>42</text:p>
          </table:table-cell>
          <table:table-cell table:formula="of:=CONCATENATE([.B43]; &quot; &quot;; [.C43])" office:value-type="string" office:string-value="Annemarie Postma" calcext:value-type="string">
            <text:p>Annemarie Postma</text:p>
          </table:table-cell>
          <table:table-cell table:formula="of:=[.D43]" office:value-type="string" office:string-value="female" calcext:value-type="string">
            <text:p>female</text:p>
          </table:table-cell>
          <table:table-cell table:style-name="ce556" table:formula="of:=[.E43]" office:value-type="string" office:string-value="Oudehorne" calcext:value-type="string">
            <text:p>Oudehorne</text:p>
          </table:table-cell>
        </table:table-row>
        <table:table-row table:style-name="ro1">
          <table:table-cell office:value-type="string" calcext:value-type="string">
            <text:p>J.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ntwerpen</text:p>
          </table:table-cell>
          <table:table-cell table:formula="of:=IF([.D44]=&quot;female&quot;;1;0)" office:value-type="float" office:value="0" calcext:value-type="float">
            <text:p>0</text:p>
          </table:table-cell>
          <table:table-cell table:formula="of:=SUM([.F2:.F44])/[.H44]" office:value-type="percentage" office:value="0.581395348837209" calcext:value-type="percentage">
            <text:p>58.14%</text:p>
          </table:table-cell>
          <table:table-cell office:value-type="float" office:value="43" calcext:value-type="float">
            <text:p>43</text:p>
          </table:table-cell>
          <table:table-cell table:formula="of:=CONCATENATE([.B44]; &quot; &quot;; [.C44])" office:value-type="string" office:string-value="Jan Rot" calcext:value-type="string">
            <text:p>Jan Rot</text:p>
          </table:table-cell>
          <table:table-cell table:formula="of:=[.D44]" office:value-type="string" office:string-value="male" calcext:value-type="string">
            <text:p>male</text:p>
          </table:table-cell>
          <table:table-cell table:style-name="ce557" table:formula="of:=[.E44]" office:value-type="string" office:string-value="Antwerpen" calcext:value-type="string">
            <text:p>Antwerpen</text:p>
          </table:table-cell>
        </table:table-row>
        <table:table-row table:style-name="ro1">
          <table:table-cell office:value-type="string" calcext:value-type="string">
            <text:p>M.M.</text:p>
          </table:table-cell>
          <table:table-cell office:value-type="string" calcext:value-type="string">
            <text:p>Mirjam</text:p>
          </table:table-cell>
          <table:table-cell office:value-type="string" calcext:value-type="string">
            <text:p>Rotenstreic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msterdam</text:p>
          </table:table-cell>
          <table:table-cell table:formula="of:=IF([.D45]=&quot;female&quot;;1;0)" office:value-type="float" office:value="1" calcext:value-type="float">
            <text:p>1</text:p>
          </table:table-cell>
          <table:table-cell table:formula="of:=SUM([.F2:.F45])/[.H45]" office:value-type="percentage" office:value="0.590909090909091" calcext:value-type="percentage">
            <text:p>59.09%</text:p>
          </table:table-cell>
          <table:table-cell office:value-type="float" office:value="44" calcext:value-type="float">
            <text:p>44</text:p>
          </table:table-cell>
          <table:table-cell table:formula="of:=CONCATENATE([.B45]; &quot; &quot;; [.C45])" office:value-type="string" office:string-value="Mirjam Rotenstreich" calcext:value-type="string">
            <text:p>Mirjam Rotenstreich</text:p>
          </table:table-cell>
          <table:table-cell table:formula="of:=[.D45]" office:value-type="string" office:string-value="female" calcext:value-type="string">
            <text:p>female</text:p>
          </table:table-cell>
          <table:table-cell table:style-name="ce558" table:formula="of:=[.E45]" office:value-type="string" office:string-value="Amsterdam" calcext:value-type="string">
            <text:p>Amsterdam</text:p>
          </table:table-cell>
        </table:table-row>
        <table:table-row table:style-name="ro1">
          <table:table-cell office:value-type="string" calcext:value-type="string">
            <text:p>T.</text:p>
          </table:table-cell>
          <table:table-cell office:value-type="string" calcext:value-type="string">
            <text:p>Teske</text:p>
          </table:table-cell>
          <table:table-cell office:value-type="string" calcext:value-type="string">
            <text:p>de Schepp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msterdam</text:p>
          </table:table-cell>
          <table:table-cell table:formula="of:=IF([.D46]=&quot;female&quot;;1;0)" office:value-type="float" office:value="1" calcext:value-type="float">
            <text:p>1</text:p>
          </table:table-cell>
          <table:table-cell table:formula="of:=SUM([.F2:.F46])/[.H46]" office:value-type="percentage" office:value="0.6" calcext:value-type="percentage">
            <text:p>60.00%</text:p>
          </table:table-cell>
          <table:table-cell office:value-type="float" office:value="45" calcext:value-type="float">
            <text:p>45</text:p>
          </table:table-cell>
          <table:table-cell table:formula="of:=CONCATENATE([.B46]; &quot; &quot;; [.C46])" office:value-type="string" office:string-value="Teske de Schepper" calcext:value-type="string">
            <text:p>Teske de Schepper</text:p>
          </table:table-cell>
          <table:table-cell table:formula="of:=[.D46]" office:value-type="string" office:string-value="female" calcext:value-type="string">
            <text:p>female</text:p>
          </table:table-cell>
          <table:table-cell table:style-name="ce559" table:formula="of:=[.E46]" office:value-type="string" office:string-value="Amsterdam" calcext:value-type="string">
            <text:p>Amsterdam</text:p>
          </table:table-cell>
        </table:table-row>
        <table:table-row table:style-name="ro1">
          <table:table-cell office:value-type="string" calcext:value-type="string">
            <text:p>J.W.</text:p>
          </table:table-cell>
          <table:table-cell office:value-type="string" calcext:value-type="string">
            <text:p>Annemiek</text:p>
          </table:table-cell>
          <table:table-cell office:value-type="string" calcext:value-type="string">
            <text:p>Schrijv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uizen</text:p>
          </table:table-cell>
          <table:table-cell table:formula="of:=IF([.D47]=&quot;female&quot;;1;0)" office:value-type="float" office:value="1" calcext:value-type="float">
            <text:p>1</text:p>
          </table:table-cell>
          <table:table-cell table:formula="of:=SUM([.F2:.F47])/[.H47]" office:value-type="percentage" office:value="0.608695652173913" calcext:value-type="percentage">
            <text:p>60.87%</text:p>
          </table:table-cell>
          <table:table-cell office:value-type="float" office:value="46" calcext:value-type="float">
            <text:p>46</text:p>
          </table:table-cell>
          <table:table-cell table:formula="of:=CONCATENATE([.B47]; &quot; &quot;; [.C47])" office:value-type="string" office:string-value="Annemiek Schrijver" calcext:value-type="string">
            <text:p>Annemiek Schrijver</text:p>
          </table:table-cell>
          <table:table-cell table:formula="of:=[.D47]" office:value-type="string" office:string-value="female" calcext:value-type="string">
            <text:p>female</text:p>
          </table:table-cell>
          <table:table-cell table:style-name="ce560" table:formula="of:=[.E47]" office:value-type="string" office:string-value="Huizen" calcext:value-type="string">
            <text:p>Huizen</text:p>
          </table:table-cell>
        </table:table-row>
        <table:table-row table:style-name="ro1">
          <table:table-cell office:value-type="string" calcext:value-type="string">
            <text:p>J.G.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iebelin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de</text:p>
          </table:table-cell>
          <table:table-cell table:formula="of:=IF([.D48]=&quot;female&quot;;1;0)" office:value-type="float" office:value="0" calcext:value-type="float">
            <text:p>0</text:p>
          </table:table-cell>
          <table:table-cell table:formula="of:=SUM([.F2:.F48])/[.H48]" office:value-type="percentage" office:value="0.595744680851064" calcext:value-type="percentage">
            <text:p>59.57%</text:p>
          </table:table-cell>
          <table:table-cell office:value-type="float" office:value="47" calcext:value-type="float">
            <text:p>47</text:p>
          </table:table-cell>
          <table:table-cell table:formula="of:=CONCATENATE([.B48]; &quot; &quot;; [.C48])" office:value-type="string" office:string-value="Jan Siebelink" calcext:value-type="string">
            <text:p>Jan Siebelink</text:p>
          </table:table-cell>
          <table:table-cell table:formula="of:=[.D48]" office:value-type="string" office:string-value="male" calcext:value-type="string">
            <text:p>male</text:p>
          </table:table-cell>
          <table:table-cell table:style-name="ce561" table:formula="of:=[.E48]" office:value-type="string" office:string-value="Ede" calcext:value-type="string">
            <text:p>Ede</text:p>
          </table:table-cell>
        </table:table-row>
        <table:table-row table:style-name="ro1">
          <table:table-cell office:value-type="string" calcext:value-type="string">
            <text:p>B.</text:p>
          </table:table-cell>
          <table:table-cell office:value-type="string" calcext:value-type="string">
            <text:p>Babette</text:p>
          </table:table-cell>
          <table:table-cell office:value-type="string" calcext:value-type="string">
            <text:p>van Ve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ilthoven</text:p>
          </table:table-cell>
          <table:table-cell table:formula="of:=IF([.D49]=&quot;female&quot;;1;0)" office:value-type="float" office:value="1" calcext:value-type="float">
            <text:p>1</text:p>
          </table:table-cell>
          <table:table-cell table:formula="of:=SUM([.F2:.F49])/[.H49]" office:value-type="percentage" office:value="0.604166666666667" calcext:value-type="percentage">
            <text:p>60.42%</text:p>
          </table:table-cell>
          <table:table-cell office:value-type="float" office:value="48" calcext:value-type="float">
            <text:p>48</text:p>
          </table:table-cell>
          <table:table-cell table:formula="of:=CONCATENATE([.B49]; &quot; &quot;; [.C49])" office:value-type="string" office:string-value="Babette van Veen" calcext:value-type="string">
            <text:p>Babette van Veen</text:p>
          </table:table-cell>
          <table:table-cell table:formula="of:=[.D49]" office:value-type="string" office:string-value="female" calcext:value-type="string">
            <text:p>female</text:p>
          </table:table-cell>
          <table:table-cell table:style-name="ce562" table:formula="of:=[.E49]" office:value-type="string" office:string-value="Bilthoven" calcext:value-type="string">
            <text:p>Bilthoven</text:p>
          </table:table-cell>
        </table:table-row>
        <table:table-row table:style-name="ro1">
          <table:table-cell office:value-type="string" calcext:value-type="string">
            <text:p>G.C.</text:p>
          </table:table-cell>
          <table:table-cell office:value-type="string" calcext:value-type="string">
            <text:p>Georgina</text:p>
          </table:table-cell>
          <table:table-cell office:value-type="string" calcext:value-type="string">
            <text:p>Verba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msterdam</text:p>
          </table:table-cell>
          <table:table-cell table:formula="of:=IF([.D50]=&quot;female&quot;;1;0)" office:value-type="float" office:value="1" calcext:value-type="float">
            <text:p>1</text:p>
          </table:table-cell>
          <table:table-cell table:formula="of:=SUM([.F2:.F50])/[.H50]" office:value-type="percentage" office:value="0.612244897959184" calcext:value-type="percentage">
            <text:p>61.22%</text:p>
          </table:table-cell>
          <table:table-cell office:value-type="float" office:value="49" calcext:value-type="float">
            <text:p>49</text:p>
          </table:table-cell>
          <table:table-cell table:formula="of:=CONCATENATE([.B50]; &quot; &quot;; [.C50])" office:value-type="string" office:string-value="Georgina Verbaan" calcext:value-type="string">
            <text:p>Georgina Verbaan</text:p>
          </table:table-cell>
          <table:table-cell table:formula="of:=[.D50]" office:value-type="string" office:string-value="female" calcext:value-type="string">
            <text:p>female</text:p>
          </table:table-cell>
          <table:table-cell table:style-name="ce563" table:formula="of:=[.E50]" office:value-type="string" office:string-value="Amsterdam" calcext:value-type="string">
            <text:p>Amsterdam</text:p>
          </table:table-cell>
        </table:table-row>
        <table:table-row table:style-name="ro1">
          <table:table-cell office:value-type="string" calcext:value-type="string">
            <text:p>M.F.F.</text:p>
          </table:table-cell>
          <table:table-cell office:value-type="string" calcext:value-type="string">
            <text:p>Dinand</text:p>
          </table:table-cell>
          <table:table-cell office:value-type="string" calcext:value-type="string">
            <text:p>Woesthoff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's-Gravenhage</text:p>
          </table:table-cell>
          <table:table-cell table:formula="of:=IF([.D51]=&quot;female&quot;;1;0)" office:value-type="float" office:value="0" calcext:value-type="float">
            <text:p>0</text:p>
          </table:table-cell>
          <table:table-cell table:formula="of:=SUM([.F2:.F51])/[.H51]" office:value-type="percentage" office:value="0.6" calcext:value-type="percentage">
            <text:p>60.00%</text:p>
          </table:table-cell>
          <table:table-cell office:value-type="float" office:value="50" calcext:value-type="float">
            <text:p>50</text:p>
          </table:table-cell>
          <table:table-cell table:formula="of:=CONCATENATE([.B51]; &quot; &quot;; [.C51])" office:value-type="string" office:string-value="Dinand Woesthoff" calcext:value-type="string">
            <text:p>Dinand Woesthoff</text:p>
          </table:table-cell>
          <table:table-cell table:formula="of:=[.D51]" office:value-type="string" office:string-value="male" calcext:value-type="string">
            <text:p>male</text:p>
          </table:table-cell>
          <table:table-cell table:style-name="ce564" table:formula="of:=[.E51]" office:value-type="string" office:string-value="'s-Gravenhage" calcext:value-type="string">
            <text:p>'s-Gravenhage</text:p>
          </table:table-cell>
        </table:table-row>
        <table:table-row table:style-name="ro1" table:number-rows-repeated="29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table:number-columns-repeated="3"/>
          <table:table-cell table:style-name="Default"/>
          <table:table-cell table:number-columns-repeated="7"/>
        </table:table-row>
        <calcext:conditional-formats>
          <calcext:conditional-format calcext:target-range-address="PvdD.D2:PvdD.D51">
            <calcext:condition calcext:apply-style-name="Untitled1" calcext:value="=&quot;male&quot;" calcext:base-cell-address="PvdD.D2"/>
            <calcext:condition calcext:apply-style-name="Untitled2" calcext:value="=&quot;female&quot;" calcext:base-cell-address="PvdD.D2"/>
          </calcext:conditional-format>
          <calcext:conditional-format calcext:target-range-address="PvdD.K2:PvdD.K2">
            <calcext:condition calcext:apply-style-name="Untitled1" calcext:value="=&quot;male&quot;" calcext:base-cell-address="PvdD.K2"/>
            <calcext:condition calcext:apply-style-name="Untitled2" calcext:value="=&quot;female&quot;" calcext:base-cell-address="PvdD.K2"/>
          </calcext:conditional-format>
          <calcext:conditional-format calcext:target-range-address="PvdD.K1:PvdD.K1">
            <calcext:condition calcext:apply-style-name="Untitled1" calcext:value="=&quot;male&quot;" calcext:base-cell-address="PvdD.K1"/>
            <calcext:condition calcext:apply-style-name="Untitled2" calcext:value="=&quot;female&quot;" calcext:base-cell-address="PvdD.K1"/>
          </calcext:conditional-format>
          <calcext:conditional-format calcext:target-range-address="PvdD.K3:PvdD.K3">
            <calcext:condition calcext:apply-style-name="Untitled1" calcext:value="=&quot;male&quot;" calcext:base-cell-address="PvdD.K3"/>
            <calcext:condition calcext:apply-style-name="Untitled2" calcext:value="=&quot;female&quot;" calcext:base-cell-address="PvdD.K3"/>
          </calcext:conditional-format>
          <calcext:conditional-format calcext:target-range-address="PvdD.K4:PvdD.K4">
            <calcext:condition calcext:apply-style-name="Untitled1" calcext:value="=&quot;male&quot;" calcext:base-cell-address="PvdD.K4"/>
            <calcext:condition calcext:apply-style-name="Untitled2" calcext:value="=&quot;female&quot;" calcext:base-cell-address="PvdD.K4"/>
          </calcext:conditional-format>
          <calcext:conditional-format calcext:target-range-address="PvdD.K5:PvdD.K5">
            <calcext:condition calcext:apply-style-name="Untitled1" calcext:value="=&quot;male&quot;" calcext:base-cell-address="PvdD.K5"/>
            <calcext:condition calcext:apply-style-name="Untitled2" calcext:value="=&quot;female&quot;" calcext:base-cell-address="PvdD.K5"/>
          </calcext:conditional-format>
          <calcext:conditional-format calcext:target-range-address="PvdD.K6:PvdD.K6">
            <calcext:condition calcext:apply-style-name="Untitled1" calcext:value="=&quot;male&quot;" calcext:base-cell-address="PvdD.K6"/>
            <calcext:condition calcext:apply-style-name="Untitled2" calcext:value="=&quot;female&quot;" calcext:base-cell-address="PvdD.K6"/>
          </calcext:conditional-format>
          <calcext:conditional-format calcext:target-range-address="PvdD.K7:PvdD.K7">
            <calcext:condition calcext:apply-style-name="Untitled1" calcext:value="=&quot;male&quot;" calcext:base-cell-address="PvdD.K7"/>
            <calcext:condition calcext:apply-style-name="Untitled2" calcext:value="=&quot;female&quot;" calcext:base-cell-address="PvdD.K7"/>
          </calcext:conditional-format>
          <calcext:conditional-format calcext:target-range-address="PvdD.K8:PvdD.K8">
            <calcext:condition calcext:apply-style-name="Untitled1" calcext:value="=&quot;male&quot;" calcext:base-cell-address="PvdD.K8"/>
            <calcext:condition calcext:apply-style-name="Untitled2" calcext:value="=&quot;female&quot;" calcext:base-cell-address="PvdD.K8"/>
          </calcext:conditional-format>
          <calcext:conditional-format calcext:target-range-address="PvdD.K9:PvdD.K9">
            <calcext:condition calcext:apply-style-name="Untitled1" calcext:value="=&quot;male&quot;" calcext:base-cell-address="PvdD.K9"/>
            <calcext:condition calcext:apply-style-name="Untitled2" calcext:value="=&quot;female&quot;" calcext:base-cell-address="PvdD.K9"/>
          </calcext:conditional-format>
          <calcext:conditional-format calcext:target-range-address="PvdD.K10:PvdD.K10">
            <calcext:condition calcext:apply-style-name="Untitled1" calcext:value="=&quot;male&quot;" calcext:base-cell-address="PvdD.K10"/>
            <calcext:condition calcext:apply-style-name="Untitled2" calcext:value="=&quot;female&quot;" calcext:base-cell-address="PvdD.K10"/>
          </calcext:conditional-format>
          <calcext:conditional-format calcext:target-range-address="PvdD.K11:PvdD.K11">
            <calcext:condition calcext:apply-style-name="Untitled1" calcext:value="=&quot;male&quot;" calcext:base-cell-address="PvdD.K11"/>
            <calcext:condition calcext:apply-style-name="Untitled2" calcext:value="=&quot;female&quot;" calcext:base-cell-address="PvdD.K11"/>
          </calcext:conditional-format>
          <calcext:conditional-format calcext:target-range-address="PvdD.K12:PvdD.K12">
            <calcext:condition calcext:apply-style-name="Untitled1" calcext:value="=&quot;male&quot;" calcext:base-cell-address="PvdD.K12"/>
            <calcext:condition calcext:apply-style-name="Untitled2" calcext:value="=&quot;female&quot;" calcext:base-cell-address="PvdD.K12"/>
          </calcext:conditional-format>
          <calcext:conditional-format calcext:target-range-address="PvdD.K13:PvdD.K13">
            <calcext:condition calcext:apply-style-name="Untitled1" calcext:value="=&quot;male&quot;" calcext:base-cell-address="PvdD.K13"/>
            <calcext:condition calcext:apply-style-name="Untitled2" calcext:value="=&quot;female&quot;" calcext:base-cell-address="PvdD.K13"/>
          </calcext:conditional-format>
          <calcext:conditional-format calcext:target-range-address="PvdD.K14:PvdD.K14">
            <calcext:condition calcext:apply-style-name="Untitled1" calcext:value="=&quot;male&quot;" calcext:base-cell-address="PvdD.K14"/>
            <calcext:condition calcext:apply-style-name="Untitled2" calcext:value="=&quot;female&quot;" calcext:base-cell-address="PvdD.K14"/>
          </calcext:conditional-format>
          <calcext:conditional-format calcext:target-range-address="PvdD.K15:PvdD.K15">
            <calcext:condition calcext:apply-style-name="Untitled1" calcext:value="=&quot;male&quot;" calcext:base-cell-address="PvdD.K15"/>
            <calcext:condition calcext:apply-style-name="Untitled2" calcext:value="=&quot;female&quot;" calcext:base-cell-address="PvdD.K15"/>
          </calcext:conditional-format>
          <calcext:conditional-format calcext:target-range-address="PvdD.K16:PvdD.K16">
            <calcext:condition calcext:apply-style-name="Untitled1" calcext:value="=&quot;male&quot;" calcext:base-cell-address="PvdD.K16"/>
            <calcext:condition calcext:apply-style-name="Untitled2" calcext:value="=&quot;female&quot;" calcext:base-cell-address="PvdD.K16"/>
          </calcext:conditional-format>
          <calcext:conditional-format calcext:target-range-address="PvdD.K17:PvdD.K17">
            <calcext:condition calcext:apply-style-name="Untitled1" calcext:value="=&quot;male&quot;" calcext:base-cell-address="PvdD.K17"/>
            <calcext:condition calcext:apply-style-name="Untitled2" calcext:value="=&quot;female&quot;" calcext:base-cell-address="PvdD.K17"/>
          </calcext:conditional-format>
          <calcext:conditional-format calcext:target-range-address="PvdD.K18:PvdD.K18">
            <calcext:condition calcext:apply-style-name="Untitled1" calcext:value="=&quot;male&quot;" calcext:base-cell-address="PvdD.K18"/>
            <calcext:condition calcext:apply-style-name="Untitled2" calcext:value="=&quot;female&quot;" calcext:base-cell-address="PvdD.K18"/>
          </calcext:conditional-format>
          <calcext:conditional-format calcext:target-range-address="PvdD.K19:PvdD.K19">
            <calcext:condition calcext:apply-style-name="Untitled1" calcext:value="=&quot;male&quot;" calcext:base-cell-address="PvdD.K19"/>
            <calcext:condition calcext:apply-style-name="Untitled2" calcext:value="=&quot;female&quot;" calcext:base-cell-address="PvdD.K19"/>
          </calcext:conditional-format>
          <calcext:conditional-format calcext:target-range-address="PvdD.K20:PvdD.K20">
            <calcext:condition calcext:apply-style-name="Untitled1" calcext:value="=&quot;male&quot;" calcext:base-cell-address="PvdD.K20"/>
            <calcext:condition calcext:apply-style-name="Untitled2" calcext:value="=&quot;female&quot;" calcext:base-cell-address="PvdD.K20"/>
          </calcext:conditional-format>
          <calcext:conditional-format calcext:target-range-address="PvdD.K21:PvdD.K21">
            <calcext:condition calcext:apply-style-name="Untitled1" calcext:value="=&quot;male&quot;" calcext:base-cell-address="PvdD.K21"/>
            <calcext:condition calcext:apply-style-name="Untitled2" calcext:value="=&quot;female&quot;" calcext:base-cell-address="PvdD.K21"/>
          </calcext:conditional-format>
          <calcext:conditional-format calcext:target-range-address="PvdD.K22:PvdD.K22">
            <calcext:condition calcext:apply-style-name="Untitled1" calcext:value="=&quot;male&quot;" calcext:base-cell-address="PvdD.K22"/>
            <calcext:condition calcext:apply-style-name="Untitled2" calcext:value="=&quot;female&quot;" calcext:base-cell-address="PvdD.K22"/>
          </calcext:conditional-format>
          <calcext:conditional-format calcext:target-range-address="PvdD.K23:PvdD.K23">
            <calcext:condition calcext:apply-style-name="Untitled1" calcext:value="=&quot;male&quot;" calcext:base-cell-address="PvdD.K23"/>
            <calcext:condition calcext:apply-style-name="Untitled2" calcext:value="=&quot;female&quot;" calcext:base-cell-address="PvdD.K23"/>
          </calcext:conditional-format>
          <calcext:conditional-format calcext:target-range-address="PvdD.K24:PvdD.K24">
            <calcext:condition calcext:apply-style-name="Untitled1" calcext:value="=&quot;male&quot;" calcext:base-cell-address="PvdD.K24"/>
            <calcext:condition calcext:apply-style-name="Untitled2" calcext:value="=&quot;female&quot;" calcext:base-cell-address="PvdD.K24"/>
          </calcext:conditional-format>
          <calcext:conditional-format calcext:target-range-address="PvdD.K25:PvdD.K25">
            <calcext:condition calcext:apply-style-name="Untitled1" calcext:value="=&quot;male&quot;" calcext:base-cell-address="PvdD.K25"/>
            <calcext:condition calcext:apply-style-name="Untitled2" calcext:value="=&quot;female&quot;" calcext:base-cell-address="PvdD.K25"/>
          </calcext:conditional-format>
          <calcext:conditional-format calcext:target-range-address="PvdD.K26:PvdD.K26">
            <calcext:condition calcext:apply-style-name="Untitled1" calcext:value="=&quot;male&quot;" calcext:base-cell-address="PvdD.K26"/>
            <calcext:condition calcext:apply-style-name="Untitled2" calcext:value="=&quot;female&quot;" calcext:base-cell-address="PvdD.K26"/>
          </calcext:conditional-format>
          <calcext:conditional-format calcext:target-range-address="PvdD.K27:PvdD.K27">
            <calcext:condition calcext:apply-style-name="Untitled1" calcext:value="=&quot;male&quot;" calcext:base-cell-address="PvdD.K27"/>
            <calcext:condition calcext:apply-style-name="Untitled2" calcext:value="=&quot;female&quot;" calcext:base-cell-address="PvdD.K27"/>
          </calcext:conditional-format>
          <calcext:conditional-format calcext:target-range-address="PvdD.K28:PvdD.K28">
            <calcext:condition calcext:apply-style-name="Untitled1" calcext:value="=&quot;male&quot;" calcext:base-cell-address="PvdD.K28"/>
            <calcext:condition calcext:apply-style-name="Untitled2" calcext:value="=&quot;female&quot;" calcext:base-cell-address="PvdD.K28"/>
          </calcext:conditional-format>
          <calcext:conditional-format calcext:target-range-address="PvdD.K29:PvdD.K29">
            <calcext:condition calcext:apply-style-name="Untitled1" calcext:value="=&quot;male&quot;" calcext:base-cell-address="PvdD.K29"/>
            <calcext:condition calcext:apply-style-name="Untitled2" calcext:value="=&quot;female&quot;" calcext:base-cell-address="PvdD.K29"/>
          </calcext:conditional-format>
          <calcext:conditional-format calcext:target-range-address="PvdD.K30:PvdD.K30">
            <calcext:condition calcext:apply-style-name="Untitled1" calcext:value="=&quot;male&quot;" calcext:base-cell-address="PvdD.K30"/>
            <calcext:condition calcext:apply-style-name="Untitled2" calcext:value="=&quot;female&quot;" calcext:base-cell-address="PvdD.K30"/>
          </calcext:conditional-format>
          <calcext:conditional-format calcext:target-range-address="PvdD.K31:PvdD.K31">
            <calcext:condition calcext:apply-style-name="Untitled1" calcext:value="=&quot;male&quot;" calcext:base-cell-address="PvdD.K31"/>
            <calcext:condition calcext:apply-style-name="Untitled2" calcext:value="=&quot;female&quot;" calcext:base-cell-address="PvdD.K31"/>
          </calcext:conditional-format>
          <calcext:conditional-format calcext:target-range-address="PvdD.K32:PvdD.K32">
            <calcext:condition calcext:apply-style-name="Untitled1" calcext:value="=&quot;male&quot;" calcext:base-cell-address="PvdD.K32"/>
            <calcext:condition calcext:apply-style-name="Untitled2" calcext:value="=&quot;female&quot;" calcext:base-cell-address="PvdD.K32"/>
          </calcext:conditional-format>
          <calcext:conditional-format calcext:target-range-address="PvdD.K33:PvdD.K33">
            <calcext:condition calcext:apply-style-name="Untitled1" calcext:value="=&quot;male&quot;" calcext:base-cell-address="PvdD.K33"/>
            <calcext:condition calcext:apply-style-name="Untitled2" calcext:value="=&quot;female&quot;" calcext:base-cell-address="PvdD.K33"/>
          </calcext:conditional-format>
          <calcext:conditional-format calcext:target-range-address="PvdD.K34:PvdD.K34">
            <calcext:condition calcext:apply-style-name="Untitled1" calcext:value="=&quot;male&quot;" calcext:base-cell-address="PvdD.K34"/>
            <calcext:condition calcext:apply-style-name="Untitled2" calcext:value="=&quot;female&quot;" calcext:base-cell-address="PvdD.K34"/>
          </calcext:conditional-format>
          <calcext:conditional-format calcext:target-range-address="PvdD.K35:PvdD.K35">
            <calcext:condition calcext:apply-style-name="Untitled1" calcext:value="=&quot;male&quot;" calcext:base-cell-address="PvdD.K35"/>
            <calcext:condition calcext:apply-style-name="Untitled2" calcext:value="=&quot;female&quot;" calcext:base-cell-address="PvdD.K35"/>
          </calcext:conditional-format>
          <calcext:conditional-format calcext:target-range-address="PvdD.K36:PvdD.K36">
            <calcext:condition calcext:apply-style-name="Untitled1" calcext:value="=&quot;male&quot;" calcext:base-cell-address="PvdD.K36"/>
            <calcext:condition calcext:apply-style-name="Untitled2" calcext:value="=&quot;female&quot;" calcext:base-cell-address="PvdD.K36"/>
          </calcext:conditional-format>
          <calcext:conditional-format calcext:target-range-address="PvdD.K37:PvdD.K37">
            <calcext:condition calcext:apply-style-name="Untitled1" calcext:value="=&quot;male&quot;" calcext:base-cell-address="PvdD.K37"/>
            <calcext:condition calcext:apply-style-name="Untitled2" calcext:value="=&quot;female&quot;" calcext:base-cell-address="PvdD.K37"/>
          </calcext:conditional-format>
          <calcext:conditional-format calcext:target-range-address="PvdD.K38:PvdD.K38">
            <calcext:condition calcext:apply-style-name="Untitled1" calcext:value="=&quot;male&quot;" calcext:base-cell-address="PvdD.K38"/>
            <calcext:condition calcext:apply-style-name="Untitled2" calcext:value="=&quot;female&quot;" calcext:base-cell-address="PvdD.K38"/>
          </calcext:conditional-format>
          <calcext:conditional-format calcext:target-range-address="PvdD.K39:PvdD.K39">
            <calcext:condition calcext:apply-style-name="Untitled1" calcext:value="=&quot;male&quot;" calcext:base-cell-address="PvdD.K39"/>
            <calcext:condition calcext:apply-style-name="Untitled2" calcext:value="=&quot;female&quot;" calcext:base-cell-address="PvdD.K39"/>
          </calcext:conditional-format>
          <calcext:conditional-format calcext:target-range-address="PvdD.K40:PvdD.K40">
            <calcext:condition calcext:apply-style-name="Untitled1" calcext:value="=&quot;male&quot;" calcext:base-cell-address="PvdD.K40"/>
            <calcext:condition calcext:apply-style-name="Untitled2" calcext:value="=&quot;female&quot;" calcext:base-cell-address="PvdD.K40"/>
          </calcext:conditional-format>
          <calcext:conditional-format calcext:target-range-address="PvdD.K41:PvdD.K41">
            <calcext:condition calcext:apply-style-name="Untitled1" calcext:value="=&quot;male&quot;" calcext:base-cell-address="PvdD.K41"/>
            <calcext:condition calcext:apply-style-name="Untitled2" calcext:value="=&quot;female&quot;" calcext:base-cell-address="PvdD.K41"/>
          </calcext:conditional-format>
          <calcext:conditional-format calcext:target-range-address="PvdD.K42:PvdD.K42">
            <calcext:condition calcext:apply-style-name="Untitled1" calcext:value="=&quot;male&quot;" calcext:base-cell-address="PvdD.K42"/>
            <calcext:condition calcext:apply-style-name="Untitled2" calcext:value="=&quot;female&quot;" calcext:base-cell-address="PvdD.K42"/>
          </calcext:conditional-format>
          <calcext:conditional-format calcext:target-range-address="PvdD.K43:PvdD.K43">
            <calcext:condition calcext:apply-style-name="Untitled1" calcext:value="=&quot;male&quot;" calcext:base-cell-address="PvdD.K43"/>
            <calcext:condition calcext:apply-style-name="Untitled2" calcext:value="=&quot;female&quot;" calcext:base-cell-address="PvdD.K43"/>
          </calcext:conditional-format>
          <calcext:conditional-format calcext:target-range-address="PvdD.K44:PvdD.K44">
            <calcext:condition calcext:apply-style-name="Untitled1" calcext:value="=&quot;male&quot;" calcext:base-cell-address="PvdD.K44"/>
            <calcext:condition calcext:apply-style-name="Untitled2" calcext:value="=&quot;female&quot;" calcext:base-cell-address="PvdD.K44"/>
          </calcext:conditional-format>
          <calcext:conditional-format calcext:target-range-address="PvdD.K45:PvdD.K45">
            <calcext:condition calcext:apply-style-name="Untitled1" calcext:value="=&quot;male&quot;" calcext:base-cell-address="PvdD.K45"/>
            <calcext:condition calcext:apply-style-name="Untitled2" calcext:value="=&quot;female&quot;" calcext:base-cell-address="PvdD.K45"/>
          </calcext:conditional-format>
          <calcext:conditional-format calcext:target-range-address="PvdD.K46:PvdD.K46">
            <calcext:condition calcext:apply-style-name="Untitled1" calcext:value="=&quot;male&quot;" calcext:base-cell-address="PvdD.K46"/>
            <calcext:condition calcext:apply-style-name="Untitled2" calcext:value="=&quot;female&quot;" calcext:base-cell-address="PvdD.K46"/>
          </calcext:conditional-format>
          <calcext:conditional-format calcext:target-range-address="PvdD.K47:PvdD.K47">
            <calcext:condition calcext:apply-style-name="Untitled1" calcext:value="=&quot;male&quot;" calcext:base-cell-address="PvdD.K47"/>
            <calcext:condition calcext:apply-style-name="Untitled2" calcext:value="=&quot;female&quot;" calcext:base-cell-address="PvdD.K47"/>
          </calcext:conditional-format>
          <calcext:conditional-format calcext:target-range-address="PvdD.K48:PvdD.K48">
            <calcext:condition calcext:apply-style-name="Untitled1" calcext:value="=&quot;male&quot;" calcext:base-cell-address="PvdD.K48"/>
            <calcext:condition calcext:apply-style-name="Untitled2" calcext:value="=&quot;female&quot;" calcext:base-cell-address="PvdD.K48"/>
          </calcext:conditional-format>
          <calcext:conditional-format calcext:target-range-address="PvdD.K49:PvdD.K49">
            <calcext:condition calcext:apply-style-name="Untitled1" calcext:value="=&quot;male&quot;" calcext:base-cell-address="PvdD.K49"/>
            <calcext:condition calcext:apply-style-name="Untitled2" calcext:value="=&quot;female&quot;" calcext:base-cell-address="PvdD.K49"/>
          </calcext:conditional-format>
          <calcext:conditional-format calcext:target-range-address="PvdD.K50:PvdD.K50">
            <calcext:condition calcext:apply-style-name="Untitled1" calcext:value="=&quot;male&quot;" calcext:base-cell-address="PvdD.K50"/>
            <calcext:condition calcext:apply-style-name="Untitled2" calcext:value="=&quot;female&quot;" calcext:base-cell-address="PvdD.K50"/>
          </calcext:conditional-format>
          <calcext:conditional-format calcext:target-range-address="PvdD.K51:PvdD.K51">
            <calcext:condition calcext:apply-style-name="Untitled1" calcext:value="=&quot;male&quot;" calcext:base-cell-address="PvdD.K51"/>
            <calcext:condition calcext:apply-style-name="Untitled2" calcext:value="=&quot;female&quot;" calcext:base-cell-address="PvdD.K51"/>
          </calcext:conditional-format>
        </calcext:conditional-formats>
      </table:table>
      <table:table table:name="50PLUS" table:style-name="ta1">
        <table:shapes>
          <draw:frame draw:z-index="0" draw:style-name="gr1" draw:text-style-name="P1" svg:width="159.99mm" svg:height="89.99mm" svg:x="159.05mm" svg:y="163.56mm">
            <loext:p draw:notify-on-update-of-ranges="50PLUS.G1:50PLUS.G1 50PLUS.G2:50PLUS.G51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565"/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Initials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City</text:p>
          </table:table-cell>
          <table:table-cell/>
          <table:table-cell table:style-name="Default" office:value-type="string" calcext:value-type="string">
            <text:p>Percentage women</text:p>
          </table:table-cell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Gender</text:p>
          </table:table-cell>
          <table:table-cell table:style-name="ce566" office:value-type="string" calcext:value-type="string">
            <text:p>City</text:p>
          </table:table-cell>
        </table:table-row>
        <table:table-row table:style-name="ro1">
          <table:table-cell office:value-type="string" calcext:value-type="string">
            <text:p>H.C.M.</text:p>
          </table:table-cell>
          <table:table-cell office:value-type="string" calcext:value-type="string">
            <text:p>Henk</text:p>
          </table:table-cell>
          <table:table-cell office:value-type="string" calcext:value-type="string">
            <text:p>Kro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indhoven</text:p>
          </table:table-cell>
          <table:table-cell table:formula="of:=IF([.D2]=&quot;female&quot;;1;0)" office:value-type="float" office:value="0" calcext:value-type="float">
            <text:p>0</text:p>
          </table:table-cell>
          <table:table-cell table:formula="of:=[.F2]/[.H2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CONCATENATE([.B2]; &quot; &quot;; [.C2])" office:value-type="string" office:string-value="Henk Krol" calcext:value-type="string">
            <text:p>Henk Krol</text:p>
          </table:table-cell>
          <table:table-cell table:formula="of:=[.D2]" office:value-type="string" office:string-value="male" calcext:value-type="string">
            <text:p>male</text:p>
          </table:table-cell>
          <table:table-cell table:style-name="ce567" table:formula="of:=[.E2]" office:value-type="string" office:string-value="Eindhoven" calcext:value-type="string">
            <text:p>Eindhoven</text:p>
          </table:table-cell>
        </table:table-row>
        <table:table-row table:style-name="ro1">
          <table:table-cell office:value-type="string" calcext:value-type="string">
            <text:p>L.</text:p>
          </table:table-cell>
          <table:table-cell office:value-type="string" calcext:value-type="string">
            <text:p>Léonie</text:p>
          </table:table-cell>
          <table:table-cell office:value-type="string" calcext:value-type="string">
            <text:p>Sazia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lversum</text:p>
          </table:table-cell>
          <table:table-cell table:formula="of:=IF([.D3]=&quot;female&quot;;1;0)" office:value-type="float" office:value="1" calcext:value-type="float">
            <text:p>1</text:p>
          </table:table-cell>
          <table:table-cell table:formula="of:=SUM([.F2:.F3])/[.H3]" office:value-type="percentage" office:value="0.5" calcext:value-type="percentage">
            <text:p>50.00%</text:p>
          </table:table-cell>
          <table:table-cell office:value-type="float" office:value="2" calcext:value-type="float">
            <text:p>2</text:p>
          </table:table-cell>
          <table:table-cell table:formula="of:=CONCATENATE([.B3]; &quot; &quot;; [.C3])" office:value-type="string" office:string-value="Léonie Sazias" calcext:value-type="string">
            <text:p>Léonie Sazias</text:p>
          </table:table-cell>
          <table:table-cell table:formula="of:=[.D3]" office:value-type="string" office:string-value="female" calcext:value-type="string">
            <text:p>female</text:p>
          </table:table-cell>
          <table:table-cell table:style-name="ce568" table:formula="of:=[.E3]" office:value-type="string" office:string-value="Hilversum" calcext:value-type="string">
            <text:p>Hilversum</text:p>
          </table:table-cell>
        </table:table-row>
        <table:table-row table:style-name="ro1">
          <table:table-cell office:value-type="string" calcext:value-type="string">
            <text:p>M.J.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van Rooije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Oegstgeest</text:p>
          </table:table-cell>
          <table:table-cell table:formula="of:=IF([.D4]=&quot;female&quot;;1;0)" office:value-type="float" office:value="0" calcext:value-type="float">
            <text:p>0</text:p>
          </table:table-cell>
          <table:table-cell table:formula="of:=SUM([.F2:.F4])/[.H4]" office:value-type="percentage" office:value="0.333333333333333" calcext:value-type="percentage">
            <text:p>33.33%</text:p>
          </table:table-cell>
          <table:table-cell office:value-type="float" office:value="3" calcext:value-type="float">
            <text:p>3</text:p>
          </table:table-cell>
          <table:table-cell table:formula="of:=CONCATENATE([.B4]; &quot; &quot;; [.C4])" office:value-type="string" office:string-value="Martin van Rooijen" calcext:value-type="string">
            <text:p>Martin van Rooijen</text:p>
          </table:table-cell>
          <table:table-cell table:formula="of:=[.D4]" office:value-type="string" office:string-value="male" calcext:value-type="string">
            <text:p>male</text:p>
          </table:table-cell>
          <table:table-cell table:style-name="ce569" table:formula="of:=[.E4]" office:value-type="string" office:string-value="Oegstgeest" calcext:value-type="string">
            <text:p>Oegstgeest</text:p>
          </table:table-cell>
        </table:table-row>
        <table:table-row table:style-name="ro1">
          <table:table-cell office:value-type="string" calcext:value-type="string">
            <text:p>C.M.</text:p>
          </table:table-cell>
          <table:table-cell office:value-type="string" calcext:value-type="string">
            <text:p>Corrie</text:p>
          </table:table-cell>
          <table:table-cell office:value-type="string" calcext:value-type="string">
            <text:p>van Bren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trecht</text:p>
          </table:table-cell>
          <table:table-cell table:formula="of:=IF([.D5]=&quot;female&quot;;1;0)" office:value-type="float" office:value="1" calcext:value-type="float">
            <text:p>1</text:p>
          </table:table-cell>
          <table:table-cell table:formula="of:=SUM([.F2:.F5])/[.H5]" office:value-type="percentage" office:value="0.5" calcext:value-type="percentage">
            <text:p>50.00%</text:p>
          </table:table-cell>
          <table:table-cell office:value-type="float" office:value="4" calcext:value-type="float">
            <text:p>4</text:p>
          </table:table-cell>
          <table:table-cell table:formula="of:=CONCATENATE([.B5]; &quot; &quot;; [.C5])" office:value-type="string" office:string-value="Corrie van Brenk" calcext:value-type="string">
            <text:p>Corrie van Brenk</text:p>
          </table:table-cell>
          <table:table-cell table:formula="of:=[.D5]" office:value-type="string" office:string-value="female" calcext:value-type="string">
            <text:p>female</text:p>
          </table:table-cell>
          <table:table-cell table:style-name="ce570" table:formula="of:=[.E5]" office:value-type="string" office:string-value="Utrecht" calcext:value-type="string">
            <text:p>Utrecht</text:p>
          </table:table-cell>
        </table:table-row>
        <table:table-row table:style-name="ro1">
          <table:table-cell office:value-type="string" calcext:value-type="string">
            <text:p>G.J.P.</text:p>
          </table:table-cell>
          <table:table-cell office:value-type="string" calcext:value-type="string">
            <text:p>Gerrit Jan</text:p>
          </table:table-cell>
          <table:table-cell office:value-type="string" calcext:value-type="string">
            <text:p>van Otterlo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's-Gravenhage</text:p>
          </table:table-cell>
          <table:table-cell table:formula="of:=IF([.D6]=&quot;female&quot;;1;0)" office:value-type="float" office:value="0" calcext:value-type="float">
            <text:p>0</text:p>
          </table:table-cell>
          <table:table-cell table:formula="of:=SUM([.F2:.F6])/[.H6]" office:value-type="percentage" office:value="0.4" calcext:value-type="percentage">
            <text:p>40.00%</text:p>
          </table:table-cell>
          <table:table-cell office:value-type="float" office:value="5" calcext:value-type="float">
            <text:p>5</text:p>
          </table:table-cell>
          <table:table-cell table:formula="of:=CONCATENATE([.B6]; &quot; &quot;; [.C6])" office:value-type="string" office:string-value="Gerrit Jan van Otterloo" calcext:value-type="string">
            <text:p>Gerrit Jan van Otterloo</text:p>
          </table:table-cell>
          <table:table-cell table:formula="of:=[.D6]" office:value-type="string" office:string-value="male" calcext:value-type="string">
            <text:p>male</text:p>
          </table:table-cell>
          <table:table-cell table:style-name="ce571" table:formula="of:=[.E6]" office:value-type="string" office:string-value="'s-Gravenhage" calcext:value-type="string">
            <text:p>'s-Gravenhage</text:p>
          </table:table-cell>
        </table:table-row>
        <table:table-row table:style-name="ro1">
          <table:table-cell office:value-type="string" calcext:value-type="string">
            <text:p>S.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leijn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's-Gravenhage</text:p>
          </table:table-cell>
          <table:table-cell table:formula="of:=IF([.D7]=&quot;female&quot;;1;0)" office:value-type="float" office:value="0" calcext:value-type="float">
            <text:p>0</text:p>
          </table:table-cell>
          <table:table-cell table:formula="of:=SUM([.F2:.F7])/[.H7]" office:value-type="percentage" office:value="0.333333333333333" calcext:value-type="percentage">
            <text:p>33.33%</text:p>
          </table:table-cell>
          <table:table-cell office:value-type="float" office:value="6" calcext:value-type="float">
            <text:p>6</text:p>
          </table:table-cell>
          <table:table-cell table:formula="of:=CONCATENATE([.B7]; &quot; &quot;; [.C7])" office:value-type="string" office:string-value="Simon Geleijnse" calcext:value-type="string">
            <text:p>Simon Geleijnse</text:p>
          </table:table-cell>
          <table:table-cell table:formula="of:=[.D7]" office:value-type="string" office:string-value="male" calcext:value-type="string">
            <text:p>male</text:p>
          </table:table-cell>
          <table:table-cell table:style-name="ce572" table:formula="of:=[.E7]" office:value-type="string" office:string-value="'s-Gravenhage" calcext:value-type="string">
            <text:p>'s-Gravenhage</text:p>
          </table:table-cell>
        </table:table-row>
        <table:table-row table:style-name="ro1">
          <table:table-cell office:value-type="string" calcext:value-type="string">
            <text:p>E.M.</text:p>
          </table:table-cell>
          <table:table-cell office:value-type="string" calcext:value-type="string">
            <text:p>Emile</text:p>
          </table:table-cell>
          <table:table-cell office:value-type="string" calcext:value-type="string">
            <text:p>Bod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Ophemert</text:p>
          </table:table-cell>
          <table:table-cell table:formula="of:=IF([.D8]=&quot;female&quot;;1;0)" office:value-type="float" office:value="0" calcext:value-type="float">
            <text:p>0</text:p>
          </table:table-cell>
          <table:table-cell table:formula="of:=SUM([.F2:.F8])/[.H8]" office:value-type="percentage" office:value="0.285714285714286" calcext:value-type="percentage">
            <text:p>28.57%</text:p>
          </table:table-cell>
          <table:table-cell office:value-type="float" office:value="7" calcext:value-type="float">
            <text:p>7</text:p>
          </table:table-cell>
          <table:table-cell table:formula="of:=CONCATENATE([.B8]; &quot; &quot;; [.C8])" office:value-type="string" office:string-value="Emile Bode" calcext:value-type="string">
            <text:p>Emile Bode</text:p>
          </table:table-cell>
          <table:table-cell table:formula="of:=[.D8]" office:value-type="string" office:string-value="male" calcext:value-type="string">
            <text:p>male</text:p>
          </table:table-cell>
          <table:table-cell table:style-name="ce573" table:formula="of:=[.E8]" office:value-type="string" office:string-value="Ophemert" calcext:value-type="string">
            <text:p>Ophemert</text:p>
          </table:table-cell>
        </table:table-row>
        <table:table-row table:style-name="ro1">
          <table:table-cell office:value-type="string" calcext:value-type="string">
            <text:p>W.A.A.</text:p>
          </table:table-cell>
          <table:table-cell office:value-type="string" calcext:value-type="string">
            <text:p>Wilma</text:p>
          </table:table-cell>
          <table:table-cell office:value-type="string" calcext:value-type="string">
            <text:p>Schrov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's-Hertogenbosch</text:p>
          </table:table-cell>
          <table:table-cell table:formula="of:=IF([.D9]=&quot;female&quot;;1;0)" office:value-type="float" office:value="1" calcext:value-type="float">
            <text:p>1</text:p>
          </table:table-cell>
          <table:table-cell table:formula="of:=SUM([.F2:.F9])/[.H9]" office:value-type="percentage" office:value="0.375" calcext:value-type="percentage">
            <text:p>37.50%</text:p>
          </table:table-cell>
          <table:table-cell office:value-type="float" office:value="8" calcext:value-type="float">
            <text:p>8</text:p>
          </table:table-cell>
          <table:table-cell table:formula="of:=CONCATENATE([.B9]; &quot; &quot;; [.C9])" office:value-type="string" office:string-value="Wilma Schrover" calcext:value-type="string">
            <text:p>Wilma Schrover</text:p>
          </table:table-cell>
          <table:table-cell table:formula="of:=[.D9]" office:value-type="string" office:string-value="female" calcext:value-type="string">
            <text:p>female</text:p>
          </table:table-cell>
          <table:table-cell table:style-name="ce574" table:formula="of:=[.E9]" office:value-type="string" office:string-value="'s-Hertogenbosch" calcext:value-type="string">
            <text:p>'s-Hertogenbosch</text:p>
          </table:table-cell>
        </table:table-row>
        <table:table-row table:style-name="ro1">
          <table:table-cell office:value-type="string" calcext:value-type="string">
            <text:p>M.</text:p>
          </table:table-cell>
          <table:table-cell office:value-type="string" calcext:value-type="string">
            <text:p>Maurice</text:p>
          </table:table-cell>
          <table:table-cell office:value-type="string" calcext:value-type="string">
            <text:p>Koop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mersfoort</text:p>
          </table:table-cell>
          <table:table-cell table:formula="of:=IF([.D10]=&quot;female&quot;;1;0)" office:value-type="float" office:value="0" calcext:value-type="float">
            <text:p>0</text:p>
          </table:table-cell>
          <table:table-cell table:formula="of:=SUM([.F2:.F10])/[.H10]" office:value-type="percentage" office:value="0.333333333333333" calcext:value-type="percentage">
            <text:p>33.33%</text:p>
          </table:table-cell>
          <table:table-cell office:value-type="float" office:value="9" calcext:value-type="float">
            <text:p>9</text:p>
          </table:table-cell>
          <table:table-cell table:formula="of:=CONCATENATE([.B10]; &quot; &quot;; [.C10])" office:value-type="string" office:string-value="Maurice Koopman" calcext:value-type="string">
            <text:p>Maurice Koopman</text:p>
          </table:table-cell>
          <table:table-cell table:formula="of:=[.D10]" office:value-type="string" office:string-value="male" calcext:value-type="string">
            <text:p>male</text:p>
          </table:table-cell>
          <table:table-cell table:style-name="ce575" table:formula="of:=[.E10]" office:value-type="string" office:string-value="Amersfoort" calcext:value-type="string">
            <text:p>Amersfoort</text:p>
          </table:table-cell>
        </table:table-row>
        <table:table-row table:style-name="ro1">
          <table:table-cell office:value-type="string" calcext:value-type="string">
            <text:p>R.B.P.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de Brouw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's-Hertogenbosch</text:p>
          </table:table-cell>
          <table:table-cell table:formula="of:=IF([.D11]=&quot;female&quot;;1;0)" office:value-type="float" office:value="0" calcext:value-type="float">
            <text:p>0</text:p>
          </table:table-cell>
          <table:table-cell table:formula="of:=SUM([.F2:.F11])/[.H11]" office:value-type="percentage" office:value="0.3" calcext:value-type="percentage">
            <text:p>30.00%</text:p>
          </table:table-cell>
          <table:table-cell office:value-type="float" office:value="10" calcext:value-type="float">
            <text:p>10</text:p>
          </table:table-cell>
          <table:table-cell table:formula="of:=CONCATENATE([.B11]; &quot; &quot;; [.C11])" office:value-type="string" office:string-value="Rob de Brouwer" calcext:value-type="string">
            <text:p>Rob de Brouwer</text:p>
          </table:table-cell>
          <table:table-cell table:formula="of:=[.D11]" office:value-type="string" office:string-value="male" calcext:value-type="string">
            <text:p>male</text:p>
          </table:table-cell>
          <table:table-cell table:style-name="ce576" table:formula="of:=[.E11]" office:value-type="string" office:string-value="'s-Hertogenbosch" calcext:value-type="string">
            <text:p>'s-Hertogenbosch</text:p>
          </table:table-cell>
        </table:table-row>
        <table:table-row table:style-name="ro1">
          <table:table-cell office:value-type="string" calcext:value-type="string">
            <text:p>T.</text:p>
          </table:table-cell>
          <table:table-cell office:value-type="string" calcext:value-type="string">
            <text:p>Theun</text:p>
          </table:table-cell>
          <table:table-cell office:value-type="string" calcext:value-type="string">
            <text:p>Wiersm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rachten</text:p>
          </table:table-cell>
          <table:table-cell table:formula="of:=IF([.D12]=&quot;female&quot;;1;0)" office:value-type="float" office:value="0" calcext:value-type="float">
            <text:p>0</text:p>
          </table:table-cell>
          <table:table-cell table:formula="of:=SUM([.F2:.F12])/[.H12]" office:value-type="percentage" office:value="0.272727272727273" calcext:value-type="percentage">
            <text:p>27.27%</text:p>
          </table:table-cell>
          <table:table-cell office:value-type="float" office:value="11" calcext:value-type="float">
            <text:p>11</text:p>
          </table:table-cell>
          <table:table-cell table:formula="of:=CONCATENATE([.B12]; &quot; &quot;; [.C12])" office:value-type="string" office:string-value="Theun Wiersma" calcext:value-type="string">
            <text:p>Theun Wiersma</text:p>
          </table:table-cell>
          <table:table-cell table:formula="of:=[.D12]" office:value-type="string" office:string-value="male" calcext:value-type="string">
            <text:p>male</text:p>
          </table:table-cell>
          <table:table-cell table:style-name="ce577" table:formula="of:=[.E12]" office:value-type="string" office:string-value="Drachten" calcext:value-type="string">
            <text:p>Drachten</text:p>
          </table:table-cell>
        </table:table-row>
        <table:table-row table:style-name="ro1">
          <table:table-cell office:value-type="string" calcext:value-type="string">
            <text:p>P.H.</text:p>
          </table:table-cell>
          <table:table-cell office:value-type="string" calcext:value-type="string">
            <text:p>Presley</text:p>
          </table:table-cell>
          <table:table-cell office:value-type="string" calcext:value-type="string">
            <text:p>Berge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del</text:p>
          </table:table-cell>
          <table:table-cell table:formula="of:=IF([.D13]=&quot;female&quot;;1;0)" office:value-type="float" office:value="0" calcext:value-type="float">
            <text:p>0</text:p>
          </table:table-cell>
          <table:table-cell table:formula="of:=SUM([.F2:.F13])/[.H13]" office:value-type="percentage" office:value="0.25" calcext:value-type="percentage">
            <text:p>25.00%</text:p>
          </table:table-cell>
          <table:table-cell office:value-type="float" office:value="12" calcext:value-type="float">
            <text:p>12</text:p>
          </table:table-cell>
          <table:table-cell table:formula="of:=CONCATENATE([.B13]; &quot; &quot;; [.C13])" office:value-type="string" office:string-value="Presley Bergen" calcext:value-type="string">
            <text:p>Presley Bergen</text:p>
          </table:table-cell>
          <table:table-cell table:formula="of:=[.D13]" office:value-type="string" office:string-value="male" calcext:value-type="string">
            <text:p>male</text:p>
          </table:table-cell>
          <table:table-cell table:style-name="ce578" table:formula="of:=[.E13]" office:value-type="string" office:string-value="Bladel" calcext:value-type="string">
            <text:p>Bladel</text:p>
          </table:table-cell>
        </table:table-row>
        <table:table-row table:style-name="ro1">
          <table:table-cell office:value-type="string" calcext:value-type="string">
            <text:p>P.</text:p>
          </table:table-cell>
          <table:table-cell office:value-type="string" calcext:value-type="string">
            <text:p>Petra</text:p>
          </table:table-cell>
          <table:table-cell office:value-type="string" calcext:value-type="string">
            <text:p>van Veer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msterdam</text:p>
          </table:table-cell>
          <table:table-cell table:formula="of:=IF([.D14]=&quot;female&quot;;1;0)" office:value-type="float" office:value="1" calcext:value-type="float">
            <text:p>1</text:p>
          </table:table-cell>
          <table:table-cell table:formula="of:=SUM([.F2:.F14])/[.H14]" office:value-type="percentage" office:value="0.307692307692308" calcext:value-type="percentage">
            <text:p>30.77%</text:p>
          </table:table-cell>
          <table:table-cell office:value-type="float" office:value="13" calcext:value-type="float">
            <text:p>13</text:p>
          </table:table-cell>
          <table:table-cell table:formula="of:=CONCATENATE([.B14]; &quot; &quot;; [.C14])" office:value-type="string" office:string-value="Petra van Veeren" calcext:value-type="string">
            <text:p>Petra van Veeren</text:p>
          </table:table-cell>
          <table:table-cell table:formula="of:=[.D14]" office:value-type="string" office:string-value="female" calcext:value-type="string">
            <text:p>female</text:p>
          </table:table-cell>
          <table:table-cell table:style-name="ce579" table:formula="of:=[.E14]" office:value-type="string" office:string-value="Amsterdam" calcext:value-type="string">
            <text:p>Amsterdam</text:p>
          </table:table-cell>
        </table:table-row>
        <table:table-row table:style-name="ro1">
          <table:table-cell office:value-type="string" calcext:value-type="string">
            <text:p>W.</text:p>
          </table:table-cell>
          <table:table-cell office:value-type="string" calcext:value-type="string">
            <text:p>Willem</text:p>
          </table:table-cell>
          <table:table-cell office:value-type="string" calcext:value-type="string">
            <text:p>Willem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lissingen</text:p>
          </table:table-cell>
          <table:table-cell table:formula="of:=IF([.D15]=&quot;female&quot;;1;0)" office:value-type="float" office:value="0" calcext:value-type="float">
            <text:p>0</text:p>
          </table:table-cell>
          <table:table-cell table:formula="of:=SUM([.F2:.F15])/[.H15]" office:value-type="percentage" office:value="0.285714285714286" calcext:value-type="percentage">
            <text:p>28.57%</text:p>
          </table:table-cell>
          <table:table-cell office:value-type="float" office:value="14" calcext:value-type="float">
            <text:p>14</text:p>
          </table:table-cell>
          <table:table-cell table:formula="of:=CONCATENATE([.B15]; &quot; &quot;; [.C15])" office:value-type="string" office:string-value="Willem Willemse" calcext:value-type="string">
            <text:p>Willem Willemse</text:p>
          </table:table-cell>
          <table:table-cell table:formula="of:=[.D15]" office:value-type="string" office:string-value="male" calcext:value-type="string">
            <text:p>male</text:p>
          </table:table-cell>
          <table:table-cell table:style-name="ce580" table:formula="of:=[.E15]" office:value-type="string" office:string-value="Vlissingen" calcext:value-type="string">
            <text:p>Vlissingen</text:p>
          </table:table-cell>
        </table:table-row>
        <table:table-row table:style-name="ro1">
          <table:table-cell office:value-type="string" calcext:value-type="string">
            <text:p>G.J.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onhof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mmen</text:p>
          </table:table-cell>
          <table:table-cell table:formula="of:=IF([.D16]=&quot;female&quot;;1;0)" office:value-type="float" office:value="0" calcext:value-type="float">
            <text:p>0</text:p>
          </table:table-cell>
          <table:table-cell table:formula="of:=SUM([.F2:.F16])/[.H16]" office:value-type="percentage" office:value="0.266666666666667" calcext:value-type="percentage">
            <text:p>26.67%</text:p>
          </table:table-cell>
          <table:table-cell office:value-type="float" office:value="15" calcext:value-type="float">
            <text:p>15</text:p>
          </table:table-cell>
          <table:table-cell table:formula="of:=CONCATENATE([.B16]; &quot; &quot;; [.C16])" office:value-type="string" office:string-value="Jan Fonhof" calcext:value-type="string">
            <text:p>Jan Fonhof</text:p>
          </table:table-cell>
          <table:table-cell table:formula="of:=[.D16]" office:value-type="string" office:string-value="male" calcext:value-type="string">
            <text:p>male</text:p>
          </table:table-cell>
          <table:table-cell table:style-name="ce581" table:formula="of:=[.E16]" office:value-type="string" office:string-value="Emmen" calcext:value-type="string">
            <text:p>Emmen</text:p>
          </table:table-cell>
        </table:table-row>
        <table:table-row table:style-name="ro1">
          <table:table-cell office:value-type="string" calcext:value-type="string">
            <text:p>N.L.D.</text:p>
          </table:table-cell>
          <table:table-cell office:value-type="string" calcext:value-type="string">
            <text:p>Natascha</text:p>
          </table:table-cell>
          <table:table-cell office:value-type="string" calcext:value-type="string">
            <text:p>Kroonstuiv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enlo</text:p>
          </table:table-cell>
          <table:table-cell table:formula="of:=IF([.D17]=&quot;female&quot;;1;0)" office:value-type="float" office:value="1" calcext:value-type="float">
            <text:p>1</text:p>
          </table:table-cell>
          <table:table-cell table:formula="of:=SUM([.F2:.F17])/[.H17]" office:value-type="percentage" office:value="0.3125" calcext:value-type="percentage">
            <text:p>31.25%</text:p>
          </table:table-cell>
          <table:table-cell office:value-type="float" office:value="16" calcext:value-type="float">
            <text:p>16</text:p>
          </table:table-cell>
          <table:table-cell table:formula="of:=CONCATENATE([.B17]; &quot; &quot;; [.C17])" office:value-type="string" office:string-value="Natascha Kroonstuiver" calcext:value-type="string">
            <text:p>Natascha Kroonstuiver</text:p>
          </table:table-cell>
          <table:table-cell table:formula="of:=[.D17]" office:value-type="string" office:string-value="female" calcext:value-type="string">
            <text:p>female</text:p>
          </table:table-cell>
          <table:table-cell table:style-name="ce582" table:formula="of:=[.E17]" office:value-type="string" office:string-value="Venlo" calcext:value-type="string">
            <text:p>Venlo</text:p>
          </table:table-cell>
        </table:table-row>
        <table:table-row table:style-name="ro1">
          <table:table-cell office:value-type="string" calcext:value-type="string">
            <text:p>H.J.</text:p>
          </table:table-cell>
          <table:table-cell office:value-type="string" calcext:value-type="string">
            <text:p>Henk Jan</text:p>
          </table:table-cell>
          <table:table-cell office:value-type="string" calcext:value-type="string">
            <text:p>Verbo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Oudorp</text:p>
          </table:table-cell>
          <table:table-cell table:formula="of:=IF([.D18]=&quot;female&quot;;1;0)" office:value-type="float" office:value="0" calcext:value-type="float">
            <text:p>0</text:p>
          </table:table-cell>
          <table:table-cell table:formula="of:=SUM([.F2:.F18])/[.H18]" office:value-type="percentage" office:value="0.294117647058823" calcext:value-type="percentage">
            <text:p>29.41%</text:p>
          </table:table-cell>
          <table:table-cell office:value-type="float" office:value="17" calcext:value-type="float">
            <text:p>17</text:p>
          </table:table-cell>
          <table:table-cell table:formula="of:=CONCATENATE([.B18]; &quot; &quot;; [.C18])" office:value-type="string" office:string-value="Henk Jan Verboom" calcext:value-type="string">
            <text:p>Henk Jan Verboom</text:p>
          </table:table-cell>
          <table:table-cell table:formula="of:=[.D18]" office:value-type="string" office:string-value="male" calcext:value-type="string">
            <text:p>male</text:p>
          </table:table-cell>
          <table:table-cell table:style-name="ce583" table:formula="of:=[.E18]" office:value-type="string" office:string-value="Oudorp" calcext:value-type="string">
            <text:p>Oudorp</text:p>
          </table:table-cell>
        </table:table-row>
        <table:table-row table:style-name="ro1">
          <table:table-cell office:value-type="string" calcext:value-type="string">
            <text:p>M.W.E.</text:p>
          </table:table-cell>
          <table:table-cell office:value-type="string" calcext:value-type="string">
            <text:p>Monique</text:p>
          </table:table-cell>
          <table:table-cell office:value-type="string" calcext:value-type="string">
            <text:p>van de Griend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msterdam</text:p>
          </table:table-cell>
          <table:table-cell table:formula="of:=IF([.D19]=&quot;female&quot;;1;0)" office:value-type="float" office:value="1" calcext:value-type="float">
            <text:p>1</text:p>
          </table:table-cell>
          <table:table-cell table:formula="of:=SUM([.F2:.F19])/[.H19]" office:value-type="percentage" office:value="0.333333333333333" calcext:value-type="percentage">
            <text:p>33.33%</text:p>
          </table:table-cell>
          <table:table-cell office:value-type="float" office:value="18" calcext:value-type="float">
            <text:p>18</text:p>
          </table:table-cell>
          <table:table-cell table:formula="of:=CONCATENATE([.B19]; &quot; &quot;; [.C19])" office:value-type="string" office:string-value="Monique van de Griendt" calcext:value-type="string">
            <text:p>Monique van de Griendt</text:p>
          </table:table-cell>
          <table:table-cell table:formula="of:=[.D19]" office:value-type="string" office:string-value="female" calcext:value-type="string">
            <text:p>female</text:p>
          </table:table-cell>
          <table:table-cell table:style-name="ce584" table:formula="of:=[.E19]" office:value-type="string" office:string-value="Amsterdam" calcext:value-type="string">
            <text:p>Amsterdam</text:p>
          </table:table-cell>
        </table:table-row>
        <table:table-row table:style-name="ro1">
          <table:table-cell office:value-type="string" calcext:value-type="string">
            <text:p>W.A.A.M.</text:p>
          </table:table-cell>
          <table:table-cell office:value-type="string" calcext:value-type="string">
            <text:p>Wim</text:p>
          </table:table-cell>
          <table:table-cell office:value-type="string" calcext:value-type="string">
            <text:p>van Overvel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Oudenbosch</text:p>
          </table:table-cell>
          <table:table-cell table:formula="of:=IF([.D20]=&quot;female&quot;;1;0)" office:value-type="float" office:value="0" calcext:value-type="float">
            <text:p>0</text:p>
          </table:table-cell>
          <table:table-cell table:formula="of:=SUM([.F2:.F20])/[.H20]" office:value-type="percentage" office:value="0.31578947368421" calcext:value-type="percentage">
            <text:p>31.58%</text:p>
          </table:table-cell>
          <table:table-cell office:value-type="float" office:value="19" calcext:value-type="float">
            <text:p>19</text:p>
          </table:table-cell>
          <table:table-cell table:formula="of:=CONCATENATE([.B20]; &quot; &quot;; [.C20])" office:value-type="string" office:string-value="Wim van Overveld" calcext:value-type="string">
            <text:p>Wim van Overveld</text:p>
          </table:table-cell>
          <table:table-cell table:formula="of:=[.D20]" office:value-type="string" office:string-value="male" calcext:value-type="string">
            <text:p>male</text:p>
          </table:table-cell>
          <table:table-cell table:style-name="ce585" table:formula="of:=[.E20]" office:value-type="string" office:string-value="Oudenbosch" calcext:value-type="string">
            <text:p>Oudenbosch</text:p>
          </table:table-cell>
        </table:table-row>
        <table:table-row table:style-name="ro1">
          <table:table-cell office:value-type="string" calcext:value-type="string">
            <text:p>K.</text:p>
          </table:table-cell>
          <table:table-cell office:value-type="string" calcext:value-type="string">
            <text:p>Klaas</text:p>
          </table:table-cell>
          <table:table-cell office:value-type="string" calcext:value-type="string">
            <text:p>Hamersm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oogezand-Sappemeer</text:p>
          </table:table-cell>
          <table:table-cell table:formula="of:=IF([.D21]=&quot;female&quot;;1;0)" office:value-type="float" office:value="0" calcext:value-type="float">
            <text:p>0</text:p>
          </table:table-cell>
          <table:table-cell table:formula="of:=SUM([.F2:.F21])/[.H21]" office:value-type="percentage" office:value="0.3" calcext:value-type="percentage">
            <text:p>30.00%</text:p>
          </table:table-cell>
          <table:table-cell office:value-type="float" office:value="20" calcext:value-type="float">
            <text:p>20</text:p>
          </table:table-cell>
          <table:table-cell table:formula="of:=CONCATENATE([.B21]; &quot; &quot;; [.C21])" office:value-type="string" office:string-value="Klaas Hamersma" calcext:value-type="string">
            <text:p>Klaas Hamersma</text:p>
          </table:table-cell>
          <table:table-cell table:formula="of:=[.D21]" office:value-type="string" office:string-value="male" calcext:value-type="string">
            <text:p>male</text:p>
          </table:table-cell>
          <table:table-cell table:style-name="ce586" table:formula="of:=[.E21]" office:value-type="string" office:string-value="Hoogezand-Sappemeer" calcext:value-type="string">
            <text:p>Hoogezand-Sappemeer</text:p>
          </table:table-cell>
        </table:table-row>
        <table:table-row table:style-name="ro1">
          <table:table-cell office:value-type="string" calcext:value-type="string">
            <text:p>H.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Siepe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mmen</text:p>
          </table:table-cell>
          <table:table-cell table:formula="of:=IF([.D22]=&quot;female&quot;;1;0)" office:value-type="float" office:value="0" calcext:value-type="float">
            <text:p>0</text:p>
          </table:table-cell>
          <table:table-cell table:formula="of:=SUM([.F2:.F22])/[.H22]" office:value-type="percentage" office:value="0.285714285714286" calcext:value-type="percentage">
            <text:p>28.57%</text:p>
          </table:table-cell>
          <table:table-cell office:value-type="float" office:value="21" calcext:value-type="float">
            <text:p>21</text:p>
          </table:table-cell>
          <table:table-cell table:formula="of:=CONCATENATE([.B22]; &quot; &quot;; [.C22])" office:value-type="string" office:string-value="Harry Siepel" calcext:value-type="string">
            <text:p>Harry Siepel</text:p>
          </table:table-cell>
          <table:table-cell table:formula="of:=[.D22]" office:value-type="string" office:string-value="male" calcext:value-type="string">
            <text:p>male</text:p>
          </table:table-cell>
          <table:table-cell table:style-name="ce587" table:formula="of:=[.E22]" office:value-type="string" office:string-value="Emmen" calcext:value-type="string">
            <text:p>Emmen</text:p>
          </table:table-cell>
        </table:table-row>
        <table:table-row table:style-name="ro1">
          <table:table-cell office:value-type="string" calcext:value-type="string">
            <text:p>F.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Kerkhof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Tuk</text:p>
          </table:table-cell>
          <table:table-cell table:formula="of:=IF([.D23]=&quot;female&quot;;1;0)" office:value-type="float" office:value="0" calcext:value-type="float">
            <text:p>0</text:p>
          </table:table-cell>
          <table:table-cell table:formula="of:=SUM([.F2:.F23])/[.H23]" office:value-type="percentage" office:value="0.272727272727273" calcext:value-type="percentage">
            <text:p>27.27%</text:p>
          </table:table-cell>
          <table:table-cell office:value-type="float" office:value="22" calcext:value-type="float">
            <text:p>22</text:p>
          </table:table-cell>
          <table:table-cell table:formula="of:=CONCATENATE([.B23]; &quot; &quot;; [.C23])" office:value-type="string" office:string-value="Fred Kerkhof" calcext:value-type="string">
            <text:p>Fred Kerkhof</text:p>
          </table:table-cell>
          <table:table-cell table:formula="of:=[.D23]" office:value-type="string" office:string-value="male" calcext:value-type="string">
            <text:p>male</text:p>
          </table:table-cell>
          <table:table-cell table:style-name="ce588" table:formula="of:=[.E23]" office:value-type="string" office:string-value="Tuk" calcext:value-type="string">
            <text:p>Tuk</text:p>
          </table:table-cell>
        </table:table-row>
        <table:table-row table:style-name="ro1">
          <table:table-cell office:value-type="string" calcext:value-type="string">
            <text:p>A.</text:p>
          </table:table-cell>
          <table:table-cell office:value-type="string" calcext:value-type="string">
            <text:p>Adriana</text:p>
          </table:table-cell>
          <table:table-cell office:value-type="string" calcext:value-type="string">
            <text:p>Hernández Martínez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's-Hertogenbosch</text:p>
          </table:table-cell>
          <table:table-cell table:formula="of:=IF([.D24]=&quot;female&quot;;1;0)" office:value-type="float" office:value="1" calcext:value-type="float">
            <text:p>1</text:p>
          </table:table-cell>
          <table:table-cell table:formula="of:=SUM([.F2:.F24])/[.H24]" office:value-type="percentage" office:value="0.304347826086957" calcext:value-type="percentage">
            <text:p>30.43%</text:p>
          </table:table-cell>
          <table:table-cell office:value-type="float" office:value="23" calcext:value-type="float">
            <text:p>23</text:p>
          </table:table-cell>
          <table:table-cell table:formula="of:=CONCATENATE([.B24]; &quot; &quot;; [.C24])" office:value-type="string" office:string-value="Adriana Hernández Martínez" calcext:value-type="string">
            <text:p>Adriana Hernández Martínez</text:p>
          </table:table-cell>
          <table:table-cell table:formula="of:=[.D24]" office:value-type="string" office:string-value="female" calcext:value-type="string">
            <text:p>female</text:p>
          </table:table-cell>
          <table:table-cell table:style-name="ce589" table:formula="of:=[.E24]" office:value-type="string" office:string-value="'s-Hertogenbosch" calcext:value-type="string">
            <text:p>'s-Hertogenbosch</text:p>
          </table:table-cell>
        </table:table-row>
        <table:table-row table:style-name="ro1">
          <table:table-cell office:value-type="string" calcext:value-type="string">
            <text:p>W.</text:p>
          </table:table-cell>
          <table:table-cell office:value-type="string" calcext:value-type="string">
            <text:p>Wout</text:p>
          </table:table-cell>
          <table:table-cell office:value-type="string" calcext:value-type="string">
            <text:p>Janse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elystad</text:p>
          </table:table-cell>
          <table:table-cell table:formula="of:=IF([.D25]=&quot;female&quot;;1;0)" office:value-type="float" office:value="0" calcext:value-type="float">
            <text:p>0</text:p>
          </table:table-cell>
          <table:table-cell table:formula="of:=SUM([.F2:.F25])/[.H25]" office:value-type="percentage" office:value="0.291666666666667" calcext:value-type="percentage">
            <text:p>29.17%</text:p>
          </table:table-cell>
          <table:table-cell office:value-type="float" office:value="24" calcext:value-type="float">
            <text:p>24</text:p>
          </table:table-cell>
          <table:table-cell table:formula="of:=CONCATENATE([.B25]; &quot; &quot;; [.C25])" office:value-type="string" office:string-value="Wout Jansen" calcext:value-type="string">
            <text:p>Wout Jansen</text:p>
          </table:table-cell>
          <table:table-cell table:formula="of:=[.D25]" office:value-type="string" office:string-value="male" calcext:value-type="string">
            <text:p>male</text:p>
          </table:table-cell>
          <table:table-cell table:style-name="ce590" table:formula="of:=[.E25]" office:value-type="string" office:string-value="Lelystad" calcext:value-type="string">
            <text:p>Lelystad</text:p>
          </table:table-cell>
        </table:table-row>
        <table:table-row table:style-name="ro1">
          <table:table-cell office:value-type="string" calcext:value-type="string">
            <text:p>T.J.M.</text:p>
          </table:table-cell>
          <table:table-cell office:value-type="string" calcext:value-type="string">
            <text:p>Theo</text:p>
          </table:table-cell>
          <table:table-cell office:value-type="string" calcext:value-type="string">
            <text:p>Heer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's-Gravenhage</text:p>
          </table:table-cell>
          <table:table-cell table:formula="of:=IF([.D26]=&quot;female&quot;;1;0)" office:value-type="float" office:value="0" calcext:value-type="float">
            <text:p>0</text:p>
          </table:table-cell>
          <table:table-cell table:formula="of:=SUM([.F2:.F26])/[.H26]" office:value-type="percentage" office:value="0.28" calcext:value-type="percentage">
            <text:p>28.00%</text:p>
          </table:table-cell>
          <table:table-cell office:value-type="float" office:value="25" calcext:value-type="float">
            <text:p>25</text:p>
          </table:table-cell>
          <table:table-cell table:formula="of:=CONCATENATE([.B26]; &quot; &quot;; [.C26])" office:value-type="string" office:string-value="Theo Heere" calcext:value-type="string">
            <text:p>Theo Heere</text:p>
          </table:table-cell>
          <table:table-cell table:formula="of:=[.D26]" office:value-type="string" office:string-value="male" calcext:value-type="string">
            <text:p>male</text:p>
          </table:table-cell>
          <table:table-cell table:style-name="ce591" table:formula="of:=[.E26]" office:value-type="string" office:string-value="'s-Gravenhage" calcext:value-type="string">
            <text:p>'s-Gravenhage</text:p>
          </table:table-cell>
        </table:table-row>
        <table:table-row table:style-name="ro1">
          <table:table-cell office:value-type="string" calcext:value-type="string">
            <text:p>J.H.</text:p>
          </table:table-cell>
          <table:table-cell office:value-type="string" calcext:value-type="string">
            <text:p>Jaap</text:p>
          </table:table-cell>
          <table:table-cell office:value-type="string" calcext:value-type="string">
            <text:p>Haasnoo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Katwijk</text:p>
          </table:table-cell>
          <table:table-cell table:formula="of:=IF([.D27]=&quot;female&quot;;1;0)" office:value-type="float" office:value="0" calcext:value-type="float">
            <text:p>0</text:p>
          </table:table-cell>
          <table:table-cell table:formula="of:=SUM([.F2:.F27])/[.H27]" office:value-type="percentage" office:value="0.269230769230769" calcext:value-type="percentage">
            <text:p>26.92%</text:p>
          </table:table-cell>
          <table:table-cell office:value-type="float" office:value="26" calcext:value-type="float">
            <text:p>26</text:p>
          </table:table-cell>
          <table:table-cell table:formula="of:=CONCATENATE([.B27]; &quot; &quot;; [.C27])" office:value-type="string" office:string-value="Jaap Haasnoot" calcext:value-type="string">
            <text:p>Jaap Haasnoot</text:p>
          </table:table-cell>
          <table:table-cell table:formula="of:=[.D27]" office:value-type="string" office:string-value="male" calcext:value-type="string">
            <text:p>male</text:p>
          </table:table-cell>
          <table:table-cell table:style-name="ce592" table:formula="of:=[.E27]" office:value-type="string" office:string-value="Katwijk" calcext:value-type="string">
            <text:p>Katwijk</text:p>
          </table:table-cell>
        </table:table-row>
        <table:table-row table:style-name="ro1">
          <table:table-cell office:value-type="string" calcext:value-type="string">
            <text:p>J.H.T.</text:p>
          </table:table-cell>
          <table:table-cell office:value-type="string" calcext:value-type="string">
            <text:p>Joop</text:p>
          </table:table-cell>
          <table:table-cell office:value-type="string" calcext:value-type="string">
            <text:p>van Orsouw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Oss</text:p>
          </table:table-cell>
          <table:table-cell table:formula="of:=IF([.D28]=&quot;female&quot;;1;0)" office:value-type="float" office:value="0" calcext:value-type="float">
            <text:p>0</text:p>
          </table:table-cell>
          <table:table-cell table:formula="of:=SUM([.F2:.F28])/[.H28]" office:value-type="percentage" office:value="0.259259259259259" calcext:value-type="percentage">
            <text:p>25.93%</text:p>
          </table:table-cell>
          <table:table-cell office:value-type="float" office:value="27" calcext:value-type="float">
            <text:p>27</text:p>
          </table:table-cell>
          <table:table-cell table:formula="of:=CONCATENATE([.B28]; &quot; &quot;; [.C28])" office:value-type="string" office:string-value="Joop van Orsouw" calcext:value-type="string">
            <text:p>Joop van Orsouw</text:p>
          </table:table-cell>
          <table:table-cell table:formula="of:=[.D28]" office:value-type="string" office:string-value="male" calcext:value-type="string">
            <text:p>male</text:p>
          </table:table-cell>
          <table:table-cell table:style-name="ce593" table:formula="of:=[.E28]" office:value-type="string" office:string-value="Oss" calcext:value-type="string">
            <text:p>Oss</text:p>
          </table:table-cell>
        </table:table-row>
        <table:table-row table:style-name="ro1">
          <table:table-cell office:value-type="string" calcext:value-type="string">
            <text:p>R.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Molenaa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's-Gravenhage</text:p>
          </table:table-cell>
          <table:table-cell table:formula="of:=IF([.D29]=&quot;female&quot;;1;0)" office:value-type="float" office:value="1" calcext:value-type="float">
            <text:p>1</text:p>
          </table:table-cell>
          <table:table-cell table:formula="of:=SUM([.F2:.F29])/[.H29]" office:value-type="percentage" office:value="0.285714285714286" calcext:value-type="percentage">
            <text:p>28.57%</text:p>
          </table:table-cell>
          <table:table-cell office:value-type="float" office:value="28" calcext:value-type="float">
            <text:p>28</text:p>
          </table:table-cell>
          <table:table-cell table:formula="of:=CONCATENATE([.B29]; &quot; &quot;; [.C29])" office:value-type="string" office:string-value="Rosa Molenaar" calcext:value-type="string">
            <text:p>Rosa Molenaar</text:p>
          </table:table-cell>
          <table:table-cell table:formula="of:=[.D29]" office:value-type="string" office:string-value="female" calcext:value-type="string">
            <text:p>female</text:p>
          </table:table-cell>
          <table:table-cell table:style-name="ce594" table:formula="of:=[.E29]" office:value-type="string" office:string-value="'s-Gravenhage" calcext:value-type="string">
            <text:p>'s-Gravenhage</text:p>
          </table:table-cell>
        </table:table-row>
        <table:table-row table:style-name="ro1">
          <table:table-cell office:value-type="string" calcext:value-type="string">
            <text:p>A.F.</text:p>
          </table:table-cell>
          <table:table-cell office:value-type="string" calcext:value-type="string">
            <text:p>Arno</text:p>
          </table:table-cell>
          <table:table-cell office:value-type="string" calcext:value-type="string">
            <text:p>Haij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ussum</text:p>
          </table:table-cell>
          <table:table-cell table:formula="of:=IF([.D30]=&quot;female&quot;;1;0)" office:value-type="float" office:value="0" calcext:value-type="float">
            <text:p>0</text:p>
          </table:table-cell>
          <table:table-cell table:formula="of:=SUM([.F2:.F30])/[.H30]" office:value-type="percentage" office:value="0.275862068965517" calcext:value-type="percentage">
            <text:p>27.59%</text:p>
          </table:table-cell>
          <table:table-cell office:value-type="float" office:value="29" calcext:value-type="float">
            <text:p>29</text:p>
          </table:table-cell>
          <table:table-cell table:formula="of:=CONCATENATE([.B30]; &quot; &quot;; [.C30])" office:value-type="string" office:string-value="Arno Haije" calcext:value-type="string">
            <text:p>Arno Haije</text:p>
          </table:table-cell>
          <table:table-cell table:formula="of:=[.D30]" office:value-type="string" office:string-value="male" calcext:value-type="string">
            <text:p>male</text:p>
          </table:table-cell>
          <table:table-cell table:style-name="ce595" table:formula="of:=[.E30]" office:value-type="string" office:string-value="Bussum" calcext:value-type="string">
            <text:p>Bussum</text:p>
          </table:table-cell>
        </table:table-row>
        <table:table-row table:style-name="ro1">
          <table:table-cell office:value-type="string" calcext:value-type="string">
            <text:p>A.J.M.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Spoore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on en Breugel</text:p>
          </table:table-cell>
          <table:table-cell table:formula="of:=IF([.D31]=&quot;female&quot;;1;0)" office:value-type="float" office:value="0" calcext:value-type="float">
            <text:p>0</text:p>
          </table:table-cell>
          <table:table-cell table:formula="of:=SUM([.F2:.F31])/[.H31]" office:value-type="percentage" office:value="0.266666666666667" calcext:value-type="percentage">
            <text:p>26.67%</text:p>
          </table:table-cell>
          <table:table-cell office:value-type="float" office:value="30" calcext:value-type="float">
            <text:p>30</text:p>
          </table:table-cell>
          <table:table-cell table:formula="of:=CONCATENATE([.B31]; &quot; &quot;; [.C31])" office:value-type="string" office:string-value="Chris Spooren" calcext:value-type="string">
            <text:p>Chris Spooren</text:p>
          </table:table-cell>
          <table:table-cell table:formula="of:=[.D31]" office:value-type="string" office:string-value="male" calcext:value-type="string">
            <text:p>male</text:p>
          </table:table-cell>
          <table:table-cell table:style-name="ce596" table:formula="of:=[.E31]" office:value-type="string" office:string-value="Son en Breugel" calcext:value-type="string">
            <text:p>Son en Breugel</text:p>
          </table:table-cell>
        </table:table-row>
        <table:table-row table:style-name="ro1">
          <table:table-cell office:value-type="string" calcext:value-type="string">
            <text:p>O.A.C.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de Meij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msterdam</text:p>
          </table:table-cell>
          <table:table-cell table:formula="of:=IF([.D32]=&quot;female&quot;;1;0)" office:value-type="float" office:value="1" calcext:value-type="float">
            <text:p>1</text:p>
          </table:table-cell>
          <table:table-cell table:formula="of:=SUM([.F2:.F32])/[.H32]" office:value-type="percentage" office:value="0.290322580645161" calcext:value-type="percentage">
            <text:p>29.03%</text:p>
          </table:table-cell>
          <table:table-cell office:value-type="float" office:value="31" calcext:value-type="float">
            <text:p>31</text:p>
          </table:table-cell>
          <table:table-cell table:formula="of:=CONCATENATE([.B32]; &quot; &quot;; [.C32])" office:value-type="string" office:string-value="Olga de Meij" calcext:value-type="string">
            <text:p>Olga de Meij</text:p>
          </table:table-cell>
          <table:table-cell table:formula="of:=[.D32]" office:value-type="string" office:string-value="female" calcext:value-type="string">
            <text:p>female</text:p>
          </table:table-cell>
          <table:table-cell table:style-name="ce597" table:formula="of:=[.E32]" office:value-type="string" office:string-value="Amsterdam" calcext:value-type="string">
            <text:p>Amsterdam</text:p>
          </table:table-cell>
        </table:table-row>
        <table:table-row table:style-name="ro1">
          <table:table-cell office:value-type="string" calcext:value-type="string">
            <text:p>A.C.P.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van Wanrooij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an Bartolomé de Tirajana</text:p>
          </table:table-cell>
          <table:table-cell table:formula="of:=IF([.D33]=&quot;female&quot;;1;0)" office:value-type="float" office:value="0" calcext:value-type="float">
            <text:p>0</text:p>
          </table:table-cell>
          <table:table-cell table:formula="of:=SUM([.F2:.F33])/[.H33]" office:value-type="percentage" office:value="0.28125" calcext:value-type="percentage">
            <text:p>28.13%</text:p>
          </table:table-cell>
          <table:table-cell office:value-type="float" office:value="32" calcext:value-type="float">
            <text:p>32</text:p>
          </table:table-cell>
          <table:table-cell table:formula="of:=CONCATENATE([.B33]; &quot; &quot;; [.C33])" office:value-type="string" office:string-value="André van Wanrooij" calcext:value-type="string">
            <text:p>André van Wanrooij</text:p>
          </table:table-cell>
          <table:table-cell table:formula="of:=[.D33]" office:value-type="string" office:string-value="male" calcext:value-type="string">
            <text:p>male</text:p>
          </table:table-cell>
          <table:table-cell table:style-name="ce598" table:formula="of:=[.E33]" office:value-type="string" office:string-value="San Bartolomé de Tirajana" calcext:value-type="string">
            <text:p>San Bartolomé de Tirajana</text:p>
          </table:table-cell>
        </table:table-row>
        <table:table-row table:style-name="ro1">
          <table:table-cell office:value-type="string" calcext:value-type="string">
            <text:p>J.F.X.M.</text:p>
          </table:table-cell>
          <table:table-cell office:value-type="string" calcext:value-type="string">
            <text:p>Jan Frans</text:p>
          </table:table-cell>
          <table:table-cell office:value-type="string" calcext:value-type="string">
            <text:p>Brouwer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on en Breugel</text:p>
          </table:table-cell>
          <table:table-cell table:formula="of:=IF([.D34]=&quot;female&quot;;1;0)" office:value-type="float" office:value="0" calcext:value-type="float">
            <text:p>0</text:p>
          </table:table-cell>
          <table:table-cell table:formula="of:=SUM([.F2:.F34])/[.H34]" office:value-type="percentage" office:value="0.272727272727273" calcext:value-type="percentage">
            <text:p>27.27%</text:p>
          </table:table-cell>
          <table:table-cell office:value-type="float" office:value="33" calcext:value-type="float">
            <text:p>33</text:p>
          </table:table-cell>
          <table:table-cell table:formula="of:=CONCATENATE([.B34]; &quot; &quot;; [.C34])" office:value-type="string" office:string-value="Jan Frans Brouwers" calcext:value-type="string">
            <text:p>Jan Frans Brouwers</text:p>
          </table:table-cell>
          <table:table-cell table:formula="of:=[.D34]" office:value-type="string" office:string-value="male" calcext:value-type="string">
            <text:p>male</text:p>
          </table:table-cell>
          <table:table-cell table:style-name="ce599" table:formula="of:=[.E34]" office:value-type="string" office:string-value="Son en Breugel" calcext:value-type="string">
            <text:p>Son en Breugel</text:p>
          </table:table-cell>
        </table:table-row>
        <table:table-row table:style-name="ro1">
          <table:table-cell office:value-type="string" calcext:value-type="string">
            <text:p>J.A.M.</text:p>
          </table:table-cell>
          <table:table-cell office:value-type="string" calcext:value-type="string">
            <text:p>Jolanda</text:p>
          </table:table-cell>
          <table:table-cell office:value-type="string" calcext:value-type="string">
            <text:p>van Huls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eldhoven</text:p>
          </table:table-cell>
          <table:table-cell table:formula="of:=IF([.D35]=&quot;female&quot;;1;0)" office:value-type="float" office:value="1" calcext:value-type="float">
            <text:p>1</text:p>
          </table:table-cell>
          <table:table-cell table:formula="of:=SUM([.F2:.F35])/[.H35]" office:value-type="percentage" office:value="0.294117647058823" calcext:value-type="percentage">
            <text:p>29.41%</text:p>
          </table:table-cell>
          <table:table-cell office:value-type="float" office:value="34" calcext:value-type="float">
            <text:p>34</text:p>
          </table:table-cell>
          <table:table-cell table:formula="of:=CONCATENATE([.B35]; &quot; &quot;; [.C35])" office:value-type="string" office:string-value="Jolanda van Hulst" calcext:value-type="string">
            <text:p>Jolanda van Hulst</text:p>
          </table:table-cell>
          <table:table-cell table:formula="of:=[.D35]" office:value-type="string" office:string-value="female" calcext:value-type="string">
            <text:p>female</text:p>
          </table:table-cell>
          <table:table-cell table:style-name="ce600" table:formula="of:=[.E35]" office:value-type="string" office:string-value="Veldhoven" calcext:value-type="string">
            <text:p>Veldhoven</text:p>
          </table:table-cell>
        </table:table-row>
        <table:table-row table:style-name="ro1">
          <table:table-cell office:value-type="string" calcext:value-type="string">
            <text:p>R.B.M.</text:p>
          </table:table-cell>
          <table:table-cell office:value-type="string" calcext:value-type="string">
            <text:p>Rhianna</text:p>
          </table:table-cell>
          <table:table-cell office:value-type="string" calcext:value-type="string">
            <text:p>Gralik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ronten</text:p>
          </table:table-cell>
          <table:table-cell table:formula="of:=IF([.D36]=&quot;female&quot;;1;0)" office:value-type="float" office:value="1" calcext:value-type="float">
            <text:p>1</text:p>
          </table:table-cell>
          <table:table-cell table:formula="of:=SUM([.F2:.F36])/[.H36]" office:value-type="percentage" office:value="0.314285714285714" calcext:value-type="percentage">
            <text:p>31.43%</text:p>
          </table:table-cell>
          <table:table-cell office:value-type="float" office:value="35" calcext:value-type="float">
            <text:p>35</text:p>
          </table:table-cell>
          <table:table-cell table:formula="of:=CONCATENATE([.B36]; &quot; &quot;; [.C36])" office:value-type="string" office:string-value="Rhianna Gralike" calcext:value-type="string">
            <text:p>Rhianna Gralike</text:p>
          </table:table-cell>
          <table:table-cell table:formula="of:=[.D36]" office:value-type="string" office:string-value="female" calcext:value-type="string">
            <text:p>female</text:p>
          </table:table-cell>
          <table:table-cell table:style-name="ce601" table:formula="of:=[.E36]" office:value-type="string" office:string-value="Dronten" calcext:value-type="string">
            <text:p>Dronten</text:p>
          </table:table-cell>
        </table:table-row>
        <table:table-row table:style-name="ro1">
          <table:table-cell office:value-type="string" calcext:value-type="string">
            <text:p>F.</text:p>
          </table:table-cell>
          <table:table-cell office:value-type="string" calcext:value-type="string">
            <text:p>Frans</text:p>
          </table:table-cell>
          <table:table-cell office:value-type="string" calcext:value-type="string">
            <text:p>Bergwerf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ilen</text:p>
          </table:table-cell>
          <table:table-cell table:formula="of:=IF([.D37]=&quot;female&quot;;1;0)" office:value-type="float" office:value="0" calcext:value-type="float">
            <text:p>0</text:p>
          </table:table-cell>
          <table:table-cell table:formula="of:=SUM([.F2:.F37])/[.H37]" office:value-type="percentage" office:value="0.305555555555556" calcext:value-type="percentage">
            <text:p>30.56%</text:p>
          </table:table-cell>
          <table:table-cell office:value-type="float" office:value="36" calcext:value-type="float">
            <text:p>36</text:p>
          </table:table-cell>
          <table:table-cell table:formula="of:=CONCATENATE([.B37]; &quot; &quot;; [.C37])" office:value-type="string" office:string-value="Frans Bergwerf" calcext:value-type="string">
            <text:p>Frans Bergwerf</text:p>
          </table:table-cell>
          <table:table-cell table:formula="of:=[.D37]" office:value-type="string" office:string-value="male" calcext:value-type="string">
            <text:p>male</text:p>
          </table:table-cell>
          <table:table-cell table:style-name="ce602" table:formula="of:=[.E37]" office:value-type="string" office:string-value="Beilen" calcext:value-type="string">
            <text:p>Beilen</text:p>
          </table:table-cell>
        </table:table-row>
        <table:table-row table:style-name="ro1">
          <table:table-cell office:value-type="string" calcext:value-type="string">
            <text:p>A.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van der Schaaf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ussum</text:p>
          </table:table-cell>
          <table:table-cell table:formula="of:=IF([.D38]=&quot;female&quot;;1;0)" office:value-type="float" office:value="0" calcext:value-type="float">
            <text:p>0</text:p>
          </table:table-cell>
          <table:table-cell table:formula="of:=SUM([.F2:.F38])/[.H38]" office:value-type="percentage" office:value="0.297297297297297" calcext:value-type="percentage">
            <text:p>29.73%</text:p>
          </table:table-cell>
          <table:table-cell office:value-type="float" office:value="37" calcext:value-type="float">
            <text:p>37</text:p>
          </table:table-cell>
          <table:table-cell table:formula="of:=CONCATENATE([.B38]; &quot; &quot;; [.C38])" office:value-type="string" office:string-value="Andreas van der Schaaf" calcext:value-type="string">
            <text:p>Andreas van der Schaaf</text:p>
          </table:table-cell>
          <table:table-cell table:formula="of:=[.D38]" office:value-type="string" office:string-value="male" calcext:value-type="string">
            <text:p>male</text:p>
          </table:table-cell>
          <table:table-cell table:style-name="ce603" table:formula="of:=[.E38]" office:value-type="string" office:string-value="Bussum" calcext:value-type="string">
            <text:p>Bussum</text:p>
          </table:table-cell>
        </table:table-row>
        <table:table-row table:style-name="ro1">
          <table:table-cell office:value-type="string" calcext:value-type="string">
            <text:p>B.D.</text:p>
          </table:table-cell>
          <table:table-cell office:value-type="string" calcext:value-type="string">
            <text:p>Barend</text:p>
          </table:table-cell>
          <table:table-cell office:value-type="string" calcext:value-type="string">
            <text:p>Berg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aarden</text:p>
          </table:table-cell>
          <table:table-cell table:formula="of:=IF([.D39]=&quot;female&quot;;1;0)" office:value-type="float" office:value="0" calcext:value-type="float">
            <text:p>0</text:p>
          </table:table-cell>
          <table:table-cell table:formula="of:=SUM([.F2:.F39])/[.H39]" office:value-type="percentage" office:value="0.289473684210526" calcext:value-type="percentage">
            <text:p>28.95%</text:p>
          </table:table-cell>
          <table:table-cell office:value-type="float" office:value="38" calcext:value-type="float">
            <text:p>38</text:p>
          </table:table-cell>
          <table:table-cell table:formula="of:=CONCATENATE([.B39]; &quot; &quot;; [.C39])" office:value-type="string" office:string-value="Barend Bergh" calcext:value-type="string">
            <text:p>Barend Bergh</text:p>
          </table:table-cell>
          <table:table-cell table:formula="of:=[.D39]" office:value-type="string" office:string-value="male" calcext:value-type="string">
            <text:p>male</text:p>
          </table:table-cell>
          <table:table-cell table:style-name="ce604" table:formula="of:=[.E39]" office:value-type="string" office:string-value="Naarden" calcext:value-type="string">
            <text:p>Naarden</text:p>
          </table:table-cell>
        </table:table-row>
        <table:table-row table:style-name="ro1">
          <table:table-cell office:value-type="string" calcext:value-type="string">
            <text:p>G.F.</text:p>
          </table:table-cell>
          <table:table-cell office:value-type="string" calcext:value-type="string">
            <text:p>Guus</text:p>
          </table:table-cell>
          <table:table-cell office:value-type="string" calcext:value-type="string">
            <text:p>Oesterreich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msterdam</text:p>
          </table:table-cell>
          <table:table-cell table:formula="of:=IF([.D40]=&quot;female&quot;;1;0)" office:value-type="float" office:value="0" calcext:value-type="float">
            <text:p>0</text:p>
          </table:table-cell>
          <table:table-cell table:formula="of:=SUM([.F2:.F40])/[.H40]" office:value-type="percentage" office:value="0.282051282051282" calcext:value-type="percentage">
            <text:p>28.21%</text:p>
          </table:table-cell>
          <table:table-cell office:value-type="float" office:value="39" calcext:value-type="float">
            <text:p>39</text:p>
          </table:table-cell>
          <table:table-cell table:formula="of:=CONCATENATE([.B40]; &quot; &quot;; [.C40])" office:value-type="string" office:string-value="Guus Oesterreicher" calcext:value-type="string">
            <text:p>Guus Oesterreicher</text:p>
          </table:table-cell>
          <table:table-cell table:formula="of:=[.D40]" office:value-type="string" office:string-value="male" calcext:value-type="string">
            <text:p>male</text:p>
          </table:table-cell>
          <table:table-cell table:style-name="ce605" table:formula="of:=[.E40]" office:value-type="string" office:string-value="Amsterdam" calcext:value-type="string">
            <text:p>Amsterdam</text:p>
          </table:table-cell>
        </table:table-row>
        <table:table-row table:style-name="ro1">
          <table:table-cell office:value-type="string" calcext:value-type="string">
            <text:p>D.P.</text:p>
          </table:table-cell>
          <table:table-cell office:value-type="string" calcext:value-type="string">
            <text:p>Dick</text:p>
          </table:table-cell>
          <table:table-cell office:value-type="string" calcext:value-type="string">
            <text:p>de Vrie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tavoren</text:p>
          </table:table-cell>
          <table:table-cell table:formula="of:=IF([.D41]=&quot;female&quot;;1;0)" office:value-type="float" office:value="0" calcext:value-type="float">
            <text:p>0</text:p>
          </table:table-cell>
          <table:table-cell table:formula="of:=SUM([.F2:.F41])/[.H41]" office:value-type="percentage" office:value="0.275" calcext:value-type="percentage">
            <text:p>27.50%</text:p>
          </table:table-cell>
          <table:table-cell office:value-type="float" office:value="40" calcext:value-type="float">
            <text:p>40</text:p>
          </table:table-cell>
          <table:table-cell table:formula="of:=CONCATENATE([.B41]; &quot; &quot;; [.C41])" office:value-type="string" office:string-value="Dick de Vries" calcext:value-type="string">
            <text:p>Dick de Vries</text:p>
          </table:table-cell>
          <table:table-cell table:formula="of:=[.D41]" office:value-type="string" office:string-value="male" calcext:value-type="string">
            <text:p>male</text:p>
          </table:table-cell>
          <table:table-cell table:style-name="ce606" table:formula="of:=[.E41]" office:value-type="string" office:string-value="Stavoren" calcext:value-type="string">
            <text:p>Stavoren</text:p>
          </table:table-cell>
        </table:table-row>
        <table:table-row table:style-name="ro1">
          <table:table-cell office:value-type="string" calcext:value-type="string">
            <text:p>J.W.M.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Gertse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's-Gravenhage</text:p>
          </table:table-cell>
          <table:table-cell table:formula="of:=IF([.D42]=&quot;female&quot;;1;0)" office:value-type="float" office:value="0" calcext:value-type="float">
            <text:p>0</text:p>
          </table:table-cell>
          <table:table-cell table:formula="of:=SUM([.F2:.F42])/[.H42]" office:value-type="percentage" office:value="0.268292682926829" calcext:value-type="percentage">
            <text:p>26.83%</text:p>
          </table:table-cell>
          <table:table-cell office:value-type="float" office:value="41" calcext:value-type="float">
            <text:p>41</text:p>
          </table:table-cell>
          <table:table-cell table:formula="of:=CONCATENATE([.B42]; &quot; &quot;; [.C42])" office:value-type="string" office:string-value="Hans Gertsen" calcext:value-type="string">
            <text:p>Hans Gertsen</text:p>
          </table:table-cell>
          <table:table-cell table:formula="of:=[.D42]" office:value-type="string" office:string-value="male" calcext:value-type="string">
            <text:p>male</text:p>
          </table:table-cell>
          <table:table-cell table:style-name="ce607" table:formula="of:=[.E42]" office:value-type="string" office:string-value="'s-Gravenhage" calcext:value-type="string">
            <text:p>'s-Gravenhage</text:p>
          </table:table-cell>
        </table:table-row>
        <table:table-row table:style-name="ro1">
          <table:table-cell office:value-type="string" calcext:value-type="string">
            <text:p>H.</text:p>
          </table:table-cell>
          <table:table-cell office:value-type="string" calcext:value-type="string">
            <text:p>Hein</text:p>
          </table:table-cell>
          <table:table-cell office:value-type="string" calcext:value-type="string">
            <text:p>Meij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eerlen</text:p>
          </table:table-cell>
          <table:table-cell table:formula="of:=IF([.D43]=&quot;female&quot;;1;0)" office:value-type="float" office:value="0" calcext:value-type="float">
            <text:p>0</text:p>
          </table:table-cell>
          <table:table-cell table:formula="of:=SUM([.F2:.F43])/[.H43]" office:value-type="percentage" office:value="0.261904761904762" calcext:value-type="percentage">
            <text:p>26.19%</text:p>
          </table:table-cell>
          <table:table-cell office:value-type="float" office:value="42" calcext:value-type="float">
            <text:p>42</text:p>
          </table:table-cell>
          <table:table-cell table:formula="of:=CONCATENATE([.B43]; &quot; &quot;; [.C43])" office:value-type="string" office:string-value="Hein Meijer" calcext:value-type="string">
            <text:p>Hein Meijer</text:p>
          </table:table-cell>
          <table:table-cell table:formula="of:=[.D43]" office:value-type="string" office:string-value="male" calcext:value-type="string">
            <text:p>male</text:p>
          </table:table-cell>
          <table:table-cell table:style-name="ce608" table:formula="of:=[.E43]" office:value-type="string" office:string-value="Heerlen" calcext:value-type="string">
            <text:p>Heerlen</text:p>
          </table:table-cell>
        </table:table-row>
        <table:table-row table:style-name="ro1">
          <table:table-cell office:value-type="string" calcext:value-type="string">
            <text:p>D.</text:p>
          </table:table-cell>
          <table:table-cell office:value-type="string" calcext:value-type="string">
            <text:p>Dick</text:p>
          </table:table-cell>
          <table:table-cell office:value-type="string" calcext:value-type="string">
            <text:p>van Zante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orinchem</text:p>
          </table:table-cell>
          <table:table-cell table:formula="of:=IF([.D44]=&quot;female&quot;;1;0)" office:value-type="float" office:value="0" calcext:value-type="float">
            <text:p>0</text:p>
          </table:table-cell>
          <table:table-cell table:formula="of:=SUM([.F2:.F44])/[.H44]" office:value-type="percentage" office:value="0.255813953488372" calcext:value-type="percentage">
            <text:p>25.58%</text:p>
          </table:table-cell>
          <table:table-cell office:value-type="float" office:value="43" calcext:value-type="float">
            <text:p>43</text:p>
          </table:table-cell>
          <table:table-cell table:formula="of:=CONCATENATE([.B44]; &quot; &quot;; [.C44])" office:value-type="string" office:string-value="Dick van Zanten" calcext:value-type="string">
            <text:p>Dick van Zanten</text:p>
          </table:table-cell>
          <table:table-cell table:formula="of:=[.D44]" office:value-type="string" office:string-value="male" calcext:value-type="string">
            <text:p>male</text:p>
          </table:table-cell>
          <table:table-cell table:style-name="ce609" table:formula="of:=[.E44]" office:value-type="string" office:string-value="Gorinchem" calcext:value-type="string">
            <text:p>Gorinchem</text:p>
          </table:table-cell>
        </table:table-row>
        <table:table-row table:style-name="ro1">
          <table:table-cell office:value-type="string" calcext:value-type="string">
            <text:p>H.J.</text:p>
          </table:table-cell>
          <table:table-cell office:value-type="string" calcext:value-type="string">
            <text:p>Hylke</text:p>
          </table:table-cell>
          <table:table-cell office:value-type="string" calcext:value-type="string">
            <text:p>ten Cat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aarlem</text:p>
          </table:table-cell>
          <table:table-cell table:formula="of:=IF([.D45]=&quot;female&quot;;1;0)" office:value-type="float" office:value="0" calcext:value-type="float">
            <text:p>0</text:p>
          </table:table-cell>
          <table:table-cell table:formula="of:=SUM([.F2:.F45])/[.H45]" office:value-type="percentage" office:value="0.25" calcext:value-type="percentage">
            <text:p>25.00%</text:p>
          </table:table-cell>
          <table:table-cell office:value-type="float" office:value="44" calcext:value-type="float">
            <text:p>44</text:p>
          </table:table-cell>
          <table:table-cell table:formula="of:=CONCATENATE([.B45]; &quot; &quot;; [.C45])" office:value-type="string" office:string-value="Hylke ten Cate" calcext:value-type="string">
            <text:p>Hylke ten Cate</text:p>
          </table:table-cell>
          <table:table-cell table:formula="of:=[.D45]" office:value-type="string" office:string-value="male" calcext:value-type="string">
            <text:p>male</text:p>
          </table:table-cell>
          <table:table-cell table:style-name="ce610" table:formula="of:=[.E45]" office:value-type="string" office:string-value="Haarlem" calcext:value-type="string">
            <text:p>Haarlem</text:p>
          </table:table-cell>
        </table:table-row>
        <table:table-row table:style-name="ro1">
          <table:table-cell office:value-type="string" calcext:value-type="string">
            <text:p>F.J.</text:p>
          </table:table-cell>
          <table:table-cell office:value-type="string" calcext:value-type="string">
            <text:p>Frans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aren</text:p>
          </table:table-cell>
          <table:table-cell table:formula="of:=IF([.D46]=&quot;female&quot;;1;0)" office:value-type="float" office:value="0" calcext:value-type="float">
            <text:p>0</text:p>
          </table:table-cell>
          <table:table-cell table:formula="of:=SUM([.F2:.F46])/[.H46]" office:value-type="percentage" office:value="0.244444444444444" calcext:value-type="percentage">
            <text:p>24.44%</text:p>
          </table:table-cell>
          <table:table-cell office:value-type="float" office:value="45" calcext:value-type="float">
            <text:p>45</text:p>
          </table:table-cell>
          <table:table-cell table:formula="of:=CONCATENATE([.B46]; &quot; &quot;; [.C46])" office:value-type="string" office:string-value="Frans Rose" calcext:value-type="string">
            <text:p>Frans Rose</text:p>
          </table:table-cell>
          <table:table-cell table:formula="of:=[.D46]" office:value-type="string" office:string-value="male" calcext:value-type="string">
            <text:p>male</text:p>
          </table:table-cell>
          <table:table-cell table:style-name="ce611" table:formula="of:=[.E46]" office:value-type="string" office:string-value="Laren" calcext:value-type="string">
            <text:p>Laren</text:p>
          </table:table-cell>
        </table:table-row>
        <table:table-row table:style-name="ro1">
          <table:table-cell office:value-type="string" calcext:value-type="string">
            <text:p>H.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Lambert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eeuwarden</text:p>
          </table:table-cell>
          <table:table-cell table:formula="of:=IF([.D47]=&quot;female&quot;;1;0)" office:value-type="float" office:value="0" calcext:value-type="float">
            <text:p>0</text:p>
          </table:table-cell>
          <table:table-cell table:formula="of:=SUM([.F2:.F47])/[.H47]" office:value-type="percentage" office:value="0.239130434782609" calcext:value-type="percentage">
            <text:p>23.91%</text:p>
          </table:table-cell>
          <table:table-cell office:value-type="float" office:value="46" calcext:value-type="float">
            <text:p>46</text:p>
          </table:table-cell>
          <table:table-cell table:formula="of:=CONCATENATE([.B47]; &quot; &quot;; [.C47])" office:value-type="string" office:string-value="Harry Lamberts" calcext:value-type="string">
            <text:p>Harry Lamberts</text:p>
          </table:table-cell>
          <table:table-cell table:formula="of:=[.D47]" office:value-type="string" office:string-value="male" calcext:value-type="string">
            <text:p>male</text:p>
          </table:table-cell>
          <table:table-cell table:style-name="ce612" table:formula="of:=[.E47]" office:value-type="string" office:string-value="Leeuwarden" calcext:value-type="string">
            <text:p>Leeuwarden</text:p>
          </table:table-cell>
        </table:table-row>
        <table:table-row table:style-name="ro1">
          <table:table-cell office:value-type="string" calcext:value-type="string">
            <text:p>A.E.</text:p>
          </table:table-cell>
          <table:table-cell office:value-type="string" calcext:value-type="string">
            <text:p>Auke</text:p>
          </table:table-cell>
          <table:table-cell office:value-type="string" calcext:value-type="string">
            <text:p>de Vrie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's-Gravenhage</text:p>
          </table:table-cell>
          <table:table-cell table:formula="of:=IF([.D48]=&quot;female&quot;;1;0)" office:value-type="float" office:value="0" calcext:value-type="float">
            <text:p>0</text:p>
          </table:table-cell>
          <table:table-cell table:formula="of:=SUM([.F2:.F48])/[.H48]" office:value-type="percentage" office:value="0.234042553191489" calcext:value-type="percentage">
            <text:p>23.40%</text:p>
          </table:table-cell>
          <table:table-cell office:value-type="float" office:value="47" calcext:value-type="float">
            <text:p>47</text:p>
          </table:table-cell>
          <table:table-cell table:formula="of:=CONCATENATE([.B48]; &quot; &quot;; [.C48])" office:value-type="string" office:string-value="Auke de Vries" calcext:value-type="string">
            <text:p>Auke de Vries</text:p>
          </table:table-cell>
          <table:table-cell table:formula="of:=[.D48]" office:value-type="string" office:string-value="male" calcext:value-type="string">
            <text:p>male</text:p>
          </table:table-cell>
          <table:table-cell table:style-name="ce613" table:formula="of:=[.E48]" office:value-type="string" office:string-value="'s-Gravenhage" calcext:value-type="string">
            <text:p>'s-Gravenhage</text:p>
          </table:table-cell>
        </table:table-row>
        <table:table-row table:style-name="ro1">
          <table:table-cell office:value-type="string" calcext:value-type="string">
            <text:p>H.J.C.M.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van de W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indhoven</text:p>
          </table:table-cell>
          <table:table-cell table:formula="of:=IF([.D49]=&quot;female&quot;;1;0)" office:value-type="float" office:value="0" calcext:value-type="float">
            <text:p>0</text:p>
          </table:table-cell>
          <table:table-cell table:formula="of:=SUM([.F2:.F49])/[.H49]" office:value-type="percentage" office:value="0.229166666666667" calcext:value-type="percentage">
            <text:p>22.92%</text:p>
          </table:table-cell>
          <table:table-cell office:value-type="float" office:value="48" calcext:value-type="float">
            <text:p>48</text:p>
          </table:table-cell>
          <table:table-cell table:formula="of:=CONCATENATE([.B49]; &quot; &quot;; [.C49])" office:value-type="string" office:string-value="Henry van de Wal" calcext:value-type="string">
            <text:p>Henry van de Wal</text:p>
          </table:table-cell>
          <table:table-cell table:formula="of:=[.D49]" office:value-type="string" office:string-value="male" calcext:value-type="string">
            <text:p>male</text:p>
          </table:table-cell>
          <table:table-cell table:style-name="ce614" table:formula="of:=[.E49]" office:value-type="string" office:string-value="Eindhoven" calcext:value-type="string">
            <text:p>Eindhoven</text:p>
          </table:table-cell>
        </table:table-row>
        <table:table-row table:style-name="ro1">
          <table:table-cell office:value-type="string" calcext:value-type="string">
            <text:p>W.M.M.</text:p>
          </table:table-cell>
          <table:table-cell office:value-type="string" calcext:value-type="string">
            <text:p>Mieke</text:p>
          </table:table-cell>
          <table:table-cell office:value-type="string" calcext:value-type="string">
            <text:p>Hoe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reeland</text:p>
          </table:table-cell>
          <table:table-cell table:formula="of:=IF([.D50]=&quot;female&quot;;1;0)" office:value-type="float" office:value="1" calcext:value-type="float">
            <text:p>1</text:p>
          </table:table-cell>
          <table:table-cell table:formula="of:=SUM([.F2:.F50])/[.H50]" office:value-type="percentage" office:value="0.244897959183673" calcext:value-type="percentage">
            <text:p>24.49%</text:p>
          </table:table-cell>
          <table:table-cell office:value-type="float" office:value="49" calcext:value-type="float">
            <text:p>49</text:p>
          </table:table-cell>
          <table:table-cell table:formula="of:=CONCATENATE([.B50]; &quot; &quot;; [.C50])" office:value-type="string" office:string-value="Mieke Hoek" calcext:value-type="string">
            <text:p>Mieke Hoek</text:p>
          </table:table-cell>
          <table:table-cell table:formula="of:=[.D50]" office:value-type="string" office:string-value="female" calcext:value-type="string">
            <text:p>female</text:p>
          </table:table-cell>
          <table:table-cell table:style-name="ce615" table:formula="of:=[.E50]" office:value-type="string" office:string-value="Vreeland" calcext:value-type="string">
            <text:p>Vreeland</text:p>
          </table:table-cell>
        </table:table-row>
        <table:table-row table:style-name="ro1">
          <table:table-cell office:value-type="string" calcext:value-type="string">
            <text:p>J.W.A.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Struijlaar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otterdam</text:p>
          </table:table-cell>
          <table:table-cell table:formula="of:=IF([.D51]=&quot;female&quot;;1;0)" office:value-type="float" office:value="0" calcext:value-type="float">
            <text:p>0</text:p>
          </table:table-cell>
          <table:table-cell table:formula="of:=SUM([.F2:.F51])/[.H51]" office:value-type="percentage" office:value="0.24" calcext:value-type="percentage">
            <text:p>24.00%</text:p>
          </table:table-cell>
          <table:table-cell office:value-type="float" office:value="50" calcext:value-type="float">
            <text:p>50</text:p>
          </table:table-cell>
          <table:table-cell table:formula="of:=CONCATENATE([.B51]; &quot; &quot;; [.C51])" office:value-type="string" office:string-value="John Struijlaard" calcext:value-type="string">
            <text:p>John Struijlaard</text:p>
          </table:table-cell>
          <table:table-cell table:formula="of:=[.D51]" office:value-type="string" office:string-value="male" calcext:value-type="string">
            <text:p>male</text:p>
          </table:table-cell>
          <table:table-cell table:style-name="ce616" table:formula="of:=[.E51]" office:value-type="string" office:string-value="Rotterdam" calcext:value-type="string">
            <text:p>Rotterdam</text:p>
          </table:table-cell>
        </table:table-row>
        <table:table-row table:style-name="ro1" table:number-rows-repeated="29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table:number-columns-repeated="3"/>
          <table:table-cell table:style-name="Default"/>
          <table:table-cell table:number-columns-repeated="7"/>
        </table:table-row>
        <calcext:conditional-formats>
          <calcext:conditional-format calcext:target-range-address="50PLUS.D2:50PLUS.D51">
            <calcext:condition calcext:apply-style-name="Untitled1" calcext:value="=&quot;male&quot;" calcext:base-cell-address="50PLUS.D2"/>
            <calcext:condition calcext:apply-style-name="Untitled2" calcext:value="=&quot;female&quot;" calcext:base-cell-address="50PLUS.D2"/>
          </calcext:conditional-format>
          <calcext:conditional-format calcext:target-range-address="50PLUS.K2:50PLUS.K2">
            <calcext:condition calcext:apply-style-name="Untitled1" calcext:value="=&quot;male&quot;" calcext:base-cell-address="50PLUS.K2"/>
            <calcext:condition calcext:apply-style-name="Untitled2" calcext:value="=&quot;female&quot;" calcext:base-cell-address="50PLUS.K2"/>
          </calcext:conditional-format>
          <calcext:conditional-format calcext:target-range-address="50PLUS.K1:50PLUS.K1">
            <calcext:condition calcext:apply-style-name="Untitled1" calcext:value="=&quot;male&quot;" calcext:base-cell-address="50PLUS.K1"/>
            <calcext:condition calcext:apply-style-name="Untitled2" calcext:value="=&quot;female&quot;" calcext:base-cell-address="50PLUS.K1"/>
          </calcext:conditional-format>
          <calcext:conditional-format calcext:target-range-address="50PLUS.K3:50PLUS.K3">
            <calcext:condition calcext:apply-style-name="Untitled1" calcext:value="=&quot;male&quot;" calcext:base-cell-address="50PLUS.K3"/>
            <calcext:condition calcext:apply-style-name="Untitled2" calcext:value="=&quot;female&quot;" calcext:base-cell-address="50PLUS.K3"/>
          </calcext:conditional-format>
          <calcext:conditional-format calcext:target-range-address="50PLUS.K4:50PLUS.K4">
            <calcext:condition calcext:apply-style-name="Untitled1" calcext:value="=&quot;male&quot;" calcext:base-cell-address="50PLUS.K4"/>
            <calcext:condition calcext:apply-style-name="Untitled2" calcext:value="=&quot;female&quot;" calcext:base-cell-address="50PLUS.K4"/>
          </calcext:conditional-format>
          <calcext:conditional-format calcext:target-range-address="50PLUS.K5:50PLUS.K5">
            <calcext:condition calcext:apply-style-name="Untitled1" calcext:value="=&quot;male&quot;" calcext:base-cell-address="50PLUS.K5"/>
            <calcext:condition calcext:apply-style-name="Untitled2" calcext:value="=&quot;female&quot;" calcext:base-cell-address="50PLUS.K5"/>
          </calcext:conditional-format>
          <calcext:conditional-format calcext:target-range-address="50PLUS.K6:50PLUS.K6">
            <calcext:condition calcext:apply-style-name="Untitled1" calcext:value="=&quot;male&quot;" calcext:base-cell-address="50PLUS.K6"/>
            <calcext:condition calcext:apply-style-name="Untitled2" calcext:value="=&quot;female&quot;" calcext:base-cell-address="50PLUS.K6"/>
          </calcext:conditional-format>
          <calcext:conditional-format calcext:target-range-address="50PLUS.K7:50PLUS.K7">
            <calcext:condition calcext:apply-style-name="Untitled1" calcext:value="=&quot;male&quot;" calcext:base-cell-address="50PLUS.K7"/>
            <calcext:condition calcext:apply-style-name="Untitled2" calcext:value="=&quot;female&quot;" calcext:base-cell-address="50PLUS.K7"/>
          </calcext:conditional-format>
          <calcext:conditional-format calcext:target-range-address="50PLUS.K8:50PLUS.K8">
            <calcext:condition calcext:apply-style-name="Untitled1" calcext:value="=&quot;male&quot;" calcext:base-cell-address="50PLUS.K8"/>
            <calcext:condition calcext:apply-style-name="Untitled2" calcext:value="=&quot;female&quot;" calcext:base-cell-address="50PLUS.K8"/>
          </calcext:conditional-format>
          <calcext:conditional-format calcext:target-range-address="50PLUS.K9:50PLUS.K9">
            <calcext:condition calcext:apply-style-name="Untitled1" calcext:value="=&quot;male&quot;" calcext:base-cell-address="50PLUS.K9"/>
            <calcext:condition calcext:apply-style-name="Untitled2" calcext:value="=&quot;female&quot;" calcext:base-cell-address="50PLUS.K9"/>
          </calcext:conditional-format>
          <calcext:conditional-format calcext:target-range-address="50PLUS.K10:50PLUS.K10">
            <calcext:condition calcext:apply-style-name="Untitled1" calcext:value="=&quot;male&quot;" calcext:base-cell-address="50PLUS.K10"/>
            <calcext:condition calcext:apply-style-name="Untitled2" calcext:value="=&quot;female&quot;" calcext:base-cell-address="50PLUS.K10"/>
          </calcext:conditional-format>
          <calcext:conditional-format calcext:target-range-address="50PLUS.K11:50PLUS.K11">
            <calcext:condition calcext:apply-style-name="Untitled1" calcext:value="=&quot;male&quot;" calcext:base-cell-address="50PLUS.K11"/>
            <calcext:condition calcext:apply-style-name="Untitled2" calcext:value="=&quot;female&quot;" calcext:base-cell-address="50PLUS.K11"/>
          </calcext:conditional-format>
          <calcext:conditional-format calcext:target-range-address="50PLUS.K12:50PLUS.K12">
            <calcext:condition calcext:apply-style-name="Untitled1" calcext:value="=&quot;male&quot;" calcext:base-cell-address="50PLUS.K12"/>
            <calcext:condition calcext:apply-style-name="Untitled2" calcext:value="=&quot;female&quot;" calcext:base-cell-address="50PLUS.K12"/>
          </calcext:conditional-format>
          <calcext:conditional-format calcext:target-range-address="50PLUS.K13:50PLUS.K13">
            <calcext:condition calcext:apply-style-name="Untitled1" calcext:value="=&quot;male&quot;" calcext:base-cell-address="50PLUS.K13"/>
            <calcext:condition calcext:apply-style-name="Untitled2" calcext:value="=&quot;female&quot;" calcext:base-cell-address="50PLUS.K13"/>
          </calcext:conditional-format>
          <calcext:conditional-format calcext:target-range-address="50PLUS.K14:50PLUS.K14">
            <calcext:condition calcext:apply-style-name="Untitled1" calcext:value="=&quot;male&quot;" calcext:base-cell-address="50PLUS.K14"/>
            <calcext:condition calcext:apply-style-name="Untitled2" calcext:value="=&quot;female&quot;" calcext:base-cell-address="50PLUS.K14"/>
          </calcext:conditional-format>
          <calcext:conditional-format calcext:target-range-address="50PLUS.K15:50PLUS.K15">
            <calcext:condition calcext:apply-style-name="Untitled1" calcext:value="=&quot;male&quot;" calcext:base-cell-address="50PLUS.K15"/>
            <calcext:condition calcext:apply-style-name="Untitled2" calcext:value="=&quot;female&quot;" calcext:base-cell-address="50PLUS.K15"/>
          </calcext:conditional-format>
          <calcext:conditional-format calcext:target-range-address="50PLUS.K16:50PLUS.K16">
            <calcext:condition calcext:apply-style-name="Untitled1" calcext:value="=&quot;male&quot;" calcext:base-cell-address="50PLUS.K16"/>
            <calcext:condition calcext:apply-style-name="Untitled2" calcext:value="=&quot;female&quot;" calcext:base-cell-address="50PLUS.K16"/>
          </calcext:conditional-format>
          <calcext:conditional-format calcext:target-range-address="50PLUS.K17:50PLUS.K17">
            <calcext:condition calcext:apply-style-name="Untitled1" calcext:value="=&quot;male&quot;" calcext:base-cell-address="50PLUS.K17"/>
            <calcext:condition calcext:apply-style-name="Untitled2" calcext:value="=&quot;female&quot;" calcext:base-cell-address="50PLUS.K17"/>
          </calcext:conditional-format>
          <calcext:conditional-format calcext:target-range-address="50PLUS.K18:50PLUS.K18">
            <calcext:condition calcext:apply-style-name="Untitled1" calcext:value="=&quot;male&quot;" calcext:base-cell-address="50PLUS.K18"/>
            <calcext:condition calcext:apply-style-name="Untitled2" calcext:value="=&quot;female&quot;" calcext:base-cell-address="50PLUS.K18"/>
          </calcext:conditional-format>
          <calcext:conditional-format calcext:target-range-address="50PLUS.K19:50PLUS.K19">
            <calcext:condition calcext:apply-style-name="Untitled1" calcext:value="=&quot;male&quot;" calcext:base-cell-address="50PLUS.K19"/>
            <calcext:condition calcext:apply-style-name="Untitled2" calcext:value="=&quot;female&quot;" calcext:base-cell-address="50PLUS.K19"/>
          </calcext:conditional-format>
          <calcext:conditional-format calcext:target-range-address="50PLUS.K20:50PLUS.K20">
            <calcext:condition calcext:apply-style-name="Untitled1" calcext:value="=&quot;male&quot;" calcext:base-cell-address="50PLUS.K20"/>
            <calcext:condition calcext:apply-style-name="Untitled2" calcext:value="=&quot;female&quot;" calcext:base-cell-address="50PLUS.K20"/>
          </calcext:conditional-format>
          <calcext:conditional-format calcext:target-range-address="50PLUS.K21:50PLUS.K21">
            <calcext:condition calcext:apply-style-name="Untitled1" calcext:value="=&quot;male&quot;" calcext:base-cell-address="50PLUS.K21"/>
            <calcext:condition calcext:apply-style-name="Untitled2" calcext:value="=&quot;female&quot;" calcext:base-cell-address="50PLUS.K21"/>
          </calcext:conditional-format>
          <calcext:conditional-format calcext:target-range-address="50PLUS.K22:50PLUS.K22">
            <calcext:condition calcext:apply-style-name="Untitled1" calcext:value="=&quot;male&quot;" calcext:base-cell-address="50PLUS.K22"/>
            <calcext:condition calcext:apply-style-name="Untitled2" calcext:value="=&quot;female&quot;" calcext:base-cell-address="50PLUS.K22"/>
          </calcext:conditional-format>
          <calcext:conditional-format calcext:target-range-address="50PLUS.K23:50PLUS.K23">
            <calcext:condition calcext:apply-style-name="Untitled1" calcext:value="=&quot;male&quot;" calcext:base-cell-address="50PLUS.K23"/>
            <calcext:condition calcext:apply-style-name="Untitled2" calcext:value="=&quot;female&quot;" calcext:base-cell-address="50PLUS.K23"/>
          </calcext:conditional-format>
          <calcext:conditional-format calcext:target-range-address="50PLUS.K24:50PLUS.K24">
            <calcext:condition calcext:apply-style-name="Untitled1" calcext:value="=&quot;male&quot;" calcext:base-cell-address="50PLUS.K24"/>
            <calcext:condition calcext:apply-style-name="Untitled2" calcext:value="=&quot;female&quot;" calcext:base-cell-address="50PLUS.K24"/>
          </calcext:conditional-format>
          <calcext:conditional-format calcext:target-range-address="50PLUS.K25:50PLUS.K25">
            <calcext:condition calcext:apply-style-name="Untitled1" calcext:value="=&quot;male&quot;" calcext:base-cell-address="50PLUS.K25"/>
            <calcext:condition calcext:apply-style-name="Untitled2" calcext:value="=&quot;female&quot;" calcext:base-cell-address="50PLUS.K25"/>
          </calcext:conditional-format>
          <calcext:conditional-format calcext:target-range-address="50PLUS.K26:50PLUS.K26">
            <calcext:condition calcext:apply-style-name="Untitled1" calcext:value="=&quot;male&quot;" calcext:base-cell-address="50PLUS.K26"/>
            <calcext:condition calcext:apply-style-name="Untitled2" calcext:value="=&quot;female&quot;" calcext:base-cell-address="50PLUS.K26"/>
          </calcext:conditional-format>
          <calcext:conditional-format calcext:target-range-address="50PLUS.K27:50PLUS.K27">
            <calcext:condition calcext:apply-style-name="Untitled1" calcext:value="=&quot;male&quot;" calcext:base-cell-address="50PLUS.K27"/>
            <calcext:condition calcext:apply-style-name="Untitled2" calcext:value="=&quot;female&quot;" calcext:base-cell-address="50PLUS.K27"/>
          </calcext:conditional-format>
          <calcext:conditional-format calcext:target-range-address="50PLUS.K28:50PLUS.K28">
            <calcext:condition calcext:apply-style-name="Untitled1" calcext:value="=&quot;male&quot;" calcext:base-cell-address="50PLUS.K28"/>
            <calcext:condition calcext:apply-style-name="Untitled2" calcext:value="=&quot;female&quot;" calcext:base-cell-address="50PLUS.K28"/>
          </calcext:conditional-format>
          <calcext:conditional-format calcext:target-range-address="50PLUS.K29:50PLUS.K29">
            <calcext:condition calcext:apply-style-name="Untitled1" calcext:value="=&quot;male&quot;" calcext:base-cell-address="50PLUS.K29"/>
            <calcext:condition calcext:apply-style-name="Untitled2" calcext:value="=&quot;female&quot;" calcext:base-cell-address="50PLUS.K29"/>
          </calcext:conditional-format>
          <calcext:conditional-format calcext:target-range-address="50PLUS.K30:50PLUS.K30">
            <calcext:condition calcext:apply-style-name="Untitled1" calcext:value="=&quot;male&quot;" calcext:base-cell-address="50PLUS.K30"/>
            <calcext:condition calcext:apply-style-name="Untitled2" calcext:value="=&quot;female&quot;" calcext:base-cell-address="50PLUS.K30"/>
          </calcext:conditional-format>
          <calcext:conditional-format calcext:target-range-address="50PLUS.K31:50PLUS.K31">
            <calcext:condition calcext:apply-style-name="Untitled1" calcext:value="=&quot;male&quot;" calcext:base-cell-address="50PLUS.K31"/>
            <calcext:condition calcext:apply-style-name="Untitled2" calcext:value="=&quot;female&quot;" calcext:base-cell-address="50PLUS.K31"/>
          </calcext:conditional-format>
          <calcext:conditional-format calcext:target-range-address="50PLUS.K32:50PLUS.K32">
            <calcext:condition calcext:apply-style-name="Untitled1" calcext:value="=&quot;male&quot;" calcext:base-cell-address="50PLUS.K32"/>
            <calcext:condition calcext:apply-style-name="Untitled2" calcext:value="=&quot;female&quot;" calcext:base-cell-address="50PLUS.K32"/>
          </calcext:conditional-format>
          <calcext:conditional-format calcext:target-range-address="50PLUS.K33:50PLUS.K33">
            <calcext:condition calcext:apply-style-name="Untitled1" calcext:value="=&quot;male&quot;" calcext:base-cell-address="50PLUS.K33"/>
            <calcext:condition calcext:apply-style-name="Untitled2" calcext:value="=&quot;female&quot;" calcext:base-cell-address="50PLUS.K33"/>
          </calcext:conditional-format>
          <calcext:conditional-format calcext:target-range-address="50PLUS.K34:50PLUS.K34">
            <calcext:condition calcext:apply-style-name="Untitled1" calcext:value="=&quot;male&quot;" calcext:base-cell-address="50PLUS.K34"/>
            <calcext:condition calcext:apply-style-name="Untitled2" calcext:value="=&quot;female&quot;" calcext:base-cell-address="50PLUS.K34"/>
          </calcext:conditional-format>
          <calcext:conditional-format calcext:target-range-address="50PLUS.K35:50PLUS.K35">
            <calcext:condition calcext:apply-style-name="Untitled1" calcext:value="=&quot;male&quot;" calcext:base-cell-address="50PLUS.K35"/>
            <calcext:condition calcext:apply-style-name="Untitled2" calcext:value="=&quot;female&quot;" calcext:base-cell-address="50PLUS.K35"/>
          </calcext:conditional-format>
          <calcext:conditional-format calcext:target-range-address="50PLUS.K36:50PLUS.K36">
            <calcext:condition calcext:apply-style-name="Untitled1" calcext:value="=&quot;male&quot;" calcext:base-cell-address="50PLUS.K36"/>
            <calcext:condition calcext:apply-style-name="Untitled2" calcext:value="=&quot;female&quot;" calcext:base-cell-address="50PLUS.K36"/>
          </calcext:conditional-format>
          <calcext:conditional-format calcext:target-range-address="50PLUS.K37:50PLUS.K37">
            <calcext:condition calcext:apply-style-name="Untitled1" calcext:value="=&quot;male&quot;" calcext:base-cell-address="50PLUS.K37"/>
            <calcext:condition calcext:apply-style-name="Untitled2" calcext:value="=&quot;female&quot;" calcext:base-cell-address="50PLUS.K37"/>
          </calcext:conditional-format>
          <calcext:conditional-format calcext:target-range-address="50PLUS.K38:50PLUS.K38">
            <calcext:condition calcext:apply-style-name="Untitled1" calcext:value="=&quot;male&quot;" calcext:base-cell-address="50PLUS.K38"/>
            <calcext:condition calcext:apply-style-name="Untitled2" calcext:value="=&quot;female&quot;" calcext:base-cell-address="50PLUS.K38"/>
          </calcext:conditional-format>
          <calcext:conditional-format calcext:target-range-address="50PLUS.K39:50PLUS.K39">
            <calcext:condition calcext:apply-style-name="Untitled1" calcext:value="=&quot;male&quot;" calcext:base-cell-address="50PLUS.K39"/>
            <calcext:condition calcext:apply-style-name="Untitled2" calcext:value="=&quot;female&quot;" calcext:base-cell-address="50PLUS.K39"/>
          </calcext:conditional-format>
          <calcext:conditional-format calcext:target-range-address="50PLUS.K40:50PLUS.K40">
            <calcext:condition calcext:apply-style-name="Untitled1" calcext:value="=&quot;male&quot;" calcext:base-cell-address="50PLUS.K40"/>
            <calcext:condition calcext:apply-style-name="Untitled2" calcext:value="=&quot;female&quot;" calcext:base-cell-address="50PLUS.K40"/>
          </calcext:conditional-format>
          <calcext:conditional-format calcext:target-range-address="50PLUS.K41:50PLUS.K41">
            <calcext:condition calcext:apply-style-name="Untitled1" calcext:value="=&quot;male&quot;" calcext:base-cell-address="50PLUS.K41"/>
            <calcext:condition calcext:apply-style-name="Untitled2" calcext:value="=&quot;female&quot;" calcext:base-cell-address="50PLUS.K41"/>
          </calcext:conditional-format>
          <calcext:conditional-format calcext:target-range-address="50PLUS.K42:50PLUS.K42">
            <calcext:condition calcext:apply-style-name="Untitled1" calcext:value="=&quot;male&quot;" calcext:base-cell-address="50PLUS.K42"/>
            <calcext:condition calcext:apply-style-name="Untitled2" calcext:value="=&quot;female&quot;" calcext:base-cell-address="50PLUS.K42"/>
          </calcext:conditional-format>
          <calcext:conditional-format calcext:target-range-address="50PLUS.K43:50PLUS.K43">
            <calcext:condition calcext:apply-style-name="Untitled1" calcext:value="=&quot;male&quot;" calcext:base-cell-address="50PLUS.K43"/>
            <calcext:condition calcext:apply-style-name="Untitled2" calcext:value="=&quot;female&quot;" calcext:base-cell-address="50PLUS.K43"/>
          </calcext:conditional-format>
          <calcext:conditional-format calcext:target-range-address="50PLUS.K44:50PLUS.K44">
            <calcext:condition calcext:apply-style-name="Untitled1" calcext:value="=&quot;male&quot;" calcext:base-cell-address="50PLUS.K44"/>
            <calcext:condition calcext:apply-style-name="Untitled2" calcext:value="=&quot;female&quot;" calcext:base-cell-address="50PLUS.K44"/>
          </calcext:conditional-format>
          <calcext:conditional-format calcext:target-range-address="50PLUS.K45:50PLUS.K45">
            <calcext:condition calcext:apply-style-name="Untitled1" calcext:value="=&quot;male&quot;" calcext:base-cell-address="50PLUS.K45"/>
            <calcext:condition calcext:apply-style-name="Untitled2" calcext:value="=&quot;female&quot;" calcext:base-cell-address="50PLUS.K45"/>
          </calcext:conditional-format>
          <calcext:conditional-format calcext:target-range-address="50PLUS.K46:50PLUS.K46">
            <calcext:condition calcext:apply-style-name="Untitled1" calcext:value="=&quot;male&quot;" calcext:base-cell-address="50PLUS.K46"/>
            <calcext:condition calcext:apply-style-name="Untitled2" calcext:value="=&quot;female&quot;" calcext:base-cell-address="50PLUS.K46"/>
          </calcext:conditional-format>
          <calcext:conditional-format calcext:target-range-address="50PLUS.K47:50PLUS.K47">
            <calcext:condition calcext:apply-style-name="Untitled1" calcext:value="=&quot;male&quot;" calcext:base-cell-address="50PLUS.K47"/>
            <calcext:condition calcext:apply-style-name="Untitled2" calcext:value="=&quot;female&quot;" calcext:base-cell-address="50PLUS.K47"/>
          </calcext:conditional-format>
          <calcext:conditional-format calcext:target-range-address="50PLUS.K48:50PLUS.K48">
            <calcext:condition calcext:apply-style-name="Untitled1" calcext:value="=&quot;male&quot;" calcext:base-cell-address="50PLUS.K48"/>
            <calcext:condition calcext:apply-style-name="Untitled2" calcext:value="=&quot;female&quot;" calcext:base-cell-address="50PLUS.K48"/>
          </calcext:conditional-format>
          <calcext:conditional-format calcext:target-range-address="50PLUS.K49:50PLUS.K49">
            <calcext:condition calcext:apply-style-name="Untitled1" calcext:value="=&quot;male&quot;" calcext:base-cell-address="50PLUS.K49"/>
            <calcext:condition calcext:apply-style-name="Untitled2" calcext:value="=&quot;female&quot;" calcext:base-cell-address="50PLUS.K49"/>
          </calcext:conditional-format>
          <calcext:conditional-format calcext:target-range-address="50PLUS.K50:50PLUS.K50">
            <calcext:condition calcext:apply-style-name="Untitled1" calcext:value="=&quot;male&quot;" calcext:base-cell-address="50PLUS.K50"/>
            <calcext:condition calcext:apply-style-name="Untitled2" calcext:value="=&quot;female&quot;" calcext:base-cell-address="50PLUS.K50"/>
          </calcext:conditional-format>
          <calcext:conditional-format calcext:target-range-address="50PLUS.K51:50PLUS.K51">
            <calcext:condition calcext:apply-style-name="Untitled1" calcext:value="=&quot;male&quot;" calcext:base-cell-address="50PLUS.K51"/>
            <calcext:condition calcext:apply-style-name="Untitled2" calcext:value="=&quot;female&quot;" calcext:base-cell-address="50PLUS.K51"/>
          </calcext:conditional-format>
        </calcext:conditional-formats>
      </table:table>
      <table:table table:name="DENK" table:style-name="ta1">
        <table:shapes>
          <draw:frame draw:z-index="0" draw:style-name="gr1" draw:text-style-name="P1" svg:width="159.99mm" svg:height="89.99mm" svg:x="159.05mm" svg:y="1mm">
            <loext:p draw:notify-on-update-of-ranges="DENK.G1:DENK.G1 DENK.G2:DENK.G19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Initials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City</text:p>
          </table:table-cell>
          <table:table-cell/>
          <table:table-cell table:style-name="Default" office:value-type="string" calcext:value-type="string">
            <text:p>Percentage women</text:p>
          </table:table-cell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Gender</text:p>
          </table:table-cell>
          <table:table-cell table:style-name="ce618" office:value-type="string" calcext:value-type="string">
            <text:p>City</text:p>
          </table:table-cell>
        </table:table-row>
        <table:table-row table:style-name="ro1">
          <table:table-cell office:value-type="string" calcext:value-type="string">
            <text:p>T.</text:p>
          </table:table-cell>
          <table:table-cell office:value-type="string" calcext:value-type="string">
            <text:p>Tunahan</text:p>
          </table:table-cell>
          <table:table-cell office:value-type="string" calcext:value-type="string">
            <text:p>Kuzu</text:p>
          </table:table-cell>
          <table:table-cell table:style-name="ce617" office:value-type="string" calcext:value-type="string">
            <text:p>male</text:p>
          </table:table-cell>
          <table:table-cell office:value-type="string" calcext:value-type="string">
            <text:p>Rotterdam</text:p>
          </table:table-cell>
          <table:table-cell table:formula="of:=IF([.D2]=&quot;female&quot;;1;0)" office:value-type="float" office:value="0" calcext:value-type="float">
            <text:p>0</text:p>
          </table:table-cell>
          <table:table-cell table:formula="of:=[.F2]/[.H2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CONCATENATE([.B2]; &quot; &quot;; [.C2])" office:value-type="string" office:string-value="Tunahan Kuzu" calcext:value-type="string">
            <text:p>Tunahan Kuzu</text:p>
          </table:table-cell>
          <table:table-cell table:formula="of:=[.D2]" office:value-type="string" office:string-value="male" calcext:value-type="string">
            <text:p>male</text:p>
          </table:table-cell>
          <table:table-cell table:style-name="ce619" table:formula="of:=[.E2]" office:value-type="string" office:string-value="Rotterdam" calcext:value-type="string">
            <text:p>Rotterdam</text:p>
          </table:table-cell>
        </table:table-row>
        <table:table-row table:style-name="ro1">
          <table:table-cell office:value-type="string" calcext:value-type="string">
            <text:p>F.</text:p>
          </table:table-cell>
          <table:table-cell office:value-type="string" calcext:value-type="string">
            <text:p>Farid</text:p>
          </table:table-cell>
          <table:table-cell office:value-type="string" calcext:value-type="string">
            <text:p>Azarkan</text:p>
          </table:table-cell>
          <table:table-cell table:style-name="ce617" office:value-type="string" calcext:value-type="string">
            <text:p>male</text:p>
          </table:table-cell>
          <table:table-cell office:value-type="string" calcext:value-type="string">
            <text:p>Culemborg</text:p>
          </table:table-cell>
          <table:table-cell table:formula="of:=IF([.D3]=&quot;female&quot;;1;0)" office:value-type="float" office:value="0" calcext:value-type="float">
            <text:p>0</text:p>
          </table:table-cell>
          <table:table-cell table:formula="of:=SUM([.F2:.F3])/[.H3]" office:value-type="percentage" office:value="0" calcext:value-type="percentage">
            <text:p>0.00%</text:p>
          </table:table-cell>
          <table:table-cell office:value-type="float" office:value="2" calcext:value-type="float">
            <text:p>2</text:p>
          </table:table-cell>
          <table:table-cell table:formula="of:=CONCATENATE([.B3]; &quot; &quot;; [.C3])" office:value-type="string" office:string-value="Farid Azarkan" calcext:value-type="string">
            <text:p>Farid Azarkan</text:p>
          </table:table-cell>
          <table:table-cell table:formula="of:=[.D3]" office:value-type="string" office:string-value="male" calcext:value-type="string">
            <text:p>male</text:p>
          </table:table-cell>
          <table:table-cell table:style-name="ce620" table:formula="of:=[.E3]" office:value-type="string" office:string-value="Culemborg" calcext:value-type="string">
            <text:p>Culemborg</text:p>
          </table:table-cell>
        </table:table-row>
        <table:table-row table:style-name="ro1">
          <table:table-cell office:value-type="string" calcext:value-type="string">
            <text:p>S.</text:p>
          </table:table-cell>
          <table:table-cell office:value-type="string" calcext:value-type="string">
            <text:p>Selcuk</text:p>
          </table:table-cell>
          <table:table-cell office:value-type="string" calcext:value-type="string">
            <text:p>Öztürk</text:p>
          </table:table-cell>
          <table:table-cell table:style-name="ce617" office:value-type="string" calcext:value-type="string">
            <text:p>male</text:p>
          </table:table-cell>
          <table:table-cell office:value-type="string" calcext:value-type="string">
            <text:p>Roermond</text:p>
          </table:table-cell>
          <table:table-cell table:formula="of:=IF([.D4]=&quot;female&quot;;1;0)" office:value-type="float" office:value="0" calcext:value-type="float">
            <text:p>0</text:p>
          </table:table-cell>
          <table:table-cell table:formula="of:=SUM([.F2:.F4])/[.H4]" office:value-type="percentage" office:value="0" calcext:value-type="percentage">
            <text:p>0.00%</text:p>
          </table:table-cell>
          <table:table-cell office:value-type="float" office:value="3" calcext:value-type="float">
            <text:p>3</text:p>
          </table:table-cell>
          <table:table-cell table:formula="of:=CONCATENATE([.B4]; &quot; &quot;; [.C4])" office:value-type="string" office:string-value="Selcuk Öztürk" calcext:value-type="string">
            <text:p>Selcuk Öztürk</text:p>
          </table:table-cell>
          <table:table-cell table:formula="of:=[.D4]" office:value-type="string" office:string-value="male" calcext:value-type="string">
            <text:p>male</text:p>
          </table:table-cell>
          <table:table-cell table:style-name="ce621" table:formula="of:=[.E4]" office:value-type="string" office:string-value="Roermond" calcext:value-type="string">
            <text:p>Roermond</text:p>
          </table:table-cell>
        </table:table-row>
        <table:table-row table:style-name="ro1">
          <table:table-cell office:value-type="string" calcext:value-type="string">
            <text:p>G.</text:p>
          </table:table-cell>
          <table:table-cell office:value-type="string" calcext:value-type="string">
            <text:p>Gladys</text:p>
          </table:table-cell>
          <table:table-cell office:value-type="string" calcext:value-type="string">
            <text:p>Albitrouw</text:p>
          </table:table-cell>
          <table:table-cell table:style-name="ce617" office:value-type="string" calcext:value-type="string">
            <text:p>female</text:p>
          </table:table-cell>
          <table:table-cell office:value-type="string" calcext:value-type="string">
            <text:p>Rotterdam</text:p>
          </table:table-cell>
          <table:table-cell table:formula="of:=IF([.D5]=&quot;female&quot;;1;0)" office:value-type="float" office:value="1" calcext:value-type="float">
            <text:p>1</text:p>
          </table:table-cell>
          <table:table-cell table:formula="of:=SUM([.F2:.F5])/[.H5]" office:value-type="percentage" office:value="0.25" calcext:value-type="percentage">
            <text:p>25.00%</text:p>
          </table:table-cell>
          <table:table-cell office:value-type="float" office:value="4" calcext:value-type="float">
            <text:p>4</text:p>
          </table:table-cell>
          <table:table-cell table:formula="of:=CONCATENATE([.B5]; &quot; &quot;; [.C5])" office:value-type="string" office:string-value="Gladys Albitrouw" calcext:value-type="string">
            <text:p>Gladys Albitrouw</text:p>
          </table:table-cell>
          <table:table-cell table:formula="of:=[.D5]" office:value-type="string" office:string-value="female" calcext:value-type="string">
            <text:p>female</text:p>
          </table:table-cell>
          <table:table-cell table:style-name="ce622" table:formula="of:=[.E5]" office:value-type="string" office:string-value="Rotterdam" calcext:value-type="string">
            <text:p>Rotterdam</text:p>
          </table:table-cell>
        </table:table-row>
        <table:table-row table:style-name="ro1">
          <table:table-cell office:value-type="string" calcext:value-type="string">
            <text:p>S.R.T.</text:p>
          </table:table-cell>
          <table:table-cell office:value-type="string" calcext:value-type="string">
            <text:p>Stephan</text:p>
          </table:table-cell>
          <table:table-cell office:value-type="string" calcext:value-type="string">
            <text:p>van Baarle</text:p>
          </table:table-cell>
          <table:table-cell table:style-name="ce617" office:value-type="string" calcext:value-type="string">
            <text:p>male</text:p>
          </table:table-cell>
          <table:table-cell office:value-type="string" calcext:value-type="string">
            <text:p>Rotterdam</text:p>
          </table:table-cell>
          <table:table-cell table:formula="of:=IF([.D6]=&quot;female&quot;;1;0)" office:value-type="float" office:value="0" calcext:value-type="float">
            <text:p>0</text:p>
          </table:table-cell>
          <table:table-cell table:formula="of:=SUM([.F2:.F6])/[.H6]" office:value-type="percentage" office:value="0.2" calcext:value-type="percentage">
            <text:p>20.00%</text:p>
          </table:table-cell>
          <table:table-cell office:value-type="float" office:value="5" calcext:value-type="float">
            <text:p>5</text:p>
          </table:table-cell>
          <table:table-cell table:formula="of:=CONCATENATE([.B6]; &quot; &quot;; [.C6])" office:value-type="string" office:string-value="Stephan van Baarle" calcext:value-type="string">
            <text:p>Stephan van Baarle</text:p>
          </table:table-cell>
          <table:table-cell table:formula="of:=[.D6]" office:value-type="string" office:string-value="male" calcext:value-type="string">
            <text:p>male</text:p>
          </table:table-cell>
          <table:table-cell table:style-name="ce623" table:formula="of:=[.E6]" office:value-type="string" office:string-value="Rotterdam" calcext:value-type="string">
            <text:p>Rotterdam</text:p>
          </table:table-cell>
        </table:table-row>
        <table:table-row table:style-name="ro1">
          <table:table-cell office:value-type="string" calcext:value-type="string">
            <text:p>M.J.H.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Charlot</text:p>
          </table:table-cell>
          <table:table-cell table:style-name="ce617" office:value-type="string" calcext:value-type="string">
            <text:p>female</text:p>
          </table:table-cell>
          <table:table-cell office:value-type="string" calcext:value-type="string">
            <text:p>Lelystad</text:p>
          </table:table-cell>
          <table:table-cell table:formula="of:=IF([.D7]=&quot;female&quot;;1;0)" office:value-type="float" office:value="1" calcext:value-type="float">
            <text:p>1</text:p>
          </table:table-cell>
          <table:table-cell table:formula="of:=SUM([.F2:.F7])/[.H7]" office:value-type="percentage" office:value="0.333333333333333" calcext:value-type="percentage">
            <text:p>33.33%</text:p>
          </table:table-cell>
          <table:table-cell office:value-type="float" office:value="6" calcext:value-type="float">
            <text:p>6</text:p>
          </table:table-cell>
          <table:table-cell table:formula="of:=CONCATENATE([.B7]; &quot; &quot;; [.C7])" office:value-type="string" office:string-value="Magdalena Charlot" calcext:value-type="string">
            <text:p>Magdalena Charlot</text:p>
          </table:table-cell>
          <table:table-cell table:formula="of:=[.D7]" office:value-type="string" office:string-value="female" calcext:value-type="string">
            <text:p>female</text:p>
          </table:table-cell>
          <table:table-cell table:style-name="ce624" table:formula="of:=[.E7]" office:value-type="string" office:string-value="Lelystad" calcext:value-type="string">
            <text:p>Lelystad</text:p>
          </table:table-cell>
        </table:table-row>
        <table:table-row table:style-name="ro1">
          <table:table-cell office:value-type="string" calcext:value-type="string">
            <text:p>M.</text:p>
          </table:table-cell>
          <table:table-cell office:value-type="string" calcext:value-type="string">
            <text:p>Mourad</text:p>
          </table:table-cell>
          <table:table-cell office:value-type="string" calcext:value-type="string">
            <text:p>Taimounti</text:p>
          </table:table-cell>
          <table:table-cell table:style-name="ce617" office:value-type="string" calcext:value-type="string">
            <text:p>male</text:p>
          </table:table-cell>
          <table:table-cell office:value-type="string" calcext:value-type="string">
            <text:p>Amsterdam</text:p>
          </table:table-cell>
          <table:table-cell table:formula="of:=IF([.D8]=&quot;female&quot;;1;0)" office:value-type="float" office:value="0" calcext:value-type="float">
            <text:p>0</text:p>
          </table:table-cell>
          <table:table-cell table:formula="of:=SUM([.F2:.F8])/[.H8]" office:value-type="percentage" office:value="0.285714285714286" calcext:value-type="percentage">
            <text:p>28.57%</text:p>
          </table:table-cell>
          <table:table-cell office:value-type="float" office:value="7" calcext:value-type="float">
            <text:p>7</text:p>
          </table:table-cell>
          <table:table-cell table:formula="of:=CONCATENATE([.B8]; &quot; &quot;; [.C8])" office:value-type="string" office:string-value="Mourad Taimounti" calcext:value-type="string">
            <text:p>Mourad Taimounti</text:p>
          </table:table-cell>
          <table:table-cell table:formula="of:=[.D8]" office:value-type="string" office:string-value="male" calcext:value-type="string">
            <text:p>male</text:p>
          </table:table-cell>
          <table:table-cell table:style-name="ce625" table:formula="of:=[.E8]" office:value-type="string" office:string-value="Amsterdam" calcext:value-type="string">
            <text:p>Amsterdam</text:p>
          </table:table-cell>
        </table:table-row>
        <table:table-row table:style-name="ro1">
          <table:table-cell office:value-type="string" calcext:value-type="string">
            <text:p>A.</text:p>
          </table:table-cell>
          <table:table-cell office:value-type="string" calcext:value-type="string">
            <text:p>Ayşegül</text:p>
          </table:table-cell>
          <table:table-cell office:value-type="string" calcext:value-type="string">
            <text:p>Kiliç</text:p>
          </table:table-cell>
          <table:table-cell table:style-name="ce617" office:value-type="string" calcext:value-type="string">
            <text:p>female</text:p>
          </table:table-cell>
          <table:table-cell office:value-type="string" calcext:value-type="string">
            <text:p>Amsterdam</text:p>
          </table:table-cell>
          <table:table-cell table:formula="of:=IF([.D9]=&quot;female&quot;;1;0)" office:value-type="float" office:value="1" calcext:value-type="float">
            <text:p>1</text:p>
          </table:table-cell>
          <table:table-cell table:formula="of:=SUM([.F2:.F9])/[.H9]" office:value-type="percentage" office:value="0.375" calcext:value-type="percentage">
            <text:p>37.50%</text:p>
          </table:table-cell>
          <table:table-cell office:value-type="float" office:value="8" calcext:value-type="float">
            <text:p>8</text:p>
          </table:table-cell>
          <table:table-cell table:formula="of:=CONCATENATE([.B9]; &quot; &quot;; [.C9])" office:value-type="string" office:string-value="Ayşegül Kiliç" calcext:value-type="string">
            <text:p>Ayşegül Kiliç</text:p>
          </table:table-cell>
          <table:table-cell table:formula="of:=[.D9]" office:value-type="string" office:string-value="female" calcext:value-type="string">
            <text:p>female</text:p>
          </table:table-cell>
          <table:table-cell table:style-name="ce626" table:formula="of:=[.E9]" office:value-type="string" office:string-value="Amsterdam" calcext:value-type="string">
            <text:p>Amsterdam</text:p>
          </table:table-cell>
        </table:table-row>
        <table:table-row table:style-name="ro1">
          <table:table-cell office:value-type="string" calcext:value-type="string">
            <text:p>M.M.</text:p>
          </table:table-cell>
          <table:table-cell office:value-type="string" calcext:value-type="string">
            <text:p>Marisa</text:p>
          </table:table-cell>
          <table:table-cell office:value-type="string" calcext:value-type="string">
            <text:p>Koolbergen</text:p>
          </table:table-cell>
          <table:table-cell table:style-name="ce617" office:value-type="string" calcext:value-type="string">
            <text:p>female</text:p>
          </table:table-cell>
          <table:table-cell office:value-type="string" calcext:value-type="string">
            <text:p>Alkmaar</text:p>
          </table:table-cell>
          <table:table-cell table:formula="of:=IF([.D10]=&quot;female&quot;;1;0)" office:value-type="float" office:value="1" calcext:value-type="float">
            <text:p>1</text:p>
          </table:table-cell>
          <table:table-cell table:formula="of:=SUM([.F2:.F10])/[.H10]" office:value-type="percentage" office:value="0.444444444444444" calcext:value-type="percentage">
            <text:p>44.44%</text:p>
          </table:table-cell>
          <table:table-cell office:value-type="float" office:value="9" calcext:value-type="float">
            <text:p>9</text:p>
          </table:table-cell>
          <table:table-cell table:formula="of:=CONCATENATE([.B10]; &quot; &quot;; [.C10])" office:value-type="string" office:string-value="Marisa Koolbergen" calcext:value-type="string">
            <text:p>Marisa Koolbergen</text:p>
          </table:table-cell>
          <table:table-cell table:formula="of:=[.D10]" office:value-type="string" office:string-value="female" calcext:value-type="string">
            <text:p>female</text:p>
          </table:table-cell>
          <table:table-cell table:style-name="ce627" table:formula="of:=[.E10]" office:value-type="string" office:string-value="Alkmaar" calcext:value-type="string">
            <text:p>Alkmaar</text:p>
          </table:table-cell>
        </table:table-row>
        <table:table-row table:style-name="ro1">
          <table:table-cell office:value-type="string" calcext:value-type="string">
            <text:p>A.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Tsouli</text:p>
          </table:table-cell>
          <table:table-cell table:style-name="ce617" office:value-type="string" calcext:value-type="string">
            <text:p>male</text:p>
          </table:table-cell>
          <table:table-cell office:value-type="string" calcext:value-type="string">
            <text:p>Breda</text:p>
          </table:table-cell>
          <table:table-cell table:formula="of:=IF([.D11]=&quot;female&quot;;1;0)" office:value-type="float" office:value="0" calcext:value-type="float">
            <text:p>0</text:p>
          </table:table-cell>
          <table:table-cell table:formula="of:=SUM([.F2:.F11])/[.H11]" office:value-type="percentage" office:value="0.4" calcext:value-type="percentage">
            <text:p>40.00%</text:p>
          </table:table-cell>
          <table:table-cell office:value-type="float" office:value="10" calcext:value-type="float">
            <text:p>10</text:p>
          </table:table-cell>
          <table:table-cell table:formula="of:=CONCATENATE([.B11]; &quot; &quot;; [.C11])" office:value-type="string" office:string-value="Ali Tsouli" calcext:value-type="string">
            <text:p>Ali Tsouli</text:p>
          </table:table-cell>
          <table:table-cell table:formula="of:=[.D11]" office:value-type="string" office:string-value="male" calcext:value-type="string">
            <text:p>male</text:p>
          </table:table-cell>
          <table:table-cell table:style-name="ce628" table:formula="of:=[.E11]" office:value-type="string" office:string-value="Breda" calcext:value-type="string">
            <text:p>Breda</text:p>
          </table:table-cell>
        </table:table-row>
        <table:table-row table:style-name="ro1">
          <table:table-cell office:value-type="string" calcext:value-type="string">
            <text:p>M.</text:p>
          </table:table-cell>
          <table:table-cell office:value-type="string" calcext:value-type="string">
            <text:p>Marit</text:p>
          </table:table-cell>
          <table:table-cell office:value-type="string" calcext:value-type="string">
            <text:p>van Splunter</text:p>
          </table:table-cell>
          <table:table-cell table:style-name="ce617" office:value-type="string" calcext:value-type="string">
            <text:p>female</text:p>
          </table:table-cell>
          <table:table-cell office:value-type="string" calcext:value-type="string">
            <text:p>Zwolle</text:p>
          </table:table-cell>
          <table:table-cell table:formula="of:=IF([.D12]=&quot;female&quot;;1;0)" office:value-type="float" office:value="1" calcext:value-type="float">
            <text:p>1</text:p>
          </table:table-cell>
          <table:table-cell table:formula="of:=SUM([.F2:.F12])/[.H12]" office:value-type="percentage" office:value="0.454545454545455" calcext:value-type="percentage">
            <text:p>45.45%</text:p>
          </table:table-cell>
          <table:table-cell office:value-type="float" office:value="11" calcext:value-type="float">
            <text:p>11</text:p>
          </table:table-cell>
          <table:table-cell table:formula="of:=CONCATENATE([.B12]; &quot; &quot;; [.C12])" office:value-type="string" office:string-value="Marit van Splunter" calcext:value-type="string">
            <text:p>Marit van Splunter</text:p>
          </table:table-cell>
          <table:table-cell table:formula="of:=[.D12]" office:value-type="string" office:string-value="female" calcext:value-type="string">
            <text:p>female</text:p>
          </table:table-cell>
          <table:table-cell table:style-name="ce629" table:formula="of:=[.E12]" office:value-type="string" office:string-value="Zwolle" calcext:value-type="string">
            <text:p>Zwolle</text:p>
          </table:table-cell>
        </table:table-row>
        <table:table-row table:style-name="ro1">
          <table:table-cell office:value-type="string" calcext:value-type="string">
            <text:p>Ş.</text:p>
          </table:table-cell>
          <table:table-cell office:value-type="string" calcext:value-type="string">
            <text:p>Şerif</text:p>
          </table:table-cell>
          <table:table-cell office:value-type="string" calcext:value-type="string">
            <text:p>Uysal</text:p>
          </table:table-cell>
          <table:table-cell table:style-name="ce617" office:value-type="string" calcext:value-type="string">
            <text:p>male</text:p>
          </table:table-cell>
          <table:table-cell office:value-type="string" calcext:value-type="string">
            <text:p>Middelburg</text:p>
          </table:table-cell>
          <table:table-cell table:formula="of:=IF([.D13]=&quot;female&quot;;1;0)" office:value-type="float" office:value="0" calcext:value-type="float">
            <text:p>0</text:p>
          </table:table-cell>
          <table:table-cell table:formula="of:=SUM([.F2:.F13])/[.H13]" office:value-type="percentage" office:value="0.416666666666667" calcext:value-type="percentage">
            <text:p>41.67%</text:p>
          </table:table-cell>
          <table:table-cell office:value-type="float" office:value="12" calcext:value-type="float">
            <text:p>12</text:p>
          </table:table-cell>
          <table:table-cell table:formula="of:=CONCATENATE([.B13]; &quot; &quot;; [.C13])" office:value-type="string" office:string-value="Şerif Uysal" calcext:value-type="string">
            <text:p>Şerif Uysal</text:p>
          </table:table-cell>
          <table:table-cell table:formula="of:=[.D13]" office:value-type="string" office:string-value="male" calcext:value-type="string">
            <text:p>male</text:p>
          </table:table-cell>
          <table:table-cell table:style-name="ce630" table:formula="of:=[.E13]" office:value-type="string" office:string-value="Middelburg" calcext:value-type="string">
            <text:p>Middelburg</text:p>
          </table:table-cell>
        </table:table-row>
        <table:table-row table:style-name="ro1">
          <table:table-cell office:value-type="string" calcext:value-type="string">
            <text:p>R.</text:p>
          </table:table-cell>
          <table:table-cell office:value-type="string" calcext:value-type="string">
            <text:p>Rabia</text:p>
          </table:table-cell>
          <table:table-cell office:value-type="string" calcext:value-type="string">
            <text:p>Karaman</text:p>
          </table:table-cell>
          <table:table-cell table:style-name="ce617" office:value-type="string" calcext:value-type="string">
            <text:p>female</text:p>
          </table:table-cell>
          <table:table-cell office:value-type="string" calcext:value-type="string">
            <text:p>Arnhem</text:p>
          </table:table-cell>
          <table:table-cell table:formula="of:=IF([.D14]=&quot;female&quot;;1;0)" office:value-type="float" office:value="1" calcext:value-type="float">
            <text:p>1</text:p>
          </table:table-cell>
          <table:table-cell table:formula="of:=SUM([.F2:.F14])/[.H14]" office:value-type="percentage" office:value="0.461538461538462" calcext:value-type="percentage">
            <text:p>46.15%</text:p>
          </table:table-cell>
          <table:table-cell office:value-type="float" office:value="13" calcext:value-type="float">
            <text:p>13</text:p>
          </table:table-cell>
          <table:table-cell table:formula="of:=CONCATENATE([.B14]; &quot; &quot;; [.C14])" office:value-type="string" office:string-value="Rabia Karaman" calcext:value-type="string">
            <text:p>Rabia Karaman</text:p>
          </table:table-cell>
          <table:table-cell table:formula="of:=[.D14]" office:value-type="string" office:string-value="female" calcext:value-type="string">
            <text:p>female</text:p>
          </table:table-cell>
          <table:table-cell table:style-name="ce631" table:formula="of:=[.E14]" office:value-type="string" office:string-value="Arnhem" calcext:value-type="string">
            <text:p>Arnhem</text:p>
          </table:table-cell>
        </table:table-row>
        <table:table-row table:style-name="ro1">
          <table:table-cell office:value-type="string" calcext:value-type="string">
            <text:p>T.M.</text:p>
          </table:table-cell>
          <table:table-cell office:value-type="string" calcext:value-type="string">
            <text:p>Talhat</text:p>
          </table:table-cell>
          <table:table-cell office:value-type="string" calcext:value-type="string">
            <text:p>Raja</text:p>
          </table:table-cell>
          <table:table-cell table:style-name="ce617" office:value-type="string" calcext:value-type="string">
            <text:p>male</text:p>
          </table:table-cell>
          <table:table-cell office:value-type="string" calcext:value-type="string">
            <text:p>Rotterdam</text:p>
          </table:table-cell>
          <table:table-cell table:formula="of:=IF([.D15]=&quot;female&quot;;1;0)" office:value-type="float" office:value="0" calcext:value-type="float">
            <text:p>0</text:p>
          </table:table-cell>
          <table:table-cell table:formula="of:=SUM([.F2:.F15])/[.H15]" office:value-type="percentage" office:value="0.428571428571429" calcext:value-type="percentage">
            <text:p>42.86%</text:p>
          </table:table-cell>
          <table:table-cell office:value-type="float" office:value="14" calcext:value-type="float">
            <text:p>14</text:p>
          </table:table-cell>
          <table:table-cell table:formula="of:=CONCATENATE([.B15]; &quot; &quot;; [.C15])" office:value-type="string" office:string-value="Talhat Raja" calcext:value-type="string">
            <text:p>Talhat Raja</text:p>
          </table:table-cell>
          <table:table-cell table:formula="of:=[.D15]" office:value-type="string" office:string-value="male" calcext:value-type="string">
            <text:p>male</text:p>
          </table:table-cell>
          <table:table-cell table:style-name="ce632" table:formula="of:=[.E15]" office:value-type="string" office:string-value="Rotterdam" calcext:value-type="string">
            <text:p>Rotterdam</text:p>
          </table:table-cell>
        </table:table-row>
        <table:table-row table:style-name="ro1">
          <table:table-cell office:value-type="string" calcext:value-type="string">
            <text:p>Y.</text:p>
          </table:table-cell>
          <table:table-cell office:value-type="string" calcext:value-type="string">
            <text:p>Yunus</text:p>
          </table:table-cell>
          <table:table-cell office:value-type="string" calcext:value-type="string">
            <text:p>Kayiş</text:p>
          </table:table-cell>
          <table:table-cell table:style-name="ce617" office:value-type="string" calcext:value-type="string">
            <text:p>male</text:p>
          </table:table-cell>
          <table:table-cell office:value-type="string" calcext:value-type="string">
            <text:p>Rotterdam</text:p>
          </table:table-cell>
          <table:table-cell table:formula="of:=IF([.D16]=&quot;female&quot;;1;0)" office:value-type="float" office:value="0" calcext:value-type="float">
            <text:p>0</text:p>
          </table:table-cell>
          <table:table-cell table:formula="of:=SUM([.F2:.F16])/[.H16]" office:value-type="percentage" office:value="0.4" calcext:value-type="percentage">
            <text:p>40.00%</text:p>
          </table:table-cell>
          <table:table-cell office:value-type="float" office:value="15" calcext:value-type="float">
            <text:p>15</text:p>
          </table:table-cell>
          <table:table-cell table:formula="of:=CONCATENATE([.B16]; &quot; &quot;; [.C16])" office:value-type="string" office:string-value="Yunus Kayiş" calcext:value-type="string">
            <text:p>Yunus Kayiş</text:p>
          </table:table-cell>
          <table:table-cell table:formula="of:=[.D16]" office:value-type="string" office:string-value="male" calcext:value-type="string">
            <text:p>male</text:p>
          </table:table-cell>
          <table:table-cell table:style-name="ce633" table:formula="of:=[.E16]" office:value-type="string" office:string-value="Rotterdam" calcext:value-type="string">
            <text:p>Rotterdam</text:p>
          </table:table-cell>
        </table:table-row>
        <table:table-row table:style-name="ro1">
          <table:table-cell office:value-type="string" calcext:value-type="string">
            <text:p>M.Z.T.</text:p>
          </table:table-cell>
          <table:table-cell office:value-type="string" calcext:value-type="string">
            <text:p>Zaheer</text:p>
          </table:table-cell>
          <table:table-cell office:value-type="string" calcext:value-type="string">
            <text:p>Rana</text:p>
          </table:table-cell>
          <table:table-cell table:style-name="ce617" office:value-type="string" calcext:value-type="string">
            <text:p>male</text:p>
          </table:table-cell>
          <table:table-cell office:value-type="string" calcext:value-type="string">
            <text:p>Nissewaard</text:p>
          </table:table-cell>
          <table:table-cell table:formula="of:=IF([.D17]=&quot;female&quot;;1;0)" office:value-type="float" office:value="0" calcext:value-type="float">
            <text:p>0</text:p>
          </table:table-cell>
          <table:table-cell table:formula="of:=SUM([.F2:.F17])/[.H17]" office:value-type="percentage" office:value="0.375" calcext:value-type="percentage">
            <text:p>37.50%</text:p>
          </table:table-cell>
          <table:table-cell office:value-type="float" office:value="16" calcext:value-type="float">
            <text:p>16</text:p>
          </table:table-cell>
          <table:table-cell table:formula="of:=CONCATENATE([.B17]; &quot; &quot;; [.C17])" office:value-type="string" office:string-value="Zaheer Rana" calcext:value-type="string">
            <text:p>Zaheer Rana</text:p>
          </table:table-cell>
          <table:table-cell table:formula="of:=[.D17]" office:value-type="string" office:string-value="male" calcext:value-type="string">
            <text:p>male</text:p>
          </table:table-cell>
          <table:table-cell table:style-name="ce634" table:formula="of:=[.E17]" office:value-type="string" office:string-value="Nissewaard" calcext:value-type="string">
            <text:p>Nissewaard</text:p>
          </table:table-cell>
        </table:table-row>
        <table:table-row table:style-name="ro1">
          <table:table-cell office:value-type="string" calcext:value-type="string">
            <text:p>N.</text:p>
          </table:table-cell>
          <table:table-cell office:value-type="string" calcext:value-type="string">
            <text:p>Nevzat</text:p>
          </table:table-cell>
          <table:table-cell office:value-type="string" calcext:value-type="string">
            <text:p>Demirel</text:p>
          </table:table-cell>
          <table:table-cell table:style-name="ce617" office:value-type="string" calcext:value-type="string">
            <text:p>male</text:p>
          </table:table-cell>
          <table:table-cell office:value-type="string" calcext:value-type="string">
            <text:p>Tiel</text:p>
          </table:table-cell>
          <table:table-cell table:formula="of:=IF([.D18]=&quot;female&quot;;1;0)" office:value-type="float" office:value="0" calcext:value-type="float">
            <text:p>0</text:p>
          </table:table-cell>
          <table:table-cell table:formula="of:=SUM([.F2:.F18])/[.H18]" office:value-type="percentage" office:value="0.352941176470588" calcext:value-type="percentage">
            <text:p>35.29%</text:p>
          </table:table-cell>
          <table:table-cell office:value-type="float" office:value="17" calcext:value-type="float">
            <text:p>17</text:p>
          </table:table-cell>
          <table:table-cell table:formula="of:=CONCATENATE([.B18]; &quot; &quot;; [.C18])" office:value-type="string" office:string-value="Nevzat Demirel" calcext:value-type="string">
            <text:p>Nevzat Demirel</text:p>
          </table:table-cell>
          <table:table-cell table:formula="of:=[.D18]" office:value-type="string" office:string-value="male" calcext:value-type="string">
            <text:p>male</text:p>
          </table:table-cell>
          <table:table-cell table:style-name="ce635" table:formula="of:=[.E18]" office:value-type="string" office:string-value="Tiel" calcext:value-type="string">
            <text:p>Tiel</text:p>
          </table:table-cell>
        </table:table-row>
        <table:table-row table:style-name="ro1">
          <table:table-cell office:value-type="string" calcext:value-type="string">
            <text:p>K.</text:p>
          </table:table-cell>
          <table:table-cell office:value-type="string" calcext:value-type="string">
            <text:p>Keziban</text:p>
          </table:table-cell>
          <table:table-cell office:value-type="string" calcext:value-type="string">
            <text:p>Ince</text:p>
          </table:table-cell>
          <table:table-cell table:style-name="ce617" office:value-type="string" calcext:value-type="string">
            <text:p>female</text:p>
          </table:table-cell>
          <table:table-cell office:value-type="string" calcext:value-type="string">
            <text:p>Rotterdam</text:p>
          </table:table-cell>
          <table:table-cell table:formula="of:=IF([.D19]=&quot;female&quot;;1;0)" office:value-type="float" office:value="1" calcext:value-type="float">
            <text:p>1</text:p>
          </table:table-cell>
          <table:table-cell table:formula="of:=SUM([.F2:.F19])/[.H19]" office:value-type="percentage" office:value="0.388888888888889" calcext:value-type="percentage">
            <text:p>38.89%</text:p>
          </table:table-cell>
          <table:table-cell office:value-type="float" office:value="18" calcext:value-type="float">
            <text:p>18</text:p>
          </table:table-cell>
          <table:table-cell table:formula="of:=CONCATENATE([.B19]; &quot; &quot;; [.C19])" office:value-type="string" office:string-value="Keziban Ince" calcext:value-type="string">
            <text:p>Keziban Ince</text:p>
          </table:table-cell>
          <table:table-cell table:formula="of:=[.D19]" office:value-type="string" office:string-value="female" calcext:value-type="string">
            <text:p>female</text:p>
          </table:table-cell>
          <table:table-cell table:style-name="ce636" table:formula="of:=[.E19]" office:value-type="string" office:string-value="Rotterdam" calcext:value-type="string">
            <text:p>Rotterdam</text:p>
          </table:table-cell>
        </table:table-row>
        <table:table-row table:style-name="ro1">
          <table:table-cell table:number-columns-repeated="10"/>
          <table:table-cell table:style-name="ce637"/>
        </table:table-row>
        <table:table-row table:style-name="ro1">
          <table:table-cell table:number-columns-repeated="10"/>
          <table:table-cell table:style-name="ce638"/>
        </table:table-row>
        <table:table-row table:style-name="ro1">
          <table:table-cell table:number-columns-repeated="10"/>
          <table:table-cell table:style-name="ce639"/>
        </table:table-row>
        <table:table-row table:style-name="ro1">
          <table:table-cell table:number-columns-repeated="10"/>
          <table:table-cell table:style-name="ce640"/>
        </table:table-row>
        <table:table-row table:style-name="ro1">
          <table:table-cell table:number-columns-repeated="10"/>
          <table:table-cell table:style-name="ce641"/>
        </table:table-row>
        <table:table-row table:style-name="ro1">
          <table:table-cell table:number-columns-repeated="10"/>
          <table:table-cell table:style-name="ce642"/>
        </table:table-row>
        <table:table-row table:style-name="ro1">
          <table:table-cell table:number-columns-repeated="10"/>
          <table:table-cell table:style-name="ce643"/>
        </table:table-row>
        <table:table-row table:style-name="ro1">
          <table:table-cell table:number-columns-repeated="10"/>
          <table:table-cell table:style-name="ce644"/>
        </table:table-row>
        <table:table-row table:style-name="ro1">
          <table:table-cell table:number-columns-repeated="10"/>
          <table:table-cell table:style-name="ce645"/>
        </table:table-row>
        <table:table-row table:style-name="ro1">
          <table:table-cell table:number-columns-repeated="10"/>
          <table:table-cell table:style-name="ce646"/>
        </table:table-row>
        <table:table-row table:style-name="ro1">
          <table:table-cell table:number-columns-repeated="10"/>
          <table:table-cell table:style-name="ce647"/>
        </table:table-row>
        <table:table-row table:style-name="ro1">
          <table:table-cell table:number-columns-repeated="10"/>
          <table:table-cell table:style-name="ce648"/>
        </table:table-row>
        <table:table-row table:style-name="ro1">
          <table:table-cell table:number-columns-repeated="10"/>
          <table:table-cell table:style-name="ce649"/>
        </table:table-row>
        <table:table-row table:style-name="ro1">
          <table:table-cell table:number-columns-repeated="10"/>
          <table:table-cell table:style-name="ce650"/>
        </table:table-row>
        <table:table-row table:style-name="ro1">
          <table:table-cell table:number-columns-repeated="10"/>
          <table:table-cell table:style-name="ce651"/>
        </table:table-row>
        <table:table-row table:style-name="ro1">
          <table:table-cell table:number-columns-repeated="10"/>
          <table:table-cell table:style-name="ce652"/>
        </table:table-row>
        <table:table-row table:style-name="ro1">
          <table:table-cell table:number-columns-repeated="10"/>
          <table:table-cell table:style-name="ce653"/>
        </table:table-row>
        <table:table-row table:style-name="ro1">
          <table:table-cell table:number-columns-repeated="10"/>
          <table:table-cell table:style-name="ce654"/>
        </table:table-row>
        <table:table-row table:style-name="ro1">
          <table:table-cell table:number-columns-repeated="10"/>
          <table:table-cell table:style-name="ce655"/>
        </table:table-row>
        <table:table-row table:style-name="ro1">
          <table:table-cell table:number-columns-repeated="10"/>
          <table:table-cell table:style-name="ce656"/>
        </table:table-row>
        <table:table-row table:style-name="ro1">
          <table:table-cell table:number-columns-repeated="10"/>
          <table:table-cell table:style-name="ce657"/>
        </table:table-row>
        <table:table-row table:style-name="ro1">
          <table:table-cell table:number-columns-repeated="10"/>
          <table:table-cell table:style-name="ce658"/>
        </table:table-row>
        <table:table-row table:style-name="ro1">
          <table:table-cell table:number-columns-repeated="10"/>
          <table:table-cell table:style-name="ce659"/>
        </table:table-row>
        <table:table-row table:style-name="ro1">
          <table:table-cell table:number-columns-repeated="10"/>
          <table:table-cell table:style-name="ce660"/>
        </table:table-row>
        <table:table-row table:style-name="ro1">
          <table:table-cell table:number-columns-repeated="10"/>
          <table:table-cell table:style-name="ce661"/>
        </table:table-row>
        <table:table-row table:style-name="ro1">
          <table:table-cell table:number-columns-repeated="10"/>
          <table:table-cell table:style-name="ce662"/>
        </table:table-row>
        <table:table-row table:style-name="ro1">
          <table:table-cell table:number-columns-repeated="10"/>
          <table:table-cell table:style-name="ce663"/>
        </table:table-row>
        <table:table-row table:style-name="ro1">
          <table:table-cell table:number-columns-repeated="10"/>
          <table:table-cell table:style-name="ce664"/>
        </table:table-row>
        <table:table-row table:style-name="ro1">
          <table:table-cell table:number-columns-repeated="10"/>
          <table:table-cell table:style-name="ce665"/>
        </table:table-row>
        <table:table-row table:style-name="ro1">
          <table:table-cell table:number-columns-repeated="10"/>
          <table:table-cell table:style-name="ce666"/>
        </table:table-row>
        <table:table-row table:style-name="ro1">
          <table:table-cell table:number-columns-repeated="10"/>
          <table:table-cell table:style-name="ce667"/>
        </table:table-row>
        <table:table-row table:style-name="ro1">
          <table:table-cell table:number-columns-repeated="10"/>
          <table:table-cell table:style-name="ce668"/>
        </table:table-row>
        <table:table-row table:style-name="ro1" table:number-rows-repeated="29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DENK.D2:DENK.D19">
            <calcext:condition calcext:apply-style-name="Untitled1" calcext:value="=&quot;male&quot;" calcext:base-cell-address="DENK.D2"/>
            <calcext:condition calcext:apply-style-name="Untitled2" calcext:value="=&quot;female&quot;" calcext:base-cell-address="DENK.D2"/>
          </calcext:conditional-format>
          <calcext:conditional-format calcext:target-range-address="DENK.K2:DENK.K2">
            <calcext:condition calcext:apply-style-name="Untitled1" calcext:value="=&quot;male&quot;" calcext:base-cell-address="DENK.K2"/>
            <calcext:condition calcext:apply-style-name="Untitled2" calcext:value="=&quot;female&quot;" calcext:base-cell-address="DENK.K2"/>
          </calcext:conditional-format>
          <calcext:conditional-format calcext:target-range-address="DENK.K1:DENK.K1">
            <calcext:condition calcext:apply-style-name="Untitled1" calcext:value="=&quot;male&quot;" calcext:base-cell-address="DENK.K1"/>
            <calcext:condition calcext:apply-style-name="Untitled2" calcext:value="=&quot;female&quot;" calcext:base-cell-address="DENK.K1"/>
          </calcext:conditional-format>
          <calcext:conditional-format calcext:target-range-address="DENK.K3:DENK.K3">
            <calcext:condition calcext:apply-style-name="Untitled1" calcext:value="=&quot;male&quot;" calcext:base-cell-address="DENK.K3"/>
            <calcext:condition calcext:apply-style-name="Untitled2" calcext:value="=&quot;female&quot;" calcext:base-cell-address="DENK.K3"/>
          </calcext:conditional-format>
          <calcext:conditional-format calcext:target-range-address="DENK.K4:DENK.K4">
            <calcext:condition calcext:apply-style-name="Untitled1" calcext:value="=&quot;male&quot;" calcext:base-cell-address="DENK.K4"/>
            <calcext:condition calcext:apply-style-name="Untitled2" calcext:value="=&quot;female&quot;" calcext:base-cell-address="DENK.K4"/>
          </calcext:conditional-format>
          <calcext:conditional-format calcext:target-range-address="DENK.K5:DENK.K5">
            <calcext:condition calcext:apply-style-name="Untitled1" calcext:value="=&quot;male&quot;" calcext:base-cell-address="DENK.K5"/>
            <calcext:condition calcext:apply-style-name="Untitled2" calcext:value="=&quot;female&quot;" calcext:base-cell-address="DENK.K5"/>
          </calcext:conditional-format>
          <calcext:conditional-format calcext:target-range-address="DENK.K6:DENK.K6">
            <calcext:condition calcext:apply-style-name="Untitled1" calcext:value="=&quot;male&quot;" calcext:base-cell-address="DENK.K6"/>
            <calcext:condition calcext:apply-style-name="Untitled2" calcext:value="=&quot;female&quot;" calcext:base-cell-address="DENK.K6"/>
          </calcext:conditional-format>
          <calcext:conditional-format calcext:target-range-address="DENK.K7:DENK.K7">
            <calcext:condition calcext:apply-style-name="Untitled1" calcext:value="=&quot;male&quot;" calcext:base-cell-address="DENK.K7"/>
            <calcext:condition calcext:apply-style-name="Untitled2" calcext:value="=&quot;female&quot;" calcext:base-cell-address="DENK.K7"/>
          </calcext:conditional-format>
          <calcext:conditional-format calcext:target-range-address="DENK.K8:DENK.K8">
            <calcext:condition calcext:apply-style-name="Untitled1" calcext:value="=&quot;male&quot;" calcext:base-cell-address="DENK.K8"/>
            <calcext:condition calcext:apply-style-name="Untitled2" calcext:value="=&quot;female&quot;" calcext:base-cell-address="DENK.K8"/>
          </calcext:conditional-format>
          <calcext:conditional-format calcext:target-range-address="DENK.K9:DENK.K9">
            <calcext:condition calcext:apply-style-name="Untitled1" calcext:value="=&quot;male&quot;" calcext:base-cell-address="DENK.K9"/>
            <calcext:condition calcext:apply-style-name="Untitled2" calcext:value="=&quot;female&quot;" calcext:base-cell-address="DENK.K9"/>
          </calcext:conditional-format>
          <calcext:conditional-format calcext:target-range-address="DENK.K10:DENK.K10">
            <calcext:condition calcext:apply-style-name="Untitled1" calcext:value="=&quot;male&quot;" calcext:base-cell-address="DENK.K10"/>
            <calcext:condition calcext:apply-style-name="Untitled2" calcext:value="=&quot;female&quot;" calcext:base-cell-address="DENK.K10"/>
          </calcext:conditional-format>
          <calcext:conditional-format calcext:target-range-address="DENK.K11:DENK.K11">
            <calcext:condition calcext:apply-style-name="Untitled1" calcext:value="=&quot;male&quot;" calcext:base-cell-address="DENK.K11"/>
            <calcext:condition calcext:apply-style-name="Untitled2" calcext:value="=&quot;female&quot;" calcext:base-cell-address="DENK.K11"/>
          </calcext:conditional-format>
          <calcext:conditional-format calcext:target-range-address="DENK.K12:DENK.K12">
            <calcext:condition calcext:apply-style-name="Untitled1" calcext:value="=&quot;male&quot;" calcext:base-cell-address="DENK.K12"/>
            <calcext:condition calcext:apply-style-name="Untitled2" calcext:value="=&quot;female&quot;" calcext:base-cell-address="DENK.K12"/>
          </calcext:conditional-format>
          <calcext:conditional-format calcext:target-range-address="DENK.K13:DENK.K13">
            <calcext:condition calcext:apply-style-name="Untitled1" calcext:value="=&quot;male&quot;" calcext:base-cell-address="DENK.K13"/>
            <calcext:condition calcext:apply-style-name="Untitled2" calcext:value="=&quot;female&quot;" calcext:base-cell-address="DENK.K13"/>
          </calcext:conditional-format>
          <calcext:conditional-format calcext:target-range-address="DENK.K14:DENK.K14">
            <calcext:condition calcext:apply-style-name="Untitled1" calcext:value="=&quot;male&quot;" calcext:base-cell-address="DENK.K14"/>
            <calcext:condition calcext:apply-style-name="Untitled2" calcext:value="=&quot;female&quot;" calcext:base-cell-address="DENK.K14"/>
          </calcext:conditional-format>
          <calcext:conditional-format calcext:target-range-address="DENK.K15:DENK.K15">
            <calcext:condition calcext:apply-style-name="Untitled1" calcext:value="=&quot;male&quot;" calcext:base-cell-address="DENK.K15"/>
            <calcext:condition calcext:apply-style-name="Untitled2" calcext:value="=&quot;female&quot;" calcext:base-cell-address="DENK.K15"/>
          </calcext:conditional-format>
          <calcext:conditional-format calcext:target-range-address="DENK.K16:DENK.K16">
            <calcext:condition calcext:apply-style-name="Untitled1" calcext:value="=&quot;male&quot;" calcext:base-cell-address="DENK.K16"/>
            <calcext:condition calcext:apply-style-name="Untitled2" calcext:value="=&quot;female&quot;" calcext:base-cell-address="DENK.K16"/>
          </calcext:conditional-format>
          <calcext:conditional-format calcext:target-range-address="DENK.K17:DENK.K17">
            <calcext:condition calcext:apply-style-name="Untitled1" calcext:value="=&quot;male&quot;" calcext:base-cell-address="DENK.K17"/>
            <calcext:condition calcext:apply-style-name="Untitled2" calcext:value="=&quot;female&quot;" calcext:base-cell-address="DENK.K17"/>
          </calcext:conditional-format>
          <calcext:conditional-format calcext:target-range-address="DENK.K18:DENK.K18">
            <calcext:condition calcext:apply-style-name="Untitled1" calcext:value="=&quot;male&quot;" calcext:base-cell-address="DENK.K18"/>
            <calcext:condition calcext:apply-style-name="Untitled2" calcext:value="=&quot;female&quot;" calcext:base-cell-address="DENK.K18"/>
          </calcext:conditional-format>
          <calcext:conditional-format calcext:target-range-address="DENK.K19:DENK.K19">
            <calcext:condition calcext:apply-style-name="Untitled1" calcext:value="=&quot;male&quot;" calcext:base-cell-address="DENK.K19"/>
            <calcext:condition calcext:apply-style-name="Untitled2" calcext:value="=&quot;female&quot;" calcext:base-cell-address="DENK.K19"/>
          </calcext:conditional-format>
          <calcext:conditional-format calcext:target-range-address="DENK.K20:DENK.K20">
            <calcext:condition calcext:apply-style-name="Untitled1" calcext:value="=&quot;male&quot;" calcext:base-cell-address="DENK.K20"/>
            <calcext:condition calcext:apply-style-name="Untitled2" calcext:value="=&quot;female&quot;" calcext:base-cell-address="DENK.K20"/>
          </calcext:conditional-format>
          <calcext:conditional-format calcext:target-range-address="DENK.K21:DENK.K21">
            <calcext:condition calcext:apply-style-name="Untitled1" calcext:value="=&quot;male&quot;" calcext:base-cell-address="DENK.K21"/>
            <calcext:condition calcext:apply-style-name="Untitled2" calcext:value="=&quot;female&quot;" calcext:base-cell-address="DENK.K21"/>
          </calcext:conditional-format>
          <calcext:conditional-format calcext:target-range-address="DENK.K22:DENK.K22">
            <calcext:condition calcext:apply-style-name="Untitled1" calcext:value="=&quot;male&quot;" calcext:base-cell-address="DENK.K22"/>
            <calcext:condition calcext:apply-style-name="Untitled2" calcext:value="=&quot;female&quot;" calcext:base-cell-address="DENK.K22"/>
          </calcext:conditional-format>
          <calcext:conditional-format calcext:target-range-address="DENK.K23:DENK.K23">
            <calcext:condition calcext:apply-style-name="Untitled1" calcext:value="=&quot;male&quot;" calcext:base-cell-address="DENK.K23"/>
            <calcext:condition calcext:apply-style-name="Untitled2" calcext:value="=&quot;female&quot;" calcext:base-cell-address="DENK.K23"/>
          </calcext:conditional-format>
          <calcext:conditional-format calcext:target-range-address="DENK.K24:DENK.K24">
            <calcext:condition calcext:apply-style-name="Untitled1" calcext:value="=&quot;male&quot;" calcext:base-cell-address="DENK.K24"/>
            <calcext:condition calcext:apply-style-name="Untitled2" calcext:value="=&quot;female&quot;" calcext:base-cell-address="DENK.K24"/>
          </calcext:conditional-format>
          <calcext:conditional-format calcext:target-range-address="DENK.K25:DENK.K25">
            <calcext:condition calcext:apply-style-name="Untitled1" calcext:value="=&quot;male&quot;" calcext:base-cell-address="DENK.K25"/>
            <calcext:condition calcext:apply-style-name="Untitled2" calcext:value="=&quot;female&quot;" calcext:base-cell-address="DENK.K25"/>
          </calcext:conditional-format>
          <calcext:conditional-format calcext:target-range-address="DENK.K26:DENK.K26">
            <calcext:condition calcext:apply-style-name="Untitled1" calcext:value="=&quot;male&quot;" calcext:base-cell-address="DENK.K26"/>
            <calcext:condition calcext:apply-style-name="Untitled2" calcext:value="=&quot;female&quot;" calcext:base-cell-address="DENK.K26"/>
          </calcext:conditional-format>
          <calcext:conditional-format calcext:target-range-address="DENK.K27:DENK.K27">
            <calcext:condition calcext:apply-style-name="Untitled1" calcext:value="=&quot;male&quot;" calcext:base-cell-address="DENK.K27"/>
            <calcext:condition calcext:apply-style-name="Untitled2" calcext:value="=&quot;female&quot;" calcext:base-cell-address="DENK.K27"/>
          </calcext:conditional-format>
          <calcext:conditional-format calcext:target-range-address="DENK.K28:DENK.K28">
            <calcext:condition calcext:apply-style-name="Untitled1" calcext:value="=&quot;male&quot;" calcext:base-cell-address="DENK.K28"/>
            <calcext:condition calcext:apply-style-name="Untitled2" calcext:value="=&quot;female&quot;" calcext:base-cell-address="DENK.K28"/>
          </calcext:conditional-format>
          <calcext:conditional-format calcext:target-range-address="DENK.K29:DENK.K29">
            <calcext:condition calcext:apply-style-name="Untitled1" calcext:value="=&quot;male&quot;" calcext:base-cell-address="DENK.K29"/>
            <calcext:condition calcext:apply-style-name="Untitled2" calcext:value="=&quot;female&quot;" calcext:base-cell-address="DENK.K29"/>
          </calcext:conditional-format>
          <calcext:conditional-format calcext:target-range-address="DENK.K30:DENK.K30">
            <calcext:condition calcext:apply-style-name="Untitled1" calcext:value="=&quot;male&quot;" calcext:base-cell-address="DENK.K30"/>
            <calcext:condition calcext:apply-style-name="Untitled2" calcext:value="=&quot;female&quot;" calcext:base-cell-address="DENK.K30"/>
          </calcext:conditional-format>
          <calcext:conditional-format calcext:target-range-address="DENK.K31:DENK.K31">
            <calcext:condition calcext:apply-style-name="Untitled1" calcext:value="=&quot;male&quot;" calcext:base-cell-address="DENK.K31"/>
            <calcext:condition calcext:apply-style-name="Untitled2" calcext:value="=&quot;female&quot;" calcext:base-cell-address="DENK.K31"/>
          </calcext:conditional-format>
          <calcext:conditional-format calcext:target-range-address="DENK.K32:DENK.K32">
            <calcext:condition calcext:apply-style-name="Untitled1" calcext:value="=&quot;male&quot;" calcext:base-cell-address="DENK.K32"/>
            <calcext:condition calcext:apply-style-name="Untitled2" calcext:value="=&quot;female&quot;" calcext:base-cell-address="DENK.K32"/>
          </calcext:conditional-format>
          <calcext:conditional-format calcext:target-range-address="DENK.K33:DENK.K33">
            <calcext:condition calcext:apply-style-name="Untitled1" calcext:value="=&quot;male&quot;" calcext:base-cell-address="DENK.K33"/>
            <calcext:condition calcext:apply-style-name="Untitled2" calcext:value="=&quot;female&quot;" calcext:base-cell-address="DENK.K33"/>
          </calcext:conditional-format>
          <calcext:conditional-format calcext:target-range-address="DENK.K34:DENK.K34">
            <calcext:condition calcext:apply-style-name="Untitled1" calcext:value="=&quot;male&quot;" calcext:base-cell-address="DENK.K34"/>
            <calcext:condition calcext:apply-style-name="Untitled2" calcext:value="=&quot;female&quot;" calcext:base-cell-address="DENK.K34"/>
          </calcext:conditional-format>
          <calcext:conditional-format calcext:target-range-address="DENK.K35:DENK.K35">
            <calcext:condition calcext:apply-style-name="Untitled1" calcext:value="=&quot;male&quot;" calcext:base-cell-address="DENK.K35"/>
            <calcext:condition calcext:apply-style-name="Untitled2" calcext:value="=&quot;female&quot;" calcext:base-cell-address="DENK.K35"/>
          </calcext:conditional-format>
          <calcext:conditional-format calcext:target-range-address="DENK.K36:DENK.K36">
            <calcext:condition calcext:apply-style-name="Untitled1" calcext:value="=&quot;male&quot;" calcext:base-cell-address="DENK.K36"/>
            <calcext:condition calcext:apply-style-name="Untitled2" calcext:value="=&quot;female&quot;" calcext:base-cell-address="DENK.K36"/>
          </calcext:conditional-format>
          <calcext:conditional-format calcext:target-range-address="DENK.K37:DENK.K37">
            <calcext:condition calcext:apply-style-name="Untitled1" calcext:value="=&quot;male&quot;" calcext:base-cell-address="DENK.K37"/>
            <calcext:condition calcext:apply-style-name="Untitled2" calcext:value="=&quot;female&quot;" calcext:base-cell-address="DENK.K37"/>
          </calcext:conditional-format>
          <calcext:conditional-format calcext:target-range-address="DENK.K38:DENK.K38">
            <calcext:condition calcext:apply-style-name="Untitled1" calcext:value="=&quot;male&quot;" calcext:base-cell-address="DENK.K38"/>
            <calcext:condition calcext:apply-style-name="Untitled2" calcext:value="=&quot;female&quot;" calcext:base-cell-address="DENK.K38"/>
          </calcext:conditional-format>
          <calcext:conditional-format calcext:target-range-address="DENK.K39:DENK.K39">
            <calcext:condition calcext:apply-style-name="Untitled1" calcext:value="=&quot;male&quot;" calcext:base-cell-address="DENK.K39"/>
            <calcext:condition calcext:apply-style-name="Untitled2" calcext:value="=&quot;female&quot;" calcext:base-cell-address="DENK.K39"/>
          </calcext:conditional-format>
          <calcext:conditional-format calcext:target-range-address="DENK.K40:DENK.K40">
            <calcext:condition calcext:apply-style-name="Untitled1" calcext:value="=&quot;male&quot;" calcext:base-cell-address="DENK.K40"/>
            <calcext:condition calcext:apply-style-name="Untitled2" calcext:value="=&quot;female&quot;" calcext:base-cell-address="DENK.K40"/>
          </calcext:conditional-format>
          <calcext:conditional-format calcext:target-range-address="DENK.K41:DENK.K41">
            <calcext:condition calcext:apply-style-name="Untitled1" calcext:value="=&quot;male&quot;" calcext:base-cell-address="DENK.K41"/>
            <calcext:condition calcext:apply-style-name="Untitled2" calcext:value="=&quot;female&quot;" calcext:base-cell-address="DENK.K41"/>
          </calcext:conditional-format>
          <calcext:conditional-format calcext:target-range-address="DENK.K42:DENK.K42">
            <calcext:condition calcext:apply-style-name="Untitled1" calcext:value="=&quot;male&quot;" calcext:base-cell-address="DENK.K42"/>
            <calcext:condition calcext:apply-style-name="Untitled2" calcext:value="=&quot;female&quot;" calcext:base-cell-address="DENK.K42"/>
          </calcext:conditional-format>
          <calcext:conditional-format calcext:target-range-address="DENK.K43:DENK.K43">
            <calcext:condition calcext:apply-style-name="Untitled1" calcext:value="=&quot;male&quot;" calcext:base-cell-address="DENK.K43"/>
            <calcext:condition calcext:apply-style-name="Untitled2" calcext:value="=&quot;female&quot;" calcext:base-cell-address="DENK.K43"/>
          </calcext:conditional-format>
          <calcext:conditional-format calcext:target-range-address="DENK.K44:DENK.K44">
            <calcext:condition calcext:apply-style-name="Untitled1" calcext:value="=&quot;male&quot;" calcext:base-cell-address="DENK.K44"/>
            <calcext:condition calcext:apply-style-name="Untitled2" calcext:value="=&quot;female&quot;" calcext:base-cell-address="DENK.K44"/>
          </calcext:conditional-format>
          <calcext:conditional-format calcext:target-range-address="DENK.K45:DENK.K45">
            <calcext:condition calcext:apply-style-name="Untitled1" calcext:value="=&quot;male&quot;" calcext:base-cell-address="DENK.K45"/>
            <calcext:condition calcext:apply-style-name="Untitled2" calcext:value="=&quot;female&quot;" calcext:base-cell-address="DENK.K45"/>
          </calcext:conditional-format>
          <calcext:conditional-format calcext:target-range-address="DENK.K46:DENK.K46">
            <calcext:condition calcext:apply-style-name="Untitled1" calcext:value="=&quot;male&quot;" calcext:base-cell-address="DENK.K46"/>
            <calcext:condition calcext:apply-style-name="Untitled2" calcext:value="=&quot;female&quot;" calcext:base-cell-address="DENK.K46"/>
          </calcext:conditional-format>
          <calcext:conditional-format calcext:target-range-address="DENK.K47:DENK.K47">
            <calcext:condition calcext:apply-style-name="Untitled1" calcext:value="=&quot;male&quot;" calcext:base-cell-address="DENK.K47"/>
            <calcext:condition calcext:apply-style-name="Untitled2" calcext:value="=&quot;female&quot;" calcext:base-cell-address="DENK.K47"/>
          </calcext:conditional-format>
          <calcext:conditional-format calcext:target-range-address="DENK.K48:DENK.K48">
            <calcext:condition calcext:apply-style-name="Untitled1" calcext:value="=&quot;male&quot;" calcext:base-cell-address="DENK.K48"/>
            <calcext:condition calcext:apply-style-name="Untitled2" calcext:value="=&quot;female&quot;" calcext:base-cell-address="DENK.K48"/>
          </calcext:conditional-format>
          <calcext:conditional-format calcext:target-range-address="DENK.K49:DENK.K49">
            <calcext:condition calcext:apply-style-name="Untitled1" calcext:value="=&quot;male&quot;" calcext:base-cell-address="DENK.K49"/>
            <calcext:condition calcext:apply-style-name="Untitled2" calcext:value="=&quot;female&quot;" calcext:base-cell-address="DENK.K49"/>
          </calcext:conditional-format>
          <calcext:conditional-format calcext:target-range-address="DENK.K50:DENK.K50">
            <calcext:condition calcext:apply-style-name="Untitled1" calcext:value="=&quot;male&quot;" calcext:base-cell-address="DENK.K50"/>
            <calcext:condition calcext:apply-style-name="Untitled2" calcext:value="=&quot;female&quot;" calcext:base-cell-address="DENK.K50"/>
          </calcext:conditional-format>
          <calcext:conditional-format calcext:target-range-address="DENK.K51:DENK.K51">
            <calcext:condition calcext:apply-style-name="Untitled1" calcext:value="=&quot;male&quot;" calcext:base-cell-address="DENK.K51"/>
            <calcext:condition calcext:apply-style-name="Untitled2" calcext:value="=&quot;female&quot;" calcext:base-cell-address="DENK.K51"/>
          </calcext:conditional-format>
        </calcext:conditional-formats>
      </table:table>
      <table:table table:name="FvD" table:style-name="ta1">
        <table:shapes>
          <draw:frame draw:z-index="0" draw:style-name="gr1" draw:text-style-name="P1" svg:width="159.99mm" svg:height="89.99mm" svg:x="159.05mm" svg:y="73.25mm">
            <loext:p draw:notify-on-update-of-ranges="FvD.G1:FvD.G1 FvD.G2:FvD.G31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688"/>
        <table:table-row table:style-name="ro1">
          <table:table-cell table:style-name="ce1" office:value-type="string" calcext:value-type="string">
            <text:p>Initials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City</text:p>
          </table:table-cell>
          <table:table-cell/>
          <table:table-cell table:style-name="Default" office:value-type="string" calcext:value-type="string">
            <text:p>Percentage women</text:p>
          </table:table-cell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Gender</text:p>
          </table:table-cell>
          <table:table-cell table:style-name="ce670" office:value-type="string" calcext:value-type="string">
            <text:p>City</text:p>
          </table:table-cell>
        </table:table-row>
        <table:table-row table:style-name="ro1">
          <table:table-cell office:value-type="string" calcext:value-type="string">
            <text:p>T.H.P.</text:p>
          </table:table-cell>
          <table:table-cell office:value-type="string" calcext:value-type="string">
            <text:p>Thierry</text:p>
          </table:table-cell>
          <table:table-cell office:value-type="string" calcext:value-type="string">
            <text:p>Baudet</text:p>
          </table:table-cell>
          <table:table-cell table:style-name="ce669" office:value-type="string" calcext:value-type="string">
            <text:p>male</text:p>
          </table:table-cell>
          <table:table-cell office:value-type="string" calcext:value-type="string">
            <text:p>Amsterdam</text:p>
          </table:table-cell>
          <table:table-cell table:formula="of:=IF([.D2]=&quot;female&quot;;1;0)" office:value-type="float" office:value="0" calcext:value-type="float">
            <text:p>0</text:p>
          </table:table-cell>
          <table:table-cell table:formula="of:=[.F2]/[.H2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CONCATENATE([.B2]; &quot; &quot;; [.C2])" office:value-type="string" office:string-value="Thierry Baudet" calcext:value-type="string">
            <text:p>Thierry Baudet</text:p>
          </table:table-cell>
          <table:table-cell table:formula="of:=[.D2]" office:value-type="string" office:string-value="male" calcext:value-type="string">
            <text:p>male</text:p>
          </table:table-cell>
          <table:table-cell table:style-name="ce671" table:formula="of:=[.E2]" office:value-type="string" office:string-value="Amsterdam" calcext:value-type="string">
            <text:p>Amsterdam</text:p>
          </table:table-cell>
        </table:table-row>
        <table:table-row table:style-name="ro1">
          <table:table-cell office:value-type="string" calcext:value-type="string">
            <text:p>T.U.</text:p>
          </table:table-cell>
          <table:table-cell office:value-type="string" calcext:value-type="string">
            <text:p>Theo</text:p>
          </table:table-cell>
          <table:table-cell office:value-type="string" calcext:value-type="string">
            <text:p>Hiddema</text:p>
          </table:table-cell>
          <table:table-cell table:style-name="ce669" office:value-type="string" calcext:value-type="string">
            <text:p>male</text:p>
          </table:table-cell>
          <table:table-cell office:value-type="string" calcext:value-type="string">
            <text:p>Maastricht</text:p>
          </table:table-cell>
          <table:table-cell table:formula="of:=IF([.D3]=&quot;female&quot;;1;0)" office:value-type="float" office:value="0" calcext:value-type="float">
            <text:p>0</text:p>
          </table:table-cell>
          <table:table-cell table:formula="of:=SUM([.F2:.F3])/[.H3]" office:value-type="percentage" office:value="0" calcext:value-type="percentage">
            <text:p>0.00%</text:p>
          </table:table-cell>
          <table:table-cell office:value-type="float" office:value="2" calcext:value-type="float">
            <text:p>2</text:p>
          </table:table-cell>
          <table:table-cell table:formula="of:=CONCATENATE([.B3]; &quot; &quot;; [.C3])" office:value-type="string" office:string-value="Theo Hiddema" calcext:value-type="string">
            <text:p>Theo Hiddema</text:p>
          </table:table-cell>
          <table:table-cell table:formula="of:=[.D3]" office:value-type="string" office:string-value="male" calcext:value-type="string">
            <text:p>male</text:p>
          </table:table-cell>
          <table:table-cell table:style-name="ce672" table:formula="of:=[.E3]" office:value-type="string" office:string-value="Maastricht" calcext:value-type="string">
            <text:p>Maastricht</text:p>
          </table:table-cell>
        </table:table-row>
        <table:table-row table:style-name="ro1">
          <table:table-cell office:value-type="string" calcext:value-type="string">
            <text:p>S.M.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Teunissen</text:p>
          </table:table-cell>
          <table:table-cell table:style-name="ce669" office:value-type="string" calcext:value-type="string">
            <text:p>female</text:p>
          </table:table-cell>
          <table:table-cell office:value-type="string" calcext:value-type="string">
            <text:p>Utrecht</text:p>
          </table:table-cell>
          <table:table-cell table:formula="of:=IF([.D4]=&quot;female&quot;;1;0)" office:value-type="float" office:value="1" calcext:value-type="float">
            <text:p>1</text:p>
          </table:table-cell>
          <table:table-cell table:formula="of:=SUM([.F2:.F4])/[.H4]" office:value-type="percentage" office:value="0.333333333333333" calcext:value-type="percentage">
            <text:p>33.33%</text:p>
          </table:table-cell>
          <table:table-cell office:value-type="float" office:value="3" calcext:value-type="float">
            <text:p>3</text:p>
          </table:table-cell>
          <table:table-cell table:formula="of:=CONCATENATE([.B4]; &quot; &quot;; [.C4])" office:value-type="string" office:string-value="Susan Teunissen" calcext:value-type="string">
            <text:p>Susan Teunissen</text:p>
          </table:table-cell>
          <table:table-cell table:formula="of:=[.D4]" office:value-type="string" office:string-value="female" calcext:value-type="string">
            <text:p>female</text:p>
          </table:table-cell>
          <table:table-cell table:style-name="ce673" table:formula="of:=[.E4]" office:value-type="string" office:string-value="Utrecht" calcext:value-type="string">
            <text:p>Utrecht</text:p>
          </table:table-cell>
        </table:table-row>
        <table:table-row table:style-name="ro1">
          <table:table-cell office:value-type="string" calcext:value-type="string">
            <text:p>H.</text:p>
          </table:table-cell>
          <table:table-cell office:value-type="string" calcext:value-type="string">
            <text:p>Henk</text:p>
          </table:table-cell>
          <table:table-cell office:value-type="string" calcext:value-type="string">
            <text:p>Otten</text:p>
          </table:table-cell>
          <table:table-cell table:style-name="ce669" office:value-type="string" calcext:value-type="string">
            <text:p>male</text:p>
          </table:table-cell>
          <table:table-cell office:value-type="string" calcext:value-type="string">
            <text:p>Amsterdam</text:p>
          </table:table-cell>
          <table:table-cell table:formula="of:=IF([.D5]=&quot;female&quot;;1;0)" office:value-type="float" office:value="0" calcext:value-type="float">
            <text:p>0</text:p>
          </table:table-cell>
          <table:table-cell table:formula="of:=SUM([.F2:.F5])/[.H5]" office:value-type="percentage" office:value="0.25" calcext:value-type="percentage">
            <text:p>25.00%</text:p>
          </table:table-cell>
          <table:table-cell office:value-type="float" office:value="4" calcext:value-type="float">
            <text:p>4</text:p>
          </table:table-cell>
          <table:table-cell table:formula="of:=CONCATENATE([.B5]; &quot; &quot;; [.C5])" office:value-type="string" office:string-value="Henk Otten" calcext:value-type="string">
            <text:p>Henk Otten</text:p>
          </table:table-cell>
          <table:table-cell table:formula="of:=[.D5]" office:value-type="string" office:string-value="male" calcext:value-type="string">
            <text:p>male</text:p>
          </table:table-cell>
          <table:table-cell table:style-name="ce674" table:formula="of:=[.E5]" office:value-type="string" office:string-value="Amsterdam" calcext:value-type="string">
            <text:p>Amsterdam</text:p>
          </table:table-cell>
        </table:table-row>
        <table:table-row table:style-name="ro1">
          <table:table-cell office:value-type="string" calcext:value-type="string">
            <text:p>P.M.L.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Frentrop</text:p>
          </table:table-cell>
          <table:table-cell table:style-name="ce669" office:value-type="string" calcext:value-type="string">
            <text:p>male</text:p>
          </table:table-cell>
          <table:table-cell office:value-type="string" calcext:value-type="string">
            <text:p>Bloemendaal</text:p>
          </table:table-cell>
          <table:table-cell table:formula="of:=IF([.D6]=&quot;female&quot;;1;0)" office:value-type="float" office:value="0" calcext:value-type="float">
            <text:p>0</text:p>
          </table:table-cell>
          <table:table-cell table:formula="of:=SUM([.F2:.F6])/[.H6]" office:value-type="percentage" office:value="0.2" calcext:value-type="percentage">
            <text:p>20.00%</text:p>
          </table:table-cell>
          <table:table-cell office:value-type="float" office:value="5" calcext:value-type="float">
            <text:p>5</text:p>
          </table:table-cell>
          <table:table-cell table:formula="of:=CONCATENATE([.B6]; &quot; &quot;; [.C6])" office:value-type="string" office:string-value="Paul Frentrop" calcext:value-type="string">
            <text:p>Paul Frentrop</text:p>
          </table:table-cell>
          <table:table-cell table:formula="of:=[.D6]" office:value-type="string" office:string-value="male" calcext:value-type="string">
            <text:p>male</text:p>
          </table:table-cell>
          <table:table-cell table:style-name="ce675" table:formula="of:=[.E6]" office:value-type="string" office:string-value="Bloemendaal" calcext:value-type="string">
            <text:p>Bloemendaal</text:p>
          </table:table-cell>
        </table:table-row>
        <table:table-row table:style-name="ro1">
          <table:table-cell office:value-type="string" calcext:value-type="string">
            <text:p>R.J.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Rooken</text:p>
          </table:table-cell>
          <table:table-cell table:style-name="ce669" office:value-type="string" calcext:value-type="string">
            <text:p>male</text:p>
          </table:table-cell>
          <table:table-cell office:value-type="string" calcext:value-type="string">
            <text:p>Muiderberg</text:p>
          </table:table-cell>
          <table:table-cell table:formula="of:=IF([.D7]=&quot;female&quot;;1;0)" office:value-type="float" office:value="0" calcext:value-type="float">
            <text:p>0</text:p>
          </table:table-cell>
          <table:table-cell table:formula="of:=SUM([.F2:.F7])/[.H7]" office:value-type="percentage" office:value="0.166666666666667" calcext:value-type="percentage">
            <text:p>16.67%</text:p>
          </table:table-cell>
          <table:table-cell office:value-type="float" office:value="6" calcext:value-type="float">
            <text:p>6</text:p>
          </table:table-cell>
          <table:table-cell table:formula="of:=CONCATENATE([.B7]; &quot; &quot;; [.C7])" office:value-type="string" office:string-value="Rob Rooken" calcext:value-type="string">
            <text:p>Rob Rooken</text:p>
          </table:table-cell>
          <table:table-cell table:formula="of:=[.D7]" office:value-type="string" office:string-value="male" calcext:value-type="string">
            <text:p>male</text:p>
          </table:table-cell>
          <table:table-cell table:style-name="ce676" table:formula="of:=[.E7]" office:value-type="string" office:string-value="Muiderberg" calcext:value-type="string">
            <text:p>Muiderberg</text:p>
          </table:table-cell>
        </table:table-row>
        <table:table-row table:style-name="ro1">
          <table:table-cell office:value-type="string" calcext:value-type="string">
            <text:p>S.E.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Stolze-van Rijn</text:p>
          </table:table-cell>
          <table:table-cell table:style-name="ce669" office:value-type="string" calcext:value-type="string">
            <text:p>female</text:p>
          </table:table-cell>
          <table:table-cell office:value-type="string" calcext:value-type="string">
            <text:p>Rotterdam</text:p>
          </table:table-cell>
          <table:table-cell table:formula="of:=IF([.D8]=&quot;female&quot;;1;0)" office:value-type="float" office:value="1" calcext:value-type="float">
            <text:p>1</text:p>
          </table:table-cell>
          <table:table-cell table:formula="of:=SUM([.F2:.F8])/[.H8]" office:value-type="percentage" office:value="0.285714285714286" calcext:value-type="percentage">
            <text:p>28.57%</text:p>
          </table:table-cell>
          <table:table-cell office:value-type="float" office:value="7" calcext:value-type="float">
            <text:p>7</text:p>
          </table:table-cell>
          <table:table-cell table:formula="of:=CONCATENATE([.B8]; &quot; &quot;; [.C8])" office:value-type="string" office:string-value="Susan Stolze-van Rijn" calcext:value-type="string">
            <text:p>Susan Stolze-van Rijn</text:p>
          </table:table-cell>
          <table:table-cell table:formula="of:=[.D8]" office:value-type="string" office:string-value="female" calcext:value-type="string">
            <text:p>female</text:p>
          </table:table-cell>
          <table:table-cell table:style-name="ce677" table:formula="of:=[.E8]" office:value-type="string" office:string-value="Rotterdam" calcext:value-type="string">
            <text:p>Rotterdam</text:p>
          </table:table-cell>
        </table:table-row>
        <table:table-row table:style-name="ro1">
          <table:table-cell office:value-type="string" calcext:value-type="string">
            <text:p>G.P.</text:p>
          </table:table-cell>
          <table:table-cell office:value-type="string" calcext:value-type="string">
            <text:p>Gert</text:p>
          </table:table-cell>
          <table:table-cell office:value-type="string" calcext:value-type="string">
            <text:p>Reedijk</text:p>
          </table:table-cell>
          <table:table-cell table:style-name="ce669" office:value-type="string" calcext:value-type="string">
            <text:p>male</text:p>
          </table:table-cell>
          <table:table-cell office:value-type="string" calcext:value-type="string">
            <text:p>Zwolle</text:p>
          </table:table-cell>
          <table:table-cell table:formula="of:=IF([.D9]=&quot;female&quot;;1;0)" office:value-type="float" office:value="0" calcext:value-type="float">
            <text:p>0</text:p>
          </table:table-cell>
          <table:table-cell table:formula="of:=SUM([.F2:.F9])/[.H9]" office:value-type="percentage" office:value="0.25" calcext:value-type="percentage">
            <text:p>25.00%</text:p>
          </table:table-cell>
          <table:table-cell office:value-type="float" office:value="8" calcext:value-type="float">
            <text:p>8</text:p>
          </table:table-cell>
          <table:table-cell table:formula="of:=CONCATENATE([.B9]; &quot; &quot;; [.C9])" office:value-type="string" office:string-value="Gert Reedijk" calcext:value-type="string">
            <text:p>Gert Reedijk</text:p>
          </table:table-cell>
          <table:table-cell table:formula="of:=[.D9]" office:value-type="string" office:string-value="male" calcext:value-type="string">
            <text:p>male</text:p>
          </table:table-cell>
          <table:table-cell table:style-name="ce678" table:formula="of:=[.E9]" office:value-type="string" office:string-value="Zwolle" calcext:value-type="string">
            <text:p>Zwolle</text:p>
          </table:table-cell>
        </table:table-row>
        <table:table-row table:style-name="ro1">
          <table:table-cell office:value-type="string" calcext:value-type="string">
            <text:p>Y.J.S.</text:p>
          </table:table-cell>
          <table:table-cell office:value-type="string" calcext:value-type="string">
            <text:p>Yernaz</text:p>
          </table:table-cell>
          <table:table-cell office:value-type="string" calcext:value-type="string">
            <text:p>Ramautarsing</text:p>
          </table:table-cell>
          <table:table-cell table:style-name="ce669" office:value-type="string" calcext:value-type="string">
            <text:p>male</text:p>
          </table:table-cell>
          <table:table-cell office:value-type="string" calcext:value-type="string">
            <text:p>Amsterdam</text:p>
          </table:table-cell>
          <table:table-cell table:formula="of:=IF([.D10]=&quot;female&quot;;1;0)" office:value-type="float" office:value="0" calcext:value-type="float">
            <text:p>0</text:p>
          </table:table-cell>
          <table:table-cell table:formula="of:=SUM([.F2:.F10])/[.H10]" office:value-type="percentage" office:value="0.222222222222222" calcext:value-type="percentage">
            <text:p>22.22%</text:p>
          </table:table-cell>
          <table:table-cell office:value-type="float" office:value="9" calcext:value-type="float">
            <text:p>9</text:p>
          </table:table-cell>
          <table:table-cell table:formula="of:=CONCATENATE([.B10]; &quot; &quot;; [.C10])" office:value-type="string" office:string-value="Yernaz Ramautarsing" calcext:value-type="string">
            <text:p>Yernaz Ramautarsing</text:p>
          </table:table-cell>
          <table:table-cell table:formula="of:=[.D10]" office:value-type="string" office:string-value="male" calcext:value-type="string">
            <text:p>male</text:p>
          </table:table-cell>
          <table:table-cell table:style-name="ce679" table:formula="of:=[.E10]" office:value-type="string" office:string-value="Amsterdam" calcext:value-type="string">
            <text:p>Amsterdam</text:p>
          </table:table-cell>
        </table:table-row>
        <table:table-row table:style-name="ro1">
          <table:table-cell office:value-type="string" calcext:value-type="string">
            <text:p>Z.M.A.</text:p>
          </table:table-cell>
          <table:table-cell office:value-type="string" calcext:value-type="string">
            <text:p>Zlata</text:p>
          </table:table-cell>
          <table:table-cell office:value-type="string" calcext:value-type="string">
            <text:p>Brouwer</text:p>
          </table:table-cell>
          <table:table-cell table:style-name="ce669" office:value-type="string" calcext:value-type="string">
            <text:p>female</text:p>
          </table:table-cell>
          <table:table-cell office:value-type="string" calcext:value-type="string">
            <text:p>Hilversum</text:p>
          </table:table-cell>
          <table:table-cell table:formula="of:=IF([.D11]=&quot;female&quot;;1;0)" office:value-type="float" office:value="1" calcext:value-type="float">
            <text:p>1</text:p>
          </table:table-cell>
          <table:table-cell table:formula="of:=SUM([.F2:.F11])/[.H11]" office:value-type="percentage" office:value="0.3" calcext:value-type="percentage">
            <text:p>30.00%</text:p>
          </table:table-cell>
          <table:table-cell office:value-type="float" office:value="10" calcext:value-type="float">
            <text:p>10</text:p>
          </table:table-cell>
          <table:table-cell table:formula="of:=CONCATENATE([.B11]; &quot; &quot;; [.C11])" office:value-type="string" office:string-value="Zlata Brouwer" calcext:value-type="string">
            <text:p>Zlata Brouwer</text:p>
          </table:table-cell>
          <table:table-cell table:formula="of:=[.D11]" office:value-type="string" office:string-value="female" calcext:value-type="string">
            <text:p>female</text:p>
          </table:table-cell>
          <table:table-cell table:style-name="ce680" table:formula="of:=[.E11]" office:value-type="string" office:string-value="Hilversum" calcext:value-type="string">
            <text:p>Hilversum</text:p>
          </table:table-cell>
        </table:table-row>
        <table:table-row table:style-name="ro1">
          <table:table-cell office:value-type="string" calcext:value-type="string">
            <text:p>J.W.E.</text:p>
          </table:table-cell>
          <table:table-cell office:value-type="string" calcext:value-type="string">
            <text:p>Jeroen</text:p>
          </table:table-cell>
          <table:table-cell office:value-type="string" calcext:value-type="string">
            <text:p>de Vries</text:p>
          </table:table-cell>
          <table:table-cell table:style-name="ce669" office:value-type="string" calcext:value-type="string">
            <text:p>male</text:p>
          </table:table-cell>
          <table:table-cell office:value-type="string" calcext:value-type="string">
            <text:p>Amsterdam</text:p>
          </table:table-cell>
          <table:table-cell table:formula="of:=IF([.D12]=&quot;female&quot;;1;0)" office:value-type="float" office:value="0" calcext:value-type="float">
            <text:p>0</text:p>
          </table:table-cell>
          <table:table-cell table:formula="of:=SUM([.F2:.F12])/[.H12]" office:value-type="percentage" office:value="0.272727272727273" calcext:value-type="percentage">
            <text:p>27.27%</text:p>
          </table:table-cell>
          <table:table-cell office:value-type="float" office:value="11" calcext:value-type="float">
            <text:p>11</text:p>
          </table:table-cell>
          <table:table-cell table:formula="of:=CONCATENATE([.B12]; &quot; &quot;; [.C12])" office:value-type="string" office:string-value="Jeroen de Vries" calcext:value-type="string">
            <text:p>Jeroen de Vries</text:p>
          </table:table-cell>
          <table:table-cell table:formula="of:=[.D12]" office:value-type="string" office:string-value="male" calcext:value-type="string">
            <text:p>male</text:p>
          </table:table-cell>
          <table:table-cell table:style-name="ce681" table:formula="of:=[.E12]" office:value-type="string" office:string-value="Amsterdam" calcext:value-type="string">
            <text:p>Amsterdam</text:p>
          </table:table-cell>
        </table:table-row>
        <table:table-row table:style-name="ro1">
          <table:table-cell office:value-type="string" calcext:value-type="string">
            <text:p>A.L.</text:p>
          </table:table-cell>
          <table:table-cell office:value-type="string" calcext:value-type="string">
            <text:p>Arthur</text:p>
          </table:table-cell>
          <table:table-cell office:value-type="string" calcext:value-type="string">
            <text:p>Legger</text:p>
          </table:table-cell>
          <table:table-cell table:style-name="ce669" office:value-type="string" calcext:value-type="string">
            <text:p>male</text:p>
          </table:table-cell>
          <table:table-cell office:value-type="string" calcext:value-type="string">
            <text:p>Amsterdam</text:p>
          </table:table-cell>
          <table:table-cell table:formula="of:=IF([.D13]=&quot;female&quot;;1;0)" office:value-type="float" office:value="0" calcext:value-type="float">
            <text:p>0</text:p>
          </table:table-cell>
          <table:table-cell table:formula="of:=SUM([.F2:.F13])/[.H13]" office:value-type="percentage" office:value="0.25" calcext:value-type="percentage">
            <text:p>25.00%</text:p>
          </table:table-cell>
          <table:table-cell office:value-type="float" office:value="12" calcext:value-type="float">
            <text:p>12</text:p>
          </table:table-cell>
          <table:table-cell table:formula="of:=CONCATENATE([.B13]; &quot; &quot;; [.C13])" office:value-type="string" office:string-value="Arthur Legger" calcext:value-type="string">
            <text:p>Arthur Legger</text:p>
          </table:table-cell>
          <table:table-cell table:formula="of:=[.D13]" office:value-type="string" office:string-value="male" calcext:value-type="string">
            <text:p>male</text:p>
          </table:table-cell>
          <table:table-cell table:style-name="ce682" table:formula="of:=[.E13]" office:value-type="string" office:string-value="Amsterdam" calcext:value-type="string">
            <text:p>Amsterdam</text:p>
          </table:table-cell>
        </table:table-row>
        <table:table-row table:style-name="ro1">
          <table:table-cell office:value-type="string" calcext:value-type="string">
            <text:p>C.A.</text:p>
          </table:table-cell>
          <table:table-cell office:value-type="string" calcext:value-type="string">
            <text:p>Carola</text:p>
          </table:table-cell>
          <table:table-cell office:value-type="string" calcext:value-type="string">
            <text:p>Dieudonné</text:p>
          </table:table-cell>
          <table:table-cell table:style-name="ce669" office:value-type="string" calcext:value-type="string">
            <text:p>female</text:p>
          </table:table-cell>
          <table:table-cell office:value-type="string" calcext:value-type="string">
            <text:p>'s-Gravenhage</text:p>
          </table:table-cell>
          <table:table-cell table:formula="of:=IF([.D14]=&quot;female&quot;;1;0)" office:value-type="float" office:value="1" calcext:value-type="float">
            <text:p>1</text:p>
          </table:table-cell>
          <table:table-cell table:formula="of:=SUM([.F2:.F14])/[.H14]" office:value-type="percentage" office:value="0.307692307692308" calcext:value-type="percentage">
            <text:p>30.77%</text:p>
          </table:table-cell>
          <table:table-cell office:value-type="float" office:value="13" calcext:value-type="float">
            <text:p>13</text:p>
          </table:table-cell>
          <table:table-cell table:formula="of:=CONCATENATE([.B14]; &quot; &quot;; [.C14])" office:value-type="string" office:string-value="Carola Dieudonné" calcext:value-type="string">
            <text:p>Carola Dieudonné</text:p>
          </table:table-cell>
          <table:table-cell table:formula="of:=[.D14]" office:value-type="string" office:string-value="female" calcext:value-type="string">
            <text:p>female</text:p>
          </table:table-cell>
          <table:table-cell table:style-name="ce683" table:formula="of:=[.E14]" office:value-type="string" office:string-value="'s-Gravenhage" calcext:value-type="string">
            <text:p>'s-Gravenhage</text:p>
          </table:table-cell>
        </table:table-row>
        <table:table-row table:style-name="ro1">
          <table:table-cell office:value-type="string" calcext:value-type="string">
            <text:p>G.J.E.</text:p>
          </table:table-cell>
          <table:table-cell office:value-type="string" calcext:value-type="string">
            <text:p>Godert</text:p>
          </table:table-cell>
          <table:table-cell office:value-type="string" calcext:value-type="string">
            <text:p>van Assen</text:p>
          </table:table-cell>
          <table:table-cell table:style-name="ce669" office:value-type="string" calcext:value-type="string">
            <text:p>male</text:p>
          </table:table-cell>
          <table:table-cell office:value-type="string" calcext:value-type="string">
            <text:p>Bussum</text:p>
          </table:table-cell>
          <table:table-cell table:formula="of:=IF([.D15]=&quot;female&quot;;1;0)" office:value-type="float" office:value="0" calcext:value-type="float">
            <text:p>0</text:p>
          </table:table-cell>
          <table:table-cell table:formula="of:=SUM([.F2:.F15])/[.H15]" office:value-type="percentage" office:value="0.285714285714286" calcext:value-type="percentage">
            <text:p>28.57%</text:p>
          </table:table-cell>
          <table:table-cell office:value-type="float" office:value="14" calcext:value-type="float">
            <text:p>14</text:p>
          </table:table-cell>
          <table:table-cell table:formula="of:=CONCATENATE([.B15]; &quot; &quot;; [.C15])" office:value-type="string" office:string-value="Godert van Assen" calcext:value-type="string">
            <text:p>Godert van Assen</text:p>
          </table:table-cell>
          <table:table-cell table:formula="of:=[.D15]" office:value-type="string" office:string-value="male" calcext:value-type="string">
            <text:p>male</text:p>
          </table:table-cell>
          <table:table-cell table:style-name="ce684" table:formula="of:=[.E15]" office:value-type="string" office:string-value="Bussum" calcext:value-type="string">
            <text:p>Bussum</text:p>
          </table:table-cell>
        </table:table-row>
        <table:table-row table:style-name="ro1">
          <table:table-cell office:value-type="string" calcext:value-type="string">
            <text:p>G.W.D.</text:p>
          </table:table-cell>
          <table:table-cell office:value-type="string" calcext:value-type="string">
            <text:p>Geert</text:p>
          </table:table-cell>
          <table:table-cell office:value-type="string" calcext:value-type="string">
            <text:p>Jeelof</text:p>
          </table:table-cell>
          <table:table-cell table:style-name="ce669" office:value-type="string" calcext:value-type="string">
            <text:p>male</text:p>
          </table:table-cell>
          <table:table-cell office:value-type="string" calcext:value-type="string">
            <text:p>Oud-Beijerland</text:p>
          </table:table-cell>
          <table:table-cell table:formula="of:=IF([.D16]=&quot;female&quot;;1;0)" office:value-type="float" office:value="0" calcext:value-type="float">
            <text:p>0</text:p>
          </table:table-cell>
          <table:table-cell table:formula="of:=SUM([.F2:.F16])/[.H16]" office:value-type="percentage" office:value="0.266666666666667" calcext:value-type="percentage">
            <text:p>26.67%</text:p>
          </table:table-cell>
          <table:table-cell office:value-type="float" office:value="15" calcext:value-type="float">
            <text:p>15</text:p>
          </table:table-cell>
          <table:table-cell table:formula="of:=CONCATENATE([.B16]; &quot; &quot;; [.C16])" office:value-type="string" office:string-value="Geert Jeelof" calcext:value-type="string">
            <text:p>Geert Jeelof</text:p>
          </table:table-cell>
          <table:table-cell table:formula="of:=[.D16]" office:value-type="string" office:string-value="male" calcext:value-type="string">
            <text:p>male</text:p>
          </table:table-cell>
          <table:table-cell table:style-name="ce685" table:formula="of:=[.E16]" office:value-type="string" office:string-value="Oud-Beijerland" calcext:value-type="string">
            <text:p>Oud-Beijerland</text:p>
          </table:table-cell>
        </table:table-row>
        <table:table-row table:style-name="ro1">
          <table:table-cell office:value-type="string" calcext:value-type="string">
            <text:p>L.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Boltjes</text:p>
          </table:table-cell>
          <table:table-cell table:style-name="ce669" office:value-type="string" calcext:value-type="string">
            <text:p>male</text:p>
          </table:table-cell>
          <table:table-cell office:value-type="string" calcext:value-type="string">
            <text:p>Scheemda</text:p>
          </table:table-cell>
          <table:table-cell table:formula="of:=IF([.D17]=&quot;female&quot;;1;0)" office:value-type="float" office:value="0" calcext:value-type="float">
            <text:p>0</text:p>
          </table:table-cell>
          <table:table-cell table:formula="of:=SUM([.F2:.F17])/[.H17]" office:value-type="percentage" office:value="0.25" calcext:value-type="percentage">
            <text:p>25.00%</text:p>
          </table:table-cell>
          <table:table-cell office:value-type="float" office:value="16" calcext:value-type="float">
            <text:p>16</text:p>
          </table:table-cell>
          <table:table-cell table:formula="of:=CONCATENATE([.B17]; &quot; &quot;; [.C17])" office:value-type="string" office:string-value="Luke Boltjes" calcext:value-type="string">
            <text:p>Luke Boltjes</text:p>
          </table:table-cell>
          <table:table-cell table:formula="of:=[.D17]" office:value-type="string" office:string-value="male" calcext:value-type="string">
            <text:p>male</text:p>
          </table:table-cell>
          <table:table-cell table:style-name="ce686" table:formula="of:=[.E17]" office:value-type="string" office:string-value="Scheemda" calcext:value-type="string">
            <text:p>Scheemda</text:p>
          </table:table-cell>
        </table:table-row>
        <table:table-row table:style-name="ro1">
          <table:table-cell office:value-type="string" calcext:value-type="string">
            <text:p>F.J.</text:p>
          </table:table-cell>
          <table:table-cell office:value-type="string" calcext:value-type="string">
            <text:p>Freek Jan</text:p>
          </table:table-cell>
          <table:table-cell office:value-type="string" calcext:value-type="string">
            <text:p>Berkhout</text:p>
          </table:table-cell>
          <table:table-cell table:style-name="ce669" office:value-type="string" calcext:value-type="string">
            <text:p>male</text:p>
          </table:table-cell>
          <table:table-cell office:value-type="string" calcext:value-type="string">
            <text:p>Utrechtse Heuvelrug</text:p>
          </table:table-cell>
          <table:table-cell table:formula="of:=IF([.D18]=&quot;female&quot;;1;0)" office:value-type="float" office:value="0" calcext:value-type="float">
            <text:p>0</text:p>
          </table:table-cell>
          <table:table-cell table:formula="of:=SUM([.F2:.F18])/[.H18]" office:value-type="percentage" office:value="0.235294117647059" calcext:value-type="percentage">
            <text:p>23.53%</text:p>
          </table:table-cell>
          <table:table-cell office:value-type="float" office:value="17" calcext:value-type="float">
            <text:p>17</text:p>
          </table:table-cell>
          <table:table-cell table:formula="of:=CONCATENATE([.B18]; &quot; &quot;; [.C18])" office:value-type="string" office:string-value="Freek Jan Berkhout" calcext:value-type="string">
            <text:p>Freek Jan Berkhout</text:p>
          </table:table-cell>
          <table:table-cell table:formula="of:=[.D18]" office:value-type="string" office:string-value="male" calcext:value-type="string">
            <text:p>male</text:p>
          </table:table-cell>
          <table:table-cell table:style-name="ce687" table:formula="of:=[.E18]" office:value-type="string" office:string-value="Utrechtse Heuvelrug" calcext:value-type="string">
            <text:p>Utrechtse Heuvelrug</text:p>
          </table:table-cell>
        </table:table-row>
        <table:table-row table:style-name="ro1">
          <table:table-cell office:value-type="string" calcext:value-type="string">
            <text:p>S.O.</text:p>
          </table:table-cell>
          <table:table-cell office:value-type="string" calcext:value-type="string">
            <text:p>Sander</text:p>
          </table:table-cell>
          <table:table-cell office:value-type="string" calcext:value-type="string">
            <text:p>Boon</text:p>
          </table:table-cell>
          <table:table-cell table:style-name="ce669" office:value-type="string" calcext:value-type="string">
            <text:p>male</text:p>
          </table:table-cell>
          <table:table-cell office:value-type="string" calcext:value-type="string">
            <text:p>Amsterdam</text:p>
          </table:table-cell>
          <table:table-cell table:formula="of:=IF([.D19]=&quot;female&quot;;1;0)" office:value-type="float" office:value="0" calcext:value-type="float">
            <text:p>0</text:p>
          </table:table-cell>
          <table:table-cell table:formula="of:=SUM([.F2:.F19])/[.H19]" office:value-type="percentage" office:value="0.222222222222222" calcext:value-type="percentage">
            <text:p>22.22%</text:p>
          </table:table-cell>
          <table:table-cell office:value-type="float" office:value="18" calcext:value-type="float">
            <text:p>18</text:p>
          </table:table-cell>
          <table:table-cell table:formula="of:=CONCATENATE([.B19]; &quot; &quot;; [.C19])" office:value-type="string" office:string-value="Sander Boon" calcext:value-type="string">
            <text:p>Sander Boon</text:p>
          </table:table-cell>
          <table:table-cell table:formula="of:=[.D19]" office:value-type="string" office:string-value="male" calcext:value-type="string">
            <text:p>male</text:p>
          </table:table-cell>
          <table:table-cell table:formula="of:=[.E19]" office:value-type="string" office:string-value="Amsterdam" calcext:value-type="string">
            <text:p>Amsterdam</text:p>
          </table:table-cell>
        </table:table-row>
        <table:table-row table:style-name="ro1">
          <table:table-cell office:value-type="string" calcext:value-type="string">
            <text:p>A.</text:p>
          </table:table-cell>
          <table:table-cell office:value-type="string" calcext:value-type="string">
            <text:p>Arjan</text:p>
          </table:table-cell>
          <table:table-cell office:value-type="string" calcext:value-type="string">
            <text:p>de Kok</text:p>
          </table:table-cell>
          <table:table-cell table:style-name="ce669" office:value-type="string" calcext:value-type="string">
            <text:p>male</text:p>
          </table:table-cell>
          <table:table-cell office:value-type="string" calcext:value-type="string">
            <text:p>Noordeinde Gld</text:p>
          </table:table-cell>
          <table:table-cell table:formula="of:=IF([.D20]=&quot;female&quot;;1;0)" office:value-type="float" office:value="0" calcext:value-type="float">
            <text:p>0</text:p>
          </table:table-cell>
          <table:table-cell table:formula="of:=SUM([.F2:.F20])/[.H20]" office:value-type="percentage" office:value="0.210526315789474" calcext:value-type="percentage">
            <text:p>21.05%</text:p>
          </table:table-cell>
          <table:table-cell office:value-type="float" office:value="19" calcext:value-type="float">
            <text:p>19</text:p>
          </table:table-cell>
          <table:table-cell table:formula="of:=CONCATENATE([.B20]; &quot; &quot;; [.C20])" office:value-type="string" office:string-value="Arjan de Kok" calcext:value-type="string">
            <text:p>Arjan de Kok</text:p>
          </table:table-cell>
          <table:table-cell table:formula="of:=[.D20]" office:value-type="string" office:string-value="male" calcext:value-type="string">
            <text:p>male</text:p>
          </table:table-cell>
          <table:table-cell table:formula="of:=[.E20]" office:value-type="string" office:string-value="Noordeinde Gld" calcext:value-type="string">
            <text:p>Noordeinde Gld</text:p>
          </table:table-cell>
        </table:table-row>
        <table:table-row table:style-name="ro1">
          <table:table-cell office:value-type="string" calcext:value-type="string">
            <text:p>A.R.</text:p>
          </table:table-cell>
          <table:table-cell office:value-type="string" calcext:value-type="string">
            <text:p>Astrid</text:p>
          </table:table-cell>
          <table:table-cell office:value-type="string" calcext:value-type="string">
            <text:p>de Groot</text:p>
          </table:table-cell>
          <table:table-cell table:style-name="ce669" office:value-type="string" calcext:value-type="string">
            <text:p>female</text:p>
          </table:table-cell>
          <table:table-cell office:value-type="string" calcext:value-type="string">
            <text:p>Heukelum</text:p>
          </table:table-cell>
          <table:table-cell table:formula="of:=IF([.D21]=&quot;female&quot;;1;0)" office:value-type="float" office:value="1" calcext:value-type="float">
            <text:p>1</text:p>
          </table:table-cell>
          <table:table-cell table:formula="of:=SUM([.F2:.F21])/[.H21]" office:value-type="percentage" office:value="0.25" calcext:value-type="percentage">
            <text:p>25.00%</text:p>
          </table:table-cell>
          <table:table-cell office:value-type="float" office:value="20" calcext:value-type="float">
            <text:p>20</text:p>
          </table:table-cell>
          <table:table-cell table:formula="of:=CONCATENATE([.B21]; &quot; &quot;; [.C21])" office:value-type="string" office:string-value="Astrid de Groot" calcext:value-type="string">
            <text:p>Astrid de Groot</text:p>
          </table:table-cell>
          <table:table-cell table:formula="of:=[.D21]" office:value-type="string" office:string-value="female" calcext:value-type="string">
            <text:p>female</text:p>
          </table:table-cell>
          <table:table-cell table:formula="of:=[.E21]" office:value-type="string" office:string-value="Heukelum" calcext:value-type="string">
            <text:p>Heukelum</text:p>
          </table:table-cell>
        </table:table-row>
        <table:table-row table:style-name="ro1">
          <table:table-cell office:value-type="string" calcext:value-type="string">
            <text:p>H.A.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Berkhout</text:p>
          </table:table-cell>
          <table:table-cell table:style-name="ce669" office:value-type="string" calcext:value-type="string">
            <text:p>male</text:p>
          </table:table-cell>
          <table:table-cell office:value-type="string" calcext:value-type="string">
            <text:p>Amsterdam</text:p>
          </table:table-cell>
          <table:table-cell table:formula="of:=IF([.D22]=&quot;female&quot;;1;0)" office:value-type="float" office:value="0" calcext:value-type="float">
            <text:p>0</text:p>
          </table:table-cell>
          <table:table-cell table:formula="of:=SUM([.F2:.F22])/[.H22]" office:value-type="percentage" office:value="0.238095238095238" calcext:value-type="percentage">
            <text:p>23.81%</text:p>
          </table:table-cell>
          <table:table-cell office:value-type="float" office:value="21" calcext:value-type="float">
            <text:p>21</text:p>
          </table:table-cell>
          <table:table-cell table:formula="of:=CONCATENATE([.B22]; &quot; &quot;; [.C22])" office:value-type="string" office:string-value="Hugo Berkhout" calcext:value-type="string">
            <text:p>Hugo Berkhout</text:p>
          </table:table-cell>
          <table:table-cell table:formula="of:=[.D22]" office:value-type="string" office:string-value="male" calcext:value-type="string">
            <text:p>male</text:p>
          </table:table-cell>
          <table:table-cell table:formula="of:=[.E22]" office:value-type="string" office:string-value="Amsterdam" calcext:value-type="string">
            <text:p>Amsterdam</text:p>
          </table:table-cell>
        </table:table-row>
        <table:table-row table:style-name="ro1">
          <table:table-cell office:value-type="string" calcext:value-type="string">
            <text:p>R.A.</text:p>
          </table:table-cell>
          <table:table-cell office:value-type="string" calcext:value-type="string">
            <text:p>Roel</text:p>
          </table:table-cell>
          <table:table-cell office:value-type="string" calcext:value-type="string">
            <text:p>Mooijekind</text:p>
          </table:table-cell>
          <table:table-cell table:style-name="ce669" office:value-type="string" calcext:value-type="string">
            <text:p>male</text:p>
          </table:table-cell>
          <table:table-cell office:value-type="string" calcext:value-type="string">
            <text:p>Alkmaar</text:p>
          </table:table-cell>
          <table:table-cell table:formula="of:=IF([.D23]=&quot;female&quot;;1;0)" office:value-type="float" office:value="0" calcext:value-type="float">
            <text:p>0</text:p>
          </table:table-cell>
          <table:table-cell table:formula="of:=SUM([.F2:.F23])/[.H23]" office:value-type="percentage" office:value="0.227272727272727" calcext:value-type="percentage">
            <text:p>22.73%</text:p>
          </table:table-cell>
          <table:table-cell office:value-type="float" office:value="22" calcext:value-type="float">
            <text:p>22</text:p>
          </table:table-cell>
          <table:table-cell table:formula="of:=CONCATENATE([.B23]; &quot; &quot;; [.C23])" office:value-type="string" office:string-value="Roel Mooijekind" calcext:value-type="string">
            <text:p>Roel Mooijekind</text:p>
          </table:table-cell>
          <table:table-cell table:formula="of:=[.D23]" office:value-type="string" office:string-value="male" calcext:value-type="string">
            <text:p>male</text:p>
          </table:table-cell>
          <table:table-cell table:formula="of:=[.E23]" office:value-type="string" office:string-value="Alkmaar" calcext:value-type="string">
            <text:p>Alkmaar</text:p>
          </table:table-cell>
        </table:table-row>
        <table:table-row table:style-name="ro1">
          <table:table-cell office:value-type="string" calcext:value-type="string">
            <text:p>C.H.</text:p>
          </table:table-cell>
          <table:table-cell office:value-type="string" calcext:value-type="string">
            <text:p>Kees</text:p>
          </table:table-cell>
          <table:table-cell office:value-type="string" calcext:value-type="string">
            <text:p>Eldering</text:p>
          </table:table-cell>
          <table:table-cell table:style-name="ce669" office:value-type="string" calcext:value-type="string">
            <text:p>male</text:p>
          </table:table-cell>
          <table:table-cell office:value-type="string" calcext:value-type="string">
            <text:p>Roderwolde</text:p>
          </table:table-cell>
          <table:table-cell table:formula="of:=IF([.D24]=&quot;female&quot;;1;0)" office:value-type="float" office:value="0" calcext:value-type="float">
            <text:p>0</text:p>
          </table:table-cell>
          <table:table-cell table:formula="of:=SUM([.F2:.F24])/[.H24]" office:value-type="percentage" office:value="0.217391304347826" calcext:value-type="percentage">
            <text:p>21.74%</text:p>
          </table:table-cell>
          <table:table-cell office:value-type="float" office:value="23" calcext:value-type="float">
            <text:p>23</text:p>
          </table:table-cell>
          <table:table-cell table:formula="of:=CONCATENATE([.B24]; &quot; &quot;; [.C24])" office:value-type="string" office:string-value="Kees Eldering" calcext:value-type="string">
            <text:p>Kees Eldering</text:p>
          </table:table-cell>
          <table:table-cell table:formula="of:=[.D24]" office:value-type="string" office:string-value="male" calcext:value-type="string">
            <text:p>male</text:p>
          </table:table-cell>
          <table:table-cell table:formula="of:=[.E24]" office:value-type="string" office:string-value="Roderwolde" calcext:value-type="string">
            <text:p>Roderwolde</text:p>
          </table:table-cell>
        </table:table-row>
        <table:table-row table:style-name="ro1">
          <table:table-cell office:value-type="string" calcext:value-type="string">
            <text:p>D.J.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Verbrugh</text:p>
          </table:table-cell>
          <table:table-cell table:style-name="ce669" office:value-type="string" calcext:value-type="string">
            <text:p>male</text:p>
          </table:table-cell>
          <table:table-cell office:value-type="string" calcext:value-type="string">
            <text:p>Woerden</text:p>
          </table:table-cell>
          <table:table-cell table:formula="of:=IF([.D25]=&quot;female&quot;;1;0)" office:value-type="float" office:value="0" calcext:value-type="float">
            <text:p>0</text:p>
          </table:table-cell>
          <table:table-cell table:formula="of:=SUM([.F2:.F25])/[.H25]" office:value-type="percentage" office:value="0.208333333333333" calcext:value-type="percentage">
            <text:p>20.83%</text:p>
          </table:table-cell>
          <table:table-cell office:value-type="float" office:value="24" calcext:value-type="float">
            <text:p>24</text:p>
          </table:table-cell>
          <table:table-cell table:formula="of:=CONCATENATE([.B25]; &quot; &quot;; [.C25])" office:value-type="string" office:string-value="Erik Verbrugh" calcext:value-type="string">
            <text:p>Erik Verbrugh</text:p>
          </table:table-cell>
          <table:table-cell table:formula="of:=[.D25]" office:value-type="string" office:string-value="male" calcext:value-type="string">
            <text:p>male</text:p>
          </table:table-cell>
          <table:table-cell table:formula="of:=[.E25]" office:value-type="string" office:string-value="Woerden" calcext:value-type="string">
            <text:p>Woerden</text:p>
          </table:table-cell>
        </table:table-row>
        <table:table-row table:style-name="ro1">
          <table:table-cell office:value-type="string" calcext:value-type="string">
            <text:p>S.R.</text:p>
          </table:table-cell>
          <table:table-cell office:value-type="string" calcext:value-type="string">
            <text:p>Saskia</text:p>
          </table:table-cell>
          <table:table-cell office:value-type="string" calcext:value-type="string">
            <text:p>Koning</text:p>
          </table:table-cell>
          <table:table-cell table:style-name="ce669" office:value-type="string" calcext:value-type="string">
            <text:p>female</text:p>
          </table:table-cell>
          <table:table-cell office:value-type="string" calcext:value-type="string">
            <text:p>Muiderberg</text:p>
          </table:table-cell>
          <table:table-cell table:formula="of:=IF([.D26]=&quot;female&quot;;1;0)" office:value-type="float" office:value="1" calcext:value-type="float">
            <text:p>1</text:p>
          </table:table-cell>
          <table:table-cell table:formula="of:=SUM([.F2:.F26])/[.H26]" office:value-type="percentage" office:value="0.24" calcext:value-type="percentage">
            <text:p>24.00%</text:p>
          </table:table-cell>
          <table:table-cell office:value-type="float" office:value="25" calcext:value-type="float">
            <text:p>25</text:p>
          </table:table-cell>
          <table:table-cell table:formula="of:=CONCATENATE([.B26]; &quot; &quot;; [.C26])" office:value-type="string" office:string-value="Saskia Koning" calcext:value-type="string">
            <text:p>Saskia Koning</text:p>
          </table:table-cell>
          <table:table-cell table:formula="of:=[.D26]" office:value-type="string" office:string-value="female" calcext:value-type="string">
            <text:p>female</text:p>
          </table:table-cell>
          <table:table-cell table:formula="of:=[.E26]" office:value-type="string" office:string-value="Muiderberg" calcext:value-type="string">
            <text:p>Muiderberg</text:p>
          </table:table-cell>
        </table:table-row>
        <table:table-row table:style-name="ro1">
          <table:table-cell office:value-type="string" calcext:value-type="string">
            <text:p>H.K.</text:p>
          </table:table-cell>
          <table:table-cell office:value-type="string" calcext:value-type="string">
            <text:p>Hemmie</text:p>
          </table:table-cell>
          <table:table-cell office:value-type="string" calcext:value-type="string">
            <text:p>Kerklingh</text:p>
          </table:table-cell>
          <table:table-cell table:style-name="ce669" office:value-type="string" calcext:value-type="string">
            <text:p>male</text:p>
          </table:table-cell>
          <table:table-cell office:value-type="string" calcext:value-type="string">
            <text:p>Diemen</text:p>
          </table:table-cell>
          <table:table-cell table:formula="of:=IF([.D27]=&quot;female&quot;;1;0)" office:value-type="float" office:value="0" calcext:value-type="float">
            <text:p>0</text:p>
          </table:table-cell>
          <table:table-cell table:formula="of:=SUM([.F2:.F27])/[.H27]" office:value-type="percentage" office:value="0.230769230769231" calcext:value-type="percentage">
            <text:p>23.08%</text:p>
          </table:table-cell>
          <table:table-cell office:value-type="float" office:value="26" calcext:value-type="float">
            <text:p>26</text:p>
          </table:table-cell>
          <table:table-cell table:formula="of:=CONCATENATE([.B27]; &quot; &quot;; [.C27])" office:value-type="string" office:string-value="Hemmie Kerklingh" calcext:value-type="string">
            <text:p>Hemmie Kerklingh</text:p>
          </table:table-cell>
          <table:table-cell table:formula="of:=[.D27]" office:value-type="string" office:string-value="male" calcext:value-type="string">
            <text:p>male</text:p>
          </table:table-cell>
          <table:table-cell table:formula="of:=[.E27]" office:value-type="string" office:string-value="Diemen" calcext:value-type="string">
            <text:p>Diemen</text:p>
          </table:table-cell>
        </table:table-row>
        <table:table-row table:style-name="ro1">
          <table:table-cell office:value-type="string" calcext:value-type="string">
            <text:p>H.</text:p>
          </table:table-cell>
          <table:table-cell office:value-type="string" calcext:value-type="string">
            <text:p>Hendrikus</text:p>
          </table:table-cell>
          <table:table-cell office:value-type="string" calcext:value-type="string">
            <text:p>Velzing</text:p>
          </table:table-cell>
          <table:table-cell table:style-name="ce669" office:value-type="string" calcext:value-type="string">
            <text:p>male</text:p>
          </table:table-cell>
          <table:table-cell office:value-type="string" calcext:value-type="string">
            <text:p>Klazienaveen</text:p>
          </table:table-cell>
          <table:table-cell table:formula="of:=IF([.D28]=&quot;female&quot;;1;0)" office:value-type="float" office:value="0" calcext:value-type="float">
            <text:p>0</text:p>
          </table:table-cell>
          <table:table-cell table:formula="of:=SUM([.F2:.F28])/[.H28]" office:value-type="percentage" office:value="0.222222222222222" calcext:value-type="percentage">
            <text:p>22.22%</text:p>
          </table:table-cell>
          <table:table-cell office:value-type="float" office:value="27" calcext:value-type="float">
            <text:p>27</text:p>
          </table:table-cell>
          <table:table-cell table:formula="of:=CONCATENATE([.B28]; &quot; &quot;; [.C28])" office:value-type="string" office:string-value="Hendrikus Velzing" calcext:value-type="string">
            <text:p>Hendrikus Velzing</text:p>
          </table:table-cell>
          <table:table-cell table:formula="of:=[.D28]" office:value-type="string" office:string-value="male" calcext:value-type="string">
            <text:p>male</text:p>
          </table:table-cell>
          <table:table-cell table:formula="of:=[.E28]" office:value-type="string" office:string-value="Klazienaveen" calcext:value-type="string">
            <text:p>Klazienaveen</text:p>
          </table:table-cell>
        </table:table-row>
        <table:table-row table:style-name="ro1">
          <table:table-cell office:value-type="string" calcext:value-type="string">
            <text:p>L.F.A.M.</text:p>
          </table:table-cell>
          <table:table-cell office:value-type="string" calcext:value-type="string">
            <text:p>Loek</text:p>
          </table:table-cell>
          <table:table-cell office:value-type="string" calcext:value-type="string">
            <text:p>van Wely</text:p>
          </table:table-cell>
          <table:table-cell table:style-name="ce669" office:value-type="string" calcext:value-type="string">
            <text:p>male</text:p>
          </table:table-cell>
          <table:table-cell office:value-type="string" calcext:value-type="string">
            <text:p>Tilburg</text:p>
          </table:table-cell>
          <table:table-cell table:formula="of:=IF([.D29]=&quot;female&quot;;1;0)" office:value-type="float" office:value="0" calcext:value-type="float">
            <text:p>0</text:p>
          </table:table-cell>
          <table:table-cell table:formula="of:=SUM([.F2:.F29])/[.H29]" office:value-type="percentage" office:value="0.214285714285714" calcext:value-type="percentage">
            <text:p>21.43%</text:p>
          </table:table-cell>
          <table:table-cell office:value-type="float" office:value="28" calcext:value-type="float">
            <text:p>28</text:p>
          </table:table-cell>
          <table:table-cell table:formula="of:=CONCATENATE([.B29]; &quot; &quot;; [.C29])" office:value-type="string" office:string-value="Loek van Wely" calcext:value-type="string">
            <text:p>Loek van Wely</text:p>
          </table:table-cell>
          <table:table-cell table:formula="of:=[.D29]" office:value-type="string" office:string-value="male" calcext:value-type="string">
            <text:p>male</text:p>
          </table:table-cell>
          <table:table-cell table:formula="of:=[.E29]" office:value-type="string" office:string-value="Tilburg" calcext:value-type="string">
            <text:p>Tilburg</text:p>
          </table:table-cell>
        </table:table-row>
        <table:table-row table:style-name="ro1">
          <table:table-cell office:value-type="string" calcext:value-type="string">
            <text:p>F.R.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Ankersmit</text:p>
          </table:table-cell>
          <table:table-cell table:style-name="ce669" office:value-type="string" calcext:value-type="string">
            <text:p>male</text:p>
          </table:table-cell>
          <table:table-cell office:value-type="string" calcext:value-type="string">
            <text:p>Glimmen</text:p>
          </table:table-cell>
          <table:table-cell table:formula="of:=IF([.D30]=&quot;female&quot;;1;0)" office:value-type="float" office:value="0" calcext:value-type="float">
            <text:p>0</text:p>
          </table:table-cell>
          <table:table-cell table:formula="of:=SUM([.F2:.F30])/[.H30]" office:value-type="percentage" office:value="0.206896551724138" calcext:value-type="percentage">
            <text:p>20.69%</text:p>
          </table:table-cell>
          <table:table-cell office:value-type="float" office:value="29" calcext:value-type="float">
            <text:p>29</text:p>
          </table:table-cell>
          <table:table-cell table:formula="of:=CONCATENATE([.B30]; &quot; &quot;; [.C30])" office:value-type="string" office:string-value="Frank Ankersmit" calcext:value-type="string">
            <text:p>Frank Ankersmit</text:p>
          </table:table-cell>
          <table:table-cell table:formula="of:=[.D30]" office:value-type="string" office:string-value="male" calcext:value-type="string">
            <text:p>male</text:p>
          </table:table-cell>
          <table:table-cell table:formula="of:=[.E30]" office:value-type="string" office:string-value="Glimmen" calcext:value-type="string">
            <text:p>Glimmen</text:p>
          </table:table-cell>
        </table:table-row>
        <table:table-row table:style-name="ro1">
          <table:table-cell office:value-type="string" calcext:value-type="string">
            <text:p>P.B.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Cliteur</text:p>
          </table:table-cell>
          <table:table-cell table:style-name="ce669" office:value-type="string" calcext:value-type="string">
            <text:p>male</text:p>
          </table:table-cell>
          <table:table-cell office:value-type="string" calcext:value-type="string">
            <text:p>Amsterdam</text:p>
          </table:table-cell>
          <table:table-cell table:formula="of:=IF([.D31]=&quot;female&quot;;1;0)" office:value-type="float" office:value="0" calcext:value-type="float">
            <text:p>0</text:p>
          </table:table-cell>
          <table:table-cell table:formula="of:=SUM([.F2:.F31])/[.H31]" office:value-type="percentage" office:value="0.2" calcext:value-type="percentage">
            <text:p>20.00%</text:p>
          </table:table-cell>
          <table:table-cell office:value-type="float" office:value="30" calcext:value-type="float">
            <text:p>30</text:p>
          </table:table-cell>
          <table:table-cell table:formula="of:=CONCATENATE([.B31]; &quot; &quot;; [.C31])" office:value-type="string" office:string-value="Paul Cliteur" calcext:value-type="string">
            <text:p>Paul Cliteur</text:p>
          </table:table-cell>
          <table:table-cell table:formula="of:=[.D31]" office:value-type="string" office:string-value="male" calcext:value-type="string">
            <text:p>male</text:p>
          </table:table-cell>
          <table:table-cell table:formula="of:=[.E31]" office:value-type="string" office:string-value="Amsterdam" calcext:value-type="string">
            <text:p>Amsterdam</text:p>
          </table:table-cell>
        </table:table-row>
        <table:table-row table:style-name="ro1" table:number-rows-repeated="22">
          <table:table-cell table:number-columns-repeated="11"/>
        </table:table-row>
        <table:table-row table:style-name="ro1" table:number-rows-repeated="27">
          <table:table-cell table:number-columns-repeated="10"/>
          <table:table-cell table:style-name="Default"/>
        </table:table-row>
        <table:table-row table:style-name="ro1">
          <table:table-cell table:number-columns-repeated="10"/>
          <table:table-cell table:style-name="Default"/>
        </table:table-row>
        <calcext:conditional-formats>
          <calcext:conditional-format calcext:target-range-address="FvD.D2:FvD.D31">
            <calcext:condition calcext:apply-style-name="Untitled1" calcext:value="=&quot;male&quot;" calcext:base-cell-address="FvD.D2"/>
            <calcext:condition calcext:apply-style-name="Untitled2" calcext:value="=&quot;female&quot;" calcext:base-cell-address="FvD.D2"/>
          </calcext:conditional-format>
          <calcext:conditional-format calcext:target-range-address="FvD.K2:FvD.K2">
            <calcext:condition calcext:apply-style-name="Untitled1" calcext:value="=&quot;male&quot;" calcext:base-cell-address="FvD.K2"/>
            <calcext:condition calcext:apply-style-name="Untitled2" calcext:value="=&quot;female&quot;" calcext:base-cell-address="FvD.K2"/>
          </calcext:conditional-format>
          <calcext:conditional-format calcext:target-range-address="FvD.K1:FvD.K1">
            <calcext:condition calcext:apply-style-name="Untitled1" calcext:value="=&quot;male&quot;" calcext:base-cell-address="FvD.K1"/>
            <calcext:condition calcext:apply-style-name="Untitled2" calcext:value="=&quot;female&quot;" calcext:base-cell-address="FvD.K1"/>
          </calcext:conditional-format>
          <calcext:conditional-format calcext:target-range-address="FvD.K3:FvD.K3">
            <calcext:condition calcext:apply-style-name="Untitled1" calcext:value="=&quot;male&quot;" calcext:base-cell-address="FvD.K3"/>
            <calcext:condition calcext:apply-style-name="Untitled2" calcext:value="=&quot;female&quot;" calcext:base-cell-address="FvD.K3"/>
          </calcext:conditional-format>
          <calcext:conditional-format calcext:target-range-address="FvD.K4:FvD.K4">
            <calcext:condition calcext:apply-style-name="Untitled1" calcext:value="=&quot;male&quot;" calcext:base-cell-address="FvD.K4"/>
            <calcext:condition calcext:apply-style-name="Untitled2" calcext:value="=&quot;female&quot;" calcext:base-cell-address="FvD.K4"/>
          </calcext:conditional-format>
          <calcext:conditional-format calcext:target-range-address="FvD.K5:FvD.K5">
            <calcext:condition calcext:apply-style-name="Untitled1" calcext:value="=&quot;male&quot;" calcext:base-cell-address="FvD.K5"/>
            <calcext:condition calcext:apply-style-name="Untitled2" calcext:value="=&quot;female&quot;" calcext:base-cell-address="FvD.K5"/>
          </calcext:conditional-format>
          <calcext:conditional-format calcext:target-range-address="FvD.K6:FvD.K6">
            <calcext:condition calcext:apply-style-name="Untitled1" calcext:value="=&quot;male&quot;" calcext:base-cell-address="FvD.K6"/>
            <calcext:condition calcext:apply-style-name="Untitled2" calcext:value="=&quot;female&quot;" calcext:base-cell-address="FvD.K6"/>
          </calcext:conditional-format>
          <calcext:conditional-format calcext:target-range-address="FvD.K7:FvD.K7">
            <calcext:condition calcext:apply-style-name="Untitled1" calcext:value="=&quot;male&quot;" calcext:base-cell-address="FvD.K7"/>
            <calcext:condition calcext:apply-style-name="Untitled2" calcext:value="=&quot;female&quot;" calcext:base-cell-address="FvD.K7"/>
          </calcext:conditional-format>
          <calcext:conditional-format calcext:target-range-address="FvD.K8:FvD.K8">
            <calcext:condition calcext:apply-style-name="Untitled1" calcext:value="=&quot;male&quot;" calcext:base-cell-address="FvD.K8"/>
            <calcext:condition calcext:apply-style-name="Untitled2" calcext:value="=&quot;female&quot;" calcext:base-cell-address="FvD.K8"/>
          </calcext:conditional-format>
          <calcext:conditional-format calcext:target-range-address="FvD.K9:FvD.K9">
            <calcext:condition calcext:apply-style-name="Untitled1" calcext:value="=&quot;male&quot;" calcext:base-cell-address="FvD.K9"/>
            <calcext:condition calcext:apply-style-name="Untitled2" calcext:value="=&quot;female&quot;" calcext:base-cell-address="FvD.K9"/>
          </calcext:conditional-format>
          <calcext:conditional-format calcext:target-range-address="FvD.K10:FvD.K10">
            <calcext:condition calcext:apply-style-name="Untitled1" calcext:value="=&quot;male&quot;" calcext:base-cell-address="FvD.K10"/>
            <calcext:condition calcext:apply-style-name="Untitled2" calcext:value="=&quot;female&quot;" calcext:base-cell-address="FvD.K10"/>
          </calcext:conditional-format>
          <calcext:conditional-format calcext:target-range-address="FvD.K11:FvD.K11">
            <calcext:condition calcext:apply-style-name="Untitled1" calcext:value="=&quot;male&quot;" calcext:base-cell-address="FvD.K11"/>
            <calcext:condition calcext:apply-style-name="Untitled2" calcext:value="=&quot;female&quot;" calcext:base-cell-address="FvD.K11"/>
          </calcext:conditional-format>
          <calcext:conditional-format calcext:target-range-address="FvD.K12:FvD.K12">
            <calcext:condition calcext:apply-style-name="Untitled1" calcext:value="=&quot;male&quot;" calcext:base-cell-address="FvD.K12"/>
            <calcext:condition calcext:apply-style-name="Untitled2" calcext:value="=&quot;female&quot;" calcext:base-cell-address="FvD.K12"/>
          </calcext:conditional-format>
          <calcext:conditional-format calcext:target-range-address="FvD.K13:FvD.K13">
            <calcext:condition calcext:apply-style-name="Untitled1" calcext:value="=&quot;male&quot;" calcext:base-cell-address="FvD.K13"/>
            <calcext:condition calcext:apply-style-name="Untitled2" calcext:value="=&quot;female&quot;" calcext:base-cell-address="FvD.K13"/>
          </calcext:conditional-format>
          <calcext:conditional-format calcext:target-range-address="FvD.K14:FvD.K14">
            <calcext:condition calcext:apply-style-name="Untitled1" calcext:value="=&quot;male&quot;" calcext:base-cell-address="FvD.K14"/>
            <calcext:condition calcext:apply-style-name="Untitled2" calcext:value="=&quot;female&quot;" calcext:base-cell-address="FvD.K14"/>
          </calcext:conditional-format>
          <calcext:conditional-format calcext:target-range-address="FvD.K15:FvD.K15">
            <calcext:condition calcext:apply-style-name="Untitled1" calcext:value="=&quot;male&quot;" calcext:base-cell-address="FvD.K15"/>
            <calcext:condition calcext:apply-style-name="Untitled2" calcext:value="=&quot;female&quot;" calcext:base-cell-address="FvD.K15"/>
          </calcext:conditional-format>
          <calcext:conditional-format calcext:target-range-address="FvD.K16:FvD.K16">
            <calcext:condition calcext:apply-style-name="Untitled1" calcext:value="=&quot;male&quot;" calcext:base-cell-address="FvD.K16"/>
            <calcext:condition calcext:apply-style-name="Untitled2" calcext:value="=&quot;female&quot;" calcext:base-cell-address="FvD.K16"/>
          </calcext:conditional-format>
          <calcext:conditional-format calcext:target-range-address="FvD.K17:FvD.K17">
            <calcext:condition calcext:apply-style-name="Untitled1" calcext:value="=&quot;male&quot;" calcext:base-cell-address="FvD.K17"/>
            <calcext:condition calcext:apply-style-name="Untitled2" calcext:value="=&quot;female&quot;" calcext:base-cell-address="FvD.K17"/>
          </calcext:conditional-format>
          <calcext:conditional-format calcext:target-range-address="FvD.K18:FvD.K18">
            <calcext:condition calcext:apply-style-name="Untitled1" calcext:value="=&quot;male&quot;" calcext:base-cell-address="FvD.K18"/>
            <calcext:condition calcext:apply-style-name="Untitled2" calcext:value="=&quot;female&quot;" calcext:base-cell-address="FvD.K18"/>
          </calcext:conditional-format>
          <calcext:conditional-format calcext:target-range-address="FvD.K19:FvD.K53">
            <calcext:condition calcext:apply-style-name="Untitled1" calcext:value="=&quot;male&quot;" calcext:base-cell-address="FvD.K19"/>
            <calcext:condition calcext:apply-style-name="Untitled2" calcext:value="=&quot;female&quot;" calcext:base-cell-address="FvD.K19"/>
          </calcext:conditional-format>
        </calcext:conditional-formats>
      </table:table>
      <table:table table:name="All" table:style-name="ta1">
        <table:table-column table:style-name="co1" table:default-cell-style-name="Default"/>
        <table:table-column table:style-name="co1" table:number-columns-repeated="13" table:default-cell-style-name="ce4"/>
        <table:table-row table:style-name="ro1"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VVD</text:p>
          </table:table-cell>
          <table:table-cell table:style-name="ce1" office:value-type="string" calcext:value-type="string">
            <text:p>PvdA</text:p>
          </table:table-cell>
          <table:table-cell table:style-name="ce1" office:value-type="string" calcext:value-type="string">
            <text:p>PVV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CDA</text:p>
          </table:table-cell>
          <table:table-cell table:style-name="ce1" office:value-type="string" calcext:value-type="string">
            <text:p>D66</text:p>
          </table:table-cell>
          <table:table-cell table:style-name="ce1" office:value-type="string" calcext:value-type="string">
            <text:p>ChristenUnie</text:p>
          </table:table-cell>
          <table:table-cell table:style-name="ce1" office:value-type="string" calcext:value-type="string">
            <text:p>GroenLinks</text:p>
          </table:table-cell>
          <table:table-cell table:style-name="ce1" office:value-type="string" calcext:value-type="string">
            <text:p>SGP</text:p>
          </table:table-cell>
          <table:table-cell table:style-name="ce1" office:value-type="string" calcext:value-type="string">
            <text:p>PvdD</text:p>
          </table:table-cell>
          <table:table-cell table:style-name="ce1" office:value-type="string" calcext:value-type="string">
            <text:p>50PLUS</text:p>
          </table:table-cell>
          <table:table-cell table:style-name="ce1" office:value-type="string" calcext:value-type="string">
            <text:p>DENK</text:p>
          </table:table-cell>
          <table:table-cell table:style-name="ce1" office:value-type="string" calcext:value-type="string">
            <text:p>Fv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percentage" office:value="0" calcext:value-type="percentage">
            <text:p>0.00%</text:p>
          </table:table-cell>
          <table:table-cell office:value-type="percentage" office:value="1" calcext:value-type="percentage">
            <text:p>100.00%</text:p>
          </table:table-cell>
          <table:table-cell table:number-columns-repeated="3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percentage" office:value="0.333333333333333" calcext:value-type="percentage">
            <text:p>33.33%</text:p>
          </table:table-cell>
          <table:table-cell table:number-columns-repeated="2" office:value-type="percentage" office:value="0.666666666666667" calcext:value-type="percentage">
            <text:p>66.67%</text:p>
          </table:table-cell>
          <table:table-cell table:number-columns-repeated="4" office:value-type="percentage" office:value="0.333333333333333" calcext:value-type="percentage">
            <text:p>33.33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66666666666667" calcext:value-type="percentage">
            <text:p>66.67%</text:p>
          </table:table-cell>
          <table:table-cell office:value-type="percentage" office:value="0.333333333333333" calcext:value-type="percentage">
            <text:p>33.33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table:number-columns-repeated="3"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table:number-columns-repeated="2" office:value-type="percentage" office:value="0.25" calcext:value-type="percentage">
            <text:p>25.0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percentage" office:value="0.4" calcext:value-type="percentage">
            <text:p>4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6" calcext:value-type="percentage">
            <text:p>60.00%</text:p>
          </table:table-cell>
          <table:table-cell table:number-columns-repeated="2" office:value-type="percentage" office:value="0.4" calcext:value-type="percentage">
            <text:p>4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table:number-columns-repeated="2" office:value-type="percentage" office:value="0.2" calcext:value-type="percentage">
            <text:p>20.00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percentage" office:value="0.333333333333333" calcext:value-type="percentage">
            <text:p>33.33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33333333333333" calcext:value-type="percentage">
            <text:p>33.33%</text:p>
          </table:table-cell>
          <table:table-cell office:value-type="percentage" office:value="0.666666666666667" calcext:value-type="percentage">
            <text:p>66.67%</text:p>
          </table:table-cell>
          <table:table-cell office:value-type="percentage" office:value="0.333333333333333" calcext:value-type="percentage">
            <text:p>33.33%</text:p>
          </table:table-cell>
          <table:table-cell office:value-type="percentage" office:value="0.666666666666667" calcext:value-type="percentage">
            <text:p>66.67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66666666666667" calcext:value-type="percentage">
            <text:p>66.67%</text:p>
          </table:table-cell>
          <table:table-cell table:number-columns-repeated="2" office:value-type="percentage" office:value="0.333333333333333" calcext:value-type="percentage">
            <text:p>33.33%</text:p>
          </table:table-cell>
          <table:table-cell office:value-type="percentage" office:value="0.166666666666667" calcext:value-type="percentage">
            <text:p>16.67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percentage" office:value="0.428571428571429" calcext:value-type="percentage">
            <text:p>42.86%</text:p>
          </table:table-cell>
          <table:table-cell office:value-type="percentage" office:value="0.285714285714286" calcext:value-type="percentage">
            <text:p>28.57%</text:p>
          </table:table-cell>
          <table:table-cell office:value-type="percentage" office:value="0.571428571428571" calcext:value-type="percentage">
            <text:p>57.14%</text:p>
          </table:table-cell>
          <table:table-cell office:value-type="percentage" office:value="0.285714285714286" calcext:value-type="percentage">
            <text:p>28.57%</text:p>
          </table:table-cell>
          <table:table-cell office:value-type="percentage" office:value="0.571428571428571" calcext:value-type="percentage">
            <text:p>57.14%</text:p>
          </table:table-cell>
          <table:table-cell office:value-type="percentage" office:value="0.428571428571429" calcext:value-type="percentage">
            <text:p>42.86%</text:p>
          </table:table-cell>
          <table:table-cell office:value-type="percentage" office:value="0.571428571428571" calcext:value-type="percentage">
            <text:p>57.14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14285714285714" calcext:value-type="percentage">
            <text:p>71.43%</text:p>
          </table:table-cell>
          <table:table-cell table:number-columns-repeated="3" office:value-type="percentage" office:value="0.285714285714286" calcext:value-type="percentage">
            <text:p>28.57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percentage" office:value="0.375" calcext:value-type="percentage">
            <text:p>37.5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75" calcext:value-type="percentage">
            <text:p>37.5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5" calcext:value-type="percentage">
            <text:p>75.00%</text:p>
          </table:table-cell>
          <table:table-cell table:number-columns-repeated="2" office:value-type="percentage" office:value="0.375" calcext:value-type="percentage">
            <text:p>37.50%</text:p>
          </table:table-cell>
          <table:table-cell office:value-type="percentage" office:value="0.25" calcext:value-type="percentage">
            <text:p>25.00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percentage" office:value="0.333333333333333" calcext:value-type="percentage">
            <text:p>33.33%</text:p>
          </table:table-cell>
          <table:table-cell office:value-type="percentage" office:value="0.444444444444444" calcext:value-type="percentage">
            <text:p>44.44%</text:p>
          </table:table-cell>
          <table:table-cell office:value-type="percentage" office:value="0.333333333333333" calcext:value-type="percentage">
            <text:p>33.33%</text:p>
          </table:table-cell>
          <table:table-cell office:value-type="percentage" office:value="0.444444444444444" calcext:value-type="percentage">
            <text:p>44.44%</text:p>
          </table:table-cell>
          <table:table-cell office:value-type="percentage" office:value="0.333333333333333" calcext:value-type="percentage">
            <text:p>33.33%</text:p>
          </table:table-cell>
          <table:table-cell office:value-type="percentage" office:value="0.444444444444444" calcext:value-type="percentage">
            <text:p>44.44%</text:p>
          </table:table-cell>
          <table:table-cell office:value-type="percentage" office:value="0.333333333333333" calcext:value-type="percentage">
            <text:p>33.33%</text:p>
          </table:table-cell>
          <table:table-cell office:value-type="percentage" office:value="0.444444444444444" calcext:value-type="percentage">
            <text:p>44.44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66666666666667" calcext:value-type="percentage">
            <text:p>66.67%</text:p>
          </table:table-cell>
          <table:table-cell office:value-type="percentage" office:value="0.333333333333333" calcext:value-type="percentage">
            <text:p>33.33%</text:p>
          </table:table-cell>
          <table:table-cell office:value-type="percentage" office:value="0.444444444444444" calcext:value-type="percentage">
            <text:p>44.44%</text:p>
          </table:table-cell>
          <table:table-cell office:value-type="percentage" office:value="0.222222222222222" calcext:value-type="percentage">
            <text:p>22.22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" calcext:value-type="percentage">
            <text:p>30.00%</text:p>
          </table:table-cell>
          <table:table-cell table:number-columns-repeated="3" office:value-type="percentage" office:value="0.4" calcext:value-type="percentage">
            <text:p>4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" calcext:value-type="percentage">
            <text:p>30.00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percentage" office:value="0.272727272727273" calcext:value-type="percentage">
            <text:p>27.27%</text:p>
          </table:table-cell>
          <table:table-cell office:value-type="percentage" office:value="0.454545454545455" calcext:value-type="percentage">
            <text:p>45.45%</text:p>
          </table:table-cell>
          <table:table-cell office:value-type="percentage" office:value="0.272727272727273" calcext:value-type="percentage">
            <text:p>27.27%</text:p>
          </table:table-cell>
          <table:table-cell table:number-columns-repeated="4" office:value-type="percentage" office:value="0.363636363636364" calcext:value-type="percentage">
            <text:p>36.36%</text:p>
          </table:table-cell>
          <table:table-cell office:value-type="percentage" office:value="0.454545454545455" calcext:value-type="percentage">
            <text:p>45.45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45454545454545" calcext:value-type="percentage">
            <text:p>54.55%</text:p>
          </table:table-cell>
          <table:table-cell office:value-type="percentage" office:value="0.272727272727273" calcext:value-type="percentage">
            <text:p>27.27%</text:p>
          </table:table-cell>
          <table:table-cell office:value-type="percentage" office:value="0.454545454545455" calcext:value-type="percentage">
            <text:p>45.45%</text:p>
          </table:table-cell>
          <table:table-cell office:value-type="percentage" office:value="0.272727272727273" calcext:value-type="percentage">
            <text:p>27.27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percentage" office:value="0.333333333333333" calcext:value-type="percentage">
            <text:p>33.33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416666666666667" calcext:value-type="percentage">
            <text:p>41.67%</text:p>
          </table:table-cell>
          <table:table-cell table:number-columns-repeated="2" office:value-type="percentage" office:value="0.333333333333333" calcext:value-type="percentage">
            <text:p>33.33%</text:p>
          </table:table-cell>
          <table:table-cell office:value-type="percentage" office:value="0.416666666666667" calcext:value-type="percentage">
            <text:p>41.67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83333333333333" calcext:value-type="percentage">
            <text:p>58.33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416666666666667" calcext:value-type="percentage">
            <text:p>41.67%</text:p>
          </table:table-cell>
          <table:table-cell office:value-type="percentage" office:value="0.25" calcext:value-type="percentage">
            <text:p>25.00%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percentage" office:value="0.307692307692308" calcext:value-type="percentage">
            <text:p>30.77%</text:p>
          </table:table-cell>
          <table:table-cell office:value-type="percentage" office:value="0.461538461538462" calcext:value-type="percentage">
            <text:p>46.15%</text:p>
          </table:table-cell>
          <table:table-cell office:value-type="percentage" office:value="0.230769230769231" calcext:value-type="percentage">
            <text:p>23.08%</text:p>
          </table:table-cell>
          <table:table-cell table:number-columns-repeated="4" office:value-type="percentage" office:value="0.384615384615385" calcext:value-type="percentage">
            <text:p>38.46%</text:p>
          </table:table-cell>
          <table:table-cell office:value-type="percentage" office:value="0.461538461538462" calcext:value-type="percentage">
            <text:p>46.15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38461538461538" calcext:value-type="percentage">
            <text:p>53.85%</text:p>
          </table:table-cell>
          <table:table-cell office:value-type="percentage" office:value="0.307692307692308" calcext:value-type="percentage">
            <text:p>30.77%</text:p>
          </table:table-cell>
          <table:table-cell office:value-type="percentage" office:value="0.461538461538462" calcext:value-type="percentage">
            <text:p>46.15%</text:p>
          </table:table-cell>
          <table:table-cell office:value-type="percentage" office:value="0.307692307692308" calcext:value-type="percentage">
            <text:p>30.77%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percentage" office:value="0.357142857142857" calcext:value-type="percentage">
            <text:p>35.71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85714285714286" calcext:value-type="percentage">
            <text:p>28.57%</text:p>
          </table:table-cell>
          <table:table-cell table:number-columns-repeated="2" office:value-type="percentage" office:value="0.357142857142857" calcext:value-type="percentage">
            <text:p>35.71%</text:p>
          </table:table-cell>
          <table:table-cell office:value-type="percentage" office:value="0.428571428571429" calcext:value-type="percentage">
            <text:p>42.86%</text:p>
          </table:table-cell>
          <table:table-cell office:value-type="percentage" office:value="0.357142857142857" calcext:value-type="percentage">
            <text:p>35.71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71428571428571" calcext:value-type="percentage">
            <text:p>57.14%</text:p>
          </table:table-cell>
          <table:table-cell office:value-type="percentage" office:value="0.285714285714286" calcext:value-type="percentage">
            <text:p>28.57%</text:p>
          </table:table-cell>
          <table:table-cell office:value-type="percentage" office:value="0.428571428571429" calcext:value-type="percentage">
            <text:p>42.86%</text:p>
          </table:table-cell>
          <table:table-cell office:value-type="percentage" office:value="0.285714285714286" calcext:value-type="percentage">
            <text:p>28.57%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percentage" office:value="0.333333333333333" calcext:value-type="percentage">
            <text:p>33.33%</text:p>
          </table:table-cell>
          <table:table-cell office:value-type="percentage" office:value="0.466666666666667" calcext:value-type="percentage">
            <text:p>46.67%</text:p>
          </table:table-cell>
          <table:table-cell office:value-type="percentage" office:value="0.266666666666667" calcext:value-type="percentage">
            <text:p>26.67%</text:p>
          </table:table-cell>
          <table:table-cell table:number-columns-repeated="2" office:value-type="percentage" office:value="0.333333333333333" calcext:value-type="percentage">
            <text:p>33.33%</text:p>
          </table:table-cell>
          <table:table-cell table:number-columns-repeated="2" office:value-type="percentage" office:value="0.4" calcext:value-type="percentage">
            <text:p>40.00%</text:p>
          </table:table-cell>
          <table:table-cell office:value-type="percentage" office:value="0.533333333333333" calcext:value-type="percentage">
            <text:p>53.33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33333333333333" calcext:value-type="percentage">
            <text:p>53.33%</text:p>
          </table:table-cell>
          <table:table-cell office:value-type="percentage" office:value="0.266666666666667" calcext:value-type="percentage">
            <text:p>26.67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266666666666667" calcext:value-type="percentage">
            <text:p>26.67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percentage" office:value="0.375" calcext:value-type="percentage">
            <text:p>37.50%</text:p>
          </table:table-cell>
          <table:table-cell office:value-type="percentage" office:value="0.5" calcext:value-type="percentage">
            <text:p>50.00%</text:p>
          </table:table-cell>
          <table:table-cell table:number-columns-repeated="3" office:value-type="percentage" office:value="0.3125" calcext:value-type="percentage">
            <text:p>31.25%</text:p>
          </table:table-cell>
          <table:table-cell table:number-columns-repeated="2" office:value-type="percentage" office:value="0.375" calcext:value-type="percentage">
            <text:p>37.5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125" calcext:value-type="percentage">
            <text:p>31.25%</text:p>
          </table:table-cell>
          <table:table-cell office:value-type="percentage" office:value="0.375" calcext:value-type="percentage">
            <text:p>37.50%</text:p>
          </table:table-cell>
          <table:table-cell office:value-type="percentage" office:value="0.25" calcext:value-type="percentage">
            <text:p>25.00%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percentage" office:value="0.352941176470588" calcext:value-type="percentage">
            <text:p>35.29%</text:p>
          </table:table-cell>
          <table:table-cell office:value-type="percentage" office:value="0.470588235294118" calcext:value-type="percentage">
            <text:p>47.06%</text:p>
          </table:table-cell>
          <table:table-cell table:number-columns-repeated="3" office:value-type="percentage" office:value="0.294117647058823" calcext:value-type="percentage">
            <text:p>29.41%</text:p>
          </table:table-cell>
          <table:table-cell table:number-columns-repeated="2" office:value-type="percentage" office:value="0.352941176470588" calcext:value-type="percentage">
            <text:p>35.29%</text:p>
          </table:table-cell>
          <table:table-cell office:value-type="percentage" office:value="0.470588235294118" calcext:value-type="percentage">
            <text:p>47.06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29411764705882" calcext:value-type="percentage">
            <text:p>52.94%</text:p>
          </table:table-cell>
          <table:table-cell office:value-type="percentage" office:value="0.294117647058823" calcext:value-type="percentage">
            <text:p>29.41%</text:p>
          </table:table-cell>
          <table:table-cell office:value-type="percentage" office:value="0.352941176470588" calcext:value-type="percentage">
            <text:p>35.29%</text:p>
          </table:table-cell>
          <table:table-cell office:value-type="percentage" office:value="0.235294117647059" calcext:value-type="percentage">
            <text:p>23.53%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percentage" office:value="0.388888888888889" calcext:value-type="percentage">
            <text:p>38.89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33333333333333" calcext:value-type="percentage">
            <text:p>33.33%</text:p>
          </table:table-cell>
          <table:table-cell office:value-type="percentage" office:value="0.277777777777778" calcext:value-type="percentage">
            <text:p>27.78%</text:p>
          </table:table-cell>
          <table:table-cell office:value-type="percentage" office:value="0.333333333333333" calcext:value-type="percentage">
            <text:p>33.33%</text:p>
          </table:table-cell>
          <table:table-cell table:number-columns-repeated="2" office:value-type="percentage" office:value="0.388888888888889" calcext:value-type="percentage">
            <text:p>38.89%</text:p>
          </table:table-cell>
          <table:table-cell office:value-type="percentage" office:value="0.444444444444444" calcext:value-type="percentage">
            <text:p>44.44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55555555555556" calcext:value-type="percentage">
            <text:p>55.56%</text:p>
          </table:table-cell>
          <table:table-cell office:value-type="percentage" office:value="0.333333333333333" calcext:value-type="percentage">
            <text:p>33.33%</text:p>
          </table:table-cell>
          <table:table-cell office:value-type="percentage" office:value="0.388888888888889" calcext:value-type="percentage">
            <text:p>38.89%</text:p>
          </table:table-cell>
          <table:table-cell office:value-type="percentage" office:value="0.222222222222222" calcext:value-type="percentage">
            <text:p>22.22%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percentage" office:value="0.421052631578947" calcext:value-type="percentage">
            <text:p>42.11%</text:p>
          </table:table-cell>
          <table:table-cell office:value-type="percentage" office:value="0.473684210526316" calcext:value-type="percentage">
            <text:p>47.37%</text:p>
          </table:table-cell>
          <table:table-cell office:value-type="percentage" office:value="0.31578947368421" calcext:value-type="percentage">
            <text:p>31.58%</text:p>
          </table:table-cell>
          <table:table-cell office:value-type="percentage" office:value="0.263157894736842" calcext:value-type="percentage">
            <text:p>26.32%</text:p>
          </table:table-cell>
          <table:table-cell office:value-type="percentage" office:value="0.31578947368421" calcext:value-type="percentage">
            <text:p>31.58%</text:p>
          </table:table-cell>
          <table:table-cell table:number-columns-repeated="2" office:value-type="percentage" office:value="0.368421052631579" calcext:value-type="percentage">
            <text:p>36.84%</text:p>
          </table:table-cell>
          <table:table-cell office:value-type="percentage" office:value="0.473684210526316" calcext:value-type="percentage">
            <text:p>47.37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78947368421053" calcext:value-type="percentage">
            <text:p>57.89%</text:p>
          </table:table-cell>
          <table:table-cell office:value-type="percentage" office:value="0.31578947368421" calcext:value-type="percentage">
            <text:p>31.58%</text:p>
          </table:table-cell>
          <table:table-cell/>
          <table:table-cell office:value-type="percentage" office:value="0.210526315789474" calcext:value-type="percentage">
            <text:p>21.05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5" calcext:value-type="percentage">
            <text:p>35.00%</text:p>
          </table:table-cell>
          <table:table-cell table:number-columns-repeated="2" office:value-type="percentage" office:value="0.4" calcext:value-type="percentage">
            <text:p>40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3" calcext:value-type="percentage">
            <text:p>30.00%</text:p>
          </table:table-cell>
          <table:table-cell/>
          <table:table-cell office:value-type="percentage" office:value="0.25" calcext:value-type="percentage">
            <text:p>25.00%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percentage" office:value="0.428571428571429" calcext:value-type="percentage">
            <text:p>42.86%</text:p>
          </table:table-cell>
          <table:table-cell office:value-type="percentage" office:value="0.476190476190476" calcext:value-type="percentage">
            <text:p>47.62%</text:p>
          </table:table-cell>
          <table:table-cell office:value-type="percentage" office:value="0.285714285714286" calcext:value-type="percentage">
            <text:p>28.57%</text:p>
          </table:table-cell>
          <table:table-cell office:value-type="percentage" office:value="0.238095238095238" calcext:value-type="percentage">
            <text:p>23.81%</text:p>
          </table:table-cell>
          <table:table-cell table:number-columns-repeated="3" office:value-type="percentage" office:value="0.380952380952381" calcext:value-type="percentage">
            <text:p>38.10%</text:p>
          </table:table-cell>
          <table:table-cell office:value-type="percentage" office:value="0.428571428571429" calcext:value-type="percentage">
            <text:p>42.86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71428571428571" calcext:value-type="percentage">
            <text:p>57.14%</text:p>
          </table:table-cell>
          <table:table-cell office:value-type="percentage" office:value="0.285714285714286" calcext:value-type="percentage">
            <text:p>28.57%</text:p>
          </table:table-cell>
          <table:table-cell/>
          <table:table-cell office:value-type="percentage" office:value="0.238095238095238" calcext:value-type="percentage">
            <text:p>23.81%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percentage" office:value="0.409090909090909" calcext:value-type="percentage">
            <text:p>40.91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72727272727273" calcext:value-type="percentage">
            <text:p>27.27%</text:p>
          </table:table-cell>
          <table:table-cell office:value-type="percentage" office:value="0.227272727272727" calcext:value-type="percentage">
            <text:p>22.73%</text:p>
          </table:table-cell>
          <table:table-cell office:value-type="percentage" office:value="0.409090909090909" calcext:value-type="percentage">
            <text:p>40.91%</text:p>
          </table:table-cell>
          <table:table-cell office:value-type="percentage" office:value="0.363636363636364" calcext:value-type="percentage">
            <text:p>36.36%</text:p>
          </table:table-cell>
          <table:table-cell office:value-type="percentage" office:value="0.409090909090909" calcext:value-type="percentage">
            <text:p>40.91%</text:p>
          </table:table-cell>
          <table:table-cell office:value-type="percentage" office:value="0.454545454545455" calcext:value-type="percentage">
            <text:p>45.45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90909090909091" calcext:value-type="percentage">
            <text:p>59.09%</text:p>
          </table:table-cell>
          <table:table-cell office:value-type="percentage" office:value="0.272727272727273" calcext:value-type="percentage">
            <text:p>27.27%</text:p>
          </table:table-cell>
          <table:table-cell/>
          <table:table-cell office:value-type="percentage" office:value="0.227272727272727" calcext:value-type="percentage">
            <text:p>22.73%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percentage" office:value="0.391304347826087" calcext:value-type="percentage">
            <text:p>39.13%</text:p>
          </table:table-cell>
          <table:table-cell office:value-type="percentage" office:value="0.478260869565217" calcext:value-type="percentage">
            <text:p>47.83%</text:p>
          </table:table-cell>
          <table:table-cell table:number-columns-repeated="2" office:value-type="percentage" office:value="0.260869565217391" calcext:value-type="percentage">
            <text:p>26.09%</text:p>
          </table:table-cell>
          <table:table-cell office:value-type="percentage" office:value="0.391304347826087" calcext:value-type="percentage">
            <text:p>39.13%</text:p>
          </table:table-cell>
          <table:table-cell office:value-type="percentage" office:value="0.347826086956522" calcext:value-type="percentage">
            <text:p>34.78%</text:p>
          </table:table-cell>
          <table:table-cell office:value-type="percentage" office:value="0.391304347826087" calcext:value-type="percentage">
            <text:p>39.13%</text:p>
          </table:table-cell>
          <table:table-cell office:value-type="percentage" office:value="0.434782608695652" calcext:value-type="percentage">
            <text:p>43.48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08695652173913" calcext:value-type="percentage">
            <text:p>60.87%</text:p>
          </table:table-cell>
          <table:table-cell office:value-type="percentage" office:value="0.304347826086957" calcext:value-type="percentage">
            <text:p>30.43%</text:p>
          </table:table-cell>
          <table:table-cell/>
          <table:table-cell office:value-type="percentage" office:value="0.217391304347826" calcext:value-type="percentage">
            <text:p>21.74%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percentage" office:value="0.375" calcext:value-type="percentage">
            <text:p>37.50%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table:number-columns-repeated="3" office:value-type="percentage" office:value="0.375" calcext:value-type="percentage">
            <text:p>37.50%</text:p>
          </table:table-cell>
          <table:table-cell office:value-type="percentage" office:value="0.458333333333333" calcext:value-type="percentage">
            <text:p>45.83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83333333333333" calcext:value-type="percentage">
            <text:p>58.33%</text:p>
          </table:table-cell>
          <table:table-cell office:value-type="percentage" office:value="0.291666666666667" calcext:value-type="percentage">
            <text:p>29.17%</text:p>
          </table:table-cell>
          <table:table-cell/>
          <table:table-cell office:value-type="percentage" office:value="0.208333333333333" calcext:value-type="percentage">
            <text:p>20.83%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48" calcext:value-type="percentage">
            <text:p>48.00%</text:p>
          </table:table-cell>
          <table:table-cell table:number-columns-repeated="2" office:value-type="percentage" office:value="0.24" calcext:value-type="percentage">
            <text:p>24.00%</text:p>
          </table:table-cell>
          <table:table-cell table:number-columns-repeated="3" office:value-type="percentage" office:value="0.36" calcext:value-type="percentage">
            <text:p>36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28" calcext:value-type="percentage">
            <text:p>28.00%</text:p>
          </table:table-cell>
          <table:table-cell/>
          <table:table-cell office:value-type="percentage" office:value="0.24" calcext:value-type="percentage">
            <text:p>24.00%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percentage" office:value="0.346153846153846" calcext:value-type="percentage">
            <text:p>34.62%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percentage" office:value="0.230769230769231" calcext:value-type="percentage">
            <text:p>23.08%</text:p>
          </table:table-cell>
          <table:table-cell table:number-columns-repeated="3" office:value-type="percentage" office:value="0.384615384615385" calcext:value-type="percentage">
            <text:p>38.46%</text:p>
          </table:table-cell>
          <table:table-cell office:value-type="percentage" office:value="0.461538461538462" calcext:value-type="percentage">
            <text:p>46.15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15384615384615" calcext:value-type="percentage">
            <text:p>61.54%</text:p>
          </table:table-cell>
          <table:table-cell office:value-type="percentage" office:value="0.269230769230769" calcext:value-type="percentage">
            <text:p>26.92%</text:p>
          </table:table-cell>
          <table:table-cell/>
          <table:table-cell office:value-type="percentage" office:value="0.230769230769231" calcext:value-type="percentage">
            <text:p>23.08%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percentage" office:value="0.333333333333333" calcext:value-type="percentage">
            <text:p>33.33%</text:p>
          </table:table-cell>
          <table:table-cell office:value-type="percentage" office:value="0.481481481481481" calcext:value-type="percentage">
            <text:p>48.15%</text:p>
          </table:table-cell>
          <table:table-cell office:value-type="percentage" office:value="0.259259259259259" calcext:value-type="percentage">
            <text:p>25.93%</text:p>
          </table:table-cell>
          <table:table-cell office:value-type="percentage" office:value="0.222222222222222" calcext:value-type="percentage">
            <text:p>22.22%</text:p>
          </table:table-cell>
          <table:table-cell table:number-columns-repeated="3" office:value-type="percentage" office:value="0.37037037037037" calcext:value-type="percentage">
            <text:p>37.04%</text:p>
          </table:table-cell>
          <table:table-cell office:value-type="percentage" office:value="0.444444444444444" calcext:value-type="percentage">
            <text:p>44.44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2962962962963" calcext:value-type="percentage">
            <text:p>62.96%</text:p>
          </table:table-cell>
          <table:table-cell office:value-type="percentage" office:value="0.259259259259259" calcext:value-type="percentage">
            <text:p>25.93%</text:p>
          </table:table-cell>
          <table:table-cell/>
          <table:table-cell office:value-type="percentage" office:value="0.222222222222222" calcext:value-type="percentage">
            <text:p>22.22%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percentage" office:value="0.321428571428571" calcext:value-type="percentage">
            <text:p>32.14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85714285714286" calcext:value-type="percentage">
            <text:p>28.57%</text:p>
          </table:table-cell>
          <table:table-cell office:value-type="percentage" office:value="0.25" calcext:value-type="percentage">
            <text:p>25.00%</text:p>
          </table:table-cell>
          <table:table-cell table:number-columns-repeated="3" office:value-type="percentage" office:value="0.392857142857143" calcext:value-type="percentage">
            <text:p>39.29%</text:p>
          </table:table-cell>
          <table:table-cell office:value-type="percentage" office:value="0.428571428571429" calcext:value-type="percentage">
            <text:p>42.86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42857142857143" calcext:value-type="percentage">
            <text:p>64.29%</text:p>
          </table:table-cell>
          <table:table-cell office:value-type="percentage" office:value="0.285714285714286" calcext:value-type="percentage">
            <text:p>28.57%</text:p>
          </table:table-cell>
          <table:table-cell/>
          <table:table-cell office:value-type="percentage" office:value="0.214285714285714" calcext:value-type="percentage">
            <text:p>21.43%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percentage" office:value="0.310344827586207" calcext:value-type="percentage">
            <text:p>31.03%</text:p>
          </table:table-cell>
          <table:table-cell office:value-type="percentage" office:value="0.482758620689655" calcext:value-type="percentage">
            <text:p>48.28%</text:p>
          </table:table-cell>
          <table:table-cell office:value-type="percentage" office:value="0.310344827586207" calcext:value-type="percentage">
            <text:p>31.03%</text:p>
          </table:table-cell>
          <table:table-cell office:value-type="percentage" office:value="0.241379310344828" calcext:value-type="percentage">
            <text:p>24.14%</text:p>
          </table:table-cell>
          <table:table-cell office:value-type="percentage" office:value="0.379310344827586" calcext:value-type="percentage">
            <text:p>37.93%</text:p>
          </table:table-cell>
          <table:table-cell office:value-type="percentage" office:value="0.413793103448276" calcext:value-type="percentage">
            <text:p>41.38%</text:p>
          </table:table-cell>
          <table:table-cell office:value-type="percentage" office:value="0.379310344827586" calcext:value-type="percentage">
            <text:p>37.93%</text:p>
          </table:table-cell>
          <table:table-cell office:value-type="percentage" office:value="0.448275862068966" calcext:value-type="percentage">
            <text:p>44.83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5172413793103" calcext:value-type="percentage">
            <text:p>65.52%</text:p>
          </table:table-cell>
          <table:table-cell office:value-type="percentage" office:value="0.275862068965517" calcext:value-type="percentage">
            <text:p>27.59%</text:p>
          </table:table-cell>
          <table:table-cell/>
          <table:table-cell office:value-type="percentage" office:value="0.206896551724138" calcext:value-type="percentage">
            <text:p>20.69%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percentage" office:value="0.333333333333333" calcext:value-type="percentage">
            <text:p>33.33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266666666666667" calcext:value-type="percentage">
            <text:p>26.67%</text:p>
          </table:table-cell>
          <table:table-cell table:number-columns-repeated="2" office:value-type="percentage" office:value="0.4" calcext:value-type="percentage">
            <text:p>40.00%</text:p>
          </table:table-cell>
          <table:table-cell office:value-type="percentage" office:value="0.366666666666667" calcext:value-type="percentage">
            <text:p>36.67%</text:p>
          </table:table-cell>
          <table:table-cell office:value-type="percentage" office:value="0.466666666666667" calcext:value-type="percentage">
            <text:p>46.67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33333333333333" calcext:value-type="percentage">
            <text:p>63.33%</text:p>
          </table:table-cell>
          <table:table-cell office:value-type="percentage" office:value="0.266666666666667" calcext:value-type="percentage">
            <text:p>26.67%</text:p>
          </table:table-cell>
          <table:table-cell/>
          <table:table-cell office:value-type="percentage" office:value="0.2" calcext:value-type="percentage">
            <text:p>20.00%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percentage" office:value="0.32258064516129" calcext:value-type="percentage">
            <text:p>32.26%</text:p>
          </table:table-cell>
          <table:table-cell office:value-type="percentage" office:value="0.483870967741936" calcext:value-type="percentage">
            <text:p>48.39%</text:p>
          </table:table-cell>
          <table:table-cell table:number-columns-repeated="2" office:value-type="percentage" office:value="0.290322580645161" calcext:value-type="percentage">
            <text:p>29.03%</text:p>
          </table:table-cell>
          <table:table-cell table:number-columns-repeated="2" office:value-type="percentage" office:value="0.419354838709677" calcext:value-type="percentage">
            <text:p>41.94%</text:p>
          </table:table-cell>
          <table:table-cell office:value-type="percentage" office:value="0.387096774193548" calcext:value-type="percentage">
            <text:p>38.71%</text:p>
          </table:table-cell>
          <table:table-cell office:value-type="percentage" office:value="0.451612903225806" calcext:value-type="percentage">
            <text:p>45.16%</text:p>
          </table:table-cell>
          <table:table-cell/>
          <table:table-cell office:value-type="percentage" office:value="0.612903225806452" calcext:value-type="percentage">
            <text:p>61.29%</text:p>
          </table:table-cell>
          <table:table-cell office:value-type="percentage" office:value="0.290322580645161" calcext:value-type="percentage">
            <text:p>29.03%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percentage" office:value="0.3125" calcext:value-type="percentage">
            <text:p>31.25%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percentage" office:value="0.3125" calcext:value-type="percentage">
            <text:p>31.25%</text:p>
          </table:table-cell>
          <table:table-cell office:value-type="percentage" office:value="0.40625" calcext:value-type="percentage">
            <text:p>40.63%</text:p>
          </table:table-cell>
          <table:table-cell office:value-type="percentage" office:value="0.4375" calcext:value-type="percentage">
            <text:p>43.75%</text:p>
          </table:table-cell>
          <table:table-cell office:value-type="percentage" office:value="0.40625" calcext:value-type="percentage">
            <text:p>40.63%</text:p>
          </table:table-cell>
          <table:table-cell office:value-type="percentage" office:value="0.4375" calcext:value-type="percentage">
            <text:p>43.75%</text:p>
          </table:table-cell>
          <table:table-cell/>
          <table:table-cell office:value-type="percentage" office:value="0.59375" calcext:value-type="percentage">
            <text:p>59.38%</text:p>
          </table:table-cell>
          <table:table-cell office:value-type="percentage" office:value="0.28125" calcext:value-type="percentage">
            <text:p>28.13%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percentage" office:value="0.303030303030303" calcext:value-type="percentage">
            <text:p>30.30%</text:p>
          </table:table-cell>
          <table:table-cell office:value-type="percentage" office:value="0.484848484848485" calcext:value-type="percentage">
            <text:p>48.48%</text:p>
          </table:table-cell>
          <table:table-cell office:value-type="percentage" office:value="0.303030303030303" calcext:value-type="percentage">
            <text:p>30.30%</text:p>
          </table:table-cell>
          <table:table-cell office:value-type="percentage" office:value="0.333333333333333" calcext:value-type="percentage">
            <text:p>33.33%</text:p>
          </table:table-cell>
          <table:table-cell table:number-columns-repeated="4" office:value-type="percentage" office:value="0.424242424242424" calcext:value-type="percentage">
            <text:p>42.42%</text:p>
          </table:table-cell>
          <table:table-cell/>
          <table:table-cell office:value-type="percentage" office:value="0.606060606060606" calcext:value-type="percentage">
            <text:p>60.61%</text:p>
          </table:table-cell>
          <table:table-cell office:value-type="percentage" office:value="0.272727272727273" calcext:value-type="percentage">
            <text:p>27.27%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percentage" office:value="0.294117647058823" calcext:value-type="percentage">
            <text:p>29.41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94117647058823" calcext:value-type="percentage">
            <text:p>29.41%</text:p>
          </table:table-cell>
          <table:table-cell office:value-type="percentage" office:value="0.352941176470588" calcext:value-type="percentage">
            <text:p>35.29%</text:p>
          </table:table-cell>
          <table:table-cell table:number-columns-repeated="3" office:value-type="percentage" office:value="0.411764705882353" calcext:value-type="percentage">
            <text:p>41.18%</text:p>
          </table:table-cell>
          <table:table-cell office:value-type="percentage" office:value="0.441176470588235" calcext:value-type="percentage">
            <text:p>44.12%</text:p>
          </table:table-cell>
          <table:table-cell/>
          <table:table-cell office:value-type="percentage" office:value="0.588235294117647" calcext:value-type="percentage">
            <text:p>58.82%</text:p>
          </table:table-cell>
          <table:table-cell office:value-type="percentage" office:value="0.294117647058823" calcext:value-type="percentage">
            <text:p>29.41%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percentage" office:value="0.285714285714286" calcext:value-type="percentage">
            <text:p>28.57%</text:p>
          </table:table-cell>
          <table:table-cell office:value-type="percentage" office:value="0.485714285714286" calcext:value-type="percentage">
            <text:p>48.57%</text:p>
          </table:table-cell>
          <table:table-cell office:value-type="percentage" office:value="0.285714285714286" calcext:value-type="percentage">
            <text:p>28.57%</text:p>
          </table:table-cell>
          <table:table-cell office:value-type="percentage" office:value="0.342857142857143" calcext:value-type="percentage">
            <text:p>34.29%</text:p>
          </table:table-cell>
          <table:table-cell office:value-type="percentage" office:value="0.428571428571429" calcext:value-type="percentage">
            <text:p>42.86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28571428571429" calcext:value-type="percentage">
            <text:p>42.86%</text:p>
          </table:table-cell>
          <table:table-cell office:value-type="percentage" office:value="0.457142857142857" calcext:value-type="percentage">
            <text:p>45.71%</text:p>
          </table:table-cell>
          <table:table-cell/>
          <table:table-cell office:value-type="percentage" office:value="0.571428571428571" calcext:value-type="percentage">
            <text:p>57.14%</text:p>
          </table:table-cell>
          <table:table-cell office:value-type="percentage" office:value="0.314285714285714" calcext:value-type="percentage">
            <text:p>31.43%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percentage" office:value="0.277777777777778" calcext:value-type="percentage">
            <text:p>27.78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77777777777778" calcext:value-type="percentage">
            <text:p>27.78%</text:p>
          </table:table-cell>
          <table:table-cell office:value-type="percentage" office:value="0.361111111111111" calcext:value-type="percentage">
            <text:p>36.11%</text:p>
          </table:table-cell>
          <table:table-cell table:number-columns-repeated="3" office:value-type="percentage" office:value="0.416666666666667" calcext:value-type="percentage">
            <text:p>41.67%</text:p>
          </table:table-cell>
          <table:table-cell office:value-type="percentage" office:value="0.444444444444444" calcext:value-type="percentage">
            <text:p>44.44%</text:p>
          </table:table-cell>
          <table:table-cell/>
          <table:table-cell office:value-type="percentage" office:value="0.555555555555556" calcext:value-type="percentage">
            <text:p>55.56%</text:p>
          </table:table-cell>
          <table:table-cell office:value-type="percentage" office:value="0.305555555555556" calcext:value-type="percentage">
            <text:p>30.56%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percentage" office:value="0.297297297297297" calcext:value-type="percentage">
            <text:p>29.73%</text:p>
          </table:table-cell>
          <table:table-cell office:value-type="percentage" office:value="0.486486486486487" calcext:value-type="percentage">
            <text:p>48.65%</text:p>
          </table:table-cell>
          <table:table-cell office:value-type="percentage" office:value="0.27027027027027" calcext:value-type="percentage">
            <text:p>27.03%</text:p>
          </table:table-cell>
          <table:table-cell office:value-type="percentage" office:value="0.378378378378378" calcext:value-type="percentage">
            <text:p>37.84%</text:p>
          </table:table-cell>
          <table:table-cell table:number-columns-repeated="3" office:value-type="percentage" office:value="0.405405405405405" calcext:value-type="percentage">
            <text:p>40.54%</text:p>
          </table:table-cell>
          <table:table-cell office:value-type="percentage" office:value="0.432432432432432" calcext:value-type="percentage">
            <text:p>43.24%</text:p>
          </table:table-cell>
          <table:table-cell/>
          <table:table-cell office:value-type="percentage" office:value="0.567567567567568" calcext:value-type="percentage">
            <text:p>56.76%</text:p>
          </table:table-cell>
          <table:table-cell office:value-type="percentage" office:value="0.297297297297297" calcext:value-type="percentage">
            <text:p>29.73%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percentage" office:value="0.31578947368421" calcext:value-type="percentage">
            <text:p>31.58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89473684210526" calcext:value-type="percentage">
            <text:p>28.95%</text:p>
          </table:table-cell>
          <table:table-cell table:number-columns-repeated="2" office:value-type="percentage" office:value="0.394736842105263" calcext:value-type="percentage">
            <text:p>39.47%</text:p>
          </table:table-cell>
          <table:table-cell office:value-type="percentage" office:value="0.421052631578947" calcext:value-type="percentage">
            <text:p>42.11%</text:p>
          </table:table-cell>
          <table:table-cell office:value-type="percentage" office:value="0.394736842105263" calcext:value-type="percentage">
            <text:p>39.47%</text:p>
          </table:table-cell>
          <table:table-cell office:value-type="percentage" office:value="0.421052631578947" calcext:value-type="percentage">
            <text:p>42.11%</text:p>
          </table:table-cell>
          <table:table-cell/>
          <table:table-cell office:value-type="percentage" office:value="0.578947368421053" calcext:value-type="percentage">
            <text:p>57.89%</text:p>
          </table:table-cell>
          <table:table-cell office:value-type="percentage" office:value="0.289473684210526" calcext:value-type="percentage">
            <text:p>28.95%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percentage" office:value="0.307692307692308" calcext:value-type="percentage">
            <text:p>30.77%</text:p>
          </table:table-cell>
          <table:table-cell office:value-type="percentage" office:value="0.487179487179487" calcext:value-type="percentage">
            <text:p>48.72%</text:p>
          </table:table-cell>
          <table:table-cell office:value-type="percentage" office:value="0.282051282051282" calcext:value-type="percentage">
            <text:p>28.21%</text:p>
          </table:table-cell>
          <table:table-cell office:value-type="percentage" office:value="0.384615384615385" calcext:value-type="percentage">
            <text:p>38.46%</text:p>
          </table:table-cell>
          <table:table-cell table:number-columns-repeated="3" office:value-type="percentage" office:value="0.41025641025641" calcext:value-type="percentage">
            <text:p>41.03%</text:p>
          </table:table-cell>
          <table:table-cell office:value-type="percentage" office:value="0.435897435897436" calcext:value-type="percentage">
            <text:p>43.59%</text:p>
          </table:table-cell>
          <table:table-cell/>
          <table:table-cell office:value-type="percentage" office:value="0.58974358974359" calcext:value-type="percentage">
            <text:p>58.97%</text:p>
          </table:table-cell>
          <table:table-cell office:value-type="percentage" office:value="0.282051282051282" calcext:value-type="percentage">
            <text:p>28.21%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75" calcext:value-type="percentage">
            <text:p>27.50%</text:p>
          </table:table-cell>
          <table:table-cell table:number-columns-repeated="2" office:value-type="percentage" office:value="0.4" calcext:value-type="percentage">
            <text:p>40.00%</text:p>
          </table:table-cell>
          <table:table-cell office:value-type="percentage" office:value="0.425" calcext:value-type="percentage">
            <text:p>42.5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25" calcext:value-type="percentage">
            <text:p>42.50%</text:p>
          </table:table-cell>
          <table:table-cell/>
          <table:table-cell office:value-type="percentage" office:value="0.6" calcext:value-type="percentage">
            <text:p>60.00%</text:p>
          </table:table-cell>
          <table:table-cell office:value-type="percentage" office:value="0.275" calcext:value-type="percentage">
            <text:p>27.50%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percentage" office:value="0.292682926829268" calcext:value-type="percentage">
            <text:p>29.27%</text:p>
          </table:table-cell>
          <table:table-cell office:value-type="percentage" office:value="0.487804878048781" calcext:value-type="percentage">
            <text:p>48.78%</text:p>
          </table:table-cell>
          <table:table-cell office:value-type="percentage" office:value="0.268292682926829" calcext:value-type="percentage">
            <text:p>26.83%</text:p>
          </table:table-cell>
          <table:table-cell table:number-columns-repeated="2" office:value-type="percentage" office:value="0.390243902439024" calcext:value-type="percentage">
            <text:p>39.02%</text:p>
          </table:table-cell>
          <table:table-cell table:number-columns-repeated="2" office:value-type="percentage" office:value="0.414634146341463" calcext:value-type="percentage">
            <text:p>41.46%</text:p>
          </table:table-cell>
          <table:table-cell office:value-type="percentage" office:value="0.439024390243902" calcext:value-type="percentage">
            <text:p>43.90%</text:p>
          </table:table-cell>
          <table:table-cell/>
          <table:table-cell office:value-type="percentage" office:value="0.585365853658537" calcext:value-type="percentage">
            <text:p>58.54%</text:p>
          </table:table-cell>
          <table:table-cell office:value-type="percentage" office:value="0.268292682926829" calcext:value-type="percentage">
            <text:p>26.83%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percentage" office:value="0.285714285714286" calcext:value-type="percentage">
            <text:p>28.57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85714285714286" calcext:value-type="percentage">
            <text:p>28.57%</text:p>
          </table:table-cell>
          <table:table-cell office:value-type="percentage" office:value="0.404761904761905" calcext:value-type="percentage">
            <text:p>40.48%</text:p>
          </table:table-cell>
          <table:table-cell office:value-type="percentage" office:value="0.380952380952381" calcext:value-type="percentage">
            <text:p>38.10%</text:p>
          </table:table-cell>
          <table:table-cell table:number-columns-repeated="2" office:value-type="percentage" office:value="0.404761904761905" calcext:value-type="percentage">
            <text:p>40.48%</text:p>
          </table:table-cell>
          <table:table-cell office:value-type="percentage" office:value="0.428571428571429" calcext:value-type="percentage">
            <text:p>42.86%</text:p>
          </table:table-cell>
          <table:table-cell/>
          <table:table-cell office:value-type="percentage" office:value="0.595238095238095" calcext:value-type="percentage">
            <text:p>59.52%</text:p>
          </table:table-cell>
          <table:table-cell office:value-type="percentage" office:value="0.261904761904762" calcext:value-type="percentage">
            <text:p>26.19%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percentage" office:value="0.27906976744186" calcext:value-type="percentage">
            <text:p>27.91%</text:p>
          </table:table-cell>
          <table:table-cell office:value-type="percentage" office:value="0.488372093023256" calcext:value-type="percentage">
            <text:p>48.84%</text:p>
          </table:table-cell>
          <table:table-cell office:value-type="percentage" office:value="0.27906976744186" calcext:value-type="percentage">
            <text:p>27.91%</text:p>
          </table:table-cell>
          <table:table-cell office:value-type="percentage" office:value="0.418604651162791" calcext:value-type="percentage">
            <text:p>41.86%</text:p>
          </table:table-cell>
          <table:table-cell office:value-type="percentage" office:value="0.372093023255814" calcext:value-type="percentage">
            <text:p>37.21%</text:p>
          </table:table-cell>
          <table:table-cell table:number-columns-repeated="2" office:value-type="percentage" office:value="0.395348837209302" calcext:value-type="percentage">
            <text:p>39.53%</text:p>
          </table:table-cell>
          <table:table-cell office:value-type="percentage" office:value="0.441860465116279" calcext:value-type="percentage">
            <text:p>44.19%</text:p>
          </table:table-cell>
          <table:table-cell/>
          <table:table-cell office:value-type="percentage" office:value="0.581395348837209" calcext:value-type="percentage">
            <text:p>58.14%</text:p>
          </table:table-cell>
          <table:table-cell office:value-type="percentage" office:value="0.255813953488372" calcext:value-type="percentage">
            <text:p>25.58%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percentage" office:value="0.272727272727273" calcext:value-type="percentage">
            <text:p>27.27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72727272727273" calcext:value-type="percentage">
            <text:p>27.27%</text:p>
          </table:table-cell>
          <table:table-cell office:value-type="percentage" office:value="0.409090909090909" calcext:value-type="percentage">
            <text:p>40.91%</text:p>
          </table:table-cell>
          <table:table-cell office:value-type="percentage" office:value="0.363636363636364" calcext:value-type="percentage">
            <text:p>36.36%</text:p>
          </table:table-cell>
          <table:table-cell office:value-type="percentage" office:value="0.386363636363636" calcext:value-type="percentage">
            <text:p>38.64%</text:p>
          </table:table-cell>
          <table:table-cell office:value-type="percentage" office:value="0.409090909090909" calcext:value-type="percentage">
            <text:p>40.91%</text:p>
          </table:table-cell>
          <table:table-cell office:value-type="percentage" office:value="0.431818181818182" calcext:value-type="percentage">
            <text:p>43.18%</text:p>
          </table:table-cell>
          <table:table-cell/>
          <table:table-cell office:value-type="percentage" office:value="0.590909090909091" calcext:value-type="percentage">
            <text:p>59.09%</text:p>
          </table:table-cell>
          <table:table-cell office:value-type="percentage" office:value="0.25" calcext:value-type="percentage">
            <text:p>25.00%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percentage" office:value="0.266666666666667" calcext:value-type="percentage">
            <text:p>26.67%</text:p>
          </table:table-cell>
          <table:table-cell office:value-type="percentage" office:value="0.488888888888889" calcext:value-type="percentage">
            <text:p>48.89%</text:p>
          </table:table-cell>
          <table:table-cell office:value-type="percentage" office:value="0.266666666666667" calcext:value-type="percentage">
            <text:p>26.67%</text:p>
          </table:table-cell>
          <table:table-cell office:value-type="percentage" office:value="0.422222222222222" calcext:value-type="percentage">
            <text:p>42.22%</text:p>
          </table:table-cell>
          <table:table-cell office:value-type="percentage" office:value="0.355555555555556" calcext:value-type="percentage">
            <text:p>35.56%</text:p>
          </table:table-cell>
          <table:table-cell table:number-columns-repeated="2" office:value-type="percentage" office:value="0.4" calcext:value-type="percentage">
            <text:p>40.00%</text:p>
          </table:table-cell>
          <table:table-cell office:value-type="percentage" office:value="0.444444444444444" calcext:value-type="percentage">
            <text:p>44.44%</text:p>
          </table:table-cell>
          <table:table-cell/>
          <table:table-cell office:value-type="percentage" office:value="0.6" calcext:value-type="percentage">
            <text:p>60.00%</text:p>
          </table:table-cell>
          <table:table-cell office:value-type="percentage" office:value="0.244444444444444" calcext:value-type="percentage">
            <text:p>24.44%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percentage" office:value="0.260869565217391" calcext:value-type="percentage">
            <text:p>26.09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82608695652174" calcext:value-type="percentage">
            <text:p>28.26%</text:p>
          </table:table-cell>
          <table:table-cell office:value-type="percentage" office:value="0.434782608695652" calcext:value-type="percentage">
            <text:p>43.48%</text:p>
          </table:table-cell>
          <table:table-cell office:value-type="percentage" office:value="0.347826086956522" calcext:value-type="percentage">
            <text:p>34.78%</text:p>
          </table:table-cell>
          <table:table-cell office:value-type="percentage" office:value="0.391304347826087" calcext:value-type="percentage">
            <text:p>39.13%</text:p>
          </table:table-cell>
          <table:table-cell office:value-type="percentage" office:value="0.41304347826087" calcext:value-type="percentage">
            <text:p>41.30%</text:p>
          </table:table-cell>
          <table:table-cell office:value-type="percentage" office:value="0.434782608695652" calcext:value-type="percentage">
            <text:p>43.48%</text:p>
          </table:table-cell>
          <table:table-cell/>
          <table:table-cell office:value-type="percentage" office:value="0.608695652173913" calcext:value-type="percentage">
            <text:p>60.87%</text:p>
          </table:table-cell>
          <table:table-cell office:value-type="percentage" office:value="0.239130434782609" calcext:value-type="percentage">
            <text:p>23.91%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percentage" office:value="0.276595744680851" calcext:value-type="percentage">
            <text:p>27.66%</text:p>
          </table:table-cell>
          <table:table-cell office:value-type="percentage" office:value="0.48936170212766" calcext:value-type="percentage">
            <text:p>48.94%</text:p>
          </table:table-cell>
          <table:table-cell office:value-type="percentage" office:value="0.276595744680851" calcext:value-type="percentage">
            <text:p>27.66%</text:p>
          </table:table-cell>
          <table:table-cell office:value-type="percentage" office:value="0.425531914893617" calcext:value-type="percentage">
            <text:p>42.55%</text:p>
          </table:table-cell>
          <table:table-cell office:value-type="percentage" office:value="0.361702127659574" calcext:value-type="percentage">
            <text:p>36.17%</text:p>
          </table:table-cell>
          <table:table-cell table:number-columns-repeated="2" office:value-type="percentage" office:value="0.404255319148936" calcext:value-type="percentage">
            <text:p>40.43%</text:p>
          </table:table-cell>
          <table:table-cell office:value-type="percentage" office:value="0.446808510638298" calcext:value-type="percentage">
            <text:p>44.68%</text:p>
          </table:table-cell>
          <table:table-cell/>
          <table:table-cell office:value-type="percentage" office:value="0.595744680851064" calcext:value-type="percentage">
            <text:p>59.57%</text:p>
          </table:table-cell>
          <table:table-cell office:value-type="percentage" office:value="0.234042553191489" calcext:value-type="percentage">
            <text:p>23.40%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percentage" office:value="0.270833333333333" calcext:value-type="percentage">
            <text:p>27.08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70833333333333" calcext:value-type="percentage">
            <text:p>27.08%</text:p>
          </table:table-cell>
          <table:table-cell office:value-type="percentage" office:value="0.4375" calcext:value-type="percentage">
            <text:p>43.75%</text:p>
          </table:table-cell>
          <table:table-cell office:value-type="percentage" office:value="0.354166666666667" calcext:value-type="percentage">
            <text:p>35.42%</text:p>
          </table:table-cell>
          <table:table-cell office:value-type="percentage" office:value="0.416666666666667" calcext:value-type="percentage">
            <text:p>41.67%</text:p>
          </table:table-cell>
          <table:table-cell office:value-type="percentage" office:value="0.395833333333333" calcext:value-type="percentage">
            <text:p>39.58%</text:p>
          </table:table-cell>
          <table:table-cell office:value-type="percentage" office:value="0.4375" calcext:value-type="percentage">
            <text:p>43.75%</text:p>
          </table:table-cell>
          <table:table-cell/>
          <table:table-cell office:value-type="percentage" office:value="0.604166666666667" calcext:value-type="percentage">
            <text:p>60.42%</text:p>
          </table:table-cell>
          <table:table-cell office:value-type="percentage" office:value="0.229166666666667" calcext:value-type="percentage">
            <text:p>22.92%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percentage" office:value="0.285714285714286" calcext:value-type="percentage">
            <text:p>28.57%</text:p>
          </table:table-cell>
          <table:table-cell office:value-type="percentage" office:value="0.489795918367347" calcext:value-type="percentage">
            <text:p>48.98%</text:p>
          </table:table-cell>
          <table:table-cell office:value-type="percentage" office:value="0.26530612244898" calcext:value-type="percentage">
            <text:p>26.53%</text:p>
          </table:table-cell>
          <table:table-cell office:value-type="percentage" office:value="0.448979591836735" calcext:value-type="percentage">
            <text:p>44.90%</text:p>
          </table:table-cell>
          <table:table-cell office:value-type="percentage" office:value="0.36734693877551" calcext:value-type="percentage">
            <text:p>36.73%</text:p>
          </table:table-cell>
          <table:table-cell office:value-type="percentage" office:value="0.408163265306122" calcext:value-type="percentage">
            <text:p>40.82%</text:p>
          </table:table-cell>
          <table:table-cell office:value-type="percentage" office:value="0.387755102040816" calcext:value-type="percentage">
            <text:p>38.78%</text:p>
          </table:table-cell>
          <table:table-cell office:value-type="percentage" office:value="0.428571428571429" calcext:value-type="percentage">
            <text:p>42.86%</text:p>
          </table:table-cell>
          <table:table-cell/>
          <table:table-cell office:value-type="percentage" office:value="0.612244897959184" calcext:value-type="percentage">
            <text:p>61.22%</text:p>
          </table:table-cell>
          <table:table-cell office:value-type="percentage" office:value="0.244897959183673" calcext:value-type="percentage">
            <text:p>24.49%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6" calcext:value-type="percentage">
            <text:p>26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44" calcext:value-type="percentage">
            <text:p>44.00%</text:p>
          </table:table-cell>
          <table:table-cell/>
          <table:table-cell office:value-type="percentage" office:value="0.6" calcext:value-type="percentage">
            <text:p>60.00%</text:p>
          </table:table-cell>
          <table:table-cell office:value-type="percentage" office:value="0.24" calcext:value-type="percentage">
            <text:p>24.00%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percentage" office:value="0.274509803921569" calcext:value-type="percentage">
            <text:p>27.45%</text:p>
          </table:table-cell>
          <table:table-cell office:value-type="percentage" office:value="0.490196078431373" calcext:value-type="percentage">
            <text:p>49.02%</text:p>
          </table:table-cell>
          <table:table-cell table:number-columns-repeated="1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percentage" office:value="0.269230769230769" calcext:value-type="percentage">
            <text:p>26.92%</text:p>
          </table:table-cell>
          <table:table-cell office:value-type="percentage" office:value="0.5" calcext:value-type="percentage">
            <text:p>50.00%</text:p>
          </table:table-cell>
          <table:table-cell table:number-columns-repeated="1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percentage" office:value="0.283018867924528" calcext:value-type="percentage">
            <text:p>28.30%</text:p>
          </table:table-cell>
          <table:table-cell office:value-type="percentage" office:value="0.490566037735849" calcext:value-type="percentage">
            <text:p>49.06%</text:p>
          </table:table-cell>
          <table:table-cell table:number-columns-repeated="1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percentage" office:value="0.277777777777778" calcext:value-type="percentage">
            <text:p>27.78%</text:p>
          </table:table-cell>
          <table:table-cell office:value-type="percentage" office:value="0.5" calcext:value-type="percentage">
            <text:p>50.00%</text:p>
          </table:table-cell>
          <table:table-cell table:number-columns-repeated="1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percentage" office:value="0.272727272727273" calcext:value-type="percentage">
            <text:p>27.27%</text:p>
          </table:table-cell>
          <table:table-cell office:value-type="percentage" office:value="0.490909090909091" calcext:value-type="percentage">
            <text:p>49.09%</text:p>
          </table:table-cell>
          <table:table-cell table:number-columns-repeated="1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percentage" office:value="0.285714285714286" calcext:value-type="percentage">
            <text:p>28.57%</text:p>
          </table:table-cell>
          <table:table-cell office:value-type="percentage" office:value="0.5" calcext:value-type="percentage">
            <text:p>50.00%</text:p>
          </table:table-cell>
          <table:table-cell table:number-columns-repeated="1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percentage" office:value="0.298245614035088" calcext:value-type="percentage">
            <text:p>29.82%</text:p>
          </table:table-cell>
          <table:table-cell office:value-type="percentage" office:value="0.491228070175439" calcext:value-type="percentage">
            <text:p>49.12%</text:p>
          </table:table-cell>
          <table:table-cell table:number-columns-repeated="1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percentage" office:value="0.310344827586207" calcext:value-type="percentage">
            <text:p>31.03%</text:p>
          </table:table-cell>
          <table:table-cell office:value-type="percentage" office:value="0.5" calcext:value-type="percentage">
            <text:p>50.00%</text:p>
          </table:table-cell>
          <table:table-cell table:number-columns-repeated="1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percentage" office:value="0.305084745762712" calcext:value-type="percentage">
            <text:p>30.51%</text:p>
          </table:table-cell>
          <table:table-cell office:value-type="percentage" office:value="0.491525423728814" calcext:value-type="percentage">
            <text:p>49.15%</text:p>
          </table:table-cell>
          <table:table-cell table:number-columns-repeated="1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" calcext:value-type="percentage">
            <text:p>50.00%</text:p>
          </table:table-cell>
          <table:table-cell table:number-columns-repeated="1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percentage" office:value="0.295081967213115" calcext:value-type="percentage">
            <text:p>29.51%</text:p>
          </table:table-cell>
          <table:table-cell office:value-type="percentage" office:value="0.491803278688525" calcext:value-type="percentage">
            <text:p>49.18%</text:p>
          </table:table-cell>
          <table:table-cell table:number-columns-repeated="1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percentage" office:value="0.290322580645161" calcext:value-type="percentage">
            <text:p>29.03%</text:p>
          </table:table-cell>
          <table:table-cell office:value-type="percentage" office:value="0.5" calcext:value-type="percentage">
            <text:p>50.00%</text:p>
          </table:table-cell>
          <table:table-cell table:number-columns-repeated="1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percentage" office:value="0.301587301587302" calcext:value-type="percentage">
            <text:p>30.16%</text:p>
          </table:table-cell>
          <table:table-cell office:value-type="percentage" office:value="0.492063492063492" calcext:value-type="percentage">
            <text:p>49.21%</text:p>
          </table:table-cell>
          <table:table-cell table:number-columns-repeated="1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percentage" office:value="0.296875" calcext:value-type="percentage">
            <text:p>29.69%</text:p>
          </table:table-cell>
          <table:table-cell office:value-type="percentage" office:value="0.5" calcext:value-type="percentage">
            <text:p>50.00%</text:p>
          </table:table-cell>
          <table:table-cell table:number-columns-repeated="1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percentage" office:value="0.307692307692308" calcext:value-type="percentage">
            <text:p>30.77%</text:p>
          </table:table-cell>
          <table:table-cell office:value-type="percentage" office:value="0.492307692307692" calcext:value-type="percentage">
            <text:p>49.23%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percentage" office:value="0.318181818181818" calcext:value-type="percentage">
            <text:p>31.82%</text:p>
          </table:table-cell>
          <table:table-cell office:value-type="percentage" office:value="0.5" calcext:value-type="percentage">
            <text:p>50.00%</text:p>
          </table:table-cell>
          <table:table-cell table:number-columns-repeated="1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percentage" office:value="0.313432835820896" calcext:value-type="percentage">
            <text:p>31.34%</text:p>
          </table:table-cell>
          <table:table-cell office:value-type="percentage" office:value="0.492537313432836" calcext:value-type="percentage">
            <text:p>49.25%</text:p>
          </table:table-cell>
          <table:table-cell table:number-columns-repeated="1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percentage" office:value="0.323529411764706" calcext:value-type="percentage">
            <text:p>32.35%</text:p>
          </table:table-cell>
          <table:table-cell office:value-type="percentage" office:value="0.5" calcext:value-type="percentage">
            <text:p>50.00%</text:p>
          </table:table-cell>
          <table:table-cell table:number-columns-repeated="1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percentage" office:value="0.318840579710145" calcext:value-type="percentage">
            <text:p>31.88%</text:p>
          </table:table-cell>
          <table:table-cell office:value-type="percentage" office:value="0.492753623188406" calcext:value-type="percentage">
            <text:p>49.28%</text:p>
          </table:table-cell>
          <table:table-cell table:number-columns-repeated="1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percentage" office:value="0.328571428571429" calcext:value-type="percentage">
            <text:p>32.86%</text:p>
          </table:table-cell>
          <table:table-cell office:value-type="percentage" office:value="0.5" calcext:value-type="percentage">
            <text:p>50.00%</text:p>
          </table:table-cell>
          <table:table-cell table:number-columns-repeated="1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percentage" office:value="0.323943661971831" calcext:value-type="percentage">
            <text:p>32.39%</text:p>
          </table:table-cell>
          <table:table-cell office:value-type="percentage" office:value="0.492957746478873" calcext:value-type="percentage">
            <text:p>49.30%</text:p>
          </table:table-cell>
          <table:table-cell table:number-columns-repeated="1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percentage" office:value="0.333333333333333" calcext:value-type="percentage">
            <text:p>33.33%</text:p>
          </table:table-cell>
          <table:table-cell office:value-type="percentage" office:value="0.5" calcext:value-type="percentage">
            <text:p>50.00%</text:p>
          </table:table-cell>
          <table:table-cell table:number-columns-repeated="1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percentage" office:value="0.328767123287671" calcext:value-type="percentage">
            <text:p>32.88%</text:p>
          </table:table-cell>
          <table:table-cell office:value-type="percentage" office:value="0.493150684931507" calcext:value-type="percentage">
            <text:p>49.32%</text:p>
          </table:table-cell>
          <table:table-cell table:number-columns-repeated="1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percentage" office:value="0.337837837837838" calcext:value-type="percentage">
            <text:p>33.78%</text:p>
          </table:table-cell>
          <table:table-cell office:value-type="percentage" office:value="0.5" calcext:value-type="percentage">
            <text:p>50.00%</text:p>
          </table:table-cell>
          <table:table-cell table:number-columns-repeated="1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percentage" office:value="0.346666666666667" calcext:value-type="percentage">
            <text:p>34.67%</text:p>
          </table:table-cell>
          <table:table-cell office:value-type="percentage" office:value="0.493333333333333" calcext:value-type="percentage">
            <text:p>49.33%</text:p>
          </table:table-cell>
          <table:table-cell table:number-columns-repeated="1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percentage" office:value="0.355263157894737" calcext:value-type="percentage">
            <text:p>35.53%</text:p>
          </table:table-cell>
          <table:table-cell office:value-type="percentage" office:value="0.5" calcext:value-type="percentage">
            <text:p>50.00%</text:p>
          </table:table-cell>
          <table:table-cell table:number-columns-repeated="1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percentage" office:value="0.350649350649351" calcext:value-type="percentage">
            <text:p>35.06%</text:p>
          </table:table-cell>
          <table:table-cell office:value-type="percentage" office:value="0.493506493506493" calcext:value-type="percentage">
            <text:p>49.35%</text:p>
          </table:table-cell>
          <table:table-cell table:number-columns-repeated="1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percentage" office:value="0.358974358974359" calcext:value-type="percentage">
            <text:p>35.90%</text:p>
          </table:table-cell>
          <table:table-cell office:value-type="percentage" office:value="0.5" calcext:value-type="percentage">
            <text:p>50.00%</text:p>
          </table:table-cell>
          <table:table-cell table:number-columns-repeated="1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percentage" office:value="0.354430379746835" calcext:value-type="percentage">
            <text:p>35.44%</text:p>
          </table:table-cell>
          <table:table-cell office:value-type="percentage" office:value="0.493670886075949" calcext:value-type="percentage">
            <text:p>49.37%</text:p>
          </table:table-cell>
          <table:table-cell table:number-columns-repeated="1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percentage" office:value="0.354430379746835" calcext:value-type="percentage">
            <text:p>35.44%</text:p>
          </table:table-cell>
          <table:table-cell office:value-type="percentage" office:value="0.493670886075949" calcext:value-type="percentage">
            <text:p>49.37%</text:p>
          </table:table-cell>
          <table:table-cell table:number-columns-repeated="11"/>
        </table:table-row>
      </table:table>
      <table:table table:name="Sheet15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1" table:default-cell-style-name="ce693"/>
        <table:table-column table:style-name="co1" table:number-columns-repeated="2" table:default-cell-style-name="Default"/>
        <table:table-column table:style-name="co1" table:default-cell-style-name="ce694"/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table:number-columns-repeated="2"/>
          <table:table-cell table:style-name="ce689" table:number-columns-spanned="2" table:number-rows-spanned="1"/>
          <table:covered-table-cell/>
          <table:table-cell table:number-columns-repeated="2"/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Party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689" office:value-type="float" office:value="100" calcext:value-type="float" table:number-columns-spanned="1" table:number-rows-spanned="5">
            <text:p>100</text:p>
          </table:table-cell>
          <table:table-cell table:style-name="ce690"/>
          <table:table-cell/>
          <table:table-cell table:style-name="ce689" table:number-columns-spanned="1" table:number-rows-spanned="5"/>
          <table:table-cell table:formula="of:=([.I2]*6)+14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200-([.J2]*200)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/>
          <table:covered-table-cell/>
          <table:table-cell table:style-name="ce690"/>
          <table:table-cell/>
          <table:covered-table-cell/>
          <table:table-cell table:formula="of:=([.I3]*6)+14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26" calcext:value-type="float">
            <text:p>26</text:p>
          </table:table-cell>
          <table:table-cell table:formula="of:=200-([.J3]*200)" office:value-type="float" office:value="100" calcext:value-type="float">
            <text:p>100</text:p>
          </table:table-cell>
        </table:table-row>
        <table:table-row table:style-name="ro1">
          <table:table-cell table:formula="of:=SUM([.A2:.A3])" office:value-type="float" office:value="500" calcext:value-type="float">
            <text:p>500</text:p>
          </table:table-cell>
          <table:table-cell table:formula="of:=SUM([.B2:.B3])" office:value-type="float" office:value="220" calcext:value-type="float">
            <text:p>220</text:p>
          </table:table-cell>
          <table:table-cell/>
          <table:covered-table-cell/>
          <table:table-cell table:style-name="ce690"/>
          <table:table-cell/>
          <table:covered-table-cell/>
          <table:table-cell table:formula="of:=([.I4]*6)+14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.333333333333333" calcext:value-type="float">
            <text:p>0.3333333333</text:p>
          </table:table-cell>
          <table:table-cell/>
          <table:table-cell office:value-type="float" office:value="32" calcext:value-type="float">
            <text:p>32</text:p>
          </table:table-cell>
          <table:table-cell table:formula="of:=200-([.J4]*200)" office:value-type="float" office:value="133.333333333333" calcext:value-type="float">
            <text:p>133</text:p>
          </table:table-cell>
        </table:table-row>
        <table:table-row table:style-name="ro1">
          <table:table-cell table:number-columns-repeated="3"/>
          <table:covered-table-cell/>
          <table:table-cell table:style-name="ce690"/>
          <table:table-cell/>
          <table:covered-table-cell/>
          <table:table-cell table:formula="of:=([.I5]*6)+14"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38" calcext:value-type="float">
            <text:p>38</text:p>
          </table:table-cell>
          <table:table-cell table:formula="of:=200-([.J5]*200)"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covered-table-cell/>
          <table:table-cell table:style-name="ce691"/>
          <table:table-cell table:style-name="ce692"/>
          <table:covered-table-cell/>
          <table:table-cell table:formula="of:=([.I6]*6)+14"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44" calcext:value-type="float">
            <text:p>44</text:p>
          </table:table-cell>
          <table:table-cell table:formula="of:=200-([.J6]*200)" office:value-type="float" office:value="80" calcext:value-type="float">
            <text:p>8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style-name="ce689" office:value-type="float" office:value="360" calcext:value-type="float" table:number-columns-spanned="2" table:number-rows-spanned="1">
            <text:p>360</text:p>
          </table:table-cell>
          <table:covered-table-cell/>
          <table:table-cell/>
          <table:table-cell table:formula="of:=([.I7]*6)+14"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0.666666666666667" calcext:value-type="float">
            <text:p>0.6666666667</text:p>
          </table:table-cell>
          <table:table-cell/>
          <table:table-cell office:value-type="float" office:value="50" calcext:value-type="float">
            <text:p>50</text:p>
          </table:table-cell>
          <table:table-cell table:formula="of:=200-([.J7]*200)" office:value-type="float" office:value="66.6666666666667" calcext:value-type="float">
            <text:p>67</text:p>
          </table:table-cell>
        </table:table-row>
        <table:table-row table:style-name="ro1">
          <table:table-cell table:number-columns-repeated="7"/>
          <table:table-cell table:formula="of:=([.I8]*6)+14"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0.571428571428571" calcext:value-type="float">
            <text:p>0.5714285714</text:p>
          </table:table-cell>
          <table:table-cell/>
          <table:table-cell office:value-type="float" office:value="56" calcext:value-type="float">
            <text:p>56</text:p>
          </table:table-cell>
          <table:table-cell table:formula="of:=200-([.J8]*200)" office:value-type="float" office:value="85.7142857142857" calcext:value-type="float">
            <text:p>86</text:p>
          </table:table-cell>
        </table:table-row>
        <table:table-row table:style-name="ro1">
          <table:table-cell table:number-columns-repeated="7"/>
          <table:table-cell table:formula="of:=([.I9]*6)+14"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62" calcext:value-type="float">
            <text:p>62</text:p>
          </table:table-cell>
          <table:table-cell table:formula="of:=200-([.J9]*200)" office:value-type="float" office:value="100" calcext:value-type="float">
            <text:p>100</text:p>
          </table:table-cell>
        </table:table-row>
        <table:table-row table:style-name="ro1">
          <table:table-cell table:number-columns-repeated="7"/>
          <table:table-cell table:formula="of:=([.I10]*6)+14"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0.444444444444444" calcext:value-type="float">
            <text:p>0.4444444444</text:p>
          </table:table-cell>
          <table:table-cell/>
          <table:table-cell office:value-type="float" office:value="68" calcext:value-type="float">
            <text:p>68</text:p>
          </table:table-cell>
          <table:table-cell table:formula="of:=200-([.J10]*200)" office:value-type="float" office:value="111.111111111111" calcext:value-type="float">
            <text:p>111</text:p>
          </table:table-cell>
        </table:table-row>
        <table:table-row table:style-name="ro1">
          <table:table-cell table:number-columns-repeated="7"/>
          <table:table-cell table:formula="of:=([.I11]*6)+14"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74" calcext:value-type="float">
            <text:p>74</text:p>
          </table:table-cell>
          <table:table-cell table:formula="of:=200-([.J11]*200)" office:value-type="float" office:value="120" calcext:value-type="float">
            <text:p>120</text:p>
          </table:table-cell>
        </table:table-row>
        <table:table-row table:style-name="ro1">
          <table:table-cell table:number-columns-repeated="7"/>
          <table:table-cell table:formula="of:=([.I12]*6)+14"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0.363636363636364" calcext:value-type="float">
            <text:p>0.3636363636</text:p>
          </table:table-cell>
          <table:table-cell/>
          <table:table-cell office:value-type="float" office:value="80" calcext:value-type="float">
            <text:p>80</text:p>
          </table:table-cell>
          <table:table-cell table:formula="of:=200-([.J12]*200)" office:value-type="float" office:value="127.272727272727" calcext:value-type="float">
            <text:p>127</text:p>
          </table:table-cell>
        </table:table-row>
        <table:table-row table:style-name="ro1">
          <table:table-cell table:number-columns-repeated="7"/>
          <table:table-cell table:formula="of:=([.I13]*6)+14"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0.333333333333333" calcext:value-type="float">
            <text:p>0.3333333333</text:p>
          </table:table-cell>
          <table:table-cell/>
          <table:table-cell office:value-type="float" office:value="86" calcext:value-type="float">
            <text:p>86</text:p>
          </table:table-cell>
          <table:table-cell table:formula="of:=200-([.J13]*200)" office:value-type="float" office:value="133.333333333333" calcext:value-type="float">
            <text:p>133</text:p>
          </table:table-cell>
        </table:table-row>
        <table:table-row table:style-name="ro1">
          <table:table-cell table:number-columns-repeated="7"/>
          <table:table-cell table:formula="of:=([.I14]*6)+14" office:value-type="float" office:value="92" calcext:value-type="float">
            <text:p>92</text:p>
          </table:table-cell>
          <table:table-cell office:value-type="float" office:value="13" calcext:value-type="float">
            <text:p>13</text:p>
          </table:table-cell>
          <table:table-cell office:value-type="float" office:value="0.384615384615385" calcext:value-type="float">
            <text:p>0.3846153846</text:p>
          </table:table-cell>
          <table:table-cell/>
          <table:table-cell office:value-type="float" office:value="92" calcext:value-type="float">
            <text:p>92</text:p>
          </table:table-cell>
          <table:table-cell table:formula="of:=200-([.J14]*200)" office:value-type="float" office:value="123.076923076923" calcext:value-type="float">
            <text:p>123</text:p>
          </table:table-cell>
        </table:table-row>
        <table:table-row table:style-name="ro1">
          <table:table-cell table:number-columns-repeated="7"/>
          <table:table-cell table:formula="of:=([.I15]*6)+14"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office:value-type="float" office:value="0.428571428571429" calcext:value-type="float">
            <text:p>0.4285714286</text:p>
          </table:table-cell>
          <table:table-cell/>
          <table:table-cell office:value-type="float" office:value="98" calcext:value-type="float">
            <text:p>98</text:p>
          </table:table-cell>
          <table:table-cell table:formula="of:=200-([.J15]*200)" office:value-type="float" office:value="114.285714285714" calcext:value-type="float">
            <text:p>114</text:p>
          </table:table-cell>
        </table:table-row>
        <table:table-row table:style-name="ro1">
          <table:table-cell table:number-columns-repeated="7"/>
          <table:table-cell table:formula="of:=([.I16]*6)+14" office:value-type="float" office:value="104" calcext:value-type="float">
            <text:p>104</text:p>
          </table:table-cell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104" calcext:value-type="float">
            <text:p>104</text:p>
          </table:table-cell>
          <table:table-cell table:formula="of:=200-([.J16]*200)" office:value-type="float" office:value="120" calcext:value-type="float">
            <text:p>120</text:p>
          </table:table-cell>
        </table:table-row>
        <table:table-row table:style-name="ro1">
          <table:table-cell table:number-columns-repeated="7"/>
          <table:table-cell table:formula="of:=([.I17]*6)+14"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office:value-type="float" office:value="0.375" calcext:value-type="float">
            <text:p>0.375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200-([.J17]*200)" office:value-type="float" office:value="125" calcext:value-type="float">
            <text:p>125</text:p>
          </table:table-cell>
        </table:table-row>
        <table:table-row table:style-name="ro1">
          <table:table-cell table:number-columns-repeated="7"/>
          <table:table-cell table:formula="of:=([.I18]*6)+14"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office:value-type="float" office:value="0.352941176470588" calcext:value-type="float">
            <text:p>0.3529411765</text:p>
          </table:table-cell>
          <table:table-cell/>
          <table:table-cell office:value-type="float" office:value="116" calcext:value-type="float">
            <text:p>116</text:p>
          </table:table-cell>
          <table:table-cell table:formula="of:=200-([.J18]*200)" office:value-type="float" office:value="129.411764705882" calcext:value-type="float">
            <text:p>129</text:p>
          </table:table-cell>
        </table:table-row>
        <table:table-row table:style-name="ro1">
          <table:table-cell table:number-columns-repeated="7"/>
          <table:table-cell table:formula="of:=([.I19]*6)+14" office:value-type="float" office:value="122" calcext:value-type="float">
            <text:p>122</text:p>
          </table:table-cell>
          <table:table-cell office:value-type="float" office:value="18" calcext:value-type="float">
            <text:p>18</text:p>
          </table:table-cell>
          <table:table-cell office:value-type="float" office:value="0.388888888888889" calcext:value-type="float">
            <text:p>0.3888888889</text:p>
          </table:table-cell>
          <table:table-cell/>
          <table:table-cell office:value-type="float" office:value="122" calcext:value-type="float">
            <text:p>122</text:p>
          </table:table-cell>
          <table:table-cell table:formula="of:=200-([.J19]*200)" office:value-type="float" office:value="122.222222222222" calcext:value-type="float">
            <text:p>122</text:p>
          </table:table-cell>
        </table:table-row>
        <table:table-row table:style-name="ro1">
          <table:table-cell table:number-columns-repeated="7"/>
          <table:table-cell table:formula="of:=([.I20]*6)+14" office:value-type="float" office:value="128" calcext:value-type="float">
            <text:p>128</text:p>
          </table:table-cell>
          <table:table-cell office:value-type="float" office:value="19" calcext:value-type="float">
            <text:p>19</text:p>
          </table:table-cell>
          <table:table-cell office:value-type="float" office:value="0.368421052631579" calcext:value-type="float">
            <text:p>0.3684210526</text:p>
          </table:table-cell>
          <table:table-cell/>
          <table:table-cell office:value-type="float" office:value="128" calcext:value-type="float">
            <text:p>128</text:p>
          </table:table-cell>
          <table:table-cell table:formula="of:=200-([.J20]*200)" office:value-type="float" office:value="126.315789473684" calcext:value-type="float">
            <text:p>126</text:p>
          </table:table-cell>
        </table:table-row>
        <table:table-row table:style-name="ro1">
          <table:table-cell table:number-columns-repeated="7"/>
          <table:table-cell table:formula="of:=([.I21]*6)+14"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134" calcext:value-type="float">
            <text:p>134</text:p>
          </table:table-cell>
          <table:table-cell table:formula="of:=200-([.J21]*200)" office:value-type="float" office:value="120" calcext:value-type="float">
            <text:p>120</text:p>
          </table:table-cell>
        </table:table-row>
        <table:table-row table:style-name="ro1">
          <table:table-cell table:number-columns-repeated="7"/>
          <table:table-cell table:formula="of:=([.I22]*6)+14"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0.380952380952381" calcext:value-type="float">
            <text:p>0.380952381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200-([.J22]*200)" office:value-type="float" office:value="123.809523809524" calcext:value-type="float">
            <text:p>124</text:p>
          </table:table-cell>
        </table:table-row>
        <table:table-row table:style-name="ro1">
          <table:table-cell table:number-columns-repeated="7"/>
          <table:table-cell table:formula="of:=([.I23]*6)+14" office:value-type="float" office:value="146" calcext:value-type="float">
            <text:p>146</text:p>
          </table:table-cell>
          <table:table-cell office:value-type="float" office:value="22" calcext:value-type="float">
            <text:p>22</text:p>
          </table:table-cell>
          <table:table-cell office:value-type="float" office:value="0.363636363636364" calcext:value-type="float">
            <text:p>0.3636363636</text:p>
          </table:table-cell>
          <table:table-cell/>
          <table:table-cell office:value-type="float" office:value="146" calcext:value-type="float">
            <text:p>146</text:p>
          </table:table-cell>
          <table:table-cell table:formula="of:=200-([.J23]*200)" office:value-type="float" office:value="127.272727272727" calcext:value-type="float">
            <text:p>127</text:p>
          </table:table-cell>
        </table:table-row>
        <table:table-row table:style-name="ro1">
          <table:table-cell table:number-columns-repeated="7"/>
          <table:table-cell table:formula="of:=([.I24]*6)+14" office:value-type="float" office:value="152" calcext:value-type="float">
            <text:p>152</text:p>
          </table:table-cell>
          <table:table-cell office:value-type="float" office:value="23" calcext:value-type="float">
            <text:p>23</text:p>
          </table:table-cell>
          <table:table-cell office:value-type="float" office:value="0.347826086956522" calcext:value-type="float">
            <text:p>0.347826087</text:p>
          </table:table-cell>
          <table:table-cell/>
          <table:table-cell office:value-type="float" office:value="152" calcext:value-type="float">
            <text:p>152</text:p>
          </table:table-cell>
          <table:table-cell table:formula="of:=200-([.J24]*200)" office:value-type="float" office:value="130.434782608696" calcext:value-type="float">
            <text:p>130</text:p>
          </table:table-cell>
        </table:table-row>
        <table:table-row table:style-name="ro1">
          <table:table-cell table:number-columns-repeated="7"/>
          <table:table-cell table:formula="of:=([.I25]*6)+14" office:value-type="float" office:value="158" calcext:value-type="float">
            <text:p>158</text:p>
          </table:table-cell>
          <table:table-cell office:value-type="float" office:value="24" calcext:value-type="float">
            <text:p>24</text:p>
          </table:table-cell>
          <table:table-cell office:value-type="float" office:value="0.375" calcext:value-type="float">
            <text:p>0.375</text:p>
          </table:table-cell>
          <table:table-cell/>
          <table:table-cell office:value-type="float" office:value="158" calcext:value-type="float">
            <text:p>158</text:p>
          </table:table-cell>
          <table:table-cell table:formula="of:=200-([.J25]*200)" office:value-type="float" office:value="125" calcext:value-type="float">
            <text:p>125</text:p>
          </table:table-cell>
        </table:table-row>
        <table:table-row table:style-name="ro1">
          <table:table-cell table:number-columns-repeated="7"/>
          <table:table-cell table:formula="of:=([.I26]*6)+14" office:value-type="float" office:value="164" calcext:value-type="float">
            <text:p>164</text:p>
          </table:table-cell>
          <table:table-cell office:value-type="float" office:value="25" calcext:value-type="float">
            <text:p>25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float" office:value="164" calcext:value-type="float">
            <text:p>164</text:p>
          </table:table-cell>
          <table:table-cell table:formula="of:=200-([.J26]*200)" office:value-type="float" office:value="128" calcext:value-type="float">
            <text:p>128</text:p>
          </table:table-cell>
        </table:table-row>
        <table:table-row table:style-name="ro1">
          <table:table-cell table:number-columns-repeated="7"/>
          <table:table-cell table:formula="of:=([.I27]*6)+14" office:value-type="float" office:value="170" calcext:value-type="float">
            <text:p>170</text:p>
          </table:table-cell>
          <table:table-cell office:value-type="float" office:value="26" calcext:value-type="float">
            <text:p>26</text:p>
          </table:table-cell>
          <table:table-cell office:value-type="float" office:value="0.384615384615385" calcext:value-type="float">
            <text:p>0.3846153846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200-([.J27]*200)" office:value-type="float" office:value="123.076923076923" calcext:value-type="float">
            <text:p>123</text:p>
          </table:table-cell>
        </table:table-row>
        <table:table-row table:style-name="ro1">
          <table:table-cell table:number-columns-repeated="7"/>
          <table:table-cell table:formula="of:=([.I28]*6)+14" office:value-type="float" office:value="176" calcext:value-type="float">
            <text:p>176</text:p>
          </table:table-cell>
          <table:table-cell office:value-type="float" office:value="27" calcext:value-type="float">
            <text:p>27</text:p>
          </table:table-cell>
          <table:table-cell office:value-type="float" office:value="0.37037037037037" calcext:value-type="float">
            <text:p>0.3703703704</text:p>
          </table:table-cell>
          <table:table-cell/>
          <table:table-cell office:value-type="float" office:value="176" calcext:value-type="float">
            <text:p>176</text:p>
          </table:table-cell>
          <table:table-cell table:formula="of:=200-([.J28]*200)" office:value-type="float" office:value="125.925925925926" calcext:value-type="float">
            <text:p>126</text:p>
          </table:table-cell>
        </table:table-row>
        <table:table-row table:style-name="ro1">
          <table:table-cell table:number-columns-repeated="7"/>
          <table:table-cell table:formula="of:=([.I29]*6)+14" office:value-type="float" office:value="182" calcext:value-type="float">
            <text:p>182</text:p>
          </table:table-cell>
          <table:table-cell office:value-type="float" office:value="28" calcext:value-type="float">
            <text:p>28</text:p>
          </table:table-cell>
          <table:table-cell office:value-type="float" office:value="0.392857142857143" calcext:value-type="float">
            <text:p>0.3928571429</text:p>
          </table:table-cell>
          <table:table-cell/>
          <table:table-cell office:value-type="float" office:value="182" calcext:value-type="float">
            <text:p>182</text:p>
          </table:table-cell>
          <table:table-cell table:formula="of:=200-([.J29]*200)" office:value-type="float" office:value="121.428571428571" calcext:value-type="float">
            <text:p>121</text:p>
          </table:table-cell>
        </table:table-row>
        <table:table-row table:style-name="ro1">
          <table:table-cell table:number-columns-repeated="7"/>
          <table:table-cell table:formula="of:=([.I30]*6)+14" office:value-type="float" office:value="188" calcext:value-type="float">
            <text:p>188</text:p>
          </table:table-cell>
          <table:table-cell office:value-type="float" office:value="29" calcext:value-type="float">
            <text:p>29</text:p>
          </table:table-cell>
          <table:table-cell office:value-type="float" office:value="0.413793103448276" calcext:value-type="float">
            <text:p>0.4137931034</text:p>
          </table:table-cell>
          <table:table-cell/>
          <table:table-cell office:value-type="float" office:value="188" calcext:value-type="float">
            <text:p>188</text:p>
          </table:table-cell>
          <table:table-cell table:formula="of:=200-([.J30]*200)" office:value-type="float" office:value="117.241379310345" calcext:value-type="float">
            <text:p>117</text:p>
          </table:table-cell>
        </table:table-row>
        <table:table-row table:style-name="ro1">
          <table:table-cell table:number-columns-repeated="7"/>
          <table:table-cell table:formula="of:=([.I31]*6)+14" office:value-type="float" office:value="194" calcext:value-type="float">
            <text:p>194</text:p>
          </table:table-cell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194" calcext:value-type="float">
            <text:p>194</text:p>
          </table:table-cell>
          <table:table-cell table:formula="of:=200-([.J31]*200)" office:value-type="float" office:value="120" calcext:value-type="float">
            <text:p>120</text:p>
          </table:table-cell>
        </table:table-row>
        <table:table-row table:style-name="ro1">
          <table:table-cell table:number-columns-repeated="7"/>
          <table:table-cell table:formula="of:=([.I32]*6)+14" office:value-type="float" office:value="200" calcext:value-type="float">
            <text:p>200</text:p>
          </table:table-cell>
          <table:table-cell office:value-type="float" office:value="31" calcext:value-type="float">
            <text:p>31</text:p>
          </table:table-cell>
          <table:table-cell office:value-type="float" office:value="0.419354838709677" calcext:value-type="float">
            <text:p>0.4193548387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200-([.J32]*200)" office:value-type="float" office:value="116.129032258065" calcext:value-type="float">
            <text:p>116</text:p>
          </table:table-cell>
        </table:table-row>
        <table:table-row table:style-name="ro1">
          <table:table-cell table:number-columns-repeated="7"/>
          <table:table-cell table:formula="of:=([.I33]*6)+14" office:value-type="float" office:value="206" calcext:value-type="float">
            <text:p>206</text:p>
          </table:table-cell>
          <table:table-cell office:value-type="float" office:value="32" calcext:value-type="float">
            <text:p>32</text:p>
          </table:table-cell>
          <table:table-cell office:value-type="float" office:value="0.4375" calcext:value-type="float">
            <text:p>0.4375</text:p>
          </table:table-cell>
          <table:table-cell/>
          <table:table-cell office:value-type="float" office:value="206" calcext:value-type="float">
            <text:p>206</text:p>
          </table:table-cell>
          <table:table-cell table:formula="of:=200-([.J33]*200)" office:value-type="float" office:value="112.5" calcext:value-type="float">
            <text:p>113</text:p>
          </table:table-cell>
        </table:table-row>
        <table:table-row table:style-name="ro1">
          <table:table-cell table:number-columns-repeated="7"/>
          <table:table-cell table:formula="of:=([.I34]*6)+14" office:value-type="float" office:value="212" calcext:value-type="float">
            <text:p>212</text:p>
          </table:table-cell>
          <table:table-cell office:value-type="float" office:value="33" calcext:value-type="float">
            <text:p>33</text:p>
          </table:table-cell>
          <table:table-cell office:value-type="float" office:value="0.424242424242424" calcext:value-type="float">
            <text:p>0.4242424242</text:p>
          </table:table-cell>
          <table:table-cell/>
          <table:table-cell office:value-type="float" office:value="212" calcext:value-type="float">
            <text:p>212</text:p>
          </table:table-cell>
          <table:table-cell table:formula="of:=200-([.J34]*200)" office:value-type="float" office:value="115.151515151515" calcext:value-type="float">
            <text:p>115</text:p>
          </table:table-cell>
        </table:table-row>
        <table:table-row table:style-name="ro1">
          <table:table-cell table:number-columns-repeated="7"/>
          <table:table-cell table:formula="of:=([.I35]*6)+14" office:value-type="float" office:value="218" calcext:value-type="float">
            <text:p>218</text:p>
          </table:table-cell>
          <table:table-cell office:value-type="float" office:value="34" calcext:value-type="float">
            <text:p>34</text:p>
          </table:table-cell>
          <table:table-cell office:value-type="float" office:value="0.411764705882353" calcext:value-type="float">
            <text:p>0.4117647059</text:p>
          </table:table-cell>
          <table:table-cell/>
          <table:table-cell office:value-type="float" office:value="218" calcext:value-type="float">
            <text:p>218</text:p>
          </table:table-cell>
          <table:table-cell table:formula="of:=200-([.J35]*200)" office:value-type="float" office:value="117.647058823529" calcext:value-type="float">
            <text:p>118</text:p>
          </table:table-cell>
        </table:table-row>
        <table:table-row table:style-name="ro1">
          <table:table-cell table:number-columns-repeated="7"/>
          <table:table-cell table:formula="of:=([.I36]*6)+14" office:value-type="float" office:value="224" calcext:value-type="float">
            <text:p>224</text:p>
          </table:table-cell>
          <table:table-cell office:value-type="float" office:value="35" calcext:value-type="float">
            <text:p>35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224" calcext:value-type="float">
            <text:p>224</text:p>
          </table:table-cell>
          <table:table-cell table:formula="of:=200-([.J36]*200)" office:value-type="float" office:value="120" calcext:value-type="float">
            <text:p>120</text:p>
          </table:table-cell>
        </table:table-row>
        <table:table-row table:style-name="ro1">
          <table:table-cell table:number-columns-repeated="7"/>
          <table:table-cell table:formula="of:=([.I37]*6)+14" office:value-type="float" office:value="230" calcext:value-type="float">
            <text:p>230</text:p>
          </table:table-cell>
          <table:table-cell office:value-type="float" office:value="36" calcext:value-type="float">
            <text:p>36</text:p>
          </table:table-cell>
          <table:table-cell office:value-type="float" office:value="0.416666666666667" calcext:value-type="float">
            <text:p>0.4166666667</text:p>
          </table:table-cell>
          <table:table-cell/>
          <table:table-cell office:value-type="float" office:value="230" calcext:value-type="float">
            <text:p>230</text:p>
          </table:table-cell>
          <table:table-cell table:formula="of:=200-([.J37]*200)" office:value-type="float" office:value="116.666666666667" calcext:value-type="float">
            <text:p>117</text:p>
          </table:table-cell>
        </table:table-row>
        <table:table-row table:style-name="ro1">
          <table:table-cell table:number-columns-repeated="7"/>
          <table:table-cell table:formula="of:=([.I38]*6)+14" office:value-type="float" office:value="236" calcext:value-type="float">
            <text:p>236</text:p>
          </table:table-cell>
          <table:table-cell office:value-type="float" office:value="37" calcext:value-type="float">
            <text:p>37</text:p>
          </table:table-cell>
          <table:table-cell office:value-type="float" office:value="0.405405405405405" calcext:value-type="float">
            <text:p>0.4054054054</text:p>
          </table:table-cell>
          <table:table-cell/>
          <table:table-cell office:value-type="float" office:value="236" calcext:value-type="float">
            <text:p>236</text:p>
          </table:table-cell>
          <table:table-cell table:formula="of:=200-([.J38]*200)" office:value-type="float" office:value="118.918918918919" calcext:value-type="float">
            <text:p>119</text:p>
          </table:table-cell>
        </table:table-row>
        <table:table-row table:style-name="ro1">
          <table:table-cell table:number-columns-repeated="7"/>
          <table:table-cell table:formula="of:=([.I39]*6)+14" office:value-type="float" office:value="242" calcext:value-type="float">
            <text:p>242</text:p>
          </table:table-cell>
          <table:table-cell office:value-type="float" office:value="38" calcext:value-type="float">
            <text:p>38</text:p>
          </table:table-cell>
          <table:table-cell office:value-type="float" office:value="0.421052631578947" calcext:value-type="float">
            <text:p>0.4210526316</text:p>
          </table:table-cell>
          <table:table-cell/>
          <table:table-cell office:value-type="float" office:value="242" calcext:value-type="float">
            <text:p>242</text:p>
          </table:table-cell>
          <table:table-cell table:formula="of:=200-([.J39]*200)" office:value-type="float" office:value="115.789473684211" calcext:value-type="float">
            <text:p>116</text:p>
          </table:table-cell>
        </table:table-row>
        <table:table-row table:style-name="ro1">
          <table:table-cell table:number-columns-repeated="7"/>
          <table:table-cell table:formula="of:=([.I40]*6)+14" office:value-type="float" office:value="248" calcext:value-type="float">
            <text:p>248</text:p>
          </table:table-cell>
          <table:table-cell office:value-type="float" office:value="39" calcext:value-type="float">
            <text:p>39</text:p>
          </table:table-cell>
          <table:table-cell office:value-type="float" office:value="0.41025641025641" calcext:value-type="float">
            <text:p>0.4102564103</text:p>
          </table:table-cell>
          <table:table-cell/>
          <table:table-cell office:value-type="float" office:value="248" calcext:value-type="float">
            <text:p>248</text:p>
          </table:table-cell>
          <table:table-cell table:formula="of:=200-([.J40]*200)" office:value-type="float" office:value="117.948717948718" calcext:value-type="float">
            <text:p>118</text:p>
          </table:table-cell>
        </table:table-row>
        <table:table-row table:style-name="ro1">
          <table:table-cell table:number-columns-repeated="7"/>
          <table:table-cell table:formula="of:=([.I41]*6)+14" office:value-type="float" office:value="254" calcext:value-type="float">
            <text:p>254</text:p>
          </table:table-cell>
          <table:table-cell office:value-type="float" office:value="40" calcext:value-type="float">
            <text:p>40</text:p>
          </table:table-cell>
          <table:table-cell office:value-type="float" office:value="0.425" calcext:value-type="float">
            <text:p>0.425</text:p>
          </table:table-cell>
          <table:table-cell/>
          <table:table-cell office:value-type="float" office:value="254" calcext:value-type="float">
            <text:p>254</text:p>
          </table:table-cell>
          <table:table-cell table:formula="of:=200-([.J41]*200)" office:value-type="float" office:value="115" calcext:value-type="float">
            <text:p>115</text:p>
          </table:table-cell>
        </table:table-row>
        <table:table-row table:style-name="ro1">
          <table:table-cell table:number-columns-repeated="7"/>
          <table:table-cell table:formula="of:=([.I42]*6)+14" office:value-type="float" office:value="260" calcext:value-type="float">
            <text:p>260</text:p>
          </table:table-cell>
          <table:table-cell office:value-type="float" office:value="41" calcext:value-type="float">
            <text:p>41</text:p>
          </table:table-cell>
          <table:table-cell office:value-type="float" office:value="0.414634146341463" calcext:value-type="float">
            <text:p>0.4146341463</text:p>
          </table:table-cell>
          <table:table-cell/>
          <table:table-cell office:value-type="float" office:value="260" calcext:value-type="float">
            <text:p>260</text:p>
          </table:table-cell>
          <table:table-cell table:formula="of:=200-([.J42]*200)" office:value-type="float" office:value="117.073170731707" calcext:value-type="float">
            <text:p>117</text:p>
          </table:table-cell>
        </table:table-row>
        <table:table-row table:style-name="ro1">
          <table:table-cell table:number-columns-repeated="7"/>
          <table:table-cell table:formula="of:=([.I43]*6)+14" office:value-type="float" office:value="266" calcext:value-type="float">
            <text:p>266</text:p>
          </table:table-cell>
          <table:table-cell office:value-type="float" office:value="42" calcext:value-type="float">
            <text:p>42</text:p>
          </table:table-cell>
          <table:table-cell office:value-type="float" office:value="0.404761904761905" calcext:value-type="float">
            <text:p>0.4047619048</text:p>
          </table:table-cell>
          <table:table-cell/>
          <table:table-cell office:value-type="float" office:value="266" calcext:value-type="float">
            <text:p>266</text:p>
          </table:table-cell>
          <table:table-cell table:formula="of:=200-([.J43]*200)" office:value-type="float" office:value="119.047619047619" calcext:value-type="float">
            <text:p>119</text:p>
          </table:table-cell>
        </table:table-row>
        <table:table-row table:style-name="ro1">
          <table:table-cell table:number-columns-repeated="7"/>
          <table:table-cell table:formula="of:=([.I44]*6)+14"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office:value-type="float" office:value="0.395348837209302" calcext:value-type="float">
            <text:p>0.3953488372</text:p>
          </table:table-cell>
          <table:table-cell/>
          <table:table-cell office:value-type="float" office:value="272" calcext:value-type="float">
            <text:p>272</text:p>
          </table:table-cell>
          <table:table-cell table:formula="of:=200-([.J44]*200)" office:value-type="float" office:value="120.93023255814" calcext:value-type="float">
            <text:p>121</text:p>
          </table:table-cell>
        </table:table-row>
        <table:table-row table:style-name="ro1">
          <table:table-cell table:number-columns-repeated="7"/>
          <table:table-cell table:formula="of:=([.I45]*6)+14" office:value-type="float" office:value="278" calcext:value-type="float">
            <text:p>278</text:p>
          </table:table-cell>
          <table:table-cell office:value-type="float" office:value="44" calcext:value-type="float">
            <text:p>44</text:p>
          </table:table-cell>
          <table:table-cell office:value-type="float" office:value="0.386363636363636" calcext:value-type="float">
            <text:p>0.3863636364</text:p>
          </table:table-cell>
          <table:table-cell/>
          <table:table-cell office:value-type="float" office:value="278" calcext:value-type="float">
            <text:p>278</text:p>
          </table:table-cell>
          <table:table-cell table:formula="of:=200-([.J45]*200)" office:value-type="float" office:value="122.727272727273" calcext:value-type="float">
            <text:p>123</text:p>
          </table:table-cell>
        </table:table-row>
        <table:table-row table:style-name="ro1">
          <table:table-cell table:number-columns-repeated="7"/>
          <table:table-cell table:formula="of:=([.I46]*6)+14" office:value-type="float" office:value="284" calcext:value-type="float">
            <text:p>284</text:p>
          </table:table-cell>
          <table:table-cell office:value-type="float" office:value="45" calcext:value-type="float">
            <text:p>45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284" calcext:value-type="float">
            <text:p>284</text:p>
          </table:table-cell>
          <table:table-cell table:formula="of:=200-([.J46]*200)" office:value-type="float" office:value="120" calcext:value-type="float">
            <text:p>120</text:p>
          </table:table-cell>
        </table:table-row>
        <table:table-row table:style-name="ro1">
          <table:table-cell table:number-columns-repeated="7"/>
          <table:table-cell table:formula="of:=([.I47]*6)+14" office:value-type="float" office:value="290" calcext:value-type="float">
            <text:p>290</text:p>
          </table:table-cell>
          <table:table-cell office:value-type="float" office:value="46" calcext:value-type="float">
            <text:p>46</text:p>
          </table:table-cell>
          <table:table-cell office:value-type="float" office:value="0.391304347826087" calcext:value-type="float">
            <text:p>0.3913043478</text:p>
          </table:table-cell>
          <table:table-cell/>
          <table:table-cell office:value-type="float" office:value="290" calcext:value-type="float">
            <text:p>290</text:p>
          </table:table-cell>
          <table:table-cell table:formula="of:=200-([.J47]*200)" office:value-type="float" office:value="121.739130434783" calcext:value-type="float">
            <text:p>122</text:p>
          </table:table-cell>
        </table:table-row>
        <table:table-row table:style-name="ro1">
          <table:table-cell table:number-columns-repeated="7"/>
          <table:table-cell table:formula="of:=([.I48]*6)+14" office:value-type="float" office:value="296" calcext:value-type="float">
            <text:p>296</text:p>
          </table:table-cell>
          <table:table-cell office:value-type="float" office:value="47" calcext:value-type="float">
            <text:p>47</text:p>
          </table:table-cell>
          <table:table-cell office:value-type="float" office:value="0.404255319148936" calcext:value-type="float">
            <text:p>0.4042553191</text:p>
          </table:table-cell>
          <table:table-cell/>
          <table:table-cell office:value-type="float" office:value="296" calcext:value-type="float">
            <text:p>296</text:p>
          </table:table-cell>
          <table:table-cell table:formula="of:=200-([.J48]*200)" office:value-type="float" office:value="119.148936170213" calcext:value-type="float">
            <text:p>119</text:p>
          </table:table-cell>
        </table:table-row>
        <table:table-row table:style-name="ro1">
          <table:table-cell table:number-columns-repeated="7"/>
          <table:table-cell table:formula="of:=([.I49]*6)+14" office:value-type="float" office:value="302" calcext:value-type="float">
            <text:p>302</text:p>
          </table:table-cell>
          <table:table-cell office:value-type="float" office:value="48" calcext:value-type="float">
            <text:p>48</text:p>
          </table:table-cell>
          <table:table-cell office:value-type="float" office:value="0.416666666666667" calcext:value-type="float">
            <text:p>0.4166666667</text:p>
          </table:table-cell>
          <table:table-cell/>
          <table:table-cell office:value-type="float" office:value="302" calcext:value-type="float">
            <text:p>302</text:p>
          </table:table-cell>
          <table:table-cell table:formula="of:=200-([.J49]*200)" office:value-type="float" office:value="116.666666666667" calcext:value-type="float">
            <text:p>117</text:p>
          </table:table-cell>
        </table:table-row>
        <table:table-row table:style-name="ro1">
          <table:table-cell table:number-columns-repeated="7"/>
          <table:table-cell table:formula="of:=([.I50]*6)+14" office:value-type="float" office:value="308" calcext:value-type="float">
            <text:p>308</text:p>
          </table:table-cell>
          <table:table-cell office:value-type="float" office:value="49" calcext:value-type="float">
            <text:p>49</text:p>
          </table:table-cell>
          <table:table-cell office:value-type="float" office:value="0.408163265306122" calcext:value-type="float">
            <text:p>0.4081632653</text:p>
          </table:table-cell>
          <table:table-cell/>
          <table:table-cell office:value-type="float" office:value="308" calcext:value-type="float">
            <text:p>308</text:p>
          </table:table-cell>
          <table:table-cell table:formula="of:=200-([.J50]*200)" office:value-type="float" office:value="118.367346938776" calcext:value-type="float">
            <text:p>118</text:p>
          </table:table-cell>
        </table:table-row>
        <table:table-row table:style-name="ro1">
          <table:table-cell table:number-columns-repeated="7"/>
          <table:table-cell table:formula="of:=([.I51]*6)+14" office:value-type="float" office:value="314" calcext:value-type="float">
            <text:p>314</text:p>
          </table:table-cell>
          <table:table-cell office:value-type="float" office:value="50" calcext:value-type="float">
            <text:p>50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314" calcext:value-type="float">
            <text:p>314</text:p>
          </table:table-cell>
          <table:table-cell table:formula="of:=200-([.J51]*200)" office:value-type="float" office:value="120" calcext:value-type="float">
            <text:p>120</text:p>
          </table:table-cell>
        </table:table-row>
        <table:table-row table:style-name="ro1" table:number-rows-repeated="29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Colour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VVD</text:p>
          </table:table-cell>
          <table:table-cell table:number-columns-repeated="2"/>
          <table:table-cell office:value-type="string" calcext:value-type="string">
            <text:p>PvdA</text:p>
          </table:table-cell>
          <table:table-cell/>
        </table:table-row>
        <table:table-row table:style-name="ro1">
          <table:table-cell office:value-type="string" calcext:value-type="string">
            <text:p>#262b6a</text:p>
          </table:table-cell>
          <table:table-cell office:value-type="string" calcext:value-type="string">
            <text:p>Dark blue</text:p>
          </table:table-cell>
          <table:table-cell/>
          <table:table-cell office:value-type="string" calcext:value-type="string">
            <text:p>#e12b1a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#f47621</text:p>
          </table:table-cell>
          <table:table-cell office:value-type="string" calcext:value-type="string">
            <text:p>orange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VV</text:p>
          </table:table-cell>
          <table:table-cell table:number-columns-repeated="2"/>
          <table:table-cell office:value-type="string" calcext:value-type="string">
            <text:p>SP</text:p>
          </table:table-cell>
          <table:table-cell/>
        </table:table-row>
        <table:table-row table:style-name="ro1">
          <table:table-cell office:value-type="string" calcext:value-type="string">
            <text:p>#a6a7a9</text:p>
          </table:table-cell>
          <table:table-cell office:value-type="string" calcext:value-type="string">
            <text:p>gray</text:p>
          </table:table-cell>
          <table:table-cell/>
          <table:table-cell office:value-type="string" calcext:value-type="string">
            <text:p>#ED1C24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DA</text:p>
          </table:table-cell>
          <table:table-cell table:number-columns-repeated="2"/>
          <table:table-cell office:value-type="string" calcext:value-type="string">
            <text:p>D66</text:p>
          </table:table-cell>
          <table:table-cell/>
        </table:table-row>
        <table:table-row table:style-name="ro1">
          <table:table-cell office:value-type="string" calcext:value-type="string">
            <text:p>#007B5F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#00af3f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hristenUnie</text:p>
          </table:table-cell>
          <table:table-cell table:number-columns-repeated="2"/>
          <table:table-cell office:value-type="string" calcext:value-type="string">
            <text:p>GroenLinks</text:p>
          </table:table-cell>
          <table:table-cell/>
        </table:table-row>
        <table:table-row table:style-name="ro1">
          <table:table-cell office:value-type="string" calcext:value-type="string">
            <text:p>#009ae4</text:p>
          </table:table-cell>
          <table:table-cell office:value-type="string" calcext:value-type="string">
            <text:p>Light blue</text:p>
          </table:table-cell>
          <table:table-cell/>
          <table:table-cell office:value-type="string" calcext:value-type="string">
            <text:p>#83bd00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de002d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GP</text:p>
          </table:table-cell>
          <table:table-cell table:number-columns-repeated="2"/>
          <table:table-cell office:value-type="string" calcext:value-type="string">
            <text:p>PvdD</text:p>
          </table:table-cell>
          <table:table-cell/>
        </table:table-row>
        <table:table-row table:style-name="ro1">
          <table:table-cell office:value-type="string" calcext:value-type="string">
            <text:p>#E95D0F</text:p>
          </table:table-cell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#006B2C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50PLUS</text:p>
          </table:table-cell>
          <table:table-cell table:number-columns-repeated="2"/>
          <table:table-cell office:value-type="string" calcext:value-type="string">
            <text:p>Denk</text:p>
          </table:table-cell>
          <table:table-cell/>
        </table:table-row>
        <table:table-row table:style-name="ro1">
          <table:table-cell office:value-type="string" calcext:value-type="string">
            <text:p>#92278f</text:p>
          </table:table-cell>
          <table:table-cell office:value-type="string" calcext:value-type="string">
            <text:p>purple</text:p>
          </table:table-cell>
          <table:table-cell/>
          <table:table-cell office:value-type="string" calcext:value-type="string">
            <text:p>#37bfc2</text:p>
          </table:table-cell>
          <table:table-cell office:value-type="string" calcext:value-type="string">
            <text:p>turquois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v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851010</text:p>
          </table:table-cell>
          <table:table-cell office:value-type="string" calcext:value-type="string">
            <text:p>maroon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" loext:min-decimal-places="1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729fcf"/>
    </style:style>
    <style:style style:name="Untitled2" style:family="table-cell" style:parent-style-name="Default">
      <style:table-cell-properties fo:background-color="#c5000b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6">0000/00/00</text:date>, <text:time style:data-style-name="N2" text:time-value="09:45:49.6574829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1T21:34:52.047393405</meta:creation-date>
    <dc:date>2017-12-06T14:52:46.966727737</dc:date>
    <meta:editing-duration>PT14H38M22S</meta:editing-duration>
    <meta:editing-cycles>29</meta:editing-cycles>
    <meta:generator>LibreOffice/5.1.6.2$Linux_X86_64 LibreOffice_project/10m0$Build-2</meta:generator>
    <meta:document-statistic meta:table-count="16" meta:cell-count="8186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372cm" svg:height="9cm" xlink:href=".." xlink:type="simple" chart:class="chart:line" chart:style-name="ch1">
        <chart:legend chart:legend-position="end" svg:x="25.091cm" svg:y="4.201cm" style:legend-expansion="high" chart:style-name="ch2"/>
        <chart:plot-area chart:style-name="ch3" table:cell-range-address="VVD.G1:VVD.G81" chart:data-source-has-labels="row" svg:x="0.587cm" svg:y="0.18cm" svg:width="23.917cm" svg:height="8.64cm">
          <chartooo:coordinate-region svg:x="2.187cm" svg:y="0.379cm" svg:width="22.317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VVD.G2:VVD.G81" chart:label-cell-address="VVD.G1:VVD.G1" chart:class="chart:line">
            <chart:data-point chart:repeated="8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age women</text:p>
                <draw:g>
                  <svg:desc>VVD.G1:VVD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VVD.G2:VVD.G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72727272727273">
                <text:p>0.2727272727272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57142857142857">
                <text:p>0.3571428571428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52941176470588">
                <text:p>0.3529411764705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88888888888889">
                <text:p>0.3888888888888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21052631578947">
                <text:p>0.4210526315789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09090909090909">
                <text:p>0.4090909090909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91304347826087">
                <text:p>0.3913043478260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46153846153846">
                <text:p>0.3461538461538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21428571428571">
                <text:p>0.3214285714285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10344827586207">
                <text:p>0.3103448275862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2258064516129">
                <text:p>0.322580645161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25">
                <text:p>0.3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03030303030303">
                <text:p>0.3030303030303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94117647058823">
                <text:p>0.2941176470588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77777777777778">
                <text:p>0.2777777777777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97297297297297">
                <text:p>0.2972972972972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1578947368421">
                <text:p>0.315789473684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92682926829268">
                <text:p>0.2926829268292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7906976744186">
                <text:p>0.279069767441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72727272727273">
                <text:p>0.2727272727272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60869565217391">
                <text:p>0.2608695652173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76595744680851">
                <text:p>0.2765957446808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70833333333333">
                <text:p>0.27083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74509803921569">
                <text:p>0.2745098039215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69230769230769">
                <text:p>0.2692307692307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83018867924528">
                <text:p>0.2830188679245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77777777777778">
                <text:p>0.2777777777777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72727272727273">
                <text:p>0.2727272727272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98245614035088">
                <text:p>0.2982456140350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10344827586207">
                <text:p>0.3103448275862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05084745762712">
                <text:p>0.3050847457627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95081967213115">
                <text:p>0.2950819672131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90322580645161">
                <text:p>0.2903225806451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01587301587302">
                <text:p>0.3015873015873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96875">
                <text:p>0.2968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18181818181818">
                <text:p>0.3181818181818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13432835820896">
                <text:p>0.3134328358208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23529411764706">
                <text:p>0.3235294117647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18840579710145">
                <text:p>0.3188405797101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28571428571429">
                <text:p>0.3285714285714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23943661971831">
                <text:p>0.3239436619718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28767123287671">
                <text:p>0.3287671232876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37837837837838">
                <text:p>0.33783783783783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46666666666667">
                <text:p>0.3466666666666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55263157894737">
                <text:p>0.3552631578947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50649350649351">
                <text:p>0.3506493506493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58974358974359">
                <text:p>0.3589743589743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54430379746835">
                <text:p>0.3544303797468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54430379746835">
                <text:p>0.3544303797468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719cm" svg:y="4.201cm" style:legend-expansion="high" chart:style-name="ch2"/>
        <chart:plot-area chart:style-name="ch3" table:cell-range-address="FvD.G1:FvD.G31" chart:data-source-has-labels="row" svg:x="0.32cm" svg:y="0.18cm" svg:width="11.079cm" svg:height="8.64cm">
          <chartooo:coordinate-region svg:x="1.735cm" svg:y="0.379cm" svg:width="9.664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vD.G2:FvD.G31" chart:label-cell-address="FvD.G1:FvD.G1" chart:class="chart:line"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age women</text:p>
                <draw:g>
                  <svg:desc>FvD.G1:FvD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vD.G2:FvD.G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72727272727273">
                <text:p>0.2727272727272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35294117647059">
                <text:p>0.2352941176470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10526315789474">
                <text:p>0.2105263157894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38095238095238">
                <text:p>0.2380952380952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7272727272727">
                <text:p>0.2272727272727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17391304347826">
                <text:p>0.2173913043478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08333333333333">
                <text:p>0.208333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30769230769231">
                <text:p>0.2307692307692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14285714285714">
                <text:p>0.2142857142857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06896551724138">
                <text:p>0.2068965517241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719cm" svg:y="4.201cm" style:legend-expansion="high" chart:style-name="ch2"/>
        <chart:plot-area chart:style-name="ch3" table:cell-range-address="50PLUS.G1:50PLUS.G51" chart:data-source-has-labels="row" svg:x="0.32cm" svg:y="0.18cm" svg:width="11.079cm" svg:height="8.64cm">
          <chartooo:coordinate-region svg:x="1.735cm" svg:y="0.38cm" svg:width="9.664cm" svg:height="7.6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50PLUS.G2:50PLUS.G51" chart:label-cell-address="50PLUS.G1:50PLUS.G1" chart:class="chart:line"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age women</text:p>
                <draw:g>
                  <svg:desc>50PLUS.G1:50PLUS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50PLUS.G2:50PLUS.G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72727272727273">
                <text:p>0.2727272727272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125">
                <text:p>0.3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94117647058823">
                <text:p>0.2941176470588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1578947368421">
                <text:p>0.315789473684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2727272727273">
                <text:p>0.2727272727272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04347826086957">
                <text:p>0.3043478260869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91666666666667">
                <text:p>0.29166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9230769230769">
                <text:p>0.2692307692307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59259259259259">
                <text:p>0.2592592592592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75862068965517">
                <text:p>0.2758620689655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90322580645161">
                <text:p>0.2903225806451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8125">
                <text:p>0.28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72727272727273">
                <text:p>0.2727272727272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94117647058823">
                <text:p>0.2941176470588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05555555555556">
                <text:p>0.3055555555555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97297297297297">
                <text:p>0.2972972972972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89473684210526">
                <text:p>0.2894736842105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82051282051282">
                <text:p>0.2820512820512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68292682926829">
                <text:p>0.2682926829268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61904761904762">
                <text:p>0.2619047619047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55813953488372">
                <text:p>0.2558139534883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44444444444444">
                <text:p>0.2444444444444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39130434782609">
                <text:p>0.2391304347826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34042553191489">
                <text:p>0.2340425531914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29166666666667">
                <text:p>0.22916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44897959183673">
                <text:p>0.2448979591836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4">
                <text:p>0.2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372cm" svg:height="9cm" xlink:href=".." xlink:type="simple" chart:class="chart:line" chart:style-name="ch1">
        <chart:legend chart:legend-position="end" svg:x="25.091cm" svg:y="4.201cm" style:legend-expansion="high" chart:style-name="ch2"/>
        <chart:plot-area chart:style-name="ch3" table:cell-range-address="PVV.G1:PVV.G51" chart:data-source-has-labels="row" svg:x="0.587cm" svg:y="0.18cm" svg:width="23.917cm" svg:height="8.64cm">
          <chartooo:coordinate-region svg:x="2.002cm" svg:y="0.379cm" svg:width="22.31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VV.G2:PVV.G51" chart:label-cell-address="PVV.G1:PVV.G1" chart:class="chart:line"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age women</text:p>
                <draw:g>
                  <svg:desc>PVV.G1:PVV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VV.G2:PVV.G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72727272727273">
                <text:p>0.2727272727272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30769230769231">
                <text:p>0.2307692307692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125">
                <text:p>0.3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94117647058823">
                <text:p>0.2941176470588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1578947368421">
                <text:p>0.315789473684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2727272727273">
                <text:p>0.2727272727272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60869565217391">
                <text:p>0.2608695652173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30769230769231">
                <text:p>0.2307692307692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59259259259259">
                <text:p>0.2592592592592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10344827586207">
                <text:p>0.3103448275862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90322580645161">
                <text:p>0.2903225806451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25">
                <text:p>0.3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03030303030303">
                <text:p>0.3030303030303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94117647058823">
                <text:p>0.2941176470588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77777777777778">
                <text:p>0.2777777777777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7027027027027">
                <text:p>0.270270270270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89473684210526">
                <text:p>0.2894736842105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82051282051282">
                <text:p>0.2820512820512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68292682926829">
                <text:p>0.2682926829268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7906976744186">
                <text:p>0.279069767441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72727272727273">
                <text:p>0.2727272727272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82608695652174">
                <text:p>0.2826086956521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76595744680851">
                <text:p>0.2765957446808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70833333333333">
                <text:p>0.27083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6530612244898">
                <text:p>0.265306122448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6">
                <text:p>0.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573cm" svg:height="9cm" xlink:href=".." xlink:type="simple" chart:class="chart:line" chart:style-name="ch1">
        <chart:legend chart:legend-position="end" svg:x="24.292cm" svg:y="4.201cm" style:legend-expansion="high" chart:style-name="ch2"/>
        <chart:plot-area chart:style-name="ch3" table:cell-range-address="SP.G1:SP.G51" chart:data-source-has-labels="row" svg:x="0.571cm" svg:y="0.18cm" svg:width="23.15cm" svg:height="8.64cm">
          <chartooo:coordinate-region svg:x="1.986cm" svg:y="0.379cm" svg:width="21.548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P.G2:SP.G51" chart:label-cell-address="SP.G1:SP.G1" chart:class="chart:line"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age women</text:p>
                <draw:g>
                  <svg:desc>SP.G1:SP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P.G2:SP.G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57142857142857">
                <text:p>0.3571428571428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125">
                <text:p>0.3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94117647058823">
                <text:p>0.2941176470588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77777777777778">
                <text:p>0.2777777777777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38095238095238">
                <text:p>0.2380952380952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7272727272727">
                <text:p>0.2272727272727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60869565217391">
                <text:p>0.2608695652173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30769230769231">
                <text:p>0.2307692307692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41379310344828">
                <text:p>0.2413793103448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90322580645161">
                <text:p>0.2903225806451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25">
                <text:p>0.3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52941176470588">
                <text:p>0.3529411764705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2857142857143">
                <text:p>0.3428571428571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1111111111111">
                <text:p>0.3611111111111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8378378378378">
                <text:p>0.3783783783783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94736842105263">
                <text:p>0.3947368421052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90243902439024">
                <text:p>0.3902439024390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04761904761905">
                <text:p>0.4047619047619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18604651162791">
                <text:p>0.4186046511627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09090909090909">
                <text:p>0.4090909090909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22222222222222">
                <text:p>0.4222222222222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34782608695652">
                <text:p>0.4347826086956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25531914893617">
                <text:p>0.4255319148936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48979591836735">
                <text:p>0.4489795918367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4">
                <text:p>0.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16cm" svg:height="9cm" xlink:href=".." xlink:type="simple" chart:class="chart:line" chart:style-name="ch1">
        <chart:legend chart:legend-position="end" svg:x="23.879cm" svg:y="4.201cm" style:legend-expansion="high" chart:style-name="ch2"/>
        <chart:plot-area chart:style-name="ch3" table:cell-range-address="CDA.G1:CDA.G51" chart:data-source-has-labels="row" svg:x="0.563cm" svg:y="0.18cm" svg:width="22.753cm" svg:height="8.64cm">
          <chartooo:coordinate-region svg:x="1.978cm" svg:y="0.38cm" svg:width="21.152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DA.G2:CDA.G51" chart:label-cell-address="CDA.G1:CDA.G1" chart:class="chart:line"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age women</text:p>
                <draw:g>
                  <svg:desc>CDA.G1:CDA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DA.G2:CDA.G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57142857142857">
                <text:p>0.3571428571428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125">
                <text:p>0.3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94117647058823">
                <text:p>0.2941176470588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1578947368421">
                <text:p>0.315789473684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80952380952381">
                <text:p>0.3809523809523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09090909090909">
                <text:p>0.4090909090909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91304347826087">
                <text:p>0.3913043478260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7037037037037">
                <text:p>0.370370370370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92857142857143">
                <text:p>0.3928571428571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79310344827586">
                <text:p>0.3793103448275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19354838709677">
                <text:p>0.4193548387096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0625">
                <text:p>0.406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24242424242424">
                <text:p>0.4242424242424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05405405405405">
                <text:p>0.4054054054054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94736842105263">
                <text:p>0.3947368421052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1025641025641">
                <text:p>0.410256410256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90243902439024">
                <text:p>0.3902439024390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80952380952381">
                <text:p>0.3809523809523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72093023255814">
                <text:p>0.3720930232558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55555555555556">
                <text:p>0.3555555555555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47826086956522">
                <text:p>0.3478260869565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61702127659574">
                <text:p>0.3617021276595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54166666666667">
                <text:p>0.35416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6734693877551">
                <text:p>0.367346938775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6">
                <text:p>0.3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115cm" svg:height="9cm" xlink:href=".." xlink:type="simple" chart:class="chart:line" chart:style-name="ch1">
        <chart:legend chart:legend-position="end" svg:x="25.834cm" svg:y="4.201cm" style:legend-expansion="high" chart:style-name="ch2"/>
        <chart:plot-area chart:style-name="ch3" table:cell-range-address="D66.G1:D66.G51" chart:data-source-has-labels="row" svg:x="0.602cm" svg:y="0.18cm" svg:width="24.63cm" svg:height="8.64cm">
          <chartooo:coordinate-region svg:x="2.017cm" svg:y="0.379cm" svg:width="23.02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66.G2:D66.G51" chart:label-cell-address="D66.G1:D66.G1" chart:class="chart:line"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age women</text:p>
                <draw:g>
                  <svg:desc>D66.G1:D66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66.G2:D66.G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52941176470588">
                <text:p>0.3529411764705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88888888888889">
                <text:p>0.3888888888888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8421052631579">
                <text:p>0.3684210526315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80952380952381">
                <text:p>0.3809523809523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47826086956522">
                <text:p>0.3478260869565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7037037037037">
                <text:p>0.370370370370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92857142857143">
                <text:p>0.3928571428571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13793103448276">
                <text:p>0.4137931034482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19354838709677">
                <text:p>0.4193548387096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24242424242424">
                <text:p>0.4242424242424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05405405405405">
                <text:p>0.4054054054054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21052631578947">
                <text:p>0.4210526315789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1025641025641">
                <text:p>0.410256410256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25">
                <text:p>0.4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4634146341463">
                <text:p>0.4146341463414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04761904761905">
                <text:p>0.4047619047619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95348837209302">
                <text:p>0.3953488372093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86363636363636">
                <text:p>0.3863636363636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91304347826087">
                <text:p>0.3913043478260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04255319148936">
                <text:p>0.4042553191489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08163265306122">
                <text:p>0.4081632653061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">
                <text:p>0.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821cm" svg:height="9cm" xlink:href=".." xlink:type="simple" chart:class="chart:line" chart:style-name="ch1">
        <chart:legend chart:legend-position="end" svg:x="24.54cm" svg:y="4.201cm" style:legend-expansion="high" chart:style-name="ch2"/>
        <chart:plot-area chart:style-name="ch3" table:cell-range-address="ChristenUnie.G1:ChristenUnie.G51" chart:data-source-has-labels="row" svg:x="0.576cm" svg:y="0.18cm" svg:width="23.388cm" svg:height="8.64cm">
          <chartooo:coordinate-region svg:x="1.991cm" svg:y="0.38cm" svg:width="21.787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hristenUnie.G2:ChristenUnie.G51" chart:label-cell-address="ChristenUnie.G1:ChristenUnie.G1" chart:class="chart:line"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age women</text:p>
                <draw:g>
                  <svg:desc>ChristenUnie.G1:ChristenUnie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hristenUnie.G2:ChristenUnie.G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57142857142857">
                <text:p>0.3571428571428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52941176470588">
                <text:p>0.3529411764705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88888888888889">
                <text:p>0.3888888888888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8421052631579">
                <text:p>0.3684210526315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80952380952381">
                <text:p>0.3809523809523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09090909090909">
                <text:p>0.4090909090909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91304347826087">
                <text:p>0.3913043478260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7037037037037">
                <text:p>0.370370370370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92857142857143">
                <text:p>0.3928571428571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79310344827586">
                <text:p>0.3793103448275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66666666666667">
                <text:p>0.36666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0625">
                <text:p>0.406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24242424242424">
                <text:p>0.4242424242424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05405405405405">
                <text:p>0.4054054054054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94736842105263">
                <text:p>0.3947368421052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1025641025641">
                <text:p>0.410256410256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4634146341463">
                <text:p>0.4146341463414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04761904761905">
                <text:p>0.4047619047619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95348837209302">
                <text:p>0.3953488372093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09090909090909">
                <text:p>0.4090909090909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1304347826087">
                <text:p>0.413043478260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04255319148936">
                <text:p>0.4042553191489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95833333333333">
                <text:p>0.39583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87755102040816">
                <text:p>0.3877551020408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8">
                <text:p>0.3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aximum="1" chart:interval-major="0.5" chart:interval-minor-divisor="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739cm" svg:height="9cm" xlink:href=".." xlink:type="simple" chart:class="chart:line" chart:style-name="ch1">
        <chart:legend chart:legend-position="end" svg:x="24.458cm" svg:y="4.201cm" style:legend-expansion="high" chart:style-name="ch2"/>
        <chart:plot-area chart:style-name="ch3" table:cell-range-address="PvdD.G1:PvdD.G51" chart:data-source-has-labels="row" svg:x="0.574cm" svg:y="0.18cm" svg:width="23.31cm" svg:height="8.64cm">
          <chartooo:coordinate-region svg:x="2.174cm" svg:y="0.379cm" svg:width="21.524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PvdD.G2:PvdD.G51" chart:label-cell-address="PvdD.G1:PvdD.G1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age women</text:p>
                <draw:g>
                  <svg:desc>PvdD.G1:PvdD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vdD.G2:PvdD.G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45454545454545">
                <text:p>0.5454545454545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38461538461538">
                <text:p>0.5384615384615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29411764705882">
                <text:p>0.5294117647058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78947368421053">
                <text:p>0.5789473684210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90909090909091">
                <text:p>0.5909090909090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08695652173913">
                <text:p>0.6086956521739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15384615384615">
                <text:p>0.6153846153846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2962962962963">
                <text:p>0.629629629629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55172413793103">
                <text:p>0.6551724137931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12903225806452">
                <text:p>0.6129032258064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9375">
                <text:p>0.593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06060606060606">
                <text:p>0.6060606060606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88235294117647">
                <text:p>0.5882352941176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67567567567568">
                <text:p>0.5675675675675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78947368421053">
                <text:p>0.5789473684210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8974358974359">
                <text:p>0.589743589743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85365853658537">
                <text:p>0.5853658536585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95238095238095">
                <text:p>0.5952380952380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81395348837209">
                <text:p>0.5813953488372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90909090909091">
                <text:p>0.5909090909090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08695652173913">
                <text:p>0.6086956521739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95744680851064">
                <text:p>0.5957446808510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04166666666667">
                <text:p>0.60416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12244897959184">
                <text:p>0.6122448979591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">
                <text:p>0.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501cm" svg:height="9cm" xlink:href=".." xlink:type="simple" chart:class="chart:line" chart:style-name="ch1">
        <chart:legend chart:legend-position="end" svg:x="26.22cm" svg:y="4.201cm" style:legend-expansion="high" chart:style-name="ch2"/>
        <chart:plot-area chart:style-name="ch3" table:cell-range-address="GroenLinks.G1:GroenLinks.G51" chart:data-source-has-labels="row" svg:x="0.61cm" svg:y="0.18cm" svg:width="25cm" svg:height="8.64cm">
          <chartooo:coordinate-region svg:x="2.025cm" svg:y="0.38cm" svg:width="23.399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GroenLinks.G2:GroenLinks.G51" chart:label-cell-address="GroenLinks.G1:GroenLinks.G1" chart:class="chart:line"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age women</text:p>
                <draw:g>
                  <svg:desc>GroenLinks.G1:GroenLinks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GroenLinks.G2:GroenLinks.G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54545454545455">
                <text:p>0.4545454545454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61538461538462">
                <text:p>0.4615384615384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70588235294118">
                <text:p>0.4705882352941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73684210526316">
                <text:p>0.4736842105263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54545454545455">
                <text:p>0.4545454545454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34782608695652">
                <text:p>0.4347826086956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61538461538462">
                <text:p>0.4615384615384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48275862068966">
                <text:p>0.4482758620689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51612903225806">
                <text:p>0.4516129032258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24242424242424">
                <text:p>0.4242424242424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41176470588235">
                <text:p>0.4411764705882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57142857142857">
                <text:p>0.4571428571428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32432432432432">
                <text:p>0.4324324324324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21052631578947">
                <text:p>0.4210526315789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35897435897436">
                <text:p>0.4358974358974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25">
                <text:p>0.4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39024390243902">
                <text:p>0.4390243902439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41860465116279">
                <text:p>0.4418604651162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1818181818182">
                <text:p>0.4318181818181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34782608695652">
                <text:p>0.4347826086956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46808510638298">
                <text:p>0.4468085106382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4">
                <text:p>0.4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719cm" svg:y="4.201cm" style:legend-expansion="high" chart:style-name="ch2"/>
        <chart:plot-area chart:style-name="ch3" table:cell-range-address="DENK.G1:DENK.G19" chart:data-source-has-labels="row" svg:x="0.32cm" svg:y="0.18cm" svg:width="11.079cm" svg:height="8.64cm">
          <chartooo:coordinate-region svg:x="1.735cm" svg:y="0.379cm" svg:width="9.477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ENK.G2:DENK.G19" chart:label-cell-address="DENK.G1:DENK.G1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age women</text:p>
                <draw:g>
                  <svg:desc>DENK.G1:DENK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ENK.G2:DENK.G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54545454545455">
                <text:p>0.4545454545454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61538461538462">
                <text:p>0.4615384615384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52941176470588">
                <text:p>0.3529411764705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88888888888889">
                <text:p>0.38888888888888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